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2" table:number-columns-repeated="93" table:default-cell-style-name="ce6"/>
        <table:table-column table:style-name="co5" table:default-cell-style-name="ce6"/>
        <table:table-column table:style-name="co4" table:default-cell-style-name="ce6"/>
        <table:table-column table:style-name="co6" table:default-cell-style-name="ce6"/>
        <table:table-column table:style-name="co6" table:default-cell-style-name="ce9"/>
        <table:table-row table:style-name="ro1">
          <table:table-cell office:value-type="string" calcext:value-type="string">
            <text:p>Bound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" office:value-type="string" calcext:value-type="string">
            <text:p>Count</text:p>
          </table:table-cell>
          <table:table-cell table:style-name="ce4" table:formula="of:=COUNTIF([.B3:.CX103];&quot;&gt;&quot;&amp;[.B1])" office:value-type="float" office:value="4075" calcext:value-type="float">
            <text:p>4075</text:p>
          </table:table-cell>
          <table:table-cell table:style-name="Default" table:number-columns-repeated="98"/>
        </table:table-row>
        <table:table-row table:style-name="ro1">
          <table:table-cell office:value-type="string" calcext:value-type="string">
            <text:p>Modified Pasca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$A3]&lt;[.C$2];&quot;&quot;;IF([.$A3]=[.C$2];1;MIN([.$B$1]+1;[.B2]+[.C2])))">
            <text:p/>
          </table:table-cell>
          <table:table-cell table:style-name="ce5" table:formula="of:=IF([.$A3]&lt;[.D$2];&quot;&quot;;IF([.$A3]=[.D$2];1;MIN([.$B$1]+1;[.C2]+[.D2])))">
            <text:p/>
          </table:table-cell>
          <table:table-cell table:style-name="ce5" table:formula="of:=IF([.$A3]&lt;[.E$2];&quot;&quot;;IF([.$A3]=[.E$2];1;MIN([.$B$1]+1;[.D2]+[.E2])))">
            <text:p/>
          </table:table-cell>
          <table:table-cell table:style-name="ce5" table:formula="of:=IF([.$A3]&lt;[.F$2];&quot;&quot;;IF([.$A3]=[.F$2];1;MIN([.$B$1]+1;[.E2]+[.F2])))">
            <text:p/>
          </table:table-cell>
          <table:table-cell table:style-name="ce5" table:formula="of:=IF([.$A3]&lt;[.G$2];&quot;&quot;;IF([.$A3]=[.G$2];1;MIN([.$B$1]+1;[.F2]+[.G2])))">
            <text:p/>
          </table:table-cell>
          <table:table-cell table:style-name="ce5" table:formula="of:=IF([.$A3]&lt;[.H$2];&quot;&quot;;IF([.$A3]=[.H$2];1;MIN([.$B$1]+1;[.G2]+[.H2])))">
            <text:p/>
          </table:table-cell>
          <table:table-cell table:style-name="ce5" table:formula="of:=IF([.$A3]&lt;[.I$2];&quot;&quot;;IF([.$A3]=[.I$2];1;MIN([.$B$1]+1;[.H2]+[.I2])))">
            <text:p/>
          </table:table-cell>
          <table:table-cell table:style-name="ce5" table:formula="of:=IF([.$A3]&lt;[.J$2];&quot;&quot;;IF([.$A3]=[.J$2];1;MIN([.$B$1]+1;[.I2]+[.J2])))">
            <text:p/>
          </table:table-cell>
          <table:table-cell table:style-name="ce5" table:formula="of:=IF([.$A3]&lt;[.K$2];&quot;&quot;;IF([.$A3]=[.K$2];1;MIN([.$B$1]+1;[.J2]+[.K2])))">
            <text:p/>
          </table:table-cell>
          <table:table-cell table:style-name="ce5" table:formula="of:=IF([.$A3]&lt;[.L$2];&quot;&quot;;IF([.$A3]=[.L$2];1;MIN([.$B$1]+1;[.K2]+[.L2])))">
            <text:p/>
          </table:table-cell>
          <table:table-cell table:style-name="ce5" table:formula="of:=IF([.$A3]&lt;[.M$2];&quot;&quot;;IF([.$A3]=[.M$2];1;MIN([.$B$1]+1;[.L2]+[.M2])))">
            <text:p/>
          </table:table-cell>
          <table:table-cell table:style-name="ce5" table:formula="of:=IF([.$A3]&lt;[.N$2];&quot;&quot;;IF([.$A3]=[.N$2];1;MIN([.$B$1]+1;[.M2]+[.N2])))">
            <text:p/>
          </table:table-cell>
          <table:table-cell table:style-name="ce5" table:formula="of:=IF([.$A3]&lt;[.O$2];&quot;&quot;;IF([.$A3]=[.O$2];1;MIN([.$B$1]+1;[.N2]+[.O2])))">
            <text:p/>
          </table:table-cell>
          <table:table-cell table:style-name="ce5" table:formula="of:=IF([.$A3]&lt;[.P$2];&quot;&quot;;IF([.$A3]=[.P$2];1;MIN([.$B$1]+1;[.O2]+[.P2])))">
            <text:p/>
          </table:table-cell>
          <table:table-cell table:style-name="ce5" table:formula="of:=IF([.$A3]&lt;[.Q$2];&quot;&quot;;IF([.$A3]=[.Q$2];1;MIN([.$B$1]+1;[.P2]+[.Q2])))">
            <text:p/>
          </table:table-cell>
          <table:table-cell table:style-name="ce5" table:formula="of:=IF([.$A3]&lt;[.R$2];&quot;&quot;;IF([.$A3]=[.R$2];1;MIN([.$B$1]+1;[.Q2]+[.R2])))">
            <text:p/>
          </table:table-cell>
          <table:table-cell table:style-name="ce5" table:formula="of:=IF([.$A3]&lt;[.S$2];&quot;&quot;;IF([.$A3]=[.S$2];1;MIN([.$B$1]+1;[.R2]+[.S2])))">
            <text:p/>
          </table:table-cell>
          <table:table-cell table:style-name="ce5" table:formula="of:=IF([.$A3]&lt;[.T$2];&quot;&quot;;IF([.$A3]=[.T$2];1;MIN([.$B$1]+1;[.S2]+[.T2])))">
            <text:p/>
          </table:table-cell>
          <table:table-cell table:style-name="ce5" table:formula="of:=IF([.$A3]&lt;[.U$2];&quot;&quot;;IF([.$A3]=[.U$2];1;MIN([.$B$1]+1;[.T2]+[.U2])))">
            <text:p/>
          </table:table-cell>
          <table:table-cell table:style-name="ce5" table:formula="of:=IF([.$A3]&lt;[.V$2];&quot;&quot;;IF([.$A3]=[.V$2];1;MIN([.$B$1]+1;[.U2]+[.V2])))">
            <text:p/>
          </table:table-cell>
          <table:table-cell table:style-name="ce5" table:formula="of:=IF([.$A3]&lt;[.W$2];&quot;&quot;;IF([.$A3]=[.W$2];1;MIN([.$B$1]+1;[.V2]+[.W2])))">
            <text:p/>
          </table:table-cell>
          <table:table-cell table:style-name="ce5" table:formula="of:=IF([.$A3]&lt;[.X$2];&quot;&quot;;IF([.$A3]=[.X$2];1;MIN([.$B$1]+1;[.W2]+[.X2])))">
            <text:p/>
          </table:table-cell>
          <table:table-cell table:style-name="ce5" table:formula="of:=IF([.$A3]&lt;[.Y$2];&quot;&quot;;IF([.$A3]=[.Y$2];1;MIN([.$B$1]+1;[.X2]+[.Y2])))">
            <text:p/>
          </table:table-cell>
          <table:table-cell table:style-name="ce5" table:formula="of:=IF([.$A3]&lt;[.Z$2];&quot;&quot;;IF([.$A3]=[.Z$2];1;MIN([.$B$1]+1;[.Y2]+[.Z2])))">
            <text:p/>
          </table:table-cell>
          <table:table-cell table:style-name="ce5" table:formula="of:=IF([.$A3]&lt;[.AA$2];&quot;&quot;;IF([.$A3]=[.AA$2];1;MIN([.$B$1]+1;[.Z2]+[.AA2])))">
            <text:p/>
          </table:table-cell>
          <table:table-cell table:style-name="ce5" table:formula="of:=IF([.$A3]&lt;[.AB$2];&quot;&quot;;IF([.$A3]=[.AB$2];1;MIN([.$B$1]+1;[.AA2]+[.AB2])))">
            <text:p/>
          </table:table-cell>
          <table:table-cell table:style-name="ce5" table:formula="of:=IF([.$A3]&lt;[.AC$2];&quot;&quot;;IF([.$A3]=[.AC$2];1;MIN([.$B$1]+1;[.AB2]+[.AC2])))">
            <text:p/>
          </table:table-cell>
          <table:table-cell table:style-name="ce5" table:formula="of:=IF([.$A3]&lt;[.AD$2];&quot;&quot;;IF([.$A3]=[.AD$2];1;MIN([.$B$1]+1;[.AC2]+[.AD2])))">
            <text:p/>
          </table:table-cell>
          <table:table-cell table:style-name="ce5" table:formula="of:=IF([.$A3]&lt;[.AE$2];&quot;&quot;;IF([.$A3]=[.AE$2];1;MIN([.$B$1]+1;[.AD2]+[.AE2])))">
            <text:p/>
          </table:table-cell>
          <table:table-cell table:style-name="ce5" table:formula="of:=IF([.$A3]&lt;[.AF$2];&quot;&quot;;IF([.$A3]=[.AF$2];1;MIN([.$B$1]+1;[.AE2]+[.AF2])))">
            <text:p/>
          </table:table-cell>
          <table:table-cell table:style-name="ce5" table:formula="of:=IF([.$A3]&lt;[.AG$2];&quot;&quot;;IF([.$A3]=[.AG$2];1;MIN([.$B$1]+1;[.AF2]+[.AG2])))">
            <text:p/>
          </table:table-cell>
          <table:table-cell table:style-name="ce5" table:formula="of:=IF([.$A3]&lt;[.AH$2];&quot;&quot;;IF([.$A3]=[.AH$2];1;MIN([.$B$1]+1;[.AG2]+[.AH2])))">
            <text:p/>
          </table:table-cell>
          <table:table-cell table:style-name="ce5" table:formula="of:=IF([.$A3]&lt;[.AI$2];&quot;&quot;;IF([.$A3]=[.AI$2];1;MIN([.$B$1]+1;[.AH2]+[.AI2])))">
            <text:p/>
          </table:table-cell>
          <table:table-cell table:style-name="ce5" table:formula="of:=IF([.$A3]&lt;[.AJ$2];&quot;&quot;;IF([.$A3]=[.AJ$2];1;MIN([.$B$1]+1;[.AI2]+[.AJ2])))">
            <text:p/>
          </table:table-cell>
          <table:table-cell table:style-name="ce5" table:formula="of:=IF([.$A3]&lt;[.AK$2];&quot;&quot;;IF([.$A3]=[.AK$2];1;MIN([.$B$1]+1;[.AJ2]+[.AK2])))">
            <text:p/>
          </table:table-cell>
          <table:table-cell table:style-name="ce5" table:formula="of:=IF([.$A3]&lt;[.AL$2];&quot;&quot;;IF([.$A3]=[.AL$2];1;MIN([.$B$1]+1;[.AK2]+[.AL2])))">
            <text:p/>
          </table:table-cell>
          <table:table-cell table:style-name="ce5" table:formula="of:=IF([.$A3]&lt;[.AM$2];&quot;&quot;;IF([.$A3]=[.AM$2];1;MIN([.$B$1]+1;[.AL2]+[.AM2])))">
            <text:p/>
          </table:table-cell>
          <table:table-cell table:style-name="ce5" table:formula="of:=IF([.$A3]&lt;[.AN$2];&quot;&quot;;IF([.$A3]=[.AN$2];1;MIN([.$B$1]+1;[.AM2]+[.AN2])))">
            <text:p/>
          </table:table-cell>
          <table:table-cell table:style-name="ce5" table:formula="of:=IF([.$A3]&lt;[.AO$2];&quot;&quot;;IF([.$A3]=[.AO$2];1;MIN([.$B$1]+1;[.AN2]+[.AO2])))">
            <text:p/>
          </table:table-cell>
          <table:table-cell table:style-name="ce5" table:formula="of:=IF([.$A3]&lt;[.AP$2];&quot;&quot;;IF([.$A3]=[.AP$2];1;MIN([.$B$1]+1;[.AO2]+[.AP2])))">
            <text:p/>
          </table:table-cell>
          <table:table-cell table:style-name="ce5" table:formula="of:=IF([.$A3]&lt;[.AQ$2];&quot;&quot;;IF([.$A3]=[.AQ$2];1;MIN([.$B$1]+1;[.AP2]+[.AQ2])))">
            <text:p/>
          </table:table-cell>
          <table:table-cell table:style-name="ce5" table:formula="of:=IF([.$A3]&lt;[.AR$2];&quot;&quot;;IF([.$A3]=[.AR$2];1;MIN([.$B$1]+1;[.AQ2]+[.AR2])))">
            <text:p/>
          </table:table-cell>
          <table:table-cell table:style-name="ce5" table:formula="of:=IF([.$A3]&lt;[.AS$2];&quot;&quot;;IF([.$A3]=[.AS$2];1;MIN([.$B$1]+1;[.AR2]+[.AS2])))">
            <text:p/>
          </table:table-cell>
          <table:table-cell table:style-name="ce5" table:formula="of:=IF([.$A3]&lt;[.AT$2];&quot;&quot;;IF([.$A3]=[.AT$2];1;MIN([.$B$1]+1;[.AS2]+[.AT2])))">
            <text:p/>
          </table:table-cell>
          <table:table-cell table:style-name="ce5" table:formula="of:=IF([.$A3]&lt;[.AU$2];&quot;&quot;;IF([.$A3]=[.AU$2];1;MIN([.$B$1]+1;[.AT2]+[.AU2])))">
            <text:p/>
          </table:table-cell>
          <table:table-cell table:style-name="ce5" table:formula="of:=IF([.$A3]&lt;[.AV$2];&quot;&quot;;IF([.$A3]=[.AV$2];1;MIN([.$B$1]+1;[.AU2]+[.AV2])))">
            <text:p/>
          </table:table-cell>
          <table:table-cell table:style-name="ce5" table:formula="of:=IF([.$A3]&lt;[.AW$2];&quot;&quot;;IF([.$A3]=[.AW$2];1;MIN([.$B$1]+1;[.AV2]+[.AW2])))">
            <text:p/>
          </table:table-cell>
          <table:table-cell table:style-name="ce5" table:formula="of:=IF([.$A3]&lt;[.AX$2];&quot;&quot;;IF([.$A3]=[.AX$2];1;MIN([.$B$1]+1;[.AW2]+[.AX2])))">
            <text:p/>
          </table:table-cell>
          <table:table-cell table:style-name="ce5" table:formula="of:=IF([.$A3]&lt;[.AY$2];&quot;&quot;;IF([.$A3]=[.AY$2];1;MIN([.$B$1]+1;[.AX2]+[.AY2])))">
            <text:p/>
          </table:table-cell>
          <table:table-cell table:style-name="ce5" table:formula="of:=IF([.$A3]&lt;[.AZ$2];&quot;&quot;;IF([.$A3]=[.AZ$2];1;MIN([.$B$1]+1;[.AY2]+[.AZ2])))">
            <text:p/>
          </table:table-cell>
          <table:table-cell table:style-name="ce5" table:formula="of:=IF([.$A3]&lt;[.BA$2];&quot;&quot;;IF([.$A3]=[.BA$2];1;MIN([.$B$1]+1;[.AZ2]+[.BA2])))">
            <text:p/>
          </table:table-cell>
          <table:table-cell table:style-name="ce5" table:formula="of:=IF([.$A3]&lt;[.BB$2];&quot;&quot;;IF([.$A3]=[.BB$2];1;MIN([.$B$1]+1;[.BA2]+[.BB2])))">
            <text:p/>
          </table:table-cell>
          <table:table-cell table:style-name="ce5" table:formula="of:=IF([.$A3]&lt;[.BC$2];&quot;&quot;;IF([.$A3]=[.BC$2];1;MIN([.$B$1]+1;[.BB2]+[.BC2])))">
            <text:p/>
          </table:table-cell>
          <table:table-cell table:style-name="ce5" table:formula="of:=IF([.$A3]&lt;[.BD$2];&quot;&quot;;IF([.$A3]=[.BD$2];1;MIN([.$B$1]+1;[.BC2]+[.BD2])))">
            <text:p/>
          </table:table-cell>
          <table:table-cell table:style-name="ce5" table:formula="of:=IF([.$A3]&lt;[.BE$2];&quot;&quot;;IF([.$A3]=[.BE$2];1;MIN([.$B$1]+1;[.BD2]+[.BE2])))">
            <text:p/>
          </table:table-cell>
          <table:table-cell table:style-name="ce5" table:formula="of:=IF([.$A3]&lt;[.BF$2];&quot;&quot;;IF([.$A3]=[.BF$2];1;MIN([.$B$1]+1;[.BE2]+[.BF2])))">
            <text:p/>
          </table:table-cell>
          <table:table-cell table:style-name="ce5" table:formula="of:=IF([.$A3]&lt;[.BG$2];&quot;&quot;;IF([.$A3]=[.BG$2];1;MIN([.$B$1]+1;[.BF2]+[.BG2])))">
            <text:p/>
          </table:table-cell>
          <table:table-cell table:style-name="ce5" table:formula="of:=IF([.$A3]&lt;[.BH$2];&quot;&quot;;IF([.$A3]=[.BH$2];1;MIN([.$B$1]+1;[.BG2]+[.BH2])))">
            <text:p/>
          </table:table-cell>
          <table:table-cell table:style-name="ce5" table:formula="of:=IF([.$A3]&lt;[.BI$2];&quot;&quot;;IF([.$A3]=[.BI$2];1;MIN([.$B$1]+1;[.BH2]+[.BI2])))">
            <text:p/>
          </table:table-cell>
          <table:table-cell table:style-name="ce5" table:formula="of:=IF([.$A3]&lt;[.BJ$2];&quot;&quot;;IF([.$A3]=[.BJ$2];1;MIN([.$B$1]+1;[.BI2]+[.BJ2])))">
            <text:p/>
          </table:table-cell>
          <table:table-cell table:style-name="ce5" table:formula="of:=IF([.$A3]&lt;[.BK$2];&quot;&quot;;IF([.$A3]=[.BK$2];1;MIN([.$B$1]+1;[.BJ2]+[.BK2])))">
            <text:p/>
          </table:table-cell>
          <table:table-cell table:style-name="ce5" table:formula="of:=IF([.$A3]&lt;[.BL$2];&quot;&quot;;IF([.$A3]=[.BL$2];1;MIN([.$B$1]+1;[.BK2]+[.BL2])))">
            <text:p/>
          </table:table-cell>
          <table:table-cell table:style-name="ce5" table:formula="of:=IF([.$A3]&lt;[.BM$2];&quot;&quot;;IF([.$A3]=[.BM$2];1;MIN([.$B$1]+1;[.BL2]+[.BM2])))">
            <text:p/>
          </table:table-cell>
          <table:table-cell table:style-name="ce5" table:formula="of:=IF([.$A3]&lt;[.BN$2];&quot;&quot;;IF([.$A3]=[.BN$2];1;MIN([.$B$1]+1;[.BM2]+[.BN2])))">
            <text:p/>
          </table:table-cell>
          <table:table-cell table:style-name="ce5" table:formula="of:=IF([.$A3]&lt;[.BO$2];&quot;&quot;;IF([.$A3]=[.BO$2];1;MIN([.$B$1]+1;[.BN2]+[.BO2])))">
            <text:p/>
          </table:table-cell>
          <table:table-cell table:style-name="ce5" table:formula="of:=IF([.$A3]&lt;[.BP$2];&quot;&quot;;IF([.$A3]=[.BP$2];1;MIN([.$B$1]+1;[.BO2]+[.BP2])))">
            <text:p/>
          </table:table-cell>
          <table:table-cell table:style-name="ce5" table:formula="of:=IF([.$A3]&lt;[.BQ$2];&quot;&quot;;IF([.$A3]=[.BQ$2];1;MIN([.$B$1]+1;[.BP2]+[.BQ2])))">
            <text:p/>
          </table:table-cell>
          <table:table-cell table:style-name="ce5" table:formula="of:=IF([.$A3]&lt;[.BR$2];&quot;&quot;;IF([.$A3]=[.BR$2];1;MIN([.$B$1]+1;[.BQ2]+[.BR2])))">
            <text:p/>
          </table:table-cell>
          <table:table-cell table:style-name="ce5" table:formula="of:=IF([.$A3]&lt;[.BS$2];&quot;&quot;;IF([.$A3]=[.BS$2];1;MIN([.$B$1]+1;[.BR2]+[.BS2])))">
            <text:p/>
          </table:table-cell>
          <table:table-cell table:style-name="ce5" table:formula="of:=IF([.$A3]&lt;[.BT$2];&quot;&quot;;IF([.$A3]=[.BT$2];1;MIN([.$B$1]+1;[.BS2]+[.BT2])))">
            <text:p/>
          </table:table-cell>
          <table:table-cell table:style-name="ce5" table:formula="of:=IF([.$A3]&lt;[.BU$2];&quot;&quot;;IF([.$A3]=[.BU$2];1;MIN([.$B$1]+1;[.BT2]+[.BU2])))">
            <text:p/>
          </table:table-cell>
          <table:table-cell table:style-name="ce5" table:formula="of:=IF([.$A3]&lt;[.BV$2];&quot;&quot;;IF([.$A3]=[.BV$2];1;MIN([.$B$1]+1;[.BU2]+[.BV2])))">
            <text:p/>
          </table:table-cell>
          <table:table-cell table:style-name="ce5" table:formula="of:=IF([.$A3]&lt;[.BW$2];&quot;&quot;;IF([.$A3]=[.BW$2];1;MIN([.$B$1]+1;[.BV2]+[.BW2])))">
            <text:p/>
          </table:table-cell>
          <table:table-cell table:style-name="ce5" table:formula="of:=IF([.$A3]&lt;[.BX$2];&quot;&quot;;IF([.$A3]=[.BX$2];1;MIN([.$B$1]+1;[.BW2]+[.BX2])))">
            <text:p/>
          </table:table-cell>
          <table:table-cell table:style-name="ce5" table:formula="of:=IF([.$A3]&lt;[.BY$2];&quot;&quot;;IF([.$A3]=[.BY$2];1;MIN([.$B$1]+1;[.BX2]+[.BY2])))">
            <text:p/>
          </table:table-cell>
          <table:table-cell table:style-name="ce5" table:formula="of:=IF([.$A3]&lt;[.BZ$2];&quot;&quot;;IF([.$A3]=[.BZ$2];1;MIN([.$B$1]+1;[.BY2]+[.BZ2])))">
            <text:p/>
          </table:table-cell>
          <table:table-cell table:style-name="ce5" table:formula="of:=IF([.$A3]&lt;[.CA$2];&quot;&quot;;IF([.$A3]=[.CA$2];1;MIN([.$B$1]+1;[.BZ2]+[.CA2])))">
            <text:p/>
          </table:table-cell>
          <table:table-cell table:style-name="ce5" table:formula="of:=IF([.$A3]&lt;[.CB$2];&quot;&quot;;IF([.$A3]=[.CB$2];1;MIN([.$B$1]+1;[.CA2]+[.CB2])))">
            <text:p/>
          </table:table-cell>
          <table:table-cell table:style-name="ce5" table:formula="of:=IF([.$A3]&lt;[.CC$2];&quot;&quot;;IF([.$A3]=[.CC$2];1;MIN([.$B$1]+1;[.CB2]+[.CC2])))">
            <text:p/>
          </table:table-cell>
          <table:table-cell table:style-name="ce5" table:formula="of:=IF([.$A3]&lt;[.CD$2];&quot;&quot;;IF([.$A3]=[.CD$2];1;MIN([.$B$1]+1;[.CC2]+[.CD2])))">
            <text:p/>
          </table:table-cell>
          <table:table-cell table:style-name="ce5" table:formula="of:=IF([.$A3]&lt;[.CE$2];&quot;&quot;;IF([.$A3]=[.CE$2];1;MIN([.$B$1]+1;[.CD2]+[.CE2])))">
            <text:p/>
          </table:table-cell>
          <table:table-cell table:style-name="ce5" table:formula="of:=IF([.$A3]&lt;[.CF$2];&quot;&quot;;IF([.$A3]=[.CF$2];1;MIN([.$B$1]+1;[.CE2]+[.CF2])))">
            <text:p/>
          </table:table-cell>
          <table:table-cell table:style-name="ce5" table:formula="of:=IF([.$A3]&lt;[.CG$2];&quot;&quot;;IF([.$A3]=[.CG$2];1;MIN([.$B$1]+1;[.CF2]+[.CG2])))">
            <text:p/>
          </table:table-cell>
          <table:table-cell table:style-name="ce5" table:formula="of:=IF([.$A3]&lt;[.CH$2];&quot;&quot;;IF([.$A3]=[.CH$2];1;MIN([.$B$1]+1;[.CG2]+[.CH2])))">
            <text:p/>
          </table:table-cell>
          <table:table-cell table:style-name="ce5" table:formula="of:=IF([.$A3]&lt;[.CI$2];&quot;&quot;;IF([.$A3]=[.CI$2];1;MIN([.$B$1]+1;[.CH2]+[.CI2])))">
            <text:p/>
          </table:table-cell>
          <table:table-cell table:style-name="ce5" table:formula="of:=IF([.$A3]&lt;[.CJ$2];&quot;&quot;;IF([.$A3]=[.CJ$2];1;MIN([.$B$1]+1;[.CI2]+[.CJ2])))">
            <text:p/>
          </table:table-cell>
          <table:table-cell table:style-name="ce5" table:formula="of:=IF([.$A3]&lt;[.CK$2];&quot;&quot;;IF([.$A3]=[.CK$2];1;MIN([.$B$1]+1;[.CJ2]+[.CK2])))">
            <text:p/>
          </table:table-cell>
          <table:table-cell table:style-name="ce5" table:formula="of:=IF([.$A3]&lt;[.CL$2];&quot;&quot;;IF([.$A3]=[.CL$2];1;MIN([.$B$1]+1;[.CK2]+[.CL2])))">
            <text:p/>
          </table:table-cell>
          <table:table-cell table:style-name="ce5" table:formula="of:=IF([.$A3]&lt;[.CM$2];&quot;&quot;;IF([.$A3]=[.CM$2];1;MIN([.$B$1]+1;[.CL2]+[.CM2])))">
            <text:p/>
          </table:table-cell>
          <table:table-cell table:style-name="ce5" table:formula="of:=IF([.$A3]&lt;[.CN$2];&quot;&quot;;IF([.$A3]=[.CN$2];1;MIN([.$B$1]+1;[.CM2]+[.CN2])))">
            <text:p/>
          </table:table-cell>
          <table:table-cell table:style-name="ce5" table:formula="of:=IF([.$A3]&lt;[.CO$2];&quot;&quot;;IF([.$A3]=[.CO$2];1;MIN([.$B$1]+1;[.CN2]+[.CO2])))">
            <text:p/>
          </table:table-cell>
          <table:table-cell table:style-name="ce5" table:formula="of:=IF([.$A3]&lt;[.CP$2];&quot;&quot;;IF([.$A3]=[.CP$2];1;MIN([.$B$1]+1;[.CO2]+[.CP2])))">
            <text:p/>
          </table:table-cell>
          <table:table-cell table:style-name="ce5" table:formula="of:=IF([.$A3]&lt;[.CQ$2];&quot;&quot;;IF([.$A3]=[.CQ$2];1;MIN([.$B$1]+1;[.CP2]+[.CQ2])))">
            <text:p/>
          </table:table-cell>
          <table:table-cell table:style-name="ce5" table:formula="of:=IF([.$A3]&lt;[.CR$2];&quot;&quot;;IF([.$A3]=[.CR$2];1;MIN([.$B$1]+1;[.CQ2]+[.CR2])))">
            <text:p/>
          </table:table-cell>
          <table:table-cell table:style-name="ce5" table:formula="of:=IF([.$A3]&lt;[.CS$2];&quot;&quot;;IF([.$A3]=[.CS$2];1;MIN([.$B$1]+1;[.CR2]+[.CS2])))">
            <text:p/>
          </table:table-cell>
          <table:table-cell table:style-name="ce5" table:formula="of:=IF([.$A3]&lt;[.CT$2];&quot;&quot;;IF([.$A3]=[.CT$2];1;MIN([.$B$1]+1;[.CS2]+[.CT2])))">
            <text:p/>
          </table:table-cell>
          <table:table-cell table:style-name="ce5" table:formula="of:=IF([.$A3]&lt;[.CU$2];&quot;&quot;;IF([.$A3]=[.CU$2];1;MIN([.$B$1]+1;[.CT2]+[.CU2])))">
            <text:p/>
          </table:table-cell>
          <table:table-cell table:style-name="ce5" table:formula="of:=IF([.$A3]&lt;[.CV$2];&quot;&quot;;IF([.$A3]=[.CV$2];1;MIN([.$B$1]+1;[.CU2]+[.CV2])))">
            <text:p/>
          </table:table-cell>
          <table:table-cell table:style-name="ce5" table:formula="of:=IF([.$A3]&lt;[.CW$2];&quot;&quot;;IF([.$A3]=[.CW$2];1;MIN([.$B$1]+1;[.CV2]+[.CW2])))">
            <text:p/>
          </table:table-cell>
          <table:table-cell table:style-name="ce8" table:formula="of:=IF([.$A3]&lt;[.CX$2];&quot;&quot;;IF([.$A3]=[.CX$2];1;MIN([.$B$1]+1;[.CW2]+[.CX2])))">
            <text:p/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[.$A4]&lt;[.C$2];&quot;&quot;;IF([.$A4]=[.C$2];1;MIN([.$B$1]+1;[.B3]+[.C3])))" office:value-type="float" office:value="1" calcext:value-type="float">
            <text:p>1</text:p>
          </table:table-cell>
          <table:table-cell table:formula="of:=IF([.$A4]&lt;[.D$2];&quot;&quot;;IF([.$A4]=[.D$2];1;MIN([.$B$1]+1;[.C3]+[.D3])))">
            <text:p/>
          </table:table-cell>
          <table:table-cell table:formula="of:=IF([.$A4]&lt;[.E$2];&quot;&quot;;IF([.$A4]=[.E$2];1;MIN([.$B$1]+1;[.D3]+[.E3])))">
            <text:p/>
          </table:table-cell>
          <table:table-cell table:formula="of:=IF([.$A4]&lt;[.F$2];&quot;&quot;;IF([.$A4]=[.F$2];1;MIN([.$B$1]+1;[.E3]+[.F3])))">
            <text:p/>
          </table:table-cell>
          <table:table-cell table:formula="of:=IF([.$A4]&lt;[.G$2];&quot;&quot;;IF([.$A4]=[.G$2];1;MIN([.$B$1]+1;[.F3]+[.G3])))">
            <text:p/>
          </table:table-cell>
          <table:table-cell table:formula="of:=IF([.$A4]&lt;[.H$2];&quot;&quot;;IF([.$A4]=[.H$2];1;MIN([.$B$1]+1;[.G3]+[.H3])))">
            <text:p/>
          </table:table-cell>
          <table:table-cell table:formula="of:=IF([.$A4]&lt;[.I$2];&quot;&quot;;IF([.$A4]=[.I$2];1;MIN([.$B$1]+1;[.H3]+[.I3])))">
            <text:p/>
          </table:table-cell>
          <table:table-cell table:formula="of:=IF([.$A4]&lt;[.J$2];&quot;&quot;;IF([.$A4]=[.J$2];1;MIN([.$B$1]+1;[.I3]+[.J3])))">
            <text:p/>
          </table:table-cell>
          <table:table-cell table:formula="of:=IF([.$A4]&lt;[.K$2];&quot;&quot;;IF([.$A4]=[.K$2];1;MIN([.$B$1]+1;[.J3]+[.K3])))">
            <text:p/>
          </table:table-cell>
          <table:table-cell table:formula="of:=IF([.$A4]&lt;[.L$2];&quot;&quot;;IF([.$A4]=[.L$2];1;MIN([.$B$1]+1;[.K3]+[.L3])))">
            <text:p/>
          </table:table-cell>
          <table:table-cell table:formula="of:=IF([.$A4]&lt;[.M$2];&quot;&quot;;IF([.$A4]=[.M$2];1;MIN([.$B$1]+1;[.L3]+[.M3])))">
            <text:p/>
          </table:table-cell>
          <table:table-cell table:formula="of:=IF([.$A4]&lt;[.N$2];&quot;&quot;;IF([.$A4]=[.N$2];1;MIN([.$B$1]+1;[.M3]+[.N3])))">
            <text:p/>
          </table:table-cell>
          <table:table-cell table:formula="of:=IF([.$A4]&lt;[.O$2];&quot;&quot;;IF([.$A4]=[.O$2];1;MIN([.$B$1]+1;[.N3]+[.O3])))">
            <text:p/>
          </table:table-cell>
          <table:table-cell table:formula="of:=IF([.$A4]&lt;[.P$2];&quot;&quot;;IF([.$A4]=[.P$2];1;MIN([.$B$1]+1;[.O3]+[.P3])))">
            <text:p/>
          </table:table-cell>
          <table:table-cell table:formula="of:=IF([.$A4]&lt;[.Q$2];&quot;&quot;;IF([.$A4]=[.Q$2];1;MIN([.$B$1]+1;[.P3]+[.Q3])))">
            <text:p/>
          </table:table-cell>
          <table:table-cell table:formula="of:=IF([.$A4]&lt;[.R$2];&quot;&quot;;IF([.$A4]=[.R$2];1;MIN([.$B$1]+1;[.Q3]+[.R3])))">
            <text:p/>
          </table:table-cell>
          <table:table-cell table:formula="of:=IF([.$A4]&lt;[.S$2];&quot;&quot;;IF([.$A4]=[.S$2];1;MIN([.$B$1]+1;[.R3]+[.S3])))">
            <text:p/>
          </table:table-cell>
          <table:table-cell table:formula="of:=IF([.$A4]&lt;[.T$2];&quot;&quot;;IF([.$A4]=[.T$2];1;MIN([.$B$1]+1;[.S3]+[.T3])))">
            <text:p/>
          </table:table-cell>
          <table:table-cell table:formula="of:=IF([.$A4]&lt;[.U$2];&quot;&quot;;IF([.$A4]=[.U$2];1;MIN([.$B$1]+1;[.T3]+[.U3])))">
            <text:p/>
          </table:table-cell>
          <table:table-cell table:formula="of:=IF([.$A4]&lt;[.V$2];&quot;&quot;;IF([.$A4]=[.V$2];1;MIN([.$B$1]+1;[.U3]+[.V3])))">
            <text:p/>
          </table:table-cell>
          <table:table-cell table:formula="of:=IF([.$A4]&lt;[.W$2];&quot;&quot;;IF([.$A4]=[.W$2];1;MIN([.$B$1]+1;[.V3]+[.W3])))">
            <text:p/>
          </table:table-cell>
          <table:table-cell table:formula="of:=IF([.$A4]&lt;[.X$2];&quot;&quot;;IF([.$A4]=[.X$2];1;MIN([.$B$1]+1;[.W3]+[.X3])))">
            <text:p/>
          </table:table-cell>
          <table:table-cell table:formula="of:=IF([.$A4]&lt;[.Y$2];&quot;&quot;;IF([.$A4]=[.Y$2];1;MIN([.$B$1]+1;[.X3]+[.Y3])))">
            <text:p/>
          </table:table-cell>
          <table:table-cell table:formula="of:=IF([.$A4]&lt;[.Z$2];&quot;&quot;;IF([.$A4]=[.Z$2];1;MIN([.$B$1]+1;[.Y3]+[.Z3])))">
            <text:p/>
          </table:table-cell>
          <table:table-cell table:formula="of:=IF([.$A4]&lt;[.AA$2];&quot;&quot;;IF([.$A4]=[.AA$2];1;MIN([.$B$1]+1;[.Z3]+[.AA3])))">
            <text:p/>
          </table:table-cell>
          <table:table-cell table:formula="of:=IF([.$A4]&lt;[.AB$2];&quot;&quot;;IF([.$A4]=[.AB$2];1;MIN([.$B$1]+1;[.AA3]+[.AB3])))">
            <text:p/>
          </table:table-cell>
          <table:table-cell table:formula="of:=IF([.$A4]&lt;[.AC$2];&quot;&quot;;IF([.$A4]=[.AC$2];1;MIN([.$B$1]+1;[.AB3]+[.AC3])))">
            <text:p/>
          </table:table-cell>
          <table:table-cell table:formula="of:=IF([.$A4]&lt;[.AD$2];&quot;&quot;;IF([.$A4]=[.AD$2];1;MIN([.$B$1]+1;[.AC3]+[.AD3])))">
            <text:p/>
          </table:table-cell>
          <table:table-cell table:formula="of:=IF([.$A4]&lt;[.AE$2];&quot;&quot;;IF([.$A4]=[.AE$2];1;MIN([.$B$1]+1;[.AD3]+[.AE3])))">
            <text:p/>
          </table:table-cell>
          <table:table-cell table:formula="of:=IF([.$A4]&lt;[.AF$2];&quot;&quot;;IF([.$A4]=[.AF$2];1;MIN([.$B$1]+1;[.AE3]+[.AF3])))">
            <text:p/>
          </table:table-cell>
          <table:table-cell table:formula="of:=IF([.$A4]&lt;[.AG$2];&quot;&quot;;IF([.$A4]=[.AG$2];1;MIN([.$B$1]+1;[.AF3]+[.AG3])))">
            <text:p/>
          </table:table-cell>
          <table:table-cell table:formula="of:=IF([.$A4]&lt;[.AH$2];&quot;&quot;;IF([.$A4]=[.AH$2];1;MIN([.$B$1]+1;[.AG3]+[.AH3])))">
            <text:p/>
          </table:table-cell>
          <table:table-cell table:formula="of:=IF([.$A4]&lt;[.AI$2];&quot;&quot;;IF([.$A4]=[.AI$2];1;MIN([.$B$1]+1;[.AH3]+[.AI3])))">
            <text:p/>
          </table:table-cell>
          <table:table-cell table:formula="of:=IF([.$A4]&lt;[.AJ$2];&quot;&quot;;IF([.$A4]=[.AJ$2];1;MIN([.$B$1]+1;[.AI3]+[.AJ3])))">
            <text:p/>
          </table:table-cell>
          <table:table-cell table:formula="of:=IF([.$A4]&lt;[.AK$2];&quot;&quot;;IF([.$A4]=[.AK$2];1;MIN([.$B$1]+1;[.AJ3]+[.AK3])))">
            <text:p/>
          </table:table-cell>
          <table:table-cell table:formula="of:=IF([.$A4]&lt;[.AL$2];&quot;&quot;;IF([.$A4]=[.AL$2];1;MIN([.$B$1]+1;[.AK3]+[.AL3])))">
            <text:p/>
          </table:table-cell>
          <table:table-cell table:formula="of:=IF([.$A4]&lt;[.AM$2];&quot;&quot;;IF([.$A4]=[.AM$2];1;MIN([.$B$1]+1;[.AL3]+[.AM3])))">
            <text:p/>
          </table:table-cell>
          <table:table-cell table:formula="of:=IF([.$A4]&lt;[.AN$2];&quot;&quot;;IF([.$A4]=[.AN$2];1;MIN([.$B$1]+1;[.AM3]+[.AN3])))">
            <text:p/>
          </table:table-cell>
          <table:table-cell table:formula="of:=IF([.$A4]&lt;[.AO$2];&quot;&quot;;IF([.$A4]=[.AO$2];1;MIN([.$B$1]+1;[.AN3]+[.AO3])))">
            <text:p/>
          </table:table-cell>
          <table:table-cell table:formula="of:=IF([.$A4]&lt;[.AP$2];&quot;&quot;;IF([.$A4]=[.AP$2];1;MIN([.$B$1]+1;[.AO3]+[.AP3])))">
            <text:p/>
          </table:table-cell>
          <table:table-cell table:formula="of:=IF([.$A4]&lt;[.AQ$2];&quot;&quot;;IF([.$A4]=[.AQ$2];1;MIN([.$B$1]+1;[.AP3]+[.AQ3])))">
            <text:p/>
          </table:table-cell>
          <table:table-cell table:formula="of:=IF([.$A4]&lt;[.AR$2];&quot;&quot;;IF([.$A4]=[.AR$2];1;MIN([.$B$1]+1;[.AQ3]+[.AR3])))">
            <text:p/>
          </table:table-cell>
          <table:table-cell table:formula="of:=IF([.$A4]&lt;[.AS$2];&quot;&quot;;IF([.$A4]=[.AS$2];1;MIN([.$B$1]+1;[.AR3]+[.AS3])))">
            <text:p/>
          </table:table-cell>
          <table:table-cell table:formula="of:=IF([.$A4]&lt;[.AT$2];&quot;&quot;;IF([.$A4]=[.AT$2];1;MIN([.$B$1]+1;[.AS3]+[.AT3])))">
            <text:p/>
          </table:table-cell>
          <table:table-cell table:formula="of:=IF([.$A4]&lt;[.AU$2];&quot;&quot;;IF([.$A4]=[.AU$2];1;MIN([.$B$1]+1;[.AT3]+[.AU3])))">
            <text:p/>
          </table:table-cell>
          <table:table-cell table:formula="of:=IF([.$A4]&lt;[.AV$2];&quot;&quot;;IF([.$A4]=[.AV$2];1;MIN([.$B$1]+1;[.AU3]+[.AV3])))">
            <text:p/>
          </table:table-cell>
          <table:table-cell table:formula="of:=IF([.$A4]&lt;[.AW$2];&quot;&quot;;IF([.$A4]=[.AW$2];1;MIN([.$B$1]+1;[.AV3]+[.AW3])))">
            <text:p/>
          </table:table-cell>
          <table:table-cell table:formula="of:=IF([.$A4]&lt;[.AX$2];&quot;&quot;;IF([.$A4]=[.AX$2];1;MIN([.$B$1]+1;[.AW3]+[.AX3])))">
            <text:p/>
          </table:table-cell>
          <table:table-cell table:formula="of:=IF([.$A4]&lt;[.AY$2];&quot;&quot;;IF([.$A4]=[.AY$2];1;MIN([.$B$1]+1;[.AX3]+[.AY3])))">
            <text:p/>
          </table:table-cell>
          <table:table-cell table:formula="of:=IF([.$A4]&lt;[.AZ$2];&quot;&quot;;IF([.$A4]=[.AZ$2];1;MIN([.$B$1]+1;[.AY3]+[.AZ3])))">
            <text:p/>
          </table:table-cell>
          <table:table-cell table:formula="of:=IF([.$A4]&lt;[.BA$2];&quot;&quot;;IF([.$A4]=[.BA$2];1;MIN([.$B$1]+1;[.AZ3]+[.BA3])))">
            <text:p/>
          </table:table-cell>
          <table:table-cell table:formula="of:=IF([.$A4]&lt;[.BB$2];&quot;&quot;;IF([.$A4]=[.BB$2];1;MIN([.$B$1]+1;[.BA3]+[.BB3])))">
            <text:p/>
          </table:table-cell>
          <table:table-cell table:formula="of:=IF([.$A4]&lt;[.BC$2];&quot;&quot;;IF([.$A4]=[.BC$2];1;MIN([.$B$1]+1;[.BB3]+[.BC3])))">
            <text:p/>
          </table:table-cell>
          <table:table-cell table:formula="of:=IF([.$A4]&lt;[.BD$2];&quot;&quot;;IF([.$A4]=[.BD$2];1;MIN([.$B$1]+1;[.BC3]+[.BD3])))">
            <text:p/>
          </table:table-cell>
          <table:table-cell table:formula="of:=IF([.$A4]&lt;[.BE$2];&quot;&quot;;IF([.$A4]=[.BE$2];1;MIN([.$B$1]+1;[.BD3]+[.BE3])))">
            <text:p/>
          </table:table-cell>
          <table:table-cell table:formula="of:=IF([.$A4]&lt;[.BF$2];&quot;&quot;;IF([.$A4]=[.BF$2];1;MIN([.$B$1]+1;[.BE3]+[.BF3])))">
            <text:p/>
          </table:table-cell>
          <table:table-cell table:formula="of:=IF([.$A4]&lt;[.BG$2];&quot;&quot;;IF([.$A4]=[.BG$2];1;MIN([.$B$1]+1;[.BF3]+[.BG3])))">
            <text:p/>
          </table:table-cell>
          <table:table-cell table:formula="of:=IF([.$A4]&lt;[.BH$2];&quot;&quot;;IF([.$A4]=[.BH$2];1;MIN([.$B$1]+1;[.BG3]+[.BH3])))">
            <text:p/>
          </table:table-cell>
          <table:table-cell table:formula="of:=IF([.$A4]&lt;[.BI$2];&quot;&quot;;IF([.$A4]=[.BI$2];1;MIN([.$B$1]+1;[.BH3]+[.BI3])))">
            <text:p/>
          </table:table-cell>
          <table:table-cell table:formula="of:=IF([.$A4]&lt;[.BJ$2];&quot;&quot;;IF([.$A4]=[.BJ$2];1;MIN([.$B$1]+1;[.BI3]+[.BJ3])))">
            <text:p/>
          </table:table-cell>
          <table:table-cell table:formula="of:=IF([.$A4]&lt;[.BK$2];&quot;&quot;;IF([.$A4]=[.BK$2];1;MIN([.$B$1]+1;[.BJ3]+[.BK3])))">
            <text:p/>
          </table:table-cell>
          <table:table-cell table:formula="of:=IF([.$A4]&lt;[.BL$2];&quot;&quot;;IF([.$A4]=[.BL$2];1;MIN([.$B$1]+1;[.BK3]+[.BL3])))">
            <text:p/>
          </table:table-cell>
          <table:table-cell table:formula="of:=IF([.$A4]&lt;[.BM$2];&quot;&quot;;IF([.$A4]=[.BM$2];1;MIN([.$B$1]+1;[.BL3]+[.BM3])))">
            <text:p/>
          </table:table-cell>
          <table:table-cell table:formula="of:=IF([.$A4]&lt;[.BN$2];&quot;&quot;;IF([.$A4]=[.BN$2];1;MIN([.$B$1]+1;[.BM3]+[.BN3])))">
            <text:p/>
          </table:table-cell>
          <table:table-cell table:formula="of:=IF([.$A4]&lt;[.BO$2];&quot;&quot;;IF([.$A4]=[.BO$2];1;MIN([.$B$1]+1;[.BN3]+[.BO3])))">
            <text:p/>
          </table:table-cell>
          <table:table-cell table:formula="of:=IF([.$A4]&lt;[.BP$2];&quot;&quot;;IF([.$A4]=[.BP$2];1;MIN([.$B$1]+1;[.BO3]+[.BP3])))">
            <text:p/>
          </table:table-cell>
          <table:table-cell table:formula="of:=IF([.$A4]&lt;[.BQ$2];&quot;&quot;;IF([.$A4]=[.BQ$2];1;MIN([.$B$1]+1;[.BP3]+[.BQ3])))">
            <text:p/>
          </table:table-cell>
          <table:table-cell table:formula="of:=IF([.$A4]&lt;[.BR$2];&quot;&quot;;IF([.$A4]=[.BR$2];1;MIN([.$B$1]+1;[.BQ3]+[.BR3])))">
            <text:p/>
          </table:table-cell>
          <table:table-cell table:formula="of:=IF([.$A4]&lt;[.BS$2];&quot;&quot;;IF([.$A4]=[.BS$2];1;MIN([.$B$1]+1;[.BR3]+[.BS3])))">
            <text:p/>
          </table:table-cell>
          <table:table-cell table:formula="of:=IF([.$A4]&lt;[.BT$2];&quot;&quot;;IF([.$A4]=[.BT$2];1;MIN([.$B$1]+1;[.BS3]+[.BT3])))">
            <text:p/>
          </table:table-cell>
          <table:table-cell table:formula="of:=IF([.$A4]&lt;[.BU$2];&quot;&quot;;IF([.$A4]=[.BU$2];1;MIN([.$B$1]+1;[.BT3]+[.BU3])))">
            <text:p/>
          </table:table-cell>
          <table:table-cell table:formula="of:=IF([.$A4]&lt;[.BV$2];&quot;&quot;;IF([.$A4]=[.BV$2];1;MIN([.$B$1]+1;[.BU3]+[.BV3])))">
            <text:p/>
          </table:table-cell>
          <table:table-cell table:formula="of:=IF([.$A4]&lt;[.BW$2];&quot;&quot;;IF([.$A4]=[.BW$2];1;MIN([.$B$1]+1;[.BV3]+[.BW3])))">
            <text:p/>
          </table:table-cell>
          <table:table-cell table:formula="of:=IF([.$A4]&lt;[.BX$2];&quot;&quot;;IF([.$A4]=[.BX$2];1;MIN([.$B$1]+1;[.BW3]+[.BX3])))">
            <text:p/>
          </table:table-cell>
          <table:table-cell table:formula="of:=IF([.$A4]&lt;[.BY$2];&quot;&quot;;IF([.$A4]=[.BY$2];1;MIN([.$B$1]+1;[.BX3]+[.BY3])))">
            <text:p/>
          </table:table-cell>
          <table:table-cell table:formula="of:=IF([.$A4]&lt;[.BZ$2];&quot;&quot;;IF([.$A4]=[.BZ$2];1;MIN([.$B$1]+1;[.BY3]+[.BZ3])))">
            <text:p/>
          </table:table-cell>
          <table:table-cell table:formula="of:=IF([.$A4]&lt;[.CA$2];&quot;&quot;;IF([.$A4]=[.CA$2];1;MIN([.$B$1]+1;[.BZ3]+[.CA3])))">
            <text:p/>
          </table:table-cell>
          <table:table-cell table:formula="of:=IF([.$A4]&lt;[.CB$2];&quot;&quot;;IF([.$A4]=[.CB$2];1;MIN([.$B$1]+1;[.CA3]+[.CB3])))">
            <text:p/>
          </table:table-cell>
          <table:table-cell table:formula="of:=IF([.$A4]&lt;[.CC$2];&quot;&quot;;IF([.$A4]=[.CC$2];1;MIN([.$B$1]+1;[.CB3]+[.CC3])))">
            <text:p/>
          </table:table-cell>
          <table:table-cell table:formula="of:=IF([.$A4]&lt;[.CD$2];&quot;&quot;;IF([.$A4]=[.CD$2];1;MIN([.$B$1]+1;[.CC3]+[.CD3])))">
            <text:p/>
          </table:table-cell>
          <table:table-cell table:formula="of:=IF([.$A4]&lt;[.CE$2];&quot;&quot;;IF([.$A4]=[.CE$2];1;MIN([.$B$1]+1;[.CD3]+[.CE3])))">
            <text:p/>
          </table:table-cell>
          <table:table-cell table:formula="of:=IF([.$A4]&lt;[.CF$2];&quot;&quot;;IF([.$A4]=[.CF$2];1;MIN([.$B$1]+1;[.CE3]+[.CF3])))">
            <text:p/>
          </table:table-cell>
          <table:table-cell table:formula="of:=IF([.$A4]&lt;[.CG$2];&quot;&quot;;IF([.$A4]=[.CG$2];1;MIN([.$B$1]+1;[.CF3]+[.CG3])))">
            <text:p/>
          </table:table-cell>
          <table:table-cell table:formula="of:=IF([.$A4]&lt;[.CH$2];&quot;&quot;;IF([.$A4]=[.CH$2];1;MIN([.$B$1]+1;[.CG3]+[.CH3])))">
            <text:p/>
          </table:table-cell>
          <table:table-cell table:formula="of:=IF([.$A4]&lt;[.CI$2];&quot;&quot;;IF([.$A4]=[.CI$2];1;MIN([.$B$1]+1;[.CH3]+[.CI3])))">
            <text:p/>
          </table:table-cell>
          <table:table-cell table:formula="of:=IF([.$A4]&lt;[.CJ$2];&quot;&quot;;IF([.$A4]=[.CJ$2];1;MIN([.$B$1]+1;[.CI3]+[.CJ3])))">
            <text:p/>
          </table:table-cell>
          <table:table-cell table:formula="of:=IF([.$A4]&lt;[.CK$2];&quot;&quot;;IF([.$A4]=[.CK$2];1;MIN([.$B$1]+1;[.CJ3]+[.CK3])))">
            <text:p/>
          </table:table-cell>
          <table:table-cell table:formula="of:=IF([.$A4]&lt;[.CL$2];&quot;&quot;;IF([.$A4]=[.CL$2];1;MIN([.$B$1]+1;[.CK3]+[.CL3])))">
            <text:p/>
          </table:table-cell>
          <table:table-cell table:formula="of:=IF([.$A4]&lt;[.CM$2];&quot;&quot;;IF([.$A4]=[.CM$2];1;MIN([.$B$1]+1;[.CL3]+[.CM3])))">
            <text:p/>
          </table:table-cell>
          <table:table-cell table:formula="of:=IF([.$A4]&lt;[.CN$2];&quot;&quot;;IF([.$A4]=[.CN$2];1;MIN([.$B$1]+1;[.CM3]+[.CN3])))">
            <text:p/>
          </table:table-cell>
          <table:table-cell table:formula="of:=IF([.$A4]&lt;[.CO$2];&quot;&quot;;IF([.$A4]=[.CO$2];1;MIN([.$B$1]+1;[.CN3]+[.CO3])))">
            <text:p/>
          </table:table-cell>
          <table:table-cell table:formula="of:=IF([.$A4]&lt;[.CP$2];&quot;&quot;;IF([.$A4]=[.CP$2];1;MIN([.$B$1]+1;[.CO3]+[.CP3])))">
            <text:p/>
          </table:table-cell>
          <table:table-cell table:formula="of:=IF([.$A4]&lt;[.CQ$2];&quot;&quot;;IF([.$A4]=[.CQ$2];1;MIN([.$B$1]+1;[.CP3]+[.CQ3])))">
            <text:p/>
          </table:table-cell>
          <table:table-cell table:formula="of:=IF([.$A4]&lt;[.CR$2];&quot;&quot;;IF([.$A4]=[.CR$2];1;MIN([.$B$1]+1;[.CQ3]+[.CR3])))">
            <text:p/>
          </table:table-cell>
          <table:table-cell table:formula="of:=IF([.$A4]&lt;[.CS$2];&quot;&quot;;IF([.$A4]=[.CS$2];1;MIN([.$B$1]+1;[.CR3]+[.CS3])))">
            <text:p/>
          </table:table-cell>
          <table:table-cell table:formula="of:=IF([.$A4]&lt;[.CT$2];&quot;&quot;;IF([.$A4]=[.CT$2];1;MIN([.$B$1]+1;[.CS3]+[.CT3])))">
            <text:p/>
          </table:table-cell>
          <table:table-cell table:formula="of:=IF([.$A4]&lt;[.CU$2];&quot;&quot;;IF([.$A4]=[.CU$2];1;MIN([.$B$1]+1;[.CT3]+[.CU3])))">
            <text:p/>
          </table:table-cell>
          <table:table-cell table:formula="of:=IF([.$A4]&lt;[.CV$2];&quot;&quot;;IF([.$A4]=[.CV$2];1;MIN([.$B$1]+1;[.CU3]+[.CV3])))">
            <text:p/>
          </table:table-cell>
          <table:table-cell table:formula="of:=IF([.$A4]&lt;[.CW$2];&quot;&quot;;IF([.$A4]=[.CW$2];1;MIN([.$B$1]+1;[.CV3]+[.CW3])))">
            <text:p/>
          </table:table-cell>
          <table:table-cell table:formula="of:=IF([.$A4]&lt;[.CX$2];&quot;&quot;;IF([.$A4]=[.CX$2];1;MIN([.$B$1]+1;[.CW3]+[.CX3]))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$A5]&lt;[.C$2];&quot;&quot;;IF([.$A5]=[.C$2];1;MIN([.$B$1]+1;[.B4]+[.C4])))" office:value-type="float" office:value="2" calcext:value-type="float">
            <text:p>2</text:p>
          </table:table-cell>
          <table:table-cell table:formula="of:=IF([.$A5]&lt;[.D$2];&quot;&quot;;IF([.$A5]=[.D$2];1;MIN([.$B$1]+1;[.C4]+[.D4])))" office:value-type="float" office:value="1" calcext:value-type="float">
            <text:p>1</text:p>
          </table:table-cell>
          <table:table-cell table:formula="of:=IF([.$A5]&lt;[.E$2];&quot;&quot;;IF([.$A5]=[.E$2];1;MIN([.$B$1]+1;[.D4]+[.E4])))">
            <text:p/>
          </table:table-cell>
          <table:table-cell table:formula="of:=IF([.$A5]&lt;[.F$2];&quot;&quot;;IF([.$A5]=[.F$2];1;MIN([.$B$1]+1;[.E4]+[.F4])))">
            <text:p/>
          </table:table-cell>
          <table:table-cell table:formula="of:=IF([.$A5]&lt;[.G$2];&quot;&quot;;IF([.$A5]=[.G$2];1;MIN([.$B$1]+1;[.F4]+[.G4])))">
            <text:p/>
          </table:table-cell>
          <table:table-cell table:formula="of:=IF([.$A5]&lt;[.H$2];&quot;&quot;;IF([.$A5]=[.H$2];1;MIN([.$B$1]+1;[.G4]+[.H4])))">
            <text:p/>
          </table:table-cell>
          <table:table-cell table:formula="of:=IF([.$A5]&lt;[.I$2];&quot;&quot;;IF([.$A5]=[.I$2];1;MIN([.$B$1]+1;[.H4]+[.I4])))">
            <text:p/>
          </table:table-cell>
          <table:table-cell table:formula="of:=IF([.$A5]&lt;[.J$2];&quot;&quot;;IF([.$A5]=[.J$2];1;MIN([.$B$1]+1;[.I4]+[.J4])))">
            <text:p/>
          </table:table-cell>
          <table:table-cell table:formula="of:=IF([.$A5]&lt;[.K$2];&quot;&quot;;IF([.$A5]=[.K$2];1;MIN([.$B$1]+1;[.J4]+[.K4])))">
            <text:p/>
          </table:table-cell>
          <table:table-cell table:formula="of:=IF([.$A5]&lt;[.L$2];&quot;&quot;;IF([.$A5]=[.L$2];1;MIN([.$B$1]+1;[.K4]+[.L4])))">
            <text:p/>
          </table:table-cell>
          <table:table-cell table:formula="of:=IF([.$A5]&lt;[.M$2];&quot;&quot;;IF([.$A5]=[.M$2];1;MIN([.$B$1]+1;[.L4]+[.M4])))">
            <text:p/>
          </table:table-cell>
          <table:table-cell table:formula="of:=IF([.$A5]&lt;[.N$2];&quot;&quot;;IF([.$A5]=[.N$2];1;MIN([.$B$1]+1;[.M4]+[.N4])))">
            <text:p/>
          </table:table-cell>
          <table:table-cell table:formula="of:=IF([.$A5]&lt;[.O$2];&quot;&quot;;IF([.$A5]=[.O$2];1;MIN([.$B$1]+1;[.N4]+[.O4])))">
            <text:p/>
          </table:table-cell>
          <table:table-cell table:formula="of:=IF([.$A5]&lt;[.P$2];&quot;&quot;;IF([.$A5]=[.P$2];1;MIN([.$B$1]+1;[.O4]+[.P4])))">
            <text:p/>
          </table:table-cell>
          <table:table-cell table:formula="of:=IF([.$A5]&lt;[.Q$2];&quot;&quot;;IF([.$A5]=[.Q$2];1;MIN([.$B$1]+1;[.P4]+[.Q4])))">
            <text:p/>
          </table:table-cell>
          <table:table-cell table:formula="of:=IF([.$A5]&lt;[.R$2];&quot;&quot;;IF([.$A5]=[.R$2];1;MIN([.$B$1]+1;[.Q4]+[.R4])))">
            <text:p/>
          </table:table-cell>
          <table:table-cell table:formula="of:=IF([.$A5]&lt;[.S$2];&quot;&quot;;IF([.$A5]=[.S$2];1;MIN([.$B$1]+1;[.R4]+[.S4])))">
            <text:p/>
          </table:table-cell>
          <table:table-cell table:formula="of:=IF([.$A5]&lt;[.T$2];&quot;&quot;;IF([.$A5]=[.T$2];1;MIN([.$B$1]+1;[.S4]+[.T4])))">
            <text:p/>
          </table:table-cell>
          <table:table-cell table:formula="of:=IF([.$A5]&lt;[.U$2];&quot;&quot;;IF([.$A5]=[.U$2];1;MIN([.$B$1]+1;[.T4]+[.U4])))">
            <text:p/>
          </table:table-cell>
          <table:table-cell table:formula="of:=IF([.$A5]&lt;[.V$2];&quot;&quot;;IF([.$A5]=[.V$2];1;MIN([.$B$1]+1;[.U4]+[.V4])))">
            <text:p/>
          </table:table-cell>
          <table:table-cell table:formula="of:=IF([.$A5]&lt;[.W$2];&quot;&quot;;IF([.$A5]=[.W$2];1;MIN([.$B$1]+1;[.V4]+[.W4])))">
            <text:p/>
          </table:table-cell>
          <table:table-cell table:formula="of:=IF([.$A5]&lt;[.X$2];&quot;&quot;;IF([.$A5]=[.X$2];1;MIN([.$B$1]+1;[.W4]+[.X4])))">
            <text:p/>
          </table:table-cell>
          <table:table-cell table:formula="of:=IF([.$A5]&lt;[.Y$2];&quot;&quot;;IF([.$A5]=[.Y$2];1;MIN([.$B$1]+1;[.X4]+[.Y4])))">
            <text:p/>
          </table:table-cell>
          <table:table-cell table:formula="of:=IF([.$A5]&lt;[.Z$2];&quot;&quot;;IF([.$A5]=[.Z$2];1;MIN([.$B$1]+1;[.Y4]+[.Z4])))">
            <text:p/>
          </table:table-cell>
          <table:table-cell table:formula="of:=IF([.$A5]&lt;[.AA$2];&quot;&quot;;IF([.$A5]=[.AA$2];1;MIN([.$B$1]+1;[.Z4]+[.AA4])))">
            <text:p/>
          </table:table-cell>
          <table:table-cell table:formula="of:=IF([.$A5]&lt;[.AB$2];&quot;&quot;;IF([.$A5]=[.AB$2];1;MIN([.$B$1]+1;[.AA4]+[.AB4])))">
            <text:p/>
          </table:table-cell>
          <table:table-cell table:formula="of:=IF([.$A5]&lt;[.AC$2];&quot;&quot;;IF([.$A5]=[.AC$2];1;MIN([.$B$1]+1;[.AB4]+[.AC4])))">
            <text:p/>
          </table:table-cell>
          <table:table-cell table:formula="of:=IF([.$A5]&lt;[.AD$2];&quot;&quot;;IF([.$A5]=[.AD$2];1;MIN([.$B$1]+1;[.AC4]+[.AD4])))">
            <text:p/>
          </table:table-cell>
          <table:table-cell table:formula="of:=IF([.$A5]&lt;[.AE$2];&quot;&quot;;IF([.$A5]=[.AE$2];1;MIN([.$B$1]+1;[.AD4]+[.AE4])))">
            <text:p/>
          </table:table-cell>
          <table:table-cell table:formula="of:=IF([.$A5]&lt;[.AF$2];&quot;&quot;;IF([.$A5]=[.AF$2];1;MIN([.$B$1]+1;[.AE4]+[.AF4])))">
            <text:p/>
          </table:table-cell>
          <table:table-cell table:formula="of:=IF([.$A5]&lt;[.AG$2];&quot;&quot;;IF([.$A5]=[.AG$2];1;MIN([.$B$1]+1;[.AF4]+[.AG4])))">
            <text:p/>
          </table:table-cell>
          <table:table-cell table:formula="of:=IF([.$A5]&lt;[.AH$2];&quot;&quot;;IF([.$A5]=[.AH$2];1;MIN([.$B$1]+1;[.AG4]+[.AH4])))">
            <text:p/>
          </table:table-cell>
          <table:table-cell table:formula="of:=IF([.$A5]&lt;[.AI$2];&quot;&quot;;IF([.$A5]=[.AI$2];1;MIN([.$B$1]+1;[.AH4]+[.AI4])))">
            <text:p/>
          </table:table-cell>
          <table:table-cell table:formula="of:=IF([.$A5]&lt;[.AJ$2];&quot;&quot;;IF([.$A5]=[.AJ$2];1;MIN([.$B$1]+1;[.AI4]+[.AJ4])))">
            <text:p/>
          </table:table-cell>
          <table:table-cell table:formula="of:=IF([.$A5]&lt;[.AK$2];&quot;&quot;;IF([.$A5]=[.AK$2];1;MIN([.$B$1]+1;[.AJ4]+[.AK4])))">
            <text:p/>
          </table:table-cell>
          <table:table-cell table:formula="of:=IF([.$A5]&lt;[.AL$2];&quot;&quot;;IF([.$A5]=[.AL$2];1;MIN([.$B$1]+1;[.AK4]+[.AL4])))">
            <text:p/>
          </table:table-cell>
          <table:table-cell table:formula="of:=IF([.$A5]&lt;[.AM$2];&quot;&quot;;IF([.$A5]=[.AM$2];1;MIN([.$B$1]+1;[.AL4]+[.AM4])))">
            <text:p/>
          </table:table-cell>
          <table:table-cell table:formula="of:=IF([.$A5]&lt;[.AN$2];&quot;&quot;;IF([.$A5]=[.AN$2];1;MIN([.$B$1]+1;[.AM4]+[.AN4])))">
            <text:p/>
          </table:table-cell>
          <table:table-cell table:formula="of:=IF([.$A5]&lt;[.AO$2];&quot;&quot;;IF([.$A5]=[.AO$2];1;MIN([.$B$1]+1;[.AN4]+[.AO4])))">
            <text:p/>
          </table:table-cell>
          <table:table-cell table:formula="of:=IF([.$A5]&lt;[.AP$2];&quot;&quot;;IF([.$A5]=[.AP$2];1;MIN([.$B$1]+1;[.AO4]+[.AP4])))">
            <text:p/>
          </table:table-cell>
          <table:table-cell table:formula="of:=IF([.$A5]&lt;[.AQ$2];&quot;&quot;;IF([.$A5]=[.AQ$2];1;MIN([.$B$1]+1;[.AP4]+[.AQ4])))">
            <text:p/>
          </table:table-cell>
          <table:table-cell table:formula="of:=IF([.$A5]&lt;[.AR$2];&quot;&quot;;IF([.$A5]=[.AR$2];1;MIN([.$B$1]+1;[.AQ4]+[.AR4])))">
            <text:p/>
          </table:table-cell>
          <table:table-cell table:formula="of:=IF([.$A5]&lt;[.AS$2];&quot;&quot;;IF([.$A5]=[.AS$2];1;MIN([.$B$1]+1;[.AR4]+[.AS4])))">
            <text:p/>
          </table:table-cell>
          <table:table-cell table:formula="of:=IF([.$A5]&lt;[.AT$2];&quot;&quot;;IF([.$A5]=[.AT$2];1;MIN([.$B$1]+1;[.AS4]+[.AT4])))">
            <text:p/>
          </table:table-cell>
          <table:table-cell table:formula="of:=IF([.$A5]&lt;[.AU$2];&quot;&quot;;IF([.$A5]=[.AU$2];1;MIN([.$B$1]+1;[.AT4]+[.AU4])))">
            <text:p/>
          </table:table-cell>
          <table:table-cell table:formula="of:=IF([.$A5]&lt;[.AV$2];&quot;&quot;;IF([.$A5]=[.AV$2];1;MIN([.$B$1]+1;[.AU4]+[.AV4])))">
            <text:p/>
          </table:table-cell>
          <table:table-cell table:formula="of:=IF([.$A5]&lt;[.AW$2];&quot;&quot;;IF([.$A5]=[.AW$2];1;MIN([.$B$1]+1;[.AV4]+[.AW4])))">
            <text:p/>
          </table:table-cell>
          <table:table-cell table:formula="of:=IF([.$A5]&lt;[.AX$2];&quot;&quot;;IF([.$A5]=[.AX$2];1;MIN([.$B$1]+1;[.AW4]+[.AX4])))">
            <text:p/>
          </table:table-cell>
          <table:table-cell table:formula="of:=IF([.$A5]&lt;[.AY$2];&quot;&quot;;IF([.$A5]=[.AY$2];1;MIN([.$B$1]+1;[.AX4]+[.AY4])))">
            <text:p/>
          </table:table-cell>
          <table:table-cell table:formula="of:=IF([.$A5]&lt;[.AZ$2];&quot;&quot;;IF([.$A5]=[.AZ$2];1;MIN([.$B$1]+1;[.AY4]+[.AZ4])))">
            <text:p/>
          </table:table-cell>
          <table:table-cell table:formula="of:=IF([.$A5]&lt;[.BA$2];&quot;&quot;;IF([.$A5]=[.BA$2];1;MIN([.$B$1]+1;[.AZ4]+[.BA4])))">
            <text:p/>
          </table:table-cell>
          <table:table-cell table:formula="of:=IF([.$A5]&lt;[.BB$2];&quot;&quot;;IF([.$A5]=[.BB$2];1;MIN([.$B$1]+1;[.BA4]+[.BB4])))">
            <text:p/>
          </table:table-cell>
          <table:table-cell table:formula="of:=IF([.$A5]&lt;[.BC$2];&quot;&quot;;IF([.$A5]=[.BC$2];1;MIN([.$B$1]+1;[.BB4]+[.BC4])))">
            <text:p/>
          </table:table-cell>
          <table:table-cell table:formula="of:=IF([.$A5]&lt;[.BD$2];&quot;&quot;;IF([.$A5]=[.BD$2];1;MIN([.$B$1]+1;[.BC4]+[.BD4])))">
            <text:p/>
          </table:table-cell>
          <table:table-cell table:formula="of:=IF([.$A5]&lt;[.BE$2];&quot;&quot;;IF([.$A5]=[.BE$2];1;MIN([.$B$1]+1;[.BD4]+[.BE4])))">
            <text:p/>
          </table:table-cell>
          <table:table-cell table:formula="of:=IF([.$A5]&lt;[.BF$2];&quot;&quot;;IF([.$A5]=[.BF$2];1;MIN([.$B$1]+1;[.BE4]+[.BF4])))">
            <text:p/>
          </table:table-cell>
          <table:table-cell table:formula="of:=IF([.$A5]&lt;[.BG$2];&quot;&quot;;IF([.$A5]=[.BG$2];1;MIN([.$B$1]+1;[.BF4]+[.BG4])))">
            <text:p/>
          </table:table-cell>
          <table:table-cell table:formula="of:=IF([.$A5]&lt;[.BH$2];&quot;&quot;;IF([.$A5]=[.BH$2];1;MIN([.$B$1]+1;[.BG4]+[.BH4])))">
            <text:p/>
          </table:table-cell>
          <table:table-cell table:formula="of:=IF([.$A5]&lt;[.BI$2];&quot;&quot;;IF([.$A5]=[.BI$2];1;MIN([.$B$1]+1;[.BH4]+[.BI4])))">
            <text:p/>
          </table:table-cell>
          <table:table-cell table:formula="of:=IF([.$A5]&lt;[.BJ$2];&quot;&quot;;IF([.$A5]=[.BJ$2];1;MIN([.$B$1]+1;[.BI4]+[.BJ4])))">
            <text:p/>
          </table:table-cell>
          <table:table-cell table:formula="of:=IF([.$A5]&lt;[.BK$2];&quot;&quot;;IF([.$A5]=[.BK$2];1;MIN([.$B$1]+1;[.BJ4]+[.BK4])))">
            <text:p/>
          </table:table-cell>
          <table:table-cell table:formula="of:=IF([.$A5]&lt;[.BL$2];&quot;&quot;;IF([.$A5]=[.BL$2];1;MIN([.$B$1]+1;[.BK4]+[.BL4])))">
            <text:p/>
          </table:table-cell>
          <table:table-cell table:formula="of:=IF([.$A5]&lt;[.BM$2];&quot;&quot;;IF([.$A5]=[.BM$2];1;MIN([.$B$1]+1;[.BL4]+[.BM4])))">
            <text:p/>
          </table:table-cell>
          <table:table-cell table:formula="of:=IF([.$A5]&lt;[.BN$2];&quot;&quot;;IF([.$A5]=[.BN$2];1;MIN([.$B$1]+1;[.BM4]+[.BN4])))">
            <text:p/>
          </table:table-cell>
          <table:table-cell table:formula="of:=IF([.$A5]&lt;[.BO$2];&quot;&quot;;IF([.$A5]=[.BO$2];1;MIN([.$B$1]+1;[.BN4]+[.BO4])))">
            <text:p/>
          </table:table-cell>
          <table:table-cell table:formula="of:=IF([.$A5]&lt;[.BP$2];&quot;&quot;;IF([.$A5]=[.BP$2];1;MIN([.$B$1]+1;[.BO4]+[.BP4])))">
            <text:p/>
          </table:table-cell>
          <table:table-cell table:formula="of:=IF([.$A5]&lt;[.BQ$2];&quot;&quot;;IF([.$A5]=[.BQ$2];1;MIN([.$B$1]+1;[.BP4]+[.BQ4])))">
            <text:p/>
          </table:table-cell>
          <table:table-cell table:formula="of:=IF([.$A5]&lt;[.BR$2];&quot;&quot;;IF([.$A5]=[.BR$2];1;MIN([.$B$1]+1;[.BQ4]+[.BR4])))">
            <text:p/>
          </table:table-cell>
          <table:table-cell table:formula="of:=IF([.$A5]&lt;[.BS$2];&quot;&quot;;IF([.$A5]=[.BS$2];1;MIN([.$B$1]+1;[.BR4]+[.BS4])))">
            <text:p/>
          </table:table-cell>
          <table:table-cell table:formula="of:=IF([.$A5]&lt;[.BT$2];&quot;&quot;;IF([.$A5]=[.BT$2];1;MIN([.$B$1]+1;[.BS4]+[.BT4])))">
            <text:p/>
          </table:table-cell>
          <table:table-cell table:formula="of:=IF([.$A5]&lt;[.BU$2];&quot;&quot;;IF([.$A5]=[.BU$2];1;MIN([.$B$1]+1;[.BT4]+[.BU4])))">
            <text:p/>
          </table:table-cell>
          <table:table-cell table:formula="of:=IF([.$A5]&lt;[.BV$2];&quot;&quot;;IF([.$A5]=[.BV$2];1;MIN([.$B$1]+1;[.BU4]+[.BV4])))">
            <text:p/>
          </table:table-cell>
          <table:table-cell table:formula="of:=IF([.$A5]&lt;[.BW$2];&quot;&quot;;IF([.$A5]=[.BW$2];1;MIN([.$B$1]+1;[.BV4]+[.BW4])))">
            <text:p/>
          </table:table-cell>
          <table:table-cell table:formula="of:=IF([.$A5]&lt;[.BX$2];&quot;&quot;;IF([.$A5]=[.BX$2];1;MIN([.$B$1]+1;[.BW4]+[.BX4])))">
            <text:p/>
          </table:table-cell>
          <table:table-cell table:formula="of:=IF([.$A5]&lt;[.BY$2];&quot;&quot;;IF([.$A5]=[.BY$2];1;MIN([.$B$1]+1;[.BX4]+[.BY4])))">
            <text:p/>
          </table:table-cell>
          <table:table-cell table:formula="of:=IF([.$A5]&lt;[.BZ$2];&quot;&quot;;IF([.$A5]=[.BZ$2];1;MIN([.$B$1]+1;[.BY4]+[.BZ4])))">
            <text:p/>
          </table:table-cell>
          <table:table-cell table:formula="of:=IF([.$A5]&lt;[.CA$2];&quot;&quot;;IF([.$A5]=[.CA$2];1;MIN([.$B$1]+1;[.BZ4]+[.CA4])))">
            <text:p/>
          </table:table-cell>
          <table:table-cell table:formula="of:=IF([.$A5]&lt;[.CB$2];&quot;&quot;;IF([.$A5]=[.CB$2];1;MIN([.$B$1]+1;[.CA4]+[.CB4])))">
            <text:p/>
          </table:table-cell>
          <table:table-cell table:formula="of:=IF([.$A5]&lt;[.CC$2];&quot;&quot;;IF([.$A5]=[.CC$2];1;MIN([.$B$1]+1;[.CB4]+[.CC4])))">
            <text:p/>
          </table:table-cell>
          <table:table-cell table:formula="of:=IF([.$A5]&lt;[.CD$2];&quot;&quot;;IF([.$A5]=[.CD$2];1;MIN([.$B$1]+1;[.CC4]+[.CD4])))">
            <text:p/>
          </table:table-cell>
          <table:table-cell table:formula="of:=IF([.$A5]&lt;[.CE$2];&quot;&quot;;IF([.$A5]=[.CE$2];1;MIN([.$B$1]+1;[.CD4]+[.CE4])))">
            <text:p/>
          </table:table-cell>
          <table:table-cell table:formula="of:=IF([.$A5]&lt;[.CF$2];&quot;&quot;;IF([.$A5]=[.CF$2];1;MIN([.$B$1]+1;[.CE4]+[.CF4])))">
            <text:p/>
          </table:table-cell>
          <table:table-cell table:formula="of:=IF([.$A5]&lt;[.CG$2];&quot;&quot;;IF([.$A5]=[.CG$2];1;MIN([.$B$1]+1;[.CF4]+[.CG4])))">
            <text:p/>
          </table:table-cell>
          <table:table-cell table:formula="of:=IF([.$A5]&lt;[.CH$2];&quot;&quot;;IF([.$A5]=[.CH$2];1;MIN([.$B$1]+1;[.CG4]+[.CH4])))">
            <text:p/>
          </table:table-cell>
          <table:table-cell table:formula="of:=IF([.$A5]&lt;[.CI$2];&quot;&quot;;IF([.$A5]=[.CI$2];1;MIN([.$B$1]+1;[.CH4]+[.CI4])))">
            <text:p/>
          </table:table-cell>
          <table:table-cell table:formula="of:=IF([.$A5]&lt;[.CJ$2];&quot;&quot;;IF([.$A5]=[.CJ$2];1;MIN([.$B$1]+1;[.CI4]+[.CJ4])))">
            <text:p/>
          </table:table-cell>
          <table:table-cell table:formula="of:=IF([.$A5]&lt;[.CK$2];&quot;&quot;;IF([.$A5]=[.CK$2];1;MIN([.$B$1]+1;[.CJ4]+[.CK4])))">
            <text:p/>
          </table:table-cell>
          <table:table-cell table:formula="of:=IF([.$A5]&lt;[.CL$2];&quot;&quot;;IF([.$A5]=[.CL$2];1;MIN([.$B$1]+1;[.CK4]+[.CL4])))">
            <text:p/>
          </table:table-cell>
          <table:table-cell table:formula="of:=IF([.$A5]&lt;[.CM$2];&quot;&quot;;IF([.$A5]=[.CM$2];1;MIN([.$B$1]+1;[.CL4]+[.CM4])))">
            <text:p/>
          </table:table-cell>
          <table:table-cell table:formula="of:=IF([.$A5]&lt;[.CN$2];&quot;&quot;;IF([.$A5]=[.CN$2];1;MIN([.$B$1]+1;[.CM4]+[.CN4])))">
            <text:p/>
          </table:table-cell>
          <table:table-cell table:formula="of:=IF([.$A5]&lt;[.CO$2];&quot;&quot;;IF([.$A5]=[.CO$2];1;MIN([.$B$1]+1;[.CN4]+[.CO4])))">
            <text:p/>
          </table:table-cell>
          <table:table-cell table:formula="of:=IF([.$A5]&lt;[.CP$2];&quot;&quot;;IF([.$A5]=[.CP$2];1;MIN([.$B$1]+1;[.CO4]+[.CP4])))">
            <text:p/>
          </table:table-cell>
          <table:table-cell table:formula="of:=IF([.$A5]&lt;[.CQ$2];&quot;&quot;;IF([.$A5]=[.CQ$2];1;MIN([.$B$1]+1;[.CP4]+[.CQ4])))">
            <text:p/>
          </table:table-cell>
          <table:table-cell table:formula="of:=IF([.$A5]&lt;[.CR$2];&quot;&quot;;IF([.$A5]=[.CR$2];1;MIN([.$B$1]+1;[.CQ4]+[.CR4])))">
            <text:p/>
          </table:table-cell>
          <table:table-cell table:formula="of:=IF([.$A5]&lt;[.CS$2];&quot;&quot;;IF([.$A5]=[.CS$2];1;MIN([.$B$1]+1;[.CR4]+[.CS4])))">
            <text:p/>
          </table:table-cell>
          <table:table-cell table:formula="of:=IF([.$A5]&lt;[.CT$2];&quot;&quot;;IF([.$A5]=[.CT$2];1;MIN([.$B$1]+1;[.CS4]+[.CT4])))">
            <text:p/>
          </table:table-cell>
          <table:table-cell table:formula="of:=IF([.$A5]&lt;[.CU$2];&quot;&quot;;IF([.$A5]=[.CU$2];1;MIN([.$B$1]+1;[.CT4]+[.CU4])))">
            <text:p/>
          </table:table-cell>
          <table:table-cell table:formula="of:=IF([.$A5]&lt;[.CV$2];&quot;&quot;;IF([.$A5]=[.CV$2];1;MIN([.$B$1]+1;[.CU4]+[.CV4])))">
            <text:p/>
          </table:table-cell>
          <table:table-cell table:formula="of:=IF([.$A5]&lt;[.CW$2];&quot;&quot;;IF([.$A5]=[.CW$2];1;MIN([.$B$1]+1;[.CV4]+[.CW4])))">
            <text:p/>
          </table:table-cell>
          <table:table-cell table:formula="of:=IF([.$A5]&lt;[.CX$2];&quot;&quot;;IF([.$A5]=[.CX$2];1;MIN([.$B$1]+1;[.CW4]+[.CX4])))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$A6]&lt;[.C$2];&quot;&quot;;IF([.$A6]=[.C$2];1;MIN([.$B$1]+1;[.B5]+[.C5])))" office:value-type="float" office:value="3" calcext:value-type="float">
            <text:p>3</text:p>
          </table:table-cell>
          <table:table-cell table:formula="of:=IF([.$A6]&lt;[.D$2];&quot;&quot;;IF([.$A6]=[.D$2];1;MIN([.$B$1]+1;[.C5]+[.D5])))" office:value-type="float" office:value="3" calcext:value-type="float">
            <text:p>3</text:p>
          </table:table-cell>
          <table:table-cell table:formula="of:=IF([.$A6]&lt;[.E$2];&quot;&quot;;IF([.$A6]=[.E$2];1;MIN([.$B$1]+1;[.D5]+[.E5])))" office:value-type="float" office:value="1" calcext:value-type="float">
            <text:p>1</text:p>
          </table:table-cell>
          <table:table-cell table:formula="of:=IF([.$A6]&lt;[.F$2];&quot;&quot;;IF([.$A6]=[.F$2];1;MIN([.$B$1]+1;[.E5]+[.F5])))">
            <text:p/>
          </table:table-cell>
          <table:table-cell table:formula="of:=IF([.$A6]&lt;[.G$2];&quot;&quot;;IF([.$A6]=[.G$2];1;MIN([.$B$1]+1;[.F5]+[.G5])))">
            <text:p/>
          </table:table-cell>
          <table:table-cell table:formula="of:=IF([.$A6]&lt;[.H$2];&quot;&quot;;IF([.$A6]=[.H$2];1;MIN([.$B$1]+1;[.G5]+[.H5])))">
            <text:p/>
          </table:table-cell>
          <table:table-cell table:formula="of:=IF([.$A6]&lt;[.I$2];&quot;&quot;;IF([.$A6]=[.I$2];1;MIN([.$B$1]+1;[.H5]+[.I5])))">
            <text:p/>
          </table:table-cell>
          <table:table-cell table:formula="of:=IF([.$A6]&lt;[.J$2];&quot;&quot;;IF([.$A6]=[.J$2];1;MIN([.$B$1]+1;[.I5]+[.J5])))">
            <text:p/>
          </table:table-cell>
          <table:table-cell table:formula="of:=IF([.$A6]&lt;[.K$2];&quot;&quot;;IF([.$A6]=[.K$2];1;MIN([.$B$1]+1;[.J5]+[.K5])))">
            <text:p/>
          </table:table-cell>
          <table:table-cell table:formula="of:=IF([.$A6]&lt;[.L$2];&quot;&quot;;IF([.$A6]=[.L$2];1;MIN([.$B$1]+1;[.K5]+[.L5])))">
            <text:p/>
          </table:table-cell>
          <table:table-cell table:formula="of:=IF([.$A6]&lt;[.M$2];&quot;&quot;;IF([.$A6]=[.M$2];1;MIN([.$B$1]+1;[.L5]+[.M5])))">
            <text:p/>
          </table:table-cell>
          <table:table-cell table:formula="of:=IF([.$A6]&lt;[.N$2];&quot;&quot;;IF([.$A6]=[.N$2];1;MIN([.$B$1]+1;[.M5]+[.N5])))">
            <text:p/>
          </table:table-cell>
          <table:table-cell table:formula="of:=IF([.$A6]&lt;[.O$2];&quot;&quot;;IF([.$A6]=[.O$2];1;MIN([.$B$1]+1;[.N5]+[.O5])))">
            <text:p/>
          </table:table-cell>
          <table:table-cell table:formula="of:=IF([.$A6]&lt;[.P$2];&quot;&quot;;IF([.$A6]=[.P$2];1;MIN([.$B$1]+1;[.O5]+[.P5])))">
            <text:p/>
          </table:table-cell>
          <table:table-cell table:formula="of:=IF([.$A6]&lt;[.Q$2];&quot;&quot;;IF([.$A6]=[.Q$2];1;MIN([.$B$1]+1;[.P5]+[.Q5])))">
            <text:p/>
          </table:table-cell>
          <table:table-cell table:formula="of:=IF([.$A6]&lt;[.R$2];&quot;&quot;;IF([.$A6]=[.R$2];1;MIN([.$B$1]+1;[.Q5]+[.R5])))">
            <text:p/>
          </table:table-cell>
          <table:table-cell table:formula="of:=IF([.$A6]&lt;[.S$2];&quot;&quot;;IF([.$A6]=[.S$2];1;MIN([.$B$1]+1;[.R5]+[.S5])))">
            <text:p/>
          </table:table-cell>
          <table:table-cell table:formula="of:=IF([.$A6]&lt;[.T$2];&quot;&quot;;IF([.$A6]=[.T$2];1;MIN([.$B$1]+1;[.S5]+[.T5])))">
            <text:p/>
          </table:table-cell>
          <table:table-cell table:formula="of:=IF([.$A6]&lt;[.U$2];&quot;&quot;;IF([.$A6]=[.U$2];1;MIN([.$B$1]+1;[.T5]+[.U5])))">
            <text:p/>
          </table:table-cell>
          <table:table-cell table:formula="of:=IF([.$A6]&lt;[.V$2];&quot;&quot;;IF([.$A6]=[.V$2];1;MIN([.$B$1]+1;[.U5]+[.V5])))">
            <text:p/>
          </table:table-cell>
          <table:table-cell table:formula="of:=IF([.$A6]&lt;[.W$2];&quot;&quot;;IF([.$A6]=[.W$2];1;MIN([.$B$1]+1;[.V5]+[.W5])))">
            <text:p/>
          </table:table-cell>
          <table:table-cell table:formula="of:=IF([.$A6]&lt;[.X$2];&quot;&quot;;IF([.$A6]=[.X$2];1;MIN([.$B$1]+1;[.W5]+[.X5])))">
            <text:p/>
          </table:table-cell>
          <table:table-cell table:formula="of:=IF([.$A6]&lt;[.Y$2];&quot;&quot;;IF([.$A6]=[.Y$2];1;MIN([.$B$1]+1;[.X5]+[.Y5])))">
            <text:p/>
          </table:table-cell>
          <table:table-cell table:formula="of:=IF([.$A6]&lt;[.Z$2];&quot;&quot;;IF([.$A6]=[.Z$2];1;MIN([.$B$1]+1;[.Y5]+[.Z5])))">
            <text:p/>
          </table:table-cell>
          <table:table-cell table:formula="of:=IF([.$A6]&lt;[.AA$2];&quot;&quot;;IF([.$A6]=[.AA$2];1;MIN([.$B$1]+1;[.Z5]+[.AA5])))">
            <text:p/>
          </table:table-cell>
          <table:table-cell table:formula="of:=IF([.$A6]&lt;[.AB$2];&quot;&quot;;IF([.$A6]=[.AB$2];1;MIN([.$B$1]+1;[.AA5]+[.AB5])))">
            <text:p/>
          </table:table-cell>
          <table:table-cell table:formula="of:=IF([.$A6]&lt;[.AC$2];&quot;&quot;;IF([.$A6]=[.AC$2];1;MIN([.$B$1]+1;[.AB5]+[.AC5])))">
            <text:p/>
          </table:table-cell>
          <table:table-cell table:formula="of:=IF([.$A6]&lt;[.AD$2];&quot;&quot;;IF([.$A6]=[.AD$2];1;MIN([.$B$1]+1;[.AC5]+[.AD5])))">
            <text:p/>
          </table:table-cell>
          <table:table-cell table:formula="of:=IF([.$A6]&lt;[.AE$2];&quot;&quot;;IF([.$A6]=[.AE$2];1;MIN([.$B$1]+1;[.AD5]+[.AE5])))">
            <text:p/>
          </table:table-cell>
          <table:table-cell table:formula="of:=IF([.$A6]&lt;[.AF$2];&quot;&quot;;IF([.$A6]=[.AF$2];1;MIN([.$B$1]+1;[.AE5]+[.AF5])))">
            <text:p/>
          </table:table-cell>
          <table:table-cell table:formula="of:=IF([.$A6]&lt;[.AG$2];&quot;&quot;;IF([.$A6]=[.AG$2];1;MIN([.$B$1]+1;[.AF5]+[.AG5])))">
            <text:p/>
          </table:table-cell>
          <table:table-cell table:formula="of:=IF([.$A6]&lt;[.AH$2];&quot;&quot;;IF([.$A6]=[.AH$2];1;MIN([.$B$1]+1;[.AG5]+[.AH5])))">
            <text:p/>
          </table:table-cell>
          <table:table-cell table:formula="of:=IF([.$A6]&lt;[.AI$2];&quot;&quot;;IF([.$A6]=[.AI$2];1;MIN([.$B$1]+1;[.AH5]+[.AI5])))">
            <text:p/>
          </table:table-cell>
          <table:table-cell table:formula="of:=IF([.$A6]&lt;[.AJ$2];&quot;&quot;;IF([.$A6]=[.AJ$2];1;MIN([.$B$1]+1;[.AI5]+[.AJ5])))">
            <text:p/>
          </table:table-cell>
          <table:table-cell table:formula="of:=IF([.$A6]&lt;[.AK$2];&quot;&quot;;IF([.$A6]=[.AK$2];1;MIN([.$B$1]+1;[.AJ5]+[.AK5])))">
            <text:p/>
          </table:table-cell>
          <table:table-cell table:formula="of:=IF([.$A6]&lt;[.AL$2];&quot;&quot;;IF([.$A6]=[.AL$2];1;MIN([.$B$1]+1;[.AK5]+[.AL5])))">
            <text:p/>
          </table:table-cell>
          <table:table-cell table:formula="of:=IF([.$A6]&lt;[.AM$2];&quot;&quot;;IF([.$A6]=[.AM$2];1;MIN([.$B$1]+1;[.AL5]+[.AM5])))">
            <text:p/>
          </table:table-cell>
          <table:table-cell table:formula="of:=IF([.$A6]&lt;[.AN$2];&quot;&quot;;IF([.$A6]=[.AN$2];1;MIN([.$B$1]+1;[.AM5]+[.AN5])))">
            <text:p/>
          </table:table-cell>
          <table:table-cell table:formula="of:=IF([.$A6]&lt;[.AO$2];&quot;&quot;;IF([.$A6]=[.AO$2];1;MIN([.$B$1]+1;[.AN5]+[.AO5])))">
            <text:p/>
          </table:table-cell>
          <table:table-cell table:formula="of:=IF([.$A6]&lt;[.AP$2];&quot;&quot;;IF([.$A6]=[.AP$2];1;MIN([.$B$1]+1;[.AO5]+[.AP5])))">
            <text:p/>
          </table:table-cell>
          <table:table-cell table:formula="of:=IF([.$A6]&lt;[.AQ$2];&quot;&quot;;IF([.$A6]=[.AQ$2];1;MIN([.$B$1]+1;[.AP5]+[.AQ5])))">
            <text:p/>
          </table:table-cell>
          <table:table-cell table:formula="of:=IF([.$A6]&lt;[.AR$2];&quot;&quot;;IF([.$A6]=[.AR$2];1;MIN([.$B$1]+1;[.AQ5]+[.AR5])))">
            <text:p/>
          </table:table-cell>
          <table:table-cell table:formula="of:=IF([.$A6]&lt;[.AS$2];&quot;&quot;;IF([.$A6]=[.AS$2];1;MIN([.$B$1]+1;[.AR5]+[.AS5])))">
            <text:p/>
          </table:table-cell>
          <table:table-cell table:formula="of:=IF([.$A6]&lt;[.AT$2];&quot;&quot;;IF([.$A6]=[.AT$2];1;MIN([.$B$1]+1;[.AS5]+[.AT5])))">
            <text:p/>
          </table:table-cell>
          <table:table-cell table:formula="of:=IF([.$A6]&lt;[.AU$2];&quot;&quot;;IF([.$A6]=[.AU$2];1;MIN([.$B$1]+1;[.AT5]+[.AU5])))">
            <text:p/>
          </table:table-cell>
          <table:table-cell table:formula="of:=IF([.$A6]&lt;[.AV$2];&quot;&quot;;IF([.$A6]=[.AV$2];1;MIN([.$B$1]+1;[.AU5]+[.AV5])))">
            <text:p/>
          </table:table-cell>
          <table:table-cell table:formula="of:=IF([.$A6]&lt;[.AW$2];&quot;&quot;;IF([.$A6]=[.AW$2];1;MIN([.$B$1]+1;[.AV5]+[.AW5])))">
            <text:p/>
          </table:table-cell>
          <table:table-cell table:formula="of:=IF([.$A6]&lt;[.AX$2];&quot;&quot;;IF([.$A6]=[.AX$2];1;MIN([.$B$1]+1;[.AW5]+[.AX5])))">
            <text:p/>
          </table:table-cell>
          <table:table-cell table:formula="of:=IF([.$A6]&lt;[.AY$2];&quot;&quot;;IF([.$A6]=[.AY$2];1;MIN([.$B$1]+1;[.AX5]+[.AY5])))">
            <text:p/>
          </table:table-cell>
          <table:table-cell table:formula="of:=IF([.$A6]&lt;[.AZ$2];&quot;&quot;;IF([.$A6]=[.AZ$2];1;MIN([.$B$1]+1;[.AY5]+[.AZ5])))">
            <text:p/>
          </table:table-cell>
          <table:table-cell table:formula="of:=IF([.$A6]&lt;[.BA$2];&quot;&quot;;IF([.$A6]=[.BA$2];1;MIN([.$B$1]+1;[.AZ5]+[.BA5])))">
            <text:p/>
          </table:table-cell>
          <table:table-cell table:formula="of:=IF([.$A6]&lt;[.BB$2];&quot;&quot;;IF([.$A6]=[.BB$2];1;MIN([.$B$1]+1;[.BA5]+[.BB5])))">
            <text:p/>
          </table:table-cell>
          <table:table-cell table:formula="of:=IF([.$A6]&lt;[.BC$2];&quot;&quot;;IF([.$A6]=[.BC$2];1;MIN([.$B$1]+1;[.BB5]+[.BC5])))">
            <text:p/>
          </table:table-cell>
          <table:table-cell table:formula="of:=IF([.$A6]&lt;[.BD$2];&quot;&quot;;IF([.$A6]=[.BD$2];1;MIN([.$B$1]+1;[.BC5]+[.BD5])))">
            <text:p/>
          </table:table-cell>
          <table:table-cell table:formula="of:=IF([.$A6]&lt;[.BE$2];&quot;&quot;;IF([.$A6]=[.BE$2];1;MIN([.$B$1]+1;[.BD5]+[.BE5])))">
            <text:p/>
          </table:table-cell>
          <table:table-cell table:formula="of:=IF([.$A6]&lt;[.BF$2];&quot;&quot;;IF([.$A6]=[.BF$2];1;MIN([.$B$1]+1;[.BE5]+[.BF5])))">
            <text:p/>
          </table:table-cell>
          <table:table-cell table:formula="of:=IF([.$A6]&lt;[.BG$2];&quot;&quot;;IF([.$A6]=[.BG$2];1;MIN([.$B$1]+1;[.BF5]+[.BG5])))">
            <text:p/>
          </table:table-cell>
          <table:table-cell table:formula="of:=IF([.$A6]&lt;[.BH$2];&quot;&quot;;IF([.$A6]=[.BH$2];1;MIN([.$B$1]+1;[.BG5]+[.BH5])))">
            <text:p/>
          </table:table-cell>
          <table:table-cell table:formula="of:=IF([.$A6]&lt;[.BI$2];&quot;&quot;;IF([.$A6]=[.BI$2];1;MIN([.$B$1]+1;[.BH5]+[.BI5])))">
            <text:p/>
          </table:table-cell>
          <table:table-cell table:formula="of:=IF([.$A6]&lt;[.BJ$2];&quot;&quot;;IF([.$A6]=[.BJ$2];1;MIN([.$B$1]+1;[.BI5]+[.BJ5])))">
            <text:p/>
          </table:table-cell>
          <table:table-cell table:formula="of:=IF([.$A6]&lt;[.BK$2];&quot;&quot;;IF([.$A6]=[.BK$2];1;MIN([.$B$1]+1;[.BJ5]+[.BK5])))">
            <text:p/>
          </table:table-cell>
          <table:table-cell table:formula="of:=IF([.$A6]&lt;[.BL$2];&quot;&quot;;IF([.$A6]=[.BL$2];1;MIN([.$B$1]+1;[.BK5]+[.BL5])))">
            <text:p/>
          </table:table-cell>
          <table:table-cell table:formula="of:=IF([.$A6]&lt;[.BM$2];&quot;&quot;;IF([.$A6]=[.BM$2];1;MIN([.$B$1]+1;[.BL5]+[.BM5])))">
            <text:p/>
          </table:table-cell>
          <table:table-cell table:formula="of:=IF([.$A6]&lt;[.BN$2];&quot;&quot;;IF([.$A6]=[.BN$2];1;MIN([.$B$1]+1;[.BM5]+[.BN5])))">
            <text:p/>
          </table:table-cell>
          <table:table-cell table:formula="of:=IF([.$A6]&lt;[.BO$2];&quot;&quot;;IF([.$A6]=[.BO$2];1;MIN([.$B$1]+1;[.BN5]+[.BO5])))">
            <text:p/>
          </table:table-cell>
          <table:table-cell table:formula="of:=IF([.$A6]&lt;[.BP$2];&quot;&quot;;IF([.$A6]=[.BP$2];1;MIN([.$B$1]+1;[.BO5]+[.BP5])))">
            <text:p/>
          </table:table-cell>
          <table:table-cell table:formula="of:=IF([.$A6]&lt;[.BQ$2];&quot;&quot;;IF([.$A6]=[.BQ$2];1;MIN([.$B$1]+1;[.BP5]+[.BQ5])))">
            <text:p/>
          </table:table-cell>
          <table:table-cell table:formula="of:=IF([.$A6]&lt;[.BR$2];&quot;&quot;;IF([.$A6]=[.BR$2];1;MIN([.$B$1]+1;[.BQ5]+[.BR5])))">
            <text:p/>
          </table:table-cell>
          <table:table-cell table:formula="of:=IF([.$A6]&lt;[.BS$2];&quot;&quot;;IF([.$A6]=[.BS$2];1;MIN([.$B$1]+1;[.BR5]+[.BS5])))">
            <text:p/>
          </table:table-cell>
          <table:table-cell table:formula="of:=IF([.$A6]&lt;[.BT$2];&quot;&quot;;IF([.$A6]=[.BT$2];1;MIN([.$B$1]+1;[.BS5]+[.BT5])))">
            <text:p/>
          </table:table-cell>
          <table:table-cell table:formula="of:=IF([.$A6]&lt;[.BU$2];&quot;&quot;;IF([.$A6]=[.BU$2];1;MIN([.$B$1]+1;[.BT5]+[.BU5])))">
            <text:p/>
          </table:table-cell>
          <table:table-cell table:formula="of:=IF([.$A6]&lt;[.BV$2];&quot;&quot;;IF([.$A6]=[.BV$2];1;MIN([.$B$1]+1;[.BU5]+[.BV5])))">
            <text:p/>
          </table:table-cell>
          <table:table-cell table:formula="of:=IF([.$A6]&lt;[.BW$2];&quot;&quot;;IF([.$A6]=[.BW$2];1;MIN([.$B$1]+1;[.BV5]+[.BW5])))">
            <text:p/>
          </table:table-cell>
          <table:table-cell table:formula="of:=IF([.$A6]&lt;[.BX$2];&quot;&quot;;IF([.$A6]=[.BX$2];1;MIN([.$B$1]+1;[.BW5]+[.BX5])))">
            <text:p/>
          </table:table-cell>
          <table:table-cell table:formula="of:=IF([.$A6]&lt;[.BY$2];&quot;&quot;;IF([.$A6]=[.BY$2];1;MIN([.$B$1]+1;[.BX5]+[.BY5])))">
            <text:p/>
          </table:table-cell>
          <table:table-cell table:formula="of:=IF([.$A6]&lt;[.BZ$2];&quot;&quot;;IF([.$A6]=[.BZ$2];1;MIN([.$B$1]+1;[.BY5]+[.BZ5])))">
            <text:p/>
          </table:table-cell>
          <table:table-cell table:formula="of:=IF([.$A6]&lt;[.CA$2];&quot;&quot;;IF([.$A6]=[.CA$2];1;MIN([.$B$1]+1;[.BZ5]+[.CA5])))">
            <text:p/>
          </table:table-cell>
          <table:table-cell table:formula="of:=IF([.$A6]&lt;[.CB$2];&quot;&quot;;IF([.$A6]=[.CB$2];1;MIN([.$B$1]+1;[.CA5]+[.CB5])))">
            <text:p/>
          </table:table-cell>
          <table:table-cell table:formula="of:=IF([.$A6]&lt;[.CC$2];&quot;&quot;;IF([.$A6]=[.CC$2];1;MIN([.$B$1]+1;[.CB5]+[.CC5])))">
            <text:p/>
          </table:table-cell>
          <table:table-cell table:formula="of:=IF([.$A6]&lt;[.CD$2];&quot;&quot;;IF([.$A6]=[.CD$2];1;MIN([.$B$1]+1;[.CC5]+[.CD5])))">
            <text:p/>
          </table:table-cell>
          <table:table-cell table:formula="of:=IF([.$A6]&lt;[.CE$2];&quot;&quot;;IF([.$A6]=[.CE$2];1;MIN([.$B$1]+1;[.CD5]+[.CE5])))">
            <text:p/>
          </table:table-cell>
          <table:table-cell table:formula="of:=IF([.$A6]&lt;[.CF$2];&quot;&quot;;IF([.$A6]=[.CF$2];1;MIN([.$B$1]+1;[.CE5]+[.CF5])))">
            <text:p/>
          </table:table-cell>
          <table:table-cell table:formula="of:=IF([.$A6]&lt;[.CG$2];&quot;&quot;;IF([.$A6]=[.CG$2];1;MIN([.$B$1]+1;[.CF5]+[.CG5])))">
            <text:p/>
          </table:table-cell>
          <table:table-cell table:formula="of:=IF([.$A6]&lt;[.CH$2];&quot;&quot;;IF([.$A6]=[.CH$2];1;MIN([.$B$1]+1;[.CG5]+[.CH5])))">
            <text:p/>
          </table:table-cell>
          <table:table-cell table:formula="of:=IF([.$A6]&lt;[.CI$2];&quot;&quot;;IF([.$A6]=[.CI$2];1;MIN([.$B$1]+1;[.CH5]+[.CI5])))">
            <text:p/>
          </table:table-cell>
          <table:table-cell table:formula="of:=IF([.$A6]&lt;[.CJ$2];&quot;&quot;;IF([.$A6]=[.CJ$2];1;MIN([.$B$1]+1;[.CI5]+[.CJ5])))">
            <text:p/>
          </table:table-cell>
          <table:table-cell table:formula="of:=IF([.$A6]&lt;[.CK$2];&quot;&quot;;IF([.$A6]=[.CK$2];1;MIN([.$B$1]+1;[.CJ5]+[.CK5])))">
            <text:p/>
          </table:table-cell>
          <table:table-cell table:formula="of:=IF([.$A6]&lt;[.CL$2];&quot;&quot;;IF([.$A6]=[.CL$2];1;MIN([.$B$1]+1;[.CK5]+[.CL5])))">
            <text:p/>
          </table:table-cell>
          <table:table-cell table:formula="of:=IF([.$A6]&lt;[.CM$2];&quot;&quot;;IF([.$A6]=[.CM$2];1;MIN([.$B$1]+1;[.CL5]+[.CM5])))">
            <text:p/>
          </table:table-cell>
          <table:table-cell table:formula="of:=IF([.$A6]&lt;[.CN$2];&quot;&quot;;IF([.$A6]=[.CN$2];1;MIN([.$B$1]+1;[.CM5]+[.CN5])))">
            <text:p/>
          </table:table-cell>
          <table:table-cell table:formula="of:=IF([.$A6]&lt;[.CO$2];&quot;&quot;;IF([.$A6]=[.CO$2];1;MIN([.$B$1]+1;[.CN5]+[.CO5])))">
            <text:p/>
          </table:table-cell>
          <table:table-cell table:formula="of:=IF([.$A6]&lt;[.CP$2];&quot;&quot;;IF([.$A6]=[.CP$2];1;MIN([.$B$1]+1;[.CO5]+[.CP5])))">
            <text:p/>
          </table:table-cell>
          <table:table-cell table:formula="of:=IF([.$A6]&lt;[.CQ$2];&quot;&quot;;IF([.$A6]=[.CQ$2];1;MIN([.$B$1]+1;[.CP5]+[.CQ5])))">
            <text:p/>
          </table:table-cell>
          <table:table-cell table:formula="of:=IF([.$A6]&lt;[.CR$2];&quot;&quot;;IF([.$A6]=[.CR$2];1;MIN([.$B$1]+1;[.CQ5]+[.CR5])))">
            <text:p/>
          </table:table-cell>
          <table:table-cell table:formula="of:=IF([.$A6]&lt;[.CS$2];&quot;&quot;;IF([.$A6]=[.CS$2];1;MIN([.$B$1]+1;[.CR5]+[.CS5])))">
            <text:p/>
          </table:table-cell>
          <table:table-cell table:formula="of:=IF([.$A6]&lt;[.CT$2];&quot;&quot;;IF([.$A6]=[.CT$2];1;MIN([.$B$1]+1;[.CS5]+[.CT5])))">
            <text:p/>
          </table:table-cell>
          <table:table-cell table:formula="of:=IF([.$A6]&lt;[.CU$2];&quot;&quot;;IF([.$A6]=[.CU$2];1;MIN([.$B$1]+1;[.CT5]+[.CU5])))">
            <text:p/>
          </table:table-cell>
          <table:table-cell table:formula="of:=IF([.$A6]&lt;[.CV$2];&quot;&quot;;IF([.$A6]=[.CV$2];1;MIN([.$B$1]+1;[.CU5]+[.CV5])))">
            <text:p/>
          </table:table-cell>
          <table:table-cell table:formula="of:=IF([.$A6]&lt;[.CW$2];&quot;&quot;;IF([.$A6]=[.CW$2];1;MIN([.$B$1]+1;[.CV5]+[.CW5])))">
            <text:p/>
          </table:table-cell>
          <table:table-cell table:formula="of:=IF([.$A6]&lt;[.CX$2];&quot;&quot;;IF([.$A6]=[.CX$2];1;MIN([.$B$1]+1;[.CW5]+[.CX5]))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$A7]&lt;[.C$2];&quot;&quot;;IF([.$A7]=[.C$2];1;MIN([.$B$1]+1;[.B6]+[.C6])))" office:value-type="float" office:value="4" calcext:value-type="float">
            <text:p>4</text:p>
          </table:table-cell>
          <table:table-cell table:formula="of:=IF([.$A7]&lt;[.D$2];&quot;&quot;;IF([.$A7]=[.D$2];1;MIN([.$B$1]+1;[.C6]+[.D6])))" office:value-type="float" office:value="6" calcext:value-type="float">
            <text:p>6</text:p>
          </table:table-cell>
          <table:table-cell table:formula="of:=IF([.$A7]&lt;[.E$2];&quot;&quot;;IF([.$A7]=[.E$2];1;MIN([.$B$1]+1;[.D6]+[.E6])))" office:value-type="float" office:value="4" calcext:value-type="float">
            <text:p>4</text:p>
          </table:table-cell>
          <table:table-cell table:formula="of:=IF([.$A7]&lt;[.F$2];&quot;&quot;;IF([.$A7]=[.F$2];1;MIN([.$B$1]+1;[.E6]+[.F6])))" office:value-type="float" office:value="1" calcext:value-type="float">
            <text:p>1</text:p>
          </table:table-cell>
          <table:table-cell table:formula="of:=IF([.$A7]&lt;[.G$2];&quot;&quot;;IF([.$A7]=[.G$2];1;MIN([.$B$1]+1;[.F6]+[.G6])))">
            <text:p/>
          </table:table-cell>
          <table:table-cell table:formula="of:=IF([.$A7]&lt;[.H$2];&quot;&quot;;IF([.$A7]=[.H$2];1;MIN([.$B$1]+1;[.G6]+[.H6])))">
            <text:p/>
          </table:table-cell>
          <table:table-cell table:formula="of:=IF([.$A7]&lt;[.I$2];&quot;&quot;;IF([.$A7]=[.I$2];1;MIN([.$B$1]+1;[.H6]+[.I6])))">
            <text:p/>
          </table:table-cell>
          <table:table-cell table:formula="of:=IF([.$A7]&lt;[.J$2];&quot;&quot;;IF([.$A7]=[.J$2];1;MIN([.$B$1]+1;[.I6]+[.J6])))">
            <text:p/>
          </table:table-cell>
          <table:table-cell table:formula="of:=IF([.$A7]&lt;[.K$2];&quot;&quot;;IF([.$A7]=[.K$2];1;MIN([.$B$1]+1;[.J6]+[.K6])))">
            <text:p/>
          </table:table-cell>
          <table:table-cell table:formula="of:=IF([.$A7]&lt;[.L$2];&quot;&quot;;IF([.$A7]=[.L$2];1;MIN([.$B$1]+1;[.K6]+[.L6])))">
            <text:p/>
          </table:table-cell>
          <table:table-cell table:formula="of:=IF([.$A7]&lt;[.M$2];&quot;&quot;;IF([.$A7]=[.M$2];1;MIN([.$B$1]+1;[.L6]+[.M6])))">
            <text:p/>
          </table:table-cell>
          <table:table-cell table:formula="of:=IF([.$A7]&lt;[.N$2];&quot;&quot;;IF([.$A7]=[.N$2];1;MIN([.$B$1]+1;[.M6]+[.N6])))">
            <text:p/>
          </table:table-cell>
          <table:table-cell table:formula="of:=IF([.$A7]&lt;[.O$2];&quot;&quot;;IF([.$A7]=[.O$2];1;MIN([.$B$1]+1;[.N6]+[.O6])))">
            <text:p/>
          </table:table-cell>
          <table:table-cell table:formula="of:=IF([.$A7]&lt;[.P$2];&quot;&quot;;IF([.$A7]=[.P$2];1;MIN([.$B$1]+1;[.O6]+[.P6])))">
            <text:p/>
          </table:table-cell>
          <table:table-cell table:formula="of:=IF([.$A7]&lt;[.Q$2];&quot;&quot;;IF([.$A7]=[.Q$2];1;MIN([.$B$1]+1;[.P6]+[.Q6])))">
            <text:p/>
          </table:table-cell>
          <table:table-cell table:formula="of:=IF([.$A7]&lt;[.R$2];&quot;&quot;;IF([.$A7]=[.R$2];1;MIN([.$B$1]+1;[.Q6]+[.R6])))">
            <text:p/>
          </table:table-cell>
          <table:table-cell table:formula="of:=IF([.$A7]&lt;[.S$2];&quot;&quot;;IF([.$A7]=[.S$2];1;MIN([.$B$1]+1;[.R6]+[.S6])))">
            <text:p/>
          </table:table-cell>
          <table:table-cell table:formula="of:=IF([.$A7]&lt;[.T$2];&quot;&quot;;IF([.$A7]=[.T$2];1;MIN([.$B$1]+1;[.S6]+[.T6])))">
            <text:p/>
          </table:table-cell>
          <table:table-cell table:formula="of:=IF([.$A7]&lt;[.U$2];&quot;&quot;;IF([.$A7]=[.U$2];1;MIN([.$B$1]+1;[.T6]+[.U6])))">
            <text:p/>
          </table:table-cell>
          <table:table-cell table:formula="of:=IF([.$A7]&lt;[.V$2];&quot;&quot;;IF([.$A7]=[.V$2];1;MIN([.$B$1]+1;[.U6]+[.V6])))">
            <text:p/>
          </table:table-cell>
          <table:table-cell table:formula="of:=IF([.$A7]&lt;[.W$2];&quot;&quot;;IF([.$A7]=[.W$2];1;MIN([.$B$1]+1;[.V6]+[.W6])))">
            <text:p/>
          </table:table-cell>
          <table:table-cell table:formula="of:=IF([.$A7]&lt;[.X$2];&quot;&quot;;IF([.$A7]=[.X$2];1;MIN([.$B$1]+1;[.W6]+[.X6])))">
            <text:p/>
          </table:table-cell>
          <table:table-cell table:formula="of:=IF([.$A7]&lt;[.Y$2];&quot;&quot;;IF([.$A7]=[.Y$2];1;MIN([.$B$1]+1;[.X6]+[.Y6])))">
            <text:p/>
          </table:table-cell>
          <table:table-cell table:formula="of:=IF([.$A7]&lt;[.Z$2];&quot;&quot;;IF([.$A7]=[.Z$2];1;MIN([.$B$1]+1;[.Y6]+[.Z6])))">
            <text:p/>
          </table:table-cell>
          <table:table-cell table:formula="of:=IF([.$A7]&lt;[.AA$2];&quot;&quot;;IF([.$A7]=[.AA$2];1;MIN([.$B$1]+1;[.Z6]+[.AA6])))">
            <text:p/>
          </table:table-cell>
          <table:table-cell table:formula="of:=IF([.$A7]&lt;[.AB$2];&quot;&quot;;IF([.$A7]=[.AB$2];1;MIN([.$B$1]+1;[.AA6]+[.AB6])))">
            <text:p/>
          </table:table-cell>
          <table:table-cell table:formula="of:=IF([.$A7]&lt;[.AC$2];&quot;&quot;;IF([.$A7]=[.AC$2];1;MIN([.$B$1]+1;[.AB6]+[.AC6])))">
            <text:p/>
          </table:table-cell>
          <table:table-cell table:formula="of:=IF([.$A7]&lt;[.AD$2];&quot;&quot;;IF([.$A7]=[.AD$2];1;MIN([.$B$1]+1;[.AC6]+[.AD6])))">
            <text:p/>
          </table:table-cell>
          <table:table-cell table:formula="of:=IF([.$A7]&lt;[.AE$2];&quot;&quot;;IF([.$A7]=[.AE$2];1;MIN([.$B$1]+1;[.AD6]+[.AE6])))">
            <text:p/>
          </table:table-cell>
          <table:table-cell table:formula="of:=IF([.$A7]&lt;[.AF$2];&quot;&quot;;IF([.$A7]=[.AF$2];1;MIN([.$B$1]+1;[.AE6]+[.AF6])))">
            <text:p/>
          </table:table-cell>
          <table:table-cell table:formula="of:=IF([.$A7]&lt;[.AG$2];&quot;&quot;;IF([.$A7]=[.AG$2];1;MIN([.$B$1]+1;[.AF6]+[.AG6])))">
            <text:p/>
          </table:table-cell>
          <table:table-cell table:formula="of:=IF([.$A7]&lt;[.AH$2];&quot;&quot;;IF([.$A7]=[.AH$2];1;MIN([.$B$1]+1;[.AG6]+[.AH6])))">
            <text:p/>
          </table:table-cell>
          <table:table-cell table:formula="of:=IF([.$A7]&lt;[.AI$2];&quot;&quot;;IF([.$A7]=[.AI$2];1;MIN([.$B$1]+1;[.AH6]+[.AI6])))">
            <text:p/>
          </table:table-cell>
          <table:table-cell table:formula="of:=IF([.$A7]&lt;[.AJ$2];&quot;&quot;;IF([.$A7]=[.AJ$2];1;MIN([.$B$1]+1;[.AI6]+[.AJ6])))">
            <text:p/>
          </table:table-cell>
          <table:table-cell table:formula="of:=IF([.$A7]&lt;[.AK$2];&quot;&quot;;IF([.$A7]=[.AK$2];1;MIN([.$B$1]+1;[.AJ6]+[.AK6])))">
            <text:p/>
          </table:table-cell>
          <table:table-cell table:formula="of:=IF([.$A7]&lt;[.AL$2];&quot;&quot;;IF([.$A7]=[.AL$2];1;MIN([.$B$1]+1;[.AK6]+[.AL6])))">
            <text:p/>
          </table:table-cell>
          <table:table-cell table:formula="of:=IF([.$A7]&lt;[.AM$2];&quot;&quot;;IF([.$A7]=[.AM$2];1;MIN([.$B$1]+1;[.AL6]+[.AM6])))">
            <text:p/>
          </table:table-cell>
          <table:table-cell table:formula="of:=IF([.$A7]&lt;[.AN$2];&quot;&quot;;IF([.$A7]=[.AN$2];1;MIN([.$B$1]+1;[.AM6]+[.AN6])))">
            <text:p/>
          </table:table-cell>
          <table:table-cell table:formula="of:=IF([.$A7]&lt;[.AO$2];&quot;&quot;;IF([.$A7]=[.AO$2];1;MIN([.$B$1]+1;[.AN6]+[.AO6])))">
            <text:p/>
          </table:table-cell>
          <table:table-cell table:formula="of:=IF([.$A7]&lt;[.AP$2];&quot;&quot;;IF([.$A7]=[.AP$2];1;MIN([.$B$1]+1;[.AO6]+[.AP6])))">
            <text:p/>
          </table:table-cell>
          <table:table-cell table:formula="of:=IF([.$A7]&lt;[.AQ$2];&quot;&quot;;IF([.$A7]=[.AQ$2];1;MIN([.$B$1]+1;[.AP6]+[.AQ6])))">
            <text:p/>
          </table:table-cell>
          <table:table-cell table:formula="of:=IF([.$A7]&lt;[.AR$2];&quot;&quot;;IF([.$A7]=[.AR$2];1;MIN([.$B$1]+1;[.AQ6]+[.AR6])))">
            <text:p/>
          </table:table-cell>
          <table:table-cell table:formula="of:=IF([.$A7]&lt;[.AS$2];&quot;&quot;;IF([.$A7]=[.AS$2];1;MIN([.$B$1]+1;[.AR6]+[.AS6])))">
            <text:p/>
          </table:table-cell>
          <table:table-cell table:formula="of:=IF([.$A7]&lt;[.AT$2];&quot;&quot;;IF([.$A7]=[.AT$2];1;MIN([.$B$1]+1;[.AS6]+[.AT6])))">
            <text:p/>
          </table:table-cell>
          <table:table-cell table:formula="of:=IF([.$A7]&lt;[.AU$2];&quot;&quot;;IF([.$A7]=[.AU$2];1;MIN([.$B$1]+1;[.AT6]+[.AU6])))">
            <text:p/>
          </table:table-cell>
          <table:table-cell table:formula="of:=IF([.$A7]&lt;[.AV$2];&quot;&quot;;IF([.$A7]=[.AV$2];1;MIN([.$B$1]+1;[.AU6]+[.AV6])))">
            <text:p/>
          </table:table-cell>
          <table:table-cell table:formula="of:=IF([.$A7]&lt;[.AW$2];&quot;&quot;;IF([.$A7]=[.AW$2];1;MIN([.$B$1]+1;[.AV6]+[.AW6])))">
            <text:p/>
          </table:table-cell>
          <table:table-cell table:formula="of:=IF([.$A7]&lt;[.AX$2];&quot;&quot;;IF([.$A7]=[.AX$2];1;MIN([.$B$1]+1;[.AW6]+[.AX6])))">
            <text:p/>
          </table:table-cell>
          <table:table-cell table:formula="of:=IF([.$A7]&lt;[.AY$2];&quot;&quot;;IF([.$A7]=[.AY$2];1;MIN([.$B$1]+1;[.AX6]+[.AY6])))">
            <text:p/>
          </table:table-cell>
          <table:table-cell table:formula="of:=IF([.$A7]&lt;[.AZ$2];&quot;&quot;;IF([.$A7]=[.AZ$2];1;MIN([.$B$1]+1;[.AY6]+[.AZ6])))">
            <text:p/>
          </table:table-cell>
          <table:table-cell table:formula="of:=IF([.$A7]&lt;[.BA$2];&quot;&quot;;IF([.$A7]=[.BA$2];1;MIN([.$B$1]+1;[.AZ6]+[.BA6])))">
            <text:p/>
          </table:table-cell>
          <table:table-cell table:formula="of:=IF([.$A7]&lt;[.BB$2];&quot;&quot;;IF([.$A7]=[.BB$2];1;MIN([.$B$1]+1;[.BA6]+[.BB6])))">
            <text:p/>
          </table:table-cell>
          <table:table-cell table:formula="of:=IF([.$A7]&lt;[.BC$2];&quot;&quot;;IF([.$A7]=[.BC$2];1;MIN([.$B$1]+1;[.BB6]+[.BC6])))">
            <text:p/>
          </table:table-cell>
          <table:table-cell table:formula="of:=IF([.$A7]&lt;[.BD$2];&quot;&quot;;IF([.$A7]=[.BD$2];1;MIN([.$B$1]+1;[.BC6]+[.BD6])))">
            <text:p/>
          </table:table-cell>
          <table:table-cell table:formula="of:=IF([.$A7]&lt;[.BE$2];&quot;&quot;;IF([.$A7]=[.BE$2];1;MIN([.$B$1]+1;[.BD6]+[.BE6])))">
            <text:p/>
          </table:table-cell>
          <table:table-cell table:formula="of:=IF([.$A7]&lt;[.BF$2];&quot;&quot;;IF([.$A7]=[.BF$2];1;MIN([.$B$1]+1;[.BE6]+[.BF6])))">
            <text:p/>
          </table:table-cell>
          <table:table-cell table:formula="of:=IF([.$A7]&lt;[.BG$2];&quot;&quot;;IF([.$A7]=[.BG$2];1;MIN([.$B$1]+1;[.BF6]+[.BG6])))">
            <text:p/>
          </table:table-cell>
          <table:table-cell table:formula="of:=IF([.$A7]&lt;[.BH$2];&quot;&quot;;IF([.$A7]=[.BH$2];1;MIN([.$B$1]+1;[.BG6]+[.BH6])))">
            <text:p/>
          </table:table-cell>
          <table:table-cell table:formula="of:=IF([.$A7]&lt;[.BI$2];&quot;&quot;;IF([.$A7]=[.BI$2];1;MIN([.$B$1]+1;[.BH6]+[.BI6])))">
            <text:p/>
          </table:table-cell>
          <table:table-cell table:formula="of:=IF([.$A7]&lt;[.BJ$2];&quot;&quot;;IF([.$A7]=[.BJ$2];1;MIN([.$B$1]+1;[.BI6]+[.BJ6])))">
            <text:p/>
          </table:table-cell>
          <table:table-cell table:formula="of:=IF([.$A7]&lt;[.BK$2];&quot;&quot;;IF([.$A7]=[.BK$2];1;MIN([.$B$1]+1;[.BJ6]+[.BK6])))">
            <text:p/>
          </table:table-cell>
          <table:table-cell table:formula="of:=IF([.$A7]&lt;[.BL$2];&quot;&quot;;IF([.$A7]=[.BL$2];1;MIN([.$B$1]+1;[.BK6]+[.BL6])))">
            <text:p/>
          </table:table-cell>
          <table:table-cell table:formula="of:=IF([.$A7]&lt;[.BM$2];&quot;&quot;;IF([.$A7]=[.BM$2];1;MIN([.$B$1]+1;[.BL6]+[.BM6])))">
            <text:p/>
          </table:table-cell>
          <table:table-cell table:formula="of:=IF([.$A7]&lt;[.BN$2];&quot;&quot;;IF([.$A7]=[.BN$2];1;MIN([.$B$1]+1;[.BM6]+[.BN6])))">
            <text:p/>
          </table:table-cell>
          <table:table-cell table:formula="of:=IF([.$A7]&lt;[.BO$2];&quot;&quot;;IF([.$A7]=[.BO$2];1;MIN([.$B$1]+1;[.BN6]+[.BO6])))">
            <text:p/>
          </table:table-cell>
          <table:table-cell table:formula="of:=IF([.$A7]&lt;[.BP$2];&quot;&quot;;IF([.$A7]=[.BP$2];1;MIN([.$B$1]+1;[.BO6]+[.BP6])))">
            <text:p/>
          </table:table-cell>
          <table:table-cell table:formula="of:=IF([.$A7]&lt;[.BQ$2];&quot;&quot;;IF([.$A7]=[.BQ$2];1;MIN([.$B$1]+1;[.BP6]+[.BQ6])))">
            <text:p/>
          </table:table-cell>
          <table:table-cell table:formula="of:=IF([.$A7]&lt;[.BR$2];&quot;&quot;;IF([.$A7]=[.BR$2];1;MIN([.$B$1]+1;[.BQ6]+[.BR6])))">
            <text:p/>
          </table:table-cell>
          <table:table-cell table:formula="of:=IF([.$A7]&lt;[.BS$2];&quot;&quot;;IF([.$A7]=[.BS$2];1;MIN([.$B$1]+1;[.BR6]+[.BS6])))">
            <text:p/>
          </table:table-cell>
          <table:table-cell table:formula="of:=IF([.$A7]&lt;[.BT$2];&quot;&quot;;IF([.$A7]=[.BT$2];1;MIN([.$B$1]+1;[.BS6]+[.BT6])))">
            <text:p/>
          </table:table-cell>
          <table:table-cell table:formula="of:=IF([.$A7]&lt;[.BU$2];&quot;&quot;;IF([.$A7]=[.BU$2];1;MIN([.$B$1]+1;[.BT6]+[.BU6])))">
            <text:p/>
          </table:table-cell>
          <table:table-cell table:formula="of:=IF([.$A7]&lt;[.BV$2];&quot;&quot;;IF([.$A7]=[.BV$2];1;MIN([.$B$1]+1;[.BU6]+[.BV6])))">
            <text:p/>
          </table:table-cell>
          <table:table-cell table:formula="of:=IF([.$A7]&lt;[.BW$2];&quot;&quot;;IF([.$A7]=[.BW$2];1;MIN([.$B$1]+1;[.BV6]+[.BW6])))">
            <text:p/>
          </table:table-cell>
          <table:table-cell table:formula="of:=IF([.$A7]&lt;[.BX$2];&quot;&quot;;IF([.$A7]=[.BX$2];1;MIN([.$B$1]+1;[.BW6]+[.BX6])))">
            <text:p/>
          </table:table-cell>
          <table:table-cell table:formula="of:=IF([.$A7]&lt;[.BY$2];&quot;&quot;;IF([.$A7]=[.BY$2];1;MIN([.$B$1]+1;[.BX6]+[.BY6])))">
            <text:p/>
          </table:table-cell>
          <table:table-cell table:formula="of:=IF([.$A7]&lt;[.BZ$2];&quot;&quot;;IF([.$A7]=[.BZ$2];1;MIN([.$B$1]+1;[.BY6]+[.BZ6])))">
            <text:p/>
          </table:table-cell>
          <table:table-cell table:formula="of:=IF([.$A7]&lt;[.CA$2];&quot;&quot;;IF([.$A7]=[.CA$2];1;MIN([.$B$1]+1;[.BZ6]+[.CA6])))">
            <text:p/>
          </table:table-cell>
          <table:table-cell table:formula="of:=IF([.$A7]&lt;[.CB$2];&quot;&quot;;IF([.$A7]=[.CB$2];1;MIN([.$B$1]+1;[.CA6]+[.CB6])))">
            <text:p/>
          </table:table-cell>
          <table:table-cell table:formula="of:=IF([.$A7]&lt;[.CC$2];&quot;&quot;;IF([.$A7]=[.CC$2];1;MIN([.$B$1]+1;[.CB6]+[.CC6])))">
            <text:p/>
          </table:table-cell>
          <table:table-cell table:formula="of:=IF([.$A7]&lt;[.CD$2];&quot;&quot;;IF([.$A7]=[.CD$2];1;MIN([.$B$1]+1;[.CC6]+[.CD6])))">
            <text:p/>
          </table:table-cell>
          <table:table-cell table:formula="of:=IF([.$A7]&lt;[.CE$2];&quot;&quot;;IF([.$A7]=[.CE$2];1;MIN([.$B$1]+1;[.CD6]+[.CE6])))">
            <text:p/>
          </table:table-cell>
          <table:table-cell table:formula="of:=IF([.$A7]&lt;[.CF$2];&quot;&quot;;IF([.$A7]=[.CF$2];1;MIN([.$B$1]+1;[.CE6]+[.CF6])))">
            <text:p/>
          </table:table-cell>
          <table:table-cell table:formula="of:=IF([.$A7]&lt;[.CG$2];&quot;&quot;;IF([.$A7]=[.CG$2];1;MIN([.$B$1]+1;[.CF6]+[.CG6])))">
            <text:p/>
          </table:table-cell>
          <table:table-cell table:formula="of:=IF([.$A7]&lt;[.CH$2];&quot;&quot;;IF([.$A7]=[.CH$2];1;MIN([.$B$1]+1;[.CG6]+[.CH6])))">
            <text:p/>
          </table:table-cell>
          <table:table-cell table:formula="of:=IF([.$A7]&lt;[.CI$2];&quot;&quot;;IF([.$A7]=[.CI$2];1;MIN([.$B$1]+1;[.CH6]+[.CI6])))">
            <text:p/>
          </table:table-cell>
          <table:table-cell table:formula="of:=IF([.$A7]&lt;[.CJ$2];&quot;&quot;;IF([.$A7]=[.CJ$2];1;MIN([.$B$1]+1;[.CI6]+[.CJ6])))">
            <text:p/>
          </table:table-cell>
          <table:table-cell table:formula="of:=IF([.$A7]&lt;[.CK$2];&quot;&quot;;IF([.$A7]=[.CK$2];1;MIN([.$B$1]+1;[.CJ6]+[.CK6])))">
            <text:p/>
          </table:table-cell>
          <table:table-cell table:formula="of:=IF([.$A7]&lt;[.CL$2];&quot;&quot;;IF([.$A7]=[.CL$2];1;MIN([.$B$1]+1;[.CK6]+[.CL6])))">
            <text:p/>
          </table:table-cell>
          <table:table-cell table:formula="of:=IF([.$A7]&lt;[.CM$2];&quot;&quot;;IF([.$A7]=[.CM$2];1;MIN([.$B$1]+1;[.CL6]+[.CM6])))">
            <text:p/>
          </table:table-cell>
          <table:table-cell table:formula="of:=IF([.$A7]&lt;[.CN$2];&quot;&quot;;IF([.$A7]=[.CN$2];1;MIN([.$B$1]+1;[.CM6]+[.CN6])))">
            <text:p/>
          </table:table-cell>
          <table:table-cell table:formula="of:=IF([.$A7]&lt;[.CO$2];&quot;&quot;;IF([.$A7]=[.CO$2];1;MIN([.$B$1]+1;[.CN6]+[.CO6])))">
            <text:p/>
          </table:table-cell>
          <table:table-cell table:formula="of:=IF([.$A7]&lt;[.CP$2];&quot;&quot;;IF([.$A7]=[.CP$2];1;MIN([.$B$1]+1;[.CO6]+[.CP6])))">
            <text:p/>
          </table:table-cell>
          <table:table-cell table:formula="of:=IF([.$A7]&lt;[.CQ$2];&quot;&quot;;IF([.$A7]=[.CQ$2];1;MIN([.$B$1]+1;[.CP6]+[.CQ6])))">
            <text:p/>
          </table:table-cell>
          <table:table-cell table:formula="of:=IF([.$A7]&lt;[.CR$2];&quot;&quot;;IF([.$A7]=[.CR$2];1;MIN([.$B$1]+1;[.CQ6]+[.CR6])))">
            <text:p/>
          </table:table-cell>
          <table:table-cell table:formula="of:=IF([.$A7]&lt;[.CS$2];&quot;&quot;;IF([.$A7]=[.CS$2];1;MIN([.$B$1]+1;[.CR6]+[.CS6])))">
            <text:p/>
          </table:table-cell>
          <table:table-cell table:formula="of:=IF([.$A7]&lt;[.CT$2];&quot;&quot;;IF([.$A7]=[.CT$2];1;MIN([.$B$1]+1;[.CS6]+[.CT6])))">
            <text:p/>
          </table:table-cell>
          <table:table-cell table:formula="of:=IF([.$A7]&lt;[.CU$2];&quot;&quot;;IF([.$A7]=[.CU$2];1;MIN([.$B$1]+1;[.CT6]+[.CU6])))">
            <text:p/>
          </table:table-cell>
          <table:table-cell table:formula="of:=IF([.$A7]&lt;[.CV$2];&quot;&quot;;IF([.$A7]=[.CV$2];1;MIN([.$B$1]+1;[.CU6]+[.CV6])))">
            <text:p/>
          </table:table-cell>
          <table:table-cell table:formula="of:=IF([.$A7]&lt;[.CW$2];&quot;&quot;;IF([.$A7]=[.CW$2];1;MIN([.$B$1]+1;[.CV6]+[.CW6])))">
            <text:p/>
          </table:table-cell>
          <table:table-cell table:formula="of:=IF([.$A7]&lt;[.CX$2];&quot;&quot;;IF([.$A7]=[.CX$2];1;MIN([.$B$1]+1;[.CW6]+[.CX6])))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$A8]&lt;[.C$2];&quot;&quot;;IF([.$A8]=[.C$2];1;MIN([.$B$1]+1;[.B7]+[.C7])))" office:value-type="float" office:value="5" calcext:value-type="float">
            <text:p>5</text:p>
          </table:table-cell>
          <table:table-cell table:formula="of:=IF([.$A8]&lt;[.D$2];&quot;&quot;;IF([.$A8]=[.D$2];1;MIN([.$B$1]+1;[.C7]+[.D7])))" office:value-type="float" office:value="10" calcext:value-type="float">
            <text:p>10</text:p>
          </table:table-cell>
          <table:table-cell table:formula="of:=IF([.$A8]&lt;[.E$2];&quot;&quot;;IF([.$A8]=[.E$2];1;MIN([.$B$1]+1;[.D7]+[.E7])))" office:value-type="float" office:value="10" calcext:value-type="float">
            <text:p>10</text:p>
          </table:table-cell>
          <table:table-cell table:formula="of:=IF([.$A8]&lt;[.F$2];&quot;&quot;;IF([.$A8]=[.F$2];1;MIN([.$B$1]+1;[.E7]+[.F7])))" office:value-type="float" office:value="5" calcext:value-type="float">
            <text:p>5</text:p>
          </table:table-cell>
          <table:table-cell table:formula="of:=IF([.$A8]&lt;[.G$2];&quot;&quot;;IF([.$A8]=[.G$2];1;MIN([.$B$1]+1;[.F7]+[.G7])))" office:value-type="float" office:value="1" calcext:value-type="float">
            <text:p>1</text:p>
          </table:table-cell>
          <table:table-cell table:formula="of:=IF([.$A8]&lt;[.H$2];&quot;&quot;;IF([.$A8]=[.H$2];1;MIN([.$B$1]+1;[.G7]+[.H7])))">
            <text:p/>
          </table:table-cell>
          <table:table-cell table:formula="of:=IF([.$A8]&lt;[.I$2];&quot;&quot;;IF([.$A8]=[.I$2];1;MIN([.$B$1]+1;[.H7]+[.I7])))">
            <text:p/>
          </table:table-cell>
          <table:table-cell table:formula="of:=IF([.$A8]&lt;[.J$2];&quot;&quot;;IF([.$A8]=[.J$2];1;MIN([.$B$1]+1;[.I7]+[.J7])))">
            <text:p/>
          </table:table-cell>
          <table:table-cell table:formula="of:=IF([.$A8]&lt;[.K$2];&quot;&quot;;IF([.$A8]=[.K$2];1;MIN([.$B$1]+1;[.J7]+[.K7])))">
            <text:p/>
          </table:table-cell>
          <table:table-cell table:formula="of:=IF([.$A8]&lt;[.L$2];&quot;&quot;;IF([.$A8]=[.L$2];1;MIN([.$B$1]+1;[.K7]+[.L7])))">
            <text:p/>
          </table:table-cell>
          <table:table-cell table:formula="of:=IF([.$A8]&lt;[.M$2];&quot;&quot;;IF([.$A8]=[.M$2];1;MIN([.$B$1]+1;[.L7]+[.M7])))">
            <text:p/>
          </table:table-cell>
          <table:table-cell table:formula="of:=IF([.$A8]&lt;[.N$2];&quot;&quot;;IF([.$A8]=[.N$2];1;MIN([.$B$1]+1;[.M7]+[.N7])))">
            <text:p/>
          </table:table-cell>
          <table:table-cell table:formula="of:=IF([.$A8]&lt;[.O$2];&quot;&quot;;IF([.$A8]=[.O$2];1;MIN([.$B$1]+1;[.N7]+[.O7])))">
            <text:p/>
          </table:table-cell>
          <table:table-cell table:formula="of:=IF([.$A8]&lt;[.P$2];&quot;&quot;;IF([.$A8]=[.P$2];1;MIN([.$B$1]+1;[.O7]+[.P7])))">
            <text:p/>
          </table:table-cell>
          <table:table-cell table:formula="of:=IF([.$A8]&lt;[.Q$2];&quot;&quot;;IF([.$A8]=[.Q$2];1;MIN([.$B$1]+1;[.P7]+[.Q7])))">
            <text:p/>
          </table:table-cell>
          <table:table-cell table:formula="of:=IF([.$A8]&lt;[.R$2];&quot;&quot;;IF([.$A8]=[.R$2];1;MIN([.$B$1]+1;[.Q7]+[.R7])))">
            <text:p/>
          </table:table-cell>
          <table:table-cell table:formula="of:=IF([.$A8]&lt;[.S$2];&quot;&quot;;IF([.$A8]=[.S$2];1;MIN([.$B$1]+1;[.R7]+[.S7])))">
            <text:p/>
          </table:table-cell>
          <table:table-cell table:formula="of:=IF([.$A8]&lt;[.T$2];&quot;&quot;;IF([.$A8]=[.T$2];1;MIN([.$B$1]+1;[.S7]+[.T7])))">
            <text:p/>
          </table:table-cell>
          <table:table-cell table:formula="of:=IF([.$A8]&lt;[.U$2];&quot;&quot;;IF([.$A8]=[.U$2];1;MIN([.$B$1]+1;[.T7]+[.U7])))">
            <text:p/>
          </table:table-cell>
          <table:table-cell table:formula="of:=IF([.$A8]&lt;[.V$2];&quot;&quot;;IF([.$A8]=[.V$2];1;MIN([.$B$1]+1;[.U7]+[.V7])))">
            <text:p/>
          </table:table-cell>
          <table:table-cell table:formula="of:=IF([.$A8]&lt;[.W$2];&quot;&quot;;IF([.$A8]=[.W$2];1;MIN([.$B$1]+1;[.V7]+[.W7])))">
            <text:p/>
          </table:table-cell>
          <table:table-cell table:formula="of:=IF([.$A8]&lt;[.X$2];&quot;&quot;;IF([.$A8]=[.X$2];1;MIN([.$B$1]+1;[.W7]+[.X7])))">
            <text:p/>
          </table:table-cell>
          <table:table-cell table:formula="of:=IF([.$A8]&lt;[.Y$2];&quot;&quot;;IF([.$A8]=[.Y$2];1;MIN([.$B$1]+1;[.X7]+[.Y7])))">
            <text:p/>
          </table:table-cell>
          <table:table-cell table:formula="of:=IF([.$A8]&lt;[.Z$2];&quot;&quot;;IF([.$A8]=[.Z$2];1;MIN([.$B$1]+1;[.Y7]+[.Z7])))">
            <text:p/>
          </table:table-cell>
          <table:table-cell table:formula="of:=IF([.$A8]&lt;[.AA$2];&quot;&quot;;IF([.$A8]=[.AA$2];1;MIN([.$B$1]+1;[.Z7]+[.AA7])))">
            <text:p/>
          </table:table-cell>
          <table:table-cell table:formula="of:=IF([.$A8]&lt;[.AB$2];&quot;&quot;;IF([.$A8]=[.AB$2];1;MIN([.$B$1]+1;[.AA7]+[.AB7])))">
            <text:p/>
          </table:table-cell>
          <table:table-cell table:formula="of:=IF([.$A8]&lt;[.AC$2];&quot;&quot;;IF([.$A8]=[.AC$2];1;MIN([.$B$1]+1;[.AB7]+[.AC7])))">
            <text:p/>
          </table:table-cell>
          <table:table-cell table:formula="of:=IF([.$A8]&lt;[.AD$2];&quot;&quot;;IF([.$A8]=[.AD$2];1;MIN([.$B$1]+1;[.AC7]+[.AD7])))">
            <text:p/>
          </table:table-cell>
          <table:table-cell table:formula="of:=IF([.$A8]&lt;[.AE$2];&quot;&quot;;IF([.$A8]=[.AE$2];1;MIN([.$B$1]+1;[.AD7]+[.AE7])))">
            <text:p/>
          </table:table-cell>
          <table:table-cell table:formula="of:=IF([.$A8]&lt;[.AF$2];&quot;&quot;;IF([.$A8]=[.AF$2];1;MIN([.$B$1]+1;[.AE7]+[.AF7])))">
            <text:p/>
          </table:table-cell>
          <table:table-cell table:formula="of:=IF([.$A8]&lt;[.AG$2];&quot;&quot;;IF([.$A8]=[.AG$2];1;MIN([.$B$1]+1;[.AF7]+[.AG7])))">
            <text:p/>
          </table:table-cell>
          <table:table-cell table:formula="of:=IF([.$A8]&lt;[.AH$2];&quot;&quot;;IF([.$A8]=[.AH$2];1;MIN([.$B$1]+1;[.AG7]+[.AH7])))">
            <text:p/>
          </table:table-cell>
          <table:table-cell table:formula="of:=IF([.$A8]&lt;[.AI$2];&quot;&quot;;IF([.$A8]=[.AI$2];1;MIN([.$B$1]+1;[.AH7]+[.AI7])))">
            <text:p/>
          </table:table-cell>
          <table:table-cell table:formula="of:=IF([.$A8]&lt;[.AJ$2];&quot;&quot;;IF([.$A8]=[.AJ$2];1;MIN([.$B$1]+1;[.AI7]+[.AJ7])))">
            <text:p/>
          </table:table-cell>
          <table:table-cell table:formula="of:=IF([.$A8]&lt;[.AK$2];&quot;&quot;;IF([.$A8]=[.AK$2];1;MIN([.$B$1]+1;[.AJ7]+[.AK7])))">
            <text:p/>
          </table:table-cell>
          <table:table-cell table:formula="of:=IF([.$A8]&lt;[.AL$2];&quot;&quot;;IF([.$A8]=[.AL$2];1;MIN([.$B$1]+1;[.AK7]+[.AL7])))">
            <text:p/>
          </table:table-cell>
          <table:table-cell table:formula="of:=IF([.$A8]&lt;[.AM$2];&quot;&quot;;IF([.$A8]=[.AM$2];1;MIN([.$B$1]+1;[.AL7]+[.AM7])))">
            <text:p/>
          </table:table-cell>
          <table:table-cell table:formula="of:=IF([.$A8]&lt;[.AN$2];&quot;&quot;;IF([.$A8]=[.AN$2];1;MIN([.$B$1]+1;[.AM7]+[.AN7])))">
            <text:p/>
          </table:table-cell>
          <table:table-cell table:formula="of:=IF([.$A8]&lt;[.AO$2];&quot;&quot;;IF([.$A8]=[.AO$2];1;MIN([.$B$1]+1;[.AN7]+[.AO7])))">
            <text:p/>
          </table:table-cell>
          <table:table-cell table:formula="of:=IF([.$A8]&lt;[.AP$2];&quot;&quot;;IF([.$A8]=[.AP$2];1;MIN([.$B$1]+1;[.AO7]+[.AP7])))">
            <text:p/>
          </table:table-cell>
          <table:table-cell table:formula="of:=IF([.$A8]&lt;[.AQ$2];&quot;&quot;;IF([.$A8]=[.AQ$2];1;MIN([.$B$1]+1;[.AP7]+[.AQ7])))">
            <text:p/>
          </table:table-cell>
          <table:table-cell table:formula="of:=IF([.$A8]&lt;[.AR$2];&quot;&quot;;IF([.$A8]=[.AR$2];1;MIN([.$B$1]+1;[.AQ7]+[.AR7])))">
            <text:p/>
          </table:table-cell>
          <table:table-cell table:formula="of:=IF([.$A8]&lt;[.AS$2];&quot;&quot;;IF([.$A8]=[.AS$2];1;MIN([.$B$1]+1;[.AR7]+[.AS7])))">
            <text:p/>
          </table:table-cell>
          <table:table-cell table:formula="of:=IF([.$A8]&lt;[.AT$2];&quot;&quot;;IF([.$A8]=[.AT$2];1;MIN([.$B$1]+1;[.AS7]+[.AT7])))">
            <text:p/>
          </table:table-cell>
          <table:table-cell table:formula="of:=IF([.$A8]&lt;[.AU$2];&quot;&quot;;IF([.$A8]=[.AU$2];1;MIN([.$B$1]+1;[.AT7]+[.AU7])))">
            <text:p/>
          </table:table-cell>
          <table:table-cell table:formula="of:=IF([.$A8]&lt;[.AV$2];&quot;&quot;;IF([.$A8]=[.AV$2];1;MIN([.$B$1]+1;[.AU7]+[.AV7])))">
            <text:p/>
          </table:table-cell>
          <table:table-cell table:formula="of:=IF([.$A8]&lt;[.AW$2];&quot;&quot;;IF([.$A8]=[.AW$2];1;MIN([.$B$1]+1;[.AV7]+[.AW7])))">
            <text:p/>
          </table:table-cell>
          <table:table-cell table:formula="of:=IF([.$A8]&lt;[.AX$2];&quot;&quot;;IF([.$A8]=[.AX$2];1;MIN([.$B$1]+1;[.AW7]+[.AX7])))">
            <text:p/>
          </table:table-cell>
          <table:table-cell table:formula="of:=IF([.$A8]&lt;[.AY$2];&quot;&quot;;IF([.$A8]=[.AY$2];1;MIN([.$B$1]+1;[.AX7]+[.AY7])))">
            <text:p/>
          </table:table-cell>
          <table:table-cell table:formula="of:=IF([.$A8]&lt;[.AZ$2];&quot;&quot;;IF([.$A8]=[.AZ$2];1;MIN([.$B$1]+1;[.AY7]+[.AZ7])))">
            <text:p/>
          </table:table-cell>
          <table:table-cell table:formula="of:=IF([.$A8]&lt;[.BA$2];&quot;&quot;;IF([.$A8]=[.BA$2];1;MIN([.$B$1]+1;[.AZ7]+[.BA7])))">
            <text:p/>
          </table:table-cell>
          <table:table-cell table:formula="of:=IF([.$A8]&lt;[.BB$2];&quot;&quot;;IF([.$A8]=[.BB$2];1;MIN([.$B$1]+1;[.BA7]+[.BB7])))">
            <text:p/>
          </table:table-cell>
          <table:table-cell table:formula="of:=IF([.$A8]&lt;[.BC$2];&quot;&quot;;IF([.$A8]=[.BC$2];1;MIN([.$B$1]+1;[.BB7]+[.BC7])))">
            <text:p/>
          </table:table-cell>
          <table:table-cell table:formula="of:=IF([.$A8]&lt;[.BD$2];&quot;&quot;;IF([.$A8]=[.BD$2];1;MIN([.$B$1]+1;[.BC7]+[.BD7])))">
            <text:p/>
          </table:table-cell>
          <table:table-cell table:formula="of:=IF([.$A8]&lt;[.BE$2];&quot;&quot;;IF([.$A8]=[.BE$2];1;MIN([.$B$1]+1;[.BD7]+[.BE7])))">
            <text:p/>
          </table:table-cell>
          <table:table-cell table:formula="of:=IF([.$A8]&lt;[.BF$2];&quot;&quot;;IF([.$A8]=[.BF$2];1;MIN([.$B$1]+1;[.BE7]+[.BF7])))">
            <text:p/>
          </table:table-cell>
          <table:table-cell table:formula="of:=IF([.$A8]&lt;[.BG$2];&quot;&quot;;IF([.$A8]=[.BG$2];1;MIN([.$B$1]+1;[.BF7]+[.BG7])))">
            <text:p/>
          </table:table-cell>
          <table:table-cell table:formula="of:=IF([.$A8]&lt;[.BH$2];&quot;&quot;;IF([.$A8]=[.BH$2];1;MIN([.$B$1]+1;[.BG7]+[.BH7])))">
            <text:p/>
          </table:table-cell>
          <table:table-cell table:formula="of:=IF([.$A8]&lt;[.BI$2];&quot;&quot;;IF([.$A8]=[.BI$2];1;MIN([.$B$1]+1;[.BH7]+[.BI7])))">
            <text:p/>
          </table:table-cell>
          <table:table-cell table:formula="of:=IF([.$A8]&lt;[.BJ$2];&quot;&quot;;IF([.$A8]=[.BJ$2];1;MIN([.$B$1]+1;[.BI7]+[.BJ7])))">
            <text:p/>
          </table:table-cell>
          <table:table-cell table:formula="of:=IF([.$A8]&lt;[.BK$2];&quot;&quot;;IF([.$A8]=[.BK$2];1;MIN([.$B$1]+1;[.BJ7]+[.BK7])))">
            <text:p/>
          </table:table-cell>
          <table:table-cell table:formula="of:=IF([.$A8]&lt;[.BL$2];&quot;&quot;;IF([.$A8]=[.BL$2];1;MIN([.$B$1]+1;[.BK7]+[.BL7])))">
            <text:p/>
          </table:table-cell>
          <table:table-cell table:formula="of:=IF([.$A8]&lt;[.BM$2];&quot;&quot;;IF([.$A8]=[.BM$2];1;MIN([.$B$1]+1;[.BL7]+[.BM7])))">
            <text:p/>
          </table:table-cell>
          <table:table-cell table:formula="of:=IF([.$A8]&lt;[.BN$2];&quot;&quot;;IF([.$A8]=[.BN$2];1;MIN([.$B$1]+1;[.BM7]+[.BN7])))">
            <text:p/>
          </table:table-cell>
          <table:table-cell table:formula="of:=IF([.$A8]&lt;[.BO$2];&quot;&quot;;IF([.$A8]=[.BO$2];1;MIN([.$B$1]+1;[.BN7]+[.BO7])))">
            <text:p/>
          </table:table-cell>
          <table:table-cell table:formula="of:=IF([.$A8]&lt;[.BP$2];&quot;&quot;;IF([.$A8]=[.BP$2];1;MIN([.$B$1]+1;[.BO7]+[.BP7])))">
            <text:p/>
          </table:table-cell>
          <table:table-cell table:formula="of:=IF([.$A8]&lt;[.BQ$2];&quot;&quot;;IF([.$A8]=[.BQ$2];1;MIN([.$B$1]+1;[.BP7]+[.BQ7])))">
            <text:p/>
          </table:table-cell>
          <table:table-cell table:formula="of:=IF([.$A8]&lt;[.BR$2];&quot;&quot;;IF([.$A8]=[.BR$2];1;MIN([.$B$1]+1;[.BQ7]+[.BR7])))">
            <text:p/>
          </table:table-cell>
          <table:table-cell table:formula="of:=IF([.$A8]&lt;[.BS$2];&quot;&quot;;IF([.$A8]=[.BS$2];1;MIN([.$B$1]+1;[.BR7]+[.BS7])))">
            <text:p/>
          </table:table-cell>
          <table:table-cell table:formula="of:=IF([.$A8]&lt;[.BT$2];&quot;&quot;;IF([.$A8]=[.BT$2];1;MIN([.$B$1]+1;[.BS7]+[.BT7])))">
            <text:p/>
          </table:table-cell>
          <table:table-cell table:formula="of:=IF([.$A8]&lt;[.BU$2];&quot;&quot;;IF([.$A8]=[.BU$2];1;MIN([.$B$1]+1;[.BT7]+[.BU7])))">
            <text:p/>
          </table:table-cell>
          <table:table-cell table:formula="of:=IF([.$A8]&lt;[.BV$2];&quot;&quot;;IF([.$A8]=[.BV$2];1;MIN([.$B$1]+1;[.BU7]+[.BV7])))">
            <text:p/>
          </table:table-cell>
          <table:table-cell table:formula="of:=IF([.$A8]&lt;[.BW$2];&quot;&quot;;IF([.$A8]=[.BW$2];1;MIN([.$B$1]+1;[.BV7]+[.BW7])))">
            <text:p/>
          </table:table-cell>
          <table:table-cell table:formula="of:=IF([.$A8]&lt;[.BX$2];&quot;&quot;;IF([.$A8]=[.BX$2];1;MIN([.$B$1]+1;[.BW7]+[.BX7])))">
            <text:p/>
          </table:table-cell>
          <table:table-cell table:formula="of:=IF([.$A8]&lt;[.BY$2];&quot;&quot;;IF([.$A8]=[.BY$2];1;MIN([.$B$1]+1;[.BX7]+[.BY7])))">
            <text:p/>
          </table:table-cell>
          <table:table-cell table:formula="of:=IF([.$A8]&lt;[.BZ$2];&quot;&quot;;IF([.$A8]=[.BZ$2];1;MIN([.$B$1]+1;[.BY7]+[.BZ7])))">
            <text:p/>
          </table:table-cell>
          <table:table-cell table:formula="of:=IF([.$A8]&lt;[.CA$2];&quot;&quot;;IF([.$A8]=[.CA$2];1;MIN([.$B$1]+1;[.BZ7]+[.CA7])))">
            <text:p/>
          </table:table-cell>
          <table:table-cell table:formula="of:=IF([.$A8]&lt;[.CB$2];&quot;&quot;;IF([.$A8]=[.CB$2];1;MIN([.$B$1]+1;[.CA7]+[.CB7])))">
            <text:p/>
          </table:table-cell>
          <table:table-cell table:formula="of:=IF([.$A8]&lt;[.CC$2];&quot;&quot;;IF([.$A8]=[.CC$2];1;MIN([.$B$1]+1;[.CB7]+[.CC7])))">
            <text:p/>
          </table:table-cell>
          <table:table-cell table:formula="of:=IF([.$A8]&lt;[.CD$2];&quot;&quot;;IF([.$A8]=[.CD$2];1;MIN([.$B$1]+1;[.CC7]+[.CD7])))">
            <text:p/>
          </table:table-cell>
          <table:table-cell table:formula="of:=IF([.$A8]&lt;[.CE$2];&quot;&quot;;IF([.$A8]=[.CE$2];1;MIN([.$B$1]+1;[.CD7]+[.CE7])))">
            <text:p/>
          </table:table-cell>
          <table:table-cell table:formula="of:=IF([.$A8]&lt;[.CF$2];&quot;&quot;;IF([.$A8]=[.CF$2];1;MIN([.$B$1]+1;[.CE7]+[.CF7])))">
            <text:p/>
          </table:table-cell>
          <table:table-cell table:formula="of:=IF([.$A8]&lt;[.CG$2];&quot;&quot;;IF([.$A8]=[.CG$2];1;MIN([.$B$1]+1;[.CF7]+[.CG7])))">
            <text:p/>
          </table:table-cell>
          <table:table-cell table:formula="of:=IF([.$A8]&lt;[.CH$2];&quot;&quot;;IF([.$A8]=[.CH$2];1;MIN([.$B$1]+1;[.CG7]+[.CH7])))">
            <text:p/>
          </table:table-cell>
          <table:table-cell table:formula="of:=IF([.$A8]&lt;[.CI$2];&quot;&quot;;IF([.$A8]=[.CI$2];1;MIN([.$B$1]+1;[.CH7]+[.CI7])))">
            <text:p/>
          </table:table-cell>
          <table:table-cell table:formula="of:=IF([.$A8]&lt;[.CJ$2];&quot;&quot;;IF([.$A8]=[.CJ$2];1;MIN([.$B$1]+1;[.CI7]+[.CJ7])))">
            <text:p/>
          </table:table-cell>
          <table:table-cell table:formula="of:=IF([.$A8]&lt;[.CK$2];&quot;&quot;;IF([.$A8]=[.CK$2];1;MIN([.$B$1]+1;[.CJ7]+[.CK7])))">
            <text:p/>
          </table:table-cell>
          <table:table-cell table:formula="of:=IF([.$A8]&lt;[.CL$2];&quot;&quot;;IF([.$A8]=[.CL$2];1;MIN([.$B$1]+1;[.CK7]+[.CL7])))">
            <text:p/>
          </table:table-cell>
          <table:table-cell table:formula="of:=IF([.$A8]&lt;[.CM$2];&quot;&quot;;IF([.$A8]=[.CM$2];1;MIN([.$B$1]+1;[.CL7]+[.CM7])))">
            <text:p/>
          </table:table-cell>
          <table:table-cell table:formula="of:=IF([.$A8]&lt;[.CN$2];&quot;&quot;;IF([.$A8]=[.CN$2];1;MIN([.$B$1]+1;[.CM7]+[.CN7])))">
            <text:p/>
          </table:table-cell>
          <table:table-cell table:formula="of:=IF([.$A8]&lt;[.CO$2];&quot;&quot;;IF([.$A8]=[.CO$2];1;MIN([.$B$1]+1;[.CN7]+[.CO7])))">
            <text:p/>
          </table:table-cell>
          <table:table-cell table:formula="of:=IF([.$A8]&lt;[.CP$2];&quot;&quot;;IF([.$A8]=[.CP$2];1;MIN([.$B$1]+1;[.CO7]+[.CP7])))">
            <text:p/>
          </table:table-cell>
          <table:table-cell table:formula="of:=IF([.$A8]&lt;[.CQ$2];&quot;&quot;;IF([.$A8]=[.CQ$2];1;MIN([.$B$1]+1;[.CP7]+[.CQ7])))">
            <text:p/>
          </table:table-cell>
          <table:table-cell table:formula="of:=IF([.$A8]&lt;[.CR$2];&quot;&quot;;IF([.$A8]=[.CR$2];1;MIN([.$B$1]+1;[.CQ7]+[.CR7])))">
            <text:p/>
          </table:table-cell>
          <table:table-cell table:formula="of:=IF([.$A8]&lt;[.CS$2];&quot;&quot;;IF([.$A8]=[.CS$2];1;MIN([.$B$1]+1;[.CR7]+[.CS7])))">
            <text:p/>
          </table:table-cell>
          <table:table-cell table:formula="of:=IF([.$A8]&lt;[.CT$2];&quot;&quot;;IF([.$A8]=[.CT$2];1;MIN([.$B$1]+1;[.CS7]+[.CT7])))">
            <text:p/>
          </table:table-cell>
          <table:table-cell table:formula="of:=IF([.$A8]&lt;[.CU$2];&quot;&quot;;IF([.$A8]=[.CU$2];1;MIN([.$B$1]+1;[.CT7]+[.CU7])))">
            <text:p/>
          </table:table-cell>
          <table:table-cell table:formula="of:=IF([.$A8]&lt;[.CV$2];&quot;&quot;;IF([.$A8]=[.CV$2];1;MIN([.$B$1]+1;[.CU7]+[.CV7])))">
            <text:p/>
          </table:table-cell>
          <table:table-cell table:formula="of:=IF([.$A8]&lt;[.CW$2];&quot;&quot;;IF([.$A8]=[.CW$2];1;MIN([.$B$1]+1;[.CV7]+[.CW7])))">
            <text:p/>
          </table:table-cell>
          <table:table-cell table:formula="of:=IF([.$A8]&lt;[.CX$2];&quot;&quot;;IF([.$A8]=[.CX$2];1;MIN([.$B$1]+1;[.CW7]+[.CX7]))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$A9]&lt;[.C$2];&quot;&quot;;IF([.$A9]=[.C$2];1;MIN([.$B$1]+1;[.B8]+[.C8])))" office:value-type="float" office:value="6" calcext:value-type="float">
            <text:p>6</text:p>
          </table:table-cell>
          <table:table-cell table:formula="of:=IF([.$A9]&lt;[.D$2];&quot;&quot;;IF([.$A9]=[.D$2];1;MIN([.$B$1]+1;[.C8]+[.D8])))" office:value-type="float" office:value="15" calcext:value-type="float">
            <text:p>15</text:p>
          </table:table-cell>
          <table:table-cell table:formula="of:=IF([.$A9]&lt;[.E$2];&quot;&quot;;IF([.$A9]=[.E$2];1;MIN([.$B$1]+1;[.D8]+[.E8])))" office:value-type="float" office:value="20" calcext:value-type="float">
            <text:p>20</text:p>
          </table:table-cell>
          <table:table-cell table:formula="of:=IF([.$A9]&lt;[.F$2];&quot;&quot;;IF([.$A9]=[.F$2];1;MIN([.$B$1]+1;[.E8]+[.F8])))" office:value-type="float" office:value="15" calcext:value-type="float">
            <text:p>15</text:p>
          </table:table-cell>
          <table:table-cell table:formula="of:=IF([.$A9]&lt;[.G$2];&quot;&quot;;IF([.$A9]=[.G$2];1;MIN([.$B$1]+1;[.F8]+[.G8])))" office:value-type="float" office:value="6" calcext:value-type="float">
            <text:p>6</text:p>
          </table:table-cell>
          <table:table-cell table:formula="of:=IF([.$A9]&lt;[.H$2];&quot;&quot;;IF([.$A9]=[.H$2];1;MIN([.$B$1]+1;[.G8]+[.H8])))" office:value-type="float" office:value="1" calcext:value-type="float">
            <text:p>1</text:p>
          </table:table-cell>
          <table:table-cell table:formula="of:=IF([.$A9]&lt;[.I$2];&quot;&quot;;IF([.$A9]=[.I$2];1;MIN([.$B$1]+1;[.H8]+[.I8])))">
            <text:p/>
          </table:table-cell>
          <table:table-cell table:formula="of:=IF([.$A9]&lt;[.J$2];&quot;&quot;;IF([.$A9]=[.J$2];1;MIN([.$B$1]+1;[.I8]+[.J8])))">
            <text:p/>
          </table:table-cell>
          <table:table-cell table:formula="of:=IF([.$A9]&lt;[.K$2];&quot;&quot;;IF([.$A9]=[.K$2];1;MIN([.$B$1]+1;[.J8]+[.K8])))">
            <text:p/>
          </table:table-cell>
          <table:table-cell table:formula="of:=IF([.$A9]&lt;[.L$2];&quot;&quot;;IF([.$A9]=[.L$2];1;MIN([.$B$1]+1;[.K8]+[.L8])))">
            <text:p/>
          </table:table-cell>
          <table:table-cell table:formula="of:=IF([.$A9]&lt;[.M$2];&quot;&quot;;IF([.$A9]=[.M$2];1;MIN([.$B$1]+1;[.L8]+[.M8])))">
            <text:p/>
          </table:table-cell>
          <table:table-cell table:formula="of:=IF([.$A9]&lt;[.N$2];&quot;&quot;;IF([.$A9]=[.N$2];1;MIN([.$B$1]+1;[.M8]+[.N8])))">
            <text:p/>
          </table:table-cell>
          <table:table-cell table:formula="of:=IF([.$A9]&lt;[.O$2];&quot;&quot;;IF([.$A9]=[.O$2];1;MIN([.$B$1]+1;[.N8]+[.O8])))">
            <text:p/>
          </table:table-cell>
          <table:table-cell table:formula="of:=IF([.$A9]&lt;[.P$2];&quot;&quot;;IF([.$A9]=[.P$2];1;MIN([.$B$1]+1;[.O8]+[.P8])))">
            <text:p/>
          </table:table-cell>
          <table:table-cell table:formula="of:=IF([.$A9]&lt;[.Q$2];&quot;&quot;;IF([.$A9]=[.Q$2];1;MIN([.$B$1]+1;[.P8]+[.Q8])))">
            <text:p/>
          </table:table-cell>
          <table:table-cell table:formula="of:=IF([.$A9]&lt;[.R$2];&quot;&quot;;IF([.$A9]=[.R$2];1;MIN([.$B$1]+1;[.Q8]+[.R8])))">
            <text:p/>
          </table:table-cell>
          <table:table-cell table:formula="of:=IF([.$A9]&lt;[.S$2];&quot;&quot;;IF([.$A9]=[.S$2];1;MIN([.$B$1]+1;[.R8]+[.S8])))">
            <text:p/>
          </table:table-cell>
          <table:table-cell table:formula="of:=IF([.$A9]&lt;[.T$2];&quot;&quot;;IF([.$A9]=[.T$2];1;MIN([.$B$1]+1;[.S8]+[.T8])))">
            <text:p/>
          </table:table-cell>
          <table:table-cell table:formula="of:=IF([.$A9]&lt;[.U$2];&quot;&quot;;IF([.$A9]=[.U$2];1;MIN([.$B$1]+1;[.T8]+[.U8])))">
            <text:p/>
          </table:table-cell>
          <table:table-cell table:formula="of:=IF([.$A9]&lt;[.V$2];&quot;&quot;;IF([.$A9]=[.V$2];1;MIN([.$B$1]+1;[.U8]+[.V8])))">
            <text:p/>
          </table:table-cell>
          <table:table-cell table:formula="of:=IF([.$A9]&lt;[.W$2];&quot;&quot;;IF([.$A9]=[.W$2];1;MIN([.$B$1]+1;[.V8]+[.W8])))">
            <text:p/>
          </table:table-cell>
          <table:table-cell table:formula="of:=IF([.$A9]&lt;[.X$2];&quot;&quot;;IF([.$A9]=[.X$2];1;MIN([.$B$1]+1;[.W8]+[.X8])))">
            <text:p/>
          </table:table-cell>
          <table:table-cell table:formula="of:=IF([.$A9]&lt;[.Y$2];&quot;&quot;;IF([.$A9]=[.Y$2];1;MIN([.$B$1]+1;[.X8]+[.Y8])))">
            <text:p/>
          </table:table-cell>
          <table:table-cell table:formula="of:=IF([.$A9]&lt;[.Z$2];&quot;&quot;;IF([.$A9]=[.Z$2];1;MIN([.$B$1]+1;[.Y8]+[.Z8])))">
            <text:p/>
          </table:table-cell>
          <table:table-cell table:formula="of:=IF([.$A9]&lt;[.AA$2];&quot;&quot;;IF([.$A9]=[.AA$2];1;MIN([.$B$1]+1;[.Z8]+[.AA8])))">
            <text:p/>
          </table:table-cell>
          <table:table-cell table:formula="of:=IF([.$A9]&lt;[.AB$2];&quot;&quot;;IF([.$A9]=[.AB$2];1;MIN([.$B$1]+1;[.AA8]+[.AB8])))">
            <text:p/>
          </table:table-cell>
          <table:table-cell table:formula="of:=IF([.$A9]&lt;[.AC$2];&quot;&quot;;IF([.$A9]=[.AC$2];1;MIN([.$B$1]+1;[.AB8]+[.AC8])))">
            <text:p/>
          </table:table-cell>
          <table:table-cell table:formula="of:=IF([.$A9]&lt;[.AD$2];&quot;&quot;;IF([.$A9]=[.AD$2];1;MIN([.$B$1]+1;[.AC8]+[.AD8])))">
            <text:p/>
          </table:table-cell>
          <table:table-cell table:formula="of:=IF([.$A9]&lt;[.AE$2];&quot;&quot;;IF([.$A9]=[.AE$2];1;MIN([.$B$1]+1;[.AD8]+[.AE8])))">
            <text:p/>
          </table:table-cell>
          <table:table-cell table:formula="of:=IF([.$A9]&lt;[.AF$2];&quot;&quot;;IF([.$A9]=[.AF$2];1;MIN([.$B$1]+1;[.AE8]+[.AF8])))">
            <text:p/>
          </table:table-cell>
          <table:table-cell table:formula="of:=IF([.$A9]&lt;[.AG$2];&quot;&quot;;IF([.$A9]=[.AG$2];1;MIN([.$B$1]+1;[.AF8]+[.AG8])))">
            <text:p/>
          </table:table-cell>
          <table:table-cell table:formula="of:=IF([.$A9]&lt;[.AH$2];&quot;&quot;;IF([.$A9]=[.AH$2];1;MIN([.$B$1]+1;[.AG8]+[.AH8])))">
            <text:p/>
          </table:table-cell>
          <table:table-cell table:formula="of:=IF([.$A9]&lt;[.AI$2];&quot;&quot;;IF([.$A9]=[.AI$2];1;MIN([.$B$1]+1;[.AH8]+[.AI8])))">
            <text:p/>
          </table:table-cell>
          <table:table-cell table:formula="of:=IF([.$A9]&lt;[.AJ$2];&quot;&quot;;IF([.$A9]=[.AJ$2];1;MIN([.$B$1]+1;[.AI8]+[.AJ8])))">
            <text:p/>
          </table:table-cell>
          <table:table-cell table:formula="of:=IF([.$A9]&lt;[.AK$2];&quot;&quot;;IF([.$A9]=[.AK$2];1;MIN([.$B$1]+1;[.AJ8]+[.AK8])))">
            <text:p/>
          </table:table-cell>
          <table:table-cell table:formula="of:=IF([.$A9]&lt;[.AL$2];&quot;&quot;;IF([.$A9]=[.AL$2];1;MIN([.$B$1]+1;[.AK8]+[.AL8])))">
            <text:p/>
          </table:table-cell>
          <table:table-cell table:formula="of:=IF([.$A9]&lt;[.AM$2];&quot;&quot;;IF([.$A9]=[.AM$2];1;MIN([.$B$1]+1;[.AL8]+[.AM8])))">
            <text:p/>
          </table:table-cell>
          <table:table-cell table:formula="of:=IF([.$A9]&lt;[.AN$2];&quot;&quot;;IF([.$A9]=[.AN$2];1;MIN([.$B$1]+1;[.AM8]+[.AN8])))">
            <text:p/>
          </table:table-cell>
          <table:table-cell table:formula="of:=IF([.$A9]&lt;[.AO$2];&quot;&quot;;IF([.$A9]=[.AO$2];1;MIN([.$B$1]+1;[.AN8]+[.AO8])))">
            <text:p/>
          </table:table-cell>
          <table:table-cell table:formula="of:=IF([.$A9]&lt;[.AP$2];&quot;&quot;;IF([.$A9]=[.AP$2];1;MIN([.$B$1]+1;[.AO8]+[.AP8])))">
            <text:p/>
          </table:table-cell>
          <table:table-cell table:formula="of:=IF([.$A9]&lt;[.AQ$2];&quot;&quot;;IF([.$A9]=[.AQ$2];1;MIN([.$B$1]+1;[.AP8]+[.AQ8])))">
            <text:p/>
          </table:table-cell>
          <table:table-cell table:formula="of:=IF([.$A9]&lt;[.AR$2];&quot;&quot;;IF([.$A9]=[.AR$2];1;MIN([.$B$1]+1;[.AQ8]+[.AR8])))">
            <text:p/>
          </table:table-cell>
          <table:table-cell table:formula="of:=IF([.$A9]&lt;[.AS$2];&quot;&quot;;IF([.$A9]=[.AS$2];1;MIN([.$B$1]+1;[.AR8]+[.AS8])))">
            <text:p/>
          </table:table-cell>
          <table:table-cell table:formula="of:=IF([.$A9]&lt;[.AT$2];&quot;&quot;;IF([.$A9]=[.AT$2];1;MIN([.$B$1]+1;[.AS8]+[.AT8])))">
            <text:p/>
          </table:table-cell>
          <table:table-cell table:formula="of:=IF([.$A9]&lt;[.AU$2];&quot;&quot;;IF([.$A9]=[.AU$2];1;MIN([.$B$1]+1;[.AT8]+[.AU8])))">
            <text:p/>
          </table:table-cell>
          <table:table-cell table:formula="of:=IF([.$A9]&lt;[.AV$2];&quot;&quot;;IF([.$A9]=[.AV$2];1;MIN([.$B$1]+1;[.AU8]+[.AV8])))">
            <text:p/>
          </table:table-cell>
          <table:table-cell table:formula="of:=IF([.$A9]&lt;[.AW$2];&quot;&quot;;IF([.$A9]=[.AW$2];1;MIN([.$B$1]+1;[.AV8]+[.AW8])))">
            <text:p/>
          </table:table-cell>
          <table:table-cell table:formula="of:=IF([.$A9]&lt;[.AX$2];&quot;&quot;;IF([.$A9]=[.AX$2];1;MIN([.$B$1]+1;[.AW8]+[.AX8])))">
            <text:p/>
          </table:table-cell>
          <table:table-cell table:formula="of:=IF([.$A9]&lt;[.AY$2];&quot;&quot;;IF([.$A9]=[.AY$2];1;MIN([.$B$1]+1;[.AX8]+[.AY8])))">
            <text:p/>
          </table:table-cell>
          <table:table-cell table:formula="of:=IF([.$A9]&lt;[.AZ$2];&quot;&quot;;IF([.$A9]=[.AZ$2];1;MIN([.$B$1]+1;[.AY8]+[.AZ8])))">
            <text:p/>
          </table:table-cell>
          <table:table-cell table:formula="of:=IF([.$A9]&lt;[.BA$2];&quot;&quot;;IF([.$A9]=[.BA$2];1;MIN([.$B$1]+1;[.AZ8]+[.BA8])))">
            <text:p/>
          </table:table-cell>
          <table:table-cell table:formula="of:=IF([.$A9]&lt;[.BB$2];&quot;&quot;;IF([.$A9]=[.BB$2];1;MIN([.$B$1]+1;[.BA8]+[.BB8])))">
            <text:p/>
          </table:table-cell>
          <table:table-cell table:formula="of:=IF([.$A9]&lt;[.BC$2];&quot;&quot;;IF([.$A9]=[.BC$2];1;MIN([.$B$1]+1;[.BB8]+[.BC8])))">
            <text:p/>
          </table:table-cell>
          <table:table-cell table:formula="of:=IF([.$A9]&lt;[.BD$2];&quot;&quot;;IF([.$A9]=[.BD$2];1;MIN([.$B$1]+1;[.BC8]+[.BD8])))">
            <text:p/>
          </table:table-cell>
          <table:table-cell table:formula="of:=IF([.$A9]&lt;[.BE$2];&quot;&quot;;IF([.$A9]=[.BE$2];1;MIN([.$B$1]+1;[.BD8]+[.BE8])))">
            <text:p/>
          </table:table-cell>
          <table:table-cell table:formula="of:=IF([.$A9]&lt;[.BF$2];&quot;&quot;;IF([.$A9]=[.BF$2];1;MIN([.$B$1]+1;[.BE8]+[.BF8])))">
            <text:p/>
          </table:table-cell>
          <table:table-cell table:formula="of:=IF([.$A9]&lt;[.BG$2];&quot;&quot;;IF([.$A9]=[.BG$2];1;MIN([.$B$1]+1;[.BF8]+[.BG8])))">
            <text:p/>
          </table:table-cell>
          <table:table-cell table:formula="of:=IF([.$A9]&lt;[.BH$2];&quot;&quot;;IF([.$A9]=[.BH$2];1;MIN([.$B$1]+1;[.BG8]+[.BH8])))">
            <text:p/>
          </table:table-cell>
          <table:table-cell table:formula="of:=IF([.$A9]&lt;[.BI$2];&quot;&quot;;IF([.$A9]=[.BI$2];1;MIN([.$B$1]+1;[.BH8]+[.BI8])))">
            <text:p/>
          </table:table-cell>
          <table:table-cell table:formula="of:=IF([.$A9]&lt;[.BJ$2];&quot;&quot;;IF([.$A9]=[.BJ$2];1;MIN([.$B$1]+1;[.BI8]+[.BJ8])))">
            <text:p/>
          </table:table-cell>
          <table:table-cell table:formula="of:=IF([.$A9]&lt;[.BK$2];&quot;&quot;;IF([.$A9]=[.BK$2];1;MIN([.$B$1]+1;[.BJ8]+[.BK8])))">
            <text:p/>
          </table:table-cell>
          <table:table-cell table:formula="of:=IF([.$A9]&lt;[.BL$2];&quot;&quot;;IF([.$A9]=[.BL$2];1;MIN([.$B$1]+1;[.BK8]+[.BL8])))">
            <text:p/>
          </table:table-cell>
          <table:table-cell table:formula="of:=IF([.$A9]&lt;[.BM$2];&quot;&quot;;IF([.$A9]=[.BM$2];1;MIN([.$B$1]+1;[.BL8]+[.BM8])))">
            <text:p/>
          </table:table-cell>
          <table:table-cell table:formula="of:=IF([.$A9]&lt;[.BN$2];&quot;&quot;;IF([.$A9]=[.BN$2];1;MIN([.$B$1]+1;[.BM8]+[.BN8])))">
            <text:p/>
          </table:table-cell>
          <table:table-cell table:formula="of:=IF([.$A9]&lt;[.BO$2];&quot;&quot;;IF([.$A9]=[.BO$2];1;MIN([.$B$1]+1;[.BN8]+[.BO8])))">
            <text:p/>
          </table:table-cell>
          <table:table-cell table:formula="of:=IF([.$A9]&lt;[.BP$2];&quot;&quot;;IF([.$A9]=[.BP$2];1;MIN([.$B$1]+1;[.BO8]+[.BP8])))">
            <text:p/>
          </table:table-cell>
          <table:table-cell table:formula="of:=IF([.$A9]&lt;[.BQ$2];&quot;&quot;;IF([.$A9]=[.BQ$2];1;MIN([.$B$1]+1;[.BP8]+[.BQ8])))">
            <text:p/>
          </table:table-cell>
          <table:table-cell table:formula="of:=IF([.$A9]&lt;[.BR$2];&quot;&quot;;IF([.$A9]=[.BR$2];1;MIN([.$B$1]+1;[.BQ8]+[.BR8])))">
            <text:p/>
          </table:table-cell>
          <table:table-cell table:formula="of:=IF([.$A9]&lt;[.BS$2];&quot;&quot;;IF([.$A9]=[.BS$2];1;MIN([.$B$1]+1;[.BR8]+[.BS8])))">
            <text:p/>
          </table:table-cell>
          <table:table-cell table:formula="of:=IF([.$A9]&lt;[.BT$2];&quot;&quot;;IF([.$A9]=[.BT$2];1;MIN([.$B$1]+1;[.BS8]+[.BT8])))">
            <text:p/>
          </table:table-cell>
          <table:table-cell table:formula="of:=IF([.$A9]&lt;[.BU$2];&quot;&quot;;IF([.$A9]=[.BU$2];1;MIN([.$B$1]+1;[.BT8]+[.BU8])))">
            <text:p/>
          </table:table-cell>
          <table:table-cell table:formula="of:=IF([.$A9]&lt;[.BV$2];&quot;&quot;;IF([.$A9]=[.BV$2];1;MIN([.$B$1]+1;[.BU8]+[.BV8])))">
            <text:p/>
          </table:table-cell>
          <table:table-cell table:formula="of:=IF([.$A9]&lt;[.BW$2];&quot;&quot;;IF([.$A9]=[.BW$2];1;MIN([.$B$1]+1;[.BV8]+[.BW8])))">
            <text:p/>
          </table:table-cell>
          <table:table-cell table:formula="of:=IF([.$A9]&lt;[.BX$2];&quot;&quot;;IF([.$A9]=[.BX$2];1;MIN([.$B$1]+1;[.BW8]+[.BX8])))">
            <text:p/>
          </table:table-cell>
          <table:table-cell table:formula="of:=IF([.$A9]&lt;[.BY$2];&quot;&quot;;IF([.$A9]=[.BY$2];1;MIN([.$B$1]+1;[.BX8]+[.BY8])))">
            <text:p/>
          </table:table-cell>
          <table:table-cell table:formula="of:=IF([.$A9]&lt;[.BZ$2];&quot;&quot;;IF([.$A9]=[.BZ$2];1;MIN([.$B$1]+1;[.BY8]+[.BZ8])))">
            <text:p/>
          </table:table-cell>
          <table:table-cell table:formula="of:=IF([.$A9]&lt;[.CA$2];&quot;&quot;;IF([.$A9]=[.CA$2];1;MIN([.$B$1]+1;[.BZ8]+[.CA8])))">
            <text:p/>
          </table:table-cell>
          <table:table-cell table:formula="of:=IF([.$A9]&lt;[.CB$2];&quot;&quot;;IF([.$A9]=[.CB$2];1;MIN([.$B$1]+1;[.CA8]+[.CB8])))">
            <text:p/>
          </table:table-cell>
          <table:table-cell table:formula="of:=IF([.$A9]&lt;[.CC$2];&quot;&quot;;IF([.$A9]=[.CC$2];1;MIN([.$B$1]+1;[.CB8]+[.CC8])))">
            <text:p/>
          </table:table-cell>
          <table:table-cell table:formula="of:=IF([.$A9]&lt;[.CD$2];&quot;&quot;;IF([.$A9]=[.CD$2];1;MIN([.$B$1]+1;[.CC8]+[.CD8])))">
            <text:p/>
          </table:table-cell>
          <table:table-cell table:formula="of:=IF([.$A9]&lt;[.CE$2];&quot;&quot;;IF([.$A9]=[.CE$2];1;MIN([.$B$1]+1;[.CD8]+[.CE8])))">
            <text:p/>
          </table:table-cell>
          <table:table-cell table:formula="of:=IF([.$A9]&lt;[.CF$2];&quot;&quot;;IF([.$A9]=[.CF$2];1;MIN([.$B$1]+1;[.CE8]+[.CF8])))">
            <text:p/>
          </table:table-cell>
          <table:table-cell table:formula="of:=IF([.$A9]&lt;[.CG$2];&quot;&quot;;IF([.$A9]=[.CG$2];1;MIN([.$B$1]+1;[.CF8]+[.CG8])))">
            <text:p/>
          </table:table-cell>
          <table:table-cell table:formula="of:=IF([.$A9]&lt;[.CH$2];&quot;&quot;;IF([.$A9]=[.CH$2];1;MIN([.$B$1]+1;[.CG8]+[.CH8])))">
            <text:p/>
          </table:table-cell>
          <table:table-cell table:formula="of:=IF([.$A9]&lt;[.CI$2];&quot;&quot;;IF([.$A9]=[.CI$2];1;MIN([.$B$1]+1;[.CH8]+[.CI8])))">
            <text:p/>
          </table:table-cell>
          <table:table-cell table:formula="of:=IF([.$A9]&lt;[.CJ$2];&quot;&quot;;IF([.$A9]=[.CJ$2];1;MIN([.$B$1]+1;[.CI8]+[.CJ8])))">
            <text:p/>
          </table:table-cell>
          <table:table-cell table:formula="of:=IF([.$A9]&lt;[.CK$2];&quot;&quot;;IF([.$A9]=[.CK$2];1;MIN([.$B$1]+1;[.CJ8]+[.CK8])))">
            <text:p/>
          </table:table-cell>
          <table:table-cell table:formula="of:=IF([.$A9]&lt;[.CL$2];&quot;&quot;;IF([.$A9]=[.CL$2];1;MIN([.$B$1]+1;[.CK8]+[.CL8])))">
            <text:p/>
          </table:table-cell>
          <table:table-cell table:formula="of:=IF([.$A9]&lt;[.CM$2];&quot;&quot;;IF([.$A9]=[.CM$2];1;MIN([.$B$1]+1;[.CL8]+[.CM8])))">
            <text:p/>
          </table:table-cell>
          <table:table-cell table:formula="of:=IF([.$A9]&lt;[.CN$2];&quot;&quot;;IF([.$A9]=[.CN$2];1;MIN([.$B$1]+1;[.CM8]+[.CN8])))">
            <text:p/>
          </table:table-cell>
          <table:table-cell table:formula="of:=IF([.$A9]&lt;[.CO$2];&quot;&quot;;IF([.$A9]=[.CO$2];1;MIN([.$B$1]+1;[.CN8]+[.CO8])))">
            <text:p/>
          </table:table-cell>
          <table:table-cell table:formula="of:=IF([.$A9]&lt;[.CP$2];&quot;&quot;;IF([.$A9]=[.CP$2];1;MIN([.$B$1]+1;[.CO8]+[.CP8])))">
            <text:p/>
          </table:table-cell>
          <table:table-cell table:formula="of:=IF([.$A9]&lt;[.CQ$2];&quot;&quot;;IF([.$A9]=[.CQ$2];1;MIN([.$B$1]+1;[.CP8]+[.CQ8])))">
            <text:p/>
          </table:table-cell>
          <table:table-cell table:formula="of:=IF([.$A9]&lt;[.CR$2];&quot;&quot;;IF([.$A9]=[.CR$2];1;MIN([.$B$1]+1;[.CQ8]+[.CR8])))">
            <text:p/>
          </table:table-cell>
          <table:table-cell table:formula="of:=IF([.$A9]&lt;[.CS$2];&quot;&quot;;IF([.$A9]=[.CS$2];1;MIN([.$B$1]+1;[.CR8]+[.CS8])))">
            <text:p/>
          </table:table-cell>
          <table:table-cell table:formula="of:=IF([.$A9]&lt;[.CT$2];&quot;&quot;;IF([.$A9]=[.CT$2];1;MIN([.$B$1]+1;[.CS8]+[.CT8])))">
            <text:p/>
          </table:table-cell>
          <table:table-cell table:formula="of:=IF([.$A9]&lt;[.CU$2];&quot;&quot;;IF([.$A9]=[.CU$2];1;MIN([.$B$1]+1;[.CT8]+[.CU8])))">
            <text:p/>
          </table:table-cell>
          <table:table-cell table:formula="of:=IF([.$A9]&lt;[.CV$2];&quot;&quot;;IF([.$A9]=[.CV$2];1;MIN([.$B$1]+1;[.CU8]+[.CV8])))">
            <text:p/>
          </table:table-cell>
          <table:table-cell table:formula="of:=IF([.$A9]&lt;[.CW$2];&quot;&quot;;IF([.$A9]=[.CW$2];1;MIN([.$B$1]+1;[.CV8]+[.CW8])))">
            <text:p/>
          </table:table-cell>
          <table:table-cell table:formula="of:=IF([.$A9]&lt;[.CX$2];&quot;&quot;;IF([.$A9]=[.CX$2];1;MIN([.$B$1]+1;[.CW8]+[.CX8]))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$A10]&lt;[.C$2];&quot;&quot;;IF([.$A10]=[.C$2];1;MIN([.$B$1]+1;[.B9]+[.C9])))" office:value-type="float" office:value="7" calcext:value-type="float">
            <text:p>7</text:p>
          </table:table-cell>
          <table:table-cell table:formula="of:=IF([.$A10]&lt;[.D$2];&quot;&quot;;IF([.$A10]=[.D$2];1;MIN([.$B$1]+1;[.C9]+[.D9])))" office:value-type="float" office:value="21" calcext:value-type="float">
            <text:p>21</text:p>
          </table:table-cell>
          <table:table-cell table:formula="of:=IF([.$A10]&lt;[.E$2];&quot;&quot;;IF([.$A10]=[.E$2];1;MIN([.$B$1]+1;[.D9]+[.E9])))" office:value-type="float" office:value="35" calcext:value-type="float">
            <text:p>35</text:p>
          </table:table-cell>
          <table:table-cell table:formula="of:=IF([.$A10]&lt;[.F$2];&quot;&quot;;IF([.$A10]=[.F$2];1;MIN([.$B$1]+1;[.E9]+[.F9])))" office:value-type="float" office:value="35" calcext:value-type="float">
            <text:p>35</text:p>
          </table:table-cell>
          <table:table-cell table:formula="of:=IF([.$A10]&lt;[.G$2];&quot;&quot;;IF([.$A10]=[.G$2];1;MIN([.$B$1]+1;[.F9]+[.G9])))" office:value-type="float" office:value="21" calcext:value-type="float">
            <text:p>21</text:p>
          </table:table-cell>
          <table:table-cell table:formula="of:=IF([.$A10]&lt;[.H$2];&quot;&quot;;IF([.$A10]=[.H$2];1;MIN([.$B$1]+1;[.G9]+[.H9])))" office:value-type="float" office:value="7" calcext:value-type="float">
            <text:p>7</text:p>
          </table:table-cell>
          <table:table-cell table:formula="of:=IF([.$A10]&lt;[.I$2];&quot;&quot;;IF([.$A10]=[.I$2];1;MIN([.$B$1]+1;[.H9]+[.I9])))" office:value-type="float" office:value="1" calcext:value-type="float">
            <text:p>1</text:p>
          </table:table-cell>
          <table:table-cell table:formula="of:=IF([.$A10]&lt;[.J$2];&quot;&quot;;IF([.$A10]=[.J$2];1;MIN([.$B$1]+1;[.I9]+[.J9])))">
            <text:p/>
          </table:table-cell>
          <table:table-cell table:formula="of:=IF([.$A10]&lt;[.K$2];&quot;&quot;;IF([.$A10]=[.K$2];1;MIN([.$B$1]+1;[.J9]+[.K9])))">
            <text:p/>
          </table:table-cell>
          <table:table-cell table:formula="of:=IF([.$A10]&lt;[.L$2];&quot;&quot;;IF([.$A10]=[.L$2];1;MIN([.$B$1]+1;[.K9]+[.L9])))">
            <text:p/>
          </table:table-cell>
          <table:table-cell table:formula="of:=IF([.$A10]&lt;[.M$2];&quot;&quot;;IF([.$A10]=[.M$2];1;MIN([.$B$1]+1;[.L9]+[.M9])))">
            <text:p/>
          </table:table-cell>
          <table:table-cell table:formula="of:=IF([.$A10]&lt;[.N$2];&quot;&quot;;IF([.$A10]=[.N$2];1;MIN([.$B$1]+1;[.M9]+[.N9])))">
            <text:p/>
          </table:table-cell>
          <table:table-cell table:formula="of:=IF([.$A10]&lt;[.O$2];&quot;&quot;;IF([.$A10]=[.O$2];1;MIN([.$B$1]+1;[.N9]+[.O9])))">
            <text:p/>
          </table:table-cell>
          <table:table-cell table:formula="of:=IF([.$A10]&lt;[.P$2];&quot;&quot;;IF([.$A10]=[.P$2];1;MIN([.$B$1]+1;[.O9]+[.P9])))">
            <text:p/>
          </table:table-cell>
          <table:table-cell table:formula="of:=IF([.$A10]&lt;[.Q$2];&quot;&quot;;IF([.$A10]=[.Q$2];1;MIN([.$B$1]+1;[.P9]+[.Q9])))">
            <text:p/>
          </table:table-cell>
          <table:table-cell table:formula="of:=IF([.$A10]&lt;[.R$2];&quot;&quot;;IF([.$A10]=[.R$2];1;MIN([.$B$1]+1;[.Q9]+[.R9])))">
            <text:p/>
          </table:table-cell>
          <table:table-cell table:formula="of:=IF([.$A10]&lt;[.S$2];&quot;&quot;;IF([.$A10]=[.S$2];1;MIN([.$B$1]+1;[.R9]+[.S9])))">
            <text:p/>
          </table:table-cell>
          <table:table-cell table:formula="of:=IF([.$A10]&lt;[.T$2];&quot;&quot;;IF([.$A10]=[.T$2];1;MIN([.$B$1]+1;[.S9]+[.T9])))">
            <text:p/>
          </table:table-cell>
          <table:table-cell table:formula="of:=IF([.$A10]&lt;[.U$2];&quot;&quot;;IF([.$A10]=[.U$2];1;MIN([.$B$1]+1;[.T9]+[.U9])))">
            <text:p/>
          </table:table-cell>
          <table:table-cell table:formula="of:=IF([.$A10]&lt;[.V$2];&quot;&quot;;IF([.$A10]=[.V$2];1;MIN([.$B$1]+1;[.U9]+[.V9])))">
            <text:p/>
          </table:table-cell>
          <table:table-cell table:formula="of:=IF([.$A10]&lt;[.W$2];&quot;&quot;;IF([.$A10]=[.W$2];1;MIN([.$B$1]+1;[.V9]+[.W9])))">
            <text:p/>
          </table:table-cell>
          <table:table-cell table:formula="of:=IF([.$A10]&lt;[.X$2];&quot;&quot;;IF([.$A10]=[.X$2];1;MIN([.$B$1]+1;[.W9]+[.X9])))">
            <text:p/>
          </table:table-cell>
          <table:table-cell table:formula="of:=IF([.$A10]&lt;[.Y$2];&quot;&quot;;IF([.$A10]=[.Y$2];1;MIN([.$B$1]+1;[.X9]+[.Y9])))">
            <text:p/>
          </table:table-cell>
          <table:table-cell table:formula="of:=IF([.$A10]&lt;[.Z$2];&quot;&quot;;IF([.$A10]=[.Z$2];1;MIN([.$B$1]+1;[.Y9]+[.Z9])))">
            <text:p/>
          </table:table-cell>
          <table:table-cell table:formula="of:=IF([.$A10]&lt;[.AA$2];&quot;&quot;;IF([.$A10]=[.AA$2];1;MIN([.$B$1]+1;[.Z9]+[.AA9])))">
            <text:p/>
          </table:table-cell>
          <table:table-cell table:formula="of:=IF([.$A10]&lt;[.AB$2];&quot;&quot;;IF([.$A10]=[.AB$2];1;MIN([.$B$1]+1;[.AA9]+[.AB9])))">
            <text:p/>
          </table:table-cell>
          <table:table-cell table:formula="of:=IF([.$A10]&lt;[.AC$2];&quot;&quot;;IF([.$A10]=[.AC$2];1;MIN([.$B$1]+1;[.AB9]+[.AC9])))">
            <text:p/>
          </table:table-cell>
          <table:table-cell table:formula="of:=IF([.$A10]&lt;[.AD$2];&quot;&quot;;IF([.$A10]=[.AD$2];1;MIN([.$B$1]+1;[.AC9]+[.AD9])))">
            <text:p/>
          </table:table-cell>
          <table:table-cell table:formula="of:=IF([.$A10]&lt;[.AE$2];&quot;&quot;;IF([.$A10]=[.AE$2];1;MIN([.$B$1]+1;[.AD9]+[.AE9])))">
            <text:p/>
          </table:table-cell>
          <table:table-cell table:formula="of:=IF([.$A10]&lt;[.AF$2];&quot;&quot;;IF([.$A10]=[.AF$2];1;MIN([.$B$1]+1;[.AE9]+[.AF9])))">
            <text:p/>
          </table:table-cell>
          <table:table-cell table:formula="of:=IF([.$A10]&lt;[.AG$2];&quot;&quot;;IF([.$A10]=[.AG$2];1;MIN([.$B$1]+1;[.AF9]+[.AG9])))">
            <text:p/>
          </table:table-cell>
          <table:table-cell table:formula="of:=IF([.$A10]&lt;[.AH$2];&quot;&quot;;IF([.$A10]=[.AH$2];1;MIN([.$B$1]+1;[.AG9]+[.AH9])))">
            <text:p/>
          </table:table-cell>
          <table:table-cell table:formula="of:=IF([.$A10]&lt;[.AI$2];&quot;&quot;;IF([.$A10]=[.AI$2];1;MIN([.$B$1]+1;[.AH9]+[.AI9])))">
            <text:p/>
          </table:table-cell>
          <table:table-cell table:formula="of:=IF([.$A10]&lt;[.AJ$2];&quot;&quot;;IF([.$A10]=[.AJ$2];1;MIN([.$B$1]+1;[.AI9]+[.AJ9])))">
            <text:p/>
          </table:table-cell>
          <table:table-cell table:formula="of:=IF([.$A10]&lt;[.AK$2];&quot;&quot;;IF([.$A10]=[.AK$2];1;MIN([.$B$1]+1;[.AJ9]+[.AK9])))">
            <text:p/>
          </table:table-cell>
          <table:table-cell table:formula="of:=IF([.$A10]&lt;[.AL$2];&quot;&quot;;IF([.$A10]=[.AL$2];1;MIN([.$B$1]+1;[.AK9]+[.AL9])))">
            <text:p/>
          </table:table-cell>
          <table:table-cell table:formula="of:=IF([.$A10]&lt;[.AM$2];&quot;&quot;;IF([.$A10]=[.AM$2];1;MIN([.$B$1]+1;[.AL9]+[.AM9])))">
            <text:p/>
          </table:table-cell>
          <table:table-cell table:formula="of:=IF([.$A10]&lt;[.AN$2];&quot;&quot;;IF([.$A10]=[.AN$2];1;MIN([.$B$1]+1;[.AM9]+[.AN9])))">
            <text:p/>
          </table:table-cell>
          <table:table-cell table:formula="of:=IF([.$A10]&lt;[.AO$2];&quot;&quot;;IF([.$A10]=[.AO$2];1;MIN([.$B$1]+1;[.AN9]+[.AO9])))">
            <text:p/>
          </table:table-cell>
          <table:table-cell table:formula="of:=IF([.$A10]&lt;[.AP$2];&quot;&quot;;IF([.$A10]=[.AP$2];1;MIN([.$B$1]+1;[.AO9]+[.AP9])))">
            <text:p/>
          </table:table-cell>
          <table:table-cell table:formula="of:=IF([.$A10]&lt;[.AQ$2];&quot;&quot;;IF([.$A10]=[.AQ$2];1;MIN([.$B$1]+1;[.AP9]+[.AQ9])))">
            <text:p/>
          </table:table-cell>
          <table:table-cell table:formula="of:=IF([.$A10]&lt;[.AR$2];&quot;&quot;;IF([.$A10]=[.AR$2];1;MIN([.$B$1]+1;[.AQ9]+[.AR9])))">
            <text:p/>
          </table:table-cell>
          <table:table-cell table:formula="of:=IF([.$A10]&lt;[.AS$2];&quot;&quot;;IF([.$A10]=[.AS$2];1;MIN([.$B$1]+1;[.AR9]+[.AS9])))">
            <text:p/>
          </table:table-cell>
          <table:table-cell table:formula="of:=IF([.$A10]&lt;[.AT$2];&quot;&quot;;IF([.$A10]=[.AT$2];1;MIN([.$B$1]+1;[.AS9]+[.AT9])))">
            <text:p/>
          </table:table-cell>
          <table:table-cell table:formula="of:=IF([.$A10]&lt;[.AU$2];&quot;&quot;;IF([.$A10]=[.AU$2];1;MIN([.$B$1]+1;[.AT9]+[.AU9])))">
            <text:p/>
          </table:table-cell>
          <table:table-cell table:formula="of:=IF([.$A10]&lt;[.AV$2];&quot;&quot;;IF([.$A10]=[.AV$2];1;MIN([.$B$1]+1;[.AU9]+[.AV9])))">
            <text:p/>
          </table:table-cell>
          <table:table-cell table:formula="of:=IF([.$A10]&lt;[.AW$2];&quot;&quot;;IF([.$A10]=[.AW$2];1;MIN([.$B$1]+1;[.AV9]+[.AW9])))">
            <text:p/>
          </table:table-cell>
          <table:table-cell table:formula="of:=IF([.$A10]&lt;[.AX$2];&quot;&quot;;IF([.$A10]=[.AX$2];1;MIN([.$B$1]+1;[.AW9]+[.AX9])))">
            <text:p/>
          </table:table-cell>
          <table:table-cell table:formula="of:=IF([.$A10]&lt;[.AY$2];&quot;&quot;;IF([.$A10]=[.AY$2];1;MIN([.$B$1]+1;[.AX9]+[.AY9])))">
            <text:p/>
          </table:table-cell>
          <table:table-cell table:formula="of:=IF([.$A10]&lt;[.AZ$2];&quot;&quot;;IF([.$A10]=[.AZ$2];1;MIN([.$B$1]+1;[.AY9]+[.AZ9])))">
            <text:p/>
          </table:table-cell>
          <table:table-cell table:formula="of:=IF([.$A10]&lt;[.BA$2];&quot;&quot;;IF([.$A10]=[.BA$2];1;MIN([.$B$1]+1;[.AZ9]+[.BA9])))">
            <text:p/>
          </table:table-cell>
          <table:table-cell table:formula="of:=IF([.$A10]&lt;[.BB$2];&quot;&quot;;IF([.$A10]=[.BB$2];1;MIN([.$B$1]+1;[.BA9]+[.BB9])))">
            <text:p/>
          </table:table-cell>
          <table:table-cell table:formula="of:=IF([.$A10]&lt;[.BC$2];&quot;&quot;;IF([.$A10]=[.BC$2];1;MIN([.$B$1]+1;[.BB9]+[.BC9])))">
            <text:p/>
          </table:table-cell>
          <table:table-cell table:formula="of:=IF([.$A10]&lt;[.BD$2];&quot;&quot;;IF([.$A10]=[.BD$2];1;MIN([.$B$1]+1;[.BC9]+[.BD9])))">
            <text:p/>
          </table:table-cell>
          <table:table-cell table:formula="of:=IF([.$A10]&lt;[.BE$2];&quot;&quot;;IF([.$A10]=[.BE$2];1;MIN([.$B$1]+1;[.BD9]+[.BE9])))">
            <text:p/>
          </table:table-cell>
          <table:table-cell table:formula="of:=IF([.$A10]&lt;[.BF$2];&quot;&quot;;IF([.$A10]=[.BF$2];1;MIN([.$B$1]+1;[.BE9]+[.BF9])))">
            <text:p/>
          </table:table-cell>
          <table:table-cell table:formula="of:=IF([.$A10]&lt;[.BG$2];&quot;&quot;;IF([.$A10]=[.BG$2];1;MIN([.$B$1]+1;[.BF9]+[.BG9])))">
            <text:p/>
          </table:table-cell>
          <table:table-cell table:formula="of:=IF([.$A10]&lt;[.BH$2];&quot;&quot;;IF([.$A10]=[.BH$2];1;MIN([.$B$1]+1;[.BG9]+[.BH9])))">
            <text:p/>
          </table:table-cell>
          <table:table-cell table:formula="of:=IF([.$A10]&lt;[.BI$2];&quot;&quot;;IF([.$A10]=[.BI$2];1;MIN([.$B$1]+1;[.BH9]+[.BI9])))">
            <text:p/>
          </table:table-cell>
          <table:table-cell table:formula="of:=IF([.$A10]&lt;[.BJ$2];&quot;&quot;;IF([.$A10]=[.BJ$2];1;MIN([.$B$1]+1;[.BI9]+[.BJ9])))">
            <text:p/>
          </table:table-cell>
          <table:table-cell table:formula="of:=IF([.$A10]&lt;[.BK$2];&quot;&quot;;IF([.$A10]=[.BK$2];1;MIN([.$B$1]+1;[.BJ9]+[.BK9])))">
            <text:p/>
          </table:table-cell>
          <table:table-cell table:formula="of:=IF([.$A10]&lt;[.BL$2];&quot;&quot;;IF([.$A10]=[.BL$2];1;MIN([.$B$1]+1;[.BK9]+[.BL9])))">
            <text:p/>
          </table:table-cell>
          <table:table-cell table:formula="of:=IF([.$A10]&lt;[.BM$2];&quot;&quot;;IF([.$A10]=[.BM$2];1;MIN([.$B$1]+1;[.BL9]+[.BM9])))">
            <text:p/>
          </table:table-cell>
          <table:table-cell table:formula="of:=IF([.$A10]&lt;[.BN$2];&quot;&quot;;IF([.$A10]=[.BN$2];1;MIN([.$B$1]+1;[.BM9]+[.BN9])))">
            <text:p/>
          </table:table-cell>
          <table:table-cell table:formula="of:=IF([.$A10]&lt;[.BO$2];&quot;&quot;;IF([.$A10]=[.BO$2];1;MIN([.$B$1]+1;[.BN9]+[.BO9])))">
            <text:p/>
          </table:table-cell>
          <table:table-cell table:formula="of:=IF([.$A10]&lt;[.BP$2];&quot;&quot;;IF([.$A10]=[.BP$2];1;MIN([.$B$1]+1;[.BO9]+[.BP9])))">
            <text:p/>
          </table:table-cell>
          <table:table-cell table:formula="of:=IF([.$A10]&lt;[.BQ$2];&quot;&quot;;IF([.$A10]=[.BQ$2];1;MIN([.$B$1]+1;[.BP9]+[.BQ9])))">
            <text:p/>
          </table:table-cell>
          <table:table-cell table:formula="of:=IF([.$A10]&lt;[.BR$2];&quot;&quot;;IF([.$A10]=[.BR$2];1;MIN([.$B$1]+1;[.BQ9]+[.BR9])))">
            <text:p/>
          </table:table-cell>
          <table:table-cell table:formula="of:=IF([.$A10]&lt;[.BS$2];&quot;&quot;;IF([.$A10]=[.BS$2];1;MIN([.$B$1]+1;[.BR9]+[.BS9])))">
            <text:p/>
          </table:table-cell>
          <table:table-cell table:formula="of:=IF([.$A10]&lt;[.BT$2];&quot;&quot;;IF([.$A10]=[.BT$2];1;MIN([.$B$1]+1;[.BS9]+[.BT9])))">
            <text:p/>
          </table:table-cell>
          <table:table-cell table:formula="of:=IF([.$A10]&lt;[.BU$2];&quot;&quot;;IF([.$A10]=[.BU$2];1;MIN([.$B$1]+1;[.BT9]+[.BU9])))">
            <text:p/>
          </table:table-cell>
          <table:table-cell table:formula="of:=IF([.$A10]&lt;[.BV$2];&quot;&quot;;IF([.$A10]=[.BV$2];1;MIN([.$B$1]+1;[.BU9]+[.BV9])))">
            <text:p/>
          </table:table-cell>
          <table:table-cell table:formula="of:=IF([.$A10]&lt;[.BW$2];&quot;&quot;;IF([.$A10]=[.BW$2];1;MIN([.$B$1]+1;[.BV9]+[.BW9])))">
            <text:p/>
          </table:table-cell>
          <table:table-cell table:formula="of:=IF([.$A10]&lt;[.BX$2];&quot;&quot;;IF([.$A10]=[.BX$2];1;MIN([.$B$1]+1;[.BW9]+[.BX9])))">
            <text:p/>
          </table:table-cell>
          <table:table-cell table:formula="of:=IF([.$A10]&lt;[.BY$2];&quot;&quot;;IF([.$A10]=[.BY$2];1;MIN([.$B$1]+1;[.BX9]+[.BY9])))">
            <text:p/>
          </table:table-cell>
          <table:table-cell table:formula="of:=IF([.$A10]&lt;[.BZ$2];&quot;&quot;;IF([.$A10]=[.BZ$2];1;MIN([.$B$1]+1;[.BY9]+[.BZ9])))">
            <text:p/>
          </table:table-cell>
          <table:table-cell table:formula="of:=IF([.$A10]&lt;[.CA$2];&quot;&quot;;IF([.$A10]=[.CA$2];1;MIN([.$B$1]+1;[.BZ9]+[.CA9])))">
            <text:p/>
          </table:table-cell>
          <table:table-cell table:formula="of:=IF([.$A10]&lt;[.CB$2];&quot;&quot;;IF([.$A10]=[.CB$2];1;MIN([.$B$1]+1;[.CA9]+[.CB9])))">
            <text:p/>
          </table:table-cell>
          <table:table-cell table:formula="of:=IF([.$A10]&lt;[.CC$2];&quot;&quot;;IF([.$A10]=[.CC$2];1;MIN([.$B$1]+1;[.CB9]+[.CC9])))">
            <text:p/>
          </table:table-cell>
          <table:table-cell table:formula="of:=IF([.$A10]&lt;[.CD$2];&quot;&quot;;IF([.$A10]=[.CD$2];1;MIN([.$B$1]+1;[.CC9]+[.CD9])))">
            <text:p/>
          </table:table-cell>
          <table:table-cell table:formula="of:=IF([.$A10]&lt;[.CE$2];&quot;&quot;;IF([.$A10]=[.CE$2];1;MIN([.$B$1]+1;[.CD9]+[.CE9])))">
            <text:p/>
          </table:table-cell>
          <table:table-cell table:formula="of:=IF([.$A10]&lt;[.CF$2];&quot;&quot;;IF([.$A10]=[.CF$2];1;MIN([.$B$1]+1;[.CE9]+[.CF9])))">
            <text:p/>
          </table:table-cell>
          <table:table-cell table:formula="of:=IF([.$A10]&lt;[.CG$2];&quot;&quot;;IF([.$A10]=[.CG$2];1;MIN([.$B$1]+1;[.CF9]+[.CG9])))">
            <text:p/>
          </table:table-cell>
          <table:table-cell table:formula="of:=IF([.$A10]&lt;[.CH$2];&quot;&quot;;IF([.$A10]=[.CH$2];1;MIN([.$B$1]+1;[.CG9]+[.CH9])))">
            <text:p/>
          </table:table-cell>
          <table:table-cell table:formula="of:=IF([.$A10]&lt;[.CI$2];&quot;&quot;;IF([.$A10]=[.CI$2];1;MIN([.$B$1]+1;[.CH9]+[.CI9])))">
            <text:p/>
          </table:table-cell>
          <table:table-cell table:formula="of:=IF([.$A10]&lt;[.CJ$2];&quot;&quot;;IF([.$A10]=[.CJ$2];1;MIN([.$B$1]+1;[.CI9]+[.CJ9])))">
            <text:p/>
          </table:table-cell>
          <table:table-cell table:formula="of:=IF([.$A10]&lt;[.CK$2];&quot;&quot;;IF([.$A10]=[.CK$2];1;MIN([.$B$1]+1;[.CJ9]+[.CK9])))">
            <text:p/>
          </table:table-cell>
          <table:table-cell table:formula="of:=IF([.$A10]&lt;[.CL$2];&quot;&quot;;IF([.$A10]=[.CL$2];1;MIN([.$B$1]+1;[.CK9]+[.CL9])))">
            <text:p/>
          </table:table-cell>
          <table:table-cell table:formula="of:=IF([.$A10]&lt;[.CM$2];&quot;&quot;;IF([.$A10]=[.CM$2];1;MIN([.$B$1]+1;[.CL9]+[.CM9])))">
            <text:p/>
          </table:table-cell>
          <table:table-cell table:formula="of:=IF([.$A10]&lt;[.CN$2];&quot;&quot;;IF([.$A10]=[.CN$2];1;MIN([.$B$1]+1;[.CM9]+[.CN9])))">
            <text:p/>
          </table:table-cell>
          <table:table-cell table:formula="of:=IF([.$A10]&lt;[.CO$2];&quot;&quot;;IF([.$A10]=[.CO$2];1;MIN([.$B$1]+1;[.CN9]+[.CO9])))">
            <text:p/>
          </table:table-cell>
          <table:table-cell table:formula="of:=IF([.$A10]&lt;[.CP$2];&quot;&quot;;IF([.$A10]=[.CP$2];1;MIN([.$B$1]+1;[.CO9]+[.CP9])))">
            <text:p/>
          </table:table-cell>
          <table:table-cell table:formula="of:=IF([.$A10]&lt;[.CQ$2];&quot;&quot;;IF([.$A10]=[.CQ$2];1;MIN([.$B$1]+1;[.CP9]+[.CQ9])))">
            <text:p/>
          </table:table-cell>
          <table:table-cell table:formula="of:=IF([.$A10]&lt;[.CR$2];&quot;&quot;;IF([.$A10]=[.CR$2];1;MIN([.$B$1]+1;[.CQ9]+[.CR9])))">
            <text:p/>
          </table:table-cell>
          <table:table-cell table:formula="of:=IF([.$A10]&lt;[.CS$2];&quot;&quot;;IF([.$A10]=[.CS$2];1;MIN([.$B$1]+1;[.CR9]+[.CS9])))">
            <text:p/>
          </table:table-cell>
          <table:table-cell table:formula="of:=IF([.$A10]&lt;[.CT$2];&quot;&quot;;IF([.$A10]=[.CT$2];1;MIN([.$B$1]+1;[.CS9]+[.CT9])))">
            <text:p/>
          </table:table-cell>
          <table:table-cell table:formula="of:=IF([.$A10]&lt;[.CU$2];&quot;&quot;;IF([.$A10]=[.CU$2];1;MIN([.$B$1]+1;[.CT9]+[.CU9])))">
            <text:p/>
          </table:table-cell>
          <table:table-cell table:formula="of:=IF([.$A10]&lt;[.CV$2];&quot;&quot;;IF([.$A10]=[.CV$2];1;MIN([.$B$1]+1;[.CU9]+[.CV9])))">
            <text:p/>
          </table:table-cell>
          <table:table-cell table:formula="of:=IF([.$A10]&lt;[.CW$2];&quot;&quot;;IF([.$A10]=[.CW$2];1;MIN([.$B$1]+1;[.CV9]+[.CW9])))">
            <text:p/>
          </table:table-cell>
          <table:table-cell table:formula="of:=IF([.$A10]&lt;[.CX$2];&quot;&quot;;IF([.$A10]=[.CX$2];1;MIN([.$B$1]+1;[.CW9]+[.CX9]))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[.$A11]&lt;[.C$2];&quot;&quot;;IF([.$A11]=[.C$2];1;MIN([.$B$1]+1;[.B10]+[.C10])))" office:value-type="float" office:value="8" calcext:value-type="float">
            <text:p>8</text:p>
          </table:table-cell>
          <table:table-cell table:formula="of:=IF([.$A11]&lt;[.D$2];&quot;&quot;;IF([.$A11]=[.D$2];1;MIN([.$B$1]+1;[.C10]+[.D10])))" office:value-type="float" office:value="28" calcext:value-type="float">
            <text:p>28</text:p>
          </table:table-cell>
          <table:table-cell table:formula="of:=IF([.$A11]&lt;[.E$2];&quot;&quot;;IF([.$A11]=[.E$2];1;MIN([.$B$1]+1;[.D10]+[.E10])))" office:value-type="float" office:value="56" calcext:value-type="float">
            <text:p>56</text:p>
          </table:table-cell>
          <table:table-cell table:formula="of:=IF([.$A11]&lt;[.F$2];&quot;&quot;;IF([.$A11]=[.F$2];1;MIN([.$B$1]+1;[.E10]+[.F10])))" office:value-type="float" office:value="70" calcext:value-type="float">
            <text:p>70</text:p>
          </table:table-cell>
          <table:table-cell table:formula="of:=IF([.$A11]&lt;[.G$2];&quot;&quot;;IF([.$A11]=[.G$2];1;MIN([.$B$1]+1;[.F10]+[.G10])))" office:value-type="float" office:value="56" calcext:value-type="float">
            <text:p>56</text:p>
          </table:table-cell>
          <table:table-cell table:formula="of:=IF([.$A11]&lt;[.H$2];&quot;&quot;;IF([.$A11]=[.H$2];1;MIN([.$B$1]+1;[.G10]+[.H10])))" office:value-type="float" office:value="28" calcext:value-type="float">
            <text:p>28</text:p>
          </table:table-cell>
          <table:table-cell table:formula="of:=IF([.$A11]&lt;[.I$2];&quot;&quot;;IF([.$A11]=[.I$2];1;MIN([.$B$1]+1;[.H10]+[.I10])))" office:value-type="float" office:value="8" calcext:value-type="float">
            <text:p>8</text:p>
          </table:table-cell>
          <table:table-cell table:formula="of:=IF([.$A11]&lt;[.J$2];&quot;&quot;;IF([.$A11]=[.J$2];1;MIN([.$B$1]+1;[.I10]+[.J10])))" office:value-type="float" office:value="1" calcext:value-type="float">
            <text:p>1</text:p>
          </table:table-cell>
          <table:table-cell table:formula="of:=IF([.$A11]&lt;[.K$2];&quot;&quot;;IF([.$A11]=[.K$2];1;MIN([.$B$1]+1;[.J10]+[.K10])))">
            <text:p/>
          </table:table-cell>
          <table:table-cell table:formula="of:=IF([.$A11]&lt;[.L$2];&quot;&quot;;IF([.$A11]=[.L$2];1;MIN([.$B$1]+1;[.K10]+[.L10])))">
            <text:p/>
          </table:table-cell>
          <table:table-cell table:formula="of:=IF([.$A11]&lt;[.M$2];&quot;&quot;;IF([.$A11]=[.M$2];1;MIN([.$B$1]+1;[.L10]+[.M10])))">
            <text:p/>
          </table:table-cell>
          <table:table-cell table:formula="of:=IF([.$A11]&lt;[.N$2];&quot;&quot;;IF([.$A11]=[.N$2];1;MIN([.$B$1]+1;[.M10]+[.N10])))">
            <text:p/>
          </table:table-cell>
          <table:table-cell table:formula="of:=IF([.$A11]&lt;[.O$2];&quot;&quot;;IF([.$A11]=[.O$2];1;MIN([.$B$1]+1;[.N10]+[.O10])))">
            <text:p/>
          </table:table-cell>
          <table:table-cell table:formula="of:=IF([.$A11]&lt;[.P$2];&quot;&quot;;IF([.$A11]=[.P$2];1;MIN([.$B$1]+1;[.O10]+[.P10])))">
            <text:p/>
          </table:table-cell>
          <table:table-cell table:formula="of:=IF([.$A11]&lt;[.Q$2];&quot;&quot;;IF([.$A11]=[.Q$2];1;MIN([.$B$1]+1;[.P10]+[.Q10])))">
            <text:p/>
          </table:table-cell>
          <table:table-cell table:formula="of:=IF([.$A11]&lt;[.R$2];&quot;&quot;;IF([.$A11]=[.R$2];1;MIN([.$B$1]+1;[.Q10]+[.R10])))">
            <text:p/>
          </table:table-cell>
          <table:table-cell table:formula="of:=IF([.$A11]&lt;[.S$2];&quot;&quot;;IF([.$A11]=[.S$2];1;MIN([.$B$1]+1;[.R10]+[.S10])))">
            <text:p/>
          </table:table-cell>
          <table:table-cell table:formula="of:=IF([.$A11]&lt;[.T$2];&quot;&quot;;IF([.$A11]=[.T$2];1;MIN([.$B$1]+1;[.S10]+[.T10])))">
            <text:p/>
          </table:table-cell>
          <table:table-cell table:formula="of:=IF([.$A11]&lt;[.U$2];&quot;&quot;;IF([.$A11]=[.U$2];1;MIN([.$B$1]+1;[.T10]+[.U10])))">
            <text:p/>
          </table:table-cell>
          <table:table-cell table:formula="of:=IF([.$A11]&lt;[.V$2];&quot;&quot;;IF([.$A11]=[.V$2];1;MIN([.$B$1]+1;[.U10]+[.V10])))">
            <text:p/>
          </table:table-cell>
          <table:table-cell table:formula="of:=IF([.$A11]&lt;[.W$2];&quot;&quot;;IF([.$A11]=[.W$2];1;MIN([.$B$1]+1;[.V10]+[.W10])))">
            <text:p/>
          </table:table-cell>
          <table:table-cell table:formula="of:=IF([.$A11]&lt;[.X$2];&quot;&quot;;IF([.$A11]=[.X$2];1;MIN([.$B$1]+1;[.W10]+[.X10])))">
            <text:p/>
          </table:table-cell>
          <table:table-cell table:formula="of:=IF([.$A11]&lt;[.Y$2];&quot;&quot;;IF([.$A11]=[.Y$2];1;MIN([.$B$1]+1;[.X10]+[.Y10])))">
            <text:p/>
          </table:table-cell>
          <table:table-cell table:formula="of:=IF([.$A11]&lt;[.Z$2];&quot;&quot;;IF([.$A11]=[.Z$2];1;MIN([.$B$1]+1;[.Y10]+[.Z10])))">
            <text:p/>
          </table:table-cell>
          <table:table-cell table:formula="of:=IF([.$A11]&lt;[.AA$2];&quot;&quot;;IF([.$A11]=[.AA$2];1;MIN([.$B$1]+1;[.Z10]+[.AA10])))">
            <text:p/>
          </table:table-cell>
          <table:table-cell table:formula="of:=IF([.$A11]&lt;[.AB$2];&quot;&quot;;IF([.$A11]=[.AB$2];1;MIN([.$B$1]+1;[.AA10]+[.AB10])))">
            <text:p/>
          </table:table-cell>
          <table:table-cell table:formula="of:=IF([.$A11]&lt;[.AC$2];&quot;&quot;;IF([.$A11]=[.AC$2];1;MIN([.$B$1]+1;[.AB10]+[.AC10])))">
            <text:p/>
          </table:table-cell>
          <table:table-cell table:formula="of:=IF([.$A11]&lt;[.AD$2];&quot;&quot;;IF([.$A11]=[.AD$2];1;MIN([.$B$1]+1;[.AC10]+[.AD10])))">
            <text:p/>
          </table:table-cell>
          <table:table-cell table:formula="of:=IF([.$A11]&lt;[.AE$2];&quot;&quot;;IF([.$A11]=[.AE$2];1;MIN([.$B$1]+1;[.AD10]+[.AE10])))">
            <text:p/>
          </table:table-cell>
          <table:table-cell table:formula="of:=IF([.$A11]&lt;[.AF$2];&quot;&quot;;IF([.$A11]=[.AF$2];1;MIN([.$B$1]+1;[.AE10]+[.AF10])))">
            <text:p/>
          </table:table-cell>
          <table:table-cell table:formula="of:=IF([.$A11]&lt;[.AG$2];&quot;&quot;;IF([.$A11]=[.AG$2];1;MIN([.$B$1]+1;[.AF10]+[.AG10])))">
            <text:p/>
          </table:table-cell>
          <table:table-cell table:formula="of:=IF([.$A11]&lt;[.AH$2];&quot;&quot;;IF([.$A11]=[.AH$2];1;MIN([.$B$1]+1;[.AG10]+[.AH10])))">
            <text:p/>
          </table:table-cell>
          <table:table-cell table:formula="of:=IF([.$A11]&lt;[.AI$2];&quot;&quot;;IF([.$A11]=[.AI$2];1;MIN([.$B$1]+1;[.AH10]+[.AI10])))">
            <text:p/>
          </table:table-cell>
          <table:table-cell table:formula="of:=IF([.$A11]&lt;[.AJ$2];&quot;&quot;;IF([.$A11]=[.AJ$2];1;MIN([.$B$1]+1;[.AI10]+[.AJ10])))">
            <text:p/>
          </table:table-cell>
          <table:table-cell table:formula="of:=IF([.$A11]&lt;[.AK$2];&quot;&quot;;IF([.$A11]=[.AK$2];1;MIN([.$B$1]+1;[.AJ10]+[.AK10])))">
            <text:p/>
          </table:table-cell>
          <table:table-cell table:formula="of:=IF([.$A11]&lt;[.AL$2];&quot;&quot;;IF([.$A11]=[.AL$2];1;MIN([.$B$1]+1;[.AK10]+[.AL10])))">
            <text:p/>
          </table:table-cell>
          <table:table-cell table:formula="of:=IF([.$A11]&lt;[.AM$2];&quot;&quot;;IF([.$A11]=[.AM$2];1;MIN([.$B$1]+1;[.AL10]+[.AM10])))">
            <text:p/>
          </table:table-cell>
          <table:table-cell table:formula="of:=IF([.$A11]&lt;[.AN$2];&quot;&quot;;IF([.$A11]=[.AN$2];1;MIN([.$B$1]+1;[.AM10]+[.AN10])))">
            <text:p/>
          </table:table-cell>
          <table:table-cell table:formula="of:=IF([.$A11]&lt;[.AO$2];&quot;&quot;;IF([.$A11]=[.AO$2];1;MIN([.$B$1]+1;[.AN10]+[.AO10])))">
            <text:p/>
          </table:table-cell>
          <table:table-cell table:formula="of:=IF([.$A11]&lt;[.AP$2];&quot;&quot;;IF([.$A11]=[.AP$2];1;MIN([.$B$1]+1;[.AO10]+[.AP10])))">
            <text:p/>
          </table:table-cell>
          <table:table-cell table:formula="of:=IF([.$A11]&lt;[.AQ$2];&quot;&quot;;IF([.$A11]=[.AQ$2];1;MIN([.$B$1]+1;[.AP10]+[.AQ10])))">
            <text:p/>
          </table:table-cell>
          <table:table-cell table:formula="of:=IF([.$A11]&lt;[.AR$2];&quot;&quot;;IF([.$A11]=[.AR$2];1;MIN([.$B$1]+1;[.AQ10]+[.AR10])))">
            <text:p/>
          </table:table-cell>
          <table:table-cell table:formula="of:=IF([.$A11]&lt;[.AS$2];&quot;&quot;;IF([.$A11]=[.AS$2];1;MIN([.$B$1]+1;[.AR10]+[.AS10])))">
            <text:p/>
          </table:table-cell>
          <table:table-cell table:formula="of:=IF([.$A11]&lt;[.AT$2];&quot;&quot;;IF([.$A11]=[.AT$2];1;MIN([.$B$1]+1;[.AS10]+[.AT10])))">
            <text:p/>
          </table:table-cell>
          <table:table-cell table:formula="of:=IF([.$A11]&lt;[.AU$2];&quot;&quot;;IF([.$A11]=[.AU$2];1;MIN([.$B$1]+1;[.AT10]+[.AU10])))">
            <text:p/>
          </table:table-cell>
          <table:table-cell table:formula="of:=IF([.$A11]&lt;[.AV$2];&quot;&quot;;IF([.$A11]=[.AV$2];1;MIN([.$B$1]+1;[.AU10]+[.AV10])))">
            <text:p/>
          </table:table-cell>
          <table:table-cell table:formula="of:=IF([.$A11]&lt;[.AW$2];&quot;&quot;;IF([.$A11]=[.AW$2];1;MIN([.$B$1]+1;[.AV10]+[.AW10])))">
            <text:p/>
          </table:table-cell>
          <table:table-cell table:formula="of:=IF([.$A11]&lt;[.AX$2];&quot;&quot;;IF([.$A11]=[.AX$2];1;MIN([.$B$1]+1;[.AW10]+[.AX10])))">
            <text:p/>
          </table:table-cell>
          <table:table-cell table:formula="of:=IF([.$A11]&lt;[.AY$2];&quot;&quot;;IF([.$A11]=[.AY$2];1;MIN([.$B$1]+1;[.AX10]+[.AY10])))">
            <text:p/>
          </table:table-cell>
          <table:table-cell table:formula="of:=IF([.$A11]&lt;[.AZ$2];&quot;&quot;;IF([.$A11]=[.AZ$2];1;MIN([.$B$1]+1;[.AY10]+[.AZ10])))">
            <text:p/>
          </table:table-cell>
          <table:table-cell table:formula="of:=IF([.$A11]&lt;[.BA$2];&quot;&quot;;IF([.$A11]=[.BA$2];1;MIN([.$B$1]+1;[.AZ10]+[.BA10])))">
            <text:p/>
          </table:table-cell>
          <table:table-cell table:formula="of:=IF([.$A11]&lt;[.BB$2];&quot;&quot;;IF([.$A11]=[.BB$2];1;MIN([.$B$1]+1;[.BA10]+[.BB10])))">
            <text:p/>
          </table:table-cell>
          <table:table-cell table:formula="of:=IF([.$A11]&lt;[.BC$2];&quot;&quot;;IF([.$A11]=[.BC$2];1;MIN([.$B$1]+1;[.BB10]+[.BC10])))">
            <text:p/>
          </table:table-cell>
          <table:table-cell table:formula="of:=IF([.$A11]&lt;[.BD$2];&quot;&quot;;IF([.$A11]=[.BD$2];1;MIN([.$B$1]+1;[.BC10]+[.BD10])))">
            <text:p/>
          </table:table-cell>
          <table:table-cell table:formula="of:=IF([.$A11]&lt;[.BE$2];&quot;&quot;;IF([.$A11]=[.BE$2];1;MIN([.$B$1]+1;[.BD10]+[.BE10])))">
            <text:p/>
          </table:table-cell>
          <table:table-cell table:formula="of:=IF([.$A11]&lt;[.BF$2];&quot;&quot;;IF([.$A11]=[.BF$2];1;MIN([.$B$1]+1;[.BE10]+[.BF10])))">
            <text:p/>
          </table:table-cell>
          <table:table-cell table:formula="of:=IF([.$A11]&lt;[.BG$2];&quot;&quot;;IF([.$A11]=[.BG$2];1;MIN([.$B$1]+1;[.BF10]+[.BG10])))">
            <text:p/>
          </table:table-cell>
          <table:table-cell table:formula="of:=IF([.$A11]&lt;[.BH$2];&quot;&quot;;IF([.$A11]=[.BH$2];1;MIN([.$B$1]+1;[.BG10]+[.BH10])))">
            <text:p/>
          </table:table-cell>
          <table:table-cell table:formula="of:=IF([.$A11]&lt;[.BI$2];&quot;&quot;;IF([.$A11]=[.BI$2];1;MIN([.$B$1]+1;[.BH10]+[.BI10])))">
            <text:p/>
          </table:table-cell>
          <table:table-cell table:formula="of:=IF([.$A11]&lt;[.BJ$2];&quot;&quot;;IF([.$A11]=[.BJ$2];1;MIN([.$B$1]+1;[.BI10]+[.BJ10])))">
            <text:p/>
          </table:table-cell>
          <table:table-cell table:formula="of:=IF([.$A11]&lt;[.BK$2];&quot;&quot;;IF([.$A11]=[.BK$2];1;MIN([.$B$1]+1;[.BJ10]+[.BK10])))">
            <text:p/>
          </table:table-cell>
          <table:table-cell table:formula="of:=IF([.$A11]&lt;[.BL$2];&quot;&quot;;IF([.$A11]=[.BL$2];1;MIN([.$B$1]+1;[.BK10]+[.BL10])))">
            <text:p/>
          </table:table-cell>
          <table:table-cell table:formula="of:=IF([.$A11]&lt;[.BM$2];&quot;&quot;;IF([.$A11]=[.BM$2];1;MIN([.$B$1]+1;[.BL10]+[.BM10])))">
            <text:p/>
          </table:table-cell>
          <table:table-cell table:formula="of:=IF([.$A11]&lt;[.BN$2];&quot;&quot;;IF([.$A11]=[.BN$2];1;MIN([.$B$1]+1;[.BM10]+[.BN10])))">
            <text:p/>
          </table:table-cell>
          <table:table-cell table:formula="of:=IF([.$A11]&lt;[.BO$2];&quot;&quot;;IF([.$A11]=[.BO$2];1;MIN([.$B$1]+1;[.BN10]+[.BO10])))">
            <text:p/>
          </table:table-cell>
          <table:table-cell table:formula="of:=IF([.$A11]&lt;[.BP$2];&quot;&quot;;IF([.$A11]=[.BP$2];1;MIN([.$B$1]+1;[.BO10]+[.BP10])))">
            <text:p/>
          </table:table-cell>
          <table:table-cell table:formula="of:=IF([.$A11]&lt;[.BQ$2];&quot;&quot;;IF([.$A11]=[.BQ$2];1;MIN([.$B$1]+1;[.BP10]+[.BQ10])))">
            <text:p/>
          </table:table-cell>
          <table:table-cell table:formula="of:=IF([.$A11]&lt;[.BR$2];&quot;&quot;;IF([.$A11]=[.BR$2];1;MIN([.$B$1]+1;[.BQ10]+[.BR10])))">
            <text:p/>
          </table:table-cell>
          <table:table-cell table:formula="of:=IF([.$A11]&lt;[.BS$2];&quot;&quot;;IF([.$A11]=[.BS$2];1;MIN([.$B$1]+1;[.BR10]+[.BS10])))">
            <text:p/>
          </table:table-cell>
          <table:table-cell table:formula="of:=IF([.$A11]&lt;[.BT$2];&quot;&quot;;IF([.$A11]=[.BT$2];1;MIN([.$B$1]+1;[.BS10]+[.BT10])))">
            <text:p/>
          </table:table-cell>
          <table:table-cell table:formula="of:=IF([.$A11]&lt;[.BU$2];&quot;&quot;;IF([.$A11]=[.BU$2];1;MIN([.$B$1]+1;[.BT10]+[.BU10])))">
            <text:p/>
          </table:table-cell>
          <table:table-cell table:formula="of:=IF([.$A11]&lt;[.BV$2];&quot;&quot;;IF([.$A11]=[.BV$2];1;MIN([.$B$1]+1;[.BU10]+[.BV10])))">
            <text:p/>
          </table:table-cell>
          <table:table-cell table:formula="of:=IF([.$A11]&lt;[.BW$2];&quot;&quot;;IF([.$A11]=[.BW$2];1;MIN([.$B$1]+1;[.BV10]+[.BW10])))">
            <text:p/>
          </table:table-cell>
          <table:table-cell table:formula="of:=IF([.$A11]&lt;[.BX$2];&quot;&quot;;IF([.$A11]=[.BX$2];1;MIN([.$B$1]+1;[.BW10]+[.BX10])))">
            <text:p/>
          </table:table-cell>
          <table:table-cell table:formula="of:=IF([.$A11]&lt;[.BY$2];&quot;&quot;;IF([.$A11]=[.BY$2];1;MIN([.$B$1]+1;[.BX10]+[.BY10])))">
            <text:p/>
          </table:table-cell>
          <table:table-cell table:formula="of:=IF([.$A11]&lt;[.BZ$2];&quot;&quot;;IF([.$A11]=[.BZ$2];1;MIN([.$B$1]+1;[.BY10]+[.BZ10])))">
            <text:p/>
          </table:table-cell>
          <table:table-cell table:formula="of:=IF([.$A11]&lt;[.CA$2];&quot;&quot;;IF([.$A11]=[.CA$2];1;MIN([.$B$1]+1;[.BZ10]+[.CA10])))">
            <text:p/>
          </table:table-cell>
          <table:table-cell table:formula="of:=IF([.$A11]&lt;[.CB$2];&quot;&quot;;IF([.$A11]=[.CB$2];1;MIN([.$B$1]+1;[.CA10]+[.CB10])))">
            <text:p/>
          </table:table-cell>
          <table:table-cell table:formula="of:=IF([.$A11]&lt;[.CC$2];&quot;&quot;;IF([.$A11]=[.CC$2];1;MIN([.$B$1]+1;[.CB10]+[.CC10])))">
            <text:p/>
          </table:table-cell>
          <table:table-cell table:formula="of:=IF([.$A11]&lt;[.CD$2];&quot;&quot;;IF([.$A11]=[.CD$2];1;MIN([.$B$1]+1;[.CC10]+[.CD10])))">
            <text:p/>
          </table:table-cell>
          <table:table-cell table:formula="of:=IF([.$A11]&lt;[.CE$2];&quot;&quot;;IF([.$A11]=[.CE$2];1;MIN([.$B$1]+1;[.CD10]+[.CE10])))">
            <text:p/>
          </table:table-cell>
          <table:table-cell table:formula="of:=IF([.$A11]&lt;[.CF$2];&quot;&quot;;IF([.$A11]=[.CF$2];1;MIN([.$B$1]+1;[.CE10]+[.CF10])))">
            <text:p/>
          </table:table-cell>
          <table:table-cell table:formula="of:=IF([.$A11]&lt;[.CG$2];&quot;&quot;;IF([.$A11]=[.CG$2];1;MIN([.$B$1]+1;[.CF10]+[.CG10])))">
            <text:p/>
          </table:table-cell>
          <table:table-cell table:formula="of:=IF([.$A11]&lt;[.CH$2];&quot;&quot;;IF([.$A11]=[.CH$2];1;MIN([.$B$1]+1;[.CG10]+[.CH10])))">
            <text:p/>
          </table:table-cell>
          <table:table-cell table:formula="of:=IF([.$A11]&lt;[.CI$2];&quot;&quot;;IF([.$A11]=[.CI$2];1;MIN([.$B$1]+1;[.CH10]+[.CI10])))">
            <text:p/>
          </table:table-cell>
          <table:table-cell table:formula="of:=IF([.$A11]&lt;[.CJ$2];&quot;&quot;;IF([.$A11]=[.CJ$2];1;MIN([.$B$1]+1;[.CI10]+[.CJ10])))">
            <text:p/>
          </table:table-cell>
          <table:table-cell table:formula="of:=IF([.$A11]&lt;[.CK$2];&quot;&quot;;IF([.$A11]=[.CK$2];1;MIN([.$B$1]+1;[.CJ10]+[.CK10])))">
            <text:p/>
          </table:table-cell>
          <table:table-cell table:formula="of:=IF([.$A11]&lt;[.CL$2];&quot;&quot;;IF([.$A11]=[.CL$2];1;MIN([.$B$1]+1;[.CK10]+[.CL10])))">
            <text:p/>
          </table:table-cell>
          <table:table-cell table:formula="of:=IF([.$A11]&lt;[.CM$2];&quot;&quot;;IF([.$A11]=[.CM$2];1;MIN([.$B$1]+1;[.CL10]+[.CM10])))">
            <text:p/>
          </table:table-cell>
          <table:table-cell table:formula="of:=IF([.$A11]&lt;[.CN$2];&quot;&quot;;IF([.$A11]=[.CN$2];1;MIN([.$B$1]+1;[.CM10]+[.CN10])))">
            <text:p/>
          </table:table-cell>
          <table:table-cell table:formula="of:=IF([.$A11]&lt;[.CO$2];&quot;&quot;;IF([.$A11]=[.CO$2];1;MIN([.$B$1]+1;[.CN10]+[.CO10])))">
            <text:p/>
          </table:table-cell>
          <table:table-cell table:formula="of:=IF([.$A11]&lt;[.CP$2];&quot;&quot;;IF([.$A11]=[.CP$2];1;MIN([.$B$1]+1;[.CO10]+[.CP10])))">
            <text:p/>
          </table:table-cell>
          <table:table-cell table:formula="of:=IF([.$A11]&lt;[.CQ$2];&quot;&quot;;IF([.$A11]=[.CQ$2];1;MIN([.$B$1]+1;[.CP10]+[.CQ10])))">
            <text:p/>
          </table:table-cell>
          <table:table-cell table:formula="of:=IF([.$A11]&lt;[.CR$2];&quot;&quot;;IF([.$A11]=[.CR$2];1;MIN([.$B$1]+1;[.CQ10]+[.CR10])))">
            <text:p/>
          </table:table-cell>
          <table:table-cell table:formula="of:=IF([.$A11]&lt;[.CS$2];&quot;&quot;;IF([.$A11]=[.CS$2];1;MIN([.$B$1]+1;[.CR10]+[.CS10])))">
            <text:p/>
          </table:table-cell>
          <table:table-cell table:formula="of:=IF([.$A11]&lt;[.CT$2];&quot;&quot;;IF([.$A11]=[.CT$2];1;MIN([.$B$1]+1;[.CS10]+[.CT10])))">
            <text:p/>
          </table:table-cell>
          <table:table-cell table:formula="of:=IF([.$A11]&lt;[.CU$2];&quot;&quot;;IF([.$A11]=[.CU$2];1;MIN([.$B$1]+1;[.CT10]+[.CU10])))">
            <text:p/>
          </table:table-cell>
          <table:table-cell table:formula="of:=IF([.$A11]&lt;[.CV$2];&quot;&quot;;IF([.$A11]=[.CV$2];1;MIN([.$B$1]+1;[.CU10]+[.CV10])))">
            <text:p/>
          </table:table-cell>
          <table:table-cell table:formula="of:=IF([.$A11]&lt;[.CW$2];&quot;&quot;;IF([.$A11]=[.CW$2];1;MIN([.$B$1]+1;[.CV10]+[.CW10])))">
            <text:p/>
          </table:table-cell>
          <table:table-cell table:formula="of:=IF([.$A11]&lt;[.CX$2];&quot;&quot;;IF([.$A11]=[.CX$2];1;MIN([.$B$1]+1;[.CW10]+[.CX10])))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$A12]&lt;[.C$2];&quot;&quot;;IF([.$A12]=[.C$2];1;MIN([.$B$1]+1;[.B11]+[.C11])))" office:value-type="float" office:value="9" calcext:value-type="float">
            <text:p>9</text:p>
          </table:table-cell>
          <table:table-cell table:formula="of:=IF([.$A12]&lt;[.D$2];&quot;&quot;;IF([.$A12]=[.D$2];1;MIN([.$B$1]+1;[.C11]+[.D11])))" office:value-type="float" office:value="36" calcext:value-type="float">
            <text:p>36</text:p>
          </table:table-cell>
          <table:table-cell table:formula="of:=IF([.$A12]&lt;[.E$2];&quot;&quot;;IF([.$A12]=[.E$2];1;MIN([.$B$1]+1;[.D11]+[.E11])))" office:value-type="float" office:value="84" calcext:value-type="float">
            <text:p>84</text:p>
          </table:table-cell>
          <table:table-cell table:formula="of:=IF([.$A12]&lt;[.F$2];&quot;&quot;;IF([.$A12]=[.F$2];1;MIN([.$B$1]+1;[.E11]+[.F11])))" office:value-type="float" office:value="126" calcext:value-type="float">
            <text:p>126</text:p>
          </table:table-cell>
          <table:table-cell table:formula="of:=IF([.$A12]&lt;[.G$2];&quot;&quot;;IF([.$A12]=[.G$2];1;MIN([.$B$1]+1;[.F11]+[.G11])))" office:value-type="float" office:value="126" calcext:value-type="float">
            <text:p>126</text:p>
          </table:table-cell>
          <table:table-cell table:formula="of:=IF([.$A12]&lt;[.H$2];&quot;&quot;;IF([.$A12]=[.H$2];1;MIN([.$B$1]+1;[.G11]+[.H11])))" office:value-type="float" office:value="84" calcext:value-type="float">
            <text:p>84</text:p>
          </table:table-cell>
          <table:table-cell table:formula="of:=IF([.$A12]&lt;[.I$2];&quot;&quot;;IF([.$A12]=[.I$2];1;MIN([.$B$1]+1;[.H11]+[.I11])))" office:value-type="float" office:value="36" calcext:value-type="float">
            <text:p>36</text:p>
          </table:table-cell>
          <table:table-cell table:formula="of:=IF([.$A12]&lt;[.J$2];&quot;&quot;;IF([.$A12]=[.J$2];1;MIN([.$B$1]+1;[.I11]+[.J11])))" office:value-type="float" office:value="9" calcext:value-type="float">
            <text:p>9</text:p>
          </table:table-cell>
          <table:table-cell table:formula="of:=IF([.$A12]&lt;[.K$2];&quot;&quot;;IF([.$A12]=[.K$2];1;MIN([.$B$1]+1;[.J11]+[.K11])))" office:value-type="float" office:value="1" calcext:value-type="float">
            <text:p>1</text:p>
          </table:table-cell>
          <table:table-cell table:formula="of:=IF([.$A12]&lt;[.L$2];&quot;&quot;;IF([.$A12]=[.L$2];1;MIN([.$B$1]+1;[.K11]+[.L11])))">
            <text:p/>
          </table:table-cell>
          <table:table-cell table:formula="of:=IF([.$A12]&lt;[.M$2];&quot;&quot;;IF([.$A12]=[.M$2];1;MIN([.$B$1]+1;[.L11]+[.M11])))">
            <text:p/>
          </table:table-cell>
          <table:table-cell table:formula="of:=IF([.$A12]&lt;[.N$2];&quot;&quot;;IF([.$A12]=[.N$2];1;MIN([.$B$1]+1;[.M11]+[.N11])))">
            <text:p/>
          </table:table-cell>
          <table:table-cell table:formula="of:=IF([.$A12]&lt;[.O$2];&quot;&quot;;IF([.$A12]=[.O$2];1;MIN([.$B$1]+1;[.N11]+[.O11])))">
            <text:p/>
          </table:table-cell>
          <table:table-cell table:formula="of:=IF([.$A12]&lt;[.P$2];&quot;&quot;;IF([.$A12]=[.P$2];1;MIN([.$B$1]+1;[.O11]+[.P11])))">
            <text:p/>
          </table:table-cell>
          <table:table-cell table:formula="of:=IF([.$A12]&lt;[.Q$2];&quot;&quot;;IF([.$A12]=[.Q$2];1;MIN([.$B$1]+1;[.P11]+[.Q11])))">
            <text:p/>
          </table:table-cell>
          <table:table-cell table:formula="of:=IF([.$A12]&lt;[.R$2];&quot;&quot;;IF([.$A12]=[.R$2];1;MIN([.$B$1]+1;[.Q11]+[.R11])))">
            <text:p/>
          </table:table-cell>
          <table:table-cell table:formula="of:=IF([.$A12]&lt;[.S$2];&quot;&quot;;IF([.$A12]=[.S$2];1;MIN([.$B$1]+1;[.R11]+[.S11])))">
            <text:p/>
          </table:table-cell>
          <table:table-cell table:formula="of:=IF([.$A12]&lt;[.T$2];&quot;&quot;;IF([.$A12]=[.T$2];1;MIN([.$B$1]+1;[.S11]+[.T11])))">
            <text:p/>
          </table:table-cell>
          <table:table-cell table:formula="of:=IF([.$A12]&lt;[.U$2];&quot;&quot;;IF([.$A12]=[.U$2];1;MIN([.$B$1]+1;[.T11]+[.U11])))">
            <text:p/>
          </table:table-cell>
          <table:table-cell table:formula="of:=IF([.$A12]&lt;[.V$2];&quot;&quot;;IF([.$A12]=[.V$2];1;MIN([.$B$1]+1;[.U11]+[.V11])))">
            <text:p/>
          </table:table-cell>
          <table:table-cell table:formula="of:=IF([.$A12]&lt;[.W$2];&quot;&quot;;IF([.$A12]=[.W$2];1;MIN([.$B$1]+1;[.V11]+[.W11])))">
            <text:p/>
          </table:table-cell>
          <table:table-cell table:formula="of:=IF([.$A12]&lt;[.X$2];&quot;&quot;;IF([.$A12]=[.X$2];1;MIN([.$B$1]+1;[.W11]+[.X11])))">
            <text:p/>
          </table:table-cell>
          <table:table-cell table:formula="of:=IF([.$A12]&lt;[.Y$2];&quot;&quot;;IF([.$A12]=[.Y$2];1;MIN([.$B$1]+1;[.X11]+[.Y11])))">
            <text:p/>
          </table:table-cell>
          <table:table-cell table:formula="of:=IF([.$A12]&lt;[.Z$2];&quot;&quot;;IF([.$A12]=[.Z$2];1;MIN([.$B$1]+1;[.Y11]+[.Z11])))">
            <text:p/>
          </table:table-cell>
          <table:table-cell table:formula="of:=IF([.$A12]&lt;[.AA$2];&quot;&quot;;IF([.$A12]=[.AA$2];1;MIN([.$B$1]+1;[.Z11]+[.AA11])))">
            <text:p/>
          </table:table-cell>
          <table:table-cell table:formula="of:=IF([.$A12]&lt;[.AB$2];&quot;&quot;;IF([.$A12]=[.AB$2];1;MIN([.$B$1]+1;[.AA11]+[.AB11])))">
            <text:p/>
          </table:table-cell>
          <table:table-cell table:formula="of:=IF([.$A12]&lt;[.AC$2];&quot;&quot;;IF([.$A12]=[.AC$2];1;MIN([.$B$1]+1;[.AB11]+[.AC11])))">
            <text:p/>
          </table:table-cell>
          <table:table-cell table:formula="of:=IF([.$A12]&lt;[.AD$2];&quot;&quot;;IF([.$A12]=[.AD$2];1;MIN([.$B$1]+1;[.AC11]+[.AD11])))">
            <text:p/>
          </table:table-cell>
          <table:table-cell table:formula="of:=IF([.$A12]&lt;[.AE$2];&quot;&quot;;IF([.$A12]=[.AE$2];1;MIN([.$B$1]+1;[.AD11]+[.AE11])))">
            <text:p/>
          </table:table-cell>
          <table:table-cell table:formula="of:=IF([.$A12]&lt;[.AF$2];&quot;&quot;;IF([.$A12]=[.AF$2];1;MIN([.$B$1]+1;[.AE11]+[.AF11])))">
            <text:p/>
          </table:table-cell>
          <table:table-cell table:formula="of:=IF([.$A12]&lt;[.AG$2];&quot;&quot;;IF([.$A12]=[.AG$2];1;MIN([.$B$1]+1;[.AF11]+[.AG11])))">
            <text:p/>
          </table:table-cell>
          <table:table-cell table:formula="of:=IF([.$A12]&lt;[.AH$2];&quot;&quot;;IF([.$A12]=[.AH$2];1;MIN([.$B$1]+1;[.AG11]+[.AH11])))">
            <text:p/>
          </table:table-cell>
          <table:table-cell table:formula="of:=IF([.$A12]&lt;[.AI$2];&quot;&quot;;IF([.$A12]=[.AI$2];1;MIN([.$B$1]+1;[.AH11]+[.AI11])))">
            <text:p/>
          </table:table-cell>
          <table:table-cell table:formula="of:=IF([.$A12]&lt;[.AJ$2];&quot;&quot;;IF([.$A12]=[.AJ$2];1;MIN([.$B$1]+1;[.AI11]+[.AJ11])))">
            <text:p/>
          </table:table-cell>
          <table:table-cell table:formula="of:=IF([.$A12]&lt;[.AK$2];&quot;&quot;;IF([.$A12]=[.AK$2];1;MIN([.$B$1]+1;[.AJ11]+[.AK11])))">
            <text:p/>
          </table:table-cell>
          <table:table-cell table:formula="of:=IF([.$A12]&lt;[.AL$2];&quot;&quot;;IF([.$A12]=[.AL$2];1;MIN([.$B$1]+1;[.AK11]+[.AL11])))">
            <text:p/>
          </table:table-cell>
          <table:table-cell table:formula="of:=IF([.$A12]&lt;[.AM$2];&quot;&quot;;IF([.$A12]=[.AM$2];1;MIN([.$B$1]+1;[.AL11]+[.AM11])))">
            <text:p/>
          </table:table-cell>
          <table:table-cell table:formula="of:=IF([.$A12]&lt;[.AN$2];&quot;&quot;;IF([.$A12]=[.AN$2];1;MIN([.$B$1]+1;[.AM11]+[.AN11])))">
            <text:p/>
          </table:table-cell>
          <table:table-cell table:formula="of:=IF([.$A12]&lt;[.AO$2];&quot;&quot;;IF([.$A12]=[.AO$2];1;MIN([.$B$1]+1;[.AN11]+[.AO11])))">
            <text:p/>
          </table:table-cell>
          <table:table-cell table:formula="of:=IF([.$A12]&lt;[.AP$2];&quot;&quot;;IF([.$A12]=[.AP$2];1;MIN([.$B$1]+1;[.AO11]+[.AP11])))">
            <text:p/>
          </table:table-cell>
          <table:table-cell table:formula="of:=IF([.$A12]&lt;[.AQ$2];&quot;&quot;;IF([.$A12]=[.AQ$2];1;MIN([.$B$1]+1;[.AP11]+[.AQ11])))">
            <text:p/>
          </table:table-cell>
          <table:table-cell table:formula="of:=IF([.$A12]&lt;[.AR$2];&quot;&quot;;IF([.$A12]=[.AR$2];1;MIN([.$B$1]+1;[.AQ11]+[.AR11])))">
            <text:p/>
          </table:table-cell>
          <table:table-cell table:formula="of:=IF([.$A12]&lt;[.AS$2];&quot;&quot;;IF([.$A12]=[.AS$2];1;MIN([.$B$1]+1;[.AR11]+[.AS11])))">
            <text:p/>
          </table:table-cell>
          <table:table-cell table:formula="of:=IF([.$A12]&lt;[.AT$2];&quot;&quot;;IF([.$A12]=[.AT$2];1;MIN([.$B$1]+1;[.AS11]+[.AT11])))">
            <text:p/>
          </table:table-cell>
          <table:table-cell table:formula="of:=IF([.$A12]&lt;[.AU$2];&quot;&quot;;IF([.$A12]=[.AU$2];1;MIN([.$B$1]+1;[.AT11]+[.AU11])))">
            <text:p/>
          </table:table-cell>
          <table:table-cell table:formula="of:=IF([.$A12]&lt;[.AV$2];&quot;&quot;;IF([.$A12]=[.AV$2];1;MIN([.$B$1]+1;[.AU11]+[.AV11])))">
            <text:p/>
          </table:table-cell>
          <table:table-cell table:formula="of:=IF([.$A12]&lt;[.AW$2];&quot;&quot;;IF([.$A12]=[.AW$2];1;MIN([.$B$1]+1;[.AV11]+[.AW11])))">
            <text:p/>
          </table:table-cell>
          <table:table-cell table:formula="of:=IF([.$A12]&lt;[.AX$2];&quot;&quot;;IF([.$A12]=[.AX$2];1;MIN([.$B$1]+1;[.AW11]+[.AX11])))">
            <text:p/>
          </table:table-cell>
          <table:table-cell table:formula="of:=IF([.$A12]&lt;[.AY$2];&quot;&quot;;IF([.$A12]=[.AY$2];1;MIN([.$B$1]+1;[.AX11]+[.AY11])))">
            <text:p/>
          </table:table-cell>
          <table:table-cell table:formula="of:=IF([.$A12]&lt;[.AZ$2];&quot;&quot;;IF([.$A12]=[.AZ$2];1;MIN([.$B$1]+1;[.AY11]+[.AZ11])))">
            <text:p/>
          </table:table-cell>
          <table:table-cell table:formula="of:=IF([.$A12]&lt;[.BA$2];&quot;&quot;;IF([.$A12]=[.BA$2];1;MIN([.$B$1]+1;[.AZ11]+[.BA11])))">
            <text:p/>
          </table:table-cell>
          <table:table-cell table:formula="of:=IF([.$A12]&lt;[.BB$2];&quot;&quot;;IF([.$A12]=[.BB$2];1;MIN([.$B$1]+1;[.BA11]+[.BB11])))">
            <text:p/>
          </table:table-cell>
          <table:table-cell table:formula="of:=IF([.$A12]&lt;[.BC$2];&quot;&quot;;IF([.$A12]=[.BC$2];1;MIN([.$B$1]+1;[.BB11]+[.BC11])))">
            <text:p/>
          </table:table-cell>
          <table:table-cell table:formula="of:=IF([.$A12]&lt;[.BD$2];&quot;&quot;;IF([.$A12]=[.BD$2];1;MIN([.$B$1]+1;[.BC11]+[.BD11])))">
            <text:p/>
          </table:table-cell>
          <table:table-cell table:formula="of:=IF([.$A12]&lt;[.BE$2];&quot;&quot;;IF([.$A12]=[.BE$2];1;MIN([.$B$1]+1;[.BD11]+[.BE11])))">
            <text:p/>
          </table:table-cell>
          <table:table-cell table:formula="of:=IF([.$A12]&lt;[.BF$2];&quot;&quot;;IF([.$A12]=[.BF$2];1;MIN([.$B$1]+1;[.BE11]+[.BF11])))">
            <text:p/>
          </table:table-cell>
          <table:table-cell table:formula="of:=IF([.$A12]&lt;[.BG$2];&quot;&quot;;IF([.$A12]=[.BG$2];1;MIN([.$B$1]+1;[.BF11]+[.BG11])))">
            <text:p/>
          </table:table-cell>
          <table:table-cell table:formula="of:=IF([.$A12]&lt;[.BH$2];&quot;&quot;;IF([.$A12]=[.BH$2];1;MIN([.$B$1]+1;[.BG11]+[.BH11])))">
            <text:p/>
          </table:table-cell>
          <table:table-cell table:formula="of:=IF([.$A12]&lt;[.BI$2];&quot;&quot;;IF([.$A12]=[.BI$2];1;MIN([.$B$1]+1;[.BH11]+[.BI11])))">
            <text:p/>
          </table:table-cell>
          <table:table-cell table:formula="of:=IF([.$A12]&lt;[.BJ$2];&quot;&quot;;IF([.$A12]=[.BJ$2];1;MIN([.$B$1]+1;[.BI11]+[.BJ11])))">
            <text:p/>
          </table:table-cell>
          <table:table-cell table:formula="of:=IF([.$A12]&lt;[.BK$2];&quot;&quot;;IF([.$A12]=[.BK$2];1;MIN([.$B$1]+1;[.BJ11]+[.BK11])))">
            <text:p/>
          </table:table-cell>
          <table:table-cell table:formula="of:=IF([.$A12]&lt;[.BL$2];&quot;&quot;;IF([.$A12]=[.BL$2];1;MIN([.$B$1]+1;[.BK11]+[.BL11])))">
            <text:p/>
          </table:table-cell>
          <table:table-cell table:formula="of:=IF([.$A12]&lt;[.BM$2];&quot;&quot;;IF([.$A12]=[.BM$2];1;MIN([.$B$1]+1;[.BL11]+[.BM11])))">
            <text:p/>
          </table:table-cell>
          <table:table-cell table:formula="of:=IF([.$A12]&lt;[.BN$2];&quot;&quot;;IF([.$A12]=[.BN$2];1;MIN([.$B$1]+1;[.BM11]+[.BN11])))">
            <text:p/>
          </table:table-cell>
          <table:table-cell table:formula="of:=IF([.$A12]&lt;[.BO$2];&quot;&quot;;IF([.$A12]=[.BO$2];1;MIN([.$B$1]+1;[.BN11]+[.BO11])))">
            <text:p/>
          </table:table-cell>
          <table:table-cell table:formula="of:=IF([.$A12]&lt;[.BP$2];&quot;&quot;;IF([.$A12]=[.BP$2];1;MIN([.$B$1]+1;[.BO11]+[.BP11])))">
            <text:p/>
          </table:table-cell>
          <table:table-cell table:formula="of:=IF([.$A12]&lt;[.BQ$2];&quot;&quot;;IF([.$A12]=[.BQ$2];1;MIN([.$B$1]+1;[.BP11]+[.BQ11])))">
            <text:p/>
          </table:table-cell>
          <table:table-cell table:formula="of:=IF([.$A12]&lt;[.BR$2];&quot;&quot;;IF([.$A12]=[.BR$2];1;MIN([.$B$1]+1;[.BQ11]+[.BR11])))">
            <text:p/>
          </table:table-cell>
          <table:table-cell table:formula="of:=IF([.$A12]&lt;[.BS$2];&quot;&quot;;IF([.$A12]=[.BS$2];1;MIN([.$B$1]+1;[.BR11]+[.BS11])))">
            <text:p/>
          </table:table-cell>
          <table:table-cell table:formula="of:=IF([.$A12]&lt;[.BT$2];&quot;&quot;;IF([.$A12]=[.BT$2];1;MIN([.$B$1]+1;[.BS11]+[.BT11])))">
            <text:p/>
          </table:table-cell>
          <table:table-cell table:formula="of:=IF([.$A12]&lt;[.BU$2];&quot;&quot;;IF([.$A12]=[.BU$2];1;MIN([.$B$1]+1;[.BT11]+[.BU11])))">
            <text:p/>
          </table:table-cell>
          <table:table-cell table:formula="of:=IF([.$A12]&lt;[.BV$2];&quot;&quot;;IF([.$A12]=[.BV$2];1;MIN([.$B$1]+1;[.BU11]+[.BV11])))">
            <text:p/>
          </table:table-cell>
          <table:table-cell table:formula="of:=IF([.$A12]&lt;[.BW$2];&quot;&quot;;IF([.$A12]=[.BW$2];1;MIN([.$B$1]+1;[.BV11]+[.BW11])))">
            <text:p/>
          </table:table-cell>
          <table:table-cell table:formula="of:=IF([.$A12]&lt;[.BX$2];&quot;&quot;;IF([.$A12]=[.BX$2];1;MIN([.$B$1]+1;[.BW11]+[.BX11])))">
            <text:p/>
          </table:table-cell>
          <table:table-cell table:formula="of:=IF([.$A12]&lt;[.BY$2];&quot;&quot;;IF([.$A12]=[.BY$2];1;MIN([.$B$1]+1;[.BX11]+[.BY11])))">
            <text:p/>
          </table:table-cell>
          <table:table-cell table:formula="of:=IF([.$A12]&lt;[.BZ$2];&quot;&quot;;IF([.$A12]=[.BZ$2];1;MIN([.$B$1]+1;[.BY11]+[.BZ11])))">
            <text:p/>
          </table:table-cell>
          <table:table-cell table:formula="of:=IF([.$A12]&lt;[.CA$2];&quot;&quot;;IF([.$A12]=[.CA$2];1;MIN([.$B$1]+1;[.BZ11]+[.CA11])))">
            <text:p/>
          </table:table-cell>
          <table:table-cell table:formula="of:=IF([.$A12]&lt;[.CB$2];&quot;&quot;;IF([.$A12]=[.CB$2];1;MIN([.$B$1]+1;[.CA11]+[.CB11])))">
            <text:p/>
          </table:table-cell>
          <table:table-cell table:formula="of:=IF([.$A12]&lt;[.CC$2];&quot;&quot;;IF([.$A12]=[.CC$2];1;MIN([.$B$1]+1;[.CB11]+[.CC11])))">
            <text:p/>
          </table:table-cell>
          <table:table-cell table:formula="of:=IF([.$A12]&lt;[.CD$2];&quot;&quot;;IF([.$A12]=[.CD$2];1;MIN([.$B$1]+1;[.CC11]+[.CD11])))">
            <text:p/>
          </table:table-cell>
          <table:table-cell table:formula="of:=IF([.$A12]&lt;[.CE$2];&quot;&quot;;IF([.$A12]=[.CE$2];1;MIN([.$B$1]+1;[.CD11]+[.CE11])))">
            <text:p/>
          </table:table-cell>
          <table:table-cell table:formula="of:=IF([.$A12]&lt;[.CF$2];&quot;&quot;;IF([.$A12]=[.CF$2];1;MIN([.$B$1]+1;[.CE11]+[.CF11])))">
            <text:p/>
          </table:table-cell>
          <table:table-cell table:formula="of:=IF([.$A12]&lt;[.CG$2];&quot;&quot;;IF([.$A12]=[.CG$2];1;MIN([.$B$1]+1;[.CF11]+[.CG11])))">
            <text:p/>
          </table:table-cell>
          <table:table-cell table:formula="of:=IF([.$A12]&lt;[.CH$2];&quot;&quot;;IF([.$A12]=[.CH$2];1;MIN([.$B$1]+1;[.CG11]+[.CH11])))">
            <text:p/>
          </table:table-cell>
          <table:table-cell table:formula="of:=IF([.$A12]&lt;[.CI$2];&quot;&quot;;IF([.$A12]=[.CI$2];1;MIN([.$B$1]+1;[.CH11]+[.CI11])))">
            <text:p/>
          </table:table-cell>
          <table:table-cell table:formula="of:=IF([.$A12]&lt;[.CJ$2];&quot;&quot;;IF([.$A12]=[.CJ$2];1;MIN([.$B$1]+1;[.CI11]+[.CJ11])))">
            <text:p/>
          </table:table-cell>
          <table:table-cell table:formula="of:=IF([.$A12]&lt;[.CK$2];&quot;&quot;;IF([.$A12]=[.CK$2];1;MIN([.$B$1]+1;[.CJ11]+[.CK11])))">
            <text:p/>
          </table:table-cell>
          <table:table-cell table:formula="of:=IF([.$A12]&lt;[.CL$2];&quot;&quot;;IF([.$A12]=[.CL$2];1;MIN([.$B$1]+1;[.CK11]+[.CL11])))">
            <text:p/>
          </table:table-cell>
          <table:table-cell table:formula="of:=IF([.$A12]&lt;[.CM$2];&quot;&quot;;IF([.$A12]=[.CM$2];1;MIN([.$B$1]+1;[.CL11]+[.CM11])))">
            <text:p/>
          </table:table-cell>
          <table:table-cell table:formula="of:=IF([.$A12]&lt;[.CN$2];&quot;&quot;;IF([.$A12]=[.CN$2];1;MIN([.$B$1]+1;[.CM11]+[.CN11])))">
            <text:p/>
          </table:table-cell>
          <table:table-cell table:formula="of:=IF([.$A12]&lt;[.CO$2];&quot;&quot;;IF([.$A12]=[.CO$2];1;MIN([.$B$1]+1;[.CN11]+[.CO11])))">
            <text:p/>
          </table:table-cell>
          <table:table-cell table:formula="of:=IF([.$A12]&lt;[.CP$2];&quot;&quot;;IF([.$A12]=[.CP$2];1;MIN([.$B$1]+1;[.CO11]+[.CP11])))">
            <text:p/>
          </table:table-cell>
          <table:table-cell table:formula="of:=IF([.$A12]&lt;[.CQ$2];&quot;&quot;;IF([.$A12]=[.CQ$2];1;MIN([.$B$1]+1;[.CP11]+[.CQ11])))">
            <text:p/>
          </table:table-cell>
          <table:table-cell table:formula="of:=IF([.$A12]&lt;[.CR$2];&quot;&quot;;IF([.$A12]=[.CR$2];1;MIN([.$B$1]+1;[.CQ11]+[.CR11])))">
            <text:p/>
          </table:table-cell>
          <table:table-cell table:formula="of:=IF([.$A12]&lt;[.CS$2];&quot;&quot;;IF([.$A12]=[.CS$2];1;MIN([.$B$1]+1;[.CR11]+[.CS11])))">
            <text:p/>
          </table:table-cell>
          <table:table-cell table:formula="of:=IF([.$A12]&lt;[.CT$2];&quot;&quot;;IF([.$A12]=[.CT$2];1;MIN([.$B$1]+1;[.CS11]+[.CT11])))">
            <text:p/>
          </table:table-cell>
          <table:table-cell table:formula="of:=IF([.$A12]&lt;[.CU$2];&quot;&quot;;IF([.$A12]=[.CU$2];1;MIN([.$B$1]+1;[.CT11]+[.CU11])))">
            <text:p/>
          </table:table-cell>
          <table:table-cell table:formula="of:=IF([.$A12]&lt;[.CV$2];&quot;&quot;;IF([.$A12]=[.CV$2];1;MIN([.$B$1]+1;[.CU11]+[.CV11])))">
            <text:p/>
          </table:table-cell>
          <table:table-cell table:formula="of:=IF([.$A12]&lt;[.CW$2];&quot;&quot;;IF([.$A12]=[.CW$2];1;MIN([.$B$1]+1;[.CV11]+[.CW11])))">
            <text:p/>
          </table:table-cell>
          <table:table-cell table:formula="of:=IF([.$A12]&lt;[.CX$2];&quot;&quot;;IF([.$A12]=[.CX$2];1;MIN([.$B$1]+1;[.CW11]+[.CX11]))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$A13]&lt;[.C$2];&quot;&quot;;IF([.$A13]=[.C$2];1;MIN([.$B$1]+1;[.B12]+[.C12])))" office:value-type="float" office:value="10" calcext:value-type="float">
            <text:p>10</text:p>
          </table:table-cell>
          <table:table-cell table:formula="of:=IF([.$A13]&lt;[.D$2];&quot;&quot;;IF([.$A13]=[.D$2];1;MIN([.$B$1]+1;[.C12]+[.D12])))" office:value-type="float" office:value="45" calcext:value-type="float">
            <text:p>45</text:p>
          </table:table-cell>
          <table:table-cell table:formula="of:=IF([.$A13]&lt;[.E$2];&quot;&quot;;IF([.$A13]=[.E$2];1;MIN([.$B$1]+1;[.D12]+[.E12])))" office:value-type="float" office:value="120" calcext:value-type="float">
            <text:p>120</text:p>
          </table:table-cell>
          <table:table-cell table:formula="of:=IF([.$A13]&lt;[.F$2];&quot;&quot;;IF([.$A13]=[.F$2];1;MIN([.$B$1]+1;[.E12]+[.F12])))" office:value-type="float" office:value="210" calcext:value-type="float">
            <text:p>210</text:p>
          </table:table-cell>
          <table:table-cell table:formula="of:=IF([.$A13]&lt;[.G$2];&quot;&quot;;IF([.$A13]=[.G$2];1;MIN([.$B$1]+1;[.F12]+[.G12])))" office:value-type="float" office:value="252" calcext:value-type="float">
            <text:p>252</text:p>
          </table:table-cell>
          <table:table-cell table:formula="of:=IF([.$A13]&lt;[.H$2];&quot;&quot;;IF([.$A13]=[.H$2];1;MIN([.$B$1]+1;[.G12]+[.H12])))" office:value-type="float" office:value="210" calcext:value-type="float">
            <text:p>210</text:p>
          </table:table-cell>
          <table:table-cell table:formula="of:=IF([.$A13]&lt;[.I$2];&quot;&quot;;IF([.$A13]=[.I$2];1;MIN([.$B$1]+1;[.H12]+[.I12])))" office:value-type="float" office:value="120" calcext:value-type="float">
            <text:p>120</text:p>
          </table:table-cell>
          <table:table-cell table:formula="of:=IF([.$A13]&lt;[.J$2];&quot;&quot;;IF([.$A13]=[.J$2];1;MIN([.$B$1]+1;[.I12]+[.J12])))" office:value-type="float" office:value="45" calcext:value-type="float">
            <text:p>45</text:p>
          </table:table-cell>
          <table:table-cell table:formula="of:=IF([.$A13]&lt;[.K$2];&quot;&quot;;IF([.$A13]=[.K$2];1;MIN([.$B$1]+1;[.J12]+[.K12])))" office:value-type="float" office:value="10" calcext:value-type="float">
            <text:p>10</text:p>
          </table:table-cell>
          <table:table-cell table:formula="of:=IF([.$A13]&lt;[.L$2];&quot;&quot;;IF([.$A13]=[.L$2];1;MIN([.$B$1]+1;[.K12]+[.L12])))" office:value-type="float" office:value="1" calcext:value-type="float">
            <text:p>1</text:p>
          </table:table-cell>
          <table:table-cell table:formula="of:=IF([.$A13]&lt;[.M$2];&quot;&quot;;IF([.$A13]=[.M$2];1;MIN([.$B$1]+1;[.L12]+[.M12])))">
            <text:p/>
          </table:table-cell>
          <table:table-cell table:formula="of:=IF([.$A13]&lt;[.N$2];&quot;&quot;;IF([.$A13]=[.N$2];1;MIN([.$B$1]+1;[.M12]+[.N12])))">
            <text:p/>
          </table:table-cell>
          <table:table-cell table:formula="of:=IF([.$A13]&lt;[.O$2];&quot;&quot;;IF([.$A13]=[.O$2];1;MIN([.$B$1]+1;[.N12]+[.O12])))">
            <text:p/>
          </table:table-cell>
          <table:table-cell table:formula="of:=IF([.$A13]&lt;[.P$2];&quot;&quot;;IF([.$A13]=[.P$2];1;MIN([.$B$1]+1;[.O12]+[.P12])))">
            <text:p/>
          </table:table-cell>
          <table:table-cell table:formula="of:=IF([.$A13]&lt;[.Q$2];&quot;&quot;;IF([.$A13]=[.Q$2];1;MIN([.$B$1]+1;[.P12]+[.Q12])))">
            <text:p/>
          </table:table-cell>
          <table:table-cell table:formula="of:=IF([.$A13]&lt;[.R$2];&quot;&quot;;IF([.$A13]=[.R$2];1;MIN([.$B$1]+1;[.Q12]+[.R12])))">
            <text:p/>
          </table:table-cell>
          <table:table-cell table:formula="of:=IF([.$A13]&lt;[.S$2];&quot;&quot;;IF([.$A13]=[.S$2];1;MIN([.$B$1]+1;[.R12]+[.S12])))">
            <text:p/>
          </table:table-cell>
          <table:table-cell table:formula="of:=IF([.$A13]&lt;[.T$2];&quot;&quot;;IF([.$A13]=[.T$2];1;MIN([.$B$1]+1;[.S12]+[.T12])))">
            <text:p/>
          </table:table-cell>
          <table:table-cell table:formula="of:=IF([.$A13]&lt;[.U$2];&quot;&quot;;IF([.$A13]=[.U$2];1;MIN([.$B$1]+1;[.T12]+[.U12])))">
            <text:p/>
          </table:table-cell>
          <table:table-cell table:formula="of:=IF([.$A13]&lt;[.V$2];&quot;&quot;;IF([.$A13]=[.V$2];1;MIN([.$B$1]+1;[.U12]+[.V12])))">
            <text:p/>
          </table:table-cell>
          <table:table-cell table:formula="of:=IF([.$A13]&lt;[.W$2];&quot;&quot;;IF([.$A13]=[.W$2];1;MIN([.$B$1]+1;[.V12]+[.W12])))">
            <text:p/>
          </table:table-cell>
          <table:table-cell table:formula="of:=IF([.$A13]&lt;[.X$2];&quot;&quot;;IF([.$A13]=[.X$2];1;MIN([.$B$1]+1;[.W12]+[.X12])))">
            <text:p/>
          </table:table-cell>
          <table:table-cell table:formula="of:=IF([.$A13]&lt;[.Y$2];&quot;&quot;;IF([.$A13]=[.Y$2];1;MIN([.$B$1]+1;[.X12]+[.Y12])))">
            <text:p/>
          </table:table-cell>
          <table:table-cell table:formula="of:=IF([.$A13]&lt;[.Z$2];&quot;&quot;;IF([.$A13]=[.Z$2];1;MIN([.$B$1]+1;[.Y12]+[.Z12])))">
            <text:p/>
          </table:table-cell>
          <table:table-cell table:formula="of:=IF([.$A13]&lt;[.AA$2];&quot;&quot;;IF([.$A13]=[.AA$2];1;MIN([.$B$1]+1;[.Z12]+[.AA12])))">
            <text:p/>
          </table:table-cell>
          <table:table-cell table:formula="of:=IF([.$A13]&lt;[.AB$2];&quot;&quot;;IF([.$A13]=[.AB$2];1;MIN([.$B$1]+1;[.AA12]+[.AB12])))">
            <text:p/>
          </table:table-cell>
          <table:table-cell table:formula="of:=IF([.$A13]&lt;[.AC$2];&quot;&quot;;IF([.$A13]=[.AC$2];1;MIN([.$B$1]+1;[.AB12]+[.AC12])))">
            <text:p/>
          </table:table-cell>
          <table:table-cell table:formula="of:=IF([.$A13]&lt;[.AD$2];&quot;&quot;;IF([.$A13]=[.AD$2];1;MIN([.$B$1]+1;[.AC12]+[.AD12])))">
            <text:p/>
          </table:table-cell>
          <table:table-cell table:formula="of:=IF([.$A13]&lt;[.AE$2];&quot;&quot;;IF([.$A13]=[.AE$2];1;MIN([.$B$1]+1;[.AD12]+[.AE12])))">
            <text:p/>
          </table:table-cell>
          <table:table-cell table:formula="of:=IF([.$A13]&lt;[.AF$2];&quot;&quot;;IF([.$A13]=[.AF$2];1;MIN([.$B$1]+1;[.AE12]+[.AF12])))">
            <text:p/>
          </table:table-cell>
          <table:table-cell table:formula="of:=IF([.$A13]&lt;[.AG$2];&quot;&quot;;IF([.$A13]=[.AG$2];1;MIN([.$B$1]+1;[.AF12]+[.AG12])))">
            <text:p/>
          </table:table-cell>
          <table:table-cell table:formula="of:=IF([.$A13]&lt;[.AH$2];&quot;&quot;;IF([.$A13]=[.AH$2];1;MIN([.$B$1]+1;[.AG12]+[.AH12])))">
            <text:p/>
          </table:table-cell>
          <table:table-cell table:formula="of:=IF([.$A13]&lt;[.AI$2];&quot;&quot;;IF([.$A13]=[.AI$2];1;MIN([.$B$1]+1;[.AH12]+[.AI12])))">
            <text:p/>
          </table:table-cell>
          <table:table-cell table:formula="of:=IF([.$A13]&lt;[.AJ$2];&quot;&quot;;IF([.$A13]=[.AJ$2];1;MIN([.$B$1]+1;[.AI12]+[.AJ12])))">
            <text:p/>
          </table:table-cell>
          <table:table-cell table:formula="of:=IF([.$A13]&lt;[.AK$2];&quot;&quot;;IF([.$A13]=[.AK$2];1;MIN([.$B$1]+1;[.AJ12]+[.AK12])))">
            <text:p/>
          </table:table-cell>
          <table:table-cell table:formula="of:=IF([.$A13]&lt;[.AL$2];&quot;&quot;;IF([.$A13]=[.AL$2];1;MIN([.$B$1]+1;[.AK12]+[.AL12])))">
            <text:p/>
          </table:table-cell>
          <table:table-cell table:formula="of:=IF([.$A13]&lt;[.AM$2];&quot;&quot;;IF([.$A13]=[.AM$2];1;MIN([.$B$1]+1;[.AL12]+[.AM12])))">
            <text:p/>
          </table:table-cell>
          <table:table-cell table:formula="of:=IF([.$A13]&lt;[.AN$2];&quot;&quot;;IF([.$A13]=[.AN$2];1;MIN([.$B$1]+1;[.AM12]+[.AN12])))">
            <text:p/>
          </table:table-cell>
          <table:table-cell table:formula="of:=IF([.$A13]&lt;[.AO$2];&quot;&quot;;IF([.$A13]=[.AO$2];1;MIN([.$B$1]+1;[.AN12]+[.AO12])))">
            <text:p/>
          </table:table-cell>
          <table:table-cell table:formula="of:=IF([.$A13]&lt;[.AP$2];&quot;&quot;;IF([.$A13]=[.AP$2];1;MIN([.$B$1]+1;[.AO12]+[.AP12])))">
            <text:p/>
          </table:table-cell>
          <table:table-cell table:formula="of:=IF([.$A13]&lt;[.AQ$2];&quot;&quot;;IF([.$A13]=[.AQ$2];1;MIN([.$B$1]+1;[.AP12]+[.AQ12])))">
            <text:p/>
          </table:table-cell>
          <table:table-cell table:formula="of:=IF([.$A13]&lt;[.AR$2];&quot;&quot;;IF([.$A13]=[.AR$2];1;MIN([.$B$1]+1;[.AQ12]+[.AR12])))">
            <text:p/>
          </table:table-cell>
          <table:table-cell table:formula="of:=IF([.$A13]&lt;[.AS$2];&quot;&quot;;IF([.$A13]=[.AS$2];1;MIN([.$B$1]+1;[.AR12]+[.AS12])))">
            <text:p/>
          </table:table-cell>
          <table:table-cell table:formula="of:=IF([.$A13]&lt;[.AT$2];&quot;&quot;;IF([.$A13]=[.AT$2];1;MIN([.$B$1]+1;[.AS12]+[.AT12])))">
            <text:p/>
          </table:table-cell>
          <table:table-cell table:formula="of:=IF([.$A13]&lt;[.AU$2];&quot;&quot;;IF([.$A13]=[.AU$2];1;MIN([.$B$1]+1;[.AT12]+[.AU12])))">
            <text:p/>
          </table:table-cell>
          <table:table-cell table:formula="of:=IF([.$A13]&lt;[.AV$2];&quot;&quot;;IF([.$A13]=[.AV$2];1;MIN([.$B$1]+1;[.AU12]+[.AV12])))">
            <text:p/>
          </table:table-cell>
          <table:table-cell table:formula="of:=IF([.$A13]&lt;[.AW$2];&quot;&quot;;IF([.$A13]=[.AW$2];1;MIN([.$B$1]+1;[.AV12]+[.AW12])))">
            <text:p/>
          </table:table-cell>
          <table:table-cell table:formula="of:=IF([.$A13]&lt;[.AX$2];&quot;&quot;;IF([.$A13]=[.AX$2];1;MIN([.$B$1]+1;[.AW12]+[.AX12])))">
            <text:p/>
          </table:table-cell>
          <table:table-cell table:formula="of:=IF([.$A13]&lt;[.AY$2];&quot;&quot;;IF([.$A13]=[.AY$2];1;MIN([.$B$1]+1;[.AX12]+[.AY12])))">
            <text:p/>
          </table:table-cell>
          <table:table-cell table:formula="of:=IF([.$A13]&lt;[.AZ$2];&quot;&quot;;IF([.$A13]=[.AZ$2];1;MIN([.$B$1]+1;[.AY12]+[.AZ12])))">
            <text:p/>
          </table:table-cell>
          <table:table-cell table:formula="of:=IF([.$A13]&lt;[.BA$2];&quot;&quot;;IF([.$A13]=[.BA$2];1;MIN([.$B$1]+1;[.AZ12]+[.BA12])))">
            <text:p/>
          </table:table-cell>
          <table:table-cell table:formula="of:=IF([.$A13]&lt;[.BB$2];&quot;&quot;;IF([.$A13]=[.BB$2];1;MIN([.$B$1]+1;[.BA12]+[.BB12])))">
            <text:p/>
          </table:table-cell>
          <table:table-cell table:formula="of:=IF([.$A13]&lt;[.BC$2];&quot;&quot;;IF([.$A13]=[.BC$2];1;MIN([.$B$1]+1;[.BB12]+[.BC12])))">
            <text:p/>
          </table:table-cell>
          <table:table-cell table:formula="of:=IF([.$A13]&lt;[.BD$2];&quot;&quot;;IF([.$A13]=[.BD$2];1;MIN([.$B$1]+1;[.BC12]+[.BD12])))">
            <text:p/>
          </table:table-cell>
          <table:table-cell table:formula="of:=IF([.$A13]&lt;[.BE$2];&quot;&quot;;IF([.$A13]=[.BE$2];1;MIN([.$B$1]+1;[.BD12]+[.BE12])))">
            <text:p/>
          </table:table-cell>
          <table:table-cell table:formula="of:=IF([.$A13]&lt;[.BF$2];&quot;&quot;;IF([.$A13]=[.BF$2];1;MIN([.$B$1]+1;[.BE12]+[.BF12])))">
            <text:p/>
          </table:table-cell>
          <table:table-cell table:formula="of:=IF([.$A13]&lt;[.BG$2];&quot;&quot;;IF([.$A13]=[.BG$2];1;MIN([.$B$1]+1;[.BF12]+[.BG12])))">
            <text:p/>
          </table:table-cell>
          <table:table-cell table:formula="of:=IF([.$A13]&lt;[.BH$2];&quot;&quot;;IF([.$A13]=[.BH$2];1;MIN([.$B$1]+1;[.BG12]+[.BH12])))">
            <text:p/>
          </table:table-cell>
          <table:table-cell table:formula="of:=IF([.$A13]&lt;[.BI$2];&quot;&quot;;IF([.$A13]=[.BI$2];1;MIN([.$B$1]+1;[.BH12]+[.BI12])))">
            <text:p/>
          </table:table-cell>
          <table:table-cell table:formula="of:=IF([.$A13]&lt;[.BJ$2];&quot;&quot;;IF([.$A13]=[.BJ$2];1;MIN([.$B$1]+1;[.BI12]+[.BJ12])))">
            <text:p/>
          </table:table-cell>
          <table:table-cell table:formula="of:=IF([.$A13]&lt;[.BK$2];&quot;&quot;;IF([.$A13]=[.BK$2];1;MIN([.$B$1]+1;[.BJ12]+[.BK12])))">
            <text:p/>
          </table:table-cell>
          <table:table-cell table:formula="of:=IF([.$A13]&lt;[.BL$2];&quot;&quot;;IF([.$A13]=[.BL$2];1;MIN([.$B$1]+1;[.BK12]+[.BL12])))">
            <text:p/>
          </table:table-cell>
          <table:table-cell table:formula="of:=IF([.$A13]&lt;[.BM$2];&quot;&quot;;IF([.$A13]=[.BM$2];1;MIN([.$B$1]+1;[.BL12]+[.BM12])))">
            <text:p/>
          </table:table-cell>
          <table:table-cell table:formula="of:=IF([.$A13]&lt;[.BN$2];&quot;&quot;;IF([.$A13]=[.BN$2];1;MIN([.$B$1]+1;[.BM12]+[.BN12])))">
            <text:p/>
          </table:table-cell>
          <table:table-cell table:formula="of:=IF([.$A13]&lt;[.BO$2];&quot;&quot;;IF([.$A13]=[.BO$2];1;MIN([.$B$1]+1;[.BN12]+[.BO12])))">
            <text:p/>
          </table:table-cell>
          <table:table-cell table:formula="of:=IF([.$A13]&lt;[.BP$2];&quot;&quot;;IF([.$A13]=[.BP$2];1;MIN([.$B$1]+1;[.BO12]+[.BP12])))">
            <text:p/>
          </table:table-cell>
          <table:table-cell table:formula="of:=IF([.$A13]&lt;[.BQ$2];&quot;&quot;;IF([.$A13]=[.BQ$2];1;MIN([.$B$1]+1;[.BP12]+[.BQ12])))">
            <text:p/>
          </table:table-cell>
          <table:table-cell table:formula="of:=IF([.$A13]&lt;[.BR$2];&quot;&quot;;IF([.$A13]=[.BR$2];1;MIN([.$B$1]+1;[.BQ12]+[.BR12])))">
            <text:p/>
          </table:table-cell>
          <table:table-cell table:formula="of:=IF([.$A13]&lt;[.BS$2];&quot;&quot;;IF([.$A13]=[.BS$2];1;MIN([.$B$1]+1;[.BR12]+[.BS12])))">
            <text:p/>
          </table:table-cell>
          <table:table-cell table:formula="of:=IF([.$A13]&lt;[.BT$2];&quot;&quot;;IF([.$A13]=[.BT$2];1;MIN([.$B$1]+1;[.BS12]+[.BT12])))">
            <text:p/>
          </table:table-cell>
          <table:table-cell table:formula="of:=IF([.$A13]&lt;[.BU$2];&quot;&quot;;IF([.$A13]=[.BU$2];1;MIN([.$B$1]+1;[.BT12]+[.BU12])))">
            <text:p/>
          </table:table-cell>
          <table:table-cell table:formula="of:=IF([.$A13]&lt;[.BV$2];&quot;&quot;;IF([.$A13]=[.BV$2];1;MIN([.$B$1]+1;[.BU12]+[.BV12])))">
            <text:p/>
          </table:table-cell>
          <table:table-cell table:formula="of:=IF([.$A13]&lt;[.BW$2];&quot;&quot;;IF([.$A13]=[.BW$2];1;MIN([.$B$1]+1;[.BV12]+[.BW12])))">
            <text:p/>
          </table:table-cell>
          <table:table-cell table:formula="of:=IF([.$A13]&lt;[.BX$2];&quot;&quot;;IF([.$A13]=[.BX$2];1;MIN([.$B$1]+1;[.BW12]+[.BX12])))">
            <text:p/>
          </table:table-cell>
          <table:table-cell table:formula="of:=IF([.$A13]&lt;[.BY$2];&quot;&quot;;IF([.$A13]=[.BY$2];1;MIN([.$B$1]+1;[.BX12]+[.BY12])))">
            <text:p/>
          </table:table-cell>
          <table:table-cell table:formula="of:=IF([.$A13]&lt;[.BZ$2];&quot;&quot;;IF([.$A13]=[.BZ$2];1;MIN([.$B$1]+1;[.BY12]+[.BZ12])))">
            <text:p/>
          </table:table-cell>
          <table:table-cell table:formula="of:=IF([.$A13]&lt;[.CA$2];&quot;&quot;;IF([.$A13]=[.CA$2];1;MIN([.$B$1]+1;[.BZ12]+[.CA12])))">
            <text:p/>
          </table:table-cell>
          <table:table-cell table:formula="of:=IF([.$A13]&lt;[.CB$2];&quot;&quot;;IF([.$A13]=[.CB$2];1;MIN([.$B$1]+1;[.CA12]+[.CB12])))">
            <text:p/>
          </table:table-cell>
          <table:table-cell table:formula="of:=IF([.$A13]&lt;[.CC$2];&quot;&quot;;IF([.$A13]=[.CC$2];1;MIN([.$B$1]+1;[.CB12]+[.CC12])))">
            <text:p/>
          </table:table-cell>
          <table:table-cell table:formula="of:=IF([.$A13]&lt;[.CD$2];&quot;&quot;;IF([.$A13]=[.CD$2];1;MIN([.$B$1]+1;[.CC12]+[.CD12])))">
            <text:p/>
          </table:table-cell>
          <table:table-cell table:formula="of:=IF([.$A13]&lt;[.CE$2];&quot;&quot;;IF([.$A13]=[.CE$2];1;MIN([.$B$1]+1;[.CD12]+[.CE12])))">
            <text:p/>
          </table:table-cell>
          <table:table-cell table:formula="of:=IF([.$A13]&lt;[.CF$2];&quot;&quot;;IF([.$A13]=[.CF$2];1;MIN([.$B$1]+1;[.CE12]+[.CF12])))">
            <text:p/>
          </table:table-cell>
          <table:table-cell table:formula="of:=IF([.$A13]&lt;[.CG$2];&quot;&quot;;IF([.$A13]=[.CG$2];1;MIN([.$B$1]+1;[.CF12]+[.CG12])))">
            <text:p/>
          </table:table-cell>
          <table:table-cell table:formula="of:=IF([.$A13]&lt;[.CH$2];&quot;&quot;;IF([.$A13]=[.CH$2];1;MIN([.$B$1]+1;[.CG12]+[.CH12])))">
            <text:p/>
          </table:table-cell>
          <table:table-cell table:formula="of:=IF([.$A13]&lt;[.CI$2];&quot;&quot;;IF([.$A13]=[.CI$2];1;MIN([.$B$1]+1;[.CH12]+[.CI12])))">
            <text:p/>
          </table:table-cell>
          <table:table-cell table:formula="of:=IF([.$A13]&lt;[.CJ$2];&quot;&quot;;IF([.$A13]=[.CJ$2];1;MIN([.$B$1]+1;[.CI12]+[.CJ12])))">
            <text:p/>
          </table:table-cell>
          <table:table-cell table:formula="of:=IF([.$A13]&lt;[.CK$2];&quot;&quot;;IF([.$A13]=[.CK$2];1;MIN([.$B$1]+1;[.CJ12]+[.CK12])))">
            <text:p/>
          </table:table-cell>
          <table:table-cell table:formula="of:=IF([.$A13]&lt;[.CL$2];&quot;&quot;;IF([.$A13]=[.CL$2];1;MIN([.$B$1]+1;[.CK12]+[.CL12])))">
            <text:p/>
          </table:table-cell>
          <table:table-cell table:formula="of:=IF([.$A13]&lt;[.CM$2];&quot;&quot;;IF([.$A13]=[.CM$2];1;MIN([.$B$1]+1;[.CL12]+[.CM12])))">
            <text:p/>
          </table:table-cell>
          <table:table-cell table:formula="of:=IF([.$A13]&lt;[.CN$2];&quot;&quot;;IF([.$A13]=[.CN$2];1;MIN([.$B$1]+1;[.CM12]+[.CN12])))">
            <text:p/>
          </table:table-cell>
          <table:table-cell table:formula="of:=IF([.$A13]&lt;[.CO$2];&quot;&quot;;IF([.$A13]=[.CO$2];1;MIN([.$B$1]+1;[.CN12]+[.CO12])))">
            <text:p/>
          </table:table-cell>
          <table:table-cell table:formula="of:=IF([.$A13]&lt;[.CP$2];&quot;&quot;;IF([.$A13]=[.CP$2];1;MIN([.$B$1]+1;[.CO12]+[.CP12])))">
            <text:p/>
          </table:table-cell>
          <table:table-cell table:formula="of:=IF([.$A13]&lt;[.CQ$2];&quot;&quot;;IF([.$A13]=[.CQ$2];1;MIN([.$B$1]+1;[.CP12]+[.CQ12])))">
            <text:p/>
          </table:table-cell>
          <table:table-cell table:formula="of:=IF([.$A13]&lt;[.CR$2];&quot;&quot;;IF([.$A13]=[.CR$2];1;MIN([.$B$1]+1;[.CQ12]+[.CR12])))">
            <text:p/>
          </table:table-cell>
          <table:table-cell table:formula="of:=IF([.$A13]&lt;[.CS$2];&quot;&quot;;IF([.$A13]=[.CS$2];1;MIN([.$B$1]+1;[.CR12]+[.CS12])))">
            <text:p/>
          </table:table-cell>
          <table:table-cell table:formula="of:=IF([.$A13]&lt;[.CT$2];&quot;&quot;;IF([.$A13]=[.CT$2];1;MIN([.$B$1]+1;[.CS12]+[.CT12])))">
            <text:p/>
          </table:table-cell>
          <table:table-cell table:formula="of:=IF([.$A13]&lt;[.CU$2];&quot;&quot;;IF([.$A13]=[.CU$2];1;MIN([.$B$1]+1;[.CT12]+[.CU12])))">
            <text:p/>
          </table:table-cell>
          <table:table-cell table:formula="of:=IF([.$A13]&lt;[.CV$2];&quot;&quot;;IF([.$A13]=[.CV$2];1;MIN([.$B$1]+1;[.CU12]+[.CV12])))">
            <text:p/>
          </table:table-cell>
          <table:table-cell table:formula="of:=IF([.$A13]&lt;[.CW$2];&quot;&quot;;IF([.$A13]=[.CW$2];1;MIN([.$B$1]+1;[.CV12]+[.CW12])))">
            <text:p/>
          </table:table-cell>
          <table:table-cell table:formula="of:=IF([.$A13]&lt;[.CX$2];&quot;&quot;;IF([.$A13]=[.CX$2];1;MIN([.$B$1]+1;[.CW12]+[.CX12])))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[.$A14]&lt;[.C$2];&quot;&quot;;IF([.$A14]=[.C$2];1;MIN([.$B$1]+1;[.B13]+[.C13])))" office:value-type="float" office:value="11" calcext:value-type="float">
            <text:p>11</text:p>
          </table:table-cell>
          <table:table-cell table:formula="of:=IF([.$A14]&lt;[.D$2];&quot;&quot;;IF([.$A14]=[.D$2];1;MIN([.$B$1]+1;[.C13]+[.D13])))" office:value-type="float" office:value="55" calcext:value-type="float">
            <text:p>55</text:p>
          </table:table-cell>
          <table:table-cell table:formula="of:=IF([.$A14]&lt;[.E$2];&quot;&quot;;IF([.$A14]=[.E$2];1;MIN([.$B$1]+1;[.D13]+[.E13])))" office:value-type="float" office:value="165" calcext:value-type="float">
            <text:p>165</text:p>
          </table:table-cell>
          <table:table-cell table:formula="of:=IF([.$A14]&lt;[.F$2];&quot;&quot;;IF([.$A14]=[.F$2];1;MIN([.$B$1]+1;[.E13]+[.F13])))" office:value-type="float" office:value="330" calcext:value-type="float">
            <text:p>330</text:p>
          </table:table-cell>
          <table:table-cell table:formula="of:=IF([.$A14]&lt;[.G$2];&quot;&quot;;IF([.$A14]=[.G$2];1;MIN([.$B$1]+1;[.F13]+[.G13])))" office:value-type="float" office:value="462" calcext:value-type="float">
            <text:p>462</text:p>
          </table:table-cell>
          <table:table-cell table:formula="of:=IF([.$A14]&lt;[.H$2];&quot;&quot;;IF([.$A14]=[.H$2];1;MIN([.$B$1]+1;[.G13]+[.H13])))" office:value-type="float" office:value="462" calcext:value-type="float">
            <text:p>462</text:p>
          </table:table-cell>
          <table:table-cell table:formula="of:=IF([.$A14]&lt;[.I$2];&quot;&quot;;IF([.$A14]=[.I$2];1;MIN([.$B$1]+1;[.H13]+[.I13])))" office:value-type="float" office:value="330" calcext:value-type="float">
            <text:p>330</text:p>
          </table:table-cell>
          <table:table-cell table:formula="of:=IF([.$A14]&lt;[.J$2];&quot;&quot;;IF([.$A14]=[.J$2];1;MIN([.$B$1]+1;[.I13]+[.J13])))" office:value-type="float" office:value="165" calcext:value-type="float">
            <text:p>165</text:p>
          </table:table-cell>
          <table:table-cell table:formula="of:=IF([.$A14]&lt;[.K$2];&quot;&quot;;IF([.$A14]=[.K$2];1;MIN([.$B$1]+1;[.J13]+[.K13])))" office:value-type="float" office:value="55" calcext:value-type="float">
            <text:p>55</text:p>
          </table:table-cell>
          <table:table-cell table:formula="of:=IF([.$A14]&lt;[.L$2];&quot;&quot;;IF([.$A14]=[.L$2];1;MIN([.$B$1]+1;[.K13]+[.L13])))" office:value-type="float" office:value="11" calcext:value-type="float">
            <text:p>11</text:p>
          </table:table-cell>
          <table:table-cell table:formula="of:=IF([.$A14]&lt;[.M$2];&quot;&quot;;IF([.$A14]=[.M$2];1;MIN([.$B$1]+1;[.L13]+[.M13])))" office:value-type="float" office:value="1" calcext:value-type="float">
            <text:p>1</text:p>
          </table:table-cell>
          <table:table-cell table:formula="of:=IF([.$A14]&lt;[.N$2];&quot;&quot;;IF([.$A14]=[.N$2];1;MIN([.$B$1]+1;[.M13]+[.N13])))">
            <text:p/>
          </table:table-cell>
          <table:table-cell table:formula="of:=IF([.$A14]&lt;[.O$2];&quot;&quot;;IF([.$A14]=[.O$2];1;MIN([.$B$1]+1;[.N13]+[.O13])))">
            <text:p/>
          </table:table-cell>
          <table:table-cell table:formula="of:=IF([.$A14]&lt;[.P$2];&quot;&quot;;IF([.$A14]=[.P$2];1;MIN([.$B$1]+1;[.O13]+[.P13])))">
            <text:p/>
          </table:table-cell>
          <table:table-cell table:formula="of:=IF([.$A14]&lt;[.Q$2];&quot;&quot;;IF([.$A14]=[.Q$2];1;MIN([.$B$1]+1;[.P13]+[.Q13])))">
            <text:p/>
          </table:table-cell>
          <table:table-cell table:formula="of:=IF([.$A14]&lt;[.R$2];&quot;&quot;;IF([.$A14]=[.R$2];1;MIN([.$B$1]+1;[.Q13]+[.R13])))">
            <text:p/>
          </table:table-cell>
          <table:table-cell table:formula="of:=IF([.$A14]&lt;[.S$2];&quot;&quot;;IF([.$A14]=[.S$2];1;MIN([.$B$1]+1;[.R13]+[.S13])))">
            <text:p/>
          </table:table-cell>
          <table:table-cell table:formula="of:=IF([.$A14]&lt;[.T$2];&quot;&quot;;IF([.$A14]=[.T$2];1;MIN([.$B$1]+1;[.S13]+[.T13])))">
            <text:p/>
          </table:table-cell>
          <table:table-cell table:formula="of:=IF([.$A14]&lt;[.U$2];&quot;&quot;;IF([.$A14]=[.U$2];1;MIN([.$B$1]+1;[.T13]+[.U13])))">
            <text:p/>
          </table:table-cell>
          <table:table-cell table:formula="of:=IF([.$A14]&lt;[.V$2];&quot;&quot;;IF([.$A14]=[.V$2];1;MIN([.$B$1]+1;[.U13]+[.V13])))">
            <text:p/>
          </table:table-cell>
          <table:table-cell table:formula="of:=IF([.$A14]&lt;[.W$2];&quot;&quot;;IF([.$A14]=[.W$2];1;MIN([.$B$1]+1;[.V13]+[.W13])))">
            <text:p/>
          </table:table-cell>
          <table:table-cell table:formula="of:=IF([.$A14]&lt;[.X$2];&quot;&quot;;IF([.$A14]=[.X$2];1;MIN([.$B$1]+1;[.W13]+[.X13])))">
            <text:p/>
          </table:table-cell>
          <table:table-cell table:formula="of:=IF([.$A14]&lt;[.Y$2];&quot;&quot;;IF([.$A14]=[.Y$2];1;MIN([.$B$1]+1;[.X13]+[.Y13])))">
            <text:p/>
          </table:table-cell>
          <table:table-cell table:formula="of:=IF([.$A14]&lt;[.Z$2];&quot;&quot;;IF([.$A14]=[.Z$2];1;MIN([.$B$1]+1;[.Y13]+[.Z13])))">
            <text:p/>
          </table:table-cell>
          <table:table-cell table:formula="of:=IF([.$A14]&lt;[.AA$2];&quot;&quot;;IF([.$A14]=[.AA$2];1;MIN([.$B$1]+1;[.Z13]+[.AA13])))">
            <text:p/>
          </table:table-cell>
          <table:table-cell table:formula="of:=IF([.$A14]&lt;[.AB$2];&quot;&quot;;IF([.$A14]=[.AB$2];1;MIN([.$B$1]+1;[.AA13]+[.AB13])))">
            <text:p/>
          </table:table-cell>
          <table:table-cell table:formula="of:=IF([.$A14]&lt;[.AC$2];&quot;&quot;;IF([.$A14]=[.AC$2];1;MIN([.$B$1]+1;[.AB13]+[.AC13])))">
            <text:p/>
          </table:table-cell>
          <table:table-cell table:formula="of:=IF([.$A14]&lt;[.AD$2];&quot;&quot;;IF([.$A14]=[.AD$2];1;MIN([.$B$1]+1;[.AC13]+[.AD13])))">
            <text:p/>
          </table:table-cell>
          <table:table-cell table:formula="of:=IF([.$A14]&lt;[.AE$2];&quot;&quot;;IF([.$A14]=[.AE$2];1;MIN([.$B$1]+1;[.AD13]+[.AE13])))">
            <text:p/>
          </table:table-cell>
          <table:table-cell table:formula="of:=IF([.$A14]&lt;[.AF$2];&quot;&quot;;IF([.$A14]=[.AF$2];1;MIN([.$B$1]+1;[.AE13]+[.AF13])))">
            <text:p/>
          </table:table-cell>
          <table:table-cell table:formula="of:=IF([.$A14]&lt;[.AG$2];&quot;&quot;;IF([.$A14]=[.AG$2];1;MIN([.$B$1]+1;[.AF13]+[.AG13])))">
            <text:p/>
          </table:table-cell>
          <table:table-cell table:formula="of:=IF([.$A14]&lt;[.AH$2];&quot;&quot;;IF([.$A14]=[.AH$2];1;MIN([.$B$1]+1;[.AG13]+[.AH13])))">
            <text:p/>
          </table:table-cell>
          <table:table-cell table:formula="of:=IF([.$A14]&lt;[.AI$2];&quot;&quot;;IF([.$A14]=[.AI$2];1;MIN([.$B$1]+1;[.AH13]+[.AI13])))">
            <text:p/>
          </table:table-cell>
          <table:table-cell table:formula="of:=IF([.$A14]&lt;[.AJ$2];&quot;&quot;;IF([.$A14]=[.AJ$2];1;MIN([.$B$1]+1;[.AI13]+[.AJ13])))">
            <text:p/>
          </table:table-cell>
          <table:table-cell table:formula="of:=IF([.$A14]&lt;[.AK$2];&quot;&quot;;IF([.$A14]=[.AK$2];1;MIN([.$B$1]+1;[.AJ13]+[.AK13])))">
            <text:p/>
          </table:table-cell>
          <table:table-cell table:formula="of:=IF([.$A14]&lt;[.AL$2];&quot;&quot;;IF([.$A14]=[.AL$2];1;MIN([.$B$1]+1;[.AK13]+[.AL13])))">
            <text:p/>
          </table:table-cell>
          <table:table-cell table:formula="of:=IF([.$A14]&lt;[.AM$2];&quot;&quot;;IF([.$A14]=[.AM$2];1;MIN([.$B$1]+1;[.AL13]+[.AM13])))">
            <text:p/>
          </table:table-cell>
          <table:table-cell table:formula="of:=IF([.$A14]&lt;[.AN$2];&quot;&quot;;IF([.$A14]=[.AN$2];1;MIN([.$B$1]+1;[.AM13]+[.AN13])))">
            <text:p/>
          </table:table-cell>
          <table:table-cell table:formula="of:=IF([.$A14]&lt;[.AO$2];&quot;&quot;;IF([.$A14]=[.AO$2];1;MIN([.$B$1]+1;[.AN13]+[.AO13])))">
            <text:p/>
          </table:table-cell>
          <table:table-cell table:formula="of:=IF([.$A14]&lt;[.AP$2];&quot;&quot;;IF([.$A14]=[.AP$2];1;MIN([.$B$1]+1;[.AO13]+[.AP13])))">
            <text:p/>
          </table:table-cell>
          <table:table-cell table:formula="of:=IF([.$A14]&lt;[.AQ$2];&quot;&quot;;IF([.$A14]=[.AQ$2];1;MIN([.$B$1]+1;[.AP13]+[.AQ13])))">
            <text:p/>
          </table:table-cell>
          <table:table-cell table:formula="of:=IF([.$A14]&lt;[.AR$2];&quot;&quot;;IF([.$A14]=[.AR$2];1;MIN([.$B$1]+1;[.AQ13]+[.AR13])))">
            <text:p/>
          </table:table-cell>
          <table:table-cell table:formula="of:=IF([.$A14]&lt;[.AS$2];&quot;&quot;;IF([.$A14]=[.AS$2];1;MIN([.$B$1]+1;[.AR13]+[.AS13])))">
            <text:p/>
          </table:table-cell>
          <table:table-cell table:formula="of:=IF([.$A14]&lt;[.AT$2];&quot;&quot;;IF([.$A14]=[.AT$2];1;MIN([.$B$1]+1;[.AS13]+[.AT13])))">
            <text:p/>
          </table:table-cell>
          <table:table-cell table:formula="of:=IF([.$A14]&lt;[.AU$2];&quot;&quot;;IF([.$A14]=[.AU$2];1;MIN([.$B$1]+1;[.AT13]+[.AU13])))">
            <text:p/>
          </table:table-cell>
          <table:table-cell table:formula="of:=IF([.$A14]&lt;[.AV$2];&quot;&quot;;IF([.$A14]=[.AV$2];1;MIN([.$B$1]+1;[.AU13]+[.AV13])))">
            <text:p/>
          </table:table-cell>
          <table:table-cell table:formula="of:=IF([.$A14]&lt;[.AW$2];&quot;&quot;;IF([.$A14]=[.AW$2];1;MIN([.$B$1]+1;[.AV13]+[.AW13])))">
            <text:p/>
          </table:table-cell>
          <table:table-cell table:formula="of:=IF([.$A14]&lt;[.AX$2];&quot;&quot;;IF([.$A14]=[.AX$2];1;MIN([.$B$1]+1;[.AW13]+[.AX13])))">
            <text:p/>
          </table:table-cell>
          <table:table-cell table:formula="of:=IF([.$A14]&lt;[.AY$2];&quot;&quot;;IF([.$A14]=[.AY$2];1;MIN([.$B$1]+1;[.AX13]+[.AY13])))">
            <text:p/>
          </table:table-cell>
          <table:table-cell table:formula="of:=IF([.$A14]&lt;[.AZ$2];&quot;&quot;;IF([.$A14]=[.AZ$2];1;MIN([.$B$1]+1;[.AY13]+[.AZ13])))">
            <text:p/>
          </table:table-cell>
          <table:table-cell table:formula="of:=IF([.$A14]&lt;[.BA$2];&quot;&quot;;IF([.$A14]=[.BA$2];1;MIN([.$B$1]+1;[.AZ13]+[.BA13])))">
            <text:p/>
          </table:table-cell>
          <table:table-cell table:formula="of:=IF([.$A14]&lt;[.BB$2];&quot;&quot;;IF([.$A14]=[.BB$2];1;MIN([.$B$1]+1;[.BA13]+[.BB13])))">
            <text:p/>
          </table:table-cell>
          <table:table-cell table:formula="of:=IF([.$A14]&lt;[.BC$2];&quot;&quot;;IF([.$A14]=[.BC$2];1;MIN([.$B$1]+1;[.BB13]+[.BC13])))">
            <text:p/>
          </table:table-cell>
          <table:table-cell table:formula="of:=IF([.$A14]&lt;[.BD$2];&quot;&quot;;IF([.$A14]=[.BD$2];1;MIN([.$B$1]+1;[.BC13]+[.BD13])))">
            <text:p/>
          </table:table-cell>
          <table:table-cell table:formula="of:=IF([.$A14]&lt;[.BE$2];&quot;&quot;;IF([.$A14]=[.BE$2];1;MIN([.$B$1]+1;[.BD13]+[.BE13])))">
            <text:p/>
          </table:table-cell>
          <table:table-cell table:formula="of:=IF([.$A14]&lt;[.BF$2];&quot;&quot;;IF([.$A14]=[.BF$2];1;MIN([.$B$1]+1;[.BE13]+[.BF13])))">
            <text:p/>
          </table:table-cell>
          <table:table-cell table:formula="of:=IF([.$A14]&lt;[.BG$2];&quot;&quot;;IF([.$A14]=[.BG$2];1;MIN([.$B$1]+1;[.BF13]+[.BG13])))">
            <text:p/>
          </table:table-cell>
          <table:table-cell table:formula="of:=IF([.$A14]&lt;[.BH$2];&quot;&quot;;IF([.$A14]=[.BH$2];1;MIN([.$B$1]+1;[.BG13]+[.BH13])))">
            <text:p/>
          </table:table-cell>
          <table:table-cell table:formula="of:=IF([.$A14]&lt;[.BI$2];&quot;&quot;;IF([.$A14]=[.BI$2];1;MIN([.$B$1]+1;[.BH13]+[.BI13])))">
            <text:p/>
          </table:table-cell>
          <table:table-cell table:formula="of:=IF([.$A14]&lt;[.BJ$2];&quot;&quot;;IF([.$A14]=[.BJ$2];1;MIN([.$B$1]+1;[.BI13]+[.BJ13])))">
            <text:p/>
          </table:table-cell>
          <table:table-cell table:formula="of:=IF([.$A14]&lt;[.BK$2];&quot;&quot;;IF([.$A14]=[.BK$2];1;MIN([.$B$1]+1;[.BJ13]+[.BK13])))">
            <text:p/>
          </table:table-cell>
          <table:table-cell table:formula="of:=IF([.$A14]&lt;[.BL$2];&quot;&quot;;IF([.$A14]=[.BL$2];1;MIN([.$B$1]+1;[.BK13]+[.BL13])))">
            <text:p/>
          </table:table-cell>
          <table:table-cell table:formula="of:=IF([.$A14]&lt;[.BM$2];&quot;&quot;;IF([.$A14]=[.BM$2];1;MIN([.$B$1]+1;[.BL13]+[.BM13])))">
            <text:p/>
          </table:table-cell>
          <table:table-cell table:formula="of:=IF([.$A14]&lt;[.BN$2];&quot;&quot;;IF([.$A14]=[.BN$2];1;MIN([.$B$1]+1;[.BM13]+[.BN13])))">
            <text:p/>
          </table:table-cell>
          <table:table-cell table:formula="of:=IF([.$A14]&lt;[.BO$2];&quot;&quot;;IF([.$A14]=[.BO$2];1;MIN([.$B$1]+1;[.BN13]+[.BO13])))">
            <text:p/>
          </table:table-cell>
          <table:table-cell table:formula="of:=IF([.$A14]&lt;[.BP$2];&quot;&quot;;IF([.$A14]=[.BP$2];1;MIN([.$B$1]+1;[.BO13]+[.BP13])))">
            <text:p/>
          </table:table-cell>
          <table:table-cell table:formula="of:=IF([.$A14]&lt;[.BQ$2];&quot;&quot;;IF([.$A14]=[.BQ$2];1;MIN([.$B$1]+1;[.BP13]+[.BQ13])))">
            <text:p/>
          </table:table-cell>
          <table:table-cell table:formula="of:=IF([.$A14]&lt;[.BR$2];&quot;&quot;;IF([.$A14]=[.BR$2];1;MIN([.$B$1]+1;[.BQ13]+[.BR13])))">
            <text:p/>
          </table:table-cell>
          <table:table-cell table:formula="of:=IF([.$A14]&lt;[.BS$2];&quot;&quot;;IF([.$A14]=[.BS$2];1;MIN([.$B$1]+1;[.BR13]+[.BS13])))">
            <text:p/>
          </table:table-cell>
          <table:table-cell table:formula="of:=IF([.$A14]&lt;[.BT$2];&quot;&quot;;IF([.$A14]=[.BT$2];1;MIN([.$B$1]+1;[.BS13]+[.BT13])))">
            <text:p/>
          </table:table-cell>
          <table:table-cell table:formula="of:=IF([.$A14]&lt;[.BU$2];&quot;&quot;;IF([.$A14]=[.BU$2];1;MIN([.$B$1]+1;[.BT13]+[.BU13])))">
            <text:p/>
          </table:table-cell>
          <table:table-cell table:formula="of:=IF([.$A14]&lt;[.BV$2];&quot;&quot;;IF([.$A14]=[.BV$2];1;MIN([.$B$1]+1;[.BU13]+[.BV13])))">
            <text:p/>
          </table:table-cell>
          <table:table-cell table:formula="of:=IF([.$A14]&lt;[.BW$2];&quot;&quot;;IF([.$A14]=[.BW$2];1;MIN([.$B$1]+1;[.BV13]+[.BW13])))">
            <text:p/>
          </table:table-cell>
          <table:table-cell table:formula="of:=IF([.$A14]&lt;[.BX$2];&quot;&quot;;IF([.$A14]=[.BX$2];1;MIN([.$B$1]+1;[.BW13]+[.BX13])))">
            <text:p/>
          </table:table-cell>
          <table:table-cell table:formula="of:=IF([.$A14]&lt;[.BY$2];&quot;&quot;;IF([.$A14]=[.BY$2];1;MIN([.$B$1]+1;[.BX13]+[.BY13])))">
            <text:p/>
          </table:table-cell>
          <table:table-cell table:formula="of:=IF([.$A14]&lt;[.BZ$2];&quot;&quot;;IF([.$A14]=[.BZ$2];1;MIN([.$B$1]+1;[.BY13]+[.BZ13])))">
            <text:p/>
          </table:table-cell>
          <table:table-cell table:formula="of:=IF([.$A14]&lt;[.CA$2];&quot;&quot;;IF([.$A14]=[.CA$2];1;MIN([.$B$1]+1;[.BZ13]+[.CA13])))">
            <text:p/>
          </table:table-cell>
          <table:table-cell table:formula="of:=IF([.$A14]&lt;[.CB$2];&quot;&quot;;IF([.$A14]=[.CB$2];1;MIN([.$B$1]+1;[.CA13]+[.CB13])))">
            <text:p/>
          </table:table-cell>
          <table:table-cell table:formula="of:=IF([.$A14]&lt;[.CC$2];&quot;&quot;;IF([.$A14]=[.CC$2];1;MIN([.$B$1]+1;[.CB13]+[.CC13])))">
            <text:p/>
          </table:table-cell>
          <table:table-cell table:formula="of:=IF([.$A14]&lt;[.CD$2];&quot;&quot;;IF([.$A14]=[.CD$2];1;MIN([.$B$1]+1;[.CC13]+[.CD13])))">
            <text:p/>
          </table:table-cell>
          <table:table-cell table:formula="of:=IF([.$A14]&lt;[.CE$2];&quot;&quot;;IF([.$A14]=[.CE$2];1;MIN([.$B$1]+1;[.CD13]+[.CE13])))">
            <text:p/>
          </table:table-cell>
          <table:table-cell table:formula="of:=IF([.$A14]&lt;[.CF$2];&quot;&quot;;IF([.$A14]=[.CF$2];1;MIN([.$B$1]+1;[.CE13]+[.CF13])))">
            <text:p/>
          </table:table-cell>
          <table:table-cell table:formula="of:=IF([.$A14]&lt;[.CG$2];&quot;&quot;;IF([.$A14]=[.CG$2];1;MIN([.$B$1]+1;[.CF13]+[.CG13])))">
            <text:p/>
          </table:table-cell>
          <table:table-cell table:formula="of:=IF([.$A14]&lt;[.CH$2];&quot;&quot;;IF([.$A14]=[.CH$2];1;MIN([.$B$1]+1;[.CG13]+[.CH13])))">
            <text:p/>
          </table:table-cell>
          <table:table-cell table:formula="of:=IF([.$A14]&lt;[.CI$2];&quot;&quot;;IF([.$A14]=[.CI$2];1;MIN([.$B$1]+1;[.CH13]+[.CI13])))">
            <text:p/>
          </table:table-cell>
          <table:table-cell table:formula="of:=IF([.$A14]&lt;[.CJ$2];&quot;&quot;;IF([.$A14]=[.CJ$2];1;MIN([.$B$1]+1;[.CI13]+[.CJ13])))">
            <text:p/>
          </table:table-cell>
          <table:table-cell table:formula="of:=IF([.$A14]&lt;[.CK$2];&quot;&quot;;IF([.$A14]=[.CK$2];1;MIN([.$B$1]+1;[.CJ13]+[.CK13])))">
            <text:p/>
          </table:table-cell>
          <table:table-cell table:formula="of:=IF([.$A14]&lt;[.CL$2];&quot;&quot;;IF([.$A14]=[.CL$2];1;MIN([.$B$1]+1;[.CK13]+[.CL13])))">
            <text:p/>
          </table:table-cell>
          <table:table-cell table:formula="of:=IF([.$A14]&lt;[.CM$2];&quot;&quot;;IF([.$A14]=[.CM$2];1;MIN([.$B$1]+1;[.CL13]+[.CM13])))">
            <text:p/>
          </table:table-cell>
          <table:table-cell table:formula="of:=IF([.$A14]&lt;[.CN$2];&quot;&quot;;IF([.$A14]=[.CN$2];1;MIN([.$B$1]+1;[.CM13]+[.CN13])))">
            <text:p/>
          </table:table-cell>
          <table:table-cell table:formula="of:=IF([.$A14]&lt;[.CO$2];&quot;&quot;;IF([.$A14]=[.CO$2];1;MIN([.$B$1]+1;[.CN13]+[.CO13])))">
            <text:p/>
          </table:table-cell>
          <table:table-cell table:formula="of:=IF([.$A14]&lt;[.CP$2];&quot;&quot;;IF([.$A14]=[.CP$2];1;MIN([.$B$1]+1;[.CO13]+[.CP13])))">
            <text:p/>
          </table:table-cell>
          <table:table-cell table:formula="of:=IF([.$A14]&lt;[.CQ$2];&quot;&quot;;IF([.$A14]=[.CQ$2];1;MIN([.$B$1]+1;[.CP13]+[.CQ13])))">
            <text:p/>
          </table:table-cell>
          <table:table-cell table:formula="of:=IF([.$A14]&lt;[.CR$2];&quot;&quot;;IF([.$A14]=[.CR$2];1;MIN([.$B$1]+1;[.CQ13]+[.CR13])))">
            <text:p/>
          </table:table-cell>
          <table:table-cell table:formula="of:=IF([.$A14]&lt;[.CS$2];&quot;&quot;;IF([.$A14]=[.CS$2];1;MIN([.$B$1]+1;[.CR13]+[.CS13])))">
            <text:p/>
          </table:table-cell>
          <table:table-cell table:formula="of:=IF([.$A14]&lt;[.CT$2];&quot;&quot;;IF([.$A14]=[.CT$2];1;MIN([.$B$1]+1;[.CS13]+[.CT13])))">
            <text:p/>
          </table:table-cell>
          <table:table-cell table:formula="of:=IF([.$A14]&lt;[.CU$2];&quot;&quot;;IF([.$A14]=[.CU$2];1;MIN([.$B$1]+1;[.CT13]+[.CU13])))">
            <text:p/>
          </table:table-cell>
          <table:table-cell table:formula="of:=IF([.$A14]&lt;[.CV$2];&quot;&quot;;IF([.$A14]=[.CV$2];1;MIN([.$B$1]+1;[.CU13]+[.CV13])))">
            <text:p/>
          </table:table-cell>
          <table:table-cell table:formula="of:=IF([.$A14]&lt;[.CW$2];&quot;&quot;;IF([.$A14]=[.CW$2];1;MIN([.$B$1]+1;[.CV13]+[.CW13])))">
            <text:p/>
          </table:table-cell>
          <table:table-cell table:formula="of:=IF([.$A14]&lt;[.CX$2];&quot;&quot;;IF([.$A14]=[.CX$2];1;MIN([.$B$1]+1;[.CW13]+[.CX13]))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F([.$A15]&lt;[.C$2];&quot;&quot;;IF([.$A15]=[.C$2];1;MIN([.$B$1]+1;[.B14]+[.C14])))" office:value-type="float" office:value="12" calcext:value-type="float">
            <text:p>12</text:p>
          </table:table-cell>
          <table:table-cell table:formula="of:=IF([.$A15]&lt;[.D$2];&quot;&quot;;IF([.$A15]=[.D$2];1;MIN([.$B$1]+1;[.C14]+[.D14])))" office:value-type="float" office:value="66" calcext:value-type="float">
            <text:p>66</text:p>
          </table:table-cell>
          <table:table-cell table:formula="of:=IF([.$A15]&lt;[.E$2];&quot;&quot;;IF([.$A15]=[.E$2];1;MIN([.$B$1]+1;[.D14]+[.E14])))" office:value-type="float" office:value="220" calcext:value-type="float">
            <text:p>220</text:p>
          </table:table-cell>
          <table:table-cell table:formula="of:=IF([.$A15]&lt;[.F$2];&quot;&quot;;IF([.$A15]=[.F$2];1;MIN([.$B$1]+1;[.E14]+[.F14])))" office:value-type="float" office:value="495" calcext:value-type="float">
            <text:p>495</text:p>
          </table:table-cell>
          <table:table-cell table:formula="of:=IF([.$A15]&lt;[.G$2];&quot;&quot;;IF([.$A15]=[.G$2];1;MIN([.$B$1]+1;[.F14]+[.G14])))" office:value-type="float" office:value="792" calcext:value-type="float">
            <text:p>792</text:p>
          </table:table-cell>
          <table:table-cell table:formula="of:=IF([.$A15]&lt;[.H$2];&quot;&quot;;IF([.$A15]=[.H$2];1;MIN([.$B$1]+1;[.G14]+[.H14])))" office:value-type="float" office:value="924" calcext:value-type="float">
            <text:p>924</text:p>
          </table:table-cell>
          <table:table-cell table:formula="of:=IF([.$A15]&lt;[.I$2];&quot;&quot;;IF([.$A15]=[.I$2];1;MIN([.$B$1]+1;[.H14]+[.I14])))" office:value-type="float" office:value="792" calcext:value-type="float">
            <text:p>792</text:p>
          </table:table-cell>
          <table:table-cell table:formula="of:=IF([.$A15]&lt;[.J$2];&quot;&quot;;IF([.$A15]=[.J$2];1;MIN([.$B$1]+1;[.I14]+[.J14])))" office:value-type="float" office:value="495" calcext:value-type="float">
            <text:p>495</text:p>
          </table:table-cell>
          <table:table-cell table:formula="of:=IF([.$A15]&lt;[.K$2];&quot;&quot;;IF([.$A15]=[.K$2];1;MIN([.$B$1]+1;[.J14]+[.K14])))" office:value-type="float" office:value="220" calcext:value-type="float">
            <text:p>220</text:p>
          </table:table-cell>
          <table:table-cell table:formula="of:=IF([.$A15]&lt;[.L$2];&quot;&quot;;IF([.$A15]=[.L$2];1;MIN([.$B$1]+1;[.K14]+[.L14])))" office:value-type="float" office:value="66" calcext:value-type="float">
            <text:p>66</text:p>
          </table:table-cell>
          <table:table-cell table:formula="of:=IF([.$A15]&lt;[.M$2];&quot;&quot;;IF([.$A15]=[.M$2];1;MIN([.$B$1]+1;[.L14]+[.M14])))" office:value-type="float" office:value="12" calcext:value-type="float">
            <text:p>12</text:p>
          </table:table-cell>
          <table:table-cell table:formula="of:=IF([.$A15]&lt;[.N$2];&quot;&quot;;IF([.$A15]=[.N$2];1;MIN([.$B$1]+1;[.M14]+[.N14])))" office:value-type="float" office:value="1" calcext:value-type="float">
            <text:p>1</text:p>
          </table:table-cell>
          <table:table-cell table:formula="of:=IF([.$A15]&lt;[.O$2];&quot;&quot;;IF([.$A15]=[.O$2];1;MIN([.$B$1]+1;[.N14]+[.O14])))">
            <text:p/>
          </table:table-cell>
          <table:table-cell table:formula="of:=IF([.$A15]&lt;[.P$2];&quot;&quot;;IF([.$A15]=[.P$2];1;MIN([.$B$1]+1;[.O14]+[.P14])))">
            <text:p/>
          </table:table-cell>
          <table:table-cell table:formula="of:=IF([.$A15]&lt;[.Q$2];&quot;&quot;;IF([.$A15]=[.Q$2];1;MIN([.$B$1]+1;[.P14]+[.Q14])))">
            <text:p/>
          </table:table-cell>
          <table:table-cell table:formula="of:=IF([.$A15]&lt;[.R$2];&quot;&quot;;IF([.$A15]=[.R$2];1;MIN([.$B$1]+1;[.Q14]+[.R14])))">
            <text:p/>
          </table:table-cell>
          <table:table-cell table:formula="of:=IF([.$A15]&lt;[.S$2];&quot;&quot;;IF([.$A15]=[.S$2];1;MIN([.$B$1]+1;[.R14]+[.S14])))">
            <text:p/>
          </table:table-cell>
          <table:table-cell table:formula="of:=IF([.$A15]&lt;[.T$2];&quot;&quot;;IF([.$A15]=[.T$2];1;MIN([.$B$1]+1;[.S14]+[.T14])))">
            <text:p/>
          </table:table-cell>
          <table:table-cell table:formula="of:=IF([.$A15]&lt;[.U$2];&quot;&quot;;IF([.$A15]=[.U$2];1;MIN([.$B$1]+1;[.T14]+[.U14])))">
            <text:p/>
          </table:table-cell>
          <table:table-cell table:formula="of:=IF([.$A15]&lt;[.V$2];&quot;&quot;;IF([.$A15]=[.V$2];1;MIN([.$B$1]+1;[.U14]+[.V14])))">
            <text:p/>
          </table:table-cell>
          <table:table-cell table:formula="of:=IF([.$A15]&lt;[.W$2];&quot;&quot;;IF([.$A15]=[.W$2];1;MIN([.$B$1]+1;[.V14]+[.W14])))">
            <text:p/>
          </table:table-cell>
          <table:table-cell table:formula="of:=IF([.$A15]&lt;[.X$2];&quot;&quot;;IF([.$A15]=[.X$2];1;MIN([.$B$1]+1;[.W14]+[.X14])))">
            <text:p/>
          </table:table-cell>
          <table:table-cell table:formula="of:=IF([.$A15]&lt;[.Y$2];&quot;&quot;;IF([.$A15]=[.Y$2];1;MIN([.$B$1]+1;[.X14]+[.Y14])))">
            <text:p/>
          </table:table-cell>
          <table:table-cell table:formula="of:=IF([.$A15]&lt;[.Z$2];&quot;&quot;;IF([.$A15]=[.Z$2];1;MIN([.$B$1]+1;[.Y14]+[.Z14])))">
            <text:p/>
          </table:table-cell>
          <table:table-cell table:formula="of:=IF([.$A15]&lt;[.AA$2];&quot;&quot;;IF([.$A15]=[.AA$2];1;MIN([.$B$1]+1;[.Z14]+[.AA14])))">
            <text:p/>
          </table:table-cell>
          <table:table-cell table:formula="of:=IF([.$A15]&lt;[.AB$2];&quot;&quot;;IF([.$A15]=[.AB$2];1;MIN([.$B$1]+1;[.AA14]+[.AB14])))">
            <text:p/>
          </table:table-cell>
          <table:table-cell table:formula="of:=IF([.$A15]&lt;[.AC$2];&quot;&quot;;IF([.$A15]=[.AC$2];1;MIN([.$B$1]+1;[.AB14]+[.AC14])))">
            <text:p/>
          </table:table-cell>
          <table:table-cell table:formula="of:=IF([.$A15]&lt;[.AD$2];&quot;&quot;;IF([.$A15]=[.AD$2];1;MIN([.$B$1]+1;[.AC14]+[.AD14])))">
            <text:p/>
          </table:table-cell>
          <table:table-cell table:formula="of:=IF([.$A15]&lt;[.AE$2];&quot;&quot;;IF([.$A15]=[.AE$2];1;MIN([.$B$1]+1;[.AD14]+[.AE14])))">
            <text:p/>
          </table:table-cell>
          <table:table-cell table:formula="of:=IF([.$A15]&lt;[.AF$2];&quot;&quot;;IF([.$A15]=[.AF$2];1;MIN([.$B$1]+1;[.AE14]+[.AF14])))">
            <text:p/>
          </table:table-cell>
          <table:table-cell table:formula="of:=IF([.$A15]&lt;[.AG$2];&quot;&quot;;IF([.$A15]=[.AG$2];1;MIN([.$B$1]+1;[.AF14]+[.AG14])))">
            <text:p/>
          </table:table-cell>
          <table:table-cell table:formula="of:=IF([.$A15]&lt;[.AH$2];&quot;&quot;;IF([.$A15]=[.AH$2];1;MIN([.$B$1]+1;[.AG14]+[.AH14])))">
            <text:p/>
          </table:table-cell>
          <table:table-cell table:formula="of:=IF([.$A15]&lt;[.AI$2];&quot;&quot;;IF([.$A15]=[.AI$2];1;MIN([.$B$1]+1;[.AH14]+[.AI14])))">
            <text:p/>
          </table:table-cell>
          <table:table-cell table:formula="of:=IF([.$A15]&lt;[.AJ$2];&quot;&quot;;IF([.$A15]=[.AJ$2];1;MIN([.$B$1]+1;[.AI14]+[.AJ14])))">
            <text:p/>
          </table:table-cell>
          <table:table-cell table:formula="of:=IF([.$A15]&lt;[.AK$2];&quot;&quot;;IF([.$A15]=[.AK$2];1;MIN([.$B$1]+1;[.AJ14]+[.AK14])))">
            <text:p/>
          </table:table-cell>
          <table:table-cell table:formula="of:=IF([.$A15]&lt;[.AL$2];&quot;&quot;;IF([.$A15]=[.AL$2];1;MIN([.$B$1]+1;[.AK14]+[.AL14])))">
            <text:p/>
          </table:table-cell>
          <table:table-cell table:formula="of:=IF([.$A15]&lt;[.AM$2];&quot;&quot;;IF([.$A15]=[.AM$2];1;MIN([.$B$1]+1;[.AL14]+[.AM14])))">
            <text:p/>
          </table:table-cell>
          <table:table-cell table:formula="of:=IF([.$A15]&lt;[.AN$2];&quot;&quot;;IF([.$A15]=[.AN$2];1;MIN([.$B$1]+1;[.AM14]+[.AN14])))">
            <text:p/>
          </table:table-cell>
          <table:table-cell table:formula="of:=IF([.$A15]&lt;[.AO$2];&quot;&quot;;IF([.$A15]=[.AO$2];1;MIN([.$B$1]+1;[.AN14]+[.AO14])))">
            <text:p/>
          </table:table-cell>
          <table:table-cell table:formula="of:=IF([.$A15]&lt;[.AP$2];&quot;&quot;;IF([.$A15]=[.AP$2];1;MIN([.$B$1]+1;[.AO14]+[.AP14])))">
            <text:p/>
          </table:table-cell>
          <table:table-cell table:formula="of:=IF([.$A15]&lt;[.AQ$2];&quot;&quot;;IF([.$A15]=[.AQ$2];1;MIN([.$B$1]+1;[.AP14]+[.AQ14])))">
            <text:p/>
          </table:table-cell>
          <table:table-cell table:formula="of:=IF([.$A15]&lt;[.AR$2];&quot;&quot;;IF([.$A15]=[.AR$2];1;MIN([.$B$1]+1;[.AQ14]+[.AR14])))">
            <text:p/>
          </table:table-cell>
          <table:table-cell table:formula="of:=IF([.$A15]&lt;[.AS$2];&quot;&quot;;IF([.$A15]=[.AS$2];1;MIN([.$B$1]+1;[.AR14]+[.AS14])))">
            <text:p/>
          </table:table-cell>
          <table:table-cell table:formula="of:=IF([.$A15]&lt;[.AT$2];&quot;&quot;;IF([.$A15]=[.AT$2];1;MIN([.$B$1]+1;[.AS14]+[.AT14])))">
            <text:p/>
          </table:table-cell>
          <table:table-cell table:formula="of:=IF([.$A15]&lt;[.AU$2];&quot;&quot;;IF([.$A15]=[.AU$2];1;MIN([.$B$1]+1;[.AT14]+[.AU14])))">
            <text:p/>
          </table:table-cell>
          <table:table-cell table:formula="of:=IF([.$A15]&lt;[.AV$2];&quot;&quot;;IF([.$A15]=[.AV$2];1;MIN([.$B$1]+1;[.AU14]+[.AV14])))">
            <text:p/>
          </table:table-cell>
          <table:table-cell table:formula="of:=IF([.$A15]&lt;[.AW$2];&quot;&quot;;IF([.$A15]=[.AW$2];1;MIN([.$B$1]+1;[.AV14]+[.AW14])))">
            <text:p/>
          </table:table-cell>
          <table:table-cell table:formula="of:=IF([.$A15]&lt;[.AX$2];&quot;&quot;;IF([.$A15]=[.AX$2];1;MIN([.$B$1]+1;[.AW14]+[.AX14])))">
            <text:p/>
          </table:table-cell>
          <table:table-cell table:formula="of:=IF([.$A15]&lt;[.AY$2];&quot;&quot;;IF([.$A15]=[.AY$2];1;MIN([.$B$1]+1;[.AX14]+[.AY14])))">
            <text:p/>
          </table:table-cell>
          <table:table-cell table:formula="of:=IF([.$A15]&lt;[.AZ$2];&quot;&quot;;IF([.$A15]=[.AZ$2];1;MIN([.$B$1]+1;[.AY14]+[.AZ14])))">
            <text:p/>
          </table:table-cell>
          <table:table-cell table:formula="of:=IF([.$A15]&lt;[.BA$2];&quot;&quot;;IF([.$A15]=[.BA$2];1;MIN([.$B$1]+1;[.AZ14]+[.BA14])))">
            <text:p/>
          </table:table-cell>
          <table:table-cell table:formula="of:=IF([.$A15]&lt;[.BB$2];&quot;&quot;;IF([.$A15]=[.BB$2];1;MIN([.$B$1]+1;[.BA14]+[.BB14])))">
            <text:p/>
          </table:table-cell>
          <table:table-cell table:formula="of:=IF([.$A15]&lt;[.BC$2];&quot;&quot;;IF([.$A15]=[.BC$2];1;MIN([.$B$1]+1;[.BB14]+[.BC14])))">
            <text:p/>
          </table:table-cell>
          <table:table-cell table:formula="of:=IF([.$A15]&lt;[.BD$2];&quot;&quot;;IF([.$A15]=[.BD$2];1;MIN([.$B$1]+1;[.BC14]+[.BD14])))">
            <text:p/>
          </table:table-cell>
          <table:table-cell table:formula="of:=IF([.$A15]&lt;[.BE$2];&quot;&quot;;IF([.$A15]=[.BE$2];1;MIN([.$B$1]+1;[.BD14]+[.BE14])))">
            <text:p/>
          </table:table-cell>
          <table:table-cell table:formula="of:=IF([.$A15]&lt;[.BF$2];&quot;&quot;;IF([.$A15]=[.BF$2];1;MIN([.$B$1]+1;[.BE14]+[.BF14])))">
            <text:p/>
          </table:table-cell>
          <table:table-cell table:formula="of:=IF([.$A15]&lt;[.BG$2];&quot;&quot;;IF([.$A15]=[.BG$2];1;MIN([.$B$1]+1;[.BF14]+[.BG14])))">
            <text:p/>
          </table:table-cell>
          <table:table-cell table:formula="of:=IF([.$A15]&lt;[.BH$2];&quot;&quot;;IF([.$A15]=[.BH$2];1;MIN([.$B$1]+1;[.BG14]+[.BH14])))">
            <text:p/>
          </table:table-cell>
          <table:table-cell table:formula="of:=IF([.$A15]&lt;[.BI$2];&quot;&quot;;IF([.$A15]=[.BI$2];1;MIN([.$B$1]+1;[.BH14]+[.BI14])))">
            <text:p/>
          </table:table-cell>
          <table:table-cell table:formula="of:=IF([.$A15]&lt;[.BJ$2];&quot;&quot;;IF([.$A15]=[.BJ$2];1;MIN([.$B$1]+1;[.BI14]+[.BJ14])))">
            <text:p/>
          </table:table-cell>
          <table:table-cell table:formula="of:=IF([.$A15]&lt;[.BK$2];&quot;&quot;;IF([.$A15]=[.BK$2];1;MIN([.$B$1]+1;[.BJ14]+[.BK14])))">
            <text:p/>
          </table:table-cell>
          <table:table-cell table:formula="of:=IF([.$A15]&lt;[.BL$2];&quot;&quot;;IF([.$A15]=[.BL$2];1;MIN([.$B$1]+1;[.BK14]+[.BL14])))">
            <text:p/>
          </table:table-cell>
          <table:table-cell table:formula="of:=IF([.$A15]&lt;[.BM$2];&quot;&quot;;IF([.$A15]=[.BM$2];1;MIN([.$B$1]+1;[.BL14]+[.BM14])))">
            <text:p/>
          </table:table-cell>
          <table:table-cell table:formula="of:=IF([.$A15]&lt;[.BN$2];&quot;&quot;;IF([.$A15]=[.BN$2];1;MIN([.$B$1]+1;[.BM14]+[.BN14])))">
            <text:p/>
          </table:table-cell>
          <table:table-cell table:formula="of:=IF([.$A15]&lt;[.BO$2];&quot;&quot;;IF([.$A15]=[.BO$2];1;MIN([.$B$1]+1;[.BN14]+[.BO14])))">
            <text:p/>
          </table:table-cell>
          <table:table-cell table:formula="of:=IF([.$A15]&lt;[.BP$2];&quot;&quot;;IF([.$A15]=[.BP$2];1;MIN([.$B$1]+1;[.BO14]+[.BP14])))">
            <text:p/>
          </table:table-cell>
          <table:table-cell table:formula="of:=IF([.$A15]&lt;[.BQ$2];&quot;&quot;;IF([.$A15]=[.BQ$2];1;MIN([.$B$1]+1;[.BP14]+[.BQ14])))">
            <text:p/>
          </table:table-cell>
          <table:table-cell table:formula="of:=IF([.$A15]&lt;[.BR$2];&quot;&quot;;IF([.$A15]=[.BR$2];1;MIN([.$B$1]+1;[.BQ14]+[.BR14])))">
            <text:p/>
          </table:table-cell>
          <table:table-cell table:formula="of:=IF([.$A15]&lt;[.BS$2];&quot;&quot;;IF([.$A15]=[.BS$2];1;MIN([.$B$1]+1;[.BR14]+[.BS14])))">
            <text:p/>
          </table:table-cell>
          <table:table-cell table:formula="of:=IF([.$A15]&lt;[.BT$2];&quot;&quot;;IF([.$A15]=[.BT$2];1;MIN([.$B$1]+1;[.BS14]+[.BT14])))">
            <text:p/>
          </table:table-cell>
          <table:table-cell table:formula="of:=IF([.$A15]&lt;[.BU$2];&quot;&quot;;IF([.$A15]=[.BU$2];1;MIN([.$B$1]+1;[.BT14]+[.BU14])))">
            <text:p/>
          </table:table-cell>
          <table:table-cell table:formula="of:=IF([.$A15]&lt;[.BV$2];&quot;&quot;;IF([.$A15]=[.BV$2];1;MIN([.$B$1]+1;[.BU14]+[.BV14])))">
            <text:p/>
          </table:table-cell>
          <table:table-cell table:formula="of:=IF([.$A15]&lt;[.BW$2];&quot;&quot;;IF([.$A15]=[.BW$2];1;MIN([.$B$1]+1;[.BV14]+[.BW14])))">
            <text:p/>
          </table:table-cell>
          <table:table-cell table:formula="of:=IF([.$A15]&lt;[.BX$2];&quot;&quot;;IF([.$A15]=[.BX$2];1;MIN([.$B$1]+1;[.BW14]+[.BX14])))">
            <text:p/>
          </table:table-cell>
          <table:table-cell table:formula="of:=IF([.$A15]&lt;[.BY$2];&quot;&quot;;IF([.$A15]=[.BY$2];1;MIN([.$B$1]+1;[.BX14]+[.BY14])))">
            <text:p/>
          </table:table-cell>
          <table:table-cell table:formula="of:=IF([.$A15]&lt;[.BZ$2];&quot;&quot;;IF([.$A15]=[.BZ$2];1;MIN([.$B$1]+1;[.BY14]+[.BZ14])))">
            <text:p/>
          </table:table-cell>
          <table:table-cell table:formula="of:=IF([.$A15]&lt;[.CA$2];&quot;&quot;;IF([.$A15]=[.CA$2];1;MIN([.$B$1]+1;[.BZ14]+[.CA14])))">
            <text:p/>
          </table:table-cell>
          <table:table-cell table:formula="of:=IF([.$A15]&lt;[.CB$2];&quot;&quot;;IF([.$A15]=[.CB$2];1;MIN([.$B$1]+1;[.CA14]+[.CB14])))">
            <text:p/>
          </table:table-cell>
          <table:table-cell table:formula="of:=IF([.$A15]&lt;[.CC$2];&quot;&quot;;IF([.$A15]=[.CC$2];1;MIN([.$B$1]+1;[.CB14]+[.CC14])))">
            <text:p/>
          </table:table-cell>
          <table:table-cell table:formula="of:=IF([.$A15]&lt;[.CD$2];&quot;&quot;;IF([.$A15]=[.CD$2];1;MIN([.$B$1]+1;[.CC14]+[.CD14])))">
            <text:p/>
          </table:table-cell>
          <table:table-cell table:formula="of:=IF([.$A15]&lt;[.CE$2];&quot;&quot;;IF([.$A15]=[.CE$2];1;MIN([.$B$1]+1;[.CD14]+[.CE14])))">
            <text:p/>
          </table:table-cell>
          <table:table-cell table:formula="of:=IF([.$A15]&lt;[.CF$2];&quot;&quot;;IF([.$A15]=[.CF$2];1;MIN([.$B$1]+1;[.CE14]+[.CF14])))">
            <text:p/>
          </table:table-cell>
          <table:table-cell table:formula="of:=IF([.$A15]&lt;[.CG$2];&quot;&quot;;IF([.$A15]=[.CG$2];1;MIN([.$B$1]+1;[.CF14]+[.CG14])))">
            <text:p/>
          </table:table-cell>
          <table:table-cell table:formula="of:=IF([.$A15]&lt;[.CH$2];&quot;&quot;;IF([.$A15]=[.CH$2];1;MIN([.$B$1]+1;[.CG14]+[.CH14])))">
            <text:p/>
          </table:table-cell>
          <table:table-cell table:formula="of:=IF([.$A15]&lt;[.CI$2];&quot;&quot;;IF([.$A15]=[.CI$2];1;MIN([.$B$1]+1;[.CH14]+[.CI14])))">
            <text:p/>
          </table:table-cell>
          <table:table-cell table:formula="of:=IF([.$A15]&lt;[.CJ$2];&quot;&quot;;IF([.$A15]=[.CJ$2];1;MIN([.$B$1]+1;[.CI14]+[.CJ14])))">
            <text:p/>
          </table:table-cell>
          <table:table-cell table:formula="of:=IF([.$A15]&lt;[.CK$2];&quot;&quot;;IF([.$A15]=[.CK$2];1;MIN([.$B$1]+1;[.CJ14]+[.CK14])))">
            <text:p/>
          </table:table-cell>
          <table:table-cell table:formula="of:=IF([.$A15]&lt;[.CL$2];&quot;&quot;;IF([.$A15]=[.CL$2];1;MIN([.$B$1]+1;[.CK14]+[.CL14])))">
            <text:p/>
          </table:table-cell>
          <table:table-cell table:formula="of:=IF([.$A15]&lt;[.CM$2];&quot;&quot;;IF([.$A15]=[.CM$2];1;MIN([.$B$1]+1;[.CL14]+[.CM14])))">
            <text:p/>
          </table:table-cell>
          <table:table-cell table:formula="of:=IF([.$A15]&lt;[.CN$2];&quot;&quot;;IF([.$A15]=[.CN$2];1;MIN([.$B$1]+1;[.CM14]+[.CN14])))">
            <text:p/>
          </table:table-cell>
          <table:table-cell table:formula="of:=IF([.$A15]&lt;[.CO$2];&quot;&quot;;IF([.$A15]=[.CO$2];1;MIN([.$B$1]+1;[.CN14]+[.CO14])))">
            <text:p/>
          </table:table-cell>
          <table:table-cell table:formula="of:=IF([.$A15]&lt;[.CP$2];&quot;&quot;;IF([.$A15]=[.CP$2];1;MIN([.$B$1]+1;[.CO14]+[.CP14])))">
            <text:p/>
          </table:table-cell>
          <table:table-cell table:formula="of:=IF([.$A15]&lt;[.CQ$2];&quot;&quot;;IF([.$A15]=[.CQ$2];1;MIN([.$B$1]+1;[.CP14]+[.CQ14])))">
            <text:p/>
          </table:table-cell>
          <table:table-cell table:formula="of:=IF([.$A15]&lt;[.CR$2];&quot;&quot;;IF([.$A15]=[.CR$2];1;MIN([.$B$1]+1;[.CQ14]+[.CR14])))">
            <text:p/>
          </table:table-cell>
          <table:table-cell table:formula="of:=IF([.$A15]&lt;[.CS$2];&quot;&quot;;IF([.$A15]=[.CS$2];1;MIN([.$B$1]+1;[.CR14]+[.CS14])))">
            <text:p/>
          </table:table-cell>
          <table:table-cell table:formula="of:=IF([.$A15]&lt;[.CT$2];&quot;&quot;;IF([.$A15]=[.CT$2];1;MIN([.$B$1]+1;[.CS14]+[.CT14])))">
            <text:p/>
          </table:table-cell>
          <table:table-cell table:formula="of:=IF([.$A15]&lt;[.CU$2];&quot;&quot;;IF([.$A15]=[.CU$2];1;MIN([.$B$1]+1;[.CT14]+[.CU14])))">
            <text:p/>
          </table:table-cell>
          <table:table-cell table:formula="of:=IF([.$A15]&lt;[.CV$2];&quot;&quot;;IF([.$A15]=[.CV$2];1;MIN([.$B$1]+1;[.CU14]+[.CV14])))">
            <text:p/>
          </table:table-cell>
          <table:table-cell table:formula="of:=IF([.$A15]&lt;[.CW$2];&quot;&quot;;IF([.$A15]=[.CW$2];1;MIN([.$B$1]+1;[.CV14]+[.CW14])))">
            <text:p/>
          </table:table-cell>
          <table:table-cell table:formula="of:=IF([.$A15]&lt;[.CX$2];&quot;&quot;;IF([.$A15]=[.CX$2];1;MIN([.$B$1]+1;[.CW14]+[.CX14]))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[.$A16]&lt;[.C$2];&quot;&quot;;IF([.$A16]=[.C$2];1;MIN([.$B$1]+1;[.B15]+[.C15])))" office:value-type="float" office:value="13" calcext:value-type="float">
            <text:p>13</text:p>
          </table:table-cell>
          <table:table-cell table:formula="of:=IF([.$A16]&lt;[.D$2];&quot;&quot;;IF([.$A16]=[.D$2];1;MIN([.$B$1]+1;[.C15]+[.D15])))" office:value-type="float" office:value="78" calcext:value-type="float">
            <text:p>78</text:p>
          </table:table-cell>
          <table:table-cell table:formula="of:=IF([.$A16]&lt;[.E$2];&quot;&quot;;IF([.$A16]=[.E$2];1;MIN([.$B$1]+1;[.D15]+[.E15])))" office:value-type="float" office:value="286" calcext:value-type="float">
            <text:p>286</text:p>
          </table:table-cell>
          <table:table-cell table:formula="of:=IF([.$A16]&lt;[.F$2];&quot;&quot;;IF([.$A16]=[.F$2];1;MIN([.$B$1]+1;[.E15]+[.F15])))" office:value-type="float" office:value="715" calcext:value-type="float">
            <text:p>715</text:p>
          </table:table-cell>
          <table:table-cell table:formula="of:=IF([.$A16]&lt;[.G$2];&quot;&quot;;IF([.$A16]=[.G$2];1;MIN([.$B$1]+1;[.F15]+[.G15])))" office:value-type="float" office:value="1287" calcext:value-type="float">
            <text:p>1287</text:p>
          </table:table-cell>
          <table:table-cell table:formula="of:=IF([.$A16]&lt;[.H$2];&quot;&quot;;IF([.$A16]=[.H$2];1;MIN([.$B$1]+1;[.G15]+[.H15])))" office:value-type="float" office:value="1716" calcext:value-type="float">
            <text:p>1716</text:p>
          </table:table-cell>
          <table:table-cell table:formula="of:=IF([.$A16]&lt;[.I$2];&quot;&quot;;IF([.$A16]=[.I$2];1;MIN([.$B$1]+1;[.H15]+[.I15])))" office:value-type="float" office:value="1716" calcext:value-type="float">
            <text:p>1716</text:p>
          </table:table-cell>
          <table:table-cell table:formula="of:=IF([.$A16]&lt;[.J$2];&quot;&quot;;IF([.$A16]=[.J$2];1;MIN([.$B$1]+1;[.I15]+[.J15])))" office:value-type="float" office:value="1287" calcext:value-type="float">
            <text:p>1287</text:p>
          </table:table-cell>
          <table:table-cell table:formula="of:=IF([.$A16]&lt;[.K$2];&quot;&quot;;IF([.$A16]=[.K$2];1;MIN([.$B$1]+1;[.J15]+[.K15])))" office:value-type="float" office:value="715" calcext:value-type="float">
            <text:p>715</text:p>
          </table:table-cell>
          <table:table-cell table:formula="of:=IF([.$A16]&lt;[.L$2];&quot;&quot;;IF([.$A16]=[.L$2];1;MIN([.$B$1]+1;[.K15]+[.L15])))" office:value-type="float" office:value="286" calcext:value-type="float">
            <text:p>286</text:p>
          </table:table-cell>
          <table:table-cell table:formula="of:=IF([.$A16]&lt;[.M$2];&quot;&quot;;IF([.$A16]=[.M$2];1;MIN([.$B$1]+1;[.L15]+[.M15])))" office:value-type="float" office:value="78" calcext:value-type="float">
            <text:p>78</text:p>
          </table:table-cell>
          <table:table-cell table:formula="of:=IF([.$A16]&lt;[.N$2];&quot;&quot;;IF([.$A16]=[.N$2];1;MIN([.$B$1]+1;[.M15]+[.N15])))" office:value-type="float" office:value="13" calcext:value-type="float">
            <text:p>13</text:p>
          </table:table-cell>
          <table:table-cell table:formula="of:=IF([.$A16]&lt;[.O$2];&quot;&quot;;IF([.$A16]=[.O$2];1;MIN([.$B$1]+1;[.N15]+[.O15])))" office:value-type="float" office:value="1" calcext:value-type="float">
            <text:p>1</text:p>
          </table:table-cell>
          <table:table-cell table:formula="of:=IF([.$A16]&lt;[.P$2];&quot;&quot;;IF([.$A16]=[.P$2];1;MIN([.$B$1]+1;[.O15]+[.P15])))">
            <text:p/>
          </table:table-cell>
          <table:table-cell table:formula="of:=IF([.$A16]&lt;[.Q$2];&quot;&quot;;IF([.$A16]=[.Q$2];1;MIN([.$B$1]+1;[.P15]+[.Q15])))">
            <text:p/>
          </table:table-cell>
          <table:table-cell table:formula="of:=IF([.$A16]&lt;[.R$2];&quot;&quot;;IF([.$A16]=[.R$2];1;MIN([.$B$1]+1;[.Q15]+[.R15])))">
            <text:p/>
          </table:table-cell>
          <table:table-cell table:formula="of:=IF([.$A16]&lt;[.S$2];&quot;&quot;;IF([.$A16]=[.S$2];1;MIN([.$B$1]+1;[.R15]+[.S15])))">
            <text:p/>
          </table:table-cell>
          <table:table-cell table:formula="of:=IF([.$A16]&lt;[.T$2];&quot;&quot;;IF([.$A16]=[.T$2];1;MIN([.$B$1]+1;[.S15]+[.T15])))">
            <text:p/>
          </table:table-cell>
          <table:table-cell table:formula="of:=IF([.$A16]&lt;[.U$2];&quot;&quot;;IF([.$A16]=[.U$2];1;MIN([.$B$1]+1;[.T15]+[.U15])))">
            <text:p/>
          </table:table-cell>
          <table:table-cell table:formula="of:=IF([.$A16]&lt;[.V$2];&quot;&quot;;IF([.$A16]=[.V$2];1;MIN([.$B$1]+1;[.U15]+[.V15])))">
            <text:p/>
          </table:table-cell>
          <table:table-cell table:formula="of:=IF([.$A16]&lt;[.W$2];&quot;&quot;;IF([.$A16]=[.W$2];1;MIN([.$B$1]+1;[.V15]+[.W15])))">
            <text:p/>
          </table:table-cell>
          <table:table-cell table:formula="of:=IF([.$A16]&lt;[.X$2];&quot;&quot;;IF([.$A16]=[.X$2];1;MIN([.$B$1]+1;[.W15]+[.X15])))">
            <text:p/>
          </table:table-cell>
          <table:table-cell table:formula="of:=IF([.$A16]&lt;[.Y$2];&quot;&quot;;IF([.$A16]=[.Y$2];1;MIN([.$B$1]+1;[.X15]+[.Y15])))">
            <text:p/>
          </table:table-cell>
          <table:table-cell table:formula="of:=IF([.$A16]&lt;[.Z$2];&quot;&quot;;IF([.$A16]=[.Z$2];1;MIN([.$B$1]+1;[.Y15]+[.Z15])))">
            <text:p/>
          </table:table-cell>
          <table:table-cell table:formula="of:=IF([.$A16]&lt;[.AA$2];&quot;&quot;;IF([.$A16]=[.AA$2];1;MIN([.$B$1]+1;[.Z15]+[.AA15])))">
            <text:p/>
          </table:table-cell>
          <table:table-cell table:formula="of:=IF([.$A16]&lt;[.AB$2];&quot;&quot;;IF([.$A16]=[.AB$2];1;MIN([.$B$1]+1;[.AA15]+[.AB15])))">
            <text:p/>
          </table:table-cell>
          <table:table-cell table:formula="of:=IF([.$A16]&lt;[.AC$2];&quot;&quot;;IF([.$A16]=[.AC$2];1;MIN([.$B$1]+1;[.AB15]+[.AC15])))">
            <text:p/>
          </table:table-cell>
          <table:table-cell table:formula="of:=IF([.$A16]&lt;[.AD$2];&quot;&quot;;IF([.$A16]=[.AD$2];1;MIN([.$B$1]+1;[.AC15]+[.AD15])))">
            <text:p/>
          </table:table-cell>
          <table:table-cell table:formula="of:=IF([.$A16]&lt;[.AE$2];&quot;&quot;;IF([.$A16]=[.AE$2];1;MIN([.$B$1]+1;[.AD15]+[.AE15])))">
            <text:p/>
          </table:table-cell>
          <table:table-cell table:formula="of:=IF([.$A16]&lt;[.AF$2];&quot;&quot;;IF([.$A16]=[.AF$2];1;MIN([.$B$1]+1;[.AE15]+[.AF15])))">
            <text:p/>
          </table:table-cell>
          <table:table-cell table:formula="of:=IF([.$A16]&lt;[.AG$2];&quot;&quot;;IF([.$A16]=[.AG$2];1;MIN([.$B$1]+1;[.AF15]+[.AG15])))">
            <text:p/>
          </table:table-cell>
          <table:table-cell table:formula="of:=IF([.$A16]&lt;[.AH$2];&quot;&quot;;IF([.$A16]=[.AH$2];1;MIN([.$B$1]+1;[.AG15]+[.AH15])))">
            <text:p/>
          </table:table-cell>
          <table:table-cell table:formula="of:=IF([.$A16]&lt;[.AI$2];&quot;&quot;;IF([.$A16]=[.AI$2];1;MIN([.$B$1]+1;[.AH15]+[.AI15])))">
            <text:p/>
          </table:table-cell>
          <table:table-cell table:formula="of:=IF([.$A16]&lt;[.AJ$2];&quot;&quot;;IF([.$A16]=[.AJ$2];1;MIN([.$B$1]+1;[.AI15]+[.AJ15])))">
            <text:p/>
          </table:table-cell>
          <table:table-cell table:formula="of:=IF([.$A16]&lt;[.AK$2];&quot;&quot;;IF([.$A16]=[.AK$2];1;MIN([.$B$1]+1;[.AJ15]+[.AK15])))">
            <text:p/>
          </table:table-cell>
          <table:table-cell table:formula="of:=IF([.$A16]&lt;[.AL$2];&quot;&quot;;IF([.$A16]=[.AL$2];1;MIN([.$B$1]+1;[.AK15]+[.AL15])))">
            <text:p/>
          </table:table-cell>
          <table:table-cell table:formula="of:=IF([.$A16]&lt;[.AM$2];&quot;&quot;;IF([.$A16]=[.AM$2];1;MIN([.$B$1]+1;[.AL15]+[.AM15])))">
            <text:p/>
          </table:table-cell>
          <table:table-cell table:formula="of:=IF([.$A16]&lt;[.AN$2];&quot;&quot;;IF([.$A16]=[.AN$2];1;MIN([.$B$1]+1;[.AM15]+[.AN15])))">
            <text:p/>
          </table:table-cell>
          <table:table-cell table:formula="of:=IF([.$A16]&lt;[.AO$2];&quot;&quot;;IF([.$A16]=[.AO$2];1;MIN([.$B$1]+1;[.AN15]+[.AO15])))">
            <text:p/>
          </table:table-cell>
          <table:table-cell table:formula="of:=IF([.$A16]&lt;[.AP$2];&quot;&quot;;IF([.$A16]=[.AP$2];1;MIN([.$B$1]+1;[.AO15]+[.AP15])))">
            <text:p/>
          </table:table-cell>
          <table:table-cell table:formula="of:=IF([.$A16]&lt;[.AQ$2];&quot;&quot;;IF([.$A16]=[.AQ$2];1;MIN([.$B$1]+1;[.AP15]+[.AQ15])))">
            <text:p/>
          </table:table-cell>
          <table:table-cell table:formula="of:=IF([.$A16]&lt;[.AR$2];&quot;&quot;;IF([.$A16]=[.AR$2];1;MIN([.$B$1]+1;[.AQ15]+[.AR15])))">
            <text:p/>
          </table:table-cell>
          <table:table-cell table:formula="of:=IF([.$A16]&lt;[.AS$2];&quot;&quot;;IF([.$A16]=[.AS$2];1;MIN([.$B$1]+1;[.AR15]+[.AS15])))">
            <text:p/>
          </table:table-cell>
          <table:table-cell table:formula="of:=IF([.$A16]&lt;[.AT$2];&quot;&quot;;IF([.$A16]=[.AT$2];1;MIN([.$B$1]+1;[.AS15]+[.AT15])))">
            <text:p/>
          </table:table-cell>
          <table:table-cell table:formula="of:=IF([.$A16]&lt;[.AU$2];&quot;&quot;;IF([.$A16]=[.AU$2];1;MIN([.$B$1]+1;[.AT15]+[.AU15])))">
            <text:p/>
          </table:table-cell>
          <table:table-cell table:formula="of:=IF([.$A16]&lt;[.AV$2];&quot;&quot;;IF([.$A16]=[.AV$2];1;MIN([.$B$1]+1;[.AU15]+[.AV15])))">
            <text:p/>
          </table:table-cell>
          <table:table-cell table:formula="of:=IF([.$A16]&lt;[.AW$2];&quot;&quot;;IF([.$A16]=[.AW$2];1;MIN([.$B$1]+1;[.AV15]+[.AW15])))">
            <text:p/>
          </table:table-cell>
          <table:table-cell table:formula="of:=IF([.$A16]&lt;[.AX$2];&quot;&quot;;IF([.$A16]=[.AX$2];1;MIN([.$B$1]+1;[.AW15]+[.AX15])))">
            <text:p/>
          </table:table-cell>
          <table:table-cell table:formula="of:=IF([.$A16]&lt;[.AY$2];&quot;&quot;;IF([.$A16]=[.AY$2];1;MIN([.$B$1]+1;[.AX15]+[.AY15])))">
            <text:p/>
          </table:table-cell>
          <table:table-cell table:formula="of:=IF([.$A16]&lt;[.AZ$2];&quot;&quot;;IF([.$A16]=[.AZ$2];1;MIN([.$B$1]+1;[.AY15]+[.AZ15])))">
            <text:p/>
          </table:table-cell>
          <table:table-cell table:formula="of:=IF([.$A16]&lt;[.BA$2];&quot;&quot;;IF([.$A16]=[.BA$2];1;MIN([.$B$1]+1;[.AZ15]+[.BA15])))">
            <text:p/>
          </table:table-cell>
          <table:table-cell table:formula="of:=IF([.$A16]&lt;[.BB$2];&quot;&quot;;IF([.$A16]=[.BB$2];1;MIN([.$B$1]+1;[.BA15]+[.BB15])))">
            <text:p/>
          </table:table-cell>
          <table:table-cell table:formula="of:=IF([.$A16]&lt;[.BC$2];&quot;&quot;;IF([.$A16]=[.BC$2];1;MIN([.$B$1]+1;[.BB15]+[.BC15])))">
            <text:p/>
          </table:table-cell>
          <table:table-cell table:formula="of:=IF([.$A16]&lt;[.BD$2];&quot;&quot;;IF([.$A16]=[.BD$2];1;MIN([.$B$1]+1;[.BC15]+[.BD15])))">
            <text:p/>
          </table:table-cell>
          <table:table-cell table:formula="of:=IF([.$A16]&lt;[.BE$2];&quot;&quot;;IF([.$A16]=[.BE$2];1;MIN([.$B$1]+1;[.BD15]+[.BE15])))">
            <text:p/>
          </table:table-cell>
          <table:table-cell table:formula="of:=IF([.$A16]&lt;[.BF$2];&quot;&quot;;IF([.$A16]=[.BF$2];1;MIN([.$B$1]+1;[.BE15]+[.BF15])))">
            <text:p/>
          </table:table-cell>
          <table:table-cell table:formula="of:=IF([.$A16]&lt;[.BG$2];&quot;&quot;;IF([.$A16]=[.BG$2];1;MIN([.$B$1]+1;[.BF15]+[.BG15])))">
            <text:p/>
          </table:table-cell>
          <table:table-cell table:formula="of:=IF([.$A16]&lt;[.BH$2];&quot;&quot;;IF([.$A16]=[.BH$2];1;MIN([.$B$1]+1;[.BG15]+[.BH15])))">
            <text:p/>
          </table:table-cell>
          <table:table-cell table:formula="of:=IF([.$A16]&lt;[.BI$2];&quot;&quot;;IF([.$A16]=[.BI$2];1;MIN([.$B$1]+1;[.BH15]+[.BI15])))">
            <text:p/>
          </table:table-cell>
          <table:table-cell table:formula="of:=IF([.$A16]&lt;[.BJ$2];&quot;&quot;;IF([.$A16]=[.BJ$2];1;MIN([.$B$1]+1;[.BI15]+[.BJ15])))">
            <text:p/>
          </table:table-cell>
          <table:table-cell table:formula="of:=IF([.$A16]&lt;[.BK$2];&quot;&quot;;IF([.$A16]=[.BK$2];1;MIN([.$B$1]+1;[.BJ15]+[.BK15])))">
            <text:p/>
          </table:table-cell>
          <table:table-cell table:formula="of:=IF([.$A16]&lt;[.BL$2];&quot;&quot;;IF([.$A16]=[.BL$2];1;MIN([.$B$1]+1;[.BK15]+[.BL15])))">
            <text:p/>
          </table:table-cell>
          <table:table-cell table:formula="of:=IF([.$A16]&lt;[.BM$2];&quot;&quot;;IF([.$A16]=[.BM$2];1;MIN([.$B$1]+1;[.BL15]+[.BM15])))">
            <text:p/>
          </table:table-cell>
          <table:table-cell table:formula="of:=IF([.$A16]&lt;[.BN$2];&quot;&quot;;IF([.$A16]=[.BN$2];1;MIN([.$B$1]+1;[.BM15]+[.BN15])))">
            <text:p/>
          </table:table-cell>
          <table:table-cell table:formula="of:=IF([.$A16]&lt;[.BO$2];&quot;&quot;;IF([.$A16]=[.BO$2];1;MIN([.$B$1]+1;[.BN15]+[.BO15])))">
            <text:p/>
          </table:table-cell>
          <table:table-cell table:formula="of:=IF([.$A16]&lt;[.BP$2];&quot;&quot;;IF([.$A16]=[.BP$2];1;MIN([.$B$1]+1;[.BO15]+[.BP15])))">
            <text:p/>
          </table:table-cell>
          <table:table-cell table:formula="of:=IF([.$A16]&lt;[.BQ$2];&quot;&quot;;IF([.$A16]=[.BQ$2];1;MIN([.$B$1]+1;[.BP15]+[.BQ15])))">
            <text:p/>
          </table:table-cell>
          <table:table-cell table:formula="of:=IF([.$A16]&lt;[.BR$2];&quot;&quot;;IF([.$A16]=[.BR$2];1;MIN([.$B$1]+1;[.BQ15]+[.BR15])))">
            <text:p/>
          </table:table-cell>
          <table:table-cell table:formula="of:=IF([.$A16]&lt;[.BS$2];&quot;&quot;;IF([.$A16]=[.BS$2];1;MIN([.$B$1]+1;[.BR15]+[.BS15])))">
            <text:p/>
          </table:table-cell>
          <table:table-cell table:formula="of:=IF([.$A16]&lt;[.BT$2];&quot;&quot;;IF([.$A16]=[.BT$2];1;MIN([.$B$1]+1;[.BS15]+[.BT15])))">
            <text:p/>
          </table:table-cell>
          <table:table-cell table:formula="of:=IF([.$A16]&lt;[.BU$2];&quot;&quot;;IF([.$A16]=[.BU$2];1;MIN([.$B$1]+1;[.BT15]+[.BU15])))">
            <text:p/>
          </table:table-cell>
          <table:table-cell table:formula="of:=IF([.$A16]&lt;[.BV$2];&quot;&quot;;IF([.$A16]=[.BV$2];1;MIN([.$B$1]+1;[.BU15]+[.BV15])))">
            <text:p/>
          </table:table-cell>
          <table:table-cell table:formula="of:=IF([.$A16]&lt;[.BW$2];&quot;&quot;;IF([.$A16]=[.BW$2];1;MIN([.$B$1]+1;[.BV15]+[.BW15])))">
            <text:p/>
          </table:table-cell>
          <table:table-cell table:formula="of:=IF([.$A16]&lt;[.BX$2];&quot;&quot;;IF([.$A16]=[.BX$2];1;MIN([.$B$1]+1;[.BW15]+[.BX15])))">
            <text:p/>
          </table:table-cell>
          <table:table-cell table:formula="of:=IF([.$A16]&lt;[.BY$2];&quot;&quot;;IF([.$A16]=[.BY$2];1;MIN([.$B$1]+1;[.BX15]+[.BY15])))">
            <text:p/>
          </table:table-cell>
          <table:table-cell table:formula="of:=IF([.$A16]&lt;[.BZ$2];&quot;&quot;;IF([.$A16]=[.BZ$2];1;MIN([.$B$1]+1;[.BY15]+[.BZ15])))">
            <text:p/>
          </table:table-cell>
          <table:table-cell table:formula="of:=IF([.$A16]&lt;[.CA$2];&quot;&quot;;IF([.$A16]=[.CA$2];1;MIN([.$B$1]+1;[.BZ15]+[.CA15])))">
            <text:p/>
          </table:table-cell>
          <table:table-cell table:formula="of:=IF([.$A16]&lt;[.CB$2];&quot;&quot;;IF([.$A16]=[.CB$2];1;MIN([.$B$1]+1;[.CA15]+[.CB15])))">
            <text:p/>
          </table:table-cell>
          <table:table-cell table:formula="of:=IF([.$A16]&lt;[.CC$2];&quot;&quot;;IF([.$A16]=[.CC$2];1;MIN([.$B$1]+1;[.CB15]+[.CC15])))">
            <text:p/>
          </table:table-cell>
          <table:table-cell table:formula="of:=IF([.$A16]&lt;[.CD$2];&quot;&quot;;IF([.$A16]=[.CD$2];1;MIN([.$B$1]+1;[.CC15]+[.CD15])))">
            <text:p/>
          </table:table-cell>
          <table:table-cell table:formula="of:=IF([.$A16]&lt;[.CE$2];&quot;&quot;;IF([.$A16]=[.CE$2];1;MIN([.$B$1]+1;[.CD15]+[.CE15])))">
            <text:p/>
          </table:table-cell>
          <table:table-cell table:formula="of:=IF([.$A16]&lt;[.CF$2];&quot;&quot;;IF([.$A16]=[.CF$2];1;MIN([.$B$1]+1;[.CE15]+[.CF15])))">
            <text:p/>
          </table:table-cell>
          <table:table-cell table:formula="of:=IF([.$A16]&lt;[.CG$2];&quot;&quot;;IF([.$A16]=[.CG$2];1;MIN([.$B$1]+1;[.CF15]+[.CG15])))">
            <text:p/>
          </table:table-cell>
          <table:table-cell table:formula="of:=IF([.$A16]&lt;[.CH$2];&quot;&quot;;IF([.$A16]=[.CH$2];1;MIN([.$B$1]+1;[.CG15]+[.CH15])))">
            <text:p/>
          </table:table-cell>
          <table:table-cell table:formula="of:=IF([.$A16]&lt;[.CI$2];&quot;&quot;;IF([.$A16]=[.CI$2];1;MIN([.$B$1]+1;[.CH15]+[.CI15])))">
            <text:p/>
          </table:table-cell>
          <table:table-cell table:formula="of:=IF([.$A16]&lt;[.CJ$2];&quot;&quot;;IF([.$A16]=[.CJ$2];1;MIN([.$B$1]+1;[.CI15]+[.CJ15])))">
            <text:p/>
          </table:table-cell>
          <table:table-cell table:formula="of:=IF([.$A16]&lt;[.CK$2];&quot;&quot;;IF([.$A16]=[.CK$2];1;MIN([.$B$1]+1;[.CJ15]+[.CK15])))">
            <text:p/>
          </table:table-cell>
          <table:table-cell table:formula="of:=IF([.$A16]&lt;[.CL$2];&quot;&quot;;IF([.$A16]=[.CL$2];1;MIN([.$B$1]+1;[.CK15]+[.CL15])))">
            <text:p/>
          </table:table-cell>
          <table:table-cell table:formula="of:=IF([.$A16]&lt;[.CM$2];&quot;&quot;;IF([.$A16]=[.CM$2];1;MIN([.$B$1]+1;[.CL15]+[.CM15])))">
            <text:p/>
          </table:table-cell>
          <table:table-cell table:formula="of:=IF([.$A16]&lt;[.CN$2];&quot;&quot;;IF([.$A16]=[.CN$2];1;MIN([.$B$1]+1;[.CM15]+[.CN15])))">
            <text:p/>
          </table:table-cell>
          <table:table-cell table:formula="of:=IF([.$A16]&lt;[.CO$2];&quot;&quot;;IF([.$A16]=[.CO$2];1;MIN([.$B$1]+1;[.CN15]+[.CO15])))">
            <text:p/>
          </table:table-cell>
          <table:table-cell table:formula="of:=IF([.$A16]&lt;[.CP$2];&quot;&quot;;IF([.$A16]=[.CP$2];1;MIN([.$B$1]+1;[.CO15]+[.CP15])))">
            <text:p/>
          </table:table-cell>
          <table:table-cell table:formula="of:=IF([.$A16]&lt;[.CQ$2];&quot;&quot;;IF([.$A16]=[.CQ$2];1;MIN([.$B$1]+1;[.CP15]+[.CQ15])))">
            <text:p/>
          </table:table-cell>
          <table:table-cell table:formula="of:=IF([.$A16]&lt;[.CR$2];&quot;&quot;;IF([.$A16]=[.CR$2];1;MIN([.$B$1]+1;[.CQ15]+[.CR15])))">
            <text:p/>
          </table:table-cell>
          <table:table-cell table:formula="of:=IF([.$A16]&lt;[.CS$2];&quot;&quot;;IF([.$A16]=[.CS$2];1;MIN([.$B$1]+1;[.CR15]+[.CS15])))">
            <text:p/>
          </table:table-cell>
          <table:table-cell table:formula="of:=IF([.$A16]&lt;[.CT$2];&quot;&quot;;IF([.$A16]=[.CT$2];1;MIN([.$B$1]+1;[.CS15]+[.CT15])))">
            <text:p/>
          </table:table-cell>
          <table:table-cell table:formula="of:=IF([.$A16]&lt;[.CU$2];&quot;&quot;;IF([.$A16]=[.CU$2];1;MIN([.$B$1]+1;[.CT15]+[.CU15])))">
            <text:p/>
          </table:table-cell>
          <table:table-cell table:formula="of:=IF([.$A16]&lt;[.CV$2];&quot;&quot;;IF([.$A16]=[.CV$2];1;MIN([.$B$1]+1;[.CU15]+[.CV15])))">
            <text:p/>
          </table:table-cell>
          <table:table-cell table:formula="of:=IF([.$A16]&lt;[.CW$2];&quot;&quot;;IF([.$A16]=[.CW$2];1;MIN([.$B$1]+1;[.CV15]+[.CW15])))">
            <text:p/>
          </table:table-cell>
          <table:table-cell table:formula="of:=IF([.$A16]&lt;[.CX$2];&quot;&quot;;IF([.$A16]=[.CX$2];1;MIN([.$B$1]+1;[.CW15]+[.CX15])))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[.$A17]&lt;[.C$2];&quot;&quot;;IF([.$A17]=[.C$2];1;MIN([.$B$1]+1;[.B16]+[.C16])))" office:value-type="float" office:value="14" calcext:value-type="float">
            <text:p>14</text:p>
          </table:table-cell>
          <table:table-cell table:formula="of:=IF([.$A17]&lt;[.D$2];&quot;&quot;;IF([.$A17]=[.D$2];1;MIN([.$B$1]+1;[.C16]+[.D16])))" office:value-type="float" office:value="91" calcext:value-type="float">
            <text:p>91</text:p>
          </table:table-cell>
          <table:table-cell table:formula="of:=IF([.$A17]&lt;[.E$2];&quot;&quot;;IF([.$A17]=[.E$2];1;MIN([.$B$1]+1;[.D16]+[.E16])))" office:value-type="float" office:value="364" calcext:value-type="float">
            <text:p>364</text:p>
          </table:table-cell>
          <table:table-cell table:formula="of:=IF([.$A17]&lt;[.F$2];&quot;&quot;;IF([.$A17]=[.F$2];1;MIN([.$B$1]+1;[.E16]+[.F16])))" office:value-type="float" office:value="1001" calcext:value-type="float">
            <text:p>1001</text:p>
          </table:table-cell>
          <table:table-cell table:formula="of:=IF([.$A17]&lt;[.G$2];&quot;&quot;;IF([.$A17]=[.G$2];1;MIN([.$B$1]+1;[.F16]+[.G16])))" office:value-type="float" office:value="2002" calcext:value-type="float">
            <text:p>2002</text:p>
          </table:table-cell>
          <table:table-cell table:formula="of:=IF([.$A17]&lt;[.H$2];&quot;&quot;;IF([.$A17]=[.H$2];1;MIN([.$B$1]+1;[.G16]+[.H16])))" office:value-type="float" office:value="3003" calcext:value-type="float">
            <text:p>3003</text:p>
          </table:table-cell>
          <table:table-cell table:formula="of:=IF([.$A17]&lt;[.I$2];&quot;&quot;;IF([.$A17]=[.I$2];1;MIN([.$B$1]+1;[.H16]+[.I16])))" office:value-type="float" office:value="3432" calcext:value-type="float">
            <text:p>3432</text:p>
          </table:table-cell>
          <table:table-cell table:formula="of:=IF([.$A17]&lt;[.J$2];&quot;&quot;;IF([.$A17]=[.J$2];1;MIN([.$B$1]+1;[.I16]+[.J16])))" office:value-type="float" office:value="3003" calcext:value-type="float">
            <text:p>3003</text:p>
          </table:table-cell>
          <table:table-cell table:formula="of:=IF([.$A17]&lt;[.K$2];&quot;&quot;;IF([.$A17]=[.K$2];1;MIN([.$B$1]+1;[.J16]+[.K16])))" office:value-type="float" office:value="2002" calcext:value-type="float">
            <text:p>2002</text:p>
          </table:table-cell>
          <table:table-cell table:formula="of:=IF([.$A17]&lt;[.L$2];&quot;&quot;;IF([.$A17]=[.L$2];1;MIN([.$B$1]+1;[.K16]+[.L16])))" office:value-type="float" office:value="1001" calcext:value-type="float">
            <text:p>1001</text:p>
          </table:table-cell>
          <table:table-cell table:formula="of:=IF([.$A17]&lt;[.M$2];&quot;&quot;;IF([.$A17]=[.M$2];1;MIN([.$B$1]+1;[.L16]+[.M16])))" office:value-type="float" office:value="364" calcext:value-type="float">
            <text:p>364</text:p>
          </table:table-cell>
          <table:table-cell table:formula="of:=IF([.$A17]&lt;[.N$2];&quot;&quot;;IF([.$A17]=[.N$2];1;MIN([.$B$1]+1;[.M16]+[.N16])))" office:value-type="float" office:value="91" calcext:value-type="float">
            <text:p>91</text:p>
          </table:table-cell>
          <table:table-cell table:formula="of:=IF([.$A17]&lt;[.O$2];&quot;&quot;;IF([.$A17]=[.O$2];1;MIN([.$B$1]+1;[.N16]+[.O16])))" office:value-type="float" office:value="14" calcext:value-type="float">
            <text:p>14</text:p>
          </table:table-cell>
          <table:table-cell table:formula="of:=IF([.$A17]&lt;[.P$2];&quot;&quot;;IF([.$A17]=[.P$2];1;MIN([.$B$1]+1;[.O16]+[.P16])))" office:value-type="float" office:value="1" calcext:value-type="float">
            <text:p>1</text:p>
          </table:table-cell>
          <table:table-cell table:formula="of:=IF([.$A17]&lt;[.Q$2];&quot;&quot;;IF([.$A17]=[.Q$2];1;MIN([.$B$1]+1;[.P16]+[.Q16])))">
            <text:p/>
          </table:table-cell>
          <table:table-cell table:formula="of:=IF([.$A17]&lt;[.R$2];&quot;&quot;;IF([.$A17]=[.R$2];1;MIN([.$B$1]+1;[.Q16]+[.R16])))">
            <text:p/>
          </table:table-cell>
          <table:table-cell table:formula="of:=IF([.$A17]&lt;[.S$2];&quot;&quot;;IF([.$A17]=[.S$2];1;MIN([.$B$1]+1;[.R16]+[.S16])))">
            <text:p/>
          </table:table-cell>
          <table:table-cell table:formula="of:=IF([.$A17]&lt;[.T$2];&quot;&quot;;IF([.$A17]=[.T$2];1;MIN([.$B$1]+1;[.S16]+[.T16])))">
            <text:p/>
          </table:table-cell>
          <table:table-cell table:formula="of:=IF([.$A17]&lt;[.U$2];&quot;&quot;;IF([.$A17]=[.U$2];1;MIN([.$B$1]+1;[.T16]+[.U16])))">
            <text:p/>
          </table:table-cell>
          <table:table-cell table:formula="of:=IF([.$A17]&lt;[.V$2];&quot;&quot;;IF([.$A17]=[.V$2];1;MIN([.$B$1]+1;[.U16]+[.V16])))">
            <text:p/>
          </table:table-cell>
          <table:table-cell table:formula="of:=IF([.$A17]&lt;[.W$2];&quot;&quot;;IF([.$A17]=[.W$2];1;MIN([.$B$1]+1;[.V16]+[.W16])))">
            <text:p/>
          </table:table-cell>
          <table:table-cell table:formula="of:=IF([.$A17]&lt;[.X$2];&quot;&quot;;IF([.$A17]=[.X$2];1;MIN([.$B$1]+1;[.W16]+[.X16])))">
            <text:p/>
          </table:table-cell>
          <table:table-cell table:formula="of:=IF([.$A17]&lt;[.Y$2];&quot;&quot;;IF([.$A17]=[.Y$2];1;MIN([.$B$1]+1;[.X16]+[.Y16])))">
            <text:p/>
          </table:table-cell>
          <table:table-cell table:formula="of:=IF([.$A17]&lt;[.Z$2];&quot;&quot;;IF([.$A17]=[.Z$2];1;MIN([.$B$1]+1;[.Y16]+[.Z16])))">
            <text:p/>
          </table:table-cell>
          <table:table-cell table:formula="of:=IF([.$A17]&lt;[.AA$2];&quot;&quot;;IF([.$A17]=[.AA$2];1;MIN([.$B$1]+1;[.Z16]+[.AA16])))">
            <text:p/>
          </table:table-cell>
          <table:table-cell table:formula="of:=IF([.$A17]&lt;[.AB$2];&quot;&quot;;IF([.$A17]=[.AB$2];1;MIN([.$B$1]+1;[.AA16]+[.AB16])))">
            <text:p/>
          </table:table-cell>
          <table:table-cell table:formula="of:=IF([.$A17]&lt;[.AC$2];&quot;&quot;;IF([.$A17]=[.AC$2];1;MIN([.$B$1]+1;[.AB16]+[.AC16])))">
            <text:p/>
          </table:table-cell>
          <table:table-cell table:formula="of:=IF([.$A17]&lt;[.AD$2];&quot;&quot;;IF([.$A17]=[.AD$2];1;MIN([.$B$1]+1;[.AC16]+[.AD16])))">
            <text:p/>
          </table:table-cell>
          <table:table-cell table:formula="of:=IF([.$A17]&lt;[.AE$2];&quot;&quot;;IF([.$A17]=[.AE$2];1;MIN([.$B$1]+1;[.AD16]+[.AE16])))">
            <text:p/>
          </table:table-cell>
          <table:table-cell table:formula="of:=IF([.$A17]&lt;[.AF$2];&quot;&quot;;IF([.$A17]=[.AF$2];1;MIN([.$B$1]+1;[.AE16]+[.AF16])))">
            <text:p/>
          </table:table-cell>
          <table:table-cell table:formula="of:=IF([.$A17]&lt;[.AG$2];&quot;&quot;;IF([.$A17]=[.AG$2];1;MIN([.$B$1]+1;[.AF16]+[.AG16])))">
            <text:p/>
          </table:table-cell>
          <table:table-cell table:formula="of:=IF([.$A17]&lt;[.AH$2];&quot;&quot;;IF([.$A17]=[.AH$2];1;MIN([.$B$1]+1;[.AG16]+[.AH16])))">
            <text:p/>
          </table:table-cell>
          <table:table-cell table:formula="of:=IF([.$A17]&lt;[.AI$2];&quot;&quot;;IF([.$A17]=[.AI$2];1;MIN([.$B$1]+1;[.AH16]+[.AI16])))">
            <text:p/>
          </table:table-cell>
          <table:table-cell table:formula="of:=IF([.$A17]&lt;[.AJ$2];&quot;&quot;;IF([.$A17]=[.AJ$2];1;MIN([.$B$1]+1;[.AI16]+[.AJ16])))">
            <text:p/>
          </table:table-cell>
          <table:table-cell table:formula="of:=IF([.$A17]&lt;[.AK$2];&quot;&quot;;IF([.$A17]=[.AK$2];1;MIN([.$B$1]+1;[.AJ16]+[.AK16])))">
            <text:p/>
          </table:table-cell>
          <table:table-cell table:formula="of:=IF([.$A17]&lt;[.AL$2];&quot;&quot;;IF([.$A17]=[.AL$2];1;MIN([.$B$1]+1;[.AK16]+[.AL16])))">
            <text:p/>
          </table:table-cell>
          <table:table-cell table:formula="of:=IF([.$A17]&lt;[.AM$2];&quot;&quot;;IF([.$A17]=[.AM$2];1;MIN([.$B$1]+1;[.AL16]+[.AM16])))">
            <text:p/>
          </table:table-cell>
          <table:table-cell table:formula="of:=IF([.$A17]&lt;[.AN$2];&quot;&quot;;IF([.$A17]=[.AN$2];1;MIN([.$B$1]+1;[.AM16]+[.AN16])))">
            <text:p/>
          </table:table-cell>
          <table:table-cell table:formula="of:=IF([.$A17]&lt;[.AO$2];&quot;&quot;;IF([.$A17]=[.AO$2];1;MIN([.$B$1]+1;[.AN16]+[.AO16])))">
            <text:p/>
          </table:table-cell>
          <table:table-cell table:formula="of:=IF([.$A17]&lt;[.AP$2];&quot;&quot;;IF([.$A17]=[.AP$2];1;MIN([.$B$1]+1;[.AO16]+[.AP16])))">
            <text:p/>
          </table:table-cell>
          <table:table-cell table:formula="of:=IF([.$A17]&lt;[.AQ$2];&quot;&quot;;IF([.$A17]=[.AQ$2];1;MIN([.$B$1]+1;[.AP16]+[.AQ16])))">
            <text:p/>
          </table:table-cell>
          <table:table-cell table:formula="of:=IF([.$A17]&lt;[.AR$2];&quot;&quot;;IF([.$A17]=[.AR$2];1;MIN([.$B$1]+1;[.AQ16]+[.AR16])))">
            <text:p/>
          </table:table-cell>
          <table:table-cell table:formula="of:=IF([.$A17]&lt;[.AS$2];&quot;&quot;;IF([.$A17]=[.AS$2];1;MIN([.$B$1]+1;[.AR16]+[.AS16])))">
            <text:p/>
          </table:table-cell>
          <table:table-cell table:formula="of:=IF([.$A17]&lt;[.AT$2];&quot;&quot;;IF([.$A17]=[.AT$2];1;MIN([.$B$1]+1;[.AS16]+[.AT16])))">
            <text:p/>
          </table:table-cell>
          <table:table-cell table:formula="of:=IF([.$A17]&lt;[.AU$2];&quot;&quot;;IF([.$A17]=[.AU$2];1;MIN([.$B$1]+1;[.AT16]+[.AU16])))">
            <text:p/>
          </table:table-cell>
          <table:table-cell table:formula="of:=IF([.$A17]&lt;[.AV$2];&quot;&quot;;IF([.$A17]=[.AV$2];1;MIN([.$B$1]+1;[.AU16]+[.AV16])))">
            <text:p/>
          </table:table-cell>
          <table:table-cell table:formula="of:=IF([.$A17]&lt;[.AW$2];&quot;&quot;;IF([.$A17]=[.AW$2];1;MIN([.$B$1]+1;[.AV16]+[.AW16])))">
            <text:p/>
          </table:table-cell>
          <table:table-cell table:formula="of:=IF([.$A17]&lt;[.AX$2];&quot;&quot;;IF([.$A17]=[.AX$2];1;MIN([.$B$1]+1;[.AW16]+[.AX16])))">
            <text:p/>
          </table:table-cell>
          <table:table-cell table:formula="of:=IF([.$A17]&lt;[.AY$2];&quot;&quot;;IF([.$A17]=[.AY$2];1;MIN([.$B$1]+1;[.AX16]+[.AY16])))">
            <text:p/>
          </table:table-cell>
          <table:table-cell table:formula="of:=IF([.$A17]&lt;[.AZ$2];&quot;&quot;;IF([.$A17]=[.AZ$2];1;MIN([.$B$1]+1;[.AY16]+[.AZ16])))">
            <text:p/>
          </table:table-cell>
          <table:table-cell table:formula="of:=IF([.$A17]&lt;[.BA$2];&quot;&quot;;IF([.$A17]=[.BA$2];1;MIN([.$B$1]+1;[.AZ16]+[.BA16])))">
            <text:p/>
          </table:table-cell>
          <table:table-cell table:formula="of:=IF([.$A17]&lt;[.BB$2];&quot;&quot;;IF([.$A17]=[.BB$2];1;MIN([.$B$1]+1;[.BA16]+[.BB16])))">
            <text:p/>
          </table:table-cell>
          <table:table-cell table:formula="of:=IF([.$A17]&lt;[.BC$2];&quot;&quot;;IF([.$A17]=[.BC$2];1;MIN([.$B$1]+1;[.BB16]+[.BC16])))">
            <text:p/>
          </table:table-cell>
          <table:table-cell table:formula="of:=IF([.$A17]&lt;[.BD$2];&quot;&quot;;IF([.$A17]=[.BD$2];1;MIN([.$B$1]+1;[.BC16]+[.BD16])))">
            <text:p/>
          </table:table-cell>
          <table:table-cell table:formula="of:=IF([.$A17]&lt;[.BE$2];&quot;&quot;;IF([.$A17]=[.BE$2];1;MIN([.$B$1]+1;[.BD16]+[.BE16])))">
            <text:p/>
          </table:table-cell>
          <table:table-cell table:formula="of:=IF([.$A17]&lt;[.BF$2];&quot;&quot;;IF([.$A17]=[.BF$2];1;MIN([.$B$1]+1;[.BE16]+[.BF16])))">
            <text:p/>
          </table:table-cell>
          <table:table-cell table:formula="of:=IF([.$A17]&lt;[.BG$2];&quot;&quot;;IF([.$A17]=[.BG$2];1;MIN([.$B$1]+1;[.BF16]+[.BG16])))">
            <text:p/>
          </table:table-cell>
          <table:table-cell table:formula="of:=IF([.$A17]&lt;[.BH$2];&quot;&quot;;IF([.$A17]=[.BH$2];1;MIN([.$B$1]+1;[.BG16]+[.BH16])))">
            <text:p/>
          </table:table-cell>
          <table:table-cell table:formula="of:=IF([.$A17]&lt;[.BI$2];&quot;&quot;;IF([.$A17]=[.BI$2];1;MIN([.$B$1]+1;[.BH16]+[.BI16])))">
            <text:p/>
          </table:table-cell>
          <table:table-cell table:formula="of:=IF([.$A17]&lt;[.BJ$2];&quot;&quot;;IF([.$A17]=[.BJ$2];1;MIN([.$B$1]+1;[.BI16]+[.BJ16])))">
            <text:p/>
          </table:table-cell>
          <table:table-cell table:formula="of:=IF([.$A17]&lt;[.BK$2];&quot;&quot;;IF([.$A17]=[.BK$2];1;MIN([.$B$1]+1;[.BJ16]+[.BK16])))">
            <text:p/>
          </table:table-cell>
          <table:table-cell table:formula="of:=IF([.$A17]&lt;[.BL$2];&quot;&quot;;IF([.$A17]=[.BL$2];1;MIN([.$B$1]+1;[.BK16]+[.BL16])))">
            <text:p/>
          </table:table-cell>
          <table:table-cell table:formula="of:=IF([.$A17]&lt;[.BM$2];&quot;&quot;;IF([.$A17]=[.BM$2];1;MIN([.$B$1]+1;[.BL16]+[.BM16])))">
            <text:p/>
          </table:table-cell>
          <table:table-cell table:formula="of:=IF([.$A17]&lt;[.BN$2];&quot;&quot;;IF([.$A17]=[.BN$2];1;MIN([.$B$1]+1;[.BM16]+[.BN16])))">
            <text:p/>
          </table:table-cell>
          <table:table-cell table:formula="of:=IF([.$A17]&lt;[.BO$2];&quot;&quot;;IF([.$A17]=[.BO$2];1;MIN([.$B$1]+1;[.BN16]+[.BO16])))">
            <text:p/>
          </table:table-cell>
          <table:table-cell table:formula="of:=IF([.$A17]&lt;[.BP$2];&quot;&quot;;IF([.$A17]=[.BP$2];1;MIN([.$B$1]+1;[.BO16]+[.BP16])))">
            <text:p/>
          </table:table-cell>
          <table:table-cell table:formula="of:=IF([.$A17]&lt;[.BQ$2];&quot;&quot;;IF([.$A17]=[.BQ$2];1;MIN([.$B$1]+1;[.BP16]+[.BQ16])))">
            <text:p/>
          </table:table-cell>
          <table:table-cell table:formula="of:=IF([.$A17]&lt;[.BR$2];&quot;&quot;;IF([.$A17]=[.BR$2];1;MIN([.$B$1]+1;[.BQ16]+[.BR16])))">
            <text:p/>
          </table:table-cell>
          <table:table-cell table:formula="of:=IF([.$A17]&lt;[.BS$2];&quot;&quot;;IF([.$A17]=[.BS$2];1;MIN([.$B$1]+1;[.BR16]+[.BS16])))">
            <text:p/>
          </table:table-cell>
          <table:table-cell table:formula="of:=IF([.$A17]&lt;[.BT$2];&quot;&quot;;IF([.$A17]=[.BT$2];1;MIN([.$B$1]+1;[.BS16]+[.BT16])))">
            <text:p/>
          </table:table-cell>
          <table:table-cell table:formula="of:=IF([.$A17]&lt;[.BU$2];&quot;&quot;;IF([.$A17]=[.BU$2];1;MIN([.$B$1]+1;[.BT16]+[.BU16])))">
            <text:p/>
          </table:table-cell>
          <table:table-cell table:formula="of:=IF([.$A17]&lt;[.BV$2];&quot;&quot;;IF([.$A17]=[.BV$2];1;MIN([.$B$1]+1;[.BU16]+[.BV16])))">
            <text:p/>
          </table:table-cell>
          <table:table-cell table:formula="of:=IF([.$A17]&lt;[.BW$2];&quot;&quot;;IF([.$A17]=[.BW$2];1;MIN([.$B$1]+1;[.BV16]+[.BW16])))">
            <text:p/>
          </table:table-cell>
          <table:table-cell table:formula="of:=IF([.$A17]&lt;[.BX$2];&quot;&quot;;IF([.$A17]=[.BX$2];1;MIN([.$B$1]+1;[.BW16]+[.BX16])))">
            <text:p/>
          </table:table-cell>
          <table:table-cell table:formula="of:=IF([.$A17]&lt;[.BY$2];&quot;&quot;;IF([.$A17]=[.BY$2];1;MIN([.$B$1]+1;[.BX16]+[.BY16])))">
            <text:p/>
          </table:table-cell>
          <table:table-cell table:formula="of:=IF([.$A17]&lt;[.BZ$2];&quot;&quot;;IF([.$A17]=[.BZ$2];1;MIN([.$B$1]+1;[.BY16]+[.BZ16])))">
            <text:p/>
          </table:table-cell>
          <table:table-cell table:formula="of:=IF([.$A17]&lt;[.CA$2];&quot;&quot;;IF([.$A17]=[.CA$2];1;MIN([.$B$1]+1;[.BZ16]+[.CA16])))">
            <text:p/>
          </table:table-cell>
          <table:table-cell table:formula="of:=IF([.$A17]&lt;[.CB$2];&quot;&quot;;IF([.$A17]=[.CB$2];1;MIN([.$B$1]+1;[.CA16]+[.CB16])))">
            <text:p/>
          </table:table-cell>
          <table:table-cell table:formula="of:=IF([.$A17]&lt;[.CC$2];&quot;&quot;;IF([.$A17]=[.CC$2];1;MIN([.$B$1]+1;[.CB16]+[.CC16])))">
            <text:p/>
          </table:table-cell>
          <table:table-cell table:formula="of:=IF([.$A17]&lt;[.CD$2];&quot;&quot;;IF([.$A17]=[.CD$2];1;MIN([.$B$1]+1;[.CC16]+[.CD16])))">
            <text:p/>
          </table:table-cell>
          <table:table-cell table:formula="of:=IF([.$A17]&lt;[.CE$2];&quot;&quot;;IF([.$A17]=[.CE$2];1;MIN([.$B$1]+1;[.CD16]+[.CE16])))">
            <text:p/>
          </table:table-cell>
          <table:table-cell table:formula="of:=IF([.$A17]&lt;[.CF$2];&quot;&quot;;IF([.$A17]=[.CF$2];1;MIN([.$B$1]+1;[.CE16]+[.CF16])))">
            <text:p/>
          </table:table-cell>
          <table:table-cell table:formula="of:=IF([.$A17]&lt;[.CG$2];&quot;&quot;;IF([.$A17]=[.CG$2];1;MIN([.$B$1]+1;[.CF16]+[.CG16])))">
            <text:p/>
          </table:table-cell>
          <table:table-cell table:formula="of:=IF([.$A17]&lt;[.CH$2];&quot;&quot;;IF([.$A17]=[.CH$2];1;MIN([.$B$1]+1;[.CG16]+[.CH16])))">
            <text:p/>
          </table:table-cell>
          <table:table-cell table:formula="of:=IF([.$A17]&lt;[.CI$2];&quot;&quot;;IF([.$A17]=[.CI$2];1;MIN([.$B$1]+1;[.CH16]+[.CI16])))">
            <text:p/>
          </table:table-cell>
          <table:table-cell table:formula="of:=IF([.$A17]&lt;[.CJ$2];&quot;&quot;;IF([.$A17]=[.CJ$2];1;MIN([.$B$1]+1;[.CI16]+[.CJ16])))">
            <text:p/>
          </table:table-cell>
          <table:table-cell table:formula="of:=IF([.$A17]&lt;[.CK$2];&quot;&quot;;IF([.$A17]=[.CK$2];1;MIN([.$B$1]+1;[.CJ16]+[.CK16])))">
            <text:p/>
          </table:table-cell>
          <table:table-cell table:formula="of:=IF([.$A17]&lt;[.CL$2];&quot;&quot;;IF([.$A17]=[.CL$2];1;MIN([.$B$1]+1;[.CK16]+[.CL16])))">
            <text:p/>
          </table:table-cell>
          <table:table-cell table:formula="of:=IF([.$A17]&lt;[.CM$2];&quot;&quot;;IF([.$A17]=[.CM$2];1;MIN([.$B$1]+1;[.CL16]+[.CM16])))">
            <text:p/>
          </table:table-cell>
          <table:table-cell table:formula="of:=IF([.$A17]&lt;[.CN$2];&quot;&quot;;IF([.$A17]=[.CN$2];1;MIN([.$B$1]+1;[.CM16]+[.CN16])))">
            <text:p/>
          </table:table-cell>
          <table:table-cell table:formula="of:=IF([.$A17]&lt;[.CO$2];&quot;&quot;;IF([.$A17]=[.CO$2];1;MIN([.$B$1]+1;[.CN16]+[.CO16])))">
            <text:p/>
          </table:table-cell>
          <table:table-cell table:formula="of:=IF([.$A17]&lt;[.CP$2];&quot;&quot;;IF([.$A17]=[.CP$2];1;MIN([.$B$1]+1;[.CO16]+[.CP16])))">
            <text:p/>
          </table:table-cell>
          <table:table-cell table:formula="of:=IF([.$A17]&lt;[.CQ$2];&quot;&quot;;IF([.$A17]=[.CQ$2];1;MIN([.$B$1]+1;[.CP16]+[.CQ16])))">
            <text:p/>
          </table:table-cell>
          <table:table-cell table:formula="of:=IF([.$A17]&lt;[.CR$2];&quot;&quot;;IF([.$A17]=[.CR$2];1;MIN([.$B$1]+1;[.CQ16]+[.CR16])))">
            <text:p/>
          </table:table-cell>
          <table:table-cell table:formula="of:=IF([.$A17]&lt;[.CS$2];&quot;&quot;;IF([.$A17]=[.CS$2];1;MIN([.$B$1]+1;[.CR16]+[.CS16])))">
            <text:p/>
          </table:table-cell>
          <table:table-cell table:formula="of:=IF([.$A17]&lt;[.CT$2];&quot;&quot;;IF([.$A17]=[.CT$2];1;MIN([.$B$1]+1;[.CS16]+[.CT16])))">
            <text:p/>
          </table:table-cell>
          <table:table-cell table:formula="of:=IF([.$A17]&lt;[.CU$2];&quot;&quot;;IF([.$A17]=[.CU$2];1;MIN([.$B$1]+1;[.CT16]+[.CU16])))">
            <text:p/>
          </table:table-cell>
          <table:table-cell table:formula="of:=IF([.$A17]&lt;[.CV$2];&quot;&quot;;IF([.$A17]=[.CV$2];1;MIN([.$B$1]+1;[.CU16]+[.CV16])))">
            <text:p/>
          </table:table-cell>
          <table:table-cell table:formula="of:=IF([.$A17]&lt;[.CW$2];&quot;&quot;;IF([.$A17]=[.CW$2];1;MIN([.$B$1]+1;[.CV16]+[.CW16])))">
            <text:p/>
          </table:table-cell>
          <table:table-cell table:formula="of:=IF([.$A17]&lt;[.CX$2];&quot;&quot;;IF([.$A17]=[.CX$2];1;MIN([.$B$1]+1;[.CW16]+[.CX16])))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IF([.$A18]&lt;[.C$2];&quot;&quot;;IF([.$A18]=[.C$2];1;MIN([.$B$1]+1;[.B17]+[.C17])))" office:value-type="float" office:value="15" calcext:value-type="float">
            <text:p>15</text:p>
          </table:table-cell>
          <table:table-cell table:formula="of:=IF([.$A18]&lt;[.D$2];&quot;&quot;;IF([.$A18]=[.D$2];1;MIN([.$B$1]+1;[.C17]+[.D17])))" office:value-type="float" office:value="105" calcext:value-type="float">
            <text:p>105</text:p>
          </table:table-cell>
          <table:table-cell table:formula="of:=IF([.$A18]&lt;[.E$2];&quot;&quot;;IF([.$A18]=[.E$2];1;MIN([.$B$1]+1;[.D17]+[.E17])))" office:value-type="float" office:value="455" calcext:value-type="float">
            <text:p>455</text:p>
          </table:table-cell>
          <table:table-cell table:formula="of:=IF([.$A18]&lt;[.F$2];&quot;&quot;;IF([.$A18]=[.F$2];1;MIN([.$B$1]+1;[.E17]+[.F17])))" office:value-type="float" office:value="1365" calcext:value-type="float">
            <text:p>1365</text:p>
          </table:table-cell>
          <table:table-cell table:formula="of:=IF([.$A18]&lt;[.G$2];&quot;&quot;;IF([.$A18]=[.G$2];1;MIN([.$B$1]+1;[.F17]+[.G17])))" office:value-type="float" office:value="3003" calcext:value-type="float">
            <text:p>3003</text:p>
          </table:table-cell>
          <table:table-cell table:formula="of:=IF([.$A18]&lt;[.H$2];&quot;&quot;;IF([.$A18]=[.H$2];1;MIN([.$B$1]+1;[.G17]+[.H17])))" office:value-type="float" office:value="5005" calcext:value-type="float">
            <text:p>5005</text:p>
          </table:table-cell>
          <table:table-cell table:formula="of:=IF([.$A18]&lt;[.I$2];&quot;&quot;;IF([.$A18]=[.I$2];1;MIN([.$B$1]+1;[.H17]+[.I17])))" office:value-type="float" office:value="6435" calcext:value-type="float">
            <text:p>6435</text:p>
          </table:table-cell>
          <table:table-cell table:formula="of:=IF([.$A18]&lt;[.J$2];&quot;&quot;;IF([.$A18]=[.J$2];1;MIN([.$B$1]+1;[.I17]+[.J17])))" office:value-type="float" office:value="6435" calcext:value-type="float">
            <text:p>6435</text:p>
          </table:table-cell>
          <table:table-cell table:formula="of:=IF([.$A18]&lt;[.K$2];&quot;&quot;;IF([.$A18]=[.K$2];1;MIN([.$B$1]+1;[.J17]+[.K17])))" office:value-type="float" office:value="5005" calcext:value-type="float">
            <text:p>5005</text:p>
          </table:table-cell>
          <table:table-cell table:formula="of:=IF([.$A18]&lt;[.L$2];&quot;&quot;;IF([.$A18]=[.L$2];1;MIN([.$B$1]+1;[.K17]+[.L17])))" office:value-type="float" office:value="3003" calcext:value-type="float">
            <text:p>3003</text:p>
          </table:table-cell>
          <table:table-cell table:formula="of:=IF([.$A18]&lt;[.M$2];&quot;&quot;;IF([.$A18]=[.M$2];1;MIN([.$B$1]+1;[.L17]+[.M17])))" office:value-type="float" office:value="1365" calcext:value-type="float">
            <text:p>1365</text:p>
          </table:table-cell>
          <table:table-cell table:formula="of:=IF([.$A18]&lt;[.N$2];&quot;&quot;;IF([.$A18]=[.N$2];1;MIN([.$B$1]+1;[.M17]+[.N17])))" office:value-type="float" office:value="455" calcext:value-type="float">
            <text:p>455</text:p>
          </table:table-cell>
          <table:table-cell table:formula="of:=IF([.$A18]&lt;[.O$2];&quot;&quot;;IF([.$A18]=[.O$2];1;MIN([.$B$1]+1;[.N17]+[.O17])))" office:value-type="float" office:value="105" calcext:value-type="float">
            <text:p>105</text:p>
          </table:table-cell>
          <table:table-cell table:formula="of:=IF([.$A18]&lt;[.P$2];&quot;&quot;;IF([.$A18]=[.P$2];1;MIN([.$B$1]+1;[.O17]+[.P17])))" office:value-type="float" office:value="15" calcext:value-type="float">
            <text:p>15</text:p>
          </table:table-cell>
          <table:table-cell table:formula="of:=IF([.$A18]&lt;[.Q$2];&quot;&quot;;IF([.$A18]=[.Q$2];1;MIN([.$B$1]+1;[.P17]+[.Q17])))" office:value-type="float" office:value="1" calcext:value-type="float">
            <text:p>1</text:p>
          </table:table-cell>
          <table:table-cell table:formula="of:=IF([.$A18]&lt;[.R$2];&quot;&quot;;IF([.$A18]=[.R$2];1;MIN([.$B$1]+1;[.Q17]+[.R17])))">
            <text:p/>
          </table:table-cell>
          <table:table-cell table:formula="of:=IF([.$A18]&lt;[.S$2];&quot;&quot;;IF([.$A18]=[.S$2];1;MIN([.$B$1]+1;[.R17]+[.S17])))">
            <text:p/>
          </table:table-cell>
          <table:table-cell table:formula="of:=IF([.$A18]&lt;[.T$2];&quot;&quot;;IF([.$A18]=[.T$2];1;MIN([.$B$1]+1;[.S17]+[.T17])))">
            <text:p/>
          </table:table-cell>
          <table:table-cell table:formula="of:=IF([.$A18]&lt;[.U$2];&quot;&quot;;IF([.$A18]=[.U$2];1;MIN([.$B$1]+1;[.T17]+[.U17])))">
            <text:p/>
          </table:table-cell>
          <table:table-cell table:formula="of:=IF([.$A18]&lt;[.V$2];&quot;&quot;;IF([.$A18]=[.V$2];1;MIN([.$B$1]+1;[.U17]+[.V17])))">
            <text:p/>
          </table:table-cell>
          <table:table-cell table:formula="of:=IF([.$A18]&lt;[.W$2];&quot;&quot;;IF([.$A18]=[.W$2];1;MIN([.$B$1]+1;[.V17]+[.W17])))">
            <text:p/>
          </table:table-cell>
          <table:table-cell table:formula="of:=IF([.$A18]&lt;[.X$2];&quot;&quot;;IF([.$A18]=[.X$2];1;MIN([.$B$1]+1;[.W17]+[.X17])))">
            <text:p/>
          </table:table-cell>
          <table:table-cell table:formula="of:=IF([.$A18]&lt;[.Y$2];&quot;&quot;;IF([.$A18]=[.Y$2];1;MIN([.$B$1]+1;[.X17]+[.Y17])))">
            <text:p/>
          </table:table-cell>
          <table:table-cell table:formula="of:=IF([.$A18]&lt;[.Z$2];&quot;&quot;;IF([.$A18]=[.Z$2];1;MIN([.$B$1]+1;[.Y17]+[.Z17])))">
            <text:p/>
          </table:table-cell>
          <table:table-cell table:formula="of:=IF([.$A18]&lt;[.AA$2];&quot;&quot;;IF([.$A18]=[.AA$2];1;MIN([.$B$1]+1;[.Z17]+[.AA17])))">
            <text:p/>
          </table:table-cell>
          <table:table-cell table:formula="of:=IF([.$A18]&lt;[.AB$2];&quot;&quot;;IF([.$A18]=[.AB$2];1;MIN([.$B$1]+1;[.AA17]+[.AB17])))">
            <text:p/>
          </table:table-cell>
          <table:table-cell table:formula="of:=IF([.$A18]&lt;[.AC$2];&quot;&quot;;IF([.$A18]=[.AC$2];1;MIN([.$B$1]+1;[.AB17]+[.AC17])))">
            <text:p/>
          </table:table-cell>
          <table:table-cell table:formula="of:=IF([.$A18]&lt;[.AD$2];&quot;&quot;;IF([.$A18]=[.AD$2];1;MIN([.$B$1]+1;[.AC17]+[.AD17])))">
            <text:p/>
          </table:table-cell>
          <table:table-cell table:formula="of:=IF([.$A18]&lt;[.AE$2];&quot;&quot;;IF([.$A18]=[.AE$2];1;MIN([.$B$1]+1;[.AD17]+[.AE17])))">
            <text:p/>
          </table:table-cell>
          <table:table-cell table:formula="of:=IF([.$A18]&lt;[.AF$2];&quot;&quot;;IF([.$A18]=[.AF$2];1;MIN([.$B$1]+1;[.AE17]+[.AF17])))">
            <text:p/>
          </table:table-cell>
          <table:table-cell table:formula="of:=IF([.$A18]&lt;[.AG$2];&quot;&quot;;IF([.$A18]=[.AG$2];1;MIN([.$B$1]+1;[.AF17]+[.AG17])))">
            <text:p/>
          </table:table-cell>
          <table:table-cell table:formula="of:=IF([.$A18]&lt;[.AH$2];&quot;&quot;;IF([.$A18]=[.AH$2];1;MIN([.$B$1]+1;[.AG17]+[.AH17])))">
            <text:p/>
          </table:table-cell>
          <table:table-cell table:formula="of:=IF([.$A18]&lt;[.AI$2];&quot;&quot;;IF([.$A18]=[.AI$2];1;MIN([.$B$1]+1;[.AH17]+[.AI17])))">
            <text:p/>
          </table:table-cell>
          <table:table-cell table:formula="of:=IF([.$A18]&lt;[.AJ$2];&quot;&quot;;IF([.$A18]=[.AJ$2];1;MIN([.$B$1]+1;[.AI17]+[.AJ17])))">
            <text:p/>
          </table:table-cell>
          <table:table-cell table:formula="of:=IF([.$A18]&lt;[.AK$2];&quot;&quot;;IF([.$A18]=[.AK$2];1;MIN([.$B$1]+1;[.AJ17]+[.AK17])))">
            <text:p/>
          </table:table-cell>
          <table:table-cell table:formula="of:=IF([.$A18]&lt;[.AL$2];&quot;&quot;;IF([.$A18]=[.AL$2];1;MIN([.$B$1]+1;[.AK17]+[.AL17])))">
            <text:p/>
          </table:table-cell>
          <table:table-cell table:formula="of:=IF([.$A18]&lt;[.AM$2];&quot;&quot;;IF([.$A18]=[.AM$2];1;MIN([.$B$1]+1;[.AL17]+[.AM17])))">
            <text:p/>
          </table:table-cell>
          <table:table-cell table:formula="of:=IF([.$A18]&lt;[.AN$2];&quot;&quot;;IF([.$A18]=[.AN$2];1;MIN([.$B$1]+1;[.AM17]+[.AN17])))">
            <text:p/>
          </table:table-cell>
          <table:table-cell table:formula="of:=IF([.$A18]&lt;[.AO$2];&quot;&quot;;IF([.$A18]=[.AO$2];1;MIN([.$B$1]+1;[.AN17]+[.AO17])))">
            <text:p/>
          </table:table-cell>
          <table:table-cell table:formula="of:=IF([.$A18]&lt;[.AP$2];&quot;&quot;;IF([.$A18]=[.AP$2];1;MIN([.$B$1]+1;[.AO17]+[.AP17])))">
            <text:p/>
          </table:table-cell>
          <table:table-cell table:formula="of:=IF([.$A18]&lt;[.AQ$2];&quot;&quot;;IF([.$A18]=[.AQ$2];1;MIN([.$B$1]+1;[.AP17]+[.AQ17])))">
            <text:p/>
          </table:table-cell>
          <table:table-cell table:formula="of:=IF([.$A18]&lt;[.AR$2];&quot;&quot;;IF([.$A18]=[.AR$2];1;MIN([.$B$1]+1;[.AQ17]+[.AR17])))">
            <text:p/>
          </table:table-cell>
          <table:table-cell table:formula="of:=IF([.$A18]&lt;[.AS$2];&quot;&quot;;IF([.$A18]=[.AS$2];1;MIN([.$B$1]+1;[.AR17]+[.AS17])))">
            <text:p/>
          </table:table-cell>
          <table:table-cell table:formula="of:=IF([.$A18]&lt;[.AT$2];&quot;&quot;;IF([.$A18]=[.AT$2];1;MIN([.$B$1]+1;[.AS17]+[.AT17])))">
            <text:p/>
          </table:table-cell>
          <table:table-cell table:formula="of:=IF([.$A18]&lt;[.AU$2];&quot;&quot;;IF([.$A18]=[.AU$2];1;MIN([.$B$1]+1;[.AT17]+[.AU17])))">
            <text:p/>
          </table:table-cell>
          <table:table-cell table:formula="of:=IF([.$A18]&lt;[.AV$2];&quot;&quot;;IF([.$A18]=[.AV$2];1;MIN([.$B$1]+1;[.AU17]+[.AV17])))">
            <text:p/>
          </table:table-cell>
          <table:table-cell table:formula="of:=IF([.$A18]&lt;[.AW$2];&quot;&quot;;IF([.$A18]=[.AW$2];1;MIN([.$B$1]+1;[.AV17]+[.AW17])))">
            <text:p/>
          </table:table-cell>
          <table:table-cell table:formula="of:=IF([.$A18]&lt;[.AX$2];&quot;&quot;;IF([.$A18]=[.AX$2];1;MIN([.$B$1]+1;[.AW17]+[.AX17])))">
            <text:p/>
          </table:table-cell>
          <table:table-cell table:formula="of:=IF([.$A18]&lt;[.AY$2];&quot;&quot;;IF([.$A18]=[.AY$2];1;MIN([.$B$1]+1;[.AX17]+[.AY17])))">
            <text:p/>
          </table:table-cell>
          <table:table-cell table:formula="of:=IF([.$A18]&lt;[.AZ$2];&quot;&quot;;IF([.$A18]=[.AZ$2];1;MIN([.$B$1]+1;[.AY17]+[.AZ17])))">
            <text:p/>
          </table:table-cell>
          <table:table-cell table:formula="of:=IF([.$A18]&lt;[.BA$2];&quot;&quot;;IF([.$A18]=[.BA$2];1;MIN([.$B$1]+1;[.AZ17]+[.BA17])))">
            <text:p/>
          </table:table-cell>
          <table:table-cell table:formula="of:=IF([.$A18]&lt;[.BB$2];&quot;&quot;;IF([.$A18]=[.BB$2];1;MIN([.$B$1]+1;[.BA17]+[.BB17])))">
            <text:p/>
          </table:table-cell>
          <table:table-cell table:formula="of:=IF([.$A18]&lt;[.BC$2];&quot;&quot;;IF([.$A18]=[.BC$2];1;MIN([.$B$1]+1;[.BB17]+[.BC17])))">
            <text:p/>
          </table:table-cell>
          <table:table-cell table:formula="of:=IF([.$A18]&lt;[.BD$2];&quot;&quot;;IF([.$A18]=[.BD$2];1;MIN([.$B$1]+1;[.BC17]+[.BD17])))">
            <text:p/>
          </table:table-cell>
          <table:table-cell table:formula="of:=IF([.$A18]&lt;[.BE$2];&quot;&quot;;IF([.$A18]=[.BE$2];1;MIN([.$B$1]+1;[.BD17]+[.BE17])))">
            <text:p/>
          </table:table-cell>
          <table:table-cell table:formula="of:=IF([.$A18]&lt;[.BF$2];&quot;&quot;;IF([.$A18]=[.BF$2];1;MIN([.$B$1]+1;[.BE17]+[.BF17])))">
            <text:p/>
          </table:table-cell>
          <table:table-cell table:formula="of:=IF([.$A18]&lt;[.BG$2];&quot;&quot;;IF([.$A18]=[.BG$2];1;MIN([.$B$1]+1;[.BF17]+[.BG17])))">
            <text:p/>
          </table:table-cell>
          <table:table-cell table:formula="of:=IF([.$A18]&lt;[.BH$2];&quot;&quot;;IF([.$A18]=[.BH$2];1;MIN([.$B$1]+1;[.BG17]+[.BH17])))">
            <text:p/>
          </table:table-cell>
          <table:table-cell table:formula="of:=IF([.$A18]&lt;[.BI$2];&quot;&quot;;IF([.$A18]=[.BI$2];1;MIN([.$B$1]+1;[.BH17]+[.BI17])))">
            <text:p/>
          </table:table-cell>
          <table:table-cell table:formula="of:=IF([.$A18]&lt;[.BJ$2];&quot;&quot;;IF([.$A18]=[.BJ$2];1;MIN([.$B$1]+1;[.BI17]+[.BJ17])))">
            <text:p/>
          </table:table-cell>
          <table:table-cell table:formula="of:=IF([.$A18]&lt;[.BK$2];&quot;&quot;;IF([.$A18]=[.BK$2];1;MIN([.$B$1]+1;[.BJ17]+[.BK17])))">
            <text:p/>
          </table:table-cell>
          <table:table-cell table:formula="of:=IF([.$A18]&lt;[.BL$2];&quot;&quot;;IF([.$A18]=[.BL$2];1;MIN([.$B$1]+1;[.BK17]+[.BL17])))">
            <text:p/>
          </table:table-cell>
          <table:table-cell table:formula="of:=IF([.$A18]&lt;[.BM$2];&quot;&quot;;IF([.$A18]=[.BM$2];1;MIN([.$B$1]+1;[.BL17]+[.BM17])))">
            <text:p/>
          </table:table-cell>
          <table:table-cell table:formula="of:=IF([.$A18]&lt;[.BN$2];&quot;&quot;;IF([.$A18]=[.BN$2];1;MIN([.$B$1]+1;[.BM17]+[.BN17])))">
            <text:p/>
          </table:table-cell>
          <table:table-cell table:formula="of:=IF([.$A18]&lt;[.BO$2];&quot;&quot;;IF([.$A18]=[.BO$2];1;MIN([.$B$1]+1;[.BN17]+[.BO17])))">
            <text:p/>
          </table:table-cell>
          <table:table-cell table:formula="of:=IF([.$A18]&lt;[.BP$2];&quot;&quot;;IF([.$A18]=[.BP$2];1;MIN([.$B$1]+1;[.BO17]+[.BP17])))">
            <text:p/>
          </table:table-cell>
          <table:table-cell table:formula="of:=IF([.$A18]&lt;[.BQ$2];&quot;&quot;;IF([.$A18]=[.BQ$2];1;MIN([.$B$1]+1;[.BP17]+[.BQ17])))">
            <text:p/>
          </table:table-cell>
          <table:table-cell table:formula="of:=IF([.$A18]&lt;[.BR$2];&quot;&quot;;IF([.$A18]=[.BR$2];1;MIN([.$B$1]+1;[.BQ17]+[.BR17])))">
            <text:p/>
          </table:table-cell>
          <table:table-cell table:formula="of:=IF([.$A18]&lt;[.BS$2];&quot;&quot;;IF([.$A18]=[.BS$2];1;MIN([.$B$1]+1;[.BR17]+[.BS17])))">
            <text:p/>
          </table:table-cell>
          <table:table-cell table:formula="of:=IF([.$A18]&lt;[.BT$2];&quot;&quot;;IF([.$A18]=[.BT$2];1;MIN([.$B$1]+1;[.BS17]+[.BT17])))">
            <text:p/>
          </table:table-cell>
          <table:table-cell table:formula="of:=IF([.$A18]&lt;[.BU$2];&quot;&quot;;IF([.$A18]=[.BU$2];1;MIN([.$B$1]+1;[.BT17]+[.BU17])))">
            <text:p/>
          </table:table-cell>
          <table:table-cell table:formula="of:=IF([.$A18]&lt;[.BV$2];&quot;&quot;;IF([.$A18]=[.BV$2];1;MIN([.$B$1]+1;[.BU17]+[.BV17])))">
            <text:p/>
          </table:table-cell>
          <table:table-cell table:formula="of:=IF([.$A18]&lt;[.BW$2];&quot;&quot;;IF([.$A18]=[.BW$2];1;MIN([.$B$1]+1;[.BV17]+[.BW17])))">
            <text:p/>
          </table:table-cell>
          <table:table-cell table:formula="of:=IF([.$A18]&lt;[.BX$2];&quot;&quot;;IF([.$A18]=[.BX$2];1;MIN([.$B$1]+1;[.BW17]+[.BX17])))">
            <text:p/>
          </table:table-cell>
          <table:table-cell table:formula="of:=IF([.$A18]&lt;[.BY$2];&quot;&quot;;IF([.$A18]=[.BY$2];1;MIN([.$B$1]+1;[.BX17]+[.BY17])))">
            <text:p/>
          </table:table-cell>
          <table:table-cell table:formula="of:=IF([.$A18]&lt;[.BZ$2];&quot;&quot;;IF([.$A18]=[.BZ$2];1;MIN([.$B$1]+1;[.BY17]+[.BZ17])))">
            <text:p/>
          </table:table-cell>
          <table:table-cell table:formula="of:=IF([.$A18]&lt;[.CA$2];&quot;&quot;;IF([.$A18]=[.CA$2];1;MIN([.$B$1]+1;[.BZ17]+[.CA17])))">
            <text:p/>
          </table:table-cell>
          <table:table-cell table:formula="of:=IF([.$A18]&lt;[.CB$2];&quot;&quot;;IF([.$A18]=[.CB$2];1;MIN([.$B$1]+1;[.CA17]+[.CB17])))">
            <text:p/>
          </table:table-cell>
          <table:table-cell table:formula="of:=IF([.$A18]&lt;[.CC$2];&quot;&quot;;IF([.$A18]=[.CC$2];1;MIN([.$B$1]+1;[.CB17]+[.CC17])))">
            <text:p/>
          </table:table-cell>
          <table:table-cell table:formula="of:=IF([.$A18]&lt;[.CD$2];&quot;&quot;;IF([.$A18]=[.CD$2];1;MIN([.$B$1]+1;[.CC17]+[.CD17])))">
            <text:p/>
          </table:table-cell>
          <table:table-cell table:formula="of:=IF([.$A18]&lt;[.CE$2];&quot;&quot;;IF([.$A18]=[.CE$2];1;MIN([.$B$1]+1;[.CD17]+[.CE17])))">
            <text:p/>
          </table:table-cell>
          <table:table-cell table:formula="of:=IF([.$A18]&lt;[.CF$2];&quot;&quot;;IF([.$A18]=[.CF$2];1;MIN([.$B$1]+1;[.CE17]+[.CF17])))">
            <text:p/>
          </table:table-cell>
          <table:table-cell table:formula="of:=IF([.$A18]&lt;[.CG$2];&quot;&quot;;IF([.$A18]=[.CG$2];1;MIN([.$B$1]+1;[.CF17]+[.CG17])))">
            <text:p/>
          </table:table-cell>
          <table:table-cell table:formula="of:=IF([.$A18]&lt;[.CH$2];&quot;&quot;;IF([.$A18]=[.CH$2];1;MIN([.$B$1]+1;[.CG17]+[.CH17])))">
            <text:p/>
          </table:table-cell>
          <table:table-cell table:formula="of:=IF([.$A18]&lt;[.CI$2];&quot;&quot;;IF([.$A18]=[.CI$2];1;MIN([.$B$1]+1;[.CH17]+[.CI17])))">
            <text:p/>
          </table:table-cell>
          <table:table-cell table:formula="of:=IF([.$A18]&lt;[.CJ$2];&quot;&quot;;IF([.$A18]=[.CJ$2];1;MIN([.$B$1]+1;[.CI17]+[.CJ17])))">
            <text:p/>
          </table:table-cell>
          <table:table-cell table:formula="of:=IF([.$A18]&lt;[.CK$2];&quot;&quot;;IF([.$A18]=[.CK$2];1;MIN([.$B$1]+1;[.CJ17]+[.CK17])))">
            <text:p/>
          </table:table-cell>
          <table:table-cell table:formula="of:=IF([.$A18]&lt;[.CL$2];&quot;&quot;;IF([.$A18]=[.CL$2];1;MIN([.$B$1]+1;[.CK17]+[.CL17])))">
            <text:p/>
          </table:table-cell>
          <table:table-cell table:formula="of:=IF([.$A18]&lt;[.CM$2];&quot;&quot;;IF([.$A18]=[.CM$2];1;MIN([.$B$1]+1;[.CL17]+[.CM17])))">
            <text:p/>
          </table:table-cell>
          <table:table-cell table:formula="of:=IF([.$A18]&lt;[.CN$2];&quot;&quot;;IF([.$A18]=[.CN$2];1;MIN([.$B$1]+1;[.CM17]+[.CN17])))">
            <text:p/>
          </table:table-cell>
          <table:table-cell table:formula="of:=IF([.$A18]&lt;[.CO$2];&quot;&quot;;IF([.$A18]=[.CO$2];1;MIN([.$B$1]+1;[.CN17]+[.CO17])))">
            <text:p/>
          </table:table-cell>
          <table:table-cell table:formula="of:=IF([.$A18]&lt;[.CP$2];&quot;&quot;;IF([.$A18]=[.CP$2];1;MIN([.$B$1]+1;[.CO17]+[.CP17])))">
            <text:p/>
          </table:table-cell>
          <table:table-cell table:formula="of:=IF([.$A18]&lt;[.CQ$2];&quot;&quot;;IF([.$A18]=[.CQ$2];1;MIN([.$B$1]+1;[.CP17]+[.CQ17])))">
            <text:p/>
          </table:table-cell>
          <table:table-cell table:formula="of:=IF([.$A18]&lt;[.CR$2];&quot;&quot;;IF([.$A18]=[.CR$2];1;MIN([.$B$1]+1;[.CQ17]+[.CR17])))">
            <text:p/>
          </table:table-cell>
          <table:table-cell table:formula="of:=IF([.$A18]&lt;[.CS$2];&quot;&quot;;IF([.$A18]=[.CS$2];1;MIN([.$B$1]+1;[.CR17]+[.CS17])))">
            <text:p/>
          </table:table-cell>
          <table:table-cell table:formula="of:=IF([.$A18]&lt;[.CT$2];&quot;&quot;;IF([.$A18]=[.CT$2];1;MIN([.$B$1]+1;[.CS17]+[.CT17])))">
            <text:p/>
          </table:table-cell>
          <table:table-cell table:formula="of:=IF([.$A18]&lt;[.CU$2];&quot;&quot;;IF([.$A18]=[.CU$2];1;MIN([.$B$1]+1;[.CT17]+[.CU17])))">
            <text:p/>
          </table:table-cell>
          <table:table-cell table:formula="of:=IF([.$A18]&lt;[.CV$2];&quot;&quot;;IF([.$A18]=[.CV$2];1;MIN([.$B$1]+1;[.CU17]+[.CV17])))">
            <text:p/>
          </table:table-cell>
          <table:table-cell table:formula="of:=IF([.$A18]&lt;[.CW$2];&quot;&quot;;IF([.$A18]=[.CW$2];1;MIN([.$B$1]+1;[.CV17]+[.CW17])))">
            <text:p/>
          </table:table-cell>
          <table:table-cell table:formula="of:=IF([.$A18]&lt;[.CX$2];&quot;&quot;;IF([.$A18]=[.CX$2];1;MIN([.$B$1]+1;[.CW17]+[.CX17]))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IF([.$A19]&lt;[.C$2];&quot;&quot;;IF([.$A19]=[.C$2];1;MIN([.$B$1]+1;[.B18]+[.C18])))" office:value-type="float" office:value="16" calcext:value-type="float">
            <text:p>16</text:p>
          </table:table-cell>
          <table:table-cell table:formula="of:=IF([.$A19]&lt;[.D$2];&quot;&quot;;IF([.$A19]=[.D$2];1;MIN([.$B$1]+1;[.C18]+[.D18])))" office:value-type="float" office:value="120" calcext:value-type="float">
            <text:p>120</text:p>
          </table:table-cell>
          <table:table-cell table:formula="of:=IF([.$A19]&lt;[.E$2];&quot;&quot;;IF([.$A19]=[.E$2];1;MIN([.$B$1]+1;[.D18]+[.E18])))" office:value-type="float" office:value="560" calcext:value-type="float">
            <text:p>560</text:p>
          </table:table-cell>
          <table:table-cell table:formula="of:=IF([.$A19]&lt;[.F$2];&quot;&quot;;IF([.$A19]=[.F$2];1;MIN([.$B$1]+1;[.E18]+[.F18])))" office:value-type="float" office:value="1820" calcext:value-type="float">
            <text:p>1820</text:p>
          </table:table-cell>
          <table:table-cell table:formula="of:=IF([.$A19]&lt;[.G$2];&quot;&quot;;IF([.$A19]=[.G$2];1;MIN([.$B$1]+1;[.F18]+[.G18])))" office:value-type="float" office:value="4368" calcext:value-type="float">
            <text:p>4368</text:p>
          </table:table-cell>
          <table:table-cell table:formula="of:=IF([.$A19]&lt;[.H$2];&quot;&quot;;IF([.$A19]=[.H$2];1;MIN([.$B$1]+1;[.G18]+[.H18])))" office:value-type="float" office:value="8008" calcext:value-type="float">
            <text:p>8008</text:p>
          </table:table-cell>
          <table:table-cell table:formula="of:=IF([.$A19]&lt;[.I$2];&quot;&quot;;IF([.$A19]=[.I$2];1;MIN([.$B$1]+1;[.H18]+[.I18])))" office:value-type="float" office:value="11440" calcext:value-type="float">
            <text:p>11440</text:p>
          </table:table-cell>
          <table:table-cell table:formula="of:=IF([.$A19]&lt;[.J$2];&quot;&quot;;IF([.$A19]=[.J$2];1;MIN([.$B$1]+1;[.I18]+[.J18])))" office:value-type="float" office:value="12870" calcext:value-type="float">
            <text:p>12870</text:p>
          </table:table-cell>
          <table:table-cell table:formula="of:=IF([.$A19]&lt;[.K$2];&quot;&quot;;IF([.$A19]=[.K$2];1;MIN([.$B$1]+1;[.J18]+[.K18])))" office:value-type="float" office:value="11440" calcext:value-type="float">
            <text:p>11440</text:p>
          </table:table-cell>
          <table:table-cell table:formula="of:=IF([.$A19]&lt;[.L$2];&quot;&quot;;IF([.$A19]=[.L$2];1;MIN([.$B$1]+1;[.K18]+[.L18])))" office:value-type="float" office:value="8008" calcext:value-type="float">
            <text:p>8008</text:p>
          </table:table-cell>
          <table:table-cell table:formula="of:=IF([.$A19]&lt;[.M$2];&quot;&quot;;IF([.$A19]=[.M$2];1;MIN([.$B$1]+1;[.L18]+[.M18])))" office:value-type="float" office:value="4368" calcext:value-type="float">
            <text:p>4368</text:p>
          </table:table-cell>
          <table:table-cell table:formula="of:=IF([.$A19]&lt;[.N$2];&quot;&quot;;IF([.$A19]=[.N$2];1;MIN([.$B$1]+1;[.M18]+[.N18])))" office:value-type="float" office:value="1820" calcext:value-type="float">
            <text:p>1820</text:p>
          </table:table-cell>
          <table:table-cell table:formula="of:=IF([.$A19]&lt;[.O$2];&quot;&quot;;IF([.$A19]=[.O$2];1;MIN([.$B$1]+1;[.N18]+[.O18])))" office:value-type="float" office:value="560" calcext:value-type="float">
            <text:p>560</text:p>
          </table:table-cell>
          <table:table-cell table:formula="of:=IF([.$A19]&lt;[.P$2];&quot;&quot;;IF([.$A19]=[.P$2];1;MIN([.$B$1]+1;[.O18]+[.P18])))" office:value-type="float" office:value="120" calcext:value-type="float">
            <text:p>120</text:p>
          </table:table-cell>
          <table:table-cell table:formula="of:=IF([.$A19]&lt;[.Q$2];&quot;&quot;;IF([.$A19]=[.Q$2];1;MIN([.$B$1]+1;[.P18]+[.Q18])))" office:value-type="float" office:value="16" calcext:value-type="float">
            <text:p>16</text:p>
          </table:table-cell>
          <table:table-cell table:formula="of:=IF([.$A19]&lt;[.R$2];&quot;&quot;;IF([.$A19]=[.R$2];1;MIN([.$B$1]+1;[.Q18]+[.R18])))" office:value-type="float" office:value="1" calcext:value-type="float">
            <text:p>1</text:p>
          </table:table-cell>
          <table:table-cell table:formula="of:=IF([.$A19]&lt;[.S$2];&quot;&quot;;IF([.$A19]=[.S$2];1;MIN([.$B$1]+1;[.R18]+[.S18])))">
            <text:p/>
          </table:table-cell>
          <table:table-cell table:formula="of:=IF([.$A19]&lt;[.T$2];&quot;&quot;;IF([.$A19]=[.T$2];1;MIN([.$B$1]+1;[.S18]+[.T18])))">
            <text:p/>
          </table:table-cell>
          <table:table-cell table:formula="of:=IF([.$A19]&lt;[.U$2];&quot;&quot;;IF([.$A19]=[.U$2];1;MIN([.$B$1]+1;[.T18]+[.U18])))">
            <text:p/>
          </table:table-cell>
          <table:table-cell table:formula="of:=IF([.$A19]&lt;[.V$2];&quot;&quot;;IF([.$A19]=[.V$2];1;MIN([.$B$1]+1;[.U18]+[.V18])))">
            <text:p/>
          </table:table-cell>
          <table:table-cell table:formula="of:=IF([.$A19]&lt;[.W$2];&quot;&quot;;IF([.$A19]=[.W$2];1;MIN([.$B$1]+1;[.V18]+[.W18])))">
            <text:p/>
          </table:table-cell>
          <table:table-cell table:formula="of:=IF([.$A19]&lt;[.X$2];&quot;&quot;;IF([.$A19]=[.X$2];1;MIN([.$B$1]+1;[.W18]+[.X18])))">
            <text:p/>
          </table:table-cell>
          <table:table-cell table:formula="of:=IF([.$A19]&lt;[.Y$2];&quot;&quot;;IF([.$A19]=[.Y$2];1;MIN([.$B$1]+1;[.X18]+[.Y18])))">
            <text:p/>
          </table:table-cell>
          <table:table-cell table:formula="of:=IF([.$A19]&lt;[.Z$2];&quot;&quot;;IF([.$A19]=[.Z$2];1;MIN([.$B$1]+1;[.Y18]+[.Z18])))">
            <text:p/>
          </table:table-cell>
          <table:table-cell table:formula="of:=IF([.$A19]&lt;[.AA$2];&quot;&quot;;IF([.$A19]=[.AA$2];1;MIN([.$B$1]+1;[.Z18]+[.AA18])))">
            <text:p/>
          </table:table-cell>
          <table:table-cell table:formula="of:=IF([.$A19]&lt;[.AB$2];&quot;&quot;;IF([.$A19]=[.AB$2];1;MIN([.$B$1]+1;[.AA18]+[.AB18])))">
            <text:p/>
          </table:table-cell>
          <table:table-cell table:formula="of:=IF([.$A19]&lt;[.AC$2];&quot;&quot;;IF([.$A19]=[.AC$2];1;MIN([.$B$1]+1;[.AB18]+[.AC18])))">
            <text:p/>
          </table:table-cell>
          <table:table-cell table:formula="of:=IF([.$A19]&lt;[.AD$2];&quot;&quot;;IF([.$A19]=[.AD$2];1;MIN([.$B$1]+1;[.AC18]+[.AD18])))">
            <text:p/>
          </table:table-cell>
          <table:table-cell table:formula="of:=IF([.$A19]&lt;[.AE$2];&quot;&quot;;IF([.$A19]=[.AE$2];1;MIN([.$B$1]+1;[.AD18]+[.AE18])))">
            <text:p/>
          </table:table-cell>
          <table:table-cell table:formula="of:=IF([.$A19]&lt;[.AF$2];&quot;&quot;;IF([.$A19]=[.AF$2];1;MIN([.$B$1]+1;[.AE18]+[.AF18])))">
            <text:p/>
          </table:table-cell>
          <table:table-cell table:formula="of:=IF([.$A19]&lt;[.AG$2];&quot;&quot;;IF([.$A19]=[.AG$2];1;MIN([.$B$1]+1;[.AF18]+[.AG18])))">
            <text:p/>
          </table:table-cell>
          <table:table-cell table:formula="of:=IF([.$A19]&lt;[.AH$2];&quot;&quot;;IF([.$A19]=[.AH$2];1;MIN([.$B$1]+1;[.AG18]+[.AH18])))">
            <text:p/>
          </table:table-cell>
          <table:table-cell table:formula="of:=IF([.$A19]&lt;[.AI$2];&quot;&quot;;IF([.$A19]=[.AI$2];1;MIN([.$B$1]+1;[.AH18]+[.AI18])))">
            <text:p/>
          </table:table-cell>
          <table:table-cell table:formula="of:=IF([.$A19]&lt;[.AJ$2];&quot;&quot;;IF([.$A19]=[.AJ$2];1;MIN([.$B$1]+1;[.AI18]+[.AJ18])))">
            <text:p/>
          </table:table-cell>
          <table:table-cell table:formula="of:=IF([.$A19]&lt;[.AK$2];&quot;&quot;;IF([.$A19]=[.AK$2];1;MIN([.$B$1]+1;[.AJ18]+[.AK18])))">
            <text:p/>
          </table:table-cell>
          <table:table-cell table:formula="of:=IF([.$A19]&lt;[.AL$2];&quot;&quot;;IF([.$A19]=[.AL$2];1;MIN([.$B$1]+1;[.AK18]+[.AL18])))">
            <text:p/>
          </table:table-cell>
          <table:table-cell table:formula="of:=IF([.$A19]&lt;[.AM$2];&quot;&quot;;IF([.$A19]=[.AM$2];1;MIN([.$B$1]+1;[.AL18]+[.AM18])))">
            <text:p/>
          </table:table-cell>
          <table:table-cell table:formula="of:=IF([.$A19]&lt;[.AN$2];&quot;&quot;;IF([.$A19]=[.AN$2];1;MIN([.$B$1]+1;[.AM18]+[.AN18])))">
            <text:p/>
          </table:table-cell>
          <table:table-cell table:formula="of:=IF([.$A19]&lt;[.AO$2];&quot;&quot;;IF([.$A19]=[.AO$2];1;MIN([.$B$1]+1;[.AN18]+[.AO18])))">
            <text:p/>
          </table:table-cell>
          <table:table-cell table:formula="of:=IF([.$A19]&lt;[.AP$2];&quot;&quot;;IF([.$A19]=[.AP$2];1;MIN([.$B$1]+1;[.AO18]+[.AP18])))">
            <text:p/>
          </table:table-cell>
          <table:table-cell table:formula="of:=IF([.$A19]&lt;[.AQ$2];&quot;&quot;;IF([.$A19]=[.AQ$2];1;MIN([.$B$1]+1;[.AP18]+[.AQ18])))">
            <text:p/>
          </table:table-cell>
          <table:table-cell table:formula="of:=IF([.$A19]&lt;[.AR$2];&quot;&quot;;IF([.$A19]=[.AR$2];1;MIN([.$B$1]+1;[.AQ18]+[.AR18])))">
            <text:p/>
          </table:table-cell>
          <table:table-cell table:formula="of:=IF([.$A19]&lt;[.AS$2];&quot;&quot;;IF([.$A19]=[.AS$2];1;MIN([.$B$1]+1;[.AR18]+[.AS18])))">
            <text:p/>
          </table:table-cell>
          <table:table-cell table:formula="of:=IF([.$A19]&lt;[.AT$2];&quot;&quot;;IF([.$A19]=[.AT$2];1;MIN([.$B$1]+1;[.AS18]+[.AT18])))">
            <text:p/>
          </table:table-cell>
          <table:table-cell table:formula="of:=IF([.$A19]&lt;[.AU$2];&quot;&quot;;IF([.$A19]=[.AU$2];1;MIN([.$B$1]+1;[.AT18]+[.AU18])))">
            <text:p/>
          </table:table-cell>
          <table:table-cell table:formula="of:=IF([.$A19]&lt;[.AV$2];&quot;&quot;;IF([.$A19]=[.AV$2];1;MIN([.$B$1]+1;[.AU18]+[.AV18])))">
            <text:p/>
          </table:table-cell>
          <table:table-cell table:formula="of:=IF([.$A19]&lt;[.AW$2];&quot;&quot;;IF([.$A19]=[.AW$2];1;MIN([.$B$1]+1;[.AV18]+[.AW18])))">
            <text:p/>
          </table:table-cell>
          <table:table-cell table:formula="of:=IF([.$A19]&lt;[.AX$2];&quot;&quot;;IF([.$A19]=[.AX$2];1;MIN([.$B$1]+1;[.AW18]+[.AX18])))">
            <text:p/>
          </table:table-cell>
          <table:table-cell table:formula="of:=IF([.$A19]&lt;[.AY$2];&quot;&quot;;IF([.$A19]=[.AY$2];1;MIN([.$B$1]+1;[.AX18]+[.AY18])))">
            <text:p/>
          </table:table-cell>
          <table:table-cell table:formula="of:=IF([.$A19]&lt;[.AZ$2];&quot;&quot;;IF([.$A19]=[.AZ$2];1;MIN([.$B$1]+1;[.AY18]+[.AZ18])))">
            <text:p/>
          </table:table-cell>
          <table:table-cell table:formula="of:=IF([.$A19]&lt;[.BA$2];&quot;&quot;;IF([.$A19]=[.BA$2];1;MIN([.$B$1]+1;[.AZ18]+[.BA18])))">
            <text:p/>
          </table:table-cell>
          <table:table-cell table:formula="of:=IF([.$A19]&lt;[.BB$2];&quot;&quot;;IF([.$A19]=[.BB$2];1;MIN([.$B$1]+1;[.BA18]+[.BB18])))">
            <text:p/>
          </table:table-cell>
          <table:table-cell table:formula="of:=IF([.$A19]&lt;[.BC$2];&quot;&quot;;IF([.$A19]=[.BC$2];1;MIN([.$B$1]+1;[.BB18]+[.BC18])))">
            <text:p/>
          </table:table-cell>
          <table:table-cell table:formula="of:=IF([.$A19]&lt;[.BD$2];&quot;&quot;;IF([.$A19]=[.BD$2];1;MIN([.$B$1]+1;[.BC18]+[.BD18])))">
            <text:p/>
          </table:table-cell>
          <table:table-cell table:formula="of:=IF([.$A19]&lt;[.BE$2];&quot;&quot;;IF([.$A19]=[.BE$2];1;MIN([.$B$1]+1;[.BD18]+[.BE18])))">
            <text:p/>
          </table:table-cell>
          <table:table-cell table:formula="of:=IF([.$A19]&lt;[.BF$2];&quot;&quot;;IF([.$A19]=[.BF$2];1;MIN([.$B$1]+1;[.BE18]+[.BF18])))">
            <text:p/>
          </table:table-cell>
          <table:table-cell table:formula="of:=IF([.$A19]&lt;[.BG$2];&quot;&quot;;IF([.$A19]=[.BG$2];1;MIN([.$B$1]+1;[.BF18]+[.BG18])))">
            <text:p/>
          </table:table-cell>
          <table:table-cell table:formula="of:=IF([.$A19]&lt;[.BH$2];&quot;&quot;;IF([.$A19]=[.BH$2];1;MIN([.$B$1]+1;[.BG18]+[.BH18])))">
            <text:p/>
          </table:table-cell>
          <table:table-cell table:formula="of:=IF([.$A19]&lt;[.BI$2];&quot;&quot;;IF([.$A19]=[.BI$2];1;MIN([.$B$1]+1;[.BH18]+[.BI18])))">
            <text:p/>
          </table:table-cell>
          <table:table-cell table:formula="of:=IF([.$A19]&lt;[.BJ$2];&quot;&quot;;IF([.$A19]=[.BJ$2];1;MIN([.$B$1]+1;[.BI18]+[.BJ18])))">
            <text:p/>
          </table:table-cell>
          <table:table-cell table:formula="of:=IF([.$A19]&lt;[.BK$2];&quot;&quot;;IF([.$A19]=[.BK$2];1;MIN([.$B$1]+1;[.BJ18]+[.BK18])))">
            <text:p/>
          </table:table-cell>
          <table:table-cell table:formula="of:=IF([.$A19]&lt;[.BL$2];&quot;&quot;;IF([.$A19]=[.BL$2];1;MIN([.$B$1]+1;[.BK18]+[.BL18])))">
            <text:p/>
          </table:table-cell>
          <table:table-cell table:formula="of:=IF([.$A19]&lt;[.BM$2];&quot;&quot;;IF([.$A19]=[.BM$2];1;MIN([.$B$1]+1;[.BL18]+[.BM18])))">
            <text:p/>
          </table:table-cell>
          <table:table-cell table:formula="of:=IF([.$A19]&lt;[.BN$2];&quot;&quot;;IF([.$A19]=[.BN$2];1;MIN([.$B$1]+1;[.BM18]+[.BN18])))">
            <text:p/>
          </table:table-cell>
          <table:table-cell table:formula="of:=IF([.$A19]&lt;[.BO$2];&quot;&quot;;IF([.$A19]=[.BO$2];1;MIN([.$B$1]+1;[.BN18]+[.BO18])))">
            <text:p/>
          </table:table-cell>
          <table:table-cell table:formula="of:=IF([.$A19]&lt;[.BP$2];&quot;&quot;;IF([.$A19]=[.BP$2];1;MIN([.$B$1]+1;[.BO18]+[.BP18])))">
            <text:p/>
          </table:table-cell>
          <table:table-cell table:formula="of:=IF([.$A19]&lt;[.BQ$2];&quot;&quot;;IF([.$A19]=[.BQ$2];1;MIN([.$B$1]+1;[.BP18]+[.BQ18])))">
            <text:p/>
          </table:table-cell>
          <table:table-cell table:formula="of:=IF([.$A19]&lt;[.BR$2];&quot;&quot;;IF([.$A19]=[.BR$2];1;MIN([.$B$1]+1;[.BQ18]+[.BR18])))">
            <text:p/>
          </table:table-cell>
          <table:table-cell table:formula="of:=IF([.$A19]&lt;[.BS$2];&quot;&quot;;IF([.$A19]=[.BS$2];1;MIN([.$B$1]+1;[.BR18]+[.BS18])))">
            <text:p/>
          </table:table-cell>
          <table:table-cell table:formula="of:=IF([.$A19]&lt;[.BT$2];&quot;&quot;;IF([.$A19]=[.BT$2];1;MIN([.$B$1]+1;[.BS18]+[.BT18])))">
            <text:p/>
          </table:table-cell>
          <table:table-cell table:formula="of:=IF([.$A19]&lt;[.BU$2];&quot;&quot;;IF([.$A19]=[.BU$2];1;MIN([.$B$1]+1;[.BT18]+[.BU18])))">
            <text:p/>
          </table:table-cell>
          <table:table-cell table:formula="of:=IF([.$A19]&lt;[.BV$2];&quot;&quot;;IF([.$A19]=[.BV$2];1;MIN([.$B$1]+1;[.BU18]+[.BV18])))">
            <text:p/>
          </table:table-cell>
          <table:table-cell table:formula="of:=IF([.$A19]&lt;[.BW$2];&quot;&quot;;IF([.$A19]=[.BW$2];1;MIN([.$B$1]+1;[.BV18]+[.BW18])))">
            <text:p/>
          </table:table-cell>
          <table:table-cell table:formula="of:=IF([.$A19]&lt;[.BX$2];&quot;&quot;;IF([.$A19]=[.BX$2];1;MIN([.$B$1]+1;[.BW18]+[.BX18])))">
            <text:p/>
          </table:table-cell>
          <table:table-cell table:formula="of:=IF([.$A19]&lt;[.BY$2];&quot;&quot;;IF([.$A19]=[.BY$2];1;MIN([.$B$1]+1;[.BX18]+[.BY18])))">
            <text:p/>
          </table:table-cell>
          <table:table-cell table:formula="of:=IF([.$A19]&lt;[.BZ$2];&quot;&quot;;IF([.$A19]=[.BZ$2];1;MIN([.$B$1]+1;[.BY18]+[.BZ18])))">
            <text:p/>
          </table:table-cell>
          <table:table-cell table:formula="of:=IF([.$A19]&lt;[.CA$2];&quot;&quot;;IF([.$A19]=[.CA$2];1;MIN([.$B$1]+1;[.BZ18]+[.CA18])))">
            <text:p/>
          </table:table-cell>
          <table:table-cell table:formula="of:=IF([.$A19]&lt;[.CB$2];&quot;&quot;;IF([.$A19]=[.CB$2];1;MIN([.$B$1]+1;[.CA18]+[.CB18])))">
            <text:p/>
          </table:table-cell>
          <table:table-cell table:formula="of:=IF([.$A19]&lt;[.CC$2];&quot;&quot;;IF([.$A19]=[.CC$2];1;MIN([.$B$1]+1;[.CB18]+[.CC18])))">
            <text:p/>
          </table:table-cell>
          <table:table-cell table:formula="of:=IF([.$A19]&lt;[.CD$2];&quot;&quot;;IF([.$A19]=[.CD$2];1;MIN([.$B$1]+1;[.CC18]+[.CD18])))">
            <text:p/>
          </table:table-cell>
          <table:table-cell table:formula="of:=IF([.$A19]&lt;[.CE$2];&quot;&quot;;IF([.$A19]=[.CE$2];1;MIN([.$B$1]+1;[.CD18]+[.CE18])))">
            <text:p/>
          </table:table-cell>
          <table:table-cell table:formula="of:=IF([.$A19]&lt;[.CF$2];&quot;&quot;;IF([.$A19]=[.CF$2];1;MIN([.$B$1]+1;[.CE18]+[.CF18])))">
            <text:p/>
          </table:table-cell>
          <table:table-cell table:formula="of:=IF([.$A19]&lt;[.CG$2];&quot;&quot;;IF([.$A19]=[.CG$2];1;MIN([.$B$1]+1;[.CF18]+[.CG18])))">
            <text:p/>
          </table:table-cell>
          <table:table-cell table:formula="of:=IF([.$A19]&lt;[.CH$2];&quot;&quot;;IF([.$A19]=[.CH$2];1;MIN([.$B$1]+1;[.CG18]+[.CH18])))">
            <text:p/>
          </table:table-cell>
          <table:table-cell table:formula="of:=IF([.$A19]&lt;[.CI$2];&quot;&quot;;IF([.$A19]=[.CI$2];1;MIN([.$B$1]+1;[.CH18]+[.CI18])))">
            <text:p/>
          </table:table-cell>
          <table:table-cell table:formula="of:=IF([.$A19]&lt;[.CJ$2];&quot;&quot;;IF([.$A19]=[.CJ$2];1;MIN([.$B$1]+1;[.CI18]+[.CJ18])))">
            <text:p/>
          </table:table-cell>
          <table:table-cell table:formula="of:=IF([.$A19]&lt;[.CK$2];&quot;&quot;;IF([.$A19]=[.CK$2];1;MIN([.$B$1]+1;[.CJ18]+[.CK18])))">
            <text:p/>
          </table:table-cell>
          <table:table-cell table:formula="of:=IF([.$A19]&lt;[.CL$2];&quot;&quot;;IF([.$A19]=[.CL$2];1;MIN([.$B$1]+1;[.CK18]+[.CL18])))">
            <text:p/>
          </table:table-cell>
          <table:table-cell table:formula="of:=IF([.$A19]&lt;[.CM$2];&quot;&quot;;IF([.$A19]=[.CM$2];1;MIN([.$B$1]+1;[.CL18]+[.CM18])))">
            <text:p/>
          </table:table-cell>
          <table:table-cell table:formula="of:=IF([.$A19]&lt;[.CN$2];&quot;&quot;;IF([.$A19]=[.CN$2];1;MIN([.$B$1]+1;[.CM18]+[.CN18])))">
            <text:p/>
          </table:table-cell>
          <table:table-cell table:formula="of:=IF([.$A19]&lt;[.CO$2];&quot;&quot;;IF([.$A19]=[.CO$2];1;MIN([.$B$1]+1;[.CN18]+[.CO18])))">
            <text:p/>
          </table:table-cell>
          <table:table-cell table:formula="of:=IF([.$A19]&lt;[.CP$2];&quot;&quot;;IF([.$A19]=[.CP$2];1;MIN([.$B$1]+1;[.CO18]+[.CP18])))">
            <text:p/>
          </table:table-cell>
          <table:table-cell table:formula="of:=IF([.$A19]&lt;[.CQ$2];&quot;&quot;;IF([.$A19]=[.CQ$2];1;MIN([.$B$1]+1;[.CP18]+[.CQ18])))">
            <text:p/>
          </table:table-cell>
          <table:table-cell table:formula="of:=IF([.$A19]&lt;[.CR$2];&quot;&quot;;IF([.$A19]=[.CR$2];1;MIN([.$B$1]+1;[.CQ18]+[.CR18])))">
            <text:p/>
          </table:table-cell>
          <table:table-cell table:formula="of:=IF([.$A19]&lt;[.CS$2];&quot;&quot;;IF([.$A19]=[.CS$2];1;MIN([.$B$1]+1;[.CR18]+[.CS18])))">
            <text:p/>
          </table:table-cell>
          <table:table-cell table:formula="of:=IF([.$A19]&lt;[.CT$2];&quot;&quot;;IF([.$A19]=[.CT$2];1;MIN([.$B$1]+1;[.CS18]+[.CT18])))">
            <text:p/>
          </table:table-cell>
          <table:table-cell table:formula="of:=IF([.$A19]&lt;[.CU$2];&quot;&quot;;IF([.$A19]=[.CU$2];1;MIN([.$B$1]+1;[.CT18]+[.CU18])))">
            <text:p/>
          </table:table-cell>
          <table:table-cell table:formula="of:=IF([.$A19]&lt;[.CV$2];&quot;&quot;;IF([.$A19]=[.CV$2];1;MIN([.$B$1]+1;[.CU18]+[.CV18])))">
            <text:p/>
          </table:table-cell>
          <table:table-cell table:formula="of:=IF([.$A19]&lt;[.CW$2];&quot;&quot;;IF([.$A19]=[.CW$2];1;MIN([.$B$1]+1;[.CV18]+[.CW18])))">
            <text:p/>
          </table:table-cell>
          <table:table-cell table:formula="of:=IF([.$A19]&lt;[.CX$2];&quot;&quot;;IF([.$A19]=[.CX$2];1;MIN([.$B$1]+1;[.CW18]+[.CX18])))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IF([.$A20]&lt;[.C$2];&quot;&quot;;IF([.$A20]=[.C$2];1;MIN([.$B$1]+1;[.B19]+[.C19])))" office:value-type="float" office:value="17" calcext:value-type="float">
            <text:p>17</text:p>
          </table:table-cell>
          <table:table-cell table:formula="of:=IF([.$A20]&lt;[.D$2];&quot;&quot;;IF([.$A20]=[.D$2];1;MIN([.$B$1]+1;[.C19]+[.D19])))" office:value-type="float" office:value="136" calcext:value-type="float">
            <text:p>136</text:p>
          </table:table-cell>
          <table:table-cell table:formula="of:=IF([.$A20]&lt;[.E$2];&quot;&quot;;IF([.$A20]=[.E$2];1;MIN([.$B$1]+1;[.D19]+[.E19])))" office:value-type="float" office:value="680" calcext:value-type="float">
            <text:p>680</text:p>
          </table:table-cell>
          <table:table-cell table:formula="of:=IF([.$A20]&lt;[.F$2];&quot;&quot;;IF([.$A20]=[.F$2];1;MIN([.$B$1]+1;[.E19]+[.F19])))" office:value-type="float" office:value="2380" calcext:value-type="float">
            <text:p>2380</text:p>
          </table:table-cell>
          <table:table-cell table:formula="of:=IF([.$A20]&lt;[.G$2];&quot;&quot;;IF([.$A20]=[.G$2];1;MIN([.$B$1]+1;[.F19]+[.G19])))" office:value-type="float" office:value="6188" calcext:value-type="float">
            <text:p>6188</text:p>
          </table:table-cell>
          <table:table-cell table:formula="of:=IF([.$A20]&lt;[.H$2];&quot;&quot;;IF([.$A20]=[.H$2];1;MIN([.$B$1]+1;[.G19]+[.H19])))" office:value-type="float" office:value="12376" calcext:value-type="float">
            <text:p>12376</text:p>
          </table:table-cell>
          <table:table-cell table:formula="of:=IF([.$A20]&lt;[.I$2];&quot;&quot;;IF([.$A20]=[.I$2];1;MIN([.$B$1]+1;[.H19]+[.I19])))" office:value-type="float" office:value="19448" calcext:value-type="float">
            <text:p>19448</text:p>
          </table:table-cell>
          <table:table-cell table:formula="of:=IF([.$A20]&lt;[.J$2];&quot;&quot;;IF([.$A20]=[.J$2];1;MIN([.$B$1]+1;[.I19]+[.J19])))" office:value-type="float" office:value="24310" calcext:value-type="float">
            <text:p>24310</text:p>
          </table:table-cell>
          <table:table-cell table:formula="of:=IF([.$A20]&lt;[.K$2];&quot;&quot;;IF([.$A20]=[.K$2];1;MIN([.$B$1]+1;[.J19]+[.K19])))" office:value-type="float" office:value="24310" calcext:value-type="float">
            <text:p>24310</text:p>
          </table:table-cell>
          <table:table-cell table:formula="of:=IF([.$A20]&lt;[.L$2];&quot;&quot;;IF([.$A20]=[.L$2];1;MIN([.$B$1]+1;[.K19]+[.L19])))" office:value-type="float" office:value="19448" calcext:value-type="float">
            <text:p>19448</text:p>
          </table:table-cell>
          <table:table-cell table:formula="of:=IF([.$A20]&lt;[.M$2];&quot;&quot;;IF([.$A20]=[.M$2];1;MIN([.$B$1]+1;[.L19]+[.M19])))" office:value-type="float" office:value="12376" calcext:value-type="float">
            <text:p>12376</text:p>
          </table:table-cell>
          <table:table-cell table:formula="of:=IF([.$A20]&lt;[.N$2];&quot;&quot;;IF([.$A20]=[.N$2];1;MIN([.$B$1]+1;[.M19]+[.N19])))" office:value-type="float" office:value="6188" calcext:value-type="float">
            <text:p>6188</text:p>
          </table:table-cell>
          <table:table-cell table:formula="of:=IF([.$A20]&lt;[.O$2];&quot;&quot;;IF([.$A20]=[.O$2];1;MIN([.$B$1]+1;[.N19]+[.O19])))" office:value-type="float" office:value="2380" calcext:value-type="float">
            <text:p>2380</text:p>
          </table:table-cell>
          <table:table-cell table:formula="of:=IF([.$A20]&lt;[.P$2];&quot;&quot;;IF([.$A20]=[.P$2];1;MIN([.$B$1]+1;[.O19]+[.P19])))" office:value-type="float" office:value="680" calcext:value-type="float">
            <text:p>680</text:p>
          </table:table-cell>
          <table:table-cell table:formula="of:=IF([.$A20]&lt;[.Q$2];&quot;&quot;;IF([.$A20]=[.Q$2];1;MIN([.$B$1]+1;[.P19]+[.Q19])))" office:value-type="float" office:value="136" calcext:value-type="float">
            <text:p>136</text:p>
          </table:table-cell>
          <table:table-cell table:formula="of:=IF([.$A20]&lt;[.R$2];&quot;&quot;;IF([.$A20]=[.R$2];1;MIN([.$B$1]+1;[.Q19]+[.R19])))" office:value-type="float" office:value="17" calcext:value-type="float">
            <text:p>17</text:p>
          </table:table-cell>
          <table:table-cell table:formula="of:=IF([.$A20]&lt;[.S$2];&quot;&quot;;IF([.$A20]=[.S$2];1;MIN([.$B$1]+1;[.R19]+[.S19])))" office:value-type="float" office:value="1" calcext:value-type="float">
            <text:p>1</text:p>
          </table:table-cell>
          <table:table-cell table:formula="of:=IF([.$A20]&lt;[.T$2];&quot;&quot;;IF([.$A20]=[.T$2];1;MIN([.$B$1]+1;[.S19]+[.T19])))">
            <text:p/>
          </table:table-cell>
          <table:table-cell table:formula="of:=IF([.$A20]&lt;[.U$2];&quot;&quot;;IF([.$A20]=[.U$2];1;MIN([.$B$1]+1;[.T19]+[.U19])))">
            <text:p/>
          </table:table-cell>
          <table:table-cell table:formula="of:=IF([.$A20]&lt;[.V$2];&quot;&quot;;IF([.$A20]=[.V$2];1;MIN([.$B$1]+1;[.U19]+[.V19])))">
            <text:p/>
          </table:table-cell>
          <table:table-cell table:formula="of:=IF([.$A20]&lt;[.W$2];&quot;&quot;;IF([.$A20]=[.W$2];1;MIN([.$B$1]+1;[.V19]+[.W19])))">
            <text:p/>
          </table:table-cell>
          <table:table-cell table:formula="of:=IF([.$A20]&lt;[.X$2];&quot;&quot;;IF([.$A20]=[.X$2];1;MIN([.$B$1]+1;[.W19]+[.X19])))">
            <text:p/>
          </table:table-cell>
          <table:table-cell table:formula="of:=IF([.$A20]&lt;[.Y$2];&quot;&quot;;IF([.$A20]=[.Y$2];1;MIN([.$B$1]+1;[.X19]+[.Y19])))">
            <text:p/>
          </table:table-cell>
          <table:table-cell table:formula="of:=IF([.$A20]&lt;[.Z$2];&quot;&quot;;IF([.$A20]=[.Z$2];1;MIN([.$B$1]+1;[.Y19]+[.Z19])))">
            <text:p/>
          </table:table-cell>
          <table:table-cell table:formula="of:=IF([.$A20]&lt;[.AA$2];&quot;&quot;;IF([.$A20]=[.AA$2];1;MIN([.$B$1]+1;[.Z19]+[.AA19])))">
            <text:p/>
          </table:table-cell>
          <table:table-cell table:formula="of:=IF([.$A20]&lt;[.AB$2];&quot;&quot;;IF([.$A20]=[.AB$2];1;MIN([.$B$1]+1;[.AA19]+[.AB19])))">
            <text:p/>
          </table:table-cell>
          <table:table-cell table:formula="of:=IF([.$A20]&lt;[.AC$2];&quot;&quot;;IF([.$A20]=[.AC$2];1;MIN([.$B$1]+1;[.AB19]+[.AC19])))">
            <text:p/>
          </table:table-cell>
          <table:table-cell table:formula="of:=IF([.$A20]&lt;[.AD$2];&quot;&quot;;IF([.$A20]=[.AD$2];1;MIN([.$B$1]+1;[.AC19]+[.AD19])))">
            <text:p/>
          </table:table-cell>
          <table:table-cell table:formula="of:=IF([.$A20]&lt;[.AE$2];&quot;&quot;;IF([.$A20]=[.AE$2];1;MIN([.$B$1]+1;[.AD19]+[.AE19])))">
            <text:p/>
          </table:table-cell>
          <table:table-cell table:formula="of:=IF([.$A20]&lt;[.AF$2];&quot;&quot;;IF([.$A20]=[.AF$2];1;MIN([.$B$1]+1;[.AE19]+[.AF19])))">
            <text:p/>
          </table:table-cell>
          <table:table-cell table:formula="of:=IF([.$A20]&lt;[.AG$2];&quot;&quot;;IF([.$A20]=[.AG$2];1;MIN([.$B$1]+1;[.AF19]+[.AG19])))">
            <text:p/>
          </table:table-cell>
          <table:table-cell table:formula="of:=IF([.$A20]&lt;[.AH$2];&quot;&quot;;IF([.$A20]=[.AH$2];1;MIN([.$B$1]+1;[.AG19]+[.AH19])))">
            <text:p/>
          </table:table-cell>
          <table:table-cell table:formula="of:=IF([.$A20]&lt;[.AI$2];&quot;&quot;;IF([.$A20]=[.AI$2];1;MIN([.$B$1]+1;[.AH19]+[.AI19])))">
            <text:p/>
          </table:table-cell>
          <table:table-cell table:formula="of:=IF([.$A20]&lt;[.AJ$2];&quot;&quot;;IF([.$A20]=[.AJ$2];1;MIN([.$B$1]+1;[.AI19]+[.AJ19])))">
            <text:p/>
          </table:table-cell>
          <table:table-cell table:formula="of:=IF([.$A20]&lt;[.AK$2];&quot;&quot;;IF([.$A20]=[.AK$2];1;MIN([.$B$1]+1;[.AJ19]+[.AK19])))">
            <text:p/>
          </table:table-cell>
          <table:table-cell table:formula="of:=IF([.$A20]&lt;[.AL$2];&quot;&quot;;IF([.$A20]=[.AL$2];1;MIN([.$B$1]+1;[.AK19]+[.AL19])))">
            <text:p/>
          </table:table-cell>
          <table:table-cell table:formula="of:=IF([.$A20]&lt;[.AM$2];&quot;&quot;;IF([.$A20]=[.AM$2];1;MIN([.$B$1]+1;[.AL19]+[.AM19])))">
            <text:p/>
          </table:table-cell>
          <table:table-cell table:formula="of:=IF([.$A20]&lt;[.AN$2];&quot;&quot;;IF([.$A20]=[.AN$2];1;MIN([.$B$1]+1;[.AM19]+[.AN19])))">
            <text:p/>
          </table:table-cell>
          <table:table-cell table:formula="of:=IF([.$A20]&lt;[.AO$2];&quot;&quot;;IF([.$A20]=[.AO$2];1;MIN([.$B$1]+1;[.AN19]+[.AO19])))">
            <text:p/>
          </table:table-cell>
          <table:table-cell table:formula="of:=IF([.$A20]&lt;[.AP$2];&quot;&quot;;IF([.$A20]=[.AP$2];1;MIN([.$B$1]+1;[.AO19]+[.AP19])))">
            <text:p/>
          </table:table-cell>
          <table:table-cell table:formula="of:=IF([.$A20]&lt;[.AQ$2];&quot;&quot;;IF([.$A20]=[.AQ$2];1;MIN([.$B$1]+1;[.AP19]+[.AQ19])))">
            <text:p/>
          </table:table-cell>
          <table:table-cell table:formula="of:=IF([.$A20]&lt;[.AR$2];&quot;&quot;;IF([.$A20]=[.AR$2];1;MIN([.$B$1]+1;[.AQ19]+[.AR19])))">
            <text:p/>
          </table:table-cell>
          <table:table-cell table:formula="of:=IF([.$A20]&lt;[.AS$2];&quot;&quot;;IF([.$A20]=[.AS$2];1;MIN([.$B$1]+1;[.AR19]+[.AS19])))">
            <text:p/>
          </table:table-cell>
          <table:table-cell table:formula="of:=IF([.$A20]&lt;[.AT$2];&quot;&quot;;IF([.$A20]=[.AT$2];1;MIN([.$B$1]+1;[.AS19]+[.AT19])))">
            <text:p/>
          </table:table-cell>
          <table:table-cell table:formula="of:=IF([.$A20]&lt;[.AU$2];&quot;&quot;;IF([.$A20]=[.AU$2];1;MIN([.$B$1]+1;[.AT19]+[.AU19])))">
            <text:p/>
          </table:table-cell>
          <table:table-cell table:formula="of:=IF([.$A20]&lt;[.AV$2];&quot;&quot;;IF([.$A20]=[.AV$2];1;MIN([.$B$1]+1;[.AU19]+[.AV19])))">
            <text:p/>
          </table:table-cell>
          <table:table-cell table:formula="of:=IF([.$A20]&lt;[.AW$2];&quot;&quot;;IF([.$A20]=[.AW$2];1;MIN([.$B$1]+1;[.AV19]+[.AW19])))">
            <text:p/>
          </table:table-cell>
          <table:table-cell table:formula="of:=IF([.$A20]&lt;[.AX$2];&quot;&quot;;IF([.$A20]=[.AX$2];1;MIN([.$B$1]+1;[.AW19]+[.AX19])))">
            <text:p/>
          </table:table-cell>
          <table:table-cell table:formula="of:=IF([.$A20]&lt;[.AY$2];&quot;&quot;;IF([.$A20]=[.AY$2];1;MIN([.$B$1]+1;[.AX19]+[.AY19])))">
            <text:p/>
          </table:table-cell>
          <table:table-cell table:formula="of:=IF([.$A20]&lt;[.AZ$2];&quot;&quot;;IF([.$A20]=[.AZ$2];1;MIN([.$B$1]+1;[.AY19]+[.AZ19])))">
            <text:p/>
          </table:table-cell>
          <table:table-cell table:formula="of:=IF([.$A20]&lt;[.BA$2];&quot;&quot;;IF([.$A20]=[.BA$2];1;MIN([.$B$1]+1;[.AZ19]+[.BA19])))">
            <text:p/>
          </table:table-cell>
          <table:table-cell table:formula="of:=IF([.$A20]&lt;[.BB$2];&quot;&quot;;IF([.$A20]=[.BB$2];1;MIN([.$B$1]+1;[.BA19]+[.BB19])))">
            <text:p/>
          </table:table-cell>
          <table:table-cell table:formula="of:=IF([.$A20]&lt;[.BC$2];&quot;&quot;;IF([.$A20]=[.BC$2];1;MIN([.$B$1]+1;[.BB19]+[.BC19])))">
            <text:p/>
          </table:table-cell>
          <table:table-cell table:formula="of:=IF([.$A20]&lt;[.BD$2];&quot;&quot;;IF([.$A20]=[.BD$2];1;MIN([.$B$1]+1;[.BC19]+[.BD19])))">
            <text:p/>
          </table:table-cell>
          <table:table-cell table:formula="of:=IF([.$A20]&lt;[.BE$2];&quot;&quot;;IF([.$A20]=[.BE$2];1;MIN([.$B$1]+1;[.BD19]+[.BE19])))">
            <text:p/>
          </table:table-cell>
          <table:table-cell table:formula="of:=IF([.$A20]&lt;[.BF$2];&quot;&quot;;IF([.$A20]=[.BF$2];1;MIN([.$B$1]+1;[.BE19]+[.BF19])))">
            <text:p/>
          </table:table-cell>
          <table:table-cell table:formula="of:=IF([.$A20]&lt;[.BG$2];&quot;&quot;;IF([.$A20]=[.BG$2];1;MIN([.$B$1]+1;[.BF19]+[.BG19])))">
            <text:p/>
          </table:table-cell>
          <table:table-cell table:formula="of:=IF([.$A20]&lt;[.BH$2];&quot;&quot;;IF([.$A20]=[.BH$2];1;MIN([.$B$1]+1;[.BG19]+[.BH19])))">
            <text:p/>
          </table:table-cell>
          <table:table-cell table:formula="of:=IF([.$A20]&lt;[.BI$2];&quot;&quot;;IF([.$A20]=[.BI$2];1;MIN([.$B$1]+1;[.BH19]+[.BI19])))">
            <text:p/>
          </table:table-cell>
          <table:table-cell table:formula="of:=IF([.$A20]&lt;[.BJ$2];&quot;&quot;;IF([.$A20]=[.BJ$2];1;MIN([.$B$1]+1;[.BI19]+[.BJ19])))">
            <text:p/>
          </table:table-cell>
          <table:table-cell table:formula="of:=IF([.$A20]&lt;[.BK$2];&quot;&quot;;IF([.$A20]=[.BK$2];1;MIN([.$B$1]+1;[.BJ19]+[.BK19])))">
            <text:p/>
          </table:table-cell>
          <table:table-cell table:formula="of:=IF([.$A20]&lt;[.BL$2];&quot;&quot;;IF([.$A20]=[.BL$2];1;MIN([.$B$1]+1;[.BK19]+[.BL19])))">
            <text:p/>
          </table:table-cell>
          <table:table-cell table:formula="of:=IF([.$A20]&lt;[.BM$2];&quot;&quot;;IF([.$A20]=[.BM$2];1;MIN([.$B$1]+1;[.BL19]+[.BM19])))">
            <text:p/>
          </table:table-cell>
          <table:table-cell table:formula="of:=IF([.$A20]&lt;[.BN$2];&quot;&quot;;IF([.$A20]=[.BN$2];1;MIN([.$B$1]+1;[.BM19]+[.BN19])))">
            <text:p/>
          </table:table-cell>
          <table:table-cell table:formula="of:=IF([.$A20]&lt;[.BO$2];&quot;&quot;;IF([.$A20]=[.BO$2];1;MIN([.$B$1]+1;[.BN19]+[.BO19])))">
            <text:p/>
          </table:table-cell>
          <table:table-cell table:formula="of:=IF([.$A20]&lt;[.BP$2];&quot;&quot;;IF([.$A20]=[.BP$2];1;MIN([.$B$1]+1;[.BO19]+[.BP19])))">
            <text:p/>
          </table:table-cell>
          <table:table-cell table:formula="of:=IF([.$A20]&lt;[.BQ$2];&quot;&quot;;IF([.$A20]=[.BQ$2];1;MIN([.$B$1]+1;[.BP19]+[.BQ19])))">
            <text:p/>
          </table:table-cell>
          <table:table-cell table:formula="of:=IF([.$A20]&lt;[.BR$2];&quot;&quot;;IF([.$A20]=[.BR$2];1;MIN([.$B$1]+1;[.BQ19]+[.BR19])))">
            <text:p/>
          </table:table-cell>
          <table:table-cell table:formula="of:=IF([.$A20]&lt;[.BS$2];&quot;&quot;;IF([.$A20]=[.BS$2];1;MIN([.$B$1]+1;[.BR19]+[.BS19])))">
            <text:p/>
          </table:table-cell>
          <table:table-cell table:formula="of:=IF([.$A20]&lt;[.BT$2];&quot;&quot;;IF([.$A20]=[.BT$2];1;MIN([.$B$1]+1;[.BS19]+[.BT19])))">
            <text:p/>
          </table:table-cell>
          <table:table-cell table:formula="of:=IF([.$A20]&lt;[.BU$2];&quot;&quot;;IF([.$A20]=[.BU$2];1;MIN([.$B$1]+1;[.BT19]+[.BU19])))">
            <text:p/>
          </table:table-cell>
          <table:table-cell table:formula="of:=IF([.$A20]&lt;[.BV$2];&quot;&quot;;IF([.$A20]=[.BV$2];1;MIN([.$B$1]+1;[.BU19]+[.BV19])))">
            <text:p/>
          </table:table-cell>
          <table:table-cell table:formula="of:=IF([.$A20]&lt;[.BW$2];&quot;&quot;;IF([.$A20]=[.BW$2];1;MIN([.$B$1]+1;[.BV19]+[.BW19])))">
            <text:p/>
          </table:table-cell>
          <table:table-cell table:formula="of:=IF([.$A20]&lt;[.BX$2];&quot;&quot;;IF([.$A20]=[.BX$2];1;MIN([.$B$1]+1;[.BW19]+[.BX19])))">
            <text:p/>
          </table:table-cell>
          <table:table-cell table:formula="of:=IF([.$A20]&lt;[.BY$2];&quot;&quot;;IF([.$A20]=[.BY$2];1;MIN([.$B$1]+1;[.BX19]+[.BY19])))">
            <text:p/>
          </table:table-cell>
          <table:table-cell table:formula="of:=IF([.$A20]&lt;[.BZ$2];&quot;&quot;;IF([.$A20]=[.BZ$2];1;MIN([.$B$1]+1;[.BY19]+[.BZ19])))">
            <text:p/>
          </table:table-cell>
          <table:table-cell table:formula="of:=IF([.$A20]&lt;[.CA$2];&quot;&quot;;IF([.$A20]=[.CA$2];1;MIN([.$B$1]+1;[.BZ19]+[.CA19])))">
            <text:p/>
          </table:table-cell>
          <table:table-cell table:formula="of:=IF([.$A20]&lt;[.CB$2];&quot;&quot;;IF([.$A20]=[.CB$2];1;MIN([.$B$1]+1;[.CA19]+[.CB19])))">
            <text:p/>
          </table:table-cell>
          <table:table-cell table:formula="of:=IF([.$A20]&lt;[.CC$2];&quot;&quot;;IF([.$A20]=[.CC$2];1;MIN([.$B$1]+1;[.CB19]+[.CC19])))">
            <text:p/>
          </table:table-cell>
          <table:table-cell table:formula="of:=IF([.$A20]&lt;[.CD$2];&quot;&quot;;IF([.$A20]=[.CD$2];1;MIN([.$B$1]+1;[.CC19]+[.CD19])))">
            <text:p/>
          </table:table-cell>
          <table:table-cell table:formula="of:=IF([.$A20]&lt;[.CE$2];&quot;&quot;;IF([.$A20]=[.CE$2];1;MIN([.$B$1]+1;[.CD19]+[.CE19])))">
            <text:p/>
          </table:table-cell>
          <table:table-cell table:formula="of:=IF([.$A20]&lt;[.CF$2];&quot;&quot;;IF([.$A20]=[.CF$2];1;MIN([.$B$1]+1;[.CE19]+[.CF19])))">
            <text:p/>
          </table:table-cell>
          <table:table-cell table:formula="of:=IF([.$A20]&lt;[.CG$2];&quot;&quot;;IF([.$A20]=[.CG$2];1;MIN([.$B$1]+1;[.CF19]+[.CG19])))">
            <text:p/>
          </table:table-cell>
          <table:table-cell table:formula="of:=IF([.$A20]&lt;[.CH$2];&quot;&quot;;IF([.$A20]=[.CH$2];1;MIN([.$B$1]+1;[.CG19]+[.CH19])))">
            <text:p/>
          </table:table-cell>
          <table:table-cell table:formula="of:=IF([.$A20]&lt;[.CI$2];&quot;&quot;;IF([.$A20]=[.CI$2];1;MIN([.$B$1]+1;[.CH19]+[.CI19])))">
            <text:p/>
          </table:table-cell>
          <table:table-cell table:formula="of:=IF([.$A20]&lt;[.CJ$2];&quot;&quot;;IF([.$A20]=[.CJ$2];1;MIN([.$B$1]+1;[.CI19]+[.CJ19])))">
            <text:p/>
          </table:table-cell>
          <table:table-cell table:formula="of:=IF([.$A20]&lt;[.CK$2];&quot;&quot;;IF([.$A20]=[.CK$2];1;MIN([.$B$1]+1;[.CJ19]+[.CK19])))">
            <text:p/>
          </table:table-cell>
          <table:table-cell table:formula="of:=IF([.$A20]&lt;[.CL$2];&quot;&quot;;IF([.$A20]=[.CL$2];1;MIN([.$B$1]+1;[.CK19]+[.CL19])))">
            <text:p/>
          </table:table-cell>
          <table:table-cell table:formula="of:=IF([.$A20]&lt;[.CM$2];&quot;&quot;;IF([.$A20]=[.CM$2];1;MIN([.$B$1]+1;[.CL19]+[.CM19])))">
            <text:p/>
          </table:table-cell>
          <table:table-cell table:formula="of:=IF([.$A20]&lt;[.CN$2];&quot;&quot;;IF([.$A20]=[.CN$2];1;MIN([.$B$1]+1;[.CM19]+[.CN19])))">
            <text:p/>
          </table:table-cell>
          <table:table-cell table:formula="of:=IF([.$A20]&lt;[.CO$2];&quot;&quot;;IF([.$A20]=[.CO$2];1;MIN([.$B$1]+1;[.CN19]+[.CO19])))">
            <text:p/>
          </table:table-cell>
          <table:table-cell table:formula="of:=IF([.$A20]&lt;[.CP$2];&quot;&quot;;IF([.$A20]=[.CP$2];1;MIN([.$B$1]+1;[.CO19]+[.CP19])))">
            <text:p/>
          </table:table-cell>
          <table:table-cell table:formula="of:=IF([.$A20]&lt;[.CQ$2];&quot;&quot;;IF([.$A20]=[.CQ$2];1;MIN([.$B$1]+1;[.CP19]+[.CQ19])))">
            <text:p/>
          </table:table-cell>
          <table:table-cell table:formula="of:=IF([.$A20]&lt;[.CR$2];&quot;&quot;;IF([.$A20]=[.CR$2];1;MIN([.$B$1]+1;[.CQ19]+[.CR19])))">
            <text:p/>
          </table:table-cell>
          <table:table-cell table:formula="of:=IF([.$A20]&lt;[.CS$2];&quot;&quot;;IF([.$A20]=[.CS$2];1;MIN([.$B$1]+1;[.CR19]+[.CS19])))">
            <text:p/>
          </table:table-cell>
          <table:table-cell table:formula="of:=IF([.$A20]&lt;[.CT$2];&quot;&quot;;IF([.$A20]=[.CT$2];1;MIN([.$B$1]+1;[.CS19]+[.CT19])))">
            <text:p/>
          </table:table-cell>
          <table:table-cell table:formula="of:=IF([.$A20]&lt;[.CU$2];&quot;&quot;;IF([.$A20]=[.CU$2];1;MIN([.$B$1]+1;[.CT19]+[.CU19])))">
            <text:p/>
          </table:table-cell>
          <table:table-cell table:formula="of:=IF([.$A20]&lt;[.CV$2];&quot;&quot;;IF([.$A20]=[.CV$2];1;MIN([.$B$1]+1;[.CU19]+[.CV19])))">
            <text:p/>
          </table:table-cell>
          <table:table-cell table:formula="of:=IF([.$A20]&lt;[.CW$2];&quot;&quot;;IF([.$A20]=[.CW$2];1;MIN([.$B$1]+1;[.CV19]+[.CW19])))">
            <text:p/>
          </table:table-cell>
          <table:table-cell table:formula="of:=IF([.$A20]&lt;[.CX$2];&quot;&quot;;IF([.$A20]=[.CX$2];1;MIN([.$B$1]+1;[.CW19]+[.CX19])))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IF([.$A21]&lt;[.C$2];&quot;&quot;;IF([.$A21]=[.C$2];1;MIN([.$B$1]+1;[.B20]+[.C20])))" office:value-type="float" office:value="18" calcext:value-type="float">
            <text:p>18</text:p>
          </table:table-cell>
          <table:table-cell table:formula="of:=IF([.$A21]&lt;[.D$2];&quot;&quot;;IF([.$A21]=[.D$2];1;MIN([.$B$1]+1;[.C20]+[.D20])))" office:value-type="float" office:value="153" calcext:value-type="float">
            <text:p>153</text:p>
          </table:table-cell>
          <table:table-cell table:formula="of:=IF([.$A21]&lt;[.E$2];&quot;&quot;;IF([.$A21]=[.E$2];1;MIN([.$B$1]+1;[.D20]+[.E20])))" office:value-type="float" office:value="816" calcext:value-type="float">
            <text:p>816</text:p>
          </table:table-cell>
          <table:table-cell table:formula="of:=IF([.$A21]&lt;[.F$2];&quot;&quot;;IF([.$A21]=[.F$2];1;MIN([.$B$1]+1;[.E20]+[.F20])))" office:value-type="float" office:value="3060" calcext:value-type="float">
            <text:p>3060</text:p>
          </table:table-cell>
          <table:table-cell table:formula="of:=IF([.$A21]&lt;[.G$2];&quot;&quot;;IF([.$A21]=[.G$2];1;MIN([.$B$1]+1;[.F20]+[.G20])))" office:value-type="float" office:value="8568" calcext:value-type="float">
            <text:p>8568</text:p>
          </table:table-cell>
          <table:table-cell table:formula="of:=IF([.$A21]&lt;[.H$2];&quot;&quot;;IF([.$A21]=[.H$2];1;MIN([.$B$1]+1;[.G20]+[.H20])))" office:value-type="float" office:value="18564" calcext:value-type="float">
            <text:p>18564</text:p>
          </table:table-cell>
          <table:table-cell table:formula="of:=IF([.$A21]&lt;[.I$2];&quot;&quot;;IF([.$A21]=[.I$2];1;MIN([.$B$1]+1;[.H20]+[.I20])))" office:value-type="float" office:value="31824" calcext:value-type="float">
            <text:p>31824</text:p>
          </table:table-cell>
          <table:table-cell table:formula="of:=IF([.$A21]&lt;[.J$2];&quot;&quot;;IF([.$A21]=[.J$2];1;MIN([.$B$1]+1;[.I20]+[.J20])))" office:value-type="float" office:value="43758" calcext:value-type="float">
            <text:p>43758</text:p>
          </table:table-cell>
          <table:table-cell table:formula="of:=IF([.$A21]&lt;[.K$2];&quot;&quot;;IF([.$A21]=[.K$2];1;MIN([.$B$1]+1;[.J20]+[.K20])))" office:value-type="float" office:value="48620" calcext:value-type="float">
            <text:p>48620</text:p>
          </table:table-cell>
          <table:table-cell table:formula="of:=IF([.$A21]&lt;[.L$2];&quot;&quot;;IF([.$A21]=[.L$2];1;MIN([.$B$1]+1;[.K20]+[.L20])))" office:value-type="float" office:value="43758" calcext:value-type="float">
            <text:p>43758</text:p>
          </table:table-cell>
          <table:table-cell table:formula="of:=IF([.$A21]&lt;[.M$2];&quot;&quot;;IF([.$A21]=[.M$2];1;MIN([.$B$1]+1;[.L20]+[.M20])))" office:value-type="float" office:value="31824" calcext:value-type="float">
            <text:p>31824</text:p>
          </table:table-cell>
          <table:table-cell table:formula="of:=IF([.$A21]&lt;[.N$2];&quot;&quot;;IF([.$A21]=[.N$2];1;MIN([.$B$1]+1;[.M20]+[.N20])))" office:value-type="float" office:value="18564" calcext:value-type="float">
            <text:p>18564</text:p>
          </table:table-cell>
          <table:table-cell table:formula="of:=IF([.$A21]&lt;[.O$2];&quot;&quot;;IF([.$A21]=[.O$2];1;MIN([.$B$1]+1;[.N20]+[.O20])))" office:value-type="float" office:value="8568" calcext:value-type="float">
            <text:p>8568</text:p>
          </table:table-cell>
          <table:table-cell table:formula="of:=IF([.$A21]&lt;[.P$2];&quot;&quot;;IF([.$A21]=[.P$2];1;MIN([.$B$1]+1;[.O20]+[.P20])))" office:value-type="float" office:value="3060" calcext:value-type="float">
            <text:p>3060</text:p>
          </table:table-cell>
          <table:table-cell table:formula="of:=IF([.$A21]&lt;[.Q$2];&quot;&quot;;IF([.$A21]=[.Q$2];1;MIN([.$B$1]+1;[.P20]+[.Q20])))" office:value-type="float" office:value="816" calcext:value-type="float">
            <text:p>816</text:p>
          </table:table-cell>
          <table:table-cell table:formula="of:=IF([.$A21]&lt;[.R$2];&quot;&quot;;IF([.$A21]=[.R$2];1;MIN([.$B$1]+1;[.Q20]+[.R20])))" office:value-type="float" office:value="153" calcext:value-type="float">
            <text:p>153</text:p>
          </table:table-cell>
          <table:table-cell table:formula="of:=IF([.$A21]&lt;[.S$2];&quot;&quot;;IF([.$A21]=[.S$2];1;MIN([.$B$1]+1;[.R20]+[.S20])))" office:value-type="float" office:value="18" calcext:value-type="float">
            <text:p>18</text:p>
          </table:table-cell>
          <table:table-cell table:formula="of:=IF([.$A21]&lt;[.T$2];&quot;&quot;;IF([.$A21]=[.T$2];1;MIN([.$B$1]+1;[.S20]+[.T20])))" office:value-type="float" office:value="1" calcext:value-type="float">
            <text:p>1</text:p>
          </table:table-cell>
          <table:table-cell table:formula="of:=IF([.$A21]&lt;[.U$2];&quot;&quot;;IF([.$A21]=[.U$2];1;MIN([.$B$1]+1;[.T20]+[.U20])))">
            <text:p/>
          </table:table-cell>
          <table:table-cell table:formula="of:=IF([.$A21]&lt;[.V$2];&quot;&quot;;IF([.$A21]=[.V$2];1;MIN([.$B$1]+1;[.U20]+[.V20])))">
            <text:p/>
          </table:table-cell>
          <table:table-cell table:formula="of:=IF([.$A21]&lt;[.W$2];&quot;&quot;;IF([.$A21]=[.W$2];1;MIN([.$B$1]+1;[.V20]+[.W20])))">
            <text:p/>
          </table:table-cell>
          <table:table-cell table:formula="of:=IF([.$A21]&lt;[.X$2];&quot;&quot;;IF([.$A21]=[.X$2];1;MIN([.$B$1]+1;[.W20]+[.X20])))">
            <text:p/>
          </table:table-cell>
          <table:table-cell table:formula="of:=IF([.$A21]&lt;[.Y$2];&quot;&quot;;IF([.$A21]=[.Y$2];1;MIN([.$B$1]+1;[.X20]+[.Y20])))">
            <text:p/>
          </table:table-cell>
          <table:table-cell table:formula="of:=IF([.$A21]&lt;[.Z$2];&quot;&quot;;IF([.$A21]=[.Z$2];1;MIN([.$B$1]+1;[.Y20]+[.Z20])))">
            <text:p/>
          </table:table-cell>
          <table:table-cell table:formula="of:=IF([.$A21]&lt;[.AA$2];&quot;&quot;;IF([.$A21]=[.AA$2];1;MIN([.$B$1]+1;[.Z20]+[.AA20])))">
            <text:p/>
          </table:table-cell>
          <table:table-cell table:formula="of:=IF([.$A21]&lt;[.AB$2];&quot;&quot;;IF([.$A21]=[.AB$2];1;MIN([.$B$1]+1;[.AA20]+[.AB20])))">
            <text:p/>
          </table:table-cell>
          <table:table-cell table:formula="of:=IF([.$A21]&lt;[.AC$2];&quot;&quot;;IF([.$A21]=[.AC$2];1;MIN([.$B$1]+1;[.AB20]+[.AC20])))">
            <text:p/>
          </table:table-cell>
          <table:table-cell table:formula="of:=IF([.$A21]&lt;[.AD$2];&quot;&quot;;IF([.$A21]=[.AD$2];1;MIN([.$B$1]+1;[.AC20]+[.AD20])))">
            <text:p/>
          </table:table-cell>
          <table:table-cell table:formula="of:=IF([.$A21]&lt;[.AE$2];&quot;&quot;;IF([.$A21]=[.AE$2];1;MIN([.$B$1]+1;[.AD20]+[.AE20])))">
            <text:p/>
          </table:table-cell>
          <table:table-cell table:formula="of:=IF([.$A21]&lt;[.AF$2];&quot;&quot;;IF([.$A21]=[.AF$2];1;MIN([.$B$1]+1;[.AE20]+[.AF20])))">
            <text:p/>
          </table:table-cell>
          <table:table-cell table:formula="of:=IF([.$A21]&lt;[.AG$2];&quot;&quot;;IF([.$A21]=[.AG$2];1;MIN([.$B$1]+1;[.AF20]+[.AG20])))">
            <text:p/>
          </table:table-cell>
          <table:table-cell table:formula="of:=IF([.$A21]&lt;[.AH$2];&quot;&quot;;IF([.$A21]=[.AH$2];1;MIN([.$B$1]+1;[.AG20]+[.AH20])))">
            <text:p/>
          </table:table-cell>
          <table:table-cell table:formula="of:=IF([.$A21]&lt;[.AI$2];&quot;&quot;;IF([.$A21]=[.AI$2];1;MIN([.$B$1]+1;[.AH20]+[.AI20])))">
            <text:p/>
          </table:table-cell>
          <table:table-cell table:formula="of:=IF([.$A21]&lt;[.AJ$2];&quot;&quot;;IF([.$A21]=[.AJ$2];1;MIN([.$B$1]+1;[.AI20]+[.AJ20])))">
            <text:p/>
          </table:table-cell>
          <table:table-cell table:formula="of:=IF([.$A21]&lt;[.AK$2];&quot;&quot;;IF([.$A21]=[.AK$2];1;MIN([.$B$1]+1;[.AJ20]+[.AK20])))">
            <text:p/>
          </table:table-cell>
          <table:table-cell table:formula="of:=IF([.$A21]&lt;[.AL$2];&quot;&quot;;IF([.$A21]=[.AL$2];1;MIN([.$B$1]+1;[.AK20]+[.AL20])))">
            <text:p/>
          </table:table-cell>
          <table:table-cell table:formula="of:=IF([.$A21]&lt;[.AM$2];&quot;&quot;;IF([.$A21]=[.AM$2];1;MIN([.$B$1]+1;[.AL20]+[.AM20])))">
            <text:p/>
          </table:table-cell>
          <table:table-cell table:formula="of:=IF([.$A21]&lt;[.AN$2];&quot;&quot;;IF([.$A21]=[.AN$2];1;MIN([.$B$1]+1;[.AM20]+[.AN20])))">
            <text:p/>
          </table:table-cell>
          <table:table-cell table:formula="of:=IF([.$A21]&lt;[.AO$2];&quot;&quot;;IF([.$A21]=[.AO$2];1;MIN([.$B$1]+1;[.AN20]+[.AO20])))">
            <text:p/>
          </table:table-cell>
          <table:table-cell table:formula="of:=IF([.$A21]&lt;[.AP$2];&quot;&quot;;IF([.$A21]=[.AP$2];1;MIN([.$B$1]+1;[.AO20]+[.AP20])))">
            <text:p/>
          </table:table-cell>
          <table:table-cell table:formula="of:=IF([.$A21]&lt;[.AQ$2];&quot;&quot;;IF([.$A21]=[.AQ$2];1;MIN([.$B$1]+1;[.AP20]+[.AQ20])))">
            <text:p/>
          </table:table-cell>
          <table:table-cell table:formula="of:=IF([.$A21]&lt;[.AR$2];&quot;&quot;;IF([.$A21]=[.AR$2];1;MIN([.$B$1]+1;[.AQ20]+[.AR20])))">
            <text:p/>
          </table:table-cell>
          <table:table-cell table:formula="of:=IF([.$A21]&lt;[.AS$2];&quot;&quot;;IF([.$A21]=[.AS$2];1;MIN([.$B$1]+1;[.AR20]+[.AS20])))">
            <text:p/>
          </table:table-cell>
          <table:table-cell table:formula="of:=IF([.$A21]&lt;[.AT$2];&quot;&quot;;IF([.$A21]=[.AT$2];1;MIN([.$B$1]+1;[.AS20]+[.AT20])))">
            <text:p/>
          </table:table-cell>
          <table:table-cell table:formula="of:=IF([.$A21]&lt;[.AU$2];&quot;&quot;;IF([.$A21]=[.AU$2];1;MIN([.$B$1]+1;[.AT20]+[.AU20])))">
            <text:p/>
          </table:table-cell>
          <table:table-cell table:formula="of:=IF([.$A21]&lt;[.AV$2];&quot;&quot;;IF([.$A21]=[.AV$2];1;MIN([.$B$1]+1;[.AU20]+[.AV20])))">
            <text:p/>
          </table:table-cell>
          <table:table-cell table:formula="of:=IF([.$A21]&lt;[.AW$2];&quot;&quot;;IF([.$A21]=[.AW$2];1;MIN([.$B$1]+1;[.AV20]+[.AW20])))">
            <text:p/>
          </table:table-cell>
          <table:table-cell table:formula="of:=IF([.$A21]&lt;[.AX$2];&quot;&quot;;IF([.$A21]=[.AX$2];1;MIN([.$B$1]+1;[.AW20]+[.AX20])))">
            <text:p/>
          </table:table-cell>
          <table:table-cell table:formula="of:=IF([.$A21]&lt;[.AY$2];&quot;&quot;;IF([.$A21]=[.AY$2];1;MIN([.$B$1]+1;[.AX20]+[.AY20])))">
            <text:p/>
          </table:table-cell>
          <table:table-cell table:formula="of:=IF([.$A21]&lt;[.AZ$2];&quot;&quot;;IF([.$A21]=[.AZ$2];1;MIN([.$B$1]+1;[.AY20]+[.AZ20])))">
            <text:p/>
          </table:table-cell>
          <table:table-cell table:formula="of:=IF([.$A21]&lt;[.BA$2];&quot;&quot;;IF([.$A21]=[.BA$2];1;MIN([.$B$1]+1;[.AZ20]+[.BA20])))">
            <text:p/>
          </table:table-cell>
          <table:table-cell table:formula="of:=IF([.$A21]&lt;[.BB$2];&quot;&quot;;IF([.$A21]=[.BB$2];1;MIN([.$B$1]+1;[.BA20]+[.BB20])))">
            <text:p/>
          </table:table-cell>
          <table:table-cell table:formula="of:=IF([.$A21]&lt;[.BC$2];&quot;&quot;;IF([.$A21]=[.BC$2];1;MIN([.$B$1]+1;[.BB20]+[.BC20])))">
            <text:p/>
          </table:table-cell>
          <table:table-cell table:formula="of:=IF([.$A21]&lt;[.BD$2];&quot;&quot;;IF([.$A21]=[.BD$2];1;MIN([.$B$1]+1;[.BC20]+[.BD20])))">
            <text:p/>
          </table:table-cell>
          <table:table-cell table:formula="of:=IF([.$A21]&lt;[.BE$2];&quot;&quot;;IF([.$A21]=[.BE$2];1;MIN([.$B$1]+1;[.BD20]+[.BE20])))">
            <text:p/>
          </table:table-cell>
          <table:table-cell table:formula="of:=IF([.$A21]&lt;[.BF$2];&quot;&quot;;IF([.$A21]=[.BF$2];1;MIN([.$B$1]+1;[.BE20]+[.BF20])))">
            <text:p/>
          </table:table-cell>
          <table:table-cell table:formula="of:=IF([.$A21]&lt;[.BG$2];&quot;&quot;;IF([.$A21]=[.BG$2];1;MIN([.$B$1]+1;[.BF20]+[.BG20])))">
            <text:p/>
          </table:table-cell>
          <table:table-cell table:formula="of:=IF([.$A21]&lt;[.BH$2];&quot;&quot;;IF([.$A21]=[.BH$2];1;MIN([.$B$1]+1;[.BG20]+[.BH20])))">
            <text:p/>
          </table:table-cell>
          <table:table-cell table:formula="of:=IF([.$A21]&lt;[.BI$2];&quot;&quot;;IF([.$A21]=[.BI$2];1;MIN([.$B$1]+1;[.BH20]+[.BI20])))">
            <text:p/>
          </table:table-cell>
          <table:table-cell table:formula="of:=IF([.$A21]&lt;[.BJ$2];&quot;&quot;;IF([.$A21]=[.BJ$2];1;MIN([.$B$1]+1;[.BI20]+[.BJ20])))">
            <text:p/>
          </table:table-cell>
          <table:table-cell table:formula="of:=IF([.$A21]&lt;[.BK$2];&quot;&quot;;IF([.$A21]=[.BK$2];1;MIN([.$B$1]+1;[.BJ20]+[.BK20])))">
            <text:p/>
          </table:table-cell>
          <table:table-cell table:formula="of:=IF([.$A21]&lt;[.BL$2];&quot;&quot;;IF([.$A21]=[.BL$2];1;MIN([.$B$1]+1;[.BK20]+[.BL20])))">
            <text:p/>
          </table:table-cell>
          <table:table-cell table:formula="of:=IF([.$A21]&lt;[.BM$2];&quot;&quot;;IF([.$A21]=[.BM$2];1;MIN([.$B$1]+1;[.BL20]+[.BM20])))">
            <text:p/>
          </table:table-cell>
          <table:table-cell table:formula="of:=IF([.$A21]&lt;[.BN$2];&quot;&quot;;IF([.$A21]=[.BN$2];1;MIN([.$B$1]+1;[.BM20]+[.BN20])))">
            <text:p/>
          </table:table-cell>
          <table:table-cell table:formula="of:=IF([.$A21]&lt;[.BO$2];&quot;&quot;;IF([.$A21]=[.BO$2];1;MIN([.$B$1]+1;[.BN20]+[.BO20])))">
            <text:p/>
          </table:table-cell>
          <table:table-cell table:formula="of:=IF([.$A21]&lt;[.BP$2];&quot;&quot;;IF([.$A21]=[.BP$2];1;MIN([.$B$1]+1;[.BO20]+[.BP20])))">
            <text:p/>
          </table:table-cell>
          <table:table-cell table:formula="of:=IF([.$A21]&lt;[.BQ$2];&quot;&quot;;IF([.$A21]=[.BQ$2];1;MIN([.$B$1]+1;[.BP20]+[.BQ20])))">
            <text:p/>
          </table:table-cell>
          <table:table-cell table:formula="of:=IF([.$A21]&lt;[.BR$2];&quot;&quot;;IF([.$A21]=[.BR$2];1;MIN([.$B$1]+1;[.BQ20]+[.BR20])))">
            <text:p/>
          </table:table-cell>
          <table:table-cell table:formula="of:=IF([.$A21]&lt;[.BS$2];&quot;&quot;;IF([.$A21]=[.BS$2];1;MIN([.$B$1]+1;[.BR20]+[.BS20])))">
            <text:p/>
          </table:table-cell>
          <table:table-cell table:formula="of:=IF([.$A21]&lt;[.BT$2];&quot;&quot;;IF([.$A21]=[.BT$2];1;MIN([.$B$1]+1;[.BS20]+[.BT20])))">
            <text:p/>
          </table:table-cell>
          <table:table-cell table:formula="of:=IF([.$A21]&lt;[.BU$2];&quot;&quot;;IF([.$A21]=[.BU$2];1;MIN([.$B$1]+1;[.BT20]+[.BU20])))">
            <text:p/>
          </table:table-cell>
          <table:table-cell table:formula="of:=IF([.$A21]&lt;[.BV$2];&quot;&quot;;IF([.$A21]=[.BV$2];1;MIN([.$B$1]+1;[.BU20]+[.BV20])))">
            <text:p/>
          </table:table-cell>
          <table:table-cell table:formula="of:=IF([.$A21]&lt;[.BW$2];&quot;&quot;;IF([.$A21]=[.BW$2];1;MIN([.$B$1]+1;[.BV20]+[.BW20])))">
            <text:p/>
          </table:table-cell>
          <table:table-cell table:formula="of:=IF([.$A21]&lt;[.BX$2];&quot;&quot;;IF([.$A21]=[.BX$2];1;MIN([.$B$1]+1;[.BW20]+[.BX20])))">
            <text:p/>
          </table:table-cell>
          <table:table-cell table:formula="of:=IF([.$A21]&lt;[.BY$2];&quot;&quot;;IF([.$A21]=[.BY$2];1;MIN([.$B$1]+1;[.BX20]+[.BY20])))">
            <text:p/>
          </table:table-cell>
          <table:table-cell table:formula="of:=IF([.$A21]&lt;[.BZ$2];&quot;&quot;;IF([.$A21]=[.BZ$2];1;MIN([.$B$1]+1;[.BY20]+[.BZ20])))">
            <text:p/>
          </table:table-cell>
          <table:table-cell table:formula="of:=IF([.$A21]&lt;[.CA$2];&quot;&quot;;IF([.$A21]=[.CA$2];1;MIN([.$B$1]+1;[.BZ20]+[.CA20])))">
            <text:p/>
          </table:table-cell>
          <table:table-cell table:formula="of:=IF([.$A21]&lt;[.CB$2];&quot;&quot;;IF([.$A21]=[.CB$2];1;MIN([.$B$1]+1;[.CA20]+[.CB20])))">
            <text:p/>
          </table:table-cell>
          <table:table-cell table:formula="of:=IF([.$A21]&lt;[.CC$2];&quot;&quot;;IF([.$A21]=[.CC$2];1;MIN([.$B$1]+1;[.CB20]+[.CC20])))">
            <text:p/>
          </table:table-cell>
          <table:table-cell table:formula="of:=IF([.$A21]&lt;[.CD$2];&quot;&quot;;IF([.$A21]=[.CD$2];1;MIN([.$B$1]+1;[.CC20]+[.CD20])))">
            <text:p/>
          </table:table-cell>
          <table:table-cell table:formula="of:=IF([.$A21]&lt;[.CE$2];&quot;&quot;;IF([.$A21]=[.CE$2];1;MIN([.$B$1]+1;[.CD20]+[.CE20])))">
            <text:p/>
          </table:table-cell>
          <table:table-cell table:formula="of:=IF([.$A21]&lt;[.CF$2];&quot;&quot;;IF([.$A21]=[.CF$2];1;MIN([.$B$1]+1;[.CE20]+[.CF20])))">
            <text:p/>
          </table:table-cell>
          <table:table-cell table:formula="of:=IF([.$A21]&lt;[.CG$2];&quot;&quot;;IF([.$A21]=[.CG$2];1;MIN([.$B$1]+1;[.CF20]+[.CG20])))">
            <text:p/>
          </table:table-cell>
          <table:table-cell table:formula="of:=IF([.$A21]&lt;[.CH$2];&quot;&quot;;IF([.$A21]=[.CH$2];1;MIN([.$B$1]+1;[.CG20]+[.CH20])))">
            <text:p/>
          </table:table-cell>
          <table:table-cell table:formula="of:=IF([.$A21]&lt;[.CI$2];&quot;&quot;;IF([.$A21]=[.CI$2];1;MIN([.$B$1]+1;[.CH20]+[.CI20])))">
            <text:p/>
          </table:table-cell>
          <table:table-cell table:formula="of:=IF([.$A21]&lt;[.CJ$2];&quot;&quot;;IF([.$A21]=[.CJ$2];1;MIN([.$B$1]+1;[.CI20]+[.CJ20])))">
            <text:p/>
          </table:table-cell>
          <table:table-cell table:formula="of:=IF([.$A21]&lt;[.CK$2];&quot;&quot;;IF([.$A21]=[.CK$2];1;MIN([.$B$1]+1;[.CJ20]+[.CK20])))">
            <text:p/>
          </table:table-cell>
          <table:table-cell table:formula="of:=IF([.$A21]&lt;[.CL$2];&quot;&quot;;IF([.$A21]=[.CL$2];1;MIN([.$B$1]+1;[.CK20]+[.CL20])))">
            <text:p/>
          </table:table-cell>
          <table:table-cell table:formula="of:=IF([.$A21]&lt;[.CM$2];&quot;&quot;;IF([.$A21]=[.CM$2];1;MIN([.$B$1]+1;[.CL20]+[.CM20])))">
            <text:p/>
          </table:table-cell>
          <table:table-cell table:formula="of:=IF([.$A21]&lt;[.CN$2];&quot;&quot;;IF([.$A21]=[.CN$2];1;MIN([.$B$1]+1;[.CM20]+[.CN20])))">
            <text:p/>
          </table:table-cell>
          <table:table-cell table:formula="of:=IF([.$A21]&lt;[.CO$2];&quot;&quot;;IF([.$A21]=[.CO$2];1;MIN([.$B$1]+1;[.CN20]+[.CO20])))">
            <text:p/>
          </table:table-cell>
          <table:table-cell table:formula="of:=IF([.$A21]&lt;[.CP$2];&quot;&quot;;IF([.$A21]=[.CP$2];1;MIN([.$B$1]+1;[.CO20]+[.CP20])))">
            <text:p/>
          </table:table-cell>
          <table:table-cell table:formula="of:=IF([.$A21]&lt;[.CQ$2];&quot;&quot;;IF([.$A21]=[.CQ$2];1;MIN([.$B$1]+1;[.CP20]+[.CQ20])))">
            <text:p/>
          </table:table-cell>
          <table:table-cell table:formula="of:=IF([.$A21]&lt;[.CR$2];&quot;&quot;;IF([.$A21]=[.CR$2];1;MIN([.$B$1]+1;[.CQ20]+[.CR20])))">
            <text:p/>
          </table:table-cell>
          <table:table-cell table:formula="of:=IF([.$A21]&lt;[.CS$2];&quot;&quot;;IF([.$A21]=[.CS$2];1;MIN([.$B$1]+1;[.CR20]+[.CS20])))">
            <text:p/>
          </table:table-cell>
          <table:table-cell table:formula="of:=IF([.$A21]&lt;[.CT$2];&quot;&quot;;IF([.$A21]=[.CT$2];1;MIN([.$B$1]+1;[.CS20]+[.CT20])))">
            <text:p/>
          </table:table-cell>
          <table:table-cell table:formula="of:=IF([.$A21]&lt;[.CU$2];&quot;&quot;;IF([.$A21]=[.CU$2];1;MIN([.$B$1]+1;[.CT20]+[.CU20])))">
            <text:p/>
          </table:table-cell>
          <table:table-cell table:formula="of:=IF([.$A21]&lt;[.CV$2];&quot;&quot;;IF([.$A21]=[.CV$2];1;MIN([.$B$1]+1;[.CU20]+[.CV20])))">
            <text:p/>
          </table:table-cell>
          <table:table-cell table:formula="of:=IF([.$A21]&lt;[.CW$2];&quot;&quot;;IF([.$A21]=[.CW$2];1;MIN([.$B$1]+1;[.CV20]+[.CW20])))">
            <text:p/>
          </table:table-cell>
          <table:table-cell table:formula="of:=IF([.$A21]&lt;[.CX$2];&quot;&quot;;IF([.$A21]=[.CX$2];1;MIN([.$B$1]+1;[.CW20]+[.CX20]))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([.$A22]&lt;[.C$2];&quot;&quot;;IF([.$A22]=[.C$2];1;MIN([.$B$1]+1;[.B21]+[.C21])))" office:value-type="float" office:value="19" calcext:value-type="float">
            <text:p>19</text:p>
          </table:table-cell>
          <table:table-cell table:formula="of:=IF([.$A22]&lt;[.D$2];&quot;&quot;;IF([.$A22]=[.D$2];1;MIN([.$B$1]+1;[.C21]+[.D21])))" office:value-type="float" office:value="171" calcext:value-type="float">
            <text:p>171</text:p>
          </table:table-cell>
          <table:table-cell table:formula="of:=IF([.$A22]&lt;[.E$2];&quot;&quot;;IF([.$A22]=[.E$2];1;MIN([.$B$1]+1;[.D21]+[.E21])))" office:value-type="float" office:value="969" calcext:value-type="float">
            <text:p>969</text:p>
          </table:table-cell>
          <table:table-cell table:formula="of:=IF([.$A22]&lt;[.F$2];&quot;&quot;;IF([.$A22]=[.F$2];1;MIN([.$B$1]+1;[.E21]+[.F21])))" office:value-type="float" office:value="3876" calcext:value-type="float">
            <text:p>3876</text:p>
          </table:table-cell>
          <table:table-cell table:formula="of:=IF([.$A22]&lt;[.G$2];&quot;&quot;;IF([.$A22]=[.G$2];1;MIN([.$B$1]+1;[.F21]+[.G21])))" office:value-type="float" office:value="11628" calcext:value-type="float">
            <text:p>11628</text:p>
          </table:table-cell>
          <table:table-cell table:formula="of:=IF([.$A22]&lt;[.H$2];&quot;&quot;;IF([.$A22]=[.H$2];1;MIN([.$B$1]+1;[.G21]+[.H21])))" office:value-type="float" office:value="27132" calcext:value-type="float">
            <text:p>27132</text:p>
          </table:table-cell>
          <table:table-cell table:formula="of:=IF([.$A22]&lt;[.I$2];&quot;&quot;;IF([.$A22]=[.I$2];1;MIN([.$B$1]+1;[.H21]+[.I21])))" office:value-type="float" office:value="50388" calcext:value-type="float">
            <text:p>50388</text:p>
          </table:table-cell>
          <table:table-cell table:formula="of:=IF([.$A22]&lt;[.J$2];&quot;&quot;;IF([.$A22]=[.J$2];1;MIN([.$B$1]+1;[.I21]+[.J21])))" office:value-type="float" office:value="75582" calcext:value-type="float">
            <text:p>75582</text:p>
          </table:table-cell>
          <table:table-cell table:formula="of:=IF([.$A22]&lt;[.K$2];&quot;&quot;;IF([.$A22]=[.K$2];1;MIN([.$B$1]+1;[.J21]+[.K21])))" office:value-type="float" office:value="92378" calcext:value-type="float">
            <text:p>92378</text:p>
          </table:table-cell>
          <table:table-cell table:formula="of:=IF([.$A22]&lt;[.L$2];&quot;&quot;;IF([.$A22]=[.L$2];1;MIN([.$B$1]+1;[.K21]+[.L21])))" office:value-type="float" office:value="92378" calcext:value-type="float">
            <text:p>92378</text:p>
          </table:table-cell>
          <table:table-cell table:formula="of:=IF([.$A22]&lt;[.M$2];&quot;&quot;;IF([.$A22]=[.M$2];1;MIN([.$B$1]+1;[.L21]+[.M21])))" office:value-type="float" office:value="75582" calcext:value-type="float">
            <text:p>75582</text:p>
          </table:table-cell>
          <table:table-cell table:formula="of:=IF([.$A22]&lt;[.N$2];&quot;&quot;;IF([.$A22]=[.N$2];1;MIN([.$B$1]+1;[.M21]+[.N21])))" office:value-type="float" office:value="50388" calcext:value-type="float">
            <text:p>50388</text:p>
          </table:table-cell>
          <table:table-cell table:formula="of:=IF([.$A22]&lt;[.O$2];&quot;&quot;;IF([.$A22]=[.O$2];1;MIN([.$B$1]+1;[.N21]+[.O21])))" office:value-type="float" office:value="27132" calcext:value-type="float">
            <text:p>27132</text:p>
          </table:table-cell>
          <table:table-cell table:formula="of:=IF([.$A22]&lt;[.P$2];&quot;&quot;;IF([.$A22]=[.P$2];1;MIN([.$B$1]+1;[.O21]+[.P21])))" office:value-type="float" office:value="11628" calcext:value-type="float">
            <text:p>11628</text:p>
          </table:table-cell>
          <table:table-cell table:formula="of:=IF([.$A22]&lt;[.Q$2];&quot;&quot;;IF([.$A22]=[.Q$2];1;MIN([.$B$1]+1;[.P21]+[.Q21])))" office:value-type="float" office:value="3876" calcext:value-type="float">
            <text:p>3876</text:p>
          </table:table-cell>
          <table:table-cell table:formula="of:=IF([.$A22]&lt;[.R$2];&quot;&quot;;IF([.$A22]=[.R$2];1;MIN([.$B$1]+1;[.Q21]+[.R21])))" office:value-type="float" office:value="969" calcext:value-type="float">
            <text:p>969</text:p>
          </table:table-cell>
          <table:table-cell table:formula="of:=IF([.$A22]&lt;[.S$2];&quot;&quot;;IF([.$A22]=[.S$2];1;MIN([.$B$1]+1;[.R21]+[.S21])))" office:value-type="float" office:value="171" calcext:value-type="float">
            <text:p>171</text:p>
          </table:table-cell>
          <table:table-cell table:formula="of:=IF([.$A22]&lt;[.T$2];&quot;&quot;;IF([.$A22]=[.T$2];1;MIN([.$B$1]+1;[.S21]+[.T21])))" office:value-type="float" office:value="19" calcext:value-type="float">
            <text:p>19</text:p>
          </table:table-cell>
          <table:table-cell table:formula="of:=IF([.$A22]&lt;[.U$2];&quot;&quot;;IF([.$A22]=[.U$2];1;MIN([.$B$1]+1;[.T21]+[.U21])))" office:value-type="float" office:value="1" calcext:value-type="float">
            <text:p>1</text:p>
          </table:table-cell>
          <table:table-cell table:formula="of:=IF([.$A22]&lt;[.V$2];&quot;&quot;;IF([.$A22]=[.V$2];1;MIN([.$B$1]+1;[.U21]+[.V21])))">
            <text:p/>
          </table:table-cell>
          <table:table-cell table:formula="of:=IF([.$A22]&lt;[.W$2];&quot;&quot;;IF([.$A22]=[.W$2];1;MIN([.$B$1]+1;[.V21]+[.W21])))">
            <text:p/>
          </table:table-cell>
          <table:table-cell table:formula="of:=IF([.$A22]&lt;[.X$2];&quot;&quot;;IF([.$A22]=[.X$2];1;MIN([.$B$1]+1;[.W21]+[.X21])))">
            <text:p/>
          </table:table-cell>
          <table:table-cell table:formula="of:=IF([.$A22]&lt;[.Y$2];&quot;&quot;;IF([.$A22]=[.Y$2];1;MIN([.$B$1]+1;[.X21]+[.Y21])))">
            <text:p/>
          </table:table-cell>
          <table:table-cell table:formula="of:=IF([.$A22]&lt;[.Z$2];&quot;&quot;;IF([.$A22]=[.Z$2];1;MIN([.$B$1]+1;[.Y21]+[.Z21])))">
            <text:p/>
          </table:table-cell>
          <table:table-cell table:formula="of:=IF([.$A22]&lt;[.AA$2];&quot;&quot;;IF([.$A22]=[.AA$2];1;MIN([.$B$1]+1;[.Z21]+[.AA21])))">
            <text:p/>
          </table:table-cell>
          <table:table-cell table:formula="of:=IF([.$A22]&lt;[.AB$2];&quot;&quot;;IF([.$A22]=[.AB$2];1;MIN([.$B$1]+1;[.AA21]+[.AB21])))">
            <text:p/>
          </table:table-cell>
          <table:table-cell table:formula="of:=IF([.$A22]&lt;[.AC$2];&quot;&quot;;IF([.$A22]=[.AC$2];1;MIN([.$B$1]+1;[.AB21]+[.AC21])))">
            <text:p/>
          </table:table-cell>
          <table:table-cell table:formula="of:=IF([.$A22]&lt;[.AD$2];&quot;&quot;;IF([.$A22]=[.AD$2];1;MIN([.$B$1]+1;[.AC21]+[.AD21])))">
            <text:p/>
          </table:table-cell>
          <table:table-cell table:formula="of:=IF([.$A22]&lt;[.AE$2];&quot;&quot;;IF([.$A22]=[.AE$2];1;MIN([.$B$1]+1;[.AD21]+[.AE21])))">
            <text:p/>
          </table:table-cell>
          <table:table-cell table:formula="of:=IF([.$A22]&lt;[.AF$2];&quot;&quot;;IF([.$A22]=[.AF$2];1;MIN([.$B$1]+1;[.AE21]+[.AF21])))">
            <text:p/>
          </table:table-cell>
          <table:table-cell table:formula="of:=IF([.$A22]&lt;[.AG$2];&quot;&quot;;IF([.$A22]=[.AG$2];1;MIN([.$B$1]+1;[.AF21]+[.AG21])))">
            <text:p/>
          </table:table-cell>
          <table:table-cell table:formula="of:=IF([.$A22]&lt;[.AH$2];&quot;&quot;;IF([.$A22]=[.AH$2];1;MIN([.$B$1]+1;[.AG21]+[.AH21])))">
            <text:p/>
          </table:table-cell>
          <table:table-cell table:formula="of:=IF([.$A22]&lt;[.AI$2];&quot;&quot;;IF([.$A22]=[.AI$2];1;MIN([.$B$1]+1;[.AH21]+[.AI21])))">
            <text:p/>
          </table:table-cell>
          <table:table-cell table:formula="of:=IF([.$A22]&lt;[.AJ$2];&quot;&quot;;IF([.$A22]=[.AJ$2];1;MIN([.$B$1]+1;[.AI21]+[.AJ21])))">
            <text:p/>
          </table:table-cell>
          <table:table-cell table:formula="of:=IF([.$A22]&lt;[.AK$2];&quot;&quot;;IF([.$A22]=[.AK$2];1;MIN([.$B$1]+1;[.AJ21]+[.AK21])))">
            <text:p/>
          </table:table-cell>
          <table:table-cell table:formula="of:=IF([.$A22]&lt;[.AL$2];&quot;&quot;;IF([.$A22]=[.AL$2];1;MIN([.$B$1]+1;[.AK21]+[.AL21])))">
            <text:p/>
          </table:table-cell>
          <table:table-cell table:formula="of:=IF([.$A22]&lt;[.AM$2];&quot;&quot;;IF([.$A22]=[.AM$2];1;MIN([.$B$1]+1;[.AL21]+[.AM21])))">
            <text:p/>
          </table:table-cell>
          <table:table-cell table:formula="of:=IF([.$A22]&lt;[.AN$2];&quot;&quot;;IF([.$A22]=[.AN$2];1;MIN([.$B$1]+1;[.AM21]+[.AN21])))">
            <text:p/>
          </table:table-cell>
          <table:table-cell table:formula="of:=IF([.$A22]&lt;[.AO$2];&quot;&quot;;IF([.$A22]=[.AO$2];1;MIN([.$B$1]+1;[.AN21]+[.AO21])))">
            <text:p/>
          </table:table-cell>
          <table:table-cell table:formula="of:=IF([.$A22]&lt;[.AP$2];&quot;&quot;;IF([.$A22]=[.AP$2];1;MIN([.$B$1]+1;[.AO21]+[.AP21])))">
            <text:p/>
          </table:table-cell>
          <table:table-cell table:formula="of:=IF([.$A22]&lt;[.AQ$2];&quot;&quot;;IF([.$A22]=[.AQ$2];1;MIN([.$B$1]+1;[.AP21]+[.AQ21])))">
            <text:p/>
          </table:table-cell>
          <table:table-cell table:formula="of:=IF([.$A22]&lt;[.AR$2];&quot;&quot;;IF([.$A22]=[.AR$2];1;MIN([.$B$1]+1;[.AQ21]+[.AR21])))">
            <text:p/>
          </table:table-cell>
          <table:table-cell table:formula="of:=IF([.$A22]&lt;[.AS$2];&quot;&quot;;IF([.$A22]=[.AS$2];1;MIN([.$B$1]+1;[.AR21]+[.AS21])))">
            <text:p/>
          </table:table-cell>
          <table:table-cell table:formula="of:=IF([.$A22]&lt;[.AT$2];&quot;&quot;;IF([.$A22]=[.AT$2];1;MIN([.$B$1]+1;[.AS21]+[.AT21])))">
            <text:p/>
          </table:table-cell>
          <table:table-cell table:formula="of:=IF([.$A22]&lt;[.AU$2];&quot;&quot;;IF([.$A22]=[.AU$2];1;MIN([.$B$1]+1;[.AT21]+[.AU21])))">
            <text:p/>
          </table:table-cell>
          <table:table-cell table:formula="of:=IF([.$A22]&lt;[.AV$2];&quot;&quot;;IF([.$A22]=[.AV$2];1;MIN([.$B$1]+1;[.AU21]+[.AV21])))">
            <text:p/>
          </table:table-cell>
          <table:table-cell table:formula="of:=IF([.$A22]&lt;[.AW$2];&quot;&quot;;IF([.$A22]=[.AW$2];1;MIN([.$B$1]+1;[.AV21]+[.AW21])))">
            <text:p/>
          </table:table-cell>
          <table:table-cell table:formula="of:=IF([.$A22]&lt;[.AX$2];&quot;&quot;;IF([.$A22]=[.AX$2];1;MIN([.$B$1]+1;[.AW21]+[.AX21])))">
            <text:p/>
          </table:table-cell>
          <table:table-cell table:formula="of:=IF([.$A22]&lt;[.AY$2];&quot;&quot;;IF([.$A22]=[.AY$2];1;MIN([.$B$1]+1;[.AX21]+[.AY21])))">
            <text:p/>
          </table:table-cell>
          <table:table-cell table:formula="of:=IF([.$A22]&lt;[.AZ$2];&quot;&quot;;IF([.$A22]=[.AZ$2];1;MIN([.$B$1]+1;[.AY21]+[.AZ21])))">
            <text:p/>
          </table:table-cell>
          <table:table-cell table:formula="of:=IF([.$A22]&lt;[.BA$2];&quot;&quot;;IF([.$A22]=[.BA$2];1;MIN([.$B$1]+1;[.AZ21]+[.BA21])))">
            <text:p/>
          </table:table-cell>
          <table:table-cell table:formula="of:=IF([.$A22]&lt;[.BB$2];&quot;&quot;;IF([.$A22]=[.BB$2];1;MIN([.$B$1]+1;[.BA21]+[.BB21])))">
            <text:p/>
          </table:table-cell>
          <table:table-cell table:formula="of:=IF([.$A22]&lt;[.BC$2];&quot;&quot;;IF([.$A22]=[.BC$2];1;MIN([.$B$1]+1;[.BB21]+[.BC21])))">
            <text:p/>
          </table:table-cell>
          <table:table-cell table:formula="of:=IF([.$A22]&lt;[.BD$2];&quot;&quot;;IF([.$A22]=[.BD$2];1;MIN([.$B$1]+1;[.BC21]+[.BD21])))">
            <text:p/>
          </table:table-cell>
          <table:table-cell table:formula="of:=IF([.$A22]&lt;[.BE$2];&quot;&quot;;IF([.$A22]=[.BE$2];1;MIN([.$B$1]+1;[.BD21]+[.BE21])))">
            <text:p/>
          </table:table-cell>
          <table:table-cell table:formula="of:=IF([.$A22]&lt;[.BF$2];&quot;&quot;;IF([.$A22]=[.BF$2];1;MIN([.$B$1]+1;[.BE21]+[.BF21])))">
            <text:p/>
          </table:table-cell>
          <table:table-cell table:formula="of:=IF([.$A22]&lt;[.BG$2];&quot;&quot;;IF([.$A22]=[.BG$2];1;MIN([.$B$1]+1;[.BF21]+[.BG21])))">
            <text:p/>
          </table:table-cell>
          <table:table-cell table:formula="of:=IF([.$A22]&lt;[.BH$2];&quot;&quot;;IF([.$A22]=[.BH$2];1;MIN([.$B$1]+1;[.BG21]+[.BH21])))">
            <text:p/>
          </table:table-cell>
          <table:table-cell table:formula="of:=IF([.$A22]&lt;[.BI$2];&quot;&quot;;IF([.$A22]=[.BI$2];1;MIN([.$B$1]+1;[.BH21]+[.BI21])))">
            <text:p/>
          </table:table-cell>
          <table:table-cell table:formula="of:=IF([.$A22]&lt;[.BJ$2];&quot;&quot;;IF([.$A22]=[.BJ$2];1;MIN([.$B$1]+1;[.BI21]+[.BJ21])))">
            <text:p/>
          </table:table-cell>
          <table:table-cell table:formula="of:=IF([.$A22]&lt;[.BK$2];&quot;&quot;;IF([.$A22]=[.BK$2];1;MIN([.$B$1]+1;[.BJ21]+[.BK21])))">
            <text:p/>
          </table:table-cell>
          <table:table-cell table:formula="of:=IF([.$A22]&lt;[.BL$2];&quot;&quot;;IF([.$A22]=[.BL$2];1;MIN([.$B$1]+1;[.BK21]+[.BL21])))">
            <text:p/>
          </table:table-cell>
          <table:table-cell table:formula="of:=IF([.$A22]&lt;[.BM$2];&quot;&quot;;IF([.$A22]=[.BM$2];1;MIN([.$B$1]+1;[.BL21]+[.BM21])))">
            <text:p/>
          </table:table-cell>
          <table:table-cell table:formula="of:=IF([.$A22]&lt;[.BN$2];&quot;&quot;;IF([.$A22]=[.BN$2];1;MIN([.$B$1]+1;[.BM21]+[.BN21])))">
            <text:p/>
          </table:table-cell>
          <table:table-cell table:formula="of:=IF([.$A22]&lt;[.BO$2];&quot;&quot;;IF([.$A22]=[.BO$2];1;MIN([.$B$1]+1;[.BN21]+[.BO21])))">
            <text:p/>
          </table:table-cell>
          <table:table-cell table:formula="of:=IF([.$A22]&lt;[.BP$2];&quot;&quot;;IF([.$A22]=[.BP$2];1;MIN([.$B$1]+1;[.BO21]+[.BP21])))">
            <text:p/>
          </table:table-cell>
          <table:table-cell table:formula="of:=IF([.$A22]&lt;[.BQ$2];&quot;&quot;;IF([.$A22]=[.BQ$2];1;MIN([.$B$1]+1;[.BP21]+[.BQ21])))">
            <text:p/>
          </table:table-cell>
          <table:table-cell table:formula="of:=IF([.$A22]&lt;[.BR$2];&quot;&quot;;IF([.$A22]=[.BR$2];1;MIN([.$B$1]+1;[.BQ21]+[.BR21])))">
            <text:p/>
          </table:table-cell>
          <table:table-cell table:formula="of:=IF([.$A22]&lt;[.BS$2];&quot;&quot;;IF([.$A22]=[.BS$2];1;MIN([.$B$1]+1;[.BR21]+[.BS21])))">
            <text:p/>
          </table:table-cell>
          <table:table-cell table:formula="of:=IF([.$A22]&lt;[.BT$2];&quot;&quot;;IF([.$A22]=[.BT$2];1;MIN([.$B$1]+1;[.BS21]+[.BT21])))">
            <text:p/>
          </table:table-cell>
          <table:table-cell table:formula="of:=IF([.$A22]&lt;[.BU$2];&quot;&quot;;IF([.$A22]=[.BU$2];1;MIN([.$B$1]+1;[.BT21]+[.BU21])))">
            <text:p/>
          </table:table-cell>
          <table:table-cell table:formula="of:=IF([.$A22]&lt;[.BV$2];&quot;&quot;;IF([.$A22]=[.BV$2];1;MIN([.$B$1]+1;[.BU21]+[.BV21])))">
            <text:p/>
          </table:table-cell>
          <table:table-cell table:formula="of:=IF([.$A22]&lt;[.BW$2];&quot;&quot;;IF([.$A22]=[.BW$2];1;MIN([.$B$1]+1;[.BV21]+[.BW21])))">
            <text:p/>
          </table:table-cell>
          <table:table-cell table:formula="of:=IF([.$A22]&lt;[.BX$2];&quot;&quot;;IF([.$A22]=[.BX$2];1;MIN([.$B$1]+1;[.BW21]+[.BX21])))">
            <text:p/>
          </table:table-cell>
          <table:table-cell table:formula="of:=IF([.$A22]&lt;[.BY$2];&quot;&quot;;IF([.$A22]=[.BY$2];1;MIN([.$B$1]+1;[.BX21]+[.BY21])))">
            <text:p/>
          </table:table-cell>
          <table:table-cell table:formula="of:=IF([.$A22]&lt;[.BZ$2];&quot;&quot;;IF([.$A22]=[.BZ$2];1;MIN([.$B$1]+1;[.BY21]+[.BZ21])))">
            <text:p/>
          </table:table-cell>
          <table:table-cell table:formula="of:=IF([.$A22]&lt;[.CA$2];&quot;&quot;;IF([.$A22]=[.CA$2];1;MIN([.$B$1]+1;[.BZ21]+[.CA21])))">
            <text:p/>
          </table:table-cell>
          <table:table-cell table:formula="of:=IF([.$A22]&lt;[.CB$2];&quot;&quot;;IF([.$A22]=[.CB$2];1;MIN([.$B$1]+1;[.CA21]+[.CB21])))">
            <text:p/>
          </table:table-cell>
          <table:table-cell table:formula="of:=IF([.$A22]&lt;[.CC$2];&quot;&quot;;IF([.$A22]=[.CC$2];1;MIN([.$B$1]+1;[.CB21]+[.CC21])))">
            <text:p/>
          </table:table-cell>
          <table:table-cell table:formula="of:=IF([.$A22]&lt;[.CD$2];&quot;&quot;;IF([.$A22]=[.CD$2];1;MIN([.$B$1]+1;[.CC21]+[.CD21])))">
            <text:p/>
          </table:table-cell>
          <table:table-cell table:formula="of:=IF([.$A22]&lt;[.CE$2];&quot;&quot;;IF([.$A22]=[.CE$2];1;MIN([.$B$1]+1;[.CD21]+[.CE21])))">
            <text:p/>
          </table:table-cell>
          <table:table-cell table:formula="of:=IF([.$A22]&lt;[.CF$2];&quot;&quot;;IF([.$A22]=[.CF$2];1;MIN([.$B$1]+1;[.CE21]+[.CF21])))">
            <text:p/>
          </table:table-cell>
          <table:table-cell table:formula="of:=IF([.$A22]&lt;[.CG$2];&quot;&quot;;IF([.$A22]=[.CG$2];1;MIN([.$B$1]+1;[.CF21]+[.CG21])))">
            <text:p/>
          </table:table-cell>
          <table:table-cell table:formula="of:=IF([.$A22]&lt;[.CH$2];&quot;&quot;;IF([.$A22]=[.CH$2];1;MIN([.$B$1]+1;[.CG21]+[.CH21])))">
            <text:p/>
          </table:table-cell>
          <table:table-cell table:formula="of:=IF([.$A22]&lt;[.CI$2];&quot;&quot;;IF([.$A22]=[.CI$2];1;MIN([.$B$1]+1;[.CH21]+[.CI21])))">
            <text:p/>
          </table:table-cell>
          <table:table-cell table:formula="of:=IF([.$A22]&lt;[.CJ$2];&quot;&quot;;IF([.$A22]=[.CJ$2];1;MIN([.$B$1]+1;[.CI21]+[.CJ21])))">
            <text:p/>
          </table:table-cell>
          <table:table-cell table:formula="of:=IF([.$A22]&lt;[.CK$2];&quot;&quot;;IF([.$A22]=[.CK$2];1;MIN([.$B$1]+1;[.CJ21]+[.CK21])))">
            <text:p/>
          </table:table-cell>
          <table:table-cell table:formula="of:=IF([.$A22]&lt;[.CL$2];&quot;&quot;;IF([.$A22]=[.CL$2];1;MIN([.$B$1]+1;[.CK21]+[.CL21])))">
            <text:p/>
          </table:table-cell>
          <table:table-cell table:formula="of:=IF([.$A22]&lt;[.CM$2];&quot;&quot;;IF([.$A22]=[.CM$2];1;MIN([.$B$1]+1;[.CL21]+[.CM21])))">
            <text:p/>
          </table:table-cell>
          <table:table-cell table:formula="of:=IF([.$A22]&lt;[.CN$2];&quot;&quot;;IF([.$A22]=[.CN$2];1;MIN([.$B$1]+1;[.CM21]+[.CN21])))">
            <text:p/>
          </table:table-cell>
          <table:table-cell table:formula="of:=IF([.$A22]&lt;[.CO$2];&quot;&quot;;IF([.$A22]=[.CO$2];1;MIN([.$B$1]+1;[.CN21]+[.CO21])))">
            <text:p/>
          </table:table-cell>
          <table:table-cell table:formula="of:=IF([.$A22]&lt;[.CP$2];&quot;&quot;;IF([.$A22]=[.CP$2];1;MIN([.$B$1]+1;[.CO21]+[.CP21])))">
            <text:p/>
          </table:table-cell>
          <table:table-cell table:formula="of:=IF([.$A22]&lt;[.CQ$2];&quot;&quot;;IF([.$A22]=[.CQ$2];1;MIN([.$B$1]+1;[.CP21]+[.CQ21])))">
            <text:p/>
          </table:table-cell>
          <table:table-cell table:formula="of:=IF([.$A22]&lt;[.CR$2];&quot;&quot;;IF([.$A22]=[.CR$2];1;MIN([.$B$1]+1;[.CQ21]+[.CR21])))">
            <text:p/>
          </table:table-cell>
          <table:table-cell table:formula="of:=IF([.$A22]&lt;[.CS$2];&quot;&quot;;IF([.$A22]=[.CS$2];1;MIN([.$B$1]+1;[.CR21]+[.CS21])))">
            <text:p/>
          </table:table-cell>
          <table:table-cell table:formula="of:=IF([.$A22]&lt;[.CT$2];&quot;&quot;;IF([.$A22]=[.CT$2];1;MIN([.$B$1]+1;[.CS21]+[.CT21])))">
            <text:p/>
          </table:table-cell>
          <table:table-cell table:formula="of:=IF([.$A22]&lt;[.CU$2];&quot;&quot;;IF([.$A22]=[.CU$2];1;MIN([.$B$1]+1;[.CT21]+[.CU21])))">
            <text:p/>
          </table:table-cell>
          <table:table-cell table:formula="of:=IF([.$A22]&lt;[.CV$2];&quot;&quot;;IF([.$A22]=[.CV$2];1;MIN([.$B$1]+1;[.CU21]+[.CV21])))">
            <text:p/>
          </table:table-cell>
          <table:table-cell table:formula="of:=IF([.$A22]&lt;[.CW$2];&quot;&quot;;IF([.$A22]=[.CW$2];1;MIN([.$B$1]+1;[.CV21]+[.CW21])))">
            <text:p/>
          </table:table-cell>
          <table:table-cell table:formula="of:=IF([.$A22]&lt;[.CX$2];&quot;&quot;;IF([.$A22]=[.CX$2];1;MIN([.$B$1]+1;[.CW21]+[.CX21])))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[.$A23]&lt;[.C$2];&quot;&quot;;IF([.$A23]=[.C$2];1;MIN([.$B$1]+1;[.B22]+[.C22])))" office:value-type="float" office:value="20" calcext:value-type="float">
            <text:p>20</text:p>
          </table:table-cell>
          <table:table-cell table:formula="of:=IF([.$A23]&lt;[.D$2];&quot;&quot;;IF([.$A23]=[.D$2];1;MIN([.$B$1]+1;[.C22]+[.D22])))" office:value-type="float" office:value="190" calcext:value-type="float">
            <text:p>190</text:p>
          </table:table-cell>
          <table:table-cell table:formula="of:=IF([.$A23]&lt;[.E$2];&quot;&quot;;IF([.$A23]=[.E$2];1;MIN([.$B$1]+1;[.D22]+[.E22])))" office:value-type="float" office:value="1140" calcext:value-type="float">
            <text:p>1140</text:p>
          </table:table-cell>
          <table:table-cell table:formula="of:=IF([.$A23]&lt;[.F$2];&quot;&quot;;IF([.$A23]=[.F$2];1;MIN([.$B$1]+1;[.E22]+[.F22])))" office:value-type="float" office:value="4845" calcext:value-type="float">
            <text:p>4845</text:p>
          </table:table-cell>
          <table:table-cell table:formula="of:=IF([.$A23]&lt;[.G$2];&quot;&quot;;IF([.$A23]=[.G$2];1;MIN([.$B$1]+1;[.F22]+[.G22])))" office:value-type="float" office:value="15504" calcext:value-type="float">
            <text:p>15504</text:p>
          </table:table-cell>
          <table:table-cell table:formula="of:=IF([.$A23]&lt;[.H$2];&quot;&quot;;IF([.$A23]=[.H$2];1;MIN([.$B$1]+1;[.G22]+[.H22])))" office:value-type="float" office:value="38760" calcext:value-type="float">
            <text:p>38760</text:p>
          </table:table-cell>
          <table:table-cell table:formula="of:=IF([.$A23]&lt;[.I$2];&quot;&quot;;IF([.$A23]=[.I$2];1;MIN([.$B$1]+1;[.H22]+[.I22])))" office:value-type="float" office:value="77520" calcext:value-type="float">
            <text:p>77520</text:p>
          </table:table-cell>
          <table:table-cell table:formula="of:=IF([.$A23]&lt;[.J$2];&quot;&quot;;IF([.$A23]=[.J$2];1;MIN([.$B$1]+1;[.I22]+[.J22])))" office:value-type="float" office:value="125970" calcext:value-type="float">
            <text:p>125970</text:p>
          </table:table-cell>
          <table:table-cell table:formula="of:=IF([.$A23]&lt;[.K$2];&quot;&quot;;IF([.$A23]=[.K$2];1;MIN([.$B$1]+1;[.J22]+[.K22])))" office:value-type="float" office:value="167960" calcext:value-type="float">
            <text:p>167960</text:p>
          </table:table-cell>
          <table:table-cell table:formula="of:=IF([.$A23]&lt;[.L$2];&quot;&quot;;IF([.$A23]=[.L$2];1;MIN([.$B$1]+1;[.K22]+[.L22])))" office:value-type="float" office:value="184756" calcext:value-type="float">
            <text:p>184756</text:p>
          </table:table-cell>
          <table:table-cell table:formula="of:=IF([.$A23]&lt;[.M$2];&quot;&quot;;IF([.$A23]=[.M$2];1;MIN([.$B$1]+1;[.L22]+[.M22])))" office:value-type="float" office:value="167960" calcext:value-type="float">
            <text:p>167960</text:p>
          </table:table-cell>
          <table:table-cell table:formula="of:=IF([.$A23]&lt;[.N$2];&quot;&quot;;IF([.$A23]=[.N$2];1;MIN([.$B$1]+1;[.M22]+[.N22])))" office:value-type="float" office:value="125970" calcext:value-type="float">
            <text:p>125970</text:p>
          </table:table-cell>
          <table:table-cell table:formula="of:=IF([.$A23]&lt;[.O$2];&quot;&quot;;IF([.$A23]=[.O$2];1;MIN([.$B$1]+1;[.N22]+[.O22])))" office:value-type="float" office:value="77520" calcext:value-type="float">
            <text:p>77520</text:p>
          </table:table-cell>
          <table:table-cell table:formula="of:=IF([.$A23]&lt;[.P$2];&quot;&quot;;IF([.$A23]=[.P$2];1;MIN([.$B$1]+1;[.O22]+[.P22])))" office:value-type="float" office:value="38760" calcext:value-type="float">
            <text:p>38760</text:p>
          </table:table-cell>
          <table:table-cell table:formula="of:=IF([.$A23]&lt;[.Q$2];&quot;&quot;;IF([.$A23]=[.Q$2];1;MIN([.$B$1]+1;[.P22]+[.Q22])))" office:value-type="float" office:value="15504" calcext:value-type="float">
            <text:p>15504</text:p>
          </table:table-cell>
          <table:table-cell table:formula="of:=IF([.$A23]&lt;[.R$2];&quot;&quot;;IF([.$A23]=[.R$2];1;MIN([.$B$1]+1;[.Q22]+[.R22])))" office:value-type="float" office:value="4845" calcext:value-type="float">
            <text:p>4845</text:p>
          </table:table-cell>
          <table:table-cell table:formula="of:=IF([.$A23]&lt;[.S$2];&quot;&quot;;IF([.$A23]=[.S$2];1;MIN([.$B$1]+1;[.R22]+[.S22])))" office:value-type="float" office:value="1140" calcext:value-type="float">
            <text:p>1140</text:p>
          </table:table-cell>
          <table:table-cell table:formula="of:=IF([.$A23]&lt;[.T$2];&quot;&quot;;IF([.$A23]=[.T$2];1;MIN([.$B$1]+1;[.S22]+[.T22])))" office:value-type="float" office:value="190" calcext:value-type="float">
            <text:p>190</text:p>
          </table:table-cell>
          <table:table-cell table:formula="of:=IF([.$A23]&lt;[.U$2];&quot;&quot;;IF([.$A23]=[.U$2];1;MIN([.$B$1]+1;[.T22]+[.U22])))" office:value-type="float" office:value="20" calcext:value-type="float">
            <text:p>20</text:p>
          </table:table-cell>
          <table:table-cell table:formula="of:=IF([.$A23]&lt;[.V$2];&quot;&quot;;IF([.$A23]=[.V$2];1;MIN([.$B$1]+1;[.U22]+[.V22])))" office:value-type="float" office:value="1" calcext:value-type="float">
            <text:p>1</text:p>
          </table:table-cell>
          <table:table-cell table:formula="of:=IF([.$A23]&lt;[.W$2];&quot;&quot;;IF([.$A23]=[.W$2];1;MIN([.$B$1]+1;[.V22]+[.W22])))">
            <text:p/>
          </table:table-cell>
          <table:table-cell table:formula="of:=IF([.$A23]&lt;[.X$2];&quot;&quot;;IF([.$A23]=[.X$2];1;MIN([.$B$1]+1;[.W22]+[.X22])))">
            <text:p/>
          </table:table-cell>
          <table:table-cell table:formula="of:=IF([.$A23]&lt;[.Y$2];&quot;&quot;;IF([.$A23]=[.Y$2];1;MIN([.$B$1]+1;[.X22]+[.Y22])))">
            <text:p/>
          </table:table-cell>
          <table:table-cell table:formula="of:=IF([.$A23]&lt;[.Z$2];&quot;&quot;;IF([.$A23]=[.Z$2];1;MIN([.$B$1]+1;[.Y22]+[.Z22])))">
            <text:p/>
          </table:table-cell>
          <table:table-cell table:formula="of:=IF([.$A23]&lt;[.AA$2];&quot;&quot;;IF([.$A23]=[.AA$2];1;MIN([.$B$1]+1;[.Z22]+[.AA22])))">
            <text:p/>
          </table:table-cell>
          <table:table-cell table:formula="of:=IF([.$A23]&lt;[.AB$2];&quot;&quot;;IF([.$A23]=[.AB$2];1;MIN([.$B$1]+1;[.AA22]+[.AB22])))">
            <text:p/>
          </table:table-cell>
          <table:table-cell table:formula="of:=IF([.$A23]&lt;[.AC$2];&quot;&quot;;IF([.$A23]=[.AC$2];1;MIN([.$B$1]+1;[.AB22]+[.AC22])))">
            <text:p/>
          </table:table-cell>
          <table:table-cell table:formula="of:=IF([.$A23]&lt;[.AD$2];&quot;&quot;;IF([.$A23]=[.AD$2];1;MIN([.$B$1]+1;[.AC22]+[.AD22])))">
            <text:p/>
          </table:table-cell>
          <table:table-cell table:formula="of:=IF([.$A23]&lt;[.AE$2];&quot;&quot;;IF([.$A23]=[.AE$2];1;MIN([.$B$1]+1;[.AD22]+[.AE22])))">
            <text:p/>
          </table:table-cell>
          <table:table-cell table:formula="of:=IF([.$A23]&lt;[.AF$2];&quot;&quot;;IF([.$A23]=[.AF$2];1;MIN([.$B$1]+1;[.AE22]+[.AF22])))">
            <text:p/>
          </table:table-cell>
          <table:table-cell table:formula="of:=IF([.$A23]&lt;[.AG$2];&quot;&quot;;IF([.$A23]=[.AG$2];1;MIN([.$B$1]+1;[.AF22]+[.AG22])))">
            <text:p/>
          </table:table-cell>
          <table:table-cell table:formula="of:=IF([.$A23]&lt;[.AH$2];&quot;&quot;;IF([.$A23]=[.AH$2];1;MIN([.$B$1]+1;[.AG22]+[.AH22])))">
            <text:p/>
          </table:table-cell>
          <table:table-cell table:formula="of:=IF([.$A23]&lt;[.AI$2];&quot;&quot;;IF([.$A23]=[.AI$2];1;MIN([.$B$1]+1;[.AH22]+[.AI22])))">
            <text:p/>
          </table:table-cell>
          <table:table-cell table:formula="of:=IF([.$A23]&lt;[.AJ$2];&quot;&quot;;IF([.$A23]=[.AJ$2];1;MIN([.$B$1]+1;[.AI22]+[.AJ22])))">
            <text:p/>
          </table:table-cell>
          <table:table-cell table:formula="of:=IF([.$A23]&lt;[.AK$2];&quot;&quot;;IF([.$A23]=[.AK$2];1;MIN([.$B$1]+1;[.AJ22]+[.AK22])))">
            <text:p/>
          </table:table-cell>
          <table:table-cell table:formula="of:=IF([.$A23]&lt;[.AL$2];&quot;&quot;;IF([.$A23]=[.AL$2];1;MIN([.$B$1]+1;[.AK22]+[.AL22])))">
            <text:p/>
          </table:table-cell>
          <table:table-cell table:formula="of:=IF([.$A23]&lt;[.AM$2];&quot;&quot;;IF([.$A23]=[.AM$2];1;MIN([.$B$1]+1;[.AL22]+[.AM22])))">
            <text:p/>
          </table:table-cell>
          <table:table-cell table:formula="of:=IF([.$A23]&lt;[.AN$2];&quot;&quot;;IF([.$A23]=[.AN$2];1;MIN([.$B$1]+1;[.AM22]+[.AN22])))">
            <text:p/>
          </table:table-cell>
          <table:table-cell table:formula="of:=IF([.$A23]&lt;[.AO$2];&quot;&quot;;IF([.$A23]=[.AO$2];1;MIN([.$B$1]+1;[.AN22]+[.AO22])))">
            <text:p/>
          </table:table-cell>
          <table:table-cell table:formula="of:=IF([.$A23]&lt;[.AP$2];&quot;&quot;;IF([.$A23]=[.AP$2];1;MIN([.$B$1]+1;[.AO22]+[.AP22])))">
            <text:p/>
          </table:table-cell>
          <table:table-cell table:formula="of:=IF([.$A23]&lt;[.AQ$2];&quot;&quot;;IF([.$A23]=[.AQ$2];1;MIN([.$B$1]+1;[.AP22]+[.AQ22])))">
            <text:p/>
          </table:table-cell>
          <table:table-cell table:formula="of:=IF([.$A23]&lt;[.AR$2];&quot;&quot;;IF([.$A23]=[.AR$2];1;MIN([.$B$1]+1;[.AQ22]+[.AR22])))">
            <text:p/>
          </table:table-cell>
          <table:table-cell table:formula="of:=IF([.$A23]&lt;[.AS$2];&quot;&quot;;IF([.$A23]=[.AS$2];1;MIN([.$B$1]+1;[.AR22]+[.AS22])))">
            <text:p/>
          </table:table-cell>
          <table:table-cell table:formula="of:=IF([.$A23]&lt;[.AT$2];&quot;&quot;;IF([.$A23]=[.AT$2];1;MIN([.$B$1]+1;[.AS22]+[.AT22])))">
            <text:p/>
          </table:table-cell>
          <table:table-cell table:formula="of:=IF([.$A23]&lt;[.AU$2];&quot;&quot;;IF([.$A23]=[.AU$2];1;MIN([.$B$1]+1;[.AT22]+[.AU22])))">
            <text:p/>
          </table:table-cell>
          <table:table-cell table:formula="of:=IF([.$A23]&lt;[.AV$2];&quot;&quot;;IF([.$A23]=[.AV$2];1;MIN([.$B$1]+1;[.AU22]+[.AV22])))">
            <text:p/>
          </table:table-cell>
          <table:table-cell table:formula="of:=IF([.$A23]&lt;[.AW$2];&quot;&quot;;IF([.$A23]=[.AW$2];1;MIN([.$B$1]+1;[.AV22]+[.AW22])))">
            <text:p/>
          </table:table-cell>
          <table:table-cell table:formula="of:=IF([.$A23]&lt;[.AX$2];&quot;&quot;;IF([.$A23]=[.AX$2];1;MIN([.$B$1]+1;[.AW22]+[.AX22])))">
            <text:p/>
          </table:table-cell>
          <table:table-cell table:formula="of:=IF([.$A23]&lt;[.AY$2];&quot;&quot;;IF([.$A23]=[.AY$2];1;MIN([.$B$1]+1;[.AX22]+[.AY22])))">
            <text:p/>
          </table:table-cell>
          <table:table-cell table:formula="of:=IF([.$A23]&lt;[.AZ$2];&quot;&quot;;IF([.$A23]=[.AZ$2];1;MIN([.$B$1]+1;[.AY22]+[.AZ22])))">
            <text:p/>
          </table:table-cell>
          <table:table-cell table:formula="of:=IF([.$A23]&lt;[.BA$2];&quot;&quot;;IF([.$A23]=[.BA$2];1;MIN([.$B$1]+1;[.AZ22]+[.BA22])))">
            <text:p/>
          </table:table-cell>
          <table:table-cell table:formula="of:=IF([.$A23]&lt;[.BB$2];&quot;&quot;;IF([.$A23]=[.BB$2];1;MIN([.$B$1]+1;[.BA22]+[.BB22])))">
            <text:p/>
          </table:table-cell>
          <table:table-cell table:formula="of:=IF([.$A23]&lt;[.BC$2];&quot;&quot;;IF([.$A23]=[.BC$2];1;MIN([.$B$1]+1;[.BB22]+[.BC22])))">
            <text:p/>
          </table:table-cell>
          <table:table-cell table:formula="of:=IF([.$A23]&lt;[.BD$2];&quot;&quot;;IF([.$A23]=[.BD$2];1;MIN([.$B$1]+1;[.BC22]+[.BD22])))">
            <text:p/>
          </table:table-cell>
          <table:table-cell table:formula="of:=IF([.$A23]&lt;[.BE$2];&quot;&quot;;IF([.$A23]=[.BE$2];1;MIN([.$B$1]+1;[.BD22]+[.BE22])))">
            <text:p/>
          </table:table-cell>
          <table:table-cell table:formula="of:=IF([.$A23]&lt;[.BF$2];&quot;&quot;;IF([.$A23]=[.BF$2];1;MIN([.$B$1]+1;[.BE22]+[.BF22])))">
            <text:p/>
          </table:table-cell>
          <table:table-cell table:formula="of:=IF([.$A23]&lt;[.BG$2];&quot;&quot;;IF([.$A23]=[.BG$2];1;MIN([.$B$1]+1;[.BF22]+[.BG22])))">
            <text:p/>
          </table:table-cell>
          <table:table-cell table:formula="of:=IF([.$A23]&lt;[.BH$2];&quot;&quot;;IF([.$A23]=[.BH$2];1;MIN([.$B$1]+1;[.BG22]+[.BH22])))">
            <text:p/>
          </table:table-cell>
          <table:table-cell table:formula="of:=IF([.$A23]&lt;[.BI$2];&quot;&quot;;IF([.$A23]=[.BI$2];1;MIN([.$B$1]+1;[.BH22]+[.BI22])))">
            <text:p/>
          </table:table-cell>
          <table:table-cell table:formula="of:=IF([.$A23]&lt;[.BJ$2];&quot;&quot;;IF([.$A23]=[.BJ$2];1;MIN([.$B$1]+1;[.BI22]+[.BJ22])))">
            <text:p/>
          </table:table-cell>
          <table:table-cell table:formula="of:=IF([.$A23]&lt;[.BK$2];&quot;&quot;;IF([.$A23]=[.BK$2];1;MIN([.$B$1]+1;[.BJ22]+[.BK22])))">
            <text:p/>
          </table:table-cell>
          <table:table-cell table:formula="of:=IF([.$A23]&lt;[.BL$2];&quot;&quot;;IF([.$A23]=[.BL$2];1;MIN([.$B$1]+1;[.BK22]+[.BL22])))">
            <text:p/>
          </table:table-cell>
          <table:table-cell table:formula="of:=IF([.$A23]&lt;[.BM$2];&quot;&quot;;IF([.$A23]=[.BM$2];1;MIN([.$B$1]+1;[.BL22]+[.BM22])))">
            <text:p/>
          </table:table-cell>
          <table:table-cell table:formula="of:=IF([.$A23]&lt;[.BN$2];&quot;&quot;;IF([.$A23]=[.BN$2];1;MIN([.$B$1]+1;[.BM22]+[.BN22])))">
            <text:p/>
          </table:table-cell>
          <table:table-cell table:formula="of:=IF([.$A23]&lt;[.BO$2];&quot;&quot;;IF([.$A23]=[.BO$2];1;MIN([.$B$1]+1;[.BN22]+[.BO22])))">
            <text:p/>
          </table:table-cell>
          <table:table-cell table:formula="of:=IF([.$A23]&lt;[.BP$2];&quot;&quot;;IF([.$A23]=[.BP$2];1;MIN([.$B$1]+1;[.BO22]+[.BP22])))">
            <text:p/>
          </table:table-cell>
          <table:table-cell table:formula="of:=IF([.$A23]&lt;[.BQ$2];&quot;&quot;;IF([.$A23]=[.BQ$2];1;MIN([.$B$1]+1;[.BP22]+[.BQ22])))">
            <text:p/>
          </table:table-cell>
          <table:table-cell table:formula="of:=IF([.$A23]&lt;[.BR$2];&quot;&quot;;IF([.$A23]=[.BR$2];1;MIN([.$B$1]+1;[.BQ22]+[.BR22])))">
            <text:p/>
          </table:table-cell>
          <table:table-cell table:formula="of:=IF([.$A23]&lt;[.BS$2];&quot;&quot;;IF([.$A23]=[.BS$2];1;MIN([.$B$1]+1;[.BR22]+[.BS22])))">
            <text:p/>
          </table:table-cell>
          <table:table-cell table:formula="of:=IF([.$A23]&lt;[.BT$2];&quot;&quot;;IF([.$A23]=[.BT$2];1;MIN([.$B$1]+1;[.BS22]+[.BT22])))">
            <text:p/>
          </table:table-cell>
          <table:table-cell table:formula="of:=IF([.$A23]&lt;[.BU$2];&quot;&quot;;IF([.$A23]=[.BU$2];1;MIN([.$B$1]+1;[.BT22]+[.BU22])))">
            <text:p/>
          </table:table-cell>
          <table:table-cell table:formula="of:=IF([.$A23]&lt;[.BV$2];&quot;&quot;;IF([.$A23]=[.BV$2];1;MIN([.$B$1]+1;[.BU22]+[.BV22])))">
            <text:p/>
          </table:table-cell>
          <table:table-cell table:formula="of:=IF([.$A23]&lt;[.BW$2];&quot;&quot;;IF([.$A23]=[.BW$2];1;MIN([.$B$1]+1;[.BV22]+[.BW22])))">
            <text:p/>
          </table:table-cell>
          <table:table-cell table:formula="of:=IF([.$A23]&lt;[.BX$2];&quot;&quot;;IF([.$A23]=[.BX$2];1;MIN([.$B$1]+1;[.BW22]+[.BX22])))">
            <text:p/>
          </table:table-cell>
          <table:table-cell table:formula="of:=IF([.$A23]&lt;[.BY$2];&quot;&quot;;IF([.$A23]=[.BY$2];1;MIN([.$B$1]+1;[.BX22]+[.BY22])))">
            <text:p/>
          </table:table-cell>
          <table:table-cell table:formula="of:=IF([.$A23]&lt;[.BZ$2];&quot;&quot;;IF([.$A23]=[.BZ$2];1;MIN([.$B$1]+1;[.BY22]+[.BZ22])))">
            <text:p/>
          </table:table-cell>
          <table:table-cell table:formula="of:=IF([.$A23]&lt;[.CA$2];&quot;&quot;;IF([.$A23]=[.CA$2];1;MIN([.$B$1]+1;[.BZ22]+[.CA22])))">
            <text:p/>
          </table:table-cell>
          <table:table-cell table:formula="of:=IF([.$A23]&lt;[.CB$2];&quot;&quot;;IF([.$A23]=[.CB$2];1;MIN([.$B$1]+1;[.CA22]+[.CB22])))">
            <text:p/>
          </table:table-cell>
          <table:table-cell table:formula="of:=IF([.$A23]&lt;[.CC$2];&quot;&quot;;IF([.$A23]=[.CC$2];1;MIN([.$B$1]+1;[.CB22]+[.CC22])))">
            <text:p/>
          </table:table-cell>
          <table:table-cell table:formula="of:=IF([.$A23]&lt;[.CD$2];&quot;&quot;;IF([.$A23]=[.CD$2];1;MIN([.$B$1]+1;[.CC22]+[.CD22])))">
            <text:p/>
          </table:table-cell>
          <table:table-cell table:formula="of:=IF([.$A23]&lt;[.CE$2];&quot;&quot;;IF([.$A23]=[.CE$2];1;MIN([.$B$1]+1;[.CD22]+[.CE22])))">
            <text:p/>
          </table:table-cell>
          <table:table-cell table:formula="of:=IF([.$A23]&lt;[.CF$2];&quot;&quot;;IF([.$A23]=[.CF$2];1;MIN([.$B$1]+1;[.CE22]+[.CF22])))">
            <text:p/>
          </table:table-cell>
          <table:table-cell table:formula="of:=IF([.$A23]&lt;[.CG$2];&quot;&quot;;IF([.$A23]=[.CG$2];1;MIN([.$B$1]+1;[.CF22]+[.CG22])))">
            <text:p/>
          </table:table-cell>
          <table:table-cell table:formula="of:=IF([.$A23]&lt;[.CH$2];&quot;&quot;;IF([.$A23]=[.CH$2];1;MIN([.$B$1]+1;[.CG22]+[.CH22])))">
            <text:p/>
          </table:table-cell>
          <table:table-cell table:formula="of:=IF([.$A23]&lt;[.CI$2];&quot;&quot;;IF([.$A23]=[.CI$2];1;MIN([.$B$1]+1;[.CH22]+[.CI22])))">
            <text:p/>
          </table:table-cell>
          <table:table-cell table:formula="of:=IF([.$A23]&lt;[.CJ$2];&quot;&quot;;IF([.$A23]=[.CJ$2];1;MIN([.$B$1]+1;[.CI22]+[.CJ22])))">
            <text:p/>
          </table:table-cell>
          <table:table-cell table:formula="of:=IF([.$A23]&lt;[.CK$2];&quot;&quot;;IF([.$A23]=[.CK$2];1;MIN([.$B$1]+1;[.CJ22]+[.CK22])))">
            <text:p/>
          </table:table-cell>
          <table:table-cell table:formula="of:=IF([.$A23]&lt;[.CL$2];&quot;&quot;;IF([.$A23]=[.CL$2];1;MIN([.$B$1]+1;[.CK22]+[.CL22])))">
            <text:p/>
          </table:table-cell>
          <table:table-cell table:formula="of:=IF([.$A23]&lt;[.CM$2];&quot;&quot;;IF([.$A23]=[.CM$2];1;MIN([.$B$1]+1;[.CL22]+[.CM22])))">
            <text:p/>
          </table:table-cell>
          <table:table-cell table:formula="of:=IF([.$A23]&lt;[.CN$2];&quot;&quot;;IF([.$A23]=[.CN$2];1;MIN([.$B$1]+1;[.CM22]+[.CN22])))">
            <text:p/>
          </table:table-cell>
          <table:table-cell table:formula="of:=IF([.$A23]&lt;[.CO$2];&quot;&quot;;IF([.$A23]=[.CO$2];1;MIN([.$B$1]+1;[.CN22]+[.CO22])))">
            <text:p/>
          </table:table-cell>
          <table:table-cell table:formula="of:=IF([.$A23]&lt;[.CP$2];&quot;&quot;;IF([.$A23]=[.CP$2];1;MIN([.$B$1]+1;[.CO22]+[.CP22])))">
            <text:p/>
          </table:table-cell>
          <table:table-cell table:formula="of:=IF([.$A23]&lt;[.CQ$2];&quot;&quot;;IF([.$A23]=[.CQ$2];1;MIN([.$B$1]+1;[.CP22]+[.CQ22])))">
            <text:p/>
          </table:table-cell>
          <table:table-cell table:formula="of:=IF([.$A23]&lt;[.CR$2];&quot;&quot;;IF([.$A23]=[.CR$2];1;MIN([.$B$1]+1;[.CQ22]+[.CR22])))">
            <text:p/>
          </table:table-cell>
          <table:table-cell table:formula="of:=IF([.$A23]&lt;[.CS$2];&quot;&quot;;IF([.$A23]=[.CS$2];1;MIN([.$B$1]+1;[.CR22]+[.CS22])))">
            <text:p/>
          </table:table-cell>
          <table:table-cell table:formula="of:=IF([.$A23]&lt;[.CT$2];&quot;&quot;;IF([.$A23]=[.CT$2];1;MIN([.$B$1]+1;[.CS22]+[.CT22])))">
            <text:p/>
          </table:table-cell>
          <table:table-cell table:formula="of:=IF([.$A23]&lt;[.CU$2];&quot;&quot;;IF([.$A23]=[.CU$2];1;MIN([.$B$1]+1;[.CT22]+[.CU22])))">
            <text:p/>
          </table:table-cell>
          <table:table-cell table:formula="of:=IF([.$A23]&lt;[.CV$2];&quot;&quot;;IF([.$A23]=[.CV$2];1;MIN([.$B$1]+1;[.CU22]+[.CV22])))">
            <text:p/>
          </table:table-cell>
          <table:table-cell table:formula="of:=IF([.$A23]&lt;[.CW$2];&quot;&quot;;IF([.$A23]=[.CW$2];1;MIN([.$B$1]+1;[.CV22]+[.CW22])))">
            <text:p/>
          </table:table-cell>
          <table:table-cell table:formula="of:=IF([.$A23]&lt;[.CX$2];&quot;&quot;;IF([.$A23]=[.CX$2];1;MIN([.$B$1]+1;[.CW22]+[.CX22]))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$A24]&lt;[.C$2];&quot;&quot;;IF([.$A24]=[.C$2];1;MIN([.$B$1]+1;[.B23]+[.C23])))" office:value-type="float" office:value="21" calcext:value-type="float">
            <text:p>21</text:p>
          </table:table-cell>
          <table:table-cell table:formula="of:=IF([.$A24]&lt;[.D$2];&quot;&quot;;IF([.$A24]=[.D$2];1;MIN([.$B$1]+1;[.C23]+[.D23])))" office:value-type="float" office:value="210" calcext:value-type="float">
            <text:p>210</text:p>
          </table:table-cell>
          <table:table-cell table:formula="of:=IF([.$A24]&lt;[.E$2];&quot;&quot;;IF([.$A24]=[.E$2];1;MIN([.$B$1]+1;[.D23]+[.E23])))" office:value-type="float" office:value="1330" calcext:value-type="float">
            <text:p>1330</text:p>
          </table:table-cell>
          <table:table-cell table:formula="of:=IF([.$A24]&lt;[.F$2];&quot;&quot;;IF([.$A24]=[.F$2];1;MIN([.$B$1]+1;[.E23]+[.F23])))" office:value-type="float" office:value="5985" calcext:value-type="float">
            <text:p>5985</text:p>
          </table:table-cell>
          <table:table-cell table:formula="of:=IF([.$A24]&lt;[.G$2];&quot;&quot;;IF([.$A24]=[.G$2];1;MIN([.$B$1]+1;[.F23]+[.G23])))" office:value-type="float" office:value="20349" calcext:value-type="float">
            <text:p>20349</text:p>
          </table:table-cell>
          <table:table-cell table:formula="of:=IF([.$A24]&lt;[.H$2];&quot;&quot;;IF([.$A24]=[.H$2];1;MIN([.$B$1]+1;[.G23]+[.H23])))" office:value-type="float" office:value="54264" calcext:value-type="float">
            <text:p>54264</text:p>
          </table:table-cell>
          <table:table-cell table:formula="of:=IF([.$A24]&lt;[.I$2];&quot;&quot;;IF([.$A24]=[.I$2];1;MIN([.$B$1]+1;[.H23]+[.I23])))" office:value-type="float" office:value="116280" calcext:value-type="float">
            <text:p>116280</text:p>
          </table:table-cell>
          <table:table-cell table:formula="of:=IF([.$A24]&lt;[.J$2];&quot;&quot;;IF([.$A24]=[.J$2];1;MIN([.$B$1]+1;[.I23]+[.J23])))" office:value-type="float" office:value="203490" calcext:value-type="float">
            <text:p>203490</text:p>
          </table:table-cell>
          <table:table-cell table:formula="of:=IF([.$A24]&lt;[.K$2];&quot;&quot;;IF([.$A24]=[.K$2];1;MIN([.$B$1]+1;[.J23]+[.K23])))" office:value-type="float" office:value="293930" calcext:value-type="float">
            <text:p>293930</text:p>
          </table:table-cell>
          <table:table-cell table:formula="of:=IF([.$A24]&lt;[.L$2];&quot;&quot;;IF([.$A24]=[.L$2];1;MIN([.$B$1]+1;[.K23]+[.L23])))" office:value-type="float" office:value="352716" calcext:value-type="float">
            <text:p>352716</text:p>
          </table:table-cell>
          <table:table-cell table:formula="of:=IF([.$A24]&lt;[.M$2];&quot;&quot;;IF([.$A24]=[.M$2];1;MIN([.$B$1]+1;[.L23]+[.M23])))" office:value-type="float" office:value="352716" calcext:value-type="float">
            <text:p>352716</text:p>
          </table:table-cell>
          <table:table-cell table:formula="of:=IF([.$A24]&lt;[.N$2];&quot;&quot;;IF([.$A24]=[.N$2];1;MIN([.$B$1]+1;[.M23]+[.N23])))" office:value-type="float" office:value="293930" calcext:value-type="float">
            <text:p>293930</text:p>
          </table:table-cell>
          <table:table-cell table:formula="of:=IF([.$A24]&lt;[.O$2];&quot;&quot;;IF([.$A24]=[.O$2];1;MIN([.$B$1]+1;[.N23]+[.O23])))" office:value-type="float" office:value="203490" calcext:value-type="float">
            <text:p>203490</text:p>
          </table:table-cell>
          <table:table-cell table:formula="of:=IF([.$A24]&lt;[.P$2];&quot;&quot;;IF([.$A24]=[.P$2];1;MIN([.$B$1]+1;[.O23]+[.P23])))" office:value-type="float" office:value="116280" calcext:value-type="float">
            <text:p>116280</text:p>
          </table:table-cell>
          <table:table-cell table:formula="of:=IF([.$A24]&lt;[.Q$2];&quot;&quot;;IF([.$A24]=[.Q$2];1;MIN([.$B$1]+1;[.P23]+[.Q23])))" office:value-type="float" office:value="54264" calcext:value-type="float">
            <text:p>54264</text:p>
          </table:table-cell>
          <table:table-cell table:formula="of:=IF([.$A24]&lt;[.R$2];&quot;&quot;;IF([.$A24]=[.R$2];1;MIN([.$B$1]+1;[.Q23]+[.R23])))" office:value-type="float" office:value="20349" calcext:value-type="float">
            <text:p>20349</text:p>
          </table:table-cell>
          <table:table-cell table:formula="of:=IF([.$A24]&lt;[.S$2];&quot;&quot;;IF([.$A24]=[.S$2];1;MIN([.$B$1]+1;[.R23]+[.S23])))" office:value-type="float" office:value="5985" calcext:value-type="float">
            <text:p>5985</text:p>
          </table:table-cell>
          <table:table-cell table:formula="of:=IF([.$A24]&lt;[.T$2];&quot;&quot;;IF([.$A24]=[.T$2];1;MIN([.$B$1]+1;[.S23]+[.T23])))" office:value-type="float" office:value="1330" calcext:value-type="float">
            <text:p>1330</text:p>
          </table:table-cell>
          <table:table-cell table:formula="of:=IF([.$A24]&lt;[.U$2];&quot;&quot;;IF([.$A24]=[.U$2];1;MIN([.$B$1]+1;[.T23]+[.U23])))" office:value-type="float" office:value="210" calcext:value-type="float">
            <text:p>210</text:p>
          </table:table-cell>
          <table:table-cell table:formula="of:=IF([.$A24]&lt;[.V$2];&quot;&quot;;IF([.$A24]=[.V$2];1;MIN([.$B$1]+1;[.U23]+[.V23])))" office:value-type="float" office:value="21" calcext:value-type="float">
            <text:p>21</text:p>
          </table:table-cell>
          <table:table-cell table:formula="of:=IF([.$A24]&lt;[.W$2];&quot;&quot;;IF([.$A24]=[.W$2];1;MIN([.$B$1]+1;[.V23]+[.W23])))" office:value-type="float" office:value="1" calcext:value-type="float">
            <text:p>1</text:p>
          </table:table-cell>
          <table:table-cell table:formula="of:=IF([.$A24]&lt;[.X$2];&quot;&quot;;IF([.$A24]=[.X$2];1;MIN([.$B$1]+1;[.W23]+[.X23])))">
            <text:p/>
          </table:table-cell>
          <table:table-cell table:formula="of:=IF([.$A24]&lt;[.Y$2];&quot;&quot;;IF([.$A24]=[.Y$2];1;MIN([.$B$1]+1;[.X23]+[.Y23])))">
            <text:p/>
          </table:table-cell>
          <table:table-cell table:formula="of:=IF([.$A24]&lt;[.Z$2];&quot;&quot;;IF([.$A24]=[.Z$2];1;MIN([.$B$1]+1;[.Y23]+[.Z23])))">
            <text:p/>
          </table:table-cell>
          <table:table-cell table:formula="of:=IF([.$A24]&lt;[.AA$2];&quot;&quot;;IF([.$A24]=[.AA$2];1;MIN([.$B$1]+1;[.Z23]+[.AA23])))">
            <text:p/>
          </table:table-cell>
          <table:table-cell table:formula="of:=IF([.$A24]&lt;[.AB$2];&quot;&quot;;IF([.$A24]=[.AB$2];1;MIN([.$B$1]+1;[.AA23]+[.AB23])))">
            <text:p/>
          </table:table-cell>
          <table:table-cell table:formula="of:=IF([.$A24]&lt;[.AC$2];&quot;&quot;;IF([.$A24]=[.AC$2];1;MIN([.$B$1]+1;[.AB23]+[.AC23])))">
            <text:p/>
          </table:table-cell>
          <table:table-cell table:formula="of:=IF([.$A24]&lt;[.AD$2];&quot;&quot;;IF([.$A24]=[.AD$2];1;MIN([.$B$1]+1;[.AC23]+[.AD23])))">
            <text:p/>
          </table:table-cell>
          <table:table-cell table:formula="of:=IF([.$A24]&lt;[.AE$2];&quot;&quot;;IF([.$A24]=[.AE$2];1;MIN([.$B$1]+1;[.AD23]+[.AE23])))">
            <text:p/>
          </table:table-cell>
          <table:table-cell table:formula="of:=IF([.$A24]&lt;[.AF$2];&quot;&quot;;IF([.$A24]=[.AF$2];1;MIN([.$B$1]+1;[.AE23]+[.AF23])))">
            <text:p/>
          </table:table-cell>
          <table:table-cell table:formula="of:=IF([.$A24]&lt;[.AG$2];&quot;&quot;;IF([.$A24]=[.AG$2];1;MIN([.$B$1]+1;[.AF23]+[.AG23])))">
            <text:p/>
          </table:table-cell>
          <table:table-cell table:formula="of:=IF([.$A24]&lt;[.AH$2];&quot;&quot;;IF([.$A24]=[.AH$2];1;MIN([.$B$1]+1;[.AG23]+[.AH23])))">
            <text:p/>
          </table:table-cell>
          <table:table-cell table:formula="of:=IF([.$A24]&lt;[.AI$2];&quot;&quot;;IF([.$A24]=[.AI$2];1;MIN([.$B$1]+1;[.AH23]+[.AI23])))">
            <text:p/>
          </table:table-cell>
          <table:table-cell table:formula="of:=IF([.$A24]&lt;[.AJ$2];&quot;&quot;;IF([.$A24]=[.AJ$2];1;MIN([.$B$1]+1;[.AI23]+[.AJ23])))">
            <text:p/>
          </table:table-cell>
          <table:table-cell table:formula="of:=IF([.$A24]&lt;[.AK$2];&quot;&quot;;IF([.$A24]=[.AK$2];1;MIN([.$B$1]+1;[.AJ23]+[.AK23])))">
            <text:p/>
          </table:table-cell>
          <table:table-cell table:formula="of:=IF([.$A24]&lt;[.AL$2];&quot;&quot;;IF([.$A24]=[.AL$2];1;MIN([.$B$1]+1;[.AK23]+[.AL23])))">
            <text:p/>
          </table:table-cell>
          <table:table-cell table:formula="of:=IF([.$A24]&lt;[.AM$2];&quot;&quot;;IF([.$A24]=[.AM$2];1;MIN([.$B$1]+1;[.AL23]+[.AM23])))">
            <text:p/>
          </table:table-cell>
          <table:table-cell table:formula="of:=IF([.$A24]&lt;[.AN$2];&quot;&quot;;IF([.$A24]=[.AN$2];1;MIN([.$B$1]+1;[.AM23]+[.AN23])))">
            <text:p/>
          </table:table-cell>
          <table:table-cell table:formula="of:=IF([.$A24]&lt;[.AO$2];&quot;&quot;;IF([.$A24]=[.AO$2];1;MIN([.$B$1]+1;[.AN23]+[.AO23])))">
            <text:p/>
          </table:table-cell>
          <table:table-cell table:formula="of:=IF([.$A24]&lt;[.AP$2];&quot;&quot;;IF([.$A24]=[.AP$2];1;MIN([.$B$1]+1;[.AO23]+[.AP23])))">
            <text:p/>
          </table:table-cell>
          <table:table-cell table:formula="of:=IF([.$A24]&lt;[.AQ$2];&quot;&quot;;IF([.$A24]=[.AQ$2];1;MIN([.$B$1]+1;[.AP23]+[.AQ23])))">
            <text:p/>
          </table:table-cell>
          <table:table-cell table:formula="of:=IF([.$A24]&lt;[.AR$2];&quot;&quot;;IF([.$A24]=[.AR$2];1;MIN([.$B$1]+1;[.AQ23]+[.AR23])))">
            <text:p/>
          </table:table-cell>
          <table:table-cell table:formula="of:=IF([.$A24]&lt;[.AS$2];&quot;&quot;;IF([.$A24]=[.AS$2];1;MIN([.$B$1]+1;[.AR23]+[.AS23])))">
            <text:p/>
          </table:table-cell>
          <table:table-cell table:formula="of:=IF([.$A24]&lt;[.AT$2];&quot;&quot;;IF([.$A24]=[.AT$2];1;MIN([.$B$1]+1;[.AS23]+[.AT23])))">
            <text:p/>
          </table:table-cell>
          <table:table-cell table:formula="of:=IF([.$A24]&lt;[.AU$2];&quot;&quot;;IF([.$A24]=[.AU$2];1;MIN([.$B$1]+1;[.AT23]+[.AU23])))">
            <text:p/>
          </table:table-cell>
          <table:table-cell table:formula="of:=IF([.$A24]&lt;[.AV$2];&quot;&quot;;IF([.$A24]=[.AV$2];1;MIN([.$B$1]+1;[.AU23]+[.AV23])))">
            <text:p/>
          </table:table-cell>
          <table:table-cell table:formula="of:=IF([.$A24]&lt;[.AW$2];&quot;&quot;;IF([.$A24]=[.AW$2];1;MIN([.$B$1]+1;[.AV23]+[.AW23])))">
            <text:p/>
          </table:table-cell>
          <table:table-cell table:formula="of:=IF([.$A24]&lt;[.AX$2];&quot;&quot;;IF([.$A24]=[.AX$2];1;MIN([.$B$1]+1;[.AW23]+[.AX23])))">
            <text:p/>
          </table:table-cell>
          <table:table-cell table:formula="of:=IF([.$A24]&lt;[.AY$2];&quot;&quot;;IF([.$A24]=[.AY$2];1;MIN([.$B$1]+1;[.AX23]+[.AY23])))">
            <text:p/>
          </table:table-cell>
          <table:table-cell table:formula="of:=IF([.$A24]&lt;[.AZ$2];&quot;&quot;;IF([.$A24]=[.AZ$2];1;MIN([.$B$1]+1;[.AY23]+[.AZ23])))">
            <text:p/>
          </table:table-cell>
          <table:table-cell table:formula="of:=IF([.$A24]&lt;[.BA$2];&quot;&quot;;IF([.$A24]=[.BA$2];1;MIN([.$B$1]+1;[.AZ23]+[.BA23])))">
            <text:p/>
          </table:table-cell>
          <table:table-cell table:formula="of:=IF([.$A24]&lt;[.BB$2];&quot;&quot;;IF([.$A24]=[.BB$2];1;MIN([.$B$1]+1;[.BA23]+[.BB23])))">
            <text:p/>
          </table:table-cell>
          <table:table-cell table:formula="of:=IF([.$A24]&lt;[.BC$2];&quot;&quot;;IF([.$A24]=[.BC$2];1;MIN([.$B$1]+1;[.BB23]+[.BC23])))">
            <text:p/>
          </table:table-cell>
          <table:table-cell table:formula="of:=IF([.$A24]&lt;[.BD$2];&quot;&quot;;IF([.$A24]=[.BD$2];1;MIN([.$B$1]+1;[.BC23]+[.BD23])))">
            <text:p/>
          </table:table-cell>
          <table:table-cell table:formula="of:=IF([.$A24]&lt;[.BE$2];&quot;&quot;;IF([.$A24]=[.BE$2];1;MIN([.$B$1]+1;[.BD23]+[.BE23])))">
            <text:p/>
          </table:table-cell>
          <table:table-cell table:formula="of:=IF([.$A24]&lt;[.BF$2];&quot;&quot;;IF([.$A24]=[.BF$2];1;MIN([.$B$1]+1;[.BE23]+[.BF23])))">
            <text:p/>
          </table:table-cell>
          <table:table-cell table:formula="of:=IF([.$A24]&lt;[.BG$2];&quot;&quot;;IF([.$A24]=[.BG$2];1;MIN([.$B$1]+1;[.BF23]+[.BG23])))">
            <text:p/>
          </table:table-cell>
          <table:table-cell table:formula="of:=IF([.$A24]&lt;[.BH$2];&quot;&quot;;IF([.$A24]=[.BH$2];1;MIN([.$B$1]+1;[.BG23]+[.BH23])))">
            <text:p/>
          </table:table-cell>
          <table:table-cell table:formula="of:=IF([.$A24]&lt;[.BI$2];&quot;&quot;;IF([.$A24]=[.BI$2];1;MIN([.$B$1]+1;[.BH23]+[.BI23])))">
            <text:p/>
          </table:table-cell>
          <table:table-cell table:formula="of:=IF([.$A24]&lt;[.BJ$2];&quot;&quot;;IF([.$A24]=[.BJ$2];1;MIN([.$B$1]+1;[.BI23]+[.BJ23])))">
            <text:p/>
          </table:table-cell>
          <table:table-cell table:formula="of:=IF([.$A24]&lt;[.BK$2];&quot;&quot;;IF([.$A24]=[.BK$2];1;MIN([.$B$1]+1;[.BJ23]+[.BK23])))">
            <text:p/>
          </table:table-cell>
          <table:table-cell table:formula="of:=IF([.$A24]&lt;[.BL$2];&quot;&quot;;IF([.$A24]=[.BL$2];1;MIN([.$B$1]+1;[.BK23]+[.BL23])))">
            <text:p/>
          </table:table-cell>
          <table:table-cell table:formula="of:=IF([.$A24]&lt;[.BM$2];&quot;&quot;;IF([.$A24]=[.BM$2];1;MIN([.$B$1]+1;[.BL23]+[.BM23])))">
            <text:p/>
          </table:table-cell>
          <table:table-cell table:formula="of:=IF([.$A24]&lt;[.BN$2];&quot;&quot;;IF([.$A24]=[.BN$2];1;MIN([.$B$1]+1;[.BM23]+[.BN23])))">
            <text:p/>
          </table:table-cell>
          <table:table-cell table:formula="of:=IF([.$A24]&lt;[.BO$2];&quot;&quot;;IF([.$A24]=[.BO$2];1;MIN([.$B$1]+1;[.BN23]+[.BO23])))">
            <text:p/>
          </table:table-cell>
          <table:table-cell table:formula="of:=IF([.$A24]&lt;[.BP$2];&quot;&quot;;IF([.$A24]=[.BP$2];1;MIN([.$B$1]+1;[.BO23]+[.BP23])))">
            <text:p/>
          </table:table-cell>
          <table:table-cell table:formula="of:=IF([.$A24]&lt;[.BQ$2];&quot;&quot;;IF([.$A24]=[.BQ$2];1;MIN([.$B$1]+1;[.BP23]+[.BQ23])))">
            <text:p/>
          </table:table-cell>
          <table:table-cell table:formula="of:=IF([.$A24]&lt;[.BR$2];&quot;&quot;;IF([.$A24]=[.BR$2];1;MIN([.$B$1]+1;[.BQ23]+[.BR23])))">
            <text:p/>
          </table:table-cell>
          <table:table-cell table:formula="of:=IF([.$A24]&lt;[.BS$2];&quot;&quot;;IF([.$A24]=[.BS$2];1;MIN([.$B$1]+1;[.BR23]+[.BS23])))">
            <text:p/>
          </table:table-cell>
          <table:table-cell table:formula="of:=IF([.$A24]&lt;[.BT$2];&quot;&quot;;IF([.$A24]=[.BT$2];1;MIN([.$B$1]+1;[.BS23]+[.BT23])))">
            <text:p/>
          </table:table-cell>
          <table:table-cell table:formula="of:=IF([.$A24]&lt;[.BU$2];&quot;&quot;;IF([.$A24]=[.BU$2];1;MIN([.$B$1]+1;[.BT23]+[.BU23])))">
            <text:p/>
          </table:table-cell>
          <table:table-cell table:formula="of:=IF([.$A24]&lt;[.BV$2];&quot;&quot;;IF([.$A24]=[.BV$2];1;MIN([.$B$1]+1;[.BU23]+[.BV23])))">
            <text:p/>
          </table:table-cell>
          <table:table-cell table:formula="of:=IF([.$A24]&lt;[.BW$2];&quot;&quot;;IF([.$A24]=[.BW$2];1;MIN([.$B$1]+1;[.BV23]+[.BW23])))">
            <text:p/>
          </table:table-cell>
          <table:table-cell table:formula="of:=IF([.$A24]&lt;[.BX$2];&quot;&quot;;IF([.$A24]=[.BX$2];1;MIN([.$B$1]+1;[.BW23]+[.BX23])))">
            <text:p/>
          </table:table-cell>
          <table:table-cell table:formula="of:=IF([.$A24]&lt;[.BY$2];&quot;&quot;;IF([.$A24]=[.BY$2];1;MIN([.$B$1]+1;[.BX23]+[.BY23])))">
            <text:p/>
          </table:table-cell>
          <table:table-cell table:formula="of:=IF([.$A24]&lt;[.BZ$2];&quot;&quot;;IF([.$A24]=[.BZ$2];1;MIN([.$B$1]+1;[.BY23]+[.BZ23])))">
            <text:p/>
          </table:table-cell>
          <table:table-cell table:formula="of:=IF([.$A24]&lt;[.CA$2];&quot;&quot;;IF([.$A24]=[.CA$2];1;MIN([.$B$1]+1;[.BZ23]+[.CA23])))">
            <text:p/>
          </table:table-cell>
          <table:table-cell table:formula="of:=IF([.$A24]&lt;[.CB$2];&quot;&quot;;IF([.$A24]=[.CB$2];1;MIN([.$B$1]+1;[.CA23]+[.CB23])))">
            <text:p/>
          </table:table-cell>
          <table:table-cell table:formula="of:=IF([.$A24]&lt;[.CC$2];&quot;&quot;;IF([.$A24]=[.CC$2];1;MIN([.$B$1]+1;[.CB23]+[.CC23])))">
            <text:p/>
          </table:table-cell>
          <table:table-cell table:formula="of:=IF([.$A24]&lt;[.CD$2];&quot;&quot;;IF([.$A24]=[.CD$2];1;MIN([.$B$1]+1;[.CC23]+[.CD23])))">
            <text:p/>
          </table:table-cell>
          <table:table-cell table:formula="of:=IF([.$A24]&lt;[.CE$2];&quot;&quot;;IF([.$A24]=[.CE$2];1;MIN([.$B$1]+1;[.CD23]+[.CE23])))">
            <text:p/>
          </table:table-cell>
          <table:table-cell table:formula="of:=IF([.$A24]&lt;[.CF$2];&quot;&quot;;IF([.$A24]=[.CF$2];1;MIN([.$B$1]+1;[.CE23]+[.CF23])))">
            <text:p/>
          </table:table-cell>
          <table:table-cell table:formula="of:=IF([.$A24]&lt;[.CG$2];&quot;&quot;;IF([.$A24]=[.CG$2];1;MIN([.$B$1]+1;[.CF23]+[.CG23])))">
            <text:p/>
          </table:table-cell>
          <table:table-cell table:formula="of:=IF([.$A24]&lt;[.CH$2];&quot;&quot;;IF([.$A24]=[.CH$2];1;MIN([.$B$1]+1;[.CG23]+[.CH23])))">
            <text:p/>
          </table:table-cell>
          <table:table-cell table:formula="of:=IF([.$A24]&lt;[.CI$2];&quot;&quot;;IF([.$A24]=[.CI$2];1;MIN([.$B$1]+1;[.CH23]+[.CI23])))">
            <text:p/>
          </table:table-cell>
          <table:table-cell table:formula="of:=IF([.$A24]&lt;[.CJ$2];&quot;&quot;;IF([.$A24]=[.CJ$2];1;MIN([.$B$1]+1;[.CI23]+[.CJ23])))">
            <text:p/>
          </table:table-cell>
          <table:table-cell table:formula="of:=IF([.$A24]&lt;[.CK$2];&quot;&quot;;IF([.$A24]=[.CK$2];1;MIN([.$B$1]+1;[.CJ23]+[.CK23])))">
            <text:p/>
          </table:table-cell>
          <table:table-cell table:formula="of:=IF([.$A24]&lt;[.CL$2];&quot;&quot;;IF([.$A24]=[.CL$2];1;MIN([.$B$1]+1;[.CK23]+[.CL23])))">
            <text:p/>
          </table:table-cell>
          <table:table-cell table:formula="of:=IF([.$A24]&lt;[.CM$2];&quot;&quot;;IF([.$A24]=[.CM$2];1;MIN([.$B$1]+1;[.CL23]+[.CM23])))">
            <text:p/>
          </table:table-cell>
          <table:table-cell table:formula="of:=IF([.$A24]&lt;[.CN$2];&quot;&quot;;IF([.$A24]=[.CN$2];1;MIN([.$B$1]+1;[.CM23]+[.CN23])))">
            <text:p/>
          </table:table-cell>
          <table:table-cell table:formula="of:=IF([.$A24]&lt;[.CO$2];&quot;&quot;;IF([.$A24]=[.CO$2];1;MIN([.$B$1]+1;[.CN23]+[.CO23])))">
            <text:p/>
          </table:table-cell>
          <table:table-cell table:formula="of:=IF([.$A24]&lt;[.CP$2];&quot;&quot;;IF([.$A24]=[.CP$2];1;MIN([.$B$1]+1;[.CO23]+[.CP23])))">
            <text:p/>
          </table:table-cell>
          <table:table-cell table:formula="of:=IF([.$A24]&lt;[.CQ$2];&quot;&quot;;IF([.$A24]=[.CQ$2];1;MIN([.$B$1]+1;[.CP23]+[.CQ23])))">
            <text:p/>
          </table:table-cell>
          <table:table-cell table:formula="of:=IF([.$A24]&lt;[.CR$2];&quot;&quot;;IF([.$A24]=[.CR$2];1;MIN([.$B$1]+1;[.CQ23]+[.CR23])))">
            <text:p/>
          </table:table-cell>
          <table:table-cell table:formula="of:=IF([.$A24]&lt;[.CS$2];&quot;&quot;;IF([.$A24]=[.CS$2];1;MIN([.$B$1]+1;[.CR23]+[.CS23])))">
            <text:p/>
          </table:table-cell>
          <table:table-cell table:formula="of:=IF([.$A24]&lt;[.CT$2];&quot;&quot;;IF([.$A24]=[.CT$2];1;MIN([.$B$1]+1;[.CS23]+[.CT23])))">
            <text:p/>
          </table:table-cell>
          <table:table-cell table:formula="of:=IF([.$A24]&lt;[.CU$2];&quot;&quot;;IF([.$A24]=[.CU$2];1;MIN([.$B$1]+1;[.CT23]+[.CU23])))">
            <text:p/>
          </table:table-cell>
          <table:table-cell table:formula="of:=IF([.$A24]&lt;[.CV$2];&quot;&quot;;IF([.$A24]=[.CV$2];1;MIN([.$B$1]+1;[.CU23]+[.CV23])))">
            <text:p/>
          </table:table-cell>
          <table:table-cell table:formula="of:=IF([.$A24]&lt;[.CW$2];&quot;&quot;;IF([.$A24]=[.CW$2];1;MIN([.$B$1]+1;[.CV23]+[.CW23])))">
            <text:p/>
          </table:table-cell>
          <table:table-cell table:formula="of:=IF([.$A24]&lt;[.CX$2];&quot;&quot;;IF([.$A24]=[.CX$2];1;MIN([.$B$1]+1;[.CW23]+[.CX23]))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$A25]&lt;[.C$2];&quot;&quot;;IF([.$A25]=[.C$2];1;MIN([.$B$1]+1;[.B24]+[.C24])))" office:value-type="float" office:value="22" calcext:value-type="float">
            <text:p>22</text:p>
          </table:table-cell>
          <table:table-cell table:formula="of:=IF([.$A25]&lt;[.D$2];&quot;&quot;;IF([.$A25]=[.D$2];1;MIN([.$B$1]+1;[.C24]+[.D24])))" office:value-type="float" office:value="231" calcext:value-type="float">
            <text:p>231</text:p>
          </table:table-cell>
          <table:table-cell table:formula="of:=IF([.$A25]&lt;[.E$2];&quot;&quot;;IF([.$A25]=[.E$2];1;MIN([.$B$1]+1;[.D24]+[.E24])))" office:value-type="float" office:value="1540" calcext:value-type="float">
            <text:p>1540</text:p>
          </table:table-cell>
          <table:table-cell table:formula="of:=IF([.$A25]&lt;[.F$2];&quot;&quot;;IF([.$A25]=[.F$2];1;MIN([.$B$1]+1;[.E24]+[.F24])))" office:value-type="float" office:value="7315" calcext:value-type="float">
            <text:p>7315</text:p>
          </table:table-cell>
          <table:table-cell table:formula="of:=IF([.$A25]&lt;[.G$2];&quot;&quot;;IF([.$A25]=[.G$2];1;MIN([.$B$1]+1;[.F24]+[.G24])))" office:value-type="float" office:value="26334" calcext:value-type="float">
            <text:p>26334</text:p>
          </table:table-cell>
          <table:table-cell table:formula="of:=IF([.$A25]&lt;[.H$2];&quot;&quot;;IF([.$A25]=[.H$2];1;MIN([.$B$1]+1;[.G24]+[.H24])))" office:value-type="float" office:value="74613" calcext:value-type="float">
            <text:p>74613</text:p>
          </table:table-cell>
          <table:table-cell table:formula="of:=IF([.$A25]&lt;[.I$2];&quot;&quot;;IF([.$A25]=[.I$2];1;MIN([.$B$1]+1;[.H24]+[.I24])))" office:value-type="float" office:value="170544" calcext:value-type="float">
            <text:p>170544</text:p>
          </table:table-cell>
          <table:table-cell table:formula="of:=IF([.$A25]&lt;[.J$2];&quot;&quot;;IF([.$A25]=[.J$2];1;MIN([.$B$1]+1;[.I24]+[.J24])))" office:value-type="float" office:value="319770" calcext:value-type="float">
            <text:p>319770</text:p>
          </table:table-cell>
          <table:table-cell table:formula="of:=IF([.$A25]&lt;[.K$2];&quot;&quot;;IF([.$A25]=[.K$2];1;MIN([.$B$1]+1;[.J24]+[.K24])))" office:value-type="float" office:value="497420" calcext:value-type="float">
            <text:p>497420</text:p>
          </table:table-cell>
          <table:table-cell table:formula="of:=IF([.$A25]&lt;[.L$2];&quot;&quot;;IF([.$A25]=[.L$2];1;MIN([.$B$1]+1;[.K24]+[.L24])))" office:value-type="float" office:value="646646" calcext:value-type="float">
            <text:p>646646</text:p>
          </table:table-cell>
          <table:table-cell table:formula="of:=IF([.$A25]&lt;[.M$2];&quot;&quot;;IF([.$A25]=[.M$2];1;MIN([.$B$1]+1;[.L24]+[.M24])))" office:value-type="float" office:value="705432" calcext:value-type="float">
            <text:p>705432</text:p>
          </table:table-cell>
          <table:table-cell table:formula="of:=IF([.$A25]&lt;[.N$2];&quot;&quot;;IF([.$A25]=[.N$2];1;MIN([.$B$1]+1;[.M24]+[.N24])))" office:value-type="float" office:value="646646" calcext:value-type="float">
            <text:p>646646</text:p>
          </table:table-cell>
          <table:table-cell table:formula="of:=IF([.$A25]&lt;[.O$2];&quot;&quot;;IF([.$A25]=[.O$2];1;MIN([.$B$1]+1;[.N24]+[.O24])))" office:value-type="float" office:value="497420" calcext:value-type="float">
            <text:p>497420</text:p>
          </table:table-cell>
          <table:table-cell table:formula="of:=IF([.$A25]&lt;[.P$2];&quot;&quot;;IF([.$A25]=[.P$2];1;MIN([.$B$1]+1;[.O24]+[.P24])))" office:value-type="float" office:value="319770" calcext:value-type="float">
            <text:p>319770</text:p>
          </table:table-cell>
          <table:table-cell table:formula="of:=IF([.$A25]&lt;[.Q$2];&quot;&quot;;IF([.$A25]=[.Q$2];1;MIN([.$B$1]+1;[.P24]+[.Q24])))" office:value-type="float" office:value="170544" calcext:value-type="float">
            <text:p>170544</text:p>
          </table:table-cell>
          <table:table-cell table:formula="of:=IF([.$A25]&lt;[.R$2];&quot;&quot;;IF([.$A25]=[.R$2];1;MIN([.$B$1]+1;[.Q24]+[.R24])))" office:value-type="float" office:value="74613" calcext:value-type="float">
            <text:p>74613</text:p>
          </table:table-cell>
          <table:table-cell table:formula="of:=IF([.$A25]&lt;[.S$2];&quot;&quot;;IF([.$A25]=[.S$2];1;MIN([.$B$1]+1;[.R24]+[.S24])))" office:value-type="float" office:value="26334" calcext:value-type="float">
            <text:p>26334</text:p>
          </table:table-cell>
          <table:table-cell table:formula="of:=IF([.$A25]&lt;[.T$2];&quot;&quot;;IF([.$A25]=[.T$2];1;MIN([.$B$1]+1;[.S24]+[.T24])))" office:value-type="float" office:value="7315" calcext:value-type="float">
            <text:p>7315</text:p>
          </table:table-cell>
          <table:table-cell table:formula="of:=IF([.$A25]&lt;[.U$2];&quot;&quot;;IF([.$A25]=[.U$2];1;MIN([.$B$1]+1;[.T24]+[.U24])))" office:value-type="float" office:value="1540" calcext:value-type="float">
            <text:p>1540</text:p>
          </table:table-cell>
          <table:table-cell table:formula="of:=IF([.$A25]&lt;[.V$2];&quot;&quot;;IF([.$A25]=[.V$2];1;MIN([.$B$1]+1;[.U24]+[.V24])))" office:value-type="float" office:value="231" calcext:value-type="float">
            <text:p>231</text:p>
          </table:table-cell>
          <table:table-cell table:formula="of:=IF([.$A25]&lt;[.W$2];&quot;&quot;;IF([.$A25]=[.W$2];1;MIN([.$B$1]+1;[.V24]+[.W24])))" office:value-type="float" office:value="22" calcext:value-type="float">
            <text:p>22</text:p>
          </table:table-cell>
          <table:table-cell table:formula="of:=IF([.$A25]&lt;[.X$2];&quot;&quot;;IF([.$A25]=[.X$2];1;MIN([.$B$1]+1;[.W24]+[.X24])))" office:value-type="float" office:value="1" calcext:value-type="float">
            <text:p>1</text:p>
          </table:table-cell>
          <table:table-cell table:formula="of:=IF([.$A25]&lt;[.Y$2];&quot;&quot;;IF([.$A25]=[.Y$2];1;MIN([.$B$1]+1;[.X24]+[.Y24])))">
            <text:p/>
          </table:table-cell>
          <table:table-cell table:formula="of:=IF([.$A25]&lt;[.Z$2];&quot;&quot;;IF([.$A25]=[.Z$2];1;MIN([.$B$1]+1;[.Y24]+[.Z24])))">
            <text:p/>
          </table:table-cell>
          <table:table-cell table:formula="of:=IF([.$A25]&lt;[.AA$2];&quot;&quot;;IF([.$A25]=[.AA$2];1;MIN([.$B$1]+1;[.Z24]+[.AA24])))">
            <text:p/>
          </table:table-cell>
          <table:table-cell table:formula="of:=IF([.$A25]&lt;[.AB$2];&quot;&quot;;IF([.$A25]=[.AB$2];1;MIN([.$B$1]+1;[.AA24]+[.AB24])))">
            <text:p/>
          </table:table-cell>
          <table:table-cell table:formula="of:=IF([.$A25]&lt;[.AC$2];&quot;&quot;;IF([.$A25]=[.AC$2];1;MIN([.$B$1]+1;[.AB24]+[.AC24])))">
            <text:p/>
          </table:table-cell>
          <table:table-cell table:formula="of:=IF([.$A25]&lt;[.AD$2];&quot;&quot;;IF([.$A25]=[.AD$2];1;MIN([.$B$1]+1;[.AC24]+[.AD24])))">
            <text:p/>
          </table:table-cell>
          <table:table-cell table:formula="of:=IF([.$A25]&lt;[.AE$2];&quot;&quot;;IF([.$A25]=[.AE$2];1;MIN([.$B$1]+1;[.AD24]+[.AE24])))">
            <text:p/>
          </table:table-cell>
          <table:table-cell table:formula="of:=IF([.$A25]&lt;[.AF$2];&quot;&quot;;IF([.$A25]=[.AF$2];1;MIN([.$B$1]+1;[.AE24]+[.AF24])))">
            <text:p/>
          </table:table-cell>
          <table:table-cell table:formula="of:=IF([.$A25]&lt;[.AG$2];&quot;&quot;;IF([.$A25]=[.AG$2];1;MIN([.$B$1]+1;[.AF24]+[.AG24])))">
            <text:p/>
          </table:table-cell>
          <table:table-cell table:formula="of:=IF([.$A25]&lt;[.AH$2];&quot;&quot;;IF([.$A25]=[.AH$2];1;MIN([.$B$1]+1;[.AG24]+[.AH24])))">
            <text:p/>
          </table:table-cell>
          <table:table-cell table:formula="of:=IF([.$A25]&lt;[.AI$2];&quot;&quot;;IF([.$A25]=[.AI$2];1;MIN([.$B$1]+1;[.AH24]+[.AI24])))">
            <text:p/>
          </table:table-cell>
          <table:table-cell table:formula="of:=IF([.$A25]&lt;[.AJ$2];&quot;&quot;;IF([.$A25]=[.AJ$2];1;MIN([.$B$1]+1;[.AI24]+[.AJ24])))">
            <text:p/>
          </table:table-cell>
          <table:table-cell table:formula="of:=IF([.$A25]&lt;[.AK$2];&quot;&quot;;IF([.$A25]=[.AK$2];1;MIN([.$B$1]+1;[.AJ24]+[.AK24])))">
            <text:p/>
          </table:table-cell>
          <table:table-cell table:formula="of:=IF([.$A25]&lt;[.AL$2];&quot;&quot;;IF([.$A25]=[.AL$2];1;MIN([.$B$1]+1;[.AK24]+[.AL24])))">
            <text:p/>
          </table:table-cell>
          <table:table-cell table:formula="of:=IF([.$A25]&lt;[.AM$2];&quot;&quot;;IF([.$A25]=[.AM$2];1;MIN([.$B$1]+1;[.AL24]+[.AM24])))">
            <text:p/>
          </table:table-cell>
          <table:table-cell table:formula="of:=IF([.$A25]&lt;[.AN$2];&quot;&quot;;IF([.$A25]=[.AN$2];1;MIN([.$B$1]+1;[.AM24]+[.AN24])))">
            <text:p/>
          </table:table-cell>
          <table:table-cell table:formula="of:=IF([.$A25]&lt;[.AO$2];&quot;&quot;;IF([.$A25]=[.AO$2];1;MIN([.$B$1]+1;[.AN24]+[.AO24])))">
            <text:p/>
          </table:table-cell>
          <table:table-cell table:formula="of:=IF([.$A25]&lt;[.AP$2];&quot;&quot;;IF([.$A25]=[.AP$2];1;MIN([.$B$1]+1;[.AO24]+[.AP24])))">
            <text:p/>
          </table:table-cell>
          <table:table-cell table:formula="of:=IF([.$A25]&lt;[.AQ$2];&quot;&quot;;IF([.$A25]=[.AQ$2];1;MIN([.$B$1]+1;[.AP24]+[.AQ24])))">
            <text:p/>
          </table:table-cell>
          <table:table-cell table:formula="of:=IF([.$A25]&lt;[.AR$2];&quot;&quot;;IF([.$A25]=[.AR$2];1;MIN([.$B$1]+1;[.AQ24]+[.AR24])))">
            <text:p/>
          </table:table-cell>
          <table:table-cell table:formula="of:=IF([.$A25]&lt;[.AS$2];&quot;&quot;;IF([.$A25]=[.AS$2];1;MIN([.$B$1]+1;[.AR24]+[.AS24])))">
            <text:p/>
          </table:table-cell>
          <table:table-cell table:formula="of:=IF([.$A25]&lt;[.AT$2];&quot;&quot;;IF([.$A25]=[.AT$2];1;MIN([.$B$1]+1;[.AS24]+[.AT24])))">
            <text:p/>
          </table:table-cell>
          <table:table-cell table:formula="of:=IF([.$A25]&lt;[.AU$2];&quot;&quot;;IF([.$A25]=[.AU$2];1;MIN([.$B$1]+1;[.AT24]+[.AU24])))">
            <text:p/>
          </table:table-cell>
          <table:table-cell table:formula="of:=IF([.$A25]&lt;[.AV$2];&quot;&quot;;IF([.$A25]=[.AV$2];1;MIN([.$B$1]+1;[.AU24]+[.AV24])))">
            <text:p/>
          </table:table-cell>
          <table:table-cell table:formula="of:=IF([.$A25]&lt;[.AW$2];&quot;&quot;;IF([.$A25]=[.AW$2];1;MIN([.$B$1]+1;[.AV24]+[.AW24])))">
            <text:p/>
          </table:table-cell>
          <table:table-cell table:formula="of:=IF([.$A25]&lt;[.AX$2];&quot;&quot;;IF([.$A25]=[.AX$2];1;MIN([.$B$1]+1;[.AW24]+[.AX24])))">
            <text:p/>
          </table:table-cell>
          <table:table-cell table:formula="of:=IF([.$A25]&lt;[.AY$2];&quot;&quot;;IF([.$A25]=[.AY$2];1;MIN([.$B$1]+1;[.AX24]+[.AY24])))">
            <text:p/>
          </table:table-cell>
          <table:table-cell table:formula="of:=IF([.$A25]&lt;[.AZ$2];&quot;&quot;;IF([.$A25]=[.AZ$2];1;MIN([.$B$1]+1;[.AY24]+[.AZ24])))">
            <text:p/>
          </table:table-cell>
          <table:table-cell table:formula="of:=IF([.$A25]&lt;[.BA$2];&quot;&quot;;IF([.$A25]=[.BA$2];1;MIN([.$B$1]+1;[.AZ24]+[.BA24])))">
            <text:p/>
          </table:table-cell>
          <table:table-cell table:formula="of:=IF([.$A25]&lt;[.BB$2];&quot;&quot;;IF([.$A25]=[.BB$2];1;MIN([.$B$1]+1;[.BA24]+[.BB24])))">
            <text:p/>
          </table:table-cell>
          <table:table-cell table:formula="of:=IF([.$A25]&lt;[.BC$2];&quot;&quot;;IF([.$A25]=[.BC$2];1;MIN([.$B$1]+1;[.BB24]+[.BC24])))">
            <text:p/>
          </table:table-cell>
          <table:table-cell table:formula="of:=IF([.$A25]&lt;[.BD$2];&quot;&quot;;IF([.$A25]=[.BD$2];1;MIN([.$B$1]+1;[.BC24]+[.BD24])))">
            <text:p/>
          </table:table-cell>
          <table:table-cell table:formula="of:=IF([.$A25]&lt;[.BE$2];&quot;&quot;;IF([.$A25]=[.BE$2];1;MIN([.$B$1]+1;[.BD24]+[.BE24])))">
            <text:p/>
          </table:table-cell>
          <table:table-cell table:formula="of:=IF([.$A25]&lt;[.BF$2];&quot;&quot;;IF([.$A25]=[.BF$2];1;MIN([.$B$1]+1;[.BE24]+[.BF24])))">
            <text:p/>
          </table:table-cell>
          <table:table-cell table:formula="of:=IF([.$A25]&lt;[.BG$2];&quot;&quot;;IF([.$A25]=[.BG$2];1;MIN([.$B$1]+1;[.BF24]+[.BG24])))">
            <text:p/>
          </table:table-cell>
          <table:table-cell table:formula="of:=IF([.$A25]&lt;[.BH$2];&quot;&quot;;IF([.$A25]=[.BH$2];1;MIN([.$B$1]+1;[.BG24]+[.BH24])))">
            <text:p/>
          </table:table-cell>
          <table:table-cell table:formula="of:=IF([.$A25]&lt;[.BI$2];&quot;&quot;;IF([.$A25]=[.BI$2];1;MIN([.$B$1]+1;[.BH24]+[.BI24])))">
            <text:p/>
          </table:table-cell>
          <table:table-cell table:formula="of:=IF([.$A25]&lt;[.BJ$2];&quot;&quot;;IF([.$A25]=[.BJ$2];1;MIN([.$B$1]+1;[.BI24]+[.BJ24])))">
            <text:p/>
          </table:table-cell>
          <table:table-cell table:formula="of:=IF([.$A25]&lt;[.BK$2];&quot;&quot;;IF([.$A25]=[.BK$2];1;MIN([.$B$1]+1;[.BJ24]+[.BK24])))">
            <text:p/>
          </table:table-cell>
          <table:table-cell table:formula="of:=IF([.$A25]&lt;[.BL$2];&quot;&quot;;IF([.$A25]=[.BL$2];1;MIN([.$B$1]+1;[.BK24]+[.BL24])))">
            <text:p/>
          </table:table-cell>
          <table:table-cell table:formula="of:=IF([.$A25]&lt;[.BM$2];&quot;&quot;;IF([.$A25]=[.BM$2];1;MIN([.$B$1]+1;[.BL24]+[.BM24])))">
            <text:p/>
          </table:table-cell>
          <table:table-cell table:formula="of:=IF([.$A25]&lt;[.BN$2];&quot;&quot;;IF([.$A25]=[.BN$2];1;MIN([.$B$1]+1;[.BM24]+[.BN24])))">
            <text:p/>
          </table:table-cell>
          <table:table-cell table:formula="of:=IF([.$A25]&lt;[.BO$2];&quot;&quot;;IF([.$A25]=[.BO$2];1;MIN([.$B$1]+1;[.BN24]+[.BO24])))">
            <text:p/>
          </table:table-cell>
          <table:table-cell table:formula="of:=IF([.$A25]&lt;[.BP$2];&quot;&quot;;IF([.$A25]=[.BP$2];1;MIN([.$B$1]+1;[.BO24]+[.BP24])))">
            <text:p/>
          </table:table-cell>
          <table:table-cell table:formula="of:=IF([.$A25]&lt;[.BQ$2];&quot;&quot;;IF([.$A25]=[.BQ$2];1;MIN([.$B$1]+1;[.BP24]+[.BQ24])))">
            <text:p/>
          </table:table-cell>
          <table:table-cell table:formula="of:=IF([.$A25]&lt;[.BR$2];&quot;&quot;;IF([.$A25]=[.BR$2];1;MIN([.$B$1]+1;[.BQ24]+[.BR24])))">
            <text:p/>
          </table:table-cell>
          <table:table-cell table:formula="of:=IF([.$A25]&lt;[.BS$2];&quot;&quot;;IF([.$A25]=[.BS$2];1;MIN([.$B$1]+1;[.BR24]+[.BS24])))">
            <text:p/>
          </table:table-cell>
          <table:table-cell table:formula="of:=IF([.$A25]&lt;[.BT$2];&quot;&quot;;IF([.$A25]=[.BT$2];1;MIN([.$B$1]+1;[.BS24]+[.BT24])))">
            <text:p/>
          </table:table-cell>
          <table:table-cell table:formula="of:=IF([.$A25]&lt;[.BU$2];&quot;&quot;;IF([.$A25]=[.BU$2];1;MIN([.$B$1]+1;[.BT24]+[.BU24])))">
            <text:p/>
          </table:table-cell>
          <table:table-cell table:formula="of:=IF([.$A25]&lt;[.BV$2];&quot;&quot;;IF([.$A25]=[.BV$2];1;MIN([.$B$1]+1;[.BU24]+[.BV24])))">
            <text:p/>
          </table:table-cell>
          <table:table-cell table:formula="of:=IF([.$A25]&lt;[.BW$2];&quot;&quot;;IF([.$A25]=[.BW$2];1;MIN([.$B$1]+1;[.BV24]+[.BW24])))">
            <text:p/>
          </table:table-cell>
          <table:table-cell table:formula="of:=IF([.$A25]&lt;[.BX$2];&quot;&quot;;IF([.$A25]=[.BX$2];1;MIN([.$B$1]+1;[.BW24]+[.BX24])))">
            <text:p/>
          </table:table-cell>
          <table:table-cell table:formula="of:=IF([.$A25]&lt;[.BY$2];&quot;&quot;;IF([.$A25]=[.BY$2];1;MIN([.$B$1]+1;[.BX24]+[.BY24])))">
            <text:p/>
          </table:table-cell>
          <table:table-cell table:formula="of:=IF([.$A25]&lt;[.BZ$2];&quot;&quot;;IF([.$A25]=[.BZ$2];1;MIN([.$B$1]+1;[.BY24]+[.BZ24])))">
            <text:p/>
          </table:table-cell>
          <table:table-cell table:formula="of:=IF([.$A25]&lt;[.CA$2];&quot;&quot;;IF([.$A25]=[.CA$2];1;MIN([.$B$1]+1;[.BZ24]+[.CA24])))">
            <text:p/>
          </table:table-cell>
          <table:table-cell table:formula="of:=IF([.$A25]&lt;[.CB$2];&quot;&quot;;IF([.$A25]=[.CB$2];1;MIN([.$B$1]+1;[.CA24]+[.CB24])))">
            <text:p/>
          </table:table-cell>
          <table:table-cell table:formula="of:=IF([.$A25]&lt;[.CC$2];&quot;&quot;;IF([.$A25]=[.CC$2];1;MIN([.$B$1]+1;[.CB24]+[.CC24])))">
            <text:p/>
          </table:table-cell>
          <table:table-cell table:formula="of:=IF([.$A25]&lt;[.CD$2];&quot;&quot;;IF([.$A25]=[.CD$2];1;MIN([.$B$1]+1;[.CC24]+[.CD24])))">
            <text:p/>
          </table:table-cell>
          <table:table-cell table:formula="of:=IF([.$A25]&lt;[.CE$2];&quot;&quot;;IF([.$A25]=[.CE$2];1;MIN([.$B$1]+1;[.CD24]+[.CE24])))">
            <text:p/>
          </table:table-cell>
          <table:table-cell table:formula="of:=IF([.$A25]&lt;[.CF$2];&quot;&quot;;IF([.$A25]=[.CF$2];1;MIN([.$B$1]+1;[.CE24]+[.CF24])))">
            <text:p/>
          </table:table-cell>
          <table:table-cell table:formula="of:=IF([.$A25]&lt;[.CG$2];&quot;&quot;;IF([.$A25]=[.CG$2];1;MIN([.$B$1]+1;[.CF24]+[.CG24])))">
            <text:p/>
          </table:table-cell>
          <table:table-cell table:formula="of:=IF([.$A25]&lt;[.CH$2];&quot;&quot;;IF([.$A25]=[.CH$2];1;MIN([.$B$1]+1;[.CG24]+[.CH24])))">
            <text:p/>
          </table:table-cell>
          <table:table-cell table:formula="of:=IF([.$A25]&lt;[.CI$2];&quot;&quot;;IF([.$A25]=[.CI$2];1;MIN([.$B$1]+1;[.CH24]+[.CI24])))">
            <text:p/>
          </table:table-cell>
          <table:table-cell table:formula="of:=IF([.$A25]&lt;[.CJ$2];&quot;&quot;;IF([.$A25]=[.CJ$2];1;MIN([.$B$1]+1;[.CI24]+[.CJ24])))">
            <text:p/>
          </table:table-cell>
          <table:table-cell table:formula="of:=IF([.$A25]&lt;[.CK$2];&quot;&quot;;IF([.$A25]=[.CK$2];1;MIN([.$B$1]+1;[.CJ24]+[.CK24])))">
            <text:p/>
          </table:table-cell>
          <table:table-cell table:formula="of:=IF([.$A25]&lt;[.CL$2];&quot;&quot;;IF([.$A25]=[.CL$2];1;MIN([.$B$1]+1;[.CK24]+[.CL24])))">
            <text:p/>
          </table:table-cell>
          <table:table-cell table:formula="of:=IF([.$A25]&lt;[.CM$2];&quot;&quot;;IF([.$A25]=[.CM$2];1;MIN([.$B$1]+1;[.CL24]+[.CM24])))">
            <text:p/>
          </table:table-cell>
          <table:table-cell table:formula="of:=IF([.$A25]&lt;[.CN$2];&quot;&quot;;IF([.$A25]=[.CN$2];1;MIN([.$B$1]+1;[.CM24]+[.CN24])))">
            <text:p/>
          </table:table-cell>
          <table:table-cell table:formula="of:=IF([.$A25]&lt;[.CO$2];&quot;&quot;;IF([.$A25]=[.CO$2];1;MIN([.$B$1]+1;[.CN24]+[.CO24])))">
            <text:p/>
          </table:table-cell>
          <table:table-cell table:formula="of:=IF([.$A25]&lt;[.CP$2];&quot;&quot;;IF([.$A25]=[.CP$2];1;MIN([.$B$1]+1;[.CO24]+[.CP24])))">
            <text:p/>
          </table:table-cell>
          <table:table-cell table:formula="of:=IF([.$A25]&lt;[.CQ$2];&quot;&quot;;IF([.$A25]=[.CQ$2];1;MIN([.$B$1]+1;[.CP24]+[.CQ24])))">
            <text:p/>
          </table:table-cell>
          <table:table-cell table:formula="of:=IF([.$A25]&lt;[.CR$2];&quot;&quot;;IF([.$A25]=[.CR$2];1;MIN([.$B$1]+1;[.CQ24]+[.CR24])))">
            <text:p/>
          </table:table-cell>
          <table:table-cell table:formula="of:=IF([.$A25]&lt;[.CS$2];&quot;&quot;;IF([.$A25]=[.CS$2];1;MIN([.$B$1]+1;[.CR24]+[.CS24])))">
            <text:p/>
          </table:table-cell>
          <table:table-cell table:formula="of:=IF([.$A25]&lt;[.CT$2];&quot;&quot;;IF([.$A25]=[.CT$2];1;MIN([.$B$1]+1;[.CS24]+[.CT24])))">
            <text:p/>
          </table:table-cell>
          <table:table-cell table:formula="of:=IF([.$A25]&lt;[.CU$2];&quot;&quot;;IF([.$A25]=[.CU$2];1;MIN([.$B$1]+1;[.CT24]+[.CU24])))">
            <text:p/>
          </table:table-cell>
          <table:table-cell table:formula="of:=IF([.$A25]&lt;[.CV$2];&quot;&quot;;IF([.$A25]=[.CV$2];1;MIN([.$B$1]+1;[.CU24]+[.CV24])))">
            <text:p/>
          </table:table-cell>
          <table:table-cell table:formula="of:=IF([.$A25]&lt;[.CW$2];&quot;&quot;;IF([.$A25]=[.CW$2];1;MIN([.$B$1]+1;[.CV24]+[.CW24])))">
            <text:p/>
          </table:table-cell>
          <table:table-cell table:formula="of:=IF([.$A25]&lt;[.CX$2];&quot;&quot;;IF([.$A25]=[.CX$2];1;MIN([.$B$1]+1;[.CW24]+[.CX24]))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.$A26]&lt;[.C$2];&quot;&quot;;IF([.$A26]=[.C$2];1;MIN([.$B$1]+1;[.B25]+[.C25])))" office:value-type="float" office:value="23" calcext:value-type="float">
            <text:p>23</text:p>
          </table:table-cell>
          <table:table-cell table:formula="of:=IF([.$A26]&lt;[.D$2];&quot;&quot;;IF([.$A26]=[.D$2];1;MIN([.$B$1]+1;[.C25]+[.D25])))" office:value-type="float" office:value="253" calcext:value-type="float">
            <text:p>253</text:p>
          </table:table-cell>
          <table:table-cell table:formula="of:=IF([.$A26]&lt;[.E$2];&quot;&quot;;IF([.$A26]=[.E$2];1;MIN([.$B$1]+1;[.D25]+[.E25])))" office:value-type="float" office:value="1771" calcext:value-type="float">
            <text:p>1771</text:p>
          </table:table-cell>
          <table:table-cell table:formula="of:=IF([.$A26]&lt;[.F$2];&quot;&quot;;IF([.$A26]=[.F$2];1;MIN([.$B$1]+1;[.E25]+[.F25])))" office:value-type="float" office:value="8855" calcext:value-type="float">
            <text:p>8855</text:p>
          </table:table-cell>
          <table:table-cell table:formula="of:=IF([.$A26]&lt;[.G$2];&quot;&quot;;IF([.$A26]=[.G$2];1;MIN([.$B$1]+1;[.F25]+[.G25])))" office:value-type="float" office:value="33649" calcext:value-type="float">
            <text:p>33649</text:p>
          </table:table-cell>
          <table:table-cell table:formula="of:=IF([.$A26]&lt;[.H$2];&quot;&quot;;IF([.$A26]=[.H$2];1;MIN([.$B$1]+1;[.G25]+[.H25])))" office:value-type="float" office:value="100947" calcext:value-type="float">
            <text:p>100947</text:p>
          </table:table-cell>
          <table:table-cell table:formula="of:=IF([.$A26]&lt;[.I$2];&quot;&quot;;IF([.$A26]=[.I$2];1;MIN([.$B$1]+1;[.H25]+[.I25])))" office:value-type="float" office:value="245157" calcext:value-type="float">
            <text:p>245157</text:p>
          </table:table-cell>
          <table:table-cell table:formula="of:=IF([.$A26]&lt;[.J$2];&quot;&quot;;IF([.$A26]=[.J$2];1;MIN([.$B$1]+1;[.I25]+[.J25])))" office:value-type="float" office:value="490314" calcext:value-type="float">
            <text:p>490314</text:p>
          </table:table-cell>
          <table:table-cell table:formula="of:=IF([.$A26]&lt;[.K$2];&quot;&quot;;IF([.$A26]=[.K$2];1;MIN([.$B$1]+1;[.J25]+[.K25])))" office:value-type="float" office:value="817190" calcext:value-type="float">
            <text:p>817190</text:p>
          </table:table-cell>
          <table:table-cell table:formula="of:=IF([.$A26]&lt;[.L$2];&quot;&quot;;IF([.$A26]=[.L$2];1;MIN([.$B$1]+1;[.K25]+[.L25])))" office:value-type="float" office:value="1000001" calcext:value-type="float">
            <text:p>1000001</text:p>
          </table:table-cell>
          <table:table-cell table:formula="of:=IF([.$A26]&lt;[.M$2];&quot;&quot;;IF([.$A26]=[.M$2];1;MIN([.$B$1]+1;[.L25]+[.M25])))" office:value-type="float" office:value="1000001" calcext:value-type="float">
            <text:p>1000001</text:p>
          </table:table-cell>
          <table:table-cell table:formula="of:=IF([.$A26]&lt;[.N$2];&quot;&quot;;IF([.$A26]=[.N$2];1;MIN([.$B$1]+1;[.M25]+[.N25])))" office:value-type="float" office:value="1000001" calcext:value-type="float">
            <text:p>1000001</text:p>
          </table:table-cell>
          <table:table-cell table:formula="of:=IF([.$A26]&lt;[.O$2];&quot;&quot;;IF([.$A26]=[.O$2];1;MIN([.$B$1]+1;[.N25]+[.O25])))" office:value-type="float" office:value="1000001" calcext:value-type="float">
            <text:p>1000001</text:p>
          </table:table-cell>
          <table:table-cell table:formula="of:=IF([.$A26]&lt;[.P$2];&quot;&quot;;IF([.$A26]=[.P$2];1;MIN([.$B$1]+1;[.O25]+[.P25])))" office:value-type="float" office:value="817190" calcext:value-type="float">
            <text:p>817190</text:p>
          </table:table-cell>
          <table:table-cell table:formula="of:=IF([.$A26]&lt;[.Q$2];&quot;&quot;;IF([.$A26]=[.Q$2];1;MIN([.$B$1]+1;[.P25]+[.Q25])))" office:value-type="float" office:value="490314" calcext:value-type="float">
            <text:p>490314</text:p>
          </table:table-cell>
          <table:table-cell table:formula="of:=IF([.$A26]&lt;[.R$2];&quot;&quot;;IF([.$A26]=[.R$2];1;MIN([.$B$1]+1;[.Q25]+[.R25])))" office:value-type="float" office:value="245157" calcext:value-type="float">
            <text:p>245157</text:p>
          </table:table-cell>
          <table:table-cell table:formula="of:=IF([.$A26]&lt;[.S$2];&quot;&quot;;IF([.$A26]=[.S$2];1;MIN([.$B$1]+1;[.R25]+[.S25])))" office:value-type="float" office:value="100947" calcext:value-type="float">
            <text:p>100947</text:p>
          </table:table-cell>
          <table:table-cell table:formula="of:=IF([.$A26]&lt;[.T$2];&quot;&quot;;IF([.$A26]=[.T$2];1;MIN([.$B$1]+1;[.S25]+[.T25])))" office:value-type="float" office:value="33649" calcext:value-type="float">
            <text:p>33649</text:p>
          </table:table-cell>
          <table:table-cell table:formula="of:=IF([.$A26]&lt;[.U$2];&quot;&quot;;IF([.$A26]=[.U$2];1;MIN([.$B$1]+1;[.T25]+[.U25])))" office:value-type="float" office:value="8855" calcext:value-type="float">
            <text:p>8855</text:p>
          </table:table-cell>
          <table:table-cell table:formula="of:=IF([.$A26]&lt;[.V$2];&quot;&quot;;IF([.$A26]=[.V$2];1;MIN([.$B$1]+1;[.U25]+[.V25])))" office:value-type="float" office:value="1771" calcext:value-type="float">
            <text:p>1771</text:p>
          </table:table-cell>
          <table:table-cell table:formula="of:=IF([.$A26]&lt;[.W$2];&quot;&quot;;IF([.$A26]=[.W$2];1;MIN([.$B$1]+1;[.V25]+[.W25])))" office:value-type="float" office:value="253" calcext:value-type="float">
            <text:p>253</text:p>
          </table:table-cell>
          <table:table-cell table:formula="of:=IF([.$A26]&lt;[.X$2];&quot;&quot;;IF([.$A26]=[.X$2];1;MIN([.$B$1]+1;[.W25]+[.X25])))" office:value-type="float" office:value="23" calcext:value-type="float">
            <text:p>23</text:p>
          </table:table-cell>
          <table:table-cell table:formula="of:=IF([.$A26]&lt;[.Y$2];&quot;&quot;;IF([.$A26]=[.Y$2];1;MIN([.$B$1]+1;[.X25]+[.Y25])))" office:value-type="float" office:value="1" calcext:value-type="float">
            <text:p>1</text:p>
          </table:table-cell>
          <table:table-cell table:formula="of:=IF([.$A26]&lt;[.Z$2];&quot;&quot;;IF([.$A26]=[.Z$2];1;MIN([.$B$1]+1;[.Y25]+[.Z25])))">
            <text:p/>
          </table:table-cell>
          <table:table-cell table:formula="of:=IF([.$A26]&lt;[.AA$2];&quot;&quot;;IF([.$A26]=[.AA$2];1;MIN([.$B$1]+1;[.Z25]+[.AA25])))">
            <text:p/>
          </table:table-cell>
          <table:table-cell table:formula="of:=IF([.$A26]&lt;[.AB$2];&quot;&quot;;IF([.$A26]=[.AB$2];1;MIN([.$B$1]+1;[.AA25]+[.AB25])))">
            <text:p/>
          </table:table-cell>
          <table:table-cell table:formula="of:=IF([.$A26]&lt;[.AC$2];&quot;&quot;;IF([.$A26]=[.AC$2];1;MIN([.$B$1]+1;[.AB25]+[.AC25])))">
            <text:p/>
          </table:table-cell>
          <table:table-cell table:formula="of:=IF([.$A26]&lt;[.AD$2];&quot;&quot;;IF([.$A26]=[.AD$2];1;MIN([.$B$1]+1;[.AC25]+[.AD25])))">
            <text:p/>
          </table:table-cell>
          <table:table-cell table:formula="of:=IF([.$A26]&lt;[.AE$2];&quot;&quot;;IF([.$A26]=[.AE$2];1;MIN([.$B$1]+1;[.AD25]+[.AE25])))">
            <text:p/>
          </table:table-cell>
          <table:table-cell table:formula="of:=IF([.$A26]&lt;[.AF$2];&quot;&quot;;IF([.$A26]=[.AF$2];1;MIN([.$B$1]+1;[.AE25]+[.AF25])))">
            <text:p/>
          </table:table-cell>
          <table:table-cell table:formula="of:=IF([.$A26]&lt;[.AG$2];&quot;&quot;;IF([.$A26]=[.AG$2];1;MIN([.$B$1]+1;[.AF25]+[.AG25])))">
            <text:p/>
          </table:table-cell>
          <table:table-cell table:formula="of:=IF([.$A26]&lt;[.AH$2];&quot;&quot;;IF([.$A26]=[.AH$2];1;MIN([.$B$1]+1;[.AG25]+[.AH25])))">
            <text:p/>
          </table:table-cell>
          <table:table-cell table:formula="of:=IF([.$A26]&lt;[.AI$2];&quot;&quot;;IF([.$A26]=[.AI$2];1;MIN([.$B$1]+1;[.AH25]+[.AI25])))">
            <text:p/>
          </table:table-cell>
          <table:table-cell table:formula="of:=IF([.$A26]&lt;[.AJ$2];&quot;&quot;;IF([.$A26]=[.AJ$2];1;MIN([.$B$1]+1;[.AI25]+[.AJ25])))">
            <text:p/>
          </table:table-cell>
          <table:table-cell table:formula="of:=IF([.$A26]&lt;[.AK$2];&quot;&quot;;IF([.$A26]=[.AK$2];1;MIN([.$B$1]+1;[.AJ25]+[.AK25])))">
            <text:p/>
          </table:table-cell>
          <table:table-cell table:formula="of:=IF([.$A26]&lt;[.AL$2];&quot;&quot;;IF([.$A26]=[.AL$2];1;MIN([.$B$1]+1;[.AK25]+[.AL25])))">
            <text:p/>
          </table:table-cell>
          <table:table-cell table:formula="of:=IF([.$A26]&lt;[.AM$2];&quot;&quot;;IF([.$A26]=[.AM$2];1;MIN([.$B$1]+1;[.AL25]+[.AM25])))">
            <text:p/>
          </table:table-cell>
          <table:table-cell table:formula="of:=IF([.$A26]&lt;[.AN$2];&quot;&quot;;IF([.$A26]=[.AN$2];1;MIN([.$B$1]+1;[.AM25]+[.AN25])))">
            <text:p/>
          </table:table-cell>
          <table:table-cell table:formula="of:=IF([.$A26]&lt;[.AO$2];&quot;&quot;;IF([.$A26]=[.AO$2];1;MIN([.$B$1]+1;[.AN25]+[.AO25])))">
            <text:p/>
          </table:table-cell>
          <table:table-cell table:formula="of:=IF([.$A26]&lt;[.AP$2];&quot;&quot;;IF([.$A26]=[.AP$2];1;MIN([.$B$1]+1;[.AO25]+[.AP25])))">
            <text:p/>
          </table:table-cell>
          <table:table-cell table:formula="of:=IF([.$A26]&lt;[.AQ$2];&quot;&quot;;IF([.$A26]=[.AQ$2];1;MIN([.$B$1]+1;[.AP25]+[.AQ25])))">
            <text:p/>
          </table:table-cell>
          <table:table-cell table:formula="of:=IF([.$A26]&lt;[.AR$2];&quot;&quot;;IF([.$A26]=[.AR$2];1;MIN([.$B$1]+1;[.AQ25]+[.AR25])))">
            <text:p/>
          </table:table-cell>
          <table:table-cell table:formula="of:=IF([.$A26]&lt;[.AS$2];&quot;&quot;;IF([.$A26]=[.AS$2];1;MIN([.$B$1]+1;[.AR25]+[.AS25])))">
            <text:p/>
          </table:table-cell>
          <table:table-cell table:formula="of:=IF([.$A26]&lt;[.AT$2];&quot;&quot;;IF([.$A26]=[.AT$2];1;MIN([.$B$1]+1;[.AS25]+[.AT25])))">
            <text:p/>
          </table:table-cell>
          <table:table-cell table:formula="of:=IF([.$A26]&lt;[.AU$2];&quot;&quot;;IF([.$A26]=[.AU$2];1;MIN([.$B$1]+1;[.AT25]+[.AU25])))">
            <text:p/>
          </table:table-cell>
          <table:table-cell table:formula="of:=IF([.$A26]&lt;[.AV$2];&quot;&quot;;IF([.$A26]=[.AV$2];1;MIN([.$B$1]+1;[.AU25]+[.AV25])))">
            <text:p/>
          </table:table-cell>
          <table:table-cell table:formula="of:=IF([.$A26]&lt;[.AW$2];&quot;&quot;;IF([.$A26]=[.AW$2];1;MIN([.$B$1]+1;[.AV25]+[.AW25])))">
            <text:p/>
          </table:table-cell>
          <table:table-cell table:formula="of:=IF([.$A26]&lt;[.AX$2];&quot;&quot;;IF([.$A26]=[.AX$2];1;MIN([.$B$1]+1;[.AW25]+[.AX25])))">
            <text:p/>
          </table:table-cell>
          <table:table-cell table:formula="of:=IF([.$A26]&lt;[.AY$2];&quot;&quot;;IF([.$A26]=[.AY$2];1;MIN([.$B$1]+1;[.AX25]+[.AY25])))">
            <text:p/>
          </table:table-cell>
          <table:table-cell table:formula="of:=IF([.$A26]&lt;[.AZ$2];&quot;&quot;;IF([.$A26]=[.AZ$2];1;MIN([.$B$1]+1;[.AY25]+[.AZ25])))">
            <text:p/>
          </table:table-cell>
          <table:table-cell table:formula="of:=IF([.$A26]&lt;[.BA$2];&quot;&quot;;IF([.$A26]=[.BA$2];1;MIN([.$B$1]+1;[.AZ25]+[.BA25])))">
            <text:p/>
          </table:table-cell>
          <table:table-cell table:formula="of:=IF([.$A26]&lt;[.BB$2];&quot;&quot;;IF([.$A26]=[.BB$2];1;MIN([.$B$1]+1;[.BA25]+[.BB25])))">
            <text:p/>
          </table:table-cell>
          <table:table-cell table:formula="of:=IF([.$A26]&lt;[.BC$2];&quot;&quot;;IF([.$A26]=[.BC$2];1;MIN([.$B$1]+1;[.BB25]+[.BC25])))">
            <text:p/>
          </table:table-cell>
          <table:table-cell table:formula="of:=IF([.$A26]&lt;[.BD$2];&quot;&quot;;IF([.$A26]=[.BD$2];1;MIN([.$B$1]+1;[.BC25]+[.BD25])))">
            <text:p/>
          </table:table-cell>
          <table:table-cell table:formula="of:=IF([.$A26]&lt;[.BE$2];&quot;&quot;;IF([.$A26]=[.BE$2];1;MIN([.$B$1]+1;[.BD25]+[.BE25])))">
            <text:p/>
          </table:table-cell>
          <table:table-cell table:formula="of:=IF([.$A26]&lt;[.BF$2];&quot;&quot;;IF([.$A26]=[.BF$2];1;MIN([.$B$1]+1;[.BE25]+[.BF25])))">
            <text:p/>
          </table:table-cell>
          <table:table-cell table:formula="of:=IF([.$A26]&lt;[.BG$2];&quot;&quot;;IF([.$A26]=[.BG$2];1;MIN([.$B$1]+1;[.BF25]+[.BG25])))">
            <text:p/>
          </table:table-cell>
          <table:table-cell table:formula="of:=IF([.$A26]&lt;[.BH$2];&quot;&quot;;IF([.$A26]=[.BH$2];1;MIN([.$B$1]+1;[.BG25]+[.BH25])))">
            <text:p/>
          </table:table-cell>
          <table:table-cell table:formula="of:=IF([.$A26]&lt;[.BI$2];&quot;&quot;;IF([.$A26]=[.BI$2];1;MIN([.$B$1]+1;[.BH25]+[.BI25])))">
            <text:p/>
          </table:table-cell>
          <table:table-cell table:formula="of:=IF([.$A26]&lt;[.BJ$2];&quot;&quot;;IF([.$A26]=[.BJ$2];1;MIN([.$B$1]+1;[.BI25]+[.BJ25])))">
            <text:p/>
          </table:table-cell>
          <table:table-cell table:formula="of:=IF([.$A26]&lt;[.BK$2];&quot;&quot;;IF([.$A26]=[.BK$2];1;MIN([.$B$1]+1;[.BJ25]+[.BK25])))">
            <text:p/>
          </table:table-cell>
          <table:table-cell table:formula="of:=IF([.$A26]&lt;[.BL$2];&quot;&quot;;IF([.$A26]=[.BL$2];1;MIN([.$B$1]+1;[.BK25]+[.BL25])))">
            <text:p/>
          </table:table-cell>
          <table:table-cell table:formula="of:=IF([.$A26]&lt;[.BM$2];&quot;&quot;;IF([.$A26]=[.BM$2];1;MIN([.$B$1]+1;[.BL25]+[.BM25])))">
            <text:p/>
          </table:table-cell>
          <table:table-cell table:formula="of:=IF([.$A26]&lt;[.BN$2];&quot;&quot;;IF([.$A26]=[.BN$2];1;MIN([.$B$1]+1;[.BM25]+[.BN25])))">
            <text:p/>
          </table:table-cell>
          <table:table-cell table:formula="of:=IF([.$A26]&lt;[.BO$2];&quot;&quot;;IF([.$A26]=[.BO$2];1;MIN([.$B$1]+1;[.BN25]+[.BO25])))">
            <text:p/>
          </table:table-cell>
          <table:table-cell table:formula="of:=IF([.$A26]&lt;[.BP$2];&quot;&quot;;IF([.$A26]=[.BP$2];1;MIN([.$B$1]+1;[.BO25]+[.BP25])))">
            <text:p/>
          </table:table-cell>
          <table:table-cell table:formula="of:=IF([.$A26]&lt;[.BQ$2];&quot;&quot;;IF([.$A26]=[.BQ$2];1;MIN([.$B$1]+1;[.BP25]+[.BQ25])))">
            <text:p/>
          </table:table-cell>
          <table:table-cell table:formula="of:=IF([.$A26]&lt;[.BR$2];&quot;&quot;;IF([.$A26]=[.BR$2];1;MIN([.$B$1]+1;[.BQ25]+[.BR25])))">
            <text:p/>
          </table:table-cell>
          <table:table-cell table:formula="of:=IF([.$A26]&lt;[.BS$2];&quot;&quot;;IF([.$A26]=[.BS$2];1;MIN([.$B$1]+1;[.BR25]+[.BS25])))">
            <text:p/>
          </table:table-cell>
          <table:table-cell table:formula="of:=IF([.$A26]&lt;[.BT$2];&quot;&quot;;IF([.$A26]=[.BT$2];1;MIN([.$B$1]+1;[.BS25]+[.BT25])))">
            <text:p/>
          </table:table-cell>
          <table:table-cell table:formula="of:=IF([.$A26]&lt;[.BU$2];&quot;&quot;;IF([.$A26]=[.BU$2];1;MIN([.$B$1]+1;[.BT25]+[.BU25])))">
            <text:p/>
          </table:table-cell>
          <table:table-cell table:formula="of:=IF([.$A26]&lt;[.BV$2];&quot;&quot;;IF([.$A26]=[.BV$2];1;MIN([.$B$1]+1;[.BU25]+[.BV25])))">
            <text:p/>
          </table:table-cell>
          <table:table-cell table:formula="of:=IF([.$A26]&lt;[.BW$2];&quot;&quot;;IF([.$A26]=[.BW$2];1;MIN([.$B$1]+1;[.BV25]+[.BW25])))">
            <text:p/>
          </table:table-cell>
          <table:table-cell table:formula="of:=IF([.$A26]&lt;[.BX$2];&quot;&quot;;IF([.$A26]=[.BX$2];1;MIN([.$B$1]+1;[.BW25]+[.BX25])))">
            <text:p/>
          </table:table-cell>
          <table:table-cell table:formula="of:=IF([.$A26]&lt;[.BY$2];&quot;&quot;;IF([.$A26]=[.BY$2];1;MIN([.$B$1]+1;[.BX25]+[.BY25])))">
            <text:p/>
          </table:table-cell>
          <table:table-cell table:formula="of:=IF([.$A26]&lt;[.BZ$2];&quot;&quot;;IF([.$A26]=[.BZ$2];1;MIN([.$B$1]+1;[.BY25]+[.BZ25])))">
            <text:p/>
          </table:table-cell>
          <table:table-cell table:formula="of:=IF([.$A26]&lt;[.CA$2];&quot;&quot;;IF([.$A26]=[.CA$2];1;MIN([.$B$1]+1;[.BZ25]+[.CA25])))">
            <text:p/>
          </table:table-cell>
          <table:table-cell table:formula="of:=IF([.$A26]&lt;[.CB$2];&quot;&quot;;IF([.$A26]=[.CB$2];1;MIN([.$B$1]+1;[.CA25]+[.CB25])))">
            <text:p/>
          </table:table-cell>
          <table:table-cell table:formula="of:=IF([.$A26]&lt;[.CC$2];&quot;&quot;;IF([.$A26]=[.CC$2];1;MIN([.$B$1]+1;[.CB25]+[.CC25])))">
            <text:p/>
          </table:table-cell>
          <table:table-cell table:formula="of:=IF([.$A26]&lt;[.CD$2];&quot;&quot;;IF([.$A26]=[.CD$2];1;MIN([.$B$1]+1;[.CC25]+[.CD25])))">
            <text:p/>
          </table:table-cell>
          <table:table-cell table:formula="of:=IF([.$A26]&lt;[.CE$2];&quot;&quot;;IF([.$A26]=[.CE$2];1;MIN([.$B$1]+1;[.CD25]+[.CE25])))">
            <text:p/>
          </table:table-cell>
          <table:table-cell table:formula="of:=IF([.$A26]&lt;[.CF$2];&quot;&quot;;IF([.$A26]=[.CF$2];1;MIN([.$B$1]+1;[.CE25]+[.CF25])))">
            <text:p/>
          </table:table-cell>
          <table:table-cell table:formula="of:=IF([.$A26]&lt;[.CG$2];&quot;&quot;;IF([.$A26]=[.CG$2];1;MIN([.$B$1]+1;[.CF25]+[.CG25])))">
            <text:p/>
          </table:table-cell>
          <table:table-cell table:formula="of:=IF([.$A26]&lt;[.CH$2];&quot;&quot;;IF([.$A26]=[.CH$2];1;MIN([.$B$1]+1;[.CG25]+[.CH25])))">
            <text:p/>
          </table:table-cell>
          <table:table-cell table:formula="of:=IF([.$A26]&lt;[.CI$2];&quot;&quot;;IF([.$A26]=[.CI$2];1;MIN([.$B$1]+1;[.CH25]+[.CI25])))">
            <text:p/>
          </table:table-cell>
          <table:table-cell table:formula="of:=IF([.$A26]&lt;[.CJ$2];&quot;&quot;;IF([.$A26]=[.CJ$2];1;MIN([.$B$1]+1;[.CI25]+[.CJ25])))">
            <text:p/>
          </table:table-cell>
          <table:table-cell table:formula="of:=IF([.$A26]&lt;[.CK$2];&quot;&quot;;IF([.$A26]=[.CK$2];1;MIN([.$B$1]+1;[.CJ25]+[.CK25])))">
            <text:p/>
          </table:table-cell>
          <table:table-cell table:formula="of:=IF([.$A26]&lt;[.CL$2];&quot;&quot;;IF([.$A26]=[.CL$2];1;MIN([.$B$1]+1;[.CK25]+[.CL25])))">
            <text:p/>
          </table:table-cell>
          <table:table-cell table:formula="of:=IF([.$A26]&lt;[.CM$2];&quot;&quot;;IF([.$A26]=[.CM$2];1;MIN([.$B$1]+1;[.CL25]+[.CM25])))">
            <text:p/>
          </table:table-cell>
          <table:table-cell table:formula="of:=IF([.$A26]&lt;[.CN$2];&quot;&quot;;IF([.$A26]=[.CN$2];1;MIN([.$B$1]+1;[.CM25]+[.CN25])))">
            <text:p/>
          </table:table-cell>
          <table:table-cell table:formula="of:=IF([.$A26]&lt;[.CO$2];&quot;&quot;;IF([.$A26]=[.CO$2];1;MIN([.$B$1]+1;[.CN25]+[.CO25])))">
            <text:p/>
          </table:table-cell>
          <table:table-cell table:formula="of:=IF([.$A26]&lt;[.CP$2];&quot;&quot;;IF([.$A26]=[.CP$2];1;MIN([.$B$1]+1;[.CO25]+[.CP25])))">
            <text:p/>
          </table:table-cell>
          <table:table-cell table:formula="of:=IF([.$A26]&lt;[.CQ$2];&quot;&quot;;IF([.$A26]=[.CQ$2];1;MIN([.$B$1]+1;[.CP25]+[.CQ25])))">
            <text:p/>
          </table:table-cell>
          <table:table-cell table:formula="of:=IF([.$A26]&lt;[.CR$2];&quot;&quot;;IF([.$A26]=[.CR$2];1;MIN([.$B$1]+1;[.CQ25]+[.CR25])))">
            <text:p/>
          </table:table-cell>
          <table:table-cell table:formula="of:=IF([.$A26]&lt;[.CS$2];&quot;&quot;;IF([.$A26]=[.CS$2];1;MIN([.$B$1]+1;[.CR25]+[.CS25])))">
            <text:p/>
          </table:table-cell>
          <table:table-cell table:formula="of:=IF([.$A26]&lt;[.CT$2];&quot;&quot;;IF([.$A26]=[.CT$2];1;MIN([.$B$1]+1;[.CS25]+[.CT25])))">
            <text:p/>
          </table:table-cell>
          <table:table-cell table:formula="of:=IF([.$A26]&lt;[.CU$2];&quot;&quot;;IF([.$A26]=[.CU$2];1;MIN([.$B$1]+1;[.CT25]+[.CU25])))">
            <text:p/>
          </table:table-cell>
          <table:table-cell table:formula="of:=IF([.$A26]&lt;[.CV$2];&quot;&quot;;IF([.$A26]=[.CV$2];1;MIN([.$B$1]+1;[.CU25]+[.CV25])))">
            <text:p/>
          </table:table-cell>
          <table:table-cell table:formula="of:=IF([.$A26]&lt;[.CW$2];&quot;&quot;;IF([.$A26]=[.CW$2];1;MIN([.$B$1]+1;[.CV25]+[.CW25])))">
            <text:p/>
          </table:table-cell>
          <table:table-cell table:formula="of:=IF([.$A26]&lt;[.CX$2];&quot;&quot;;IF([.$A26]=[.CX$2];1;MIN([.$B$1]+1;[.CW25]+[.CX25]))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.$A27]&lt;[.C$2];&quot;&quot;;IF([.$A27]=[.C$2];1;MIN([.$B$1]+1;[.B26]+[.C26])))" office:value-type="float" office:value="24" calcext:value-type="float">
            <text:p>24</text:p>
          </table:table-cell>
          <table:table-cell table:formula="of:=IF([.$A27]&lt;[.D$2];&quot;&quot;;IF([.$A27]=[.D$2];1;MIN([.$B$1]+1;[.C26]+[.D26])))" office:value-type="float" office:value="276" calcext:value-type="float">
            <text:p>276</text:p>
          </table:table-cell>
          <table:table-cell table:formula="of:=IF([.$A27]&lt;[.E$2];&quot;&quot;;IF([.$A27]=[.E$2];1;MIN([.$B$1]+1;[.D26]+[.E26])))" office:value-type="float" office:value="2024" calcext:value-type="float">
            <text:p>2024</text:p>
          </table:table-cell>
          <table:table-cell table:formula="of:=IF([.$A27]&lt;[.F$2];&quot;&quot;;IF([.$A27]=[.F$2];1;MIN([.$B$1]+1;[.E26]+[.F26])))" office:value-type="float" office:value="10626" calcext:value-type="float">
            <text:p>10626</text:p>
          </table:table-cell>
          <table:table-cell table:formula="of:=IF([.$A27]&lt;[.G$2];&quot;&quot;;IF([.$A27]=[.G$2];1;MIN([.$B$1]+1;[.F26]+[.G26])))" office:value-type="float" office:value="42504" calcext:value-type="float">
            <text:p>42504</text:p>
          </table:table-cell>
          <table:table-cell table:formula="of:=IF([.$A27]&lt;[.H$2];&quot;&quot;;IF([.$A27]=[.H$2];1;MIN([.$B$1]+1;[.G26]+[.H26])))" office:value-type="float" office:value="134596" calcext:value-type="float">
            <text:p>134596</text:p>
          </table:table-cell>
          <table:table-cell table:formula="of:=IF([.$A27]&lt;[.I$2];&quot;&quot;;IF([.$A27]=[.I$2];1;MIN([.$B$1]+1;[.H26]+[.I26])))" office:value-type="float" office:value="346104" calcext:value-type="float">
            <text:p>346104</text:p>
          </table:table-cell>
          <table:table-cell table:formula="of:=IF([.$A27]&lt;[.J$2];&quot;&quot;;IF([.$A27]=[.J$2];1;MIN([.$B$1]+1;[.I26]+[.J26])))" office:value-type="float" office:value="735471" calcext:value-type="float">
            <text:p>735471</text:p>
          </table:table-cell>
          <table:table-cell table:formula="of:=IF([.$A27]&lt;[.K$2];&quot;&quot;;IF([.$A27]=[.K$2];1;MIN([.$B$1]+1;[.J26]+[.K26])))" office:value-type="float" office:value="1000001" calcext:value-type="float">
            <text:p>1000001</text:p>
          </table:table-cell>
          <table:table-cell table:formula="of:=IF([.$A27]&lt;[.L$2];&quot;&quot;;IF([.$A27]=[.L$2];1;MIN([.$B$1]+1;[.K26]+[.L26])))" office:value-type="float" office:value="1000001" calcext:value-type="float">
            <text:p>1000001</text:p>
          </table:table-cell>
          <table:table-cell table:formula="of:=IF([.$A27]&lt;[.M$2];&quot;&quot;;IF([.$A27]=[.M$2];1;MIN([.$B$1]+1;[.L26]+[.M26])))" office:value-type="float" office:value="1000001" calcext:value-type="float">
            <text:p>1000001</text:p>
          </table:table-cell>
          <table:table-cell table:formula="of:=IF([.$A27]&lt;[.N$2];&quot;&quot;;IF([.$A27]=[.N$2];1;MIN([.$B$1]+1;[.M26]+[.N26])))" office:value-type="float" office:value="1000001" calcext:value-type="float">
            <text:p>1000001</text:p>
          </table:table-cell>
          <table:table-cell table:formula="of:=IF([.$A27]&lt;[.O$2];&quot;&quot;;IF([.$A27]=[.O$2];1;MIN([.$B$1]+1;[.N26]+[.O26])))" office:value-type="float" office:value="1000001" calcext:value-type="float">
            <text:p>1000001</text:p>
          </table:table-cell>
          <table:table-cell table:formula="of:=IF([.$A27]&lt;[.P$2];&quot;&quot;;IF([.$A27]=[.P$2];1;MIN([.$B$1]+1;[.O26]+[.P26])))" office:value-type="float" office:value="1000001" calcext:value-type="float">
            <text:p>1000001</text:p>
          </table:table-cell>
          <table:table-cell table:formula="of:=IF([.$A27]&lt;[.Q$2];&quot;&quot;;IF([.$A27]=[.Q$2];1;MIN([.$B$1]+1;[.P26]+[.Q26])))" office:value-type="float" office:value="1000001" calcext:value-type="float">
            <text:p>1000001</text:p>
          </table:table-cell>
          <table:table-cell table:formula="of:=IF([.$A27]&lt;[.R$2];&quot;&quot;;IF([.$A27]=[.R$2];1;MIN([.$B$1]+1;[.Q26]+[.R26])))" office:value-type="float" office:value="735471" calcext:value-type="float">
            <text:p>735471</text:p>
          </table:table-cell>
          <table:table-cell table:formula="of:=IF([.$A27]&lt;[.S$2];&quot;&quot;;IF([.$A27]=[.S$2];1;MIN([.$B$1]+1;[.R26]+[.S26])))" office:value-type="float" office:value="346104" calcext:value-type="float">
            <text:p>346104</text:p>
          </table:table-cell>
          <table:table-cell table:formula="of:=IF([.$A27]&lt;[.T$2];&quot;&quot;;IF([.$A27]=[.T$2];1;MIN([.$B$1]+1;[.S26]+[.T26])))" office:value-type="float" office:value="134596" calcext:value-type="float">
            <text:p>134596</text:p>
          </table:table-cell>
          <table:table-cell table:formula="of:=IF([.$A27]&lt;[.U$2];&quot;&quot;;IF([.$A27]=[.U$2];1;MIN([.$B$1]+1;[.T26]+[.U26])))" office:value-type="float" office:value="42504" calcext:value-type="float">
            <text:p>42504</text:p>
          </table:table-cell>
          <table:table-cell table:formula="of:=IF([.$A27]&lt;[.V$2];&quot;&quot;;IF([.$A27]=[.V$2];1;MIN([.$B$1]+1;[.U26]+[.V26])))" office:value-type="float" office:value="10626" calcext:value-type="float">
            <text:p>10626</text:p>
          </table:table-cell>
          <table:table-cell table:formula="of:=IF([.$A27]&lt;[.W$2];&quot;&quot;;IF([.$A27]=[.W$2];1;MIN([.$B$1]+1;[.V26]+[.W26])))" office:value-type="float" office:value="2024" calcext:value-type="float">
            <text:p>2024</text:p>
          </table:table-cell>
          <table:table-cell table:formula="of:=IF([.$A27]&lt;[.X$2];&quot;&quot;;IF([.$A27]=[.X$2];1;MIN([.$B$1]+1;[.W26]+[.X26])))" office:value-type="float" office:value="276" calcext:value-type="float">
            <text:p>276</text:p>
          </table:table-cell>
          <table:table-cell table:formula="of:=IF([.$A27]&lt;[.Y$2];&quot;&quot;;IF([.$A27]=[.Y$2];1;MIN([.$B$1]+1;[.X26]+[.Y26])))" office:value-type="float" office:value="24" calcext:value-type="float">
            <text:p>24</text:p>
          </table:table-cell>
          <table:table-cell table:formula="of:=IF([.$A27]&lt;[.Z$2];&quot;&quot;;IF([.$A27]=[.Z$2];1;MIN([.$B$1]+1;[.Y26]+[.Z26])))" office:value-type="float" office:value="1" calcext:value-type="float">
            <text:p>1</text:p>
          </table:table-cell>
          <table:table-cell table:formula="of:=IF([.$A27]&lt;[.AA$2];&quot;&quot;;IF([.$A27]=[.AA$2];1;MIN([.$B$1]+1;[.Z26]+[.AA26])))">
            <text:p/>
          </table:table-cell>
          <table:table-cell table:formula="of:=IF([.$A27]&lt;[.AB$2];&quot;&quot;;IF([.$A27]=[.AB$2];1;MIN([.$B$1]+1;[.AA26]+[.AB26])))">
            <text:p/>
          </table:table-cell>
          <table:table-cell table:formula="of:=IF([.$A27]&lt;[.AC$2];&quot;&quot;;IF([.$A27]=[.AC$2];1;MIN([.$B$1]+1;[.AB26]+[.AC26])))">
            <text:p/>
          </table:table-cell>
          <table:table-cell table:formula="of:=IF([.$A27]&lt;[.AD$2];&quot;&quot;;IF([.$A27]=[.AD$2];1;MIN([.$B$1]+1;[.AC26]+[.AD26])))">
            <text:p/>
          </table:table-cell>
          <table:table-cell table:formula="of:=IF([.$A27]&lt;[.AE$2];&quot;&quot;;IF([.$A27]=[.AE$2];1;MIN([.$B$1]+1;[.AD26]+[.AE26])))">
            <text:p/>
          </table:table-cell>
          <table:table-cell table:formula="of:=IF([.$A27]&lt;[.AF$2];&quot;&quot;;IF([.$A27]=[.AF$2];1;MIN([.$B$1]+1;[.AE26]+[.AF26])))">
            <text:p/>
          </table:table-cell>
          <table:table-cell table:formula="of:=IF([.$A27]&lt;[.AG$2];&quot;&quot;;IF([.$A27]=[.AG$2];1;MIN([.$B$1]+1;[.AF26]+[.AG26])))">
            <text:p/>
          </table:table-cell>
          <table:table-cell table:formula="of:=IF([.$A27]&lt;[.AH$2];&quot;&quot;;IF([.$A27]=[.AH$2];1;MIN([.$B$1]+1;[.AG26]+[.AH26])))">
            <text:p/>
          </table:table-cell>
          <table:table-cell table:formula="of:=IF([.$A27]&lt;[.AI$2];&quot;&quot;;IF([.$A27]=[.AI$2];1;MIN([.$B$1]+1;[.AH26]+[.AI26])))">
            <text:p/>
          </table:table-cell>
          <table:table-cell table:formula="of:=IF([.$A27]&lt;[.AJ$2];&quot;&quot;;IF([.$A27]=[.AJ$2];1;MIN([.$B$1]+1;[.AI26]+[.AJ26])))">
            <text:p/>
          </table:table-cell>
          <table:table-cell table:formula="of:=IF([.$A27]&lt;[.AK$2];&quot;&quot;;IF([.$A27]=[.AK$2];1;MIN([.$B$1]+1;[.AJ26]+[.AK26])))">
            <text:p/>
          </table:table-cell>
          <table:table-cell table:formula="of:=IF([.$A27]&lt;[.AL$2];&quot;&quot;;IF([.$A27]=[.AL$2];1;MIN([.$B$1]+1;[.AK26]+[.AL26])))">
            <text:p/>
          </table:table-cell>
          <table:table-cell table:formula="of:=IF([.$A27]&lt;[.AM$2];&quot;&quot;;IF([.$A27]=[.AM$2];1;MIN([.$B$1]+1;[.AL26]+[.AM26])))">
            <text:p/>
          </table:table-cell>
          <table:table-cell table:formula="of:=IF([.$A27]&lt;[.AN$2];&quot;&quot;;IF([.$A27]=[.AN$2];1;MIN([.$B$1]+1;[.AM26]+[.AN26])))">
            <text:p/>
          </table:table-cell>
          <table:table-cell table:formula="of:=IF([.$A27]&lt;[.AO$2];&quot;&quot;;IF([.$A27]=[.AO$2];1;MIN([.$B$1]+1;[.AN26]+[.AO26])))">
            <text:p/>
          </table:table-cell>
          <table:table-cell table:formula="of:=IF([.$A27]&lt;[.AP$2];&quot;&quot;;IF([.$A27]=[.AP$2];1;MIN([.$B$1]+1;[.AO26]+[.AP26])))">
            <text:p/>
          </table:table-cell>
          <table:table-cell table:formula="of:=IF([.$A27]&lt;[.AQ$2];&quot;&quot;;IF([.$A27]=[.AQ$2];1;MIN([.$B$1]+1;[.AP26]+[.AQ26])))">
            <text:p/>
          </table:table-cell>
          <table:table-cell table:formula="of:=IF([.$A27]&lt;[.AR$2];&quot;&quot;;IF([.$A27]=[.AR$2];1;MIN([.$B$1]+1;[.AQ26]+[.AR26])))">
            <text:p/>
          </table:table-cell>
          <table:table-cell table:formula="of:=IF([.$A27]&lt;[.AS$2];&quot;&quot;;IF([.$A27]=[.AS$2];1;MIN([.$B$1]+1;[.AR26]+[.AS26])))">
            <text:p/>
          </table:table-cell>
          <table:table-cell table:formula="of:=IF([.$A27]&lt;[.AT$2];&quot;&quot;;IF([.$A27]=[.AT$2];1;MIN([.$B$1]+1;[.AS26]+[.AT26])))">
            <text:p/>
          </table:table-cell>
          <table:table-cell table:formula="of:=IF([.$A27]&lt;[.AU$2];&quot;&quot;;IF([.$A27]=[.AU$2];1;MIN([.$B$1]+1;[.AT26]+[.AU26])))">
            <text:p/>
          </table:table-cell>
          <table:table-cell table:formula="of:=IF([.$A27]&lt;[.AV$2];&quot;&quot;;IF([.$A27]=[.AV$2];1;MIN([.$B$1]+1;[.AU26]+[.AV26])))">
            <text:p/>
          </table:table-cell>
          <table:table-cell table:formula="of:=IF([.$A27]&lt;[.AW$2];&quot;&quot;;IF([.$A27]=[.AW$2];1;MIN([.$B$1]+1;[.AV26]+[.AW26])))">
            <text:p/>
          </table:table-cell>
          <table:table-cell table:formula="of:=IF([.$A27]&lt;[.AX$2];&quot;&quot;;IF([.$A27]=[.AX$2];1;MIN([.$B$1]+1;[.AW26]+[.AX26])))">
            <text:p/>
          </table:table-cell>
          <table:table-cell table:formula="of:=IF([.$A27]&lt;[.AY$2];&quot;&quot;;IF([.$A27]=[.AY$2];1;MIN([.$B$1]+1;[.AX26]+[.AY26])))">
            <text:p/>
          </table:table-cell>
          <table:table-cell table:formula="of:=IF([.$A27]&lt;[.AZ$2];&quot;&quot;;IF([.$A27]=[.AZ$2];1;MIN([.$B$1]+1;[.AY26]+[.AZ26])))">
            <text:p/>
          </table:table-cell>
          <table:table-cell table:formula="of:=IF([.$A27]&lt;[.BA$2];&quot;&quot;;IF([.$A27]=[.BA$2];1;MIN([.$B$1]+1;[.AZ26]+[.BA26])))">
            <text:p/>
          </table:table-cell>
          <table:table-cell table:formula="of:=IF([.$A27]&lt;[.BB$2];&quot;&quot;;IF([.$A27]=[.BB$2];1;MIN([.$B$1]+1;[.BA26]+[.BB26])))">
            <text:p/>
          </table:table-cell>
          <table:table-cell table:formula="of:=IF([.$A27]&lt;[.BC$2];&quot;&quot;;IF([.$A27]=[.BC$2];1;MIN([.$B$1]+1;[.BB26]+[.BC26])))">
            <text:p/>
          </table:table-cell>
          <table:table-cell table:formula="of:=IF([.$A27]&lt;[.BD$2];&quot;&quot;;IF([.$A27]=[.BD$2];1;MIN([.$B$1]+1;[.BC26]+[.BD26])))">
            <text:p/>
          </table:table-cell>
          <table:table-cell table:formula="of:=IF([.$A27]&lt;[.BE$2];&quot;&quot;;IF([.$A27]=[.BE$2];1;MIN([.$B$1]+1;[.BD26]+[.BE26])))">
            <text:p/>
          </table:table-cell>
          <table:table-cell table:formula="of:=IF([.$A27]&lt;[.BF$2];&quot;&quot;;IF([.$A27]=[.BF$2];1;MIN([.$B$1]+1;[.BE26]+[.BF26])))">
            <text:p/>
          </table:table-cell>
          <table:table-cell table:formula="of:=IF([.$A27]&lt;[.BG$2];&quot;&quot;;IF([.$A27]=[.BG$2];1;MIN([.$B$1]+1;[.BF26]+[.BG26])))">
            <text:p/>
          </table:table-cell>
          <table:table-cell table:formula="of:=IF([.$A27]&lt;[.BH$2];&quot;&quot;;IF([.$A27]=[.BH$2];1;MIN([.$B$1]+1;[.BG26]+[.BH26])))">
            <text:p/>
          </table:table-cell>
          <table:table-cell table:formula="of:=IF([.$A27]&lt;[.BI$2];&quot;&quot;;IF([.$A27]=[.BI$2];1;MIN([.$B$1]+1;[.BH26]+[.BI26])))">
            <text:p/>
          </table:table-cell>
          <table:table-cell table:formula="of:=IF([.$A27]&lt;[.BJ$2];&quot;&quot;;IF([.$A27]=[.BJ$2];1;MIN([.$B$1]+1;[.BI26]+[.BJ26])))">
            <text:p/>
          </table:table-cell>
          <table:table-cell table:formula="of:=IF([.$A27]&lt;[.BK$2];&quot;&quot;;IF([.$A27]=[.BK$2];1;MIN([.$B$1]+1;[.BJ26]+[.BK26])))">
            <text:p/>
          </table:table-cell>
          <table:table-cell table:formula="of:=IF([.$A27]&lt;[.BL$2];&quot;&quot;;IF([.$A27]=[.BL$2];1;MIN([.$B$1]+1;[.BK26]+[.BL26])))">
            <text:p/>
          </table:table-cell>
          <table:table-cell table:formula="of:=IF([.$A27]&lt;[.BM$2];&quot;&quot;;IF([.$A27]=[.BM$2];1;MIN([.$B$1]+1;[.BL26]+[.BM26])))">
            <text:p/>
          </table:table-cell>
          <table:table-cell table:formula="of:=IF([.$A27]&lt;[.BN$2];&quot;&quot;;IF([.$A27]=[.BN$2];1;MIN([.$B$1]+1;[.BM26]+[.BN26])))">
            <text:p/>
          </table:table-cell>
          <table:table-cell table:formula="of:=IF([.$A27]&lt;[.BO$2];&quot;&quot;;IF([.$A27]=[.BO$2];1;MIN([.$B$1]+1;[.BN26]+[.BO26])))">
            <text:p/>
          </table:table-cell>
          <table:table-cell table:formula="of:=IF([.$A27]&lt;[.BP$2];&quot;&quot;;IF([.$A27]=[.BP$2];1;MIN([.$B$1]+1;[.BO26]+[.BP26])))">
            <text:p/>
          </table:table-cell>
          <table:table-cell table:formula="of:=IF([.$A27]&lt;[.BQ$2];&quot;&quot;;IF([.$A27]=[.BQ$2];1;MIN([.$B$1]+1;[.BP26]+[.BQ26])))">
            <text:p/>
          </table:table-cell>
          <table:table-cell table:formula="of:=IF([.$A27]&lt;[.BR$2];&quot;&quot;;IF([.$A27]=[.BR$2];1;MIN([.$B$1]+1;[.BQ26]+[.BR26])))">
            <text:p/>
          </table:table-cell>
          <table:table-cell table:formula="of:=IF([.$A27]&lt;[.BS$2];&quot;&quot;;IF([.$A27]=[.BS$2];1;MIN([.$B$1]+1;[.BR26]+[.BS26])))">
            <text:p/>
          </table:table-cell>
          <table:table-cell table:formula="of:=IF([.$A27]&lt;[.BT$2];&quot;&quot;;IF([.$A27]=[.BT$2];1;MIN([.$B$1]+1;[.BS26]+[.BT26])))">
            <text:p/>
          </table:table-cell>
          <table:table-cell table:formula="of:=IF([.$A27]&lt;[.BU$2];&quot;&quot;;IF([.$A27]=[.BU$2];1;MIN([.$B$1]+1;[.BT26]+[.BU26])))">
            <text:p/>
          </table:table-cell>
          <table:table-cell table:formula="of:=IF([.$A27]&lt;[.BV$2];&quot;&quot;;IF([.$A27]=[.BV$2];1;MIN([.$B$1]+1;[.BU26]+[.BV26])))">
            <text:p/>
          </table:table-cell>
          <table:table-cell table:formula="of:=IF([.$A27]&lt;[.BW$2];&quot;&quot;;IF([.$A27]=[.BW$2];1;MIN([.$B$1]+1;[.BV26]+[.BW26])))">
            <text:p/>
          </table:table-cell>
          <table:table-cell table:formula="of:=IF([.$A27]&lt;[.BX$2];&quot;&quot;;IF([.$A27]=[.BX$2];1;MIN([.$B$1]+1;[.BW26]+[.BX26])))">
            <text:p/>
          </table:table-cell>
          <table:table-cell table:formula="of:=IF([.$A27]&lt;[.BY$2];&quot;&quot;;IF([.$A27]=[.BY$2];1;MIN([.$B$1]+1;[.BX26]+[.BY26])))">
            <text:p/>
          </table:table-cell>
          <table:table-cell table:formula="of:=IF([.$A27]&lt;[.BZ$2];&quot;&quot;;IF([.$A27]=[.BZ$2];1;MIN([.$B$1]+1;[.BY26]+[.BZ26])))">
            <text:p/>
          </table:table-cell>
          <table:table-cell table:formula="of:=IF([.$A27]&lt;[.CA$2];&quot;&quot;;IF([.$A27]=[.CA$2];1;MIN([.$B$1]+1;[.BZ26]+[.CA26])))">
            <text:p/>
          </table:table-cell>
          <table:table-cell table:formula="of:=IF([.$A27]&lt;[.CB$2];&quot;&quot;;IF([.$A27]=[.CB$2];1;MIN([.$B$1]+1;[.CA26]+[.CB26])))">
            <text:p/>
          </table:table-cell>
          <table:table-cell table:formula="of:=IF([.$A27]&lt;[.CC$2];&quot;&quot;;IF([.$A27]=[.CC$2];1;MIN([.$B$1]+1;[.CB26]+[.CC26])))">
            <text:p/>
          </table:table-cell>
          <table:table-cell table:formula="of:=IF([.$A27]&lt;[.CD$2];&quot;&quot;;IF([.$A27]=[.CD$2];1;MIN([.$B$1]+1;[.CC26]+[.CD26])))">
            <text:p/>
          </table:table-cell>
          <table:table-cell table:formula="of:=IF([.$A27]&lt;[.CE$2];&quot;&quot;;IF([.$A27]=[.CE$2];1;MIN([.$B$1]+1;[.CD26]+[.CE26])))">
            <text:p/>
          </table:table-cell>
          <table:table-cell table:formula="of:=IF([.$A27]&lt;[.CF$2];&quot;&quot;;IF([.$A27]=[.CF$2];1;MIN([.$B$1]+1;[.CE26]+[.CF26])))">
            <text:p/>
          </table:table-cell>
          <table:table-cell table:formula="of:=IF([.$A27]&lt;[.CG$2];&quot;&quot;;IF([.$A27]=[.CG$2];1;MIN([.$B$1]+1;[.CF26]+[.CG26])))">
            <text:p/>
          </table:table-cell>
          <table:table-cell table:formula="of:=IF([.$A27]&lt;[.CH$2];&quot;&quot;;IF([.$A27]=[.CH$2];1;MIN([.$B$1]+1;[.CG26]+[.CH26])))">
            <text:p/>
          </table:table-cell>
          <table:table-cell table:formula="of:=IF([.$A27]&lt;[.CI$2];&quot;&quot;;IF([.$A27]=[.CI$2];1;MIN([.$B$1]+1;[.CH26]+[.CI26])))">
            <text:p/>
          </table:table-cell>
          <table:table-cell table:formula="of:=IF([.$A27]&lt;[.CJ$2];&quot;&quot;;IF([.$A27]=[.CJ$2];1;MIN([.$B$1]+1;[.CI26]+[.CJ26])))">
            <text:p/>
          </table:table-cell>
          <table:table-cell table:formula="of:=IF([.$A27]&lt;[.CK$2];&quot;&quot;;IF([.$A27]=[.CK$2];1;MIN([.$B$1]+1;[.CJ26]+[.CK26])))">
            <text:p/>
          </table:table-cell>
          <table:table-cell table:formula="of:=IF([.$A27]&lt;[.CL$2];&quot;&quot;;IF([.$A27]=[.CL$2];1;MIN([.$B$1]+1;[.CK26]+[.CL26])))">
            <text:p/>
          </table:table-cell>
          <table:table-cell table:formula="of:=IF([.$A27]&lt;[.CM$2];&quot;&quot;;IF([.$A27]=[.CM$2];1;MIN([.$B$1]+1;[.CL26]+[.CM26])))">
            <text:p/>
          </table:table-cell>
          <table:table-cell table:formula="of:=IF([.$A27]&lt;[.CN$2];&quot;&quot;;IF([.$A27]=[.CN$2];1;MIN([.$B$1]+1;[.CM26]+[.CN26])))">
            <text:p/>
          </table:table-cell>
          <table:table-cell table:formula="of:=IF([.$A27]&lt;[.CO$2];&quot;&quot;;IF([.$A27]=[.CO$2];1;MIN([.$B$1]+1;[.CN26]+[.CO26])))">
            <text:p/>
          </table:table-cell>
          <table:table-cell table:formula="of:=IF([.$A27]&lt;[.CP$2];&quot;&quot;;IF([.$A27]=[.CP$2];1;MIN([.$B$1]+1;[.CO26]+[.CP26])))">
            <text:p/>
          </table:table-cell>
          <table:table-cell table:formula="of:=IF([.$A27]&lt;[.CQ$2];&quot;&quot;;IF([.$A27]=[.CQ$2];1;MIN([.$B$1]+1;[.CP26]+[.CQ26])))">
            <text:p/>
          </table:table-cell>
          <table:table-cell table:formula="of:=IF([.$A27]&lt;[.CR$2];&quot;&quot;;IF([.$A27]=[.CR$2];1;MIN([.$B$1]+1;[.CQ26]+[.CR26])))">
            <text:p/>
          </table:table-cell>
          <table:table-cell table:formula="of:=IF([.$A27]&lt;[.CS$2];&quot;&quot;;IF([.$A27]=[.CS$2];1;MIN([.$B$1]+1;[.CR26]+[.CS26])))">
            <text:p/>
          </table:table-cell>
          <table:table-cell table:formula="of:=IF([.$A27]&lt;[.CT$2];&quot;&quot;;IF([.$A27]=[.CT$2];1;MIN([.$B$1]+1;[.CS26]+[.CT26])))">
            <text:p/>
          </table:table-cell>
          <table:table-cell table:formula="of:=IF([.$A27]&lt;[.CU$2];&quot;&quot;;IF([.$A27]=[.CU$2];1;MIN([.$B$1]+1;[.CT26]+[.CU26])))">
            <text:p/>
          </table:table-cell>
          <table:table-cell table:formula="of:=IF([.$A27]&lt;[.CV$2];&quot;&quot;;IF([.$A27]=[.CV$2];1;MIN([.$B$1]+1;[.CU26]+[.CV26])))">
            <text:p/>
          </table:table-cell>
          <table:table-cell table:formula="of:=IF([.$A27]&lt;[.CW$2];&quot;&quot;;IF([.$A27]=[.CW$2];1;MIN([.$B$1]+1;[.CV26]+[.CW26])))">
            <text:p/>
          </table:table-cell>
          <table:table-cell table:formula="of:=IF([.$A27]&lt;[.CX$2];&quot;&quot;;IF([.$A27]=[.CX$2];1;MIN([.$B$1]+1;[.CW26]+[.CX26]))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$A28]&lt;[.C$2];&quot;&quot;;IF([.$A28]=[.C$2];1;MIN([.$B$1]+1;[.B27]+[.C27])))" office:value-type="float" office:value="25" calcext:value-type="float">
            <text:p>25</text:p>
          </table:table-cell>
          <table:table-cell table:formula="of:=IF([.$A28]&lt;[.D$2];&quot;&quot;;IF([.$A28]=[.D$2];1;MIN([.$B$1]+1;[.C27]+[.D27])))" office:value-type="float" office:value="300" calcext:value-type="float">
            <text:p>300</text:p>
          </table:table-cell>
          <table:table-cell table:formula="of:=IF([.$A28]&lt;[.E$2];&quot;&quot;;IF([.$A28]=[.E$2];1;MIN([.$B$1]+1;[.D27]+[.E27])))" office:value-type="float" office:value="2300" calcext:value-type="float">
            <text:p>2300</text:p>
          </table:table-cell>
          <table:table-cell table:formula="of:=IF([.$A28]&lt;[.F$2];&quot;&quot;;IF([.$A28]=[.F$2];1;MIN([.$B$1]+1;[.E27]+[.F27])))" office:value-type="float" office:value="12650" calcext:value-type="float">
            <text:p>12650</text:p>
          </table:table-cell>
          <table:table-cell table:formula="of:=IF([.$A28]&lt;[.G$2];&quot;&quot;;IF([.$A28]=[.G$2];1;MIN([.$B$1]+1;[.F27]+[.G27])))" office:value-type="float" office:value="53130" calcext:value-type="float">
            <text:p>53130</text:p>
          </table:table-cell>
          <table:table-cell table:formula="of:=IF([.$A28]&lt;[.H$2];&quot;&quot;;IF([.$A28]=[.H$2];1;MIN([.$B$1]+1;[.G27]+[.H27])))" office:value-type="float" office:value="177100" calcext:value-type="float">
            <text:p>177100</text:p>
          </table:table-cell>
          <table:table-cell table:formula="of:=IF([.$A28]&lt;[.I$2];&quot;&quot;;IF([.$A28]=[.I$2];1;MIN([.$B$1]+1;[.H27]+[.I27])))" office:value-type="float" office:value="480700" calcext:value-type="float">
            <text:p>480700</text:p>
          </table:table-cell>
          <table:table-cell table:formula="of:=IF([.$A28]&lt;[.J$2];&quot;&quot;;IF([.$A28]=[.J$2];1;MIN([.$B$1]+1;[.I27]+[.J27])))" office:value-type="float" office:value="1000001" calcext:value-type="float">
            <text:p>1000001</text:p>
          </table:table-cell>
          <table:table-cell table:formula="of:=IF([.$A28]&lt;[.K$2];&quot;&quot;;IF([.$A28]=[.K$2];1;MIN([.$B$1]+1;[.J27]+[.K27])))" office:value-type="float" office:value="1000001" calcext:value-type="float">
            <text:p>1000001</text:p>
          </table:table-cell>
          <table:table-cell table:formula="of:=IF([.$A28]&lt;[.L$2];&quot;&quot;;IF([.$A28]=[.L$2];1;MIN([.$B$1]+1;[.K27]+[.L27])))" office:value-type="float" office:value="1000001" calcext:value-type="float">
            <text:p>1000001</text:p>
          </table:table-cell>
          <table:table-cell table:formula="of:=IF([.$A28]&lt;[.M$2];&quot;&quot;;IF([.$A28]=[.M$2];1;MIN([.$B$1]+1;[.L27]+[.M27])))" office:value-type="float" office:value="1000001" calcext:value-type="float">
            <text:p>1000001</text:p>
          </table:table-cell>
          <table:table-cell table:formula="of:=IF([.$A28]&lt;[.N$2];&quot;&quot;;IF([.$A28]=[.N$2];1;MIN([.$B$1]+1;[.M27]+[.N27])))" office:value-type="float" office:value="1000001" calcext:value-type="float">
            <text:p>1000001</text:p>
          </table:table-cell>
          <table:table-cell table:formula="of:=IF([.$A28]&lt;[.O$2];&quot;&quot;;IF([.$A28]=[.O$2];1;MIN([.$B$1]+1;[.N27]+[.O27])))" office:value-type="float" office:value="1000001" calcext:value-type="float">
            <text:p>1000001</text:p>
          </table:table-cell>
          <table:table-cell table:formula="of:=IF([.$A28]&lt;[.P$2];&quot;&quot;;IF([.$A28]=[.P$2];1;MIN([.$B$1]+1;[.O27]+[.P27])))" office:value-type="float" office:value="1000001" calcext:value-type="float">
            <text:p>1000001</text:p>
          </table:table-cell>
          <table:table-cell table:formula="of:=IF([.$A28]&lt;[.Q$2];&quot;&quot;;IF([.$A28]=[.Q$2];1;MIN([.$B$1]+1;[.P27]+[.Q27])))" office:value-type="float" office:value="1000001" calcext:value-type="float">
            <text:p>1000001</text:p>
          </table:table-cell>
          <table:table-cell table:formula="of:=IF([.$A28]&lt;[.R$2];&quot;&quot;;IF([.$A28]=[.R$2];1;MIN([.$B$1]+1;[.Q27]+[.R27])))" office:value-type="float" office:value="1000001" calcext:value-type="float">
            <text:p>1000001</text:p>
          </table:table-cell>
          <table:table-cell table:formula="of:=IF([.$A28]&lt;[.S$2];&quot;&quot;;IF([.$A28]=[.S$2];1;MIN([.$B$1]+1;[.R27]+[.S27])))" office:value-type="float" office:value="1000001" calcext:value-type="float">
            <text:p>1000001</text:p>
          </table:table-cell>
          <table:table-cell table:formula="of:=IF([.$A28]&lt;[.T$2];&quot;&quot;;IF([.$A28]=[.T$2];1;MIN([.$B$1]+1;[.S27]+[.T27])))" office:value-type="float" office:value="480700" calcext:value-type="float">
            <text:p>480700</text:p>
          </table:table-cell>
          <table:table-cell table:formula="of:=IF([.$A28]&lt;[.U$2];&quot;&quot;;IF([.$A28]=[.U$2];1;MIN([.$B$1]+1;[.T27]+[.U27])))" office:value-type="float" office:value="177100" calcext:value-type="float">
            <text:p>177100</text:p>
          </table:table-cell>
          <table:table-cell table:formula="of:=IF([.$A28]&lt;[.V$2];&quot;&quot;;IF([.$A28]=[.V$2];1;MIN([.$B$1]+1;[.U27]+[.V27])))" office:value-type="float" office:value="53130" calcext:value-type="float">
            <text:p>53130</text:p>
          </table:table-cell>
          <table:table-cell table:formula="of:=IF([.$A28]&lt;[.W$2];&quot;&quot;;IF([.$A28]=[.W$2];1;MIN([.$B$1]+1;[.V27]+[.W27])))" office:value-type="float" office:value="12650" calcext:value-type="float">
            <text:p>12650</text:p>
          </table:table-cell>
          <table:table-cell table:formula="of:=IF([.$A28]&lt;[.X$2];&quot;&quot;;IF([.$A28]=[.X$2];1;MIN([.$B$1]+1;[.W27]+[.X27])))" office:value-type="float" office:value="2300" calcext:value-type="float">
            <text:p>2300</text:p>
          </table:table-cell>
          <table:table-cell table:formula="of:=IF([.$A28]&lt;[.Y$2];&quot;&quot;;IF([.$A28]=[.Y$2];1;MIN([.$B$1]+1;[.X27]+[.Y27])))" office:value-type="float" office:value="300" calcext:value-type="float">
            <text:p>300</text:p>
          </table:table-cell>
          <table:table-cell table:formula="of:=IF([.$A28]&lt;[.Z$2];&quot;&quot;;IF([.$A28]=[.Z$2];1;MIN([.$B$1]+1;[.Y27]+[.Z27])))" office:value-type="float" office:value="25" calcext:value-type="float">
            <text:p>25</text:p>
          </table:table-cell>
          <table:table-cell table:formula="of:=IF([.$A28]&lt;[.AA$2];&quot;&quot;;IF([.$A28]=[.AA$2];1;MIN([.$B$1]+1;[.Z27]+[.AA27])))" office:value-type="float" office:value="1" calcext:value-type="float">
            <text:p>1</text:p>
          </table:table-cell>
          <table:table-cell table:formula="of:=IF([.$A28]&lt;[.AB$2];&quot;&quot;;IF([.$A28]=[.AB$2];1;MIN([.$B$1]+1;[.AA27]+[.AB27])))">
            <text:p/>
          </table:table-cell>
          <table:table-cell table:formula="of:=IF([.$A28]&lt;[.AC$2];&quot;&quot;;IF([.$A28]=[.AC$2];1;MIN([.$B$1]+1;[.AB27]+[.AC27])))">
            <text:p/>
          </table:table-cell>
          <table:table-cell table:formula="of:=IF([.$A28]&lt;[.AD$2];&quot;&quot;;IF([.$A28]=[.AD$2];1;MIN([.$B$1]+1;[.AC27]+[.AD27])))">
            <text:p/>
          </table:table-cell>
          <table:table-cell table:formula="of:=IF([.$A28]&lt;[.AE$2];&quot;&quot;;IF([.$A28]=[.AE$2];1;MIN([.$B$1]+1;[.AD27]+[.AE27])))">
            <text:p/>
          </table:table-cell>
          <table:table-cell table:formula="of:=IF([.$A28]&lt;[.AF$2];&quot;&quot;;IF([.$A28]=[.AF$2];1;MIN([.$B$1]+1;[.AE27]+[.AF27])))">
            <text:p/>
          </table:table-cell>
          <table:table-cell table:formula="of:=IF([.$A28]&lt;[.AG$2];&quot;&quot;;IF([.$A28]=[.AG$2];1;MIN([.$B$1]+1;[.AF27]+[.AG27])))">
            <text:p/>
          </table:table-cell>
          <table:table-cell table:formula="of:=IF([.$A28]&lt;[.AH$2];&quot;&quot;;IF([.$A28]=[.AH$2];1;MIN([.$B$1]+1;[.AG27]+[.AH27])))">
            <text:p/>
          </table:table-cell>
          <table:table-cell table:formula="of:=IF([.$A28]&lt;[.AI$2];&quot;&quot;;IF([.$A28]=[.AI$2];1;MIN([.$B$1]+1;[.AH27]+[.AI27])))">
            <text:p/>
          </table:table-cell>
          <table:table-cell table:formula="of:=IF([.$A28]&lt;[.AJ$2];&quot;&quot;;IF([.$A28]=[.AJ$2];1;MIN([.$B$1]+1;[.AI27]+[.AJ27])))">
            <text:p/>
          </table:table-cell>
          <table:table-cell table:formula="of:=IF([.$A28]&lt;[.AK$2];&quot;&quot;;IF([.$A28]=[.AK$2];1;MIN([.$B$1]+1;[.AJ27]+[.AK27])))">
            <text:p/>
          </table:table-cell>
          <table:table-cell table:formula="of:=IF([.$A28]&lt;[.AL$2];&quot;&quot;;IF([.$A28]=[.AL$2];1;MIN([.$B$1]+1;[.AK27]+[.AL27])))">
            <text:p/>
          </table:table-cell>
          <table:table-cell table:formula="of:=IF([.$A28]&lt;[.AM$2];&quot;&quot;;IF([.$A28]=[.AM$2];1;MIN([.$B$1]+1;[.AL27]+[.AM27])))">
            <text:p/>
          </table:table-cell>
          <table:table-cell table:formula="of:=IF([.$A28]&lt;[.AN$2];&quot;&quot;;IF([.$A28]=[.AN$2];1;MIN([.$B$1]+1;[.AM27]+[.AN27])))">
            <text:p/>
          </table:table-cell>
          <table:table-cell table:formula="of:=IF([.$A28]&lt;[.AO$2];&quot;&quot;;IF([.$A28]=[.AO$2];1;MIN([.$B$1]+1;[.AN27]+[.AO27])))">
            <text:p/>
          </table:table-cell>
          <table:table-cell table:formula="of:=IF([.$A28]&lt;[.AP$2];&quot;&quot;;IF([.$A28]=[.AP$2];1;MIN([.$B$1]+1;[.AO27]+[.AP27])))">
            <text:p/>
          </table:table-cell>
          <table:table-cell table:formula="of:=IF([.$A28]&lt;[.AQ$2];&quot;&quot;;IF([.$A28]=[.AQ$2];1;MIN([.$B$1]+1;[.AP27]+[.AQ27])))">
            <text:p/>
          </table:table-cell>
          <table:table-cell table:formula="of:=IF([.$A28]&lt;[.AR$2];&quot;&quot;;IF([.$A28]=[.AR$2];1;MIN([.$B$1]+1;[.AQ27]+[.AR27])))">
            <text:p/>
          </table:table-cell>
          <table:table-cell table:formula="of:=IF([.$A28]&lt;[.AS$2];&quot;&quot;;IF([.$A28]=[.AS$2];1;MIN([.$B$1]+1;[.AR27]+[.AS27])))">
            <text:p/>
          </table:table-cell>
          <table:table-cell table:formula="of:=IF([.$A28]&lt;[.AT$2];&quot;&quot;;IF([.$A28]=[.AT$2];1;MIN([.$B$1]+1;[.AS27]+[.AT27])))">
            <text:p/>
          </table:table-cell>
          <table:table-cell table:formula="of:=IF([.$A28]&lt;[.AU$2];&quot;&quot;;IF([.$A28]=[.AU$2];1;MIN([.$B$1]+1;[.AT27]+[.AU27])))">
            <text:p/>
          </table:table-cell>
          <table:table-cell table:formula="of:=IF([.$A28]&lt;[.AV$2];&quot;&quot;;IF([.$A28]=[.AV$2];1;MIN([.$B$1]+1;[.AU27]+[.AV27])))">
            <text:p/>
          </table:table-cell>
          <table:table-cell table:formula="of:=IF([.$A28]&lt;[.AW$2];&quot;&quot;;IF([.$A28]=[.AW$2];1;MIN([.$B$1]+1;[.AV27]+[.AW27])))">
            <text:p/>
          </table:table-cell>
          <table:table-cell table:formula="of:=IF([.$A28]&lt;[.AX$2];&quot;&quot;;IF([.$A28]=[.AX$2];1;MIN([.$B$1]+1;[.AW27]+[.AX27])))">
            <text:p/>
          </table:table-cell>
          <table:table-cell table:formula="of:=IF([.$A28]&lt;[.AY$2];&quot;&quot;;IF([.$A28]=[.AY$2];1;MIN([.$B$1]+1;[.AX27]+[.AY27])))">
            <text:p/>
          </table:table-cell>
          <table:table-cell table:formula="of:=IF([.$A28]&lt;[.AZ$2];&quot;&quot;;IF([.$A28]=[.AZ$2];1;MIN([.$B$1]+1;[.AY27]+[.AZ27])))">
            <text:p/>
          </table:table-cell>
          <table:table-cell table:formula="of:=IF([.$A28]&lt;[.BA$2];&quot;&quot;;IF([.$A28]=[.BA$2];1;MIN([.$B$1]+1;[.AZ27]+[.BA27])))">
            <text:p/>
          </table:table-cell>
          <table:table-cell table:formula="of:=IF([.$A28]&lt;[.BB$2];&quot;&quot;;IF([.$A28]=[.BB$2];1;MIN([.$B$1]+1;[.BA27]+[.BB27])))">
            <text:p/>
          </table:table-cell>
          <table:table-cell table:formula="of:=IF([.$A28]&lt;[.BC$2];&quot;&quot;;IF([.$A28]=[.BC$2];1;MIN([.$B$1]+1;[.BB27]+[.BC27])))">
            <text:p/>
          </table:table-cell>
          <table:table-cell table:formula="of:=IF([.$A28]&lt;[.BD$2];&quot;&quot;;IF([.$A28]=[.BD$2];1;MIN([.$B$1]+1;[.BC27]+[.BD27])))">
            <text:p/>
          </table:table-cell>
          <table:table-cell table:formula="of:=IF([.$A28]&lt;[.BE$2];&quot;&quot;;IF([.$A28]=[.BE$2];1;MIN([.$B$1]+1;[.BD27]+[.BE27])))">
            <text:p/>
          </table:table-cell>
          <table:table-cell table:formula="of:=IF([.$A28]&lt;[.BF$2];&quot;&quot;;IF([.$A28]=[.BF$2];1;MIN([.$B$1]+1;[.BE27]+[.BF27])))">
            <text:p/>
          </table:table-cell>
          <table:table-cell table:formula="of:=IF([.$A28]&lt;[.BG$2];&quot;&quot;;IF([.$A28]=[.BG$2];1;MIN([.$B$1]+1;[.BF27]+[.BG27])))">
            <text:p/>
          </table:table-cell>
          <table:table-cell table:formula="of:=IF([.$A28]&lt;[.BH$2];&quot;&quot;;IF([.$A28]=[.BH$2];1;MIN([.$B$1]+1;[.BG27]+[.BH27])))">
            <text:p/>
          </table:table-cell>
          <table:table-cell table:formula="of:=IF([.$A28]&lt;[.BI$2];&quot;&quot;;IF([.$A28]=[.BI$2];1;MIN([.$B$1]+1;[.BH27]+[.BI27])))">
            <text:p/>
          </table:table-cell>
          <table:table-cell table:formula="of:=IF([.$A28]&lt;[.BJ$2];&quot;&quot;;IF([.$A28]=[.BJ$2];1;MIN([.$B$1]+1;[.BI27]+[.BJ27])))">
            <text:p/>
          </table:table-cell>
          <table:table-cell table:formula="of:=IF([.$A28]&lt;[.BK$2];&quot;&quot;;IF([.$A28]=[.BK$2];1;MIN([.$B$1]+1;[.BJ27]+[.BK27])))">
            <text:p/>
          </table:table-cell>
          <table:table-cell table:formula="of:=IF([.$A28]&lt;[.BL$2];&quot;&quot;;IF([.$A28]=[.BL$2];1;MIN([.$B$1]+1;[.BK27]+[.BL27])))">
            <text:p/>
          </table:table-cell>
          <table:table-cell table:formula="of:=IF([.$A28]&lt;[.BM$2];&quot;&quot;;IF([.$A28]=[.BM$2];1;MIN([.$B$1]+1;[.BL27]+[.BM27])))">
            <text:p/>
          </table:table-cell>
          <table:table-cell table:formula="of:=IF([.$A28]&lt;[.BN$2];&quot;&quot;;IF([.$A28]=[.BN$2];1;MIN([.$B$1]+1;[.BM27]+[.BN27])))">
            <text:p/>
          </table:table-cell>
          <table:table-cell table:formula="of:=IF([.$A28]&lt;[.BO$2];&quot;&quot;;IF([.$A28]=[.BO$2];1;MIN([.$B$1]+1;[.BN27]+[.BO27])))">
            <text:p/>
          </table:table-cell>
          <table:table-cell table:formula="of:=IF([.$A28]&lt;[.BP$2];&quot;&quot;;IF([.$A28]=[.BP$2];1;MIN([.$B$1]+1;[.BO27]+[.BP27])))">
            <text:p/>
          </table:table-cell>
          <table:table-cell table:formula="of:=IF([.$A28]&lt;[.BQ$2];&quot;&quot;;IF([.$A28]=[.BQ$2];1;MIN([.$B$1]+1;[.BP27]+[.BQ27])))">
            <text:p/>
          </table:table-cell>
          <table:table-cell table:formula="of:=IF([.$A28]&lt;[.BR$2];&quot;&quot;;IF([.$A28]=[.BR$2];1;MIN([.$B$1]+1;[.BQ27]+[.BR27])))">
            <text:p/>
          </table:table-cell>
          <table:table-cell table:formula="of:=IF([.$A28]&lt;[.BS$2];&quot;&quot;;IF([.$A28]=[.BS$2];1;MIN([.$B$1]+1;[.BR27]+[.BS27])))">
            <text:p/>
          </table:table-cell>
          <table:table-cell table:formula="of:=IF([.$A28]&lt;[.BT$2];&quot;&quot;;IF([.$A28]=[.BT$2];1;MIN([.$B$1]+1;[.BS27]+[.BT27])))">
            <text:p/>
          </table:table-cell>
          <table:table-cell table:formula="of:=IF([.$A28]&lt;[.BU$2];&quot;&quot;;IF([.$A28]=[.BU$2];1;MIN([.$B$1]+1;[.BT27]+[.BU27])))">
            <text:p/>
          </table:table-cell>
          <table:table-cell table:formula="of:=IF([.$A28]&lt;[.BV$2];&quot;&quot;;IF([.$A28]=[.BV$2];1;MIN([.$B$1]+1;[.BU27]+[.BV27])))">
            <text:p/>
          </table:table-cell>
          <table:table-cell table:formula="of:=IF([.$A28]&lt;[.BW$2];&quot;&quot;;IF([.$A28]=[.BW$2];1;MIN([.$B$1]+1;[.BV27]+[.BW27])))">
            <text:p/>
          </table:table-cell>
          <table:table-cell table:formula="of:=IF([.$A28]&lt;[.BX$2];&quot;&quot;;IF([.$A28]=[.BX$2];1;MIN([.$B$1]+1;[.BW27]+[.BX27])))">
            <text:p/>
          </table:table-cell>
          <table:table-cell table:formula="of:=IF([.$A28]&lt;[.BY$2];&quot;&quot;;IF([.$A28]=[.BY$2];1;MIN([.$B$1]+1;[.BX27]+[.BY27])))">
            <text:p/>
          </table:table-cell>
          <table:table-cell table:formula="of:=IF([.$A28]&lt;[.BZ$2];&quot;&quot;;IF([.$A28]=[.BZ$2];1;MIN([.$B$1]+1;[.BY27]+[.BZ27])))">
            <text:p/>
          </table:table-cell>
          <table:table-cell table:formula="of:=IF([.$A28]&lt;[.CA$2];&quot;&quot;;IF([.$A28]=[.CA$2];1;MIN([.$B$1]+1;[.BZ27]+[.CA27])))">
            <text:p/>
          </table:table-cell>
          <table:table-cell table:formula="of:=IF([.$A28]&lt;[.CB$2];&quot;&quot;;IF([.$A28]=[.CB$2];1;MIN([.$B$1]+1;[.CA27]+[.CB27])))">
            <text:p/>
          </table:table-cell>
          <table:table-cell table:formula="of:=IF([.$A28]&lt;[.CC$2];&quot;&quot;;IF([.$A28]=[.CC$2];1;MIN([.$B$1]+1;[.CB27]+[.CC27])))">
            <text:p/>
          </table:table-cell>
          <table:table-cell table:formula="of:=IF([.$A28]&lt;[.CD$2];&quot;&quot;;IF([.$A28]=[.CD$2];1;MIN([.$B$1]+1;[.CC27]+[.CD27])))">
            <text:p/>
          </table:table-cell>
          <table:table-cell table:formula="of:=IF([.$A28]&lt;[.CE$2];&quot;&quot;;IF([.$A28]=[.CE$2];1;MIN([.$B$1]+1;[.CD27]+[.CE27])))">
            <text:p/>
          </table:table-cell>
          <table:table-cell table:formula="of:=IF([.$A28]&lt;[.CF$2];&quot;&quot;;IF([.$A28]=[.CF$2];1;MIN([.$B$1]+1;[.CE27]+[.CF27])))">
            <text:p/>
          </table:table-cell>
          <table:table-cell table:formula="of:=IF([.$A28]&lt;[.CG$2];&quot;&quot;;IF([.$A28]=[.CG$2];1;MIN([.$B$1]+1;[.CF27]+[.CG27])))">
            <text:p/>
          </table:table-cell>
          <table:table-cell table:formula="of:=IF([.$A28]&lt;[.CH$2];&quot;&quot;;IF([.$A28]=[.CH$2];1;MIN([.$B$1]+1;[.CG27]+[.CH27])))">
            <text:p/>
          </table:table-cell>
          <table:table-cell table:formula="of:=IF([.$A28]&lt;[.CI$2];&quot;&quot;;IF([.$A28]=[.CI$2];1;MIN([.$B$1]+1;[.CH27]+[.CI27])))">
            <text:p/>
          </table:table-cell>
          <table:table-cell table:formula="of:=IF([.$A28]&lt;[.CJ$2];&quot;&quot;;IF([.$A28]=[.CJ$2];1;MIN([.$B$1]+1;[.CI27]+[.CJ27])))">
            <text:p/>
          </table:table-cell>
          <table:table-cell table:formula="of:=IF([.$A28]&lt;[.CK$2];&quot;&quot;;IF([.$A28]=[.CK$2];1;MIN([.$B$1]+1;[.CJ27]+[.CK27])))">
            <text:p/>
          </table:table-cell>
          <table:table-cell table:formula="of:=IF([.$A28]&lt;[.CL$2];&quot;&quot;;IF([.$A28]=[.CL$2];1;MIN([.$B$1]+1;[.CK27]+[.CL27])))">
            <text:p/>
          </table:table-cell>
          <table:table-cell table:formula="of:=IF([.$A28]&lt;[.CM$2];&quot;&quot;;IF([.$A28]=[.CM$2];1;MIN([.$B$1]+1;[.CL27]+[.CM27])))">
            <text:p/>
          </table:table-cell>
          <table:table-cell table:formula="of:=IF([.$A28]&lt;[.CN$2];&quot;&quot;;IF([.$A28]=[.CN$2];1;MIN([.$B$1]+1;[.CM27]+[.CN27])))">
            <text:p/>
          </table:table-cell>
          <table:table-cell table:formula="of:=IF([.$A28]&lt;[.CO$2];&quot;&quot;;IF([.$A28]=[.CO$2];1;MIN([.$B$1]+1;[.CN27]+[.CO27])))">
            <text:p/>
          </table:table-cell>
          <table:table-cell table:formula="of:=IF([.$A28]&lt;[.CP$2];&quot;&quot;;IF([.$A28]=[.CP$2];1;MIN([.$B$1]+1;[.CO27]+[.CP27])))">
            <text:p/>
          </table:table-cell>
          <table:table-cell table:formula="of:=IF([.$A28]&lt;[.CQ$2];&quot;&quot;;IF([.$A28]=[.CQ$2];1;MIN([.$B$1]+1;[.CP27]+[.CQ27])))">
            <text:p/>
          </table:table-cell>
          <table:table-cell table:formula="of:=IF([.$A28]&lt;[.CR$2];&quot;&quot;;IF([.$A28]=[.CR$2];1;MIN([.$B$1]+1;[.CQ27]+[.CR27])))">
            <text:p/>
          </table:table-cell>
          <table:table-cell table:formula="of:=IF([.$A28]&lt;[.CS$2];&quot;&quot;;IF([.$A28]=[.CS$2];1;MIN([.$B$1]+1;[.CR27]+[.CS27])))">
            <text:p/>
          </table:table-cell>
          <table:table-cell table:formula="of:=IF([.$A28]&lt;[.CT$2];&quot;&quot;;IF([.$A28]=[.CT$2];1;MIN([.$B$1]+1;[.CS27]+[.CT27])))">
            <text:p/>
          </table:table-cell>
          <table:table-cell table:formula="of:=IF([.$A28]&lt;[.CU$2];&quot;&quot;;IF([.$A28]=[.CU$2];1;MIN([.$B$1]+1;[.CT27]+[.CU27])))">
            <text:p/>
          </table:table-cell>
          <table:table-cell table:formula="of:=IF([.$A28]&lt;[.CV$2];&quot;&quot;;IF([.$A28]=[.CV$2];1;MIN([.$B$1]+1;[.CU27]+[.CV27])))">
            <text:p/>
          </table:table-cell>
          <table:table-cell table:formula="of:=IF([.$A28]&lt;[.CW$2];&quot;&quot;;IF([.$A28]=[.CW$2];1;MIN([.$B$1]+1;[.CV27]+[.CW27])))">
            <text:p/>
          </table:table-cell>
          <table:table-cell table:formula="of:=IF([.$A28]&lt;[.CX$2];&quot;&quot;;IF([.$A28]=[.CX$2];1;MIN([.$B$1]+1;[.CW27]+[.CX27]))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.$A29]&lt;[.C$2];&quot;&quot;;IF([.$A29]=[.C$2];1;MIN([.$B$1]+1;[.B28]+[.C28])))" office:value-type="float" office:value="26" calcext:value-type="float">
            <text:p>26</text:p>
          </table:table-cell>
          <table:table-cell table:formula="of:=IF([.$A29]&lt;[.D$2];&quot;&quot;;IF([.$A29]=[.D$2];1;MIN([.$B$1]+1;[.C28]+[.D28])))" office:value-type="float" office:value="325" calcext:value-type="float">
            <text:p>325</text:p>
          </table:table-cell>
          <table:table-cell table:formula="of:=IF([.$A29]&lt;[.E$2];&quot;&quot;;IF([.$A29]=[.E$2];1;MIN([.$B$1]+1;[.D28]+[.E28])))" office:value-type="float" office:value="2600" calcext:value-type="float">
            <text:p>2600</text:p>
          </table:table-cell>
          <table:table-cell table:formula="of:=IF([.$A29]&lt;[.F$2];&quot;&quot;;IF([.$A29]=[.F$2];1;MIN([.$B$1]+1;[.E28]+[.F28])))" office:value-type="float" office:value="14950" calcext:value-type="float">
            <text:p>14950</text:p>
          </table:table-cell>
          <table:table-cell table:formula="of:=IF([.$A29]&lt;[.G$2];&quot;&quot;;IF([.$A29]=[.G$2];1;MIN([.$B$1]+1;[.F28]+[.G28])))" office:value-type="float" office:value="65780" calcext:value-type="float">
            <text:p>65780</text:p>
          </table:table-cell>
          <table:table-cell table:formula="of:=IF([.$A29]&lt;[.H$2];&quot;&quot;;IF([.$A29]=[.H$2];1;MIN([.$B$1]+1;[.G28]+[.H28])))" office:value-type="float" office:value="230230" calcext:value-type="float">
            <text:p>230230</text:p>
          </table:table-cell>
          <table:table-cell table:formula="of:=IF([.$A29]&lt;[.I$2];&quot;&quot;;IF([.$A29]=[.I$2];1;MIN([.$B$1]+1;[.H28]+[.I28])))" office:value-type="float" office:value="657800" calcext:value-type="float">
            <text:p>657800</text:p>
          </table:table-cell>
          <table:table-cell table:formula="of:=IF([.$A29]&lt;[.J$2];&quot;&quot;;IF([.$A29]=[.J$2];1;MIN([.$B$1]+1;[.I28]+[.J28])))" office:value-type="float" office:value="1000001" calcext:value-type="float">
            <text:p>1000001</text:p>
          </table:table-cell>
          <table:table-cell table:formula="of:=IF([.$A29]&lt;[.K$2];&quot;&quot;;IF([.$A29]=[.K$2];1;MIN([.$B$1]+1;[.J28]+[.K28])))" office:value-type="float" office:value="1000001" calcext:value-type="float">
            <text:p>1000001</text:p>
          </table:table-cell>
          <table:table-cell table:formula="of:=IF([.$A29]&lt;[.L$2];&quot;&quot;;IF([.$A29]=[.L$2];1;MIN([.$B$1]+1;[.K28]+[.L28])))" office:value-type="float" office:value="1000001" calcext:value-type="float">
            <text:p>1000001</text:p>
          </table:table-cell>
          <table:table-cell table:formula="of:=IF([.$A29]&lt;[.M$2];&quot;&quot;;IF([.$A29]=[.M$2];1;MIN([.$B$1]+1;[.L28]+[.M28])))" office:value-type="float" office:value="1000001" calcext:value-type="float">
            <text:p>1000001</text:p>
          </table:table-cell>
          <table:table-cell table:formula="of:=IF([.$A29]&lt;[.N$2];&quot;&quot;;IF([.$A29]=[.N$2];1;MIN([.$B$1]+1;[.M28]+[.N28])))" office:value-type="float" office:value="1000001" calcext:value-type="float">
            <text:p>1000001</text:p>
          </table:table-cell>
          <table:table-cell table:formula="of:=IF([.$A29]&lt;[.O$2];&quot;&quot;;IF([.$A29]=[.O$2];1;MIN([.$B$1]+1;[.N28]+[.O28])))" office:value-type="float" office:value="1000001" calcext:value-type="float">
            <text:p>1000001</text:p>
          </table:table-cell>
          <table:table-cell table:formula="of:=IF([.$A29]&lt;[.P$2];&quot;&quot;;IF([.$A29]=[.P$2];1;MIN([.$B$1]+1;[.O28]+[.P28])))" office:value-type="float" office:value="1000001" calcext:value-type="float">
            <text:p>1000001</text:p>
          </table:table-cell>
          <table:table-cell table:formula="of:=IF([.$A29]&lt;[.Q$2];&quot;&quot;;IF([.$A29]=[.Q$2];1;MIN([.$B$1]+1;[.P28]+[.Q28])))" office:value-type="float" office:value="1000001" calcext:value-type="float">
            <text:p>1000001</text:p>
          </table:table-cell>
          <table:table-cell table:formula="of:=IF([.$A29]&lt;[.R$2];&quot;&quot;;IF([.$A29]=[.R$2];1;MIN([.$B$1]+1;[.Q28]+[.R28])))" office:value-type="float" office:value="1000001" calcext:value-type="float">
            <text:p>1000001</text:p>
          </table:table-cell>
          <table:table-cell table:formula="of:=IF([.$A29]&lt;[.S$2];&quot;&quot;;IF([.$A29]=[.S$2];1;MIN([.$B$1]+1;[.R28]+[.S28])))" office:value-type="float" office:value="1000001" calcext:value-type="float">
            <text:p>1000001</text:p>
          </table:table-cell>
          <table:table-cell table:formula="of:=IF([.$A29]&lt;[.T$2];&quot;&quot;;IF([.$A29]=[.T$2];1;MIN([.$B$1]+1;[.S28]+[.T28])))" office:value-type="float" office:value="1000001" calcext:value-type="float">
            <text:p>1000001</text:p>
          </table:table-cell>
          <table:table-cell table:formula="of:=IF([.$A29]&lt;[.U$2];&quot;&quot;;IF([.$A29]=[.U$2];1;MIN([.$B$1]+1;[.T28]+[.U28])))" office:value-type="float" office:value="657800" calcext:value-type="float">
            <text:p>657800</text:p>
          </table:table-cell>
          <table:table-cell table:formula="of:=IF([.$A29]&lt;[.V$2];&quot;&quot;;IF([.$A29]=[.V$2];1;MIN([.$B$1]+1;[.U28]+[.V28])))" office:value-type="float" office:value="230230" calcext:value-type="float">
            <text:p>230230</text:p>
          </table:table-cell>
          <table:table-cell table:formula="of:=IF([.$A29]&lt;[.W$2];&quot;&quot;;IF([.$A29]=[.W$2];1;MIN([.$B$1]+1;[.V28]+[.W28])))" office:value-type="float" office:value="65780" calcext:value-type="float">
            <text:p>65780</text:p>
          </table:table-cell>
          <table:table-cell table:formula="of:=IF([.$A29]&lt;[.X$2];&quot;&quot;;IF([.$A29]=[.X$2];1;MIN([.$B$1]+1;[.W28]+[.X28])))" office:value-type="float" office:value="14950" calcext:value-type="float">
            <text:p>14950</text:p>
          </table:table-cell>
          <table:table-cell table:formula="of:=IF([.$A29]&lt;[.Y$2];&quot;&quot;;IF([.$A29]=[.Y$2];1;MIN([.$B$1]+1;[.X28]+[.Y28])))" office:value-type="float" office:value="2600" calcext:value-type="float">
            <text:p>2600</text:p>
          </table:table-cell>
          <table:table-cell table:formula="of:=IF([.$A29]&lt;[.Z$2];&quot;&quot;;IF([.$A29]=[.Z$2];1;MIN([.$B$1]+1;[.Y28]+[.Z28])))" office:value-type="float" office:value="325" calcext:value-type="float">
            <text:p>325</text:p>
          </table:table-cell>
          <table:table-cell table:formula="of:=IF([.$A29]&lt;[.AA$2];&quot;&quot;;IF([.$A29]=[.AA$2];1;MIN([.$B$1]+1;[.Z28]+[.AA28])))" office:value-type="float" office:value="26" calcext:value-type="float">
            <text:p>26</text:p>
          </table:table-cell>
          <table:table-cell table:formula="of:=IF([.$A29]&lt;[.AB$2];&quot;&quot;;IF([.$A29]=[.AB$2];1;MIN([.$B$1]+1;[.AA28]+[.AB28])))" office:value-type="float" office:value="1" calcext:value-type="float">
            <text:p>1</text:p>
          </table:table-cell>
          <table:table-cell table:formula="of:=IF([.$A29]&lt;[.AC$2];&quot;&quot;;IF([.$A29]=[.AC$2];1;MIN([.$B$1]+1;[.AB28]+[.AC28])))">
            <text:p/>
          </table:table-cell>
          <table:table-cell table:formula="of:=IF([.$A29]&lt;[.AD$2];&quot;&quot;;IF([.$A29]=[.AD$2];1;MIN([.$B$1]+1;[.AC28]+[.AD28])))">
            <text:p/>
          </table:table-cell>
          <table:table-cell table:formula="of:=IF([.$A29]&lt;[.AE$2];&quot;&quot;;IF([.$A29]=[.AE$2];1;MIN([.$B$1]+1;[.AD28]+[.AE28])))">
            <text:p/>
          </table:table-cell>
          <table:table-cell table:formula="of:=IF([.$A29]&lt;[.AF$2];&quot;&quot;;IF([.$A29]=[.AF$2];1;MIN([.$B$1]+1;[.AE28]+[.AF28])))">
            <text:p/>
          </table:table-cell>
          <table:table-cell table:formula="of:=IF([.$A29]&lt;[.AG$2];&quot;&quot;;IF([.$A29]=[.AG$2];1;MIN([.$B$1]+1;[.AF28]+[.AG28])))">
            <text:p/>
          </table:table-cell>
          <table:table-cell table:formula="of:=IF([.$A29]&lt;[.AH$2];&quot;&quot;;IF([.$A29]=[.AH$2];1;MIN([.$B$1]+1;[.AG28]+[.AH28])))">
            <text:p/>
          </table:table-cell>
          <table:table-cell table:formula="of:=IF([.$A29]&lt;[.AI$2];&quot;&quot;;IF([.$A29]=[.AI$2];1;MIN([.$B$1]+1;[.AH28]+[.AI28])))">
            <text:p/>
          </table:table-cell>
          <table:table-cell table:formula="of:=IF([.$A29]&lt;[.AJ$2];&quot;&quot;;IF([.$A29]=[.AJ$2];1;MIN([.$B$1]+1;[.AI28]+[.AJ28])))">
            <text:p/>
          </table:table-cell>
          <table:table-cell table:formula="of:=IF([.$A29]&lt;[.AK$2];&quot;&quot;;IF([.$A29]=[.AK$2];1;MIN([.$B$1]+1;[.AJ28]+[.AK28])))">
            <text:p/>
          </table:table-cell>
          <table:table-cell table:formula="of:=IF([.$A29]&lt;[.AL$2];&quot;&quot;;IF([.$A29]=[.AL$2];1;MIN([.$B$1]+1;[.AK28]+[.AL28])))">
            <text:p/>
          </table:table-cell>
          <table:table-cell table:formula="of:=IF([.$A29]&lt;[.AM$2];&quot;&quot;;IF([.$A29]=[.AM$2];1;MIN([.$B$1]+1;[.AL28]+[.AM28])))">
            <text:p/>
          </table:table-cell>
          <table:table-cell table:formula="of:=IF([.$A29]&lt;[.AN$2];&quot;&quot;;IF([.$A29]=[.AN$2];1;MIN([.$B$1]+1;[.AM28]+[.AN28])))">
            <text:p/>
          </table:table-cell>
          <table:table-cell table:formula="of:=IF([.$A29]&lt;[.AO$2];&quot;&quot;;IF([.$A29]=[.AO$2];1;MIN([.$B$1]+1;[.AN28]+[.AO28])))">
            <text:p/>
          </table:table-cell>
          <table:table-cell table:formula="of:=IF([.$A29]&lt;[.AP$2];&quot;&quot;;IF([.$A29]=[.AP$2];1;MIN([.$B$1]+1;[.AO28]+[.AP28])))">
            <text:p/>
          </table:table-cell>
          <table:table-cell table:formula="of:=IF([.$A29]&lt;[.AQ$2];&quot;&quot;;IF([.$A29]=[.AQ$2];1;MIN([.$B$1]+1;[.AP28]+[.AQ28])))">
            <text:p/>
          </table:table-cell>
          <table:table-cell table:formula="of:=IF([.$A29]&lt;[.AR$2];&quot;&quot;;IF([.$A29]=[.AR$2];1;MIN([.$B$1]+1;[.AQ28]+[.AR28])))">
            <text:p/>
          </table:table-cell>
          <table:table-cell table:formula="of:=IF([.$A29]&lt;[.AS$2];&quot;&quot;;IF([.$A29]=[.AS$2];1;MIN([.$B$1]+1;[.AR28]+[.AS28])))">
            <text:p/>
          </table:table-cell>
          <table:table-cell table:formula="of:=IF([.$A29]&lt;[.AT$2];&quot;&quot;;IF([.$A29]=[.AT$2];1;MIN([.$B$1]+1;[.AS28]+[.AT28])))">
            <text:p/>
          </table:table-cell>
          <table:table-cell table:formula="of:=IF([.$A29]&lt;[.AU$2];&quot;&quot;;IF([.$A29]=[.AU$2];1;MIN([.$B$1]+1;[.AT28]+[.AU28])))">
            <text:p/>
          </table:table-cell>
          <table:table-cell table:formula="of:=IF([.$A29]&lt;[.AV$2];&quot;&quot;;IF([.$A29]=[.AV$2];1;MIN([.$B$1]+1;[.AU28]+[.AV28])))">
            <text:p/>
          </table:table-cell>
          <table:table-cell table:formula="of:=IF([.$A29]&lt;[.AW$2];&quot;&quot;;IF([.$A29]=[.AW$2];1;MIN([.$B$1]+1;[.AV28]+[.AW28])))">
            <text:p/>
          </table:table-cell>
          <table:table-cell table:formula="of:=IF([.$A29]&lt;[.AX$2];&quot;&quot;;IF([.$A29]=[.AX$2];1;MIN([.$B$1]+1;[.AW28]+[.AX28])))">
            <text:p/>
          </table:table-cell>
          <table:table-cell table:formula="of:=IF([.$A29]&lt;[.AY$2];&quot;&quot;;IF([.$A29]=[.AY$2];1;MIN([.$B$1]+1;[.AX28]+[.AY28])))">
            <text:p/>
          </table:table-cell>
          <table:table-cell table:formula="of:=IF([.$A29]&lt;[.AZ$2];&quot;&quot;;IF([.$A29]=[.AZ$2];1;MIN([.$B$1]+1;[.AY28]+[.AZ28])))">
            <text:p/>
          </table:table-cell>
          <table:table-cell table:formula="of:=IF([.$A29]&lt;[.BA$2];&quot;&quot;;IF([.$A29]=[.BA$2];1;MIN([.$B$1]+1;[.AZ28]+[.BA28])))">
            <text:p/>
          </table:table-cell>
          <table:table-cell table:formula="of:=IF([.$A29]&lt;[.BB$2];&quot;&quot;;IF([.$A29]=[.BB$2];1;MIN([.$B$1]+1;[.BA28]+[.BB28])))">
            <text:p/>
          </table:table-cell>
          <table:table-cell table:formula="of:=IF([.$A29]&lt;[.BC$2];&quot;&quot;;IF([.$A29]=[.BC$2];1;MIN([.$B$1]+1;[.BB28]+[.BC28])))">
            <text:p/>
          </table:table-cell>
          <table:table-cell table:formula="of:=IF([.$A29]&lt;[.BD$2];&quot;&quot;;IF([.$A29]=[.BD$2];1;MIN([.$B$1]+1;[.BC28]+[.BD28])))">
            <text:p/>
          </table:table-cell>
          <table:table-cell table:formula="of:=IF([.$A29]&lt;[.BE$2];&quot;&quot;;IF([.$A29]=[.BE$2];1;MIN([.$B$1]+1;[.BD28]+[.BE28])))">
            <text:p/>
          </table:table-cell>
          <table:table-cell table:formula="of:=IF([.$A29]&lt;[.BF$2];&quot;&quot;;IF([.$A29]=[.BF$2];1;MIN([.$B$1]+1;[.BE28]+[.BF28])))">
            <text:p/>
          </table:table-cell>
          <table:table-cell table:formula="of:=IF([.$A29]&lt;[.BG$2];&quot;&quot;;IF([.$A29]=[.BG$2];1;MIN([.$B$1]+1;[.BF28]+[.BG28])))">
            <text:p/>
          </table:table-cell>
          <table:table-cell table:formula="of:=IF([.$A29]&lt;[.BH$2];&quot;&quot;;IF([.$A29]=[.BH$2];1;MIN([.$B$1]+1;[.BG28]+[.BH28])))">
            <text:p/>
          </table:table-cell>
          <table:table-cell table:formula="of:=IF([.$A29]&lt;[.BI$2];&quot;&quot;;IF([.$A29]=[.BI$2];1;MIN([.$B$1]+1;[.BH28]+[.BI28])))">
            <text:p/>
          </table:table-cell>
          <table:table-cell table:formula="of:=IF([.$A29]&lt;[.BJ$2];&quot;&quot;;IF([.$A29]=[.BJ$2];1;MIN([.$B$1]+1;[.BI28]+[.BJ28])))">
            <text:p/>
          </table:table-cell>
          <table:table-cell table:formula="of:=IF([.$A29]&lt;[.BK$2];&quot;&quot;;IF([.$A29]=[.BK$2];1;MIN([.$B$1]+1;[.BJ28]+[.BK28])))">
            <text:p/>
          </table:table-cell>
          <table:table-cell table:formula="of:=IF([.$A29]&lt;[.BL$2];&quot;&quot;;IF([.$A29]=[.BL$2];1;MIN([.$B$1]+1;[.BK28]+[.BL28])))">
            <text:p/>
          </table:table-cell>
          <table:table-cell table:formula="of:=IF([.$A29]&lt;[.BM$2];&quot;&quot;;IF([.$A29]=[.BM$2];1;MIN([.$B$1]+1;[.BL28]+[.BM28])))">
            <text:p/>
          </table:table-cell>
          <table:table-cell table:formula="of:=IF([.$A29]&lt;[.BN$2];&quot;&quot;;IF([.$A29]=[.BN$2];1;MIN([.$B$1]+1;[.BM28]+[.BN28])))">
            <text:p/>
          </table:table-cell>
          <table:table-cell table:formula="of:=IF([.$A29]&lt;[.BO$2];&quot;&quot;;IF([.$A29]=[.BO$2];1;MIN([.$B$1]+1;[.BN28]+[.BO28])))">
            <text:p/>
          </table:table-cell>
          <table:table-cell table:formula="of:=IF([.$A29]&lt;[.BP$2];&quot;&quot;;IF([.$A29]=[.BP$2];1;MIN([.$B$1]+1;[.BO28]+[.BP28])))">
            <text:p/>
          </table:table-cell>
          <table:table-cell table:formula="of:=IF([.$A29]&lt;[.BQ$2];&quot;&quot;;IF([.$A29]=[.BQ$2];1;MIN([.$B$1]+1;[.BP28]+[.BQ28])))">
            <text:p/>
          </table:table-cell>
          <table:table-cell table:formula="of:=IF([.$A29]&lt;[.BR$2];&quot;&quot;;IF([.$A29]=[.BR$2];1;MIN([.$B$1]+1;[.BQ28]+[.BR28])))">
            <text:p/>
          </table:table-cell>
          <table:table-cell table:formula="of:=IF([.$A29]&lt;[.BS$2];&quot;&quot;;IF([.$A29]=[.BS$2];1;MIN([.$B$1]+1;[.BR28]+[.BS28])))">
            <text:p/>
          </table:table-cell>
          <table:table-cell table:formula="of:=IF([.$A29]&lt;[.BT$2];&quot;&quot;;IF([.$A29]=[.BT$2];1;MIN([.$B$1]+1;[.BS28]+[.BT28])))">
            <text:p/>
          </table:table-cell>
          <table:table-cell table:formula="of:=IF([.$A29]&lt;[.BU$2];&quot;&quot;;IF([.$A29]=[.BU$2];1;MIN([.$B$1]+1;[.BT28]+[.BU28])))">
            <text:p/>
          </table:table-cell>
          <table:table-cell table:formula="of:=IF([.$A29]&lt;[.BV$2];&quot;&quot;;IF([.$A29]=[.BV$2];1;MIN([.$B$1]+1;[.BU28]+[.BV28])))">
            <text:p/>
          </table:table-cell>
          <table:table-cell table:formula="of:=IF([.$A29]&lt;[.BW$2];&quot;&quot;;IF([.$A29]=[.BW$2];1;MIN([.$B$1]+1;[.BV28]+[.BW28])))">
            <text:p/>
          </table:table-cell>
          <table:table-cell table:formula="of:=IF([.$A29]&lt;[.BX$2];&quot;&quot;;IF([.$A29]=[.BX$2];1;MIN([.$B$1]+1;[.BW28]+[.BX28])))">
            <text:p/>
          </table:table-cell>
          <table:table-cell table:formula="of:=IF([.$A29]&lt;[.BY$2];&quot;&quot;;IF([.$A29]=[.BY$2];1;MIN([.$B$1]+1;[.BX28]+[.BY28])))">
            <text:p/>
          </table:table-cell>
          <table:table-cell table:formula="of:=IF([.$A29]&lt;[.BZ$2];&quot;&quot;;IF([.$A29]=[.BZ$2];1;MIN([.$B$1]+1;[.BY28]+[.BZ28])))">
            <text:p/>
          </table:table-cell>
          <table:table-cell table:formula="of:=IF([.$A29]&lt;[.CA$2];&quot;&quot;;IF([.$A29]=[.CA$2];1;MIN([.$B$1]+1;[.BZ28]+[.CA28])))">
            <text:p/>
          </table:table-cell>
          <table:table-cell table:formula="of:=IF([.$A29]&lt;[.CB$2];&quot;&quot;;IF([.$A29]=[.CB$2];1;MIN([.$B$1]+1;[.CA28]+[.CB28])))">
            <text:p/>
          </table:table-cell>
          <table:table-cell table:formula="of:=IF([.$A29]&lt;[.CC$2];&quot;&quot;;IF([.$A29]=[.CC$2];1;MIN([.$B$1]+1;[.CB28]+[.CC28])))">
            <text:p/>
          </table:table-cell>
          <table:table-cell table:formula="of:=IF([.$A29]&lt;[.CD$2];&quot;&quot;;IF([.$A29]=[.CD$2];1;MIN([.$B$1]+1;[.CC28]+[.CD28])))">
            <text:p/>
          </table:table-cell>
          <table:table-cell table:formula="of:=IF([.$A29]&lt;[.CE$2];&quot;&quot;;IF([.$A29]=[.CE$2];1;MIN([.$B$1]+1;[.CD28]+[.CE28])))">
            <text:p/>
          </table:table-cell>
          <table:table-cell table:formula="of:=IF([.$A29]&lt;[.CF$2];&quot;&quot;;IF([.$A29]=[.CF$2];1;MIN([.$B$1]+1;[.CE28]+[.CF28])))">
            <text:p/>
          </table:table-cell>
          <table:table-cell table:formula="of:=IF([.$A29]&lt;[.CG$2];&quot;&quot;;IF([.$A29]=[.CG$2];1;MIN([.$B$1]+1;[.CF28]+[.CG28])))">
            <text:p/>
          </table:table-cell>
          <table:table-cell table:formula="of:=IF([.$A29]&lt;[.CH$2];&quot;&quot;;IF([.$A29]=[.CH$2];1;MIN([.$B$1]+1;[.CG28]+[.CH28])))">
            <text:p/>
          </table:table-cell>
          <table:table-cell table:formula="of:=IF([.$A29]&lt;[.CI$2];&quot;&quot;;IF([.$A29]=[.CI$2];1;MIN([.$B$1]+1;[.CH28]+[.CI28])))">
            <text:p/>
          </table:table-cell>
          <table:table-cell table:formula="of:=IF([.$A29]&lt;[.CJ$2];&quot;&quot;;IF([.$A29]=[.CJ$2];1;MIN([.$B$1]+1;[.CI28]+[.CJ28])))">
            <text:p/>
          </table:table-cell>
          <table:table-cell table:formula="of:=IF([.$A29]&lt;[.CK$2];&quot;&quot;;IF([.$A29]=[.CK$2];1;MIN([.$B$1]+1;[.CJ28]+[.CK28])))">
            <text:p/>
          </table:table-cell>
          <table:table-cell table:formula="of:=IF([.$A29]&lt;[.CL$2];&quot;&quot;;IF([.$A29]=[.CL$2];1;MIN([.$B$1]+1;[.CK28]+[.CL28])))">
            <text:p/>
          </table:table-cell>
          <table:table-cell table:formula="of:=IF([.$A29]&lt;[.CM$2];&quot;&quot;;IF([.$A29]=[.CM$2];1;MIN([.$B$1]+1;[.CL28]+[.CM28])))">
            <text:p/>
          </table:table-cell>
          <table:table-cell table:formula="of:=IF([.$A29]&lt;[.CN$2];&quot;&quot;;IF([.$A29]=[.CN$2];1;MIN([.$B$1]+1;[.CM28]+[.CN28])))">
            <text:p/>
          </table:table-cell>
          <table:table-cell table:formula="of:=IF([.$A29]&lt;[.CO$2];&quot;&quot;;IF([.$A29]=[.CO$2];1;MIN([.$B$1]+1;[.CN28]+[.CO28])))">
            <text:p/>
          </table:table-cell>
          <table:table-cell table:formula="of:=IF([.$A29]&lt;[.CP$2];&quot;&quot;;IF([.$A29]=[.CP$2];1;MIN([.$B$1]+1;[.CO28]+[.CP28])))">
            <text:p/>
          </table:table-cell>
          <table:table-cell table:formula="of:=IF([.$A29]&lt;[.CQ$2];&quot;&quot;;IF([.$A29]=[.CQ$2];1;MIN([.$B$1]+1;[.CP28]+[.CQ28])))">
            <text:p/>
          </table:table-cell>
          <table:table-cell table:formula="of:=IF([.$A29]&lt;[.CR$2];&quot;&quot;;IF([.$A29]=[.CR$2];1;MIN([.$B$1]+1;[.CQ28]+[.CR28])))">
            <text:p/>
          </table:table-cell>
          <table:table-cell table:formula="of:=IF([.$A29]&lt;[.CS$2];&quot;&quot;;IF([.$A29]=[.CS$2];1;MIN([.$B$1]+1;[.CR28]+[.CS28])))">
            <text:p/>
          </table:table-cell>
          <table:table-cell table:formula="of:=IF([.$A29]&lt;[.CT$2];&quot;&quot;;IF([.$A29]=[.CT$2];1;MIN([.$B$1]+1;[.CS28]+[.CT28])))">
            <text:p/>
          </table:table-cell>
          <table:table-cell table:formula="of:=IF([.$A29]&lt;[.CU$2];&quot;&quot;;IF([.$A29]=[.CU$2];1;MIN([.$B$1]+1;[.CT28]+[.CU28])))">
            <text:p/>
          </table:table-cell>
          <table:table-cell table:formula="of:=IF([.$A29]&lt;[.CV$2];&quot;&quot;;IF([.$A29]=[.CV$2];1;MIN([.$B$1]+1;[.CU28]+[.CV28])))">
            <text:p/>
          </table:table-cell>
          <table:table-cell table:formula="of:=IF([.$A29]&lt;[.CW$2];&quot;&quot;;IF([.$A29]=[.CW$2];1;MIN([.$B$1]+1;[.CV28]+[.CW28])))">
            <text:p/>
          </table:table-cell>
          <table:table-cell table:formula="of:=IF([.$A29]&lt;[.CX$2];&quot;&quot;;IF([.$A29]=[.CX$2];1;MIN([.$B$1]+1;[.CW28]+[.CX28]))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[.$A30]&lt;[.C$2];&quot;&quot;;IF([.$A30]=[.C$2];1;MIN([.$B$1]+1;[.B29]+[.C29])))" office:value-type="float" office:value="27" calcext:value-type="float">
            <text:p>27</text:p>
          </table:table-cell>
          <table:table-cell table:formula="of:=IF([.$A30]&lt;[.D$2];&quot;&quot;;IF([.$A30]=[.D$2];1;MIN([.$B$1]+1;[.C29]+[.D29])))" office:value-type="float" office:value="351" calcext:value-type="float">
            <text:p>351</text:p>
          </table:table-cell>
          <table:table-cell table:formula="of:=IF([.$A30]&lt;[.E$2];&quot;&quot;;IF([.$A30]=[.E$2];1;MIN([.$B$1]+1;[.D29]+[.E29])))" office:value-type="float" office:value="2925" calcext:value-type="float">
            <text:p>2925</text:p>
          </table:table-cell>
          <table:table-cell table:formula="of:=IF([.$A30]&lt;[.F$2];&quot;&quot;;IF([.$A30]=[.F$2];1;MIN([.$B$1]+1;[.E29]+[.F29])))" office:value-type="float" office:value="17550" calcext:value-type="float">
            <text:p>17550</text:p>
          </table:table-cell>
          <table:table-cell table:formula="of:=IF([.$A30]&lt;[.G$2];&quot;&quot;;IF([.$A30]=[.G$2];1;MIN([.$B$1]+1;[.F29]+[.G29])))" office:value-type="float" office:value="80730" calcext:value-type="float">
            <text:p>80730</text:p>
          </table:table-cell>
          <table:table-cell table:formula="of:=IF([.$A30]&lt;[.H$2];&quot;&quot;;IF([.$A30]=[.H$2];1;MIN([.$B$1]+1;[.G29]+[.H29])))" office:value-type="float" office:value="296010" calcext:value-type="float">
            <text:p>296010</text:p>
          </table:table-cell>
          <table:table-cell table:formula="of:=IF([.$A30]&lt;[.I$2];&quot;&quot;;IF([.$A30]=[.I$2];1;MIN([.$B$1]+1;[.H29]+[.I29])))" office:value-type="float" office:value="888030" calcext:value-type="float">
            <text:p>888030</text:p>
          </table:table-cell>
          <table:table-cell table:formula="of:=IF([.$A30]&lt;[.J$2];&quot;&quot;;IF([.$A30]=[.J$2];1;MIN([.$B$1]+1;[.I29]+[.J29])))" office:value-type="float" office:value="1000001" calcext:value-type="float">
            <text:p>1000001</text:p>
          </table:table-cell>
          <table:table-cell table:formula="of:=IF([.$A30]&lt;[.K$2];&quot;&quot;;IF([.$A30]=[.K$2];1;MIN([.$B$1]+1;[.J29]+[.K29])))" office:value-type="float" office:value="1000001" calcext:value-type="float">
            <text:p>1000001</text:p>
          </table:table-cell>
          <table:table-cell table:formula="of:=IF([.$A30]&lt;[.L$2];&quot;&quot;;IF([.$A30]=[.L$2];1;MIN([.$B$1]+1;[.K29]+[.L29])))" office:value-type="float" office:value="1000001" calcext:value-type="float">
            <text:p>1000001</text:p>
          </table:table-cell>
          <table:table-cell table:formula="of:=IF([.$A30]&lt;[.M$2];&quot;&quot;;IF([.$A30]=[.M$2];1;MIN([.$B$1]+1;[.L29]+[.M29])))" office:value-type="float" office:value="1000001" calcext:value-type="float">
            <text:p>1000001</text:p>
          </table:table-cell>
          <table:table-cell table:formula="of:=IF([.$A30]&lt;[.N$2];&quot;&quot;;IF([.$A30]=[.N$2];1;MIN([.$B$1]+1;[.M29]+[.N29])))" office:value-type="float" office:value="1000001" calcext:value-type="float">
            <text:p>1000001</text:p>
          </table:table-cell>
          <table:table-cell table:formula="of:=IF([.$A30]&lt;[.O$2];&quot;&quot;;IF([.$A30]=[.O$2];1;MIN([.$B$1]+1;[.N29]+[.O29])))" office:value-type="float" office:value="1000001" calcext:value-type="float">
            <text:p>1000001</text:p>
          </table:table-cell>
          <table:table-cell table:formula="of:=IF([.$A30]&lt;[.P$2];&quot;&quot;;IF([.$A30]=[.P$2];1;MIN([.$B$1]+1;[.O29]+[.P29])))" office:value-type="float" office:value="1000001" calcext:value-type="float">
            <text:p>1000001</text:p>
          </table:table-cell>
          <table:table-cell table:formula="of:=IF([.$A30]&lt;[.Q$2];&quot;&quot;;IF([.$A30]=[.Q$2];1;MIN([.$B$1]+1;[.P29]+[.Q29])))" office:value-type="float" office:value="1000001" calcext:value-type="float">
            <text:p>1000001</text:p>
          </table:table-cell>
          <table:table-cell table:formula="of:=IF([.$A30]&lt;[.R$2];&quot;&quot;;IF([.$A30]=[.R$2];1;MIN([.$B$1]+1;[.Q29]+[.R29])))" office:value-type="float" office:value="1000001" calcext:value-type="float">
            <text:p>1000001</text:p>
          </table:table-cell>
          <table:table-cell table:formula="of:=IF([.$A30]&lt;[.S$2];&quot;&quot;;IF([.$A30]=[.S$2];1;MIN([.$B$1]+1;[.R29]+[.S29])))" office:value-type="float" office:value="1000001" calcext:value-type="float">
            <text:p>1000001</text:p>
          </table:table-cell>
          <table:table-cell table:formula="of:=IF([.$A30]&lt;[.T$2];&quot;&quot;;IF([.$A30]=[.T$2];1;MIN([.$B$1]+1;[.S29]+[.T29])))" office:value-type="float" office:value="1000001" calcext:value-type="float">
            <text:p>1000001</text:p>
          </table:table-cell>
          <table:table-cell table:formula="of:=IF([.$A30]&lt;[.U$2];&quot;&quot;;IF([.$A30]=[.U$2];1;MIN([.$B$1]+1;[.T29]+[.U29])))" office:value-type="float" office:value="1000001" calcext:value-type="float">
            <text:p>1000001</text:p>
          </table:table-cell>
          <table:table-cell table:formula="of:=IF([.$A30]&lt;[.V$2];&quot;&quot;;IF([.$A30]=[.V$2];1;MIN([.$B$1]+1;[.U29]+[.V29])))" office:value-type="float" office:value="888030" calcext:value-type="float">
            <text:p>888030</text:p>
          </table:table-cell>
          <table:table-cell table:formula="of:=IF([.$A30]&lt;[.W$2];&quot;&quot;;IF([.$A30]=[.W$2];1;MIN([.$B$1]+1;[.V29]+[.W29])))" office:value-type="float" office:value="296010" calcext:value-type="float">
            <text:p>296010</text:p>
          </table:table-cell>
          <table:table-cell table:formula="of:=IF([.$A30]&lt;[.X$2];&quot;&quot;;IF([.$A30]=[.X$2];1;MIN([.$B$1]+1;[.W29]+[.X29])))" office:value-type="float" office:value="80730" calcext:value-type="float">
            <text:p>80730</text:p>
          </table:table-cell>
          <table:table-cell table:formula="of:=IF([.$A30]&lt;[.Y$2];&quot;&quot;;IF([.$A30]=[.Y$2];1;MIN([.$B$1]+1;[.X29]+[.Y29])))" office:value-type="float" office:value="17550" calcext:value-type="float">
            <text:p>17550</text:p>
          </table:table-cell>
          <table:table-cell table:formula="of:=IF([.$A30]&lt;[.Z$2];&quot;&quot;;IF([.$A30]=[.Z$2];1;MIN([.$B$1]+1;[.Y29]+[.Z29])))" office:value-type="float" office:value="2925" calcext:value-type="float">
            <text:p>2925</text:p>
          </table:table-cell>
          <table:table-cell table:formula="of:=IF([.$A30]&lt;[.AA$2];&quot;&quot;;IF([.$A30]=[.AA$2];1;MIN([.$B$1]+1;[.Z29]+[.AA29])))" office:value-type="float" office:value="351" calcext:value-type="float">
            <text:p>351</text:p>
          </table:table-cell>
          <table:table-cell table:formula="of:=IF([.$A30]&lt;[.AB$2];&quot;&quot;;IF([.$A30]=[.AB$2];1;MIN([.$B$1]+1;[.AA29]+[.AB29])))" office:value-type="float" office:value="27" calcext:value-type="float">
            <text:p>27</text:p>
          </table:table-cell>
          <table:table-cell table:formula="of:=IF([.$A30]&lt;[.AC$2];&quot;&quot;;IF([.$A30]=[.AC$2];1;MIN([.$B$1]+1;[.AB29]+[.AC29])))" office:value-type="float" office:value="1" calcext:value-type="float">
            <text:p>1</text:p>
          </table:table-cell>
          <table:table-cell table:formula="of:=IF([.$A30]&lt;[.AD$2];&quot;&quot;;IF([.$A30]=[.AD$2];1;MIN([.$B$1]+1;[.AC29]+[.AD29])))">
            <text:p/>
          </table:table-cell>
          <table:table-cell table:formula="of:=IF([.$A30]&lt;[.AE$2];&quot;&quot;;IF([.$A30]=[.AE$2];1;MIN([.$B$1]+1;[.AD29]+[.AE29])))">
            <text:p/>
          </table:table-cell>
          <table:table-cell table:formula="of:=IF([.$A30]&lt;[.AF$2];&quot;&quot;;IF([.$A30]=[.AF$2];1;MIN([.$B$1]+1;[.AE29]+[.AF29])))">
            <text:p/>
          </table:table-cell>
          <table:table-cell table:formula="of:=IF([.$A30]&lt;[.AG$2];&quot;&quot;;IF([.$A30]=[.AG$2];1;MIN([.$B$1]+1;[.AF29]+[.AG29])))">
            <text:p/>
          </table:table-cell>
          <table:table-cell table:formula="of:=IF([.$A30]&lt;[.AH$2];&quot;&quot;;IF([.$A30]=[.AH$2];1;MIN([.$B$1]+1;[.AG29]+[.AH29])))">
            <text:p/>
          </table:table-cell>
          <table:table-cell table:formula="of:=IF([.$A30]&lt;[.AI$2];&quot;&quot;;IF([.$A30]=[.AI$2];1;MIN([.$B$1]+1;[.AH29]+[.AI29])))">
            <text:p/>
          </table:table-cell>
          <table:table-cell table:formula="of:=IF([.$A30]&lt;[.AJ$2];&quot;&quot;;IF([.$A30]=[.AJ$2];1;MIN([.$B$1]+1;[.AI29]+[.AJ29])))">
            <text:p/>
          </table:table-cell>
          <table:table-cell table:formula="of:=IF([.$A30]&lt;[.AK$2];&quot;&quot;;IF([.$A30]=[.AK$2];1;MIN([.$B$1]+1;[.AJ29]+[.AK29])))">
            <text:p/>
          </table:table-cell>
          <table:table-cell table:formula="of:=IF([.$A30]&lt;[.AL$2];&quot;&quot;;IF([.$A30]=[.AL$2];1;MIN([.$B$1]+1;[.AK29]+[.AL29])))">
            <text:p/>
          </table:table-cell>
          <table:table-cell table:formula="of:=IF([.$A30]&lt;[.AM$2];&quot;&quot;;IF([.$A30]=[.AM$2];1;MIN([.$B$1]+1;[.AL29]+[.AM29])))">
            <text:p/>
          </table:table-cell>
          <table:table-cell table:formula="of:=IF([.$A30]&lt;[.AN$2];&quot;&quot;;IF([.$A30]=[.AN$2];1;MIN([.$B$1]+1;[.AM29]+[.AN29])))">
            <text:p/>
          </table:table-cell>
          <table:table-cell table:formula="of:=IF([.$A30]&lt;[.AO$2];&quot;&quot;;IF([.$A30]=[.AO$2];1;MIN([.$B$1]+1;[.AN29]+[.AO29])))">
            <text:p/>
          </table:table-cell>
          <table:table-cell table:formula="of:=IF([.$A30]&lt;[.AP$2];&quot;&quot;;IF([.$A30]=[.AP$2];1;MIN([.$B$1]+1;[.AO29]+[.AP29])))">
            <text:p/>
          </table:table-cell>
          <table:table-cell table:formula="of:=IF([.$A30]&lt;[.AQ$2];&quot;&quot;;IF([.$A30]=[.AQ$2];1;MIN([.$B$1]+1;[.AP29]+[.AQ29])))">
            <text:p/>
          </table:table-cell>
          <table:table-cell table:formula="of:=IF([.$A30]&lt;[.AR$2];&quot;&quot;;IF([.$A30]=[.AR$2];1;MIN([.$B$1]+1;[.AQ29]+[.AR29])))">
            <text:p/>
          </table:table-cell>
          <table:table-cell table:formula="of:=IF([.$A30]&lt;[.AS$2];&quot;&quot;;IF([.$A30]=[.AS$2];1;MIN([.$B$1]+1;[.AR29]+[.AS29])))">
            <text:p/>
          </table:table-cell>
          <table:table-cell table:formula="of:=IF([.$A30]&lt;[.AT$2];&quot;&quot;;IF([.$A30]=[.AT$2];1;MIN([.$B$1]+1;[.AS29]+[.AT29])))">
            <text:p/>
          </table:table-cell>
          <table:table-cell table:formula="of:=IF([.$A30]&lt;[.AU$2];&quot;&quot;;IF([.$A30]=[.AU$2];1;MIN([.$B$1]+1;[.AT29]+[.AU29])))">
            <text:p/>
          </table:table-cell>
          <table:table-cell table:formula="of:=IF([.$A30]&lt;[.AV$2];&quot;&quot;;IF([.$A30]=[.AV$2];1;MIN([.$B$1]+1;[.AU29]+[.AV29])))">
            <text:p/>
          </table:table-cell>
          <table:table-cell table:formula="of:=IF([.$A30]&lt;[.AW$2];&quot;&quot;;IF([.$A30]=[.AW$2];1;MIN([.$B$1]+1;[.AV29]+[.AW29])))">
            <text:p/>
          </table:table-cell>
          <table:table-cell table:formula="of:=IF([.$A30]&lt;[.AX$2];&quot;&quot;;IF([.$A30]=[.AX$2];1;MIN([.$B$1]+1;[.AW29]+[.AX29])))">
            <text:p/>
          </table:table-cell>
          <table:table-cell table:formula="of:=IF([.$A30]&lt;[.AY$2];&quot;&quot;;IF([.$A30]=[.AY$2];1;MIN([.$B$1]+1;[.AX29]+[.AY29])))">
            <text:p/>
          </table:table-cell>
          <table:table-cell table:formula="of:=IF([.$A30]&lt;[.AZ$2];&quot;&quot;;IF([.$A30]=[.AZ$2];1;MIN([.$B$1]+1;[.AY29]+[.AZ29])))">
            <text:p/>
          </table:table-cell>
          <table:table-cell table:formula="of:=IF([.$A30]&lt;[.BA$2];&quot;&quot;;IF([.$A30]=[.BA$2];1;MIN([.$B$1]+1;[.AZ29]+[.BA29])))">
            <text:p/>
          </table:table-cell>
          <table:table-cell table:formula="of:=IF([.$A30]&lt;[.BB$2];&quot;&quot;;IF([.$A30]=[.BB$2];1;MIN([.$B$1]+1;[.BA29]+[.BB29])))">
            <text:p/>
          </table:table-cell>
          <table:table-cell table:formula="of:=IF([.$A30]&lt;[.BC$2];&quot;&quot;;IF([.$A30]=[.BC$2];1;MIN([.$B$1]+1;[.BB29]+[.BC29])))">
            <text:p/>
          </table:table-cell>
          <table:table-cell table:formula="of:=IF([.$A30]&lt;[.BD$2];&quot;&quot;;IF([.$A30]=[.BD$2];1;MIN([.$B$1]+1;[.BC29]+[.BD29])))">
            <text:p/>
          </table:table-cell>
          <table:table-cell table:formula="of:=IF([.$A30]&lt;[.BE$2];&quot;&quot;;IF([.$A30]=[.BE$2];1;MIN([.$B$1]+1;[.BD29]+[.BE29])))">
            <text:p/>
          </table:table-cell>
          <table:table-cell table:formula="of:=IF([.$A30]&lt;[.BF$2];&quot;&quot;;IF([.$A30]=[.BF$2];1;MIN([.$B$1]+1;[.BE29]+[.BF29])))">
            <text:p/>
          </table:table-cell>
          <table:table-cell table:formula="of:=IF([.$A30]&lt;[.BG$2];&quot;&quot;;IF([.$A30]=[.BG$2];1;MIN([.$B$1]+1;[.BF29]+[.BG29])))">
            <text:p/>
          </table:table-cell>
          <table:table-cell table:formula="of:=IF([.$A30]&lt;[.BH$2];&quot;&quot;;IF([.$A30]=[.BH$2];1;MIN([.$B$1]+1;[.BG29]+[.BH29])))">
            <text:p/>
          </table:table-cell>
          <table:table-cell table:formula="of:=IF([.$A30]&lt;[.BI$2];&quot;&quot;;IF([.$A30]=[.BI$2];1;MIN([.$B$1]+1;[.BH29]+[.BI29])))">
            <text:p/>
          </table:table-cell>
          <table:table-cell table:formula="of:=IF([.$A30]&lt;[.BJ$2];&quot;&quot;;IF([.$A30]=[.BJ$2];1;MIN([.$B$1]+1;[.BI29]+[.BJ29])))">
            <text:p/>
          </table:table-cell>
          <table:table-cell table:formula="of:=IF([.$A30]&lt;[.BK$2];&quot;&quot;;IF([.$A30]=[.BK$2];1;MIN([.$B$1]+1;[.BJ29]+[.BK29])))">
            <text:p/>
          </table:table-cell>
          <table:table-cell table:formula="of:=IF([.$A30]&lt;[.BL$2];&quot;&quot;;IF([.$A30]=[.BL$2];1;MIN([.$B$1]+1;[.BK29]+[.BL29])))">
            <text:p/>
          </table:table-cell>
          <table:table-cell table:formula="of:=IF([.$A30]&lt;[.BM$2];&quot;&quot;;IF([.$A30]=[.BM$2];1;MIN([.$B$1]+1;[.BL29]+[.BM29])))">
            <text:p/>
          </table:table-cell>
          <table:table-cell table:formula="of:=IF([.$A30]&lt;[.BN$2];&quot;&quot;;IF([.$A30]=[.BN$2];1;MIN([.$B$1]+1;[.BM29]+[.BN29])))">
            <text:p/>
          </table:table-cell>
          <table:table-cell table:formula="of:=IF([.$A30]&lt;[.BO$2];&quot;&quot;;IF([.$A30]=[.BO$2];1;MIN([.$B$1]+1;[.BN29]+[.BO29])))">
            <text:p/>
          </table:table-cell>
          <table:table-cell table:formula="of:=IF([.$A30]&lt;[.BP$2];&quot;&quot;;IF([.$A30]=[.BP$2];1;MIN([.$B$1]+1;[.BO29]+[.BP29])))">
            <text:p/>
          </table:table-cell>
          <table:table-cell table:formula="of:=IF([.$A30]&lt;[.BQ$2];&quot;&quot;;IF([.$A30]=[.BQ$2];1;MIN([.$B$1]+1;[.BP29]+[.BQ29])))">
            <text:p/>
          </table:table-cell>
          <table:table-cell table:formula="of:=IF([.$A30]&lt;[.BR$2];&quot;&quot;;IF([.$A30]=[.BR$2];1;MIN([.$B$1]+1;[.BQ29]+[.BR29])))">
            <text:p/>
          </table:table-cell>
          <table:table-cell table:formula="of:=IF([.$A30]&lt;[.BS$2];&quot;&quot;;IF([.$A30]=[.BS$2];1;MIN([.$B$1]+1;[.BR29]+[.BS29])))">
            <text:p/>
          </table:table-cell>
          <table:table-cell table:formula="of:=IF([.$A30]&lt;[.BT$2];&quot;&quot;;IF([.$A30]=[.BT$2];1;MIN([.$B$1]+1;[.BS29]+[.BT29])))">
            <text:p/>
          </table:table-cell>
          <table:table-cell table:formula="of:=IF([.$A30]&lt;[.BU$2];&quot;&quot;;IF([.$A30]=[.BU$2];1;MIN([.$B$1]+1;[.BT29]+[.BU29])))">
            <text:p/>
          </table:table-cell>
          <table:table-cell table:formula="of:=IF([.$A30]&lt;[.BV$2];&quot;&quot;;IF([.$A30]=[.BV$2];1;MIN([.$B$1]+1;[.BU29]+[.BV29])))">
            <text:p/>
          </table:table-cell>
          <table:table-cell table:formula="of:=IF([.$A30]&lt;[.BW$2];&quot;&quot;;IF([.$A30]=[.BW$2];1;MIN([.$B$1]+1;[.BV29]+[.BW29])))">
            <text:p/>
          </table:table-cell>
          <table:table-cell table:formula="of:=IF([.$A30]&lt;[.BX$2];&quot;&quot;;IF([.$A30]=[.BX$2];1;MIN([.$B$1]+1;[.BW29]+[.BX29])))">
            <text:p/>
          </table:table-cell>
          <table:table-cell table:formula="of:=IF([.$A30]&lt;[.BY$2];&quot;&quot;;IF([.$A30]=[.BY$2];1;MIN([.$B$1]+1;[.BX29]+[.BY29])))">
            <text:p/>
          </table:table-cell>
          <table:table-cell table:formula="of:=IF([.$A30]&lt;[.BZ$2];&quot;&quot;;IF([.$A30]=[.BZ$2];1;MIN([.$B$1]+1;[.BY29]+[.BZ29])))">
            <text:p/>
          </table:table-cell>
          <table:table-cell table:formula="of:=IF([.$A30]&lt;[.CA$2];&quot;&quot;;IF([.$A30]=[.CA$2];1;MIN([.$B$1]+1;[.BZ29]+[.CA29])))">
            <text:p/>
          </table:table-cell>
          <table:table-cell table:formula="of:=IF([.$A30]&lt;[.CB$2];&quot;&quot;;IF([.$A30]=[.CB$2];1;MIN([.$B$1]+1;[.CA29]+[.CB29])))">
            <text:p/>
          </table:table-cell>
          <table:table-cell table:formula="of:=IF([.$A30]&lt;[.CC$2];&quot;&quot;;IF([.$A30]=[.CC$2];1;MIN([.$B$1]+1;[.CB29]+[.CC29])))">
            <text:p/>
          </table:table-cell>
          <table:table-cell table:formula="of:=IF([.$A30]&lt;[.CD$2];&quot;&quot;;IF([.$A30]=[.CD$2];1;MIN([.$B$1]+1;[.CC29]+[.CD29])))">
            <text:p/>
          </table:table-cell>
          <table:table-cell table:formula="of:=IF([.$A30]&lt;[.CE$2];&quot;&quot;;IF([.$A30]=[.CE$2];1;MIN([.$B$1]+1;[.CD29]+[.CE29])))">
            <text:p/>
          </table:table-cell>
          <table:table-cell table:formula="of:=IF([.$A30]&lt;[.CF$2];&quot;&quot;;IF([.$A30]=[.CF$2];1;MIN([.$B$1]+1;[.CE29]+[.CF29])))">
            <text:p/>
          </table:table-cell>
          <table:table-cell table:formula="of:=IF([.$A30]&lt;[.CG$2];&quot;&quot;;IF([.$A30]=[.CG$2];1;MIN([.$B$1]+1;[.CF29]+[.CG29])))">
            <text:p/>
          </table:table-cell>
          <table:table-cell table:formula="of:=IF([.$A30]&lt;[.CH$2];&quot;&quot;;IF([.$A30]=[.CH$2];1;MIN([.$B$1]+1;[.CG29]+[.CH29])))">
            <text:p/>
          </table:table-cell>
          <table:table-cell table:formula="of:=IF([.$A30]&lt;[.CI$2];&quot;&quot;;IF([.$A30]=[.CI$2];1;MIN([.$B$1]+1;[.CH29]+[.CI29])))">
            <text:p/>
          </table:table-cell>
          <table:table-cell table:formula="of:=IF([.$A30]&lt;[.CJ$2];&quot;&quot;;IF([.$A30]=[.CJ$2];1;MIN([.$B$1]+1;[.CI29]+[.CJ29])))">
            <text:p/>
          </table:table-cell>
          <table:table-cell table:formula="of:=IF([.$A30]&lt;[.CK$2];&quot;&quot;;IF([.$A30]=[.CK$2];1;MIN([.$B$1]+1;[.CJ29]+[.CK29])))">
            <text:p/>
          </table:table-cell>
          <table:table-cell table:formula="of:=IF([.$A30]&lt;[.CL$2];&quot;&quot;;IF([.$A30]=[.CL$2];1;MIN([.$B$1]+1;[.CK29]+[.CL29])))">
            <text:p/>
          </table:table-cell>
          <table:table-cell table:formula="of:=IF([.$A30]&lt;[.CM$2];&quot;&quot;;IF([.$A30]=[.CM$2];1;MIN([.$B$1]+1;[.CL29]+[.CM29])))">
            <text:p/>
          </table:table-cell>
          <table:table-cell table:formula="of:=IF([.$A30]&lt;[.CN$2];&quot;&quot;;IF([.$A30]=[.CN$2];1;MIN([.$B$1]+1;[.CM29]+[.CN29])))">
            <text:p/>
          </table:table-cell>
          <table:table-cell table:formula="of:=IF([.$A30]&lt;[.CO$2];&quot;&quot;;IF([.$A30]=[.CO$2];1;MIN([.$B$1]+1;[.CN29]+[.CO29])))">
            <text:p/>
          </table:table-cell>
          <table:table-cell table:formula="of:=IF([.$A30]&lt;[.CP$2];&quot;&quot;;IF([.$A30]=[.CP$2];1;MIN([.$B$1]+1;[.CO29]+[.CP29])))">
            <text:p/>
          </table:table-cell>
          <table:table-cell table:formula="of:=IF([.$A30]&lt;[.CQ$2];&quot;&quot;;IF([.$A30]=[.CQ$2];1;MIN([.$B$1]+1;[.CP29]+[.CQ29])))">
            <text:p/>
          </table:table-cell>
          <table:table-cell table:formula="of:=IF([.$A30]&lt;[.CR$2];&quot;&quot;;IF([.$A30]=[.CR$2];1;MIN([.$B$1]+1;[.CQ29]+[.CR29])))">
            <text:p/>
          </table:table-cell>
          <table:table-cell table:formula="of:=IF([.$A30]&lt;[.CS$2];&quot;&quot;;IF([.$A30]=[.CS$2];1;MIN([.$B$1]+1;[.CR29]+[.CS29])))">
            <text:p/>
          </table:table-cell>
          <table:table-cell table:formula="of:=IF([.$A30]&lt;[.CT$2];&quot;&quot;;IF([.$A30]=[.CT$2];1;MIN([.$B$1]+1;[.CS29]+[.CT29])))">
            <text:p/>
          </table:table-cell>
          <table:table-cell table:formula="of:=IF([.$A30]&lt;[.CU$2];&quot;&quot;;IF([.$A30]=[.CU$2];1;MIN([.$B$1]+1;[.CT29]+[.CU29])))">
            <text:p/>
          </table:table-cell>
          <table:table-cell table:formula="of:=IF([.$A30]&lt;[.CV$2];&quot;&quot;;IF([.$A30]=[.CV$2];1;MIN([.$B$1]+1;[.CU29]+[.CV29])))">
            <text:p/>
          </table:table-cell>
          <table:table-cell table:formula="of:=IF([.$A30]&lt;[.CW$2];&quot;&quot;;IF([.$A30]=[.CW$2];1;MIN([.$B$1]+1;[.CV29]+[.CW29])))">
            <text:p/>
          </table:table-cell>
          <table:table-cell table:formula="of:=IF([.$A30]&lt;[.CX$2];&quot;&quot;;IF([.$A30]=[.CX$2];1;MIN([.$B$1]+1;[.CW29]+[.CX29])))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[.$A31]&lt;[.C$2];&quot;&quot;;IF([.$A31]=[.C$2];1;MIN([.$B$1]+1;[.B30]+[.C30])))" office:value-type="float" office:value="28" calcext:value-type="float">
            <text:p>28</text:p>
          </table:table-cell>
          <table:table-cell table:formula="of:=IF([.$A31]&lt;[.D$2];&quot;&quot;;IF([.$A31]=[.D$2];1;MIN([.$B$1]+1;[.C30]+[.D30])))" office:value-type="float" office:value="378" calcext:value-type="float">
            <text:p>378</text:p>
          </table:table-cell>
          <table:table-cell table:formula="of:=IF([.$A31]&lt;[.E$2];&quot;&quot;;IF([.$A31]=[.E$2];1;MIN([.$B$1]+1;[.D30]+[.E30])))" office:value-type="float" office:value="3276" calcext:value-type="float">
            <text:p>3276</text:p>
          </table:table-cell>
          <table:table-cell table:formula="of:=IF([.$A31]&lt;[.F$2];&quot;&quot;;IF([.$A31]=[.F$2];1;MIN([.$B$1]+1;[.E30]+[.F30])))" office:value-type="float" office:value="20475" calcext:value-type="float">
            <text:p>20475</text:p>
          </table:table-cell>
          <table:table-cell table:formula="of:=IF([.$A31]&lt;[.G$2];&quot;&quot;;IF([.$A31]=[.G$2];1;MIN([.$B$1]+1;[.F30]+[.G30])))" office:value-type="float" office:value="98280" calcext:value-type="float">
            <text:p>98280</text:p>
          </table:table-cell>
          <table:table-cell table:formula="of:=IF([.$A31]&lt;[.H$2];&quot;&quot;;IF([.$A31]=[.H$2];1;MIN([.$B$1]+1;[.G30]+[.H30])))" office:value-type="float" office:value="376740" calcext:value-type="float">
            <text:p>376740</text:p>
          </table:table-cell>
          <table:table-cell table:formula="of:=IF([.$A31]&lt;[.I$2];&quot;&quot;;IF([.$A31]=[.I$2];1;MIN([.$B$1]+1;[.H30]+[.I30])))" office:value-type="float" office:value="1000001" calcext:value-type="float">
            <text:p>1000001</text:p>
          </table:table-cell>
          <table:table-cell table:formula="of:=IF([.$A31]&lt;[.J$2];&quot;&quot;;IF([.$A31]=[.J$2];1;MIN([.$B$1]+1;[.I30]+[.J30])))" office:value-type="float" office:value="1000001" calcext:value-type="float">
            <text:p>1000001</text:p>
          </table:table-cell>
          <table:table-cell table:formula="of:=IF([.$A31]&lt;[.K$2];&quot;&quot;;IF([.$A31]=[.K$2];1;MIN([.$B$1]+1;[.J30]+[.K30])))" office:value-type="float" office:value="1000001" calcext:value-type="float">
            <text:p>1000001</text:p>
          </table:table-cell>
          <table:table-cell table:formula="of:=IF([.$A31]&lt;[.L$2];&quot;&quot;;IF([.$A31]=[.L$2];1;MIN([.$B$1]+1;[.K30]+[.L30])))" office:value-type="float" office:value="1000001" calcext:value-type="float">
            <text:p>1000001</text:p>
          </table:table-cell>
          <table:table-cell table:formula="of:=IF([.$A31]&lt;[.M$2];&quot;&quot;;IF([.$A31]=[.M$2];1;MIN([.$B$1]+1;[.L30]+[.M30])))" office:value-type="float" office:value="1000001" calcext:value-type="float">
            <text:p>1000001</text:p>
          </table:table-cell>
          <table:table-cell table:formula="of:=IF([.$A31]&lt;[.N$2];&quot;&quot;;IF([.$A31]=[.N$2];1;MIN([.$B$1]+1;[.M30]+[.N30])))" office:value-type="float" office:value="1000001" calcext:value-type="float">
            <text:p>1000001</text:p>
          </table:table-cell>
          <table:table-cell table:formula="of:=IF([.$A31]&lt;[.O$2];&quot;&quot;;IF([.$A31]=[.O$2];1;MIN([.$B$1]+1;[.N30]+[.O30])))" office:value-type="float" office:value="1000001" calcext:value-type="float">
            <text:p>1000001</text:p>
          </table:table-cell>
          <table:table-cell table:formula="of:=IF([.$A31]&lt;[.P$2];&quot;&quot;;IF([.$A31]=[.P$2];1;MIN([.$B$1]+1;[.O30]+[.P30])))" office:value-type="float" office:value="1000001" calcext:value-type="float">
            <text:p>1000001</text:p>
          </table:table-cell>
          <table:table-cell table:formula="of:=IF([.$A31]&lt;[.Q$2];&quot;&quot;;IF([.$A31]=[.Q$2];1;MIN([.$B$1]+1;[.P30]+[.Q30])))" office:value-type="float" office:value="1000001" calcext:value-type="float">
            <text:p>1000001</text:p>
          </table:table-cell>
          <table:table-cell table:formula="of:=IF([.$A31]&lt;[.R$2];&quot;&quot;;IF([.$A31]=[.R$2];1;MIN([.$B$1]+1;[.Q30]+[.R30])))" office:value-type="float" office:value="1000001" calcext:value-type="float">
            <text:p>1000001</text:p>
          </table:table-cell>
          <table:table-cell table:formula="of:=IF([.$A31]&lt;[.S$2];&quot;&quot;;IF([.$A31]=[.S$2];1;MIN([.$B$1]+1;[.R30]+[.S30])))" office:value-type="float" office:value="1000001" calcext:value-type="float">
            <text:p>1000001</text:p>
          </table:table-cell>
          <table:table-cell table:formula="of:=IF([.$A31]&lt;[.T$2];&quot;&quot;;IF([.$A31]=[.T$2];1;MIN([.$B$1]+1;[.S30]+[.T30])))" office:value-type="float" office:value="1000001" calcext:value-type="float">
            <text:p>1000001</text:p>
          </table:table-cell>
          <table:table-cell table:formula="of:=IF([.$A31]&lt;[.U$2];&quot;&quot;;IF([.$A31]=[.U$2];1;MIN([.$B$1]+1;[.T30]+[.U30])))" office:value-type="float" office:value="1000001" calcext:value-type="float">
            <text:p>1000001</text:p>
          </table:table-cell>
          <table:table-cell table:formula="of:=IF([.$A31]&lt;[.V$2];&quot;&quot;;IF([.$A31]=[.V$2];1;MIN([.$B$1]+1;[.U30]+[.V30])))" office:value-type="float" office:value="1000001" calcext:value-type="float">
            <text:p>1000001</text:p>
          </table:table-cell>
          <table:table-cell table:formula="of:=IF([.$A31]&lt;[.W$2];&quot;&quot;;IF([.$A31]=[.W$2];1;MIN([.$B$1]+1;[.V30]+[.W30])))" office:value-type="float" office:value="1000001" calcext:value-type="float">
            <text:p>1000001</text:p>
          </table:table-cell>
          <table:table-cell table:formula="of:=IF([.$A31]&lt;[.X$2];&quot;&quot;;IF([.$A31]=[.X$2];1;MIN([.$B$1]+1;[.W30]+[.X30])))" office:value-type="float" office:value="376740" calcext:value-type="float">
            <text:p>376740</text:p>
          </table:table-cell>
          <table:table-cell table:formula="of:=IF([.$A31]&lt;[.Y$2];&quot;&quot;;IF([.$A31]=[.Y$2];1;MIN([.$B$1]+1;[.X30]+[.Y30])))" office:value-type="float" office:value="98280" calcext:value-type="float">
            <text:p>98280</text:p>
          </table:table-cell>
          <table:table-cell table:formula="of:=IF([.$A31]&lt;[.Z$2];&quot;&quot;;IF([.$A31]=[.Z$2];1;MIN([.$B$1]+1;[.Y30]+[.Z30])))" office:value-type="float" office:value="20475" calcext:value-type="float">
            <text:p>20475</text:p>
          </table:table-cell>
          <table:table-cell table:formula="of:=IF([.$A31]&lt;[.AA$2];&quot;&quot;;IF([.$A31]=[.AA$2];1;MIN([.$B$1]+1;[.Z30]+[.AA30])))" office:value-type="float" office:value="3276" calcext:value-type="float">
            <text:p>3276</text:p>
          </table:table-cell>
          <table:table-cell table:formula="of:=IF([.$A31]&lt;[.AB$2];&quot;&quot;;IF([.$A31]=[.AB$2];1;MIN([.$B$1]+1;[.AA30]+[.AB30])))" office:value-type="float" office:value="378" calcext:value-type="float">
            <text:p>378</text:p>
          </table:table-cell>
          <table:table-cell table:formula="of:=IF([.$A31]&lt;[.AC$2];&quot;&quot;;IF([.$A31]=[.AC$2];1;MIN([.$B$1]+1;[.AB30]+[.AC30])))" office:value-type="float" office:value="28" calcext:value-type="float">
            <text:p>28</text:p>
          </table:table-cell>
          <table:table-cell table:formula="of:=IF([.$A31]&lt;[.AD$2];&quot;&quot;;IF([.$A31]=[.AD$2];1;MIN([.$B$1]+1;[.AC30]+[.AD30])))" office:value-type="float" office:value="1" calcext:value-type="float">
            <text:p>1</text:p>
          </table:table-cell>
          <table:table-cell table:formula="of:=IF([.$A31]&lt;[.AE$2];&quot;&quot;;IF([.$A31]=[.AE$2];1;MIN([.$B$1]+1;[.AD30]+[.AE30])))">
            <text:p/>
          </table:table-cell>
          <table:table-cell table:formula="of:=IF([.$A31]&lt;[.AF$2];&quot;&quot;;IF([.$A31]=[.AF$2];1;MIN([.$B$1]+1;[.AE30]+[.AF30])))">
            <text:p/>
          </table:table-cell>
          <table:table-cell table:formula="of:=IF([.$A31]&lt;[.AG$2];&quot;&quot;;IF([.$A31]=[.AG$2];1;MIN([.$B$1]+1;[.AF30]+[.AG30])))">
            <text:p/>
          </table:table-cell>
          <table:table-cell table:formula="of:=IF([.$A31]&lt;[.AH$2];&quot;&quot;;IF([.$A31]=[.AH$2];1;MIN([.$B$1]+1;[.AG30]+[.AH30])))">
            <text:p/>
          </table:table-cell>
          <table:table-cell table:formula="of:=IF([.$A31]&lt;[.AI$2];&quot;&quot;;IF([.$A31]=[.AI$2];1;MIN([.$B$1]+1;[.AH30]+[.AI30])))">
            <text:p/>
          </table:table-cell>
          <table:table-cell table:formula="of:=IF([.$A31]&lt;[.AJ$2];&quot;&quot;;IF([.$A31]=[.AJ$2];1;MIN([.$B$1]+1;[.AI30]+[.AJ30])))">
            <text:p/>
          </table:table-cell>
          <table:table-cell table:formula="of:=IF([.$A31]&lt;[.AK$2];&quot;&quot;;IF([.$A31]=[.AK$2];1;MIN([.$B$1]+1;[.AJ30]+[.AK30])))">
            <text:p/>
          </table:table-cell>
          <table:table-cell table:formula="of:=IF([.$A31]&lt;[.AL$2];&quot;&quot;;IF([.$A31]=[.AL$2];1;MIN([.$B$1]+1;[.AK30]+[.AL30])))">
            <text:p/>
          </table:table-cell>
          <table:table-cell table:formula="of:=IF([.$A31]&lt;[.AM$2];&quot;&quot;;IF([.$A31]=[.AM$2];1;MIN([.$B$1]+1;[.AL30]+[.AM30])))">
            <text:p/>
          </table:table-cell>
          <table:table-cell table:formula="of:=IF([.$A31]&lt;[.AN$2];&quot;&quot;;IF([.$A31]=[.AN$2];1;MIN([.$B$1]+1;[.AM30]+[.AN30])))">
            <text:p/>
          </table:table-cell>
          <table:table-cell table:formula="of:=IF([.$A31]&lt;[.AO$2];&quot;&quot;;IF([.$A31]=[.AO$2];1;MIN([.$B$1]+1;[.AN30]+[.AO30])))">
            <text:p/>
          </table:table-cell>
          <table:table-cell table:formula="of:=IF([.$A31]&lt;[.AP$2];&quot;&quot;;IF([.$A31]=[.AP$2];1;MIN([.$B$1]+1;[.AO30]+[.AP30])))">
            <text:p/>
          </table:table-cell>
          <table:table-cell table:formula="of:=IF([.$A31]&lt;[.AQ$2];&quot;&quot;;IF([.$A31]=[.AQ$2];1;MIN([.$B$1]+1;[.AP30]+[.AQ30])))">
            <text:p/>
          </table:table-cell>
          <table:table-cell table:formula="of:=IF([.$A31]&lt;[.AR$2];&quot;&quot;;IF([.$A31]=[.AR$2];1;MIN([.$B$1]+1;[.AQ30]+[.AR30])))">
            <text:p/>
          </table:table-cell>
          <table:table-cell table:formula="of:=IF([.$A31]&lt;[.AS$2];&quot;&quot;;IF([.$A31]=[.AS$2];1;MIN([.$B$1]+1;[.AR30]+[.AS30])))">
            <text:p/>
          </table:table-cell>
          <table:table-cell table:formula="of:=IF([.$A31]&lt;[.AT$2];&quot;&quot;;IF([.$A31]=[.AT$2];1;MIN([.$B$1]+1;[.AS30]+[.AT30])))">
            <text:p/>
          </table:table-cell>
          <table:table-cell table:formula="of:=IF([.$A31]&lt;[.AU$2];&quot;&quot;;IF([.$A31]=[.AU$2];1;MIN([.$B$1]+1;[.AT30]+[.AU30])))">
            <text:p/>
          </table:table-cell>
          <table:table-cell table:formula="of:=IF([.$A31]&lt;[.AV$2];&quot;&quot;;IF([.$A31]=[.AV$2];1;MIN([.$B$1]+1;[.AU30]+[.AV30])))">
            <text:p/>
          </table:table-cell>
          <table:table-cell table:formula="of:=IF([.$A31]&lt;[.AW$2];&quot;&quot;;IF([.$A31]=[.AW$2];1;MIN([.$B$1]+1;[.AV30]+[.AW30])))">
            <text:p/>
          </table:table-cell>
          <table:table-cell table:formula="of:=IF([.$A31]&lt;[.AX$2];&quot;&quot;;IF([.$A31]=[.AX$2];1;MIN([.$B$1]+1;[.AW30]+[.AX30])))">
            <text:p/>
          </table:table-cell>
          <table:table-cell table:formula="of:=IF([.$A31]&lt;[.AY$2];&quot;&quot;;IF([.$A31]=[.AY$2];1;MIN([.$B$1]+1;[.AX30]+[.AY30])))">
            <text:p/>
          </table:table-cell>
          <table:table-cell table:formula="of:=IF([.$A31]&lt;[.AZ$2];&quot;&quot;;IF([.$A31]=[.AZ$2];1;MIN([.$B$1]+1;[.AY30]+[.AZ30])))">
            <text:p/>
          </table:table-cell>
          <table:table-cell table:formula="of:=IF([.$A31]&lt;[.BA$2];&quot;&quot;;IF([.$A31]=[.BA$2];1;MIN([.$B$1]+1;[.AZ30]+[.BA30])))">
            <text:p/>
          </table:table-cell>
          <table:table-cell table:formula="of:=IF([.$A31]&lt;[.BB$2];&quot;&quot;;IF([.$A31]=[.BB$2];1;MIN([.$B$1]+1;[.BA30]+[.BB30])))">
            <text:p/>
          </table:table-cell>
          <table:table-cell table:formula="of:=IF([.$A31]&lt;[.BC$2];&quot;&quot;;IF([.$A31]=[.BC$2];1;MIN([.$B$1]+1;[.BB30]+[.BC30])))">
            <text:p/>
          </table:table-cell>
          <table:table-cell table:formula="of:=IF([.$A31]&lt;[.BD$2];&quot;&quot;;IF([.$A31]=[.BD$2];1;MIN([.$B$1]+1;[.BC30]+[.BD30])))">
            <text:p/>
          </table:table-cell>
          <table:table-cell table:formula="of:=IF([.$A31]&lt;[.BE$2];&quot;&quot;;IF([.$A31]=[.BE$2];1;MIN([.$B$1]+1;[.BD30]+[.BE30])))">
            <text:p/>
          </table:table-cell>
          <table:table-cell table:formula="of:=IF([.$A31]&lt;[.BF$2];&quot;&quot;;IF([.$A31]=[.BF$2];1;MIN([.$B$1]+1;[.BE30]+[.BF30])))">
            <text:p/>
          </table:table-cell>
          <table:table-cell table:formula="of:=IF([.$A31]&lt;[.BG$2];&quot;&quot;;IF([.$A31]=[.BG$2];1;MIN([.$B$1]+1;[.BF30]+[.BG30])))">
            <text:p/>
          </table:table-cell>
          <table:table-cell table:formula="of:=IF([.$A31]&lt;[.BH$2];&quot;&quot;;IF([.$A31]=[.BH$2];1;MIN([.$B$1]+1;[.BG30]+[.BH30])))">
            <text:p/>
          </table:table-cell>
          <table:table-cell table:formula="of:=IF([.$A31]&lt;[.BI$2];&quot;&quot;;IF([.$A31]=[.BI$2];1;MIN([.$B$1]+1;[.BH30]+[.BI30])))">
            <text:p/>
          </table:table-cell>
          <table:table-cell table:formula="of:=IF([.$A31]&lt;[.BJ$2];&quot;&quot;;IF([.$A31]=[.BJ$2];1;MIN([.$B$1]+1;[.BI30]+[.BJ30])))">
            <text:p/>
          </table:table-cell>
          <table:table-cell table:formula="of:=IF([.$A31]&lt;[.BK$2];&quot;&quot;;IF([.$A31]=[.BK$2];1;MIN([.$B$1]+1;[.BJ30]+[.BK30])))">
            <text:p/>
          </table:table-cell>
          <table:table-cell table:formula="of:=IF([.$A31]&lt;[.BL$2];&quot;&quot;;IF([.$A31]=[.BL$2];1;MIN([.$B$1]+1;[.BK30]+[.BL30])))">
            <text:p/>
          </table:table-cell>
          <table:table-cell table:formula="of:=IF([.$A31]&lt;[.BM$2];&quot;&quot;;IF([.$A31]=[.BM$2];1;MIN([.$B$1]+1;[.BL30]+[.BM30])))">
            <text:p/>
          </table:table-cell>
          <table:table-cell table:formula="of:=IF([.$A31]&lt;[.BN$2];&quot;&quot;;IF([.$A31]=[.BN$2];1;MIN([.$B$1]+1;[.BM30]+[.BN30])))">
            <text:p/>
          </table:table-cell>
          <table:table-cell table:formula="of:=IF([.$A31]&lt;[.BO$2];&quot;&quot;;IF([.$A31]=[.BO$2];1;MIN([.$B$1]+1;[.BN30]+[.BO30])))">
            <text:p/>
          </table:table-cell>
          <table:table-cell table:formula="of:=IF([.$A31]&lt;[.BP$2];&quot;&quot;;IF([.$A31]=[.BP$2];1;MIN([.$B$1]+1;[.BO30]+[.BP30])))">
            <text:p/>
          </table:table-cell>
          <table:table-cell table:formula="of:=IF([.$A31]&lt;[.BQ$2];&quot;&quot;;IF([.$A31]=[.BQ$2];1;MIN([.$B$1]+1;[.BP30]+[.BQ30])))">
            <text:p/>
          </table:table-cell>
          <table:table-cell table:formula="of:=IF([.$A31]&lt;[.BR$2];&quot;&quot;;IF([.$A31]=[.BR$2];1;MIN([.$B$1]+1;[.BQ30]+[.BR30])))">
            <text:p/>
          </table:table-cell>
          <table:table-cell table:formula="of:=IF([.$A31]&lt;[.BS$2];&quot;&quot;;IF([.$A31]=[.BS$2];1;MIN([.$B$1]+1;[.BR30]+[.BS30])))">
            <text:p/>
          </table:table-cell>
          <table:table-cell table:formula="of:=IF([.$A31]&lt;[.BT$2];&quot;&quot;;IF([.$A31]=[.BT$2];1;MIN([.$B$1]+1;[.BS30]+[.BT30])))">
            <text:p/>
          </table:table-cell>
          <table:table-cell table:formula="of:=IF([.$A31]&lt;[.BU$2];&quot;&quot;;IF([.$A31]=[.BU$2];1;MIN([.$B$1]+1;[.BT30]+[.BU30])))">
            <text:p/>
          </table:table-cell>
          <table:table-cell table:formula="of:=IF([.$A31]&lt;[.BV$2];&quot;&quot;;IF([.$A31]=[.BV$2];1;MIN([.$B$1]+1;[.BU30]+[.BV30])))">
            <text:p/>
          </table:table-cell>
          <table:table-cell table:formula="of:=IF([.$A31]&lt;[.BW$2];&quot;&quot;;IF([.$A31]=[.BW$2];1;MIN([.$B$1]+1;[.BV30]+[.BW30])))">
            <text:p/>
          </table:table-cell>
          <table:table-cell table:formula="of:=IF([.$A31]&lt;[.BX$2];&quot;&quot;;IF([.$A31]=[.BX$2];1;MIN([.$B$1]+1;[.BW30]+[.BX30])))">
            <text:p/>
          </table:table-cell>
          <table:table-cell table:formula="of:=IF([.$A31]&lt;[.BY$2];&quot;&quot;;IF([.$A31]=[.BY$2];1;MIN([.$B$1]+1;[.BX30]+[.BY30])))">
            <text:p/>
          </table:table-cell>
          <table:table-cell table:formula="of:=IF([.$A31]&lt;[.BZ$2];&quot;&quot;;IF([.$A31]=[.BZ$2];1;MIN([.$B$1]+1;[.BY30]+[.BZ30])))">
            <text:p/>
          </table:table-cell>
          <table:table-cell table:formula="of:=IF([.$A31]&lt;[.CA$2];&quot;&quot;;IF([.$A31]=[.CA$2];1;MIN([.$B$1]+1;[.BZ30]+[.CA30])))">
            <text:p/>
          </table:table-cell>
          <table:table-cell table:formula="of:=IF([.$A31]&lt;[.CB$2];&quot;&quot;;IF([.$A31]=[.CB$2];1;MIN([.$B$1]+1;[.CA30]+[.CB30])))">
            <text:p/>
          </table:table-cell>
          <table:table-cell table:formula="of:=IF([.$A31]&lt;[.CC$2];&quot;&quot;;IF([.$A31]=[.CC$2];1;MIN([.$B$1]+1;[.CB30]+[.CC30])))">
            <text:p/>
          </table:table-cell>
          <table:table-cell table:formula="of:=IF([.$A31]&lt;[.CD$2];&quot;&quot;;IF([.$A31]=[.CD$2];1;MIN([.$B$1]+1;[.CC30]+[.CD30])))">
            <text:p/>
          </table:table-cell>
          <table:table-cell table:formula="of:=IF([.$A31]&lt;[.CE$2];&quot;&quot;;IF([.$A31]=[.CE$2];1;MIN([.$B$1]+1;[.CD30]+[.CE30])))">
            <text:p/>
          </table:table-cell>
          <table:table-cell table:formula="of:=IF([.$A31]&lt;[.CF$2];&quot;&quot;;IF([.$A31]=[.CF$2];1;MIN([.$B$1]+1;[.CE30]+[.CF30])))">
            <text:p/>
          </table:table-cell>
          <table:table-cell table:formula="of:=IF([.$A31]&lt;[.CG$2];&quot;&quot;;IF([.$A31]=[.CG$2];1;MIN([.$B$1]+1;[.CF30]+[.CG30])))">
            <text:p/>
          </table:table-cell>
          <table:table-cell table:formula="of:=IF([.$A31]&lt;[.CH$2];&quot;&quot;;IF([.$A31]=[.CH$2];1;MIN([.$B$1]+1;[.CG30]+[.CH30])))">
            <text:p/>
          </table:table-cell>
          <table:table-cell table:formula="of:=IF([.$A31]&lt;[.CI$2];&quot;&quot;;IF([.$A31]=[.CI$2];1;MIN([.$B$1]+1;[.CH30]+[.CI30])))">
            <text:p/>
          </table:table-cell>
          <table:table-cell table:formula="of:=IF([.$A31]&lt;[.CJ$2];&quot;&quot;;IF([.$A31]=[.CJ$2];1;MIN([.$B$1]+1;[.CI30]+[.CJ30])))">
            <text:p/>
          </table:table-cell>
          <table:table-cell table:formula="of:=IF([.$A31]&lt;[.CK$2];&quot;&quot;;IF([.$A31]=[.CK$2];1;MIN([.$B$1]+1;[.CJ30]+[.CK30])))">
            <text:p/>
          </table:table-cell>
          <table:table-cell table:formula="of:=IF([.$A31]&lt;[.CL$2];&quot;&quot;;IF([.$A31]=[.CL$2];1;MIN([.$B$1]+1;[.CK30]+[.CL30])))">
            <text:p/>
          </table:table-cell>
          <table:table-cell table:formula="of:=IF([.$A31]&lt;[.CM$2];&quot;&quot;;IF([.$A31]=[.CM$2];1;MIN([.$B$1]+1;[.CL30]+[.CM30])))">
            <text:p/>
          </table:table-cell>
          <table:table-cell table:formula="of:=IF([.$A31]&lt;[.CN$2];&quot;&quot;;IF([.$A31]=[.CN$2];1;MIN([.$B$1]+1;[.CM30]+[.CN30])))">
            <text:p/>
          </table:table-cell>
          <table:table-cell table:formula="of:=IF([.$A31]&lt;[.CO$2];&quot;&quot;;IF([.$A31]=[.CO$2];1;MIN([.$B$1]+1;[.CN30]+[.CO30])))">
            <text:p/>
          </table:table-cell>
          <table:table-cell table:formula="of:=IF([.$A31]&lt;[.CP$2];&quot;&quot;;IF([.$A31]=[.CP$2];1;MIN([.$B$1]+1;[.CO30]+[.CP30])))">
            <text:p/>
          </table:table-cell>
          <table:table-cell table:formula="of:=IF([.$A31]&lt;[.CQ$2];&quot;&quot;;IF([.$A31]=[.CQ$2];1;MIN([.$B$1]+1;[.CP30]+[.CQ30])))">
            <text:p/>
          </table:table-cell>
          <table:table-cell table:formula="of:=IF([.$A31]&lt;[.CR$2];&quot;&quot;;IF([.$A31]=[.CR$2];1;MIN([.$B$1]+1;[.CQ30]+[.CR30])))">
            <text:p/>
          </table:table-cell>
          <table:table-cell table:formula="of:=IF([.$A31]&lt;[.CS$2];&quot;&quot;;IF([.$A31]=[.CS$2];1;MIN([.$B$1]+1;[.CR30]+[.CS30])))">
            <text:p/>
          </table:table-cell>
          <table:table-cell table:formula="of:=IF([.$A31]&lt;[.CT$2];&quot;&quot;;IF([.$A31]=[.CT$2];1;MIN([.$B$1]+1;[.CS30]+[.CT30])))">
            <text:p/>
          </table:table-cell>
          <table:table-cell table:formula="of:=IF([.$A31]&lt;[.CU$2];&quot;&quot;;IF([.$A31]=[.CU$2];1;MIN([.$B$1]+1;[.CT30]+[.CU30])))">
            <text:p/>
          </table:table-cell>
          <table:table-cell table:formula="of:=IF([.$A31]&lt;[.CV$2];&quot;&quot;;IF([.$A31]=[.CV$2];1;MIN([.$B$1]+1;[.CU30]+[.CV30])))">
            <text:p/>
          </table:table-cell>
          <table:table-cell table:formula="of:=IF([.$A31]&lt;[.CW$2];&quot;&quot;;IF([.$A31]=[.CW$2];1;MIN([.$B$1]+1;[.CV30]+[.CW30])))">
            <text:p/>
          </table:table-cell>
          <table:table-cell table:formula="of:=IF([.$A31]&lt;[.CX$2];&quot;&quot;;IF([.$A31]=[.CX$2];1;MIN([.$B$1]+1;[.CW30]+[.CX30])))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([.$A32]&lt;[.C$2];&quot;&quot;;IF([.$A32]=[.C$2];1;MIN([.$B$1]+1;[.B31]+[.C31])))" office:value-type="float" office:value="29" calcext:value-type="float">
            <text:p>29</text:p>
          </table:table-cell>
          <table:table-cell table:formula="of:=IF([.$A32]&lt;[.D$2];&quot;&quot;;IF([.$A32]=[.D$2];1;MIN([.$B$1]+1;[.C31]+[.D31])))" office:value-type="float" office:value="406" calcext:value-type="float">
            <text:p>406</text:p>
          </table:table-cell>
          <table:table-cell table:formula="of:=IF([.$A32]&lt;[.E$2];&quot;&quot;;IF([.$A32]=[.E$2];1;MIN([.$B$1]+1;[.D31]+[.E31])))" office:value-type="float" office:value="3654" calcext:value-type="float">
            <text:p>3654</text:p>
          </table:table-cell>
          <table:table-cell table:formula="of:=IF([.$A32]&lt;[.F$2];&quot;&quot;;IF([.$A32]=[.F$2];1;MIN([.$B$1]+1;[.E31]+[.F31])))" office:value-type="float" office:value="23751" calcext:value-type="float">
            <text:p>23751</text:p>
          </table:table-cell>
          <table:table-cell table:formula="of:=IF([.$A32]&lt;[.G$2];&quot;&quot;;IF([.$A32]=[.G$2];1;MIN([.$B$1]+1;[.F31]+[.G31])))" office:value-type="float" office:value="118755" calcext:value-type="float">
            <text:p>118755</text:p>
          </table:table-cell>
          <table:table-cell table:formula="of:=IF([.$A32]&lt;[.H$2];&quot;&quot;;IF([.$A32]=[.H$2];1;MIN([.$B$1]+1;[.G31]+[.H31])))" office:value-type="float" office:value="475020" calcext:value-type="float">
            <text:p>475020</text:p>
          </table:table-cell>
          <table:table-cell table:formula="of:=IF([.$A32]&lt;[.I$2];&quot;&quot;;IF([.$A32]=[.I$2];1;MIN([.$B$1]+1;[.H31]+[.I31])))" office:value-type="float" office:value="1000001" calcext:value-type="float">
            <text:p>1000001</text:p>
          </table:table-cell>
          <table:table-cell table:formula="of:=IF([.$A32]&lt;[.J$2];&quot;&quot;;IF([.$A32]=[.J$2];1;MIN([.$B$1]+1;[.I31]+[.J31])))" office:value-type="float" office:value="1000001" calcext:value-type="float">
            <text:p>1000001</text:p>
          </table:table-cell>
          <table:table-cell table:formula="of:=IF([.$A32]&lt;[.K$2];&quot;&quot;;IF([.$A32]=[.K$2];1;MIN([.$B$1]+1;[.J31]+[.K31])))" office:value-type="float" office:value="1000001" calcext:value-type="float">
            <text:p>1000001</text:p>
          </table:table-cell>
          <table:table-cell table:formula="of:=IF([.$A32]&lt;[.L$2];&quot;&quot;;IF([.$A32]=[.L$2];1;MIN([.$B$1]+1;[.K31]+[.L31])))" office:value-type="float" office:value="1000001" calcext:value-type="float">
            <text:p>1000001</text:p>
          </table:table-cell>
          <table:table-cell table:formula="of:=IF([.$A32]&lt;[.M$2];&quot;&quot;;IF([.$A32]=[.M$2];1;MIN([.$B$1]+1;[.L31]+[.M31])))" office:value-type="float" office:value="1000001" calcext:value-type="float">
            <text:p>1000001</text:p>
          </table:table-cell>
          <table:table-cell table:formula="of:=IF([.$A32]&lt;[.N$2];&quot;&quot;;IF([.$A32]=[.N$2];1;MIN([.$B$1]+1;[.M31]+[.N31])))" office:value-type="float" office:value="1000001" calcext:value-type="float">
            <text:p>1000001</text:p>
          </table:table-cell>
          <table:table-cell table:formula="of:=IF([.$A32]&lt;[.O$2];&quot;&quot;;IF([.$A32]=[.O$2];1;MIN([.$B$1]+1;[.N31]+[.O31])))" office:value-type="float" office:value="1000001" calcext:value-type="float">
            <text:p>1000001</text:p>
          </table:table-cell>
          <table:table-cell table:formula="of:=IF([.$A32]&lt;[.P$2];&quot;&quot;;IF([.$A32]=[.P$2];1;MIN([.$B$1]+1;[.O31]+[.P31])))" office:value-type="float" office:value="1000001" calcext:value-type="float">
            <text:p>1000001</text:p>
          </table:table-cell>
          <table:table-cell table:formula="of:=IF([.$A32]&lt;[.Q$2];&quot;&quot;;IF([.$A32]=[.Q$2];1;MIN([.$B$1]+1;[.P31]+[.Q31])))" office:value-type="float" office:value="1000001" calcext:value-type="float">
            <text:p>1000001</text:p>
          </table:table-cell>
          <table:table-cell table:formula="of:=IF([.$A32]&lt;[.R$2];&quot;&quot;;IF([.$A32]=[.R$2];1;MIN([.$B$1]+1;[.Q31]+[.R31])))" office:value-type="float" office:value="1000001" calcext:value-type="float">
            <text:p>1000001</text:p>
          </table:table-cell>
          <table:table-cell table:formula="of:=IF([.$A32]&lt;[.S$2];&quot;&quot;;IF([.$A32]=[.S$2];1;MIN([.$B$1]+1;[.R31]+[.S31])))" office:value-type="float" office:value="1000001" calcext:value-type="float">
            <text:p>1000001</text:p>
          </table:table-cell>
          <table:table-cell table:formula="of:=IF([.$A32]&lt;[.T$2];&quot;&quot;;IF([.$A32]=[.T$2];1;MIN([.$B$1]+1;[.S31]+[.T31])))" office:value-type="float" office:value="1000001" calcext:value-type="float">
            <text:p>1000001</text:p>
          </table:table-cell>
          <table:table-cell table:formula="of:=IF([.$A32]&lt;[.U$2];&quot;&quot;;IF([.$A32]=[.U$2];1;MIN([.$B$1]+1;[.T31]+[.U31])))" office:value-type="float" office:value="1000001" calcext:value-type="float">
            <text:p>1000001</text:p>
          </table:table-cell>
          <table:table-cell table:formula="of:=IF([.$A32]&lt;[.V$2];&quot;&quot;;IF([.$A32]=[.V$2];1;MIN([.$B$1]+1;[.U31]+[.V31])))" office:value-type="float" office:value="1000001" calcext:value-type="float">
            <text:p>1000001</text:p>
          </table:table-cell>
          <table:table-cell table:formula="of:=IF([.$A32]&lt;[.W$2];&quot;&quot;;IF([.$A32]=[.W$2];1;MIN([.$B$1]+1;[.V31]+[.W31])))" office:value-type="float" office:value="1000001" calcext:value-type="float">
            <text:p>1000001</text:p>
          </table:table-cell>
          <table:table-cell table:formula="of:=IF([.$A32]&lt;[.X$2];&quot;&quot;;IF([.$A32]=[.X$2];1;MIN([.$B$1]+1;[.W31]+[.X31])))" office:value-type="float" office:value="1000001" calcext:value-type="float">
            <text:p>1000001</text:p>
          </table:table-cell>
          <table:table-cell table:formula="of:=IF([.$A32]&lt;[.Y$2];&quot;&quot;;IF([.$A32]=[.Y$2];1;MIN([.$B$1]+1;[.X31]+[.Y31])))" office:value-type="float" office:value="475020" calcext:value-type="float">
            <text:p>475020</text:p>
          </table:table-cell>
          <table:table-cell table:formula="of:=IF([.$A32]&lt;[.Z$2];&quot;&quot;;IF([.$A32]=[.Z$2];1;MIN([.$B$1]+1;[.Y31]+[.Z31])))" office:value-type="float" office:value="118755" calcext:value-type="float">
            <text:p>118755</text:p>
          </table:table-cell>
          <table:table-cell table:formula="of:=IF([.$A32]&lt;[.AA$2];&quot;&quot;;IF([.$A32]=[.AA$2];1;MIN([.$B$1]+1;[.Z31]+[.AA31])))" office:value-type="float" office:value="23751" calcext:value-type="float">
            <text:p>23751</text:p>
          </table:table-cell>
          <table:table-cell table:formula="of:=IF([.$A32]&lt;[.AB$2];&quot;&quot;;IF([.$A32]=[.AB$2];1;MIN([.$B$1]+1;[.AA31]+[.AB31])))" office:value-type="float" office:value="3654" calcext:value-type="float">
            <text:p>3654</text:p>
          </table:table-cell>
          <table:table-cell table:formula="of:=IF([.$A32]&lt;[.AC$2];&quot;&quot;;IF([.$A32]=[.AC$2];1;MIN([.$B$1]+1;[.AB31]+[.AC31])))" office:value-type="float" office:value="406" calcext:value-type="float">
            <text:p>406</text:p>
          </table:table-cell>
          <table:table-cell table:formula="of:=IF([.$A32]&lt;[.AD$2];&quot;&quot;;IF([.$A32]=[.AD$2];1;MIN([.$B$1]+1;[.AC31]+[.AD31])))" office:value-type="float" office:value="29" calcext:value-type="float">
            <text:p>29</text:p>
          </table:table-cell>
          <table:table-cell table:formula="of:=IF([.$A32]&lt;[.AE$2];&quot;&quot;;IF([.$A32]=[.AE$2];1;MIN([.$B$1]+1;[.AD31]+[.AE31])))" office:value-type="float" office:value="1" calcext:value-type="float">
            <text:p>1</text:p>
          </table:table-cell>
          <table:table-cell table:formula="of:=IF([.$A32]&lt;[.AF$2];&quot;&quot;;IF([.$A32]=[.AF$2];1;MIN([.$B$1]+1;[.AE31]+[.AF31])))">
            <text:p/>
          </table:table-cell>
          <table:table-cell table:formula="of:=IF([.$A32]&lt;[.AG$2];&quot;&quot;;IF([.$A32]=[.AG$2];1;MIN([.$B$1]+1;[.AF31]+[.AG31])))">
            <text:p/>
          </table:table-cell>
          <table:table-cell table:formula="of:=IF([.$A32]&lt;[.AH$2];&quot;&quot;;IF([.$A32]=[.AH$2];1;MIN([.$B$1]+1;[.AG31]+[.AH31])))">
            <text:p/>
          </table:table-cell>
          <table:table-cell table:formula="of:=IF([.$A32]&lt;[.AI$2];&quot;&quot;;IF([.$A32]=[.AI$2];1;MIN([.$B$1]+1;[.AH31]+[.AI31])))">
            <text:p/>
          </table:table-cell>
          <table:table-cell table:formula="of:=IF([.$A32]&lt;[.AJ$2];&quot;&quot;;IF([.$A32]=[.AJ$2];1;MIN([.$B$1]+1;[.AI31]+[.AJ31])))">
            <text:p/>
          </table:table-cell>
          <table:table-cell table:formula="of:=IF([.$A32]&lt;[.AK$2];&quot;&quot;;IF([.$A32]=[.AK$2];1;MIN([.$B$1]+1;[.AJ31]+[.AK31])))">
            <text:p/>
          </table:table-cell>
          <table:table-cell table:formula="of:=IF([.$A32]&lt;[.AL$2];&quot;&quot;;IF([.$A32]=[.AL$2];1;MIN([.$B$1]+1;[.AK31]+[.AL31])))">
            <text:p/>
          </table:table-cell>
          <table:table-cell table:formula="of:=IF([.$A32]&lt;[.AM$2];&quot;&quot;;IF([.$A32]=[.AM$2];1;MIN([.$B$1]+1;[.AL31]+[.AM31])))">
            <text:p/>
          </table:table-cell>
          <table:table-cell table:formula="of:=IF([.$A32]&lt;[.AN$2];&quot;&quot;;IF([.$A32]=[.AN$2];1;MIN([.$B$1]+1;[.AM31]+[.AN31])))">
            <text:p/>
          </table:table-cell>
          <table:table-cell table:formula="of:=IF([.$A32]&lt;[.AO$2];&quot;&quot;;IF([.$A32]=[.AO$2];1;MIN([.$B$1]+1;[.AN31]+[.AO31])))">
            <text:p/>
          </table:table-cell>
          <table:table-cell table:formula="of:=IF([.$A32]&lt;[.AP$2];&quot;&quot;;IF([.$A32]=[.AP$2];1;MIN([.$B$1]+1;[.AO31]+[.AP31])))">
            <text:p/>
          </table:table-cell>
          <table:table-cell table:formula="of:=IF([.$A32]&lt;[.AQ$2];&quot;&quot;;IF([.$A32]=[.AQ$2];1;MIN([.$B$1]+1;[.AP31]+[.AQ31])))">
            <text:p/>
          </table:table-cell>
          <table:table-cell table:formula="of:=IF([.$A32]&lt;[.AR$2];&quot;&quot;;IF([.$A32]=[.AR$2];1;MIN([.$B$1]+1;[.AQ31]+[.AR31])))">
            <text:p/>
          </table:table-cell>
          <table:table-cell table:formula="of:=IF([.$A32]&lt;[.AS$2];&quot;&quot;;IF([.$A32]=[.AS$2];1;MIN([.$B$1]+1;[.AR31]+[.AS31])))">
            <text:p/>
          </table:table-cell>
          <table:table-cell table:formula="of:=IF([.$A32]&lt;[.AT$2];&quot;&quot;;IF([.$A32]=[.AT$2];1;MIN([.$B$1]+1;[.AS31]+[.AT31])))">
            <text:p/>
          </table:table-cell>
          <table:table-cell table:formula="of:=IF([.$A32]&lt;[.AU$2];&quot;&quot;;IF([.$A32]=[.AU$2];1;MIN([.$B$1]+1;[.AT31]+[.AU31])))">
            <text:p/>
          </table:table-cell>
          <table:table-cell table:formula="of:=IF([.$A32]&lt;[.AV$2];&quot;&quot;;IF([.$A32]=[.AV$2];1;MIN([.$B$1]+1;[.AU31]+[.AV31])))">
            <text:p/>
          </table:table-cell>
          <table:table-cell table:formula="of:=IF([.$A32]&lt;[.AW$2];&quot;&quot;;IF([.$A32]=[.AW$2];1;MIN([.$B$1]+1;[.AV31]+[.AW31])))">
            <text:p/>
          </table:table-cell>
          <table:table-cell table:formula="of:=IF([.$A32]&lt;[.AX$2];&quot;&quot;;IF([.$A32]=[.AX$2];1;MIN([.$B$1]+1;[.AW31]+[.AX31])))">
            <text:p/>
          </table:table-cell>
          <table:table-cell table:formula="of:=IF([.$A32]&lt;[.AY$2];&quot;&quot;;IF([.$A32]=[.AY$2];1;MIN([.$B$1]+1;[.AX31]+[.AY31])))">
            <text:p/>
          </table:table-cell>
          <table:table-cell table:formula="of:=IF([.$A32]&lt;[.AZ$2];&quot;&quot;;IF([.$A32]=[.AZ$2];1;MIN([.$B$1]+1;[.AY31]+[.AZ31])))">
            <text:p/>
          </table:table-cell>
          <table:table-cell table:formula="of:=IF([.$A32]&lt;[.BA$2];&quot;&quot;;IF([.$A32]=[.BA$2];1;MIN([.$B$1]+1;[.AZ31]+[.BA31])))">
            <text:p/>
          </table:table-cell>
          <table:table-cell table:formula="of:=IF([.$A32]&lt;[.BB$2];&quot;&quot;;IF([.$A32]=[.BB$2];1;MIN([.$B$1]+1;[.BA31]+[.BB31])))">
            <text:p/>
          </table:table-cell>
          <table:table-cell table:formula="of:=IF([.$A32]&lt;[.BC$2];&quot;&quot;;IF([.$A32]=[.BC$2];1;MIN([.$B$1]+1;[.BB31]+[.BC31])))">
            <text:p/>
          </table:table-cell>
          <table:table-cell table:formula="of:=IF([.$A32]&lt;[.BD$2];&quot;&quot;;IF([.$A32]=[.BD$2];1;MIN([.$B$1]+1;[.BC31]+[.BD31])))">
            <text:p/>
          </table:table-cell>
          <table:table-cell table:formula="of:=IF([.$A32]&lt;[.BE$2];&quot;&quot;;IF([.$A32]=[.BE$2];1;MIN([.$B$1]+1;[.BD31]+[.BE31])))">
            <text:p/>
          </table:table-cell>
          <table:table-cell table:formula="of:=IF([.$A32]&lt;[.BF$2];&quot;&quot;;IF([.$A32]=[.BF$2];1;MIN([.$B$1]+1;[.BE31]+[.BF31])))">
            <text:p/>
          </table:table-cell>
          <table:table-cell table:formula="of:=IF([.$A32]&lt;[.BG$2];&quot;&quot;;IF([.$A32]=[.BG$2];1;MIN([.$B$1]+1;[.BF31]+[.BG31])))">
            <text:p/>
          </table:table-cell>
          <table:table-cell table:formula="of:=IF([.$A32]&lt;[.BH$2];&quot;&quot;;IF([.$A32]=[.BH$2];1;MIN([.$B$1]+1;[.BG31]+[.BH31])))">
            <text:p/>
          </table:table-cell>
          <table:table-cell table:formula="of:=IF([.$A32]&lt;[.BI$2];&quot;&quot;;IF([.$A32]=[.BI$2];1;MIN([.$B$1]+1;[.BH31]+[.BI31])))">
            <text:p/>
          </table:table-cell>
          <table:table-cell table:formula="of:=IF([.$A32]&lt;[.BJ$2];&quot;&quot;;IF([.$A32]=[.BJ$2];1;MIN([.$B$1]+1;[.BI31]+[.BJ31])))">
            <text:p/>
          </table:table-cell>
          <table:table-cell table:formula="of:=IF([.$A32]&lt;[.BK$2];&quot;&quot;;IF([.$A32]=[.BK$2];1;MIN([.$B$1]+1;[.BJ31]+[.BK31])))">
            <text:p/>
          </table:table-cell>
          <table:table-cell table:formula="of:=IF([.$A32]&lt;[.BL$2];&quot;&quot;;IF([.$A32]=[.BL$2];1;MIN([.$B$1]+1;[.BK31]+[.BL31])))">
            <text:p/>
          </table:table-cell>
          <table:table-cell table:formula="of:=IF([.$A32]&lt;[.BM$2];&quot;&quot;;IF([.$A32]=[.BM$2];1;MIN([.$B$1]+1;[.BL31]+[.BM31])))">
            <text:p/>
          </table:table-cell>
          <table:table-cell table:formula="of:=IF([.$A32]&lt;[.BN$2];&quot;&quot;;IF([.$A32]=[.BN$2];1;MIN([.$B$1]+1;[.BM31]+[.BN31])))">
            <text:p/>
          </table:table-cell>
          <table:table-cell table:formula="of:=IF([.$A32]&lt;[.BO$2];&quot;&quot;;IF([.$A32]=[.BO$2];1;MIN([.$B$1]+1;[.BN31]+[.BO31])))">
            <text:p/>
          </table:table-cell>
          <table:table-cell table:formula="of:=IF([.$A32]&lt;[.BP$2];&quot;&quot;;IF([.$A32]=[.BP$2];1;MIN([.$B$1]+1;[.BO31]+[.BP31])))">
            <text:p/>
          </table:table-cell>
          <table:table-cell table:formula="of:=IF([.$A32]&lt;[.BQ$2];&quot;&quot;;IF([.$A32]=[.BQ$2];1;MIN([.$B$1]+1;[.BP31]+[.BQ31])))">
            <text:p/>
          </table:table-cell>
          <table:table-cell table:formula="of:=IF([.$A32]&lt;[.BR$2];&quot;&quot;;IF([.$A32]=[.BR$2];1;MIN([.$B$1]+1;[.BQ31]+[.BR31])))">
            <text:p/>
          </table:table-cell>
          <table:table-cell table:formula="of:=IF([.$A32]&lt;[.BS$2];&quot;&quot;;IF([.$A32]=[.BS$2];1;MIN([.$B$1]+1;[.BR31]+[.BS31])))">
            <text:p/>
          </table:table-cell>
          <table:table-cell table:formula="of:=IF([.$A32]&lt;[.BT$2];&quot;&quot;;IF([.$A32]=[.BT$2];1;MIN([.$B$1]+1;[.BS31]+[.BT31])))">
            <text:p/>
          </table:table-cell>
          <table:table-cell table:formula="of:=IF([.$A32]&lt;[.BU$2];&quot;&quot;;IF([.$A32]=[.BU$2];1;MIN([.$B$1]+1;[.BT31]+[.BU31])))">
            <text:p/>
          </table:table-cell>
          <table:table-cell table:formula="of:=IF([.$A32]&lt;[.BV$2];&quot;&quot;;IF([.$A32]=[.BV$2];1;MIN([.$B$1]+1;[.BU31]+[.BV31])))">
            <text:p/>
          </table:table-cell>
          <table:table-cell table:formula="of:=IF([.$A32]&lt;[.BW$2];&quot;&quot;;IF([.$A32]=[.BW$2];1;MIN([.$B$1]+1;[.BV31]+[.BW31])))">
            <text:p/>
          </table:table-cell>
          <table:table-cell table:formula="of:=IF([.$A32]&lt;[.BX$2];&quot;&quot;;IF([.$A32]=[.BX$2];1;MIN([.$B$1]+1;[.BW31]+[.BX31])))">
            <text:p/>
          </table:table-cell>
          <table:table-cell table:formula="of:=IF([.$A32]&lt;[.BY$2];&quot;&quot;;IF([.$A32]=[.BY$2];1;MIN([.$B$1]+1;[.BX31]+[.BY31])))">
            <text:p/>
          </table:table-cell>
          <table:table-cell table:formula="of:=IF([.$A32]&lt;[.BZ$2];&quot;&quot;;IF([.$A32]=[.BZ$2];1;MIN([.$B$1]+1;[.BY31]+[.BZ31])))">
            <text:p/>
          </table:table-cell>
          <table:table-cell table:formula="of:=IF([.$A32]&lt;[.CA$2];&quot;&quot;;IF([.$A32]=[.CA$2];1;MIN([.$B$1]+1;[.BZ31]+[.CA31])))">
            <text:p/>
          </table:table-cell>
          <table:table-cell table:formula="of:=IF([.$A32]&lt;[.CB$2];&quot;&quot;;IF([.$A32]=[.CB$2];1;MIN([.$B$1]+1;[.CA31]+[.CB31])))">
            <text:p/>
          </table:table-cell>
          <table:table-cell table:formula="of:=IF([.$A32]&lt;[.CC$2];&quot;&quot;;IF([.$A32]=[.CC$2];1;MIN([.$B$1]+1;[.CB31]+[.CC31])))">
            <text:p/>
          </table:table-cell>
          <table:table-cell table:formula="of:=IF([.$A32]&lt;[.CD$2];&quot;&quot;;IF([.$A32]=[.CD$2];1;MIN([.$B$1]+1;[.CC31]+[.CD31])))">
            <text:p/>
          </table:table-cell>
          <table:table-cell table:formula="of:=IF([.$A32]&lt;[.CE$2];&quot;&quot;;IF([.$A32]=[.CE$2];1;MIN([.$B$1]+1;[.CD31]+[.CE31])))">
            <text:p/>
          </table:table-cell>
          <table:table-cell table:formula="of:=IF([.$A32]&lt;[.CF$2];&quot;&quot;;IF([.$A32]=[.CF$2];1;MIN([.$B$1]+1;[.CE31]+[.CF31])))">
            <text:p/>
          </table:table-cell>
          <table:table-cell table:formula="of:=IF([.$A32]&lt;[.CG$2];&quot;&quot;;IF([.$A32]=[.CG$2];1;MIN([.$B$1]+1;[.CF31]+[.CG31])))">
            <text:p/>
          </table:table-cell>
          <table:table-cell table:formula="of:=IF([.$A32]&lt;[.CH$2];&quot;&quot;;IF([.$A32]=[.CH$2];1;MIN([.$B$1]+1;[.CG31]+[.CH31])))">
            <text:p/>
          </table:table-cell>
          <table:table-cell table:formula="of:=IF([.$A32]&lt;[.CI$2];&quot;&quot;;IF([.$A32]=[.CI$2];1;MIN([.$B$1]+1;[.CH31]+[.CI31])))">
            <text:p/>
          </table:table-cell>
          <table:table-cell table:formula="of:=IF([.$A32]&lt;[.CJ$2];&quot;&quot;;IF([.$A32]=[.CJ$2];1;MIN([.$B$1]+1;[.CI31]+[.CJ31])))">
            <text:p/>
          </table:table-cell>
          <table:table-cell table:formula="of:=IF([.$A32]&lt;[.CK$2];&quot;&quot;;IF([.$A32]=[.CK$2];1;MIN([.$B$1]+1;[.CJ31]+[.CK31])))">
            <text:p/>
          </table:table-cell>
          <table:table-cell table:formula="of:=IF([.$A32]&lt;[.CL$2];&quot;&quot;;IF([.$A32]=[.CL$2];1;MIN([.$B$1]+1;[.CK31]+[.CL31])))">
            <text:p/>
          </table:table-cell>
          <table:table-cell table:formula="of:=IF([.$A32]&lt;[.CM$2];&quot;&quot;;IF([.$A32]=[.CM$2];1;MIN([.$B$1]+1;[.CL31]+[.CM31])))">
            <text:p/>
          </table:table-cell>
          <table:table-cell table:formula="of:=IF([.$A32]&lt;[.CN$2];&quot;&quot;;IF([.$A32]=[.CN$2];1;MIN([.$B$1]+1;[.CM31]+[.CN31])))">
            <text:p/>
          </table:table-cell>
          <table:table-cell table:formula="of:=IF([.$A32]&lt;[.CO$2];&quot;&quot;;IF([.$A32]=[.CO$2];1;MIN([.$B$1]+1;[.CN31]+[.CO31])))">
            <text:p/>
          </table:table-cell>
          <table:table-cell table:formula="of:=IF([.$A32]&lt;[.CP$2];&quot;&quot;;IF([.$A32]=[.CP$2];1;MIN([.$B$1]+1;[.CO31]+[.CP31])))">
            <text:p/>
          </table:table-cell>
          <table:table-cell table:formula="of:=IF([.$A32]&lt;[.CQ$2];&quot;&quot;;IF([.$A32]=[.CQ$2];1;MIN([.$B$1]+1;[.CP31]+[.CQ31])))">
            <text:p/>
          </table:table-cell>
          <table:table-cell table:formula="of:=IF([.$A32]&lt;[.CR$2];&quot;&quot;;IF([.$A32]=[.CR$2];1;MIN([.$B$1]+1;[.CQ31]+[.CR31])))">
            <text:p/>
          </table:table-cell>
          <table:table-cell table:formula="of:=IF([.$A32]&lt;[.CS$2];&quot;&quot;;IF([.$A32]=[.CS$2];1;MIN([.$B$1]+1;[.CR31]+[.CS31])))">
            <text:p/>
          </table:table-cell>
          <table:table-cell table:formula="of:=IF([.$A32]&lt;[.CT$2];&quot;&quot;;IF([.$A32]=[.CT$2];1;MIN([.$B$1]+1;[.CS31]+[.CT31])))">
            <text:p/>
          </table:table-cell>
          <table:table-cell table:formula="of:=IF([.$A32]&lt;[.CU$2];&quot;&quot;;IF([.$A32]=[.CU$2];1;MIN([.$B$1]+1;[.CT31]+[.CU31])))">
            <text:p/>
          </table:table-cell>
          <table:table-cell table:formula="of:=IF([.$A32]&lt;[.CV$2];&quot;&quot;;IF([.$A32]=[.CV$2];1;MIN([.$B$1]+1;[.CU31]+[.CV31])))">
            <text:p/>
          </table:table-cell>
          <table:table-cell table:formula="of:=IF([.$A32]&lt;[.CW$2];&quot;&quot;;IF([.$A32]=[.CW$2];1;MIN([.$B$1]+1;[.CV31]+[.CW31])))">
            <text:p/>
          </table:table-cell>
          <table:table-cell table:formula="of:=IF([.$A32]&lt;[.CX$2];&quot;&quot;;IF([.$A32]=[.CX$2];1;MIN([.$B$1]+1;[.CW31]+[.CX31])))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.$A33]&lt;[.C$2];&quot;&quot;;IF([.$A33]=[.C$2];1;MIN([.$B$1]+1;[.B32]+[.C32])))" office:value-type="float" office:value="30" calcext:value-type="float">
            <text:p>30</text:p>
          </table:table-cell>
          <table:table-cell table:formula="of:=IF([.$A33]&lt;[.D$2];&quot;&quot;;IF([.$A33]=[.D$2];1;MIN([.$B$1]+1;[.C32]+[.D32])))" office:value-type="float" office:value="435" calcext:value-type="float">
            <text:p>435</text:p>
          </table:table-cell>
          <table:table-cell table:formula="of:=IF([.$A33]&lt;[.E$2];&quot;&quot;;IF([.$A33]=[.E$2];1;MIN([.$B$1]+1;[.D32]+[.E32])))" office:value-type="float" office:value="4060" calcext:value-type="float">
            <text:p>4060</text:p>
          </table:table-cell>
          <table:table-cell table:formula="of:=IF([.$A33]&lt;[.F$2];&quot;&quot;;IF([.$A33]=[.F$2];1;MIN([.$B$1]+1;[.E32]+[.F32])))" office:value-type="float" office:value="27405" calcext:value-type="float">
            <text:p>27405</text:p>
          </table:table-cell>
          <table:table-cell table:formula="of:=IF([.$A33]&lt;[.G$2];&quot;&quot;;IF([.$A33]=[.G$2];1;MIN([.$B$1]+1;[.F32]+[.G32])))" office:value-type="float" office:value="142506" calcext:value-type="float">
            <text:p>142506</text:p>
          </table:table-cell>
          <table:table-cell table:formula="of:=IF([.$A33]&lt;[.H$2];&quot;&quot;;IF([.$A33]=[.H$2];1;MIN([.$B$1]+1;[.G32]+[.H32])))" office:value-type="float" office:value="593775" calcext:value-type="float">
            <text:p>593775</text:p>
          </table:table-cell>
          <table:table-cell table:formula="of:=IF([.$A33]&lt;[.I$2];&quot;&quot;;IF([.$A33]=[.I$2];1;MIN([.$B$1]+1;[.H32]+[.I32])))" office:value-type="float" office:value="1000001" calcext:value-type="float">
            <text:p>1000001</text:p>
          </table:table-cell>
          <table:table-cell table:formula="of:=IF([.$A33]&lt;[.J$2];&quot;&quot;;IF([.$A33]=[.J$2];1;MIN([.$B$1]+1;[.I32]+[.J32])))" office:value-type="float" office:value="1000001" calcext:value-type="float">
            <text:p>1000001</text:p>
          </table:table-cell>
          <table:table-cell table:formula="of:=IF([.$A33]&lt;[.K$2];&quot;&quot;;IF([.$A33]=[.K$2];1;MIN([.$B$1]+1;[.J32]+[.K32])))" office:value-type="float" office:value="1000001" calcext:value-type="float">
            <text:p>1000001</text:p>
          </table:table-cell>
          <table:table-cell table:formula="of:=IF([.$A33]&lt;[.L$2];&quot;&quot;;IF([.$A33]=[.L$2];1;MIN([.$B$1]+1;[.K32]+[.L32])))" office:value-type="float" office:value="1000001" calcext:value-type="float">
            <text:p>1000001</text:p>
          </table:table-cell>
          <table:table-cell table:formula="of:=IF([.$A33]&lt;[.M$2];&quot;&quot;;IF([.$A33]=[.M$2];1;MIN([.$B$1]+1;[.L32]+[.M32])))" office:value-type="float" office:value="1000001" calcext:value-type="float">
            <text:p>1000001</text:p>
          </table:table-cell>
          <table:table-cell table:formula="of:=IF([.$A33]&lt;[.N$2];&quot;&quot;;IF([.$A33]=[.N$2];1;MIN([.$B$1]+1;[.M32]+[.N32])))" office:value-type="float" office:value="1000001" calcext:value-type="float">
            <text:p>1000001</text:p>
          </table:table-cell>
          <table:table-cell table:formula="of:=IF([.$A33]&lt;[.O$2];&quot;&quot;;IF([.$A33]=[.O$2];1;MIN([.$B$1]+1;[.N32]+[.O32])))" office:value-type="float" office:value="1000001" calcext:value-type="float">
            <text:p>1000001</text:p>
          </table:table-cell>
          <table:table-cell table:formula="of:=IF([.$A33]&lt;[.P$2];&quot;&quot;;IF([.$A33]=[.P$2];1;MIN([.$B$1]+1;[.O32]+[.P32])))" office:value-type="float" office:value="1000001" calcext:value-type="float">
            <text:p>1000001</text:p>
          </table:table-cell>
          <table:table-cell table:formula="of:=IF([.$A33]&lt;[.Q$2];&quot;&quot;;IF([.$A33]=[.Q$2];1;MIN([.$B$1]+1;[.P32]+[.Q32])))" office:value-type="float" office:value="1000001" calcext:value-type="float">
            <text:p>1000001</text:p>
          </table:table-cell>
          <table:table-cell table:formula="of:=IF([.$A33]&lt;[.R$2];&quot;&quot;;IF([.$A33]=[.R$2];1;MIN([.$B$1]+1;[.Q32]+[.R32])))" office:value-type="float" office:value="1000001" calcext:value-type="float">
            <text:p>1000001</text:p>
          </table:table-cell>
          <table:table-cell table:formula="of:=IF([.$A33]&lt;[.S$2];&quot;&quot;;IF([.$A33]=[.S$2];1;MIN([.$B$1]+1;[.R32]+[.S32])))" office:value-type="float" office:value="1000001" calcext:value-type="float">
            <text:p>1000001</text:p>
          </table:table-cell>
          <table:table-cell table:formula="of:=IF([.$A33]&lt;[.T$2];&quot;&quot;;IF([.$A33]=[.T$2];1;MIN([.$B$1]+1;[.S32]+[.T32])))" office:value-type="float" office:value="1000001" calcext:value-type="float">
            <text:p>1000001</text:p>
          </table:table-cell>
          <table:table-cell table:formula="of:=IF([.$A33]&lt;[.U$2];&quot;&quot;;IF([.$A33]=[.U$2];1;MIN([.$B$1]+1;[.T32]+[.U32])))" office:value-type="float" office:value="1000001" calcext:value-type="float">
            <text:p>1000001</text:p>
          </table:table-cell>
          <table:table-cell table:formula="of:=IF([.$A33]&lt;[.V$2];&quot;&quot;;IF([.$A33]=[.V$2];1;MIN([.$B$1]+1;[.U32]+[.V32])))" office:value-type="float" office:value="1000001" calcext:value-type="float">
            <text:p>1000001</text:p>
          </table:table-cell>
          <table:table-cell table:formula="of:=IF([.$A33]&lt;[.W$2];&quot;&quot;;IF([.$A33]=[.W$2];1;MIN([.$B$1]+1;[.V32]+[.W32])))" office:value-type="float" office:value="1000001" calcext:value-type="float">
            <text:p>1000001</text:p>
          </table:table-cell>
          <table:table-cell table:formula="of:=IF([.$A33]&lt;[.X$2];&quot;&quot;;IF([.$A33]=[.X$2];1;MIN([.$B$1]+1;[.W32]+[.X32])))" office:value-type="float" office:value="1000001" calcext:value-type="float">
            <text:p>1000001</text:p>
          </table:table-cell>
          <table:table-cell table:formula="of:=IF([.$A33]&lt;[.Y$2];&quot;&quot;;IF([.$A33]=[.Y$2];1;MIN([.$B$1]+1;[.X32]+[.Y32])))" office:value-type="float" office:value="1000001" calcext:value-type="float">
            <text:p>1000001</text:p>
          </table:table-cell>
          <table:table-cell table:formula="of:=IF([.$A33]&lt;[.Z$2];&quot;&quot;;IF([.$A33]=[.Z$2];1;MIN([.$B$1]+1;[.Y32]+[.Z32])))" office:value-type="float" office:value="593775" calcext:value-type="float">
            <text:p>593775</text:p>
          </table:table-cell>
          <table:table-cell table:formula="of:=IF([.$A33]&lt;[.AA$2];&quot;&quot;;IF([.$A33]=[.AA$2];1;MIN([.$B$1]+1;[.Z32]+[.AA32])))" office:value-type="float" office:value="142506" calcext:value-type="float">
            <text:p>142506</text:p>
          </table:table-cell>
          <table:table-cell table:formula="of:=IF([.$A33]&lt;[.AB$2];&quot;&quot;;IF([.$A33]=[.AB$2];1;MIN([.$B$1]+1;[.AA32]+[.AB32])))" office:value-type="float" office:value="27405" calcext:value-type="float">
            <text:p>27405</text:p>
          </table:table-cell>
          <table:table-cell table:formula="of:=IF([.$A33]&lt;[.AC$2];&quot;&quot;;IF([.$A33]=[.AC$2];1;MIN([.$B$1]+1;[.AB32]+[.AC32])))" office:value-type="float" office:value="4060" calcext:value-type="float">
            <text:p>4060</text:p>
          </table:table-cell>
          <table:table-cell table:formula="of:=IF([.$A33]&lt;[.AD$2];&quot;&quot;;IF([.$A33]=[.AD$2];1;MIN([.$B$1]+1;[.AC32]+[.AD32])))" office:value-type="float" office:value="435" calcext:value-type="float">
            <text:p>435</text:p>
          </table:table-cell>
          <table:table-cell table:formula="of:=IF([.$A33]&lt;[.AE$2];&quot;&quot;;IF([.$A33]=[.AE$2];1;MIN([.$B$1]+1;[.AD32]+[.AE32])))" office:value-type="float" office:value="30" calcext:value-type="float">
            <text:p>30</text:p>
          </table:table-cell>
          <table:table-cell table:formula="of:=IF([.$A33]&lt;[.AF$2];&quot;&quot;;IF([.$A33]=[.AF$2];1;MIN([.$B$1]+1;[.AE32]+[.AF32])))" office:value-type="float" office:value="1" calcext:value-type="float">
            <text:p>1</text:p>
          </table:table-cell>
          <table:table-cell table:formula="of:=IF([.$A33]&lt;[.AG$2];&quot;&quot;;IF([.$A33]=[.AG$2];1;MIN([.$B$1]+1;[.AF32]+[.AG32])))">
            <text:p/>
          </table:table-cell>
          <table:table-cell table:formula="of:=IF([.$A33]&lt;[.AH$2];&quot;&quot;;IF([.$A33]=[.AH$2];1;MIN([.$B$1]+1;[.AG32]+[.AH32])))">
            <text:p/>
          </table:table-cell>
          <table:table-cell table:formula="of:=IF([.$A33]&lt;[.AI$2];&quot;&quot;;IF([.$A33]=[.AI$2];1;MIN([.$B$1]+1;[.AH32]+[.AI32])))">
            <text:p/>
          </table:table-cell>
          <table:table-cell table:formula="of:=IF([.$A33]&lt;[.AJ$2];&quot;&quot;;IF([.$A33]=[.AJ$2];1;MIN([.$B$1]+1;[.AI32]+[.AJ32])))">
            <text:p/>
          </table:table-cell>
          <table:table-cell table:formula="of:=IF([.$A33]&lt;[.AK$2];&quot;&quot;;IF([.$A33]=[.AK$2];1;MIN([.$B$1]+1;[.AJ32]+[.AK32])))">
            <text:p/>
          </table:table-cell>
          <table:table-cell table:formula="of:=IF([.$A33]&lt;[.AL$2];&quot;&quot;;IF([.$A33]=[.AL$2];1;MIN([.$B$1]+1;[.AK32]+[.AL32])))">
            <text:p/>
          </table:table-cell>
          <table:table-cell table:formula="of:=IF([.$A33]&lt;[.AM$2];&quot;&quot;;IF([.$A33]=[.AM$2];1;MIN([.$B$1]+1;[.AL32]+[.AM32])))">
            <text:p/>
          </table:table-cell>
          <table:table-cell table:formula="of:=IF([.$A33]&lt;[.AN$2];&quot;&quot;;IF([.$A33]=[.AN$2];1;MIN([.$B$1]+1;[.AM32]+[.AN32])))">
            <text:p/>
          </table:table-cell>
          <table:table-cell table:formula="of:=IF([.$A33]&lt;[.AO$2];&quot;&quot;;IF([.$A33]=[.AO$2];1;MIN([.$B$1]+1;[.AN32]+[.AO32])))">
            <text:p/>
          </table:table-cell>
          <table:table-cell table:formula="of:=IF([.$A33]&lt;[.AP$2];&quot;&quot;;IF([.$A33]=[.AP$2];1;MIN([.$B$1]+1;[.AO32]+[.AP32])))">
            <text:p/>
          </table:table-cell>
          <table:table-cell table:formula="of:=IF([.$A33]&lt;[.AQ$2];&quot;&quot;;IF([.$A33]=[.AQ$2];1;MIN([.$B$1]+1;[.AP32]+[.AQ32])))">
            <text:p/>
          </table:table-cell>
          <table:table-cell table:formula="of:=IF([.$A33]&lt;[.AR$2];&quot;&quot;;IF([.$A33]=[.AR$2];1;MIN([.$B$1]+1;[.AQ32]+[.AR32])))">
            <text:p/>
          </table:table-cell>
          <table:table-cell table:formula="of:=IF([.$A33]&lt;[.AS$2];&quot;&quot;;IF([.$A33]=[.AS$2];1;MIN([.$B$1]+1;[.AR32]+[.AS32])))">
            <text:p/>
          </table:table-cell>
          <table:table-cell table:formula="of:=IF([.$A33]&lt;[.AT$2];&quot;&quot;;IF([.$A33]=[.AT$2];1;MIN([.$B$1]+1;[.AS32]+[.AT32])))">
            <text:p/>
          </table:table-cell>
          <table:table-cell table:formula="of:=IF([.$A33]&lt;[.AU$2];&quot;&quot;;IF([.$A33]=[.AU$2];1;MIN([.$B$1]+1;[.AT32]+[.AU32])))">
            <text:p/>
          </table:table-cell>
          <table:table-cell table:formula="of:=IF([.$A33]&lt;[.AV$2];&quot;&quot;;IF([.$A33]=[.AV$2];1;MIN([.$B$1]+1;[.AU32]+[.AV32])))">
            <text:p/>
          </table:table-cell>
          <table:table-cell table:formula="of:=IF([.$A33]&lt;[.AW$2];&quot;&quot;;IF([.$A33]=[.AW$2];1;MIN([.$B$1]+1;[.AV32]+[.AW32])))">
            <text:p/>
          </table:table-cell>
          <table:table-cell table:formula="of:=IF([.$A33]&lt;[.AX$2];&quot;&quot;;IF([.$A33]=[.AX$2];1;MIN([.$B$1]+1;[.AW32]+[.AX32])))">
            <text:p/>
          </table:table-cell>
          <table:table-cell table:formula="of:=IF([.$A33]&lt;[.AY$2];&quot;&quot;;IF([.$A33]=[.AY$2];1;MIN([.$B$1]+1;[.AX32]+[.AY32])))">
            <text:p/>
          </table:table-cell>
          <table:table-cell table:formula="of:=IF([.$A33]&lt;[.AZ$2];&quot;&quot;;IF([.$A33]=[.AZ$2];1;MIN([.$B$1]+1;[.AY32]+[.AZ32])))">
            <text:p/>
          </table:table-cell>
          <table:table-cell table:formula="of:=IF([.$A33]&lt;[.BA$2];&quot;&quot;;IF([.$A33]=[.BA$2];1;MIN([.$B$1]+1;[.AZ32]+[.BA32])))">
            <text:p/>
          </table:table-cell>
          <table:table-cell table:formula="of:=IF([.$A33]&lt;[.BB$2];&quot;&quot;;IF([.$A33]=[.BB$2];1;MIN([.$B$1]+1;[.BA32]+[.BB32])))">
            <text:p/>
          </table:table-cell>
          <table:table-cell table:formula="of:=IF([.$A33]&lt;[.BC$2];&quot;&quot;;IF([.$A33]=[.BC$2];1;MIN([.$B$1]+1;[.BB32]+[.BC32])))">
            <text:p/>
          </table:table-cell>
          <table:table-cell table:formula="of:=IF([.$A33]&lt;[.BD$2];&quot;&quot;;IF([.$A33]=[.BD$2];1;MIN([.$B$1]+1;[.BC32]+[.BD32])))">
            <text:p/>
          </table:table-cell>
          <table:table-cell table:formula="of:=IF([.$A33]&lt;[.BE$2];&quot;&quot;;IF([.$A33]=[.BE$2];1;MIN([.$B$1]+1;[.BD32]+[.BE32])))">
            <text:p/>
          </table:table-cell>
          <table:table-cell table:formula="of:=IF([.$A33]&lt;[.BF$2];&quot;&quot;;IF([.$A33]=[.BF$2];1;MIN([.$B$1]+1;[.BE32]+[.BF32])))">
            <text:p/>
          </table:table-cell>
          <table:table-cell table:formula="of:=IF([.$A33]&lt;[.BG$2];&quot;&quot;;IF([.$A33]=[.BG$2];1;MIN([.$B$1]+1;[.BF32]+[.BG32])))">
            <text:p/>
          </table:table-cell>
          <table:table-cell table:formula="of:=IF([.$A33]&lt;[.BH$2];&quot;&quot;;IF([.$A33]=[.BH$2];1;MIN([.$B$1]+1;[.BG32]+[.BH32])))">
            <text:p/>
          </table:table-cell>
          <table:table-cell table:formula="of:=IF([.$A33]&lt;[.BI$2];&quot;&quot;;IF([.$A33]=[.BI$2];1;MIN([.$B$1]+1;[.BH32]+[.BI32])))">
            <text:p/>
          </table:table-cell>
          <table:table-cell table:formula="of:=IF([.$A33]&lt;[.BJ$2];&quot;&quot;;IF([.$A33]=[.BJ$2];1;MIN([.$B$1]+1;[.BI32]+[.BJ32])))">
            <text:p/>
          </table:table-cell>
          <table:table-cell table:formula="of:=IF([.$A33]&lt;[.BK$2];&quot;&quot;;IF([.$A33]=[.BK$2];1;MIN([.$B$1]+1;[.BJ32]+[.BK32])))">
            <text:p/>
          </table:table-cell>
          <table:table-cell table:formula="of:=IF([.$A33]&lt;[.BL$2];&quot;&quot;;IF([.$A33]=[.BL$2];1;MIN([.$B$1]+1;[.BK32]+[.BL32])))">
            <text:p/>
          </table:table-cell>
          <table:table-cell table:formula="of:=IF([.$A33]&lt;[.BM$2];&quot;&quot;;IF([.$A33]=[.BM$2];1;MIN([.$B$1]+1;[.BL32]+[.BM32])))">
            <text:p/>
          </table:table-cell>
          <table:table-cell table:formula="of:=IF([.$A33]&lt;[.BN$2];&quot;&quot;;IF([.$A33]=[.BN$2];1;MIN([.$B$1]+1;[.BM32]+[.BN32])))">
            <text:p/>
          </table:table-cell>
          <table:table-cell table:formula="of:=IF([.$A33]&lt;[.BO$2];&quot;&quot;;IF([.$A33]=[.BO$2];1;MIN([.$B$1]+1;[.BN32]+[.BO32])))">
            <text:p/>
          </table:table-cell>
          <table:table-cell table:formula="of:=IF([.$A33]&lt;[.BP$2];&quot;&quot;;IF([.$A33]=[.BP$2];1;MIN([.$B$1]+1;[.BO32]+[.BP32])))">
            <text:p/>
          </table:table-cell>
          <table:table-cell table:formula="of:=IF([.$A33]&lt;[.BQ$2];&quot;&quot;;IF([.$A33]=[.BQ$2];1;MIN([.$B$1]+1;[.BP32]+[.BQ32])))">
            <text:p/>
          </table:table-cell>
          <table:table-cell table:formula="of:=IF([.$A33]&lt;[.BR$2];&quot;&quot;;IF([.$A33]=[.BR$2];1;MIN([.$B$1]+1;[.BQ32]+[.BR32])))">
            <text:p/>
          </table:table-cell>
          <table:table-cell table:formula="of:=IF([.$A33]&lt;[.BS$2];&quot;&quot;;IF([.$A33]=[.BS$2];1;MIN([.$B$1]+1;[.BR32]+[.BS32])))">
            <text:p/>
          </table:table-cell>
          <table:table-cell table:formula="of:=IF([.$A33]&lt;[.BT$2];&quot;&quot;;IF([.$A33]=[.BT$2];1;MIN([.$B$1]+1;[.BS32]+[.BT32])))">
            <text:p/>
          </table:table-cell>
          <table:table-cell table:formula="of:=IF([.$A33]&lt;[.BU$2];&quot;&quot;;IF([.$A33]=[.BU$2];1;MIN([.$B$1]+1;[.BT32]+[.BU32])))">
            <text:p/>
          </table:table-cell>
          <table:table-cell table:formula="of:=IF([.$A33]&lt;[.BV$2];&quot;&quot;;IF([.$A33]=[.BV$2];1;MIN([.$B$1]+1;[.BU32]+[.BV32])))">
            <text:p/>
          </table:table-cell>
          <table:table-cell table:formula="of:=IF([.$A33]&lt;[.BW$2];&quot;&quot;;IF([.$A33]=[.BW$2];1;MIN([.$B$1]+1;[.BV32]+[.BW32])))">
            <text:p/>
          </table:table-cell>
          <table:table-cell table:formula="of:=IF([.$A33]&lt;[.BX$2];&quot;&quot;;IF([.$A33]=[.BX$2];1;MIN([.$B$1]+1;[.BW32]+[.BX32])))">
            <text:p/>
          </table:table-cell>
          <table:table-cell table:formula="of:=IF([.$A33]&lt;[.BY$2];&quot;&quot;;IF([.$A33]=[.BY$2];1;MIN([.$B$1]+1;[.BX32]+[.BY32])))">
            <text:p/>
          </table:table-cell>
          <table:table-cell table:formula="of:=IF([.$A33]&lt;[.BZ$2];&quot;&quot;;IF([.$A33]=[.BZ$2];1;MIN([.$B$1]+1;[.BY32]+[.BZ32])))">
            <text:p/>
          </table:table-cell>
          <table:table-cell table:formula="of:=IF([.$A33]&lt;[.CA$2];&quot;&quot;;IF([.$A33]=[.CA$2];1;MIN([.$B$1]+1;[.BZ32]+[.CA32])))">
            <text:p/>
          </table:table-cell>
          <table:table-cell table:formula="of:=IF([.$A33]&lt;[.CB$2];&quot;&quot;;IF([.$A33]=[.CB$2];1;MIN([.$B$1]+1;[.CA32]+[.CB32])))">
            <text:p/>
          </table:table-cell>
          <table:table-cell table:formula="of:=IF([.$A33]&lt;[.CC$2];&quot;&quot;;IF([.$A33]=[.CC$2];1;MIN([.$B$1]+1;[.CB32]+[.CC32])))">
            <text:p/>
          </table:table-cell>
          <table:table-cell table:formula="of:=IF([.$A33]&lt;[.CD$2];&quot;&quot;;IF([.$A33]=[.CD$2];1;MIN([.$B$1]+1;[.CC32]+[.CD32])))">
            <text:p/>
          </table:table-cell>
          <table:table-cell table:formula="of:=IF([.$A33]&lt;[.CE$2];&quot;&quot;;IF([.$A33]=[.CE$2];1;MIN([.$B$1]+1;[.CD32]+[.CE32])))">
            <text:p/>
          </table:table-cell>
          <table:table-cell table:formula="of:=IF([.$A33]&lt;[.CF$2];&quot;&quot;;IF([.$A33]=[.CF$2];1;MIN([.$B$1]+1;[.CE32]+[.CF32])))">
            <text:p/>
          </table:table-cell>
          <table:table-cell table:formula="of:=IF([.$A33]&lt;[.CG$2];&quot;&quot;;IF([.$A33]=[.CG$2];1;MIN([.$B$1]+1;[.CF32]+[.CG32])))">
            <text:p/>
          </table:table-cell>
          <table:table-cell table:formula="of:=IF([.$A33]&lt;[.CH$2];&quot;&quot;;IF([.$A33]=[.CH$2];1;MIN([.$B$1]+1;[.CG32]+[.CH32])))">
            <text:p/>
          </table:table-cell>
          <table:table-cell table:formula="of:=IF([.$A33]&lt;[.CI$2];&quot;&quot;;IF([.$A33]=[.CI$2];1;MIN([.$B$1]+1;[.CH32]+[.CI32])))">
            <text:p/>
          </table:table-cell>
          <table:table-cell table:formula="of:=IF([.$A33]&lt;[.CJ$2];&quot;&quot;;IF([.$A33]=[.CJ$2];1;MIN([.$B$1]+1;[.CI32]+[.CJ32])))">
            <text:p/>
          </table:table-cell>
          <table:table-cell table:formula="of:=IF([.$A33]&lt;[.CK$2];&quot;&quot;;IF([.$A33]=[.CK$2];1;MIN([.$B$1]+1;[.CJ32]+[.CK32])))">
            <text:p/>
          </table:table-cell>
          <table:table-cell table:formula="of:=IF([.$A33]&lt;[.CL$2];&quot;&quot;;IF([.$A33]=[.CL$2];1;MIN([.$B$1]+1;[.CK32]+[.CL32])))">
            <text:p/>
          </table:table-cell>
          <table:table-cell table:formula="of:=IF([.$A33]&lt;[.CM$2];&quot;&quot;;IF([.$A33]=[.CM$2];1;MIN([.$B$1]+1;[.CL32]+[.CM32])))">
            <text:p/>
          </table:table-cell>
          <table:table-cell table:formula="of:=IF([.$A33]&lt;[.CN$2];&quot;&quot;;IF([.$A33]=[.CN$2];1;MIN([.$B$1]+1;[.CM32]+[.CN32])))">
            <text:p/>
          </table:table-cell>
          <table:table-cell table:formula="of:=IF([.$A33]&lt;[.CO$2];&quot;&quot;;IF([.$A33]=[.CO$2];1;MIN([.$B$1]+1;[.CN32]+[.CO32])))">
            <text:p/>
          </table:table-cell>
          <table:table-cell table:formula="of:=IF([.$A33]&lt;[.CP$2];&quot;&quot;;IF([.$A33]=[.CP$2];1;MIN([.$B$1]+1;[.CO32]+[.CP32])))">
            <text:p/>
          </table:table-cell>
          <table:table-cell table:formula="of:=IF([.$A33]&lt;[.CQ$2];&quot;&quot;;IF([.$A33]=[.CQ$2];1;MIN([.$B$1]+1;[.CP32]+[.CQ32])))">
            <text:p/>
          </table:table-cell>
          <table:table-cell table:formula="of:=IF([.$A33]&lt;[.CR$2];&quot;&quot;;IF([.$A33]=[.CR$2];1;MIN([.$B$1]+1;[.CQ32]+[.CR32])))">
            <text:p/>
          </table:table-cell>
          <table:table-cell table:formula="of:=IF([.$A33]&lt;[.CS$2];&quot;&quot;;IF([.$A33]=[.CS$2];1;MIN([.$B$1]+1;[.CR32]+[.CS32])))">
            <text:p/>
          </table:table-cell>
          <table:table-cell table:formula="of:=IF([.$A33]&lt;[.CT$2];&quot;&quot;;IF([.$A33]=[.CT$2];1;MIN([.$B$1]+1;[.CS32]+[.CT32])))">
            <text:p/>
          </table:table-cell>
          <table:table-cell table:formula="of:=IF([.$A33]&lt;[.CU$2];&quot;&quot;;IF([.$A33]=[.CU$2];1;MIN([.$B$1]+1;[.CT32]+[.CU32])))">
            <text:p/>
          </table:table-cell>
          <table:table-cell table:formula="of:=IF([.$A33]&lt;[.CV$2];&quot;&quot;;IF([.$A33]=[.CV$2];1;MIN([.$B$1]+1;[.CU32]+[.CV32])))">
            <text:p/>
          </table:table-cell>
          <table:table-cell table:formula="of:=IF([.$A33]&lt;[.CW$2];&quot;&quot;;IF([.$A33]=[.CW$2];1;MIN([.$B$1]+1;[.CV32]+[.CW32])))">
            <text:p/>
          </table:table-cell>
          <table:table-cell table:formula="of:=IF([.$A33]&lt;[.CX$2];&quot;&quot;;IF([.$A33]=[.CX$2];1;MIN([.$B$1]+1;[.CW32]+[.CX32]))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.$A34]&lt;[.C$2];&quot;&quot;;IF([.$A34]=[.C$2];1;MIN([.$B$1]+1;[.B33]+[.C33])))" office:value-type="float" office:value="31" calcext:value-type="float">
            <text:p>31</text:p>
          </table:table-cell>
          <table:table-cell table:formula="of:=IF([.$A34]&lt;[.D$2];&quot;&quot;;IF([.$A34]=[.D$2];1;MIN([.$B$1]+1;[.C33]+[.D33])))" office:value-type="float" office:value="465" calcext:value-type="float">
            <text:p>465</text:p>
          </table:table-cell>
          <table:table-cell table:formula="of:=IF([.$A34]&lt;[.E$2];&quot;&quot;;IF([.$A34]=[.E$2];1;MIN([.$B$1]+1;[.D33]+[.E33])))" office:value-type="float" office:value="4495" calcext:value-type="float">
            <text:p>4495</text:p>
          </table:table-cell>
          <table:table-cell table:formula="of:=IF([.$A34]&lt;[.F$2];&quot;&quot;;IF([.$A34]=[.F$2];1;MIN([.$B$1]+1;[.E33]+[.F33])))" office:value-type="float" office:value="31465" calcext:value-type="float">
            <text:p>31465</text:p>
          </table:table-cell>
          <table:table-cell table:formula="of:=IF([.$A34]&lt;[.G$2];&quot;&quot;;IF([.$A34]=[.G$2];1;MIN([.$B$1]+1;[.F33]+[.G33])))" office:value-type="float" office:value="169911" calcext:value-type="float">
            <text:p>169911</text:p>
          </table:table-cell>
          <table:table-cell table:formula="of:=IF([.$A34]&lt;[.H$2];&quot;&quot;;IF([.$A34]=[.H$2];1;MIN([.$B$1]+1;[.G33]+[.H33])))" office:value-type="float" office:value="736281" calcext:value-type="float">
            <text:p>736281</text:p>
          </table:table-cell>
          <table:table-cell table:formula="of:=IF([.$A34]&lt;[.I$2];&quot;&quot;;IF([.$A34]=[.I$2];1;MIN([.$B$1]+1;[.H33]+[.I33])))" office:value-type="float" office:value="1000001" calcext:value-type="float">
            <text:p>1000001</text:p>
          </table:table-cell>
          <table:table-cell table:formula="of:=IF([.$A34]&lt;[.J$2];&quot;&quot;;IF([.$A34]=[.J$2];1;MIN([.$B$1]+1;[.I33]+[.J33])))" office:value-type="float" office:value="1000001" calcext:value-type="float">
            <text:p>1000001</text:p>
          </table:table-cell>
          <table:table-cell table:formula="of:=IF([.$A34]&lt;[.K$2];&quot;&quot;;IF([.$A34]=[.K$2];1;MIN([.$B$1]+1;[.J33]+[.K33])))" office:value-type="float" office:value="1000001" calcext:value-type="float">
            <text:p>1000001</text:p>
          </table:table-cell>
          <table:table-cell table:formula="of:=IF([.$A34]&lt;[.L$2];&quot;&quot;;IF([.$A34]=[.L$2];1;MIN([.$B$1]+1;[.K33]+[.L33])))" office:value-type="float" office:value="1000001" calcext:value-type="float">
            <text:p>1000001</text:p>
          </table:table-cell>
          <table:table-cell table:formula="of:=IF([.$A34]&lt;[.M$2];&quot;&quot;;IF([.$A34]=[.M$2];1;MIN([.$B$1]+1;[.L33]+[.M33])))" office:value-type="float" office:value="1000001" calcext:value-type="float">
            <text:p>1000001</text:p>
          </table:table-cell>
          <table:table-cell table:formula="of:=IF([.$A34]&lt;[.N$2];&quot;&quot;;IF([.$A34]=[.N$2];1;MIN([.$B$1]+1;[.M33]+[.N33])))" office:value-type="float" office:value="1000001" calcext:value-type="float">
            <text:p>1000001</text:p>
          </table:table-cell>
          <table:table-cell table:formula="of:=IF([.$A34]&lt;[.O$2];&quot;&quot;;IF([.$A34]=[.O$2];1;MIN([.$B$1]+1;[.N33]+[.O33])))" office:value-type="float" office:value="1000001" calcext:value-type="float">
            <text:p>1000001</text:p>
          </table:table-cell>
          <table:table-cell table:formula="of:=IF([.$A34]&lt;[.P$2];&quot;&quot;;IF([.$A34]=[.P$2];1;MIN([.$B$1]+1;[.O33]+[.P33])))" office:value-type="float" office:value="1000001" calcext:value-type="float">
            <text:p>1000001</text:p>
          </table:table-cell>
          <table:table-cell table:formula="of:=IF([.$A34]&lt;[.Q$2];&quot;&quot;;IF([.$A34]=[.Q$2];1;MIN([.$B$1]+1;[.P33]+[.Q33])))" office:value-type="float" office:value="1000001" calcext:value-type="float">
            <text:p>1000001</text:p>
          </table:table-cell>
          <table:table-cell table:formula="of:=IF([.$A34]&lt;[.R$2];&quot;&quot;;IF([.$A34]=[.R$2];1;MIN([.$B$1]+1;[.Q33]+[.R33])))" office:value-type="float" office:value="1000001" calcext:value-type="float">
            <text:p>1000001</text:p>
          </table:table-cell>
          <table:table-cell table:formula="of:=IF([.$A34]&lt;[.S$2];&quot;&quot;;IF([.$A34]=[.S$2];1;MIN([.$B$1]+1;[.R33]+[.S33])))" office:value-type="float" office:value="1000001" calcext:value-type="float">
            <text:p>1000001</text:p>
          </table:table-cell>
          <table:table-cell table:formula="of:=IF([.$A34]&lt;[.T$2];&quot;&quot;;IF([.$A34]=[.T$2];1;MIN([.$B$1]+1;[.S33]+[.T33])))" office:value-type="float" office:value="1000001" calcext:value-type="float">
            <text:p>1000001</text:p>
          </table:table-cell>
          <table:table-cell table:formula="of:=IF([.$A34]&lt;[.U$2];&quot;&quot;;IF([.$A34]=[.U$2];1;MIN([.$B$1]+1;[.T33]+[.U33])))" office:value-type="float" office:value="1000001" calcext:value-type="float">
            <text:p>1000001</text:p>
          </table:table-cell>
          <table:table-cell table:formula="of:=IF([.$A34]&lt;[.V$2];&quot;&quot;;IF([.$A34]=[.V$2];1;MIN([.$B$1]+1;[.U33]+[.V33])))" office:value-type="float" office:value="1000001" calcext:value-type="float">
            <text:p>1000001</text:p>
          </table:table-cell>
          <table:table-cell table:formula="of:=IF([.$A34]&lt;[.W$2];&quot;&quot;;IF([.$A34]=[.W$2];1;MIN([.$B$1]+1;[.V33]+[.W33])))" office:value-type="float" office:value="1000001" calcext:value-type="float">
            <text:p>1000001</text:p>
          </table:table-cell>
          <table:table-cell table:formula="of:=IF([.$A34]&lt;[.X$2];&quot;&quot;;IF([.$A34]=[.X$2];1;MIN([.$B$1]+1;[.W33]+[.X33])))" office:value-type="float" office:value="1000001" calcext:value-type="float">
            <text:p>1000001</text:p>
          </table:table-cell>
          <table:table-cell table:formula="of:=IF([.$A34]&lt;[.Y$2];&quot;&quot;;IF([.$A34]=[.Y$2];1;MIN([.$B$1]+1;[.X33]+[.Y33])))" office:value-type="float" office:value="1000001" calcext:value-type="float">
            <text:p>1000001</text:p>
          </table:table-cell>
          <table:table-cell table:formula="of:=IF([.$A34]&lt;[.Z$2];&quot;&quot;;IF([.$A34]=[.Z$2];1;MIN([.$B$1]+1;[.Y33]+[.Z33])))" office:value-type="float" office:value="1000001" calcext:value-type="float">
            <text:p>1000001</text:p>
          </table:table-cell>
          <table:table-cell table:formula="of:=IF([.$A34]&lt;[.AA$2];&quot;&quot;;IF([.$A34]=[.AA$2];1;MIN([.$B$1]+1;[.Z33]+[.AA33])))" office:value-type="float" office:value="736281" calcext:value-type="float">
            <text:p>736281</text:p>
          </table:table-cell>
          <table:table-cell table:formula="of:=IF([.$A34]&lt;[.AB$2];&quot;&quot;;IF([.$A34]=[.AB$2];1;MIN([.$B$1]+1;[.AA33]+[.AB33])))" office:value-type="float" office:value="169911" calcext:value-type="float">
            <text:p>169911</text:p>
          </table:table-cell>
          <table:table-cell table:formula="of:=IF([.$A34]&lt;[.AC$2];&quot;&quot;;IF([.$A34]=[.AC$2];1;MIN([.$B$1]+1;[.AB33]+[.AC33])))" office:value-type="float" office:value="31465" calcext:value-type="float">
            <text:p>31465</text:p>
          </table:table-cell>
          <table:table-cell table:formula="of:=IF([.$A34]&lt;[.AD$2];&quot;&quot;;IF([.$A34]=[.AD$2];1;MIN([.$B$1]+1;[.AC33]+[.AD33])))" office:value-type="float" office:value="4495" calcext:value-type="float">
            <text:p>4495</text:p>
          </table:table-cell>
          <table:table-cell table:formula="of:=IF([.$A34]&lt;[.AE$2];&quot;&quot;;IF([.$A34]=[.AE$2];1;MIN([.$B$1]+1;[.AD33]+[.AE33])))" office:value-type="float" office:value="465" calcext:value-type="float">
            <text:p>465</text:p>
          </table:table-cell>
          <table:table-cell table:formula="of:=IF([.$A34]&lt;[.AF$2];&quot;&quot;;IF([.$A34]=[.AF$2];1;MIN([.$B$1]+1;[.AE33]+[.AF33])))" office:value-type="float" office:value="31" calcext:value-type="float">
            <text:p>31</text:p>
          </table:table-cell>
          <table:table-cell table:formula="of:=IF([.$A34]&lt;[.AG$2];&quot;&quot;;IF([.$A34]=[.AG$2];1;MIN([.$B$1]+1;[.AF33]+[.AG33])))" office:value-type="float" office:value="1" calcext:value-type="float">
            <text:p>1</text:p>
          </table:table-cell>
          <table:table-cell table:formula="of:=IF([.$A34]&lt;[.AH$2];&quot;&quot;;IF([.$A34]=[.AH$2];1;MIN([.$B$1]+1;[.AG33]+[.AH33])))">
            <text:p/>
          </table:table-cell>
          <table:table-cell table:formula="of:=IF([.$A34]&lt;[.AI$2];&quot;&quot;;IF([.$A34]=[.AI$2];1;MIN([.$B$1]+1;[.AH33]+[.AI33])))">
            <text:p/>
          </table:table-cell>
          <table:table-cell table:formula="of:=IF([.$A34]&lt;[.AJ$2];&quot;&quot;;IF([.$A34]=[.AJ$2];1;MIN([.$B$1]+1;[.AI33]+[.AJ33])))">
            <text:p/>
          </table:table-cell>
          <table:table-cell table:formula="of:=IF([.$A34]&lt;[.AK$2];&quot;&quot;;IF([.$A34]=[.AK$2];1;MIN([.$B$1]+1;[.AJ33]+[.AK33])))">
            <text:p/>
          </table:table-cell>
          <table:table-cell table:formula="of:=IF([.$A34]&lt;[.AL$2];&quot;&quot;;IF([.$A34]=[.AL$2];1;MIN([.$B$1]+1;[.AK33]+[.AL33])))">
            <text:p/>
          </table:table-cell>
          <table:table-cell table:formula="of:=IF([.$A34]&lt;[.AM$2];&quot;&quot;;IF([.$A34]=[.AM$2];1;MIN([.$B$1]+1;[.AL33]+[.AM33])))">
            <text:p/>
          </table:table-cell>
          <table:table-cell table:formula="of:=IF([.$A34]&lt;[.AN$2];&quot;&quot;;IF([.$A34]=[.AN$2];1;MIN([.$B$1]+1;[.AM33]+[.AN33])))">
            <text:p/>
          </table:table-cell>
          <table:table-cell table:formula="of:=IF([.$A34]&lt;[.AO$2];&quot;&quot;;IF([.$A34]=[.AO$2];1;MIN([.$B$1]+1;[.AN33]+[.AO33])))">
            <text:p/>
          </table:table-cell>
          <table:table-cell table:formula="of:=IF([.$A34]&lt;[.AP$2];&quot;&quot;;IF([.$A34]=[.AP$2];1;MIN([.$B$1]+1;[.AO33]+[.AP33])))">
            <text:p/>
          </table:table-cell>
          <table:table-cell table:formula="of:=IF([.$A34]&lt;[.AQ$2];&quot;&quot;;IF([.$A34]=[.AQ$2];1;MIN([.$B$1]+1;[.AP33]+[.AQ33])))">
            <text:p/>
          </table:table-cell>
          <table:table-cell table:formula="of:=IF([.$A34]&lt;[.AR$2];&quot;&quot;;IF([.$A34]=[.AR$2];1;MIN([.$B$1]+1;[.AQ33]+[.AR33])))">
            <text:p/>
          </table:table-cell>
          <table:table-cell table:formula="of:=IF([.$A34]&lt;[.AS$2];&quot;&quot;;IF([.$A34]=[.AS$2];1;MIN([.$B$1]+1;[.AR33]+[.AS33])))">
            <text:p/>
          </table:table-cell>
          <table:table-cell table:formula="of:=IF([.$A34]&lt;[.AT$2];&quot;&quot;;IF([.$A34]=[.AT$2];1;MIN([.$B$1]+1;[.AS33]+[.AT33])))">
            <text:p/>
          </table:table-cell>
          <table:table-cell table:formula="of:=IF([.$A34]&lt;[.AU$2];&quot;&quot;;IF([.$A34]=[.AU$2];1;MIN([.$B$1]+1;[.AT33]+[.AU33])))">
            <text:p/>
          </table:table-cell>
          <table:table-cell table:formula="of:=IF([.$A34]&lt;[.AV$2];&quot;&quot;;IF([.$A34]=[.AV$2];1;MIN([.$B$1]+1;[.AU33]+[.AV33])))">
            <text:p/>
          </table:table-cell>
          <table:table-cell table:formula="of:=IF([.$A34]&lt;[.AW$2];&quot;&quot;;IF([.$A34]=[.AW$2];1;MIN([.$B$1]+1;[.AV33]+[.AW33])))">
            <text:p/>
          </table:table-cell>
          <table:table-cell table:formula="of:=IF([.$A34]&lt;[.AX$2];&quot;&quot;;IF([.$A34]=[.AX$2];1;MIN([.$B$1]+1;[.AW33]+[.AX33])))">
            <text:p/>
          </table:table-cell>
          <table:table-cell table:formula="of:=IF([.$A34]&lt;[.AY$2];&quot;&quot;;IF([.$A34]=[.AY$2];1;MIN([.$B$1]+1;[.AX33]+[.AY33])))">
            <text:p/>
          </table:table-cell>
          <table:table-cell table:formula="of:=IF([.$A34]&lt;[.AZ$2];&quot;&quot;;IF([.$A34]=[.AZ$2];1;MIN([.$B$1]+1;[.AY33]+[.AZ33])))">
            <text:p/>
          </table:table-cell>
          <table:table-cell table:formula="of:=IF([.$A34]&lt;[.BA$2];&quot;&quot;;IF([.$A34]=[.BA$2];1;MIN([.$B$1]+1;[.AZ33]+[.BA33])))">
            <text:p/>
          </table:table-cell>
          <table:table-cell table:formula="of:=IF([.$A34]&lt;[.BB$2];&quot;&quot;;IF([.$A34]=[.BB$2];1;MIN([.$B$1]+1;[.BA33]+[.BB33])))">
            <text:p/>
          </table:table-cell>
          <table:table-cell table:formula="of:=IF([.$A34]&lt;[.BC$2];&quot;&quot;;IF([.$A34]=[.BC$2];1;MIN([.$B$1]+1;[.BB33]+[.BC33])))">
            <text:p/>
          </table:table-cell>
          <table:table-cell table:formula="of:=IF([.$A34]&lt;[.BD$2];&quot;&quot;;IF([.$A34]=[.BD$2];1;MIN([.$B$1]+1;[.BC33]+[.BD33])))">
            <text:p/>
          </table:table-cell>
          <table:table-cell table:formula="of:=IF([.$A34]&lt;[.BE$2];&quot;&quot;;IF([.$A34]=[.BE$2];1;MIN([.$B$1]+1;[.BD33]+[.BE33])))">
            <text:p/>
          </table:table-cell>
          <table:table-cell table:formula="of:=IF([.$A34]&lt;[.BF$2];&quot;&quot;;IF([.$A34]=[.BF$2];1;MIN([.$B$1]+1;[.BE33]+[.BF33])))">
            <text:p/>
          </table:table-cell>
          <table:table-cell table:formula="of:=IF([.$A34]&lt;[.BG$2];&quot;&quot;;IF([.$A34]=[.BG$2];1;MIN([.$B$1]+1;[.BF33]+[.BG33])))">
            <text:p/>
          </table:table-cell>
          <table:table-cell table:formula="of:=IF([.$A34]&lt;[.BH$2];&quot;&quot;;IF([.$A34]=[.BH$2];1;MIN([.$B$1]+1;[.BG33]+[.BH33])))">
            <text:p/>
          </table:table-cell>
          <table:table-cell table:formula="of:=IF([.$A34]&lt;[.BI$2];&quot;&quot;;IF([.$A34]=[.BI$2];1;MIN([.$B$1]+1;[.BH33]+[.BI33])))">
            <text:p/>
          </table:table-cell>
          <table:table-cell table:formula="of:=IF([.$A34]&lt;[.BJ$2];&quot;&quot;;IF([.$A34]=[.BJ$2];1;MIN([.$B$1]+1;[.BI33]+[.BJ33])))">
            <text:p/>
          </table:table-cell>
          <table:table-cell table:formula="of:=IF([.$A34]&lt;[.BK$2];&quot;&quot;;IF([.$A34]=[.BK$2];1;MIN([.$B$1]+1;[.BJ33]+[.BK33])))">
            <text:p/>
          </table:table-cell>
          <table:table-cell table:formula="of:=IF([.$A34]&lt;[.BL$2];&quot;&quot;;IF([.$A34]=[.BL$2];1;MIN([.$B$1]+1;[.BK33]+[.BL33])))">
            <text:p/>
          </table:table-cell>
          <table:table-cell table:formula="of:=IF([.$A34]&lt;[.BM$2];&quot;&quot;;IF([.$A34]=[.BM$2];1;MIN([.$B$1]+1;[.BL33]+[.BM33])))">
            <text:p/>
          </table:table-cell>
          <table:table-cell table:formula="of:=IF([.$A34]&lt;[.BN$2];&quot;&quot;;IF([.$A34]=[.BN$2];1;MIN([.$B$1]+1;[.BM33]+[.BN33])))">
            <text:p/>
          </table:table-cell>
          <table:table-cell table:formula="of:=IF([.$A34]&lt;[.BO$2];&quot;&quot;;IF([.$A34]=[.BO$2];1;MIN([.$B$1]+1;[.BN33]+[.BO33])))">
            <text:p/>
          </table:table-cell>
          <table:table-cell table:formula="of:=IF([.$A34]&lt;[.BP$2];&quot;&quot;;IF([.$A34]=[.BP$2];1;MIN([.$B$1]+1;[.BO33]+[.BP33])))">
            <text:p/>
          </table:table-cell>
          <table:table-cell table:formula="of:=IF([.$A34]&lt;[.BQ$2];&quot;&quot;;IF([.$A34]=[.BQ$2];1;MIN([.$B$1]+1;[.BP33]+[.BQ33])))">
            <text:p/>
          </table:table-cell>
          <table:table-cell table:formula="of:=IF([.$A34]&lt;[.BR$2];&quot;&quot;;IF([.$A34]=[.BR$2];1;MIN([.$B$1]+1;[.BQ33]+[.BR33])))">
            <text:p/>
          </table:table-cell>
          <table:table-cell table:formula="of:=IF([.$A34]&lt;[.BS$2];&quot;&quot;;IF([.$A34]=[.BS$2];1;MIN([.$B$1]+1;[.BR33]+[.BS33])))">
            <text:p/>
          </table:table-cell>
          <table:table-cell table:formula="of:=IF([.$A34]&lt;[.BT$2];&quot;&quot;;IF([.$A34]=[.BT$2];1;MIN([.$B$1]+1;[.BS33]+[.BT33])))">
            <text:p/>
          </table:table-cell>
          <table:table-cell table:formula="of:=IF([.$A34]&lt;[.BU$2];&quot;&quot;;IF([.$A34]=[.BU$2];1;MIN([.$B$1]+1;[.BT33]+[.BU33])))">
            <text:p/>
          </table:table-cell>
          <table:table-cell table:formula="of:=IF([.$A34]&lt;[.BV$2];&quot;&quot;;IF([.$A34]=[.BV$2];1;MIN([.$B$1]+1;[.BU33]+[.BV33])))">
            <text:p/>
          </table:table-cell>
          <table:table-cell table:formula="of:=IF([.$A34]&lt;[.BW$2];&quot;&quot;;IF([.$A34]=[.BW$2];1;MIN([.$B$1]+1;[.BV33]+[.BW33])))">
            <text:p/>
          </table:table-cell>
          <table:table-cell table:formula="of:=IF([.$A34]&lt;[.BX$2];&quot;&quot;;IF([.$A34]=[.BX$2];1;MIN([.$B$1]+1;[.BW33]+[.BX33])))">
            <text:p/>
          </table:table-cell>
          <table:table-cell table:formula="of:=IF([.$A34]&lt;[.BY$2];&quot;&quot;;IF([.$A34]=[.BY$2];1;MIN([.$B$1]+1;[.BX33]+[.BY33])))">
            <text:p/>
          </table:table-cell>
          <table:table-cell table:formula="of:=IF([.$A34]&lt;[.BZ$2];&quot;&quot;;IF([.$A34]=[.BZ$2];1;MIN([.$B$1]+1;[.BY33]+[.BZ33])))">
            <text:p/>
          </table:table-cell>
          <table:table-cell table:formula="of:=IF([.$A34]&lt;[.CA$2];&quot;&quot;;IF([.$A34]=[.CA$2];1;MIN([.$B$1]+1;[.BZ33]+[.CA33])))">
            <text:p/>
          </table:table-cell>
          <table:table-cell table:formula="of:=IF([.$A34]&lt;[.CB$2];&quot;&quot;;IF([.$A34]=[.CB$2];1;MIN([.$B$1]+1;[.CA33]+[.CB33])))">
            <text:p/>
          </table:table-cell>
          <table:table-cell table:formula="of:=IF([.$A34]&lt;[.CC$2];&quot;&quot;;IF([.$A34]=[.CC$2];1;MIN([.$B$1]+1;[.CB33]+[.CC33])))">
            <text:p/>
          </table:table-cell>
          <table:table-cell table:formula="of:=IF([.$A34]&lt;[.CD$2];&quot;&quot;;IF([.$A34]=[.CD$2];1;MIN([.$B$1]+1;[.CC33]+[.CD33])))">
            <text:p/>
          </table:table-cell>
          <table:table-cell table:formula="of:=IF([.$A34]&lt;[.CE$2];&quot;&quot;;IF([.$A34]=[.CE$2];1;MIN([.$B$1]+1;[.CD33]+[.CE33])))">
            <text:p/>
          </table:table-cell>
          <table:table-cell table:formula="of:=IF([.$A34]&lt;[.CF$2];&quot;&quot;;IF([.$A34]=[.CF$2];1;MIN([.$B$1]+1;[.CE33]+[.CF33])))">
            <text:p/>
          </table:table-cell>
          <table:table-cell table:formula="of:=IF([.$A34]&lt;[.CG$2];&quot;&quot;;IF([.$A34]=[.CG$2];1;MIN([.$B$1]+1;[.CF33]+[.CG33])))">
            <text:p/>
          </table:table-cell>
          <table:table-cell table:formula="of:=IF([.$A34]&lt;[.CH$2];&quot;&quot;;IF([.$A34]=[.CH$2];1;MIN([.$B$1]+1;[.CG33]+[.CH33])))">
            <text:p/>
          </table:table-cell>
          <table:table-cell table:formula="of:=IF([.$A34]&lt;[.CI$2];&quot;&quot;;IF([.$A34]=[.CI$2];1;MIN([.$B$1]+1;[.CH33]+[.CI33])))">
            <text:p/>
          </table:table-cell>
          <table:table-cell table:formula="of:=IF([.$A34]&lt;[.CJ$2];&quot;&quot;;IF([.$A34]=[.CJ$2];1;MIN([.$B$1]+1;[.CI33]+[.CJ33])))">
            <text:p/>
          </table:table-cell>
          <table:table-cell table:formula="of:=IF([.$A34]&lt;[.CK$2];&quot;&quot;;IF([.$A34]=[.CK$2];1;MIN([.$B$1]+1;[.CJ33]+[.CK33])))">
            <text:p/>
          </table:table-cell>
          <table:table-cell table:formula="of:=IF([.$A34]&lt;[.CL$2];&quot;&quot;;IF([.$A34]=[.CL$2];1;MIN([.$B$1]+1;[.CK33]+[.CL33])))">
            <text:p/>
          </table:table-cell>
          <table:table-cell table:formula="of:=IF([.$A34]&lt;[.CM$2];&quot;&quot;;IF([.$A34]=[.CM$2];1;MIN([.$B$1]+1;[.CL33]+[.CM33])))">
            <text:p/>
          </table:table-cell>
          <table:table-cell table:formula="of:=IF([.$A34]&lt;[.CN$2];&quot;&quot;;IF([.$A34]=[.CN$2];1;MIN([.$B$1]+1;[.CM33]+[.CN33])))">
            <text:p/>
          </table:table-cell>
          <table:table-cell table:formula="of:=IF([.$A34]&lt;[.CO$2];&quot;&quot;;IF([.$A34]=[.CO$2];1;MIN([.$B$1]+1;[.CN33]+[.CO33])))">
            <text:p/>
          </table:table-cell>
          <table:table-cell table:formula="of:=IF([.$A34]&lt;[.CP$2];&quot;&quot;;IF([.$A34]=[.CP$2];1;MIN([.$B$1]+1;[.CO33]+[.CP33])))">
            <text:p/>
          </table:table-cell>
          <table:table-cell table:formula="of:=IF([.$A34]&lt;[.CQ$2];&quot;&quot;;IF([.$A34]=[.CQ$2];1;MIN([.$B$1]+1;[.CP33]+[.CQ33])))">
            <text:p/>
          </table:table-cell>
          <table:table-cell table:formula="of:=IF([.$A34]&lt;[.CR$2];&quot;&quot;;IF([.$A34]=[.CR$2];1;MIN([.$B$1]+1;[.CQ33]+[.CR33])))">
            <text:p/>
          </table:table-cell>
          <table:table-cell table:formula="of:=IF([.$A34]&lt;[.CS$2];&quot;&quot;;IF([.$A34]=[.CS$2];1;MIN([.$B$1]+1;[.CR33]+[.CS33])))">
            <text:p/>
          </table:table-cell>
          <table:table-cell table:formula="of:=IF([.$A34]&lt;[.CT$2];&quot;&quot;;IF([.$A34]=[.CT$2];1;MIN([.$B$1]+1;[.CS33]+[.CT33])))">
            <text:p/>
          </table:table-cell>
          <table:table-cell table:formula="of:=IF([.$A34]&lt;[.CU$2];&quot;&quot;;IF([.$A34]=[.CU$2];1;MIN([.$B$1]+1;[.CT33]+[.CU33])))">
            <text:p/>
          </table:table-cell>
          <table:table-cell table:formula="of:=IF([.$A34]&lt;[.CV$2];&quot;&quot;;IF([.$A34]=[.CV$2];1;MIN([.$B$1]+1;[.CU33]+[.CV33])))">
            <text:p/>
          </table:table-cell>
          <table:table-cell table:formula="of:=IF([.$A34]&lt;[.CW$2];&quot;&quot;;IF([.$A34]=[.CW$2];1;MIN([.$B$1]+1;[.CV33]+[.CW33])))">
            <text:p/>
          </table:table-cell>
          <table:table-cell table:formula="of:=IF([.$A34]&lt;[.CX$2];&quot;&quot;;IF([.$A34]=[.CX$2];1;MIN([.$B$1]+1;[.CW33]+[.CX33]))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[.$A35]&lt;[.C$2];&quot;&quot;;IF([.$A35]=[.C$2];1;MIN([.$B$1]+1;[.B34]+[.C34])))" office:value-type="float" office:value="32" calcext:value-type="float">
            <text:p>32</text:p>
          </table:table-cell>
          <table:table-cell table:formula="of:=IF([.$A35]&lt;[.D$2];&quot;&quot;;IF([.$A35]=[.D$2];1;MIN([.$B$1]+1;[.C34]+[.D34])))" office:value-type="float" office:value="496" calcext:value-type="float">
            <text:p>496</text:p>
          </table:table-cell>
          <table:table-cell table:formula="of:=IF([.$A35]&lt;[.E$2];&quot;&quot;;IF([.$A35]=[.E$2];1;MIN([.$B$1]+1;[.D34]+[.E34])))" office:value-type="float" office:value="4960" calcext:value-type="float">
            <text:p>4960</text:p>
          </table:table-cell>
          <table:table-cell table:formula="of:=IF([.$A35]&lt;[.F$2];&quot;&quot;;IF([.$A35]=[.F$2];1;MIN([.$B$1]+1;[.E34]+[.F34])))" office:value-type="float" office:value="35960" calcext:value-type="float">
            <text:p>35960</text:p>
          </table:table-cell>
          <table:table-cell table:formula="of:=IF([.$A35]&lt;[.G$2];&quot;&quot;;IF([.$A35]=[.G$2];1;MIN([.$B$1]+1;[.F34]+[.G34])))" office:value-type="float" office:value="201376" calcext:value-type="float">
            <text:p>201376</text:p>
          </table:table-cell>
          <table:table-cell table:formula="of:=IF([.$A35]&lt;[.H$2];&quot;&quot;;IF([.$A35]=[.H$2];1;MIN([.$B$1]+1;[.G34]+[.H34])))" office:value-type="float" office:value="906192" calcext:value-type="float">
            <text:p>906192</text:p>
          </table:table-cell>
          <table:table-cell table:formula="of:=IF([.$A35]&lt;[.I$2];&quot;&quot;;IF([.$A35]=[.I$2];1;MIN([.$B$1]+1;[.H34]+[.I34])))" office:value-type="float" office:value="1000001" calcext:value-type="float">
            <text:p>1000001</text:p>
          </table:table-cell>
          <table:table-cell table:formula="of:=IF([.$A35]&lt;[.J$2];&quot;&quot;;IF([.$A35]=[.J$2];1;MIN([.$B$1]+1;[.I34]+[.J34])))" office:value-type="float" office:value="1000001" calcext:value-type="float">
            <text:p>1000001</text:p>
          </table:table-cell>
          <table:table-cell table:formula="of:=IF([.$A35]&lt;[.K$2];&quot;&quot;;IF([.$A35]=[.K$2];1;MIN([.$B$1]+1;[.J34]+[.K34])))" office:value-type="float" office:value="1000001" calcext:value-type="float">
            <text:p>1000001</text:p>
          </table:table-cell>
          <table:table-cell table:formula="of:=IF([.$A35]&lt;[.L$2];&quot;&quot;;IF([.$A35]=[.L$2];1;MIN([.$B$1]+1;[.K34]+[.L34])))" office:value-type="float" office:value="1000001" calcext:value-type="float">
            <text:p>1000001</text:p>
          </table:table-cell>
          <table:table-cell table:formula="of:=IF([.$A35]&lt;[.M$2];&quot;&quot;;IF([.$A35]=[.M$2];1;MIN([.$B$1]+1;[.L34]+[.M34])))" office:value-type="float" office:value="1000001" calcext:value-type="float">
            <text:p>1000001</text:p>
          </table:table-cell>
          <table:table-cell table:formula="of:=IF([.$A35]&lt;[.N$2];&quot;&quot;;IF([.$A35]=[.N$2];1;MIN([.$B$1]+1;[.M34]+[.N34])))" office:value-type="float" office:value="1000001" calcext:value-type="float">
            <text:p>1000001</text:p>
          </table:table-cell>
          <table:table-cell table:formula="of:=IF([.$A35]&lt;[.O$2];&quot;&quot;;IF([.$A35]=[.O$2];1;MIN([.$B$1]+1;[.N34]+[.O34])))" office:value-type="float" office:value="1000001" calcext:value-type="float">
            <text:p>1000001</text:p>
          </table:table-cell>
          <table:table-cell table:formula="of:=IF([.$A35]&lt;[.P$2];&quot;&quot;;IF([.$A35]=[.P$2];1;MIN([.$B$1]+1;[.O34]+[.P34])))" office:value-type="float" office:value="1000001" calcext:value-type="float">
            <text:p>1000001</text:p>
          </table:table-cell>
          <table:table-cell table:formula="of:=IF([.$A35]&lt;[.Q$2];&quot;&quot;;IF([.$A35]=[.Q$2];1;MIN([.$B$1]+1;[.P34]+[.Q34])))" office:value-type="float" office:value="1000001" calcext:value-type="float">
            <text:p>1000001</text:p>
          </table:table-cell>
          <table:table-cell table:formula="of:=IF([.$A35]&lt;[.R$2];&quot;&quot;;IF([.$A35]=[.R$2];1;MIN([.$B$1]+1;[.Q34]+[.R34])))" office:value-type="float" office:value="1000001" calcext:value-type="float">
            <text:p>1000001</text:p>
          </table:table-cell>
          <table:table-cell table:formula="of:=IF([.$A35]&lt;[.S$2];&quot;&quot;;IF([.$A35]=[.S$2];1;MIN([.$B$1]+1;[.R34]+[.S34])))" office:value-type="float" office:value="1000001" calcext:value-type="float">
            <text:p>1000001</text:p>
          </table:table-cell>
          <table:table-cell table:formula="of:=IF([.$A35]&lt;[.T$2];&quot;&quot;;IF([.$A35]=[.T$2];1;MIN([.$B$1]+1;[.S34]+[.T34])))" office:value-type="float" office:value="1000001" calcext:value-type="float">
            <text:p>1000001</text:p>
          </table:table-cell>
          <table:table-cell table:formula="of:=IF([.$A35]&lt;[.U$2];&quot;&quot;;IF([.$A35]=[.U$2];1;MIN([.$B$1]+1;[.T34]+[.U34])))" office:value-type="float" office:value="1000001" calcext:value-type="float">
            <text:p>1000001</text:p>
          </table:table-cell>
          <table:table-cell table:formula="of:=IF([.$A35]&lt;[.V$2];&quot;&quot;;IF([.$A35]=[.V$2];1;MIN([.$B$1]+1;[.U34]+[.V34])))" office:value-type="float" office:value="1000001" calcext:value-type="float">
            <text:p>1000001</text:p>
          </table:table-cell>
          <table:table-cell table:formula="of:=IF([.$A35]&lt;[.W$2];&quot;&quot;;IF([.$A35]=[.W$2];1;MIN([.$B$1]+1;[.V34]+[.W34])))" office:value-type="float" office:value="1000001" calcext:value-type="float">
            <text:p>1000001</text:p>
          </table:table-cell>
          <table:table-cell table:formula="of:=IF([.$A35]&lt;[.X$2];&quot;&quot;;IF([.$A35]=[.X$2];1;MIN([.$B$1]+1;[.W34]+[.X34])))" office:value-type="float" office:value="1000001" calcext:value-type="float">
            <text:p>1000001</text:p>
          </table:table-cell>
          <table:table-cell table:formula="of:=IF([.$A35]&lt;[.Y$2];&quot;&quot;;IF([.$A35]=[.Y$2];1;MIN([.$B$1]+1;[.X34]+[.Y34])))" office:value-type="float" office:value="1000001" calcext:value-type="float">
            <text:p>1000001</text:p>
          </table:table-cell>
          <table:table-cell table:formula="of:=IF([.$A35]&lt;[.Z$2];&quot;&quot;;IF([.$A35]=[.Z$2];1;MIN([.$B$1]+1;[.Y34]+[.Z34])))" office:value-type="float" office:value="1000001" calcext:value-type="float">
            <text:p>1000001</text:p>
          </table:table-cell>
          <table:table-cell table:formula="of:=IF([.$A35]&lt;[.AA$2];&quot;&quot;;IF([.$A35]=[.AA$2];1;MIN([.$B$1]+1;[.Z34]+[.AA34])))" office:value-type="float" office:value="1000001" calcext:value-type="float">
            <text:p>1000001</text:p>
          </table:table-cell>
          <table:table-cell table:formula="of:=IF([.$A35]&lt;[.AB$2];&quot;&quot;;IF([.$A35]=[.AB$2];1;MIN([.$B$1]+1;[.AA34]+[.AB34])))" office:value-type="float" office:value="906192" calcext:value-type="float">
            <text:p>906192</text:p>
          </table:table-cell>
          <table:table-cell table:formula="of:=IF([.$A35]&lt;[.AC$2];&quot;&quot;;IF([.$A35]=[.AC$2];1;MIN([.$B$1]+1;[.AB34]+[.AC34])))" office:value-type="float" office:value="201376" calcext:value-type="float">
            <text:p>201376</text:p>
          </table:table-cell>
          <table:table-cell table:formula="of:=IF([.$A35]&lt;[.AD$2];&quot;&quot;;IF([.$A35]=[.AD$2];1;MIN([.$B$1]+1;[.AC34]+[.AD34])))" office:value-type="float" office:value="35960" calcext:value-type="float">
            <text:p>35960</text:p>
          </table:table-cell>
          <table:table-cell table:formula="of:=IF([.$A35]&lt;[.AE$2];&quot;&quot;;IF([.$A35]=[.AE$2];1;MIN([.$B$1]+1;[.AD34]+[.AE34])))" office:value-type="float" office:value="4960" calcext:value-type="float">
            <text:p>4960</text:p>
          </table:table-cell>
          <table:table-cell table:formula="of:=IF([.$A35]&lt;[.AF$2];&quot;&quot;;IF([.$A35]=[.AF$2];1;MIN([.$B$1]+1;[.AE34]+[.AF34])))" office:value-type="float" office:value="496" calcext:value-type="float">
            <text:p>496</text:p>
          </table:table-cell>
          <table:table-cell table:formula="of:=IF([.$A35]&lt;[.AG$2];&quot;&quot;;IF([.$A35]=[.AG$2];1;MIN([.$B$1]+1;[.AF34]+[.AG34])))" office:value-type="float" office:value="32" calcext:value-type="float">
            <text:p>32</text:p>
          </table:table-cell>
          <table:table-cell table:formula="of:=IF([.$A35]&lt;[.AH$2];&quot;&quot;;IF([.$A35]=[.AH$2];1;MIN([.$B$1]+1;[.AG34]+[.AH34])))" office:value-type="float" office:value="1" calcext:value-type="float">
            <text:p>1</text:p>
          </table:table-cell>
          <table:table-cell table:formula="of:=IF([.$A35]&lt;[.AI$2];&quot;&quot;;IF([.$A35]=[.AI$2];1;MIN([.$B$1]+1;[.AH34]+[.AI34])))">
            <text:p/>
          </table:table-cell>
          <table:table-cell table:formula="of:=IF([.$A35]&lt;[.AJ$2];&quot;&quot;;IF([.$A35]=[.AJ$2];1;MIN([.$B$1]+1;[.AI34]+[.AJ34])))">
            <text:p/>
          </table:table-cell>
          <table:table-cell table:formula="of:=IF([.$A35]&lt;[.AK$2];&quot;&quot;;IF([.$A35]=[.AK$2];1;MIN([.$B$1]+1;[.AJ34]+[.AK34])))">
            <text:p/>
          </table:table-cell>
          <table:table-cell table:formula="of:=IF([.$A35]&lt;[.AL$2];&quot;&quot;;IF([.$A35]=[.AL$2];1;MIN([.$B$1]+1;[.AK34]+[.AL34])))">
            <text:p/>
          </table:table-cell>
          <table:table-cell table:formula="of:=IF([.$A35]&lt;[.AM$2];&quot;&quot;;IF([.$A35]=[.AM$2];1;MIN([.$B$1]+1;[.AL34]+[.AM34])))">
            <text:p/>
          </table:table-cell>
          <table:table-cell table:formula="of:=IF([.$A35]&lt;[.AN$2];&quot;&quot;;IF([.$A35]=[.AN$2];1;MIN([.$B$1]+1;[.AM34]+[.AN34])))">
            <text:p/>
          </table:table-cell>
          <table:table-cell table:formula="of:=IF([.$A35]&lt;[.AO$2];&quot;&quot;;IF([.$A35]=[.AO$2];1;MIN([.$B$1]+1;[.AN34]+[.AO34])))">
            <text:p/>
          </table:table-cell>
          <table:table-cell table:formula="of:=IF([.$A35]&lt;[.AP$2];&quot;&quot;;IF([.$A35]=[.AP$2];1;MIN([.$B$1]+1;[.AO34]+[.AP34])))">
            <text:p/>
          </table:table-cell>
          <table:table-cell table:formula="of:=IF([.$A35]&lt;[.AQ$2];&quot;&quot;;IF([.$A35]=[.AQ$2];1;MIN([.$B$1]+1;[.AP34]+[.AQ34])))">
            <text:p/>
          </table:table-cell>
          <table:table-cell table:formula="of:=IF([.$A35]&lt;[.AR$2];&quot;&quot;;IF([.$A35]=[.AR$2];1;MIN([.$B$1]+1;[.AQ34]+[.AR34])))">
            <text:p/>
          </table:table-cell>
          <table:table-cell table:formula="of:=IF([.$A35]&lt;[.AS$2];&quot;&quot;;IF([.$A35]=[.AS$2];1;MIN([.$B$1]+1;[.AR34]+[.AS34])))">
            <text:p/>
          </table:table-cell>
          <table:table-cell table:formula="of:=IF([.$A35]&lt;[.AT$2];&quot;&quot;;IF([.$A35]=[.AT$2];1;MIN([.$B$1]+1;[.AS34]+[.AT34])))">
            <text:p/>
          </table:table-cell>
          <table:table-cell table:formula="of:=IF([.$A35]&lt;[.AU$2];&quot;&quot;;IF([.$A35]=[.AU$2];1;MIN([.$B$1]+1;[.AT34]+[.AU34])))">
            <text:p/>
          </table:table-cell>
          <table:table-cell table:formula="of:=IF([.$A35]&lt;[.AV$2];&quot;&quot;;IF([.$A35]=[.AV$2];1;MIN([.$B$1]+1;[.AU34]+[.AV34])))">
            <text:p/>
          </table:table-cell>
          <table:table-cell table:formula="of:=IF([.$A35]&lt;[.AW$2];&quot;&quot;;IF([.$A35]=[.AW$2];1;MIN([.$B$1]+1;[.AV34]+[.AW34])))">
            <text:p/>
          </table:table-cell>
          <table:table-cell table:formula="of:=IF([.$A35]&lt;[.AX$2];&quot;&quot;;IF([.$A35]=[.AX$2];1;MIN([.$B$1]+1;[.AW34]+[.AX34])))">
            <text:p/>
          </table:table-cell>
          <table:table-cell table:formula="of:=IF([.$A35]&lt;[.AY$2];&quot;&quot;;IF([.$A35]=[.AY$2];1;MIN([.$B$1]+1;[.AX34]+[.AY34])))">
            <text:p/>
          </table:table-cell>
          <table:table-cell table:formula="of:=IF([.$A35]&lt;[.AZ$2];&quot;&quot;;IF([.$A35]=[.AZ$2];1;MIN([.$B$1]+1;[.AY34]+[.AZ34])))">
            <text:p/>
          </table:table-cell>
          <table:table-cell table:formula="of:=IF([.$A35]&lt;[.BA$2];&quot;&quot;;IF([.$A35]=[.BA$2];1;MIN([.$B$1]+1;[.AZ34]+[.BA34])))">
            <text:p/>
          </table:table-cell>
          <table:table-cell table:formula="of:=IF([.$A35]&lt;[.BB$2];&quot;&quot;;IF([.$A35]=[.BB$2];1;MIN([.$B$1]+1;[.BA34]+[.BB34])))">
            <text:p/>
          </table:table-cell>
          <table:table-cell table:formula="of:=IF([.$A35]&lt;[.BC$2];&quot;&quot;;IF([.$A35]=[.BC$2];1;MIN([.$B$1]+1;[.BB34]+[.BC34])))">
            <text:p/>
          </table:table-cell>
          <table:table-cell table:formula="of:=IF([.$A35]&lt;[.BD$2];&quot;&quot;;IF([.$A35]=[.BD$2];1;MIN([.$B$1]+1;[.BC34]+[.BD34])))">
            <text:p/>
          </table:table-cell>
          <table:table-cell table:formula="of:=IF([.$A35]&lt;[.BE$2];&quot;&quot;;IF([.$A35]=[.BE$2];1;MIN([.$B$1]+1;[.BD34]+[.BE34])))">
            <text:p/>
          </table:table-cell>
          <table:table-cell table:formula="of:=IF([.$A35]&lt;[.BF$2];&quot;&quot;;IF([.$A35]=[.BF$2];1;MIN([.$B$1]+1;[.BE34]+[.BF34])))">
            <text:p/>
          </table:table-cell>
          <table:table-cell table:formula="of:=IF([.$A35]&lt;[.BG$2];&quot;&quot;;IF([.$A35]=[.BG$2];1;MIN([.$B$1]+1;[.BF34]+[.BG34])))">
            <text:p/>
          </table:table-cell>
          <table:table-cell table:formula="of:=IF([.$A35]&lt;[.BH$2];&quot;&quot;;IF([.$A35]=[.BH$2];1;MIN([.$B$1]+1;[.BG34]+[.BH34])))">
            <text:p/>
          </table:table-cell>
          <table:table-cell table:formula="of:=IF([.$A35]&lt;[.BI$2];&quot;&quot;;IF([.$A35]=[.BI$2];1;MIN([.$B$1]+1;[.BH34]+[.BI34])))">
            <text:p/>
          </table:table-cell>
          <table:table-cell table:formula="of:=IF([.$A35]&lt;[.BJ$2];&quot;&quot;;IF([.$A35]=[.BJ$2];1;MIN([.$B$1]+1;[.BI34]+[.BJ34])))">
            <text:p/>
          </table:table-cell>
          <table:table-cell table:formula="of:=IF([.$A35]&lt;[.BK$2];&quot;&quot;;IF([.$A35]=[.BK$2];1;MIN([.$B$1]+1;[.BJ34]+[.BK34])))">
            <text:p/>
          </table:table-cell>
          <table:table-cell table:formula="of:=IF([.$A35]&lt;[.BL$2];&quot;&quot;;IF([.$A35]=[.BL$2];1;MIN([.$B$1]+1;[.BK34]+[.BL34])))">
            <text:p/>
          </table:table-cell>
          <table:table-cell table:formula="of:=IF([.$A35]&lt;[.BM$2];&quot;&quot;;IF([.$A35]=[.BM$2];1;MIN([.$B$1]+1;[.BL34]+[.BM34])))">
            <text:p/>
          </table:table-cell>
          <table:table-cell table:formula="of:=IF([.$A35]&lt;[.BN$2];&quot;&quot;;IF([.$A35]=[.BN$2];1;MIN([.$B$1]+1;[.BM34]+[.BN34])))">
            <text:p/>
          </table:table-cell>
          <table:table-cell table:formula="of:=IF([.$A35]&lt;[.BO$2];&quot;&quot;;IF([.$A35]=[.BO$2];1;MIN([.$B$1]+1;[.BN34]+[.BO34])))">
            <text:p/>
          </table:table-cell>
          <table:table-cell table:formula="of:=IF([.$A35]&lt;[.BP$2];&quot;&quot;;IF([.$A35]=[.BP$2];1;MIN([.$B$1]+1;[.BO34]+[.BP34])))">
            <text:p/>
          </table:table-cell>
          <table:table-cell table:formula="of:=IF([.$A35]&lt;[.BQ$2];&quot;&quot;;IF([.$A35]=[.BQ$2];1;MIN([.$B$1]+1;[.BP34]+[.BQ34])))">
            <text:p/>
          </table:table-cell>
          <table:table-cell table:formula="of:=IF([.$A35]&lt;[.BR$2];&quot;&quot;;IF([.$A35]=[.BR$2];1;MIN([.$B$1]+1;[.BQ34]+[.BR34])))">
            <text:p/>
          </table:table-cell>
          <table:table-cell table:formula="of:=IF([.$A35]&lt;[.BS$2];&quot;&quot;;IF([.$A35]=[.BS$2];1;MIN([.$B$1]+1;[.BR34]+[.BS34])))">
            <text:p/>
          </table:table-cell>
          <table:table-cell table:formula="of:=IF([.$A35]&lt;[.BT$2];&quot;&quot;;IF([.$A35]=[.BT$2];1;MIN([.$B$1]+1;[.BS34]+[.BT34])))">
            <text:p/>
          </table:table-cell>
          <table:table-cell table:formula="of:=IF([.$A35]&lt;[.BU$2];&quot;&quot;;IF([.$A35]=[.BU$2];1;MIN([.$B$1]+1;[.BT34]+[.BU34])))">
            <text:p/>
          </table:table-cell>
          <table:table-cell table:formula="of:=IF([.$A35]&lt;[.BV$2];&quot;&quot;;IF([.$A35]=[.BV$2];1;MIN([.$B$1]+1;[.BU34]+[.BV34])))">
            <text:p/>
          </table:table-cell>
          <table:table-cell table:formula="of:=IF([.$A35]&lt;[.BW$2];&quot;&quot;;IF([.$A35]=[.BW$2];1;MIN([.$B$1]+1;[.BV34]+[.BW34])))">
            <text:p/>
          </table:table-cell>
          <table:table-cell table:formula="of:=IF([.$A35]&lt;[.BX$2];&quot;&quot;;IF([.$A35]=[.BX$2];1;MIN([.$B$1]+1;[.BW34]+[.BX34])))">
            <text:p/>
          </table:table-cell>
          <table:table-cell table:formula="of:=IF([.$A35]&lt;[.BY$2];&quot;&quot;;IF([.$A35]=[.BY$2];1;MIN([.$B$1]+1;[.BX34]+[.BY34])))">
            <text:p/>
          </table:table-cell>
          <table:table-cell table:formula="of:=IF([.$A35]&lt;[.BZ$2];&quot;&quot;;IF([.$A35]=[.BZ$2];1;MIN([.$B$1]+1;[.BY34]+[.BZ34])))">
            <text:p/>
          </table:table-cell>
          <table:table-cell table:formula="of:=IF([.$A35]&lt;[.CA$2];&quot;&quot;;IF([.$A35]=[.CA$2];1;MIN([.$B$1]+1;[.BZ34]+[.CA34])))">
            <text:p/>
          </table:table-cell>
          <table:table-cell table:formula="of:=IF([.$A35]&lt;[.CB$2];&quot;&quot;;IF([.$A35]=[.CB$2];1;MIN([.$B$1]+1;[.CA34]+[.CB34])))">
            <text:p/>
          </table:table-cell>
          <table:table-cell table:formula="of:=IF([.$A35]&lt;[.CC$2];&quot;&quot;;IF([.$A35]=[.CC$2];1;MIN([.$B$1]+1;[.CB34]+[.CC34])))">
            <text:p/>
          </table:table-cell>
          <table:table-cell table:formula="of:=IF([.$A35]&lt;[.CD$2];&quot;&quot;;IF([.$A35]=[.CD$2];1;MIN([.$B$1]+1;[.CC34]+[.CD34])))">
            <text:p/>
          </table:table-cell>
          <table:table-cell table:formula="of:=IF([.$A35]&lt;[.CE$2];&quot;&quot;;IF([.$A35]=[.CE$2];1;MIN([.$B$1]+1;[.CD34]+[.CE34])))">
            <text:p/>
          </table:table-cell>
          <table:table-cell table:formula="of:=IF([.$A35]&lt;[.CF$2];&quot;&quot;;IF([.$A35]=[.CF$2];1;MIN([.$B$1]+1;[.CE34]+[.CF34])))">
            <text:p/>
          </table:table-cell>
          <table:table-cell table:formula="of:=IF([.$A35]&lt;[.CG$2];&quot;&quot;;IF([.$A35]=[.CG$2];1;MIN([.$B$1]+1;[.CF34]+[.CG34])))">
            <text:p/>
          </table:table-cell>
          <table:table-cell table:formula="of:=IF([.$A35]&lt;[.CH$2];&quot;&quot;;IF([.$A35]=[.CH$2];1;MIN([.$B$1]+1;[.CG34]+[.CH34])))">
            <text:p/>
          </table:table-cell>
          <table:table-cell table:formula="of:=IF([.$A35]&lt;[.CI$2];&quot;&quot;;IF([.$A35]=[.CI$2];1;MIN([.$B$1]+1;[.CH34]+[.CI34])))">
            <text:p/>
          </table:table-cell>
          <table:table-cell table:formula="of:=IF([.$A35]&lt;[.CJ$2];&quot;&quot;;IF([.$A35]=[.CJ$2];1;MIN([.$B$1]+1;[.CI34]+[.CJ34])))">
            <text:p/>
          </table:table-cell>
          <table:table-cell table:formula="of:=IF([.$A35]&lt;[.CK$2];&quot;&quot;;IF([.$A35]=[.CK$2];1;MIN([.$B$1]+1;[.CJ34]+[.CK34])))">
            <text:p/>
          </table:table-cell>
          <table:table-cell table:formula="of:=IF([.$A35]&lt;[.CL$2];&quot;&quot;;IF([.$A35]=[.CL$2];1;MIN([.$B$1]+1;[.CK34]+[.CL34])))">
            <text:p/>
          </table:table-cell>
          <table:table-cell table:formula="of:=IF([.$A35]&lt;[.CM$2];&quot;&quot;;IF([.$A35]=[.CM$2];1;MIN([.$B$1]+1;[.CL34]+[.CM34])))">
            <text:p/>
          </table:table-cell>
          <table:table-cell table:formula="of:=IF([.$A35]&lt;[.CN$2];&quot;&quot;;IF([.$A35]=[.CN$2];1;MIN([.$B$1]+1;[.CM34]+[.CN34])))">
            <text:p/>
          </table:table-cell>
          <table:table-cell table:formula="of:=IF([.$A35]&lt;[.CO$2];&quot;&quot;;IF([.$A35]=[.CO$2];1;MIN([.$B$1]+1;[.CN34]+[.CO34])))">
            <text:p/>
          </table:table-cell>
          <table:table-cell table:formula="of:=IF([.$A35]&lt;[.CP$2];&quot;&quot;;IF([.$A35]=[.CP$2];1;MIN([.$B$1]+1;[.CO34]+[.CP34])))">
            <text:p/>
          </table:table-cell>
          <table:table-cell table:formula="of:=IF([.$A35]&lt;[.CQ$2];&quot;&quot;;IF([.$A35]=[.CQ$2];1;MIN([.$B$1]+1;[.CP34]+[.CQ34])))">
            <text:p/>
          </table:table-cell>
          <table:table-cell table:formula="of:=IF([.$A35]&lt;[.CR$2];&quot;&quot;;IF([.$A35]=[.CR$2];1;MIN([.$B$1]+1;[.CQ34]+[.CR34])))">
            <text:p/>
          </table:table-cell>
          <table:table-cell table:formula="of:=IF([.$A35]&lt;[.CS$2];&quot;&quot;;IF([.$A35]=[.CS$2];1;MIN([.$B$1]+1;[.CR34]+[.CS34])))">
            <text:p/>
          </table:table-cell>
          <table:table-cell table:formula="of:=IF([.$A35]&lt;[.CT$2];&quot;&quot;;IF([.$A35]=[.CT$2];1;MIN([.$B$1]+1;[.CS34]+[.CT34])))">
            <text:p/>
          </table:table-cell>
          <table:table-cell table:formula="of:=IF([.$A35]&lt;[.CU$2];&quot;&quot;;IF([.$A35]=[.CU$2];1;MIN([.$B$1]+1;[.CT34]+[.CU34])))">
            <text:p/>
          </table:table-cell>
          <table:table-cell table:formula="of:=IF([.$A35]&lt;[.CV$2];&quot;&quot;;IF([.$A35]=[.CV$2];1;MIN([.$B$1]+1;[.CU34]+[.CV34])))">
            <text:p/>
          </table:table-cell>
          <table:table-cell table:formula="of:=IF([.$A35]&lt;[.CW$2];&quot;&quot;;IF([.$A35]=[.CW$2];1;MIN([.$B$1]+1;[.CV34]+[.CW34])))">
            <text:p/>
          </table:table-cell>
          <table:table-cell table:formula="of:=IF([.$A35]&lt;[.CX$2];&quot;&quot;;IF([.$A35]=[.CX$2];1;MIN([.$B$1]+1;[.CW34]+[.CX34])))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IF([.$A36]&lt;[.C$2];&quot;&quot;;IF([.$A36]=[.C$2];1;MIN([.$B$1]+1;[.B35]+[.C35])))" office:value-type="float" office:value="33" calcext:value-type="float">
            <text:p>33</text:p>
          </table:table-cell>
          <table:table-cell table:formula="of:=IF([.$A36]&lt;[.D$2];&quot;&quot;;IF([.$A36]=[.D$2];1;MIN([.$B$1]+1;[.C35]+[.D35])))" office:value-type="float" office:value="528" calcext:value-type="float">
            <text:p>528</text:p>
          </table:table-cell>
          <table:table-cell table:formula="of:=IF([.$A36]&lt;[.E$2];&quot;&quot;;IF([.$A36]=[.E$2];1;MIN([.$B$1]+1;[.D35]+[.E35])))" office:value-type="float" office:value="5456" calcext:value-type="float">
            <text:p>5456</text:p>
          </table:table-cell>
          <table:table-cell table:formula="of:=IF([.$A36]&lt;[.F$2];&quot;&quot;;IF([.$A36]=[.F$2];1;MIN([.$B$1]+1;[.E35]+[.F35])))" office:value-type="float" office:value="40920" calcext:value-type="float">
            <text:p>40920</text:p>
          </table:table-cell>
          <table:table-cell table:formula="of:=IF([.$A36]&lt;[.G$2];&quot;&quot;;IF([.$A36]=[.G$2];1;MIN([.$B$1]+1;[.F35]+[.G35])))" office:value-type="float" office:value="237336" calcext:value-type="float">
            <text:p>237336</text:p>
          </table:table-cell>
          <table:table-cell table:formula="of:=IF([.$A36]&lt;[.H$2];&quot;&quot;;IF([.$A36]=[.H$2];1;MIN([.$B$1]+1;[.G35]+[.H35])))" office:value-type="float" office:value="1000001" calcext:value-type="float">
            <text:p>1000001</text:p>
          </table:table-cell>
          <table:table-cell table:formula="of:=IF([.$A36]&lt;[.I$2];&quot;&quot;;IF([.$A36]=[.I$2];1;MIN([.$B$1]+1;[.H35]+[.I35])))" office:value-type="float" office:value="1000001" calcext:value-type="float">
            <text:p>1000001</text:p>
          </table:table-cell>
          <table:table-cell table:formula="of:=IF([.$A36]&lt;[.J$2];&quot;&quot;;IF([.$A36]=[.J$2];1;MIN([.$B$1]+1;[.I35]+[.J35])))" office:value-type="float" office:value="1000001" calcext:value-type="float">
            <text:p>1000001</text:p>
          </table:table-cell>
          <table:table-cell table:formula="of:=IF([.$A36]&lt;[.K$2];&quot;&quot;;IF([.$A36]=[.K$2];1;MIN([.$B$1]+1;[.J35]+[.K35])))" office:value-type="float" office:value="1000001" calcext:value-type="float">
            <text:p>1000001</text:p>
          </table:table-cell>
          <table:table-cell table:formula="of:=IF([.$A36]&lt;[.L$2];&quot;&quot;;IF([.$A36]=[.L$2];1;MIN([.$B$1]+1;[.K35]+[.L35])))" office:value-type="float" office:value="1000001" calcext:value-type="float">
            <text:p>1000001</text:p>
          </table:table-cell>
          <table:table-cell table:formula="of:=IF([.$A36]&lt;[.M$2];&quot;&quot;;IF([.$A36]=[.M$2];1;MIN([.$B$1]+1;[.L35]+[.M35])))" office:value-type="float" office:value="1000001" calcext:value-type="float">
            <text:p>1000001</text:p>
          </table:table-cell>
          <table:table-cell table:formula="of:=IF([.$A36]&lt;[.N$2];&quot;&quot;;IF([.$A36]=[.N$2];1;MIN([.$B$1]+1;[.M35]+[.N35])))" office:value-type="float" office:value="1000001" calcext:value-type="float">
            <text:p>1000001</text:p>
          </table:table-cell>
          <table:table-cell table:formula="of:=IF([.$A36]&lt;[.O$2];&quot;&quot;;IF([.$A36]=[.O$2];1;MIN([.$B$1]+1;[.N35]+[.O35])))" office:value-type="float" office:value="1000001" calcext:value-type="float">
            <text:p>1000001</text:p>
          </table:table-cell>
          <table:table-cell table:formula="of:=IF([.$A36]&lt;[.P$2];&quot;&quot;;IF([.$A36]=[.P$2];1;MIN([.$B$1]+1;[.O35]+[.P35])))" office:value-type="float" office:value="1000001" calcext:value-type="float">
            <text:p>1000001</text:p>
          </table:table-cell>
          <table:table-cell table:formula="of:=IF([.$A36]&lt;[.Q$2];&quot;&quot;;IF([.$A36]=[.Q$2];1;MIN([.$B$1]+1;[.P35]+[.Q35])))" office:value-type="float" office:value="1000001" calcext:value-type="float">
            <text:p>1000001</text:p>
          </table:table-cell>
          <table:table-cell table:formula="of:=IF([.$A36]&lt;[.R$2];&quot;&quot;;IF([.$A36]=[.R$2];1;MIN([.$B$1]+1;[.Q35]+[.R35])))" office:value-type="float" office:value="1000001" calcext:value-type="float">
            <text:p>1000001</text:p>
          </table:table-cell>
          <table:table-cell table:formula="of:=IF([.$A36]&lt;[.S$2];&quot;&quot;;IF([.$A36]=[.S$2];1;MIN([.$B$1]+1;[.R35]+[.S35])))" office:value-type="float" office:value="1000001" calcext:value-type="float">
            <text:p>1000001</text:p>
          </table:table-cell>
          <table:table-cell table:formula="of:=IF([.$A36]&lt;[.T$2];&quot;&quot;;IF([.$A36]=[.T$2];1;MIN([.$B$1]+1;[.S35]+[.T35])))" office:value-type="float" office:value="1000001" calcext:value-type="float">
            <text:p>1000001</text:p>
          </table:table-cell>
          <table:table-cell table:formula="of:=IF([.$A36]&lt;[.U$2];&quot;&quot;;IF([.$A36]=[.U$2];1;MIN([.$B$1]+1;[.T35]+[.U35])))" office:value-type="float" office:value="1000001" calcext:value-type="float">
            <text:p>1000001</text:p>
          </table:table-cell>
          <table:table-cell table:formula="of:=IF([.$A36]&lt;[.V$2];&quot;&quot;;IF([.$A36]=[.V$2];1;MIN([.$B$1]+1;[.U35]+[.V35])))" office:value-type="float" office:value="1000001" calcext:value-type="float">
            <text:p>1000001</text:p>
          </table:table-cell>
          <table:table-cell table:formula="of:=IF([.$A36]&lt;[.W$2];&quot;&quot;;IF([.$A36]=[.W$2];1;MIN([.$B$1]+1;[.V35]+[.W35])))" office:value-type="float" office:value="1000001" calcext:value-type="float">
            <text:p>1000001</text:p>
          </table:table-cell>
          <table:table-cell table:formula="of:=IF([.$A36]&lt;[.X$2];&quot;&quot;;IF([.$A36]=[.X$2];1;MIN([.$B$1]+1;[.W35]+[.X35])))" office:value-type="float" office:value="1000001" calcext:value-type="float">
            <text:p>1000001</text:p>
          </table:table-cell>
          <table:table-cell table:formula="of:=IF([.$A36]&lt;[.Y$2];&quot;&quot;;IF([.$A36]=[.Y$2];1;MIN([.$B$1]+1;[.X35]+[.Y35])))" office:value-type="float" office:value="1000001" calcext:value-type="float">
            <text:p>1000001</text:p>
          </table:table-cell>
          <table:table-cell table:formula="of:=IF([.$A36]&lt;[.Z$2];&quot;&quot;;IF([.$A36]=[.Z$2];1;MIN([.$B$1]+1;[.Y35]+[.Z35])))" office:value-type="float" office:value="1000001" calcext:value-type="float">
            <text:p>1000001</text:p>
          </table:table-cell>
          <table:table-cell table:formula="of:=IF([.$A36]&lt;[.AA$2];&quot;&quot;;IF([.$A36]=[.AA$2];1;MIN([.$B$1]+1;[.Z35]+[.AA35])))" office:value-type="float" office:value="1000001" calcext:value-type="float">
            <text:p>1000001</text:p>
          </table:table-cell>
          <table:table-cell table:formula="of:=IF([.$A36]&lt;[.AB$2];&quot;&quot;;IF([.$A36]=[.AB$2];1;MIN([.$B$1]+1;[.AA35]+[.AB35])))" office:value-type="float" office:value="1000001" calcext:value-type="float">
            <text:p>1000001</text:p>
          </table:table-cell>
          <table:table-cell table:formula="of:=IF([.$A36]&lt;[.AC$2];&quot;&quot;;IF([.$A36]=[.AC$2];1;MIN([.$B$1]+1;[.AB35]+[.AC35])))" office:value-type="float" office:value="1000001" calcext:value-type="float">
            <text:p>1000001</text:p>
          </table:table-cell>
          <table:table-cell table:formula="of:=IF([.$A36]&lt;[.AD$2];&quot;&quot;;IF([.$A36]=[.AD$2];1;MIN([.$B$1]+1;[.AC35]+[.AD35])))" office:value-type="float" office:value="237336" calcext:value-type="float">
            <text:p>237336</text:p>
          </table:table-cell>
          <table:table-cell table:formula="of:=IF([.$A36]&lt;[.AE$2];&quot;&quot;;IF([.$A36]=[.AE$2];1;MIN([.$B$1]+1;[.AD35]+[.AE35])))" office:value-type="float" office:value="40920" calcext:value-type="float">
            <text:p>40920</text:p>
          </table:table-cell>
          <table:table-cell table:formula="of:=IF([.$A36]&lt;[.AF$2];&quot;&quot;;IF([.$A36]=[.AF$2];1;MIN([.$B$1]+1;[.AE35]+[.AF35])))" office:value-type="float" office:value="5456" calcext:value-type="float">
            <text:p>5456</text:p>
          </table:table-cell>
          <table:table-cell table:formula="of:=IF([.$A36]&lt;[.AG$2];&quot;&quot;;IF([.$A36]=[.AG$2];1;MIN([.$B$1]+1;[.AF35]+[.AG35])))" office:value-type="float" office:value="528" calcext:value-type="float">
            <text:p>528</text:p>
          </table:table-cell>
          <table:table-cell table:formula="of:=IF([.$A36]&lt;[.AH$2];&quot;&quot;;IF([.$A36]=[.AH$2];1;MIN([.$B$1]+1;[.AG35]+[.AH35])))" office:value-type="float" office:value="33" calcext:value-type="float">
            <text:p>33</text:p>
          </table:table-cell>
          <table:table-cell table:formula="of:=IF([.$A36]&lt;[.AI$2];&quot;&quot;;IF([.$A36]=[.AI$2];1;MIN([.$B$1]+1;[.AH35]+[.AI35])))" office:value-type="float" office:value="1" calcext:value-type="float">
            <text:p>1</text:p>
          </table:table-cell>
          <table:table-cell table:formula="of:=IF([.$A36]&lt;[.AJ$2];&quot;&quot;;IF([.$A36]=[.AJ$2];1;MIN([.$B$1]+1;[.AI35]+[.AJ35])))">
            <text:p/>
          </table:table-cell>
          <table:table-cell table:formula="of:=IF([.$A36]&lt;[.AK$2];&quot;&quot;;IF([.$A36]=[.AK$2];1;MIN([.$B$1]+1;[.AJ35]+[.AK35])))">
            <text:p/>
          </table:table-cell>
          <table:table-cell table:formula="of:=IF([.$A36]&lt;[.AL$2];&quot;&quot;;IF([.$A36]=[.AL$2];1;MIN([.$B$1]+1;[.AK35]+[.AL35])))">
            <text:p/>
          </table:table-cell>
          <table:table-cell table:formula="of:=IF([.$A36]&lt;[.AM$2];&quot;&quot;;IF([.$A36]=[.AM$2];1;MIN([.$B$1]+1;[.AL35]+[.AM35])))">
            <text:p/>
          </table:table-cell>
          <table:table-cell table:formula="of:=IF([.$A36]&lt;[.AN$2];&quot;&quot;;IF([.$A36]=[.AN$2];1;MIN([.$B$1]+1;[.AM35]+[.AN35])))">
            <text:p/>
          </table:table-cell>
          <table:table-cell table:formula="of:=IF([.$A36]&lt;[.AO$2];&quot;&quot;;IF([.$A36]=[.AO$2];1;MIN([.$B$1]+1;[.AN35]+[.AO35])))">
            <text:p/>
          </table:table-cell>
          <table:table-cell table:formula="of:=IF([.$A36]&lt;[.AP$2];&quot;&quot;;IF([.$A36]=[.AP$2];1;MIN([.$B$1]+1;[.AO35]+[.AP35])))">
            <text:p/>
          </table:table-cell>
          <table:table-cell table:formula="of:=IF([.$A36]&lt;[.AQ$2];&quot;&quot;;IF([.$A36]=[.AQ$2];1;MIN([.$B$1]+1;[.AP35]+[.AQ35])))">
            <text:p/>
          </table:table-cell>
          <table:table-cell table:formula="of:=IF([.$A36]&lt;[.AR$2];&quot;&quot;;IF([.$A36]=[.AR$2];1;MIN([.$B$1]+1;[.AQ35]+[.AR35])))">
            <text:p/>
          </table:table-cell>
          <table:table-cell table:formula="of:=IF([.$A36]&lt;[.AS$2];&quot;&quot;;IF([.$A36]=[.AS$2];1;MIN([.$B$1]+1;[.AR35]+[.AS35])))">
            <text:p/>
          </table:table-cell>
          <table:table-cell table:formula="of:=IF([.$A36]&lt;[.AT$2];&quot;&quot;;IF([.$A36]=[.AT$2];1;MIN([.$B$1]+1;[.AS35]+[.AT35])))">
            <text:p/>
          </table:table-cell>
          <table:table-cell table:formula="of:=IF([.$A36]&lt;[.AU$2];&quot;&quot;;IF([.$A36]=[.AU$2];1;MIN([.$B$1]+1;[.AT35]+[.AU35])))">
            <text:p/>
          </table:table-cell>
          <table:table-cell table:formula="of:=IF([.$A36]&lt;[.AV$2];&quot;&quot;;IF([.$A36]=[.AV$2];1;MIN([.$B$1]+1;[.AU35]+[.AV35])))">
            <text:p/>
          </table:table-cell>
          <table:table-cell table:formula="of:=IF([.$A36]&lt;[.AW$2];&quot;&quot;;IF([.$A36]=[.AW$2];1;MIN([.$B$1]+1;[.AV35]+[.AW35])))">
            <text:p/>
          </table:table-cell>
          <table:table-cell table:formula="of:=IF([.$A36]&lt;[.AX$2];&quot;&quot;;IF([.$A36]=[.AX$2];1;MIN([.$B$1]+1;[.AW35]+[.AX35])))">
            <text:p/>
          </table:table-cell>
          <table:table-cell table:formula="of:=IF([.$A36]&lt;[.AY$2];&quot;&quot;;IF([.$A36]=[.AY$2];1;MIN([.$B$1]+1;[.AX35]+[.AY35])))">
            <text:p/>
          </table:table-cell>
          <table:table-cell table:formula="of:=IF([.$A36]&lt;[.AZ$2];&quot;&quot;;IF([.$A36]=[.AZ$2];1;MIN([.$B$1]+1;[.AY35]+[.AZ35])))">
            <text:p/>
          </table:table-cell>
          <table:table-cell table:formula="of:=IF([.$A36]&lt;[.BA$2];&quot;&quot;;IF([.$A36]=[.BA$2];1;MIN([.$B$1]+1;[.AZ35]+[.BA35])))">
            <text:p/>
          </table:table-cell>
          <table:table-cell table:formula="of:=IF([.$A36]&lt;[.BB$2];&quot;&quot;;IF([.$A36]=[.BB$2];1;MIN([.$B$1]+1;[.BA35]+[.BB35])))">
            <text:p/>
          </table:table-cell>
          <table:table-cell table:formula="of:=IF([.$A36]&lt;[.BC$2];&quot;&quot;;IF([.$A36]=[.BC$2];1;MIN([.$B$1]+1;[.BB35]+[.BC35])))">
            <text:p/>
          </table:table-cell>
          <table:table-cell table:formula="of:=IF([.$A36]&lt;[.BD$2];&quot;&quot;;IF([.$A36]=[.BD$2];1;MIN([.$B$1]+1;[.BC35]+[.BD35])))">
            <text:p/>
          </table:table-cell>
          <table:table-cell table:formula="of:=IF([.$A36]&lt;[.BE$2];&quot;&quot;;IF([.$A36]=[.BE$2];1;MIN([.$B$1]+1;[.BD35]+[.BE35])))">
            <text:p/>
          </table:table-cell>
          <table:table-cell table:formula="of:=IF([.$A36]&lt;[.BF$2];&quot;&quot;;IF([.$A36]=[.BF$2];1;MIN([.$B$1]+1;[.BE35]+[.BF35])))">
            <text:p/>
          </table:table-cell>
          <table:table-cell table:formula="of:=IF([.$A36]&lt;[.BG$2];&quot;&quot;;IF([.$A36]=[.BG$2];1;MIN([.$B$1]+1;[.BF35]+[.BG35])))">
            <text:p/>
          </table:table-cell>
          <table:table-cell table:formula="of:=IF([.$A36]&lt;[.BH$2];&quot;&quot;;IF([.$A36]=[.BH$2];1;MIN([.$B$1]+1;[.BG35]+[.BH35])))">
            <text:p/>
          </table:table-cell>
          <table:table-cell table:formula="of:=IF([.$A36]&lt;[.BI$2];&quot;&quot;;IF([.$A36]=[.BI$2];1;MIN([.$B$1]+1;[.BH35]+[.BI35])))">
            <text:p/>
          </table:table-cell>
          <table:table-cell table:formula="of:=IF([.$A36]&lt;[.BJ$2];&quot;&quot;;IF([.$A36]=[.BJ$2];1;MIN([.$B$1]+1;[.BI35]+[.BJ35])))">
            <text:p/>
          </table:table-cell>
          <table:table-cell table:formula="of:=IF([.$A36]&lt;[.BK$2];&quot;&quot;;IF([.$A36]=[.BK$2];1;MIN([.$B$1]+1;[.BJ35]+[.BK35])))">
            <text:p/>
          </table:table-cell>
          <table:table-cell table:formula="of:=IF([.$A36]&lt;[.BL$2];&quot;&quot;;IF([.$A36]=[.BL$2];1;MIN([.$B$1]+1;[.BK35]+[.BL35])))">
            <text:p/>
          </table:table-cell>
          <table:table-cell table:formula="of:=IF([.$A36]&lt;[.BM$2];&quot;&quot;;IF([.$A36]=[.BM$2];1;MIN([.$B$1]+1;[.BL35]+[.BM35])))">
            <text:p/>
          </table:table-cell>
          <table:table-cell table:formula="of:=IF([.$A36]&lt;[.BN$2];&quot;&quot;;IF([.$A36]=[.BN$2];1;MIN([.$B$1]+1;[.BM35]+[.BN35])))">
            <text:p/>
          </table:table-cell>
          <table:table-cell table:formula="of:=IF([.$A36]&lt;[.BO$2];&quot;&quot;;IF([.$A36]=[.BO$2];1;MIN([.$B$1]+1;[.BN35]+[.BO35])))">
            <text:p/>
          </table:table-cell>
          <table:table-cell table:formula="of:=IF([.$A36]&lt;[.BP$2];&quot;&quot;;IF([.$A36]=[.BP$2];1;MIN([.$B$1]+1;[.BO35]+[.BP35])))">
            <text:p/>
          </table:table-cell>
          <table:table-cell table:formula="of:=IF([.$A36]&lt;[.BQ$2];&quot;&quot;;IF([.$A36]=[.BQ$2];1;MIN([.$B$1]+1;[.BP35]+[.BQ35])))">
            <text:p/>
          </table:table-cell>
          <table:table-cell table:formula="of:=IF([.$A36]&lt;[.BR$2];&quot;&quot;;IF([.$A36]=[.BR$2];1;MIN([.$B$1]+1;[.BQ35]+[.BR35])))">
            <text:p/>
          </table:table-cell>
          <table:table-cell table:formula="of:=IF([.$A36]&lt;[.BS$2];&quot;&quot;;IF([.$A36]=[.BS$2];1;MIN([.$B$1]+1;[.BR35]+[.BS35])))">
            <text:p/>
          </table:table-cell>
          <table:table-cell table:formula="of:=IF([.$A36]&lt;[.BT$2];&quot;&quot;;IF([.$A36]=[.BT$2];1;MIN([.$B$1]+1;[.BS35]+[.BT35])))">
            <text:p/>
          </table:table-cell>
          <table:table-cell table:formula="of:=IF([.$A36]&lt;[.BU$2];&quot;&quot;;IF([.$A36]=[.BU$2];1;MIN([.$B$1]+1;[.BT35]+[.BU35])))">
            <text:p/>
          </table:table-cell>
          <table:table-cell table:formula="of:=IF([.$A36]&lt;[.BV$2];&quot;&quot;;IF([.$A36]=[.BV$2];1;MIN([.$B$1]+1;[.BU35]+[.BV35])))">
            <text:p/>
          </table:table-cell>
          <table:table-cell table:formula="of:=IF([.$A36]&lt;[.BW$2];&quot;&quot;;IF([.$A36]=[.BW$2];1;MIN([.$B$1]+1;[.BV35]+[.BW35])))">
            <text:p/>
          </table:table-cell>
          <table:table-cell table:formula="of:=IF([.$A36]&lt;[.BX$2];&quot;&quot;;IF([.$A36]=[.BX$2];1;MIN([.$B$1]+1;[.BW35]+[.BX35])))">
            <text:p/>
          </table:table-cell>
          <table:table-cell table:formula="of:=IF([.$A36]&lt;[.BY$2];&quot;&quot;;IF([.$A36]=[.BY$2];1;MIN([.$B$1]+1;[.BX35]+[.BY35])))">
            <text:p/>
          </table:table-cell>
          <table:table-cell table:formula="of:=IF([.$A36]&lt;[.BZ$2];&quot;&quot;;IF([.$A36]=[.BZ$2];1;MIN([.$B$1]+1;[.BY35]+[.BZ35])))">
            <text:p/>
          </table:table-cell>
          <table:table-cell table:formula="of:=IF([.$A36]&lt;[.CA$2];&quot;&quot;;IF([.$A36]=[.CA$2];1;MIN([.$B$1]+1;[.BZ35]+[.CA35])))">
            <text:p/>
          </table:table-cell>
          <table:table-cell table:formula="of:=IF([.$A36]&lt;[.CB$2];&quot;&quot;;IF([.$A36]=[.CB$2];1;MIN([.$B$1]+1;[.CA35]+[.CB35])))">
            <text:p/>
          </table:table-cell>
          <table:table-cell table:formula="of:=IF([.$A36]&lt;[.CC$2];&quot;&quot;;IF([.$A36]=[.CC$2];1;MIN([.$B$1]+1;[.CB35]+[.CC35])))">
            <text:p/>
          </table:table-cell>
          <table:table-cell table:formula="of:=IF([.$A36]&lt;[.CD$2];&quot;&quot;;IF([.$A36]=[.CD$2];1;MIN([.$B$1]+1;[.CC35]+[.CD35])))">
            <text:p/>
          </table:table-cell>
          <table:table-cell table:formula="of:=IF([.$A36]&lt;[.CE$2];&quot;&quot;;IF([.$A36]=[.CE$2];1;MIN([.$B$1]+1;[.CD35]+[.CE35])))">
            <text:p/>
          </table:table-cell>
          <table:table-cell table:formula="of:=IF([.$A36]&lt;[.CF$2];&quot;&quot;;IF([.$A36]=[.CF$2];1;MIN([.$B$1]+1;[.CE35]+[.CF35])))">
            <text:p/>
          </table:table-cell>
          <table:table-cell table:formula="of:=IF([.$A36]&lt;[.CG$2];&quot;&quot;;IF([.$A36]=[.CG$2];1;MIN([.$B$1]+1;[.CF35]+[.CG35])))">
            <text:p/>
          </table:table-cell>
          <table:table-cell table:formula="of:=IF([.$A36]&lt;[.CH$2];&quot;&quot;;IF([.$A36]=[.CH$2];1;MIN([.$B$1]+1;[.CG35]+[.CH35])))">
            <text:p/>
          </table:table-cell>
          <table:table-cell table:formula="of:=IF([.$A36]&lt;[.CI$2];&quot;&quot;;IF([.$A36]=[.CI$2];1;MIN([.$B$1]+1;[.CH35]+[.CI35])))">
            <text:p/>
          </table:table-cell>
          <table:table-cell table:formula="of:=IF([.$A36]&lt;[.CJ$2];&quot;&quot;;IF([.$A36]=[.CJ$2];1;MIN([.$B$1]+1;[.CI35]+[.CJ35])))">
            <text:p/>
          </table:table-cell>
          <table:table-cell table:formula="of:=IF([.$A36]&lt;[.CK$2];&quot;&quot;;IF([.$A36]=[.CK$2];1;MIN([.$B$1]+1;[.CJ35]+[.CK35])))">
            <text:p/>
          </table:table-cell>
          <table:table-cell table:formula="of:=IF([.$A36]&lt;[.CL$2];&quot;&quot;;IF([.$A36]=[.CL$2];1;MIN([.$B$1]+1;[.CK35]+[.CL35])))">
            <text:p/>
          </table:table-cell>
          <table:table-cell table:formula="of:=IF([.$A36]&lt;[.CM$2];&quot;&quot;;IF([.$A36]=[.CM$2];1;MIN([.$B$1]+1;[.CL35]+[.CM35])))">
            <text:p/>
          </table:table-cell>
          <table:table-cell table:formula="of:=IF([.$A36]&lt;[.CN$2];&quot;&quot;;IF([.$A36]=[.CN$2];1;MIN([.$B$1]+1;[.CM35]+[.CN35])))">
            <text:p/>
          </table:table-cell>
          <table:table-cell table:formula="of:=IF([.$A36]&lt;[.CO$2];&quot;&quot;;IF([.$A36]=[.CO$2];1;MIN([.$B$1]+1;[.CN35]+[.CO35])))">
            <text:p/>
          </table:table-cell>
          <table:table-cell table:formula="of:=IF([.$A36]&lt;[.CP$2];&quot;&quot;;IF([.$A36]=[.CP$2];1;MIN([.$B$1]+1;[.CO35]+[.CP35])))">
            <text:p/>
          </table:table-cell>
          <table:table-cell table:formula="of:=IF([.$A36]&lt;[.CQ$2];&quot;&quot;;IF([.$A36]=[.CQ$2];1;MIN([.$B$1]+1;[.CP35]+[.CQ35])))">
            <text:p/>
          </table:table-cell>
          <table:table-cell table:formula="of:=IF([.$A36]&lt;[.CR$2];&quot;&quot;;IF([.$A36]=[.CR$2];1;MIN([.$B$1]+1;[.CQ35]+[.CR35])))">
            <text:p/>
          </table:table-cell>
          <table:table-cell table:formula="of:=IF([.$A36]&lt;[.CS$2];&quot;&quot;;IF([.$A36]=[.CS$2];1;MIN([.$B$1]+1;[.CR35]+[.CS35])))">
            <text:p/>
          </table:table-cell>
          <table:table-cell table:formula="of:=IF([.$A36]&lt;[.CT$2];&quot;&quot;;IF([.$A36]=[.CT$2];1;MIN([.$B$1]+1;[.CS35]+[.CT35])))">
            <text:p/>
          </table:table-cell>
          <table:table-cell table:formula="of:=IF([.$A36]&lt;[.CU$2];&quot;&quot;;IF([.$A36]=[.CU$2];1;MIN([.$B$1]+1;[.CT35]+[.CU35])))">
            <text:p/>
          </table:table-cell>
          <table:table-cell table:formula="of:=IF([.$A36]&lt;[.CV$2];&quot;&quot;;IF([.$A36]=[.CV$2];1;MIN([.$B$1]+1;[.CU35]+[.CV35])))">
            <text:p/>
          </table:table-cell>
          <table:table-cell table:formula="of:=IF([.$A36]&lt;[.CW$2];&quot;&quot;;IF([.$A36]=[.CW$2];1;MIN([.$B$1]+1;[.CV35]+[.CW35])))">
            <text:p/>
          </table:table-cell>
          <table:table-cell table:formula="of:=IF([.$A36]&lt;[.CX$2];&quot;&quot;;IF([.$A36]=[.CX$2];1;MIN([.$B$1]+1;[.CW35]+[.CX35])))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.$A37]&lt;[.C$2];&quot;&quot;;IF([.$A37]=[.C$2];1;MIN([.$B$1]+1;[.B36]+[.C36])))" office:value-type="float" office:value="34" calcext:value-type="float">
            <text:p>34</text:p>
          </table:table-cell>
          <table:table-cell table:formula="of:=IF([.$A37]&lt;[.D$2];&quot;&quot;;IF([.$A37]=[.D$2];1;MIN([.$B$1]+1;[.C36]+[.D36])))" office:value-type="float" office:value="561" calcext:value-type="float">
            <text:p>561</text:p>
          </table:table-cell>
          <table:table-cell table:formula="of:=IF([.$A37]&lt;[.E$2];&quot;&quot;;IF([.$A37]=[.E$2];1;MIN([.$B$1]+1;[.D36]+[.E36])))" office:value-type="float" office:value="5984" calcext:value-type="float">
            <text:p>5984</text:p>
          </table:table-cell>
          <table:table-cell table:formula="of:=IF([.$A37]&lt;[.F$2];&quot;&quot;;IF([.$A37]=[.F$2];1;MIN([.$B$1]+1;[.E36]+[.F36])))" office:value-type="float" office:value="46376" calcext:value-type="float">
            <text:p>46376</text:p>
          </table:table-cell>
          <table:table-cell table:formula="of:=IF([.$A37]&lt;[.G$2];&quot;&quot;;IF([.$A37]=[.G$2];1;MIN([.$B$1]+1;[.F36]+[.G36])))" office:value-type="float" office:value="278256" calcext:value-type="float">
            <text:p>278256</text:p>
          </table:table-cell>
          <table:table-cell table:formula="of:=IF([.$A37]&lt;[.H$2];&quot;&quot;;IF([.$A37]=[.H$2];1;MIN([.$B$1]+1;[.G36]+[.H36])))" office:value-type="float" office:value="1000001" calcext:value-type="float">
            <text:p>1000001</text:p>
          </table:table-cell>
          <table:table-cell table:formula="of:=IF([.$A37]&lt;[.I$2];&quot;&quot;;IF([.$A37]=[.I$2];1;MIN([.$B$1]+1;[.H36]+[.I36])))" office:value-type="float" office:value="1000001" calcext:value-type="float">
            <text:p>1000001</text:p>
          </table:table-cell>
          <table:table-cell table:formula="of:=IF([.$A37]&lt;[.J$2];&quot;&quot;;IF([.$A37]=[.J$2];1;MIN([.$B$1]+1;[.I36]+[.J36])))" office:value-type="float" office:value="1000001" calcext:value-type="float">
            <text:p>1000001</text:p>
          </table:table-cell>
          <table:table-cell table:formula="of:=IF([.$A37]&lt;[.K$2];&quot;&quot;;IF([.$A37]=[.K$2];1;MIN([.$B$1]+1;[.J36]+[.K36])))" office:value-type="float" office:value="1000001" calcext:value-type="float">
            <text:p>1000001</text:p>
          </table:table-cell>
          <table:table-cell table:formula="of:=IF([.$A37]&lt;[.L$2];&quot;&quot;;IF([.$A37]=[.L$2];1;MIN([.$B$1]+1;[.K36]+[.L36])))" office:value-type="float" office:value="1000001" calcext:value-type="float">
            <text:p>1000001</text:p>
          </table:table-cell>
          <table:table-cell table:formula="of:=IF([.$A37]&lt;[.M$2];&quot;&quot;;IF([.$A37]=[.M$2];1;MIN([.$B$1]+1;[.L36]+[.M36])))" office:value-type="float" office:value="1000001" calcext:value-type="float">
            <text:p>1000001</text:p>
          </table:table-cell>
          <table:table-cell table:formula="of:=IF([.$A37]&lt;[.N$2];&quot;&quot;;IF([.$A37]=[.N$2];1;MIN([.$B$1]+1;[.M36]+[.N36])))" office:value-type="float" office:value="1000001" calcext:value-type="float">
            <text:p>1000001</text:p>
          </table:table-cell>
          <table:table-cell table:formula="of:=IF([.$A37]&lt;[.O$2];&quot;&quot;;IF([.$A37]=[.O$2];1;MIN([.$B$1]+1;[.N36]+[.O36])))" office:value-type="float" office:value="1000001" calcext:value-type="float">
            <text:p>1000001</text:p>
          </table:table-cell>
          <table:table-cell table:formula="of:=IF([.$A37]&lt;[.P$2];&quot;&quot;;IF([.$A37]=[.P$2];1;MIN([.$B$1]+1;[.O36]+[.P36])))" office:value-type="float" office:value="1000001" calcext:value-type="float">
            <text:p>1000001</text:p>
          </table:table-cell>
          <table:table-cell table:formula="of:=IF([.$A37]&lt;[.Q$2];&quot;&quot;;IF([.$A37]=[.Q$2];1;MIN([.$B$1]+1;[.P36]+[.Q36])))" office:value-type="float" office:value="1000001" calcext:value-type="float">
            <text:p>1000001</text:p>
          </table:table-cell>
          <table:table-cell table:formula="of:=IF([.$A37]&lt;[.R$2];&quot;&quot;;IF([.$A37]=[.R$2];1;MIN([.$B$1]+1;[.Q36]+[.R36])))" office:value-type="float" office:value="1000001" calcext:value-type="float">
            <text:p>1000001</text:p>
          </table:table-cell>
          <table:table-cell table:formula="of:=IF([.$A37]&lt;[.S$2];&quot;&quot;;IF([.$A37]=[.S$2];1;MIN([.$B$1]+1;[.R36]+[.S36])))" office:value-type="float" office:value="1000001" calcext:value-type="float">
            <text:p>1000001</text:p>
          </table:table-cell>
          <table:table-cell table:formula="of:=IF([.$A37]&lt;[.T$2];&quot;&quot;;IF([.$A37]=[.T$2];1;MIN([.$B$1]+1;[.S36]+[.T36])))" office:value-type="float" office:value="1000001" calcext:value-type="float">
            <text:p>1000001</text:p>
          </table:table-cell>
          <table:table-cell table:formula="of:=IF([.$A37]&lt;[.U$2];&quot;&quot;;IF([.$A37]=[.U$2];1;MIN([.$B$1]+1;[.T36]+[.U36])))" office:value-type="float" office:value="1000001" calcext:value-type="float">
            <text:p>1000001</text:p>
          </table:table-cell>
          <table:table-cell table:formula="of:=IF([.$A37]&lt;[.V$2];&quot;&quot;;IF([.$A37]=[.V$2];1;MIN([.$B$1]+1;[.U36]+[.V36])))" office:value-type="float" office:value="1000001" calcext:value-type="float">
            <text:p>1000001</text:p>
          </table:table-cell>
          <table:table-cell table:formula="of:=IF([.$A37]&lt;[.W$2];&quot;&quot;;IF([.$A37]=[.W$2];1;MIN([.$B$1]+1;[.V36]+[.W36])))" office:value-type="float" office:value="1000001" calcext:value-type="float">
            <text:p>1000001</text:p>
          </table:table-cell>
          <table:table-cell table:formula="of:=IF([.$A37]&lt;[.X$2];&quot;&quot;;IF([.$A37]=[.X$2];1;MIN([.$B$1]+1;[.W36]+[.X36])))" office:value-type="float" office:value="1000001" calcext:value-type="float">
            <text:p>1000001</text:p>
          </table:table-cell>
          <table:table-cell table:formula="of:=IF([.$A37]&lt;[.Y$2];&quot;&quot;;IF([.$A37]=[.Y$2];1;MIN([.$B$1]+1;[.X36]+[.Y36])))" office:value-type="float" office:value="1000001" calcext:value-type="float">
            <text:p>1000001</text:p>
          </table:table-cell>
          <table:table-cell table:formula="of:=IF([.$A37]&lt;[.Z$2];&quot;&quot;;IF([.$A37]=[.Z$2];1;MIN([.$B$1]+1;[.Y36]+[.Z36])))" office:value-type="float" office:value="1000001" calcext:value-type="float">
            <text:p>1000001</text:p>
          </table:table-cell>
          <table:table-cell table:formula="of:=IF([.$A37]&lt;[.AA$2];&quot;&quot;;IF([.$A37]=[.AA$2];1;MIN([.$B$1]+1;[.Z36]+[.AA36])))" office:value-type="float" office:value="1000001" calcext:value-type="float">
            <text:p>1000001</text:p>
          </table:table-cell>
          <table:table-cell table:formula="of:=IF([.$A37]&lt;[.AB$2];&quot;&quot;;IF([.$A37]=[.AB$2];1;MIN([.$B$1]+1;[.AA36]+[.AB36])))" office:value-type="float" office:value="1000001" calcext:value-type="float">
            <text:p>1000001</text:p>
          </table:table-cell>
          <table:table-cell table:formula="of:=IF([.$A37]&lt;[.AC$2];&quot;&quot;;IF([.$A37]=[.AC$2];1;MIN([.$B$1]+1;[.AB36]+[.AC36])))" office:value-type="float" office:value="1000001" calcext:value-type="float">
            <text:p>1000001</text:p>
          </table:table-cell>
          <table:table-cell table:formula="of:=IF([.$A37]&lt;[.AD$2];&quot;&quot;;IF([.$A37]=[.AD$2];1;MIN([.$B$1]+1;[.AC36]+[.AD36])))" office:value-type="float" office:value="1000001" calcext:value-type="float">
            <text:p>1000001</text:p>
          </table:table-cell>
          <table:table-cell table:formula="of:=IF([.$A37]&lt;[.AE$2];&quot;&quot;;IF([.$A37]=[.AE$2];1;MIN([.$B$1]+1;[.AD36]+[.AE36])))" office:value-type="float" office:value="278256" calcext:value-type="float">
            <text:p>278256</text:p>
          </table:table-cell>
          <table:table-cell table:formula="of:=IF([.$A37]&lt;[.AF$2];&quot;&quot;;IF([.$A37]=[.AF$2];1;MIN([.$B$1]+1;[.AE36]+[.AF36])))" office:value-type="float" office:value="46376" calcext:value-type="float">
            <text:p>46376</text:p>
          </table:table-cell>
          <table:table-cell table:formula="of:=IF([.$A37]&lt;[.AG$2];&quot;&quot;;IF([.$A37]=[.AG$2];1;MIN([.$B$1]+1;[.AF36]+[.AG36])))" office:value-type="float" office:value="5984" calcext:value-type="float">
            <text:p>5984</text:p>
          </table:table-cell>
          <table:table-cell table:formula="of:=IF([.$A37]&lt;[.AH$2];&quot;&quot;;IF([.$A37]=[.AH$2];1;MIN([.$B$1]+1;[.AG36]+[.AH36])))" office:value-type="float" office:value="561" calcext:value-type="float">
            <text:p>561</text:p>
          </table:table-cell>
          <table:table-cell table:formula="of:=IF([.$A37]&lt;[.AI$2];&quot;&quot;;IF([.$A37]=[.AI$2];1;MIN([.$B$1]+1;[.AH36]+[.AI36])))" office:value-type="float" office:value="34" calcext:value-type="float">
            <text:p>34</text:p>
          </table:table-cell>
          <table:table-cell table:formula="of:=IF([.$A37]&lt;[.AJ$2];&quot;&quot;;IF([.$A37]=[.AJ$2];1;MIN([.$B$1]+1;[.AI36]+[.AJ36])))" office:value-type="float" office:value="1" calcext:value-type="float">
            <text:p>1</text:p>
          </table:table-cell>
          <table:table-cell table:formula="of:=IF([.$A37]&lt;[.AK$2];&quot;&quot;;IF([.$A37]=[.AK$2];1;MIN([.$B$1]+1;[.AJ36]+[.AK36])))">
            <text:p/>
          </table:table-cell>
          <table:table-cell table:formula="of:=IF([.$A37]&lt;[.AL$2];&quot;&quot;;IF([.$A37]=[.AL$2];1;MIN([.$B$1]+1;[.AK36]+[.AL36])))">
            <text:p/>
          </table:table-cell>
          <table:table-cell table:formula="of:=IF([.$A37]&lt;[.AM$2];&quot;&quot;;IF([.$A37]=[.AM$2];1;MIN([.$B$1]+1;[.AL36]+[.AM36])))">
            <text:p/>
          </table:table-cell>
          <table:table-cell table:formula="of:=IF([.$A37]&lt;[.AN$2];&quot;&quot;;IF([.$A37]=[.AN$2];1;MIN([.$B$1]+1;[.AM36]+[.AN36])))">
            <text:p/>
          </table:table-cell>
          <table:table-cell table:formula="of:=IF([.$A37]&lt;[.AO$2];&quot;&quot;;IF([.$A37]=[.AO$2];1;MIN([.$B$1]+1;[.AN36]+[.AO36])))">
            <text:p/>
          </table:table-cell>
          <table:table-cell table:formula="of:=IF([.$A37]&lt;[.AP$2];&quot;&quot;;IF([.$A37]=[.AP$2];1;MIN([.$B$1]+1;[.AO36]+[.AP36])))">
            <text:p/>
          </table:table-cell>
          <table:table-cell table:formula="of:=IF([.$A37]&lt;[.AQ$2];&quot;&quot;;IF([.$A37]=[.AQ$2];1;MIN([.$B$1]+1;[.AP36]+[.AQ36])))">
            <text:p/>
          </table:table-cell>
          <table:table-cell table:formula="of:=IF([.$A37]&lt;[.AR$2];&quot;&quot;;IF([.$A37]=[.AR$2];1;MIN([.$B$1]+1;[.AQ36]+[.AR36])))">
            <text:p/>
          </table:table-cell>
          <table:table-cell table:formula="of:=IF([.$A37]&lt;[.AS$2];&quot;&quot;;IF([.$A37]=[.AS$2];1;MIN([.$B$1]+1;[.AR36]+[.AS36])))">
            <text:p/>
          </table:table-cell>
          <table:table-cell table:formula="of:=IF([.$A37]&lt;[.AT$2];&quot;&quot;;IF([.$A37]=[.AT$2];1;MIN([.$B$1]+1;[.AS36]+[.AT36])))">
            <text:p/>
          </table:table-cell>
          <table:table-cell table:formula="of:=IF([.$A37]&lt;[.AU$2];&quot;&quot;;IF([.$A37]=[.AU$2];1;MIN([.$B$1]+1;[.AT36]+[.AU36])))">
            <text:p/>
          </table:table-cell>
          <table:table-cell table:formula="of:=IF([.$A37]&lt;[.AV$2];&quot;&quot;;IF([.$A37]=[.AV$2];1;MIN([.$B$1]+1;[.AU36]+[.AV36])))">
            <text:p/>
          </table:table-cell>
          <table:table-cell table:formula="of:=IF([.$A37]&lt;[.AW$2];&quot;&quot;;IF([.$A37]=[.AW$2];1;MIN([.$B$1]+1;[.AV36]+[.AW36])))">
            <text:p/>
          </table:table-cell>
          <table:table-cell table:formula="of:=IF([.$A37]&lt;[.AX$2];&quot;&quot;;IF([.$A37]=[.AX$2];1;MIN([.$B$1]+1;[.AW36]+[.AX36])))">
            <text:p/>
          </table:table-cell>
          <table:table-cell table:formula="of:=IF([.$A37]&lt;[.AY$2];&quot;&quot;;IF([.$A37]=[.AY$2];1;MIN([.$B$1]+1;[.AX36]+[.AY36])))">
            <text:p/>
          </table:table-cell>
          <table:table-cell table:formula="of:=IF([.$A37]&lt;[.AZ$2];&quot;&quot;;IF([.$A37]=[.AZ$2];1;MIN([.$B$1]+1;[.AY36]+[.AZ36])))">
            <text:p/>
          </table:table-cell>
          <table:table-cell table:formula="of:=IF([.$A37]&lt;[.BA$2];&quot;&quot;;IF([.$A37]=[.BA$2];1;MIN([.$B$1]+1;[.AZ36]+[.BA36])))">
            <text:p/>
          </table:table-cell>
          <table:table-cell table:formula="of:=IF([.$A37]&lt;[.BB$2];&quot;&quot;;IF([.$A37]=[.BB$2];1;MIN([.$B$1]+1;[.BA36]+[.BB36])))">
            <text:p/>
          </table:table-cell>
          <table:table-cell table:formula="of:=IF([.$A37]&lt;[.BC$2];&quot;&quot;;IF([.$A37]=[.BC$2];1;MIN([.$B$1]+1;[.BB36]+[.BC36])))">
            <text:p/>
          </table:table-cell>
          <table:table-cell table:formula="of:=IF([.$A37]&lt;[.BD$2];&quot;&quot;;IF([.$A37]=[.BD$2];1;MIN([.$B$1]+1;[.BC36]+[.BD36])))">
            <text:p/>
          </table:table-cell>
          <table:table-cell table:formula="of:=IF([.$A37]&lt;[.BE$2];&quot;&quot;;IF([.$A37]=[.BE$2];1;MIN([.$B$1]+1;[.BD36]+[.BE36])))">
            <text:p/>
          </table:table-cell>
          <table:table-cell table:formula="of:=IF([.$A37]&lt;[.BF$2];&quot;&quot;;IF([.$A37]=[.BF$2];1;MIN([.$B$1]+1;[.BE36]+[.BF36])))">
            <text:p/>
          </table:table-cell>
          <table:table-cell table:formula="of:=IF([.$A37]&lt;[.BG$2];&quot;&quot;;IF([.$A37]=[.BG$2];1;MIN([.$B$1]+1;[.BF36]+[.BG36])))">
            <text:p/>
          </table:table-cell>
          <table:table-cell table:formula="of:=IF([.$A37]&lt;[.BH$2];&quot;&quot;;IF([.$A37]=[.BH$2];1;MIN([.$B$1]+1;[.BG36]+[.BH36])))">
            <text:p/>
          </table:table-cell>
          <table:table-cell table:formula="of:=IF([.$A37]&lt;[.BI$2];&quot;&quot;;IF([.$A37]=[.BI$2];1;MIN([.$B$1]+1;[.BH36]+[.BI36])))">
            <text:p/>
          </table:table-cell>
          <table:table-cell table:formula="of:=IF([.$A37]&lt;[.BJ$2];&quot;&quot;;IF([.$A37]=[.BJ$2];1;MIN([.$B$1]+1;[.BI36]+[.BJ36])))">
            <text:p/>
          </table:table-cell>
          <table:table-cell table:formula="of:=IF([.$A37]&lt;[.BK$2];&quot;&quot;;IF([.$A37]=[.BK$2];1;MIN([.$B$1]+1;[.BJ36]+[.BK36])))">
            <text:p/>
          </table:table-cell>
          <table:table-cell table:formula="of:=IF([.$A37]&lt;[.BL$2];&quot;&quot;;IF([.$A37]=[.BL$2];1;MIN([.$B$1]+1;[.BK36]+[.BL36])))">
            <text:p/>
          </table:table-cell>
          <table:table-cell table:formula="of:=IF([.$A37]&lt;[.BM$2];&quot;&quot;;IF([.$A37]=[.BM$2];1;MIN([.$B$1]+1;[.BL36]+[.BM36])))">
            <text:p/>
          </table:table-cell>
          <table:table-cell table:formula="of:=IF([.$A37]&lt;[.BN$2];&quot;&quot;;IF([.$A37]=[.BN$2];1;MIN([.$B$1]+1;[.BM36]+[.BN36])))">
            <text:p/>
          </table:table-cell>
          <table:table-cell table:formula="of:=IF([.$A37]&lt;[.BO$2];&quot;&quot;;IF([.$A37]=[.BO$2];1;MIN([.$B$1]+1;[.BN36]+[.BO36])))">
            <text:p/>
          </table:table-cell>
          <table:table-cell table:formula="of:=IF([.$A37]&lt;[.BP$2];&quot;&quot;;IF([.$A37]=[.BP$2];1;MIN([.$B$1]+1;[.BO36]+[.BP36])))">
            <text:p/>
          </table:table-cell>
          <table:table-cell table:formula="of:=IF([.$A37]&lt;[.BQ$2];&quot;&quot;;IF([.$A37]=[.BQ$2];1;MIN([.$B$1]+1;[.BP36]+[.BQ36])))">
            <text:p/>
          </table:table-cell>
          <table:table-cell table:formula="of:=IF([.$A37]&lt;[.BR$2];&quot;&quot;;IF([.$A37]=[.BR$2];1;MIN([.$B$1]+1;[.BQ36]+[.BR36])))">
            <text:p/>
          </table:table-cell>
          <table:table-cell table:formula="of:=IF([.$A37]&lt;[.BS$2];&quot;&quot;;IF([.$A37]=[.BS$2];1;MIN([.$B$1]+1;[.BR36]+[.BS36])))">
            <text:p/>
          </table:table-cell>
          <table:table-cell table:formula="of:=IF([.$A37]&lt;[.BT$2];&quot;&quot;;IF([.$A37]=[.BT$2];1;MIN([.$B$1]+1;[.BS36]+[.BT36])))">
            <text:p/>
          </table:table-cell>
          <table:table-cell table:formula="of:=IF([.$A37]&lt;[.BU$2];&quot;&quot;;IF([.$A37]=[.BU$2];1;MIN([.$B$1]+1;[.BT36]+[.BU36])))">
            <text:p/>
          </table:table-cell>
          <table:table-cell table:formula="of:=IF([.$A37]&lt;[.BV$2];&quot;&quot;;IF([.$A37]=[.BV$2];1;MIN([.$B$1]+1;[.BU36]+[.BV36])))">
            <text:p/>
          </table:table-cell>
          <table:table-cell table:formula="of:=IF([.$A37]&lt;[.BW$2];&quot;&quot;;IF([.$A37]=[.BW$2];1;MIN([.$B$1]+1;[.BV36]+[.BW36])))">
            <text:p/>
          </table:table-cell>
          <table:table-cell table:formula="of:=IF([.$A37]&lt;[.BX$2];&quot;&quot;;IF([.$A37]=[.BX$2];1;MIN([.$B$1]+1;[.BW36]+[.BX36])))">
            <text:p/>
          </table:table-cell>
          <table:table-cell table:formula="of:=IF([.$A37]&lt;[.BY$2];&quot;&quot;;IF([.$A37]=[.BY$2];1;MIN([.$B$1]+1;[.BX36]+[.BY36])))">
            <text:p/>
          </table:table-cell>
          <table:table-cell table:formula="of:=IF([.$A37]&lt;[.BZ$2];&quot;&quot;;IF([.$A37]=[.BZ$2];1;MIN([.$B$1]+1;[.BY36]+[.BZ36])))">
            <text:p/>
          </table:table-cell>
          <table:table-cell table:formula="of:=IF([.$A37]&lt;[.CA$2];&quot;&quot;;IF([.$A37]=[.CA$2];1;MIN([.$B$1]+1;[.BZ36]+[.CA36])))">
            <text:p/>
          </table:table-cell>
          <table:table-cell table:formula="of:=IF([.$A37]&lt;[.CB$2];&quot;&quot;;IF([.$A37]=[.CB$2];1;MIN([.$B$1]+1;[.CA36]+[.CB36])))">
            <text:p/>
          </table:table-cell>
          <table:table-cell table:formula="of:=IF([.$A37]&lt;[.CC$2];&quot;&quot;;IF([.$A37]=[.CC$2];1;MIN([.$B$1]+1;[.CB36]+[.CC36])))">
            <text:p/>
          </table:table-cell>
          <table:table-cell table:formula="of:=IF([.$A37]&lt;[.CD$2];&quot;&quot;;IF([.$A37]=[.CD$2];1;MIN([.$B$1]+1;[.CC36]+[.CD36])))">
            <text:p/>
          </table:table-cell>
          <table:table-cell table:formula="of:=IF([.$A37]&lt;[.CE$2];&quot;&quot;;IF([.$A37]=[.CE$2];1;MIN([.$B$1]+1;[.CD36]+[.CE36])))">
            <text:p/>
          </table:table-cell>
          <table:table-cell table:formula="of:=IF([.$A37]&lt;[.CF$2];&quot;&quot;;IF([.$A37]=[.CF$2];1;MIN([.$B$1]+1;[.CE36]+[.CF36])))">
            <text:p/>
          </table:table-cell>
          <table:table-cell table:formula="of:=IF([.$A37]&lt;[.CG$2];&quot;&quot;;IF([.$A37]=[.CG$2];1;MIN([.$B$1]+1;[.CF36]+[.CG36])))">
            <text:p/>
          </table:table-cell>
          <table:table-cell table:formula="of:=IF([.$A37]&lt;[.CH$2];&quot;&quot;;IF([.$A37]=[.CH$2];1;MIN([.$B$1]+1;[.CG36]+[.CH36])))">
            <text:p/>
          </table:table-cell>
          <table:table-cell table:formula="of:=IF([.$A37]&lt;[.CI$2];&quot;&quot;;IF([.$A37]=[.CI$2];1;MIN([.$B$1]+1;[.CH36]+[.CI36])))">
            <text:p/>
          </table:table-cell>
          <table:table-cell table:formula="of:=IF([.$A37]&lt;[.CJ$2];&quot;&quot;;IF([.$A37]=[.CJ$2];1;MIN([.$B$1]+1;[.CI36]+[.CJ36])))">
            <text:p/>
          </table:table-cell>
          <table:table-cell table:formula="of:=IF([.$A37]&lt;[.CK$2];&quot;&quot;;IF([.$A37]=[.CK$2];1;MIN([.$B$1]+1;[.CJ36]+[.CK36])))">
            <text:p/>
          </table:table-cell>
          <table:table-cell table:formula="of:=IF([.$A37]&lt;[.CL$2];&quot;&quot;;IF([.$A37]=[.CL$2];1;MIN([.$B$1]+1;[.CK36]+[.CL36])))">
            <text:p/>
          </table:table-cell>
          <table:table-cell table:formula="of:=IF([.$A37]&lt;[.CM$2];&quot;&quot;;IF([.$A37]=[.CM$2];1;MIN([.$B$1]+1;[.CL36]+[.CM36])))">
            <text:p/>
          </table:table-cell>
          <table:table-cell table:formula="of:=IF([.$A37]&lt;[.CN$2];&quot;&quot;;IF([.$A37]=[.CN$2];1;MIN([.$B$1]+1;[.CM36]+[.CN36])))">
            <text:p/>
          </table:table-cell>
          <table:table-cell table:formula="of:=IF([.$A37]&lt;[.CO$2];&quot;&quot;;IF([.$A37]=[.CO$2];1;MIN([.$B$1]+1;[.CN36]+[.CO36])))">
            <text:p/>
          </table:table-cell>
          <table:table-cell table:formula="of:=IF([.$A37]&lt;[.CP$2];&quot;&quot;;IF([.$A37]=[.CP$2];1;MIN([.$B$1]+1;[.CO36]+[.CP36])))">
            <text:p/>
          </table:table-cell>
          <table:table-cell table:formula="of:=IF([.$A37]&lt;[.CQ$2];&quot;&quot;;IF([.$A37]=[.CQ$2];1;MIN([.$B$1]+1;[.CP36]+[.CQ36])))">
            <text:p/>
          </table:table-cell>
          <table:table-cell table:formula="of:=IF([.$A37]&lt;[.CR$2];&quot;&quot;;IF([.$A37]=[.CR$2];1;MIN([.$B$1]+1;[.CQ36]+[.CR36])))">
            <text:p/>
          </table:table-cell>
          <table:table-cell table:formula="of:=IF([.$A37]&lt;[.CS$2];&quot;&quot;;IF([.$A37]=[.CS$2];1;MIN([.$B$1]+1;[.CR36]+[.CS36])))">
            <text:p/>
          </table:table-cell>
          <table:table-cell table:formula="of:=IF([.$A37]&lt;[.CT$2];&quot;&quot;;IF([.$A37]=[.CT$2];1;MIN([.$B$1]+1;[.CS36]+[.CT36])))">
            <text:p/>
          </table:table-cell>
          <table:table-cell table:formula="of:=IF([.$A37]&lt;[.CU$2];&quot;&quot;;IF([.$A37]=[.CU$2];1;MIN([.$B$1]+1;[.CT36]+[.CU36])))">
            <text:p/>
          </table:table-cell>
          <table:table-cell table:formula="of:=IF([.$A37]&lt;[.CV$2];&quot;&quot;;IF([.$A37]=[.CV$2];1;MIN([.$B$1]+1;[.CU36]+[.CV36])))">
            <text:p/>
          </table:table-cell>
          <table:table-cell table:formula="of:=IF([.$A37]&lt;[.CW$2];&quot;&quot;;IF([.$A37]=[.CW$2];1;MIN([.$B$1]+1;[.CV36]+[.CW36])))">
            <text:p/>
          </table:table-cell>
          <table:table-cell table:formula="of:=IF([.$A37]&lt;[.CX$2];&quot;&quot;;IF([.$A37]=[.CX$2];1;MIN([.$B$1]+1;[.CW36]+[.CX36]))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.$A38]&lt;[.C$2];&quot;&quot;;IF([.$A38]=[.C$2];1;MIN([.$B$1]+1;[.B37]+[.C37])))" office:value-type="float" office:value="35" calcext:value-type="float">
            <text:p>35</text:p>
          </table:table-cell>
          <table:table-cell table:formula="of:=IF([.$A38]&lt;[.D$2];&quot;&quot;;IF([.$A38]=[.D$2];1;MIN([.$B$1]+1;[.C37]+[.D37])))" office:value-type="float" office:value="595" calcext:value-type="float">
            <text:p>595</text:p>
          </table:table-cell>
          <table:table-cell table:formula="of:=IF([.$A38]&lt;[.E$2];&quot;&quot;;IF([.$A38]=[.E$2];1;MIN([.$B$1]+1;[.D37]+[.E37])))" office:value-type="float" office:value="6545" calcext:value-type="float">
            <text:p>6545</text:p>
          </table:table-cell>
          <table:table-cell table:formula="of:=IF([.$A38]&lt;[.F$2];&quot;&quot;;IF([.$A38]=[.F$2];1;MIN([.$B$1]+1;[.E37]+[.F37])))" office:value-type="float" office:value="52360" calcext:value-type="float">
            <text:p>52360</text:p>
          </table:table-cell>
          <table:table-cell table:formula="of:=IF([.$A38]&lt;[.G$2];&quot;&quot;;IF([.$A38]=[.G$2];1;MIN([.$B$1]+1;[.F37]+[.G37])))" office:value-type="float" office:value="324632" calcext:value-type="float">
            <text:p>324632</text:p>
          </table:table-cell>
          <table:table-cell table:formula="of:=IF([.$A38]&lt;[.H$2];&quot;&quot;;IF([.$A38]=[.H$2];1;MIN([.$B$1]+1;[.G37]+[.H37])))" office:value-type="float" office:value="1000001" calcext:value-type="float">
            <text:p>1000001</text:p>
          </table:table-cell>
          <table:table-cell table:formula="of:=IF([.$A38]&lt;[.I$2];&quot;&quot;;IF([.$A38]=[.I$2];1;MIN([.$B$1]+1;[.H37]+[.I37])))" office:value-type="float" office:value="1000001" calcext:value-type="float">
            <text:p>1000001</text:p>
          </table:table-cell>
          <table:table-cell table:formula="of:=IF([.$A38]&lt;[.J$2];&quot;&quot;;IF([.$A38]=[.J$2];1;MIN([.$B$1]+1;[.I37]+[.J37])))" office:value-type="float" office:value="1000001" calcext:value-type="float">
            <text:p>1000001</text:p>
          </table:table-cell>
          <table:table-cell table:formula="of:=IF([.$A38]&lt;[.K$2];&quot;&quot;;IF([.$A38]=[.K$2];1;MIN([.$B$1]+1;[.J37]+[.K37])))" office:value-type="float" office:value="1000001" calcext:value-type="float">
            <text:p>1000001</text:p>
          </table:table-cell>
          <table:table-cell table:formula="of:=IF([.$A38]&lt;[.L$2];&quot;&quot;;IF([.$A38]=[.L$2];1;MIN([.$B$1]+1;[.K37]+[.L37])))" office:value-type="float" office:value="1000001" calcext:value-type="float">
            <text:p>1000001</text:p>
          </table:table-cell>
          <table:table-cell table:formula="of:=IF([.$A38]&lt;[.M$2];&quot;&quot;;IF([.$A38]=[.M$2];1;MIN([.$B$1]+1;[.L37]+[.M37])))" office:value-type="float" office:value="1000001" calcext:value-type="float">
            <text:p>1000001</text:p>
          </table:table-cell>
          <table:table-cell table:formula="of:=IF([.$A38]&lt;[.N$2];&quot;&quot;;IF([.$A38]=[.N$2];1;MIN([.$B$1]+1;[.M37]+[.N37])))" office:value-type="float" office:value="1000001" calcext:value-type="float">
            <text:p>1000001</text:p>
          </table:table-cell>
          <table:table-cell table:formula="of:=IF([.$A38]&lt;[.O$2];&quot;&quot;;IF([.$A38]=[.O$2];1;MIN([.$B$1]+1;[.N37]+[.O37])))" office:value-type="float" office:value="1000001" calcext:value-type="float">
            <text:p>1000001</text:p>
          </table:table-cell>
          <table:table-cell table:formula="of:=IF([.$A38]&lt;[.P$2];&quot;&quot;;IF([.$A38]=[.P$2];1;MIN([.$B$1]+1;[.O37]+[.P37])))" office:value-type="float" office:value="1000001" calcext:value-type="float">
            <text:p>1000001</text:p>
          </table:table-cell>
          <table:table-cell table:formula="of:=IF([.$A38]&lt;[.Q$2];&quot;&quot;;IF([.$A38]=[.Q$2];1;MIN([.$B$1]+1;[.P37]+[.Q37])))" office:value-type="float" office:value="1000001" calcext:value-type="float">
            <text:p>1000001</text:p>
          </table:table-cell>
          <table:table-cell table:formula="of:=IF([.$A38]&lt;[.R$2];&quot;&quot;;IF([.$A38]=[.R$2];1;MIN([.$B$1]+1;[.Q37]+[.R37])))" office:value-type="float" office:value="1000001" calcext:value-type="float">
            <text:p>1000001</text:p>
          </table:table-cell>
          <table:table-cell table:formula="of:=IF([.$A38]&lt;[.S$2];&quot;&quot;;IF([.$A38]=[.S$2];1;MIN([.$B$1]+1;[.R37]+[.S37])))" office:value-type="float" office:value="1000001" calcext:value-type="float">
            <text:p>1000001</text:p>
          </table:table-cell>
          <table:table-cell table:formula="of:=IF([.$A38]&lt;[.T$2];&quot;&quot;;IF([.$A38]=[.T$2];1;MIN([.$B$1]+1;[.S37]+[.T37])))" office:value-type="float" office:value="1000001" calcext:value-type="float">
            <text:p>1000001</text:p>
          </table:table-cell>
          <table:table-cell table:formula="of:=IF([.$A38]&lt;[.U$2];&quot;&quot;;IF([.$A38]=[.U$2];1;MIN([.$B$1]+1;[.T37]+[.U37])))" office:value-type="float" office:value="1000001" calcext:value-type="float">
            <text:p>1000001</text:p>
          </table:table-cell>
          <table:table-cell table:formula="of:=IF([.$A38]&lt;[.V$2];&quot;&quot;;IF([.$A38]=[.V$2];1;MIN([.$B$1]+1;[.U37]+[.V37])))" office:value-type="float" office:value="1000001" calcext:value-type="float">
            <text:p>1000001</text:p>
          </table:table-cell>
          <table:table-cell table:formula="of:=IF([.$A38]&lt;[.W$2];&quot;&quot;;IF([.$A38]=[.W$2];1;MIN([.$B$1]+1;[.V37]+[.W37])))" office:value-type="float" office:value="1000001" calcext:value-type="float">
            <text:p>1000001</text:p>
          </table:table-cell>
          <table:table-cell table:formula="of:=IF([.$A38]&lt;[.X$2];&quot;&quot;;IF([.$A38]=[.X$2];1;MIN([.$B$1]+1;[.W37]+[.X37])))" office:value-type="float" office:value="1000001" calcext:value-type="float">
            <text:p>1000001</text:p>
          </table:table-cell>
          <table:table-cell table:formula="of:=IF([.$A38]&lt;[.Y$2];&quot;&quot;;IF([.$A38]=[.Y$2];1;MIN([.$B$1]+1;[.X37]+[.Y37])))" office:value-type="float" office:value="1000001" calcext:value-type="float">
            <text:p>1000001</text:p>
          </table:table-cell>
          <table:table-cell table:formula="of:=IF([.$A38]&lt;[.Z$2];&quot;&quot;;IF([.$A38]=[.Z$2];1;MIN([.$B$1]+1;[.Y37]+[.Z37])))" office:value-type="float" office:value="1000001" calcext:value-type="float">
            <text:p>1000001</text:p>
          </table:table-cell>
          <table:table-cell table:formula="of:=IF([.$A38]&lt;[.AA$2];&quot;&quot;;IF([.$A38]=[.AA$2];1;MIN([.$B$1]+1;[.Z37]+[.AA37])))" office:value-type="float" office:value="1000001" calcext:value-type="float">
            <text:p>1000001</text:p>
          </table:table-cell>
          <table:table-cell table:formula="of:=IF([.$A38]&lt;[.AB$2];&quot;&quot;;IF([.$A38]=[.AB$2];1;MIN([.$B$1]+1;[.AA37]+[.AB37])))" office:value-type="float" office:value="1000001" calcext:value-type="float">
            <text:p>1000001</text:p>
          </table:table-cell>
          <table:table-cell table:formula="of:=IF([.$A38]&lt;[.AC$2];&quot;&quot;;IF([.$A38]=[.AC$2];1;MIN([.$B$1]+1;[.AB37]+[.AC37])))" office:value-type="float" office:value="1000001" calcext:value-type="float">
            <text:p>1000001</text:p>
          </table:table-cell>
          <table:table-cell table:formula="of:=IF([.$A38]&lt;[.AD$2];&quot;&quot;;IF([.$A38]=[.AD$2];1;MIN([.$B$1]+1;[.AC37]+[.AD37])))" office:value-type="float" office:value="1000001" calcext:value-type="float">
            <text:p>1000001</text:p>
          </table:table-cell>
          <table:table-cell table:formula="of:=IF([.$A38]&lt;[.AE$2];&quot;&quot;;IF([.$A38]=[.AE$2];1;MIN([.$B$1]+1;[.AD37]+[.AE37])))" office:value-type="float" office:value="1000001" calcext:value-type="float">
            <text:p>1000001</text:p>
          </table:table-cell>
          <table:table-cell table:formula="of:=IF([.$A38]&lt;[.AF$2];&quot;&quot;;IF([.$A38]=[.AF$2];1;MIN([.$B$1]+1;[.AE37]+[.AF37])))" office:value-type="float" office:value="324632" calcext:value-type="float">
            <text:p>324632</text:p>
          </table:table-cell>
          <table:table-cell table:formula="of:=IF([.$A38]&lt;[.AG$2];&quot;&quot;;IF([.$A38]=[.AG$2];1;MIN([.$B$1]+1;[.AF37]+[.AG37])))" office:value-type="float" office:value="52360" calcext:value-type="float">
            <text:p>52360</text:p>
          </table:table-cell>
          <table:table-cell table:formula="of:=IF([.$A38]&lt;[.AH$2];&quot;&quot;;IF([.$A38]=[.AH$2];1;MIN([.$B$1]+1;[.AG37]+[.AH37])))" office:value-type="float" office:value="6545" calcext:value-type="float">
            <text:p>6545</text:p>
          </table:table-cell>
          <table:table-cell table:formula="of:=IF([.$A38]&lt;[.AI$2];&quot;&quot;;IF([.$A38]=[.AI$2];1;MIN([.$B$1]+1;[.AH37]+[.AI37])))" office:value-type="float" office:value="595" calcext:value-type="float">
            <text:p>595</text:p>
          </table:table-cell>
          <table:table-cell table:formula="of:=IF([.$A38]&lt;[.AJ$2];&quot;&quot;;IF([.$A38]=[.AJ$2];1;MIN([.$B$1]+1;[.AI37]+[.AJ37])))" office:value-type="float" office:value="35" calcext:value-type="float">
            <text:p>35</text:p>
          </table:table-cell>
          <table:table-cell table:formula="of:=IF([.$A38]&lt;[.AK$2];&quot;&quot;;IF([.$A38]=[.AK$2];1;MIN([.$B$1]+1;[.AJ37]+[.AK37])))" office:value-type="float" office:value="1" calcext:value-type="float">
            <text:p>1</text:p>
          </table:table-cell>
          <table:table-cell table:formula="of:=IF([.$A38]&lt;[.AL$2];&quot;&quot;;IF([.$A38]=[.AL$2];1;MIN([.$B$1]+1;[.AK37]+[.AL37])))">
            <text:p/>
          </table:table-cell>
          <table:table-cell table:formula="of:=IF([.$A38]&lt;[.AM$2];&quot;&quot;;IF([.$A38]=[.AM$2];1;MIN([.$B$1]+1;[.AL37]+[.AM37])))">
            <text:p/>
          </table:table-cell>
          <table:table-cell table:formula="of:=IF([.$A38]&lt;[.AN$2];&quot;&quot;;IF([.$A38]=[.AN$2];1;MIN([.$B$1]+1;[.AM37]+[.AN37])))">
            <text:p/>
          </table:table-cell>
          <table:table-cell table:formula="of:=IF([.$A38]&lt;[.AO$2];&quot;&quot;;IF([.$A38]=[.AO$2];1;MIN([.$B$1]+1;[.AN37]+[.AO37])))">
            <text:p/>
          </table:table-cell>
          <table:table-cell table:formula="of:=IF([.$A38]&lt;[.AP$2];&quot;&quot;;IF([.$A38]=[.AP$2];1;MIN([.$B$1]+1;[.AO37]+[.AP37])))">
            <text:p/>
          </table:table-cell>
          <table:table-cell table:formula="of:=IF([.$A38]&lt;[.AQ$2];&quot;&quot;;IF([.$A38]=[.AQ$2];1;MIN([.$B$1]+1;[.AP37]+[.AQ37])))">
            <text:p/>
          </table:table-cell>
          <table:table-cell table:formula="of:=IF([.$A38]&lt;[.AR$2];&quot;&quot;;IF([.$A38]=[.AR$2];1;MIN([.$B$1]+1;[.AQ37]+[.AR37])))">
            <text:p/>
          </table:table-cell>
          <table:table-cell table:formula="of:=IF([.$A38]&lt;[.AS$2];&quot;&quot;;IF([.$A38]=[.AS$2];1;MIN([.$B$1]+1;[.AR37]+[.AS37])))">
            <text:p/>
          </table:table-cell>
          <table:table-cell table:formula="of:=IF([.$A38]&lt;[.AT$2];&quot;&quot;;IF([.$A38]=[.AT$2];1;MIN([.$B$1]+1;[.AS37]+[.AT37])))">
            <text:p/>
          </table:table-cell>
          <table:table-cell table:formula="of:=IF([.$A38]&lt;[.AU$2];&quot;&quot;;IF([.$A38]=[.AU$2];1;MIN([.$B$1]+1;[.AT37]+[.AU37])))">
            <text:p/>
          </table:table-cell>
          <table:table-cell table:formula="of:=IF([.$A38]&lt;[.AV$2];&quot;&quot;;IF([.$A38]=[.AV$2];1;MIN([.$B$1]+1;[.AU37]+[.AV37])))">
            <text:p/>
          </table:table-cell>
          <table:table-cell table:formula="of:=IF([.$A38]&lt;[.AW$2];&quot;&quot;;IF([.$A38]=[.AW$2];1;MIN([.$B$1]+1;[.AV37]+[.AW37])))">
            <text:p/>
          </table:table-cell>
          <table:table-cell table:formula="of:=IF([.$A38]&lt;[.AX$2];&quot;&quot;;IF([.$A38]=[.AX$2];1;MIN([.$B$1]+1;[.AW37]+[.AX37])))">
            <text:p/>
          </table:table-cell>
          <table:table-cell table:formula="of:=IF([.$A38]&lt;[.AY$2];&quot;&quot;;IF([.$A38]=[.AY$2];1;MIN([.$B$1]+1;[.AX37]+[.AY37])))">
            <text:p/>
          </table:table-cell>
          <table:table-cell table:formula="of:=IF([.$A38]&lt;[.AZ$2];&quot;&quot;;IF([.$A38]=[.AZ$2];1;MIN([.$B$1]+1;[.AY37]+[.AZ37])))">
            <text:p/>
          </table:table-cell>
          <table:table-cell table:formula="of:=IF([.$A38]&lt;[.BA$2];&quot;&quot;;IF([.$A38]=[.BA$2];1;MIN([.$B$1]+1;[.AZ37]+[.BA37])))">
            <text:p/>
          </table:table-cell>
          <table:table-cell table:formula="of:=IF([.$A38]&lt;[.BB$2];&quot;&quot;;IF([.$A38]=[.BB$2];1;MIN([.$B$1]+1;[.BA37]+[.BB37])))">
            <text:p/>
          </table:table-cell>
          <table:table-cell table:formula="of:=IF([.$A38]&lt;[.BC$2];&quot;&quot;;IF([.$A38]=[.BC$2];1;MIN([.$B$1]+1;[.BB37]+[.BC37])))">
            <text:p/>
          </table:table-cell>
          <table:table-cell table:formula="of:=IF([.$A38]&lt;[.BD$2];&quot;&quot;;IF([.$A38]=[.BD$2];1;MIN([.$B$1]+1;[.BC37]+[.BD37])))">
            <text:p/>
          </table:table-cell>
          <table:table-cell table:formula="of:=IF([.$A38]&lt;[.BE$2];&quot;&quot;;IF([.$A38]=[.BE$2];1;MIN([.$B$1]+1;[.BD37]+[.BE37])))">
            <text:p/>
          </table:table-cell>
          <table:table-cell table:formula="of:=IF([.$A38]&lt;[.BF$2];&quot;&quot;;IF([.$A38]=[.BF$2];1;MIN([.$B$1]+1;[.BE37]+[.BF37])))">
            <text:p/>
          </table:table-cell>
          <table:table-cell table:formula="of:=IF([.$A38]&lt;[.BG$2];&quot;&quot;;IF([.$A38]=[.BG$2];1;MIN([.$B$1]+1;[.BF37]+[.BG37])))">
            <text:p/>
          </table:table-cell>
          <table:table-cell table:formula="of:=IF([.$A38]&lt;[.BH$2];&quot;&quot;;IF([.$A38]=[.BH$2];1;MIN([.$B$1]+1;[.BG37]+[.BH37])))">
            <text:p/>
          </table:table-cell>
          <table:table-cell table:formula="of:=IF([.$A38]&lt;[.BI$2];&quot;&quot;;IF([.$A38]=[.BI$2];1;MIN([.$B$1]+1;[.BH37]+[.BI37])))">
            <text:p/>
          </table:table-cell>
          <table:table-cell table:formula="of:=IF([.$A38]&lt;[.BJ$2];&quot;&quot;;IF([.$A38]=[.BJ$2];1;MIN([.$B$1]+1;[.BI37]+[.BJ37])))">
            <text:p/>
          </table:table-cell>
          <table:table-cell table:formula="of:=IF([.$A38]&lt;[.BK$2];&quot;&quot;;IF([.$A38]=[.BK$2];1;MIN([.$B$1]+1;[.BJ37]+[.BK37])))">
            <text:p/>
          </table:table-cell>
          <table:table-cell table:formula="of:=IF([.$A38]&lt;[.BL$2];&quot;&quot;;IF([.$A38]=[.BL$2];1;MIN([.$B$1]+1;[.BK37]+[.BL37])))">
            <text:p/>
          </table:table-cell>
          <table:table-cell table:formula="of:=IF([.$A38]&lt;[.BM$2];&quot;&quot;;IF([.$A38]=[.BM$2];1;MIN([.$B$1]+1;[.BL37]+[.BM37])))">
            <text:p/>
          </table:table-cell>
          <table:table-cell table:formula="of:=IF([.$A38]&lt;[.BN$2];&quot;&quot;;IF([.$A38]=[.BN$2];1;MIN([.$B$1]+1;[.BM37]+[.BN37])))">
            <text:p/>
          </table:table-cell>
          <table:table-cell table:formula="of:=IF([.$A38]&lt;[.BO$2];&quot;&quot;;IF([.$A38]=[.BO$2];1;MIN([.$B$1]+1;[.BN37]+[.BO37])))">
            <text:p/>
          </table:table-cell>
          <table:table-cell table:formula="of:=IF([.$A38]&lt;[.BP$2];&quot;&quot;;IF([.$A38]=[.BP$2];1;MIN([.$B$1]+1;[.BO37]+[.BP37])))">
            <text:p/>
          </table:table-cell>
          <table:table-cell table:formula="of:=IF([.$A38]&lt;[.BQ$2];&quot;&quot;;IF([.$A38]=[.BQ$2];1;MIN([.$B$1]+1;[.BP37]+[.BQ37])))">
            <text:p/>
          </table:table-cell>
          <table:table-cell table:formula="of:=IF([.$A38]&lt;[.BR$2];&quot;&quot;;IF([.$A38]=[.BR$2];1;MIN([.$B$1]+1;[.BQ37]+[.BR37])))">
            <text:p/>
          </table:table-cell>
          <table:table-cell table:formula="of:=IF([.$A38]&lt;[.BS$2];&quot;&quot;;IF([.$A38]=[.BS$2];1;MIN([.$B$1]+1;[.BR37]+[.BS37])))">
            <text:p/>
          </table:table-cell>
          <table:table-cell table:formula="of:=IF([.$A38]&lt;[.BT$2];&quot;&quot;;IF([.$A38]=[.BT$2];1;MIN([.$B$1]+1;[.BS37]+[.BT37])))">
            <text:p/>
          </table:table-cell>
          <table:table-cell table:formula="of:=IF([.$A38]&lt;[.BU$2];&quot;&quot;;IF([.$A38]=[.BU$2];1;MIN([.$B$1]+1;[.BT37]+[.BU37])))">
            <text:p/>
          </table:table-cell>
          <table:table-cell table:formula="of:=IF([.$A38]&lt;[.BV$2];&quot;&quot;;IF([.$A38]=[.BV$2];1;MIN([.$B$1]+1;[.BU37]+[.BV37])))">
            <text:p/>
          </table:table-cell>
          <table:table-cell table:formula="of:=IF([.$A38]&lt;[.BW$2];&quot;&quot;;IF([.$A38]=[.BW$2];1;MIN([.$B$1]+1;[.BV37]+[.BW37])))">
            <text:p/>
          </table:table-cell>
          <table:table-cell table:formula="of:=IF([.$A38]&lt;[.BX$2];&quot;&quot;;IF([.$A38]=[.BX$2];1;MIN([.$B$1]+1;[.BW37]+[.BX37])))">
            <text:p/>
          </table:table-cell>
          <table:table-cell table:formula="of:=IF([.$A38]&lt;[.BY$2];&quot;&quot;;IF([.$A38]=[.BY$2];1;MIN([.$B$1]+1;[.BX37]+[.BY37])))">
            <text:p/>
          </table:table-cell>
          <table:table-cell table:formula="of:=IF([.$A38]&lt;[.BZ$2];&quot;&quot;;IF([.$A38]=[.BZ$2];1;MIN([.$B$1]+1;[.BY37]+[.BZ37])))">
            <text:p/>
          </table:table-cell>
          <table:table-cell table:formula="of:=IF([.$A38]&lt;[.CA$2];&quot;&quot;;IF([.$A38]=[.CA$2];1;MIN([.$B$1]+1;[.BZ37]+[.CA37])))">
            <text:p/>
          </table:table-cell>
          <table:table-cell table:formula="of:=IF([.$A38]&lt;[.CB$2];&quot;&quot;;IF([.$A38]=[.CB$2];1;MIN([.$B$1]+1;[.CA37]+[.CB37])))">
            <text:p/>
          </table:table-cell>
          <table:table-cell table:formula="of:=IF([.$A38]&lt;[.CC$2];&quot;&quot;;IF([.$A38]=[.CC$2];1;MIN([.$B$1]+1;[.CB37]+[.CC37])))">
            <text:p/>
          </table:table-cell>
          <table:table-cell table:formula="of:=IF([.$A38]&lt;[.CD$2];&quot;&quot;;IF([.$A38]=[.CD$2];1;MIN([.$B$1]+1;[.CC37]+[.CD37])))">
            <text:p/>
          </table:table-cell>
          <table:table-cell table:formula="of:=IF([.$A38]&lt;[.CE$2];&quot;&quot;;IF([.$A38]=[.CE$2];1;MIN([.$B$1]+1;[.CD37]+[.CE37])))">
            <text:p/>
          </table:table-cell>
          <table:table-cell table:formula="of:=IF([.$A38]&lt;[.CF$2];&quot;&quot;;IF([.$A38]=[.CF$2];1;MIN([.$B$1]+1;[.CE37]+[.CF37])))">
            <text:p/>
          </table:table-cell>
          <table:table-cell table:formula="of:=IF([.$A38]&lt;[.CG$2];&quot;&quot;;IF([.$A38]=[.CG$2];1;MIN([.$B$1]+1;[.CF37]+[.CG37])))">
            <text:p/>
          </table:table-cell>
          <table:table-cell table:formula="of:=IF([.$A38]&lt;[.CH$2];&quot;&quot;;IF([.$A38]=[.CH$2];1;MIN([.$B$1]+1;[.CG37]+[.CH37])))">
            <text:p/>
          </table:table-cell>
          <table:table-cell table:formula="of:=IF([.$A38]&lt;[.CI$2];&quot;&quot;;IF([.$A38]=[.CI$2];1;MIN([.$B$1]+1;[.CH37]+[.CI37])))">
            <text:p/>
          </table:table-cell>
          <table:table-cell table:formula="of:=IF([.$A38]&lt;[.CJ$2];&quot;&quot;;IF([.$A38]=[.CJ$2];1;MIN([.$B$1]+1;[.CI37]+[.CJ37])))">
            <text:p/>
          </table:table-cell>
          <table:table-cell table:formula="of:=IF([.$A38]&lt;[.CK$2];&quot;&quot;;IF([.$A38]=[.CK$2];1;MIN([.$B$1]+1;[.CJ37]+[.CK37])))">
            <text:p/>
          </table:table-cell>
          <table:table-cell table:formula="of:=IF([.$A38]&lt;[.CL$2];&quot;&quot;;IF([.$A38]=[.CL$2];1;MIN([.$B$1]+1;[.CK37]+[.CL37])))">
            <text:p/>
          </table:table-cell>
          <table:table-cell table:formula="of:=IF([.$A38]&lt;[.CM$2];&quot;&quot;;IF([.$A38]=[.CM$2];1;MIN([.$B$1]+1;[.CL37]+[.CM37])))">
            <text:p/>
          </table:table-cell>
          <table:table-cell table:formula="of:=IF([.$A38]&lt;[.CN$2];&quot;&quot;;IF([.$A38]=[.CN$2];1;MIN([.$B$1]+1;[.CM37]+[.CN37])))">
            <text:p/>
          </table:table-cell>
          <table:table-cell table:formula="of:=IF([.$A38]&lt;[.CO$2];&quot;&quot;;IF([.$A38]=[.CO$2];1;MIN([.$B$1]+1;[.CN37]+[.CO37])))">
            <text:p/>
          </table:table-cell>
          <table:table-cell table:formula="of:=IF([.$A38]&lt;[.CP$2];&quot;&quot;;IF([.$A38]=[.CP$2];1;MIN([.$B$1]+1;[.CO37]+[.CP37])))">
            <text:p/>
          </table:table-cell>
          <table:table-cell table:formula="of:=IF([.$A38]&lt;[.CQ$2];&quot;&quot;;IF([.$A38]=[.CQ$2];1;MIN([.$B$1]+1;[.CP37]+[.CQ37])))">
            <text:p/>
          </table:table-cell>
          <table:table-cell table:formula="of:=IF([.$A38]&lt;[.CR$2];&quot;&quot;;IF([.$A38]=[.CR$2];1;MIN([.$B$1]+1;[.CQ37]+[.CR37])))">
            <text:p/>
          </table:table-cell>
          <table:table-cell table:formula="of:=IF([.$A38]&lt;[.CS$2];&quot;&quot;;IF([.$A38]=[.CS$2];1;MIN([.$B$1]+1;[.CR37]+[.CS37])))">
            <text:p/>
          </table:table-cell>
          <table:table-cell table:formula="of:=IF([.$A38]&lt;[.CT$2];&quot;&quot;;IF([.$A38]=[.CT$2];1;MIN([.$B$1]+1;[.CS37]+[.CT37])))">
            <text:p/>
          </table:table-cell>
          <table:table-cell table:formula="of:=IF([.$A38]&lt;[.CU$2];&quot;&quot;;IF([.$A38]=[.CU$2];1;MIN([.$B$1]+1;[.CT37]+[.CU37])))">
            <text:p/>
          </table:table-cell>
          <table:table-cell table:formula="of:=IF([.$A38]&lt;[.CV$2];&quot;&quot;;IF([.$A38]=[.CV$2];1;MIN([.$B$1]+1;[.CU37]+[.CV37])))">
            <text:p/>
          </table:table-cell>
          <table:table-cell table:formula="of:=IF([.$A38]&lt;[.CW$2];&quot;&quot;;IF([.$A38]=[.CW$2];1;MIN([.$B$1]+1;[.CV37]+[.CW37])))">
            <text:p/>
          </table:table-cell>
          <table:table-cell table:formula="of:=IF([.$A38]&lt;[.CX$2];&quot;&quot;;IF([.$A38]=[.CX$2];1;MIN([.$B$1]+1;[.CW37]+[.CX37]))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IF([.$A39]&lt;[.C$2];&quot;&quot;;IF([.$A39]=[.C$2];1;MIN([.$B$1]+1;[.B38]+[.C38])))" office:value-type="float" office:value="36" calcext:value-type="float">
            <text:p>36</text:p>
          </table:table-cell>
          <table:table-cell table:formula="of:=IF([.$A39]&lt;[.D$2];&quot;&quot;;IF([.$A39]=[.D$2];1;MIN([.$B$1]+1;[.C38]+[.D38])))" office:value-type="float" office:value="630" calcext:value-type="float">
            <text:p>630</text:p>
          </table:table-cell>
          <table:table-cell table:formula="of:=IF([.$A39]&lt;[.E$2];&quot;&quot;;IF([.$A39]=[.E$2];1;MIN([.$B$1]+1;[.D38]+[.E38])))" office:value-type="float" office:value="7140" calcext:value-type="float">
            <text:p>7140</text:p>
          </table:table-cell>
          <table:table-cell table:formula="of:=IF([.$A39]&lt;[.F$2];&quot;&quot;;IF([.$A39]=[.F$2];1;MIN([.$B$1]+1;[.E38]+[.F38])))" office:value-type="float" office:value="58905" calcext:value-type="float">
            <text:p>58905</text:p>
          </table:table-cell>
          <table:table-cell table:formula="of:=IF([.$A39]&lt;[.G$2];&quot;&quot;;IF([.$A39]=[.G$2];1;MIN([.$B$1]+1;[.F38]+[.G38])))" office:value-type="float" office:value="376992" calcext:value-type="float">
            <text:p>376992</text:p>
          </table:table-cell>
          <table:table-cell table:formula="of:=IF([.$A39]&lt;[.H$2];&quot;&quot;;IF([.$A39]=[.H$2];1;MIN([.$B$1]+1;[.G38]+[.H38])))" office:value-type="float" office:value="1000001" calcext:value-type="float">
            <text:p>1000001</text:p>
          </table:table-cell>
          <table:table-cell table:formula="of:=IF([.$A39]&lt;[.I$2];&quot;&quot;;IF([.$A39]=[.I$2];1;MIN([.$B$1]+1;[.H38]+[.I38])))" office:value-type="float" office:value="1000001" calcext:value-type="float">
            <text:p>1000001</text:p>
          </table:table-cell>
          <table:table-cell table:formula="of:=IF([.$A39]&lt;[.J$2];&quot;&quot;;IF([.$A39]=[.J$2];1;MIN([.$B$1]+1;[.I38]+[.J38])))" office:value-type="float" office:value="1000001" calcext:value-type="float">
            <text:p>1000001</text:p>
          </table:table-cell>
          <table:table-cell table:formula="of:=IF([.$A39]&lt;[.K$2];&quot;&quot;;IF([.$A39]=[.K$2];1;MIN([.$B$1]+1;[.J38]+[.K38])))" office:value-type="float" office:value="1000001" calcext:value-type="float">
            <text:p>1000001</text:p>
          </table:table-cell>
          <table:table-cell table:formula="of:=IF([.$A39]&lt;[.L$2];&quot;&quot;;IF([.$A39]=[.L$2];1;MIN([.$B$1]+1;[.K38]+[.L38])))" office:value-type="float" office:value="1000001" calcext:value-type="float">
            <text:p>1000001</text:p>
          </table:table-cell>
          <table:table-cell table:formula="of:=IF([.$A39]&lt;[.M$2];&quot;&quot;;IF([.$A39]=[.M$2];1;MIN([.$B$1]+1;[.L38]+[.M38])))" office:value-type="float" office:value="1000001" calcext:value-type="float">
            <text:p>1000001</text:p>
          </table:table-cell>
          <table:table-cell table:formula="of:=IF([.$A39]&lt;[.N$2];&quot;&quot;;IF([.$A39]=[.N$2];1;MIN([.$B$1]+1;[.M38]+[.N38])))" office:value-type="float" office:value="1000001" calcext:value-type="float">
            <text:p>1000001</text:p>
          </table:table-cell>
          <table:table-cell table:formula="of:=IF([.$A39]&lt;[.O$2];&quot;&quot;;IF([.$A39]=[.O$2];1;MIN([.$B$1]+1;[.N38]+[.O38])))" office:value-type="float" office:value="1000001" calcext:value-type="float">
            <text:p>1000001</text:p>
          </table:table-cell>
          <table:table-cell table:formula="of:=IF([.$A39]&lt;[.P$2];&quot;&quot;;IF([.$A39]=[.P$2];1;MIN([.$B$1]+1;[.O38]+[.P38])))" office:value-type="float" office:value="1000001" calcext:value-type="float">
            <text:p>1000001</text:p>
          </table:table-cell>
          <table:table-cell table:formula="of:=IF([.$A39]&lt;[.Q$2];&quot;&quot;;IF([.$A39]=[.Q$2];1;MIN([.$B$1]+1;[.P38]+[.Q38])))" office:value-type="float" office:value="1000001" calcext:value-type="float">
            <text:p>1000001</text:p>
          </table:table-cell>
          <table:table-cell table:formula="of:=IF([.$A39]&lt;[.R$2];&quot;&quot;;IF([.$A39]=[.R$2];1;MIN([.$B$1]+1;[.Q38]+[.R38])))" office:value-type="float" office:value="1000001" calcext:value-type="float">
            <text:p>1000001</text:p>
          </table:table-cell>
          <table:table-cell table:formula="of:=IF([.$A39]&lt;[.S$2];&quot;&quot;;IF([.$A39]=[.S$2];1;MIN([.$B$1]+1;[.R38]+[.S38])))" office:value-type="float" office:value="1000001" calcext:value-type="float">
            <text:p>1000001</text:p>
          </table:table-cell>
          <table:table-cell table:formula="of:=IF([.$A39]&lt;[.T$2];&quot;&quot;;IF([.$A39]=[.T$2];1;MIN([.$B$1]+1;[.S38]+[.T38])))" office:value-type="float" office:value="1000001" calcext:value-type="float">
            <text:p>1000001</text:p>
          </table:table-cell>
          <table:table-cell table:formula="of:=IF([.$A39]&lt;[.U$2];&quot;&quot;;IF([.$A39]=[.U$2];1;MIN([.$B$1]+1;[.T38]+[.U38])))" office:value-type="float" office:value="1000001" calcext:value-type="float">
            <text:p>1000001</text:p>
          </table:table-cell>
          <table:table-cell table:formula="of:=IF([.$A39]&lt;[.V$2];&quot;&quot;;IF([.$A39]=[.V$2];1;MIN([.$B$1]+1;[.U38]+[.V38])))" office:value-type="float" office:value="1000001" calcext:value-type="float">
            <text:p>1000001</text:p>
          </table:table-cell>
          <table:table-cell table:formula="of:=IF([.$A39]&lt;[.W$2];&quot;&quot;;IF([.$A39]=[.W$2];1;MIN([.$B$1]+1;[.V38]+[.W38])))" office:value-type="float" office:value="1000001" calcext:value-type="float">
            <text:p>1000001</text:p>
          </table:table-cell>
          <table:table-cell table:formula="of:=IF([.$A39]&lt;[.X$2];&quot;&quot;;IF([.$A39]=[.X$2];1;MIN([.$B$1]+1;[.W38]+[.X38])))" office:value-type="float" office:value="1000001" calcext:value-type="float">
            <text:p>1000001</text:p>
          </table:table-cell>
          <table:table-cell table:formula="of:=IF([.$A39]&lt;[.Y$2];&quot;&quot;;IF([.$A39]=[.Y$2];1;MIN([.$B$1]+1;[.X38]+[.Y38])))" office:value-type="float" office:value="1000001" calcext:value-type="float">
            <text:p>1000001</text:p>
          </table:table-cell>
          <table:table-cell table:formula="of:=IF([.$A39]&lt;[.Z$2];&quot;&quot;;IF([.$A39]=[.Z$2];1;MIN([.$B$1]+1;[.Y38]+[.Z38])))" office:value-type="float" office:value="1000001" calcext:value-type="float">
            <text:p>1000001</text:p>
          </table:table-cell>
          <table:table-cell table:formula="of:=IF([.$A39]&lt;[.AA$2];&quot;&quot;;IF([.$A39]=[.AA$2];1;MIN([.$B$1]+1;[.Z38]+[.AA38])))" office:value-type="float" office:value="1000001" calcext:value-type="float">
            <text:p>1000001</text:p>
          </table:table-cell>
          <table:table-cell table:formula="of:=IF([.$A39]&lt;[.AB$2];&quot;&quot;;IF([.$A39]=[.AB$2];1;MIN([.$B$1]+1;[.AA38]+[.AB38])))" office:value-type="float" office:value="1000001" calcext:value-type="float">
            <text:p>1000001</text:p>
          </table:table-cell>
          <table:table-cell table:formula="of:=IF([.$A39]&lt;[.AC$2];&quot;&quot;;IF([.$A39]=[.AC$2];1;MIN([.$B$1]+1;[.AB38]+[.AC38])))" office:value-type="float" office:value="1000001" calcext:value-type="float">
            <text:p>1000001</text:p>
          </table:table-cell>
          <table:table-cell table:formula="of:=IF([.$A39]&lt;[.AD$2];&quot;&quot;;IF([.$A39]=[.AD$2];1;MIN([.$B$1]+1;[.AC38]+[.AD38])))" office:value-type="float" office:value="1000001" calcext:value-type="float">
            <text:p>1000001</text:p>
          </table:table-cell>
          <table:table-cell table:formula="of:=IF([.$A39]&lt;[.AE$2];&quot;&quot;;IF([.$A39]=[.AE$2];1;MIN([.$B$1]+1;[.AD38]+[.AE38])))" office:value-type="float" office:value="1000001" calcext:value-type="float">
            <text:p>1000001</text:p>
          </table:table-cell>
          <table:table-cell table:formula="of:=IF([.$A39]&lt;[.AF$2];&quot;&quot;;IF([.$A39]=[.AF$2];1;MIN([.$B$1]+1;[.AE38]+[.AF38])))" office:value-type="float" office:value="1000001" calcext:value-type="float">
            <text:p>1000001</text:p>
          </table:table-cell>
          <table:table-cell table:formula="of:=IF([.$A39]&lt;[.AG$2];&quot;&quot;;IF([.$A39]=[.AG$2];1;MIN([.$B$1]+1;[.AF38]+[.AG38])))" office:value-type="float" office:value="376992" calcext:value-type="float">
            <text:p>376992</text:p>
          </table:table-cell>
          <table:table-cell table:formula="of:=IF([.$A39]&lt;[.AH$2];&quot;&quot;;IF([.$A39]=[.AH$2];1;MIN([.$B$1]+1;[.AG38]+[.AH38])))" office:value-type="float" office:value="58905" calcext:value-type="float">
            <text:p>58905</text:p>
          </table:table-cell>
          <table:table-cell table:formula="of:=IF([.$A39]&lt;[.AI$2];&quot;&quot;;IF([.$A39]=[.AI$2];1;MIN([.$B$1]+1;[.AH38]+[.AI38])))" office:value-type="float" office:value="7140" calcext:value-type="float">
            <text:p>7140</text:p>
          </table:table-cell>
          <table:table-cell table:formula="of:=IF([.$A39]&lt;[.AJ$2];&quot;&quot;;IF([.$A39]=[.AJ$2];1;MIN([.$B$1]+1;[.AI38]+[.AJ38])))" office:value-type="float" office:value="630" calcext:value-type="float">
            <text:p>630</text:p>
          </table:table-cell>
          <table:table-cell table:formula="of:=IF([.$A39]&lt;[.AK$2];&quot;&quot;;IF([.$A39]=[.AK$2];1;MIN([.$B$1]+1;[.AJ38]+[.AK38])))" office:value-type="float" office:value="36" calcext:value-type="float">
            <text:p>36</text:p>
          </table:table-cell>
          <table:table-cell table:formula="of:=IF([.$A39]&lt;[.AL$2];&quot;&quot;;IF([.$A39]=[.AL$2];1;MIN([.$B$1]+1;[.AK38]+[.AL38])))" office:value-type="float" office:value="1" calcext:value-type="float">
            <text:p>1</text:p>
          </table:table-cell>
          <table:table-cell table:formula="of:=IF([.$A39]&lt;[.AM$2];&quot;&quot;;IF([.$A39]=[.AM$2];1;MIN([.$B$1]+1;[.AL38]+[.AM38])))">
            <text:p/>
          </table:table-cell>
          <table:table-cell table:formula="of:=IF([.$A39]&lt;[.AN$2];&quot;&quot;;IF([.$A39]=[.AN$2];1;MIN([.$B$1]+1;[.AM38]+[.AN38])))">
            <text:p/>
          </table:table-cell>
          <table:table-cell table:formula="of:=IF([.$A39]&lt;[.AO$2];&quot;&quot;;IF([.$A39]=[.AO$2];1;MIN([.$B$1]+1;[.AN38]+[.AO38])))">
            <text:p/>
          </table:table-cell>
          <table:table-cell table:formula="of:=IF([.$A39]&lt;[.AP$2];&quot;&quot;;IF([.$A39]=[.AP$2];1;MIN([.$B$1]+1;[.AO38]+[.AP38])))">
            <text:p/>
          </table:table-cell>
          <table:table-cell table:formula="of:=IF([.$A39]&lt;[.AQ$2];&quot;&quot;;IF([.$A39]=[.AQ$2];1;MIN([.$B$1]+1;[.AP38]+[.AQ38])))">
            <text:p/>
          </table:table-cell>
          <table:table-cell table:formula="of:=IF([.$A39]&lt;[.AR$2];&quot;&quot;;IF([.$A39]=[.AR$2];1;MIN([.$B$1]+1;[.AQ38]+[.AR38])))">
            <text:p/>
          </table:table-cell>
          <table:table-cell table:formula="of:=IF([.$A39]&lt;[.AS$2];&quot;&quot;;IF([.$A39]=[.AS$2];1;MIN([.$B$1]+1;[.AR38]+[.AS38])))">
            <text:p/>
          </table:table-cell>
          <table:table-cell table:formula="of:=IF([.$A39]&lt;[.AT$2];&quot;&quot;;IF([.$A39]=[.AT$2];1;MIN([.$B$1]+1;[.AS38]+[.AT38])))">
            <text:p/>
          </table:table-cell>
          <table:table-cell table:formula="of:=IF([.$A39]&lt;[.AU$2];&quot;&quot;;IF([.$A39]=[.AU$2];1;MIN([.$B$1]+1;[.AT38]+[.AU38])))">
            <text:p/>
          </table:table-cell>
          <table:table-cell table:formula="of:=IF([.$A39]&lt;[.AV$2];&quot;&quot;;IF([.$A39]=[.AV$2];1;MIN([.$B$1]+1;[.AU38]+[.AV38])))">
            <text:p/>
          </table:table-cell>
          <table:table-cell table:formula="of:=IF([.$A39]&lt;[.AW$2];&quot;&quot;;IF([.$A39]=[.AW$2];1;MIN([.$B$1]+1;[.AV38]+[.AW38])))">
            <text:p/>
          </table:table-cell>
          <table:table-cell table:formula="of:=IF([.$A39]&lt;[.AX$2];&quot;&quot;;IF([.$A39]=[.AX$2];1;MIN([.$B$1]+1;[.AW38]+[.AX38])))">
            <text:p/>
          </table:table-cell>
          <table:table-cell table:formula="of:=IF([.$A39]&lt;[.AY$2];&quot;&quot;;IF([.$A39]=[.AY$2];1;MIN([.$B$1]+1;[.AX38]+[.AY38])))">
            <text:p/>
          </table:table-cell>
          <table:table-cell table:formula="of:=IF([.$A39]&lt;[.AZ$2];&quot;&quot;;IF([.$A39]=[.AZ$2];1;MIN([.$B$1]+1;[.AY38]+[.AZ38])))">
            <text:p/>
          </table:table-cell>
          <table:table-cell table:formula="of:=IF([.$A39]&lt;[.BA$2];&quot;&quot;;IF([.$A39]=[.BA$2];1;MIN([.$B$1]+1;[.AZ38]+[.BA38])))">
            <text:p/>
          </table:table-cell>
          <table:table-cell table:formula="of:=IF([.$A39]&lt;[.BB$2];&quot;&quot;;IF([.$A39]=[.BB$2];1;MIN([.$B$1]+1;[.BA38]+[.BB38])))">
            <text:p/>
          </table:table-cell>
          <table:table-cell table:formula="of:=IF([.$A39]&lt;[.BC$2];&quot;&quot;;IF([.$A39]=[.BC$2];1;MIN([.$B$1]+1;[.BB38]+[.BC38])))">
            <text:p/>
          </table:table-cell>
          <table:table-cell table:formula="of:=IF([.$A39]&lt;[.BD$2];&quot;&quot;;IF([.$A39]=[.BD$2];1;MIN([.$B$1]+1;[.BC38]+[.BD38])))">
            <text:p/>
          </table:table-cell>
          <table:table-cell table:formula="of:=IF([.$A39]&lt;[.BE$2];&quot;&quot;;IF([.$A39]=[.BE$2];1;MIN([.$B$1]+1;[.BD38]+[.BE38])))">
            <text:p/>
          </table:table-cell>
          <table:table-cell table:formula="of:=IF([.$A39]&lt;[.BF$2];&quot;&quot;;IF([.$A39]=[.BF$2];1;MIN([.$B$1]+1;[.BE38]+[.BF38])))">
            <text:p/>
          </table:table-cell>
          <table:table-cell table:formula="of:=IF([.$A39]&lt;[.BG$2];&quot;&quot;;IF([.$A39]=[.BG$2];1;MIN([.$B$1]+1;[.BF38]+[.BG38])))">
            <text:p/>
          </table:table-cell>
          <table:table-cell table:formula="of:=IF([.$A39]&lt;[.BH$2];&quot;&quot;;IF([.$A39]=[.BH$2];1;MIN([.$B$1]+1;[.BG38]+[.BH38])))">
            <text:p/>
          </table:table-cell>
          <table:table-cell table:formula="of:=IF([.$A39]&lt;[.BI$2];&quot;&quot;;IF([.$A39]=[.BI$2];1;MIN([.$B$1]+1;[.BH38]+[.BI38])))">
            <text:p/>
          </table:table-cell>
          <table:table-cell table:formula="of:=IF([.$A39]&lt;[.BJ$2];&quot;&quot;;IF([.$A39]=[.BJ$2];1;MIN([.$B$1]+1;[.BI38]+[.BJ38])))">
            <text:p/>
          </table:table-cell>
          <table:table-cell table:formula="of:=IF([.$A39]&lt;[.BK$2];&quot;&quot;;IF([.$A39]=[.BK$2];1;MIN([.$B$1]+1;[.BJ38]+[.BK38])))">
            <text:p/>
          </table:table-cell>
          <table:table-cell table:formula="of:=IF([.$A39]&lt;[.BL$2];&quot;&quot;;IF([.$A39]=[.BL$2];1;MIN([.$B$1]+1;[.BK38]+[.BL38])))">
            <text:p/>
          </table:table-cell>
          <table:table-cell table:formula="of:=IF([.$A39]&lt;[.BM$2];&quot;&quot;;IF([.$A39]=[.BM$2];1;MIN([.$B$1]+1;[.BL38]+[.BM38])))">
            <text:p/>
          </table:table-cell>
          <table:table-cell table:formula="of:=IF([.$A39]&lt;[.BN$2];&quot;&quot;;IF([.$A39]=[.BN$2];1;MIN([.$B$1]+1;[.BM38]+[.BN38])))">
            <text:p/>
          </table:table-cell>
          <table:table-cell table:formula="of:=IF([.$A39]&lt;[.BO$2];&quot;&quot;;IF([.$A39]=[.BO$2];1;MIN([.$B$1]+1;[.BN38]+[.BO38])))">
            <text:p/>
          </table:table-cell>
          <table:table-cell table:formula="of:=IF([.$A39]&lt;[.BP$2];&quot;&quot;;IF([.$A39]=[.BP$2];1;MIN([.$B$1]+1;[.BO38]+[.BP38])))">
            <text:p/>
          </table:table-cell>
          <table:table-cell table:formula="of:=IF([.$A39]&lt;[.BQ$2];&quot;&quot;;IF([.$A39]=[.BQ$2];1;MIN([.$B$1]+1;[.BP38]+[.BQ38])))">
            <text:p/>
          </table:table-cell>
          <table:table-cell table:formula="of:=IF([.$A39]&lt;[.BR$2];&quot;&quot;;IF([.$A39]=[.BR$2];1;MIN([.$B$1]+1;[.BQ38]+[.BR38])))">
            <text:p/>
          </table:table-cell>
          <table:table-cell table:formula="of:=IF([.$A39]&lt;[.BS$2];&quot;&quot;;IF([.$A39]=[.BS$2];1;MIN([.$B$1]+1;[.BR38]+[.BS38])))">
            <text:p/>
          </table:table-cell>
          <table:table-cell table:formula="of:=IF([.$A39]&lt;[.BT$2];&quot;&quot;;IF([.$A39]=[.BT$2];1;MIN([.$B$1]+1;[.BS38]+[.BT38])))">
            <text:p/>
          </table:table-cell>
          <table:table-cell table:formula="of:=IF([.$A39]&lt;[.BU$2];&quot;&quot;;IF([.$A39]=[.BU$2];1;MIN([.$B$1]+1;[.BT38]+[.BU38])))">
            <text:p/>
          </table:table-cell>
          <table:table-cell table:formula="of:=IF([.$A39]&lt;[.BV$2];&quot;&quot;;IF([.$A39]=[.BV$2];1;MIN([.$B$1]+1;[.BU38]+[.BV38])))">
            <text:p/>
          </table:table-cell>
          <table:table-cell table:formula="of:=IF([.$A39]&lt;[.BW$2];&quot;&quot;;IF([.$A39]=[.BW$2];1;MIN([.$B$1]+1;[.BV38]+[.BW38])))">
            <text:p/>
          </table:table-cell>
          <table:table-cell table:formula="of:=IF([.$A39]&lt;[.BX$2];&quot;&quot;;IF([.$A39]=[.BX$2];1;MIN([.$B$1]+1;[.BW38]+[.BX38])))">
            <text:p/>
          </table:table-cell>
          <table:table-cell table:formula="of:=IF([.$A39]&lt;[.BY$2];&quot;&quot;;IF([.$A39]=[.BY$2];1;MIN([.$B$1]+1;[.BX38]+[.BY38])))">
            <text:p/>
          </table:table-cell>
          <table:table-cell table:formula="of:=IF([.$A39]&lt;[.BZ$2];&quot;&quot;;IF([.$A39]=[.BZ$2];1;MIN([.$B$1]+1;[.BY38]+[.BZ38])))">
            <text:p/>
          </table:table-cell>
          <table:table-cell table:formula="of:=IF([.$A39]&lt;[.CA$2];&quot;&quot;;IF([.$A39]=[.CA$2];1;MIN([.$B$1]+1;[.BZ38]+[.CA38])))">
            <text:p/>
          </table:table-cell>
          <table:table-cell table:formula="of:=IF([.$A39]&lt;[.CB$2];&quot;&quot;;IF([.$A39]=[.CB$2];1;MIN([.$B$1]+1;[.CA38]+[.CB38])))">
            <text:p/>
          </table:table-cell>
          <table:table-cell table:formula="of:=IF([.$A39]&lt;[.CC$2];&quot;&quot;;IF([.$A39]=[.CC$2];1;MIN([.$B$1]+1;[.CB38]+[.CC38])))">
            <text:p/>
          </table:table-cell>
          <table:table-cell table:formula="of:=IF([.$A39]&lt;[.CD$2];&quot;&quot;;IF([.$A39]=[.CD$2];1;MIN([.$B$1]+1;[.CC38]+[.CD38])))">
            <text:p/>
          </table:table-cell>
          <table:table-cell table:formula="of:=IF([.$A39]&lt;[.CE$2];&quot;&quot;;IF([.$A39]=[.CE$2];1;MIN([.$B$1]+1;[.CD38]+[.CE38])))">
            <text:p/>
          </table:table-cell>
          <table:table-cell table:formula="of:=IF([.$A39]&lt;[.CF$2];&quot;&quot;;IF([.$A39]=[.CF$2];1;MIN([.$B$1]+1;[.CE38]+[.CF38])))">
            <text:p/>
          </table:table-cell>
          <table:table-cell table:formula="of:=IF([.$A39]&lt;[.CG$2];&quot;&quot;;IF([.$A39]=[.CG$2];1;MIN([.$B$1]+1;[.CF38]+[.CG38])))">
            <text:p/>
          </table:table-cell>
          <table:table-cell table:formula="of:=IF([.$A39]&lt;[.CH$2];&quot;&quot;;IF([.$A39]=[.CH$2];1;MIN([.$B$1]+1;[.CG38]+[.CH38])))">
            <text:p/>
          </table:table-cell>
          <table:table-cell table:formula="of:=IF([.$A39]&lt;[.CI$2];&quot;&quot;;IF([.$A39]=[.CI$2];1;MIN([.$B$1]+1;[.CH38]+[.CI38])))">
            <text:p/>
          </table:table-cell>
          <table:table-cell table:formula="of:=IF([.$A39]&lt;[.CJ$2];&quot;&quot;;IF([.$A39]=[.CJ$2];1;MIN([.$B$1]+1;[.CI38]+[.CJ38])))">
            <text:p/>
          </table:table-cell>
          <table:table-cell table:formula="of:=IF([.$A39]&lt;[.CK$2];&quot;&quot;;IF([.$A39]=[.CK$2];1;MIN([.$B$1]+1;[.CJ38]+[.CK38])))">
            <text:p/>
          </table:table-cell>
          <table:table-cell table:formula="of:=IF([.$A39]&lt;[.CL$2];&quot;&quot;;IF([.$A39]=[.CL$2];1;MIN([.$B$1]+1;[.CK38]+[.CL38])))">
            <text:p/>
          </table:table-cell>
          <table:table-cell table:formula="of:=IF([.$A39]&lt;[.CM$2];&quot;&quot;;IF([.$A39]=[.CM$2];1;MIN([.$B$1]+1;[.CL38]+[.CM38])))">
            <text:p/>
          </table:table-cell>
          <table:table-cell table:formula="of:=IF([.$A39]&lt;[.CN$2];&quot;&quot;;IF([.$A39]=[.CN$2];1;MIN([.$B$1]+1;[.CM38]+[.CN38])))">
            <text:p/>
          </table:table-cell>
          <table:table-cell table:formula="of:=IF([.$A39]&lt;[.CO$2];&quot;&quot;;IF([.$A39]=[.CO$2];1;MIN([.$B$1]+1;[.CN38]+[.CO38])))">
            <text:p/>
          </table:table-cell>
          <table:table-cell table:formula="of:=IF([.$A39]&lt;[.CP$2];&quot;&quot;;IF([.$A39]=[.CP$2];1;MIN([.$B$1]+1;[.CO38]+[.CP38])))">
            <text:p/>
          </table:table-cell>
          <table:table-cell table:formula="of:=IF([.$A39]&lt;[.CQ$2];&quot;&quot;;IF([.$A39]=[.CQ$2];1;MIN([.$B$1]+1;[.CP38]+[.CQ38])))">
            <text:p/>
          </table:table-cell>
          <table:table-cell table:formula="of:=IF([.$A39]&lt;[.CR$2];&quot;&quot;;IF([.$A39]=[.CR$2];1;MIN([.$B$1]+1;[.CQ38]+[.CR38])))">
            <text:p/>
          </table:table-cell>
          <table:table-cell table:formula="of:=IF([.$A39]&lt;[.CS$2];&quot;&quot;;IF([.$A39]=[.CS$2];1;MIN([.$B$1]+1;[.CR38]+[.CS38])))">
            <text:p/>
          </table:table-cell>
          <table:table-cell table:formula="of:=IF([.$A39]&lt;[.CT$2];&quot;&quot;;IF([.$A39]=[.CT$2];1;MIN([.$B$1]+1;[.CS38]+[.CT38])))">
            <text:p/>
          </table:table-cell>
          <table:table-cell table:formula="of:=IF([.$A39]&lt;[.CU$2];&quot;&quot;;IF([.$A39]=[.CU$2];1;MIN([.$B$1]+1;[.CT38]+[.CU38])))">
            <text:p/>
          </table:table-cell>
          <table:table-cell table:formula="of:=IF([.$A39]&lt;[.CV$2];&quot;&quot;;IF([.$A39]=[.CV$2];1;MIN([.$B$1]+1;[.CU38]+[.CV38])))">
            <text:p/>
          </table:table-cell>
          <table:table-cell table:formula="of:=IF([.$A39]&lt;[.CW$2];&quot;&quot;;IF([.$A39]=[.CW$2];1;MIN([.$B$1]+1;[.CV38]+[.CW38])))">
            <text:p/>
          </table:table-cell>
          <table:table-cell table:formula="of:=IF([.$A39]&lt;[.CX$2];&quot;&quot;;IF([.$A39]=[.CX$2];1;MIN([.$B$1]+1;[.CW38]+[.CX38])))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IF([.$A40]&lt;[.C$2];&quot;&quot;;IF([.$A40]=[.C$2];1;MIN([.$B$1]+1;[.B39]+[.C39])))" office:value-type="float" office:value="37" calcext:value-type="float">
            <text:p>37</text:p>
          </table:table-cell>
          <table:table-cell table:formula="of:=IF([.$A40]&lt;[.D$2];&quot;&quot;;IF([.$A40]=[.D$2];1;MIN([.$B$1]+1;[.C39]+[.D39])))" office:value-type="float" office:value="666" calcext:value-type="float">
            <text:p>666</text:p>
          </table:table-cell>
          <table:table-cell table:formula="of:=IF([.$A40]&lt;[.E$2];&quot;&quot;;IF([.$A40]=[.E$2];1;MIN([.$B$1]+1;[.D39]+[.E39])))" office:value-type="float" office:value="7770" calcext:value-type="float">
            <text:p>7770</text:p>
          </table:table-cell>
          <table:table-cell table:formula="of:=IF([.$A40]&lt;[.F$2];&quot;&quot;;IF([.$A40]=[.F$2];1;MIN([.$B$1]+1;[.E39]+[.F39])))" office:value-type="float" office:value="66045" calcext:value-type="float">
            <text:p>66045</text:p>
          </table:table-cell>
          <table:table-cell table:formula="of:=IF([.$A40]&lt;[.G$2];&quot;&quot;;IF([.$A40]=[.G$2];1;MIN([.$B$1]+1;[.F39]+[.G39])))" office:value-type="float" office:value="435897" calcext:value-type="float">
            <text:p>435897</text:p>
          </table:table-cell>
          <table:table-cell table:formula="of:=IF([.$A40]&lt;[.H$2];&quot;&quot;;IF([.$A40]=[.H$2];1;MIN([.$B$1]+1;[.G39]+[.H39])))" office:value-type="float" office:value="1000001" calcext:value-type="float">
            <text:p>1000001</text:p>
          </table:table-cell>
          <table:table-cell table:formula="of:=IF([.$A40]&lt;[.I$2];&quot;&quot;;IF([.$A40]=[.I$2];1;MIN([.$B$1]+1;[.H39]+[.I39])))" office:value-type="float" office:value="1000001" calcext:value-type="float">
            <text:p>1000001</text:p>
          </table:table-cell>
          <table:table-cell table:formula="of:=IF([.$A40]&lt;[.J$2];&quot;&quot;;IF([.$A40]=[.J$2];1;MIN([.$B$1]+1;[.I39]+[.J39])))" office:value-type="float" office:value="1000001" calcext:value-type="float">
            <text:p>1000001</text:p>
          </table:table-cell>
          <table:table-cell table:formula="of:=IF([.$A40]&lt;[.K$2];&quot;&quot;;IF([.$A40]=[.K$2];1;MIN([.$B$1]+1;[.J39]+[.K39])))" office:value-type="float" office:value="1000001" calcext:value-type="float">
            <text:p>1000001</text:p>
          </table:table-cell>
          <table:table-cell table:formula="of:=IF([.$A40]&lt;[.L$2];&quot;&quot;;IF([.$A40]=[.L$2];1;MIN([.$B$1]+1;[.K39]+[.L39])))" office:value-type="float" office:value="1000001" calcext:value-type="float">
            <text:p>1000001</text:p>
          </table:table-cell>
          <table:table-cell table:formula="of:=IF([.$A40]&lt;[.M$2];&quot;&quot;;IF([.$A40]=[.M$2];1;MIN([.$B$1]+1;[.L39]+[.M39])))" office:value-type="float" office:value="1000001" calcext:value-type="float">
            <text:p>1000001</text:p>
          </table:table-cell>
          <table:table-cell table:formula="of:=IF([.$A40]&lt;[.N$2];&quot;&quot;;IF([.$A40]=[.N$2];1;MIN([.$B$1]+1;[.M39]+[.N39])))" office:value-type="float" office:value="1000001" calcext:value-type="float">
            <text:p>1000001</text:p>
          </table:table-cell>
          <table:table-cell table:formula="of:=IF([.$A40]&lt;[.O$2];&quot;&quot;;IF([.$A40]=[.O$2];1;MIN([.$B$1]+1;[.N39]+[.O39])))" office:value-type="float" office:value="1000001" calcext:value-type="float">
            <text:p>1000001</text:p>
          </table:table-cell>
          <table:table-cell table:formula="of:=IF([.$A40]&lt;[.P$2];&quot;&quot;;IF([.$A40]=[.P$2];1;MIN([.$B$1]+1;[.O39]+[.P39])))" office:value-type="float" office:value="1000001" calcext:value-type="float">
            <text:p>1000001</text:p>
          </table:table-cell>
          <table:table-cell table:formula="of:=IF([.$A40]&lt;[.Q$2];&quot;&quot;;IF([.$A40]=[.Q$2];1;MIN([.$B$1]+1;[.P39]+[.Q39])))" office:value-type="float" office:value="1000001" calcext:value-type="float">
            <text:p>1000001</text:p>
          </table:table-cell>
          <table:table-cell table:formula="of:=IF([.$A40]&lt;[.R$2];&quot;&quot;;IF([.$A40]=[.R$2];1;MIN([.$B$1]+1;[.Q39]+[.R39])))" office:value-type="float" office:value="1000001" calcext:value-type="float">
            <text:p>1000001</text:p>
          </table:table-cell>
          <table:table-cell table:formula="of:=IF([.$A40]&lt;[.S$2];&quot;&quot;;IF([.$A40]=[.S$2];1;MIN([.$B$1]+1;[.R39]+[.S39])))" office:value-type="float" office:value="1000001" calcext:value-type="float">
            <text:p>1000001</text:p>
          </table:table-cell>
          <table:table-cell table:formula="of:=IF([.$A40]&lt;[.T$2];&quot;&quot;;IF([.$A40]=[.T$2];1;MIN([.$B$1]+1;[.S39]+[.T39])))" office:value-type="float" office:value="1000001" calcext:value-type="float">
            <text:p>1000001</text:p>
          </table:table-cell>
          <table:table-cell table:formula="of:=IF([.$A40]&lt;[.U$2];&quot;&quot;;IF([.$A40]=[.U$2];1;MIN([.$B$1]+1;[.T39]+[.U39])))" office:value-type="float" office:value="1000001" calcext:value-type="float">
            <text:p>1000001</text:p>
          </table:table-cell>
          <table:table-cell table:formula="of:=IF([.$A40]&lt;[.V$2];&quot;&quot;;IF([.$A40]=[.V$2];1;MIN([.$B$1]+1;[.U39]+[.V39])))" office:value-type="float" office:value="1000001" calcext:value-type="float">
            <text:p>1000001</text:p>
          </table:table-cell>
          <table:table-cell table:formula="of:=IF([.$A40]&lt;[.W$2];&quot;&quot;;IF([.$A40]=[.W$2];1;MIN([.$B$1]+1;[.V39]+[.W39])))" office:value-type="float" office:value="1000001" calcext:value-type="float">
            <text:p>1000001</text:p>
          </table:table-cell>
          <table:table-cell table:formula="of:=IF([.$A40]&lt;[.X$2];&quot;&quot;;IF([.$A40]=[.X$2];1;MIN([.$B$1]+1;[.W39]+[.X39])))" office:value-type="float" office:value="1000001" calcext:value-type="float">
            <text:p>1000001</text:p>
          </table:table-cell>
          <table:table-cell table:formula="of:=IF([.$A40]&lt;[.Y$2];&quot;&quot;;IF([.$A40]=[.Y$2];1;MIN([.$B$1]+1;[.X39]+[.Y39])))" office:value-type="float" office:value="1000001" calcext:value-type="float">
            <text:p>1000001</text:p>
          </table:table-cell>
          <table:table-cell table:formula="of:=IF([.$A40]&lt;[.Z$2];&quot;&quot;;IF([.$A40]=[.Z$2];1;MIN([.$B$1]+1;[.Y39]+[.Z39])))" office:value-type="float" office:value="1000001" calcext:value-type="float">
            <text:p>1000001</text:p>
          </table:table-cell>
          <table:table-cell table:formula="of:=IF([.$A40]&lt;[.AA$2];&quot;&quot;;IF([.$A40]=[.AA$2];1;MIN([.$B$1]+1;[.Z39]+[.AA39])))" office:value-type="float" office:value="1000001" calcext:value-type="float">
            <text:p>1000001</text:p>
          </table:table-cell>
          <table:table-cell table:formula="of:=IF([.$A40]&lt;[.AB$2];&quot;&quot;;IF([.$A40]=[.AB$2];1;MIN([.$B$1]+1;[.AA39]+[.AB39])))" office:value-type="float" office:value="1000001" calcext:value-type="float">
            <text:p>1000001</text:p>
          </table:table-cell>
          <table:table-cell table:formula="of:=IF([.$A40]&lt;[.AC$2];&quot;&quot;;IF([.$A40]=[.AC$2];1;MIN([.$B$1]+1;[.AB39]+[.AC39])))" office:value-type="float" office:value="1000001" calcext:value-type="float">
            <text:p>1000001</text:p>
          </table:table-cell>
          <table:table-cell table:formula="of:=IF([.$A40]&lt;[.AD$2];&quot;&quot;;IF([.$A40]=[.AD$2];1;MIN([.$B$1]+1;[.AC39]+[.AD39])))" office:value-type="float" office:value="1000001" calcext:value-type="float">
            <text:p>1000001</text:p>
          </table:table-cell>
          <table:table-cell table:formula="of:=IF([.$A40]&lt;[.AE$2];&quot;&quot;;IF([.$A40]=[.AE$2];1;MIN([.$B$1]+1;[.AD39]+[.AE39])))" office:value-type="float" office:value="1000001" calcext:value-type="float">
            <text:p>1000001</text:p>
          </table:table-cell>
          <table:table-cell table:formula="of:=IF([.$A40]&lt;[.AF$2];&quot;&quot;;IF([.$A40]=[.AF$2];1;MIN([.$B$1]+1;[.AE39]+[.AF39])))" office:value-type="float" office:value="1000001" calcext:value-type="float">
            <text:p>1000001</text:p>
          </table:table-cell>
          <table:table-cell table:formula="of:=IF([.$A40]&lt;[.AG$2];&quot;&quot;;IF([.$A40]=[.AG$2];1;MIN([.$B$1]+1;[.AF39]+[.AG39])))" office:value-type="float" office:value="1000001" calcext:value-type="float">
            <text:p>1000001</text:p>
          </table:table-cell>
          <table:table-cell table:formula="of:=IF([.$A40]&lt;[.AH$2];&quot;&quot;;IF([.$A40]=[.AH$2];1;MIN([.$B$1]+1;[.AG39]+[.AH39])))" office:value-type="float" office:value="435897" calcext:value-type="float">
            <text:p>435897</text:p>
          </table:table-cell>
          <table:table-cell table:formula="of:=IF([.$A40]&lt;[.AI$2];&quot;&quot;;IF([.$A40]=[.AI$2];1;MIN([.$B$1]+1;[.AH39]+[.AI39])))" office:value-type="float" office:value="66045" calcext:value-type="float">
            <text:p>66045</text:p>
          </table:table-cell>
          <table:table-cell table:formula="of:=IF([.$A40]&lt;[.AJ$2];&quot;&quot;;IF([.$A40]=[.AJ$2];1;MIN([.$B$1]+1;[.AI39]+[.AJ39])))" office:value-type="float" office:value="7770" calcext:value-type="float">
            <text:p>7770</text:p>
          </table:table-cell>
          <table:table-cell table:formula="of:=IF([.$A40]&lt;[.AK$2];&quot;&quot;;IF([.$A40]=[.AK$2];1;MIN([.$B$1]+1;[.AJ39]+[.AK39])))" office:value-type="float" office:value="666" calcext:value-type="float">
            <text:p>666</text:p>
          </table:table-cell>
          <table:table-cell table:formula="of:=IF([.$A40]&lt;[.AL$2];&quot;&quot;;IF([.$A40]=[.AL$2];1;MIN([.$B$1]+1;[.AK39]+[.AL39])))" office:value-type="float" office:value="37" calcext:value-type="float">
            <text:p>37</text:p>
          </table:table-cell>
          <table:table-cell table:formula="of:=IF([.$A40]&lt;[.AM$2];&quot;&quot;;IF([.$A40]=[.AM$2];1;MIN([.$B$1]+1;[.AL39]+[.AM39])))" office:value-type="float" office:value="1" calcext:value-type="float">
            <text:p>1</text:p>
          </table:table-cell>
          <table:table-cell table:formula="of:=IF([.$A40]&lt;[.AN$2];&quot;&quot;;IF([.$A40]=[.AN$2];1;MIN([.$B$1]+1;[.AM39]+[.AN39])))">
            <text:p/>
          </table:table-cell>
          <table:table-cell table:formula="of:=IF([.$A40]&lt;[.AO$2];&quot;&quot;;IF([.$A40]=[.AO$2];1;MIN([.$B$1]+1;[.AN39]+[.AO39])))">
            <text:p/>
          </table:table-cell>
          <table:table-cell table:formula="of:=IF([.$A40]&lt;[.AP$2];&quot;&quot;;IF([.$A40]=[.AP$2];1;MIN([.$B$1]+1;[.AO39]+[.AP39])))">
            <text:p/>
          </table:table-cell>
          <table:table-cell table:formula="of:=IF([.$A40]&lt;[.AQ$2];&quot;&quot;;IF([.$A40]=[.AQ$2];1;MIN([.$B$1]+1;[.AP39]+[.AQ39])))">
            <text:p/>
          </table:table-cell>
          <table:table-cell table:formula="of:=IF([.$A40]&lt;[.AR$2];&quot;&quot;;IF([.$A40]=[.AR$2];1;MIN([.$B$1]+1;[.AQ39]+[.AR39])))">
            <text:p/>
          </table:table-cell>
          <table:table-cell table:formula="of:=IF([.$A40]&lt;[.AS$2];&quot;&quot;;IF([.$A40]=[.AS$2];1;MIN([.$B$1]+1;[.AR39]+[.AS39])))">
            <text:p/>
          </table:table-cell>
          <table:table-cell table:formula="of:=IF([.$A40]&lt;[.AT$2];&quot;&quot;;IF([.$A40]=[.AT$2];1;MIN([.$B$1]+1;[.AS39]+[.AT39])))">
            <text:p/>
          </table:table-cell>
          <table:table-cell table:formula="of:=IF([.$A40]&lt;[.AU$2];&quot;&quot;;IF([.$A40]=[.AU$2];1;MIN([.$B$1]+1;[.AT39]+[.AU39])))">
            <text:p/>
          </table:table-cell>
          <table:table-cell table:formula="of:=IF([.$A40]&lt;[.AV$2];&quot;&quot;;IF([.$A40]=[.AV$2];1;MIN([.$B$1]+1;[.AU39]+[.AV39])))">
            <text:p/>
          </table:table-cell>
          <table:table-cell table:formula="of:=IF([.$A40]&lt;[.AW$2];&quot;&quot;;IF([.$A40]=[.AW$2];1;MIN([.$B$1]+1;[.AV39]+[.AW39])))">
            <text:p/>
          </table:table-cell>
          <table:table-cell table:formula="of:=IF([.$A40]&lt;[.AX$2];&quot;&quot;;IF([.$A40]=[.AX$2];1;MIN([.$B$1]+1;[.AW39]+[.AX39])))">
            <text:p/>
          </table:table-cell>
          <table:table-cell table:formula="of:=IF([.$A40]&lt;[.AY$2];&quot;&quot;;IF([.$A40]=[.AY$2];1;MIN([.$B$1]+1;[.AX39]+[.AY39])))">
            <text:p/>
          </table:table-cell>
          <table:table-cell table:formula="of:=IF([.$A40]&lt;[.AZ$2];&quot;&quot;;IF([.$A40]=[.AZ$2];1;MIN([.$B$1]+1;[.AY39]+[.AZ39])))">
            <text:p/>
          </table:table-cell>
          <table:table-cell table:formula="of:=IF([.$A40]&lt;[.BA$2];&quot;&quot;;IF([.$A40]=[.BA$2];1;MIN([.$B$1]+1;[.AZ39]+[.BA39])))">
            <text:p/>
          </table:table-cell>
          <table:table-cell table:formula="of:=IF([.$A40]&lt;[.BB$2];&quot;&quot;;IF([.$A40]=[.BB$2];1;MIN([.$B$1]+1;[.BA39]+[.BB39])))">
            <text:p/>
          </table:table-cell>
          <table:table-cell table:formula="of:=IF([.$A40]&lt;[.BC$2];&quot;&quot;;IF([.$A40]=[.BC$2];1;MIN([.$B$1]+1;[.BB39]+[.BC39])))">
            <text:p/>
          </table:table-cell>
          <table:table-cell table:formula="of:=IF([.$A40]&lt;[.BD$2];&quot;&quot;;IF([.$A40]=[.BD$2];1;MIN([.$B$1]+1;[.BC39]+[.BD39])))">
            <text:p/>
          </table:table-cell>
          <table:table-cell table:formula="of:=IF([.$A40]&lt;[.BE$2];&quot;&quot;;IF([.$A40]=[.BE$2];1;MIN([.$B$1]+1;[.BD39]+[.BE39])))">
            <text:p/>
          </table:table-cell>
          <table:table-cell table:formula="of:=IF([.$A40]&lt;[.BF$2];&quot;&quot;;IF([.$A40]=[.BF$2];1;MIN([.$B$1]+1;[.BE39]+[.BF39])))">
            <text:p/>
          </table:table-cell>
          <table:table-cell table:formula="of:=IF([.$A40]&lt;[.BG$2];&quot;&quot;;IF([.$A40]=[.BG$2];1;MIN([.$B$1]+1;[.BF39]+[.BG39])))">
            <text:p/>
          </table:table-cell>
          <table:table-cell table:formula="of:=IF([.$A40]&lt;[.BH$2];&quot;&quot;;IF([.$A40]=[.BH$2];1;MIN([.$B$1]+1;[.BG39]+[.BH39])))">
            <text:p/>
          </table:table-cell>
          <table:table-cell table:formula="of:=IF([.$A40]&lt;[.BI$2];&quot;&quot;;IF([.$A40]=[.BI$2];1;MIN([.$B$1]+1;[.BH39]+[.BI39])))">
            <text:p/>
          </table:table-cell>
          <table:table-cell table:formula="of:=IF([.$A40]&lt;[.BJ$2];&quot;&quot;;IF([.$A40]=[.BJ$2];1;MIN([.$B$1]+1;[.BI39]+[.BJ39])))">
            <text:p/>
          </table:table-cell>
          <table:table-cell table:formula="of:=IF([.$A40]&lt;[.BK$2];&quot;&quot;;IF([.$A40]=[.BK$2];1;MIN([.$B$1]+1;[.BJ39]+[.BK39])))">
            <text:p/>
          </table:table-cell>
          <table:table-cell table:formula="of:=IF([.$A40]&lt;[.BL$2];&quot;&quot;;IF([.$A40]=[.BL$2];1;MIN([.$B$1]+1;[.BK39]+[.BL39])))">
            <text:p/>
          </table:table-cell>
          <table:table-cell table:formula="of:=IF([.$A40]&lt;[.BM$2];&quot;&quot;;IF([.$A40]=[.BM$2];1;MIN([.$B$1]+1;[.BL39]+[.BM39])))">
            <text:p/>
          </table:table-cell>
          <table:table-cell table:formula="of:=IF([.$A40]&lt;[.BN$2];&quot;&quot;;IF([.$A40]=[.BN$2];1;MIN([.$B$1]+1;[.BM39]+[.BN39])))">
            <text:p/>
          </table:table-cell>
          <table:table-cell table:formula="of:=IF([.$A40]&lt;[.BO$2];&quot;&quot;;IF([.$A40]=[.BO$2];1;MIN([.$B$1]+1;[.BN39]+[.BO39])))">
            <text:p/>
          </table:table-cell>
          <table:table-cell table:formula="of:=IF([.$A40]&lt;[.BP$2];&quot;&quot;;IF([.$A40]=[.BP$2];1;MIN([.$B$1]+1;[.BO39]+[.BP39])))">
            <text:p/>
          </table:table-cell>
          <table:table-cell table:formula="of:=IF([.$A40]&lt;[.BQ$2];&quot;&quot;;IF([.$A40]=[.BQ$2];1;MIN([.$B$1]+1;[.BP39]+[.BQ39])))">
            <text:p/>
          </table:table-cell>
          <table:table-cell table:formula="of:=IF([.$A40]&lt;[.BR$2];&quot;&quot;;IF([.$A40]=[.BR$2];1;MIN([.$B$1]+1;[.BQ39]+[.BR39])))">
            <text:p/>
          </table:table-cell>
          <table:table-cell table:formula="of:=IF([.$A40]&lt;[.BS$2];&quot;&quot;;IF([.$A40]=[.BS$2];1;MIN([.$B$1]+1;[.BR39]+[.BS39])))">
            <text:p/>
          </table:table-cell>
          <table:table-cell table:formula="of:=IF([.$A40]&lt;[.BT$2];&quot;&quot;;IF([.$A40]=[.BT$2];1;MIN([.$B$1]+1;[.BS39]+[.BT39])))">
            <text:p/>
          </table:table-cell>
          <table:table-cell table:formula="of:=IF([.$A40]&lt;[.BU$2];&quot;&quot;;IF([.$A40]=[.BU$2];1;MIN([.$B$1]+1;[.BT39]+[.BU39])))">
            <text:p/>
          </table:table-cell>
          <table:table-cell table:formula="of:=IF([.$A40]&lt;[.BV$2];&quot;&quot;;IF([.$A40]=[.BV$2];1;MIN([.$B$1]+1;[.BU39]+[.BV39])))">
            <text:p/>
          </table:table-cell>
          <table:table-cell table:formula="of:=IF([.$A40]&lt;[.BW$2];&quot;&quot;;IF([.$A40]=[.BW$2];1;MIN([.$B$1]+1;[.BV39]+[.BW39])))">
            <text:p/>
          </table:table-cell>
          <table:table-cell table:formula="of:=IF([.$A40]&lt;[.BX$2];&quot;&quot;;IF([.$A40]=[.BX$2];1;MIN([.$B$1]+1;[.BW39]+[.BX39])))">
            <text:p/>
          </table:table-cell>
          <table:table-cell table:formula="of:=IF([.$A40]&lt;[.BY$2];&quot;&quot;;IF([.$A40]=[.BY$2];1;MIN([.$B$1]+1;[.BX39]+[.BY39])))">
            <text:p/>
          </table:table-cell>
          <table:table-cell table:formula="of:=IF([.$A40]&lt;[.BZ$2];&quot;&quot;;IF([.$A40]=[.BZ$2];1;MIN([.$B$1]+1;[.BY39]+[.BZ39])))">
            <text:p/>
          </table:table-cell>
          <table:table-cell table:formula="of:=IF([.$A40]&lt;[.CA$2];&quot;&quot;;IF([.$A40]=[.CA$2];1;MIN([.$B$1]+1;[.BZ39]+[.CA39])))">
            <text:p/>
          </table:table-cell>
          <table:table-cell table:formula="of:=IF([.$A40]&lt;[.CB$2];&quot;&quot;;IF([.$A40]=[.CB$2];1;MIN([.$B$1]+1;[.CA39]+[.CB39])))">
            <text:p/>
          </table:table-cell>
          <table:table-cell table:formula="of:=IF([.$A40]&lt;[.CC$2];&quot;&quot;;IF([.$A40]=[.CC$2];1;MIN([.$B$1]+1;[.CB39]+[.CC39])))">
            <text:p/>
          </table:table-cell>
          <table:table-cell table:formula="of:=IF([.$A40]&lt;[.CD$2];&quot;&quot;;IF([.$A40]=[.CD$2];1;MIN([.$B$1]+1;[.CC39]+[.CD39])))">
            <text:p/>
          </table:table-cell>
          <table:table-cell table:formula="of:=IF([.$A40]&lt;[.CE$2];&quot;&quot;;IF([.$A40]=[.CE$2];1;MIN([.$B$1]+1;[.CD39]+[.CE39])))">
            <text:p/>
          </table:table-cell>
          <table:table-cell table:formula="of:=IF([.$A40]&lt;[.CF$2];&quot;&quot;;IF([.$A40]=[.CF$2];1;MIN([.$B$1]+1;[.CE39]+[.CF39])))">
            <text:p/>
          </table:table-cell>
          <table:table-cell table:formula="of:=IF([.$A40]&lt;[.CG$2];&quot;&quot;;IF([.$A40]=[.CG$2];1;MIN([.$B$1]+1;[.CF39]+[.CG39])))">
            <text:p/>
          </table:table-cell>
          <table:table-cell table:formula="of:=IF([.$A40]&lt;[.CH$2];&quot;&quot;;IF([.$A40]=[.CH$2];1;MIN([.$B$1]+1;[.CG39]+[.CH39])))">
            <text:p/>
          </table:table-cell>
          <table:table-cell table:formula="of:=IF([.$A40]&lt;[.CI$2];&quot;&quot;;IF([.$A40]=[.CI$2];1;MIN([.$B$1]+1;[.CH39]+[.CI39])))">
            <text:p/>
          </table:table-cell>
          <table:table-cell table:formula="of:=IF([.$A40]&lt;[.CJ$2];&quot;&quot;;IF([.$A40]=[.CJ$2];1;MIN([.$B$1]+1;[.CI39]+[.CJ39])))">
            <text:p/>
          </table:table-cell>
          <table:table-cell table:formula="of:=IF([.$A40]&lt;[.CK$2];&quot;&quot;;IF([.$A40]=[.CK$2];1;MIN([.$B$1]+1;[.CJ39]+[.CK39])))">
            <text:p/>
          </table:table-cell>
          <table:table-cell table:formula="of:=IF([.$A40]&lt;[.CL$2];&quot;&quot;;IF([.$A40]=[.CL$2];1;MIN([.$B$1]+1;[.CK39]+[.CL39])))">
            <text:p/>
          </table:table-cell>
          <table:table-cell table:formula="of:=IF([.$A40]&lt;[.CM$2];&quot;&quot;;IF([.$A40]=[.CM$2];1;MIN([.$B$1]+1;[.CL39]+[.CM39])))">
            <text:p/>
          </table:table-cell>
          <table:table-cell table:formula="of:=IF([.$A40]&lt;[.CN$2];&quot;&quot;;IF([.$A40]=[.CN$2];1;MIN([.$B$1]+1;[.CM39]+[.CN39])))">
            <text:p/>
          </table:table-cell>
          <table:table-cell table:formula="of:=IF([.$A40]&lt;[.CO$2];&quot;&quot;;IF([.$A40]=[.CO$2];1;MIN([.$B$1]+1;[.CN39]+[.CO39])))">
            <text:p/>
          </table:table-cell>
          <table:table-cell table:formula="of:=IF([.$A40]&lt;[.CP$2];&quot;&quot;;IF([.$A40]=[.CP$2];1;MIN([.$B$1]+1;[.CO39]+[.CP39])))">
            <text:p/>
          </table:table-cell>
          <table:table-cell table:formula="of:=IF([.$A40]&lt;[.CQ$2];&quot;&quot;;IF([.$A40]=[.CQ$2];1;MIN([.$B$1]+1;[.CP39]+[.CQ39])))">
            <text:p/>
          </table:table-cell>
          <table:table-cell table:formula="of:=IF([.$A40]&lt;[.CR$2];&quot;&quot;;IF([.$A40]=[.CR$2];1;MIN([.$B$1]+1;[.CQ39]+[.CR39])))">
            <text:p/>
          </table:table-cell>
          <table:table-cell table:formula="of:=IF([.$A40]&lt;[.CS$2];&quot;&quot;;IF([.$A40]=[.CS$2];1;MIN([.$B$1]+1;[.CR39]+[.CS39])))">
            <text:p/>
          </table:table-cell>
          <table:table-cell table:formula="of:=IF([.$A40]&lt;[.CT$2];&quot;&quot;;IF([.$A40]=[.CT$2];1;MIN([.$B$1]+1;[.CS39]+[.CT39])))">
            <text:p/>
          </table:table-cell>
          <table:table-cell table:formula="of:=IF([.$A40]&lt;[.CU$2];&quot;&quot;;IF([.$A40]=[.CU$2];1;MIN([.$B$1]+1;[.CT39]+[.CU39])))">
            <text:p/>
          </table:table-cell>
          <table:table-cell table:formula="of:=IF([.$A40]&lt;[.CV$2];&quot;&quot;;IF([.$A40]=[.CV$2];1;MIN([.$B$1]+1;[.CU39]+[.CV39])))">
            <text:p/>
          </table:table-cell>
          <table:table-cell table:formula="of:=IF([.$A40]&lt;[.CW$2];&quot;&quot;;IF([.$A40]=[.CW$2];1;MIN([.$B$1]+1;[.CV39]+[.CW39])))">
            <text:p/>
          </table:table-cell>
          <table:table-cell table:formula="of:=IF([.$A40]&lt;[.CX$2];&quot;&quot;;IF([.$A40]=[.CX$2];1;MIN([.$B$1]+1;[.CW39]+[.CX39])))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IF([.$A41]&lt;[.C$2];&quot;&quot;;IF([.$A41]=[.C$2];1;MIN([.$B$1]+1;[.B40]+[.C40])))" office:value-type="float" office:value="38" calcext:value-type="float">
            <text:p>38</text:p>
          </table:table-cell>
          <table:table-cell table:formula="of:=IF([.$A41]&lt;[.D$2];&quot;&quot;;IF([.$A41]=[.D$2];1;MIN([.$B$1]+1;[.C40]+[.D40])))" office:value-type="float" office:value="703" calcext:value-type="float">
            <text:p>703</text:p>
          </table:table-cell>
          <table:table-cell table:formula="of:=IF([.$A41]&lt;[.E$2];&quot;&quot;;IF([.$A41]=[.E$2];1;MIN([.$B$1]+1;[.D40]+[.E40])))" office:value-type="float" office:value="8436" calcext:value-type="float">
            <text:p>8436</text:p>
          </table:table-cell>
          <table:table-cell table:formula="of:=IF([.$A41]&lt;[.F$2];&quot;&quot;;IF([.$A41]=[.F$2];1;MIN([.$B$1]+1;[.E40]+[.F40])))" office:value-type="float" office:value="73815" calcext:value-type="float">
            <text:p>73815</text:p>
          </table:table-cell>
          <table:table-cell table:formula="of:=IF([.$A41]&lt;[.G$2];&quot;&quot;;IF([.$A41]=[.G$2];1;MIN([.$B$1]+1;[.F40]+[.G40])))" office:value-type="float" office:value="501942" calcext:value-type="float">
            <text:p>501942</text:p>
          </table:table-cell>
          <table:table-cell table:formula="of:=IF([.$A41]&lt;[.H$2];&quot;&quot;;IF([.$A41]=[.H$2];1;MIN([.$B$1]+1;[.G40]+[.H40])))" office:value-type="float" office:value="1000001" calcext:value-type="float">
            <text:p>1000001</text:p>
          </table:table-cell>
          <table:table-cell table:formula="of:=IF([.$A41]&lt;[.I$2];&quot;&quot;;IF([.$A41]=[.I$2];1;MIN([.$B$1]+1;[.H40]+[.I40])))" office:value-type="float" office:value="1000001" calcext:value-type="float">
            <text:p>1000001</text:p>
          </table:table-cell>
          <table:table-cell table:formula="of:=IF([.$A41]&lt;[.J$2];&quot;&quot;;IF([.$A41]=[.J$2];1;MIN([.$B$1]+1;[.I40]+[.J40])))" office:value-type="float" office:value="1000001" calcext:value-type="float">
            <text:p>1000001</text:p>
          </table:table-cell>
          <table:table-cell table:formula="of:=IF([.$A41]&lt;[.K$2];&quot;&quot;;IF([.$A41]=[.K$2];1;MIN([.$B$1]+1;[.J40]+[.K40])))" office:value-type="float" office:value="1000001" calcext:value-type="float">
            <text:p>1000001</text:p>
          </table:table-cell>
          <table:table-cell table:formula="of:=IF([.$A41]&lt;[.L$2];&quot;&quot;;IF([.$A41]=[.L$2];1;MIN([.$B$1]+1;[.K40]+[.L40])))" office:value-type="float" office:value="1000001" calcext:value-type="float">
            <text:p>1000001</text:p>
          </table:table-cell>
          <table:table-cell table:formula="of:=IF([.$A41]&lt;[.M$2];&quot;&quot;;IF([.$A41]=[.M$2];1;MIN([.$B$1]+1;[.L40]+[.M40])))" office:value-type="float" office:value="1000001" calcext:value-type="float">
            <text:p>1000001</text:p>
          </table:table-cell>
          <table:table-cell table:formula="of:=IF([.$A41]&lt;[.N$2];&quot;&quot;;IF([.$A41]=[.N$2];1;MIN([.$B$1]+1;[.M40]+[.N40])))" office:value-type="float" office:value="1000001" calcext:value-type="float">
            <text:p>1000001</text:p>
          </table:table-cell>
          <table:table-cell table:formula="of:=IF([.$A41]&lt;[.O$2];&quot;&quot;;IF([.$A41]=[.O$2];1;MIN([.$B$1]+1;[.N40]+[.O40])))" office:value-type="float" office:value="1000001" calcext:value-type="float">
            <text:p>1000001</text:p>
          </table:table-cell>
          <table:table-cell table:formula="of:=IF([.$A41]&lt;[.P$2];&quot;&quot;;IF([.$A41]=[.P$2];1;MIN([.$B$1]+1;[.O40]+[.P40])))" office:value-type="float" office:value="1000001" calcext:value-type="float">
            <text:p>1000001</text:p>
          </table:table-cell>
          <table:table-cell table:formula="of:=IF([.$A41]&lt;[.Q$2];&quot;&quot;;IF([.$A41]=[.Q$2];1;MIN([.$B$1]+1;[.P40]+[.Q40])))" office:value-type="float" office:value="1000001" calcext:value-type="float">
            <text:p>1000001</text:p>
          </table:table-cell>
          <table:table-cell table:formula="of:=IF([.$A41]&lt;[.R$2];&quot;&quot;;IF([.$A41]=[.R$2];1;MIN([.$B$1]+1;[.Q40]+[.R40])))" office:value-type="float" office:value="1000001" calcext:value-type="float">
            <text:p>1000001</text:p>
          </table:table-cell>
          <table:table-cell table:formula="of:=IF([.$A41]&lt;[.S$2];&quot;&quot;;IF([.$A41]=[.S$2];1;MIN([.$B$1]+1;[.R40]+[.S40])))" office:value-type="float" office:value="1000001" calcext:value-type="float">
            <text:p>1000001</text:p>
          </table:table-cell>
          <table:table-cell table:formula="of:=IF([.$A41]&lt;[.T$2];&quot;&quot;;IF([.$A41]=[.T$2];1;MIN([.$B$1]+1;[.S40]+[.T40])))" office:value-type="float" office:value="1000001" calcext:value-type="float">
            <text:p>1000001</text:p>
          </table:table-cell>
          <table:table-cell table:formula="of:=IF([.$A41]&lt;[.U$2];&quot;&quot;;IF([.$A41]=[.U$2];1;MIN([.$B$1]+1;[.T40]+[.U40])))" office:value-type="float" office:value="1000001" calcext:value-type="float">
            <text:p>1000001</text:p>
          </table:table-cell>
          <table:table-cell table:formula="of:=IF([.$A41]&lt;[.V$2];&quot;&quot;;IF([.$A41]=[.V$2];1;MIN([.$B$1]+1;[.U40]+[.V40])))" office:value-type="float" office:value="1000001" calcext:value-type="float">
            <text:p>1000001</text:p>
          </table:table-cell>
          <table:table-cell table:formula="of:=IF([.$A41]&lt;[.W$2];&quot;&quot;;IF([.$A41]=[.W$2];1;MIN([.$B$1]+1;[.V40]+[.W40])))" office:value-type="float" office:value="1000001" calcext:value-type="float">
            <text:p>1000001</text:p>
          </table:table-cell>
          <table:table-cell table:formula="of:=IF([.$A41]&lt;[.X$2];&quot;&quot;;IF([.$A41]=[.X$2];1;MIN([.$B$1]+1;[.W40]+[.X40])))" office:value-type="float" office:value="1000001" calcext:value-type="float">
            <text:p>1000001</text:p>
          </table:table-cell>
          <table:table-cell table:formula="of:=IF([.$A41]&lt;[.Y$2];&quot;&quot;;IF([.$A41]=[.Y$2];1;MIN([.$B$1]+1;[.X40]+[.Y40])))" office:value-type="float" office:value="1000001" calcext:value-type="float">
            <text:p>1000001</text:p>
          </table:table-cell>
          <table:table-cell table:formula="of:=IF([.$A41]&lt;[.Z$2];&quot;&quot;;IF([.$A41]=[.Z$2];1;MIN([.$B$1]+1;[.Y40]+[.Z40])))" office:value-type="float" office:value="1000001" calcext:value-type="float">
            <text:p>1000001</text:p>
          </table:table-cell>
          <table:table-cell table:formula="of:=IF([.$A41]&lt;[.AA$2];&quot;&quot;;IF([.$A41]=[.AA$2];1;MIN([.$B$1]+1;[.Z40]+[.AA40])))" office:value-type="float" office:value="1000001" calcext:value-type="float">
            <text:p>1000001</text:p>
          </table:table-cell>
          <table:table-cell table:formula="of:=IF([.$A41]&lt;[.AB$2];&quot;&quot;;IF([.$A41]=[.AB$2];1;MIN([.$B$1]+1;[.AA40]+[.AB40])))" office:value-type="float" office:value="1000001" calcext:value-type="float">
            <text:p>1000001</text:p>
          </table:table-cell>
          <table:table-cell table:formula="of:=IF([.$A41]&lt;[.AC$2];&quot;&quot;;IF([.$A41]=[.AC$2];1;MIN([.$B$1]+1;[.AB40]+[.AC40])))" office:value-type="float" office:value="1000001" calcext:value-type="float">
            <text:p>1000001</text:p>
          </table:table-cell>
          <table:table-cell table:formula="of:=IF([.$A41]&lt;[.AD$2];&quot;&quot;;IF([.$A41]=[.AD$2];1;MIN([.$B$1]+1;[.AC40]+[.AD40])))" office:value-type="float" office:value="1000001" calcext:value-type="float">
            <text:p>1000001</text:p>
          </table:table-cell>
          <table:table-cell table:formula="of:=IF([.$A41]&lt;[.AE$2];&quot;&quot;;IF([.$A41]=[.AE$2];1;MIN([.$B$1]+1;[.AD40]+[.AE40])))" office:value-type="float" office:value="1000001" calcext:value-type="float">
            <text:p>1000001</text:p>
          </table:table-cell>
          <table:table-cell table:formula="of:=IF([.$A41]&lt;[.AF$2];&quot;&quot;;IF([.$A41]=[.AF$2];1;MIN([.$B$1]+1;[.AE40]+[.AF40])))" office:value-type="float" office:value="1000001" calcext:value-type="float">
            <text:p>1000001</text:p>
          </table:table-cell>
          <table:table-cell table:formula="of:=IF([.$A41]&lt;[.AG$2];&quot;&quot;;IF([.$A41]=[.AG$2];1;MIN([.$B$1]+1;[.AF40]+[.AG40])))" office:value-type="float" office:value="1000001" calcext:value-type="float">
            <text:p>1000001</text:p>
          </table:table-cell>
          <table:table-cell table:formula="of:=IF([.$A41]&lt;[.AH$2];&quot;&quot;;IF([.$A41]=[.AH$2];1;MIN([.$B$1]+1;[.AG40]+[.AH40])))" office:value-type="float" office:value="1000001" calcext:value-type="float">
            <text:p>1000001</text:p>
          </table:table-cell>
          <table:table-cell table:formula="of:=IF([.$A41]&lt;[.AI$2];&quot;&quot;;IF([.$A41]=[.AI$2];1;MIN([.$B$1]+1;[.AH40]+[.AI40])))" office:value-type="float" office:value="501942" calcext:value-type="float">
            <text:p>501942</text:p>
          </table:table-cell>
          <table:table-cell table:formula="of:=IF([.$A41]&lt;[.AJ$2];&quot;&quot;;IF([.$A41]=[.AJ$2];1;MIN([.$B$1]+1;[.AI40]+[.AJ40])))" office:value-type="float" office:value="73815" calcext:value-type="float">
            <text:p>73815</text:p>
          </table:table-cell>
          <table:table-cell table:formula="of:=IF([.$A41]&lt;[.AK$2];&quot;&quot;;IF([.$A41]=[.AK$2];1;MIN([.$B$1]+1;[.AJ40]+[.AK40])))" office:value-type="float" office:value="8436" calcext:value-type="float">
            <text:p>8436</text:p>
          </table:table-cell>
          <table:table-cell table:formula="of:=IF([.$A41]&lt;[.AL$2];&quot;&quot;;IF([.$A41]=[.AL$2];1;MIN([.$B$1]+1;[.AK40]+[.AL40])))" office:value-type="float" office:value="703" calcext:value-type="float">
            <text:p>703</text:p>
          </table:table-cell>
          <table:table-cell table:formula="of:=IF([.$A41]&lt;[.AM$2];&quot;&quot;;IF([.$A41]=[.AM$2];1;MIN([.$B$1]+1;[.AL40]+[.AM40])))" office:value-type="float" office:value="38" calcext:value-type="float">
            <text:p>38</text:p>
          </table:table-cell>
          <table:table-cell table:formula="of:=IF([.$A41]&lt;[.AN$2];&quot;&quot;;IF([.$A41]=[.AN$2];1;MIN([.$B$1]+1;[.AM40]+[.AN40])))" office:value-type="float" office:value="1" calcext:value-type="float">
            <text:p>1</text:p>
          </table:table-cell>
          <table:table-cell table:formula="of:=IF([.$A41]&lt;[.AO$2];&quot;&quot;;IF([.$A41]=[.AO$2];1;MIN([.$B$1]+1;[.AN40]+[.AO40])))">
            <text:p/>
          </table:table-cell>
          <table:table-cell table:formula="of:=IF([.$A41]&lt;[.AP$2];&quot;&quot;;IF([.$A41]=[.AP$2];1;MIN([.$B$1]+1;[.AO40]+[.AP40])))">
            <text:p/>
          </table:table-cell>
          <table:table-cell table:formula="of:=IF([.$A41]&lt;[.AQ$2];&quot;&quot;;IF([.$A41]=[.AQ$2];1;MIN([.$B$1]+1;[.AP40]+[.AQ40])))">
            <text:p/>
          </table:table-cell>
          <table:table-cell table:formula="of:=IF([.$A41]&lt;[.AR$2];&quot;&quot;;IF([.$A41]=[.AR$2];1;MIN([.$B$1]+1;[.AQ40]+[.AR40])))">
            <text:p/>
          </table:table-cell>
          <table:table-cell table:formula="of:=IF([.$A41]&lt;[.AS$2];&quot;&quot;;IF([.$A41]=[.AS$2];1;MIN([.$B$1]+1;[.AR40]+[.AS40])))">
            <text:p/>
          </table:table-cell>
          <table:table-cell table:formula="of:=IF([.$A41]&lt;[.AT$2];&quot;&quot;;IF([.$A41]=[.AT$2];1;MIN([.$B$1]+1;[.AS40]+[.AT40])))">
            <text:p/>
          </table:table-cell>
          <table:table-cell table:formula="of:=IF([.$A41]&lt;[.AU$2];&quot;&quot;;IF([.$A41]=[.AU$2];1;MIN([.$B$1]+1;[.AT40]+[.AU40])))">
            <text:p/>
          </table:table-cell>
          <table:table-cell table:formula="of:=IF([.$A41]&lt;[.AV$2];&quot;&quot;;IF([.$A41]=[.AV$2];1;MIN([.$B$1]+1;[.AU40]+[.AV40])))">
            <text:p/>
          </table:table-cell>
          <table:table-cell table:formula="of:=IF([.$A41]&lt;[.AW$2];&quot;&quot;;IF([.$A41]=[.AW$2];1;MIN([.$B$1]+1;[.AV40]+[.AW40])))">
            <text:p/>
          </table:table-cell>
          <table:table-cell table:formula="of:=IF([.$A41]&lt;[.AX$2];&quot;&quot;;IF([.$A41]=[.AX$2];1;MIN([.$B$1]+1;[.AW40]+[.AX40])))">
            <text:p/>
          </table:table-cell>
          <table:table-cell table:formula="of:=IF([.$A41]&lt;[.AY$2];&quot;&quot;;IF([.$A41]=[.AY$2];1;MIN([.$B$1]+1;[.AX40]+[.AY40])))">
            <text:p/>
          </table:table-cell>
          <table:table-cell table:formula="of:=IF([.$A41]&lt;[.AZ$2];&quot;&quot;;IF([.$A41]=[.AZ$2];1;MIN([.$B$1]+1;[.AY40]+[.AZ40])))">
            <text:p/>
          </table:table-cell>
          <table:table-cell table:formula="of:=IF([.$A41]&lt;[.BA$2];&quot;&quot;;IF([.$A41]=[.BA$2];1;MIN([.$B$1]+1;[.AZ40]+[.BA40])))">
            <text:p/>
          </table:table-cell>
          <table:table-cell table:formula="of:=IF([.$A41]&lt;[.BB$2];&quot;&quot;;IF([.$A41]=[.BB$2];1;MIN([.$B$1]+1;[.BA40]+[.BB40])))">
            <text:p/>
          </table:table-cell>
          <table:table-cell table:formula="of:=IF([.$A41]&lt;[.BC$2];&quot;&quot;;IF([.$A41]=[.BC$2];1;MIN([.$B$1]+1;[.BB40]+[.BC40])))">
            <text:p/>
          </table:table-cell>
          <table:table-cell table:formula="of:=IF([.$A41]&lt;[.BD$2];&quot;&quot;;IF([.$A41]=[.BD$2];1;MIN([.$B$1]+1;[.BC40]+[.BD40])))">
            <text:p/>
          </table:table-cell>
          <table:table-cell table:formula="of:=IF([.$A41]&lt;[.BE$2];&quot;&quot;;IF([.$A41]=[.BE$2];1;MIN([.$B$1]+1;[.BD40]+[.BE40])))">
            <text:p/>
          </table:table-cell>
          <table:table-cell table:formula="of:=IF([.$A41]&lt;[.BF$2];&quot;&quot;;IF([.$A41]=[.BF$2];1;MIN([.$B$1]+1;[.BE40]+[.BF40])))">
            <text:p/>
          </table:table-cell>
          <table:table-cell table:formula="of:=IF([.$A41]&lt;[.BG$2];&quot;&quot;;IF([.$A41]=[.BG$2];1;MIN([.$B$1]+1;[.BF40]+[.BG40])))">
            <text:p/>
          </table:table-cell>
          <table:table-cell table:formula="of:=IF([.$A41]&lt;[.BH$2];&quot;&quot;;IF([.$A41]=[.BH$2];1;MIN([.$B$1]+1;[.BG40]+[.BH40])))">
            <text:p/>
          </table:table-cell>
          <table:table-cell table:formula="of:=IF([.$A41]&lt;[.BI$2];&quot;&quot;;IF([.$A41]=[.BI$2];1;MIN([.$B$1]+1;[.BH40]+[.BI40])))">
            <text:p/>
          </table:table-cell>
          <table:table-cell table:formula="of:=IF([.$A41]&lt;[.BJ$2];&quot;&quot;;IF([.$A41]=[.BJ$2];1;MIN([.$B$1]+1;[.BI40]+[.BJ40])))">
            <text:p/>
          </table:table-cell>
          <table:table-cell table:formula="of:=IF([.$A41]&lt;[.BK$2];&quot;&quot;;IF([.$A41]=[.BK$2];1;MIN([.$B$1]+1;[.BJ40]+[.BK40])))">
            <text:p/>
          </table:table-cell>
          <table:table-cell table:formula="of:=IF([.$A41]&lt;[.BL$2];&quot;&quot;;IF([.$A41]=[.BL$2];1;MIN([.$B$1]+1;[.BK40]+[.BL40])))">
            <text:p/>
          </table:table-cell>
          <table:table-cell table:formula="of:=IF([.$A41]&lt;[.BM$2];&quot;&quot;;IF([.$A41]=[.BM$2];1;MIN([.$B$1]+1;[.BL40]+[.BM40])))">
            <text:p/>
          </table:table-cell>
          <table:table-cell table:formula="of:=IF([.$A41]&lt;[.BN$2];&quot;&quot;;IF([.$A41]=[.BN$2];1;MIN([.$B$1]+1;[.BM40]+[.BN40])))">
            <text:p/>
          </table:table-cell>
          <table:table-cell table:formula="of:=IF([.$A41]&lt;[.BO$2];&quot;&quot;;IF([.$A41]=[.BO$2];1;MIN([.$B$1]+1;[.BN40]+[.BO40])))">
            <text:p/>
          </table:table-cell>
          <table:table-cell table:formula="of:=IF([.$A41]&lt;[.BP$2];&quot;&quot;;IF([.$A41]=[.BP$2];1;MIN([.$B$1]+1;[.BO40]+[.BP40])))">
            <text:p/>
          </table:table-cell>
          <table:table-cell table:formula="of:=IF([.$A41]&lt;[.BQ$2];&quot;&quot;;IF([.$A41]=[.BQ$2];1;MIN([.$B$1]+1;[.BP40]+[.BQ40])))">
            <text:p/>
          </table:table-cell>
          <table:table-cell table:formula="of:=IF([.$A41]&lt;[.BR$2];&quot;&quot;;IF([.$A41]=[.BR$2];1;MIN([.$B$1]+1;[.BQ40]+[.BR40])))">
            <text:p/>
          </table:table-cell>
          <table:table-cell table:formula="of:=IF([.$A41]&lt;[.BS$2];&quot;&quot;;IF([.$A41]=[.BS$2];1;MIN([.$B$1]+1;[.BR40]+[.BS40])))">
            <text:p/>
          </table:table-cell>
          <table:table-cell table:formula="of:=IF([.$A41]&lt;[.BT$2];&quot;&quot;;IF([.$A41]=[.BT$2];1;MIN([.$B$1]+1;[.BS40]+[.BT40])))">
            <text:p/>
          </table:table-cell>
          <table:table-cell table:formula="of:=IF([.$A41]&lt;[.BU$2];&quot;&quot;;IF([.$A41]=[.BU$2];1;MIN([.$B$1]+1;[.BT40]+[.BU40])))">
            <text:p/>
          </table:table-cell>
          <table:table-cell table:formula="of:=IF([.$A41]&lt;[.BV$2];&quot;&quot;;IF([.$A41]=[.BV$2];1;MIN([.$B$1]+1;[.BU40]+[.BV40])))">
            <text:p/>
          </table:table-cell>
          <table:table-cell table:formula="of:=IF([.$A41]&lt;[.BW$2];&quot;&quot;;IF([.$A41]=[.BW$2];1;MIN([.$B$1]+1;[.BV40]+[.BW40])))">
            <text:p/>
          </table:table-cell>
          <table:table-cell table:formula="of:=IF([.$A41]&lt;[.BX$2];&quot;&quot;;IF([.$A41]=[.BX$2];1;MIN([.$B$1]+1;[.BW40]+[.BX40])))">
            <text:p/>
          </table:table-cell>
          <table:table-cell table:formula="of:=IF([.$A41]&lt;[.BY$2];&quot;&quot;;IF([.$A41]=[.BY$2];1;MIN([.$B$1]+1;[.BX40]+[.BY40])))">
            <text:p/>
          </table:table-cell>
          <table:table-cell table:formula="of:=IF([.$A41]&lt;[.BZ$2];&quot;&quot;;IF([.$A41]=[.BZ$2];1;MIN([.$B$1]+1;[.BY40]+[.BZ40])))">
            <text:p/>
          </table:table-cell>
          <table:table-cell table:formula="of:=IF([.$A41]&lt;[.CA$2];&quot;&quot;;IF([.$A41]=[.CA$2];1;MIN([.$B$1]+1;[.BZ40]+[.CA40])))">
            <text:p/>
          </table:table-cell>
          <table:table-cell table:formula="of:=IF([.$A41]&lt;[.CB$2];&quot;&quot;;IF([.$A41]=[.CB$2];1;MIN([.$B$1]+1;[.CA40]+[.CB40])))">
            <text:p/>
          </table:table-cell>
          <table:table-cell table:formula="of:=IF([.$A41]&lt;[.CC$2];&quot;&quot;;IF([.$A41]=[.CC$2];1;MIN([.$B$1]+1;[.CB40]+[.CC40])))">
            <text:p/>
          </table:table-cell>
          <table:table-cell table:formula="of:=IF([.$A41]&lt;[.CD$2];&quot;&quot;;IF([.$A41]=[.CD$2];1;MIN([.$B$1]+1;[.CC40]+[.CD40])))">
            <text:p/>
          </table:table-cell>
          <table:table-cell table:formula="of:=IF([.$A41]&lt;[.CE$2];&quot;&quot;;IF([.$A41]=[.CE$2];1;MIN([.$B$1]+1;[.CD40]+[.CE40])))">
            <text:p/>
          </table:table-cell>
          <table:table-cell table:formula="of:=IF([.$A41]&lt;[.CF$2];&quot;&quot;;IF([.$A41]=[.CF$2];1;MIN([.$B$1]+1;[.CE40]+[.CF40])))">
            <text:p/>
          </table:table-cell>
          <table:table-cell table:formula="of:=IF([.$A41]&lt;[.CG$2];&quot;&quot;;IF([.$A41]=[.CG$2];1;MIN([.$B$1]+1;[.CF40]+[.CG40])))">
            <text:p/>
          </table:table-cell>
          <table:table-cell table:formula="of:=IF([.$A41]&lt;[.CH$2];&quot;&quot;;IF([.$A41]=[.CH$2];1;MIN([.$B$1]+1;[.CG40]+[.CH40])))">
            <text:p/>
          </table:table-cell>
          <table:table-cell table:formula="of:=IF([.$A41]&lt;[.CI$2];&quot;&quot;;IF([.$A41]=[.CI$2];1;MIN([.$B$1]+1;[.CH40]+[.CI40])))">
            <text:p/>
          </table:table-cell>
          <table:table-cell table:formula="of:=IF([.$A41]&lt;[.CJ$2];&quot;&quot;;IF([.$A41]=[.CJ$2];1;MIN([.$B$1]+1;[.CI40]+[.CJ40])))">
            <text:p/>
          </table:table-cell>
          <table:table-cell table:formula="of:=IF([.$A41]&lt;[.CK$2];&quot;&quot;;IF([.$A41]=[.CK$2];1;MIN([.$B$1]+1;[.CJ40]+[.CK40])))">
            <text:p/>
          </table:table-cell>
          <table:table-cell table:formula="of:=IF([.$A41]&lt;[.CL$2];&quot;&quot;;IF([.$A41]=[.CL$2];1;MIN([.$B$1]+1;[.CK40]+[.CL40])))">
            <text:p/>
          </table:table-cell>
          <table:table-cell table:formula="of:=IF([.$A41]&lt;[.CM$2];&quot;&quot;;IF([.$A41]=[.CM$2];1;MIN([.$B$1]+1;[.CL40]+[.CM40])))">
            <text:p/>
          </table:table-cell>
          <table:table-cell table:formula="of:=IF([.$A41]&lt;[.CN$2];&quot;&quot;;IF([.$A41]=[.CN$2];1;MIN([.$B$1]+1;[.CM40]+[.CN40])))">
            <text:p/>
          </table:table-cell>
          <table:table-cell table:formula="of:=IF([.$A41]&lt;[.CO$2];&quot;&quot;;IF([.$A41]=[.CO$2];1;MIN([.$B$1]+1;[.CN40]+[.CO40])))">
            <text:p/>
          </table:table-cell>
          <table:table-cell table:formula="of:=IF([.$A41]&lt;[.CP$2];&quot;&quot;;IF([.$A41]=[.CP$2];1;MIN([.$B$1]+1;[.CO40]+[.CP40])))">
            <text:p/>
          </table:table-cell>
          <table:table-cell table:formula="of:=IF([.$A41]&lt;[.CQ$2];&quot;&quot;;IF([.$A41]=[.CQ$2];1;MIN([.$B$1]+1;[.CP40]+[.CQ40])))">
            <text:p/>
          </table:table-cell>
          <table:table-cell table:formula="of:=IF([.$A41]&lt;[.CR$2];&quot;&quot;;IF([.$A41]=[.CR$2];1;MIN([.$B$1]+1;[.CQ40]+[.CR40])))">
            <text:p/>
          </table:table-cell>
          <table:table-cell table:formula="of:=IF([.$A41]&lt;[.CS$2];&quot;&quot;;IF([.$A41]=[.CS$2];1;MIN([.$B$1]+1;[.CR40]+[.CS40])))">
            <text:p/>
          </table:table-cell>
          <table:table-cell table:formula="of:=IF([.$A41]&lt;[.CT$2];&quot;&quot;;IF([.$A41]=[.CT$2];1;MIN([.$B$1]+1;[.CS40]+[.CT40])))">
            <text:p/>
          </table:table-cell>
          <table:table-cell table:formula="of:=IF([.$A41]&lt;[.CU$2];&quot;&quot;;IF([.$A41]=[.CU$2];1;MIN([.$B$1]+1;[.CT40]+[.CU40])))">
            <text:p/>
          </table:table-cell>
          <table:table-cell table:formula="of:=IF([.$A41]&lt;[.CV$2];&quot;&quot;;IF([.$A41]=[.CV$2];1;MIN([.$B$1]+1;[.CU40]+[.CV40])))">
            <text:p/>
          </table:table-cell>
          <table:table-cell table:formula="of:=IF([.$A41]&lt;[.CW$2];&quot;&quot;;IF([.$A41]=[.CW$2];1;MIN([.$B$1]+1;[.CV40]+[.CW40])))">
            <text:p/>
          </table:table-cell>
          <table:table-cell table:formula="of:=IF([.$A41]&lt;[.CX$2];&quot;&quot;;IF([.$A41]=[.CX$2];1;MIN([.$B$1]+1;[.CW40]+[.CX40])))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[.$A42]&lt;[.C$2];&quot;&quot;;IF([.$A42]=[.C$2];1;MIN([.$B$1]+1;[.B41]+[.C41])))" office:value-type="float" office:value="39" calcext:value-type="float">
            <text:p>39</text:p>
          </table:table-cell>
          <table:table-cell table:formula="of:=IF([.$A42]&lt;[.D$2];&quot;&quot;;IF([.$A42]=[.D$2];1;MIN([.$B$1]+1;[.C41]+[.D41])))" office:value-type="float" office:value="741" calcext:value-type="float">
            <text:p>741</text:p>
          </table:table-cell>
          <table:table-cell table:formula="of:=IF([.$A42]&lt;[.E$2];&quot;&quot;;IF([.$A42]=[.E$2];1;MIN([.$B$1]+1;[.D41]+[.E41])))" office:value-type="float" office:value="9139" calcext:value-type="float">
            <text:p>9139</text:p>
          </table:table-cell>
          <table:table-cell table:formula="of:=IF([.$A42]&lt;[.F$2];&quot;&quot;;IF([.$A42]=[.F$2];1;MIN([.$B$1]+1;[.E41]+[.F41])))" office:value-type="float" office:value="82251" calcext:value-type="float">
            <text:p>82251</text:p>
          </table:table-cell>
          <table:table-cell table:formula="of:=IF([.$A42]&lt;[.G$2];&quot;&quot;;IF([.$A42]=[.G$2];1;MIN([.$B$1]+1;[.F41]+[.G41])))" office:value-type="float" office:value="575757" calcext:value-type="float">
            <text:p>575757</text:p>
          </table:table-cell>
          <table:table-cell table:formula="of:=IF([.$A42]&lt;[.H$2];&quot;&quot;;IF([.$A42]=[.H$2];1;MIN([.$B$1]+1;[.G41]+[.H41])))" office:value-type="float" office:value="1000001" calcext:value-type="float">
            <text:p>1000001</text:p>
          </table:table-cell>
          <table:table-cell table:formula="of:=IF([.$A42]&lt;[.I$2];&quot;&quot;;IF([.$A42]=[.I$2];1;MIN([.$B$1]+1;[.H41]+[.I41])))" office:value-type="float" office:value="1000001" calcext:value-type="float">
            <text:p>1000001</text:p>
          </table:table-cell>
          <table:table-cell table:formula="of:=IF([.$A42]&lt;[.J$2];&quot;&quot;;IF([.$A42]=[.J$2];1;MIN([.$B$1]+1;[.I41]+[.J41])))" office:value-type="float" office:value="1000001" calcext:value-type="float">
            <text:p>1000001</text:p>
          </table:table-cell>
          <table:table-cell table:formula="of:=IF([.$A42]&lt;[.K$2];&quot;&quot;;IF([.$A42]=[.K$2];1;MIN([.$B$1]+1;[.J41]+[.K41])))" office:value-type="float" office:value="1000001" calcext:value-type="float">
            <text:p>1000001</text:p>
          </table:table-cell>
          <table:table-cell table:formula="of:=IF([.$A42]&lt;[.L$2];&quot;&quot;;IF([.$A42]=[.L$2];1;MIN([.$B$1]+1;[.K41]+[.L41])))" office:value-type="float" office:value="1000001" calcext:value-type="float">
            <text:p>1000001</text:p>
          </table:table-cell>
          <table:table-cell table:formula="of:=IF([.$A42]&lt;[.M$2];&quot;&quot;;IF([.$A42]=[.M$2];1;MIN([.$B$1]+1;[.L41]+[.M41])))" office:value-type="float" office:value="1000001" calcext:value-type="float">
            <text:p>1000001</text:p>
          </table:table-cell>
          <table:table-cell table:formula="of:=IF([.$A42]&lt;[.N$2];&quot;&quot;;IF([.$A42]=[.N$2];1;MIN([.$B$1]+1;[.M41]+[.N41])))" office:value-type="float" office:value="1000001" calcext:value-type="float">
            <text:p>1000001</text:p>
          </table:table-cell>
          <table:table-cell table:formula="of:=IF([.$A42]&lt;[.O$2];&quot;&quot;;IF([.$A42]=[.O$2];1;MIN([.$B$1]+1;[.N41]+[.O41])))" office:value-type="float" office:value="1000001" calcext:value-type="float">
            <text:p>1000001</text:p>
          </table:table-cell>
          <table:table-cell table:formula="of:=IF([.$A42]&lt;[.P$2];&quot;&quot;;IF([.$A42]=[.P$2];1;MIN([.$B$1]+1;[.O41]+[.P41])))" office:value-type="float" office:value="1000001" calcext:value-type="float">
            <text:p>1000001</text:p>
          </table:table-cell>
          <table:table-cell table:formula="of:=IF([.$A42]&lt;[.Q$2];&quot;&quot;;IF([.$A42]=[.Q$2];1;MIN([.$B$1]+1;[.P41]+[.Q41])))" office:value-type="float" office:value="1000001" calcext:value-type="float">
            <text:p>1000001</text:p>
          </table:table-cell>
          <table:table-cell table:formula="of:=IF([.$A42]&lt;[.R$2];&quot;&quot;;IF([.$A42]=[.R$2];1;MIN([.$B$1]+1;[.Q41]+[.R41])))" office:value-type="float" office:value="1000001" calcext:value-type="float">
            <text:p>1000001</text:p>
          </table:table-cell>
          <table:table-cell table:formula="of:=IF([.$A42]&lt;[.S$2];&quot;&quot;;IF([.$A42]=[.S$2];1;MIN([.$B$1]+1;[.R41]+[.S41])))" office:value-type="float" office:value="1000001" calcext:value-type="float">
            <text:p>1000001</text:p>
          </table:table-cell>
          <table:table-cell table:formula="of:=IF([.$A42]&lt;[.T$2];&quot;&quot;;IF([.$A42]=[.T$2];1;MIN([.$B$1]+1;[.S41]+[.T41])))" office:value-type="float" office:value="1000001" calcext:value-type="float">
            <text:p>1000001</text:p>
          </table:table-cell>
          <table:table-cell table:formula="of:=IF([.$A42]&lt;[.U$2];&quot;&quot;;IF([.$A42]=[.U$2];1;MIN([.$B$1]+1;[.T41]+[.U41])))" office:value-type="float" office:value="1000001" calcext:value-type="float">
            <text:p>1000001</text:p>
          </table:table-cell>
          <table:table-cell table:formula="of:=IF([.$A42]&lt;[.V$2];&quot;&quot;;IF([.$A42]=[.V$2];1;MIN([.$B$1]+1;[.U41]+[.V41])))" office:value-type="float" office:value="1000001" calcext:value-type="float">
            <text:p>1000001</text:p>
          </table:table-cell>
          <table:table-cell table:formula="of:=IF([.$A42]&lt;[.W$2];&quot;&quot;;IF([.$A42]=[.W$2];1;MIN([.$B$1]+1;[.V41]+[.W41])))" office:value-type="float" office:value="1000001" calcext:value-type="float">
            <text:p>1000001</text:p>
          </table:table-cell>
          <table:table-cell table:formula="of:=IF([.$A42]&lt;[.X$2];&quot;&quot;;IF([.$A42]=[.X$2];1;MIN([.$B$1]+1;[.W41]+[.X41])))" office:value-type="float" office:value="1000001" calcext:value-type="float">
            <text:p>1000001</text:p>
          </table:table-cell>
          <table:table-cell table:formula="of:=IF([.$A42]&lt;[.Y$2];&quot;&quot;;IF([.$A42]=[.Y$2];1;MIN([.$B$1]+1;[.X41]+[.Y41])))" office:value-type="float" office:value="1000001" calcext:value-type="float">
            <text:p>1000001</text:p>
          </table:table-cell>
          <table:table-cell table:formula="of:=IF([.$A42]&lt;[.Z$2];&quot;&quot;;IF([.$A42]=[.Z$2];1;MIN([.$B$1]+1;[.Y41]+[.Z41])))" office:value-type="float" office:value="1000001" calcext:value-type="float">
            <text:p>1000001</text:p>
          </table:table-cell>
          <table:table-cell table:formula="of:=IF([.$A42]&lt;[.AA$2];&quot;&quot;;IF([.$A42]=[.AA$2];1;MIN([.$B$1]+1;[.Z41]+[.AA41])))" office:value-type="float" office:value="1000001" calcext:value-type="float">
            <text:p>1000001</text:p>
          </table:table-cell>
          <table:table-cell table:formula="of:=IF([.$A42]&lt;[.AB$2];&quot;&quot;;IF([.$A42]=[.AB$2];1;MIN([.$B$1]+1;[.AA41]+[.AB41])))" office:value-type="float" office:value="1000001" calcext:value-type="float">
            <text:p>1000001</text:p>
          </table:table-cell>
          <table:table-cell table:formula="of:=IF([.$A42]&lt;[.AC$2];&quot;&quot;;IF([.$A42]=[.AC$2];1;MIN([.$B$1]+1;[.AB41]+[.AC41])))" office:value-type="float" office:value="1000001" calcext:value-type="float">
            <text:p>1000001</text:p>
          </table:table-cell>
          <table:table-cell table:formula="of:=IF([.$A42]&lt;[.AD$2];&quot;&quot;;IF([.$A42]=[.AD$2];1;MIN([.$B$1]+1;[.AC41]+[.AD41])))" office:value-type="float" office:value="1000001" calcext:value-type="float">
            <text:p>1000001</text:p>
          </table:table-cell>
          <table:table-cell table:formula="of:=IF([.$A42]&lt;[.AE$2];&quot;&quot;;IF([.$A42]=[.AE$2];1;MIN([.$B$1]+1;[.AD41]+[.AE41])))" office:value-type="float" office:value="1000001" calcext:value-type="float">
            <text:p>1000001</text:p>
          </table:table-cell>
          <table:table-cell table:formula="of:=IF([.$A42]&lt;[.AF$2];&quot;&quot;;IF([.$A42]=[.AF$2];1;MIN([.$B$1]+1;[.AE41]+[.AF41])))" office:value-type="float" office:value="1000001" calcext:value-type="float">
            <text:p>1000001</text:p>
          </table:table-cell>
          <table:table-cell table:formula="of:=IF([.$A42]&lt;[.AG$2];&quot;&quot;;IF([.$A42]=[.AG$2];1;MIN([.$B$1]+1;[.AF41]+[.AG41])))" office:value-type="float" office:value="1000001" calcext:value-type="float">
            <text:p>1000001</text:p>
          </table:table-cell>
          <table:table-cell table:formula="of:=IF([.$A42]&lt;[.AH$2];&quot;&quot;;IF([.$A42]=[.AH$2];1;MIN([.$B$1]+1;[.AG41]+[.AH41])))" office:value-type="float" office:value="1000001" calcext:value-type="float">
            <text:p>1000001</text:p>
          </table:table-cell>
          <table:table-cell table:formula="of:=IF([.$A42]&lt;[.AI$2];&quot;&quot;;IF([.$A42]=[.AI$2];1;MIN([.$B$1]+1;[.AH41]+[.AI41])))" office:value-type="float" office:value="1000001" calcext:value-type="float">
            <text:p>1000001</text:p>
          </table:table-cell>
          <table:table-cell table:formula="of:=IF([.$A42]&lt;[.AJ$2];&quot;&quot;;IF([.$A42]=[.AJ$2];1;MIN([.$B$1]+1;[.AI41]+[.AJ41])))" office:value-type="float" office:value="575757" calcext:value-type="float">
            <text:p>575757</text:p>
          </table:table-cell>
          <table:table-cell table:formula="of:=IF([.$A42]&lt;[.AK$2];&quot;&quot;;IF([.$A42]=[.AK$2];1;MIN([.$B$1]+1;[.AJ41]+[.AK41])))" office:value-type="float" office:value="82251" calcext:value-type="float">
            <text:p>82251</text:p>
          </table:table-cell>
          <table:table-cell table:formula="of:=IF([.$A42]&lt;[.AL$2];&quot;&quot;;IF([.$A42]=[.AL$2];1;MIN([.$B$1]+1;[.AK41]+[.AL41])))" office:value-type="float" office:value="9139" calcext:value-type="float">
            <text:p>9139</text:p>
          </table:table-cell>
          <table:table-cell table:formula="of:=IF([.$A42]&lt;[.AM$2];&quot;&quot;;IF([.$A42]=[.AM$2];1;MIN([.$B$1]+1;[.AL41]+[.AM41])))" office:value-type="float" office:value="741" calcext:value-type="float">
            <text:p>741</text:p>
          </table:table-cell>
          <table:table-cell table:formula="of:=IF([.$A42]&lt;[.AN$2];&quot;&quot;;IF([.$A42]=[.AN$2];1;MIN([.$B$1]+1;[.AM41]+[.AN41])))" office:value-type="float" office:value="39" calcext:value-type="float">
            <text:p>39</text:p>
          </table:table-cell>
          <table:table-cell table:formula="of:=IF([.$A42]&lt;[.AO$2];&quot;&quot;;IF([.$A42]=[.AO$2];1;MIN([.$B$1]+1;[.AN41]+[.AO41])))" office:value-type="float" office:value="1" calcext:value-type="float">
            <text:p>1</text:p>
          </table:table-cell>
          <table:table-cell table:formula="of:=IF([.$A42]&lt;[.AP$2];&quot;&quot;;IF([.$A42]=[.AP$2];1;MIN([.$B$1]+1;[.AO41]+[.AP41])))">
            <text:p/>
          </table:table-cell>
          <table:table-cell table:formula="of:=IF([.$A42]&lt;[.AQ$2];&quot;&quot;;IF([.$A42]=[.AQ$2];1;MIN([.$B$1]+1;[.AP41]+[.AQ41])))">
            <text:p/>
          </table:table-cell>
          <table:table-cell table:formula="of:=IF([.$A42]&lt;[.AR$2];&quot;&quot;;IF([.$A42]=[.AR$2];1;MIN([.$B$1]+1;[.AQ41]+[.AR41])))">
            <text:p/>
          </table:table-cell>
          <table:table-cell table:formula="of:=IF([.$A42]&lt;[.AS$2];&quot;&quot;;IF([.$A42]=[.AS$2];1;MIN([.$B$1]+1;[.AR41]+[.AS41])))">
            <text:p/>
          </table:table-cell>
          <table:table-cell table:formula="of:=IF([.$A42]&lt;[.AT$2];&quot;&quot;;IF([.$A42]=[.AT$2];1;MIN([.$B$1]+1;[.AS41]+[.AT41])))">
            <text:p/>
          </table:table-cell>
          <table:table-cell table:formula="of:=IF([.$A42]&lt;[.AU$2];&quot;&quot;;IF([.$A42]=[.AU$2];1;MIN([.$B$1]+1;[.AT41]+[.AU41])))">
            <text:p/>
          </table:table-cell>
          <table:table-cell table:formula="of:=IF([.$A42]&lt;[.AV$2];&quot;&quot;;IF([.$A42]=[.AV$2];1;MIN([.$B$1]+1;[.AU41]+[.AV41])))">
            <text:p/>
          </table:table-cell>
          <table:table-cell table:formula="of:=IF([.$A42]&lt;[.AW$2];&quot;&quot;;IF([.$A42]=[.AW$2];1;MIN([.$B$1]+1;[.AV41]+[.AW41])))">
            <text:p/>
          </table:table-cell>
          <table:table-cell table:formula="of:=IF([.$A42]&lt;[.AX$2];&quot;&quot;;IF([.$A42]=[.AX$2];1;MIN([.$B$1]+1;[.AW41]+[.AX41])))">
            <text:p/>
          </table:table-cell>
          <table:table-cell table:formula="of:=IF([.$A42]&lt;[.AY$2];&quot;&quot;;IF([.$A42]=[.AY$2];1;MIN([.$B$1]+1;[.AX41]+[.AY41])))">
            <text:p/>
          </table:table-cell>
          <table:table-cell table:formula="of:=IF([.$A42]&lt;[.AZ$2];&quot;&quot;;IF([.$A42]=[.AZ$2];1;MIN([.$B$1]+1;[.AY41]+[.AZ41])))">
            <text:p/>
          </table:table-cell>
          <table:table-cell table:formula="of:=IF([.$A42]&lt;[.BA$2];&quot;&quot;;IF([.$A42]=[.BA$2];1;MIN([.$B$1]+1;[.AZ41]+[.BA41])))">
            <text:p/>
          </table:table-cell>
          <table:table-cell table:formula="of:=IF([.$A42]&lt;[.BB$2];&quot;&quot;;IF([.$A42]=[.BB$2];1;MIN([.$B$1]+1;[.BA41]+[.BB41])))">
            <text:p/>
          </table:table-cell>
          <table:table-cell table:formula="of:=IF([.$A42]&lt;[.BC$2];&quot;&quot;;IF([.$A42]=[.BC$2];1;MIN([.$B$1]+1;[.BB41]+[.BC41])))">
            <text:p/>
          </table:table-cell>
          <table:table-cell table:formula="of:=IF([.$A42]&lt;[.BD$2];&quot;&quot;;IF([.$A42]=[.BD$2];1;MIN([.$B$1]+1;[.BC41]+[.BD41])))">
            <text:p/>
          </table:table-cell>
          <table:table-cell table:formula="of:=IF([.$A42]&lt;[.BE$2];&quot;&quot;;IF([.$A42]=[.BE$2];1;MIN([.$B$1]+1;[.BD41]+[.BE41])))">
            <text:p/>
          </table:table-cell>
          <table:table-cell table:formula="of:=IF([.$A42]&lt;[.BF$2];&quot;&quot;;IF([.$A42]=[.BF$2];1;MIN([.$B$1]+1;[.BE41]+[.BF41])))">
            <text:p/>
          </table:table-cell>
          <table:table-cell table:formula="of:=IF([.$A42]&lt;[.BG$2];&quot;&quot;;IF([.$A42]=[.BG$2];1;MIN([.$B$1]+1;[.BF41]+[.BG41])))">
            <text:p/>
          </table:table-cell>
          <table:table-cell table:formula="of:=IF([.$A42]&lt;[.BH$2];&quot;&quot;;IF([.$A42]=[.BH$2];1;MIN([.$B$1]+1;[.BG41]+[.BH41])))">
            <text:p/>
          </table:table-cell>
          <table:table-cell table:formula="of:=IF([.$A42]&lt;[.BI$2];&quot;&quot;;IF([.$A42]=[.BI$2];1;MIN([.$B$1]+1;[.BH41]+[.BI41])))">
            <text:p/>
          </table:table-cell>
          <table:table-cell table:formula="of:=IF([.$A42]&lt;[.BJ$2];&quot;&quot;;IF([.$A42]=[.BJ$2];1;MIN([.$B$1]+1;[.BI41]+[.BJ41])))">
            <text:p/>
          </table:table-cell>
          <table:table-cell table:formula="of:=IF([.$A42]&lt;[.BK$2];&quot;&quot;;IF([.$A42]=[.BK$2];1;MIN([.$B$1]+1;[.BJ41]+[.BK41])))">
            <text:p/>
          </table:table-cell>
          <table:table-cell table:formula="of:=IF([.$A42]&lt;[.BL$2];&quot;&quot;;IF([.$A42]=[.BL$2];1;MIN([.$B$1]+1;[.BK41]+[.BL41])))">
            <text:p/>
          </table:table-cell>
          <table:table-cell table:formula="of:=IF([.$A42]&lt;[.BM$2];&quot;&quot;;IF([.$A42]=[.BM$2];1;MIN([.$B$1]+1;[.BL41]+[.BM41])))">
            <text:p/>
          </table:table-cell>
          <table:table-cell table:formula="of:=IF([.$A42]&lt;[.BN$2];&quot;&quot;;IF([.$A42]=[.BN$2];1;MIN([.$B$1]+1;[.BM41]+[.BN41])))">
            <text:p/>
          </table:table-cell>
          <table:table-cell table:formula="of:=IF([.$A42]&lt;[.BO$2];&quot;&quot;;IF([.$A42]=[.BO$2];1;MIN([.$B$1]+1;[.BN41]+[.BO41])))">
            <text:p/>
          </table:table-cell>
          <table:table-cell table:formula="of:=IF([.$A42]&lt;[.BP$2];&quot;&quot;;IF([.$A42]=[.BP$2];1;MIN([.$B$1]+1;[.BO41]+[.BP41])))">
            <text:p/>
          </table:table-cell>
          <table:table-cell table:formula="of:=IF([.$A42]&lt;[.BQ$2];&quot;&quot;;IF([.$A42]=[.BQ$2];1;MIN([.$B$1]+1;[.BP41]+[.BQ41])))">
            <text:p/>
          </table:table-cell>
          <table:table-cell table:formula="of:=IF([.$A42]&lt;[.BR$2];&quot;&quot;;IF([.$A42]=[.BR$2];1;MIN([.$B$1]+1;[.BQ41]+[.BR41])))">
            <text:p/>
          </table:table-cell>
          <table:table-cell table:formula="of:=IF([.$A42]&lt;[.BS$2];&quot;&quot;;IF([.$A42]=[.BS$2];1;MIN([.$B$1]+1;[.BR41]+[.BS41])))">
            <text:p/>
          </table:table-cell>
          <table:table-cell table:formula="of:=IF([.$A42]&lt;[.BT$2];&quot;&quot;;IF([.$A42]=[.BT$2];1;MIN([.$B$1]+1;[.BS41]+[.BT41])))">
            <text:p/>
          </table:table-cell>
          <table:table-cell table:formula="of:=IF([.$A42]&lt;[.BU$2];&quot;&quot;;IF([.$A42]=[.BU$2];1;MIN([.$B$1]+1;[.BT41]+[.BU41])))">
            <text:p/>
          </table:table-cell>
          <table:table-cell table:formula="of:=IF([.$A42]&lt;[.BV$2];&quot;&quot;;IF([.$A42]=[.BV$2];1;MIN([.$B$1]+1;[.BU41]+[.BV41])))">
            <text:p/>
          </table:table-cell>
          <table:table-cell table:formula="of:=IF([.$A42]&lt;[.BW$2];&quot;&quot;;IF([.$A42]=[.BW$2];1;MIN([.$B$1]+1;[.BV41]+[.BW41])))">
            <text:p/>
          </table:table-cell>
          <table:table-cell table:formula="of:=IF([.$A42]&lt;[.BX$2];&quot;&quot;;IF([.$A42]=[.BX$2];1;MIN([.$B$1]+1;[.BW41]+[.BX41])))">
            <text:p/>
          </table:table-cell>
          <table:table-cell table:formula="of:=IF([.$A42]&lt;[.BY$2];&quot;&quot;;IF([.$A42]=[.BY$2];1;MIN([.$B$1]+1;[.BX41]+[.BY41])))">
            <text:p/>
          </table:table-cell>
          <table:table-cell table:formula="of:=IF([.$A42]&lt;[.BZ$2];&quot;&quot;;IF([.$A42]=[.BZ$2];1;MIN([.$B$1]+1;[.BY41]+[.BZ41])))">
            <text:p/>
          </table:table-cell>
          <table:table-cell table:formula="of:=IF([.$A42]&lt;[.CA$2];&quot;&quot;;IF([.$A42]=[.CA$2];1;MIN([.$B$1]+1;[.BZ41]+[.CA41])))">
            <text:p/>
          </table:table-cell>
          <table:table-cell table:formula="of:=IF([.$A42]&lt;[.CB$2];&quot;&quot;;IF([.$A42]=[.CB$2];1;MIN([.$B$1]+1;[.CA41]+[.CB41])))">
            <text:p/>
          </table:table-cell>
          <table:table-cell table:formula="of:=IF([.$A42]&lt;[.CC$2];&quot;&quot;;IF([.$A42]=[.CC$2];1;MIN([.$B$1]+1;[.CB41]+[.CC41])))">
            <text:p/>
          </table:table-cell>
          <table:table-cell table:formula="of:=IF([.$A42]&lt;[.CD$2];&quot;&quot;;IF([.$A42]=[.CD$2];1;MIN([.$B$1]+1;[.CC41]+[.CD41])))">
            <text:p/>
          </table:table-cell>
          <table:table-cell table:formula="of:=IF([.$A42]&lt;[.CE$2];&quot;&quot;;IF([.$A42]=[.CE$2];1;MIN([.$B$1]+1;[.CD41]+[.CE41])))">
            <text:p/>
          </table:table-cell>
          <table:table-cell table:formula="of:=IF([.$A42]&lt;[.CF$2];&quot;&quot;;IF([.$A42]=[.CF$2];1;MIN([.$B$1]+1;[.CE41]+[.CF41])))">
            <text:p/>
          </table:table-cell>
          <table:table-cell table:formula="of:=IF([.$A42]&lt;[.CG$2];&quot;&quot;;IF([.$A42]=[.CG$2];1;MIN([.$B$1]+1;[.CF41]+[.CG41])))">
            <text:p/>
          </table:table-cell>
          <table:table-cell table:formula="of:=IF([.$A42]&lt;[.CH$2];&quot;&quot;;IF([.$A42]=[.CH$2];1;MIN([.$B$1]+1;[.CG41]+[.CH41])))">
            <text:p/>
          </table:table-cell>
          <table:table-cell table:formula="of:=IF([.$A42]&lt;[.CI$2];&quot;&quot;;IF([.$A42]=[.CI$2];1;MIN([.$B$1]+1;[.CH41]+[.CI41])))">
            <text:p/>
          </table:table-cell>
          <table:table-cell table:formula="of:=IF([.$A42]&lt;[.CJ$2];&quot;&quot;;IF([.$A42]=[.CJ$2];1;MIN([.$B$1]+1;[.CI41]+[.CJ41])))">
            <text:p/>
          </table:table-cell>
          <table:table-cell table:formula="of:=IF([.$A42]&lt;[.CK$2];&quot;&quot;;IF([.$A42]=[.CK$2];1;MIN([.$B$1]+1;[.CJ41]+[.CK41])))">
            <text:p/>
          </table:table-cell>
          <table:table-cell table:formula="of:=IF([.$A42]&lt;[.CL$2];&quot;&quot;;IF([.$A42]=[.CL$2];1;MIN([.$B$1]+1;[.CK41]+[.CL41])))">
            <text:p/>
          </table:table-cell>
          <table:table-cell table:formula="of:=IF([.$A42]&lt;[.CM$2];&quot;&quot;;IF([.$A42]=[.CM$2];1;MIN([.$B$1]+1;[.CL41]+[.CM41])))">
            <text:p/>
          </table:table-cell>
          <table:table-cell table:formula="of:=IF([.$A42]&lt;[.CN$2];&quot;&quot;;IF([.$A42]=[.CN$2];1;MIN([.$B$1]+1;[.CM41]+[.CN41])))">
            <text:p/>
          </table:table-cell>
          <table:table-cell table:formula="of:=IF([.$A42]&lt;[.CO$2];&quot;&quot;;IF([.$A42]=[.CO$2];1;MIN([.$B$1]+1;[.CN41]+[.CO41])))">
            <text:p/>
          </table:table-cell>
          <table:table-cell table:formula="of:=IF([.$A42]&lt;[.CP$2];&quot;&quot;;IF([.$A42]=[.CP$2];1;MIN([.$B$1]+1;[.CO41]+[.CP41])))">
            <text:p/>
          </table:table-cell>
          <table:table-cell table:formula="of:=IF([.$A42]&lt;[.CQ$2];&quot;&quot;;IF([.$A42]=[.CQ$2];1;MIN([.$B$1]+1;[.CP41]+[.CQ41])))">
            <text:p/>
          </table:table-cell>
          <table:table-cell table:formula="of:=IF([.$A42]&lt;[.CR$2];&quot;&quot;;IF([.$A42]=[.CR$2];1;MIN([.$B$1]+1;[.CQ41]+[.CR41])))">
            <text:p/>
          </table:table-cell>
          <table:table-cell table:formula="of:=IF([.$A42]&lt;[.CS$2];&quot;&quot;;IF([.$A42]=[.CS$2];1;MIN([.$B$1]+1;[.CR41]+[.CS41])))">
            <text:p/>
          </table:table-cell>
          <table:table-cell table:formula="of:=IF([.$A42]&lt;[.CT$2];&quot;&quot;;IF([.$A42]=[.CT$2];1;MIN([.$B$1]+1;[.CS41]+[.CT41])))">
            <text:p/>
          </table:table-cell>
          <table:table-cell table:formula="of:=IF([.$A42]&lt;[.CU$2];&quot;&quot;;IF([.$A42]=[.CU$2];1;MIN([.$B$1]+1;[.CT41]+[.CU41])))">
            <text:p/>
          </table:table-cell>
          <table:table-cell table:formula="of:=IF([.$A42]&lt;[.CV$2];&quot;&quot;;IF([.$A42]=[.CV$2];1;MIN([.$B$1]+1;[.CU41]+[.CV41])))">
            <text:p/>
          </table:table-cell>
          <table:table-cell table:formula="of:=IF([.$A42]&lt;[.CW$2];&quot;&quot;;IF([.$A42]=[.CW$2];1;MIN([.$B$1]+1;[.CV41]+[.CW41])))">
            <text:p/>
          </table:table-cell>
          <table:table-cell table:formula="of:=IF([.$A42]&lt;[.CX$2];&quot;&quot;;IF([.$A42]=[.CX$2];1;MIN([.$B$1]+1;[.CW41]+[.CX41]))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IF([.$A43]&lt;[.C$2];&quot;&quot;;IF([.$A43]=[.C$2];1;MIN([.$B$1]+1;[.B42]+[.C42])))" office:value-type="float" office:value="40" calcext:value-type="float">
            <text:p>40</text:p>
          </table:table-cell>
          <table:table-cell table:formula="of:=IF([.$A43]&lt;[.D$2];&quot;&quot;;IF([.$A43]=[.D$2];1;MIN([.$B$1]+1;[.C42]+[.D42])))" office:value-type="float" office:value="780" calcext:value-type="float">
            <text:p>780</text:p>
          </table:table-cell>
          <table:table-cell table:formula="of:=IF([.$A43]&lt;[.E$2];&quot;&quot;;IF([.$A43]=[.E$2];1;MIN([.$B$1]+1;[.D42]+[.E42])))" office:value-type="float" office:value="9880" calcext:value-type="float">
            <text:p>9880</text:p>
          </table:table-cell>
          <table:table-cell table:formula="of:=IF([.$A43]&lt;[.F$2];&quot;&quot;;IF([.$A43]=[.F$2];1;MIN([.$B$1]+1;[.E42]+[.F42])))" office:value-type="float" office:value="91390" calcext:value-type="float">
            <text:p>91390</text:p>
          </table:table-cell>
          <table:table-cell table:formula="of:=IF([.$A43]&lt;[.G$2];&quot;&quot;;IF([.$A43]=[.G$2];1;MIN([.$B$1]+1;[.F42]+[.G42])))" office:value-type="float" office:value="658008" calcext:value-type="float">
            <text:p>658008</text:p>
          </table:table-cell>
          <table:table-cell table:formula="of:=IF([.$A43]&lt;[.H$2];&quot;&quot;;IF([.$A43]=[.H$2];1;MIN([.$B$1]+1;[.G42]+[.H42])))" office:value-type="float" office:value="1000001" calcext:value-type="float">
            <text:p>1000001</text:p>
          </table:table-cell>
          <table:table-cell table:formula="of:=IF([.$A43]&lt;[.I$2];&quot;&quot;;IF([.$A43]=[.I$2];1;MIN([.$B$1]+1;[.H42]+[.I42])))" office:value-type="float" office:value="1000001" calcext:value-type="float">
            <text:p>1000001</text:p>
          </table:table-cell>
          <table:table-cell table:formula="of:=IF([.$A43]&lt;[.J$2];&quot;&quot;;IF([.$A43]=[.J$2];1;MIN([.$B$1]+1;[.I42]+[.J42])))" office:value-type="float" office:value="1000001" calcext:value-type="float">
            <text:p>1000001</text:p>
          </table:table-cell>
          <table:table-cell table:formula="of:=IF([.$A43]&lt;[.K$2];&quot;&quot;;IF([.$A43]=[.K$2];1;MIN([.$B$1]+1;[.J42]+[.K42])))" office:value-type="float" office:value="1000001" calcext:value-type="float">
            <text:p>1000001</text:p>
          </table:table-cell>
          <table:table-cell table:formula="of:=IF([.$A43]&lt;[.L$2];&quot;&quot;;IF([.$A43]=[.L$2];1;MIN([.$B$1]+1;[.K42]+[.L42])))" office:value-type="float" office:value="1000001" calcext:value-type="float">
            <text:p>1000001</text:p>
          </table:table-cell>
          <table:table-cell table:formula="of:=IF([.$A43]&lt;[.M$2];&quot;&quot;;IF([.$A43]=[.M$2];1;MIN([.$B$1]+1;[.L42]+[.M42])))" office:value-type="float" office:value="1000001" calcext:value-type="float">
            <text:p>1000001</text:p>
          </table:table-cell>
          <table:table-cell table:formula="of:=IF([.$A43]&lt;[.N$2];&quot;&quot;;IF([.$A43]=[.N$2];1;MIN([.$B$1]+1;[.M42]+[.N42])))" office:value-type="float" office:value="1000001" calcext:value-type="float">
            <text:p>1000001</text:p>
          </table:table-cell>
          <table:table-cell table:formula="of:=IF([.$A43]&lt;[.O$2];&quot;&quot;;IF([.$A43]=[.O$2];1;MIN([.$B$1]+1;[.N42]+[.O42])))" office:value-type="float" office:value="1000001" calcext:value-type="float">
            <text:p>1000001</text:p>
          </table:table-cell>
          <table:table-cell table:formula="of:=IF([.$A43]&lt;[.P$2];&quot;&quot;;IF([.$A43]=[.P$2];1;MIN([.$B$1]+1;[.O42]+[.P42])))" office:value-type="float" office:value="1000001" calcext:value-type="float">
            <text:p>1000001</text:p>
          </table:table-cell>
          <table:table-cell table:formula="of:=IF([.$A43]&lt;[.Q$2];&quot;&quot;;IF([.$A43]=[.Q$2];1;MIN([.$B$1]+1;[.P42]+[.Q42])))" office:value-type="float" office:value="1000001" calcext:value-type="float">
            <text:p>1000001</text:p>
          </table:table-cell>
          <table:table-cell table:formula="of:=IF([.$A43]&lt;[.R$2];&quot;&quot;;IF([.$A43]=[.R$2];1;MIN([.$B$1]+1;[.Q42]+[.R42])))" office:value-type="float" office:value="1000001" calcext:value-type="float">
            <text:p>1000001</text:p>
          </table:table-cell>
          <table:table-cell table:formula="of:=IF([.$A43]&lt;[.S$2];&quot;&quot;;IF([.$A43]=[.S$2];1;MIN([.$B$1]+1;[.R42]+[.S42])))" office:value-type="float" office:value="1000001" calcext:value-type="float">
            <text:p>1000001</text:p>
          </table:table-cell>
          <table:table-cell table:formula="of:=IF([.$A43]&lt;[.T$2];&quot;&quot;;IF([.$A43]=[.T$2];1;MIN([.$B$1]+1;[.S42]+[.T42])))" office:value-type="float" office:value="1000001" calcext:value-type="float">
            <text:p>1000001</text:p>
          </table:table-cell>
          <table:table-cell table:formula="of:=IF([.$A43]&lt;[.U$2];&quot;&quot;;IF([.$A43]=[.U$2];1;MIN([.$B$1]+1;[.T42]+[.U42])))" office:value-type="float" office:value="1000001" calcext:value-type="float">
            <text:p>1000001</text:p>
          </table:table-cell>
          <table:table-cell table:formula="of:=IF([.$A43]&lt;[.V$2];&quot;&quot;;IF([.$A43]=[.V$2];1;MIN([.$B$1]+1;[.U42]+[.V42])))" office:value-type="float" office:value="1000001" calcext:value-type="float">
            <text:p>1000001</text:p>
          </table:table-cell>
          <table:table-cell table:formula="of:=IF([.$A43]&lt;[.W$2];&quot;&quot;;IF([.$A43]=[.W$2];1;MIN([.$B$1]+1;[.V42]+[.W42])))" office:value-type="float" office:value="1000001" calcext:value-type="float">
            <text:p>1000001</text:p>
          </table:table-cell>
          <table:table-cell table:formula="of:=IF([.$A43]&lt;[.X$2];&quot;&quot;;IF([.$A43]=[.X$2];1;MIN([.$B$1]+1;[.W42]+[.X42])))" office:value-type="float" office:value="1000001" calcext:value-type="float">
            <text:p>1000001</text:p>
          </table:table-cell>
          <table:table-cell table:formula="of:=IF([.$A43]&lt;[.Y$2];&quot;&quot;;IF([.$A43]=[.Y$2];1;MIN([.$B$1]+1;[.X42]+[.Y42])))" office:value-type="float" office:value="1000001" calcext:value-type="float">
            <text:p>1000001</text:p>
          </table:table-cell>
          <table:table-cell table:formula="of:=IF([.$A43]&lt;[.Z$2];&quot;&quot;;IF([.$A43]=[.Z$2];1;MIN([.$B$1]+1;[.Y42]+[.Z42])))" office:value-type="float" office:value="1000001" calcext:value-type="float">
            <text:p>1000001</text:p>
          </table:table-cell>
          <table:table-cell table:formula="of:=IF([.$A43]&lt;[.AA$2];&quot;&quot;;IF([.$A43]=[.AA$2];1;MIN([.$B$1]+1;[.Z42]+[.AA42])))" office:value-type="float" office:value="1000001" calcext:value-type="float">
            <text:p>1000001</text:p>
          </table:table-cell>
          <table:table-cell table:formula="of:=IF([.$A43]&lt;[.AB$2];&quot;&quot;;IF([.$A43]=[.AB$2];1;MIN([.$B$1]+1;[.AA42]+[.AB42])))" office:value-type="float" office:value="1000001" calcext:value-type="float">
            <text:p>1000001</text:p>
          </table:table-cell>
          <table:table-cell table:formula="of:=IF([.$A43]&lt;[.AC$2];&quot;&quot;;IF([.$A43]=[.AC$2];1;MIN([.$B$1]+1;[.AB42]+[.AC42])))" office:value-type="float" office:value="1000001" calcext:value-type="float">
            <text:p>1000001</text:p>
          </table:table-cell>
          <table:table-cell table:formula="of:=IF([.$A43]&lt;[.AD$2];&quot;&quot;;IF([.$A43]=[.AD$2];1;MIN([.$B$1]+1;[.AC42]+[.AD42])))" office:value-type="float" office:value="1000001" calcext:value-type="float">
            <text:p>1000001</text:p>
          </table:table-cell>
          <table:table-cell table:formula="of:=IF([.$A43]&lt;[.AE$2];&quot;&quot;;IF([.$A43]=[.AE$2];1;MIN([.$B$1]+1;[.AD42]+[.AE42])))" office:value-type="float" office:value="1000001" calcext:value-type="float">
            <text:p>1000001</text:p>
          </table:table-cell>
          <table:table-cell table:formula="of:=IF([.$A43]&lt;[.AF$2];&quot;&quot;;IF([.$A43]=[.AF$2];1;MIN([.$B$1]+1;[.AE42]+[.AF42])))" office:value-type="float" office:value="1000001" calcext:value-type="float">
            <text:p>1000001</text:p>
          </table:table-cell>
          <table:table-cell table:formula="of:=IF([.$A43]&lt;[.AG$2];&quot;&quot;;IF([.$A43]=[.AG$2];1;MIN([.$B$1]+1;[.AF42]+[.AG42])))" office:value-type="float" office:value="1000001" calcext:value-type="float">
            <text:p>1000001</text:p>
          </table:table-cell>
          <table:table-cell table:formula="of:=IF([.$A43]&lt;[.AH$2];&quot;&quot;;IF([.$A43]=[.AH$2];1;MIN([.$B$1]+1;[.AG42]+[.AH42])))" office:value-type="float" office:value="1000001" calcext:value-type="float">
            <text:p>1000001</text:p>
          </table:table-cell>
          <table:table-cell table:formula="of:=IF([.$A43]&lt;[.AI$2];&quot;&quot;;IF([.$A43]=[.AI$2];1;MIN([.$B$1]+1;[.AH42]+[.AI42])))" office:value-type="float" office:value="1000001" calcext:value-type="float">
            <text:p>1000001</text:p>
          </table:table-cell>
          <table:table-cell table:formula="of:=IF([.$A43]&lt;[.AJ$2];&quot;&quot;;IF([.$A43]=[.AJ$2];1;MIN([.$B$1]+1;[.AI42]+[.AJ42])))" office:value-type="float" office:value="1000001" calcext:value-type="float">
            <text:p>1000001</text:p>
          </table:table-cell>
          <table:table-cell table:formula="of:=IF([.$A43]&lt;[.AK$2];&quot;&quot;;IF([.$A43]=[.AK$2];1;MIN([.$B$1]+1;[.AJ42]+[.AK42])))" office:value-type="float" office:value="658008" calcext:value-type="float">
            <text:p>658008</text:p>
          </table:table-cell>
          <table:table-cell table:formula="of:=IF([.$A43]&lt;[.AL$2];&quot;&quot;;IF([.$A43]=[.AL$2];1;MIN([.$B$1]+1;[.AK42]+[.AL42])))" office:value-type="float" office:value="91390" calcext:value-type="float">
            <text:p>91390</text:p>
          </table:table-cell>
          <table:table-cell table:formula="of:=IF([.$A43]&lt;[.AM$2];&quot;&quot;;IF([.$A43]=[.AM$2];1;MIN([.$B$1]+1;[.AL42]+[.AM42])))" office:value-type="float" office:value="9880" calcext:value-type="float">
            <text:p>9880</text:p>
          </table:table-cell>
          <table:table-cell table:formula="of:=IF([.$A43]&lt;[.AN$2];&quot;&quot;;IF([.$A43]=[.AN$2];1;MIN([.$B$1]+1;[.AM42]+[.AN42])))" office:value-type="float" office:value="780" calcext:value-type="float">
            <text:p>780</text:p>
          </table:table-cell>
          <table:table-cell table:formula="of:=IF([.$A43]&lt;[.AO$2];&quot;&quot;;IF([.$A43]=[.AO$2];1;MIN([.$B$1]+1;[.AN42]+[.AO42])))" office:value-type="float" office:value="40" calcext:value-type="float">
            <text:p>40</text:p>
          </table:table-cell>
          <table:table-cell table:formula="of:=IF([.$A43]&lt;[.AP$2];&quot;&quot;;IF([.$A43]=[.AP$2];1;MIN([.$B$1]+1;[.AO42]+[.AP42])))" office:value-type="float" office:value="1" calcext:value-type="float">
            <text:p>1</text:p>
          </table:table-cell>
          <table:table-cell table:formula="of:=IF([.$A43]&lt;[.AQ$2];&quot;&quot;;IF([.$A43]=[.AQ$2];1;MIN([.$B$1]+1;[.AP42]+[.AQ42])))">
            <text:p/>
          </table:table-cell>
          <table:table-cell table:formula="of:=IF([.$A43]&lt;[.AR$2];&quot;&quot;;IF([.$A43]=[.AR$2];1;MIN([.$B$1]+1;[.AQ42]+[.AR42])))">
            <text:p/>
          </table:table-cell>
          <table:table-cell table:formula="of:=IF([.$A43]&lt;[.AS$2];&quot;&quot;;IF([.$A43]=[.AS$2];1;MIN([.$B$1]+1;[.AR42]+[.AS42])))">
            <text:p/>
          </table:table-cell>
          <table:table-cell table:formula="of:=IF([.$A43]&lt;[.AT$2];&quot;&quot;;IF([.$A43]=[.AT$2];1;MIN([.$B$1]+1;[.AS42]+[.AT42])))">
            <text:p/>
          </table:table-cell>
          <table:table-cell table:formula="of:=IF([.$A43]&lt;[.AU$2];&quot;&quot;;IF([.$A43]=[.AU$2];1;MIN([.$B$1]+1;[.AT42]+[.AU42])))">
            <text:p/>
          </table:table-cell>
          <table:table-cell table:formula="of:=IF([.$A43]&lt;[.AV$2];&quot;&quot;;IF([.$A43]=[.AV$2];1;MIN([.$B$1]+1;[.AU42]+[.AV42])))">
            <text:p/>
          </table:table-cell>
          <table:table-cell table:formula="of:=IF([.$A43]&lt;[.AW$2];&quot;&quot;;IF([.$A43]=[.AW$2];1;MIN([.$B$1]+1;[.AV42]+[.AW42])))">
            <text:p/>
          </table:table-cell>
          <table:table-cell table:formula="of:=IF([.$A43]&lt;[.AX$2];&quot;&quot;;IF([.$A43]=[.AX$2];1;MIN([.$B$1]+1;[.AW42]+[.AX42])))">
            <text:p/>
          </table:table-cell>
          <table:table-cell table:formula="of:=IF([.$A43]&lt;[.AY$2];&quot;&quot;;IF([.$A43]=[.AY$2];1;MIN([.$B$1]+1;[.AX42]+[.AY42])))">
            <text:p/>
          </table:table-cell>
          <table:table-cell table:formula="of:=IF([.$A43]&lt;[.AZ$2];&quot;&quot;;IF([.$A43]=[.AZ$2];1;MIN([.$B$1]+1;[.AY42]+[.AZ42])))">
            <text:p/>
          </table:table-cell>
          <table:table-cell table:formula="of:=IF([.$A43]&lt;[.BA$2];&quot;&quot;;IF([.$A43]=[.BA$2];1;MIN([.$B$1]+1;[.AZ42]+[.BA42])))">
            <text:p/>
          </table:table-cell>
          <table:table-cell table:formula="of:=IF([.$A43]&lt;[.BB$2];&quot;&quot;;IF([.$A43]=[.BB$2];1;MIN([.$B$1]+1;[.BA42]+[.BB42])))">
            <text:p/>
          </table:table-cell>
          <table:table-cell table:formula="of:=IF([.$A43]&lt;[.BC$2];&quot;&quot;;IF([.$A43]=[.BC$2];1;MIN([.$B$1]+1;[.BB42]+[.BC42])))">
            <text:p/>
          </table:table-cell>
          <table:table-cell table:formula="of:=IF([.$A43]&lt;[.BD$2];&quot;&quot;;IF([.$A43]=[.BD$2];1;MIN([.$B$1]+1;[.BC42]+[.BD42])))">
            <text:p/>
          </table:table-cell>
          <table:table-cell table:formula="of:=IF([.$A43]&lt;[.BE$2];&quot;&quot;;IF([.$A43]=[.BE$2];1;MIN([.$B$1]+1;[.BD42]+[.BE42])))">
            <text:p/>
          </table:table-cell>
          <table:table-cell table:formula="of:=IF([.$A43]&lt;[.BF$2];&quot;&quot;;IF([.$A43]=[.BF$2];1;MIN([.$B$1]+1;[.BE42]+[.BF42])))">
            <text:p/>
          </table:table-cell>
          <table:table-cell table:formula="of:=IF([.$A43]&lt;[.BG$2];&quot;&quot;;IF([.$A43]=[.BG$2];1;MIN([.$B$1]+1;[.BF42]+[.BG42])))">
            <text:p/>
          </table:table-cell>
          <table:table-cell table:formula="of:=IF([.$A43]&lt;[.BH$2];&quot;&quot;;IF([.$A43]=[.BH$2];1;MIN([.$B$1]+1;[.BG42]+[.BH42])))">
            <text:p/>
          </table:table-cell>
          <table:table-cell table:formula="of:=IF([.$A43]&lt;[.BI$2];&quot;&quot;;IF([.$A43]=[.BI$2];1;MIN([.$B$1]+1;[.BH42]+[.BI42])))">
            <text:p/>
          </table:table-cell>
          <table:table-cell table:formula="of:=IF([.$A43]&lt;[.BJ$2];&quot;&quot;;IF([.$A43]=[.BJ$2];1;MIN([.$B$1]+1;[.BI42]+[.BJ42])))">
            <text:p/>
          </table:table-cell>
          <table:table-cell table:formula="of:=IF([.$A43]&lt;[.BK$2];&quot;&quot;;IF([.$A43]=[.BK$2];1;MIN([.$B$1]+1;[.BJ42]+[.BK42])))">
            <text:p/>
          </table:table-cell>
          <table:table-cell table:formula="of:=IF([.$A43]&lt;[.BL$2];&quot;&quot;;IF([.$A43]=[.BL$2];1;MIN([.$B$1]+1;[.BK42]+[.BL42])))">
            <text:p/>
          </table:table-cell>
          <table:table-cell table:formula="of:=IF([.$A43]&lt;[.BM$2];&quot;&quot;;IF([.$A43]=[.BM$2];1;MIN([.$B$1]+1;[.BL42]+[.BM42])))">
            <text:p/>
          </table:table-cell>
          <table:table-cell table:formula="of:=IF([.$A43]&lt;[.BN$2];&quot;&quot;;IF([.$A43]=[.BN$2];1;MIN([.$B$1]+1;[.BM42]+[.BN42])))">
            <text:p/>
          </table:table-cell>
          <table:table-cell table:formula="of:=IF([.$A43]&lt;[.BO$2];&quot;&quot;;IF([.$A43]=[.BO$2];1;MIN([.$B$1]+1;[.BN42]+[.BO42])))">
            <text:p/>
          </table:table-cell>
          <table:table-cell table:formula="of:=IF([.$A43]&lt;[.BP$2];&quot;&quot;;IF([.$A43]=[.BP$2];1;MIN([.$B$1]+1;[.BO42]+[.BP42])))">
            <text:p/>
          </table:table-cell>
          <table:table-cell table:formula="of:=IF([.$A43]&lt;[.BQ$2];&quot;&quot;;IF([.$A43]=[.BQ$2];1;MIN([.$B$1]+1;[.BP42]+[.BQ42])))">
            <text:p/>
          </table:table-cell>
          <table:table-cell table:formula="of:=IF([.$A43]&lt;[.BR$2];&quot;&quot;;IF([.$A43]=[.BR$2];1;MIN([.$B$1]+1;[.BQ42]+[.BR42])))">
            <text:p/>
          </table:table-cell>
          <table:table-cell table:formula="of:=IF([.$A43]&lt;[.BS$2];&quot;&quot;;IF([.$A43]=[.BS$2];1;MIN([.$B$1]+1;[.BR42]+[.BS42])))">
            <text:p/>
          </table:table-cell>
          <table:table-cell table:formula="of:=IF([.$A43]&lt;[.BT$2];&quot;&quot;;IF([.$A43]=[.BT$2];1;MIN([.$B$1]+1;[.BS42]+[.BT42])))">
            <text:p/>
          </table:table-cell>
          <table:table-cell table:formula="of:=IF([.$A43]&lt;[.BU$2];&quot;&quot;;IF([.$A43]=[.BU$2];1;MIN([.$B$1]+1;[.BT42]+[.BU42])))">
            <text:p/>
          </table:table-cell>
          <table:table-cell table:formula="of:=IF([.$A43]&lt;[.BV$2];&quot;&quot;;IF([.$A43]=[.BV$2];1;MIN([.$B$1]+1;[.BU42]+[.BV42])))">
            <text:p/>
          </table:table-cell>
          <table:table-cell table:formula="of:=IF([.$A43]&lt;[.BW$2];&quot;&quot;;IF([.$A43]=[.BW$2];1;MIN([.$B$1]+1;[.BV42]+[.BW42])))">
            <text:p/>
          </table:table-cell>
          <table:table-cell table:formula="of:=IF([.$A43]&lt;[.BX$2];&quot;&quot;;IF([.$A43]=[.BX$2];1;MIN([.$B$1]+1;[.BW42]+[.BX42])))">
            <text:p/>
          </table:table-cell>
          <table:table-cell table:formula="of:=IF([.$A43]&lt;[.BY$2];&quot;&quot;;IF([.$A43]=[.BY$2];1;MIN([.$B$1]+1;[.BX42]+[.BY42])))">
            <text:p/>
          </table:table-cell>
          <table:table-cell table:formula="of:=IF([.$A43]&lt;[.BZ$2];&quot;&quot;;IF([.$A43]=[.BZ$2];1;MIN([.$B$1]+1;[.BY42]+[.BZ42])))">
            <text:p/>
          </table:table-cell>
          <table:table-cell table:formula="of:=IF([.$A43]&lt;[.CA$2];&quot;&quot;;IF([.$A43]=[.CA$2];1;MIN([.$B$1]+1;[.BZ42]+[.CA42])))">
            <text:p/>
          </table:table-cell>
          <table:table-cell table:formula="of:=IF([.$A43]&lt;[.CB$2];&quot;&quot;;IF([.$A43]=[.CB$2];1;MIN([.$B$1]+1;[.CA42]+[.CB42])))">
            <text:p/>
          </table:table-cell>
          <table:table-cell table:formula="of:=IF([.$A43]&lt;[.CC$2];&quot;&quot;;IF([.$A43]=[.CC$2];1;MIN([.$B$1]+1;[.CB42]+[.CC42])))">
            <text:p/>
          </table:table-cell>
          <table:table-cell table:formula="of:=IF([.$A43]&lt;[.CD$2];&quot;&quot;;IF([.$A43]=[.CD$2];1;MIN([.$B$1]+1;[.CC42]+[.CD42])))">
            <text:p/>
          </table:table-cell>
          <table:table-cell table:formula="of:=IF([.$A43]&lt;[.CE$2];&quot;&quot;;IF([.$A43]=[.CE$2];1;MIN([.$B$1]+1;[.CD42]+[.CE42])))">
            <text:p/>
          </table:table-cell>
          <table:table-cell table:formula="of:=IF([.$A43]&lt;[.CF$2];&quot;&quot;;IF([.$A43]=[.CF$2];1;MIN([.$B$1]+1;[.CE42]+[.CF42])))">
            <text:p/>
          </table:table-cell>
          <table:table-cell table:formula="of:=IF([.$A43]&lt;[.CG$2];&quot;&quot;;IF([.$A43]=[.CG$2];1;MIN([.$B$1]+1;[.CF42]+[.CG42])))">
            <text:p/>
          </table:table-cell>
          <table:table-cell table:formula="of:=IF([.$A43]&lt;[.CH$2];&quot;&quot;;IF([.$A43]=[.CH$2];1;MIN([.$B$1]+1;[.CG42]+[.CH42])))">
            <text:p/>
          </table:table-cell>
          <table:table-cell table:formula="of:=IF([.$A43]&lt;[.CI$2];&quot;&quot;;IF([.$A43]=[.CI$2];1;MIN([.$B$1]+1;[.CH42]+[.CI42])))">
            <text:p/>
          </table:table-cell>
          <table:table-cell table:formula="of:=IF([.$A43]&lt;[.CJ$2];&quot;&quot;;IF([.$A43]=[.CJ$2];1;MIN([.$B$1]+1;[.CI42]+[.CJ42])))">
            <text:p/>
          </table:table-cell>
          <table:table-cell table:formula="of:=IF([.$A43]&lt;[.CK$2];&quot;&quot;;IF([.$A43]=[.CK$2];1;MIN([.$B$1]+1;[.CJ42]+[.CK42])))">
            <text:p/>
          </table:table-cell>
          <table:table-cell table:formula="of:=IF([.$A43]&lt;[.CL$2];&quot;&quot;;IF([.$A43]=[.CL$2];1;MIN([.$B$1]+1;[.CK42]+[.CL42])))">
            <text:p/>
          </table:table-cell>
          <table:table-cell table:formula="of:=IF([.$A43]&lt;[.CM$2];&quot;&quot;;IF([.$A43]=[.CM$2];1;MIN([.$B$1]+1;[.CL42]+[.CM42])))">
            <text:p/>
          </table:table-cell>
          <table:table-cell table:formula="of:=IF([.$A43]&lt;[.CN$2];&quot;&quot;;IF([.$A43]=[.CN$2];1;MIN([.$B$1]+1;[.CM42]+[.CN42])))">
            <text:p/>
          </table:table-cell>
          <table:table-cell table:formula="of:=IF([.$A43]&lt;[.CO$2];&quot;&quot;;IF([.$A43]=[.CO$2];1;MIN([.$B$1]+1;[.CN42]+[.CO42])))">
            <text:p/>
          </table:table-cell>
          <table:table-cell table:formula="of:=IF([.$A43]&lt;[.CP$2];&quot;&quot;;IF([.$A43]=[.CP$2];1;MIN([.$B$1]+1;[.CO42]+[.CP42])))">
            <text:p/>
          </table:table-cell>
          <table:table-cell table:formula="of:=IF([.$A43]&lt;[.CQ$2];&quot;&quot;;IF([.$A43]=[.CQ$2];1;MIN([.$B$1]+1;[.CP42]+[.CQ42])))">
            <text:p/>
          </table:table-cell>
          <table:table-cell table:formula="of:=IF([.$A43]&lt;[.CR$2];&quot;&quot;;IF([.$A43]=[.CR$2];1;MIN([.$B$1]+1;[.CQ42]+[.CR42])))">
            <text:p/>
          </table:table-cell>
          <table:table-cell table:formula="of:=IF([.$A43]&lt;[.CS$2];&quot;&quot;;IF([.$A43]=[.CS$2];1;MIN([.$B$1]+1;[.CR42]+[.CS42])))">
            <text:p/>
          </table:table-cell>
          <table:table-cell table:formula="of:=IF([.$A43]&lt;[.CT$2];&quot;&quot;;IF([.$A43]=[.CT$2];1;MIN([.$B$1]+1;[.CS42]+[.CT42])))">
            <text:p/>
          </table:table-cell>
          <table:table-cell table:formula="of:=IF([.$A43]&lt;[.CU$2];&quot;&quot;;IF([.$A43]=[.CU$2];1;MIN([.$B$1]+1;[.CT42]+[.CU42])))">
            <text:p/>
          </table:table-cell>
          <table:table-cell table:formula="of:=IF([.$A43]&lt;[.CV$2];&quot;&quot;;IF([.$A43]=[.CV$2];1;MIN([.$B$1]+1;[.CU42]+[.CV42])))">
            <text:p/>
          </table:table-cell>
          <table:table-cell table:formula="of:=IF([.$A43]&lt;[.CW$2];&quot;&quot;;IF([.$A43]=[.CW$2];1;MIN([.$B$1]+1;[.CV42]+[.CW42])))">
            <text:p/>
          </table:table-cell>
          <table:table-cell table:formula="of:=IF([.$A43]&lt;[.CX$2];&quot;&quot;;IF([.$A43]=[.CX$2];1;MIN([.$B$1]+1;[.CW42]+[.CX42])))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$A44]&lt;[.C$2];&quot;&quot;;IF([.$A44]=[.C$2];1;MIN([.$B$1]+1;[.B43]+[.C43])))" office:value-type="float" office:value="41" calcext:value-type="float">
            <text:p>41</text:p>
          </table:table-cell>
          <table:table-cell table:formula="of:=IF([.$A44]&lt;[.D$2];&quot;&quot;;IF([.$A44]=[.D$2];1;MIN([.$B$1]+1;[.C43]+[.D43])))" office:value-type="float" office:value="820" calcext:value-type="float">
            <text:p>820</text:p>
          </table:table-cell>
          <table:table-cell table:formula="of:=IF([.$A44]&lt;[.E$2];&quot;&quot;;IF([.$A44]=[.E$2];1;MIN([.$B$1]+1;[.D43]+[.E43])))" office:value-type="float" office:value="10660" calcext:value-type="float">
            <text:p>10660</text:p>
          </table:table-cell>
          <table:table-cell table:formula="of:=IF([.$A44]&lt;[.F$2];&quot;&quot;;IF([.$A44]=[.F$2];1;MIN([.$B$1]+1;[.E43]+[.F43])))" office:value-type="float" office:value="101270" calcext:value-type="float">
            <text:p>101270</text:p>
          </table:table-cell>
          <table:table-cell table:formula="of:=IF([.$A44]&lt;[.G$2];&quot;&quot;;IF([.$A44]=[.G$2];1;MIN([.$B$1]+1;[.F43]+[.G43])))" office:value-type="float" office:value="749398" calcext:value-type="float">
            <text:p>749398</text:p>
          </table:table-cell>
          <table:table-cell table:formula="of:=IF([.$A44]&lt;[.H$2];&quot;&quot;;IF([.$A44]=[.H$2];1;MIN([.$B$1]+1;[.G43]+[.H43])))" office:value-type="float" office:value="1000001" calcext:value-type="float">
            <text:p>1000001</text:p>
          </table:table-cell>
          <table:table-cell table:formula="of:=IF([.$A44]&lt;[.I$2];&quot;&quot;;IF([.$A44]=[.I$2];1;MIN([.$B$1]+1;[.H43]+[.I43])))" office:value-type="float" office:value="1000001" calcext:value-type="float">
            <text:p>1000001</text:p>
          </table:table-cell>
          <table:table-cell table:formula="of:=IF([.$A44]&lt;[.J$2];&quot;&quot;;IF([.$A44]=[.J$2];1;MIN([.$B$1]+1;[.I43]+[.J43])))" office:value-type="float" office:value="1000001" calcext:value-type="float">
            <text:p>1000001</text:p>
          </table:table-cell>
          <table:table-cell table:formula="of:=IF([.$A44]&lt;[.K$2];&quot;&quot;;IF([.$A44]=[.K$2];1;MIN([.$B$1]+1;[.J43]+[.K43])))" office:value-type="float" office:value="1000001" calcext:value-type="float">
            <text:p>1000001</text:p>
          </table:table-cell>
          <table:table-cell table:formula="of:=IF([.$A44]&lt;[.L$2];&quot;&quot;;IF([.$A44]=[.L$2];1;MIN([.$B$1]+1;[.K43]+[.L43])))" office:value-type="float" office:value="1000001" calcext:value-type="float">
            <text:p>1000001</text:p>
          </table:table-cell>
          <table:table-cell table:formula="of:=IF([.$A44]&lt;[.M$2];&quot;&quot;;IF([.$A44]=[.M$2];1;MIN([.$B$1]+1;[.L43]+[.M43])))" office:value-type="float" office:value="1000001" calcext:value-type="float">
            <text:p>1000001</text:p>
          </table:table-cell>
          <table:table-cell table:formula="of:=IF([.$A44]&lt;[.N$2];&quot;&quot;;IF([.$A44]=[.N$2];1;MIN([.$B$1]+1;[.M43]+[.N43])))" office:value-type="float" office:value="1000001" calcext:value-type="float">
            <text:p>1000001</text:p>
          </table:table-cell>
          <table:table-cell table:formula="of:=IF([.$A44]&lt;[.O$2];&quot;&quot;;IF([.$A44]=[.O$2];1;MIN([.$B$1]+1;[.N43]+[.O43])))" office:value-type="float" office:value="1000001" calcext:value-type="float">
            <text:p>1000001</text:p>
          </table:table-cell>
          <table:table-cell table:formula="of:=IF([.$A44]&lt;[.P$2];&quot;&quot;;IF([.$A44]=[.P$2];1;MIN([.$B$1]+1;[.O43]+[.P43])))" office:value-type="float" office:value="1000001" calcext:value-type="float">
            <text:p>1000001</text:p>
          </table:table-cell>
          <table:table-cell table:formula="of:=IF([.$A44]&lt;[.Q$2];&quot;&quot;;IF([.$A44]=[.Q$2];1;MIN([.$B$1]+1;[.P43]+[.Q43])))" office:value-type="float" office:value="1000001" calcext:value-type="float">
            <text:p>1000001</text:p>
          </table:table-cell>
          <table:table-cell table:formula="of:=IF([.$A44]&lt;[.R$2];&quot;&quot;;IF([.$A44]=[.R$2];1;MIN([.$B$1]+1;[.Q43]+[.R43])))" office:value-type="float" office:value="1000001" calcext:value-type="float">
            <text:p>1000001</text:p>
          </table:table-cell>
          <table:table-cell table:formula="of:=IF([.$A44]&lt;[.S$2];&quot;&quot;;IF([.$A44]=[.S$2];1;MIN([.$B$1]+1;[.R43]+[.S43])))" office:value-type="float" office:value="1000001" calcext:value-type="float">
            <text:p>1000001</text:p>
          </table:table-cell>
          <table:table-cell table:formula="of:=IF([.$A44]&lt;[.T$2];&quot;&quot;;IF([.$A44]=[.T$2];1;MIN([.$B$1]+1;[.S43]+[.T43])))" office:value-type="float" office:value="1000001" calcext:value-type="float">
            <text:p>1000001</text:p>
          </table:table-cell>
          <table:table-cell table:formula="of:=IF([.$A44]&lt;[.U$2];&quot;&quot;;IF([.$A44]=[.U$2];1;MIN([.$B$1]+1;[.T43]+[.U43])))" office:value-type="float" office:value="1000001" calcext:value-type="float">
            <text:p>1000001</text:p>
          </table:table-cell>
          <table:table-cell table:formula="of:=IF([.$A44]&lt;[.V$2];&quot;&quot;;IF([.$A44]=[.V$2];1;MIN([.$B$1]+1;[.U43]+[.V43])))" office:value-type="float" office:value="1000001" calcext:value-type="float">
            <text:p>1000001</text:p>
          </table:table-cell>
          <table:table-cell table:formula="of:=IF([.$A44]&lt;[.W$2];&quot;&quot;;IF([.$A44]=[.W$2];1;MIN([.$B$1]+1;[.V43]+[.W43])))" office:value-type="float" office:value="1000001" calcext:value-type="float">
            <text:p>1000001</text:p>
          </table:table-cell>
          <table:table-cell table:formula="of:=IF([.$A44]&lt;[.X$2];&quot;&quot;;IF([.$A44]=[.X$2];1;MIN([.$B$1]+1;[.W43]+[.X43])))" office:value-type="float" office:value="1000001" calcext:value-type="float">
            <text:p>1000001</text:p>
          </table:table-cell>
          <table:table-cell table:formula="of:=IF([.$A44]&lt;[.Y$2];&quot;&quot;;IF([.$A44]=[.Y$2];1;MIN([.$B$1]+1;[.X43]+[.Y43])))" office:value-type="float" office:value="1000001" calcext:value-type="float">
            <text:p>1000001</text:p>
          </table:table-cell>
          <table:table-cell table:formula="of:=IF([.$A44]&lt;[.Z$2];&quot;&quot;;IF([.$A44]=[.Z$2];1;MIN([.$B$1]+1;[.Y43]+[.Z43])))" office:value-type="float" office:value="1000001" calcext:value-type="float">
            <text:p>1000001</text:p>
          </table:table-cell>
          <table:table-cell table:formula="of:=IF([.$A44]&lt;[.AA$2];&quot;&quot;;IF([.$A44]=[.AA$2];1;MIN([.$B$1]+1;[.Z43]+[.AA43])))" office:value-type="float" office:value="1000001" calcext:value-type="float">
            <text:p>1000001</text:p>
          </table:table-cell>
          <table:table-cell table:formula="of:=IF([.$A44]&lt;[.AB$2];&quot;&quot;;IF([.$A44]=[.AB$2];1;MIN([.$B$1]+1;[.AA43]+[.AB43])))" office:value-type="float" office:value="1000001" calcext:value-type="float">
            <text:p>1000001</text:p>
          </table:table-cell>
          <table:table-cell table:formula="of:=IF([.$A44]&lt;[.AC$2];&quot;&quot;;IF([.$A44]=[.AC$2];1;MIN([.$B$1]+1;[.AB43]+[.AC43])))" office:value-type="float" office:value="1000001" calcext:value-type="float">
            <text:p>1000001</text:p>
          </table:table-cell>
          <table:table-cell table:formula="of:=IF([.$A44]&lt;[.AD$2];&quot;&quot;;IF([.$A44]=[.AD$2];1;MIN([.$B$1]+1;[.AC43]+[.AD43])))" office:value-type="float" office:value="1000001" calcext:value-type="float">
            <text:p>1000001</text:p>
          </table:table-cell>
          <table:table-cell table:formula="of:=IF([.$A44]&lt;[.AE$2];&quot;&quot;;IF([.$A44]=[.AE$2];1;MIN([.$B$1]+1;[.AD43]+[.AE43])))" office:value-type="float" office:value="1000001" calcext:value-type="float">
            <text:p>1000001</text:p>
          </table:table-cell>
          <table:table-cell table:formula="of:=IF([.$A44]&lt;[.AF$2];&quot;&quot;;IF([.$A44]=[.AF$2];1;MIN([.$B$1]+1;[.AE43]+[.AF43])))" office:value-type="float" office:value="1000001" calcext:value-type="float">
            <text:p>1000001</text:p>
          </table:table-cell>
          <table:table-cell table:formula="of:=IF([.$A44]&lt;[.AG$2];&quot;&quot;;IF([.$A44]=[.AG$2];1;MIN([.$B$1]+1;[.AF43]+[.AG43])))" office:value-type="float" office:value="1000001" calcext:value-type="float">
            <text:p>1000001</text:p>
          </table:table-cell>
          <table:table-cell table:formula="of:=IF([.$A44]&lt;[.AH$2];&quot;&quot;;IF([.$A44]=[.AH$2];1;MIN([.$B$1]+1;[.AG43]+[.AH43])))" office:value-type="float" office:value="1000001" calcext:value-type="float">
            <text:p>1000001</text:p>
          </table:table-cell>
          <table:table-cell table:formula="of:=IF([.$A44]&lt;[.AI$2];&quot;&quot;;IF([.$A44]=[.AI$2];1;MIN([.$B$1]+1;[.AH43]+[.AI43])))" office:value-type="float" office:value="1000001" calcext:value-type="float">
            <text:p>1000001</text:p>
          </table:table-cell>
          <table:table-cell table:formula="of:=IF([.$A44]&lt;[.AJ$2];&quot;&quot;;IF([.$A44]=[.AJ$2];1;MIN([.$B$1]+1;[.AI43]+[.AJ43])))" office:value-type="float" office:value="1000001" calcext:value-type="float">
            <text:p>1000001</text:p>
          </table:table-cell>
          <table:table-cell table:formula="of:=IF([.$A44]&lt;[.AK$2];&quot;&quot;;IF([.$A44]=[.AK$2];1;MIN([.$B$1]+1;[.AJ43]+[.AK43])))" office:value-type="float" office:value="1000001" calcext:value-type="float">
            <text:p>1000001</text:p>
          </table:table-cell>
          <table:table-cell table:formula="of:=IF([.$A44]&lt;[.AL$2];&quot;&quot;;IF([.$A44]=[.AL$2];1;MIN([.$B$1]+1;[.AK43]+[.AL43])))" office:value-type="float" office:value="749398" calcext:value-type="float">
            <text:p>749398</text:p>
          </table:table-cell>
          <table:table-cell table:formula="of:=IF([.$A44]&lt;[.AM$2];&quot;&quot;;IF([.$A44]=[.AM$2];1;MIN([.$B$1]+1;[.AL43]+[.AM43])))" office:value-type="float" office:value="101270" calcext:value-type="float">
            <text:p>101270</text:p>
          </table:table-cell>
          <table:table-cell table:formula="of:=IF([.$A44]&lt;[.AN$2];&quot;&quot;;IF([.$A44]=[.AN$2];1;MIN([.$B$1]+1;[.AM43]+[.AN43])))" office:value-type="float" office:value="10660" calcext:value-type="float">
            <text:p>10660</text:p>
          </table:table-cell>
          <table:table-cell table:formula="of:=IF([.$A44]&lt;[.AO$2];&quot;&quot;;IF([.$A44]=[.AO$2];1;MIN([.$B$1]+1;[.AN43]+[.AO43])))" office:value-type="float" office:value="820" calcext:value-type="float">
            <text:p>820</text:p>
          </table:table-cell>
          <table:table-cell table:formula="of:=IF([.$A44]&lt;[.AP$2];&quot;&quot;;IF([.$A44]=[.AP$2];1;MIN([.$B$1]+1;[.AO43]+[.AP43])))" office:value-type="float" office:value="41" calcext:value-type="float">
            <text:p>41</text:p>
          </table:table-cell>
          <table:table-cell table:formula="of:=IF([.$A44]&lt;[.AQ$2];&quot;&quot;;IF([.$A44]=[.AQ$2];1;MIN([.$B$1]+1;[.AP43]+[.AQ43])))" office:value-type="float" office:value="1" calcext:value-type="float">
            <text:p>1</text:p>
          </table:table-cell>
          <table:table-cell table:formula="of:=IF([.$A44]&lt;[.AR$2];&quot;&quot;;IF([.$A44]=[.AR$2];1;MIN([.$B$1]+1;[.AQ43]+[.AR43])))">
            <text:p/>
          </table:table-cell>
          <table:table-cell table:formula="of:=IF([.$A44]&lt;[.AS$2];&quot;&quot;;IF([.$A44]=[.AS$2];1;MIN([.$B$1]+1;[.AR43]+[.AS43])))">
            <text:p/>
          </table:table-cell>
          <table:table-cell table:formula="of:=IF([.$A44]&lt;[.AT$2];&quot;&quot;;IF([.$A44]=[.AT$2];1;MIN([.$B$1]+1;[.AS43]+[.AT43])))">
            <text:p/>
          </table:table-cell>
          <table:table-cell table:formula="of:=IF([.$A44]&lt;[.AU$2];&quot;&quot;;IF([.$A44]=[.AU$2];1;MIN([.$B$1]+1;[.AT43]+[.AU43])))">
            <text:p/>
          </table:table-cell>
          <table:table-cell table:formula="of:=IF([.$A44]&lt;[.AV$2];&quot;&quot;;IF([.$A44]=[.AV$2];1;MIN([.$B$1]+1;[.AU43]+[.AV43])))">
            <text:p/>
          </table:table-cell>
          <table:table-cell table:formula="of:=IF([.$A44]&lt;[.AW$2];&quot;&quot;;IF([.$A44]=[.AW$2];1;MIN([.$B$1]+1;[.AV43]+[.AW43])))">
            <text:p/>
          </table:table-cell>
          <table:table-cell table:formula="of:=IF([.$A44]&lt;[.AX$2];&quot;&quot;;IF([.$A44]=[.AX$2];1;MIN([.$B$1]+1;[.AW43]+[.AX43])))">
            <text:p/>
          </table:table-cell>
          <table:table-cell table:formula="of:=IF([.$A44]&lt;[.AY$2];&quot;&quot;;IF([.$A44]=[.AY$2];1;MIN([.$B$1]+1;[.AX43]+[.AY43])))">
            <text:p/>
          </table:table-cell>
          <table:table-cell table:formula="of:=IF([.$A44]&lt;[.AZ$2];&quot;&quot;;IF([.$A44]=[.AZ$2];1;MIN([.$B$1]+1;[.AY43]+[.AZ43])))">
            <text:p/>
          </table:table-cell>
          <table:table-cell table:formula="of:=IF([.$A44]&lt;[.BA$2];&quot;&quot;;IF([.$A44]=[.BA$2];1;MIN([.$B$1]+1;[.AZ43]+[.BA43])))">
            <text:p/>
          </table:table-cell>
          <table:table-cell table:formula="of:=IF([.$A44]&lt;[.BB$2];&quot;&quot;;IF([.$A44]=[.BB$2];1;MIN([.$B$1]+1;[.BA43]+[.BB43])))">
            <text:p/>
          </table:table-cell>
          <table:table-cell table:formula="of:=IF([.$A44]&lt;[.BC$2];&quot;&quot;;IF([.$A44]=[.BC$2];1;MIN([.$B$1]+1;[.BB43]+[.BC43])))">
            <text:p/>
          </table:table-cell>
          <table:table-cell table:formula="of:=IF([.$A44]&lt;[.BD$2];&quot;&quot;;IF([.$A44]=[.BD$2];1;MIN([.$B$1]+1;[.BC43]+[.BD43])))">
            <text:p/>
          </table:table-cell>
          <table:table-cell table:formula="of:=IF([.$A44]&lt;[.BE$2];&quot;&quot;;IF([.$A44]=[.BE$2];1;MIN([.$B$1]+1;[.BD43]+[.BE43])))">
            <text:p/>
          </table:table-cell>
          <table:table-cell table:formula="of:=IF([.$A44]&lt;[.BF$2];&quot;&quot;;IF([.$A44]=[.BF$2];1;MIN([.$B$1]+1;[.BE43]+[.BF43])))">
            <text:p/>
          </table:table-cell>
          <table:table-cell table:formula="of:=IF([.$A44]&lt;[.BG$2];&quot;&quot;;IF([.$A44]=[.BG$2];1;MIN([.$B$1]+1;[.BF43]+[.BG43])))">
            <text:p/>
          </table:table-cell>
          <table:table-cell table:formula="of:=IF([.$A44]&lt;[.BH$2];&quot;&quot;;IF([.$A44]=[.BH$2];1;MIN([.$B$1]+1;[.BG43]+[.BH43])))">
            <text:p/>
          </table:table-cell>
          <table:table-cell table:formula="of:=IF([.$A44]&lt;[.BI$2];&quot;&quot;;IF([.$A44]=[.BI$2];1;MIN([.$B$1]+1;[.BH43]+[.BI43])))">
            <text:p/>
          </table:table-cell>
          <table:table-cell table:formula="of:=IF([.$A44]&lt;[.BJ$2];&quot;&quot;;IF([.$A44]=[.BJ$2];1;MIN([.$B$1]+1;[.BI43]+[.BJ43])))">
            <text:p/>
          </table:table-cell>
          <table:table-cell table:formula="of:=IF([.$A44]&lt;[.BK$2];&quot;&quot;;IF([.$A44]=[.BK$2];1;MIN([.$B$1]+1;[.BJ43]+[.BK43])))">
            <text:p/>
          </table:table-cell>
          <table:table-cell table:formula="of:=IF([.$A44]&lt;[.BL$2];&quot;&quot;;IF([.$A44]=[.BL$2];1;MIN([.$B$1]+1;[.BK43]+[.BL43])))">
            <text:p/>
          </table:table-cell>
          <table:table-cell table:formula="of:=IF([.$A44]&lt;[.BM$2];&quot;&quot;;IF([.$A44]=[.BM$2];1;MIN([.$B$1]+1;[.BL43]+[.BM43])))">
            <text:p/>
          </table:table-cell>
          <table:table-cell table:formula="of:=IF([.$A44]&lt;[.BN$2];&quot;&quot;;IF([.$A44]=[.BN$2];1;MIN([.$B$1]+1;[.BM43]+[.BN43])))">
            <text:p/>
          </table:table-cell>
          <table:table-cell table:formula="of:=IF([.$A44]&lt;[.BO$2];&quot;&quot;;IF([.$A44]=[.BO$2];1;MIN([.$B$1]+1;[.BN43]+[.BO43])))">
            <text:p/>
          </table:table-cell>
          <table:table-cell table:formula="of:=IF([.$A44]&lt;[.BP$2];&quot;&quot;;IF([.$A44]=[.BP$2];1;MIN([.$B$1]+1;[.BO43]+[.BP43])))">
            <text:p/>
          </table:table-cell>
          <table:table-cell table:formula="of:=IF([.$A44]&lt;[.BQ$2];&quot;&quot;;IF([.$A44]=[.BQ$2];1;MIN([.$B$1]+1;[.BP43]+[.BQ43])))">
            <text:p/>
          </table:table-cell>
          <table:table-cell table:formula="of:=IF([.$A44]&lt;[.BR$2];&quot;&quot;;IF([.$A44]=[.BR$2];1;MIN([.$B$1]+1;[.BQ43]+[.BR43])))">
            <text:p/>
          </table:table-cell>
          <table:table-cell table:formula="of:=IF([.$A44]&lt;[.BS$2];&quot;&quot;;IF([.$A44]=[.BS$2];1;MIN([.$B$1]+1;[.BR43]+[.BS43])))">
            <text:p/>
          </table:table-cell>
          <table:table-cell table:formula="of:=IF([.$A44]&lt;[.BT$2];&quot;&quot;;IF([.$A44]=[.BT$2];1;MIN([.$B$1]+1;[.BS43]+[.BT43])))">
            <text:p/>
          </table:table-cell>
          <table:table-cell table:formula="of:=IF([.$A44]&lt;[.BU$2];&quot;&quot;;IF([.$A44]=[.BU$2];1;MIN([.$B$1]+1;[.BT43]+[.BU43])))">
            <text:p/>
          </table:table-cell>
          <table:table-cell table:formula="of:=IF([.$A44]&lt;[.BV$2];&quot;&quot;;IF([.$A44]=[.BV$2];1;MIN([.$B$1]+1;[.BU43]+[.BV43])))">
            <text:p/>
          </table:table-cell>
          <table:table-cell table:formula="of:=IF([.$A44]&lt;[.BW$2];&quot;&quot;;IF([.$A44]=[.BW$2];1;MIN([.$B$1]+1;[.BV43]+[.BW43])))">
            <text:p/>
          </table:table-cell>
          <table:table-cell table:formula="of:=IF([.$A44]&lt;[.BX$2];&quot;&quot;;IF([.$A44]=[.BX$2];1;MIN([.$B$1]+1;[.BW43]+[.BX43])))">
            <text:p/>
          </table:table-cell>
          <table:table-cell table:formula="of:=IF([.$A44]&lt;[.BY$2];&quot;&quot;;IF([.$A44]=[.BY$2];1;MIN([.$B$1]+1;[.BX43]+[.BY43])))">
            <text:p/>
          </table:table-cell>
          <table:table-cell table:formula="of:=IF([.$A44]&lt;[.BZ$2];&quot;&quot;;IF([.$A44]=[.BZ$2];1;MIN([.$B$1]+1;[.BY43]+[.BZ43])))">
            <text:p/>
          </table:table-cell>
          <table:table-cell table:formula="of:=IF([.$A44]&lt;[.CA$2];&quot;&quot;;IF([.$A44]=[.CA$2];1;MIN([.$B$1]+1;[.BZ43]+[.CA43])))">
            <text:p/>
          </table:table-cell>
          <table:table-cell table:formula="of:=IF([.$A44]&lt;[.CB$2];&quot;&quot;;IF([.$A44]=[.CB$2];1;MIN([.$B$1]+1;[.CA43]+[.CB43])))">
            <text:p/>
          </table:table-cell>
          <table:table-cell table:formula="of:=IF([.$A44]&lt;[.CC$2];&quot;&quot;;IF([.$A44]=[.CC$2];1;MIN([.$B$1]+1;[.CB43]+[.CC43])))">
            <text:p/>
          </table:table-cell>
          <table:table-cell table:formula="of:=IF([.$A44]&lt;[.CD$2];&quot;&quot;;IF([.$A44]=[.CD$2];1;MIN([.$B$1]+1;[.CC43]+[.CD43])))">
            <text:p/>
          </table:table-cell>
          <table:table-cell table:formula="of:=IF([.$A44]&lt;[.CE$2];&quot;&quot;;IF([.$A44]=[.CE$2];1;MIN([.$B$1]+1;[.CD43]+[.CE43])))">
            <text:p/>
          </table:table-cell>
          <table:table-cell table:formula="of:=IF([.$A44]&lt;[.CF$2];&quot;&quot;;IF([.$A44]=[.CF$2];1;MIN([.$B$1]+1;[.CE43]+[.CF43])))">
            <text:p/>
          </table:table-cell>
          <table:table-cell table:formula="of:=IF([.$A44]&lt;[.CG$2];&quot;&quot;;IF([.$A44]=[.CG$2];1;MIN([.$B$1]+1;[.CF43]+[.CG43])))">
            <text:p/>
          </table:table-cell>
          <table:table-cell table:formula="of:=IF([.$A44]&lt;[.CH$2];&quot;&quot;;IF([.$A44]=[.CH$2];1;MIN([.$B$1]+1;[.CG43]+[.CH43])))">
            <text:p/>
          </table:table-cell>
          <table:table-cell table:formula="of:=IF([.$A44]&lt;[.CI$2];&quot;&quot;;IF([.$A44]=[.CI$2];1;MIN([.$B$1]+1;[.CH43]+[.CI43])))">
            <text:p/>
          </table:table-cell>
          <table:table-cell table:formula="of:=IF([.$A44]&lt;[.CJ$2];&quot;&quot;;IF([.$A44]=[.CJ$2];1;MIN([.$B$1]+1;[.CI43]+[.CJ43])))">
            <text:p/>
          </table:table-cell>
          <table:table-cell table:formula="of:=IF([.$A44]&lt;[.CK$2];&quot;&quot;;IF([.$A44]=[.CK$2];1;MIN([.$B$1]+1;[.CJ43]+[.CK43])))">
            <text:p/>
          </table:table-cell>
          <table:table-cell table:formula="of:=IF([.$A44]&lt;[.CL$2];&quot;&quot;;IF([.$A44]=[.CL$2];1;MIN([.$B$1]+1;[.CK43]+[.CL43])))">
            <text:p/>
          </table:table-cell>
          <table:table-cell table:formula="of:=IF([.$A44]&lt;[.CM$2];&quot;&quot;;IF([.$A44]=[.CM$2];1;MIN([.$B$1]+1;[.CL43]+[.CM43])))">
            <text:p/>
          </table:table-cell>
          <table:table-cell table:formula="of:=IF([.$A44]&lt;[.CN$2];&quot;&quot;;IF([.$A44]=[.CN$2];1;MIN([.$B$1]+1;[.CM43]+[.CN43])))">
            <text:p/>
          </table:table-cell>
          <table:table-cell table:formula="of:=IF([.$A44]&lt;[.CO$2];&quot;&quot;;IF([.$A44]=[.CO$2];1;MIN([.$B$1]+1;[.CN43]+[.CO43])))">
            <text:p/>
          </table:table-cell>
          <table:table-cell table:formula="of:=IF([.$A44]&lt;[.CP$2];&quot;&quot;;IF([.$A44]=[.CP$2];1;MIN([.$B$1]+1;[.CO43]+[.CP43])))">
            <text:p/>
          </table:table-cell>
          <table:table-cell table:formula="of:=IF([.$A44]&lt;[.CQ$2];&quot;&quot;;IF([.$A44]=[.CQ$2];1;MIN([.$B$1]+1;[.CP43]+[.CQ43])))">
            <text:p/>
          </table:table-cell>
          <table:table-cell table:formula="of:=IF([.$A44]&lt;[.CR$2];&quot;&quot;;IF([.$A44]=[.CR$2];1;MIN([.$B$1]+1;[.CQ43]+[.CR43])))">
            <text:p/>
          </table:table-cell>
          <table:table-cell table:formula="of:=IF([.$A44]&lt;[.CS$2];&quot;&quot;;IF([.$A44]=[.CS$2];1;MIN([.$B$1]+1;[.CR43]+[.CS43])))">
            <text:p/>
          </table:table-cell>
          <table:table-cell table:formula="of:=IF([.$A44]&lt;[.CT$2];&quot;&quot;;IF([.$A44]=[.CT$2];1;MIN([.$B$1]+1;[.CS43]+[.CT43])))">
            <text:p/>
          </table:table-cell>
          <table:table-cell table:formula="of:=IF([.$A44]&lt;[.CU$2];&quot;&quot;;IF([.$A44]=[.CU$2];1;MIN([.$B$1]+1;[.CT43]+[.CU43])))">
            <text:p/>
          </table:table-cell>
          <table:table-cell table:formula="of:=IF([.$A44]&lt;[.CV$2];&quot;&quot;;IF([.$A44]=[.CV$2];1;MIN([.$B$1]+1;[.CU43]+[.CV43])))">
            <text:p/>
          </table:table-cell>
          <table:table-cell table:formula="of:=IF([.$A44]&lt;[.CW$2];&quot;&quot;;IF([.$A44]=[.CW$2];1;MIN([.$B$1]+1;[.CV43]+[.CW43])))">
            <text:p/>
          </table:table-cell>
          <table:table-cell table:formula="of:=IF([.$A44]&lt;[.CX$2];&quot;&quot;;IF([.$A44]=[.CX$2];1;MIN([.$B$1]+1;[.CW43]+[.CX43])))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.$A45]&lt;[.C$2];&quot;&quot;;IF([.$A45]=[.C$2];1;MIN([.$B$1]+1;[.B44]+[.C44])))" office:value-type="float" office:value="42" calcext:value-type="float">
            <text:p>42</text:p>
          </table:table-cell>
          <table:table-cell table:formula="of:=IF([.$A45]&lt;[.D$2];&quot;&quot;;IF([.$A45]=[.D$2];1;MIN([.$B$1]+1;[.C44]+[.D44])))" office:value-type="float" office:value="861" calcext:value-type="float">
            <text:p>861</text:p>
          </table:table-cell>
          <table:table-cell table:formula="of:=IF([.$A45]&lt;[.E$2];&quot;&quot;;IF([.$A45]=[.E$2];1;MIN([.$B$1]+1;[.D44]+[.E44])))" office:value-type="float" office:value="11480" calcext:value-type="float">
            <text:p>11480</text:p>
          </table:table-cell>
          <table:table-cell table:formula="of:=IF([.$A45]&lt;[.F$2];&quot;&quot;;IF([.$A45]=[.F$2];1;MIN([.$B$1]+1;[.E44]+[.F44])))" office:value-type="float" office:value="111930" calcext:value-type="float">
            <text:p>111930</text:p>
          </table:table-cell>
          <table:table-cell table:formula="of:=IF([.$A45]&lt;[.G$2];&quot;&quot;;IF([.$A45]=[.G$2];1;MIN([.$B$1]+1;[.F44]+[.G44])))" office:value-type="float" office:value="850668" calcext:value-type="float">
            <text:p>850668</text:p>
          </table:table-cell>
          <table:table-cell table:formula="of:=IF([.$A45]&lt;[.H$2];&quot;&quot;;IF([.$A45]=[.H$2];1;MIN([.$B$1]+1;[.G44]+[.H44])))" office:value-type="float" office:value="1000001" calcext:value-type="float">
            <text:p>1000001</text:p>
          </table:table-cell>
          <table:table-cell table:formula="of:=IF([.$A45]&lt;[.I$2];&quot;&quot;;IF([.$A45]=[.I$2];1;MIN([.$B$1]+1;[.H44]+[.I44])))" office:value-type="float" office:value="1000001" calcext:value-type="float">
            <text:p>1000001</text:p>
          </table:table-cell>
          <table:table-cell table:formula="of:=IF([.$A45]&lt;[.J$2];&quot;&quot;;IF([.$A45]=[.J$2];1;MIN([.$B$1]+1;[.I44]+[.J44])))" office:value-type="float" office:value="1000001" calcext:value-type="float">
            <text:p>1000001</text:p>
          </table:table-cell>
          <table:table-cell table:formula="of:=IF([.$A45]&lt;[.K$2];&quot;&quot;;IF([.$A45]=[.K$2];1;MIN([.$B$1]+1;[.J44]+[.K44])))" office:value-type="float" office:value="1000001" calcext:value-type="float">
            <text:p>1000001</text:p>
          </table:table-cell>
          <table:table-cell table:formula="of:=IF([.$A45]&lt;[.L$2];&quot;&quot;;IF([.$A45]=[.L$2];1;MIN([.$B$1]+1;[.K44]+[.L44])))" office:value-type="float" office:value="1000001" calcext:value-type="float">
            <text:p>1000001</text:p>
          </table:table-cell>
          <table:table-cell table:formula="of:=IF([.$A45]&lt;[.M$2];&quot;&quot;;IF([.$A45]=[.M$2];1;MIN([.$B$1]+1;[.L44]+[.M44])))" office:value-type="float" office:value="1000001" calcext:value-type="float">
            <text:p>1000001</text:p>
          </table:table-cell>
          <table:table-cell table:formula="of:=IF([.$A45]&lt;[.N$2];&quot;&quot;;IF([.$A45]=[.N$2];1;MIN([.$B$1]+1;[.M44]+[.N44])))" office:value-type="float" office:value="1000001" calcext:value-type="float">
            <text:p>1000001</text:p>
          </table:table-cell>
          <table:table-cell table:formula="of:=IF([.$A45]&lt;[.O$2];&quot;&quot;;IF([.$A45]=[.O$2];1;MIN([.$B$1]+1;[.N44]+[.O44])))" office:value-type="float" office:value="1000001" calcext:value-type="float">
            <text:p>1000001</text:p>
          </table:table-cell>
          <table:table-cell table:formula="of:=IF([.$A45]&lt;[.P$2];&quot;&quot;;IF([.$A45]=[.P$2];1;MIN([.$B$1]+1;[.O44]+[.P44])))" office:value-type="float" office:value="1000001" calcext:value-type="float">
            <text:p>1000001</text:p>
          </table:table-cell>
          <table:table-cell table:formula="of:=IF([.$A45]&lt;[.Q$2];&quot;&quot;;IF([.$A45]=[.Q$2];1;MIN([.$B$1]+1;[.P44]+[.Q44])))" office:value-type="float" office:value="1000001" calcext:value-type="float">
            <text:p>1000001</text:p>
          </table:table-cell>
          <table:table-cell table:formula="of:=IF([.$A45]&lt;[.R$2];&quot;&quot;;IF([.$A45]=[.R$2];1;MIN([.$B$1]+1;[.Q44]+[.R44])))" office:value-type="float" office:value="1000001" calcext:value-type="float">
            <text:p>1000001</text:p>
          </table:table-cell>
          <table:table-cell table:formula="of:=IF([.$A45]&lt;[.S$2];&quot;&quot;;IF([.$A45]=[.S$2];1;MIN([.$B$1]+1;[.R44]+[.S44])))" office:value-type="float" office:value="1000001" calcext:value-type="float">
            <text:p>1000001</text:p>
          </table:table-cell>
          <table:table-cell table:formula="of:=IF([.$A45]&lt;[.T$2];&quot;&quot;;IF([.$A45]=[.T$2];1;MIN([.$B$1]+1;[.S44]+[.T44])))" office:value-type="float" office:value="1000001" calcext:value-type="float">
            <text:p>1000001</text:p>
          </table:table-cell>
          <table:table-cell table:formula="of:=IF([.$A45]&lt;[.U$2];&quot;&quot;;IF([.$A45]=[.U$2];1;MIN([.$B$1]+1;[.T44]+[.U44])))" office:value-type="float" office:value="1000001" calcext:value-type="float">
            <text:p>1000001</text:p>
          </table:table-cell>
          <table:table-cell table:formula="of:=IF([.$A45]&lt;[.V$2];&quot;&quot;;IF([.$A45]=[.V$2];1;MIN([.$B$1]+1;[.U44]+[.V44])))" office:value-type="float" office:value="1000001" calcext:value-type="float">
            <text:p>1000001</text:p>
          </table:table-cell>
          <table:table-cell table:formula="of:=IF([.$A45]&lt;[.W$2];&quot;&quot;;IF([.$A45]=[.W$2];1;MIN([.$B$1]+1;[.V44]+[.W44])))" office:value-type="float" office:value="1000001" calcext:value-type="float">
            <text:p>1000001</text:p>
          </table:table-cell>
          <table:table-cell table:formula="of:=IF([.$A45]&lt;[.X$2];&quot;&quot;;IF([.$A45]=[.X$2];1;MIN([.$B$1]+1;[.W44]+[.X44])))" office:value-type="float" office:value="1000001" calcext:value-type="float">
            <text:p>1000001</text:p>
          </table:table-cell>
          <table:table-cell table:formula="of:=IF([.$A45]&lt;[.Y$2];&quot;&quot;;IF([.$A45]=[.Y$2];1;MIN([.$B$1]+1;[.X44]+[.Y44])))" office:value-type="float" office:value="1000001" calcext:value-type="float">
            <text:p>1000001</text:p>
          </table:table-cell>
          <table:table-cell table:formula="of:=IF([.$A45]&lt;[.Z$2];&quot;&quot;;IF([.$A45]=[.Z$2];1;MIN([.$B$1]+1;[.Y44]+[.Z44])))" office:value-type="float" office:value="1000001" calcext:value-type="float">
            <text:p>1000001</text:p>
          </table:table-cell>
          <table:table-cell table:formula="of:=IF([.$A45]&lt;[.AA$2];&quot;&quot;;IF([.$A45]=[.AA$2];1;MIN([.$B$1]+1;[.Z44]+[.AA44])))" office:value-type="float" office:value="1000001" calcext:value-type="float">
            <text:p>1000001</text:p>
          </table:table-cell>
          <table:table-cell table:formula="of:=IF([.$A45]&lt;[.AB$2];&quot;&quot;;IF([.$A45]=[.AB$2];1;MIN([.$B$1]+1;[.AA44]+[.AB44])))" office:value-type="float" office:value="1000001" calcext:value-type="float">
            <text:p>1000001</text:p>
          </table:table-cell>
          <table:table-cell table:formula="of:=IF([.$A45]&lt;[.AC$2];&quot;&quot;;IF([.$A45]=[.AC$2];1;MIN([.$B$1]+1;[.AB44]+[.AC44])))" office:value-type="float" office:value="1000001" calcext:value-type="float">
            <text:p>1000001</text:p>
          </table:table-cell>
          <table:table-cell table:formula="of:=IF([.$A45]&lt;[.AD$2];&quot;&quot;;IF([.$A45]=[.AD$2];1;MIN([.$B$1]+1;[.AC44]+[.AD44])))" office:value-type="float" office:value="1000001" calcext:value-type="float">
            <text:p>1000001</text:p>
          </table:table-cell>
          <table:table-cell table:formula="of:=IF([.$A45]&lt;[.AE$2];&quot;&quot;;IF([.$A45]=[.AE$2];1;MIN([.$B$1]+1;[.AD44]+[.AE44])))" office:value-type="float" office:value="1000001" calcext:value-type="float">
            <text:p>1000001</text:p>
          </table:table-cell>
          <table:table-cell table:formula="of:=IF([.$A45]&lt;[.AF$2];&quot;&quot;;IF([.$A45]=[.AF$2];1;MIN([.$B$1]+1;[.AE44]+[.AF44])))" office:value-type="float" office:value="1000001" calcext:value-type="float">
            <text:p>1000001</text:p>
          </table:table-cell>
          <table:table-cell table:formula="of:=IF([.$A45]&lt;[.AG$2];&quot;&quot;;IF([.$A45]=[.AG$2];1;MIN([.$B$1]+1;[.AF44]+[.AG44])))" office:value-type="float" office:value="1000001" calcext:value-type="float">
            <text:p>1000001</text:p>
          </table:table-cell>
          <table:table-cell table:formula="of:=IF([.$A45]&lt;[.AH$2];&quot;&quot;;IF([.$A45]=[.AH$2];1;MIN([.$B$1]+1;[.AG44]+[.AH44])))" office:value-type="float" office:value="1000001" calcext:value-type="float">
            <text:p>1000001</text:p>
          </table:table-cell>
          <table:table-cell table:formula="of:=IF([.$A45]&lt;[.AI$2];&quot;&quot;;IF([.$A45]=[.AI$2];1;MIN([.$B$1]+1;[.AH44]+[.AI44])))" office:value-type="float" office:value="1000001" calcext:value-type="float">
            <text:p>1000001</text:p>
          </table:table-cell>
          <table:table-cell table:formula="of:=IF([.$A45]&lt;[.AJ$2];&quot;&quot;;IF([.$A45]=[.AJ$2];1;MIN([.$B$1]+1;[.AI44]+[.AJ44])))" office:value-type="float" office:value="1000001" calcext:value-type="float">
            <text:p>1000001</text:p>
          </table:table-cell>
          <table:table-cell table:formula="of:=IF([.$A45]&lt;[.AK$2];&quot;&quot;;IF([.$A45]=[.AK$2];1;MIN([.$B$1]+1;[.AJ44]+[.AK44])))" office:value-type="float" office:value="1000001" calcext:value-type="float">
            <text:p>1000001</text:p>
          </table:table-cell>
          <table:table-cell table:formula="of:=IF([.$A45]&lt;[.AL$2];&quot;&quot;;IF([.$A45]=[.AL$2];1;MIN([.$B$1]+1;[.AK44]+[.AL44])))" office:value-type="float" office:value="1000001" calcext:value-type="float">
            <text:p>1000001</text:p>
          </table:table-cell>
          <table:table-cell table:formula="of:=IF([.$A45]&lt;[.AM$2];&quot;&quot;;IF([.$A45]=[.AM$2];1;MIN([.$B$1]+1;[.AL44]+[.AM44])))" office:value-type="float" office:value="850668" calcext:value-type="float">
            <text:p>850668</text:p>
          </table:table-cell>
          <table:table-cell table:formula="of:=IF([.$A45]&lt;[.AN$2];&quot;&quot;;IF([.$A45]=[.AN$2];1;MIN([.$B$1]+1;[.AM44]+[.AN44])))" office:value-type="float" office:value="111930" calcext:value-type="float">
            <text:p>111930</text:p>
          </table:table-cell>
          <table:table-cell table:formula="of:=IF([.$A45]&lt;[.AO$2];&quot;&quot;;IF([.$A45]=[.AO$2];1;MIN([.$B$1]+1;[.AN44]+[.AO44])))" office:value-type="float" office:value="11480" calcext:value-type="float">
            <text:p>11480</text:p>
          </table:table-cell>
          <table:table-cell table:formula="of:=IF([.$A45]&lt;[.AP$2];&quot;&quot;;IF([.$A45]=[.AP$2];1;MIN([.$B$1]+1;[.AO44]+[.AP44])))" office:value-type="float" office:value="861" calcext:value-type="float">
            <text:p>861</text:p>
          </table:table-cell>
          <table:table-cell table:formula="of:=IF([.$A45]&lt;[.AQ$2];&quot;&quot;;IF([.$A45]=[.AQ$2];1;MIN([.$B$1]+1;[.AP44]+[.AQ44])))" office:value-type="float" office:value="42" calcext:value-type="float">
            <text:p>42</text:p>
          </table:table-cell>
          <table:table-cell table:formula="of:=IF([.$A45]&lt;[.AR$2];&quot;&quot;;IF([.$A45]=[.AR$2];1;MIN([.$B$1]+1;[.AQ44]+[.AR44])))" office:value-type="float" office:value="1" calcext:value-type="float">
            <text:p>1</text:p>
          </table:table-cell>
          <table:table-cell table:formula="of:=IF([.$A45]&lt;[.AS$2];&quot;&quot;;IF([.$A45]=[.AS$2];1;MIN([.$B$1]+1;[.AR44]+[.AS44])))">
            <text:p/>
          </table:table-cell>
          <table:table-cell table:formula="of:=IF([.$A45]&lt;[.AT$2];&quot;&quot;;IF([.$A45]=[.AT$2];1;MIN([.$B$1]+1;[.AS44]+[.AT44])))">
            <text:p/>
          </table:table-cell>
          <table:table-cell table:formula="of:=IF([.$A45]&lt;[.AU$2];&quot;&quot;;IF([.$A45]=[.AU$2];1;MIN([.$B$1]+1;[.AT44]+[.AU44])))">
            <text:p/>
          </table:table-cell>
          <table:table-cell table:formula="of:=IF([.$A45]&lt;[.AV$2];&quot;&quot;;IF([.$A45]=[.AV$2];1;MIN([.$B$1]+1;[.AU44]+[.AV44])))">
            <text:p/>
          </table:table-cell>
          <table:table-cell table:formula="of:=IF([.$A45]&lt;[.AW$2];&quot;&quot;;IF([.$A45]=[.AW$2];1;MIN([.$B$1]+1;[.AV44]+[.AW44])))">
            <text:p/>
          </table:table-cell>
          <table:table-cell table:formula="of:=IF([.$A45]&lt;[.AX$2];&quot;&quot;;IF([.$A45]=[.AX$2];1;MIN([.$B$1]+1;[.AW44]+[.AX44])))">
            <text:p/>
          </table:table-cell>
          <table:table-cell table:formula="of:=IF([.$A45]&lt;[.AY$2];&quot;&quot;;IF([.$A45]=[.AY$2];1;MIN([.$B$1]+1;[.AX44]+[.AY44])))">
            <text:p/>
          </table:table-cell>
          <table:table-cell table:formula="of:=IF([.$A45]&lt;[.AZ$2];&quot;&quot;;IF([.$A45]=[.AZ$2];1;MIN([.$B$1]+1;[.AY44]+[.AZ44])))">
            <text:p/>
          </table:table-cell>
          <table:table-cell table:formula="of:=IF([.$A45]&lt;[.BA$2];&quot;&quot;;IF([.$A45]=[.BA$2];1;MIN([.$B$1]+1;[.AZ44]+[.BA44])))">
            <text:p/>
          </table:table-cell>
          <table:table-cell table:formula="of:=IF([.$A45]&lt;[.BB$2];&quot;&quot;;IF([.$A45]=[.BB$2];1;MIN([.$B$1]+1;[.BA44]+[.BB44])))">
            <text:p/>
          </table:table-cell>
          <table:table-cell table:formula="of:=IF([.$A45]&lt;[.BC$2];&quot;&quot;;IF([.$A45]=[.BC$2];1;MIN([.$B$1]+1;[.BB44]+[.BC44])))">
            <text:p/>
          </table:table-cell>
          <table:table-cell table:formula="of:=IF([.$A45]&lt;[.BD$2];&quot;&quot;;IF([.$A45]=[.BD$2];1;MIN([.$B$1]+1;[.BC44]+[.BD44])))">
            <text:p/>
          </table:table-cell>
          <table:table-cell table:formula="of:=IF([.$A45]&lt;[.BE$2];&quot;&quot;;IF([.$A45]=[.BE$2];1;MIN([.$B$1]+1;[.BD44]+[.BE44])))">
            <text:p/>
          </table:table-cell>
          <table:table-cell table:formula="of:=IF([.$A45]&lt;[.BF$2];&quot;&quot;;IF([.$A45]=[.BF$2];1;MIN([.$B$1]+1;[.BE44]+[.BF44])))">
            <text:p/>
          </table:table-cell>
          <table:table-cell table:formula="of:=IF([.$A45]&lt;[.BG$2];&quot;&quot;;IF([.$A45]=[.BG$2];1;MIN([.$B$1]+1;[.BF44]+[.BG44])))">
            <text:p/>
          </table:table-cell>
          <table:table-cell table:formula="of:=IF([.$A45]&lt;[.BH$2];&quot;&quot;;IF([.$A45]=[.BH$2];1;MIN([.$B$1]+1;[.BG44]+[.BH44])))">
            <text:p/>
          </table:table-cell>
          <table:table-cell table:formula="of:=IF([.$A45]&lt;[.BI$2];&quot;&quot;;IF([.$A45]=[.BI$2];1;MIN([.$B$1]+1;[.BH44]+[.BI44])))">
            <text:p/>
          </table:table-cell>
          <table:table-cell table:formula="of:=IF([.$A45]&lt;[.BJ$2];&quot;&quot;;IF([.$A45]=[.BJ$2];1;MIN([.$B$1]+1;[.BI44]+[.BJ44])))">
            <text:p/>
          </table:table-cell>
          <table:table-cell table:formula="of:=IF([.$A45]&lt;[.BK$2];&quot;&quot;;IF([.$A45]=[.BK$2];1;MIN([.$B$1]+1;[.BJ44]+[.BK44])))">
            <text:p/>
          </table:table-cell>
          <table:table-cell table:formula="of:=IF([.$A45]&lt;[.BL$2];&quot;&quot;;IF([.$A45]=[.BL$2];1;MIN([.$B$1]+1;[.BK44]+[.BL44])))">
            <text:p/>
          </table:table-cell>
          <table:table-cell table:formula="of:=IF([.$A45]&lt;[.BM$2];&quot;&quot;;IF([.$A45]=[.BM$2];1;MIN([.$B$1]+1;[.BL44]+[.BM44])))">
            <text:p/>
          </table:table-cell>
          <table:table-cell table:formula="of:=IF([.$A45]&lt;[.BN$2];&quot;&quot;;IF([.$A45]=[.BN$2];1;MIN([.$B$1]+1;[.BM44]+[.BN44])))">
            <text:p/>
          </table:table-cell>
          <table:table-cell table:formula="of:=IF([.$A45]&lt;[.BO$2];&quot;&quot;;IF([.$A45]=[.BO$2];1;MIN([.$B$1]+1;[.BN44]+[.BO44])))">
            <text:p/>
          </table:table-cell>
          <table:table-cell table:formula="of:=IF([.$A45]&lt;[.BP$2];&quot;&quot;;IF([.$A45]=[.BP$2];1;MIN([.$B$1]+1;[.BO44]+[.BP44])))">
            <text:p/>
          </table:table-cell>
          <table:table-cell table:formula="of:=IF([.$A45]&lt;[.BQ$2];&quot;&quot;;IF([.$A45]=[.BQ$2];1;MIN([.$B$1]+1;[.BP44]+[.BQ44])))">
            <text:p/>
          </table:table-cell>
          <table:table-cell table:formula="of:=IF([.$A45]&lt;[.BR$2];&quot;&quot;;IF([.$A45]=[.BR$2];1;MIN([.$B$1]+1;[.BQ44]+[.BR44])))">
            <text:p/>
          </table:table-cell>
          <table:table-cell table:formula="of:=IF([.$A45]&lt;[.BS$2];&quot;&quot;;IF([.$A45]=[.BS$2];1;MIN([.$B$1]+1;[.BR44]+[.BS44])))">
            <text:p/>
          </table:table-cell>
          <table:table-cell table:formula="of:=IF([.$A45]&lt;[.BT$2];&quot;&quot;;IF([.$A45]=[.BT$2];1;MIN([.$B$1]+1;[.BS44]+[.BT44])))">
            <text:p/>
          </table:table-cell>
          <table:table-cell table:formula="of:=IF([.$A45]&lt;[.BU$2];&quot;&quot;;IF([.$A45]=[.BU$2];1;MIN([.$B$1]+1;[.BT44]+[.BU44])))">
            <text:p/>
          </table:table-cell>
          <table:table-cell table:formula="of:=IF([.$A45]&lt;[.BV$2];&quot;&quot;;IF([.$A45]=[.BV$2];1;MIN([.$B$1]+1;[.BU44]+[.BV44])))">
            <text:p/>
          </table:table-cell>
          <table:table-cell table:formula="of:=IF([.$A45]&lt;[.BW$2];&quot;&quot;;IF([.$A45]=[.BW$2];1;MIN([.$B$1]+1;[.BV44]+[.BW44])))">
            <text:p/>
          </table:table-cell>
          <table:table-cell table:formula="of:=IF([.$A45]&lt;[.BX$2];&quot;&quot;;IF([.$A45]=[.BX$2];1;MIN([.$B$1]+1;[.BW44]+[.BX44])))">
            <text:p/>
          </table:table-cell>
          <table:table-cell table:formula="of:=IF([.$A45]&lt;[.BY$2];&quot;&quot;;IF([.$A45]=[.BY$2];1;MIN([.$B$1]+1;[.BX44]+[.BY44])))">
            <text:p/>
          </table:table-cell>
          <table:table-cell table:formula="of:=IF([.$A45]&lt;[.BZ$2];&quot;&quot;;IF([.$A45]=[.BZ$2];1;MIN([.$B$1]+1;[.BY44]+[.BZ44])))">
            <text:p/>
          </table:table-cell>
          <table:table-cell table:formula="of:=IF([.$A45]&lt;[.CA$2];&quot;&quot;;IF([.$A45]=[.CA$2];1;MIN([.$B$1]+1;[.BZ44]+[.CA44])))">
            <text:p/>
          </table:table-cell>
          <table:table-cell table:formula="of:=IF([.$A45]&lt;[.CB$2];&quot;&quot;;IF([.$A45]=[.CB$2];1;MIN([.$B$1]+1;[.CA44]+[.CB44])))">
            <text:p/>
          </table:table-cell>
          <table:table-cell table:formula="of:=IF([.$A45]&lt;[.CC$2];&quot;&quot;;IF([.$A45]=[.CC$2];1;MIN([.$B$1]+1;[.CB44]+[.CC44])))">
            <text:p/>
          </table:table-cell>
          <table:table-cell table:formula="of:=IF([.$A45]&lt;[.CD$2];&quot;&quot;;IF([.$A45]=[.CD$2];1;MIN([.$B$1]+1;[.CC44]+[.CD44])))">
            <text:p/>
          </table:table-cell>
          <table:table-cell table:formula="of:=IF([.$A45]&lt;[.CE$2];&quot;&quot;;IF([.$A45]=[.CE$2];1;MIN([.$B$1]+1;[.CD44]+[.CE44])))">
            <text:p/>
          </table:table-cell>
          <table:table-cell table:formula="of:=IF([.$A45]&lt;[.CF$2];&quot;&quot;;IF([.$A45]=[.CF$2];1;MIN([.$B$1]+1;[.CE44]+[.CF44])))">
            <text:p/>
          </table:table-cell>
          <table:table-cell table:formula="of:=IF([.$A45]&lt;[.CG$2];&quot;&quot;;IF([.$A45]=[.CG$2];1;MIN([.$B$1]+1;[.CF44]+[.CG44])))">
            <text:p/>
          </table:table-cell>
          <table:table-cell table:formula="of:=IF([.$A45]&lt;[.CH$2];&quot;&quot;;IF([.$A45]=[.CH$2];1;MIN([.$B$1]+1;[.CG44]+[.CH44])))">
            <text:p/>
          </table:table-cell>
          <table:table-cell table:formula="of:=IF([.$A45]&lt;[.CI$2];&quot;&quot;;IF([.$A45]=[.CI$2];1;MIN([.$B$1]+1;[.CH44]+[.CI44])))">
            <text:p/>
          </table:table-cell>
          <table:table-cell table:formula="of:=IF([.$A45]&lt;[.CJ$2];&quot;&quot;;IF([.$A45]=[.CJ$2];1;MIN([.$B$1]+1;[.CI44]+[.CJ44])))">
            <text:p/>
          </table:table-cell>
          <table:table-cell table:formula="of:=IF([.$A45]&lt;[.CK$2];&quot;&quot;;IF([.$A45]=[.CK$2];1;MIN([.$B$1]+1;[.CJ44]+[.CK44])))">
            <text:p/>
          </table:table-cell>
          <table:table-cell table:formula="of:=IF([.$A45]&lt;[.CL$2];&quot;&quot;;IF([.$A45]=[.CL$2];1;MIN([.$B$1]+1;[.CK44]+[.CL44])))">
            <text:p/>
          </table:table-cell>
          <table:table-cell table:formula="of:=IF([.$A45]&lt;[.CM$2];&quot;&quot;;IF([.$A45]=[.CM$2];1;MIN([.$B$1]+1;[.CL44]+[.CM44])))">
            <text:p/>
          </table:table-cell>
          <table:table-cell table:formula="of:=IF([.$A45]&lt;[.CN$2];&quot;&quot;;IF([.$A45]=[.CN$2];1;MIN([.$B$1]+1;[.CM44]+[.CN44])))">
            <text:p/>
          </table:table-cell>
          <table:table-cell table:formula="of:=IF([.$A45]&lt;[.CO$2];&quot;&quot;;IF([.$A45]=[.CO$2];1;MIN([.$B$1]+1;[.CN44]+[.CO44])))">
            <text:p/>
          </table:table-cell>
          <table:table-cell table:formula="of:=IF([.$A45]&lt;[.CP$2];&quot;&quot;;IF([.$A45]=[.CP$2];1;MIN([.$B$1]+1;[.CO44]+[.CP44])))">
            <text:p/>
          </table:table-cell>
          <table:table-cell table:formula="of:=IF([.$A45]&lt;[.CQ$2];&quot;&quot;;IF([.$A45]=[.CQ$2];1;MIN([.$B$1]+1;[.CP44]+[.CQ44])))">
            <text:p/>
          </table:table-cell>
          <table:table-cell table:formula="of:=IF([.$A45]&lt;[.CR$2];&quot;&quot;;IF([.$A45]=[.CR$2];1;MIN([.$B$1]+1;[.CQ44]+[.CR44])))">
            <text:p/>
          </table:table-cell>
          <table:table-cell table:formula="of:=IF([.$A45]&lt;[.CS$2];&quot;&quot;;IF([.$A45]=[.CS$2];1;MIN([.$B$1]+1;[.CR44]+[.CS44])))">
            <text:p/>
          </table:table-cell>
          <table:table-cell table:formula="of:=IF([.$A45]&lt;[.CT$2];&quot;&quot;;IF([.$A45]=[.CT$2];1;MIN([.$B$1]+1;[.CS44]+[.CT44])))">
            <text:p/>
          </table:table-cell>
          <table:table-cell table:formula="of:=IF([.$A45]&lt;[.CU$2];&quot;&quot;;IF([.$A45]=[.CU$2];1;MIN([.$B$1]+1;[.CT44]+[.CU44])))">
            <text:p/>
          </table:table-cell>
          <table:table-cell table:formula="of:=IF([.$A45]&lt;[.CV$2];&quot;&quot;;IF([.$A45]=[.CV$2];1;MIN([.$B$1]+1;[.CU44]+[.CV44])))">
            <text:p/>
          </table:table-cell>
          <table:table-cell table:formula="of:=IF([.$A45]&lt;[.CW$2];&quot;&quot;;IF([.$A45]=[.CW$2];1;MIN([.$B$1]+1;[.CV44]+[.CW44])))">
            <text:p/>
          </table:table-cell>
          <table:table-cell table:formula="of:=IF([.$A45]&lt;[.CX$2];&quot;&quot;;IF([.$A45]=[.CX$2];1;MIN([.$B$1]+1;[.CW44]+[.CX44])))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.$A46]&lt;[.C$2];&quot;&quot;;IF([.$A46]=[.C$2];1;MIN([.$B$1]+1;[.B45]+[.C45])))" office:value-type="float" office:value="43" calcext:value-type="float">
            <text:p>43</text:p>
          </table:table-cell>
          <table:table-cell table:formula="of:=IF([.$A46]&lt;[.D$2];&quot;&quot;;IF([.$A46]=[.D$2];1;MIN([.$B$1]+1;[.C45]+[.D45])))" office:value-type="float" office:value="903" calcext:value-type="float">
            <text:p>903</text:p>
          </table:table-cell>
          <table:table-cell table:formula="of:=IF([.$A46]&lt;[.E$2];&quot;&quot;;IF([.$A46]=[.E$2];1;MIN([.$B$1]+1;[.D45]+[.E45])))" office:value-type="float" office:value="12341" calcext:value-type="float">
            <text:p>12341</text:p>
          </table:table-cell>
          <table:table-cell table:formula="of:=IF([.$A46]&lt;[.F$2];&quot;&quot;;IF([.$A46]=[.F$2];1;MIN([.$B$1]+1;[.E45]+[.F45])))" office:value-type="float" office:value="123410" calcext:value-type="float">
            <text:p>123410</text:p>
          </table:table-cell>
          <table:table-cell table:formula="of:=IF([.$A46]&lt;[.G$2];&quot;&quot;;IF([.$A46]=[.G$2];1;MIN([.$B$1]+1;[.F45]+[.G45])))" office:value-type="float" office:value="962598" calcext:value-type="float">
            <text:p>962598</text:p>
          </table:table-cell>
          <table:table-cell table:formula="of:=IF([.$A46]&lt;[.H$2];&quot;&quot;;IF([.$A46]=[.H$2];1;MIN([.$B$1]+1;[.G45]+[.H45])))" office:value-type="float" office:value="1000001" calcext:value-type="float">
            <text:p>1000001</text:p>
          </table:table-cell>
          <table:table-cell table:formula="of:=IF([.$A46]&lt;[.I$2];&quot;&quot;;IF([.$A46]=[.I$2];1;MIN([.$B$1]+1;[.H45]+[.I45])))" office:value-type="float" office:value="1000001" calcext:value-type="float">
            <text:p>1000001</text:p>
          </table:table-cell>
          <table:table-cell table:formula="of:=IF([.$A46]&lt;[.J$2];&quot;&quot;;IF([.$A46]=[.J$2];1;MIN([.$B$1]+1;[.I45]+[.J45])))" office:value-type="float" office:value="1000001" calcext:value-type="float">
            <text:p>1000001</text:p>
          </table:table-cell>
          <table:table-cell table:formula="of:=IF([.$A46]&lt;[.K$2];&quot;&quot;;IF([.$A46]=[.K$2];1;MIN([.$B$1]+1;[.J45]+[.K45])))" office:value-type="float" office:value="1000001" calcext:value-type="float">
            <text:p>1000001</text:p>
          </table:table-cell>
          <table:table-cell table:formula="of:=IF([.$A46]&lt;[.L$2];&quot;&quot;;IF([.$A46]=[.L$2];1;MIN([.$B$1]+1;[.K45]+[.L45])))" office:value-type="float" office:value="1000001" calcext:value-type="float">
            <text:p>1000001</text:p>
          </table:table-cell>
          <table:table-cell table:formula="of:=IF([.$A46]&lt;[.M$2];&quot;&quot;;IF([.$A46]=[.M$2];1;MIN([.$B$1]+1;[.L45]+[.M45])))" office:value-type="float" office:value="1000001" calcext:value-type="float">
            <text:p>1000001</text:p>
          </table:table-cell>
          <table:table-cell table:formula="of:=IF([.$A46]&lt;[.N$2];&quot;&quot;;IF([.$A46]=[.N$2];1;MIN([.$B$1]+1;[.M45]+[.N45])))" office:value-type="float" office:value="1000001" calcext:value-type="float">
            <text:p>1000001</text:p>
          </table:table-cell>
          <table:table-cell table:formula="of:=IF([.$A46]&lt;[.O$2];&quot;&quot;;IF([.$A46]=[.O$2];1;MIN([.$B$1]+1;[.N45]+[.O45])))" office:value-type="float" office:value="1000001" calcext:value-type="float">
            <text:p>1000001</text:p>
          </table:table-cell>
          <table:table-cell table:formula="of:=IF([.$A46]&lt;[.P$2];&quot;&quot;;IF([.$A46]=[.P$2];1;MIN([.$B$1]+1;[.O45]+[.P45])))" office:value-type="float" office:value="1000001" calcext:value-type="float">
            <text:p>1000001</text:p>
          </table:table-cell>
          <table:table-cell table:formula="of:=IF([.$A46]&lt;[.Q$2];&quot;&quot;;IF([.$A46]=[.Q$2];1;MIN([.$B$1]+1;[.P45]+[.Q45])))" office:value-type="float" office:value="1000001" calcext:value-type="float">
            <text:p>1000001</text:p>
          </table:table-cell>
          <table:table-cell table:formula="of:=IF([.$A46]&lt;[.R$2];&quot;&quot;;IF([.$A46]=[.R$2];1;MIN([.$B$1]+1;[.Q45]+[.R45])))" office:value-type="float" office:value="1000001" calcext:value-type="float">
            <text:p>1000001</text:p>
          </table:table-cell>
          <table:table-cell table:formula="of:=IF([.$A46]&lt;[.S$2];&quot;&quot;;IF([.$A46]=[.S$2];1;MIN([.$B$1]+1;[.R45]+[.S45])))" office:value-type="float" office:value="1000001" calcext:value-type="float">
            <text:p>1000001</text:p>
          </table:table-cell>
          <table:table-cell table:formula="of:=IF([.$A46]&lt;[.T$2];&quot;&quot;;IF([.$A46]=[.T$2];1;MIN([.$B$1]+1;[.S45]+[.T45])))" office:value-type="float" office:value="1000001" calcext:value-type="float">
            <text:p>1000001</text:p>
          </table:table-cell>
          <table:table-cell table:formula="of:=IF([.$A46]&lt;[.U$2];&quot;&quot;;IF([.$A46]=[.U$2];1;MIN([.$B$1]+1;[.T45]+[.U45])))" office:value-type="float" office:value="1000001" calcext:value-type="float">
            <text:p>1000001</text:p>
          </table:table-cell>
          <table:table-cell table:formula="of:=IF([.$A46]&lt;[.V$2];&quot;&quot;;IF([.$A46]=[.V$2];1;MIN([.$B$1]+1;[.U45]+[.V45])))" office:value-type="float" office:value="1000001" calcext:value-type="float">
            <text:p>1000001</text:p>
          </table:table-cell>
          <table:table-cell table:formula="of:=IF([.$A46]&lt;[.W$2];&quot;&quot;;IF([.$A46]=[.W$2];1;MIN([.$B$1]+1;[.V45]+[.W45])))" office:value-type="float" office:value="1000001" calcext:value-type="float">
            <text:p>1000001</text:p>
          </table:table-cell>
          <table:table-cell table:formula="of:=IF([.$A46]&lt;[.X$2];&quot;&quot;;IF([.$A46]=[.X$2];1;MIN([.$B$1]+1;[.W45]+[.X45])))" office:value-type="float" office:value="1000001" calcext:value-type="float">
            <text:p>1000001</text:p>
          </table:table-cell>
          <table:table-cell table:formula="of:=IF([.$A46]&lt;[.Y$2];&quot;&quot;;IF([.$A46]=[.Y$2];1;MIN([.$B$1]+1;[.X45]+[.Y45])))" office:value-type="float" office:value="1000001" calcext:value-type="float">
            <text:p>1000001</text:p>
          </table:table-cell>
          <table:table-cell table:formula="of:=IF([.$A46]&lt;[.Z$2];&quot;&quot;;IF([.$A46]=[.Z$2];1;MIN([.$B$1]+1;[.Y45]+[.Z45])))" office:value-type="float" office:value="1000001" calcext:value-type="float">
            <text:p>1000001</text:p>
          </table:table-cell>
          <table:table-cell table:formula="of:=IF([.$A46]&lt;[.AA$2];&quot;&quot;;IF([.$A46]=[.AA$2];1;MIN([.$B$1]+1;[.Z45]+[.AA45])))" office:value-type="float" office:value="1000001" calcext:value-type="float">
            <text:p>1000001</text:p>
          </table:table-cell>
          <table:table-cell table:formula="of:=IF([.$A46]&lt;[.AB$2];&quot;&quot;;IF([.$A46]=[.AB$2];1;MIN([.$B$1]+1;[.AA45]+[.AB45])))" office:value-type="float" office:value="1000001" calcext:value-type="float">
            <text:p>1000001</text:p>
          </table:table-cell>
          <table:table-cell table:formula="of:=IF([.$A46]&lt;[.AC$2];&quot;&quot;;IF([.$A46]=[.AC$2];1;MIN([.$B$1]+1;[.AB45]+[.AC45])))" office:value-type="float" office:value="1000001" calcext:value-type="float">
            <text:p>1000001</text:p>
          </table:table-cell>
          <table:table-cell table:formula="of:=IF([.$A46]&lt;[.AD$2];&quot;&quot;;IF([.$A46]=[.AD$2];1;MIN([.$B$1]+1;[.AC45]+[.AD45])))" office:value-type="float" office:value="1000001" calcext:value-type="float">
            <text:p>1000001</text:p>
          </table:table-cell>
          <table:table-cell table:formula="of:=IF([.$A46]&lt;[.AE$2];&quot;&quot;;IF([.$A46]=[.AE$2];1;MIN([.$B$1]+1;[.AD45]+[.AE45])))" office:value-type="float" office:value="1000001" calcext:value-type="float">
            <text:p>1000001</text:p>
          </table:table-cell>
          <table:table-cell table:formula="of:=IF([.$A46]&lt;[.AF$2];&quot;&quot;;IF([.$A46]=[.AF$2];1;MIN([.$B$1]+1;[.AE45]+[.AF45])))" office:value-type="float" office:value="1000001" calcext:value-type="float">
            <text:p>1000001</text:p>
          </table:table-cell>
          <table:table-cell table:formula="of:=IF([.$A46]&lt;[.AG$2];&quot;&quot;;IF([.$A46]=[.AG$2];1;MIN([.$B$1]+1;[.AF45]+[.AG45])))" office:value-type="float" office:value="1000001" calcext:value-type="float">
            <text:p>1000001</text:p>
          </table:table-cell>
          <table:table-cell table:formula="of:=IF([.$A46]&lt;[.AH$2];&quot;&quot;;IF([.$A46]=[.AH$2];1;MIN([.$B$1]+1;[.AG45]+[.AH45])))" office:value-type="float" office:value="1000001" calcext:value-type="float">
            <text:p>1000001</text:p>
          </table:table-cell>
          <table:table-cell table:formula="of:=IF([.$A46]&lt;[.AI$2];&quot;&quot;;IF([.$A46]=[.AI$2];1;MIN([.$B$1]+1;[.AH45]+[.AI45])))" office:value-type="float" office:value="1000001" calcext:value-type="float">
            <text:p>1000001</text:p>
          </table:table-cell>
          <table:table-cell table:formula="of:=IF([.$A46]&lt;[.AJ$2];&quot;&quot;;IF([.$A46]=[.AJ$2];1;MIN([.$B$1]+1;[.AI45]+[.AJ45])))" office:value-type="float" office:value="1000001" calcext:value-type="float">
            <text:p>1000001</text:p>
          </table:table-cell>
          <table:table-cell table:formula="of:=IF([.$A46]&lt;[.AK$2];&quot;&quot;;IF([.$A46]=[.AK$2];1;MIN([.$B$1]+1;[.AJ45]+[.AK45])))" office:value-type="float" office:value="1000001" calcext:value-type="float">
            <text:p>1000001</text:p>
          </table:table-cell>
          <table:table-cell table:formula="of:=IF([.$A46]&lt;[.AL$2];&quot;&quot;;IF([.$A46]=[.AL$2];1;MIN([.$B$1]+1;[.AK45]+[.AL45])))" office:value-type="float" office:value="1000001" calcext:value-type="float">
            <text:p>1000001</text:p>
          </table:table-cell>
          <table:table-cell table:formula="of:=IF([.$A46]&lt;[.AM$2];&quot;&quot;;IF([.$A46]=[.AM$2];1;MIN([.$B$1]+1;[.AL45]+[.AM45])))" office:value-type="float" office:value="1000001" calcext:value-type="float">
            <text:p>1000001</text:p>
          </table:table-cell>
          <table:table-cell table:formula="of:=IF([.$A46]&lt;[.AN$2];&quot;&quot;;IF([.$A46]=[.AN$2];1;MIN([.$B$1]+1;[.AM45]+[.AN45])))" office:value-type="float" office:value="962598" calcext:value-type="float">
            <text:p>962598</text:p>
          </table:table-cell>
          <table:table-cell table:formula="of:=IF([.$A46]&lt;[.AO$2];&quot;&quot;;IF([.$A46]=[.AO$2];1;MIN([.$B$1]+1;[.AN45]+[.AO45])))" office:value-type="float" office:value="123410" calcext:value-type="float">
            <text:p>123410</text:p>
          </table:table-cell>
          <table:table-cell table:formula="of:=IF([.$A46]&lt;[.AP$2];&quot;&quot;;IF([.$A46]=[.AP$2];1;MIN([.$B$1]+1;[.AO45]+[.AP45])))" office:value-type="float" office:value="12341" calcext:value-type="float">
            <text:p>12341</text:p>
          </table:table-cell>
          <table:table-cell table:formula="of:=IF([.$A46]&lt;[.AQ$2];&quot;&quot;;IF([.$A46]=[.AQ$2];1;MIN([.$B$1]+1;[.AP45]+[.AQ45])))" office:value-type="float" office:value="903" calcext:value-type="float">
            <text:p>903</text:p>
          </table:table-cell>
          <table:table-cell table:formula="of:=IF([.$A46]&lt;[.AR$2];&quot;&quot;;IF([.$A46]=[.AR$2];1;MIN([.$B$1]+1;[.AQ45]+[.AR45])))" office:value-type="float" office:value="43" calcext:value-type="float">
            <text:p>43</text:p>
          </table:table-cell>
          <table:table-cell table:formula="of:=IF([.$A46]&lt;[.AS$2];&quot;&quot;;IF([.$A46]=[.AS$2];1;MIN([.$B$1]+1;[.AR45]+[.AS45])))" office:value-type="float" office:value="1" calcext:value-type="float">
            <text:p>1</text:p>
          </table:table-cell>
          <table:table-cell table:formula="of:=IF([.$A46]&lt;[.AT$2];&quot;&quot;;IF([.$A46]=[.AT$2];1;MIN([.$B$1]+1;[.AS45]+[.AT45])))">
            <text:p/>
          </table:table-cell>
          <table:table-cell table:formula="of:=IF([.$A46]&lt;[.AU$2];&quot;&quot;;IF([.$A46]=[.AU$2];1;MIN([.$B$1]+1;[.AT45]+[.AU45])))">
            <text:p/>
          </table:table-cell>
          <table:table-cell table:formula="of:=IF([.$A46]&lt;[.AV$2];&quot;&quot;;IF([.$A46]=[.AV$2];1;MIN([.$B$1]+1;[.AU45]+[.AV45])))">
            <text:p/>
          </table:table-cell>
          <table:table-cell table:formula="of:=IF([.$A46]&lt;[.AW$2];&quot;&quot;;IF([.$A46]=[.AW$2];1;MIN([.$B$1]+1;[.AV45]+[.AW45])))">
            <text:p/>
          </table:table-cell>
          <table:table-cell table:formula="of:=IF([.$A46]&lt;[.AX$2];&quot;&quot;;IF([.$A46]=[.AX$2];1;MIN([.$B$1]+1;[.AW45]+[.AX45])))">
            <text:p/>
          </table:table-cell>
          <table:table-cell table:formula="of:=IF([.$A46]&lt;[.AY$2];&quot;&quot;;IF([.$A46]=[.AY$2];1;MIN([.$B$1]+1;[.AX45]+[.AY45])))">
            <text:p/>
          </table:table-cell>
          <table:table-cell table:formula="of:=IF([.$A46]&lt;[.AZ$2];&quot;&quot;;IF([.$A46]=[.AZ$2];1;MIN([.$B$1]+1;[.AY45]+[.AZ45])))">
            <text:p/>
          </table:table-cell>
          <table:table-cell table:formula="of:=IF([.$A46]&lt;[.BA$2];&quot;&quot;;IF([.$A46]=[.BA$2];1;MIN([.$B$1]+1;[.AZ45]+[.BA45])))">
            <text:p/>
          </table:table-cell>
          <table:table-cell table:formula="of:=IF([.$A46]&lt;[.BB$2];&quot;&quot;;IF([.$A46]=[.BB$2];1;MIN([.$B$1]+1;[.BA45]+[.BB45])))">
            <text:p/>
          </table:table-cell>
          <table:table-cell table:formula="of:=IF([.$A46]&lt;[.BC$2];&quot;&quot;;IF([.$A46]=[.BC$2];1;MIN([.$B$1]+1;[.BB45]+[.BC45])))">
            <text:p/>
          </table:table-cell>
          <table:table-cell table:formula="of:=IF([.$A46]&lt;[.BD$2];&quot;&quot;;IF([.$A46]=[.BD$2];1;MIN([.$B$1]+1;[.BC45]+[.BD45])))">
            <text:p/>
          </table:table-cell>
          <table:table-cell table:formula="of:=IF([.$A46]&lt;[.BE$2];&quot;&quot;;IF([.$A46]=[.BE$2];1;MIN([.$B$1]+1;[.BD45]+[.BE45])))">
            <text:p/>
          </table:table-cell>
          <table:table-cell table:formula="of:=IF([.$A46]&lt;[.BF$2];&quot;&quot;;IF([.$A46]=[.BF$2];1;MIN([.$B$1]+1;[.BE45]+[.BF45])))">
            <text:p/>
          </table:table-cell>
          <table:table-cell table:formula="of:=IF([.$A46]&lt;[.BG$2];&quot;&quot;;IF([.$A46]=[.BG$2];1;MIN([.$B$1]+1;[.BF45]+[.BG45])))">
            <text:p/>
          </table:table-cell>
          <table:table-cell table:formula="of:=IF([.$A46]&lt;[.BH$2];&quot;&quot;;IF([.$A46]=[.BH$2];1;MIN([.$B$1]+1;[.BG45]+[.BH45])))">
            <text:p/>
          </table:table-cell>
          <table:table-cell table:formula="of:=IF([.$A46]&lt;[.BI$2];&quot;&quot;;IF([.$A46]=[.BI$2];1;MIN([.$B$1]+1;[.BH45]+[.BI45])))">
            <text:p/>
          </table:table-cell>
          <table:table-cell table:formula="of:=IF([.$A46]&lt;[.BJ$2];&quot;&quot;;IF([.$A46]=[.BJ$2];1;MIN([.$B$1]+1;[.BI45]+[.BJ45])))">
            <text:p/>
          </table:table-cell>
          <table:table-cell table:formula="of:=IF([.$A46]&lt;[.BK$2];&quot;&quot;;IF([.$A46]=[.BK$2];1;MIN([.$B$1]+1;[.BJ45]+[.BK45])))">
            <text:p/>
          </table:table-cell>
          <table:table-cell table:formula="of:=IF([.$A46]&lt;[.BL$2];&quot;&quot;;IF([.$A46]=[.BL$2];1;MIN([.$B$1]+1;[.BK45]+[.BL45])))">
            <text:p/>
          </table:table-cell>
          <table:table-cell table:formula="of:=IF([.$A46]&lt;[.BM$2];&quot;&quot;;IF([.$A46]=[.BM$2];1;MIN([.$B$1]+1;[.BL45]+[.BM45])))">
            <text:p/>
          </table:table-cell>
          <table:table-cell table:formula="of:=IF([.$A46]&lt;[.BN$2];&quot;&quot;;IF([.$A46]=[.BN$2];1;MIN([.$B$1]+1;[.BM45]+[.BN45])))">
            <text:p/>
          </table:table-cell>
          <table:table-cell table:formula="of:=IF([.$A46]&lt;[.BO$2];&quot;&quot;;IF([.$A46]=[.BO$2];1;MIN([.$B$1]+1;[.BN45]+[.BO45])))">
            <text:p/>
          </table:table-cell>
          <table:table-cell table:formula="of:=IF([.$A46]&lt;[.BP$2];&quot;&quot;;IF([.$A46]=[.BP$2];1;MIN([.$B$1]+1;[.BO45]+[.BP45])))">
            <text:p/>
          </table:table-cell>
          <table:table-cell table:formula="of:=IF([.$A46]&lt;[.BQ$2];&quot;&quot;;IF([.$A46]=[.BQ$2];1;MIN([.$B$1]+1;[.BP45]+[.BQ45])))">
            <text:p/>
          </table:table-cell>
          <table:table-cell table:formula="of:=IF([.$A46]&lt;[.BR$2];&quot;&quot;;IF([.$A46]=[.BR$2];1;MIN([.$B$1]+1;[.BQ45]+[.BR45])))">
            <text:p/>
          </table:table-cell>
          <table:table-cell table:formula="of:=IF([.$A46]&lt;[.BS$2];&quot;&quot;;IF([.$A46]=[.BS$2];1;MIN([.$B$1]+1;[.BR45]+[.BS45])))">
            <text:p/>
          </table:table-cell>
          <table:table-cell table:formula="of:=IF([.$A46]&lt;[.BT$2];&quot;&quot;;IF([.$A46]=[.BT$2];1;MIN([.$B$1]+1;[.BS45]+[.BT45])))">
            <text:p/>
          </table:table-cell>
          <table:table-cell table:formula="of:=IF([.$A46]&lt;[.BU$2];&quot;&quot;;IF([.$A46]=[.BU$2];1;MIN([.$B$1]+1;[.BT45]+[.BU45])))">
            <text:p/>
          </table:table-cell>
          <table:table-cell table:formula="of:=IF([.$A46]&lt;[.BV$2];&quot;&quot;;IF([.$A46]=[.BV$2];1;MIN([.$B$1]+1;[.BU45]+[.BV45])))">
            <text:p/>
          </table:table-cell>
          <table:table-cell table:formula="of:=IF([.$A46]&lt;[.BW$2];&quot;&quot;;IF([.$A46]=[.BW$2];1;MIN([.$B$1]+1;[.BV45]+[.BW45])))">
            <text:p/>
          </table:table-cell>
          <table:table-cell table:formula="of:=IF([.$A46]&lt;[.BX$2];&quot;&quot;;IF([.$A46]=[.BX$2];1;MIN([.$B$1]+1;[.BW45]+[.BX45])))">
            <text:p/>
          </table:table-cell>
          <table:table-cell table:formula="of:=IF([.$A46]&lt;[.BY$2];&quot;&quot;;IF([.$A46]=[.BY$2];1;MIN([.$B$1]+1;[.BX45]+[.BY45])))">
            <text:p/>
          </table:table-cell>
          <table:table-cell table:formula="of:=IF([.$A46]&lt;[.BZ$2];&quot;&quot;;IF([.$A46]=[.BZ$2];1;MIN([.$B$1]+1;[.BY45]+[.BZ45])))">
            <text:p/>
          </table:table-cell>
          <table:table-cell table:formula="of:=IF([.$A46]&lt;[.CA$2];&quot;&quot;;IF([.$A46]=[.CA$2];1;MIN([.$B$1]+1;[.BZ45]+[.CA45])))">
            <text:p/>
          </table:table-cell>
          <table:table-cell table:formula="of:=IF([.$A46]&lt;[.CB$2];&quot;&quot;;IF([.$A46]=[.CB$2];1;MIN([.$B$1]+1;[.CA45]+[.CB45])))">
            <text:p/>
          </table:table-cell>
          <table:table-cell table:formula="of:=IF([.$A46]&lt;[.CC$2];&quot;&quot;;IF([.$A46]=[.CC$2];1;MIN([.$B$1]+1;[.CB45]+[.CC45])))">
            <text:p/>
          </table:table-cell>
          <table:table-cell table:formula="of:=IF([.$A46]&lt;[.CD$2];&quot;&quot;;IF([.$A46]=[.CD$2];1;MIN([.$B$1]+1;[.CC45]+[.CD45])))">
            <text:p/>
          </table:table-cell>
          <table:table-cell table:formula="of:=IF([.$A46]&lt;[.CE$2];&quot;&quot;;IF([.$A46]=[.CE$2];1;MIN([.$B$1]+1;[.CD45]+[.CE45])))">
            <text:p/>
          </table:table-cell>
          <table:table-cell table:formula="of:=IF([.$A46]&lt;[.CF$2];&quot;&quot;;IF([.$A46]=[.CF$2];1;MIN([.$B$1]+1;[.CE45]+[.CF45])))">
            <text:p/>
          </table:table-cell>
          <table:table-cell table:formula="of:=IF([.$A46]&lt;[.CG$2];&quot;&quot;;IF([.$A46]=[.CG$2];1;MIN([.$B$1]+1;[.CF45]+[.CG45])))">
            <text:p/>
          </table:table-cell>
          <table:table-cell table:formula="of:=IF([.$A46]&lt;[.CH$2];&quot;&quot;;IF([.$A46]=[.CH$2];1;MIN([.$B$1]+1;[.CG45]+[.CH45])))">
            <text:p/>
          </table:table-cell>
          <table:table-cell table:formula="of:=IF([.$A46]&lt;[.CI$2];&quot;&quot;;IF([.$A46]=[.CI$2];1;MIN([.$B$1]+1;[.CH45]+[.CI45])))">
            <text:p/>
          </table:table-cell>
          <table:table-cell table:formula="of:=IF([.$A46]&lt;[.CJ$2];&quot;&quot;;IF([.$A46]=[.CJ$2];1;MIN([.$B$1]+1;[.CI45]+[.CJ45])))">
            <text:p/>
          </table:table-cell>
          <table:table-cell table:formula="of:=IF([.$A46]&lt;[.CK$2];&quot;&quot;;IF([.$A46]=[.CK$2];1;MIN([.$B$1]+1;[.CJ45]+[.CK45])))">
            <text:p/>
          </table:table-cell>
          <table:table-cell table:formula="of:=IF([.$A46]&lt;[.CL$2];&quot;&quot;;IF([.$A46]=[.CL$2];1;MIN([.$B$1]+1;[.CK45]+[.CL45])))">
            <text:p/>
          </table:table-cell>
          <table:table-cell table:formula="of:=IF([.$A46]&lt;[.CM$2];&quot;&quot;;IF([.$A46]=[.CM$2];1;MIN([.$B$1]+1;[.CL45]+[.CM45])))">
            <text:p/>
          </table:table-cell>
          <table:table-cell table:formula="of:=IF([.$A46]&lt;[.CN$2];&quot;&quot;;IF([.$A46]=[.CN$2];1;MIN([.$B$1]+1;[.CM45]+[.CN45])))">
            <text:p/>
          </table:table-cell>
          <table:table-cell table:formula="of:=IF([.$A46]&lt;[.CO$2];&quot;&quot;;IF([.$A46]=[.CO$2];1;MIN([.$B$1]+1;[.CN45]+[.CO45])))">
            <text:p/>
          </table:table-cell>
          <table:table-cell table:formula="of:=IF([.$A46]&lt;[.CP$2];&quot;&quot;;IF([.$A46]=[.CP$2];1;MIN([.$B$1]+1;[.CO45]+[.CP45])))">
            <text:p/>
          </table:table-cell>
          <table:table-cell table:formula="of:=IF([.$A46]&lt;[.CQ$2];&quot;&quot;;IF([.$A46]=[.CQ$2];1;MIN([.$B$1]+1;[.CP45]+[.CQ45])))">
            <text:p/>
          </table:table-cell>
          <table:table-cell table:formula="of:=IF([.$A46]&lt;[.CR$2];&quot;&quot;;IF([.$A46]=[.CR$2];1;MIN([.$B$1]+1;[.CQ45]+[.CR45])))">
            <text:p/>
          </table:table-cell>
          <table:table-cell table:formula="of:=IF([.$A46]&lt;[.CS$2];&quot;&quot;;IF([.$A46]=[.CS$2];1;MIN([.$B$1]+1;[.CR45]+[.CS45])))">
            <text:p/>
          </table:table-cell>
          <table:table-cell table:formula="of:=IF([.$A46]&lt;[.CT$2];&quot;&quot;;IF([.$A46]=[.CT$2];1;MIN([.$B$1]+1;[.CS45]+[.CT45])))">
            <text:p/>
          </table:table-cell>
          <table:table-cell table:formula="of:=IF([.$A46]&lt;[.CU$2];&quot;&quot;;IF([.$A46]=[.CU$2];1;MIN([.$B$1]+1;[.CT45]+[.CU45])))">
            <text:p/>
          </table:table-cell>
          <table:table-cell table:formula="of:=IF([.$A46]&lt;[.CV$2];&quot;&quot;;IF([.$A46]=[.CV$2];1;MIN([.$B$1]+1;[.CU45]+[.CV45])))">
            <text:p/>
          </table:table-cell>
          <table:table-cell table:formula="of:=IF([.$A46]&lt;[.CW$2];&quot;&quot;;IF([.$A46]=[.CW$2];1;MIN([.$B$1]+1;[.CV45]+[.CW45])))">
            <text:p/>
          </table:table-cell>
          <table:table-cell table:formula="of:=IF([.$A46]&lt;[.CX$2];&quot;&quot;;IF([.$A46]=[.CX$2];1;MIN([.$B$1]+1;[.CW45]+[.CX45])))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IF([.$A47]&lt;[.C$2];&quot;&quot;;IF([.$A47]=[.C$2];1;MIN([.$B$1]+1;[.B46]+[.C46])))" office:value-type="float" office:value="44" calcext:value-type="float">
            <text:p>44</text:p>
          </table:table-cell>
          <table:table-cell table:formula="of:=IF([.$A47]&lt;[.D$2];&quot;&quot;;IF([.$A47]=[.D$2];1;MIN([.$B$1]+1;[.C46]+[.D46])))" office:value-type="float" office:value="946" calcext:value-type="float">
            <text:p>946</text:p>
          </table:table-cell>
          <table:table-cell table:formula="of:=IF([.$A47]&lt;[.E$2];&quot;&quot;;IF([.$A47]=[.E$2];1;MIN([.$B$1]+1;[.D46]+[.E46])))" office:value-type="float" office:value="13244" calcext:value-type="float">
            <text:p>13244</text:p>
          </table:table-cell>
          <table:table-cell table:formula="of:=IF([.$A47]&lt;[.F$2];&quot;&quot;;IF([.$A47]=[.F$2];1;MIN([.$B$1]+1;[.E46]+[.F46])))" office:value-type="float" office:value="135751" calcext:value-type="float">
            <text:p>135751</text:p>
          </table:table-cell>
          <table:table-cell table:formula="of:=IF([.$A47]&lt;[.G$2];&quot;&quot;;IF([.$A47]=[.G$2];1;MIN([.$B$1]+1;[.F46]+[.G46])))" office:value-type="float" office:value="1000001" calcext:value-type="float">
            <text:p>1000001</text:p>
          </table:table-cell>
          <table:table-cell table:formula="of:=IF([.$A47]&lt;[.H$2];&quot;&quot;;IF([.$A47]=[.H$2];1;MIN([.$B$1]+1;[.G46]+[.H46])))" office:value-type="float" office:value="1000001" calcext:value-type="float">
            <text:p>1000001</text:p>
          </table:table-cell>
          <table:table-cell table:formula="of:=IF([.$A47]&lt;[.I$2];&quot;&quot;;IF([.$A47]=[.I$2];1;MIN([.$B$1]+1;[.H46]+[.I46])))" office:value-type="float" office:value="1000001" calcext:value-type="float">
            <text:p>1000001</text:p>
          </table:table-cell>
          <table:table-cell table:formula="of:=IF([.$A47]&lt;[.J$2];&quot;&quot;;IF([.$A47]=[.J$2];1;MIN([.$B$1]+1;[.I46]+[.J46])))" office:value-type="float" office:value="1000001" calcext:value-type="float">
            <text:p>1000001</text:p>
          </table:table-cell>
          <table:table-cell table:formula="of:=IF([.$A47]&lt;[.K$2];&quot;&quot;;IF([.$A47]=[.K$2];1;MIN([.$B$1]+1;[.J46]+[.K46])))" office:value-type="float" office:value="1000001" calcext:value-type="float">
            <text:p>1000001</text:p>
          </table:table-cell>
          <table:table-cell table:formula="of:=IF([.$A47]&lt;[.L$2];&quot;&quot;;IF([.$A47]=[.L$2];1;MIN([.$B$1]+1;[.K46]+[.L46])))" office:value-type="float" office:value="1000001" calcext:value-type="float">
            <text:p>1000001</text:p>
          </table:table-cell>
          <table:table-cell table:formula="of:=IF([.$A47]&lt;[.M$2];&quot;&quot;;IF([.$A47]=[.M$2];1;MIN([.$B$1]+1;[.L46]+[.M46])))" office:value-type="float" office:value="1000001" calcext:value-type="float">
            <text:p>1000001</text:p>
          </table:table-cell>
          <table:table-cell table:formula="of:=IF([.$A47]&lt;[.N$2];&quot;&quot;;IF([.$A47]=[.N$2];1;MIN([.$B$1]+1;[.M46]+[.N46])))" office:value-type="float" office:value="1000001" calcext:value-type="float">
            <text:p>1000001</text:p>
          </table:table-cell>
          <table:table-cell table:formula="of:=IF([.$A47]&lt;[.O$2];&quot;&quot;;IF([.$A47]=[.O$2];1;MIN([.$B$1]+1;[.N46]+[.O46])))" office:value-type="float" office:value="1000001" calcext:value-type="float">
            <text:p>1000001</text:p>
          </table:table-cell>
          <table:table-cell table:formula="of:=IF([.$A47]&lt;[.P$2];&quot;&quot;;IF([.$A47]=[.P$2];1;MIN([.$B$1]+1;[.O46]+[.P46])))" office:value-type="float" office:value="1000001" calcext:value-type="float">
            <text:p>1000001</text:p>
          </table:table-cell>
          <table:table-cell table:formula="of:=IF([.$A47]&lt;[.Q$2];&quot;&quot;;IF([.$A47]=[.Q$2];1;MIN([.$B$1]+1;[.P46]+[.Q46])))" office:value-type="float" office:value="1000001" calcext:value-type="float">
            <text:p>1000001</text:p>
          </table:table-cell>
          <table:table-cell table:formula="of:=IF([.$A47]&lt;[.R$2];&quot;&quot;;IF([.$A47]=[.R$2];1;MIN([.$B$1]+1;[.Q46]+[.R46])))" office:value-type="float" office:value="1000001" calcext:value-type="float">
            <text:p>1000001</text:p>
          </table:table-cell>
          <table:table-cell table:formula="of:=IF([.$A47]&lt;[.S$2];&quot;&quot;;IF([.$A47]=[.S$2];1;MIN([.$B$1]+1;[.R46]+[.S46])))" office:value-type="float" office:value="1000001" calcext:value-type="float">
            <text:p>1000001</text:p>
          </table:table-cell>
          <table:table-cell table:formula="of:=IF([.$A47]&lt;[.T$2];&quot;&quot;;IF([.$A47]=[.T$2];1;MIN([.$B$1]+1;[.S46]+[.T46])))" office:value-type="float" office:value="1000001" calcext:value-type="float">
            <text:p>1000001</text:p>
          </table:table-cell>
          <table:table-cell table:formula="of:=IF([.$A47]&lt;[.U$2];&quot;&quot;;IF([.$A47]=[.U$2];1;MIN([.$B$1]+1;[.T46]+[.U46])))" office:value-type="float" office:value="1000001" calcext:value-type="float">
            <text:p>1000001</text:p>
          </table:table-cell>
          <table:table-cell table:formula="of:=IF([.$A47]&lt;[.V$2];&quot;&quot;;IF([.$A47]=[.V$2];1;MIN([.$B$1]+1;[.U46]+[.V46])))" office:value-type="float" office:value="1000001" calcext:value-type="float">
            <text:p>1000001</text:p>
          </table:table-cell>
          <table:table-cell table:formula="of:=IF([.$A47]&lt;[.W$2];&quot;&quot;;IF([.$A47]=[.W$2];1;MIN([.$B$1]+1;[.V46]+[.W46])))" office:value-type="float" office:value="1000001" calcext:value-type="float">
            <text:p>1000001</text:p>
          </table:table-cell>
          <table:table-cell table:formula="of:=IF([.$A47]&lt;[.X$2];&quot;&quot;;IF([.$A47]=[.X$2];1;MIN([.$B$1]+1;[.W46]+[.X46])))" office:value-type="float" office:value="1000001" calcext:value-type="float">
            <text:p>1000001</text:p>
          </table:table-cell>
          <table:table-cell table:formula="of:=IF([.$A47]&lt;[.Y$2];&quot;&quot;;IF([.$A47]=[.Y$2];1;MIN([.$B$1]+1;[.X46]+[.Y46])))" office:value-type="float" office:value="1000001" calcext:value-type="float">
            <text:p>1000001</text:p>
          </table:table-cell>
          <table:table-cell table:formula="of:=IF([.$A47]&lt;[.Z$2];&quot;&quot;;IF([.$A47]=[.Z$2];1;MIN([.$B$1]+1;[.Y46]+[.Z46])))" office:value-type="float" office:value="1000001" calcext:value-type="float">
            <text:p>1000001</text:p>
          </table:table-cell>
          <table:table-cell table:formula="of:=IF([.$A47]&lt;[.AA$2];&quot;&quot;;IF([.$A47]=[.AA$2];1;MIN([.$B$1]+1;[.Z46]+[.AA46])))" office:value-type="float" office:value="1000001" calcext:value-type="float">
            <text:p>1000001</text:p>
          </table:table-cell>
          <table:table-cell table:formula="of:=IF([.$A47]&lt;[.AB$2];&quot;&quot;;IF([.$A47]=[.AB$2];1;MIN([.$B$1]+1;[.AA46]+[.AB46])))" office:value-type="float" office:value="1000001" calcext:value-type="float">
            <text:p>1000001</text:p>
          </table:table-cell>
          <table:table-cell table:formula="of:=IF([.$A47]&lt;[.AC$2];&quot;&quot;;IF([.$A47]=[.AC$2];1;MIN([.$B$1]+1;[.AB46]+[.AC46])))" office:value-type="float" office:value="1000001" calcext:value-type="float">
            <text:p>1000001</text:p>
          </table:table-cell>
          <table:table-cell table:formula="of:=IF([.$A47]&lt;[.AD$2];&quot;&quot;;IF([.$A47]=[.AD$2];1;MIN([.$B$1]+1;[.AC46]+[.AD46])))" office:value-type="float" office:value="1000001" calcext:value-type="float">
            <text:p>1000001</text:p>
          </table:table-cell>
          <table:table-cell table:formula="of:=IF([.$A47]&lt;[.AE$2];&quot;&quot;;IF([.$A47]=[.AE$2];1;MIN([.$B$1]+1;[.AD46]+[.AE46])))" office:value-type="float" office:value="1000001" calcext:value-type="float">
            <text:p>1000001</text:p>
          </table:table-cell>
          <table:table-cell table:formula="of:=IF([.$A47]&lt;[.AF$2];&quot;&quot;;IF([.$A47]=[.AF$2];1;MIN([.$B$1]+1;[.AE46]+[.AF46])))" office:value-type="float" office:value="1000001" calcext:value-type="float">
            <text:p>1000001</text:p>
          </table:table-cell>
          <table:table-cell table:formula="of:=IF([.$A47]&lt;[.AG$2];&quot;&quot;;IF([.$A47]=[.AG$2];1;MIN([.$B$1]+1;[.AF46]+[.AG46])))" office:value-type="float" office:value="1000001" calcext:value-type="float">
            <text:p>1000001</text:p>
          </table:table-cell>
          <table:table-cell table:formula="of:=IF([.$A47]&lt;[.AH$2];&quot;&quot;;IF([.$A47]=[.AH$2];1;MIN([.$B$1]+1;[.AG46]+[.AH46])))" office:value-type="float" office:value="1000001" calcext:value-type="float">
            <text:p>1000001</text:p>
          </table:table-cell>
          <table:table-cell table:formula="of:=IF([.$A47]&lt;[.AI$2];&quot;&quot;;IF([.$A47]=[.AI$2];1;MIN([.$B$1]+1;[.AH46]+[.AI46])))" office:value-type="float" office:value="1000001" calcext:value-type="float">
            <text:p>1000001</text:p>
          </table:table-cell>
          <table:table-cell table:formula="of:=IF([.$A47]&lt;[.AJ$2];&quot;&quot;;IF([.$A47]=[.AJ$2];1;MIN([.$B$1]+1;[.AI46]+[.AJ46])))" office:value-type="float" office:value="1000001" calcext:value-type="float">
            <text:p>1000001</text:p>
          </table:table-cell>
          <table:table-cell table:formula="of:=IF([.$A47]&lt;[.AK$2];&quot;&quot;;IF([.$A47]=[.AK$2];1;MIN([.$B$1]+1;[.AJ46]+[.AK46])))" office:value-type="float" office:value="1000001" calcext:value-type="float">
            <text:p>1000001</text:p>
          </table:table-cell>
          <table:table-cell table:formula="of:=IF([.$A47]&lt;[.AL$2];&quot;&quot;;IF([.$A47]=[.AL$2];1;MIN([.$B$1]+1;[.AK46]+[.AL46])))" office:value-type="float" office:value="1000001" calcext:value-type="float">
            <text:p>1000001</text:p>
          </table:table-cell>
          <table:table-cell table:formula="of:=IF([.$A47]&lt;[.AM$2];&quot;&quot;;IF([.$A47]=[.AM$2];1;MIN([.$B$1]+1;[.AL46]+[.AM46])))" office:value-type="float" office:value="1000001" calcext:value-type="float">
            <text:p>1000001</text:p>
          </table:table-cell>
          <table:table-cell table:formula="of:=IF([.$A47]&lt;[.AN$2];&quot;&quot;;IF([.$A47]=[.AN$2];1;MIN([.$B$1]+1;[.AM46]+[.AN46])))" office:value-type="float" office:value="1000001" calcext:value-type="float">
            <text:p>1000001</text:p>
          </table:table-cell>
          <table:table-cell table:formula="of:=IF([.$A47]&lt;[.AO$2];&quot;&quot;;IF([.$A47]=[.AO$2];1;MIN([.$B$1]+1;[.AN46]+[.AO46])))" office:value-type="float" office:value="1000001" calcext:value-type="float">
            <text:p>1000001</text:p>
          </table:table-cell>
          <table:table-cell table:formula="of:=IF([.$A47]&lt;[.AP$2];&quot;&quot;;IF([.$A47]=[.AP$2];1;MIN([.$B$1]+1;[.AO46]+[.AP46])))" office:value-type="float" office:value="135751" calcext:value-type="float">
            <text:p>135751</text:p>
          </table:table-cell>
          <table:table-cell table:formula="of:=IF([.$A47]&lt;[.AQ$2];&quot;&quot;;IF([.$A47]=[.AQ$2];1;MIN([.$B$1]+1;[.AP46]+[.AQ46])))" office:value-type="float" office:value="13244" calcext:value-type="float">
            <text:p>13244</text:p>
          </table:table-cell>
          <table:table-cell table:formula="of:=IF([.$A47]&lt;[.AR$2];&quot;&quot;;IF([.$A47]=[.AR$2];1;MIN([.$B$1]+1;[.AQ46]+[.AR46])))" office:value-type="float" office:value="946" calcext:value-type="float">
            <text:p>946</text:p>
          </table:table-cell>
          <table:table-cell table:formula="of:=IF([.$A47]&lt;[.AS$2];&quot;&quot;;IF([.$A47]=[.AS$2];1;MIN([.$B$1]+1;[.AR46]+[.AS46])))" office:value-type="float" office:value="44" calcext:value-type="float">
            <text:p>44</text:p>
          </table:table-cell>
          <table:table-cell table:formula="of:=IF([.$A47]&lt;[.AT$2];&quot;&quot;;IF([.$A47]=[.AT$2];1;MIN([.$B$1]+1;[.AS46]+[.AT46])))" office:value-type="float" office:value="1" calcext:value-type="float">
            <text:p>1</text:p>
          </table:table-cell>
          <table:table-cell table:formula="of:=IF([.$A47]&lt;[.AU$2];&quot;&quot;;IF([.$A47]=[.AU$2];1;MIN([.$B$1]+1;[.AT46]+[.AU46])))">
            <text:p/>
          </table:table-cell>
          <table:table-cell table:formula="of:=IF([.$A47]&lt;[.AV$2];&quot;&quot;;IF([.$A47]=[.AV$2];1;MIN([.$B$1]+1;[.AU46]+[.AV46])))">
            <text:p/>
          </table:table-cell>
          <table:table-cell table:formula="of:=IF([.$A47]&lt;[.AW$2];&quot;&quot;;IF([.$A47]=[.AW$2];1;MIN([.$B$1]+1;[.AV46]+[.AW46])))">
            <text:p/>
          </table:table-cell>
          <table:table-cell table:formula="of:=IF([.$A47]&lt;[.AX$2];&quot;&quot;;IF([.$A47]=[.AX$2];1;MIN([.$B$1]+1;[.AW46]+[.AX46])))">
            <text:p/>
          </table:table-cell>
          <table:table-cell table:formula="of:=IF([.$A47]&lt;[.AY$2];&quot;&quot;;IF([.$A47]=[.AY$2];1;MIN([.$B$1]+1;[.AX46]+[.AY46])))">
            <text:p/>
          </table:table-cell>
          <table:table-cell table:formula="of:=IF([.$A47]&lt;[.AZ$2];&quot;&quot;;IF([.$A47]=[.AZ$2];1;MIN([.$B$1]+1;[.AY46]+[.AZ46])))">
            <text:p/>
          </table:table-cell>
          <table:table-cell table:formula="of:=IF([.$A47]&lt;[.BA$2];&quot;&quot;;IF([.$A47]=[.BA$2];1;MIN([.$B$1]+1;[.AZ46]+[.BA46])))">
            <text:p/>
          </table:table-cell>
          <table:table-cell table:formula="of:=IF([.$A47]&lt;[.BB$2];&quot;&quot;;IF([.$A47]=[.BB$2];1;MIN([.$B$1]+1;[.BA46]+[.BB46])))">
            <text:p/>
          </table:table-cell>
          <table:table-cell table:formula="of:=IF([.$A47]&lt;[.BC$2];&quot;&quot;;IF([.$A47]=[.BC$2];1;MIN([.$B$1]+1;[.BB46]+[.BC46])))">
            <text:p/>
          </table:table-cell>
          <table:table-cell table:formula="of:=IF([.$A47]&lt;[.BD$2];&quot;&quot;;IF([.$A47]=[.BD$2];1;MIN([.$B$1]+1;[.BC46]+[.BD46])))">
            <text:p/>
          </table:table-cell>
          <table:table-cell table:formula="of:=IF([.$A47]&lt;[.BE$2];&quot;&quot;;IF([.$A47]=[.BE$2];1;MIN([.$B$1]+1;[.BD46]+[.BE46])))">
            <text:p/>
          </table:table-cell>
          <table:table-cell table:formula="of:=IF([.$A47]&lt;[.BF$2];&quot;&quot;;IF([.$A47]=[.BF$2];1;MIN([.$B$1]+1;[.BE46]+[.BF46])))">
            <text:p/>
          </table:table-cell>
          <table:table-cell table:formula="of:=IF([.$A47]&lt;[.BG$2];&quot;&quot;;IF([.$A47]=[.BG$2];1;MIN([.$B$1]+1;[.BF46]+[.BG46])))">
            <text:p/>
          </table:table-cell>
          <table:table-cell table:formula="of:=IF([.$A47]&lt;[.BH$2];&quot;&quot;;IF([.$A47]=[.BH$2];1;MIN([.$B$1]+1;[.BG46]+[.BH46])))">
            <text:p/>
          </table:table-cell>
          <table:table-cell table:formula="of:=IF([.$A47]&lt;[.BI$2];&quot;&quot;;IF([.$A47]=[.BI$2];1;MIN([.$B$1]+1;[.BH46]+[.BI46])))">
            <text:p/>
          </table:table-cell>
          <table:table-cell table:formula="of:=IF([.$A47]&lt;[.BJ$2];&quot;&quot;;IF([.$A47]=[.BJ$2];1;MIN([.$B$1]+1;[.BI46]+[.BJ46])))">
            <text:p/>
          </table:table-cell>
          <table:table-cell table:formula="of:=IF([.$A47]&lt;[.BK$2];&quot;&quot;;IF([.$A47]=[.BK$2];1;MIN([.$B$1]+1;[.BJ46]+[.BK46])))">
            <text:p/>
          </table:table-cell>
          <table:table-cell table:formula="of:=IF([.$A47]&lt;[.BL$2];&quot;&quot;;IF([.$A47]=[.BL$2];1;MIN([.$B$1]+1;[.BK46]+[.BL46])))">
            <text:p/>
          </table:table-cell>
          <table:table-cell table:formula="of:=IF([.$A47]&lt;[.BM$2];&quot;&quot;;IF([.$A47]=[.BM$2];1;MIN([.$B$1]+1;[.BL46]+[.BM46])))">
            <text:p/>
          </table:table-cell>
          <table:table-cell table:formula="of:=IF([.$A47]&lt;[.BN$2];&quot;&quot;;IF([.$A47]=[.BN$2];1;MIN([.$B$1]+1;[.BM46]+[.BN46])))">
            <text:p/>
          </table:table-cell>
          <table:table-cell table:formula="of:=IF([.$A47]&lt;[.BO$2];&quot;&quot;;IF([.$A47]=[.BO$2];1;MIN([.$B$1]+1;[.BN46]+[.BO46])))">
            <text:p/>
          </table:table-cell>
          <table:table-cell table:formula="of:=IF([.$A47]&lt;[.BP$2];&quot;&quot;;IF([.$A47]=[.BP$2];1;MIN([.$B$1]+1;[.BO46]+[.BP46])))">
            <text:p/>
          </table:table-cell>
          <table:table-cell table:formula="of:=IF([.$A47]&lt;[.BQ$2];&quot;&quot;;IF([.$A47]=[.BQ$2];1;MIN([.$B$1]+1;[.BP46]+[.BQ46])))">
            <text:p/>
          </table:table-cell>
          <table:table-cell table:formula="of:=IF([.$A47]&lt;[.BR$2];&quot;&quot;;IF([.$A47]=[.BR$2];1;MIN([.$B$1]+1;[.BQ46]+[.BR46])))">
            <text:p/>
          </table:table-cell>
          <table:table-cell table:formula="of:=IF([.$A47]&lt;[.BS$2];&quot;&quot;;IF([.$A47]=[.BS$2];1;MIN([.$B$1]+1;[.BR46]+[.BS46])))">
            <text:p/>
          </table:table-cell>
          <table:table-cell table:formula="of:=IF([.$A47]&lt;[.BT$2];&quot;&quot;;IF([.$A47]=[.BT$2];1;MIN([.$B$1]+1;[.BS46]+[.BT46])))">
            <text:p/>
          </table:table-cell>
          <table:table-cell table:formula="of:=IF([.$A47]&lt;[.BU$2];&quot;&quot;;IF([.$A47]=[.BU$2];1;MIN([.$B$1]+1;[.BT46]+[.BU46])))">
            <text:p/>
          </table:table-cell>
          <table:table-cell table:formula="of:=IF([.$A47]&lt;[.BV$2];&quot;&quot;;IF([.$A47]=[.BV$2];1;MIN([.$B$1]+1;[.BU46]+[.BV46])))">
            <text:p/>
          </table:table-cell>
          <table:table-cell table:formula="of:=IF([.$A47]&lt;[.BW$2];&quot;&quot;;IF([.$A47]=[.BW$2];1;MIN([.$B$1]+1;[.BV46]+[.BW46])))">
            <text:p/>
          </table:table-cell>
          <table:table-cell table:formula="of:=IF([.$A47]&lt;[.BX$2];&quot;&quot;;IF([.$A47]=[.BX$2];1;MIN([.$B$1]+1;[.BW46]+[.BX46])))">
            <text:p/>
          </table:table-cell>
          <table:table-cell table:formula="of:=IF([.$A47]&lt;[.BY$2];&quot;&quot;;IF([.$A47]=[.BY$2];1;MIN([.$B$1]+1;[.BX46]+[.BY46])))">
            <text:p/>
          </table:table-cell>
          <table:table-cell table:formula="of:=IF([.$A47]&lt;[.BZ$2];&quot;&quot;;IF([.$A47]=[.BZ$2];1;MIN([.$B$1]+1;[.BY46]+[.BZ46])))">
            <text:p/>
          </table:table-cell>
          <table:table-cell table:formula="of:=IF([.$A47]&lt;[.CA$2];&quot;&quot;;IF([.$A47]=[.CA$2];1;MIN([.$B$1]+1;[.BZ46]+[.CA46])))">
            <text:p/>
          </table:table-cell>
          <table:table-cell table:formula="of:=IF([.$A47]&lt;[.CB$2];&quot;&quot;;IF([.$A47]=[.CB$2];1;MIN([.$B$1]+1;[.CA46]+[.CB46])))">
            <text:p/>
          </table:table-cell>
          <table:table-cell table:formula="of:=IF([.$A47]&lt;[.CC$2];&quot;&quot;;IF([.$A47]=[.CC$2];1;MIN([.$B$1]+1;[.CB46]+[.CC46])))">
            <text:p/>
          </table:table-cell>
          <table:table-cell table:formula="of:=IF([.$A47]&lt;[.CD$2];&quot;&quot;;IF([.$A47]=[.CD$2];1;MIN([.$B$1]+1;[.CC46]+[.CD46])))">
            <text:p/>
          </table:table-cell>
          <table:table-cell table:formula="of:=IF([.$A47]&lt;[.CE$2];&quot;&quot;;IF([.$A47]=[.CE$2];1;MIN([.$B$1]+1;[.CD46]+[.CE46])))">
            <text:p/>
          </table:table-cell>
          <table:table-cell table:formula="of:=IF([.$A47]&lt;[.CF$2];&quot;&quot;;IF([.$A47]=[.CF$2];1;MIN([.$B$1]+1;[.CE46]+[.CF46])))">
            <text:p/>
          </table:table-cell>
          <table:table-cell table:formula="of:=IF([.$A47]&lt;[.CG$2];&quot;&quot;;IF([.$A47]=[.CG$2];1;MIN([.$B$1]+1;[.CF46]+[.CG46])))">
            <text:p/>
          </table:table-cell>
          <table:table-cell table:formula="of:=IF([.$A47]&lt;[.CH$2];&quot;&quot;;IF([.$A47]=[.CH$2];1;MIN([.$B$1]+1;[.CG46]+[.CH46])))">
            <text:p/>
          </table:table-cell>
          <table:table-cell table:formula="of:=IF([.$A47]&lt;[.CI$2];&quot;&quot;;IF([.$A47]=[.CI$2];1;MIN([.$B$1]+1;[.CH46]+[.CI46])))">
            <text:p/>
          </table:table-cell>
          <table:table-cell table:formula="of:=IF([.$A47]&lt;[.CJ$2];&quot;&quot;;IF([.$A47]=[.CJ$2];1;MIN([.$B$1]+1;[.CI46]+[.CJ46])))">
            <text:p/>
          </table:table-cell>
          <table:table-cell table:formula="of:=IF([.$A47]&lt;[.CK$2];&quot;&quot;;IF([.$A47]=[.CK$2];1;MIN([.$B$1]+1;[.CJ46]+[.CK46])))">
            <text:p/>
          </table:table-cell>
          <table:table-cell table:formula="of:=IF([.$A47]&lt;[.CL$2];&quot;&quot;;IF([.$A47]=[.CL$2];1;MIN([.$B$1]+1;[.CK46]+[.CL46])))">
            <text:p/>
          </table:table-cell>
          <table:table-cell table:formula="of:=IF([.$A47]&lt;[.CM$2];&quot;&quot;;IF([.$A47]=[.CM$2];1;MIN([.$B$1]+1;[.CL46]+[.CM46])))">
            <text:p/>
          </table:table-cell>
          <table:table-cell table:formula="of:=IF([.$A47]&lt;[.CN$2];&quot;&quot;;IF([.$A47]=[.CN$2];1;MIN([.$B$1]+1;[.CM46]+[.CN46])))">
            <text:p/>
          </table:table-cell>
          <table:table-cell table:formula="of:=IF([.$A47]&lt;[.CO$2];&quot;&quot;;IF([.$A47]=[.CO$2];1;MIN([.$B$1]+1;[.CN46]+[.CO46])))">
            <text:p/>
          </table:table-cell>
          <table:table-cell table:formula="of:=IF([.$A47]&lt;[.CP$2];&quot;&quot;;IF([.$A47]=[.CP$2];1;MIN([.$B$1]+1;[.CO46]+[.CP46])))">
            <text:p/>
          </table:table-cell>
          <table:table-cell table:formula="of:=IF([.$A47]&lt;[.CQ$2];&quot;&quot;;IF([.$A47]=[.CQ$2];1;MIN([.$B$1]+1;[.CP46]+[.CQ46])))">
            <text:p/>
          </table:table-cell>
          <table:table-cell table:formula="of:=IF([.$A47]&lt;[.CR$2];&quot;&quot;;IF([.$A47]=[.CR$2];1;MIN([.$B$1]+1;[.CQ46]+[.CR46])))">
            <text:p/>
          </table:table-cell>
          <table:table-cell table:formula="of:=IF([.$A47]&lt;[.CS$2];&quot;&quot;;IF([.$A47]=[.CS$2];1;MIN([.$B$1]+1;[.CR46]+[.CS46])))">
            <text:p/>
          </table:table-cell>
          <table:table-cell table:formula="of:=IF([.$A47]&lt;[.CT$2];&quot;&quot;;IF([.$A47]=[.CT$2];1;MIN([.$B$1]+1;[.CS46]+[.CT46])))">
            <text:p/>
          </table:table-cell>
          <table:table-cell table:formula="of:=IF([.$A47]&lt;[.CU$2];&quot;&quot;;IF([.$A47]=[.CU$2];1;MIN([.$B$1]+1;[.CT46]+[.CU46])))">
            <text:p/>
          </table:table-cell>
          <table:table-cell table:formula="of:=IF([.$A47]&lt;[.CV$2];&quot;&quot;;IF([.$A47]=[.CV$2];1;MIN([.$B$1]+1;[.CU46]+[.CV46])))">
            <text:p/>
          </table:table-cell>
          <table:table-cell table:formula="of:=IF([.$A47]&lt;[.CW$2];&quot;&quot;;IF([.$A47]=[.CW$2];1;MIN([.$B$1]+1;[.CV46]+[.CW46])))">
            <text:p/>
          </table:table-cell>
          <table:table-cell table:formula="of:=IF([.$A47]&lt;[.CX$2];&quot;&quot;;IF([.$A47]=[.CX$2];1;MIN([.$B$1]+1;[.CW46]+[.CX46]))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[.$A48]&lt;[.C$2];&quot;&quot;;IF([.$A48]=[.C$2];1;MIN([.$B$1]+1;[.B47]+[.C47])))" office:value-type="float" office:value="45" calcext:value-type="float">
            <text:p>45</text:p>
          </table:table-cell>
          <table:table-cell table:formula="of:=IF([.$A48]&lt;[.D$2];&quot;&quot;;IF([.$A48]=[.D$2];1;MIN([.$B$1]+1;[.C47]+[.D47])))" office:value-type="float" office:value="990" calcext:value-type="float">
            <text:p>990</text:p>
          </table:table-cell>
          <table:table-cell table:formula="of:=IF([.$A48]&lt;[.E$2];&quot;&quot;;IF([.$A48]=[.E$2];1;MIN([.$B$1]+1;[.D47]+[.E47])))" office:value-type="float" office:value="14190" calcext:value-type="float">
            <text:p>14190</text:p>
          </table:table-cell>
          <table:table-cell table:formula="of:=IF([.$A48]&lt;[.F$2];&quot;&quot;;IF([.$A48]=[.F$2];1;MIN([.$B$1]+1;[.E47]+[.F47])))" office:value-type="float" office:value="148995" calcext:value-type="float">
            <text:p>148995</text:p>
          </table:table-cell>
          <table:table-cell table:formula="of:=IF([.$A48]&lt;[.G$2];&quot;&quot;;IF([.$A48]=[.G$2];1;MIN([.$B$1]+1;[.F47]+[.G47])))" office:value-type="float" office:value="1000001" calcext:value-type="float">
            <text:p>1000001</text:p>
          </table:table-cell>
          <table:table-cell table:formula="of:=IF([.$A48]&lt;[.H$2];&quot;&quot;;IF([.$A48]=[.H$2];1;MIN([.$B$1]+1;[.G47]+[.H47])))" office:value-type="float" office:value="1000001" calcext:value-type="float">
            <text:p>1000001</text:p>
          </table:table-cell>
          <table:table-cell table:formula="of:=IF([.$A48]&lt;[.I$2];&quot;&quot;;IF([.$A48]=[.I$2];1;MIN([.$B$1]+1;[.H47]+[.I47])))" office:value-type="float" office:value="1000001" calcext:value-type="float">
            <text:p>1000001</text:p>
          </table:table-cell>
          <table:table-cell table:formula="of:=IF([.$A48]&lt;[.J$2];&quot;&quot;;IF([.$A48]=[.J$2];1;MIN([.$B$1]+1;[.I47]+[.J47])))" office:value-type="float" office:value="1000001" calcext:value-type="float">
            <text:p>1000001</text:p>
          </table:table-cell>
          <table:table-cell table:formula="of:=IF([.$A48]&lt;[.K$2];&quot;&quot;;IF([.$A48]=[.K$2];1;MIN([.$B$1]+1;[.J47]+[.K47])))" office:value-type="float" office:value="1000001" calcext:value-type="float">
            <text:p>1000001</text:p>
          </table:table-cell>
          <table:table-cell table:formula="of:=IF([.$A48]&lt;[.L$2];&quot;&quot;;IF([.$A48]=[.L$2];1;MIN([.$B$1]+1;[.K47]+[.L47])))" office:value-type="float" office:value="1000001" calcext:value-type="float">
            <text:p>1000001</text:p>
          </table:table-cell>
          <table:table-cell table:formula="of:=IF([.$A48]&lt;[.M$2];&quot;&quot;;IF([.$A48]=[.M$2];1;MIN([.$B$1]+1;[.L47]+[.M47])))" office:value-type="float" office:value="1000001" calcext:value-type="float">
            <text:p>1000001</text:p>
          </table:table-cell>
          <table:table-cell table:formula="of:=IF([.$A48]&lt;[.N$2];&quot;&quot;;IF([.$A48]=[.N$2];1;MIN([.$B$1]+1;[.M47]+[.N47])))" office:value-type="float" office:value="1000001" calcext:value-type="float">
            <text:p>1000001</text:p>
          </table:table-cell>
          <table:table-cell table:formula="of:=IF([.$A48]&lt;[.O$2];&quot;&quot;;IF([.$A48]=[.O$2];1;MIN([.$B$1]+1;[.N47]+[.O47])))" office:value-type="float" office:value="1000001" calcext:value-type="float">
            <text:p>1000001</text:p>
          </table:table-cell>
          <table:table-cell table:formula="of:=IF([.$A48]&lt;[.P$2];&quot;&quot;;IF([.$A48]=[.P$2];1;MIN([.$B$1]+1;[.O47]+[.P47])))" office:value-type="float" office:value="1000001" calcext:value-type="float">
            <text:p>1000001</text:p>
          </table:table-cell>
          <table:table-cell table:formula="of:=IF([.$A48]&lt;[.Q$2];&quot;&quot;;IF([.$A48]=[.Q$2];1;MIN([.$B$1]+1;[.P47]+[.Q47])))" office:value-type="float" office:value="1000001" calcext:value-type="float">
            <text:p>1000001</text:p>
          </table:table-cell>
          <table:table-cell table:formula="of:=IF([.$A48]&lt;[.R$2];&quot;&quot;;IF([.$A48]=[.R$2];1;MIN([.$B$1]+1;[.Q47]+[.R47])))" office:value-type="float" office:value="1000001" calcext:value-type="float">
            <text:p>1000001</text:p>
          </table:table-cell>
          <table:table-cell table:formula="of:=IF([.$A48]&lt;[.S$2];&quot;&quot;;IF([.$A48]=[.S$2];1;MIN([.$B$1]+1;[.R47]+[.S47])))" office:value-type="float" office:value="1000001" calcext:value-type="float">
            <text:p>1000001</text:p>
          </table:table-cell>
          <table:table-cell table:formula="of:=IF([.$A48]&lt;[.T$2];&quot;&quot;;IF([.$A48]=[.T$2];1;MIN([.$B$1]+1;[.S47]+[.T47])))" office:value-type="float" office:value="1000001" calcext:value-type="float">
            <text:p>1000001</text:p>
          </table:table-cell>
          <table:table-cell table:formula="of:=IF([.$A48]&lt;[.U$2];&quot;&quot;;IF([.$A48]=[.U$2];1;MIN([.$B$1]+1;[.T47]+[.U47])))" office:value-type="float" office:value="1000001" calcext:value-type="float">
            <text:p>1000001</text:p>
          </table:table-cell>
          <table:table-cell table:formula="of:=IF([.$A48]&lt;[.V$2];&quot;&quot;;IF([.$A48]=[.V$2];1;MIN([.$B$1]+1;[.U47]+[.V47])))" office:value-type="float" office:value="1000001" calcext:value-type="float">
            <text:p>1000001</text:p>
          </table:table-cell>
          <table:table-cell table:formula="of:=IF([.$A48]&lt;[.W$2];&quot;&quot;;IF([.$A48]=[.W$2];1;MIN([.$B$1]+1;[.V47]+[.W47])))" office:value-type="float" office:value="1000001" calcext:value-type="float">
            <text:p>1000001</text:p>
          </table:table-cell>
          <table:table-cell table:formula="of:=IF([.$A48]&lt;[.X$2];&quot;&quot;;IF([.$A48]=[.X$2];1;MIN([.$B$1]+1;[.W47]+[.X47])))" office:value-type="float" office:value="1000001" calcext:value-type="float">
            <text:p>1000001</text:p>
          </table:table-cell>
          <table:table-cell table:formula="of:=IF([.$A48]&lt;[.Y$2];&quot;&quot;;IF([.$A48]=[.Y$2];1;MIN([.$B$1]+1;[.X47]+[.Y47])))" office:value-type="float" office:value="1000001" calcext:value-type="float">
            <text:p>1000001</text:p>
          </table:table-cell>
          <table:table-cell table:formula="of:=IF([.$A48]&lt;[.Z$2];&quot;&quot;;IF([.$A48]=[.Z$2];1;MIN([.$B$1]+1;[.Y47]+[.Z47])))" office:value-type="float" office:value="1000001" calcext:value-type="float">
            <text:p>1000001</text:p>
          </table:table-cell>
          <table:table-cell table:formula="of:=IF([.$A48]&lt;[.AA$2];&quot;&quot;;IF([.$A48]=[.AA$2];1;MIN([.$B$1]+1;[.Z47]+[.AA47])))" office:value-type="float" office:value="1000001" calcext:value-type="float">
            <text:p>1000001</text:p>
          </table:table-cell>
          <table:table-cell table:formula="of:=IF([.$A48]&lt;[.AB$2];&quot;&quot;;IF([.$A48]=[.AB$2];1;MIN([.$B$1]+1;[.AA47]+[.AB47])))" office:value-type="float" office:value="1000001" calcext:value-type="float">
            <text:p>1000001</text:p>
          </table:table-cell>
          <table:table-cell table:formula="of:=IF([.$A48]&lt;[.AC$2];&quot;&quot;;IF([.$A48]=[.AC$2];1;MIN([.$B$1]+1;[.AB47]+[.AC47])))" office:value-type="float" office:value="1000001" calcext:value-type="float">
            <text:p>1000001</text:p>
          </table:table-cell>
          <table:table-cell table:formula="of:=IF([.$A48]&lt;[.AD$2];&quot;&quot;;IF([.$A48]=[.AD$2];1;MIN([.$B$1]+1;[.AC47]+[.AD47])))" office:value-type="float" office:value="1000001" calcext:value-type="float">
            <text:p>1000001</text:p>
          </table:table-cell>
          <table:table-cell table:formula="of:=IF([.$A48]&lt;[.AE$2];&quot;&quot;;IF([.$A48]=[.AE$2];1;MIN([.$B$1]+1;[.AD47]+[.AE47])))" office:value-type="float" office:value="1000001" calcext:value-type="float">
            <text:p>1000001</text:p>
          </table:table-cell>
          <table:table-cell table:formula="of:=IF([.$A48]&lt;[.AF$2];&quot;&quot;;IF([.$A48]=[.AF$2];1;MIN([.$B$1]+1;[.AE47]+[.AF47])))" office:value-type="float" office:value="1000001" calcext:value-type="float">
            <text:p>1000001</text:p>
          </table:table-cell>
          <table:table-cell table:formula="of:=IF([.$A48]&lt;[.AG$2];&quot;&quot;;IF([.$A48]=[.AG$2];1;MIN([.$B$1]+1;[.AF47]+[.AG47])))" office:value-type="float" office:value="1000001" calcext:value-type="float">
            <text:p>1000001</text:p>
          </table:table-cell>
          <table:table-cell table:formula="of:=IF([.$A48]&lt;[.AH$2];&quot;&quot;;IF([.$A48]=[.AH$2];1;MIN([.$B$1]+1;[.AG47]+[.AH47])))" office:value-type="float" office:value="1000001" calcext:value-type="float">
            <text:p>1000001</text:p>
          </table:table-cell>
          <table:table-cell table:formula="of:=IF([.$A48]&lt;[.AI$2];&quot;&quot;;IF([.$A48]=[.AI$2];1;MIN([.$B$1]+1;[.AH47]+[.AI47])))" office:value-type="float" office:value="1000001" calcext:value-type="float">
            <text:p>1000001</text:p>
          </table:table-cell>
          <table:table-cell table:formula="of:=IF([.$A48]&lt;[.AJ$2];&quot;&quot;;IF([.$A48]=[.AJ$2];1;MIN([.$B$1]+1;[.AI47]+[.AJ47])))" office:value-type="float" office:value="1000001" calcext:value-type="float">
            <text:p>1000001</text:p>
          </table:table-cell>
          <table:table-cell table:formula="of:=IF([.$A48]&lt;[.AK$2];&quot;&quot;;IF([.$A48]=[.AK$2];1;MIN([.$B$1]+1;[.AJ47]+[.AK47])))" office:value-type="float" office:value="1000001" calcext:value-type="float">
            <text:p>1000001</text:p>
          </table:table-cell>
          <table:table-cell table:formula="of:=IF([.$A48]&lt;[.AL$2];&quot;&quot;;IF([.$A48]=[.AL$2];1;MIN([.$B$1]+1;[.AK47]+[.AL47])))" office:value-type="float" office:value="1000001" calcext:value-type="float">
            <text:p>1000001</text:p>
          </table:table-cell>
          <table:table-cell table:formula="of:=IF([.$A48]&lt;[.AM$2];&quot;&quot;;IF([.$A48]=[.AM$2];1;MIN([.$B$1]+1;[.AL47]+[.AM47])))" office:value-type="float" office:value="1000001" calcext:value-type="float">
            <text:p>1000001</text:p>
          </table:table-cell>
          <table:table-cell table:formula="of:=IF([.$A48]&lt;[.AN$2];&quot;&quot;;IF([.$A48]=[.AN$2];1;MIN([.$B$1]+1;[.AM47]+[.AN47])))" office:value-type="float" office:value="1000001" calcext:value-type="float">
            <text:p>1000001</text:p>
          </table:table-cell>
          <table:table-cell table:formula="of:=IF([.$A48]&lt;[.AO$2];&quot;&quot;;IF([.$A48]=[.AO$2];1;MIN([.$B$1]+1;[.AN47]+[.AO47])))" office:value-type="float" office:value="1000001" calcext:value-type="float">
            <text:p>1000001</text:p>
          </table:table-cell>
          <table:table-cell table:formula="of:=IF([.$A48]&lt;[.AP$2];&quot;&quot;;IF([.$A48]=[.AP$2];1;MIN([.$B$1]+1;[.AO47]+[.AP47])))" office:value-type="float" office:value="1000001" calcext:value-type="float">
            <text:p>1000001</text:p>
          </table:table-cell>
          <table:table-cell table:formula="of:=IF([.$A48]&lt;[.AQ$2];&quot;&quot;;IF([.$A48]=[.AQ$2];1;MIN([.$B$1]+1;[.AP47]+[.AQ47])))" office:value-type="float" office:value="148995" calcext:value-type="float">
            <text:p>148995</text:p>
          </table:table-cell>
          <table:table-cell table:formula="of:=IF([.$A48]&lt;[.AR$2];&quot;&quot;;IF([.$A48]=[.AR$2];1;MIN([.$B$1]+1;[.AQ47]+[.AR47])))" office:value-type="float" office:value="14190" calcext:value-type="float">
            <text:p>14190</text:p>
          </table:table-cell>
          <table:table-cell table:formula="of:=IF([.$A48]&lt;[.AS$2];&quot;&quot;;IF([.$A48]=[.AS$2];1;MIN([.$B$1]+1;[.AR47]+[.AS47])))" office:value-type="float" office:value="990" calcext:value-type="float">
            <text:p>990</text:p>
          </table:table-cell>
          <table:table-cell table:formula="of:=IF([.$A48]&lt;[.AT$2];&quot;&quot;;IF([.$A48]=[.AT$2];1;MIN([.$B$1]+1;[.AS47]+[.AT47])))" office:value-type="float" office:value="45" calcext:value-type="float">
            <text:p>45</text:p>
          </table:table-cell>
          <table:table-cell table:formula="of:=IF([.$A48]&lt;[.AU$2];&quot;&quot;;IF([.$A48]=[.AU$2];1;MIN([.$B$1]+1;[.AT47]+[.AU47])))" office:value-type="float" office:value="1" calcext:value-type="float">
            <text:p>1</text:p>
          </table:table-cell>
          <table:table-cell table:formula="of:=IF([.$A48]&lt;[.AV$2];&quot;&quot;;IF([.$A48]=[.AV$2];1;MIN([.$B$1]+1;[.AU47]+[.AV47])))">
            <text:p/>
          </table:table-cell>
          <table:table-cell table:formula="of:=IF([.$A48]&lt;[.AW$2];&quot;&quot;;IF([.$A48]=[.AW$2];1;MIN([.$B$1]+1;[.AV47]+[.AW47])))">
            <text:p/>
          </table:table-cell>
          <table:table-cell table:formula="of:=IF([.$A48]&lt;[.AX$2];&quot;&quot;;IF([.$A48]=[.AX$2];1;MIN([.$B$1]+1;[.AW47]+[.AX47])))">
            <text:p/>
          </table:table-cell>
          <table:table-cell table:formula="of:=IF([.$A48]&lt;[.AY$2];&quot;&quot;;IF([.$A48]=[.AY$2];1;MIN([.$B$1]+1;[.AX47]+[.AY47])))">
            <text:p/>
          </table:table-cell>
          <table:table-cell table:formula="of:=IF([.$A48]&lt;[.AZ$2];&quot;&quot;;IF([.$A48]=[.AZ$2];1;MIN([.$B$1]+1;[.AY47]+[.AZ47])))">
            <text:p/>
          </table:table-cell>
          <table:table-cell table:formula="of:=IF([.$A48]&lt;[.BA$2];&quot;&quot;;IF([.$A48]=[.BA$2];1;MIN([.$B$1]+1;[.AZ47]+[.BA47])))">
            <text:p/>
          </table:table-cell>
          <table:table-cell table:formula="of:=IF([.$A48]&lt;[.BB$2];&quot;&quot;;IF([.$A48]=[.BB$2];1;MIN([.$B$1]+1;[.BA47]+[.BB47])))">
            <text:p/>
          </table:table-cell>
          <table:table-cell table:formula="of:=IF([.$A48]&lt;[.BC$2];&quot;&quot;;IF([.$A48]=[.BC$2];1;MIN([.$B$1]+1;[.BB47]+[.BC47])))">
            <text:p/>
          </table:table-cell>
          <table:table-cell table:formula="of:=IF([.$A48]&lt;[.BD$2];&quot;&quot;;IF([.$A48]=[.BD$2];1;MIN([.$B$1]+1;[.BC47]+[.BD47])))">
            <text:p/>
          </table:table-cell>
          <table:table-cell table:formula="of:=IF([.$A48]&lt;[.BE$2];&quot;&quot;;IF([.$A48]=[.BE$2];1;MIN([.$B$1]+1;[.BD47]+[.BE47])))">
            <text:p/>
          </table:table-cell>
          <table:table-cell table:formula="of:=IF([.$A48]&lt;[.BF$2];&quot;&quot;;IF([.$A48]=[.BF$2];1;MIN([.$B$1]+1;[.BE47]+[.BF47])))">
            <text:p/>
          </table:table-cell>
          <table:table-cell table:formula="of:=IF([.$A48]&lt;[.BG$2];&quot;&quot;;IF([.$A48]=[.BG$2];1;MIN([.$B$1]+1;[.BF47]+[.BG47])))">
            <text:p/>
          </table:table-cell>
          <table:table-cell table:formula="of:=IF([.$A48]&lt;[.BH$2];&quot;&quot;;IF([.$A48]=[.BH$2];1;MIN([.$B$1]+1;[.BG47]+[.BH47])))">
            <text:p/>
          </table:table-cell>
          <table:table-cell table:formula="of:=IF([.$A48]&lt;[.BI$2];&quot;&quot;;IF([.$A48]=[.BI$2];1;MIN([.$B$1]+1;[.BH47]+[.BI47])))">
            <text:p/>
          </table:table-cell>
          <table:table-cell table:formula="of:=IF([.$A48]&lt;[.BJ$2];&quot;&quot;;IF([.$A48]=[.BJ$2];1;MIN([.$B$1]+1;[.BI47]+[.BJ47])))">
            <text:p/>
          </table:table-cell>
          <table:table-cell table:formula="of:=IF([.$A48]&lt;[.BK$2];&quot;&quot;;IF([.$A48]=[.BK$2];1;MIN([.$B$1]+1;[.BJ47]+[.BK47])))">
            <text:p/>
          </table:table-cell>
          <table:table-cell table:formula="of:=IF([.$A48]&lt;[.BL$2];&quot;&quot;;IF([.$A48]=[.BL$2];1;MIN([.$B$1]+1;[.BK47]+[.BL47])))">
            <text:p/>
          </table:table-cell>
          <table:table-cell table:formula="of:=IF([.$A48]&lt;[.BM$2];&quot;&quot;;IF([.$A48]=[.BM$2];1;MIN([.$B$1]+1;[.BL47]+[.BM47])))">
            <text:p/>
          </table:table-cell>
          <table:table-cell table:formula="of:=IF([.$A48]&lt;[.BN$2];&quot;&quot;;IF([.$A48]=[.BN$2];1;MIN([.$B$1]+1;[.BM47]+[.BN47])))">
            <text:p/>
          </table:table-cell>
          <table:table-cell table:formula="of:=IF([.$A48]&lt;[.BO$2];&quot;&quot;;IF([.$A48]=[.BO$2];1;MIN([.$B$1]+1;[.BN47]+[.BO47])))">
            <text:p/>
          </table:table-cell>
          <table:table-cell table:formula="of:=IF([.$A48]&lt;[.BP$2];&quot;&quot;;IF([.$A48]=[.BP$2];1;MIN([.$B$1]+1;[.BO47]+[.BP47])))">
            <text:p/>
          </table:table-cell>
          <table:table-cell table:formula="of:=IF([.$A48]&lt;[.BQ$2];&quot;&quot;;IF([.$A48]=[.BQ$2];1;MIN([.$B$1]+1;[.BP47]+[.BQ47])))">
            <text:p/>
          </table:table-cell>
          <table:table-cell table:formula="of:=IF([.$A48]&lt;[.BR$2];&quot;&quot;;IF([.$A48]=[.BR$2];1;MIN([.$B$1]+1;[.BQ47]+[.BR47])))">
            <text:p/>
          </table:table-cell>
          <table:table-cell table:formula="of:=IF([.$A48]&lt;[.BS$2];&quot;&quot;;IF([.$A48]=[.BS$2];1;MIN([.$B$1]+1;[.BR47]+[.BS47])))">
            <text:p/>
          </table:table-cell>
          <table:table-cell table:formula="of:=IF([.$A48]&lt;[.BT$2];&quot;&quot;;IF([.$A48]=[.BT$2];1;MIN([.$B$1]+1;[.BS47]+[.BT47])))">
            <text:p/>
          </table:table-cell>
          <table:table-cell table:formula="of:=IF([.$A48]&lt;[.BU$2];&quot;&quot;;IF([.$A48]=[.BU$2];1;MIN([.$B$1]+1;[.BT47]+[.BU47])))">
            <text:p/>
          </table:table-cell>
          <table:table-cell table:formula="of:=IF([.$A48]&lt;[.BV$2];&quot;&quot;;IF([.$A48]=[.BV$2];1;MIN([.$B$1]+1;[.BU47]+[.BV47])))">
            <text:p/>
          </table:table-cell>
          <table:table-cell table:formula="of:=IF([.$A48]&lt;[.BW$2];&quot;&quot;;IF([.$A48]=[.BW$2];1;MIN([.$B$1]+1;[.BV47]+[.BW47])))">
            <text:p/>
          </table:table-cell>
          <table:table-cell table:formula="of:=IF([.$A48]&lt;[.BX$2];&quot;&quot;;IF([.$A48]=[.BX$2];1;MIN([.$B$1]+1;[.BW47]+[.BX47])))">
            <text:p/>
          </table:table-cell>
          <table:table-cell table:formula="of:=IF([.$A48]&lt;[.BY$2];&quot;&quot;;IF([.$A48]=[.BY$2];1;MIN([.$B$1]+1;[.BX47]+[.BY47])))">
            <text:p/>
          </table:table-cell>
          <table:table-cell table:formula="of:=IF([.$A48]&lt;[.BZ$2];&quot;&quot;;IF([.$A48]=[.BZ$2];1;MIN([.$B$1]+1;[.BY47]+[.BZ47])))">
            <text:p/>
          </table:table-cell>
          <table:table-cell table:formula="of:=IF([.$A48]&lt;[.CA$2];&quot;&quot;;IF([.$A48]=[.CA$2];1;MIN([.$B$1]+1;[.BZ47]+[.CA47])))">
            <text:p/>
          </table:table-cell>
          <table:table-cell table:formula="of:=IF([.$A48]&lt;[.CB$2];&quot;&quot;;IF([.$A48]=[.CB$2];1;MIN([.$B$1]+1;[.CA47]+[.CB47])))">
            <text:p/>
          </table:table-cell>
          <table:table-cell table:formula="of:=IF([.$A48]&lt;[.CC$2];&quot;&quot;;IF([.$A48]=[.CC$2];1;MIN([.$B$1]+1;[.CB47]+[.CC47])))">
            <text:p/>
          </table:table-cell>
          <table:table-cell table:formula="of:=IF([.$A48]&lt;[.CD$2];&quot;&quot;;IF([.$A48]=[.CD$2];1;MIN([.$B$1]+1;[.CC47]+[.CD47])))">
            <text:p/>
          </table:table-cell>
          <table:table-cell table:formula="of:=IF([.$A48]&lt;[.CE$2];&quot;&quot;;IF([.$A48]=[.CE$2];1;MIN([.$B$1]+1;[.CD47]+[.CE47])))">
            <text:p/>
          </table:table-cell>
          <table:table-cell table:formula="of:=IF([.$A48]&lt;[.CF$2];&quot;&quot;;IF([.$A48]=[.CF$2];1;MIN([.$B$1]+1;[.CE47]+[.CF47])))">
            <text:p/>
          </table:table-cell>
          <table:table-cell table:formula="of:=IF([.$A48]&lt;[.CG$2];&quot;&quot;;IF([.$A48]=[.CG$2];1;MIN([.$B$1]+1;[.CF47]+[.CG47])))">
            <text:p/>
          </table:table-cell>
          <table:table-cell table:formula="of:=IF([.$A48]&lt;[.CH$2];&quot;&quot;;IF([.$A48]=[.CH$2];1;MIN([.$B$1]+1;[.CG47]+[.CH47])))">
            <text:p/>
          </table:table-cell>
          <table:table-cell table:formula="of:=IF([.$A48]&lt;[.CI$2];&quot;&quot;;IF([.$A48]=[.CI$2];1;MIN([.$B$1]+1;[.CH47]+[.CI47])))">
            <text:p/>
          </table:table-cell>
          <table:table-cell table:formula="of:=IF([.$A48]&lt;[.CJ$2];&quot;&quot;;IF([.$A48]=[.CJ$2];1;MIN([.$B$1]+1;[.CI47]+[.CJ47])))">
            <text:p/>
          </table:table-cell>
          <table:table-cell table:formula="of:=IF([.$A48]&lt;[.CK$2];&quot;&quot;;IF([.$A48]=[.CK$2];1;MIN([.$B$1]+1;[.CJ47]+[.CK47])))">
            <text:p/>
          </table:table-cell>
          <table:table-cell table:formula="of:=IF([.$A48]&lt;[.CL$2];&quot;&quot;;IF([.$A48]=[.CL$2];1;MIN([.$B$1]+1;[.CK47]+[.CL47])))">
            <text:p/>
          </table:table-cell>
          <table:table-cell table:formula="of:=IF([.$A48]&lt;[.CM$2];&quot;&quot;;IF([.$A48]=[.CM$2];1;MIN([.$B$1]+1;[.CL47]+[.CM47])))">
            <text:p/>
          </table:table-cell>
          <table:table-cell table:formula="of:=IF([.$A48]&lt;[.CN$2];&quot;&quot;;IF([.$A48]=[.CN$2];1;MIN([.$B$1]+1;[.CM47]+[.CN47])))">
            <text:p/>
          </table:table-cell>
          <table:table-cell table:formula="of:=IF([.$A48]&lt;[.CO$2];&quot;&quot;;IF([.$A48]=[.CO$2];1;MIN([.$B$1]+1;[.CN47]+[.CO47])))">
            <text:p/>
          </table:table-cell>
          <table:table-cell table:formula="of:=IF([.$A48]&lt;[.CP$2];&quot;&quot;;IF([.$A48]=[.CP$2];1;MIN([.$B$1]+1;[.CO47]+[.CP47])))">
            <text:p/>
          </table:table-cell>
          <table:table-cell table:formula="of:=IF([.$A48]&lt;[.CQ$2];&quot;&quot;;IF([.$A48]=[.CQ$2];1;MIN([.$B$1]+1;[.CP47]+[.CQ47])))">
            <text:p/>
          </table:table-cell>
          <table:table-cell table:formula="of:=IF([.$A48]&lt;[.CR$2];&quot;&quot;;IF([.$A48]=[.CR$2];1;MIN([.$B$1]+1;[.CQ47]+[.CR47])))">
            <text:p/>
          </table:table-cell>
          <table:table-cell table:formula="of:=IF([.$A48]&lt;[.CS$2];&quot;&quot;;IF([.$A48]=[.CS$2];1;MIN([.$B$1]+1;[.CR47]+[.CS47])))">
            <text:p/>
          </table:table-cell>
          <table:table-cell table:formula="of:=IF([.$A48]&lt;[.CT$2];&quot;&quot;;IF([.$A48]=[.CT$2];1;MIN([.$B$1]+1;[.CS47]+[.CT47])))">
            <text:p/>
          </table:table-cell>
          <table:table-cell table:formula="of:=IF([.$A48]&lt;[.CU$2];&quot;&quot;;IF([.$A48]=[.CU$2];1;MIN([.$B$1]+1;[.CT47]+[.CU47])))">
            <text:p/>
          </table:table-cell>
          <table:table-cell table:formula="of:=IF([.$A48]&lt;[.CV$2];&quot;&quot;;IF([.$A48]=[.CV$2];1;MIN([.$B$1]+1;[.CU47]+[.CV47])))">
            <text:p/>
          </table:table-cell>
          <table:table-cell table:formula="of:=IF([.$A48]&lt;[.CW$2];&quot;&quot;;IF([.$A48]=[.CW$2];1;MIN([.$B$1]+1;[.CV47]+[.CW47])))">
            <text:p/>
          </table:table-cell>
          <table:table-cell table:formula="of:=IF([.$A48]&lt;[.CX$2];&quot;&quot;;IF([.$A48]=[.CX$2];1;MIN([.$B$1]+1;[.CW47]+[.CX47]))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[.$A49]&lt;[.C$2];&quot;&quot;;IF([.$A49]=[.C$2];1;MIN([.$B$1]+1;[.B48]+[.C48])))" office:value-type="float" office:value="46" calcext:value-type="float">
            <text:p>46</text:p>
          </table:table-cell>
          <table:table-cell table:formula="of:=IF([.$A49]&lt;[.D$2];&quot;&quot;;IF([.$A49]=[.D$2];1;MIN([.$B$1]+1;[.C48]+[.D48])))" office:value-type="float" office:value="1035" calcext:value-type="float">
            <text:p>1035</text:p>
          </table:table-cell>
          <table:table-cell table:formula="of:=IF([.$A49]&lt;[.E$2];&quot;&quot;;IF([.$A49]=[.E$2];1;MIN([.$B$1]+1;[.D48]+[.E48])))" office:value-type="float" office:value="15180" calcext:value-type="float">
            <text:p>15180</text:p>
          </table:table-cell>
          <table:table-cell table:formula="of:=IF([.$A49]&lt;[.F$2];&quot;&quot;;IF([.$A49]=[.F$2];1;MIN([.$B$1]+1;[.E48]+[.F48])))" office:value-type="float" office:value="163185" calcext:value-type="float">
            <text:p>163185</text:p>
          </table:table-cell>
          <table:table-cell table:formula="of:=IF([.$A49]&lt;[.G$2];&quot;&quot;;IF([.$A49]=[.G$2];1;MIN([.$B$1]+1;[.F48]+[.G48])))" office:value-type="float" office:value="1000001" calcext:value-type="float">
            <text:p>1000001</text:p>
          </table:table-cell>
          <table:table-cell table:formula="of:=IF([.$A49]&lt;[.H$2];&quot;&quot;;IF([.$A49]=[.H$2];1;MIN([.$B$1]+1;[.G48]+[.H48])))" office:value-type="float" office:value="1000001" calcext:value-type="float">
            <text:p>1000001</text:p>
          </table:table-cell>
          <table:table-cell table:formula="of:=IF([.$A49]&lt;[.I$2];&quot;&quot;;IF([.$A49]=[.I$2];1;MIN([.$B$1]+1;[.H48]+[.I48])))" office:value-type="float" office:value="1000001" calcext:value-type="float">
            <text:p>1000001</text:p>
          </table:table-cell>
          <table:table-cell table:formula="of:=IF([.$A49]&lt;[.J$2];&quot;&quot;;IF([.$A49]=[.J$2];1;MIN([.$B$1]+1;[.I48]+[.J48])))" office:value-type="float" office:value="1000001" calcext:value-type="float">
            <text:p>1000001</text:p>
          </table:table-cell>
          <table:table-cell table:formula="of:=IF([.$A49]&lt;[.K$2];&quot;&quot;;IF([.$A49]=[.K$2];1;MIN([.$B$1]+1;[.J48]+[.K48])))" office:value-type="float" office:value="1000001" calcext:value-type="float">
            <text:p>1000001</text:p>
          </table:table-cell>
          <table:table-cell table:formula="of:=IF([.$A49]&lt;[.L$2];&quot;&quot;;IF([.$A49]=[.L$2];1;MIN([.$B$1]+1;[.K48]+[.L48])))" office:value-type="float" office:value="1000001" calcext:value-type="float">
            <text:p>1000001</text:p>
          </table:table-cell>
          <table:table-cell table:formula="of:=IF([.$A49]&lt;[.M$2];&quot;&quot;;IF([.$A49]=[.M$2];1;MIN([.$B$1]+1;[.L48]+[.M48])))" office:value-type="float" office:value="1000001" calcext:value-type="float">
            <text:p>1000001</text:p>
          </table:table-cell>
          <table:table-cell table:formula="of:=IF([.$A49]&lt;[.N$2];&quot;&quot;;IF([.$A49]=[.N$2];1;MIN([.$B$1]+1;[.M48]+[.N48])))" office:value-type="float" office:value="1000001" calcext:value-type="float">
            <text:p>1000001</text:p>
          </table:table-cell>
          <table:table-cell table:formula="of:=IF([.$A49]&lt;[.O$2];&quot;&quot;;IF([.$A49]=[.O$2];1;MIN([.$B$1]+1;[.N48]+[.O48])))" office:value-type="float" office:value="1000001" calcext:value-type="float">
            <text:p>1000001</text:p>
          </table:table-cell>
          <table:table-cell table:formula="of:=IF([.$A49]&lt;[.P$2];&quot;&quot;;IF([.$A49]=[.P$2];1;MIN([.$B$1]+1;[.O48]+[.P48])))" office:value-type="float" office:value="1000001" calcext:value-type="float">
            <text:p>1000001</text:p>
          </table:table-cell>
          <table:table-cell table:formula="of:=IF([.$A49]&lt;[.Q$2];&quot;&quot;;IF([.$A49]=[.Q$2];1;MIN([.$B$1]+1;[.P48]+[.Q48])))" office:value-type="float" office:value="1000001" calcext:value-type="float">
            <text:p>1000001</text:p>
          </table:table-cell>
          <table:table-cell table:formula="of:=IF([.$A49]&lt;[.R$2];&quot;&quot;;IF([.$A49]=[.R$2];1;MIN([.$B$1]+1;[.Q48]+[.R48])))" office:value-type="float" office:value="1000001" calcext:value-type="float">
            <text:p>1000001</text:p>
          </table:table-cell>
          <table:table-cell table:formula="of:=IF([.$A49]&lt;[.S$2];&quot;&quot;;IF([.$A49]=[.S$2];1;MIN([.$B$1]+1;[.R48]+[.S48])))" office:value-type="float" office:value="1000001" calcext:value-type="float">
            <text:p>1000001</text:p>
          </table:table-cell>
          <table:table-cell table:formula="of:=IF([.$A49]&lt;[.T$2];&quot;&quot;;IF([.$A49]=[.T$2];1;MIN([.$B$1]+1;[.S48]+[.T48])))" office:value-type="float" office:value="1000001" calcext:value-type="float">
            <text:p>1000001</text:p>
          </table:table-cell>
          <table:table-cell table:formula="of:=IF([.$A49]&lt;[.U$2];&quot;&quot;;IF([.$A49]=[.U$2];1;MIN([.$B$1]+1;[.T48]+[.U48])))" office:value-type="float" office:value="1000001" calcext:value-type="float">
            <text:p>1000001</text:p>
          </table:table-cell>
          <table:table-cell table:formula="of:=IF([.$A49]&lt;[.V$2];&quot;&quot;;IF([.$A49]=[.V$2];1;MIN([.$B$1]+1;[.U48]+[.V48])))" office:value-type="float" office:value="1000001" calcext:value-type="float">
            <text:p>1000001</text:p>
          </table:table-cell>
          <table:table-cell table:formula="of:=IF([.$A49]&lt;[.W$2];&quot;&quot;;IF([.$A49]=[.W$2];1;MIN([.$B$1]+1;[.V48]+[.W48])))" office:value-type="float" office:value="1000001" calcext:value-type="float">
            <text:p>1000001</text:p>
          </table:table-cell>
          <table:table-cell table:formula="of:=IF([.$A49]&lt;[.X$2];&quot;&quot;;IF([.$A49]=[.X$2];1;MIN([.$B$1]+1;[.W48]+[.X48])))" office:value-type="float" office:value="1000001" calcext:value-type="float">
            <text:p>1000001</text:p>
          </table:table-cell>
          <table:table-cell table:formula="of:=IF([.$A49]&lt;[.Y$2];&quot;&quot;;IF([.$A49]=[.Y$2];1;MIN([.$B$1]+1;[.X48]+[.Y48])))" office:value-type="float" office:value="1000001" calcext:value-type="float">
            <text:p>1000001</text:p>
          </table:table-cell>
          <table:table-cell table:formula="of:=IF([.$A49]&lt;[.Z$2];&quot;&quot;;IF([.$A49]=[.Z$2];1;MIN([.$B$1]+1;[.Y48]+[.Z48])))" office:value-type="float" office:value="1000001" calcext:value-type="float">
            <text:p>1000001</text:p>
          </table:table-cell>
          <table:table-cell table:formula="of:=IF([.$A49]&lt;[.AA$2];&quot;&quot;;IF([.$A49]=[.AA$2];1;MIN([.$B$1]+1;[.Z48]+[.AA48])))" office:value-type="float" office:value="1000001" calcext:value-type="float">
            <text:p>1000001</text:p>
          </table:table-cell>
          <table:table-cell table:formula="of:=IF([.$A49]&lt;[.AB$2];&quot;&quot;;IF([.$A49]=[.AB$2];1;MIN([.$B$1]+1;[.AA48]+[.AB48])))" office:value-type="float" office:value="1000001" calcext:value-type="float">
            <text:p>1000001</text:p>
          </table:table-cell>
          <table:table-cell table:formula="of:=IF([.$A49]&lt;[.AC$2];&quot;&quot;;IF([.$A49]=[.AC$2];1;MIN([.$B$1]+1;[.AB48]+[.AC48])))" office:value-type="float" office:value="1000001" calcext:value-type="float">
            <text:p>1000001</text:p>
          </table:table-cell>
          <table:table-cell table:formula="of:=IF([.$A49]&lt;[.AD$2];&quot;&quot;;IF([.$A49]=[.AD$2];1;MIN([.$B$1]+1;[.AC48]+[.AD48])))" office:value-type="float" office:value="1000001" calcext:value-type="float">
            <text:p>1000001</text:p>
          </table:table-cell>
          <table:table-cell table:formula="of:=IF([.$A49]&lt;[.AE$2];&quot;&quot;;IF([.$A49]=[.AE$2];1;MIN([.$B$1]+1;[.AD48]+[.AE48])))" office:value-type="float" office:value="1000001" calcext:value-type="float">
            <text:p>1000001</text:p>
          </table:table-cell>
          <table:table-cell table:formula="of:=IF([.$A49]&lt;[.AF$2];&quot;&quot;;IF([.$A49]=[.AF$2];1;MIN([.$B$1]+1;[.AE48]+[.AF48])))" office:value-type="float" office:value="1000001" calcext:value-type="float">
            <text:p>1000001</text:p>
          </table:table-cell>
          <table:table-cell table:formula="of:=IF([.$A49]&lt;[.AG$2];&quot;&quot;;IF([.$A49]=[.AG$2];1;MIN([.$B$1]+1;[.AF48]+[.AG48])))" office:value-type="float" office:value="1000001" calcext:value-type="float">
            <text:p>1000001</text:p>
          </table:table-cell>
          <table:table-cell table:formula="of:=IF([.$A49]&lt;[.AH$2];&quot;&quot;;IF([.$A49]=[.AH$2];1;MIN([.$B$1]+1;[.AG48]+[.AH48])))" office:value-type="float" office:value="1000001" calcext:value-type="float">
            <text:p>1000001</text:p>
          </table:table-cell>
          <table:table-cell table:formula="of:=IF([.$A49]&lt;[.AI$2];&quot;&quot;;IF([.$A49]=[.AI$2];1;MIN([.$B$1]+1;[.AH48]+[.AI48])))" office:value-type="float" office:value="1000001" calcext:value-type="float">
            <text:p>1000001</text:p>
          </table:table-cell>
          <table:table-cell table:formula="of:=IF([.$A49]&lt;[.AJ$2];&quot;&quot;;IF([.$A49]=[.AJ$2];1;MIN([.$B$1]+1;[.AI48]+[.AJ48])))" office:value-type="float" office:value="1000001" calcext:value-type="float">
            <text:p>1000001</text:p>
          </table:table-cell>
          <table:table-cell table:formula="of:=IF([.$A49]&lt;[.AK$2];&quot;&quot;;IF([.$A49]=[.AK$2];1;MIN([.$B$1]+1;[.AJ48]+[.AK48])))" office:value-type="float" office:value="1000001" calcext:value-type="float">
            <text:p>1000001</text:p>
          </table:table-cell>
          <table:table-cell table:formula="of:=IF([.$A49]&lt;[.AL$2];&quot;&quot;;IF([.$A49]=[.AL$2];1;MIN([.$B$1]+1;[.AK48]+[.AL48])))" office:value-type="float" office:value="1000001" calcext:value-type="float">
            <text:p>1000001</text:p>
          </table:table-cell>
          <table:table-cell table:formula="of:=IF([.$A49]&lt;[.AM$2];&quot;&quot;;IF([.$A49]=[.AM$2];1;MIN([.$B$1]+1;[.AL48]+[.AM48])))" office:value-type="float" office:value="1000001" calcext:value-type="float">
            <text:p>1000001</text:p>
          </table:table-cell>
          <table:table-cell table:formula="of:=IF([.$A49]&lt;[.AN$2];&quot;&quot;;IF([.$A49]=[.AN$2];1;MIN([.$B$1]+1;[.AM48]+[.AN48])))" office:value-type="float" office:value="1000001" calcext:value-type="float">
            <text:p>1000001</text:p>
          </table:table-cell>
          <table:table-cell table:formula="of:=IF([.$A49]&lt;[.AO$2];&quot;&quot;;IF([.$A49]=[.AO$2];1;MIN([.$B$1]+1;[.AN48]+[.AO48])))" office:value-type="float" office:value="1000001" calcext:value-type="float">
            <text:p>1000001</text:p>
          </table:table-cell>
          <table:table-cell table:formula="of:=IF([.$A49]&lt;[.AP$2];&quot;&quot;;IF([.$A49]=[.AP$2];1;MIN([.$B$1]+1;[.AO48]+[.AP48])))" office:value-type="float" office:value="1000001" calcext:value-type="float">
            <text:p>1000001</text:p>
          </table:table-cell>
          <table:table-cell table:formula="of:=IF([.$A49]&lt;[.AQ$2];&quot;&quot;;IF([.$A49]=[.AQ$2];1;MIN([.$B$1]+1;[.AP48]+[.AQ48])))" office:value-type="float" office:value="1000001" calcext:value-type="float">
            <text:p>1000001</text:p>
          </table:table-cell>
          <table:table-cell table:formula="of:=IF([.$A49]&lt;[.AR$2];&quot;&quot;;IF([.$A49]=[.AR$2];1;MIN([.$B$1]+1;[.AQ48]+[.AR48])))" office:value-type="float" office:value="163185" calcext:value-type="float">
            <text:p>163185</text:p>
          </table:table-cell>
          <table:table-cell table:formula="of:=IF([.$A49]&lt;[.AS$2];&quot;&quot;;IF([.$A49]=[.AS$2];1;MIN([.$B$1]+1;[.AR48]+[.AS48])))" office:value-type="float" office:value="15180" calcext:value-type="float">
            <text:p>15180</text:p>
          </table:table-cell>
          <table:table-cell table:formula="of:=IF([.$A49]&lt;[.AT$2];&quot;&quot;;IF([.$A49]=[.AT$2];1;MIN([.$B$1]+1;[.AS48]+[.AT48])))" office:value-type="float" office:value="1035" calcext:value-type="float">
            <text:p>1035</text:p>
          </table:table-cell>
          <table:table-cell table:formula="of:=IF([.$A49]&lt;[.AU$2];&quot;&quot;;IF([.$A49]=[.AU$2];1;MIN([.$B$1]+1;[.AT48]+[.AU48])))" office:value-type="float" office:value="46" calcext:value-type="float">
            <text:p>46</text:p>
          </table:table-cell>
          <table:table-cell table:formula="of:=IF([.$A49]&lt;[.AV$2];&quot;&quot;;IF([.$A49]=[.AV$2];1;MIN([.$B$1]+1;[.AU48]+[.AV48])))" office:value-type="float" office:value="1" calcext:value-type="float">
            <text:p>1</text:p>
          </table:table-cell>
          <table:table-cell table:formula="of:=IF([.$A49]&lt;[.AW$2];&quot;&quot;;IF([.$A49]=[.AW$2];1;MIN([.$B$1]+1;[.AV48]+[.AW48])))">
            <text:p/>
          </table:table-cell>
          <table:table-cell table:formula="of:=IF([.$A49]&lt;[.AX$2];&quot;&quot;;IF([.$A49]=[.AX$2];1;MIN([.$B$1]+1;[.AW48]+[.AX48])))">
            <text:p/>
          </table:table-cell>
          <table:table-cell table:formula="of:=IF([.$A49]&lt;[.AY$2];&quot;&quot;;IF([.$A49]=[.AY$2];1;MIN([.$B$1]+1;[.AX48]+[.AY48])))">
            <text:p/>
          </table:table-cell>
          <table:table-cell table:formula="of:=IF([.$A49]&lt;[.AZ$2];&quot;&quot;;IF([.$A49]=[.AZ$2];1;MIN([.$B$1]+1;[.AY48]+[.AZ48])))">
            <text:p/>
          </table:table-cell>
          <table:table-cell table:formula="of:=IF([.$A49]&lt;[.BA$2];&quot;&quot;;IF([.$A49]=[.BA$2];1;MIN([.$B$1]+1;[.AZ48]+[.BA48])))">
            <text:p/>
          </table:table-cell>
          <table:table-cell table:formula="of:=IF([.$A49]&lt;[.BB$2];&quot;&quot;;IF([.$A49]=[.BB$2];1;MIN([.$B$1]+1;[.BA48]+[.BB48])))">
            <text:p/>
          </table:table-cell>
          <table:table-cell table:formula="of:=IF([.$A49]&lt;[.BC$2];&quot;&quot;;IF([.$A49]=[.BC$2];1;MIN([.$B$1]+1;[.BB48]+[.BC48])))">
            <text:p/>
          </table:table-cell>
          <table:table-cell table:formula="of:=IF([.$A49]&lt;[.BD$2];&quot;&quot;;IF([.$A49]=[.BD$2];1;MIN([.$B$1]+1;[.BC48]+[.BD48])))">
            <text:p/>
          </table:table-cell>
          <table:table-cell table:formula="of:=IF([.$A49]&lt;[.BE$2];&quot;&quot;;IF([.$A49]=[.BE$2];1;MIN([.$B$1]+1;[.BD48]+[.BE48])))">
            <text:p/>
          </table:table-cell>
          <table:table-cell table:formula="of:=IF([.$A49]&lt;[.BF$2];&quot;&quot;;IF([.$A49]=[.BF$2];1;MIN([.$B$1]+1;[.BE48]+[.BF48])))">
            <text:p/>
          </table:table-cell>
          <table:table-cell table:formula="of:=IF([.$A49]&lt;[.BG$2];&quot;&quot;;IF([.$A49]=[.BG$2];1;MIN([.$B$1]+1;[.BF48]+[.BG48])))">
            <text:p/>
          </table:table-cell>
          <table:table-cell table:formula="of:=IF([.$A49]&lt;[.BH$2];&quot;&quot;;IF([.$A49]=[.BH$2];1;MIN([.$B$1]+1;[.BG48]+[.BH48])))">
            <text:p/>
          </table:table-cell>
          <table:table-cell table:formula="of:=IF([.$A49]&lt;[.BI$2];&quot;&quot;;IF([.$A49]=[.BI$2];1;MIN([.$B$1]+1;[.BH48]+[.BI48])))">
            <text:p/>
          </table:table-cell>
          <table:table-cell table:formula="of:=IF([.$A49]&lt;[.BJ$2];&quot;&quot;;IF([.$A49]=[.BJ$2];1;MIN([.$B$1]+1;[.BI48]+[.BJ48])))">
            <text:p/>
          </table:table-cell>
          <table:table-cell table:formula="of:=IF([.$A49]&lt;[.BK$2];&quot;&quot;;IF([.$A49]=[.BK$2];1;MIN([.$B$1]+1;[.BJ48]+[.BK48])))">
            <text:p/>
          </table:table-cell>
          <table:table-cell table:formula="of:=IF([.$A49]&lt;[.BL$2];&quot;&quot;;IF([.$A49]=[.BL$2];1;MIN([.$B$1]+1;[.BK48]+[.BL48])))">
            <text:p/>
          </table:table-cell>
          <table:table-cell table:formula="of:=IF([.$A49]&lt;[.BM$2];&quot;&quot;;IF([.$A49]=[.BM$2];1;MIN([.$B$1]+1;[.BL48]+[.BM48])))">
            <text:p/>
          </table:table-cell>
          <table:table-cell table:formula="of:=IF([.$A49]&lt;[.BN$2];&quot;&quot;;IF([.$A49]=[.BN$2];1;MIN([.$B$1]+1;[.BM48]+[.BN48])))">
            <text:p/>
          </table:table-cell>
          <table:table-cell table:formula="of:=IF([.$A49]&lt;[.BO$2];&quot;&quot;;IF([.$A49]=[.BO$2];1;MIN([.$B$1]+1;[.BN48]+[.BO48])))">
            <text:p/>
          </table:table-cell>
          <table:table-cell table:formula="of:=IF([.$A49]&lt;[.BP$2];&quot;&quot;;IF([.$A49]=[.BP$2];1;MIN([.$B$1]+1;[.BO48]+[.BP48])))">
            <text:p/>
          </table:table-cell>
          <table:table-cell table:formula="of:=IF([.$A49]&lt;[.BQ$2];&quot;&quot;;IF([.$A49]=[.BQ$2];1;MIN([.$B$1]+1;[.BP48]+[.BQ48])))">
            <text:p/>
          </table:table-cell>
          <table:table-cell table:formula="of:=IF([.$A49]&lt;[.BR$2];&quot;&quot;;IF([.$A49]=[.BR$2];1;MIN([.$B$1]+1;[.BQ48]+[.BR48])))">
            <text:p/>
          </table:table-cell>
          <table:table-cell table:formula="of:=IF([.$A49]&lt;[.BS$2];&quot;&quot;;IF([.$A49]=[.BS$2];1;MIN([.$B$1]+1;[.BR48]+[.BS48])))">
            <text:p/>
          </table:table-cell>
          <table:table-cell table:formula="of:=IF([.$A49]&lt;[.BT$2];&quot;&quot;;IF([.$A49]=[.BT$2];1;MIN([.$B$1]+1;[.BS48]+[.BT48])))">
            <text:p/>
          </table:table-cell>
          <table:table-cell table:formula="of:=IF([.$A49]&lt;[.BU$2];&quot;&quot;;IF([.$A49]=[.BU$2];1;MIN([.$B$1]+1;[.BT48]+[.BU48])))">
            <text:p/>
          </table:table-cell>
          <table:table-cell table:formula="of:=IF([.$A49]&lt;[.BV$2];&quot;&quot;;IF([.$A49]=[.BV$2];1;MIN([.$B$1]+1;[.BU48]+[.BV48])))">
            <text:p/>
          </table:table-cell>
          <table:table-cell table:formula="of:=IF([.$A49]&lt;[.BW$2];&quot;&quot;;IF([.$A49]=[.BW$2];1;MIN([.$B$1]+1;[.BV48]+[.BW48])))">
            <text:p/>
          </table:table-cell>
          <table:table-cell table:formula="of:=IF([.$A49]&lt;[.BX$2];&quot;&quot;;IF([.$A49]=[.BX$2];1;MIN([.$B$1]+1;[.BW48]+[.BX48])))">
            <text:p/>
          </table:table-cell>
          <table:table-cell table:formula="of:=IF([.$A49]&lt;[.BY$2];&quot;&quot;;IF([.$A49]=[.BY$2];1;MIN([.$B$1]+1;[.BX48]+[.BY48])))">
            <text:p/>
          </table:table-cell>
          <table:table-cell table:formula="of:=IF([.$A49]&lt;[.BZ$2];&quot;&quot;;IF([.$A49]=[.BZ$2];1;MIN([.$B$1]+1;[.BY48]+[.BZ48])))">
            <text:p/>
          </table:table-cell>
          <table:table-cell table:formula="of:=IF([.$A49]&lt;[.CA$2];&quot;&quot;;IF([.$A49]=[.CA$2];1;MIN([.$B$1]+1;[.BZ48]+[.CA48])))">
            <text:p/>
          </table:table-cell>
          <table:table-cell table:formula="of:=IF([.$A49]&lt;[.CB$2];&quot;&quot;;IF([.$A49]=[.CB$2];1;MIN([.$B$1]+1;[.CA48]+[.CB48])))">
            <text:p/>
          </table:table-cell>
          <table:table-cell table:formula="of:=IF([.$A49]&lt;[.CC$2];&quot;&quot;;IF([.$A49]=[.CC$2];1;MIN([.$B$1]+1;[.CB48]+[.CC48])))">
            <text:p/>
          </table:table-cell>
          <table:table-cell table:formula="of:=IF([.$A49]&lt;[.CD$2];&quot;&quot;;IF([.$A49]=[.CD$2];1;MIN([.$B$1]+1;[.CC48]+[.CD48])))">
            <text:p/>
          </table:table-cell>
          <table:table-cell table:formula="of:=IF([.$A49]&lt;[.CE$2];&quot;&quot;;IF([.$A49]=[.CE$2];1;MIN([.$B$1]+1;[.CD48]+[.CE48])))">
            <text:p/>
          </table:table-cell>
          <table:table-cell table:formula="of:=IF([.$A49]&lt;[.CF$2];&quot;&quot;;IF([.$A49]=[.CF$2];1;MIN([.$B$1]+1;[.CE48]+[.CF48])))">
            <text:p/>
          </table:table-cell>
          <table:table-cell table:formula="of:=IF([.$A49]&lt;[.CG$2];&quot;&quot;;IF([.$A49]=[.CG$2];1;MIN([.$B$1]+1;[.CF48]+[.CG48])))">
            <text:p/>
          </table:table-cell>
          <table:table-cell table:formula="of:=IF([.$A49]&lt;[.CH$2];&quot;&quot;;IF([.$A49]=[.CH$2];1;MIN([.$B$1]+1;[.CG48]+[.CH48])))">
            <text:p/>
          </table:table-cell>
          <table:table-cell table:formula="of:=IF([.$A49]&lt;[.CI$2];&quot;&quot;;IF([.$A49]=[.CI$2];1;MIN([.$B$1]+1;[.CH48]+[.CI48])))">
            <text:p/>
          </table:table-cell>
          <table:table-cell table:formula="of:=IF([.$A49]&lt;[.CJ$2];&quot;&quot;;IF([.$A49]=[.CJ$2];1;MIN([.$B$1]+1;[.CI48]+[.CJ48])))">
            <text:p/>
          </table:table-cell>
          <table:table-cell table:formula="of:=IF([.$A49]&lt;[.CK$2];&quot;&quot;;IF([.$A49]=[.CK$2];1;MIN([.$B$1]+1;[.CJ48]+[.CK48])))">
            <text:p/>
          </table:table-cell>
          <table:table-cell table:formula="of:=IF([.$A49]&lt;[.CL$2];&quot;&quot;;IF([.$A49]=[.CL$2];1;MIN([.$B$1]+1;[.CK48]+[.CL48])))">
            <text:p/>
          </table:table-cell>
          <table:table-cell table:formula="of:=IF([.$A49]&lt;[.CM$2];&quot;&quot;;IF([.$A49]=[.CM$2];1;MIN([.$B$1]+1;[.CL48]+[.CM48])))">
            <text:p/>
          </table:table-cell>
          <table:table-cell table:formula="of:=IF([.$A49]&lt;[.CN$2];&quot;&quot;;IF([.$A49]=[.CN$2];1;MIN([.$B$1]+1;[.CM48]+[.CN48])))">
            <text:p/>
          </table:table-cell>
          <table:table-cell table:formula="of:=IF([.$A49]&lt;[.CO$2];&quot;&quot;;IF([.$A49]=[.CO$2];1;MIN([.$B$1]+1;[.CN48]+[.CO48])))">
            <text:p/>
          </table:table-cell>
          <table:table-cell table:formula="of:=IF([.$A49]&lt;[.CP$2];&quot;&quot;;IF([.$A49]=[.CP$2];1;MIN([.$B$1]+1;[.CO48]+[.CP48])))">
            <text:p/>
          </table:table-cell>
          <table:table-cell table:formula="of:=IF([.$A49]&lt;[.CQ$2];&quot;&quot;;IF([.$A49]=[.CQ$2];1;MIN([.$B$1]+1;[.CP48]+[.CQ48])))">
            <text:p/>
          </table:table-cell>
          <table:table-cell table:formula="of:=IF([.$A49]&lt;[.CR$2];&quot;&quot;;IF([.$A49]=[.CR$2];1;MIN([.$B$1]+1;[.CQ48]+[.CR48])))">
            <text:p/>
          </table:table-cell>
          <table:table-cell table:formula="of:=IF([.$A49]&lt;[.CS$2];&quot;&quot;;IF([.$A49]=[.CS$2];1;MIN([.$B$1]+1;[.CR48]+[.CS48])))">
            <text:p/>
          </table:table-cell>
          <table:table-cell table:formula="of:=IF([.$A49]&lt;[.CT$2];&quot;&quot;;IF([.$A49]=[.CT$2];1;MIN([.$B$1]+1;[.CS48]+[.CT48])))">
            <text:p/>
          </table:table-cell>
          <table:table-cell table:formula="of:=IF([.$A49]&lt;[.CU$2];&quot;&quot;;IF([.$A49]=[.CU$2];1;MIN([.$B$1]+1;[.CT48]+[.CU48])))">
            <text:p/>
          </table:table-cell>
          <table:table-cell table:formula="of:=IF([.$A49]&lt;[.CV$2];&quot;&quot;;IF([.$A49]=[.CV$2];1;MIN([.$B$1]+1;[.CU48]+[.CV48])))">
            <text:p/>
          </table:table-cell>
          <table:table-cell table:formula="of:=IF([.$A49]&lt;[.CW$2];&quot;&quot;;IF([.$A49]=[.CW$2];1;MIN([.$B$1]+1;[.CV48]+[.CW48])))">
            <text:p/>
          </table:table-cell>
          <table:table-cell table:formula="of:=IF([.$A49]&lt;[.CX$2];&quot;&quot;;IF([.$A49]=[.CX$2];1;MIN([.$B$1]+1;[.CW48]+[.CX48])))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IF([.$A50]&lt;[.C$2];&quot;&quot;;IF([.$A50]=[.C$2];1;MIN([.$B$1]+1;[.B49]+[.C49])))" office:value-type="float" office:value="47" calcext:value-type="float">
            <text:p>47</text:p>
          </table:table-cell>
          <table:table-cell table:formula="of:=IF([.$A50]&lt;[.D$2];&quot;&quot;;IF([.$A50]=[.D$2];1;MIN([.$B$1]+1;[.C49]+[.D49])))" office:value-type="float" office:value="1081" calcext:value-type="float">
            <text:p>1081</text:p>
          </table:table-cell>
          <table:table-cell table:formula="of:=IF([.$A50]&lt;[.E$2];&quot;&quot;;IF([.$A50]=[.E$2];1;MIN([.$B$1]+1;[.D49]+[.E49])))" office:value-type="float" office:value="16215" calcext:value-type="float">
            <text:p>16215</text:p>
          </table:table-cell>
          <table:table-cell table:formula="of:=IF([.$A50]&lt;[.F$2];&quot;&quot;;IF([.$A50]=[.F$2];1;MIN([.$B$1]+1;[.E49]+[.F49])))" office:value-type="float" office:value="178365" calcext:value-type="float">
            <text:p>178365</text:p>
          </table:table-cell>
          <table:table-cell table:formula="of:=IF([.$A50]&lt;[.G$2];&quot;&quot;;IF([.$A50]=[.G$2];1;MIN([.$B$1]+1;[.F49]+[.G49])))" office:value-type="float" office:value="1000001" calcext:value-type="float">
            <text:p>1000001</text:p>
          </table:table-cell>
          <table:table-cell table:formula="of:=IF([.$A50]&lt;[.H$2];&quot;&quot;;IF([.$A50]=[.H$2];1;MIN([.$B$1]+1;[.G49]+[.H49])))" office:value-type="float" office:value="1000001" calcext:value-type="float">
            <text:p>1000001</text:p>
          </table:table-cell>
          <table:table-cell table:formula="of:=IF([.$A50]&lt;[.I$2];&quot;&quot;;IF([.$A50]=[.I$2];1;MIN([.$B$1]+1;[.H49]+[.I49])))" office:value-type="float" office:value="1000001" calcext:value-type="float">
            <text:p>1000001</text:p>
          </table:table-cell>
          <table:table-cell table:formula="of:=IF([.$A50]&lt;[.J$2];&quot;&quot;;IF([.$A50]=[.J$2];1;MIN([.$B$1]+1;[.I49]+[.J49])))" office:value-type="float" office:value="1000001" calcext:value-type="float">
            <text:p>1000001</text:p>
          </table:table-cell>
          <table:table-cell table:formula="of:=IF([.$A50]&lt;[.K$2];&quot;&quot;;IF([.$A50]=[.K$2];1;MIN([.$B$1]+1;[.J49]+[.K49])))" office:value-type="float" office:value="1000001" calcext:value-type="float">
            <text:p>1000001</text:p>
          </table:table-cell>
          <table:table-cell table:formula="of:=IF([.$A50]&lt;[.L$2];&quot;&quot;;IF([.$A50]=[.L$2];1;MIN([.$B$1]+1;[.K49]+[.L49])))" office:value-type="float" office:value="1000001" calcext:value-type="float">
            <text:p>1000001</text:p>
          </table:table-cell>
          <table:table-cell table:formula="of:=IF([.$A50]&lt;[.M$2];&quot;&quot;;IF([.$A50]=[.M$2];1;MIN([.$B$1]+1;[.L49]+[.M49])))" office:value-type="float" office:value="1000001" calcext:value-type="float">
            <text:p>1000001</text:p>
          </table:table-cell>
          <table:table-cell table:formula="of:=IF([.$A50]&lt;[.N$2];&quot;&quot;;IF([.$A50]=[.N$2];1;MIN([.$B$1]+1;[.M49]+[.N49])))" office:value-type="float" office:value="1000001" calcext:value-type="float">
            <text:p>1000001</text:p>
          </table:table-cell>
          <table:table-cell table:formula="of:=IF([.$A50]&lt;[.O$2];&quot;&quot;;IF([.$A50]=[.O$2];1;MIN([.$B$1]+1;[.N49]+[.O49])))" office:value-type="float" office:value="1000001" calcext:value-type="float">
            <text:p>1000001</text:p>
          </table:table-cell>
          <table:table-cell table:formula="of:=IF([.$A50]&lt;[.P$2];&quot;&quot;;IF([.$A50]=[.P$2];1;MIN([.$B$1]+1;[.O49]+[.P49])))" office:value-type="float" office:value="1000001" calcext:value-type="float">
            <text:p>1000001</text:p>
          </table:table-cell>
          <table:table-cell table:formula="of:=IF([.$A50]&lt;[.Q$2];&quot;&quot;;IF([.$A50]=[.Q$2];1;MIN([.$B$1]+1;[.P49]+[.Q49])))" office:value-type="float" office:value="1000001" calcext:value-type="float">
            <text:p>1000001</text:p>
          </table:table-cell>
          <table:table-cell table:formula="of:=IF([.$A50]&lt;[.R$2];&quot;&quot;;IF([.$A50]=[.R$2];1;MIN([.$B$1]+1;[.Q49]+[.R49])))" office:value-type="float" office:value="1000001" calcext:value-type="float">
            <text:p>1000001</text:p>
          </table:table-cell>
          <table:table-cell table:formula="of:=IF([.$A50]&lt;[.S$2];&quot;&quot;;IF([.$A50]=[.S$2];1;MIN([.$B$1]+1;[.R49]+[.S49])))" office:value-type="float" office:value="1000001" calcext:value-type="float">
            <text:p>1000001</text:p>
          </table:table-cell>
          <table:table-cell table:formula="of:=IF([.$A50]&lt;[.T$2];&quot;&quot;;IF([.$A50]=[.T$2];1;MIN([.$B$1]+1;[.S49]+[.T49])))" office:value-type="float" office:value="1000001" calcext:value-type="float">
            <text:p>1000001</text:p>
          </table:table-cell>
          <table:table-cell table:formula="of:=IF([.$A50]&lt;[.U$2];&quot;&quot;;IF([.$A50]=[.U$2];1;MIN([.$B$1]+1;[.T49]+[.U49])))" office:value-type="float" office:value="1000001" calcext:value-type="float">
            <text:p>1000001</text:p>
          </table:table-cell>
          <table:table-cell table:formula="of:=IF([.$A50]&lt;[.V$2];&quot;&quot;;IF([.$A50]=[.V$2];1;MIN([.$B$1]+1;[.U49]+[.V49])))" office:value-type="float" office:value="1000001" calcext:value-type="float">
            <text:p>1000001</text:p>
          </table:table-cell>
          <table:table-cell table:formula="of:=IF([.$A50]&lt;[.W$2];&quot;&quot;;IF([.$A50]=[.W$2];1;MIN([.$B$1]+1;[.V49]+[.W49])))" office:value-type="float" office:value="1000001" calcext:value-type="float">
            <text:p>1000001</text:p>
          </table:table-cell>
          <table:table-cell table:formula="of:=IF([.$A50]&lt;[.X$2];&quot;&quot;;IF([.$A50]=[.X$2];1;MIN([.$B$1]+1;[.W49]+[.X49])))" office:value-type="float" office:value="1000001" calcext:value-type="float">
            <text:p>1000001</text:p>
          </table:table-cell>
          <table:table-cell table:formula="of:=IF([.$A50]&lt;[.Y$2];&quot;&quot;;IF([.$A50]=[.Y$2];1;MIN([.$B$1]+1;[.X49]+[.Y49])))" office:value-type="float" office:value="1000001" calcext:value-type="float">
            <text:p>1000001</text:p>
          </table:table-cell>
          <table:table-cell table:formula="of:=IF([.$A50]&lt;[.Z$2];&quot;&quot;;IF([.$A50]=[.Z$2];1;MIN([.$B$1]+1;[.Y49]+[.Z49])))" office:value-type="float" office:value="1000001" calcext:value-type="float">
            <text:p>1000001</text:p>
          </table:table-cell>
          <table:table-cell table:formula="of:=IF([.$A50]&lt;[.AA$2];&quot;&quot;;IF([.$A50]=[.AA$2];1;MIN([.$B$1]+1;[.Z49]+[.AA49])))" office:value-type="float" office:value="1000001" calcext:value-type="float">
            <text:p>1000001</text:p>
          </table:table-cell>
          <table:table-cell table:formula="of:=IF([.$A50]&lt;[.AB$2];&quot;&quot;;IF([.$A50]=[.AB$2];1;MIN([.$B$1]+1;[.AA49]+[.AB49])))" office:value-type="float" office:value="1000001" calcext:value-type="float">
            <text:p>1000001</text:p>
          </table:table-cell>
          <table:table-cell table:formula="of:=IF([.$A50]&lt;[.AC$2];&quot;&quot;;IF([.$A50]=[.AC$2];1;MIN([.$B$1]+1;[.AB49]+[.AC49])))" office:value-type="float" office:value="1000001" calcext:value-type="float">
            <text:p>1000001</text:p>
          </table:table-cell>
          <table:table-cell table:formula="of:=IF([.$A50]&lt;[.AD$2];&quot;&quot;;IF([.$A50]=[.AD$2];1;MIN([.$B$1]+1;[.AC49]+[.AD49])))" office:value-type="float" office:value="1000001" calcext:value-type="float">
            <text:p>1000001</text:p>
          </table:table-cell>
          <table:table-cell table:formula="of:=IF([.$A50]&lt;[.AE$2];&quot;&quot;;IF([.$A50]=[.AE$2];1;MIN([.$B$1]+1;[.AD49]+[.AE49])))" office:value-type="float" office:value="1000001" calcext:value-type="float">
            <text:p>1000001</text:p>
          </table:table-cell>
          <table:table-cell table:formula="of:=IF([.$A50]&lt;[.AF$2];&quot;&quot;;IF([.$A50]=[.AF$2];1;MIN([.$B$1]+1;[.AE49]+[.AF49])))" office:value-type="float" office:value="1000001" calcext:value-type="float">
            <text:p>1000001</text:p>
          </table:table-cell>
          <table:table-cell table:formula="of:=IF([.$A50]&lt;[.AG$2];&quot;&quot;;IF([.$A50]=[.AG$2];1;MIN([.$B$1]+1;[.AF49]+[.AG49])))" office:value-type="float" office:value="1000001" calcext:value-type="float">
            <text:p>1000001</text:p>
          </table:table-cell>
          <table:table-cell table:formula="of:=IF([.$A50]&lt;[.AH$2];&quot;&quot;;IF([.$A50]=[.AH$2];1;MIN([.$B$1]+1;[.AG49]+[.AH49])))" office:value-type="float" office:value="1000001" calcext:value-type="float">
            <text:p>1000001</text:p>
          </table:table-cell>
          <table:table-cell table:formula="of:=IF([.$A50]&lt;[.AI$2];&quot;&quot;;IF([.$A50]=[.AI$2];1;MIN([.$B$1]+1;[.AH49]+[.AI49])))" office:value-type="float" office:value="1000001" calcext:value-type="float">
            <text:p>1000001</text:p>
          </table:table-cell>
          <table:table-cell table:formula="of:=IF([.$A50]&lt;[.AJ$2];&quot;&quot;;IF([.$A50]=[.AJ$2];1;MIN([.$B$1]+1;[.AI49]+[.AJ49])))" office:value-type="float" office:value="1000001" calcext:value-type="float">
            <text:p>1000001</text:p>
          </table:table-cell>
          <table:table-cell table:formula="of:=IF([.$A50]&lt;[.AK$2];&quot;&quot;;IF([.$A50]=[.AK$2];1;MIN([.$B$1]+1;[.AJ49]+[.AK49])))" office:value-type="float" office:value="1000001" calcext:value-type="float">
            <text:p>1000001</text:p>
          </table:table-cell>
          <table:table-cell table:formula="of:=IF([.$A50]&lt;[.AL$2];&quot;&quot;;IF([.$A50]=[.AL$2];1;MIN([.$B$1]+1;[.AK49]+[.AL49])))" office:value-type="float" office:value="1000001" calcext:value-type="float">
            <text:p>1000001</text:p>
          </table:table-cell>
          <table:table-cell table:formula="of:=IF([.$A50]&lt;[.AM$2];&quot;&quot;;IF([.$A50]=[.AM$2];1;MIN([.$B$1]+1;[.AL49]+[.AM49])))" office:value-type="float" office:value="1000001" calcext:value-type="float">
            <text:p>1000001</text:p>
          </table:table-cell>
          <table:table-cell table:formula="of:=IF([.$A50]&lt;[.AN$2];&quot;&quot;;IF([.$A50]=[.AN$2];1;MIN([.$B$1]+1;[.AM49]+[.AN49])))" office:value-type="float" office:value="1000001" calcext:value-type="float">
            <text:p>1000001</text:p>
          </table:table-cell>
          <table:table-cell table:formula="of:=IF([.$A50]&lt;[.AO$2];&quot;&quot;;IF([.$A50]=[.AO$2];1;MIN([.$B$1]+1;[.AN49]+[.AO49])))" office:value-type="float" office:value="1000001" calcext:value-type="float">
            <text:p>1000001</text:p>
          </table:table-cell>
          <table:table-cell table:formula="of:=IF([.$A50]&lt;[.AP$2];&quot;&quot;;IF([.$A50]=[.AP$2];1;MIN([.$B$1]+1;[.AO49]+[.AP49])))" office:value-type="float" office:value="1000001" calcext:value-type="float">
            <text:p>1000001</text:p>
          </table:table-cell>
          <table:table-cell table:formula="of:=IF([.$A50]&lt;[.AQ$2];&quot;&quot;;IF([.$A50]=[.AQ$2];1;MIN([.$B$1]+1;[.AP49]+[.AQ49])))" office:value-type="float" office:value="1000001" calcext:value-type="float">
            <text:p>1000001</text:p>
          </table:table-cell>
          <table:table-cell table:formula="of:=IF([.$A50]&lt;[.AR$2];&quot;&quot;;IF([.$A50]=[.AR$2];1;MIN([.$B$1]+1;[.AQ49]+[.AR49])))" office:value-type="float" office:value="1000001" calcext:value-type="float">
            <text:p>1000001</text:p>
          </table:table-cell>
          <table:table-cell table:formula="of:=IF([.$A50]&lt;[.AS$2];&quot;&quot;;IF([.$A50]=[.AS$2];1;MIN([.$B$1]+1;[.AR49]+[.AS49])))" office:value-type="float" office:value="178365" calcext:value-type="float">
            <text:p>178365</text:p>
          </table:table-cell>
          <table:table-cell table:formula="of:=IF([.$A50]&lt;[.AT$2];&quot;&quot;;IF([.$A50]=[.AT$2];1;MIN([.$B$1]+1;[.AS49]+[.AT49])))" office:value-type="float" office:value="16215" calcext:value-type="float">
            <text:p>16215</text:p>
          </table:table-cell>
          <table:table-cell table:formula="of:=IF([.$A50]&lt;[.AU$2];&quot;&quot;;IF([.$A50]=[.AU$2];1;MIN([.$B$1]+1;[.AT49]+[.AU49])))" office:value-type="float" office:value="1081" calcext:value-type="float">
            <text:p>1081</text:p>
          </table:table-cell>
          <table:table-cell table:formula="of:=IF([.$A50]&lt;[.AV$2];&quot;&quot;;IF([.$A50]=[.AV$2];1;MIN([.$B$1]+1;[.AU49]+[.AV49])))" office:value-type="float" office:value="47" calcext:value-type="float">
            <text:p>47</text:p>
          </table:table-cell>
          <table:table-cell table:formula="of:=IF([.$A50]&lt;[.AW$2];&quot;&quot;;IF([.$A50]=[.AW$2];1;MIN([.$B$1]+1;[.AV49]+[.AW49])))" office:value-type="float" office:value="1" calcext:value-type="float">
            <text:p>1</text:p>
          </table:table-cell>
          <table:table-cell table:formula="of:=IF([.$A50]&lt;[.AX$2];&quot;&quot;;IF([.$A50]=[.AX$2];1;MIN([.$B$1]+1;[.AW49]+[.AX49])))">
            <text:p/>
          </table:table-cell>
          <table:table-cell table:formula="of:=IF([.$A50]&lt;[.AY$2];&quot;&quot;;IF([.$A50]=[.AY$2];1;MIN([.$B$1]+1;[.AX49]+[.AY49])))">
            <text:p/>
          </table:table-cell>
          <table:table-cell table:formula="of:=IF([.$A50]&lt;[.AZ$2];&quot;&quot;;IF([.$A50]=[.AZ$2];1;MIN([.$B$1]+1;[.AY49]+[.AZ49])))">
            <text:p/>
          </table:table-cell>
          <table:table-cell table:formula="of:=IF([.$A50]&lt;[.BA$2];&quot;&quot;;IF([.$A50]=[.BA$2];1;MIN([.$B$1]+1;[.AZ49]+[.BA49])))">
            <text:p/>
          </table:table-cell>
          <table:table-cell table:formula="of:=IF([.$A50]&lt;[.BB$2];&quot;&quot;;IF([.$A50]=[.BB$2];1;MIN([.$B$1]+1;[.BA49]+[.BB49])))">
            <text:p/>
          </table:table-cell>
          <table:table-cell table:formula="of:=IF([.$A50]&lt;[.BC$2];&quot;&quot;;IF([.$A50]=[.BC$2];1;MIN([.$B$1]+1;[.BB49]+[.BC49])))">
            <text:p/>
          </table:table-cell>
          <table:table-cell table:formula="of:=IF([.$A50]&lt;[.BD$2];&quot;&quot;;IF([.$A50]=[.BD$2];1;MIN([.$B$1]+1;[.BC49]+[.BD49])))">
            <text:p/>
          </table:table-cell>
          <table:table-cell table:formula="of:=IF([.$A50]&lt;[.BE$2];&quot;&quot;;IF([.$A50]=[.BE$2];1;MIN([.$B$1]+1;[.BD49]+[.BE49])))">
            <text:p/>
          </table:table-cell>
          <table:table-cell table:formula="of:=IF([.$A50]&lt;[.BF$2];&quot;&quot;;IF([.$A50]=[.BF$2];1;MIN([.$B$1]+1;[.BE49]+[.BF49])))">
            <text:p/>
          </table:table-cell>
          <table:table-cell table:formula="of:=IF([.$A50]&lt;[.BG$2];&quot;&quot;;IF([.$A50]=[.BG$2];1;MIN([.$B$1]+1;[.BF49]+[.BG49])))">
            <text:p/>
          </table:table-cell>
          <table:table-cell table:formula="of:=IF([.$A50]&lt;[.BH$2];&quot;&quot;;IF([.$A50]=[.BH$2];1;MIN([.$B$1]+1;[.BG49]+[.BH49])))">
            <text:p/>
          </table:table-cell>
          <table:table-cell table:formula="of:=IF([.$A50]&lt;[.BI$2];&quot;&quot;;IF([.$A50]=[.BI$2];1;MIN([.$B$1]+1;[.BH49]+[.BI49])))">
            <text:p/>
          </table:table-cell>
          <table:table-cell table:formula="of:=IF([.$A50]&lt;[.BJ$2];&quot;&quot;;IF([.$A50]=[.BJ$2];1;MIN([.$B$1]+1;[.BI49]+[.BJ49])))">
            <text:p/>
          </table:table-cell>
          <table:table-cell table:formula="of:=IF([.$A50]&lt;[.BK$2];&quot;&quot;;IF([.$A50]=[.BK$2];1;MIN([.$B$1]+1;[.BJ49]+[.BK49])))">
            <text:p/>
          </table:table-cell>
          <table:table-cell table:formula="of:=IF([.$A50]&lt;[.BL$2];&quot;&quot;;IF([.$A50]=[.BL$2];1;MIN([.$B$1]+1;[.BK49]+[.BL49])))">
            <text:p/>
          </table:table-cell>
          <table:table-cell table:formula="of:=IF([.$A50]&lt;[.BM$2];&quot;&quot;;IF([.$A50]=[.BM$2];1;MIN([.$B$1]+1;[.BL49]+[.BM49])))">
            <text:p/>
          </table:table-cell>
          <table:table-cell table:formula="of:=IF([.$A50]&lt;[.BN$2];&quot;&quot;;IF([.$A50]=[.BN$2];1;MIN([.$B$1]+1;[.BM49]+[.BN49])))">
            <text:p/>
          </table:table-cell>
          <table:table-cell table:formula="of:=IF([.$A50]&lt;[.BO$2];&quot;&quot;;IF([.$A50]=[.BO$2];1;MIN([.$B$1]+1;[.BN49]+[.BO49])))">
            <text:p/>
          </table:table-cell>
          <table:table-cell table:formula="of:=IF([.$A50]&lt;[.BP$2];&quot;&quot;;IF([.$A50]=[.BP$2];1;MIN([.$B$1]+1;[.BO49]+[.BP49])))">
            <text:p/>
          </table:table-cell>
          <table:table-cell table:formula="of:=IF([.$A50]&lt;[.BQ$2];&quot;&quot;;IF([.$A50]=[.BQ$2];1;MIN([.$B$1]+1;[.BP49]+[.BQ49])))">
            <text:p/>
          </table:table-cell>
          <table:table-cell table:formula="of:=IF([.$A50]&lt;[.BR$2];&quot;&quot;;IF([.$A50]=[.BR$2];1;MIN([.$B$1]+1;[.BQ49]+[.BR49])))">
            <text:p/>
          </table:table-cell>
          <table:table-cell table:formula="of:=IF([.$A50]&lt;[.BS$2];&quot;&quot;;IF([.$A50]=[.BS$2];1;MIN([.$B$1]+1;[.BR49]+[.BS49])))">
            <text:p/>
          </table:table-cell>
          <table:table-cell table:formula="of:=IF([.$A50]&lt;[.BT$2];&quot;&quot;;IF([.$A50]=[.BT$2];1;MIN([.$B$1]+1;[.BS49]+[.BT49])))">
            <text:p/>
          </table:table-cell>
          <table:table-cell table:formula="of:=IF([.$A50]&lt;[.BU$2];&quot;&quot;;IF([.$A50]=[.BU$2];1;MIN([.$B$1]+1;[.BT49]+[.BU49])))">
            <text:p/>
          </table:table-cell>
          <table:table-cell table:formula="of:=IF([.$A50]&lt;[.BV$2];&quot;&quot;;IF([.$A50]=[.BV$2];1;MIN([.$B$1]+1;[.BU49]+[.BV49])))">
            <text:p/>
          </table:table-cell>
          <table:table-cell table:formula="of:=IF([.$A50]&lt;[.BW$2];&quot;&quot;;IF([.$A50]=[.BW$2];1;MIN([.$B$1]+1;[.BV49]+[.BW49])))">
            <text:p/>
          </table:table-cell>
          <table:table-cell table:formula="of:=IF([.$A50]&lt;[.BX$2];&quot;&quot;;IF([.$A50]=[.BX$2];1;MIN([.$B$1]+1;[.BW49]+[.BX49])))">
            <text:p/>
          </table:table-cell>
          <table:table-cell table:formula="of:=IF([.$A50]&lt;[.BY$2];&quot;&quot;;IF([.$A50]=[.BY$2];1;MIN([.$B$1]+1;[.BX49]+[.BY49])))">
            <text:p/>
          </table:table-cell>
          <table:table-cell table:formula="of:=IF([.$A50]&lt;[.BZ$2];&quot;&quot;;IF([.$A50]=[.BZ$2];1;MIN([.$B$1]+1;[.BY49]+[.BZ49])))">
            <text:p/>
          </table:table-cell>
          <table:table-cell table:formula="of:=IF([.$A50]&lt;[.CA$2];&quot;&quot;;IF([.$A50]=[.CA$2];1;MIN([.$B$1]+1;[.BZ49]+[.CA49])))">
            <text:p/>
          </table:table-cell>
          <table:table-cell table:formula="of:=IF([.$A50]&lt;[.CB$2];&quot;&quot;;IF([.$A50]=[.CB$2];1;MIN([.$B$1]+1;[.CA49]+[.CB49])))">
            <text:p/>
          </table:table-cell>
          <table:table-cell table:formula="of:=IF([.$A50]&lt;[.CC$2];&quot;&quot;;IF([.$A50]=[.CC$2];1;MIN([.$B$1]+1;[.CB49]+[.CC49])))">
            <text:p/>
          </table:table-cell>
          <table:table-cell table:formula="of:=IF([.$A50]&lt;[.CD$2];&quot;&quot;;IF([.$A50]=[.CD$2];1;MIN([.$B$1]+1;[.CC49]+[.CD49])))">
            <text:p/>
          </table:table-cell>
          <table:table-cell table:formula="of:=IF([.$A50]&lt;[.CE$2];&quot;&quot;;IF([.$A50]=[.CE$2];1;MIN([.$B$1]+1;[.CD49]+[.CE49])))">
            <text:p/>
          </table:table-cell>
          <table:table-cell table:formula="of:=IF([.$A50]&lt;[.CF$2];&quot;&quot;;IF([.$A50]=[.CF$2];1;MIN([.$B$1]+1;[.CE49]+[.CF49])))">
            <text:p/>
          </table:table-cell>
          <table:table-cell table:formula="of:=IF([.$A50]&lt;[.CG$2];&quot;&quot;;IF([.$A50]=[.CG$2];1;MIN([.$B$1]+1;[.CF49]+[.CG49])))">
            <text:p/>
          </table:table-cell>
          <table:table-cell table:formula="of:=IF([.$A50]&lt;[.CH$2];&quot;&quot;;IF([.$A50]=[.CH$2];1;MIN([.$B$1]+1;[.CG49]+[.CH49])))">
            <text:p/>
          </table:table-cell>
          <table:table-cell table:formula="of:=IF([.$A50]&lt;[.CI$2];&quot;&quot;;IF([.$A50]=[.CI$2];1;MIN([.$B$1]+1;[.CH49]+[.CI49])))">
            <text:p/>
          </table:table-cell>
          <table:table-cell table:formula="of:=IF([.$A50]&lt;[.CJ$2];&quot;&quot;;IF([.$A50]=[.CJ$2];1;MIN([.$B$1]+1;[.CI49]+[.CJ49])))">
            <text:p/>
          </table:table-cell>
          <table:table-cell table:formula="of:=IF([.$A50]&lt;[.CK$2];&quot;&quot;;IF([.$A50]=[.CK$2];1;MIN([.$B$1]+1;[.CJ49]+[.CK49])))">
            <text:p/>
          </table:table-cell>
          <table:table-cell table:formula="of:=IF([.$A50]&lt;[.CL$2];&quot;&quot;;IF([.$A50]=[.CL$2];1;MIN([.$B$1]+1;[.CK49]+[.CL49])))">
            <text:p/>
          </table:table-cell>
          <table:table-cell table:formula="of:=IF([.$A50]&lt;[.CM$2];&quot;&quot;;IF([.$A50]=[.CM$2];1;MIN([.$B$1]+1;[.CL49]+[.CM49])))">
            <text:p/>
          </table:table-cell>
          <table:table-cell table:formula="of:=IF([.$A50]&lt;[.CN$2];&quot;&quot;;IF([.$A50]=[.CN$2];1;MIN([.$B$1]+1;[.CM49]+[.CN49])))">
            <text:p/>
          </table:table-cell>
          <table:table-cell table:formula="of:=IF([.$A50]&lt;[.CO$2];&quot;&quot;;IF([.$A50]=[.CO$2];1;MIN([.$B$1]+1;[.CN49]+[.CO49])))">
            <text:p/>
          </table:table-cell>
          <table:table-cell table:formula="of:=IF([.$A50]&lt;[.CP$2];&quot;&quot;;IF([.$A50]=[.CP$2];1;MIN([.$B$1]+1;[.CO49]+[.CP49])))">
            <text:p/>
          </table:table-cell>
          <table:table-cell table:formula="of:=IF([.$A50]&lt;[.CQ$2];&quot;&quot;;IF([.$A50]=[.CQ$2];1;MIN([.$B$1]+1;[.CP49]+[.CQ49])))">
            <text:p/>
          </table:table-cell>
          <table:table-cell table:formula="of:=IF([.$A50]&lt;[.CR$2];&quot;&quot;;IF([.$A50]=[.CR$2];1;MIN([.$B$1]+1;[.CQ49]+[.CR49])))">
            <text:p/>
          </table:table-cell>
          <table:table-cell table:formula="of:=IF([.$A50]&lt;[.CS$2];&quot;&quot;;IF([.$A50]=[.CS$2];1;MIN([.$B$1]+1;[.CR49]+[.CS49])))">
            <text:p/>
          </table:table-cell>
          <table:table-cell table:formula="of:=IF([.$A50]&lt;[.CT$2];&quot;&quot;;IF([.$A50]=[.CT$2];1;MIN([.$B$1]+1;[.CS49]+[.CT49])))">
            <text:p/>
          </table:table-cell>
          <table:table-cell table:formula="of:=IF([.$A50]&lt;[.CU$2];&quot;&quot;;IF([.$A50]=[.CU$2];1;MIN([.$B$1]+1;[.CT49]+[.CU49])))">
            <text:p/>
          </table:table-cell>
          <table:table-cell table:formula="of:=IF([.$A50]&lt;[.CV$2];&quot;&quot;;IF([.$A50]=[.CV$2];1;MIN([.$B$1]+1;[.CU49]+[.CV49])))">
            <text:p/>
          </table:table-cell>
          <table:table-cell table:formula="of:=IF([.$A50]&lt;[.CW$2];&quot;&quot;;IF([.$A50]=[.CW$2];1;MIN([.$B$1]+1;[.CV49]+[.CW49])))">
            <text:p/>
          </table:table-cell>
          <table:table-cell table:formula="of:=IF([.$A50]&lt;[.CX$2];&quot;&quot;;IF([.$A50]=[.CX$2];1;MIN([.$B$1]+1;[.CW49]+[.CX49]))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[.$A51]&lt;[.C$2];&quot;&quot;;IF([.$A51]=[.C$2];1;MIN([.$B$1]+1;[.B50]+[.C50])))" office:value-type="float" office:value="48" calcext:value-type="float">
            <text:p>48</text:p>
          </table:table-cell>
          <table:table-cell table:formula="of:=IF([.$A51]&lt;[.D$2];&quot;&quot;;IF([.$A51]=[.D$2];1;MIN([.$B$1]+1;[.C50]+[.D50])))" office:value-type="float" office:value="1128" calcext:value-type="float">
            <text:p>1128</text:p>
          </table:table-cell>
          <table:table-cell table:formula="of:=IF([.$A51]&lt;[.E$2];&quot;&quot;;IF([.$A51]=[.E$2];1;MIN([.$B$1]+1;[.D50]+[.E50])))" office:value-type="float" office:value="17296" calcext:value-type="float">
            <text:p>17296</text:p>
          </table:table-cell>
          <table:table-cell table:formula="of:=IF([.$A51]&lt;[.F$2];&quot;&quot;;IF([.$A51]=[.F$2];1;MIN([.$B$1]+1;[.E50]+[.F50])))" office:value-type="float" office:value="194580" calcext:value-type="float">
            <text:p>194580</text:p>
          </table:table-cell>
          <table:table-cell table:formula="of:=IF([.$A51]&lt;[.G$2];&quot;&quot;;IF([.$A51]=[.G$2];1;MIN([.$B$1]+1;[.F50]+[.G50])))" office:value-type="float" office:value="1000001" calcext:value-type="float">
            <text:p>1000001</text:p>
          </table:table-cell>
          <table:table-cell table:formula="of:=IF([.$A51]&lt;[.H$2];&quot;&quot;;IF([.$A51]=[.H$2];1;MIN([.$B$1]+1;[.G50]+[.H50])))" office:value-type="float" office:value="1000001" calcext:value-type="float">
            <text:p>1000001</text:p>
          </table:table-cell>
          <table:table-cell table:formula="of:=IF([.$A51]&lt;[.I$2];&quot;&quot;;IF([.$A51]=[.I$2];1;MIN([.$B$1]+1;[.H50]+[.I50])))" office:value-type="float" office:value="1000001" calcext:value-type="float">
            <text:p>1000001</text:p>
          </table:table-cell>
          <table:table-cell table:formula="of:=IF([.$A51]&lt;[.J$2];&quot;&quot;;IF([.$A51]=[.J$2];1;MIN([.$B$1]+1;[.I50]+[.J50])))" office:value-type="float" office:value="1000001" calcext:value-type="float">
            <text:p>1000001</text:p>
          </table:table-cell>
          <table:table-cell table:formula="of:=IF([.$A51]&lt;[.K$2];&quot;&quot;;IF([.$A51]=[.K$2];1;MIN([.$B$1]+1;[.J50]+[.K50])))" office:value-type="float" office:value="1000001" calcext:value-type="float">
            <text:p>1000001</text:p>
          </table:table-cell>
          <table:table-cell table:formula="of:=IF([.$A51]&lt;[.L$2];&quot;&quot;;IF([.$A51]=[.L$2];1;MIN([.$B$1]+1;[.K50]+[.L50])))" office:value-type="float" office:value="1000001" calcext:value-type="float">
            <text:p>1000001</text:p>
          </table:table-cell>
          <table:table-cell table:formula="of:=IF([.$A51]&lt;[.M$2];&quot;&quot;;IF([.$A51]=[.M$2];1;MIN([.$B$1]+1;[.L50]+[.M50])))" office:value-type="float" office:value="1000001" calcext:value-type="float">
            <text:p>1000001</text:p>
          </table:table-cell>
          <table:table-cell table:formula="of:=IF([.$A51]&lt;[.N$2];&quot;&quot;;IF([.$A51]=[.N$2];1;MIN([.$B$1]+1;[.M50]+[.N50])))" office:value-type="float" office:value="1000001" calcext:value-type="float">
            <text:p>1000001</text:p>
          </table:table-cell>
          <table:table-cell table:formula="of:=IF([.$A51]&lt;[.O$2];&quot;&quot;;IF([.$A51]=[.O$2];1;MIN([.$B$1]+1;[.N50]+[.O50])))" office:value-type="float" office:value="1000001" calcext:value-type="float">
            <text:p>1000001</text:p>
          </table:table-cell>
          <table:table-cell table:formula="of:=IF([.$A51]&lt;[.P$2];&quot;&quot;;IF([.$A51]=[.P$2];1;MIN([.$B$1]+1;[.O50]+[.P50])))" office:value-type="float" office:value="1000001" calcext:value-type="float">
            <text:p>1000001</text:p>
          </table:table-cell>
          <table:table-cell table:formula="of:=IF([.$A51]&lt;[.Q$2];&quot;&quot;;IF([.$A51]=[.Q$2];1;MIN([.$B$1]+1;[.P50]+[.Q50])))" office:value-type="float" office:value="1000001" calcext:value-type="float">
            <text:p>1000001</text:p>
          </table:table-cell>
          <table:table-cell table:formula="of:=IF([.$A51]&lt;[.R$2];&quot;&quot;;IF([.$A51]=[.R$2];1;MIN([.$B$1]+1;[.Q50]+[.R50])))" office:value-type="float" office:value="1000001" calcext:value-type="float">
            <text:p>1000001</text:p>
          </table:table-cell>
          <table:table-cell table:formula="of:=IF([.$A51]&lt;[.S$2];&quot;&quot;;IF([.$A51]=[.S$2];1;MIN([.$B$1]+1;[.R50]+[.S50])))" office:value-type="float" office:value="1000001" calcext:value-type="float">
            <text:p>1000001</text:p>
          </table:table-cell>
          <table:table-cell table:formula="of:=IF([.$A51]&lt;[.T$2];&quot;&quot;;IF([.$A51]=[.T$2];1;MIN([.$B$1]+1;[.S50]+[.T50])))" office:value-type="float" office:value="1000001" calcext:value-type="float">
            <text:p>1000001</text:p>
          </table:table-cell>
          <table:table-cell table:formula="of:=IF([.$A51]&lt;[.U$2];&quot;&quot;;IF([.$A51]=[.U$2];1;MIN([.$B$1]+1;[.T50]+[.U50])))" office:value-type="float" office:value="1000001" calcext:value-type="float">
            <text:p>1000001</text:p>
          </table:table-cell>
          <table:table-cell table:formula="of:=IF([.$A51]&lt;[.V$2];&quot;&quot;;IF([.$A51]=[.V$2];1;MIN([.$B$1]+1;[.U50]+[.V50])))" office:value-type="float" office:value="1000001" calcext:value-type="float">
            <text:p>1000001</text:p>
          </table:table-cell>
          <table:table-cell table:formula="of:=IF([.$A51]&lt;[.W$2];&quot;&quot;;IF([.$A51]=[.W$2];1;MIN([.$B$1]+1;[.V50]+[.W50])))" office:value-type="float" office:value="1000001" calcext:value-type="float">
            <text:p>1000001</text:p>
          </table:table-cell>
          <table:table-cell table:formula="of:=IF([.$A51]&lt;[.X$2];&quot;&quot;;IF([.$A51]=[.X$2];1;MIN([.$B$1]+1;[.W50]+[.X50])))" office:value-type="float" office:value="1000001" calcext:value-type="float">
            <text:p>1000001</text:p>
          </table:table-cell>
          <table:table-cell table:formula="of:=IF([.$A51]&lt;[.Y$2];&quot;&quot;;IF([.$A51]=[.Y$2];1;MIN([.$B$1]+1;[.X50]+[.Y50])))" office:value-type="float" office:value="1000001" calcext:value-type="float">
            <text:p>1000001</text:p>
          </table:table-cell>
          <table:table-cell table:formula="of:=IF([.$A51]&lt;[.Z$2];&quot;&quot;;IF([.$A51]=[.Z$2];1;MIN([.$B$1]+1;[.Y50]+[.Z50])))" office:value-type="float" office:value="1000001" calcext:value-type="float">
            <text:p>1000001</text:p>
          </table:table-cell>
          <table:table-cell table:formula="of:=IF([.$A51]&lt;[.AA$2];&quot;&quot;;IF([.$A51]=[.AA$2];1;MIN([.$B$1]+1;[.Z50]+[.AA50])))" office:value-type="float" office:value="1000001" calcext:value-type="float">
            <text:p>1000001</text:p>
          </table:table-cell>
          <table:table-cell table:formula="of:=IF([.$A51]&lt;[.AB$2];&quot;&quot;;IF([.$A51]=[.AB$2];1;MIN([.$B$1]+1;[.AA50]+[.AB50])))" office:value-type="float" office:value="1000001" calcext:value-type="float">
            <text:p>1000001</text:p>
          </table:table-cell>
          <table:table-cell table:formula="of:=IF([.$A51]&lt;[.AC$2];&quot;&quot;;IF([.$A51]=[.AC$2];1;MIN([.$B$1]+1;[.AB50]+[.AC50])))" office:value-type="float" office:value="1000001" calcext:value-type="float">
            <text:p>1000001</text:p>
          </table:table-cell>
          <table:table-cell table:formula="of:=IF([.$A51]&lt;[.AD$2];&quot;&quot;;IF([.$A51]=[.AD$2];1;MIN([.$B$1]+1;[.AC50]+[.AD50])))" office:value-type="float" office:value="1000001" calcext:value-type="float">
            <text:p>1000001</text:p>
          </table:table-cell>
          <table:table-cell table:formula="of:=IF([.$A51]&lt;[.AE$2];&quot;&quot;;IF([.$A51]=[.AE$2];1;MIN([.$B$1]+1;[.AD50]+[.AE50])))" office:value-type="float" office:value="1000001" calcext:value-type="float">
            <text:p>1000001</text:p>
          </table:table-cell>
          <table:table-cell table:formula="of:=IF([.$A51]&lt;[.AF$2];&quot;&quot;;IF([.$A51]=[.AF$2];1;MIN([.$B$1]+1;[.AE50]+[.AF50])))" office:value-type="float" office:value="1000001" calcext:value-type="float">
            <text:p>1000001</text:p>
          </table:table-cell>
          <table:table-cell table:formula="of:=IF([.$A51]&lt;[.AG$2];&quot;&quot;;IF([.$A51]=[.AG$2];1;MIN([.$B$1]+1;[.AF50]+[.AG50])))" office:value-type="float" office:value="1000001" calcext:value-type="float">
            <text:p>1000001</text:p>
          </table:table-cell>
          <table:table-cell table:formula="of:=IF([.$A51]&lt;[.AH$2];&quot;&quot;;IF([.$A51]=[.AH$2];1;MIN([.$B$1]+1;[.AG50]+[.AH50])))" office:value-type="float" office:value="1000001" calcext:value-type="float">
            <text:p>1000001</text:p>
          </table:table-cell>
          <table:table-cell table:formula="of:=IF([.$A51]&lt;[.AI$2];&quot;&quot;;IF([.$A51]=[.AI$2];1;MIN([.$B$1]+1;[.AH50]+[.AI50])))" office:value-type="float" office:value="1000001" calcext:value-type="float">
            <text:p>1000001</text:p>
          </table:table-cell>
          <table:table-cell table:formula="of:=IF([.$A51]&lt;[.AJ$2];&quot;&quot;;IF([.$A51]=[.AJ$2];1;MIN([.$B$1]+1;[.AI50]+[.AJ50])))" office:value-type="float" office:value="1000001" calcext:value-type="float">
            <text:p>1000001</text:p>
          </table:table-cell>
          <table:table-cell table:formula="of:=IF([.$A51]&lt;[.AK$2];&quot;&quot;;IF([.$A51]=[.AK$2];1;MIN([.$B$1]+1;[.AJ50]+[.AK50])))" office:value-type="float" office:value="1000001" calcext:value-type="float">
            <text:p>1000001</text:p>
          </table:table-cell>
          <table:table-cell table:formula="of:=IF([.$A51]&lt;[.AL$2];&quot;&quot;;IF([.$A51]=[.AL$2];1;MIN([.$B$1]+1;[.AK50]+[.AL50])))" office:value-type="float" office:value="1000001" calcext:value-type="float">
            <text:p>1000001</text:p>
          </table:table-cell>
          <table:table-cell table:formula="of:=IF([.$A51]&lt;[.AM$2];&quot;&quot;;IF([.$A51]=[.AM$2];1;MIN([.$B$1]+1;[.AL50]+[.AM50])))" office:value-type="float" office:value="1000001" calcext:value-type="float">
            <text:p>1000001</text:p>
          </table:table-cell>
          <table:table-cell table:formula="of:=IF([.$A51]&lt;[.AN$2];&quot;&quot;;IF([.$A51]=[.AN$2];1;MIN([.$B$1]+1;[.AM50]+[.AN50])))" office:value-type="float" office:value="1000001" calcext:value-type="float">
            <text:p>1000001</text:p>
          </table:table-cell>
          <table:table-cell table:formula="of:=IF([.$A51]&lt;[.AO$2];&quot;&quot;;IF([.$A51]=[.AO$2];1;MIN([.$B$1]+1;[.AN50]+[.AO50])))" office:value-type="float" office:value="1000001" calcext:value-type="float">
            <text:p>1000001</text:p>
          </table:table-cell>
          <table:table-cell table:formula="of:=IF([.$A51]&lt;[.AP$2];&quot;&quot;;IF([.$A51]=[.AP$2];1;MIN([.$B$1]+1;[.AO50]+[.AP50])))" office:value-type="float" office:value="1000001" calcext:value-type="float">
            <text:p>1000001</text:p>
          </table:table-cell>
          <table:table-cell table:formula="of:=IF([.$A51]&lt;[.AQ$2];&quot;&quot;;IF([.$A51]=[.AQ$2];1;MIN([.$B$1]+1;[.AP50]+[.AQ50])))" office:value-type="float" office:value="1000001" calcext:value-type="float">
            <text:p>1000001</text:p>
          </table:table-cell>
          <table:table-cell table:formula="of:=IF([.$A51]&lt;[.AR$2];&quot;&quot;;IF([.$A51]=[.AR$2];1;MIN([.$B$1]+1;[.AQ50]+[.AR50])))" office:value-type="float" office:value="1000001" calcext:value-type="float">
            <text:p>1000001</text:p>
          </table:table-cell>
          <table:table-cell table:formula="of:=IF([.$A51]&lt;[.AS$2];&quot;&quot;;IF([.$A51]=[.AS$2];1;MIN([.$B$1]+1;[.AR50]+[.AS50])))" office:value-type="float" office:value="1000001" calcext:value-type="float">
            <text:p>1000001</text:p>
          </table:table-cell>
          <table:table-cell table:formula="of:=IF([.$A51]&lt;[.AT$2];&quot;&quot;;IF([.$A51]=[.AT$2];1;MIN([.$B$1]+1;[.AS50]+[.AT50])))" office:value-type="float" office:value="194580" calcext:value-type="float">
            <text:p>194580</text:p>
          </table:table-cell>
          <table:table-cell table:formula="of:=IF([.$A51]&lt;[.AU$2];&quot;&quot;;IF([.$A51]=[.AU$2];1;MIN([.$B$1]+1;[.AT50]+[.AU50])))" office:value-type="float" office:value="17296" calcext:value-type="float">
            <text:p>17296</text:p>
          </table:table-cell>
          <table:table-cell table:formula="of:=IF([.$A51]&lt;[.AV$2];&quot;&quot;;IF([.$A51]=[.AV$2];1;MIN([.$B$1]+1;[.AU50]+[.AV50])))" office:value-type="float" office:value="1128" calcext:value-type="float">
            <text:p>1128</text:p>
          </table:table-cell>
          <table:table-cell table:formula="of:=IF([.$A51]&lt;[.AW$2];&quot;&quot;;IF([.$A51]=[.AW$2];1;MIN([.$B$1]+1;[.AV50]+[.AW50])))" office:value-type="float" office:value="48" calcext:value-type="float">
            <text:p>48</text:p>
          </table:table-cell>
          <table:table-cell table:formula="of:=IF([.$A51]&lt;[.AX$2];&quot;&quot;;IF([.$A51]=[.AX$2];1;MIN([.$B$1]+1;[.AW50]+[.AX50])))" office:value-type="float" office:value="1" calcext:value-type="float">
            <text:p>1</text:p>
          </table:table-cell>
          <table:table-cell table:formula="of:=IF([.$A51]&lt;[.AY$2];&quot;&quot;;IF([.$A51]=[.AY$2];1;MIN([.$B$1]+1;[.AX50]+[.AY50])))">
            <text:p/>
          </table:table-cell>
          <table:table-cell table:formula="of:=IF([.$A51]&lt;[.AZ$2];&quot;&quot;;IF([.$A51]=[.AZ$2];1;MIN([.$B$1]+1;[.AY50]+[.AZ50])))">
            <text:p/>
          </table:table-cell>
          <table:table-cell table:formula="of:=IF([.$A51]&lt;[.BA$2];&quot;&quot;;IF([.$A51]=[.BA$2];1;MIN([.$B$1]+1;[.AZ50]+[.BA50])))">
            <text:p/>
          </table:table-cell>
          <table:table-cell table:formula="of:=IF([.$A51]&lt;[.BB$2];&quot;&quot;;IF([.$A51]=[.BB$2];1;MIN([.$B$1]+1;[.BA50]+[.BB50])))">
            <text:p/>
          </table:table-cell>
          <table:table-cell table:formula="of:=IF([.$A51]&lt;[.BC$2];&quot;&quot;;IF([.$A51]=[.BC$2];1;MIN([.$B$1]+1;[.BB50]+[.BC50])))">
            <text:p/>
          </table:table-cell>
          <table:table-cell table:formula="of:=IF([.$A51]&lt;[.BD$2];&quot;&quot;;IF([.$A51]=[.BD$2];1;MIN([.$B$1]+1;[.BC50]+[.BD50])))">
            <text:p/>
          </table:table-cell>
          <table:table-cell table:formula="of:=IF([.$A51]&lt;[.BE$2];&quot;&quot;;IF([.$A51]=[.BE$2];1;MIN([.$B$1]+1;[.BD50]+[.BE50])))">
            <text:p/>
          </table:table-cell>
          <table:table-cell table:formula="of:=IF([.$A51]&lt;[.BF$2];&quot;&quot;;IF([.$A51]=[.BF$2];1;MIN([.$B$1]+1;[.BE50]+[.BF50])))">
            <text:p/>
          </table:table-cell>
          <table:table-cell table:formula="of:=IF([.$A51]&lt;[.BG$2];&quot;&quot;;IF([.$A51]=[.BG$2];1;MIN([.$B$1]+1;[.BF50]+[.BG50])))">
            <text:p/>
          </table:table-cell>
          <table:table-cell table:formula="of:=IF([.$A51]&lt;[.BH$2];&quot;&quot;;IF([.$A51]=[.BH$2];1;MIN([.$B$1]+1;[.BG50]+[.BH50])))">
            <text:p/>
          </table:table-cell>
          <table:table-cell table:formula="of:=IF([.$A51]&lt;[.BI$2];&quot;&quot;;IF([.$A51]=[.BI$2];1;MIN([.$B$1]+1;[.BH50]+[.BI50])))">
            <text:p/>
          </table:table-cell>
          <table:table-cell table:formula="of:=IF([.$A51]&lt;[.BJ$2];&quot;&quot;;IF([.$A51]=[.BJ$2];1;MIN([.$B$1]+1;[.BI50]+[.BJ50])))">
            <text:p/>
          </table:table-cell>
          <table:table-cell table:formula="of:=IF([.$A51]&lt;[.BK$2];&quot;&quot;;IF([.$A51]=[.BK$2];1;MIN([.$B$1]+1;[.BJ50]+[.BK50])))">
            <text:p/>
          </table:table-cell>
          <table:table-cell table:formula="of:=IF([.$A51]&lt;[.BL$2];&quot;&quot;;IF([.$A51]=[.BL$2];1;MIN([.$B$1]+1;[.BK50]+[.BL50])))">
            <text:p/>
          </table:table-cell>
          <table:table-cell table:formula="of:=IF([.$A51]&lt;[.BM$2];&quot;&quot;;IF([.$A51]=[.BM$2];1;MIN([.$B$1]+1;[.BL50]+[.BM50])))">
            <text:p/>
          </table:table-cell>
          <table:table-cell table:formula="of:=IF([.$A51]&lt;[.BN$2];&quot;&quot;;IF([.$A51]=[.BN$2];1;MIN([.$B$1]+1;[.BM50]+[.BN50])))">
            <text:p/>
          </table:table-cell>
          <table:table-cell table:formula="of:=IF([.$A51]&lt;[.BO$2];&quot;&quot;;IF([.$A51]=[.BO$2];1;MIN([.$B$1]+1;[.BN50]+[.BO50])))">
            <text:p/>
          </table:table-cell>
          <table:table-cell table:formula="of:=IF([.$A51]&lt;[.BP$2];&quot;&quot;;IF([.$A51]=[.BP$2];1;MIN([.$B$1]+1;[.BO50]+[.BP50])))">
            <text:p/>
          </table:table-cell>
          <table:table-cell table:formula="of:=IF([.$A51]&lt;[.BQ$2];&quot;&quot;;IF([.$A51]=[.BQ$2];1;MIN([.$B$1]+1;[.BP50]+[.BQ50])))">
            <text:p/>
          </table:table-cell>
          <table:table-cell table:formula="of:=IF([.$A51]&lt;[.BR$2];&quot;&quot;;IF([.$A51]=[.BR$2];1;MIN([.$B$1]+1;[.BQ50]+[.BR50])))">
            <text:p/>
          </table:table-cell>
          <table:table-cell table:formula="of:=IF([.$A51]&lt;[.BS$2];&quot;&quot;;IF([.$A51]=[.BS$2];1;MIN([.$B$1]+1;[.BR50]+[.BS50])))">
            <text:p/>
          </table:table-cell>
          <table:table-cell table:formula="of:=IF([.$A51]&lt;[.BT$2];&quot;&quot;;IF([.$A51]=[.BT$2];1;MIN([.$B$1]+1;[.BS50]+[.BT50])))">
            <text:p/>
          </table:table-cell>
          <table:table-cell table:formula="of:=IF([.$A51]&lt;[.BU$2];&quot;&quot;;IF([.$A51]=[.BU$2];1;MIN([.$B$1]+1;[.BT50]+[.BU50])))">
            <text:p/>
          </table:table-cell>
          <table:table-cell table:formula="of:=IF([.$A51]&lt;[.BV$2];&quot;&quot;;IF([.$A51]=[.BV$2];1;MIN([.$B$1]+1;[.BU50]+[.BV50])))">
            <text:p/>
          </table:table-cell>
          <table:table-cell table:formula="of:=IF([.$A51]&lt;[.BW$2];&quot;&quot;;IF([.$A51]=[.BW$2];1;MIN([.$B$1]+1;[.BV50]+[.BW50])))">
            <text:p/>
          </table:table-cell>
          <table:table-cell table:formula="of:=IF([.$A51]&lt;[.BX$2];&quot;&quot;;IF([.$A51]=[.BX$2];1;MIN([.$B$1]+1;[.BW50]+[.BX50])))">
            <text:p/>
          </table:table-cell>
          <table:table-cell table:formula="of:=IF([.$A51]&lt;[.BY$2];&quot;&quot;;IF([.$A51]=[.BY$2];1;MIN([.$B$1]+1;[.BX50]+[.BY50])))">
            <text:p/>
          </table:table-cell>
          <table:table-cell table:formula="of:=IF([.$A51]&lt;[.BZ$2];&quot;&quot;;IF([.$A51]=[.BZ$2];1;MIN([.$B$1]+1;[.BY50]+[.BZ50])))">
            <text:p/>
          </table:table-cell>
          <table:table-cell table:formula="of:=IF([.$A51]&lt;[.CA$2];&quot;&quot;;IF([.$A51]=[.CA$2];1;MIN([.$B$1]+1;[.BZ50]+[.CA50])))">
            <text:p/>
          </table:table-cell>
          <table:table-cell table:formula="of:=IF([.$A51]&lt;[.CB$2];&quot;&quot;;IF([.$A51]=[.CB$2];1;MIN([.$B$1]+1;[.CA50]+[.CB50])))">
            <text:p/>
          </table:table-cell>
          <table:table-cell table:formula="of:=IF([.$A51]&lt;[.CC$2];&quot;&quot;;IF([.$A51]=[.CC$2];1;MIN([.$B$1]+1;[.CB50]+[.CC50])))">
            <text:p/>
          </table:table-cell>
          <table:table-cell table:formula="of:=IF([.$A51]&lt;[.CD$2];&quot;&quot;;IF([.$A51]=[.CD$2];1;MIN([.$B$1]+1;[.CC50]+[.CD50])))">
            <text:p/>
          </table:table-cell>
          <table:table-cell table:formula="of:=IF([.$A51]&lt;[.CE$2];&quot;&quot;;IF([.$A51]=[.CE$2];1;MIN([.$B$1]+1;[.CD50]+[.CE50])))">
            <text:p/>
          </table:table-cell>
          <table:table-cell table:formula="of:=IF([.$A51]&lt;[.CF$2];&quot;&quot;;IF([.$A51]=[.CF$2];1;MIN([.$B$1]+1;[.CE50]+[.CF50])))">
            <text:p/>
          </table:table-cell>
          <table:table-cell table:formula="of:=IF([.$A51]&lt;[.CG$2];&quot;&quot;;IF([.$A51]=[.CG$2];1;MIN([.$B$1]+1;[.CF50]+[.CG50])))">
            <text:p/>
          </table:table-cell>
          <table:table-cell table:formula="of:=IF([.$A51]&lt;[.CH$2];&quot;&quot;;IF([.$A51]=[.CH$2];1;MIN([.$B$1]+1;[.CG50]+[.CH50])))">
            <text:p/>
          </table:table-cell>
          <table:table-cell table:formula="of:=IF([.$A51]&lt;[.CI$2];&quot;&quot;;IF([.$A51]=[.CI$2];1;MIN([.$B$1]+1;[.CH50]+[.CI50])))">
            <text:p/>
          </table:table-cell>
          <table:table-cell table:formula="of:=IF([.$A51]&lt;[.CJ$2];&quot;&quot;;IF([.$A51]=[.CJ$2];1;MIN([.$B$1]+1;[.CI50]+[.CJ50])))">
            <text:p/>
          </table:table-cell>
          <table:table-cell table:formula="of:=IF([.$A51]&lt;[.CK$2];&quot;&quot;;IF([.$A51]=[.CK$2];1;MIN([.$B$1]+1;[.CJ50]+[.CK50])))">
            <text:p/>
          </table:table-cell>
          <table:table-cell table:formula="of:=IF([.$A51]&lt;[.CL$2];&quot;&quot;;IF([.$A51]=[.CL$2];1;MIN([.$B$1]+1;[.CK50]+[.CL50])))">
            <text:p/>
          </table:table-cell>
          <table:table-cell table:formula="of:=IF([.$A51]&lt;[.CM$2];&quot;&quot;;IF([.$A51]=[.CM$2];1;MIN([.$B$1]+1;[.CL50]+[.CM50])))">
            <text:p/>
          </table:table-cell>
          <table:table-cell table:formula="of:=IF([.$A51]&lt;[.CN$2];&quot;&quot;;IF([.$A51]=[.CN$2];1;MIN([.$B$1]+1;[.CM50]+[.CN50])))">
            <text:p/>
          </table:table-cell>
          <table:table-cell table:formula="of:=IF([.$A51]&lt;[.CO$2];&quot;&quot;;IF([.$A51]=[.CO$2];1;MIN([.$B$1]+1;[.CN50]+[.CO50])))">
            <text:p/>
          </table:table-cell>
          <table:table-cell table:formula="of:=IF([.$A51]&lt;[.CP$2];&quot;&quot;;IF([.$A51]=[.CP$2];1;MIN([.$B$1]+1;[.CO50]+[.CP50])))">
            <text:p/>
          </table:table-cell>
          <table:table-cell table:formula="of:=IF([.$A51]&lt;[.CQ$2];&quot;&quot;;IF([.$A51]=[.CQ$2];1;MIN([.$B$1]+1;[.CP50]+[.CQ50])))">
            <text:p/>
          </table:table-cell>
          <table:table-cell table:formula="of:=IF([.$A51]&lt;[.CR$2];&quot;&quot;;IF([.$A51]=[.CR$2];1;MIN([.$B$1]+1;[.CQ50]+[.CR50])))">
            <text:p/>
          </table:table-cell>
          <table:table-cell table:formula="of:=IF([.$A51]&lt;[.CS$2];&quot;&quot;;IF([.$A51]=[.CS$2];1;MIN([.$B$1]+1;[.CR50]+[.CS50])))">
            <text:p/>
          </table:table-cell>
          <table:table-cell table:formula="of:=IF([.$A51]&lt;[.CT$2];&quot;&quot;;IF([.$A51]=[.CT$2];1;MIN([.$B$1]+1;[.CS50]+[.CT50])))">
            <text:p/>
          </table:table-cell>
          <table:table-cell table:formula="of:=IF([.$A51]&lt;[.CU$2];&quot;&quot;;IF([.$A51]=[.CU$2];1;MIN([.$B$1]+1;[.CT50]+[.CU50])))">
            <text:p/>
          </table:table-cell>
          <table:table-cell table:formula="of:=IF([.$A51]&lt;[.CV$2];&quot;&quot;;IF([.$A51]=[.CV$2];1;MIN([.$B$1]+1;[.CU50]+[.CV50])))">
            <text:p/>
          </table:table-cell>
          <table:table-cell table:formula="of:=IF([.$A51]&lt;[.CW$2];&quot;&quot;;IF([.$A51]=[.CW$2];1;MIN([.$B$1]+1;[.CV50]+[.CW50])))">
            <text:p/>
          </table:table-cell>
          <table:table-cell table:formula="of:=IF([.$A51]&lt;[.CX$2];&quot;&quot;;IF([.$A51]=[.CX$2];1;MIN([.$B$1]+1;[.CW50]+[.CX50])))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([.$A52]&lt;[.C$2];&quot;&quot;;IF([.$A52]=[.C$2];1;MIN([.$B$1]+1;[.B51]+[.C51])))" office:value-type="float" office:value="49" calcext:value-type="float">
            <text:p>49</text:p>
          </table:table-cell>
          <table:table-cell table:formula="of:=IF([.$A52]&lt;[.D$2];&quot;&quot;;IF([.$A52]=[.D$2];1;MIN([.$B$1]+1;[.C51]+[.D51])))" office:value-type="float" office:value="1176" calcext:value-type="float">
            <text:p>1176</text:p>
          </table:table-cell>
          <table:table-cell table:formula="of:=IF([.$A52]&lt;[.E$2];&quot;&quot;;IF([.$A52]=[.E$2];1;MIN([.$B$1]+1;[.D51]+[.E51])))" office:value-type="float" office:value="18424" calcext:value-type="float">
            <text:p>18424</text:p>
          </table:table-cell>
          <table:table-cell table:formula="of:=IF([.$A52]&lt;[.F$2];&quot;&quot;;IF([.$A52]=[.F$2];1;MIN([.$B$1]+1;[.E51]+[.F51])))" office:value-type="float" office:value="211876" calcext:value-type="float">
            <text:p>211876</text:p>
          </table:table-cell>
          <table:table-cell table:formula="of:=IF([.$A52]&lt;[.G$2];&quot;&quot;;IF([.$A52]=[.G$2];1;MIN([.$B$1]+1;[.F51]+[.G51])))" office:value-type="float" office:value="1000001" calcext:value-type="float">
            <text:p>1000001</text:p>
          </table:table-cell>
          <table:table-cell table:formula="of:=IF([.$A52]&lt;[.H$2];&quot;&quot;;IF([.$A52]=[.H$2];1;MIN([.$B$1]+1;[.G51]+[.H51])))" office:value-type="float" office:value="1000001" calcext:value-type="float">
            <text:p>1000001</text:p>
          </table:table-cell>
          <table:table-cell table:formula="of:=IF([.$A52]&lt;[.I$2];&quot;&quot;;IF([.$A52]=[.I$2];1;MIN([.$B$1]+1;[.H51]+[.I51])))" office:value-type="float" office:value="1000001" calcext:value-type="float">
            <text:p>1000001</text:p>
          </table:table-cell>
          <table:table-cell table:formula="of:=IF([.$A52]&lt;[.J$2];&quot;&quot;;IF([.$A52]=[.J$2];1;MIN([.$B$1]+1;[.I51]+[.J51])))" office:value-type="float" office:value="1000001" calcext:value-type="float">
            <text:p>1000001</text:p>
          </table:table-cell>
          <table:table-cell table:formula="of:=IF([.$A52]&lt;[.K$2];&quot;&quot;;IF([.$A52]=[.K$2];1;MIN([.$B$1]+1;[.J51]+[.K51])))" office:value-type="float" office:value="1000001" calcext:value-type="float">
            <text:p>1000001</text:p>
          </table:table-cell>
          <table:table-cell table:formula="of:=IF([.$A52]&lt;[.L$2];&quot;&quot;;IF([.$A52]=[.L$2];1;MIN([.$B$1]+1;[.K51]+[.L51])))" office:value-type="float" office:value="1000001" calcext:value-type="float">
            <text:p>1000001</text:p>
          </table:table-cell>
          <table:table-cell table:formula="of:=IF([.$A52]&lt;[.M$2];&quot;&quot;;IF([.$A52]=[.M$2];1;MIN([.$B$1]+1;[.L51]+[.M51])))" office:value-type="float" office:value="1000001" calcext:value-type="float">
            <text:p>1000001</text:p>
          </table:table-cell>
          <table:table-cell table:formula="of:=IF([.$A52]&lt;[.N$2];&quot;&quot;;IF([.$A52]=[.N$2];1;MIN([.$B$1]+1;[.M51]+[.N51])))" office:value-type="float" office:value="1000001" calcext:value-type="float">
            <text:p>1000001</text:p>
          </table:table-cell>
          <table:table-cell table:formula="of:=IF([.$A52]&lt;[.O$2];&quot;&quot;;IF([.$A52]=[.O$2];1;MIN([.$B$1]+1;[.N51]+[.O51])))" office:value-type="float" office:value="1000001" calcext:value-type="float">
            <text:p>1000001</text:p>
          </table:table-cell>
          <table:table-cell table:formula="of:=IF([.$A52]&lt;[.P$2];&quot;&quot;;IF([.$A52]=[.P$2];1;MIN([.$B$1]+1;[.O51]+[.P51])))" office:value-type="float" office:value="1000001" calcext:value-type="float">
            <text:p>1000001</text:p>
          </table:table-cell>
          <table:table-cell table:formula="of:=IF([.$A52]&lt;[.Q$2];&quot;&quot;;IF([.$A52]=[.Q$2];1;MIN([.$B$1]+1;[.P51]+[.Q51])))" office:value-type="float" office:value="1000001" calcext:value-type="float">
            <text:p>1000001</text:p>
          </table:table-cell>
          <table:table-cell table:formula="of:=IF([.$A52]&lt;[.R$2];&quot;&quot;;IF([.$A52]=[.R$2];1;MIN([.$B$1]+1;[.Q51]+[.R51])))" office:value-type="float" office:value="1000001" calcext:value-type="float">
            <text:p>1000001</text:p>
          </table:table-cell>
          <table:table-cell table:formula="of:=IF([.$A52]&lt;[.S$2];&quot;&quot;;IF([.$A52]=[.S$2];1;MIN([.$B$1]+1;[.R51]+[.S51])))" office:value-type="float" office:value="1000001" calcext:value-type="float">
            <text:p>1000001</text:p>
          </table:table-cell>
          <table:table-cell table:formula="of:=IF([.$A52]&lt;[.T$2];&quot;&quot;;IF([.$A52]=[.T$2];1;MIN([.$B$1]+1;[.S51]+[.T51])))" office:value-type="float" office:value="1000001" calcext:value-type="float">
            <text:p>1000001</text:p>
          </table:table-cell>
          <table:table-cell table:formula="of:=IF([.$A52]&lt;[.U$2];&quot;&quot;;IF([.$A52]=[.U$2];1;MIN([.$B$1]+1;[.T51]+[.U51])))" office:value-type="float" office:value="1000001" calcext:value-type="float">
            <text:p>1000001</text:p>
          </table:table-cell>
          <table:table-cell table:formula="of:=IF([.$A52]&lt;[.V$2];&quot;&quot;;IF([.$A52]=[.V$2];1;MIN([.$B$1]+1;[.U51]+[.V51])))" office:value-type="float" office:value="1000001" calcext:value-type="float">
            <text:p>1000001</text:p>
          </table:table-cell>
          <table:table-cell table:formula="of:=IF([.$A52]&lt;[.W$2];&quot;&quot;;IF([.$A52]=[.W$2];1;MIN([.$B$1]+1;[.V51]+[.W51])))" office:value-type="float" office:value="1000001" calcext:value-type="float">
            <text:p>1000001</text:p>
          </table:table-cell>
          <table:table-cell table:formula="of:=IF([.$A52]&lt;[.X$2];&quot;&quot;;IF([.$A52]=[.X$2];1;MIN([.$B$1]+1;[.W51]+[.X51])))" office:value-type="float" office:value="1000001" calcext:value-type="float">
            <text:p>1000001</text:p>
          </table:table-cell>
          <table:table-cell table:formula="of:=IF([.$A52]&lt;[.Y$2];&quot;&quot;;IF([.$A52]=[.Y$2];1;MIN([.$B$1]+1;[.X51]+[.Y51])))" office:value-type="float" office:value="1000001" calcext:value-type="float">
            <text:p>1000001</text:p>
          </table:table-cell>
          <table:table-cell table:formula="of:=IF([.$A52]&lt;[.Z$2];&quot;&quot;;IF([.$A52]=[.Z$2];1;MIN([.$B$1]+1;[.Y51]+[.Z51])))" office:value-type="float" office:value="1000001" calcext:value-type="float">
            <text:p>1000001</text:p>
          </table:table-cell>
          <table:table-cell table:formula="of:=IF([.$A52]&lt;[.AA$2];&quot;&quot;;IF([.$A52]=[.AA$2];1;MIN([.$B$1]+1;[.Z51]+[.AA51])))" office:value-type="float" office:value="1000001" calcext:value-type="float">
            <text:p>1000001</text:p>
          </table:table-cell>
          <table:table-cell table:formula="of:=IF([.$A52]&lt;[.AB$2];&quot;&quot;;IF([.$A52]=[.AB$2];1;MIN([.$B$1]+1;[.AA51]+[.AB51])))" office:value-type="float" office:value="1000001" calcext:value-type="float">
            <text:p>1000001</text:p>
          </table:table-cell>
          <table:table-cell table:formula="of:=IF([.$A52]&lt;[.AC$2];&quot;&quot;;IF([.$A52]=[.AC$2];1;MIN([.$B$1]+1;[.AB51]+[.AC51])))" office:value-type="float" office:value="1000001" calcext:value-type="float">
            <text:p>1000001</text:p>
          </table:table-cell>
          <table:table-cell table:formula="of:=IF([.$A52]&lt;[.AD$2];&quot;&quot;;IF([.$A52]=[.AD$2];1;MIN([.$B$1]+1;[.AC51]+[.AD51])))" office:value-type="float" office:value="1000001" calcext:value-type="float">
            <text:p>1000001</text:p>
          </table:table-cell>
          <table:table-cell table:formula="of:=IF([.$A52]&lt;[.AE$2];&quot;&quot;;IF([.$A52]=[.AE$2];1;MIN([.$B$1]+1;[.AD51]+[.AE51])))" office:value-type="float" office:value="1000001" calcext:value-type="float">
            <text:p>1000001</text:p>
          </table:table-cell>
          <table:table-cell table:formula="of:=IF([.$A52]&lt;[.AF$2];&quot;&quot;;IF([.$A52]=[.AF$2];1;MIN([.$B$1]+1;[.AE51]+[.AF51])))" office:value-type="float" office:value="1000001" calcext:value-type="float">
            <text:p>1000001</text:p>
          </table:table-cell>
          <table:table-cell table:formula="of:=IF([.$A52]&lt;[.AG$2];&quot;&quot;;IF([.$A52]=[.AG$2];1;MIN([.$B$1]+1;[.AF51]+[.AG51])))" office:value-type="float" office:value="1000001" calcext:value-type="float">
            <text:p>1000001</text:p>
          </table:table-cell>
          <table:table-cell table:formula="of:=IF([.$A52]&lt;[.AH$2];&quot;&quot;;IF([.$A52]=[.AH$2];1;MIN([.$B$1]+1;[.AG51]+[.AH51])))" office:value-type="float" office:value="1000001" calcext:value-type="float">
            <text:p>1000001</text:p>
          </table:table-cell>
          <table:table-cell table:formula="of:=IF([.$A52]&lt;[.AI$2];&quot;&quot;;IF([.$A52]=[.AI$2];1;MIN([.$B$1]+1;[.AH51]+[.AI51])))" office:value-type="float" office:value="1000001" calcext:value-type="float">
            <text:p>1000001</text:p>
          </table:table-cell>
          <table:table-cell table:formula="of:=IF([.$A52]&lt;[.AJ$2];&quot;&quot;;IF([.$A52]=[.AJ$2];1;MIN([.$B$1]+1;[.AI51]+[.AJ51])))" office:value-type="float" office:value="1000001" calcext:value-type="float">
            <text:p>1000001</text:p>
          </table:table-cell>
          <table:table-cell table:formula="of:=IF([.$A52]&lt;[.AK$2];&quot;&quot;;IF([.$A52]=[.AK$2];1;MIN([.$B$1]+1;[.AJ51]+[.AK51])))" office:value-type="float" office:value="1000001" calcext:value-type="float">
            <text:p>1000001</text:p>
          </table:table-cell>
          <table:table-cell table:formula="of:=IF([.$A52]&lt;[.AL$2];&quot;&quot;;IF([.$A52]=[.AL$2];1;MIN([.$B$1]+1;[.AK51]+[.AL51])))" office:value-type="float" office:value="1000001" calcext:value-type="float">
            <text:p>1000001</text:p>
          </table:table-cell>
          <table:table-cell table:formula="of:=IF([.$A52]&lt;[.AM$2];&quot;&quot;;IF([.$A52]=[.AM$2];1;MIN([.$B$1]+1;[.AL51]+[.AM51])))" office:value-type="float" office:value="1000001" calcext:value-type="float">
            <text:p>1000001</text:p>
          </table:table-cell>
          <table:table-cell table:formula="of:=IF([.$A52]&lt;[.AN$2];&quot;&quot;;IF([.$A52]=[.AN$2];1;MIN([.$B$1]+1;[.AM51]+[.AN51])))" office:value-type="float" office:value="1000001" calcext:value-type="float">
            <text:p>1000001</text:p>
          </table:table-cell>
          <table:table-cell table:formula="of:=IF([.$A52]&lt;[.AO$2];&quot;&quot;;IF([.$A52]=[.AO$2];1;MIN([.$B$1]+1;[.AN51]+[.AO51])))" office:value-type="float" office:value="1000001" calcext:value-type="float">
            <text:p>1000001</text:p>
          </table:table-cell>
          <table:table-cell table:formula="of:=IF([.$A52]&lt;[.AP$2];&quot;&quot;;IF([.$A52]=[.AP$2];1;MIN([.$B$1]+1;[.AO51]+[.AP51])))" office:value-type="float" office:value="1000001" calcext:value-type="float">
            <text:p>1000001</text:p>
          </table:table-cell>
          <table:table-cell table:formula="of:=IF([.$A52]&lt;[.AQ$2];&quot;&quot;;IF([.$A52]=[.AQ$2];1;MIN([.$B$1]+1;[.AP51]+[.AQ51])))" office:value-type="float" office:value="1000001" calcext:value-type="float">
            <text:p>1000001</text:p>
          </table:table-cell>
          <table:table-cell table:formula="of:=IF([.$A52]&lt;[.AR$2];&quot;&quot;;IF([.$A52]=[.AR$2];1;MIN([.$B$1]+1;[.AQ51]+[.AR51])))" office:value-type="float" office:value="1000001" calcext:value-type="float">
            <text:p>1000001</text:p>
          </table:table-cell>
          <table:table-cell table:formula="of:=IF([.$A52]&lt;[.AS$2];&quot;&quot;;IF([.$A52]=[.AS$2];1;MIN([.$B$1]+1;[.AR51]+[.AS51])))" office:value-type="float" office:value="1000001" calcext:value-type="float">
            <text:p>1000001</text:p>
          </table:table-cell>
          <table:table-cell table:formula="of:=IF([.$A52]&lt;[.AT$2];&quot;&quot;;IF([.$A52]=[.AT$2];1;MIN([.$B$1]+1;[.AS51]+[.AT51])))" office:value-type="float" office:value="1000001" calcext:value-type="float">
            <text:p>1000001</text:p>
          </table:table-cell>
          <table:table-cell table:formula="of:=IF([.$A52]&lt;[.AU$2];&quot;&quot;;IF([.$A52]=[.AU$2];1;MIN([.$B$1]+1;[.AT51]+[.AU51])))" office:value-type="float" office:value="211876" calcext:value-type="float">
            <text:p>211876</text:p>
          </table:table-cell>
          <table:table-cell table:formula="of:=IF([.$A52]&lt;[.AV$2];&quot;&quot;;IF([.$A52]=[.AV$2];1;MIN([.$B$1]+1;[.AU51]+[.AV51])))" office:value-type="float" office:value="18424" calcext:value-type="float">
            <text:p>18424</text:p>
          </table:table-cell>
          <table:table-cell table:formula="of:=IF([.$A52]&lt;[.AW$2];&quot;&quot;;IF([.$A52]=[.AW$2];1;MIN([.$B$1]+1;[.AV51]+[.AW51])))" office:value-type="float" office:value="1176" calcext:value-type="float">
            <text:p>1176</text:p>
          </table:table-cell>
          <table:table-cell table:formula="of:=IF([.$A52]&lt;[.AX$2];&quot;&quot;;IF([.$A52]=[.AX$2];1;MIN([.$B$1]+1;[.AW51]+[.AX51])))" office:value-type="float" office:value="49" calcext:value-type="float">
            <text:p>49</text:p>
          </table:table-cell>
          <table:table-cell table:formula="of:=IF([.$A52]&lt;[.AY$2];&quot;&quot;;IF([.$A52]=[.AY$2];1;MIN([.$B$1]+1;[.AX51]+[.AY51])))" office:value-type="float" office:value="1" calcext:value-type="float">
            <text:p>1</text:p>
          </table:table-cell>
          <table:table-cell table:formula="of:=IF([.$A52]&lt;[.AZ$2];&quot;&quot;;IF([.$A52]=[.AZ$2];1;MIN([.$B$1]+1;[.AY51]+[.AZ51])))">
            <text:p/>
          </table:table-cell>
          <table:table-cell table:formula="of:=IF([.$A52]&lt;[.BA$2];&quot;&quot;;IF([.$A52]=[.BA$2];1;MIN([.$B$1]+1;[.AZ51]+[.BA51])))">
            <text:p/>
          </table:table-cell>
          <table:table-cell table:formula="of:=IF([.$A52]&lt;[.BB$2];&quot;&quot;;IF([.$A52]=[.BB$2];1;MIN([.$B$1]+1;[.BA51]+[.BB51])))">
            <text:p/>
          </table:table-cell>
          <table:table-cell table:formula="of:=IF([.$A52]&lt;[.BC$2];&quot;&quot;;IF([.$A52]=[.BC$2];1;MIN([.$B$1]+1;[.BB51]+[.BC51])))">
            <text:p/>
          </table:table-cell>
          <table:table-cell table:formula="of:=IF([.$A52]&lt;[.BD$2];&quot;&quot;;IF([.$A52]=[.BD$2];1;MIN([.$B$1]+1;[.BC51]+[.BD51])))">
            <text:p/>
          </table:table-cell>
          <table:table-cell table:formula="of:=IF([.$A52]&lt;[.BE$2];&quot;&quot;;IF([.$A52]=[.BE$2];1;MIN([.$B$1]+1;[.BD51]+[.BE51])))">
            <text:p/>
          </table:table-cell>
          <table:table-cell table:formula="of:=IF([.$A52]&lt;[.BF$2];&quot;&quot;;IF([.$A52]=[.BF$2];1;MIN([.$B$1]+1;[.BE51]+[.BF51])))">
            <text:p/>
          </table:table-cell>
          <table:table-cell table:formula="of:=IF([.$A52]&lt;[.BG$2];&quot;&quot;;IF([.$A52]=[.BG$2];1;MIN([.$B$1]+1;[.BF51]+[.BG51])))">
            <text:p/>
          </table:table-cell>
          <table:table-cell table:formula="of:=IF([.$A52]&lt;[.BH$2];&quot;&quot;;IF([.$A52]=[.BH$2];1;MIN([.$B$1]+1;[.BG51]+[.BH51])))">
            <text:p/>
          </table:table-cell>
          <table:table-cell table:formula="of:=IF([.$A52]&lt;[.BI$2];&quot;&quot;;IF([.$A52]=[.BI$2];1;MIN([.$B$1]+1;[.BH51]+[.BI51])))">
            <text:p/>
          </table:table-cell>
          <table:table-cell table:formula="of:=IF([.$A52]&lt;[.BJ$2];&quot;&quot;;IF([.$A52]=[.BJ$2];1;MIN([.$B$1]+1;[.BI51]+[.BJ51])))">
            <text:p/>
          </table:table-cell>
          <table:table-cell table:formula="of:=IF([.$A52]&lt;[.BK$2];&quot;&quot;;IF([.$A52]=[.BK$2];1;MIN([.$B$1]+1;[.BJ51]+[.BK51])))">
            <text:p/>
          </table:table-cell>
          <table:table-cell table:formula="of:=IF([.$A52]&lt;[.BL$2];&quot;&quot;;IF([.$A52]=[.BL$2];1;MIN([.$B$1]+1;[.BK51]+[.BL51])))">
            <text:p/>
          </table:table-cell>
          <table:table-cell table:formula="of:=IF([.$A52]&lt;[.BM$2];&quot;&quot;;IF([.$A52]=[.BM$2];1;MIN([.$B$1]+1;[.BL51]+[.BM51])))">
            <text:p/>
          </table:table-cell>
          <table:table-cell table:formula="of:=IF([.$A52]&lt;[.BN$2];&quot;&quot;;IF([.$A52]=[.BN$2];1;MIN([.$B$1]+1;[.BM51]+[.BN51])))">
            <text:p/>
          </table:table-cell>
          <table:table-cell table:formula="of:=IF([.$A52]&lt;[.BO$2];&quot;&quot;;IF([.$A52]=[.BO$2];1;MIN([.$B$1]+1;[.BN51]+[.BO51])))">
            <text:p/>
          </table:table-cell>
          <table:table-cell table:formula="of:=IF([.$A52]&lt;[.BP$2];&quot;&quot;;IF([.$A52]=[.BP$2];1;MIN([.$B$1]+1;[.BO51]+[.BP51])))">
            <text:p/>
          </table:table-cell>
          <table:table-cell table:formula="of:=IF([.$A52]&lt;[.BQ$2];&quot;&quot;;IF([.$A52]=[.BQ$2];1;MIN([.$B$1]+1;[.BP51]+[.BQ51])))">
            <text:p/>
          </table:table-cell>
          <table:table-cell table:formula="of:=IF([.$A52]&lt;[.BR$2];&quot;&quot;;IF([.$A52]=[.BR$2];1;MIN([.$B$1]+1;[.BQ51]+[.BR51])))">
            <text:p/>
          </table:table-cell>
          <table:table-cell table:formula="of:=IF([.$A52]&lt;[.BS$2];&quot;&quot;;IF([.$A52]=[.BS$2];1;MIN([.$B$1]+1;[.BR51]+[.BS51])))">
            <text:p/>
          </table:table-cell>
          <table:table-cell table:formula="of:=IF([.$A52]&lt;[.BT$2];&quot;&quot;;IF([.$A52]=[.BT$2];1;MIN([.$B$1]+1;[.BS51]+[.BT51])))">
            <text:p/>
          </table:table-cell>
          <table:table-cell table:formula="of:=IF([.$A52]&lt;[.BU$2];&quot;&quot;;IF([.$A52]=[.BU$2];1;MIN([.$B$1]+1;[.BT51]+[.BU51])))">
            <text:p/>
          </table:table-cell>
          <table:table-cell table:formula="of:=IF([.$A52]&lt;[.BV$2];&quot;&quot;;IF([.$A52]=[.BV$2];1;MIN([.$B$1]+1;[.BU51]+[.BV51])))">
            <text:p/>
          </table:table-cell>
          <table:table-cell table:formula="of:=IF([.$A52]&lt;[.BW$2];&quot;&quot;;IF([.$A52]=[.BW$2];1;MIN([.$B$1]+1;[.BV51]+[.BW51])))">
            <text:p/>
          </table:table-cell>
          <table:table-cell table:formula="of:=IF([.$A52]&lt;[.BX$2];&quot;&quot;;IF([.$A52]=[.BX$2];1;MIN([.$B$1]+1;[.BW51]+[.BX51])))">
            <text:p/>
          </table:table-cell>
          <table:table-cell table:formula="of:=IF([.$A52]&lt;[.BY$2];&quot;&quot;;IF([.$A52]=[.BY$2];1;MIN([.$B$1]+1;[.BX51]+[.BY51])))">
            <text:p/>
          </table:table-cell>
          <table:table-cell table:formula="of:=IF([.$A52]&lt;[.BZ$2];&quot;&quot;;IF([.$A52]=[.BZ$2];1;MIN([.$B$1]+1;[.BY51]+[.BZ51])))">
            <text:p/>
          </table:table-cell>
          <table:table-cell table:formula="of:=IF([.$A52]&lt;[.CA$2];&quot;&quot;;IF([.$A52]=[.CA$2];1;MIN([.$B$1]+1;[.BZ51]+[.CA51])))">
            <text:p/>
          </table:table-cell>
          <table:table-cell table:formula="of:=IF([.$A52]&lt;[.CB$2];&quot;&quot;;IF([.$A52]=[.CB$2];1;MIN([.$B$1]+1;[.CA51]+[.CB51])))">
            <text:p/>
          </table:table-cell>
          <table:table-cell table:formula="of:=IF([.$A52]&lt;[.CC$2];&quot;&quot;;IF([.$A52]=[.CC$2];1;MIN([.$B$1]+1;[.CB51]+[.CC51])))">
            <text:p/>
          </table:table-cell>
          <table:table-cell table:formula="of:=IF([.$A52]&lt;[.CD$2];&quot;&quot;;IF([.$A52]=[.CD$2];1;MIN([.$B$1]+1;[.CC51]+[.CD51])))">
            <text:p/>
          </table:table-cell>
          <table:table-cell table:formula="of:=IF([.$A52]&lt;[.CE$2];&quot;&quot;;IF([.$A52]=[.CE$2];1;MIN([.$B$1]+1;[.CD51]+[.CE51])))">
            <text:p/>
          </table:table-cell>
          <table:table-cell table:formula="of:=IF([.$A52]&lt;[.CF$2];&quot;&quot;;IF([.$A52]=[.CF$2];1;MIN([.$B$1]+1;[.CE51]+[.CF51])))">
            <text:p/>
          </table:table-cell>
          <table:table-cell table:formula="of:=IF([.$A52]&lt;[.CG$2];&quot;&quot;;IF([.$A52]=[.CG$2];1;MIN([.$B$1]+1;[.CF51]+[.CG51])))">
            <text:p/>
          </table:table-cell>
          <table:table-cell table:formula="of:=IF([.$A52]&lt;[.CH$2];&quot;&quot;;IF([.$A52]=[.CH$2];1;MIN([.$B$1]+1;[.CG51]+[.CH51])))">
            <text:p/>
          </table:table-cell>
          <table:table-cell table:formula="of:=IF([.$A52]&lt;[.CI$2];&quot;&quot;;IF([.$A52]=[.CI$2];1;MIN([.$B$1]+1;[.CH51]+[.CI51])))">
            <text:p/>
          </table:table-cell>
          <table:table-cell table:formula="of:=IF([.$A52]&lt;[.CJ$2];&quot;&quot;;IF([.$A52]=[.CJ$2];1;MIN([.$B$1]+1;[.CI51]+[.CJ51])))">
            <text:p/>
          </table:table-cell>
          <table:table-cell table:formula="of:=IF([.$A52]&lt;[.CK$2];&quot;&quot;;IF([.$A52]=[.CK$2];1;MIN([.$B$1]+1;[.CJ51]+[.CK51])))">
            <text:p/>
          </table:table-cell>
          <table:table-cell table:formula="of:=IF([.$A52]&lt;[.CL$2];&quot;&quot;;IF([.$A52]=[.CL$2];1;MIN([.$B$1]+1;[.CK51]+[.CL51])))">
            <text:p/>
          </table:table-cell>
          <table:table-cell table:formula="of:=IF([.$A52]&lt;[.CM$2];&quot;&quot;;IF([.$A52]=[.CM$2];1;MIN([.$B$1]+1;[.CL51]+[.CM51])))">
            <text:p/>
          </table:table-cell>
          <table:table-cell table:formula="of:=IF([.$A52]&lt;[.CN$2];&quot;&quot;;IF([.$A52]=[.CN$2];1;MIN([.$B$1]+1;[.CM51]+[.CN51])))">
            <text:p/>
          </table:table-cell>
          <table:table-cell table:formula="of:=IF([.$A52]&lt;[.CO$2];&quot;&quot;;IF([.$A52]=[.CO$2];1;MIN([.$B$1]+1;[.CN51]+[.CO51])))">
            <text:p/>
          </table:table-cell>
          <table:table-cell table:formula="of:=IF([.$A52]&lt;[.CP$2];&quot;&quot;;IF([.$A52]=[.CP$2];1;MIN([.$B$1]+1;[.CO51]+[.CP51])))">
            <text:p/>
          </table:table-cell>
          <table:table-cell table:formula="of:=IF([.$A52]&lt;[.CQ$2];&quot;&quot;;IF([.$A52]=[.CQ$2];1;MIN([.$B$1]+1;[.CP51]+[.CQ51])))">
            <text:p/>
          </table:table-cell>
          <table:table-cell table:formula="of:=IF([.$A52]&lt;[.CR$2];&quot;&quot;;IF([.$A52]=[.CR$2];1;MIN([.$B$1]+1;[.CQ51]+[.CR51])))">
            <text:p/>
          </table:table-cell>
          <table:table-cell table:formula="of:=IF([.$A52]&lt;[.CS$2];&quot;&quot;;IF([.$A52]=[.CS$2];1;MIN([.$B$1]+1;[.CR51]+[.CS51])))">
            <text:p/>
          </table:table-cell>
          <table:table-cell table:formula="of:=IF([.$A52]&lt;[.CT$2];&quot;&quot;;IF([.$A52]=[.CT$2];1;MIN([.$B$1]+1;[.CS51]+[.CT51])))">
            <text:p/>
          </table:table-cell>
          <table:table-cell table:formula="of:=IF([.$A52]&lt;[.CU$2];&quot;&quot;;IF([.$A52]=[.CU$2];1;MIN([.$B$1]+1;[.CT51]+[.CU51])))">
            <text:p/>
          </table:table-cell>
          <table:table-cell table:formula="of:=IF([.$A52]&lt;[.CV$2];&quot;&quot;;IF([.$A52]=[.CV$2];1;MIN([.$B$1]+1;[.CU51]+[.CV51])))">
            <text:p/>
          </table:table-cell>
          <table:table-cell table:formula="of:=IF([.$A52]&lt;[.CW$2];&quot;&quot;;IF([.$A52]=[.CW$2];1;MIN([.$B$1]+1;[.CV51]+[.CW51])))">
            <text:p/>
          </table:table-cell>
          <table:table-cell table:formula="of:=IF([.$A52]&lt;[.CX$2];&quot;&quot;;IF([.$A52]=[.CX$2];1;MIN([.$B$1]+1;[.CW51]+[.CX51]))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$A53]&lt;[.C$2];&quot;&quot;;IF([.$A53]=[.C$2];1;MIN([.$B$1]+1;[.B52]+[.C52])))" office:value-type="float" office:value="50" calcext:value-type="float">
            <text:p>50</text:p>
          </table:table-cell>
          <table:table-cell table:formula="of:=IF([.$A53]&lt;[.D$2];&quot;&quot;;IF([.$A53]=[.D$2];1;MIN([.$B$1]+1;[.C52]+[.D52])))" office:value-type="float" office:value="1225" calcext:value-type="float">
            <text:p>1225</text:p>
          </table:table-cell>
          <table:table-cell table:formula="of:=IF([.$A53]&lt;[.E$2];&quot;&quot;;IF([.$A53]=[.E$2];1;MIN([.$B$1]+1;[.D52]+[.E52])))" office:value-type="float" office:value="19600" calcext:value-type="float">
            <text:p>19600</text:p>
          </table:table-cell>
          <table:table-cell table:formula="of:=IF([.$A53]&lt;[.F$2];&quot;&quot;;IF([.$A53]=[.F$2];1;MIN([.$B$1]+1;[.E52]+[.F52])))" office:value-type="float" office:value="230300" calcext:value-type="float">
            <text:p>230300</text:p>
          </table:table-cell>
          <table:table-cell table:formula="of:=IF([.$A53]&lt;[.G$2];&quot;&quot;;IF([.$A53]=[.G$2];1;MIN([.$B$1]+1;[.F52]+[.G52])))" office:value-type="float" office:value="1000001" calcext:value-type="float">
            <text:p>1000001</text:p>
          </table:table-cell>
          <table:table-cell table:formula="of:=IF([.$A53]&lt;[.H$2];&quot;&quot;;IF([.$A53]=[.H$2];1;MIN([.$B$1]+1;[.G52]+[.H52])))" office:value-type="float" office:value="1000001" calcext:value-type="float">
            <text:p>1000001</text:p>
          </table:table-cell>
          <table:table-cell table:formula="of:=IF([.$A53]&lt;[.I$2];&quot;&quot;;IF([.$A53]=[.I$2];1;MIN([.$B$1]+1;[.H52]+[.I52])))" office:value-type="float" office:value="1000001" calcext:value-type="float">
            <text:p>1000001</text:p>
          </table:table-cell>
          <table:table-cell table:formula="of:=IF([.$A53]&lt;[.J$2];&quot;&quot;;IF([.$A53]=[.J$2];1;MIN([.$B$1]+1;[.I52]+[.J52])))" office:value-type="float" office:value="1000001" calcext:value-type="float">
            <text:p>1000001</text:p>
          </table:table-cell>
          <table:table-cell table:formula="of:=IF([.$A53]&lt;[.K$2];&quot;&quot;;IF([.$A53]=[.K$2];1;MIN([.$B$1]+1;[.J52]+[.K52])))" office:value-type="float" office:value="1000001" calcext:value-type="float">
            <text:p>1000001</text:p>
          </table:table-cell>
          <table:table-cell table:formula="of:=IF([.$A53]&lt;[.L$2];&quot;&quot;;IF([.$A53]=[.L$2];1;MIN([.$B$1]+1;[.K52]+[.L52])))" office:value-type="float" office:value="1000001" calcext:value-type="float">
            <text:p>1000001</text:p>
          </table:table-cell>
          <table:table-cell table:formula="of:=IF([.$A53]&lt;[.M$2];&quot;&quot;;IF([.$A53]=[.M$2];1;MIN([.$B$1]+1;[.L52]+[.M52])))" office:value-type="float" office:value="1000001" calcext:value-type="float">
            <text:p>1000001</text:p>
          </table:table-cell>
          <table:table-cell table:formula="of:=IF([.$A53]&lt;[.N$2];&quot;&quot;;IF([.$A53]=[.N$2];1;MIN([.$B$1]+1;[.M52]+[.N52])))" office:value-type="float" office:value="1000001" calcext:value-type="float">
            <text:p>1000001</text:p>
          </table:table-cell>
          <table:table-cell table:formula="of:=IF([.$A53]&lt;[.O$2];&quot;&quot;;IF([.$A53]=[.O$2];1;MIN([.$B$1]+1;[.N52]+[.O52])))" office:value-type="float" office:value="1000001" calcext:value-type="float">
            <text:p>1000001</text:p>
          </table:table-cell>
          <table:table-cell table:formula="of:=IF([.$A53]&lt;[.P$2];&quot;&quot;;IF([.$A53]=[.P$2];1;MIN([.$B$1]+1;[.O52]+[.P52])))" office:value-type="float" office:value="1000001" calcext:value-type="float">
            <text:p>1000001</text:p>
          </table:table-cell>
          <table:table-cell table:formula="of:=IF([.$A53]&lt;[.Q$2];&quot;&quot;;IF([.$A53]=[.Q$2];1;MIN([.$B$1]+1;[.P52]+[.Q52])))" office:value-type="float" office:value="1000001" calcext:value-type="float">
            <text:p>1000001</text:p>
          </table:table-cell>
          <table:table-cell table:formula="of:=IF([.$A53]&lt;[.R$2];&quot;&quot;;IF([.$A53]=[.R$2];1;MIN([.$B$1]+1;[.Q52]+[.R52])))" office:value-type="float" office:value="1000001" calcext:value-type="float">
            <text:p>1000001</text:p>
          </table:table-cell>
          <table:table-cell table:formula="of:=IF([.$A53]&lt;[.S$2];&quot;&quot;;IF([.$A53]=[.S$2];1;MIN([.$B$1]+1;[.R52]+[.S52])))" office:value-type="float" office:value="1000001" calcext:value-type="float">
            <text:p>1000001</text:p>
          </table:table-cell>
          <table:table-cell table:formula="of:=IF([.$A53]&lt;[.T$2];&quot;&quot;;IF([.$A53]=[.T$2];1;MIN([.$B$1]+1;[.S52]+[.T52])))" office:value-type="float" office:value="1000001" calcext:value-type="float">
            <text:p>1000001</text:p>
          </table:table-cell>
          <table:table-cell table:formula="of:=IF([.$A53]&lt;[.U$2];&quot;&quot;;IF([.$A53]=[.U$2];1;MIN([.$B$1]+1;[.T52]+[.U52])))" office:value-type="float" office:value="1000001" calcext:value-type="float">
            <text:p>1000001</text:p>
          </table:table-cell>
          <table:table-cell table:formula="of:=IF([.$A53]&lt;[.V$2];&quot;&quot;;IF([.$A53]=[.V$2];1;MIN([.$B$1]+1;[.U52]+[.V52])))" office:value-type="float" office:value="1000001" calcext:value-type="float">
            <text:p>1000001</text:p>
          </table:table-cell>
          <table:table-cell table:formula="of:=IF([.$A53]&lt;[.W$2];&quot;&quot;;IF([.$A53]=[.W$2];1;MIN([.$B$1]+1;[.V52]+[.W52])))" office:value-type="float" office:value="1000001" calcext:value-type="float">
            <text:p>1000001</text:p>
          </table:table-cell>
          <table:table-cell table:formula="of:=IF([.$A53]&lt;[.X$2];&quot;&quot;;IF([.$A53]=[.X$2];1;MIN([.$B$1]+1;[.W52]+[.X52])))" office:value-type="float" office:value="1000001" calcext:value-type="float">
            <text:p>1000001</text:p>
          </table:table-cell>
          <table:table-cell table:formula="of:=IF([.$A53]&lt;[.Y$2];&quot;&quot;;IF([.$A53]=[.Y$2];1;MIN([.$B$1]+1;[.X52]+[.Y52])))" office:value-type="float" office:value="1000001" calcext:value-type="float">
            <text:p>1000001</text:p>
          </table:table-cell>
          <table:table-cell table:formula="of:=IF([.$A53]&lt;[.Z$2];&quot;&quot;;IF([.$A53]=[.Z$2];1;MIN([.$B$1]+1;[.Y52]+[.Z52])))" office:value-type="float" office:value="1000001" calcext:value-type="float">
            <text:p>1000001</text:p>
          </table:table-cell>
          <table:table-cell table:formula="of:=IF([.$A53]&lt;[.AA$2];&quot;&quot;;IF([.$A53]=[.AA$2];1;MIN([.$B$1]+1;[.Z52]+[.AA52])))" office:value-type="float" office:value="1000001" calcext:value-type="float">
            <text:p>1000001</text:p>
          </table:table-cell>
          <table:table-cell table:formula="of:=IF([.$A53]&lt;[.AB$2];&quot;&quot;;IF([.$A53]=[.AB$2];1;MIN([.$B$1]+1;[.AA52]+[.AB52])))" office:value-type="float" office:value="1000001" calcext:value-type="float">
            <text:p>1000001</text:p>
          </table:table-cell>
          <table:table-cell table:formula="of:=IF([.$A53]&lt;[.AC$2];&quot;&quot;;IF([.$A53]=[.AC$2];1;MIN([.$B$1]+1;[.AB52]+[.AC52])))" office:value-type="float" office:value="1000001" calcext:value-type="float">
            <text:p>1000001</text:p>
          </table:table-cell>
          <table:table-cell table:formula="of:=IF([.$A53]&lt;[.AD$2];&quot;&quot;;IF([.$A53]=[.AD$2];1;MIN([.$B$1]+1;[.AC52]+[.AD52])))" office:value-type="float" office:value="1000001" calcext:value-type="float">
            <text:p>1000001</text:p>
          </table:table-cell>
          <table:table-cell table:formula="of:=IF([.$A53]&lt;[.AE$2];&quot;&quot;;IF([.$A53]=[.AE$2];1;MIN([.$B$1]+1;[.AD52]+[.AE52])))" office:value-type="float" office:value="1000001" calcext:value-type="float">
            <text:p>1000001</text:p>
          </table:table-cell>
          <table:table-cell table:formula="of:=IF([.$A53]&lt;[.AF$2];&quot;&quot;;IF([.$A53]=[.AF$2];1;MIN([.$B$1]+1;[.AE52]+[.AF52])))" office:value-type="float" office:value="1000001" calcext:value-type="float">
            <text:p>1000001</text:p>
          </table:table-cell>
          <table:table-cell table:formula="of:=IF([.$A53]&lt;[.AG$2];&quot;&quot;;IF([.$A53]=[.AG$2];1;MIN([.$B$1]+1;[.AF52]+[.AG52])))" office:value-type="float" office:value="1000001" calcext:value-type="float">
            <text:p>1000001</text:p>
          </table:table-cell>
          <table:table-cell table:formula="of:=IF([.$A53]&lt;[.AH$2];&quot;&quot;;IF([.$A53]=[.AH$2];1;MIN([.$B$1]+1;[.AG52]+[.AH52])))" office:value-type="float" office:value="1000001" calcext:value-type="float">
            <text:p>1000001</text:p>
          </table:table-cell>
          <table:table-cell table:formula="of:=IF([.$A53]&lt;[.AI$2];&quot;&quot;;IF([.$A53]=[.AI$2];1;MIN([.$B$1]+1;[.AH52]+[.AI52])))" office:value-type="float" office:value="1000001" calcext:value-type="float">
            <text:p>1000001</text:p>
          </table:table-cell>
          <table:table-cell table:formula="of:=IF([.$A53]&lt;[.AJ$2];&quot;&quot;;IF([.$A53]=[.AJ$2];1;MIN([.$B$1]+1;[.AI52]+[.AJ52])))" office:value-type="float" office:value="1000001" calcext:value-type="float">
            <text:p>1000001</text:p>
          </table:table-cell>
          <table:table-cell table:formula="of:=IF([.$A53]&lt;[.AK$2];&quot;&quot;;IF([.$A53]=[.AK$2];1;MIN([.$B$1]+1;[.AJ52]+[.AK52])))" office:value-type="float" office:value="1000001" calcext:value-type="float">
            <text:p>1000001</text:p>
          </table:table-cell>
          <table:table-cell table:formula="of:=IF([.$A53]&lt;[.AL$2];&quot;&quot;;IF([.$A53]=[.AL$2];1;MIN([.$B$1]+1;[.AK52]+[.AL52])))" office:value-type="float" office:value="1000001" calcext:value-type="float">
            <text:p>1000001</text:p>
          </table:table-cell>
          <table:table-cell table:formula="of:=IF([.$A53]&lt;[.AM$2];&quot;&quot;;IF([.$A53]=[.AM$2];1;MIN([.$B$1]+1;[.AL52]+[.AM52])))" office:value-type="float" office:value="1000001" calcext:value-type="float">
            <text:p>1000001</text:p>
          </table:table-cell>
          <table:table-cell table:formula="of:=IF([.$A53]&lt;[.AN$2];&quot;&quot;;IF([.$A53]=[.AN$2];1;MIN([.$B$1]+1;[.AM52]+[.AN52])))" office:value-type="float" office:value="1000001" calcext:value-type="float">
            <text:p>1000001</text:p>
          </table:table-cell>
          <table:table-cell table:formula="of:=IF([.$A53]&lt;[.AO$2];&quot;&quot;;IF([.$A53]=[.AO$2];1;MIN([.$B$1]+1;[.AN52]+[.AO52])))" office:value-type="float" office:value="1000001" calcext:value-type="float">
            <text:p>1000001</text:p>
          </table:table-cell>
          <table:table-cell table:formula="of:=IF([.$A53]&lt;[.AP$2];&quot;&quot;;IF([.$A53]=[.AP$2];1;MIN([.$B$1]+1;[.AO52]+[.AP52])))" office:value-type="float" office:value="1000001" calcext:value-type="float">
            <text:p>1000001</text:p>
          </table:table-cell>
          <table:table-cell table:formula="of:=IF([.$A53]&lt;[.AQ$2];&quot;&quot;;IF([.$A53]=[.AQ$2];1;MIN([.$B$1]+1;[.AP52]+[.AQ52])))" office:value-type="float" office:value="1000001" calcext:value-type="float">
            <text:p>1000001</text:p>
          </table:table-cell>
          <table:table-cell table:formula="of:=IF([.$A53]&lt;[.AR$2];&quot;&quot;;IF([.$A53]=[.AR$2];1;MIN([.$B$1]+1;[.AQ52]+[.AR52])))" office:value-type="float" office:value="1000001" calcext:value-type="float">
            <text:p>1000001</text:p>
          </table:table-cell>
          <table:table-cell table:formula="of:=IF([.$A53]&lt;[.AS$2];&quot;&quot;;IF([.$A53]=[.AS$2];1;MIN([.$B$1]+1;[.AR52]+[.AS52])))" office:value-type="float" office:value="1000001" calcext:value-type="float">
            <text:p>1000001</text:p>
          </table:table-cell>
          <table:table-cell table:formula="of:=IF([.$A53]&lt;[.AT$2];&quot;&quot;;IF([.$A53]=[.AT$2];1;MIN([.$B$1]+1;[.AS52]+[.AT52])))" office:value-type="float" office:value="1000001" calcext:value-type="float">
            <text:p>1000001</text:p>
          </table:table-cell>
          <table:table-cell table:formula="of:=IF([.$A53]&lt;[.AU$2];&quot;&quot;;IF([.$A53]=[.AU$2];1;MIN([.$B$1]+1;[.AT52]+[.AU52])))" office:value-type="float" office:value="1000001" calcext:value-type="float">
            <text:p>1000001</text:p>
          </table:table-cell>
          <table:table-cell table:formula="of:=IF([.$A53]&lt;[.AV$2];&quot;&quot;;IF([.$A53]=[.AV$2];1;MIN([.$B$1]+1;[.AU52]+[.AV52])))" office:value-type="float" office:value="230300" calcext:value-type="float">
            <text:p>230300</text:p>
          </table:table-cell>
          <table:table-cell table:formula="of:=IF([.$A53]&lt;[.AW$2];&quot;&quot;;IF([.$A53]=[.AW$2];1;MIN([.$B$1]+1;[.AV52]+[.AW52])))" office:value-type="float" office:value="19600" calcext:value-type="float">
            <text:p>19600</text:p>
          </table:table-cell>
          <table:table-cell table:formula="of:=IF([.$A53]&lt;[.AX$2];&quot;&quot;;IF([.$A53]=[.AX$2];1;MIN([.$B$1]+1;[.AW52]+[.AX52])))" office:value-type="float" office:value="1225" calcext:value-type="float">
            <text:p>1225</text:p>
          </table:table-cell>
          <table:table-cell table:formula="of:=IF([.$A53]&lt;[.AY$2];&quot;&quot;;IF([.$A53]=[.AY$2];1;MIN([.$B$1]+1;[.AX52]+[.AY52])))" office:value-type="float" office:value="50" calcext:value-type="float">
            <text:p>50</text:p>
          </table:table-cell>
          <table:table-cell table:formula="of:=IF([.$A53]&lt;[.AZ$2];&quot;&quot;;IF([.$A53]=[.AZ$2];1;MIN([.$B$1]+1;[.AY52]+[.AZ52])))" office:value-type="float" office:value="1" calcext:value-type="float">
            <text:p>1</text:p>
          </table:table-cell>
          <table:table-cell table:formula="of:=IF([.$A53]&lt;[.BA$2];&quot;&quot;;IF([.$A53]=[.BA$2];1;MIN([.$B$1]+1;[.AZ52]+[.BA52])))">
            <text:p/>
          </table:table-cell>
          <table:table-cell table:formula="of:=IF([.$A53]&lt;[.BB$2];&quot;&quot;;IF([.$A53]=[.BB$2];1;MIN([.$B$1]+1;[.BA52]+[.BB52])))">
            <text:p/>
          </table:table-cell>
          <table:table-cell table:formula="of:=IF([.$A53]&lt;[.BC$2];&quot;&quot;;IF([.$A53]=[.BC$2];1;MIN([.$B$1]+1;[.BB52]+[.BC52])))">
            <text:p/>
          </table:table-cell>
          <table:table-cell table:formula="of:=IF([.$A53]&lt;[.BD$2];&quot;&quot;;IF([.$A53]=[.BD$2];1;MIN([.$B$1]+1;[.BC52]+[.BD52])))">
            <text:p/>
          </table:table-cell>
          <table:table-cell table:formula="of:=IF([.$A53]&lt;[.BE$2];&quot;&quot;;IF([.$A53]=[.BE$2];1;MIN([.$B$1]+1;[.BD52]+[.BE52])))">
            <text:p/>
          </table:table-cell>
          <table:table-cell table:formula="of:=IF([.$A53]&lt;[.BF$2];&quot;&quot;;IF([.$A53]=[.BF$2];1;MIN([.$B$1]+1;[.BE52]+[.BF52])))">
            <text:p/>
          </table:table-cell>
          <table:table-cell table:formula="of:=IF([.$A53]&lt;[.BG$2];&quot;&quot;;IF([.$A53]=[.BG$2];1;MIN([.$B$1]+1;[.BF52]+[.BG52])))">
            <text:p/>
          </table:table-cell>
          <table:table-cell table:formula="of:=IF([.$A53]&lt;[.BH$2];&quot;&quot;;IF([.$A53]=[.BH$2];1;MIN([.$B$1]+1;[.BG52]+[.BH52])))">
            <text:p/>
          </table:table-cell>
          <table:table-cell table:formula="of:=IF([.$A53]&lt;[.BI$2];&quot;&quot;;IF([.$A53]=[.BI$2];1;MIN([.$B$1]+1;[.BH52]+[.BI52])))">
            <text:p/>
          </table:table-cell>
          <table:table-cell table:formula="of:=IF([.$A53]&lt;[.BJ$2];&quot;&quot;;IF([.$A53]=[.BJ$2];1;MIN([.$B$1]+1;[.BI52]+[.BJ52])))">
            <text:p/>
          </table:table-cell>
          <table:table-cell table:formula="of:=IF([.$A53]&lt;[.BK$2];&quot;&quot;;IF([.$A53]=[.BK$2];1;MIN([.$B$1]+1;[.BJ52]+[.BK52])))">
            <text:p/>
          </table:table-cell>
          <table:table-cell table:formula="of:=IF([.$A53]&lt;[.BL$2];&quot;&quot;;IF([.$A53]=[.BL$2];1;MIN([.$B$1]+1;[.BK52]+[.BL52])))">
            <text:p/>
          </table:table-cell>
          <table:table-cell table:formula="of:=IF([.$A53]&lt;[.BM$2];&quot;&quot;;IF([.$A53]=[.BM$2];1;MIN([.$B$1]+1;[.BL52]+[.BM52])))">
            <text:p/>
          </table:table-cell>
          <table:table-cell table:formula="of:=IF([.$A53]&lt;[.BN$2];&quot;&quot;;IF([.$A53]=[.BN$2];1;MIN([.$B$1]+1;[.BM52]+[.BN52])))">
            <text:p/>
          </table:table-cell>
          <table:table-cell table:formula="of:=IF([.$A53]&lt;[.BO$2];&quot;&quot;;IF([.$A53]=[.BO$2];1;MIN([.$B$1]+1;[.BN52]+[.BO52])))">
            <text:p/>
          </table:table-cell>
          <table:table-cell table:formula="of:=IF([.$A53]&lt;[.BP$2];&quot;&quot;;IF([.$A53]=[.BP$2];1;MIN([.$B$1]+1;[.BO52]+[.BP52])))">
            <text:p/>
          </table:table-cell>
          <table:table-cell table:formula="of:=IF([.$A53]&lt;[.BQ$2];&quot;&quot;;IF([.$A53]=[.BQ$2];1;MIN([.$B$1]+1;[.BP52]+[.BQ52])))">
            <text:p/>
          </table:table-cell>
          <table:table-cell table:formula="of:=IF([.$A53]&lt;[.BR$2];&quot;&quot;;IF([.$A53]=[.BR$2];1;MIN([.$B$1]+1;[.BQ52]+[.BR52])))">
            <text:p/>
          </table:table-cell>
          <table:table-cell table:formula="of:=IF([.$A53]&lt;[.BS$2];&quot;&quot;;IF([.$A53]=[.BS$2];1;MIN([.$B$1]+1;[.BR52]+[.BS52])))">
            <text:p/>
          </table:table-cell>
          <table:table-cell table:formula="of:=IF([.$A53]&lt;[.BT$2];&quot;&quot;;IF([.$A53]=[.BT$2];1;MIN([.$B$1]+1;[.BS52]+[.BT52])))">
            <text:p/>
          </table:table-cell>
          <table:table-cell table:formula="of:=IF([.$A53]&lt;[.BU$2];&quot;&quot;;IF([.$A53]=[.BU$2];1;MIN([.$B$1]+1;[.BT52]+[.BU52])))">
            <text:p/>
          </table:table-cell>
          <table:table-cell table:formula="of:=IF([.$A53]&lt;[.BV$2];&quot;&quot;;IF([.$A53]=[.BV$2];1;MIN([.$B$1]+1;[.BU52]+[.BV52])))">
            <text:p/>
          </table:table-cell>
          <table:table-cell table:formula="of:=IF([.$A53]&lt;[.BW$2];&quot;&quot;;IF([.$A53]=[.BW$2];1;MIN([.$B$1]+1;[.BV52]+[.BW52])))">
            <text:p/>
          </table:table-cell>
          <table:table-cell table:formula="of:=IF([.$A53]&lt;[.BX$2];&quot;&quot;;IF([.$A53]=[.BX$2];1;MIN([.$B$1]+1;[.BW52]+[.BX52])))">
            <text:p/>
          </table:table-cell>
          <table:table-cell table:formula="of:=IF([.$A53]&lt;[.BY$2];&quot;&quot;;IF([.$A53]=[.BY$2];1;MIN([.$B$1]+1;[.BX52]+[.BY52])))">
            <text:p/>
          </table:table-cell>
          <table:table-cell table:formula="of:=IF([.$A53]&lt;[.BZ$2];&quot;&quot;;IF([.$A53]=[.BZ$2];1;MIN([.$B$1]+1;[.BY52]+[.BZ52])))">
            <text:p/>
          </table:table-cell>
          <table:table-cell table:formula="of:=IF([.$A53]&lt;[.CA$2];&quot;&quot;;IF([.$A53]=[.CA$2];1;MIN([.$B$1]+1;[.BZ52]+[.CA52])))">
            <text:p/>
          </table:table-cell>
          <table:table-cell table:formula="of:=IF([.$A53]&lt;[.CB$2];&quot;&quot;;IF([.$A53]=[.CB$2];1;MIN([.$B$1]+1;[.CA52]+[.CB52])))">
            <text:p/>
          </table:table-cell>
          <table:table-cell table:formula="of:=IF([.$A53]&lt;[.CC$2];&quot;&quot;;IF([.$A53]=[.CC$2];1;MIN([.$B$1]+1;[.CB52]+[.CC52])))">
            <text:p/>
          </table:table-cell>
          <table:table-cell table:formula="of:=IF([.$A53]&lt;[.CD$2];&quot;&quot;;IF([.$A53]=[.CD$2];1;MIN([.$B$1]+1;[.CC52]+[.CD52])))">
            <text:p/>
          </table:table-cell>
          <table:table-cell table:formula="of:=IF([.$A53]&lt;[.CE$2];&quot;&quot;;IF([.$A53]=[.CE$2];1;MIN([.$B$1]+1;[.CD52]+[.CE52])))">
            <text:p/>
          </table:table-cell>
          <table:table-cell table:formula="of:=IF([.$A53]&lt;[.CF$2];&quot;&quot;;IF([.$A53]=[.CF$2];1;MIN([.$B$1]+1;[.CE52]+[.CF52])))">
            <text:p/>
          </table:table-cell>
          <table:table-cell table:formula="of:=IF([.$A53]&lt;[.CG$2];&quot;&quot;;IF([.$A53]=[.CG$2];1;MIN([.$B$1]+1;[.CF52]+[.CG52])))">
            <text:p/>
          </table:table-cell>
          <table:table-cell table:formula="of:=IF([.$A53]&lt;[.CH$2];&quot;&quot;;IF([.$A53]=[.CH$2];1;MIN([.$B$1]+1;[.CG52]+[.CH52])))">
            <text:p/>
          </table:table-cell>
          <table:table-cell table:formula="of:=IF([.$A53]&lt;[.CI$2];&quot;&quot;;IF([.$A53]=[.CI$2];1;MIN([.$B$1]+1;[.CH52]+[.CI52])))">
            <text:p/>
          </table:table-cell>
          <table:table-cell table:formula="of:=IF([.$A53]&lt;[.CJ$2];&quot;&quot;;IF([.$A53]=[.CJ$2];1;MIN([.$B$1]+1;[.CI52]+[.CJ52])))">
            <text:p/>
          </table:table-cell>
          <table:table-cell table:formula="of:=IF([.$A53]&lt;[.CK$2];&quot;&quot;;IF([.$A53]=[.CK$2];1;MIN([.$B$1]+1;[.CJ52]+[.CK52])))">
            <text:p/>
          </table:table-cell>
          <table:table-cell table:formula="of:=IF([.$A53]&lt;[.CL$2];&quot;&quot;;IF([.$A53]=[.CL$2];1;MIN([.$B$1]+1;[.CK52]+[.CL52])))">
            <text:p/>
          </table:table-cell>
          <table:table-cell table:formula="of:=IF([.$A53]&lt;[.CM$2];&quot;&quot;;IF([.$A53]=[.CM$2];1;MIN([.$B$1]+1;[.CL52]+[.CM52])))">
            <text:p/>
          </table:table-cell>
          <table:table-cell table:formula="of:=IF([.$A53]&lt;[.CN$2];&quot;&quot;;IF([.$A53]=[.CN$2];1;MIN([.$B$1]+1;[.CM52]+[.CN52])))">
            <text:p/>
          </table:table-cell>
          <table:table-cell table:formula="of:=IF([.$A53]&lt;[.CO$2];&quot;&quot;;IF([.$A53]=[.CO$2];1;MIN([.$B$1]+1;[.CN52]+[.CO52])))">
            <text:p/>
          </table:table-cell>
          <table:table-cell table:formula="of:=IF([.$A53]&lt;[.CP$2];&quot;&quot;;IF([.$A53]=[.CP$2];1;MIN([.$B$1]+1;[.CO52]+[.CP52])))">
            <text:p/>
          </table:table-cell>
          <table:table-cell table:formula="of:=IF([.$A53]&lt;[.CQ$2];&quot;&quot;;IF([.$A53]=[.CQ$2];1;MIN([.$B$1]+1;[.CP52]+[.CQ52])))">
            <text:p/>
          </table:table-cell>
          <table:table-cell table:formula="of:=IF([.$A53]&lt;[.CR$2];&quot;&quot;;IF([.$A53]=[.CR$2];1;MIN([.$B$1]+1;[.CQ52]+[.CR52])))">
            <text:p/>
          </table:table-cell>
          <table:table-cell table:formula="of:=IF([.$A53]&lt;[.CS$2];&quot;&quot;;IF([.$A53]=[.CS$2];1;MIN([.$B$1]+1;[.CR52]+[.CS52])))">
            <text:p/>
          </table:table-cell>
          <table:table-cell table:formula="of:=IF([.$A53]&lt;[.CT$2];&quot;&quot;;IF([.$A53]=[.CT$2];1;MIN([.$B$1]+1;[.CS52]+[.CT52])))">
            <text:p/>
          </table:table-cell>
          <table:table-cell table:formula="of:=IF([.$A53]&lt;[.CU$2];&quot;&quot;;IF([.$A53]=[.CU$2];1;MIN([.$B$1]+1;[.CT52]+[.CU52])))">
            <text:p/>
          </table:table-cell>
          <table:table-cell table:formula="of:=IF([.$A53]&lt;[.CV$2];&quot;&quot;;IF([.$A53]=[.CV$2];1;MIN([.$B$1]+1;[.CU52]+[.CV52])))">
            <text:p/>
          </table:table-cell>
          <table:table-cell table:formula="of:=IF([.$A53]&lt;[.CW$2];&quot;&quot;;IF([.$A53]=[.CW$2];1;MIN([.$B$1]+1;[.CV52]+[.CW52])))">
            <text:p/>
          </table:table-cell>
          <table:table-cell table:formula="of:=IF([.$A53]&lt;[.CX$2];&quot;&quot;;IF([.$A53]=[.CX$2];1;MIN([.$B$1]+1;[.CW52]+[.CX52])))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([.$A54]&lt;[.C$2];&quot;&quot;;IF([.$A54]=[.C$2];1;MIN([.$B$1]+1;[.B53]+[.C53])))" office:value-type="float" office:value="51" calcext:value-type="float">
            <text:p>51</text:p>
          </table:table-cell>
          <table:table-cell table:formula="of:=IF([.$A54]&lt;[.D$2];&quot;&quot;;IF([.$A54]=[.D$2];1;MIN([.$B$1]+1;[.C53]+[.D53])))" office:value-type="float" office:value="1275" calcext:value-type="float">
            <text:p>1275</text:p>
          </table:table-cell>
          <table:table-cell table:formula="of:=IF([.$A54]&lt;[.E$2];&quot;&quot;;IF([.$A54]=[.E$2];1;MIN([.$B$1]+1;[.D53]+[.E53])))" office:value-type="float" office:value="20825" calcext:value-type="float">
            <text:p>20825</text:p>
          </table:table-cell>
          <table:table-cell table:formula="of:=IF([.$A54]&lt;[.F$2];&quot;&quot;;IF([.$A54]=[.F$2];1;MIN([.$B$1]+1;[.E53]+[.F53])))" office:value-type="float" office:value="249900" calcext:value-type="float">
            <text:p>249900</text:p>
          </table:table-cell>
          <table:table-cell table:formula="of:=IF([.$A54]&lt;[.G$2];&quot;&quot;;IF([.$A54]=[.G$2];1;MIN([.$B$1]+1;[.F53]+[.G53])))" office:value-type="float" office:value="1000001" calcext:value-type="float">
            <text:p>1000001</text:p>
          </table:table-cell>
          <table:table-cell table:formula="of:=IF([.$A54]&lt;[.H$2];&quot;&quot;;IF([.$A54]=[.H$2];1;MIN([.$B$1]+1;[.G53]+[.H53])))" office:value-type="float" office:value="1000001" calcext:value-type="float">
            <text:p>1000001</text:p>
          </table:table-cell>
          <table:table-cell table:formula="of:=IF([.$A54]&lt;[.I$2];&quot;&quot;;IF([.$A54]=[.I$2];1;MIN([.$B$1]+1;[.H53]+[.I53])))" office:value-type="float" office:value="1000001" calcext:value-type="float">
            <text:p>1000001</text:p>
          </table:table-cell>
          <table:table-cell table:formula="of:=IF([.$A54]&lt;[.J$2];&quot;&quot;;IF([.$A54]=[.J$2];1;MIN([.$B$1]+1;[.I53]+[.J53])))" office:value-type="float" office:value="1000001" calcext:value-type="float">
            <text:p>1000001</text:p>
          </table:table-cell>
          <table:table-cell table:formula="of:=IF([.$A54]&lt;[.K$2];&quot;&quot;;IF([.$A54]=[.K$2];1;MIN([.$B$1]+1;[.J53]+[.K53])))" office:value-type="float" office:value="1000001" calcext:value-type="float">
            <text:p>1000001</text:p>
          </table:table-cell>
          <table:table-cell table:formula="of:=IF([.$A54]&lt;[.L$2];&quot;&quot;;IF([.$A54]=[.L$2];1;MIN([.$B$1]+1;[.K53]+[.L53])))" office:value-type="float" office:value="1000001" calcext:value-type="float">
            <text:p>1000001</text:p>
          </table:table-cell>
          <table:table-cell table:formula="of:=IF([.$A54]&lt;[.M$2];&quot;&quot;;IF([.$A54]=[.M$2];1;MIN([.$B$1]+1;[.L53]+[.M53])))" office:value-type="float" office:value="1000001" calcext:value-type="float">
            <text:p>1000001</text:p>
          </table:table-cell>
          <table:table-cell table:formula="of:=IF([.$A54]&lt;[.N$2];&quot;&quot;;IF([.$A54]=[.N$2];1;MIN([.$B$1]+1;[.M53]+[.N53])))" office:value-type="float" office:value="1000001" calcext:value-type="float">
            <text:p>1000001</text:p>
          </table:table-cell>
          <table:table-cell table:formula="of:=IF([.$A54]&lt;[.O$2];&quot;&quot;;IF([.$A54]=[.O$2];1;MIN([.$B$1]+1;[.N53]+[.O53])))" office:value-type="float" office:value="1000001" calcext:value-type="float">
            <text:p>1000001</text:p>
          </table:table-cell>
          <table:table-cell table:formula="of:=IF([.$A54]&lt;[.P$2];&quot;&quot;;IF([.$A54]=[.P$2];1;MIN([.$B$1]+1;[.O53]+[.P53])))" office:value-type="float" office:value="1000001" calcext:value-type="float">
            <text:p>1000001</text:p>
          </table:table-cell>
          <table:table-cell table:formula="of:=IF([.$A54]&lt;[.Q$2];&quot;&quot;;IF([.$A54]=[.Q$2];1;MIN([.$B$1]+1;[.P53]+[.Q53])))" office:value-type="float" office:value="1000001" calcext:value-type="float">
            <text:p>1000001</text:p>
          </table:table-cell>
          <table:table-cell table:formula="of:=IF([.$A54]&lt;[.R$2];&quot;&quot;;IF([.$A54]=[.R$2];1;MIN([.$B$1]+1;[.Q53]+[.R53])))" office:value-type="float" office:value="1000001" calcext:value-type="float">
            <text:p>1000001</text:p>
          </table:table-cell>
          <table:table-cell table:formula="of:=IF([.$A54]&lt;[.S$2];&quot;&quot;;IF([.$A54]=[.S$2];1;MIN([.$B$1]+1;[.R53]+[.S53])))" office:value-type="float" office:value="1000001" calcext:value-type="float">
            <text:p>1000001</text:p>
          </table:table-cell>
          <table:table-cell table:formula="of:=IF([.$A54]&lt;[.T$2];&quot;&quot;;IF([.$A54]=[.T$2];1;MIN([.$B$1]+1;[.S53]+[.T53])))" office:value-type="float" office:value="1000001" calcext:value-type="float">
            <text:p>1000001</text:p>
          </table:table-cell>
          <table:table-cell table:formula="of:=IF([.$A54]&lt;[.U$2];&quot;&quot;;IF([.$A54]=[.U$2];1;MIN([.$B$1]+1;[.T53]+[.U53])))" office:value-type="float" office:value="1000001" calcext:value-type="float">
            <text:p>1000001</text:p>
          </table:table-cell>
          <table:table-cell table:formula="of:=IF([.$A54]&lt;[.V$2];&quot;&quot;;IF([.$A54]=[.V$2];1;MIN([.$B$1]+1;[.U53]+[.V53])))" office:value-type="float" office:value="1000001" calcext:value-type="float">
            <text:p>1000001</text:p>
          </table:table-cell>
          <table:table-cell table:formula="of:=IF([.$A54]&lt;[.W$2];&quot;&quot;;IF([.$A54]=[.W$2];1;MIN([.$B$1]+1;[.V53]+[.W53])))" office:value-type="float" office:value="1000001" calcext:value-type="float">
            <text:p>1000001</text:p>
          </table:table-cell>
          <table:table-cell table:formula="of:=IF([.$A54]&lt;[.X$2];&quot;&quot;;IF([.$A54]=[.X$2];1;MIN([.$B$1]+1;[.W53]+[.X53])))" office:value-type="float" office:value="1000001" calcext:value-type="float">
            <text:p>1000001</text:p>
          </table:table-cell>
          <table:table-cell table:formula="of:=IF([.$A54]&lt;[.Y$2];&quot;&quot;;IF([.$A54]=[.Y$2];1;MIN([.$B$1]+1;[.X53]+[.Y53])))" office:value-type="float" office:value="1000001" calcext:value-type="float">
            <text:p>1000001</text:p>
          </table:table-cell>
          <table:table-cell table:formula="of:=IF([.$A54]&lt;[.Z$2];&quot;&quot;;IF([.$A54]=[.Z$2];1;MIN([.$B$1]+1;[.Y53]+[.Z53])))" office:value-type="float" office:value="1000001" calcext:value-type="float">
            <text:p>1000001</text:p>
          </table:table-cell>
          <table:table-cell table:formula="of:=IF([.$A54]&lt;[.AA$2];&quot;&quot;;IF([.$A54]=[.AA$2];1;MIN([.$B$1]+1;[.Z53]+[.AA53])))" office:value-type="float" office:value="1000001" calcext:value-type="float">
            <text:p>1000001</text:p>
          </table:table-cell>
          <table:table-cell table:formula="of:=IF([.$A54]&lt;[.AB$2];&quot;&quot;;IF([.$A54]=[.AB$2];1;MIN([.$B$1]+1;[.AA53]+[.AB53])))" office:value-type="float" office:value="1000001" calcext:value-type="float">
            <text:p>1000001</text:p>
          </table:table-cell>
          <table:table-cell table:formula="of:=IF([.$A54]&lt;[.AC$2];&quot;&quot;;IF([.$A54]=[.AC$2];1;MIN([.$B$1]+1;[.AB53]+[.AC53])))" office:value-type="float" office:value="1000001" calcext:value-type="float">
            <text:p>1000001</text:p>
          </table:table-cell>
          <table:table-cell table:formula="of:=IF([.$A54]&lt;[.AD$2];&quot;&quot;;IF([.$A54]=[.AD$2];1;MIN([.$B$1]+1;[.AC53]+[.AD53])))" office:value-type="float" office:value="1000001" calcext:value-type="float">
            <text:p>1000001</text:p>
          </table:table-cell>
          <table:table-cell table:formula="of:=IF([.$A54]&lt;[.AE$2];&quot;&quot;;IF([.$A54]=[.AE$2];1;MIN([.$B$1]+1;[.AD53]+[.AE53])))" office:value-type="float" office:value="1000001" calcext:value-type="float">
            <text:p>1000001</text:p>
          </table:table-cell>
          <table:table-cell table:formula="of:=IF([.$A54]&lt;[.AF$2];&quot;&quot;;IF([.$A54]=[.AF$2];1;MIN([.$B$1]+1;[.AE53]+[.AF53])))" office:value-type="float" office:value="1000001" calcext:value-type="float">
            <text:p>1000001</text:p>
          </table:table-cell>
          <table:table-cell table:formula="of:=IF([.$A54]&lt;[.AG$2];&quot;&quot;;IF([.$A54]=[.AG$2];1;MIN([.$B$1]+1;[.AF53]+[.AG53])))" office:value-type="float" office:value="1000001" calcext:value-type="float">
            <text:p>1000001</text:p>
          </table:table-cell>
          <table:table-cell table:formula="of:=IF([.$A54]&lt;[.AH$2];&quot;&quot;;IF([.$A54]=[.AH$2];1;MIN([.$B$1]+1;[.AG53]+[.AH53])))" office:value-type="float" office:value="1000001" calcext:value-type="float">
            <text:p>1000001</text:p>
          </table:table-cell>
          <table:table-cell table:formula="of:=IF([.$A54]&lt;[.AI$2];&quot;&quot;;IF([.$A54]=[.AI$2];1;MIN([.$B$1]+1;[.AH53]+[.AI53])))" office:value-type="float" office:value="1000001" calcext:value-type="float">
            <text:p>1000001</text:p>
          </table:table-cell>
          <table:table-cell table:formula="of:=IF([.$A54]&lt;[.AJ$2];&quot;&quot;;IF([.$A54]=[.AJ$2];1;MIN([.$B$1]+1;[.AI53]+[.AJ53])))" office:value-type="float" office:value="1000001" calcext:value-type="float">
            <text:p>1000001</text:p>
          </table:table-cell>
          <table:table-cell table:formula="of:=IF([.$A54]&lt;[.AK$2];&quot;&quot;;IF([.$A54]=[.AK$2];1;MIN([.$B$1]+1;[.AJ53]+[.AK53])))" office:value-type="float" office:value="1000001" calcext:value-type="float">
            <text:p>1000001</text:p>
          </table:table-cell>
          <table:table-cell table:formula="of:=IF([.$A54]&lt;[.AL$2];&quot;&quot;;IF([.$A54]=[.AL$2];1;MIN([.$B$1]+1;[.AK53]+[.AL53])))" office:value-type="float" office:value="1000001" calcext:value-type="float">
            <text:p>1000001</text:p>
          </table:table-cell>
          <table:table-cell table:formula="of:=IF([.$A54]&lt;[.AM$2];&quot;&quot;;IF([.$A54]=[.AM$2];1;MIN([.$B$1]+1;[.AL53]+[.AM53])))" office:value-type="float" office:value="1000001" calcext:value-type="float">
            <text:p>1000001</text:p>
          </table:table-cell>
          <table:table-cell table:formula="of:=IF([.$A54]&lt;[.AN$2];&quot;&quot;;IF([.$A54]=[.AN$2];1;MIN([.$B$1]+1;[.AM53]+[.AN53])))" office:value-type="float" office:value="1000001" calcext:value-type="float">
            <text:p>1000001</text:p>
          </table:table-cell>
          <table:table-cell table:formula="of:=IF([.$A54]&lt;[.AO$2];&quot;&quot;;IF([.$A54]=[.AO$2];1;MIN([.$B$1]+1;[.AN53]+[.AO53])))" office:value-type="float" office:value="1000001" calcext:value-type="float">
            <text:p>1000001</text:p>
          </table:table-cell>
          <table:table-cell table:formula="of:=IF([.$A54]&lt;[.AP$2];&quot;&quot;;IF([.$A54]=[.AP$2];1;MIN([.$B$1]+1;[.AO53]+[.AP53])))" office:value-type="float" office:value="1000001" calcext:value-type="float">
            <text:p>1000001</text:p>
          </table:table-cell>
          <table:table-cell table:formula="of:=IF([.$A54]&lt;[.AQ$2];&quot;&quot;;IF([.$A54]=[.AQ$2];1;MIN([.$B$1]+1;[.AP53]+[.AQ53])))" office:value-type="float" office:value="1000001" calcext:value-type="float">
            <text:p>1000001</text:p>
          </table:table-cell>
          <table:table-cell table:formula="of:=IF([.$A54]&lt;[.AR$2];&quot;&quot;;IF([.$A54]=[.AR$2];1;MIN([.$B$1]+1;[.AQ53]+[.AR53])))" office:value-type="float" office:value="1000001" calcext:value-type="float">
            <text:p>1000001</text:p>
          </table:table-cell>
          <table:table-cell table:formula="of:=IF([.$A54]&lt;[.AS$2];&quot;&quot;;IF([.$A54]=[.AS$2];1;MIN([.$B$1]+1;[.AR53]+[.AS53])))" office:value-type="float" office:value="1000001" calcext:value-type="float">
            <text:p>1000001</text:p>
          </table:table-cell>
          <table:table-cell table:formula="of:=IF([.$A54]&lt;[.AT$2];&quot;&quot;;IF([.$A54]=[.AT$2];1;MIN([.$B$1]+1;[.AS53]+[.AT53])))" office:value-type="float" office:value="1000001" calcext:value-type="float">
            <text:p>1000001</text:p>
          </table:table-cell>
          <table:table-cell table:formula="of:=IF([.$A54]&lt;[.AU$2];&quot;&quot;;IF([.$A54]=[.AU$2];1;MIN([.$B$1]+1;[.AT53]+[.AU53])))" office:value-type="float" office:value="1000001" calcext:value-type="float">
            <text:p>1000001</text:p>
          </table:table-cell>
          <table:table-cell table:formula="of:=IF([.$A54]&lt;[.AV$2];&quot;&quot;;IF([.$A54]=[.AV$2];1;MIN([.$B$1]+1;[.AU53]+[.AV53])))" office:value-type="float" office:value="1000001" calcext:value-type="float">
            <text:p>1000001</text:p>
          </table:table-cell>
          <table:table-cell table:formula="of:=IF([.$A54]&lt;[.AW$2];&quot;&quot;;IF([.$A54]=[.AW$2];1;MIN([.$B$1]+1;[.AV53]+[.AW53])))" office:value-type="float" office:value="249900" calcext:value-type="float">
            <text:p>249900</text:p>
          </table:table-cell>
          <table:table-cell table:formula="of:=IF([.$A54]&lt;[.AX$2];&quot;&quot;;IF([.$A54]=[.AX$2];1;MIN([.$B$1]+1;[.AW53]+[.AX53])))" office:value-type="float" office:value="20825" calcext:value-type="float">
            <text:p>20825</text:p>
          </table:table-cell>
          <table:table-cell table:formula="of:=IF([.$A54]&lt;[.AY$2];&quot;&quot;;IF([.$A54]=[.AY$2];1;MIN([.$B$1]+1;[.AX53]+[.AY53])))" office:value-type="float" office:value="1275" calcext:value-type="float">
            <text:p>1275</text:p>
          </table:table-cell>
          <table:table-cell table:formula="of:=IF([.$A54]&lt;[.AZ$2];&quot;&quot;;IF([.$A54]=[.AZ$2];1;MIN([.$B$1]+1;[.AY53]+[.AZ53])))" office:value-type="float" office:value="51" calcext:value-type="float">
            <text:p>51</text:p>
          </table:table-cell>
          <table:table-cell table:formula="of:=IF([.$A54]&lt;[.BA$2];&quot;&quot;;IF([.$A54]=[.BA$2];1;MIN([.$B$1]+1;[.AZ53]+[.BA53])))" office:value-type="float" office:value="1" calcext:value-type="float">
            <text:p>1</text:p>
          </table:table-cell>
          <table:table-cell table:formula="of:=IF([.$A54]&lt;[.BB$2];&quot;&quot;;IF([.$A54]=[.BB$2];1;MIN([.$B$1]+1;[.BA53]+[.BB53])))">
            <text:p/>
          </table:table-cell>
          <table:table-cell table:formula="of:=IF([.$A54]&lt;[.BC$2];&quot;&quot;;IF([.$A54]=[.BC$2];1;MIN([.$B$1]+1;[.BB53]+[.BC53])))">
            <text:p/>
          </table:table-cell>
          <table:table-cell table:formula="of:=IF([.$A54]&lt;[.BD$2];&quot;&quot;;IF([.$A54]=[.BD$2];1;MIN([.$B$1]+1;[.BC53]+[.BD53])))">
            <text:p/>
          </table:table-cell>
          <table:table-cell table:formula="of:=IF([.$A54]&lt;[.BE$2];&quot;&quot;;IF([.$A54]=[.BE$2];1;MIN([.$B$1]+1;[.BD53]+[.BE53])))">
            <text:p/>
          </table:table-cell>
          <table:table-cell table:formula="of:=IF([.$A54]&lt;[.BF$2];&quot;&quot;;IF([.$A54]=[.BF$2];1;MIN([.$B$1]+1;[.BE53]+[.BF53])))">
            <text:p/>
          </table:table-cell>
          <table:table-cell table:formula="of:=IF([.$A54]&lt;[.BG$2];&quot;&quot;;IF([.$A54]=[.BG$2];1;MIN([.$B$1]+1;[.BF53]+[.BG53])))">
            <text:p/>
          </table:table-cell>
          <table:table-cell table:formula="of:=IF([.$A54]&lt;[.BH$2];&quot;&quot;;IF([.$A54]=[.BH$2];1;MIN([.$B$1]+1;[.BG53]+[.BH53])))">
            <text:p/>
          </table:table-cell>
          <table:table-cell table:formula="of:=IF([.$A54]&lt;[.BI$2];&quot;&quot;;IF([.$A54]=[.BI$2];1;MIN([.$B$1]+1;[.BH53]+[.BI53])))">
            <text:p/>
          </table:table-cell>
          <table:table-cell table:formula="of:=IF([.$A54]&lt;[.BJ$2];&quot;&quot;;IF([.$A54]=[.BJ$2];1;MIN([.$B$1]+1;[.BI53]+[.BJ53])))">
            <text:p/>
          </table:table-cell>
          <table:table-cell table:formula="of:=IF([.$A54]&lt;[.BK$2];&quot;&quot;;IF([.$A54]=[.BK$2];1;MIN([.$B$1]+1;[.BJ53]+[.BK53])))">
            <text:p/>
          </table:table-cell>
          <table:table-cell table:formula="of:=IF([.$A54]&lt;[.BL$2];&quot;&quot;;IF([.$A54]=[.BL$2];1;MIN([.$B$1]+1;[.BK53]+[.BL53])))">
            <text:p/>
          </table:table-cell>
          <table:table-cell table:formula="of:=IF([.$A54]&lt;[.BM$2];&quot;&quot;;IF([.$A54]=[.BM$2];1;MIN([.$B$1]+1;[.BL53]+[.BM53])))">
            <text:p/>
          </table:table-cell>
          <table:table-cell table:formula="of:=IF([.$A54]&lt;[.BN$2];&quot;&quot;;IF([.$A54]=[.BN$2];1;MIN([.$B$1]+1;[.BM53]+[.BN53])))">
            <text:p/>
          </table:table-cell>
          <table:table-cell table:formula="of:=IF([.$A54]&lt;[.BO$2];&quot;&quot;;IF([.$A54]=[.BO$2];1;MIN([.$B$1]+1;[.BN53]+[.BO53])))">
            <text:p/>
          </table:table-cell>
          <table:table-cell table:formula="of:=IF([.$A54]&lt;[.BP$2];&quot;&quot;;IF([.$A54]=[.BP$2];1;MIN([.$B$1]+1;[.BO53]+[.BP53])))">
            <text:p/>
          </table:table-cell>
          <table:table-cell table:formula="of:=IF([.$A54]&lt;[.BQ$2];&quot;&quot;;IF([.$A54]=[.BQ$2];1;MIN([.$B$1]+1;[.BP53]+[.BQ53])))">
            <text:p/>
          </table:table-cell>
          <table:table-cell table:formula="of:=IF([.$A54]&lt;[.BR$2];&quot;&quot;;IF([.$A54]=[.BR$2];1;MIN([.$B$1]+1;[.BQ53]+[.BR53])))">
            <text:p/>
          </table:table-cell>
          <table:table-cell table:formula="of:=IF([.$A54]&lt;[.BS$2];&quot;&quot;;IF([.$A54]=[.BS$2];1;MIN([.$B$1]+1;[.BR53]+[.BS53])))">
            <text:p/>
          </table:table-cell>
          <table:table-cell table:formula="of:=IF([.$A54]&lt;[.BT$2];&quot;&quot;;IF([.$A54]=[.BT$2];1;MIN([.$B$1]+1;[.BS53]+[.BT53])))">
            <text:p/>
          </table:table-cell>
          <table:table-cell table:formula="of:=IF([.$A54]&lt;[.BU$2];&quot;&quot;;IF([.$A54]=[.BU$2];1;MIN([.$B$1]+1;[.BT53]+[.BU53])))">
            <text:p/>
          </table:table-cell>
          <table:table-cell table:formula="of:=IF([.$A54]&lt;[.BV$2];&quot;&quot;;IF([.$A54]=[.BV$2];1;MIN([.$B$1]+1;[.BU53]+[.BV53])))">
            <text:p/>
          </table:table-cell>
          <table:table-cell table:formula="of:=IF([.$A54]&lt;[.BW$2];&quot;&quot;;IF([.$A54]=[.BW$2];1;MIN([.$B$1]+1;[.BV53]+[.BW53])))">
            <text:p/>
          </table:table-cell>
          <table:table-cell table:formula="of:=IF([.$A54]&lt;[.BX$2];&quot;&quot;;IF([.$A54]=[.BX$2];1;MIN([.$B$1]+1;[.BW53]+[.BX53])))">
            <text:p/>
          </table:table-cell>
          <table:table-cell table:formula="of:=IF([.$A54]&lt;[.BY$2];&quot;&quot;;IF([.$A54]=[.BY$2];1;MIN([.$B$1]+1;[.BX53]+[.BY53])))">
            <text:p/>
          </table:table-cell>
          <table:table-cell table:formula="of:=IF([.$A54]&lt;[.BZ$2];&quot;&quot;;IF([.$A54]=[.BZ$2];1;MIN([.$B$1]+1;[.BY53]+[.BZ53])))">
            <text:p/>
          </table:table-cell>
          <table:table-cell table:formula="of:=IF([.$A54]&lt;[.CA$2];&quot;&quot;;IF([.$A54]=[.CA$2];1;MIN([.$B$1]+1;[.BZ53]+[.CA53])))">
            <text:p/>
          </table:table-cell>
          <table:table-cell table:formula="of:=IF([.$A54]&lt;[.CB$2];&quot;&quot;;IF([.$A54]=[.CB$2];1;MIN([.$B$1]+1;[.CA53]+[.CB53])))">
            <text:p/>
          </table:table-cell>
          <table:table-cell table:formula="of:=IF([.$A54]&lt;[.CC$2];&quot;&quot;;IF([.$A54]=[.CC$2];1;MIN([.$B$1]+1;[.CB53]+[.CC53])))">
            <text:p/>
          </table:table-cell>
          <table:table-cell table:formula="of:=IF([.$A54]&lt;[.CD$2];&quot;&quot;;IF([.$A54]=[.CD$2];1;MIN([.$B$1]+1;[.CC53]+[.CD53])))">
            <text:p/>
          </table:table-cell>
          <table:table-cell table:formula="of:=IF([.$A54]&lt;[.CE$2];&quot;&quot;;IF([.$A54]=[.CE$2];1;MIN([.$B$1]+1;[.CD53]+[.CE53])))">
            <text:p/>
          </table:table-cell>
          <table:table-cell table:formula="of:=IF([.$A54]&lt;[.CF$2];&quot;&quot;;IF([.$A54]=[.CF$2];1;MIN([.$B$1]+1;[.CE53]+[.CF53])))">
            <text:p/>
          </table:table-cell>
          <table:table-cell table:formula="of:=IF([.$A54]&lt;[.CG$2];&quot;&quot;;IF([.$A54]=[.CG$2];1;MIN([.$B$1]+1;[.CF53]+[.CG53])))">
            <text:p/>
          </table:table-cell>
          <table:table-cell table:formula="of:=IF([.$A54]&lt;[.CH$2];&quot;&quot;;IF([.$A54]=[.CH$2];1;MIN([.$B$1]+1;[.CG53]+[.CH53])))">
            <text:p/>
          </table:table-cell>
          <table:table-cell table:formula="of:=IF([.$A54]&lt;[.CI$2];&quot;&quot;;IF([.$A54]=[.CI$2];1;MIN([.$B$1]+1;[.CH53]+[.CI53])))">
            <text:p/>
          </table:table-cell>
          <table:table-cell table:formula="of:=IF([.$A54]&lt;[.CJ$2];&quot;&quot;;IF([.$A54]=[.CJ$2];1;MIN([.$B$1]+1;[.CI53]+[.CJ53])))">
            <text:p/>
          </table:table-cell>
          <table:table-cell table:formula="of:=IF([.$A54]&lt;[.CK$2];&quot;&quot;;IF([.$A54]=[.CK$2];1;MIN([.$B$1]+1;[.CJ53]+[.CK53])))">
            <text:p/>
          </table:table-cell>
          <table:table-cell table:formula="of:=IF([.$A54]&lt;[.CL$2];&quot;&quot;;IF([.$A54]=[.CL$2];1;MIN([.$B$1]+1;[.CK53]+[.CL53])))">
            <text:p/>
          </table:table-cell>
          <table:table-cell table:formula="of:=IF([.$A54]&lt;[.CM$2];&quot;&quot;;IF([.$A54]=[.CM$2];1;MIN([.$B$1]+1;[.CL53]+[.CM53])))">
            <text:p/>
          </table:table-cell>
          <table:table-cell table:formula="of:=IF([.$A54]&lt;[.CN$2];&quot;&quot;;IF([.$A54]=[.CN$2];1;MIN([.$B$1]+1;[.CM53]+[.CN53])))">
            <text:p/>
          </table:table-cell>
          <table:table-cell table:formula="of:=IF([.$A54]&lt;[.CO$2];&quot;&quot;;IF([.$A54]=[.CO$2];1;MIN([.$B$1]+1;[.CN53]+[.CO53])))">
            <text:p/>
          </table:table-cell>
          <table:table-cell table:formula="of:=IF([.$A54]&lt;[.CP$2];&quot;&quot;;IF([.$A54]=[.CP$2];1;MIN([.$B$1]+1;[.CO53]+[.CP53])))">
            <text:p/>
          </table:table-cell>
          <table:table-cell table:formula="of:=IF([.$A54]&lt;[.CQ$2];&quot;&quot;;IF([.$A54]=[.CQ$2];1;MIN([.$B$1]+1;[.CP53]+[.CQ53])))">
            <text:p/>
          </table:table-cell>
          <table:table-cell table:formula="of:=IF([.$A54]&lt;[.CR$2];&quot;&quot;;IF([.$A54]=[.CR$2];1;MIN([.$B$1]+1;[.CQ53]+[.CR53])))">
            <text:p/>
          </table:table-cell>
          <table:table-cell table:formula="of:=IF([.$A54]&lt;[.CS$2];&quot;&quot;;IF([.$A54]=[.CS$2];1;MIN([.$B$1]+1;[.CR53]+[.CS53])))">
            <text:p/>
          </table:table-cell>
          <table:table-cell table:formula="of:=IF([.$A54]&lt;[.CT$2];&quot;&quot;;IF([.$A54]=[.CT$2];1;MIN([.$B$1]+1;[.CS53]+[.CT53])))">
            <text:p/>
          </table:table-cell>
          <table:table-cell table:formula="of:=IF([.$A54]&lt;[.CU$2];&quot;&quot;;IF([.$A54]=[.CU$2];1;MIN([.$B$1]+1;[.CT53]+[.CU53])))">
            <text:p/>
          </table:table-cell>
          <table:table-cell table:formula="of:=IF([.$A54]&lt;[.CV$2];&quot;&quot;;IF([.$A54]=[.CV$2];1;MIN([.$B$1]+1;[.CU53]+[.CV53])))">
            <text:p/>
          </table:table-cell>
          <table:table-cell table:formula="of:=IF([.$A54]&lt;[.CW$2];&quot;&quot;;IF([.$A54]=[.CW$2];1;MIN([.$B$1]+1;[.CV53]+[.CW53])))">
            <text:p/>
          </table:table-cell>
          <table:table-cell table:formula="of:=IF([.$A54]&lt;[.CX$2];&quot;&quot;;IF([.$A54]=[.CX$2];1;MIN([.$B$1]+1;[.CW53]+[.CX53])))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IF([.$A55]&lt;[.C$2];&quot;&quot;;IF([.$A55]=[.C$2];1;MIN([.$B$1]+1;[.B54]+[.C54])))" office:value-type="float" office:value="52" calcext:value-type="float">
            <text:p>52</text:p>
          </table:table-cell>
          <table:table-cell table:formula="of:=IF([.$A55]&lt;[.D$2];&quot;&quot;;IF([.$A55]=[.D$2];1;MIN([.$B$1]+1;[.C54]+[.D54])))" office:value-type="float" office:value="1326" calcext:value-type="float">
            <text:p>1326</text:p>
          </table:table-cell>
          <table:table-cell table:formula="of:=IF([.$A55]&lt;[.E$2];&quot;&quot;;IF([.$A55]=[.E$2];1;MIN([.$B$1]+1;[.D54]+[.E54])))" office:value-type="float" office:value="22100" calcext:value-type="float">
            <text:p>22100</text:p>
          </table:table-cell>
          <table:table-cell table:formula="of:=IF([.$A55]&lt;[.F$2];&quot;&quot;;IF([.$A55]=[.F$2];1;MIN([.$B$1]+1;[.E54]+[.F54])))" office:value-type="float" office:value="270725" calcext:value-type="float">
            <text:p>270725</text:p>
          </table:table-cell>
          <table:table-cell table:formula="of:=IF([.$A55]&lt;[.G$2];&quot;&quot;;IF([.$A55]=[.G$2];1;MIN([.$B$1]+1;[.F54]+[.G54])))" office:value-type="float" office:value="1000001" calcext:value-type="float">
            <text:p>1000001</text:p>
          </table:table-cell>
          <table:table-cell table:formula="of:=IF([.$A55]&lt;[.H$2];&quot;&quot;;IF([.$A55]=[.H$2];1;MIN([.$B$1]+1;[.G54]+[.H54])))" office:value-type="float" office:value="1000001" calcext:value-type="float">
            <text:p>1000001</text:p>
          </table:table-cell>
          <table:table-cell table:formula="of:=IF([.$A55]&lt;[.I$2];&quot;&quot;;IF([.$A55]=[.I$2];1;MIN([.$B$1]+1;[.H54]+[.I54])))" office:value-type="float" office:value="1000001" calcext:value-type="float">
            <text:p>1000001</text:p>
          </table:table-cell>
          <table:table-cell table:formula="of:=IF([.$A55]&lt;[.J$2];&quot;&quot;;IF([.$A55]=[.J$2];1;MIN([.$B$1]+1;[.I54]+[.J54])))" office:value-type="float" office:value="1000001" calcext:value-type="float">
            <text:p>1000001</text:p>
          </table:table-cell>
          <table:table-cell table:formula="of:=IF([.$A55]&lt;[.K$2];&quot;&quot;;IF([.$A55]=[.K$2];1;MIN([.$B$1]+1;[.J54]+[.K54])))" office:value-type="float" office:value="1000001" calcext:value-type="float">
            <text:p>1000001</text:p>
          </table:table-cell>
          <table:table-cell table:formula="of:=IF([.$A55]&lt;[.L$2];&quot;&quot;;IF([.$A55]=[.L$2];1;MIN([.$B$1]+1;[.K54]+[.L54])))" office:value-type="float" office:value="1000001" calcext:value-type="float">
            <text:p>1000001</text:p>
          </table:table-cell>
          <table:table-cell table:formula="of:=IF([.$A55]&lt;[.M$2];&quot;&quot;;IF([.$A55]=[.M$2];1;MIN([.$B$1]+1;[.L54]+[.M54])))" office:value-type="float" office:value="1000001" calcext:value-type="float">
            <text:p>1000001</text:p>
          </table:table-cell>
          <table:table-cell table:formula="of:=IF([.$A55]&lt;[.N$2];&quot;&quot;;IF([.$A55]=[.N$2];1;MIN([.$B$1]+1;[.M54]+[.N54])))" office:value-type="float" office:value="1000001" calcext:value-type="float">
            <text:p>1000001</text:p>
          </table:table-cell>
          <table:table-cell table:formula="of:=IF([.$A55]&lt;[.O$2];&quot;&quot;;IF([.$A55]=[.O$2];1;MIN([.$B$1]+1;[.N54]+[.O54])))" office:value-type="float" office:value="1000001" calcext:value-type="float">
            <text:p>1000001</text:p>
          </table:table-cell>
          <table:table-cell table:formula="of:=IF([.$A55]&lt;[.P$2];&quot;&quot;;IF([.$A55]=[.P$2];1;MIN([.$B$1]+1;[.O54]+[.P54])))" office:value-type="float" office:value="1000001" calcext:value-type="float">
            <text:p>1000001</text:p>
          </table:table-cell>
          <table:table-cell table:formula="of:=IF([.$A55]&lt;[.Q$2];&quot;&quot;;IF([.$A55]=[.Q$2];1;MIN([.$B$1]+1;[.P54]+[.Q54])))" office:value-type="float" office:value="1000001" calcext:value-type="float">
            <text:p>1000001</text:p>
          </table:table-cell>
          <table:table-cell table:formula="of:=IF([.$A55]&lt;[.R$2];&quot;&quot;;IF([.$A55]=[.R$2];1;MIN([.$B$1]+1;[.Q54]+[.R54])))" office:value-type="float" office:value="1000001" calcext:value-type="float">
            <text:p>1000001</text:p>
          </table:table-cell>
          <table:table-cell table:formula="of:=IF([.$A55]&lt;[.S$2];&quot;&quot;;IF([.$A55]=[.S$2];1;MIN([.$B$1]+1;[.R54]+[.S54])))" office:value-type="float" office:value="1000001" calcext:value-type="float">
            <text:p>1000001</text:p>
          </table:table-cell>
          <table:table-cell table:formula="of:=IF([.$A55]&lt;[.T$2];&quot;&quot;;IF([.$A55]=[.T$2];1;MIN([.$B$1]+1;[.S54]+[.T54])))" office:value-type="float" office:value="1000001" calcext:value-type="float">
            <text:p>1000001</text:p>
          </table:table-cell>
          <table:table-cell table:formula="of:=IF([.$A55]&lt;[.U$2];&quot;&quot;;IF([.$A55]=[.U$2];1;MIN([.$B$1]+1;[.T54]+[.U54])))" office:value-type="float" office:value="1000001" calcext:value-type="float">
            <text:p>1000001</text:p>
          </table:table-cell>
          <table:table-cell table:formula="of:=IF([.$A55]&lt;[.V$2];&quot;&quot;;IF([.$A55]=[.V$2];1;MIN([.$B$1]+1;[.U54]+[.V54])))" office:value-type="float" office:value="1000001" calcext:value-type="float">
            <text:p>1000001</text:p>
          </table:table-cell>
          <table:table-cell table:formula="of:=IF([.$A55]&lt;[.W$2];&quot;&quot;;IF([.$A55]=[.W$2];1;MIN([.$B$1]+1;[.V54]+[.W54])))" office:value-type="float" office:value="1000001" calcext:value-type="float">
            <text:p>1000001</text:p>
          </table:table-cell>
          <table:table-cell table:formula="of:=IF([.$A55]&lt;[.X$2];&quot;&quot;;IF([.$A55]=[.X$2];1;MIN([.$B$1]+1;[.W54]+[.X54])))" office:value-type="float" office:value="1000001" calcext:value-type="float">
            <text:p>1000001</text:p>
          </table:table-cell>
          <table:table-cell table:formula="of:=IF([.$A55]&lt;[.Y$2];&quot;&quot;;IF([.$A55]=[.Y$2];1;MIN([.$B$1]+1;[.X54]+[.Y54])))" office:value-type="float" office:value="1000001" calcext:value-type="float">
            <text:p>1000001</text:p>
          </table:table-cell>
          <table:table-cell table:formula="of:=IF([.$A55]&lt;[.Z$2];&quot;&quot;;IF([.$A55]=[.Z$2];1;MIN([.$B$1]+1;[.Y54]+[.Z54])))" office:value-type="float" office:value="1000001" calcext:value-type="float">
            <text:p>1000001</text:p>
          </table:table-cell>
          <table:table-cell table:formula="of:=IF([.$A55]&lt;[.AA$2];&quot;&quot;;IF([.$A55]=[.AA$2];1;MIN([.$B$1]+1;[.Z54]+[.AA54])))" office:value-type="float" office:value="1000001" calcext:value-type="float">
            <text:p>1000001</text:p>
          </table:table-cell>
          <table:table-cell table:formula="of:=IF([.$A55]&lt;[.AB$2];&quot;&quot;;IF([.$A55]=[.AB$2];1;MIN([.$B$1]+1;[.AA54]+[.AB54])))" office:value-type="float" office:value="1000001" calcext:value-type="float">
            <text:p>1000001</text:p>
          </table:table-cell>
          <table:table-cell table:formula="of:=IF([.$A55]&lt;[.AC$2];&quot;&quot;;IF([.$A55]=[.AC$2];1;MIN([.$B$1]+1;[.AB54]+[.AC54])))" office:value-type="float" office:value="1000001" calcext:value-type="float">
            <text:p>1000001</text:p>
          </table:table-cell>
          <table:table-cell table:formula="of:=IF([.$A55]&lt;[.AD$2];&quot;&quot;;IF([.$A55]=[.AD$2];1;MIN([.$B$1]+1;[.AC54]+[.AD54])))" office:value-type="float" office:value="1000001" calcext:value-type="float">
            <text:p>1000001</text:p>
          </table:table-cell>
          <table:table-cell table:formula="of:=IF([.$A55]&lt;[.AE$2];&quot;&quot;;IF([.$A55]=[.AE$2];1;MIN([.$B$1]+1;[.AD54]+[.AE54])))" office:value-type="float" office:value="1000001" calcext:value-type="float">
            <text:p>1000001</text:p>
          </table:table-cell>
          <table:table-cell table:formula="of:=IF([.$A55]&lt;[.AF$2];&quot;&quot;;IF([.$A55]=[.AF$2];1;MIN([.$B$1]+1;[.AE54]+[.AF54])))" office:value-type="float" office:value="1000001" calcext:value-type="float">
            <text:p>1000001</text:p>
          </table:table-cell>
          <table:table-cell table:formula="of:=IF([.$A55]&lt;[.AG$2];&quot;&quot;;IF([.$A55]=[.AG$2];1;MIN([.$B$1]+1;[.AF54]+[.AG54])))" office:value-type="float" office:value="1000001" calcext:value-type="float">
            <text:p>1000001</text:p>
          </table:table-cell>
          <table:table-cell table:formula="of:=IF([.$A55]&lt;[.AH$2];&quot;&quot;;IF([.$A55]=[.AH$2];1;MIN([.$B$1]+1;[.AG54]+[.AH54])))" office:value-type="float" office:value="1000001" calcext:value-type="float">
            <text:p>1000001</text:p>
          </table:table-cell>
          <table:table-cell table:formula="of:=IF([.$A55]&lt;[.AI$2];&quot;&quot;;IF([.$A55]=[.AI$2];1;MIN([.$B$1]+1;[.AH54]+[.AI54])))" office:value-type="float" office:value="1000001" calcext:value-type="float">
            <text:p>1000001</text:p>
          </table:table-cell>
          <table:table-cell table:formula="of:=IF([.$A55]&lt;[.AJ$2];&quot;&quot;;IF([.$A55]=[.AJ$2];1;MIN([.$B$1]+1;[.AI54]+[.AJ54])))" office:value-type="float" office:value="1000001" calcext:value-type="float">
            <text:p>1000001</text:p>
          </table:table-cell>
          <table:table-cell table:formula="of:=IF([.$A55]&lt;[.AK$2];&quot;&quot;;IF([.$A55]=[.AK$2];1;MIN([.$B$1]+1;[.AJ54]+[.AK54])))" office:value-type="float" office:value="1000001" calcext:value-type="float">
            <text:p>1000001</text:p>
          </table:table-cell>
          <table:table-cell table:formula="of:=IF([.$A55]&lt;[.AL$2];&quot;&quot;;IF([.$A55]=[.AL$2];1;MIN([.$B$1]+1;[.AK54]+[.AL54])))" office:value-type="float" office:value="1000001" calcext:value-type="float">
            <text:p>1000001</text:p>
          </table:table-cell>
          <table:table-cell table:formula="of:=IF([.$A55]&lt;[.AM$2];&quot;&quot;;IF([.$A55]=[.AM$2];1;MIN([.$B$1]+1;[.AL54]+[.AM54])))" office:value-type="float" office:value="1000001" calcext:value-type="float">
            <text:p>1000001</text:p>
          </table:table-cell>
          <table:table-cell table:formula="of:=IF([.$A55]&lt;[.AN$2];&quot;&quot;;IF([.$A55]=[.AN$2];1;MIN([.$B$1]+1;[.AM54]+[.AN54])))" office:value-type="float" office:value="1000001" calcext:value-type="float">
            <text:p>1000001</text:p>
          </table:table-cell>
          <table:table-cell table:formula="of:=IF([.$A55]&lt;[.AO$2];&quot;&quot;;IF([.$A55]=[.AO$2];1;MIN([.$B$1]+1;[.AN54]+[.AO54])))" office:value-type="float" office:value="1000001" calcext:value-type="float">
            <text:p>1000001</text:p>
          </table:table-cell>
          <table:table-cell table:formula="of:=IF([.$A55]&lt;[.AP$2];&quot;&quot;;IF([.$A55]=[.AP$2];1;MIN([.$B$1]+1;[.AO54]+[.AP54])))" office:value-type="float" office:value="1000001" calcext:value-type="float">
            <text:p>1000001</text:p>
          </table:table-cell>
          <table:table-cell table:formula="of:=IF([.$A55]&lt;[.AQ$2];&quot;&quot;;IF([.$A55]=[.AQ$2];1;MIN([.$B$1]+1;[.AP54]+[.AQ54])))" office:value-type="float" office:value="1000001" calcext:value-type="float">
            <text:p>1000001</text:p>
          </table:table-cell>
          <table:table-cell table:formula="of:=IF([.$A55]&lt;[.AR$2];&quot;&quot;;IF([.$A55]=[.AR$2];1;MIN([.$B$1]+1;[.AQ54]+[.AR54])))" office:value-type="float" office:value="1000001" calcext:value-type="float">
            <text:p>1000001</text:p>
          </table:table-cell>
          <table:table-cell table:formula="of:=IF([.$A55]&lt;[.AS$2];&quot;&quot;;IF([.$A55]=[.AS$2];1;MIN([.$B$1]+1;[.AR54]+[.AS54])))" office:value-type="float" office:value="1000001" calcext:value-type="float">
            <text:p>1000001</text:p>
          </table:table-cell>
          <table:table-cell table:formula="of:=IF([.$A55]&lt;[.AT$2];&quot;&quot;;IF([.$A55]=[.AT$2];1;MIN([.$B$1]+1;[.AS54]+[.AT54])))" office:value-type="float" office:value="1000001" calcext:value-type="float">
            <text:p>1000001</text:p>
          </table:table-cell>
          <table:table-cell table:formula="of:=IF([.$A55]&lt;[.AU$2];&quot;&quot;;IF([.$A55]=[.AU$2];1;MIN([.$B$1]+1;[.AT54]+[.AU54])))" office:value-type="float" office:value="1000001" calcext:value-type="float">
            <text:p>1000001</text:p>
          </table:table-cell>
          <table:table-cell table:formula="of:=IF([.$A55]&lt;[.AV$2];&quot;&quot;;IF([.$A55]=[.AV$2];1;MIN([.$B$1]+1;[.AU54]+[.AV54])))" office:value-type="float" office:value="1000001" calcext:value-type="float">
            <text:p>1000001</text:p>
          </table:table-cell>
          <table:table-cell table:formula="of:=IF([.$A55]&lt;[.AW$2];&quot;&quot;;IF([.$A55]=[.AW$2];1;MIN([.$B$1]+1;[.AV54]+[.AW54])))" office:value-type="float" office:value="1000001" calcext:value-type="float">
            <text:p>1000001</text:p>
          </table:table-cell>
          <table:table-cell table:formula="of:=IF([.$A55]&lt;[.AX$2];&quot;&quot;;IF([.$A55]=[.AX$2];1;MIN([.$B$1]+1;[.AW54]+[.AX54])))" office:value-type="float" office:value="270725" calcext:value-type="float">
            <text:p>270725</text:p>
          </table:table-cell>
          <table:table-cell table:formula="of:=IF([.$A55]&lt;[.AY$2];&quot;&quot;;IF([.$A55]=[.AY$2];1;MIN([.$B$1]+1;[.AX54]+[.AY54])))" office:value-type="float" office:value="22100" calcext:value-type="float">
            <text:p>22100</text:p>
          </table:table-cell>
          <table:table-cell table:formula="of:=IF([.$A55]&lt;[.AZ$2];&quot;&quot;;IF([.$A55]=[.AZ$2];1;MIN([.$B$1]+1;[.AY54]+[.AZ54])))" office:value-type="float" office:value="1326" calcext:value-type="float">
            <text:p>1326</text:p>
          </table:table-cell>
          <table:table-cell table:formula="of:=IF([.$A55]&lt;[.BA$2];&quot;&quot;;IF([.$A55]=[.BA$2];1;MIN([.$B$1]+1;[.AZ54]+[.BA54])))" office:value-type="float" office:value="52" calcext:value-type="float">
            <text:p>52</text:p>
          </table:table-cell>
          <table:table-cell table:formula="of:=IF([.$A55]&lt;[.BB$2];&quot;&quot;;IF([.$A55]=[.BB$2];1;MIN([.$B$1]+1;[.BA54]+[.BB54])))" office:value-type="float" office:value="1" calcext:value-type="float">
            <text:p>1</text:p>
          </table:table-cell>
          <table:table-cell table:formula="of:=IF([.$A55]&lt;[.BC$2];&quot;&quot;;IF([.$A55]=[.BC$2];1;MIN([.$B$1]+1;[.BB54]+[.BC54])))">
            <text:p/>
          </table:table-cell>
          <table:table-cell table:formula="of:=IF([.$A55]&lt;[.BD$2];&quot;&quot;;IF([.$A55]=[.BD$2];1;MIN([.$B$1]+1;[.BC54]+[.BD54])))">
            <text:p/>
          </table:table-cell>
          <table:table-cell table:formula="of:=IF([.$A55]&lt;[.BE$2];&quot;&quot;;IF([.$A55]=[.BE$2];1;MIN([.$B$1]+1;[.BD54]+[.BE54])))">
            <text:p/>
          </table:table-cell>
          <table:table-cell table:formula="of:=IF([.$A55]&lt;[.BF$2];&quot;&quot;;IF([.$A55]=[.BF$2];1;MIN([.$B$1]+1;[.BE54]+[.BF54])))">
            <text:p/>
          </table:table-cell>
          <table:table-cell table:formula="of:=IF([.$A55]&lt;[.BG$2];&quot;&quot;;IF([.$A55]=[.BG$2];1;MIN([.$B$1]+1;[.BF54]+[.BG54])))">
            <text:p/>
          </table:table-cell>
          <table:table-cell table:formula="of:=IF([.$A55]&lt;[.BH$2];&quot;&quot;;IF([.$A55]=[.BH$2];1;MIN([.$B$1]+1;[.BG54]+[.BH54])))">
            <text:p/>
          </table:table-cell>
          <table:table-cell table:formula="of:=IF([.$A55]&lt;[.BI$2];&quot;&quot;;IF([.$A55]=[.BI$2];1;MIN([.$B$1]+1;[.BH54]+[.BI54])))">
            <text:p/>
          </table:table-cell>
          <table:table-cell table:formula="of:=IF([.$A55]&lt;[.BJ$2];&quot;&quot;;IF([.$A55]=[.BJ$2];1;MIN([.$B$1]+1;[.BI54]+[.BJ54])))">
            <text:p/>
          </table:table-cell>
          <table:table-cell table:formula="of:=IF([.$A55]&lt;[.BK$2];&quot;&quot;;IF([.$A55]=[.BK$2];1;MIN([.$B$1]+1;[.BJ54]+[.BK54])))">
            <text:p/>
          </table:table-cell>
          <table:table-cell table:formula="of:=IF([.$A55]&lt;[.BL$2];&quot;&quot;;IF([.$A55]=[.BL$2];1;MIN([.$B$1]+1;[.BK54]+[.BL54])))">
            <text:p/>
          </table:table-cell>
          <table:table-cell table:formula="of:=IF([.$A55]&lt;[.BM$2];&quot;&quot;;IF([.$A55]=[.BM$2];1;MIN([.$B$1]+1;[.BL54]+[.BM54])))">
            <text:p/>
          </table:table-cell>
          <table:table-cell table:formula="of:=IF([.$A55]&lt;[.BN$2];&quot;&quot;;IF([.$A55]=[.BN$2];1;MIN([.$B$1]+1;[.BM54]+[.BN54])))">
            <text:p/>
          </table:table-cell>
          <table:table-cell table:formula="of:=IF([.$A55]&lt;[.BO$2];&quot;&quot;;IF([.$A55]=[.BO$2];1;MIN([.$B$1]+1;[.BN54]+[.BO54])))">
            <text:p/>
          </table:table-cell>
          <table:table-cell table:formula="of:=IF([.$A55]&lt;[.BP$2];&quot;&quot;;IF([.$A55]=[.BP$2];1;MIN([.$B$1]+1;[.BO54]+[.BP54])))">
            <text:p/>
          </table:table-cell>
          <table:table-cell table:formula="of:=IF([.$A55]&lt;[.BQ$2];&quot;&quot;;IF([.$A55]=[.BQ$2];1;MIN([.$B$1]+1;[.BP54]+[.BQ54])))">
            <text:p/>
          </table:table-cell>
          <table:table-cell table:formula="of:=IF([.$A55]&lt;[.BR$2];&quot;&quot;;IF([.$A55]=[.BR$2];1;MIN([.$B$1]+1;[.BQ54]+[.BR54])))">
            <text:p/>
          </table:table-cell>
          <table:table-cell table:formula="of:=IF([.$A55]&lt;[.BS$2];&quot;&quot;;IF([.$A55]=[.BS$2];1;MIN([.$B$1]+1;[.BR54]+[.BS54])))">
            <text:p/>
          </table:table-cell>
          <table:table-cell table:formula="of:=IF([.$A55]&lt;[.BT$2];&quot;&quot;;IF([.$A55]=[.BT$2];1;MIN([.$B$1]+1;[.BS54]+[.BT54])))">
            <text:p/>
          </table:table-cell>
          <table:table-cell table:formula="of:=IF([.$A55]&lt;[.BU$2];&quot;&quot;;IF([.$A55]=[.BU$2];1;MIN([.$B$1]+1;[.BT54]+[.BU54])))">
            <text:p/>
          </table:table-cell>
          <table:table-cell table:formula="of:=IF([.$A55]&lt;[.BV$2];&quot;&quot;;IF([.$A55]=[.BV$2];1;MIN([.$B$1]+1;[.BU54]+[.BV54])))">
            <text:p/>
          </table:table-cell>
          <table:table-cell table:formula="of:=IF([.$A55]&lt;[.BW$2];&quot;&quot;;IF([.$A55]=[.BW$2];1;MIN([.$B$1]+1;[.BV54]+[.BW54])))">
            <text:p/>
          </table:table-cell>
          <table:table-cell table:formula="of:=IF([.$A55]&lt;[.BX$2];&quot;&quot;;IF([.$A55]=[.BX$2];1;MIN([.$B$1]+1;[.BW54]+[.BX54])))">
            <text:p/>
          </table:table-cell>
          <table:table-cell table:formula="of:=IF([.$A55]&lt;[.BY$2];&quot;&quot;;IF([.$A55]=[.BY$2];1;MIN([.$B$1]+1;[.BX54]+[.BY54])))">
            <text:p/>
          </table:table-cell>
          <table:table-cell table:formula="of:=IF([.$A55]&lt;[.BZ$2];&quot;&quot;;IF([.$A55]=[.BZ$2];1;MIN([.$B$1]+1;[.BY54]+[.BZ54])))">
            <text:p/>
          </table:table-cell>
          <table:table-cell table:formula="of:=IF([.$A55]&lt;[.CA$2];&quot;&quot;;IF([.$A55]=[.CA$2];1;MIN([.$B$1]+1;[.BZ54]+[.CA54])))">
            <text:p/>
          </table:table-cell>
          <table:table-cell table:formula="of:=IF([.$A55]&lt;[.CB$2];&quot;&quot;;IF([.$A55]=[.CB$2];1;MIN([.$B$1]+1;[.CA54]+[.CB54])))">
            <text:p/>
          </table:table-cell>
          <table:table-cell table:formula="of:=IF([.$A55]&lt;[.CC$2];&quot;&quot;;IF([.$A55]=[.CC$2];1;MIN([.$B$1]+1;[.CB54]+[.CC54])))">
            <text:p/>
          </table:table-cell>
          <table:table-cell table:formula="of:=IF([.$A55]&lt;[.CD$2];&quot;&quot;;IF([.$A55]=[.CD$2];1;MIN([.$B$1]+1;[.CC54]+[.CD54])))">
            <text:p/>
          </table:table-cell>
          <table:table-cell table:formula="of:=IF([.$A55]&lt;[.CE$2];&quot;&quot;;IF([.$A55]=[.CE$2];1;MIN([.$B$1]+1;[.CD54]+[.CE54])))">
            <text:p/>
          </table:table-cell>
          <table:table-cell table:formula="of:=IF([.$A55]&lt;[.CF$2];&quot;&quot;;IF([.$A55]=[.CF$2];1;MIN([.$B$1]+1;[.CE54]+[.CF54])))">
            <text:p/>
          </table:table-cell>
          <table:table-cell table:formula="of:=IF([.$A55]&lt;[.CG$2];&quot;&quot;;IF([.$A55]=[.CG$2];1;MIN([.$B$1]+1;[.CF54]+[.CG54])))">
            <text:p/>
          </table:table-cell>
          <table:table-cell table:formula="of:=IF([.$A55]&lt;[.CH$2];&quot;&quot;;IF([.$A55]=[.CH$2];1;MIN([.$B$1]+1;[.CG54]+[.CH54])))">
            <text:p/>
          </table:table-cell>
          <table:table-cell table:formula="of:=IF([.$A55]&lt;[.CI$2];&quot;&quot;;IF([.$A55]=[.CI$2];1;MIN([.$B$1]+1;[.CH54]+[.CI54])))">
            <text:p/>
          </table:table-cell>
          <table:table-cell table:formula="of:=IF([.$A55]&lt;[.CJ$2];&quot;&quot;;IF([.$A55]=[.CJ$2];1;MIN([.$B$1]+1;[.CI54]+[.CJ54])))">
            <text:p/>
          </table:table-cell>
          <table:table-cell table:formula="of:=IF([.$A55]&lt;[.CK$2];&quot;&quot;;IF([.$A55]=[.CK$2];1;MIN([.$B$1]+1;[.CJ54]+[.CK54])))">
            <text:p/>
          </table:table-cell>
          <table:table-cell table:formula="of:=IF([.$A55]&lt;[.CL$2];&quot;&quot;;IF([.$A55]=[.CL$2];1;MIN([.$B$1]+1;[.CK54]+[.CL54])))">
            <text:p/>
          </table:table-cell>
          <table:table-cell table:formula="of:=IF([.$A55]&lt;[.CM$2];&quot;&quot;;IF([.$A55]=[.CM$2];1;MIN([.$B$1]+1;[.CL54]+[.CM54])))">
            <text:p/>
          </table:table-cell>
          <table:table-cell table:formula="of:=IF([.$A55]&lt;[.CN$2];&quot;&quot;;IF([.$A55]=[.CN$2];1;MIN([.$B$1]+1;[.CM54]+[.CN54])))">
            <text:p/>
          </table:table-cell>
          <table:table-cell table:formula="of:=IF([.$A55]&lt;[.CO$2];&quot;&quot;;IF([.$A55]=[.CO$2];1;MIN([.$B$1]+1;[.CN54]+[.CO54])))">
            <text:p/>
          </table:table-cell>
          <table:table-cell table:formula="of:=IF([.$A55]&lt;[.CP$2];&quot;&quot;;IF([.$A55]=[.CP$2];1;MIN([.$B$1]+1;[.CO54]+[.CP54])))">
            <text:p/>
          </table:table-cell>
          <table:table-cell table:formula="of:=IF([.$A55]&lt;[.CQ$2];&quot;&quot;;IF([.$A55]=[.CQ$2];1;MIN([.$B$1]+1;[.CP54]+[.CQ54])))">
            <text:p/>
          </table:table-cell>
          <table:table-cell table:formula="of:=IF([.$A55]&lt;[.CR$2];&quot;&quot;;IF([.$A55]=[.CR$2];1;MIN([.$B$1]+1;[.CQ54]+[.CR54])))">
            <text:p/>
          </table:table-cell>
          <table:table-cell table:formula="of:=IF([.$A55]&lt;[.CS$2];&quot;&quot;;IF([.$A55]=[.CS$2];1;MIN([.$B$1]+1;[.CR54]+[.CS54])))">
            <text:p/>
          </table:table-cell>
          <table:table-cell table:formula="of:=IF([.$A55]&lt;[.CT$2];&quot;&quot;;IF([.$A55]=[.CT$2];1;MIN([.$B$1]+1;[.CS54]+[.CT54])))">
            <text:p/>
          </table:table-cell>
          <table:table-cell table:formula="of:=IF([.$A55]&lt;[.CU$2];&quot;&quot;;IF([.$A55]=[.CU$2];1;MIN([.$B$1]+1;[.CT54]+[.CU54])))">
            <text:p/>
          </table:table-cell>
          <table:table-cell table:formula="of:=IF([.$A55]&lt;[.CV$2];&quot;&quot;;IF([.$A55]=[.CV$2];1;MIN([.$B$1]+1;[.CU54]+[.CV54])))">
            <text:p/>
          </table:table-cell>
          <table:table-cell table:formula="of:=IF([.$A55]&lt;[.CW$2];&quot;&quot;;IF([.$A55]=[.CW$2];1;MIN([.$B$1]+1;[.CV54]+[.CW54])))">
            <text:p/>
          </table:table-cell>
          <table:table-cell table:formula="of:=IF([.$A55]&lt;[.CX$2];&quot;&quot;;IF([.$A55]=[.CX$2];1;MIN([.$B$1]+1;[.CW54]+[.CX54])))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IF([.$A56]&lt;[.C$2];&quot;&quot;;IF([.$A56]=[.C$2];1;MIN([.$B$1]+1;[.B55]+[.C55])))" office:value-type="float" office:value="53" calcext:value-type="float">
            <text:p>53</text:p>
          </table:table-cell>
          <table:table-cell table:formula="of:=IF([.$A56]&lt;[.D$2];&quot;&quot;;IF([.$A56]=[.D$2];1;MIN([.$B$1]+1;[.C55]+[.D55])))" office:value-type="float" office:value="1378" calcext:value-type="float">
            <text:p>1378</text:p>
          </table:table-cell>
          <table:table-cell table:formula="of:=IF([.$A56]&lt;[.E$2];&quot;&quot;;IF([.$A56]=[.E$2];1;MIN([.$B$1]+1;[.D55]+[.E55])))" office:value-type="float" office:value="23426" calcext:value-type="float">
            <text:p>23426</text:p>
          </table:table-cell>
          <table:table-cell table:formula="of:=IF([.$A56]&lt;[.F$2];&quot;&quot;;IF([.$A56]=[.F$2];1;MIN([.$B$1]+1;[.E55]+[.F55])))" office:value-type="float" office:value="292825" calcext:value-type="float">
            <text:p>292825</text:p>
          </table:table-cell>
          <table:table-cell table:formula="of:=IF([.$A56]&lt;[.G$2];&quot;&quot;;IF([.$A56]=[.G$2];1;MIN([.$B$1]+1;[.F55]+[.G55])))" office:value-type="float" office:value="1000001" calcext:value-type="float">
            <text:p>1000001</text:p>
          </table:table-cell>
          <table:table-cell table:formula="of:=IF([.$A56]&lt;[.H$2];&quot;&quot;;IF([.$A56]=[.H$2];1;MIN([.$B$1]+1;[.G55]+[.H55])))" office:value-type="float" office:value="1000001" calcext:value-type="float">
            <text:p>1000001</text:p>
          </table:table-cell>
          <table:table-cell table:formula="of:=IF([.$A56]&lt;[.I$2];&quot;&quot;;IF([.$A56]=[.I$2];1;MIN([.$B$1]+1;[.H55]+[.I55])))" office:value-type="float" office:value="1000001" calcext:value-type="float">
            <text:p>1000001</text:p>
          </table:table-cell>
          <table:table-cell table:formula="of:=IF([.$A56]&lt;[.J$2];&quot;&quot;;IF([.$A56]=[.J$2];1;MIN([.$B$1]+1;[.I55]+[.J55])))" office:value-type="float" office:value="1000001" calcext:value-type="float">
            <text:p>1000001</text:p>
          </table:table-cell>
          <table:table-cell table:formula="of:=IF([.$A56]&lt;[.K$2];&quot;&quot;;IF([.$A56]=[.K$2];1;MIN([.$B$1]+1;[.J55]+[.K55])))" office:value-type="float" office:value="1000001" calcext:value-type="float">
            <text:p>1000001</text:p>
          </table:table-cell>
          <table:table-cell table:formula="of:=IF([.$A56]&lt;[.L$2];&quot;&quot;;IF([.$A56]=[.L$2];1;MIN([.$B$1]+1;[.K55]+[.L55])))" office:value-type="float" office:value="1000001" calcext:value-type="float">
            <text:p>1000001</text:p>
          </table:table-cell>
          <table:table-cell table:formula="of:=IF([.$A56]&lt;[.M$2];&quot;&quot;;IF([.$A56]=[.M$2];1;MIN([.$B$1]+1;[.L55]+[.M55])))" office:value-type="float" office:value="1000001" calcext:value-type="float">
            <text:p>1000001</text:p>
          </table:table-cell>
          <table:table-cell table:formula="of:=IF([.$A56]&lt;[.N$2];&quot;&quot;;IF([.$A56]=[.N$2];1;MIN([.$B$1]+1;[.M55]+[.N55])))" office:value-type="float" office:value="1000001" calcext:value-type="float">
            <text:p>1000001</text:p>
          </table:table-cell>
          <table:table-cell table:formula="of:=IF([.$A56]&lt;[.O$2];&quot;&quot;;IF([.$A56]=[.O$2];1;MIN([.$B$1]+1;[.N55]+[.O55])))" office:value-type="float" office:value="1000001" calcext:value-type="float">
            <text:p>1000001</text:p>
          </table:table-cell>
          <table:table-cell table:formula="of:=IF([.$A56]&lt;[.P$2];&quot;&quot;;IF([.$A56]=[.P$2];1;MIN([.$B$1]+1;[.O55]+[.P55])))" office:value-type="float" office:value="1000001" calcext:value-type="float">
            <text:p>1000001</text:p>
          </table:table-cell>
          <table:table-cell table:formula="of:=IF([.$A56]&lt;[.Q$2];&quot;&quot;;IF([.$A56]=[.Q$2];1;MIN([.$B$1]+1;[.P55]+[.Q55])))" office:value-type="float" office:value="1000001" calcext:value-type="float">
            <text:p>1000001</text:p>
          </table:table-cell>
          <table:table-cell table:formula="of:=IF([.$A56]&lt;[.R$2];&quot;&quot;;IF([.$A56]=[.R$2];1;MIN([.$B$1]+1;[.Q55]+[.R55])))" office:value-type="float" office:value="1000001" calcext:value-type="float">
            <text:p>1000001</text:p>
          </table:table-cell>
          <table:table-cell table:formula="of:=IF([.$A56]&lt;[.S$2];&quot;&quot;;IF([.$A56]=[.S$2];1;MIN([.$B$1]+1;[.R55]+[.S55])))" office:value-type="float" office:value="1000001" calcext:value-type="float">
            <text:p>1000001</text:p>
          </table:table-cell>
          <table:table-cell table:formula="of:=IF([.$A56]&lt;[.T$2];&quot;&quot;;IF([.$A56]=[.T$2];1;MIN([.$B$1]+1;[.S55]+[.T55])))" office:value-type="float" office:value="1000001" calcext:value-type="float">
            <text:p>1000001</text:p>
          </table:table-cell>
          <table:table-cell table:formula="of:=IF([.$A56]&lt;[.U$2];&quot;&quot;;IF([.$A56]=[.U$2];1;MIN([.$B$1]+1;[.T55]+[.U55])))" office:value-type="float" office:value="1000001" calcext:value-type="float">
            <text:p>1000001</text:p>
          </table:table-cell>
          <table:table-cell table:formula="of:=IF([.$A56]&lt;[.V$2];&quot;&quot;;IF([.$A56]=[.V$2];1;MIN([.$B$1]+1;[.U55]+[.V55])))" office:value-type="float" office:value="1000001" calcext:value-type="float">
            <text:p>1000001</text:p>
          </table:table-cell>
          <table:table-cell table:formula="of:=IF([.$A56]&lt;[.W$2];&quot;&quot;;IF([.$A56]=[.W$2];1;MIN([.$B$1]+1;[.V55]+[.W55])))" office:value-type="float" office:value="1000001" calcext:value-type="float">
            <text:p>1000001</text:p>
          </table:table-cell>
          <table:table-cell table:formula="of:=IF([.$A56]&lt;[.X$2];&quot;&quot;;IF([.$A56]=[.X$2];1;MIN([.$B$1]+1;[.W55]+[.X55])))" office:value-type="float" office:value="1000001" calcext:value-type="float">
            <text:p>1000001</text:p>
          </table:table-cell>
          <table:table-cell table:formula="of:=IF([.$A56]&lt;[.Y$2];&quot;&quot;;IF([.$A56]=[.Y$2];1;MIN([.$B$1]+1;[.X55]+[.Y55])))" office:value-type="float" office:value="1000001" calcext:value-type="float">
            <text:p>1000001</text:p>
          </table:table-cell>
          <table:table-cell table:formula="of:=IF([.$A56]&lt;[.Z$2];&quot;&quot;;IF([.$A56]=[.Z$2];1;MIN([.$B$1]+1;[.Y55]+[.Z55])))" office:value-type="float" office:value="1000001" calcext:value-type="float">
            <text:p>1000001</text:p>
          </table:table-cell>
          <table:table-cell table:formula="of:=IF([.$A56]&lt;[.AA$2];&quot;&quot;;IF([.$A56]=[.AA$2];1;MIN([.$B$1]+1;[.Z55]+[.AA55])))" office:value-type="float" office:value="1000001" calcext:value-type="float">
            <text:p>1000001</text:p>
          </table:table-cell>
          <table:table-cell table:formula="of:=IF([.$A56]&lt;[.AB$2];&quot;&quot;;IF([.$A56]=[.AB$2];1;MIN([.$B$1]+1;[.AA55]+[.AB55])))" office:value-type="float" office:value="1000001" calcext:value-type="float">
            <text:p>1000001</text:p>
          </table:table-cell>
          <table:table-cell table:formula="of:=IF([.$A56]&lt;[.AC$2];&quot;&quot;;IF([.$A56]=[.AC$2];1;MIN([.$B$1]+1;[.AB55]+[.AC55])))" office:value-type="float" office:value="1000001" calcext:value-type="float">
            <text:p>1000001</text:p>
          </table:table-cell>
          <table:table-cell table:formula="of:=IF([.$A56]&lt;[.AD$2];&quot;&quot;;IF([.$A56]=[.AD$2];1;MIN([.$B$1]+1;[.AC55]+[.AD55])))" office:value-type="float" office:value="1000001" calcext:value-type="float">
            <text:p>1000001</text:p>
          </table:table-cell>
          <table:table-cell table:formula="of:=IF([.$A56]&lt;[.AE$2];&quot;&quot;;IF([.$A56]=[.AE$2];1;MIN([.$B$1]+1;[.AD55]+[.AE55])))" office:value-type="float" office:value="1000001" calcext:value-type="float">
            <text:p>1000001</text:p>
          </table:table-cell>
          <table:table-cell table:formula="of:=IF([.$A56]&lt;[.AF$2];&quot;&quot;;IF([.$A56]=[.AF$2];1;MIN([.$B$1]+1;[.AE55]+[.AF55])))" office:value-type="float" office:value="1000001" calcext:value-type="float">
            <text:p>1000001</text:p>
          </table:table-cell>
          <table:table-cell table:formula="of:=IF([.$A56]&lt;[.AG$2];&quot;&quot;;IF([.$A56]=[.AG$2];1;MIN([.$B$1]+1;[.AF55]+[.AG55])))" office:value-type="float" office:value="1000001" calcext:value-type="float">
            <text:p>1000001</text:p>
          </table:table-cell>
          <table:table-cell table:formula="of:=IF([.$A56]&lt;[.AH$2];&quot;&quot;;IF([.$A56]=[.AH$2];1;MIN([.$B$1]+1;[.AG55]+[.AH55])))" office:value-type="float" office:value="1000001" calcext:value-type="float">
            <text:p>1000001</text:p>
          </table:table-cell>
          <table:table-cell table:formula="of:=IF([.$A56]&lt;[.AI$2];&quot;&quot;;IF([.$A56]=[.AI$2];1;MIN([.$B$1]+1;[.AH55]+[.AI55])))" office:value-type="float" office:value="1000001" calcext:value-type="float">
            <text:p>1000001</text:p>
          </table:table-cell>
          <table:table-cell table:formula="of:=IF([.$A56]&lt;[.AJ$2];&quot;&quot;;IF([.$A56]=[.AJ$2];1;MIN([.$B$1]+1;[.AI55]+[.AJ55])))" office:value-type="float" office:value="1000001" calcext:value-type="float">
            <text:p>1000001</text:p>
          </table:table-cell>
          <table:table-cell table:formula="of:=IF([.$A56]&lt;[.AK$2];&quot;&quot;;IF([.$A56]=[.AK$2];1;MIN([.$B$1]+1;[.AJ55]+[.AK55])))" office:value-type="float" office:value="1000001" calcext:value-type="float">
            <text:p>1000001</text:p>
          </table:table-cell>
          <table:table-cell table:formula="of:=IF([.$A56]&lt;[.AL$2];&quot;&quot;;IF([.$A56]=[.AL$2];1;MIN([.$B$1]+1;[.AK55]+[.AL55])))" office:value-type="float" office:value="1000001" calcext:value-type="float">
            <text:p>1000001</text:p>
          </table:table-cell>
          <table:table-cell table:formula="of:=IF([.$A56]&lt;[.AM$2];&quot;&quot;;IF([.$A56]=[.AM$2];1;MIN([.$B$1]+1;[.AL55]+[.AM55])))" office:value-type="float" office:value="1000001" calcext:value-type="float">
            <text:p>1000001</text:p>
          </table:table-cell>
          <table:table-cell table:formula="of:=IF([.$A56]&lt;[.AN$2];&quot;&quot;;IF([.$A56]=[.AN$2];1;MIN([.$B$1]+1;[.AM55]+[.AN55])))" office:value-type="float" office:value="1000001" calcext:value-type="float">
            <text:p>1000001</text:p>
          </table:table-cell>
          <table:table-cell table:formula="of:=IF([.$A56]&lt;[.AO$2];&quot;&quot;;IF([.$A56]=[.AO$2];1;MIN([.$B$1]+1;[.AN55]+[.AO55])))" office:value-type="float" office:value="1000001" calcext:value-type="float">
            <text:p>1000001</text:p>
          </table:table-cell>
          <table:table-cell table:formula="of:=IF([.$A56]&lt;[.AP$2];&quot;&quot;;IF([.$A56]=[.AP$2];1;MIN([.$B$1]+1;[.AO55]+[.AP55])))" office:value-type="float" office:value="1000001" calcext:value-type="float">
            <text:p>1000001</text:p>
          </table:table-cell>
          <table:table-cell table:formula="of:=IF([.$A56]&lt;[.AQ$2];&quot;&quot;;IF([.$A56]=[.AQ$2];1;MIN([.$B$1]+1;[.AP55]+[.AQ55])))" office:value-type="float" office:value="1000001" calcext:value-type="float">
            <text:p>1000001</text:p>
          </table:table-cell>
          <table:table-cell table:formula="of:=IF([.$A56]&lt;[.AR$2];&quot;&quot;;IF([.$A56]=[.AR$2];1;MIN([.$B$1]+1;[.AQ55]+[.AR55])))" office:value-type="float" office:value="1000001" calcext:value-type="float">
            <text:p>1000001</text:p>
          </table:table-cell>
          <table:table-cell table:formula="of:=IF([.$A56]&lt;[.AS$2];&quot;&quot;;IF([.$A56]=[.AS$2];1;MIN([.$B$1]+1;[.AR55]+[.AS55])))" office:value-type="float" office:value="1000001" calcext:value-type="float">
            <text:p>1000001</text:p>
          </table:table-cell>
          <table:table-cell table:formula="of:=IF([.$A56]&lt;[.AT$2];&quot;&quot;;IF([.$A56]=[.AT$2];1;MIN([.$B$1]+1;[.AS55]+[.AT55])))" office:value-type="float" office:value="1000001" calcext:value-type="float">
            <text:p>1000001</text:p>
          </table:table-cell>
          <table:table-cell table:formula="of:=IF([.$A56]&lt;[.AU$2];&quot;&quot;;IF([.$A56]=[.AU$2];1;MIN([.$B$1]+1;[.AT55]+[.AU55])))" office:value-type="float" office:value="1000001" calcext:value-type="float">
            <text:p>1000001</text:p>
          </table:table-cell>
          <table:table-cell table:formula="of:=IF([.$A56]&lt;[.AV$2];&quot;&quot;;IF([.$A56]=[.AV$2];1;MIN([.$B$1]+1;[.AU55]+[.AV55])))" office:value-type="float" office:value="1000001" calcext:value-type="float">
            <text:p>1000001</text:p>
          </table:table-cell>
          <table:table-cell table:formula="of:=IF([.$A56]&lt;[.AW$2];&quot;&quot;;IF([.$A56]=[.AW$2];1;MIN([.$B$1]+1;[.AV55]+[.AW55])))" office:value-type="float" office:value="1000001" calcext:value-type="float">
            <text:p>1000001</text:p>
          </table:table-cell>
          <table:table-cell table:formula="of:=IF([.$A56]&lt;[.AX$2];&quot;&quot;;IF([.$A56]=[.AX$2];1;MIN([.$B$1]+1;[.AW55]+[.AX55])))" office:value-type="float" office:value="1000001" calcext:value-type="float">
            <text:p>1000001</text:p>
          </table:table-cell>
          <table:table-cell table:formula="of:=IF([.$A56]&lt;[.AY$2];&quot;&quot;;IF([.$A56]=[.AY$2];1;MIN([.$B$1]+1;[.AX55]+[.AY55])))" office:value-type="float" office:value="292825" calcext:value-type="float">
            <text:p>292825</text:p>
          </table:table-cell>
          <table:table-cell table:formula="of:=IF([.$A56]&lt;[.AZ$2];&quot;&quot;;IF([.$A56]=[.AZ$2];1;MIN([.$B$1]+1;[.AY55]+[.AZ55])))" office:value-type="float" office:value="23426" calcext:value-type="float">
            <text:p>23426</text:p>
          </table:table-cell>
          <table:table-cell table:formula="of:=IF([.$A56]&lt;[.BA$2];&quot;&quot;;IF([.$A56]=[.BA$2];1;MIN([.$B$1]+1;[.AZ55]+[.BA55])))" office:value-type="float" office:value="1378" calcext:value-type="float">
            <text:p>1378</text:p>
          </table:table-cell>
          <table:table-cell table:formula="of:=IF([.$A56]&lt;[.BB$2];&quot;&quot;;IF([.$A56]=[.BB$2];1;MIN([.$B$1]+1;[.BA55]+[.BB55])))" office:value-type="float" office:value="53" calcext:value-type="float">
            <text:p>53</text:p>
          </table:table-cell>
          <table:table-cell table:formula="of:=IF([.$A56]&lt;[.BC$2];&quot;&quot;;IF([.$A56]=[.BC$2];1;MIN([.$B$1]+1;[.BB55]+[.BC55])))" office:value-type="float" office:value="1" calcext:value-type="float">
            <text:p>1</text:p>
          </table:table-cell>
          <table:table-cell table:formula="of:=IF([.$A56]&lt;[.BD$2];&quot;&quot;;IF([.$A56]=[.BD$2];1;MIN([.$B$1]+1;[.BC55]+[.BD55])))">
            <text:p/>
          </table:table-cell>
          <table:table-cell table:formula="of:=IF([.$A56]&lt;[.BE$2];&quot;&quot;;IF([.$A56]=[.BE$2];1;MIN([.$B$1]+1;[.BD55]+[.BE55])))">
            <text:p/>
          </table:table-cell>
          <table:table-cell table:formula="of:=IF([.$A56]&lt;[.BF$2];&quot;&quot;;IF([.$A56]=[.BF$2];1;MIN([.$B$1]+1;[.BE55]+[.BF55])))">
            <text:p/>
          </table:table-cell>
          <table:table-cell table:formula="of:=IF([.$A56]&lt;[.BG$2];&quot;&quot;;IF([.$A56]=[.BG$2];1;MIN([.$B$1]+1;[.BF55]+[.BG55])))">
            <text:p/>
          </table:table-cell>
          <table:table-cell table:formula="of:=IF([.$A56]&lt;[.BH$2];&quot;&quot;;IF([.$A56]=[.BH$2];1;MIN([.$B$1]+1;[.BG55]+[.BH55])))">
            <text:p/>
          </table:table-cell>
          <table:table-cell table:formula="of:=IF([.$A56]&lt;[.BI$2];&quot;&quot;;IF([.$A56]=[.BI$2];1;MIN([.$B$1]+1;[.BH55]+[.BI55])))">
            <text:p/>
          </table:table-cell>
          <table:table-cell table:formula="of:=IF([.$A56]&lt;[.BJ$2];&quot;&quot;;IF([.$A56]=[.BJ$2];1;MIN([.$B$1]+1;[.BI55]+[.BJ55])))">
            <text:p/>
          </table:table-cell>
          <table:table-cell table:formula="of:=IF([.$A56]&lt;[.BK$2];&quot;&quot;;IF([.$A56]=[.BK$2];1;MIN([.$B$1]+1;[.BJ55]+[.BK55])))">
            <text:p/>
          </table:table-cell>
          <table:table-cell table:formula="of:=IF([.$A56]&lt;[.BL$2];&quot;&quot;;IF([.$A56]=[.BL$2];1;MIN([.$B$1]+1;[.BK55]+[.BL55])))">
            <text:p/>
          </table:table-cell>
          <table:table-cell table:formula="of:=IF([.$A56]&lt;[.BM$2];&quot;&quot;;IF([.$A56]=[.BM$2];1;MIN([.$B$1]+1;[.BL55]+[.BM55])))">
            <text:p/>
          </table:table-cell>
          <table:table-cell table:formula="of:=IF([.$A56]&lt;[.BN$2];&quot;&quot;;IF([.$A56]=[.BN$2];1;MIN([.$B$1]+1;[.BM55]+[.BN55])))">
            <text:p/>
          </table:table-cell>
          <table:table-cell table:formula="of:=IF([.$A56]&lt;[.BO$2];&quot;&quot;;IF([.$A56]=[.BO$2];1;MIN([.$B$1]+1;[.BN55]+[.BO55])))">
            <text:p/>
          </table:table-cell>
          <table:table-cell table:formula="of:=IF([.$A56]&lt;[.BP$2];&quot;&quot;;IF([.$A56]=[.BP$2];1;MIN([.$B$1]+1;[.BO55]+[.BP55])))">
            <text:p/>
          </table:table-cell>
          <table:table-cell table:formula="of:=IF([.$A56]&lt;[.BQ$2];&quot;&quot;;IF([.$A56]=[.BQ$2];1;MIN([.$B$1]+1;[.BP55]+[.BQ55])))">
            <text:p/>
          </table:table-cell>
          <table:table-cell table:formula="of:=IF([.$A56]&lt;[.BR$2];&quot;&quot;;IF([.$A56]=[.BR$2];1;MIN([.$B$1]+1;[.BQ55]+[.BR55])))">
            <text:p/>
          </table:table-cell>
          <table:table-cell table:formula="of:=IF([.$A56]&lt;[.BS$2];&quot;&quot;;IF([.$A56]=[.BS$2];1;MIN([.$B$1]+1;[.BR55]+[.BS55])))">
            <text:p/>
          </table:table-cell>
          <table:table-cell table:formula="of:=IF([.$A56]&lt;[.BT$2];&quot;&quot;;IF([.$A56]=[.BT$2];1;MIN([.$B$1]+1;[.BS55]+[.BT55])))">
            <text:p/>
          </table:table-cell>
          <table:table-cell table:formula="of:=IF([.$A56]&lt;[.BU$2];&quot;&quot;;IF([.$A56]=[.BU$2];1;MIN([.$B$1]+1;[.BT55]+[.BU55])))">
            <text:p/>
          </table:table-cell>
          <table:table-cell table:formula="of:=IF([.$A56]&lt;[.BV$2];&quot;&quot;;IF([.$A56]=[.BV$2];1;MIN([.$B$1]+1;[.BU55]+[.BV55])))">
            <text:p/>
          </table:table-cell>
          <table:table-cell table:formula="of:=IF([.$A56]&lt;[.BW$2];&quot;&quot;;IF([.$A56]=[.BW$2];1;MIN([.$B$1]+1;[.BV55]+[.BW55])))">
            <text:p/>
          </table:table-cell>
          <table:table-cell table:formula="of:=IF([.$A56]&lt;[.BX$2];&quot;&quot;;IF([.$A56]=[.BX$2];1;MIN([.$B$1]+1;[.BW55]+[.BX55])))">
            <text:p/>
          </table:table-cell>
          <table:table-cell table:formula="of:=IF([.$A56]&lt;[.BY$2];&quot;&quot;;IF([.$A56]=[.BY$2];1;MIN([.$B$1]+1;[.BX55]+[.BY55])))">
            <text:p/>
          </table:table-cell>
          <table:table-cell table:formula="of:=IF([.$A56]&lt;[.BZ$2];&quot;&quot;;IF([.$A56]=[.BZ$2];1;MIN([.$B$1]+1;[.BY55]+[.BZ55])))">
            <text:p/>
          </table:table-cell>
          <table:table-cell table:formula="of:=IF([.$A56]&lt;[.CA$2];&quot;&quot;;IF([.$A56]=[.CA$2];1;MIN([.$B$1]+1;[.BZ55]+[.CA55])))">
            <text:p/>
          </table:table-cell>
          <table:table-cell table:formula="of:=IF([.$A56]&lt;[.CB$2];&quot;&quot;;IF([.$A56]=[.CB$2];1;MIN([.$B$1]+1;[.CA55]+[.CB55])))">
            <text:p/>
          </table:table-cell>
          <table:table-cell table:formula="of:=IF([.$A56]&lt;[.CC$2];&quot;&quot;;IF([.$A56]=[.CC$2];1;MIN([.$B$1]+1;[.CB55]+[.CC55])))">
            <text:p/>
          </table:table-cell>
          <table:table-cell table:formula="of:=IF([.$A56]&lt;[.CD$2];&quot;&quot;;IF([.$A56]=[.CD$2];1;MIN([.$B$1]+1;[.CC55]+[.CD55])))">
            <text:p/>
          </table:table-cell>
          <table:table-cell table:formula="of:=IF([.$A56]&lt;[.CE$2];&quot;&quot;;IF([.$A56]=[.CE$2];1;MIN([.$B$1]+1;[.CD55]+[.CE55])))">
            <text:p/>
          </table:table-cell>
          <table:table-cell table:formula="of:=IF([.$A56]&lt;[.CF$2];&quot;&quot;;IF([.$A56]=[.CF$2];1;MIN([.$B$1]+1;[.CE55]+[.CF55])))">
            <text:p/>
          </table:table-cell>
          <table:table-cell table:formula="of:=IF([.$A56]&lt;[.CG$2];&quot;&quot;;IF([.$A56]=[.CG$2];1;MIN([.$B$1]+1;[.CF55]+[.CG55])))">
            <text:p/>
          </table:table-cell>
          <table:table-cell table:formula="of:=IF([.$A56]&lt;[.CH$2];&quot;&quot;;IF([.$A56]=[.CH$2];1;MIN([.$B$1]+1;[.CG55]+[.CH55])))">
            <text:p/>
          </table:table-cell>
          <table:table-cell table:formula="of:=IF([.$A56]&lt;[.CI$2];&quot;&quot;;IF([.$A56]=[.CI$2];1;MIN([.$B$1]+1;[.CH55]+[.CI55])))">
            <text:p/>
          </table:table-cell>
          <table:table-cell table:formula="of:=IF([.$A56]&lt;[.CJ$2];&quot;&quot;;IF([.$A56]=[.CJ$2];1;MIN([.$B$1]+1;[.CI55]+[.CJ55])))">
            <text:p/>
          </table:table-cell>
          <table:table-cell table:formula="of:=IF([.$A56]&lt;[.CK$2];&quot;&quot;;IF([.$A56]=[.CK$2];1;MIN([.$B$1]+1;[.CJ55]+[.CK55])))">
            <text:p/>
          </table:table-cell>
          <table:table-cell table:formula="of:=IF([.$A56]&lt;[.CL$2];&quot;&quot;;IF([.$A56]=[.CL$2];1;MIN([.$B$1]+1;[.CK55]+[.CL55])))">
            <text:p/>
          </table:table-cell>
          <table:table-cell table:formula="of:=IF([.$A56]&lt;[.CM$2];&quot;&quot;;IF([.$A56]=[.CM$2];1;MIN([.$B$1]+1;[.CL55]+[.CM55])))">
            <text:p/>
          </table:table-cell>
          <table:table-cell table:formula="of:=IF([.$A56]&lt;[.CN$2];&quot;&quot;;IF([.$A56]=[.CN$2];1;MIN([.$B$1]+1;[.CM55]+[.CN55])))">
            <text:p/>
          </table:table-cell>
          <table:table-cell table:formula="of:=IF([.$A56]&lt;[.CO$2];&quot;&quot;;IF([.$A56]=[.CO$2];1;MIN([.$B$1]+1;[.CN55]+[.CO55])))">
            <text:p/>
          </table:table-cell>
          <table:table-cell table:formula="of:=IF([.$A56]&lt;[.CP$2];&quot;&quot;;IF([.$A56]=[.CP$2];1;MIN([.$B$1]+1;[.CO55]+[.CP55])))">
            <text:p/>
          </table:table-cell>
          <table:table-cell table:formula="of:=IF([.$A56]&lt;[.CQ$2];&quot;&quot;;IF([.$A56]=[.CQ$2];1;MIN([.$B$1]+1;[.CP55]+[.CQ55])))">
            <text:p/>
          </table:table-cell>
          <table:table-cell table:formula="of:=IF([.$A56]&lt;[.CR$2];&quot;&quot;;IF([.$A56]=[.CR$2];1;MIN([.$B$1]+1;[.CQ55]+[.CR55])))">
            <text:p/>
          </table:table-cell>
          <table:table-cell table:formula="of:=IF([.$A56]&lt;[.CS$2];&quot;&quot;;IF([.$A56]=[.CS$2];1;MIN([.$B$1]+1;[.CR55]+[.CS55])))">
            <text:p/>
          </table:table-cell>
          <table:table-cell table:formula="of:=IF([.$A56]&lt;[.CT$2];&quot;&quot;;IF([.$A56]=[.CT$2];1;MIN([.$B$1]+1;[.CS55]+[.CT55])))">
            <text:p/>
          </table:table-cell>
          <table:table-cell table:formula="of:=IF([.$A56]&lt;[.CU$2];&quot;&quot;;IF([.$A56]=[.CU$2];1;MIN([.$B$1]+1;[.CT55]+[.CU55])))">
            <text:p/>
          </table:table-cell>
          <table:table-cell table:formula="of:=IF([.$A56]&lt;[.CV$2];&quot;&quot;;IF([.$A56]=[.CV$2];1;MIN([.$B$1]+1;[.CU55]+[.CV55])))">
            <text:p/>
          </table:table-cell>
          <table:table-cell table:formula="of:=IF([.$A56]&lt;[.CW$2];&quot;&quot;;IF([.$A56]=[.CW$2];1;MIN([.$B$1]+1;[.CV55]+[.CW55])))">
            <text:p/>
          </table:table-cell>
          <table:table-cell table:formula="of:=IF([.$A56]&lt;[.CX$2];&quot;&quot;;IF([.$A56]=[.CX$2];1;MIN([.$B$1]+1;[.CW55]+[.CX55])))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.$A57]&lt;[.C$2];&quot;&quot;;IF([.$A57]=[.C$2];1;MIN([.$B$1]+1;[.B56]+[.C56])))" office:value-type="float" office:value="54" calcext:value-type="float">
            <text:p>54</text:p>
          </table:table-cell>
          <table:table-cell table:formula="of:=IF([.$A57]&lt;[.D$2];&quot;&quot;;IF([.$A57]=[.D$2];1;MIN([.$B$1]+1;[.C56]+[.D56])))" office:value-type="float" office:value="1431" calcext:value-type="float">
            <text:p>1431</text:p>
          </table:table-cell>
          <table:table-cell table:formula="of:=IF([.$A57]&lt;[.E$2];&quot;&quot;;IF([.$A57]=[.E$2];1;MIN([.$B$1]+1;[.D56]+[.E56])))" office:value-type="float" office:value="24804" calcext:value-type="float">
            <text:p>24804</text:p>
          </table:table-cell>
          <table:table-cell table:formula="of:=IF([.$A57]&lt;[.F$2];&quot;&quot;;IF([.$A57]=[.F$2];1;MIN([.$B$1]+1;[.E56]+[.F56])))" office:value-type="float" office:value="316251" calcext:value-type="float">
            <text:p>316251</text:p>
          </table:table-cell>
          <table:table-cell table:formula="of:=IF([.$A57]&lt;[.G$2];&quot;&quot;;IF([.$A57]=[.G$2];1;MIN([.$B$1]+1;[.F56]+[.G56])))" office:value-type="float" office:value="1000001" calcext:value-type="float">
            <text:p>1000001</text:p>
          </table:table-cell>
          <table:table-cell table:formula="of:=IF([.$A57]&lt;[.H$2];&quot;&quot;;IF([.$A57]=[.H$2];1;MIN([.$B$1]+1;[.G56]+[.H56])))" office:value-type="float" office:value="1000001" calcext:value-type="float">
            <text:p>1000001</text:p>
          </table:table-cell>
          <table:table-cell table:formula="of:=IF([.$A57]&lt;[.I$2];&quot;&quot;;IF([.$A57]=[.I$2];1;MIN([.$B$1]+1;[.H56]+[.I56])))" office:value-type="float" office:value="1000001" calcext:value-type="float">
            <text:p>1000001</text:p>
          </table:table-cell>
          <table:table-cell table:formula="of:=IF([.$A57]&lt;[.J$2];&quot;&quot;;IF([.$A57]=[.J$2];1;MIN([.$B$1]+1;[.I56]+[.J56])))" office:value-type="float" office:value="1000001" calcext:value-type="float">
            <text:p>1000001</text:p>
          </table:table-cell>
          <table:table-cell table:formula="of:=IF([.$A57]&lt;[.K$2];&quot;&quot;;IF([.$A57]=[.K$2];1;MIN([.$B$1]+1;[.J56]+[.K56])))" office:value-type="float" office:value="1000001" calcext:value-type="float">
            <text:p>1000001</text:p>
          </table:table-cell>
          <table:table-cell table:formula="of:=IF([.$A57]&lt;[.L$2];&quot;&quot;;IF([.$A57]=[.L$2];1;MIN([.$B$1]+1;[.K56]+[.L56])))" office:value-type="float" office:value="1000001" calcext:value-type="float">
            <text:p>1000001</text:p>
          </table:table-cell>
          <table:table-cell table:formula="of:=IF([.$A57]&lt;[.M$2];&quot;&quot;;IF([.$A57]=[.M$2];1;MIN([.$B$1]+1;[.L56]+[.M56])))" office:value-type="float" office:value="1000001" calcext:value-type="float">
            <text:p>1000001</text:p>
          </table:table-cell>
          <table:table-cell table:formula="of:=IF([.$A57]&lt;[.N$2];&quot;&quot;;IF([.$A57]=[.N$2];1;MIN([.$B$1]+1;[.M56]+[.N56])))" office:value-type="float" office:value="1000001" calcext:value-type="float">
            <text:p>1000001</text:p>
          </table:table-cell>
          <table:table-cell table:formula="of:=IF([.$A57]&lt;[.O$2];&quot;&quot;;IF([.$A57]=[.O$2];1;MIN([.$B$1]+1;[.N56]+[.O56])))" office:value-type="float" office:value="1000001" calcext:value-type="float">
            <text:p>1000001</text:p>
          </table:table-cell>
          <table:table-cell table:formula="of:=IF([.$A57]&lt;[.P$2];&quot;&quot;;IF([.$A57]=[.P$2];1;MIN([.$B$1]+1;[.O56]+[.P56])))" office:value-type="float" office:value="1000001" calcext:value-type="float">
            <text:p>1000001</text:p>
          </table:table-cell>
          <table:table-cell table:formula="of:=IF([.$A57]&lt;[.Q$2];&quot;&quot;;IF([.$A57]=[.Q$2];1;MIN([.$B$1]+1;[.P56]+[.Q56])))" office:value-type="float" office:value="1000001" calcext:value-type="float">
            <text:p>1000001</text:p>
          </table:table-cell>
          <table:table-cell table:formula="of:=IF([.$A57]&lt;[.R$2];&quot;&quot;;IF([.$A57]=[.R$2];1;MIN([.$B$1]+1;[.Q56]+[.R56])))" office:value-type="float" office:value="1000001" calcext:value-type="float">
            <text:p>1000001</text:p>
          </table:table-cell>
          <table:table-cell table:formula="of:=IF([.$A57]&lt;[.S$2];&quot;&quot;;IF([.$A57]=[.S$2];1;MIN([.$B$1]+1;[.R56]+[.S56])))" office:value-type="float" office:value="1000001" calcext:value-type="float">
            <text:p>1000001</text:p>
          </table:table-cell>
          <table:table-cell table:formula="of:=IF([.$A57]&lt;[.T$2];&quot;&quot;;IF([.$A57]=[.T$2];1;MIN([.$B$1]+1;[.S56]+[.T56])))" office:value-type="float" office:value="1000001" calcext:value-type="float">
            <text:p>1000001</text:p>
          </table:table-cell>
          <table:table-cell table:formula="of:=IF([.$A57]&lt;[.U$2];&quot;&quot;;IF([.$A57]=[.U$2];1;MIN([.$B$1]+1;[.T56]+[.U56])))" office:value-type="float" office:value="1000001" calcext:value-type="float">
            <text:p>1000001</text:p>
          </table:table-cell>
          <table:table-cell table:formula="of:=IF([.$A57]&lt;[.V$2];&quot;&quot;;IF([.$A57]=[.V$2];1;MIN([.$B$1]+1;[.U56]+[.V56])))" office:value-type="float" office:value="1000001" calcext:value-type="float">
            <text:p>1000001</text:p>
          </table:table-cell>
          <table:table-cell table:formula="of:=IF([.$A57]&lt;[.W$2];&quot;&quot;;IF([.$A57]=[.W$2];1;MIN([.$B$1]+1;[.V56]+[.W56])))" office:value-type="float" office:value="1000001" calcext:value-type="float">
            <text:p>1000001</text:p>
          </table:table-cell>
          <table:table-cell table:formula="of:=IF([.$A57]&lt;[.X$2];&quot;&quot;;IF([.$A57]=[.X$2];1;MIN([.$B$1]+1;[.W56]+[.X56])))" office:value-type="float" office:value="1000001" calcext:value-type="float">
            <text:p>1000001</text:p>
          </table:table-cell>
          <table:table-cell table:formula="of:=IF([.$A57]&lt;[.Y$2];&quot;&quot;;IF([.$A57]=[.Y$2];1;MIN([.$B$1]+1;[.X56]+[.Y56])))" office:value-type="float" office:value="1000001" calcext:value-type="float">
            <text:p>1000001</text:p>
          </table:table-cell>
          <table:table-cell table:formula="of:=IF([.$A57]&lt;[.Z$2];&quot;&quot;;IF([.$A57]=[.Z$2];1;MIN([.$B$1]+1;[.Y56]+[.Z56])))" office:value-type="float" office:value="1000001" calcext:value-type="float">
            <text:p>1000001</text:p>
          </table:table-cell>
          <table:table-cell table:formula="of:=IF([.$A57]&lt;[.AA$2];&quot;&quot;;IF([.$A57]=[.AA$2];1;MIN([.$B$1]+1;[.Z56]+[.AA56])))" office:value-type="float" office:value="1000001" calcext:value-type="float">
            <text:p>1000001</text:p>
          </table:table-cell>
          <table:table-cell table:formula="of:=IF([.$A57]&lt;[.AB$2];&quot;&quot;;IF([.$A57]=[.AB$2];1;MIN([.$B$1]+1;[.AA56]+[.AB56])))" office:value-type="float" office:value="1000001" calcext:value-type="float">
            <text:p>1000001</text:p>
          </table:table-cell>
          <table:table-cell table:formula="of:=IF([.$A57]&lt;[.AC$2];&quot;&quot;;IF([.$A57]=[.AC$2];1;MIN([.$B$1]+1;[.AB56]+[.AC56])))" office:value-type="float" office:value="1000001" calcext:value-type="float">
            <text:p>1000001</text:p>
          </table:table-cell>
          <table:table-cell table:formula="of:=IF([.$A57]&lt;[.AD$2];&quot;&quot;;IF([.$A57]=[.AD$2];1;MIN([.$B$1]+1;[.AC56]+[.AD56])))" office:value-type="float" office:value="1000001" calcext:value-type="float">
            <text:p>1000001</text:p>
          </table:table-cell>
          <table:table-cell table:formula="of:=IF([.$A57]&lt;[.AE$2];&quot;&quot;;IF([.$A57]=[.AE$2];1;MIN([.$B$1]+1;[.AD56]+[.AE56])))" office:value-type="float" office:value="1000001" calcext:value-type="float">
            <text:p>1000001</text:p>
          </table:table-cell>
          <table:table-cell table:formula="of:=IF([.$A57]&lt;[.AF$2];&quot;&quot;;IF([.$A57]=[.AF$2];1;MIN([.$B$1]+1;[.AE56]+[.AF56])))" office:value-type="float" office:value="1000001" calcext:value-type="float">
            <text:p>1000001</text:p>
          </table:table-cell>
          <table:table-cell table:formula="of:=IF([.$A57]&lt;[.AG$2];&quot;&quot;;IF([.$A57]=[.AG$2];1;MIN([.$B$1]+1;[.AF56]+[.AG56])))" office:value-type="float" office:value="1000001" calcext:value-type="float">
            <text:p>1000001</text:p>
          </table:table-cell>
          <table:table-cell table:formula="of:=IF([.$A57]&lt;[.AH$2];&quot;&quot;;IF([.$A57]=[.AH$2];1;MIN([.$B$1]+1;[.AG56]+[.AH56])))" office:value-type="float" office:value="1000001" calcext:value-type="float">
            <text:p>1000001</text:p>
          </table:table-cell>
          <table:table-cell table:formula="of:=IF([.$A57]&lt;[.AI$2];&quot;&quot;;IF([.$A57]=[.AI$2];1;MIN([.$B$1]+1;[.AH56]+[.AI56])))" office:value-type="float" office:value="1000001" calcext:value-type="float">
            <text:p>1000001</text:p>
          </table:table-cell>
          <table:table-cell table:formula="of:=IF([.$A57]&lt;[.AJ$2];&quot;&quot;;IF([.$A57]=[.AJ$2];1;MIN([.$B$1]+1;[.AI56]+[.AJ56])))" office:value-type="float" office:value="1000001" calcext:value-type="float">
            <text:p>1000001</text:p>
          </table:table-cell>
          <table:table-cell table:formula="of:=IF([.$A57]&lt;[.AK$2];&quot;&quot;;IF([.$A57]=[.AK$2];1;MIN([.$B$1]+1;[.AJ56]+[.AK56])))" office:value-type="float" office:value="1000001" calcext:value-type="float">
            <text:p>1000001</text:p>
          </table:table-cell>
          <table:table-cell table:formula="of:=IF([.$A57]&lt;[.AL$2];&quot;&quot;;IF([.$A57]=[.AL$2];1;MIN([.$B$1]+1;[.AK56]+[.AL56])))" office:value-type="float" office:value="1000001" calcext:value-type="float">
            <text:p>1000001</text:p>
          </table:table-cell>
          <table:table-cell table:formula="of:=IF([.$A57]&lt;[.AM$2];&quot;&quot;;IF([.$A57]=[.AM$2];1;MIN([.$B$1]+1;[.AL56]+[.AM56])))" office:value-type="float" office:value="1000001" calcext:value-type="float">
            <text:p>1000001</text:p>
          </table:table-cell>
          <table:table-cell table:formula="of:=IF([.$A57]&lt;[.AN$2];&quot;&quot;;IF([.$A57]=[.AN$2];1;MIN([.$B$1]+1;[.AM56]+[.AN56])))" office:value-type="float" office:value="1000001" calcext:value-type="float">
            <text:p>1000001</text:p>
          </table:table-cell>
          <table:table-cell table:formula="of:=IF([.$A57]&lt;[.AO$2];&quot;&quot;;IF([.$A57]=[.AO$2];1;MIN([.$B$1]+1;[.AN56]+[.AO56])))" office:value-type="float" office:value="1000001" calcext:value-type="float">
            <text:p>1000001</text:p>
          </table:table-cell>
          <table:table-cell table:formula="of:=IF([.$A57]&lt;[.AP$2];&quot;&quot;;IF([.$A57]=[.AP$2];1;MIN([.$B$1]+1;[.AO56]+[.AP56])))" office:value-type="float" office:value="1000001" calcext:value-type="float">
            <text:p>1000001</text:p>
          </table:table-cell>
          <table:table-cell table:formula="of:=IF([.$A57]&lt;[.AQ$2];&quot;&quot;;IF([.$A57]=[.AQ$2];1;MIN([.$B$1]+1;[.AP56]+[.AQ56])))" office:value-type="float" office:value="1000001" calcext:value-type="float">
            <text:p>1000001</text:p>
          </table:table-cell>
          <table:table-cell table:formula="of:=IF([.$A57]&lt;[.AR$2];&quot;&quot;;IF([.$A57]=[.AR$2];1;MIN([.$B$1]+1;[.AQ56]+[.AR56])))" office:value-type="float" office:value="1000001" calcext:value-type="float">
            <text:p>1000001</text:p>
          </table:table-cell>
          <table:table-cell table:formula="of:=IF([.$A57]&lt;[.AS$2];&quot;&quot;;IF([.$A57]=[.AS$2];1;MIN([.$B$1]+1;[.AR56]+[.AS56])))" office:value-type="float" office:value="1000001" calcext:value-type="float">
            <text:p>1000001</text:p>
          </table:table-cell>
          <table:table-cell table:formula="of:=IF([.$A57]&lt;[.AT$2];&quot;&quot;;IF([.$A57]=[.AT$2];1;MIN([.$B$1]+1;[.AS56]+[.AT56])))" office:value-type="float" office:value="1000001" calcext:value-type="float">
            <text:p>1000001</text:p>
          </table:table-cell>
          <table:table-cell table:formula="of:=IF([.$A57]&lt;[.AU$2];&quot;&quot;;IF([.$A57]=[.AU$2];1;MIN([.$B$1]+1;[.AT56]+[.AU56])))" office:value-type="float" office:value="1000001" calcext:value-type="float">
            <text:p>1000001</text:p>
          </table:table-cell>
          <table:table-cell table:formula="of:=IF([.$A57]&lt;[.AV$2];&quot;&quot;;IF([.$A57]=[.AV$2];1;MIN([.$B$1]+1;[.AU56]+[.AV56])))" office:value-type="float" office:value="1000001" calcext:value-type="float">
            <text:p>1000001</text:p>
          </table:table-cell>
          <table:table-cell table:formula="of:=IF([.$A57]&lt;[.AW$2];&quot;&quot;;IF([.$A57]=[.AW$2];1;MIN([.$B$1]+1;[.AV56]+[.AW56])))" office:value-type="float" office:value="1000001" calcext:value-type="float">
            <text:p>1000001</text:p>
          </table:table-cell>
          <table:table-cell table:formula="of:=IF([.$A57]&lt;[.AX$2];&quot;&quot;;IF([.$A57]=[.AX$2];1;MIN([.$B$1]+1;[.AW56]+[.AX56])))" office:value-type="float" office:value="1000001" calcext:value-type="float">
            <text:p>1000001</text:p>
          </table:table-cell>
          <table:table-cell table:formula="of:=IF([.$A57]&lt;[.AY$2];&quot;&quot;;IF([.$A57]=[.AY$2];1;MIN([.$B$1]+1;[.AX56]+[.AY56])))" office:value-type="float" office:value="1000001" calcext:value-type="float">
            <text:p>1000001</text:p>
          </table:table-cell>
          <table:table-cell table:formula="of:=IF([.$A57]&lt;[.AZ$2];&quot;&quot;;IF([.$A57]=[.AZ$2];1;MIN([.$B$1]+1;[.AY56]+[.AZ56])))" office:value-type="float" office:value="316251" calcext:value-type="float">
            <text:p>316251</text:p>
          </table:table-cell>
          <table:table-cell table:formula="of:=IF([.$A57]&lt;[.BA$2];&quot;&quot;;IF([.$A57]=[.BA$2];1;MIN([.$B$1]+1;[.AZ56]+[.BA56])))" office:value-type="float" office:value="24804" calcext:value-type="float">
            <text:p>24804</text:p>
          </table:table-cell>
          <table:table-cell table:formula="of:=IF([.$A57]&lt;[.BB$2];&quot;&quot;;IF([.$A57]=[.BB$2];1;MIN([.$B$1]+1;[.BA56]+[.BB56])))" office:value-type="float" office:value="1431" calcext:value-type="float">
            <text:p>1431</text:p>
          </table:table-cell>
          <table:table-cell table:formula="of:=IF([.$A57]&lt;[.BC$2];&quot;&quot;;IF([.$A57]=[.BC$2];1;MIN([.$B$1]+1;[.BB56]+[.BC56])))" office:value-type="float" office:value="54" calcext:value-type="float">
            <text:p>54</text:p>
          </table:table-cell>
          <table:table-cell table:formula="of:=IF([.$A57]&lt;[.BD$2];&quot;&quot;;IF([.$A57]=[.BD$2];1;MIN([.$B$1]+1;[.BC56]+[.BD56])))" office:value-type="float" office:value="1" calcext:value-type="float">
            <text:p>1</text:p>
          </table:table-cell>
          <table:table-cell table:formula="of:=IF([.$A57]&lt;[.BE$2];&quot;&quot;;IF([.$A57]=[.BE$2];1;MIN([.$B$1]+1;[.BD56]+[.BE56])))">
            <text:p/>
          </table:table-cell>
          <table:table-cell table:formula="of:=IF([.$A57]&lt;[.BF$2];&quot;&quot;;IF([.$A57]=[.BF$2];1;MIN([.$B$1]+1;[.BE56]+[.BF56])))">
            <text:p/>
          </table:table-cell>
          <table:table-cell table:formula="of:=IF([.$A57]&lt;[.BG$2];&quot;&quot;;IF([.$A57]=[.BG$2];1;MIN([.$B$1]+1;[.BF56]+[.BG56])))">
            <text:p/>
          </table:table-cell>
          <table:table-cell table:formula="of:=IF([.$A57]&lt;[.BH$2];&quot;&quot;;IF([.$A57]=[.BH$2];1;MIN([.$B$1]+1;[.BG56]+[.BH56])))">
            <text:p/>
          </table:table-cell>
          <table:table-cell table:formula="of:=IF([.$A57]&lt;[.BI$2];&quot;&quot;;IF([.$A57]=[.BI$2];1;MIN([.$B$1]+1;[.BH56]+[.BI56])))">
            <text:p/>
          </table:table-cell>
          <table:table-cell table:formula="of:=IF([.$A57]&lt;[.BJ$2];&quot;&quot;;IF([.$A57]=[.BJ$2];1;MIN([.$B$1]+1;[.BI56]+[.BJ56])))">
            <text:p/>
          </table:table-cell>
          <table:table-cell table:formula="of:=IF([.$A57]&lt;[.BK$2];&quot;&quot;;IF([.$A57]=[.BK$2];1;MIN([.$B$1]+1;[.BJ56]+[.BK56])))">
            <text:p/>
          </table:table-cell>
          <table:table-cell table:formula="of:=IF([.$A57]&lt;[.BL$2];&quot;&quot;;IF([.$A57]=[.BL$2];1;MIN([.$B$1]+1;[.BK56]+[.BL56])))">
            <text:p/>
          </table:table-cell>
          <table:table-cell table:formula="of:=IF([.$A57]&lt;[.BM$2];&quot;&quot;;IF([.$A57]=[.BM$2];1;MIN([.$B$1]+1;[.BL56]+[.BM56])))">
            <text:p/>
          </table:table-cell>
          <table:table-cell table:formula="of:=IF([.$A57]&lt;[.BN$2];&quot;&quot;;IF([.$A57]=[.BN$2];1;MIN([.$B$1]+1;[.BM56]+[.BN56])))">
            <text:p/>
          </table:table-cell>
          <table:table-cell table:formula="of:=IF([.$A57]&lt;[.BO$2];&quot;&quot;;IF([.$A57]=[.BO$2];1;MIN([.$B$1]+1;[.BN56]+[.BO56])))">
            <text:p/>
          </table:table-cell>
          <table:table-cell table:formula="of:=IF([.$A57]&lt;[.BP$2];&quot;&quot;;IF([.$A57]=[.BP$2];1;MIN([.$B$1]+1;[.BO56]+[.BP56])))">
            <text:p/>
          </table:table-cell>
          <table:table-cell table:formula="of:=IF([.$A57]&lt;[.BQ$2];&quot;&quot;;IF([.$A57]=[.BQ$2];1;MIN([.$B$1]+1;[.BP56]+[.BQ56])))">
            <text:p/>
          </table:table-cell>
          <table:table-cell table:formula="of:=IF([.$A57]&lt;[.BR$2];&quot;&quot;;IF([.$A57]=[.BR$2];1;MIN([.$B$1]+1;[.BQ56]+[.BR56])))">
            <text:p/>
          </table:table-cell>
          <table:table-cell table:formula="of:=IF([.$A57]&lt;[.BS$2];&quot;&quot;;IF([.$A57]=[.BS$2];1;MIN([.$B$1]+1;[.BR56]+[.BS56])))">
            <text:p/>
          </table:table-cell>
          <table:table-cell table:formula="of:=IF([.$A57]&lt;[.BT$2];&quot;&quot;;IF([.$A57]=[.BT$2];1;MIN([.$B$1]+1;[.BS56]+[.BT56])))">
            <text:p/>
          </table:table-cell>
          <table:table-cell table:formula="of:=IF([.$A57]&lt;[.BU$2];&quot;&quot;;IF([.$A57]=[.BU$2];1;MIN([.$B$1]+1;[.BT56]+[.BU56])))">
            <text:p/>
          </table:table-cell>
          <table:table-cell table:formula="of:=IF([.$A57]&lt;[.BV$2];&quot;&quot;;IF([.$A57]=[.BV$2];1;MIN([.$B$1]+1;[.BU56]+[.BV56])))">
            <text:p/>
          </table:table-cell>
          <table:table-cell table:formula="of:=IF([.$A57]&lt;[.BW$2];&quot;&quot;;IF([.$A57]=[.BW$2];1;MIN([.$B$1]+1;[.BV56]+[.BW56])))">
            <text:p/>
          </table:table-cell>
          <table:table-cell table:formula="of:=IF([.$A57]&lt;[.BX$2];&quot;&quot;;IF([.$A57]=[.BX$2];1;MIN([.$B$1]+1;[.BW56]+[.BX56])))">
            <text:p/>
          </table:table-cell>
          <table:table-cell table:formula="of:=IF([.$A57]&lt;[.BY$2];&quot;&quot;;IF([.$A57]=[.BY$2];1;MIN([.$B$1]+1;[.BX56]+[.BY56])))">
            <text:p/>
          </table:table-cell>
          <table:table-cell table:formula="of:=IF([.$A57]&lt;[.BZ$2];&quot;&quot;;IF([.$A57]=[.BZ$2];1;MIN([.$B$1]+1;[.BY56]+[.BZ56])))">
            <text:p/>
          </table:table-cell>
          <table:table-cell table:formula="of:=IF([.$A57]&lt;[.CA$2];&quot;&quot;;IF([.$A57]=[.CA$2];1;MIN([.$B$1]+1;[.BZ56]+[.CA56])))">
            <text:p/>
          </table:table-cell>
          <table:table-cell table:formula="of:=IF([.$A57]&lt;[.CB$2];&quot;&quot;;IF([.$A57]=[.CB$2];1;MIN([.$B$1]+1;[.CA56]+[.CB56])))">
            <text:p/>
          </table:table-cell>
          <table:table-cell table:formula="of:=IF([.$A57]&lt;[.CC$2];&quot;&quot;;IF([.$A57]=[.CC$2];1;MIN([.$B$1]+1;[.CB56]+[.CC56])))">
            <text:p/>
          </table:table-cell>
          <table:table-cell table:formula="of:=IF([.$A57]&lt;[.CD$2];&quot;&quot;;IF([.$A57]=[.CD$2];1;MIN([.$B$1]+1;[.CC56]+[.CD56])))">
            <text:p/>
          </table:table-cell>
          <table:table-cell table:formula="of:=IF([.$A57]&lt;[.CE$2];&quot;&quot;;IF([.$A57]=[.CE$2];1;MIN([.$B$1]+1;[.CD56]+[.CE56])))">
            <text:p/>
          </table:table-cell>
          <table:table-cell table:formula="of:=IF([.$A57]&lt;[.CF$2];&quot;&quot;;IF([.$A57]=[.CF$2];1;MIN([.$B$1]+1;[.CE56]+[.CF56])))">
            <text:p/>
          </table:table-cell>
          <table:table-cell table:formula="of:=IF([.$A57]&lt;[.CG$2];&quot;&quot;;IF([.$A57]=[.CG$2];1;MIN([.$B$1]+1;[.CF56]+[.CG56])))">
            <text:p/>
          </table:table-cell>
          <table:table-cell table:formula="of:=IF([.$A57]&lt;[.CH$2];&quot;&quot;;IF([.$A57]=[.CH$2];1;MIN([.$B$1]+1;[.CG56]+[.CH56])))">
            <text:p/>
          </table:table-cell>
          <table:table-cell table:formula="of:=IF([.$A57]&lt;[.CI$2];&quot;&quot;;IF([.$A57]=[.CI$2];1;MIN([.$B$1]+1;[.CH56]+[.CI56])))">
            <text:p/>
          </table:table-cell>
          <table:table-cell table:formula="of:=IF([.$A57]&lt;[.CJ$2];&quot;&quot;;IF([.$A57]=[.CJ$2];1;MIN([.$B$1]+1;[.CI56]+[.CJ56])))">
            <text:p/>
          </table:table-cell>
          <table:table-cell table:formula="of:=IF([.$A57]&lt;[.CK$2];&quot;&quot;;IF([.$A57]=[.CK$2];1;MIN([.$B$1]+1;[.CJ56]+[.CK56])))">
            <text:p/>
          </table:table-cell>
          <table:table-cell table:formula="of:=IF([.$A57]&lt;[.CL$2];&quot;&quot;;IF([.$A57]=[.CL$2];1;MIN([.$B$1]+1;[.CK56]+[.CL56])))">
            <text:p/>
          </table:table-cell>
          <table:table-cell table:formula="of:=IF([.$A57]&lt;[.CM$2];&quot;&quot;;IF([.$A57]=[.CM$2];1;MIN([.$B$1]+1;[.CL56]+[.CM56])))">
            <text:p/>
          </table:table-cell>
          <table:table-cell table:formula="of:=IF([.$A57]&lt;[.CN$2];&quot;&quot;;IF([.$A57]=[.CN$2];1;MIN([.$B$1]+1;[.CM56]+[.CN56])))">
            <text:p/>
          </table:table-cell>
          <table:table-cell table:formula="of:=IF([.$A57]&lt;[.CO$2];&quot;&quot;;IF([.$A57]=[.CO$2];1;MIN([.$B$1]+1;[.CN56]+[.CO56])))">
            <text:p/>
          </table:table-cell>
          <table:table-cell table:formula="of:=IF([.$A57]&lt;[.CP$2];&quot;&quot;;IF([.$A57]=[.CP$2];1;MIN([.$B$1]+1;[.CO56]+[.CP56])))">
            <text:p/>
          </table:table-cell>
          <table:table-cell table:formula="of:=IF([.$A57]&lt;[.CQ$2];&quot;&quot;;IF([.$A57]=[.CQ$2];1;MIN([.$B$1]+1;[.CP56]+[.CQ56])))">
            <text:p/>
          </table:table-cell>
          <table:table-cell table:formula="of:=IF([.$A57]&lt;[.CR$2];&quot;&quot;;IF([.$A57]=[.CR$2];1;MIN([.$B$1]+1;[.CQ56]+[.CR56])))">
            <text:p/>
          </table:table-cell>
          <table:table-cell table:formula="of:=IF([.$A57]&lt;[.CS$2];&quot;&quot;;IF([.$A57]=[.CS$2];1;MIN([.$B$1]+1;[.CR56]+[.CS56])))">
            <text:p/>
          </table:table-cell>
          <table:table-cell table:formula="of:=IF([.$A57]&lt;[.CT$2];&quot;&quot;;IF([.$A57]=[.CT$2];1;MIN([.$B$1]+1;[.CS56]+[.CT56])))">
            <text:p/>
          </table:table-cell>
          <table:table-cell table:formula="of:=IF([.$A57]&lt;[.CU$2];&quot;&quot;;IF([.$A57]=[.CU$2];1;MIN([.$B$1]+1;[.CT56]+[.CU56])))">
            <text:p/>
          </table:table-cell>
          <table:table-cell table:formula="of:=IF([.$A57]&lt;[.CV$2];&quot;&quot;;IF([.$A57]=[.CV$2];1;MIN([.$B$1]+1;[.CU56]+[.CV56])))">
            <text:p/>
          </table:table-cell>
          <table:table-cell table:formula="of:=IF([.$A57]&lt;[.CW$2];&quot;&quot;;IF([.$A57]=[.CW$2];1;MIN([.$B$1]+1;[.CV56]+[.CW56])))">
            <text:p/>
          </table:table-cell>
          <table:table-cell table:formula="of:=IF([.$A57]&lt;[.CX$2];&quot;&quot;;IF([.$A57]=[.CX$2];1;MIN([.$B$1]+1;[.CW56]+[.CX56])))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[.$A58]&lt;[.C$2];&quot;&quot;;IF([.$A58]=[.C$2];1;MIN([.$B$1]+1;[.B57]+[.C57])))" office:value-type="float" office:value="55" calcext:value-type="float">
            <text:p>55</text:p>
          </table:table-cell>
          <table:table-cell table:formula="of:=IF([.$A58]&lt;[.D$2];&quot;&quot;;IF([.$A58]=[.D$2];1;MIN([.$B$1]+1;[.C57]+[.D57])))" office:value-type="float" office:value="1485" calcext:value-type="float">
            <text:p>1485</text:p>
          </table:table-cell>
          <table:table-cell table:formula="of:=IF([.$A58]&lt;[.E$2];&quot;&quot;;IF([.$A58]=[.E$2];1;MIN([.$B$1]+1;[.D57]+[.E57])))" office:value-type="float" office:value="26235" calcext:value-type="float">
            <text:p>26235</text:p>
          </table:table-cell>
          <table:table-cell table:formula="of:=IF([.$A58]&lt;[.F$2];&quot;&quot;;IF([.$A58]=[.F$2];1;MIN([.$B$1]+1;[.E57]+[.F57])))" office:value-type="float" office:value="341055" calcext:value-type="float">
            <text:p>341055</text:p>
          </table:table-cell>
          <table:table-cell table:formula="of:=IF([.$A58]&lt;[.G$2];&quot;&quot;;IF([.$A58]=[.G$2];1;MIN([.$B$1]+1;[.F57]+[.G57])))" office:value-type="float" office:value="1000001" calcext:value-type="float">
            <text:p>1000001</text:p>
          </table:table-cell>
          <table:table-cell table:formula="of:=IF([.$A58]&lt;[.H$2];&quot;&quot;;IF([.$A58]=[.H$2];1;MIN([.$B$1]+1;[.G57]+[.H57])))" office:value-type="float" office:value="1000001" calcext:value-type="float">
            <text:p>1000001</text:p>
          </table:table-cell>
          <table:table-cell table:formula="of:=IF([.$A58]&lt;[.I$2];&quot;&quot;;IF([.$A58]=[.I$2];1;MIN([.$B$1]+1;[.H57]+[.I57])))" office:value-type="float" office:value="1000001" calcext:value-type="float">
            <text:p>1000001</text:p>
          </table:table-cell>
          <table:table-cell table:formula="of:=IF([.$A58]&lt;[.J$2];&quot;&quot;;IF([.$A58]=[.J$2];1;MIN([.$B$1]+1;[.I57]+[.J57])))" office:value-type="float" office:value="1000001" calcext:value-type="float">
            <text:p>1000001</text:p>
          </table:table-cell>
          <table:table-cell table:formula="of:=IF([.$A58]&lt;[.K$2];&quot;&quot;;IF([.$A58]=[.K$2];1;MIN([.$B$1]+1;[.J57]+[.K57])))" office:value-type="float" office:value="1000001" calcext:value-type="float">
            <text:p>1000001</text:p>
          </table:table-cell>
          <table:table-cell table:formula="of:=IF([.$A58]&lt;[.L$2];&quot;&quot;;IF([.$A58]=[.L$2];1;MIN([.$B$1]+1;[.K57]+[.L57])))" office:value-type="float" office:value="1000001" calcext:value-type="float">
            <text:p>1000001</text:p>
          </table:table-cell>
          <table:table-cell table:formula="of:=IF([.$A58]&lt;[.M$2];&quot;&quot;;IF([.$A58]=[.M$2];1;MIN([.$B$1]+1;[.L57]+[.M57])))" office:value-type="float" office:value="1000001" calcext:value-type="float">
            <text:p>1000001</text:p>
          </table:table-cell>
          <table:table-cell table:formula="of:=IF([.$A58]&lt;[.N$2];&quot;&quot;;IF([.$A58]=[.N$2];1;MIN([.$B$1]+1;[.M57]+[.N57])))" office:value-type="float" office:value="1000001" calcext:value-type="float">
            <text:p>1000001</text:p>
          </table:table-cell>
          <table:table-cell table:formula="of:=IF([.$A58]&lt;[.O$2];&quot;&quot;;IF([.$A58]=[.O$2];1;MIN([.$B$1]+1;[.N57]+[.O57])))" office:value-type="float" office:value="1000001" calcext:value-type="float">
            <text:p>1000001</text:p>
          </table:table-cell>
          <table:table-cell table:formula="of:=IF([.$A58]&lt;[.P$2];&quot;&quot;;IF([.$A58]=[.P$2];1;MIN([.$B$1]+1;[.O57]+[.P57])))" office:value-type="float" office:value="1000001" calcext:value-type="float">
            <text:p>1000001</text:p>
          </table:table-cell>
          <table:table-cell table:formula="of:=IF([.$A58]&lt;[.Q$2];&quot;&quot;;IF([.$A58]=[.Q$2];1;MIN([.$B$1]+1;[.P57]+[.Q57])))" office:value-type="float" office:value="1000001" calcext:value-type="float">
            <text:p>1000001</text:p>
          </table:table-cell>
          <table:table-cell table:formula="of:=IF([.$A58]&lt;[.R$2];&quot;&quot;;IF([.$A58]=[.R$2];1;MIN([.$B$1]+1;[.Q57]+[.R57])))" office:value-type="float" office:value="1000001" calcext:value-type="float">
            <text:p>1000001</text:p>
          </table:table-cell>
          <table:table-cell table:formula="of:=IF([.$A58]&lt;[.S$2];&quot;&quot;;IF([.$A58]=[.S$2];1;MIN([.$B$1]+1;[.R57]+[.S57])))" office:value-type="float" office:value="1000001" calcext:value-type="float">
            <text:p>1000001</text:p>
          </table:table-cell>
          <table:table-cell table:formula="of:=IF([.$A58]&lt;[.T$2];&quot;&quot;;IF([.$A58]=[.T$2];1;MIN([.$B$1]+1;[.S57]+[.T57])))" office:value-type="float" office:value="1000001" calcext:value-type="float">
            <text:p>1000001</text:p>
          </table:table-cell>
          <table:table-cell table:formula="of:=IF([.$A58]&lt;[.U$2];&quot;&quot;;IF([.$A58]=[.U$2];1;MIN([.$B$1]+1;[.T57]+[.U57])))" office:value-type="float" office:value="1000001" calcext:value-type="float">
            <text:p>1000001</text:p>
          </table:table-cell>
          <table:table-cell table:formula="of:=IF([.$A58]&lt;[.V$2];&quot;&quot;;IF([.$A58]=[.V$2];1;MIN([.$B$1]+1;[.U57]+[.V57])))" office:value-type="float" office:value="1000001" calcext:value-type="float">
            <text:p>1000001</text:p>
          </table:table-cell>
          <table:table-cell table:formula="of:=IF([.$A58]&lt;[.W$2];&quot;&quot;;IF([.$A58]=[.W$2];1;MIN([.$B$1]+1;[.V57]+[.W57])))" office:value-type="float" office:value="1000001" calcext:value-type="float">
            <text:p>1000001</text:p>
          </table:table-cell>
          <table:table-cell table:formula="of:=IF([.$A58]&lt;[.X$2];&quot;&quot;;IF([.$A58]=[.X$2];1;MIN([.$B$1]+1;[.W57]+[.X57])))" office:value-type="float" office:value="1000001" calcext:value-type="float">
            <text:p>1000001</text:p>
          </table:table-cell>
          <table:table-cell table:formula="of:=IF([.$A58]&lt;[.Y$2];&quot;&quot;;IF([.$A58]=[.Y$2];1;MIN([.$B$1]+1;[.X57]+[.Y57])))" office:value-type="float" office:value="1000001" calcext:value-type="float">
            <text:p>1000001</text:p>
          </table:table-cell>
          <table:table-cell table:formula="of:=IF([.$A58]&lt;[.Z$2];&quot;&quot;;IF([.$A58]=[.Z$2];1;MIN([.$B$1]+1;[.Y57]+[.Z57])))" office:value-type="float" office:value="1000001" calcext:value-type="float">
            <text:p>1000001</text:p>
          </table:table-cell>
          <table:table-cell table:formula="of:=IF([.$A58]&lt;[.AA$2];&quot;&quot;;IF([.$A58]=[.AA$2];1;MIN([.$B$1]+1;[.Z57]+[.AA57])))" office:value-type="float" office:value="1000001" calcext:value-type="float">
            <text:p>1000001</text:p>
          </table:table-cell>
          <table:table-cell table:formula="of:=IF([.$A58]&lt;[.AB$2];&quot;&quot;;IF([.$A58]=[.AB$2];1;MIN([.$B$1]+1;[.AA57]+[.AB57])))" office:value-type="float" office:value="1000001" calcext:value-type="float">
            <text:p>1000001</text:p>
          </table:table-cell>
          <table:table-cell table:formula="of:=IF([.$A58]&lt;[.AC$2];&quot;&quot;;IF([.$A58]=[.AC$2];1;MIN([.$B$1]+1;[.AB57]+[.AC57])))" office:value-type="float" office:value="1000001" calcext:value-type="float">
            <text:p>1000001</text:p>
          </table:table-cell>
          <table:table-cell table:formula="of:=IF([.$A58]&lt;[.AD$2];&quot;&quot;;IF([.$A58]=[.AD$2];1;MIN([.$B$1]+1;[.AC57]+[.AD57])))" office:value-type="float" office:value="1000001" calcext:value-type="float">
            <text:p>1000001</text:p>
          </table:table-cell>
          <table:table-cell table:formula="of:=IF([.$A58]&lt;[.AE$2];&quot;&quot;;IF([.$A58]=[.AE$2];1;MIN([.$B$1]+1;[.AD57]+[.AE57])))" office:value-type="float" office:value="1000001" calcext:value-type="float">
            <text:p>1000001</text:p>
          </table:table-cell>
          <table:table-cell table:formula="of:=IF([.$A58]&lt;[.AF$2];&quot;&quot;;IF([.$A58]=[.AF$2];1;MIN([.$B$1]+1;[.AE57]+[.AF57])))" office:value-type="float" office:value="1000001" calcext:value-type="float">
            <text:p>1000001</text:p>
          </table:table-cell>
          <table:table-cell table:formula="of:=IF([.$A58]&lt;[.AG$2];&quot;&quot;;IF([.$A58]=[.AG$2];1;MIN([.$B$1]+1;[.AF57]+[.AG57])))" office:value-type="float" office:value="1000001" calcext:value-type="float">
            <text:p>1000001</text:p>
          </table:table-cell>
          <table:table-cell table:formula="of:=IF([.$A58]&lt;[.AH$2];&quot;&quot;;IF([.$A58]=[.AH$2];1;MIN([.$B$1]+1;[.AG57]+[.AH57])))" office:value-type="float" office:value="1000001" calcext:value-type="float">
            <text:p>1000001</text:p>
          </table:table-cell>
          <table:table-cell table:formula="of:=IF([.$A58]&lt;[.AI$2];&quot;&quot;;IF([.$A58]=[.AI$2];1;MIN([.$B$1]+1;[.AH57]+[.AI57])))" office:value-type="float" office:value="1000001" calcext:value-type="float">
            <text:p>1000001</text:p>
          </table:table-cell>
          <table:table-cell table:formula="of:=IF([.$A58]&lt;[.AJ$2];&quot;&quot;;IF([.$A58]=[.AJ$2];1;MIN([.$B$1]+1;[.AI57]+[.AJ57])))" office:value-type="float" office:value="1000001" calcext:value-type="float">
            <text:p>1000001</text:p>
          </table:table-cell>
          <table:table-cell table:formula="of:=IF([.$A58]&lt;[.AK$2];&quot;&quot;;IF([.$A58]=[.AK$2];1;MIN([.$B$1]+1;[.AJ57]+[.AK57])))" office:value-type="float" office:value="1000001" calcext:value-type="float">
            <text:p>1000001</text:p>
          </table:table-cell>
          <table:table-cell table:formula="of:=IF([.$A58]&lt;[.AL$2];&quot;&quot;;IF([.$A58]=[.AL$2];1;MIN([.$B$1]+1;[.AK57]+[.AL57])))" office:value-type="float" office:value="1000001" calcext:value-type="float">
            <text:p>1000001</text:p>
          </table:table-cell>
          <table:table-cell table:formula="of:=IF([.$A58]&lt;[.AM$2];&quot;&quot;;IF([.$A58]=[.AM$2];1;MIN([.$B$1]+1;[.AL57]+[.AM57])))" office:value-type="float" office:value="1000001" calcext:value-type="float">
            <text:p>1000001</text:p>
          </table:table-cell>
          <table:table-cell table:formula="of:=IF([.$A58]&lt;[.AN$2];&quot;&quot;;IF([.$A58]=[.AN$2];1;MIN([.$B$1]+1;[.AM57]+[.AN57])))" office:value-type="float" office:value="1000001" calcext:value-type="float">
            <text:p>1000001</text:p>
          </table:table-cell>
          <table:table-cell table:formula="of:=IF([.$A58]&lt;[.AO$2];&quot;&quot;;IF([.$A58]=[.AO$2];1;MIN([.$B$1]+1;[.AN57]+[.AO57])))" office:value-type="float" office:value="1000001" calcext:value-type="float">
            <text:p>1000001</text:p>
          </table:table-cell>
          <table:table-cell table:formula="of:=IF([.$A58]&lt;[.AP$2];&quot;&quot;;IF([.$A58]=[.AP$2];1;MIN([.$B$1]+1;[.AO57]+[.AP57])))" office:value-type="float" office:value="1000001" calcext:value-type="float">
            <text:p>1000001</text:p>
          </table:table-cell>
          <table:table-cell table:formula="of:=IF([.$A58]&lt;[.AQ$2];&quot;&quot;;IF([.$A58]=[.AQ$2];1;MIN([.$B$1]+1;[.AP57]+[.AQ57])))" office:value-type="float" office:value="1000001" calcext:value-type="float">
            <text:p>1000001</text:p>
          </table:table-cell>
          <table:table-cell table:formula="of:=IF([.$A58]&lt;[.AR$2];&quot;&quot;;IF([.$A58]=[.AR$2];1;MIN([.$B$1]+1;[.AQ57]+[.AR57])))" office:value-type="float" office:value="1000001" calcext:value-type="float">
            <text:p>1000001</text:p>
          </table:table-cell>
          <table:table-cell table:formula="of:=IF([.$A58]&lt;[.AS$2];&quot;&quot;;IF([.$A58]=[.AS$2];1;MIN([.$B$1]+1;[.AR57]+[.AS57])))" office:value-type="float" office:value="1000001" calcext:value-type="float">
            <text:p>1000001</text:p>
          </table:table-cell>
          <table:table-cell table:formula="of:=IF([.$A58]&lt;[.AT$2];&quot;&quot;;IF([.$A58]=[.AT$2];1;MIN([.$B$1]+1;[.AS57]+[.AT57])))" office:value-type="float" office:value="1000001" calcext:value-type="float">
            <text:p>1000001</text:p>
          </table:table-cell>
          <table:table-cell table:formula="of:=IF([.$A58]&lt;[.AU$2];&quot;&quot;;IF([.$A58]=[.AU$2];1;MIN([.$B$1]+1;[.AT57]+[.AU57])))" office:value-type="float" office:value="1000001" calcext:value-type="float">
            <text:p>1000001</text:p>
          </table:table-cell>
          <table:table-cell table:formula="of:=IF([.$A58]&lt;[.AV$2];&quot;&quot;;IF([.$A58]=[.AV$2];1;MIN([.$B$1]+1;[.AU57]+[.AV57])))" office:value-type="float" office:value="1000001" calcext:value-type="float">
            <text:p>1000001</text:p>
          </table:table-cell>
          <table:table-cell table:formula="of:=IF([.$A58]&lt;[.AW$2];&quot;&quot;;IF([.$A58]=[.AW$2];1;MIN([.$B$1]+1;[.AV57]+[.AW57])))" office:value-type="float" office:value="1000001" calcext:value-type="float">
            <text:p>1000001</text:p>
          </table:table-cell>
          <table:table-cell table:formula="of:=IF([.$A58]&lt;[.AX$2];&quot;&quot;;IF([.$A58]=[.AX$2];1;MIN([.$B$1]+1;[.AW57]+[.AX57])))" office:value-type="float" office:value="1000001" calcext:value-type="float">
            <text:p>1000001</text:p>
          </table:table-cell>
          <table:table-cell table:formula="of:=IF([.$A58]&lt;[.AY$2];&quot;&quot;;IF([.$A58]=[.AY$2];1;MIN([.$B$1]+1;[.AX57]+[.AY57])))" office:value-type="float" office:value="1000001" calcext:value-type="float">
            <text:p>1000001</text:p>
          </table:table-cell>
          <table:table-cell table:formula="of:=IF([.$A58]&lt;[.AZ$2];&quot;&quot;;IF([.$A58]=[.AZ$2];1;MIN([.$B$1]+1;[.AY57]+[.AZ57])))" office:value-type="float" office:value="1000001" calcext:value-type="float">
            <text:p>1000001</text:p>
          </table:table-cell>
          <table:table-cell table:formula="of:=IF([.$A58]&lt;[.BA$2];&quot;&quot;;IF([.$A58]=[.BA$2];1;MIN([.$B$1]+1;[.AZ57]+[.BA57])))" office:value-type="float" office:value="341055" calcext:value-type="float">
            <text:p>341055</text:p>
          </table:table-cell>
          <table:table-cell table:formula="of:=IF([.$A58]&lt;[.BB$2];&quot;&quot;;IF([.$A58]=[.BB$2];1;MIN([.$B$1]+1;[.BA57]+[.BB57])))" office:value-type="float" office:value="26235" calcext:value-type="float">
            <text:p>26235</text:p>
          </table:table-cell>
          <table:table-cell table:formula="of:=IF([.$A58]&lt;[.BC$2];&quot;&quot;;IF([.$A58]=[.BC$2];1;MIN([.$B$1]+1;[.BB57]+[.BC57])))" office:value-type="float" office:value="1485" calcext:value-type="float">
            <text:p>1485</text:p>
          </table:table-cell>
          <table:table-cell table:formula="of:=IF([.$A58]&lt;[.BD$2];&quot;&quot;;IF([.$A58]=[.BD$2];1;MIN([.$B$1]+1;[.BC57]+[.BD57])))" office:value-type="float" office:value="55" calcext:value-type="float">
            <text:p>55</text:p>
          </table:table-cell>
          <table:table-cell table:formula="of:=IF([.$A58]&lt;[.BE$2];&quot;&quot;;IF([.$A58]=[.BE$2];1;MIN([.$B$1]+1;[.BD57]+[.BE57])))" office:value-type="float" office:value="1" calcext:value-type="float">
            <text:p>1</text:p>
          </table:table-cell>
          <table:table-cell table:formula="of:=IF([.$A58]&lt;[.BF$2];&quot;&quot;;IF([.$A58]=[.BF$2];1;MIN([.$B$1]+1;[.BE57]+[.BF57])))">
            <text:p/>
          </table:table-cell>
          <table:table-cell table:formula="of:=IF([.$A58]&lt;[.BG$2];&quot;&quot;;IF([.$A58]=[.BG$2];1;MIN([.$B$1]+1;[.BF57]+[.BG57])))">
            <text:p/>
          </table:table-cell>
          <table:table-cell table:formula="of:=IF([.$A58]&lt;[.BH$2];&quot;&quot;;IF([.$A58]=[.BH$2];1;MIN([.$B$1]+1;[.BG57]+[.BH57])))">
            <text:p/>
          </table:table-cell>
          <table:table-cell table:formula="of:=IF([.$A58]&lt;[.BI$2];&quot;&quot;;IF([.$A58]=[.BI$2];1;MIN([.$B$1]+1;[.BH57]+[.BI57])))">
            <text:p/>
          </table:table-cell>
          <table:table-cell table:formula="of:=IF([.$A58]&lt;[.BJ$2];&quot;&quot;;IF([.$A58]=[.BJ$2];1;MIN([.$B$1]+1;[.BI57]+[.BJ57])))">
            <text:p/>
          </table:table-cell>
          <table:table-cell table:formula="of:=IF([.$A58]&lt;[.BK$2];&quot;&quot;;IF([.$A58]=[.BK$2];1;MIN([.$B$1]+1;[.BJ57]+[.BK57])))">
            <text:p/>
          </table:table-cell>
          <table:table-cell table:formula="of:=IF([.$A58]&lt;[.BL$2];&quot;&quot;;IF([.$A58]=[.BL$2];1;MIN([.$B$1]+1;[.BK57]+[.BL57])))">
            <text:p/>
          </table:table-cell>
          <table:table-cell table:formula="of:=IF([.$A58]&lt;[.BM$2];&quot;&quot;;IF([.$A58]=[.BM$2];1;MIN([.$B$1]+1;[.BL57]+[.BM57])))">
            <text:p/>
          </table:table-cell>
          <table:table-cell table:formula="of:=IF([.$A58]&lt;[.BN$2];&quot;&quot;;IF([.$A58]=[.BN$2];1;MIN([.$B$1]+1;[.BM57]+[.BN57])))">
            <text:p/>
          </table:table-cell>
          <table:table-cell table:formula="of:=IF([.$A58]&lt;[.BO$2];&quot;&quot;;IF([.$A58]=[.BO$2];1;MIN([.$B$1]+1;[.BN57]+[.BO57])))">
            <text:p/>
          </table:table-cell>
          <table:table-cell table:formula="of:=IF([.$A58]&lt;[.BP$2];&quot;&quot;;IF([.$A58]=[.BP$2];1;MIN([.$B$1]+1;[.BO57]+[.BP57])))">
            <text:p/>
          </table:table-cell>
          <table:table-cell table:formula="of:=IF([.$A58]&lt;[.BQ$2];&quot;&quot;;IF([.$A58]=[.BQ$2];1;MIN([.$B$1]+1;[.BP57]+[.BQ57])))">
            <text:p/>
          </table:table-cell>
          <table:table-cell table:formula="of:=IF([.$A58]&lt;[.BR$2];&quot;&quot;;IF([.$A58]=[.BR$2];1;MIN([.$B$1]+1;[.BQ57]+[.BR57])))">
            <text:p/>
          </table:table-cell>
          <table:table-cell table:formula="of:=IF([.$A58]&lt;[.BS$2];&quot;&quot;;IF([.$A58]=[.BS$2];1;MIN([.$B$1]+1;[.BR57]+[.BS57])))">
            <text:p/>
          </table:table-cell>
          <table:table-cell table:formula="of:=IF([.$A58]&lt;[.BT$2];&quot;&quot;;IF([.$A58]=[.BT$2];1;MIN([.$B$1]+1;[.BS57]+[.BT57])))">
            <text:p/>
          </table:table-cell>
          <table:table-cell table:formula="of:=IF([.$A58]&lt;[.BU$2];&quot;&quot;;IF([.$A58]=[.BU$2];1;MIN([.$B$1]+1;[.BT57]+[.BU57])))">
            <text:p/>
          </table:table-cell>
          <table:table-cell table:formula="of:=IF([.$A58]&lt;[.BV$2];&quot;&quot;;IF([.$A58]=[.BV$2];1;MIN([.$B$1]+1;[.BU57]+[.BV57])))">
            <text:p/>
          </table:table-cell>
          <table:table-cell table:formula="of:=IF([.$A58]&lt;[.BW$2];&quot;&quot;;IF([.$A58]=[.BW$2];1;MIN([.$B$1]+1;[.BV57]+[.BW57])))">
            <text:p/>
          </table:table-cell>
          <table:table-cell table:formula="of:=IF([.$A58]&lt;[.BX$2];&quot;&quot;;IF([.$A58]=[.BX$2];1;MIN([.$B$1]+1;[.BW57]+[.BX57])))">
            <text:p/>
          </table:table-cell>
          <table:table-cell table:formula="of:=IF([.$A58]&lt;[.BY$2];&quot;&quot;;IF([.$A58]=[.BY$2];1;MIN([.$B$1]+1;[.BX57]+[.BY57])))">
            <text:p/>
          </table:table-cell>
          <table:table-cell table:formula="of:=IF([.$A58]&lt;[.BZ$2];&quot;&quot;;IF([.$A58]=[.BZ$2];1;MIN([.$B$1]+1;[.BY57]+[.BZ57])))">
            <text:p/>
          </table:table-cell>
          <table:table-cell table:formula="of:=IF([.$A58]&lt;[.CA$2];&quot;&quot;;IF([.$A58]=[.CA$2];1;MIN([.$B$1]+1;[.BZ57]+[.CA57])))">
            <text:p/>
          </table:table-cell>
          <table:table-cell table:formula="of:=IF([.$A58]&lt;[.CB$2];&quot;&quot;;IF([.$A58]=[.CB$2];1;MIN([.$B$1]+1;[.CA57]+[.CB57])))">
            <text:p/>
          </table:table-cell>
          <table:table-cell table:formula="of:=IF([.$A58]&lt;[.CC$2];&quot;&quot;;IF([.$A58]=[.CC$2];1;MIN([.$B$1]+1;[.CB57]+[.CC57])))">
            <text:p/>
          </table:table-cell>
          <table:table-cell table:formula="of:=IF([.$A58]&lt;[.CD$2];&quot;&quot;;IF([.$A58]=[.CD$2];1;MIN([.$B$1]+1;[.CC57]+[.CD57])))">
            <text:p/>
          </table:table-cell>
          <table:table-cell table:formula="of:=IF([.$A58]&lt;[.CE$2];&quot;&quot;;IF([.$A58]=[.CE$2];1;MIN([.$B$1]+1;[.CD57]+[.CE57])))">
            <text:p/>
          </table:table-cell>
          <table:table-cell table:formula="of:=IF([.$A58]&lt;[.CF$2];&quot;&quot;;IF([.$A58]=[.CF$2];1;MIN([.$B$1]+1;[.CE57]+[.CF57])))">
            <text:p/>
          </table:table-cell>
          <table:table-cell table:formula="of:=IF([.$A58]&lt;[.CG$2];&quot;&quot;;IF([.$A58]=[.CG$2];1;MIN([.$B$1]+1;[.CF57]+[.CG57])))">
            <text:p/>
          </table:table-cell>
          <table:table-cell table:formula="of:=IF([.$A58]&lt;[.CH$2];&quot;&quot;;IF([.$A58]=[.CH$2];1;MIN([.$B$1]+1;[.CG57]+[.CH57])))">
            <text:p/>
          </table:table-cell>
          <table:table-cell table:formula="of:=IF([.$A58]&lt;[.CI$2];&quot;&quot;;IF([.$A58]=[.CI$2];1;MIN([.$B$1]+1;[.CH57]+[.CI57])))">
            <text:p/>
          </table:table-cell>
          <table:table-cell table:formula="of:=IF([.$A58]&lt;[.CJ$2];&quot;&quot;;IF([.$A58]=[.CJ$2];1;MIN([.$B$1]+1;[.CI57]+[.CJ57])))">
            <text:p/>
          </table:table-cell>
          <table:table-cell table:formula="of:=IF([.$A58]&lt;[.CK$2];&quot;&quot;;IF([.$A58]=[.CK$2];1;MIN([.$B$1]+1;[.CJ57]+[.CK57])))">
            <text:p/>
          </table:table-cell>
          <table:table-cell table:formula="of:=IF([.$A58]&lt;[.CL$2];&quot;&quot;;IF([.$A58]=[.CL$2];1;MIN([.$B$1]+1;[.CK57]+[.CL57])))">
            <text:p/>
          </table:table-cell>
          <table:table-cell table:formula="of:=IF([.$A58]&lt;[.CM$2];&quot;&quot;;IF([.$A58]=[.CM$2];1;MIN([.$B$1]+1;[.CL57]+[.CM57])))">
            <text:p/>
          </table:table-cell>
          <table:table-cell table:formula="of:=IF([.$A58]&lt;[.CN$2];&quot;&quot;;IF([.$A58]=[.CN$2];1;MIN([.$B$1]+1;[.CM57]+[.CN57])))">
            <text:p/>
          </table:table-cell>
          <table:table-cell table:formula="of:=IF([.$A58]&lt;[.CO$2];&quot;&quot;;IF([.$A58]=[.CO$2];1;MIN([.$B$1]+1;[.CN57]+[.CO57])))">
            <text:p/>
          </table:table-cell>
          <table:table-cell table:formula="of:=IF([.$A58]&lt;[.CP$2];&quot;&quot;;IF([.$A58]=[.CP$2];1;MIN([.$B$1]+1;[.CO57]+[.CP57])))">
            <text:p/>
          </table:table-cell>
          <table:table-cell table:formula="of:=IF([.$A58]&lt;[.CQ$2];&quot;&quot;;IF([.$A58]=[.CQ$2];1;MIN([.$B$1]+1;[.CP57]+[.CQ57])))">
            <text:p/>
          </table:table-cell>
          <table:table-cell table:formula="of:=IF([.$A58]&lt;[.CR$2];&quot;&quot;;IF([.$A58]=[.CR$2];1;MIN([.$B$1]+1;[.CQ57]+[.CR57])))">
            <text:p/>
          </table:table-cell>
          <table:table-cell table:formula="of:=IF([.$A58]&lt;[.CS$2];&quot;&quot;;IF([.$A58]=[.CS$2];1;MIN([.$B$1]+1;[.CR57]+[.CS57])))">
            <text:p/>
          </table:table-cell>
          <table:table-cell table:formula="of:=IF([.$A58]&lt;[.CT$2];&quot;&quot;;IF([.$A58]=[.CT$2];1;MIN([.$B$1]+1;[.CS57]+[.CT57])))">
            <text:p/>
          </table:table-cell>
          <table:table-cell table:formula="of:=IF([.$A58]&lt;[.CU$2];&quot;&quot;;IF([.$A58]=[.CU$2];1;MIN([.$B$1]+1;[.CT57]+[.CU57])))">
            <text:p/>
          </table:table-cell>
          <table:table-cell table:formula="of:=IF([.$A58]&lt;[.CV$2];&quot;&quot;;IF([.$A58]=[.CV$2];1;MIN([.$B$1]+1;[.CU57]+[.CV57])))">
            <text:p/>
          </table:table-cell>
          <table:table-cell table:formula="of:=IF([.$A58]&lt;[.CW$2];&quot;&quot;;IF([.$A58]=[.CW$2];1;MIN([.$B$1]+1;[.CV57]+[.CW57])))">
            <text:p/>
          </table:table-cell>
          <table:table-cell table:formula="of:=IF([.$A58]&lt;[.CX$2];&quot;&quot;;IF([.$A58]=[.CX$2];1;MIN([.$B$1]+1;[.CW57]+[.CX57])))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IF([.$A59]&lt;[.C$2];&quot;&quot;;IF([.$A59]=[.C$2];1;MIN([.$B$1]+1;[.B58]+[.C58])))" office:value-type="float" office:value="56" calcext:value-type="float">
            <text:p>56</text:p>
          </table:table-cell>
          <table:table-cell table:formula="of:=IF([.$A59]&lt;[.D$2];&quot;&quot;;IF([.$A59]=[.D$2];1;MIN([.$B$1]+1;[.C58]+[.D58])))" office:value-type="float" office:value="1540" calcext:value-type="float">
            <text:p>1540</text:p>
          </table:table-cell>
          <table:table-cell table:formula="of:=IF([.$A59]&lt;[.E$2];&quot;&quot;;IF([.$A59]=[.E$2];1;MIN([.$B$1]+1;[.D58]+[.E58])))" office:value-type="float" office:value="27720" calcext:value-type="float">
            <text:p>27720</text:p>
          </table:table-cell>
          <table:table-cell table:formula="of:=IF([.$A59]&lt;[.F$2];&quot;&quot;;IF([.$A59]=[.F$2];1;MIN([.$B$1]+1;[.E58]+[.F58])))" office:value-type="float" office:value="367290" calcext:value-type="float">
            <text:p>367290</text:p>
          </table:table-cell>
          <table:table-cell table:formula="of:=IF([.$A59]&lt;[.G$2];&quot;&quot;;IF([.$A59]=[.G$2];1;MIN([.$B$1]+1;[.F58]+[.G58])))" office:value-type="float" office:value="1000001" calcext:value-type="float">
            <text:p>1000001</text:p>
          </table:table-cell>
          <table:table-cell table:formula="of:=IF([.$A59]&lt;[.H$2];&quot;&quot;;IF([.$A59]=[.H$2];1;MIN([.$B$1]+1;[.G58]+[.H58])))" office:value-type="float" office:value="1000001" calcext:value-type="float">
            <text:p>1000001</text:p>
          </table:table-cell>
          <table:table-cell table:formula="of:=IF([.$A59]&lt;[.I$2];&quot;&quot;;IF([.$A59]=[.I$2];1;MIN([.$B$1]+1;[.H58]+[.I58])))" office:value-type="float" office:value="1000001" calcext:value-type="float">
            <text:p>1000001</text:p>
          </table:table-cell>
          <table:table-cell table:formula="of:=IF([.$A59]&lt;[.J$2];&quot;&quot;;IF([.$A59]=[.J$2];1;MIN([.$B$1]+1;[.I58]+[.J58])))" office:value-type="float" office:value="1000001" calcext:value-type="float">
            <text:p>1000001</text:p>
          </table:table-cell>
          <table:table-cell table:formula="of:=IF([.$A59]&lt;[.K$2];&quot;&quot;;IF([.$A59]=[.K$2];1;MIN([.$B$1]+1;[.J58]+[.K58])))" office:value-type="float" office:value="1000001" calcext:value-type="float">
            <text:p>1000001</text:p>
          </table:table-cell>
          <table:table-cell table:formula="of:=IF([.$A59]&lt;[.L$2];&quot;&quot;;IF([.$A59]=[.L$2];1;MIN([.$B$1]+1;[.K58]+[.L58])))" office:value-type="float" office:value="1000001" calcext:value-type="float">
            <text:p>1000001</text:p>
          </table:table-cell>
          <table:table-cell table:formula="of:=IF([.$A59]&lt;[.M$2];&quot;&quot;;IF([.$A59]=[.M$2];1;MIN([.$B$1]+1;[.L58]+[.M58])))" office:value-type="float" office:value="1000001" calcext:value-type="float">
            <text:p>1000001</text:p>
          </table:table-cell>
          <table:table-cell table:formula="of:=IF([.$A59]&lt;[.N$2];&quot;&quot;;IF([.$A59]=[.N$2];1;MIN([.$B$1]+1;[.M58]+[.N58])))" office:value-type="float" office:value="1000001" calcext:value-type="float">
            <text:p>1000001</text:p>
          </table:table-cell>
          <table:table-cell table:formula="of:=IF([.$A59]&lt;[.O$2];&quot;&quot;;IF([.$A59]=[.O$2];1;MIN([.$B$1]+1;[.N58]+[.O58])))" office:value-type="float" office:value="1000001" calcext:value-type="float">
            <text:p>1000001</text:p>
          </table:table-cell>
          <table:table-cell table:formula="of:=IF([.$A59]&lt;[.P$2];&quot;&quot;;IF([.$A59]=[.P$2];1;MIN([.$B$1]+1;[.O58]+[.P58])))" office:value-type="float" office:value="1000001" calcext:value-type="float">
            <text:p>1000001</text:p>
          </table:table-cell>
          <table:table-cell table:formula="of:=IF([.$A59]&lt;[.Q$2];&quot;&quot;;IF([.$A59]=[.Q$2];1;MIN([.$B$1]+1;[.P58]+[.Q58])))" office:value-type="float" office:value="1000001" calcext:value-type="float">
            <text:p>1000001</text:p>
          </table:table-cell>
          <table:table-cell table:formula="of:=IF([.$A59]&lt;[.R$2];&quot;&quot;;IF([.$A59]=[.R$2];1;MIN([.$B$1]+1;[.Q58]+[.R58])))" office:value-type="float" office:value="1000001" calcext:value-type="float">
            <text:p>1000001</text:p>
          </table:table-cell>
          <table:table-cell table:formula="of:=IF([.$A59]&lt;[.S$2];&quot;&quot;;IF([.$A59]=[.S$2];1;MIN([.$B$1]+1;[.R58]+[.S58])))" office:value-type="float" office:value="1000001" calcext:value-type="float">
            <text:p>1000001</text:p>
          </table:table-cell>
          <table:table-cell table:formula="of:=IF([.$A59]&lt;[.T$2];&quot;&quot;;IF([.$A59]=[.T$2];1;MIN([.$B$1]+1;[.S58]+[.T58])))" office:value-type="float" office:value="1000001" calcext:value-type="float">
            <text:p>1000001</text:p>
          </table:table-cell>
          <table:table-cell table:formula="of:=IF([.$A59]&lt;[.U$2];&quot;&quot;;IF([.$A59]=[.U$2];1;MIN([.$B$1]+1;[.T58]+[.U58])))" office:value-type="float" office:value="1000001" calcext:value-type="float">
            <text:p>1000001</text:p>
          </table:table-cell>
          <table:table-cell table:formula="of:=IF([.$A59]&lt;[.V$2];&quot;&quot;;IF([.$A59]=[.V$2];1;MIN([.$B$1]+1;[.U58]+[.V58])))" office:value-type="float" office:value="1000001" calcext:value-type="float">
            <text:p>1000001</text:p>
          </table:table-cell>
          <table:table-cell table:formula="of:=IF([.$A59]&lt;[.W$2];&quot;&quot;;IF([.$A59]=[.W$2];1;MIN([.$B$1]+1;[.V58]+[.W58])))" office:value-type="float" office:value="1000001" calcext:value-type="float">
            <text:p>1000001</text:p>
          </table:table-cell>
          <table:table-cell table:formula="of:=IF([.$A59]&lt;[.X$2];&quot;&quot;;IF([.$A59]=[.X$2];1;MIN([.$B$1]+1;[.W58]+[.X58])))" office:value-type="float" office:value="1000001" calcext:value-type="float">
            <text:p>1000001</text:p>
          </table:table-cell>
          <table:table-cell table:formula="of:=IF([.$A59]&lt;[.Y$2];&quot;&quot;;IF([.$A59]=[.Y$2];1;MIN([.$B$1]+1;[.X58]+[.Y58])))" office:value-type="float" office:value="1000001" calcext:value-type="float">
            <text:p>1000001</text:p>
          </table:table-cell>
          <table:table-cell table:formula="of:=IF([.$A59]&lt;[.Z$2];&quot;&quot;;IF([.$A59]=[.Z$2];1;MIN([.$B$1]+1;[.Y58]+[.Z58])))" office:value-type="float" office:value="1000001" calcext:value-type="float">
            <text:p>1000001</text:p>
          </table:table-cell>
          <table:table-cell table:formula="of:=IF([.$A59]&lt;[.AA$2];&quot;&quot;;IF([.$A59]=[.AA$2];1;MIN([.$B$1]+1;[.Z58]+[.AA58])))" office:value-type="float" office:value="1000001" calcext:value-type="float">
            <text:p>1000001</text:p>
          </table:table-cell>
          <table:table-cell table:formula="of:=IF([.$A59]&lt;[.AB$2];&quot;&quot;;IF([.$A59]=[.AB$2];1;MIN([.$B$1]+1;[.AA58]+[.AB58])))" office:value-type="float" office:value="1000001" calcext:value-type="float">
            <text:p>1000001</text:p>
          </table:table-cell>
          <table:table-cell table:formula="of:=IF([.$A59]&lt;[.AC$2];&quot;&quot;;IF([.$A59]=[.AC$2];1;MIN([.$B$1]+1;[.AB58]+[.AC58])))" office:value-type="float" office:value="1000001" calcext:value-type="float">
            <text:p>1000001</text:p>
          </table:table-cell>
          <table:table-cell table:formula="of:=IF([.$A59]&lt;[.AD$2];&quot;&quot;;IF([.$A59]=[.AD$2];1;MIN([.$B$1]+1;[.AC58]+[.AD58])))" office:value-type="float" office:value="1000001" calcext:value-type="float">
            <text:p>1000001</text:p>
          </table:table-cell>
          <table:table-cell table:formula="of:=IF([.$A59]&lt;[.AE$2];&quot;&quot;;IF([.$A59]=[.AE$2];1;MIN([.$B$1]+1;[.AD58]+[.AE58])))" office:value-type="float" office:value="1000001" calcext:value-type="float">
            <text:p>1000001</text:p>
          </table:table-cell>
          <table:table-cell table:formula="of:=IF([.$A59]&lt;[.AF$2];&quot;&quot;;IF([.$A59]=[.AF$2];1;MIN([.$B$1]+1;[.AE58]+[.AF58])))" office:value-type="float" office:value="1000001" calcext:value-type="float">
            <text:p>1000001</text:p>
          </table:table-cell>
          <table:table-cell table:formula="of:=IF([.$A59]&lt;[.AG$2];&quot;&quot;;IF([.$A59]=[.AG$2];1;MIN([.$B$1]+1;[.AF58]+[.AG58])))" office:value-type="float" office:value="1000001" calcext:value-type="float">
            <text:p>1000001</text:p>
          </table:table-cell>
          <table:table-cell table:formula="of:=IF([.$A59]&lt;[.AH$2];&quot;&quot;;IF([.$A59]=[.AH$2];1;MIN([.$B$1]+1;[.AG58]+[.AH58])))" office:value-type="float" office:value="1000001" calcext:value-type="float">
            <text:p>1000001</text:p>
          </table:table-cell>
          <table:table-cell table:formula="of:=IF([.$A59]&lt;[.AI$2];&quot;&quot;;IF([.$A59]=[.AI$2];1;MIN([.$B$1]+1;[.AH58]+[.AI58])))" office:value-type="float" office:value="1000001" calcext:value-type="float">
            <text:p>1000001</text:p>
          </table:table-cell>
          <table:table-cell table:formula="of:=IF([.$A59]&lt;[.AJ$2];&quot;&quot;;IF([.$A59]=[.AJ$2];1;MIN([.$B$1]+1;[.AI58]+[.AJ58])))" office:value-type="float" office:value="1000001" calcext:value-type="float">
            <text:p>1000001</text:p>
          </table:table-cell>
          <table:table-cell table:formula="of:=IF([.$A59]&lt;[.AK$2];&quot;&quot;;IF([.$A59]=[.AK$2];1;MIN([.$B$1]+1;[.AJ58]+[.AK58])))" office:value-type="float" office:value="1000001" calcext:value-type="float">
            <text:p>1000001</text:p>
          </table:table-cell>
          <table:table-cell table:formula="of:=IF([.$A59]&lt;[.AL$2];&quot;&quot;;IF([.$A59]=[.AL$2];1;MIN([.$B$1]+1;[.AK58]+[.AL58])))" office:value-type="float" office:value="1000001" calcext:value-type="float">
            <text:p>1000001</text:p>
          </table:table-cell>
          <table:table-cell table:formula="of:=IF([.$A59]&lt;[.AM$2];&quot;&quot;;IF([.$A59]=[.AM$2];1;MIN([.$B$1]+1;[.AL58]+[.AM58])))" office:value-type="float" office:value="1000001" calcext:value-type="float">
            <text:p>1000001</text:p>
          </table:table-cell>
          <table:table-cell table:formula="of:=IF([.$A59]&lt;[.AN$2];&quot;&quot;;IF([.$A59]=[.AN$2];1;MIN([.$B$1]+1;[.AM58]+[.AN58])))" office:value-type="float" office:value="1000001" calcext:value-type="float">
            <text:p>1000001</text:p>
          </table:table-cell>
          <table:table-cell table:formula="of:=IF([.$A59]&lt;[.AO$2];&quot;&quot;;IF([.$A59]=[.AO$2];1;MIN([.$B$1]+1;[.AN58]+[.AO58])))" office:value-type="float" office:value="1000001" calcext:value-type="float">
            <text:p>1000001</text:p>
          </table:table-cell>
          <table:table-cell table:formula="of:=IF([.$A59]&lt;[.AP$2];&quot;&quot;;IF([.$A59]=[.AP$2];1;MIN([.$B$1]+1;[.AO58]+[.AP58])))" office:value-type="float" office:value="1000001" calcext:value-type="float">
            <text:p>1000001</text:p>
          </table:table-cell>
          <table:table-cell table:formula="of:=IF([.$A59]&lt;[.AQ$2];&quot;&quot;;IF([.$A59]=[.AQ$2];1;MIN([.$B$1]+1;[.AP58]+[.AQ58])))" office:value-type="float" office:value="1000001" calcext:value-type="float">
            <text:p>1000001</text:p>
          </table:table-cell>
          <table:table-cell table:formula="of:=IF([.$A59]&lt;[.AR$2];&quot;&quot;;IF([.$A59]=[.AR$2];1;MIN([.$B$1]+1;[.AQ58]+[.AR58])))" office:value-type="float" office:value="1000001" calcext:value-type="float">
            <text:p>1000001</text:p>
          </table:table-cell>
          <table:table-cell table:formula="of:=IF([.$A59]&lt;[.AS$2];&quot;&quot;;IF([.$A59]=[.AS$2];1;MIN([.$B$1]+1;[.AR58]+[.AS58])))" office:value-type="float" office:value="1000001" calcext:value-type="float">
            <text:p>1000001</text:p>
          </table:table-cell>
          <table:table-cell table:formula="of:=IF([.$A59]&lt;[.AT$2];&quot;&quot;;IF([.$A59]=[.AT$2];1;MIN([.$B$1]+1;[.AS58]+[.AT58])))" office:value-type="float" office:value="1000001" calcext:value-type="float">
            <text:p>1000001</text:p>
          </table:table-cell>
          <table:table-cell table:formula="of:=IF([.$A59]&lt;[.AU$2];&quot;&quot;;IF([.$A59]=[.AU$2];1;MIN([.$B$1]+1;[.AT58]+[.AU58])))" office:value-type="float" office:value="1000001" calcext:value-type="float">
            <text:p>1000001</text:p>
          </table:table-cell>
          <table:table-cell table:formula="of:=IF([.$A59]&lt;[.AV$2];&quot;&quot;;IF([.$A59]=[.AV$2];1;MIN([.$B$1]+1;[.AU58]+[.AV58])))" office:value-type="float" office:value="1000001" calcext:value-type="float">
            <text:p>1000001</text:p>
          </table:table-cell>
          <table:table-cell table:formula="of:=IF([.$A59]&lt;[.AW$2];&quot;&quot;;IF([.$A59]=[.AW$2];1;MIN([.$B$1]+1;[.AV58]+[.AW58])))" office:value-type="float" office:value="1000001" calcext:value-type="float">
            <text:p>1000001</text:p>
          </table:table-cell>
          <table:table-cell table:formula="of:=IF([.$A59]&lt;[.AX$2];&quot;&quot;;IF([.$A59]=[.AX$2];1;MIN([.$B$1]+1;[.AW58]+[.AX58])))" office:value-type="float" office:value="1000001" calcext:value-type="float">
            <text:p>1000001</text:p>
          </table:table-cell>
          <table:table-cell table:formula="of:=IF([.$A59]&lt;[.AY$2];&quot;&quot;;IF([.$A59]=[.AY$2];1;MIN([.$B$1]+1;[.AX58]+[.AY58])))" office:value-type="float" office:value="1000001" calcext:value-type="float">
            <text:p>1000001</text:p>
          </table:table-cell>
          <table:table-cell table:formula="of:=IF([.$A59]&lt;[.AZ$2];&quot;&quot;;IF([.$A59]=[.AZ$2];1;MIN([.$B$1]+1;[.AY58]+[.AZ58])))" office:value-type="float" office:value="1000001" calcext:value-type="float">
            <text:p>1000001</text:p>
          </table:table-cell>
          <table:table-cell table:formula="of:=IF([.$A59]&lt;[.BA$2];&quot;&quot;;IF([.$A59]=[.BA$2];1;MIN([.$B$1]+1;[.AZ58]+[.BA58])))" office:value-type="float" office:value="1000001" calcext:value-type="float">
            <text:p>1000001</text:p>
          </table:table-cell>
          <table:table-cell table:formula="of:=IF([.$A59]&lt;[.BB$2];&quot;&quot;;IF([.$A59]=[.BB$2];1;MIN([.$B$1]+1;[.BA58]+[.BB58])))" office:value-type="float" office:value="367290" calcext:value-type="float">
            <text:p>367290</text:p>
          </table:table-cell>
          <table:table-cell table:formula="of:=IF([.$A59]&lt;[.BC$2];&quot;&quot;;IF([.$A59]=[.BC$2];1;MIN([.$B$1]+1;[.BB58]+[.BC58])))" office:value-type="float" office:value="27720" calcext:value-type="float">
            <text:p>27720</text:p>
          </table:table-cell>
          <table:table-cell table:formula="of:=IF([.$A59]&lt;[.BD$2];&quot;&quot;;IF([.$A59]=[.BD$2];1;MIN([.$B$1]+1;[.BC58]+[.BD58])))" office:value-type="float" office:value="1540" calcext:value-type="float">
            <text:p>1540</text:p>
          </table:table-cell>
          <table:table-cell table:formula="of:=IF([.$A59]&lt;[.BE$2];&quot;&quot;;IF([.$A59]=[.BE$2];1;MIN([.$B$1]+1;[.BD58]+[.BE58])))" office:value-type="float" office:value="56" calcext:value-type="float">
            <text:p>56</text:p>
          </table:table-cell>
          <table:table-cell table:formula="of:=IF([.$A59]&lt;[.BF$2];&quot;&quot;;IF([.$A59]=[.BF$2];1;MIN([.$B$1]+1;[.BE58]+[.BF58])))" office:value-type="float" office:value="1" calcext:value-type="float">
            <text:p>1</text:p>
          </table:table-cell>
          <table:table-cell table:formula="of:=IF([.$A59]&lt;[.BG$2];&quot;&quot;;IF([.$A59]=[.BG$2];1;MIN([.$B$1]+1;[.BF58]+[.BG58])))">
            <text:p/>
          </table:table-cell>
          <table:table-cell table:formula="of:=IF([.$A59]&lt;[.BH$2];&quot;&quot;;IF([.$A59]=[.BH$2];1;MIN([.$B$1]+1;[.BG58]+[.BH58])))">
            <text:p/>
          </table:table-cell>
          <table:table-cell table:formula="of:=IF([.$A59]&lt;[.BI$2];&quot;&quot;;IF([.$A59]=[.BI$2];1;MIN([.$B$1]+1;[.BH58]+[.BI58])))">
            <text:p/>
          </table:table-cell>
          <table:table-cell table:formula="of:=IF([.$A59]&lt;[.BJ$2];&quot;&quot;;IF([.$A59]=[.BJ$2];1;MIN([.$B$1]+1;[.BI58]+[.BJ58])))">
            <text:p/>
          </table:table-cell>
          <table:table-cell table:formula="of:=IF([.$A59]&lt;[.BK$2];&quot;&quot;;IF([.$A59]=[.BK$2];1;MIN([.$B$1]+1;[.BJ58]+[.BK58])))">
            <text:p/>
          </table:table-cell>
          <table:table-cell table:formula="of:=IF([.$A59]&lt;[.BL$2];&quot;&quot;;IF([.$A59]=[.BL$2];1;MIN([.$B$1]+1;[.BK58]+[.BL58])))">
            <text:p/>
          </table:table-cell>
          <table:table-cell table:formula="of:=IF([.$A59]&lt;[.BM$2];&quot;&quot;;IF([.$A59]=[.BM$2];1;MIN([.$B$1]+1;[.BL58]+[.BM58])))">
            <text:p/>
          </table:table-cell>
          <table:table-cell table:formula="of:=IF([.$A59]&lt;[.BN$2];&quot;&quot;;IF([.$A59]=[.BN$2];1;MIN([.$B$1]+1;[.BM58]+[.BN58])))">
            <text:p/>
          </table:table-cell>
          <table:table-cell table:formula="of:=IF([.$A59]&lt;[.BO$2];&quot;&quot;;IF([.$A59]=[.BO$2];1;MIN([.$B$1]+1;[.BN58]+[.BO58])))">
            <text:p/>
          </table:table-cell>
          <table:table-cell table:formula="of:=IF([.$A59]&lt;[.BP$2];&quot;&quot;;IF([.$A59]=[.BP$2];1;MIN([.$B$1]+1;[.BO58]+[.BP58])))">
            <text:p/>
          </table:table-cell>
          <table:table-cell table:formula="of:=IF([.$A59]&lt;[.BQ$2];&quot;&quot;;IF([.$A59]=[.BQ$2];1;MIN([.$B$1]+1;[.BP58]+[.BQ58])))">
            <text:p/>
          </table:table-cell>
          <table:table-cell table:formula="of:=IF([.$A59]&lt;[.BR$2];&quot;&quot;;IF([.$A59]=[.BR$2];1;MIN([.$B$1]+1;[.BQ58]+[.BR58])))">
            <text:p/>
          </table:table-cell>
          <table:table-cell table:formula="of:=IF([.$A59]&lt;[.BS$2];&quot;&quot;;IF([.$A59]=[.BS$2];1;MIN([.$B$1]+1;[.BR58]+[.BS58])))">
            <text:p/>
          </table:table-cell>
          <table:table-cell table:formula="of:=IF([.$A59]&lt;[.BT$2];&quot;&quot;;IF([.$A59]=[.BT$2];1;MIN([.$B$1]+1;[.BS58]+[.BT58])))">
            <text:p/>
          </table:table-cell>
          <table:table-cell table:formula="of:=IF([.$A59]&lt;[.BU$2];&quot;&quot;;IF([.$A59]=[.BU$2];1;MIN([.$B$1]+1;[.BT58]+[.BU58])))">
            <text:p/>
          </table:table-cell>
          <table:table-cell table:formula="of:=IF([.$A59]&lt;[.BV$2];&quot;&quot;;IF([.$A59]=[.BV$2];1;MIN([.$B$1]+1;[.BU58]+[.BV58])))">
            <text:p/>
          </table:table-cell>
          <table:table-cell table:formula="of:=IF([.$A59]&lt;[.BW$2];&quot;&quot;;IF([.$A59]=[.BW$2];1;MIN([.$B$1]+1;[.BV58]+[.BW58])))">
            <text:p/>
          </table:table-cell>
          <table:table-cell table:formula="of:=IF([.$A59]&lt;[.BX$2];&quot;&quot;;IF([.$A59]=[.BX$2];1;MIN([.$B$1]+1;[.BW58]+[.BX58])))">
            <text:p/>
          </table:table-cell>
          <table:table-cell table:formula="of:=IF([.$A59]&lt;[.BY$2];&quot;&quot;;IF([.$A59]=[.BY$2];1;MIN([.$B$1]+1;[.BX58]+[.BY58])))">
            <text:p/>
          </table:table-cell>
          <table:table-cell table:formula="of:=IF([.$A59]&lt;[.BZ$2];&quot;&quot;;IF([.$A59]=[.BZ$2];1;MIN([.$B$1]+1;[.BY58]+[.BZ58])))">
            <text:p/>
          </table:table-cell>
          <table:table-cell table:formula="of:=IF([.$A59]&lt;[.CA$2];&quot;&quot;;IF([.$A59]=[.CA$2];1;MIN([.$B$1]+1;[.BZ58]+[.CA58])))">
            <text:p/>
          </table:table-cell>
          <table:table-cell table:formula="of:=IF([.$A59]&lt;[.CB$2];&quot;&quot;;IF([.$A59]=[.CB$2];1;MIN([.$B$1]+1;[.CA58]+[.CB58])))">
            <text:p/>
          </table:table-cell>
          <table:table-cell table:formula="of:=IF([.$A59]&lt;[.CC$2];&quot;&quot;;IF([.$A59]=[.CC$2];1;MIN([.$B$1]+1;[.CB58]+[.CC58])))">
            <text:p/>
          </table:table-cell>
          <table:table-cell table:formula="of:=IF([.$A59]&lt;[.CD$2];&quot;&quot;;IF([.$A59]=[.CD$2];1;MIN([.$B$1]+1;[.CC58]+[.CD58])))">
            <text:p/>
          </table:table-cell>
          <table:table-cell table:formula="of:=IF([.$A59]&lt;[.CE$2];&quot;&quot;;IF([.$A59]=[.CE$2];1;MIN([.$B$1]+1;[.CD58]+[.CE58])))">
            <text:p/>
          </table:table-cell>
          <table:table-cell table:formula="of:=IF([.$A59]&lt;[.CF$2];&quot;&quot;;IF([.$A59]=[.CF$2];1;MIN([.$B$1]+1;[.CE58]+[.CF58])))">
            <text:p/>
          </table:table-cell>
          <table:table-cell table:formula="of:=IF([.$A59]&lt;[.CG$2];&quot;&quot;;IF([.$A59]=[.CG$2];1;MIN([.$B$1]+1;[.CF58]+[.CG58])))">
            <text:p/>
          </table:table-cell>
          <table:table-cell table:formula="of:=IF([.$A59]&lt;[.CH$2];&quot;&quot;;IF([.$A59]=[.CH$2];1;MIN([.$B$1]+1;[.CG58]+[.CH58])))">
            <text:p/>
          </table:table-cell>
          <table:table-cell table:formula="of:=IF([.$A59]&lt;[.CI$2];&quot;&quot;;IF([.$A59]=[.CI$2];1;MIN([.$B$1]+1;[.CH58]+[.CI58])))">
            <text:p/>
          </table:table-cell>
          <table:table-cell table:formula="of:=IF([.$A59]&lt;[.CJ$2];&quot;&quot;;IF([.$A59]=[.CJ$2];1;MIN([.$B$1]+1;[.CI58]+[.CJ58])))">
            <text:p/>
          </table:table-cell>
          <table:table-cell table:formula="of:=IF([.$A59]&lt;[.CK$2];&quot;&quot;;IF([.$A59]=[.CK$2];1;MIN([.$B$1]+1;[.CJ58]+[.CK58])))">
            <text:p/>
          </table:table-cell>
          <table:table-cell table:formula="of:=IF([.$A59]&lt;[.CL$2];&quot;&quot;;IF([.$A59]=[.CL$2];1;MIN([.$B$1]+1;[.CK58]+[.CL58])))">
            <text:p/>
          </table:table-cell>
          <table:table-cell table:formula="of:=IF([.$A59]&lt;[.CM$2];&quot;&quot;;IF([.$A59]=[.CM$2];1;MIN([.$B$1]+1;[.CL58]+[.CM58])))">
            <text:p/>
          </table:table-cell>
          <table:table-cell table:formula="of:=IF([.$A59]&lt;[.CN$2];&quot;&quot;;IF([.$A59]=[.CN$2];1;MIN([.$B$1]+1;[.CM58]+[.CN58])))">
            <text:p/>
          </table:table-cell>
          <table:table-cell table:formula="of:=IF([.$A59]&lt;[.CO$2];&quot;&quot;;IF([.$A59]=[.CO$2];1;MIN([.$B$1]+1;[.CN58]+[.CO58])))">
            <text:p/>
          </table:table-cell>
          <table:table-cell table:formula="of:=IF([.$A59]&lt;[.CP$2];&quot;&quot;;IF([.$A59]=[.CP$2];1;MIN([.$B$1]+1;[.CO58]+[.CP58])))">
            <text:p/>
          </table:table-cell>
          <table:table-cell table:formula="of:=IF([.$A59]&lt;[.CQ$2];&quot;&quot;;IF([.$A59]=[.CQ$2];1;MIN([.$B$1]+1;[.CP58]+[.CQ58])))">
            <text:p/>
          </table:table-cell>
          <table:table-cell table:formula="of:=IF([.$A59]&lt;[.CR$2];&quot;&quot;;IF([.$A59]=[.CR$2];1;MIN([.$B$1]+1;[.CQ58]+[.CR58])))">
            <text:p/>
          </table:table-cell>
          <table:table-cell table:formula="of:=IF([.$A59]&lt;[.CS$2];&quot;&quot;;IF([.$A59]=[.CS$2];1;MIN([.$B$1]+1;[.CR58]+[.CS58])))">
            <text:p/>
          </table:table-cell>
          <table:table-cell table:formula="of:=IF([.$A59]&lt;[.CT$2];&quot;&quot;;IF([.$A59]=[.CT$2];1;MIN([.$B$1]+1;[.CS58]+[.CT58])))">
            <text:p/>
          </table:table-cell>
          <table:table-cell table:formula="of:=IF([.$A59]&lt;[.CU$2];&quot;&quot;;IF([.$A59]=[.CU$2];1;MIN([.$B$1]+1;[.CT58]+[.CU58])))">
            <text:p/>
          </table:table-cell>
          <table:table-cell table:formula="of:=IF([.$A59]&lt;[.CV$2];&quot;&quot;;IF([.$A59]=[.CV$2];1;MIN([.$B$1]+1;[.CU58]+[.CV58])))">
            <text:p/>
          </table:table-cell>
          <table:table-cell table:formula="of:=IF([.$A59]&lt;[.CW$2];&quot;&quot;;IF([.$A59]=[.CW$2];1;MIN([.$B$1]+1;[.CV58]+[.CW58])))">
            <text:p/>
          </table:table-cell>
          <table:table-cell table:formula="of:=IF([.$A59]&lt;[.CX$2];&quot;&quot;;IF([.$A59]=[.CX$2];1;MIN([.$B$1]+1;[.CW58]+[.CX58])))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.$A60]&lt;[.C$2];&quot;&quot;;IF([.$A60]=[.C$2];1;MIN([.$B$1]+1;[.B59]+[.C59])))" office:value-type="float" office:value="57" calcext:value-type="float">
            <text:p>57</text:p>
          </table:table-cell>
          <table:table-cell table:formula="of:=IF([.$A60]&lt;[.D$2];&quot;&quot;;IF([.$A60]=[.D$2];1;MIN([.$B$1]+1;[.C59]+[.D59])))" office:value-type="float" office:value="1596" calcext:value-type="float">
            <text:p>1596</text:p>
          </table:table-cell>
          <table:table-cell table:formula="of:=IF([.$A60]&lt;[.E$2];&quot;&quot;;IF([.$A60]=[.E$2];1;MIN([.$B$1]+1;[.D59]+[.E59])))" office:value-type="float" office:value="29260" calcext:value-type="float">
            <text:p>29260</text:p>
          </table:table-cell>
          <table:table-cell table:formula="of:=IF([.$A60]&lt;[.F$2];&quot;&quot;;IF([.$A60]=[.F$2];1;MIN([.$B$1]+1;[.E59]+[.F59])))" office:value-type="float" office:value="395010" calcext:value-type="float">
            <text:p>395010</text:p>
          </table:table-cell>
          <table:table-cell table:formula="of:=IF([.$A60]&lt;[.G$2];&quot;&quot;;IF([.$A60]=[.G$2];1;MIN([.$B$1]+1;[.F59]+[.G59])))" office:value-type="float" office:value="1000001" calcext:value-type="float">
            <text:p>1000001</text:p>
          </table:table-cell>
          <table:table-cell table:formula="of:=IF([.$A60]&lt;[.H$2];&quot;&quot;;IF([.$A60]=[.H$2];1;MIN([.$B$1]+1;[.G59]+[.H59])))" office:value-type="float" office:value="1000001" calcext:value-type="float">
            <text:p>1000001</text:p>
          </table:table-cell>
          <table:table-cell table:formula="of:=IF([.$A60]&lt;[.I$2];&quot;&quot;;IF([.$A60]=[.I$2];1;MIN([.$B$1]+1;[.H59]+[.I59])))" office:value-type="float" office:value="1000001" calcext:value-type="float">
            <text:p>1000001</text:p>
          </table:table-cell>
          <table:table-cell table:formula="of:=IF([.$A60]&lt;[.J$2];&quot;&quot;;IF([.$A60]=[.J$2];1;MIN([.$B$1]+1;[.I59]+[.J59])))" office:value-type="float" office:value="1000001" calcext:value-type="float">
            <text:p>1000001</text:p>
          </table:table-cell>
          <table:table-cell table:formula="of:=IF([.$A60]&lt;[.K$2];&quot;&quot;;IF([.$A60]=[.K$2];1;MIN([.$B$1]+1;[.J59]+[.K59])))" office:value-type="float" office:value="1000001" calcext:value-type="float">
            <text:p>1000001</text:p>
          </table:table-cell>
          <table:table-cell table:formula="of:=IF([.$A60]&lt;[.L$2];&quot;&quot;;IF([.$A60]=[.L$2];1;MIN([.$B$1]+1;[.K59]+[.L59])))" office:value-type="float" office:value="1000001" calcext:value-type="float">
            <text:p>1000001</text:p>
          </table:table-cell>
          <table:table-cell table:formula="of:=IF([.$A60]&lt;[.M$2];&quot;&quot;;IF([.$A60]=[.M$2];1;MIN([.$B$1]+1;[.L59]+[.M59])))" office:value-type="float" office:value="1000001" calcext:value-type="float">
            <text:p>1000001</text:p>
          </table:table-cell>
          <table:table-cell table:formula="of:=IF([.$A60]&lt;[.N$2];&quot;&quot;;IF([.$A60]=[.N$2];1;MIN([.$B$1]+1;[.M59]+[.N59])))" office:value-type="float" office:value="1000001" calcext:value-type="float">
            <text:p>1000001</text:p>
          </table:table-cell>
          <table:table-cell table:formula="of:=IF([.$A60]&lt;[.O$2];&quot;&quot;;IF([.$A60]=[.O$2];1;MIN([.$B$1]+1;[.N59]+[.O59])))" office:value-type="float" office:value="1000001" calcext:value-type="float">
            <text:p>1000001</text:p>
          </table:table-cell>
          <table:table-cell table:formula="of:=IF([.$A60]&lt;[.P$2];&quot;&quot;;IF([.$A60]=[.P$2];1;MIN([.$B$1]+1;[.O59]+[.P59])))" office:value-type="float" office:value="1000001" calcext:value-type="float">
            <text:p>1000001</text:p>
          </table:table-cell>
          <table:table-cell table:formula="of:=IF([.$A60]&lt;[.Q$2];&quot;&quot;;IF([.$A60]=[.Q$2];1;MIN([.$B$1]+1;[.P59]+[.Q59])))" office:value-type="float" office:value="1000001" calcext:value-type="float">
            <text:p>1000001</text:p>
          </table:table-cell>
          <table:table-cell table:formula="of:=IF([.$A60]&lt;[.R$2];&quot;&quot;;IF([.$A60]=[.R$2];1;MIN([.$B$1]+1;[.Q59]+[.R59])))" office:value-type="float" office:value="1000001" calcext:value-type="float">
            <text:p>1000001</text:p>
          </table:table-cell>
          <table:table-cell table:formula="of:=IF([.$A60]&lt;[.S$2];&quot;&quot;;IF([.$A60]=[.S$2];1;MIN([.$B$1]+1;[.R59]+[.S59])))" office:value-type="float" office:value="1000001" calcext:value-type="float">
            <text:p>1000001</text:p>
          </table:table-cell>
          <table:table-cell table:formula="of:=IF([.$A60]&lt;[.T$2];&quot;&quot;;IF([.$A60]=[.T$2];1;MIN([.$B$1]+1;[.S59]+[.T59])))" office:value-type="float" office:value="1000001" calcext:value-type="float">
            <text:p>1000001</text:p>
          </table:table-cell>
          <table:table-cell table:formula="of:=IF([.$A60]&lt;[.U$2];&quot;&quot;;IF([.$A60]=[.U$2];1;MIN([.$B$1]+1;[.T59]+[.U59])))" office:value-type="float" office:value="1000001" calcext:value-type="float">
            <text:p>1000001</text:p>
          </table:table-cell>
          <table:table-cell table:formula="of:=IF([.$A60]&lt;[.V$2];&quot;&quot;;IF([.$A60]=[.V$2];1;MIN([.$B$1]+1;[.U59]+[.V59])))" office:value-type="float" office:value="1000001" calcext:value-type="float">
            <text:p>1000001</text:p>
          </table:table-cell>
          <table:table-cell table:formula="of:=IF([.$A60]&lt;[.W$2];&quot;&quot;;IF([.$A60]=[.W$2];1;MIN([.$B$1]+1;[.V59]+[.W59])))" office:value-type="float" office:value="1000001" calcext:value-type="float">
            <text:p>1000001</text:p>
          </table:table-cell>
          <table:table-cell table:formula="of:=IF([.$A60]&lt;[.X$2];&quot;&quot;;IF([.$A60]=[.X$2];1;MIN([.$B$1]+1;[.W59]+[.X59])))" office:value-type="float" office:value="1000001" calcext:value-type="float">
            <text:p>1000001</text:p>
          </table:table-cell>
          <table:table-cell table:formula="of:=IF([.$A60]&lt;[.Y$2];&quot;&quot;;IF([.$A60]=[.Y$2];1;MIN([.$B$1]+1;[.X59]+[.Y59])))" office:value-type="float" office:value="1000001" calcext:value-type="float">
            <text:p>1000001</text:p>
          </table:table-cell>
          <table:table-cell table:formula="of:=IF([.$A60]&lt;[.Z$2];&quot;&quot;;IF([.$A60]=[.Z$2];1;MIN([.$B$1]+1;[.Y59]+[.Z59])))" office:value-type="float" office:value="1000001" calcext:value-type="float">
            <text:p>1000001</text:p>
          </table:table-cell>
          <table:table-cell table:formula="of:=IF([.$A60]&lt;[.AA$2];&quot;&quot;;IF([.$A60]=[.AA$2];1;MIN([.$B$1]+1;[.Z59]+[.AA59])))" office:value-type="float" office:value="1000001" calcext:value-type="float">
            <text:p>1000001</text:p>
          </table:table-cell>
          <table:table-cell table:formula="of:=IF([.$A60]&lt;[.AB$2];&quot;&quot;;IF([.$A60]=[.AB$2];1;MIN([.$B$1]+1;[.AA59]+[.AB59])))" office:value-type="float" office:value="1000001" calcext:value-type="float">
            <text:p>1000001</text:p>
          </table:table-cell>
          <table:table-cell table:formula="of:=IF([.$A60]&lt;[.AC$2];&quot;&quot;;IF([.$A60]=[.AC$2];1;MIN([.$B$1]+1;[.AB59]+[.AC59])))" office:value-type="float" office:value="1000001" calcext:value-type="float">
            <text:p>1000001</text:p>
          </table:table-cell>
          <table:table-cell table:formula="of:=IF([.$A60]&lt;[.AD$2];&quot;&quot;;IF([.$A60]=[.AD$2];1;MIN([.$B$1]+1;[.AC59]+[.AD59])))" office:value-type="float" office:value="1000001" calcext:value-type="float">
            <text:p>1000001</text:p>
          </table:table-cell>
          <table:table-cell table:formula="of:=IF([.$A60]&lt;[.AE$2];&quot;&quot;;IF([.$A60]=[.AE$2];1;MIN([.$B$1]+1;[.AD59]+[.AE59])))" office:value-type="float" office:value="1000001" calcext:value-type="float">
            <text:p>1000001</text:p>
          </table:table-cell>
          <table:table-cell table:formula="of:=IF([.$A60]&lt;[.AF$2];&quot;&quot;;IF([.$A60]=[.AF$2];1;MIN([.$B$1]+1;[.AE59]+[.AF59])))" office:value-type="float" office:value="1000001" calcext:value-type="float">
            <text:p>1000001</text:p>
          </table:table-cell>
          <table:table-cell table:formula="of:=IF([.$A60]&lt;[.AG$2];&quot;&quot;;IF([.$A60]=[.AG$2];1;MIN([.$B$1]+1;[.AF59]+[.AG59])))" office:value-type="float" office:value="1000001" calcext:value-type="float">
            <text:p>1000001</text:p>
          </table:table-cell>
          <table:table-cell table:formula="of:=IF([.$A60]&lt;[.AH$2];&quot;&quot;;IF([.$A60]=[.AH$2];1;MIN([.$B$1]+1;[.AG59]+[.AH59])))" office:value-type="float" office:value="1000001" calcext:value-type="float">
            <text:p>1000001</text:p>
          </table:table-cell>
          <table:table-cell table:formula="of:=IF([.$A60]&lt;[.AI$2];&quot;&quot;;IF([.$A60]=[.AI$2];1;MIN([.$B$1]+1;[.AH59]+[.AI59])))" office:value-type="float" office:value="1000001" calcext:value-type="float">
            <text:p>1000001</text:p>
          </table:table-cell>
          <table:table-cell table:formula="of:=IF([.$A60]&lt;[.AJ$2];&quot;&quot;;IF([.$A60]=[.AJ$2];1;MIN([.$B$1]+1;[.AI59]+[.AJ59])))" office:value-type="float" office:value="1000001" calcext:value-type="float">
            <text:p>1000001</text:p>
          </table:table-cell>
          <table:table-cell table:formula="of:=IF([.$A60]&lt;[.AK$2];&quot;&quot;;IF([.$A60]=[.AK$2];1;MIN([.$B$1]+1;[.AJ59]+[.AK59])))" office:value-type="float" office:value="1000001" calcext:value-type="float">
            <text:p>1000001</text:p>
          </table:table-cell>
          <table:table-cell table:formula="of:=IF([.$A60]&lt;[.AL$2];&quot;&quot;;IF([.$A60]=[.AL$2];1;MIN([.$B$1]+1;[.AK59]+[.AL59])))" office:value-type="float" office:value="1000001" calcext:value-type="float">
            <text:p>1000001</text:p>
          </table:table-cell>
          <table:table-cell table:formula="of:=IF([.$A60]&lt;[.AM$2];&quot;&quot;;IF([.$A60]=[.AM$2];1;MIN([.$B$1]+1;[.AL59]+[.AM59])))" office:value-type="float" office:value="1000001" calcext:value-type="float">
            <text:p>1000001</text:p>
          </table:table-cell>
          <table:table-cell table:formula="of:=IF([.$A60]&lt;[.AN$2];&quot;&quot;;IF([.$A60]=[.AN$2];1;MIN([.$B$1]+1;[.AM59]+[.AN59])))" office:value-type="float" office:value="1000001" calcext:value-type="float">
            <text:p>1000001</text:p>
          </table:table-cell>
          <table:table-cell table:formula="of:=IF([.$A60]&lt;[.AO$2];&quot;&quot;;IF([.$A60]=[.AO$2];1;MIN([.$B$1]+1;[.AN59]+[.AO59])))" office:value-type="float" office:value="1000001" calcext:value-type="float">
            <text:p>1000001</text:p>
          </table:table-cell>
          <table:table-cell table:formula="of:=IF([.$A60]&lt;[.AP$2];&quot;&quot;;IF([.$A60]=[.AP$2];1;MIN([.$B$1]+1;[.AO59]+[.AP59])))" office:value-type="float" office:value="1000001" calcext:value-type="float">
            <text:p>1000001</text:p>
          </table:table-cell>
          <table:table-cell table:formula="of:=IF([.$A60]&lt;[.AQ$2];&quot;&quot;;IF([.$A60]=[.AQ$2];1;MIN([.$B$1]+1;[.AP59]+[.AQ59])))" office:value-type="float" office:value="1000001" calcext:value-type="float">
            <text:p>1000001</text:p>
          </table:table-cell>
          <table:table-cell table:formula="of:=IF([.$A60]&lt;[.AR$2];&quot;&quot;;IF([.$A60]=[.AR$2];1;MIN([.$B$1]+1;[.AQ59]+[.AR59])))" office:value-type="float" office:value="1000001" calcext:value-type="float">
            <text:p>1000001</text:p>
          </table:table-cell>
          <table:table-cell table:formula="of:=IF([.$A60]&lt;[.AS$2];&quot;&quot;;IF([.$A60]=[.AS$2];1;MIN([.$B$1]+1;[.AR59]+[.AS59])))" office:value-type="float" office:value="1000001" calcext:value-type="float">
            <text:p>1000001</text:p>
          </table:table-cell>
          <table:table-cell table:formula="of:=IF([.$A60]&lt;[.AT$2];&quot;&quot;;IF([.$A60]=[.AT$2];1;MIN([.$B$1]+1;[.AS59]+[.AT59])))" office:value-type="float" office:value="1000001" calcext:value-type="float">
            <text:p>1000001</text:p>
          </table:table-cell>
          <table:table-cell table:formula="of:=IF([.$A60]&lt;[.AU$2];&quot;&quot;;IF([.$A60]=[.AU$2];1;MIN([.$B$1]+1;[.AT59]+[.AU59])))" office:value-type="float" office:value="1000001" calcext:value-type="float">
            <text:p>1000001</text:p>
          </table:table-cell>
          <table:table-cell table:formula="of:=IF([.$A60]&lt;[.AV$2];&quot;&quot;;IF([.$A60]=[.AV$2];1;MIN([.$B$1]+1;[.AU59]+[.AV59])))" office:value-type="float" office:value="1000001" calcext:value-type="float">
            <text:p>1000001</text:p>
          </table:table-cell>
          <table:table-cell table:formula="of:=IF([.$A60]&lt;[.AW$2];&quot;&quot;;IF([.$A60]=[.AW$2];1;MIN([.$B$1]+1;[.AV59]+[.AW59])))" office:value-type="float" office:value="1000001" calcext:value-type="float">
            <text:p>1000001</text:p>
          </table:table-cell>
          <table:table-cell table:formula="of:=IF([.$A60]&lt;[.AX$2];&quot;&quot;;IF([.$A60]=[.AX$2];1;MIN([.$B$1]+1;[.AW59]+[.AX59])))" office:value-type="float" office:value="1000001" calcext:value-type="float">
            <text:p>1000001</text:p>
          </table:table-cell>
          <table:table-cell table:formula="of:=IF([.$A60]&lt;[.AY$2];&quot;&quot;;IF([.$A60]=[.AY$2];1;MIN([.$B$1]+1;[.AX59]+[.AY59])))" office:value-type="float" office:value="1000001" calcext:value-type="float">
            <text:p>1000001</text:p>
          </table:table-cell>
          <table:table-cell table:formula="of:=IF([.$A60]&lt;[.AZ$2];&quot;&quot;;IF([.$A60]=[.AZ$2];1;MIN([.$B$1]+1;[.AY59]+[.AZ59])))" office:value-type="float" office:value="1000001" calcext:value-type="float">
            <text:p>1000001</text:p>
          </table:table-cell>
          <table:table-cell table:formula="of:=IF([.$A60]&lt;[.BA$2];&quot;&quot;;IF([.$A60]=[.BA$2];1;MIN([.$B$1]+1;[.AZ59]+[.BA59])))" office:value-type="float" office:value="1000001" calcext:value-type="float">
            <text:p>1000001</text:p>
          </table:table-cell>
          <table:table-cell table:formula="of:=IF([.$A60]&lt;[.BB$2];&quot;&quot;;IF([.$A60]=[.BB$2];1;MIN([.$B$1]+1;[.BA59]+[.BB59])))" office:value-type="float" office:value="1000001" calcext:value-type="float">
            <text:p>1000001</text:p>
          </table:table-cell>
          <table:table-cell table:formula="of:=IF([.$A60]&lt;[.BC$2];&quot;&quot;;IF([.$A60]=[.BC$2];1;MIN([.$B$1]+1;[.BB59]+[.BC59])))" office:value-type="float" office:value="395010" calcext:value-type="float">
            <text:p>395010</text:p>
          </table:table-cell>
          <table:table-cell table:formula="of:=IF([.$A60]&lt;[.BD$2];&quot;&quot;;IF([.$A60]=[.BD$2];1;MIN([.$B$1]+1;[.BC59]+[.BD59])))" office:value-type="float" office:value="29260" calcext:value-type="float">
            <text:p>29260</text:p>
          </table:table-cell>
          <table:table-cell table:formula="of:=IF([.$A60]&lt;[.BE$2];&quot;&quot;;IF([.$A60]=[.BE$2];1;MIN([.$B$1]+1;[.BD59]+[.BE59])))" office:value-type="float" office:value="1596" calcext:value-type="float">
            <text:p>1596</text:p>
          </table:table-cell>
          <table:table-cell table:formula="of:=IF([.$A60]&lt;[.BF$2];&quot;&quot;;IF([.$A60]=[.BF$2];1;MIN([.$B$1]+1;[.BE59]+[.BF59])))" office:value-type="float" office:value="57" calcext:value-type="float">
            <text:p>57</text:p>
          </table:table-cell>
          <table:table-cell table:formula="of:=IF([.$A60]&lt;[.BG$2];&quot;&quot;;IF([.$A60]=[.BG$2];1;MIN([.$B$1]+1;[.BF59]+[.BG59])))" office:value-type="float" office:value="1" calcext:value-type="float">
            <text:p>1</text:p>
          </table:table-cell>
          <table:table-cell table:formula="of:=IF([.$A60]&lt;[.BH$2];&quot;&quot;;IF([.$A60]=[.BH$2];1;MIN([.$B$1]+1;[.BG59]+[.BH59])))">
            <text:p/>
          </table:table-cell>
          <table:table-cell table:formula="of:=IF([.$A60]&lt;[.BI$2];&quot;&quot;;IF([.$A60]=[.BI$2];1;MIN([.$B$1]+1;[.BH59]+[.BI59])))">
            <text:p/>
          </table:table-cell>
          <table:table-cell table:formula="of:=IF([.$A60]&lt;[.BJ$2];&quot;&quot;;IF([.$A60]=[.BJ$2];1;MIN([.$B$1]+1;[.BI59]+[.BJ59])))">
            <text:p/>
          </table:table-cell>
          <table:table-cell table:formula="of:=IF([.$A60]&lt;[.BK$2];&quot;&quot;;IF([.$A60]=[.BK$2];1;MIN([.$B$1]+1;[.BJ59]+[.BK59])))">
            <text:p/>
          </table:table-cell>
          <table:table-cell table:formula="of:=IF([.$A60]&lt;[.BL$2];&quot;&quot;;IF([.$A60]=[.BL$2];1;MIN([.$B$1]+1;[.BK59]+[.BL59])))">
            <text:p/>
          </table:table-cell>
          <table:table-cell table:formula="of:=IF([.$A60]&lt;[.BM$2];&quot;&quot;;IF([.$A60]=[.BM$2];1;MIN([.$B$1]+1;[.BL59]+[.BM59])))">
            <text:p/>
          </table:table-cell>
          <table:table-cell table:formula="of:=IF([.$A60]&lt;[.BN$2];&quot;&quot;;IF([.$A60]=[.BN$2];1;MIN([.$B$1]+1;[.BM59]+[.BN59])))">
            <text:p/>
          </table:table-cell>
          <table:table-cell table:formula="of:=IF([.$A60]&lt;[.BO$2];&quot;&quot;;IF([.$A60]=[.BO$2];1;MIN([.$B$1]+1;[.BN59]+[.BO59])))">
            <text:p/>
          </table:table-cell>
          <table:table-cell table:formula="of:=IF([.$A60]&lt;[.BP$2];&quot;&quot;;IF([.$A60]=[.BP$2];1;MIN([.$B$1]+1;[.BO59]+[.BP59])))">
            <text:p/>
          </table:table-cell>
          <table:table-cell table:formula="of:=IF([.$A60]&lt;[.BQ$2];&quot;&quot;;IF([.$A60]=[.BQ$2];1;MIN([.$B$1]+1;[.BP59]+[.BQ59])))">
            <text:p/>
          </table:table-cell>
          <table:table-cell table:formula="of:=IF([.$A60]&lt;[.BR$2];&quot;&quot;;IF([.$A60]=[.BR$2];1;MIN([.$B$1]+1;[.BQ59]+[.BR59])))">
            <text:p/>
          </table:table-cell>
          <table:table-cell table:formula="of:=IF([.$A60]&lt;[.BS$2];&quot;&quot;;IF([.$A60]=[.BS$2];1;MIN([.$B$1]+1;[.BR59]+[.BS59])))">
            <text:p/>
          </table:table-cell>
          <table:table-cell table:formula="of:=IF([.$A60]&lt;[.BT$2];&quot;&quot;;IF([.$A60]=[.BT$2];1;MIN([.$B$1]+1;[.BS59]+[.BT59])))">
            <text:p/>
          </table:table-cell>
          <table:table-cell table:formula="of:=IF([.$A60]&lt;[.BU$2];&quot;&quot;;IF([.$A60]=[.BU$2];1;MIN([.$B$1]+1;[.BT59]+[.BU59])))">
            <text:p/>
          </table:table-cell>
          <table:table-cell table:formula="of:=IF([.$A60]&lt;[.BV$2];&quot;&quot;;IF([.$A60]=[.BV$2];1;MIN([.$B$1]+1;[.BU59]+[.BV59])))">
            <text:p/>
          </table:table-cell>
          <table:table-cell table:formula="of:=IF([.$A60]&lt;[.BW$2];&quot;&quot;;IF([.$A60]=[.BW$2];1;MIN([.$B$1]+1;[.BV59]+[.BW59])))">
            <text:p/>
          </table:table-cell>
          <table:table-cell table:formula="of:=IF([.$A60]&lt;[.BX$2];&quot;&quot;;IF([.$A60]=[.BX$2];1;MIN([.$B$1]+1;[.BW59]+[.BX59])))">
            <text:p/>
          </table:table-cell>
          <table:table-cell table:formula="of:=IF([.$A60]&lt;[.BY$2];&quot;&quot;;IF([.$A60]=[.BY$2];1;MIN([.$B$1]+1;[.BX59]+[.BY59])))">
            <text:p/>
          </table:table-cell>
          <table:table-cell table:formula="of:=IF([.$A60]&lt;[.BZ$2];&quot;&quot;;IF([.$A60]=[.BZ$2];1;MIN([.$B$1]+1;[.BY59]+[.BZ59])))">
            <text:p/>
          </table:table-cell>
          <table:table-cell table:formula="of:=IF([.$A60]&lt;[.CA$2];&quot;&quot;;IF([.$A60]=[.CA$2];1;MIN([.$B$1]+1;[.BZ59]+[.CA59])))">
            <text:p/>
          </table:table-cell>
          <table:table-cell table:formula="of:=IF([.$A60]&lt;[.CB$2];&quot;&quot;;IF([.$A60]=[.CB$2];1;MIN([.$B$1]+1;[.CA59]+[.CB59])))">
            <text:p/>
          </table:table-cell>
          <table:table-cell table:formula="of:=IF([.$A60]&lt;[.CC$2];&quot;&quot;;IF([.$A60]=[.CC$2];1;MIN([.$B$1]+1;[.CB59]+[.CC59])))">
            <text:p/>
          </table:table-cell>
          <table:table-cell table:formula="of:=IF([.$A60]&lt;[.CD$2];&quot;&quot;;IF([.$A60]=[.CD$2];1;MIN([.$B$1]+1;[.CC59]+[.CD59])))">
            <text:p/>
          </table:table-cell>
          <table:table-cell table:formula="of:=IF([.$A60]&lt;[.CE$2];&quot;&quot;;IF([.$A60]=[.CE$2];1;MIN([.$B$1]+1;[.CD59]+[.CE59])))">
            <text:p/>
          </table:table-cell>
          <table:table-cell table:formula="of:=IF([.$A60]&lt;[.CF$2];&quot;&quot;;IF([.$A60]=[.CF$2];1;MIN([.$B$1]+1;[.CE59]+[.CF59])))">
            <text:p/>
          </table:table-cell>
          <table:table-cell table:formula="of:=IF([.$A60]&lt;[.CG$2];&quot;&quot;;IF([.$A60]=[.CG$2];1;MIN([.$B$1]+1;[.CF59]+[.CG59])))">
            <text:p/>
          </table:table-cell>
          <table:table-cell table:formula="of:=IF([.$A60]&lt;[.CH$2];&quot;&quot;;IF([.$A60]=[.CH$2];1;MIN([.$B$1]+1;[.CG59]+[.CH59])))">
            <text:p/>
          </table:table-cell>
          <table:table-cell table:formula="of:=IF([.$A60]&lt;[.CI$2];&quot;&quot;;IF([.$A60]=[.CI$2];1;MIN([.$B$1]+1;[.CH59]+[.CI59])))">
            <text:p/>
          </table:table-cell>
          <table:table-cell table:formula="of:=IF([.$A60]&lt;[.CJ$2];&quot;&quot;;IF([.$A60]=[.CJ$2];1;MIN([.$B$1]+1;[.CI59]+[.CJ59])))">
            <text:p/>
          </table:table-cell>
          <table:table-cell table:formula="of:=IF([.$A60]&lt;[.CK$2];&quot;&quot;;IF([.$A60]=[.CK$2];1;MIN([.$B$1]+1;[.CJ59]+[.CK59])))">
            <text:p/>
          </table:table-cell>
          <table:table-cell table:formula="of:=IF([.$A60]&lt;[.CL$2];&quot;&quot;;IF([.$A60]=[.CL$2];1;MIN([.$B$1]+1;[.CK59]+[.CL59])))">
            <text:p/>
          </table:table-cell>
          <table:table-cell table:formula="of:=IF([.$A60]&lt;[.CM$2];&quot;&quot;;IF([.$A60]=[.CM$2];1;MIN([.$B$1]+1;[.CL59]+[.CM59])))">
            <text:p/>
          </table:table-cell>
          <table:table-cell table:formula="of:=IF([.$A60]&lt;[.CN$2];&quot;&quot;;IF([.$A60]=[.CN$2];1;MIN([.$B$1]+1;[.CM59]+[.CN59])))">
            <text:p/>
          </table:table-cell>
          <table:table-cell table:formula="of:=IF([.$A60]&lt;[.CO$2];&quot;&quot;;IF([.$A60]=[.CO$2];1;MIN([.$B$1]+1;[.CN59]+[.CO59])))">
            <text:p/>
          </table:table-cell>
          <table:table-cell table:formula="of:=IF([.$A60]&lt;[.CP$2];&quot;&quot;;IF([.$A60]=[.CP$2];1;MIN([.$B$1]+1;[.CO59]+[.CP59])))">
            <text:p/>
          </table:table-cell>
          <table:table-cell table:formula="of:=IF([.$A60]&lt;[.CQ$2];&quot;&quot;;IF([.$A60]=[.CQ$2];1;MIN([.$B$1]+1;[.CP59]+[.CQ59])))">
            <text:p/>
          </table:table-cell>
          <table:table-cell table:formula="of:=IF([.$A60]&lt;[.CR$2];&quot;&quot;;IF([.$A60]=[.CR$2];1;MIN([.$B$1]+1;[.CQ59]+[.CR59])))">
            <text:p/>
          </table:table-cell>
          <table:table-cell table:formula="of:=IF([.$A60]&lt;[.CS$2];&quot;&quot;;IF([.$A60]=[.CS$2];1;MIN([.$B$1]+1;[.CR59]+[.CS59])))">
            <text:p/>
          </table:table-cell>
          <table:table-cell table:formula="of:=IF([.$A60]&lt;[.CT$2];&quot;&quot;;IF([.$A60]=[.CT$2];1;MIN([.$B$1]+1;[.CS59]+[.CT59])))">
            <text:p/>
          </table:table-cell>
          <table:table-cell table:formula="of:=IF([.$A60]&lt;[.CU$2];&quot;&quot;;IF([.$A60]=[.CU$2];1;MIN([.$B$1]+1;[.CT59]+[.CU59])))">
            <text:p/>
          </table:table-cell>
          <table:table-cell table:formula="of:=IF([.$A60]&lt;[.CV$2];&quot;&quot;;IF([.$A60]=[.CV$2];1;MIN([.$B$1]+1;[.CU59]+[.CV59])))">
            <text:p/>
          </table:table-cell>
          <table:table-cell table:formula="of:=IF([.$A60]&lt;[.CW$2];&quot;&quot;;IF([.$A60]=[.CW$2];1;MIN([.$B$1]+1;[.CV59]+[.CW59])))">
            <text:p/>
          </table:table-cell>
          <table:table-cell table:formula="of:=IF([.$A60]&lt;[.CX$2];&quot;&quot;;IF([.$A60]=[.CX$2];1;MIN([.$B$1]+1;[.CW59]+[.CX59])))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.$A61]&lt;[.C$2];&quot;&quot;;IF([.$A61]=[.C$2];1;MIN([.$B$1]+1;[.B60]+[.C60])))" office:value-type="float" office:value="58" calcext:value-type="float">
            <text:p>58</text:p>
          </table:table-cell>
          <table:table-cell table:formula="of:=IF([.$A61]&lt;[.D$2];&quot;&quot;;IF([.$A61]=[.D$2];1;MIN([.$B$1]+1;[.C60]+[.D60])))" office:value-type="float" office:value="1653" calcext:value-type="float">
            <text:p>1653</text:p>
          </table:table-cell>
          <table:table-cell table:formula="of:=IF([.$A61]&lt;[.E$2];&quot;&quot;;IF([.$A61]=[.E$2];1;MIN([.$B$1]+1;[.D60]+[.E60])))" office:value-type="float" office:value="30856" calcext:value-type="float">
            <text:p>30856</text:p>
          </table:table-cell>
          <table:table-cell table:formula="of:=IF([.$A61]&lt;[.F$2];&quot;&quot;;IF([.$A61]=[.F$2];1;MIN([.$B$1]+1;[.E60]+[.F60])))" office:value-type="float" office:value="424270" calcext:value-type="float">
            <text:p>424270</text:p>
          </table:table-cell>
          <table:table-cell table:formula="of:=IF([.$A61]&lt;[.G$2];&quot;&quot;;IF([.$A61]=[.G$2];1;MIN([.$B$1]+1;[.F60]+[.G60])))" office:value-type="float" office:value="1000001" calcext:value-type="float">
            <text:p>1000001</text:p>
          </table:table-cell>
          <table:table-cell table:formula="of:=IF([.$A61]&lt;[.H$2];&quot;&quot;;IF([.$A61]=[.H$2];1;MIN([.$B$1]+1;[.G60]+[.H60])))" office:value-type="float" office:value="1000001" calcext:value-type="float">
            <text:p>1000001</text:p>
          </table:table-cell>
          <table:table-cell table:formula="of:=IF([.$A61]&lt;[.I$2];&quot;&quot;;IF([.$A61]=[.I$2];1;MIN([.$B$1]+1;[.H60]+[.I60])))" office:value-type="float" office:value="1000001" calcext:value-type="float">
            <text:p>1000001</text:p>
          </table:table-cell>
          <table:table-cell table:formula="of:=IF([.$A61]&lt;[.J$2];&quot;&quot;;IF([.$A61]=[.J$2];1;MIN([.$B$1]+1;[.I60]+[.J60])))" office:value-type="float" office:value="1000001" calcext:value-type="float">
            <text:p>1000001</text:p>
          </table:table-cell>
          <table:table-cell table:formula="of:=IF([.$A61]&lt;[.K$2];&quot;&quot;;IF([.$A61]=[.K$2];1;MIN([.$B$1]+1;[.J60]+[.K60])))" office:value-type="float" office:value="1000001" calcext:value-type="float">
            <text:p>1000001</text:p>
          </table:table-cell>
          <table:table-cell table:formula="of:=IF([.$A61]&lt;[.L$2];&quot;&quot;;IF([.$A61]=[.L$2];1;MIN([.$B$1]+1;[.K60]+[.L60])))" office:value-type="float" office:value="1000001" calcext:value-type="float">
            <text:p>1000001</text:p>
          </table:table-cell>
          <table:table-cell table:formula="of:=IF([.$A61]&lt;[.M$2];&quot;&quot;;IF([.$A61]=[.M$2];1;MIN([.$B$1]+1;[.L60]+[.M60])))" office:value-type="float" office:value="1000001" calcext:value-type="float">
            <text:p>1000001</text:p>
          </table:table-cell>
          <table:table-cell table:formula="of:=IF([.$A61]&lt;[.N$2];&quot;&quot;;IF([.$A61]=[.N$2];1;MIN([.$B$1]+1;[.M60]+[.N60])))" office:value-type="float" office:value="1000001" calcext:value-type="float">
            <text:p>1000001</text:p>
          </table:table-cell>
          <table:table-cell table:formula="of:=IF([.$A61]&lt;[.O$2];&quot;&quot;;IF([.$A61]=[.O$2];1;MIN([.$B$1]+1;[.N60]+[.O60])))" office:value-type="float" office:value="1000001" calcext:value-type="float">
            <text:p>1000001</text:p>
          </table:table-cell>
          <table:table-cell table:formula="of:=IF([.$A61]&lt;[.P$2];&quot;&quot;;IF([.$A61]=[.P$2];1;MIN([.$B$1]+1;[.O60]+[.P60])))" office:value-type="float" office:value="1000001" calcext:value-type="float">
            <text:p>1000001</text:p>
          </table:table-cell>
          <table:table-cell table:formula="of:=IF([.$A61]&lt;[.Q$2];&quot;&quot;;IF([.$A61]=[.Q$2];1;MIN([.$B$1]+1;[.P60]+[.Q60])))" office:value-type="float" office:value="1000001" calcext:value-type="float">
            <text:p>1000001</text:p>
          </table:table-cell>
          <table:table-cell table:formula="of:=IF([.$A61]&lt;[.R$2];&quot;&quot;;IF([.$A61]=[.R$2];1;MIN([.$B$1]+1;[.Q60]+[.R60])))" office:value-type="float" office:value="1000001" calcext:value-type="float">
            <text:p>1000001</text:p>
          </table:table-cell>
          <table:table-cell table:formula="of:=IF([.$A61]&lt;[.S$2];&quot;&quot;;IF([.$A61]=[.S$2];1;MIN([.$B$1]+1;[.R60]+[.S60])))" office:value-type="float" office:value="1000001" calcext:value-type="float">
            <text:p>1000001</text:p>
          </table:table-cell>
          <table:table-cell table:formula="of:=IF([.$A61]&lt;[.T$2];&quot;&quot;;IF([.$A61]=[.T$2];1;MIN([.$B$1]+1;[.S60]+[.T60])))" office:value-type="float" office:value="1000001" calcext:value-type="float">
            <text:p>1000001</text:p>
          </table:table-cell>
          <table:table-cell table:formula="of:=IF([.$A61]&lt;[.U$2];&quot;&quot;;IF([.$A61]=[.U$2];1;MIN([.$B$1]+1;[.T60]+[.U60])))" office:value-type="float" office:value="1000001" calcext:value-type="float">
            <text:p>1000001</text:p>
          </table:table-cell>
          <table:table-cell table:formula="of:=IF([.$A61]&lt;[.V$2];&quot;&quot;;IF([.$A61]=[.V$2];1;MIN([.$B$1]+1;[.U60]+[.V60])))" office:value-type="float" office:value="1000001" calcext:value-type="float">
            <text:p>1000001</text:p>
          </table:table-cell>
          <table:table-cell table:formula="of:=IF([.$A61]&lt;[.W$2];&quot;&quot;;IF([.$A61]=[.W$2];1;MIN([.$B$1]+1;[.V60]+[.W60])))" office:value-type="float" office:value="1000001" calcext:value-type="float">
            <text:p>1000001</text:p>
          </table:table-cell>
          <table:table-cell table:formula="of:=IF([.$A61]&lt;[.X$2];&quot;&quot;;IF([.$A61]=[.X$2];1;MIN([.$B$1]+1;[.W60]+[.X60])))" office:value-type="float" office:value="1000001" calcext:value-type="float">
            <text:p>1000001</text:p>
          </table:table-cell>
          <table:table-cell table:formula="of:=IF([.$A61]&lt;[.Y$2];&quot;&quot;;IF([.$A61]=[.Y$2];1;MIN([.$B$1]+1;[.X60]+[.Y60])))" office:value-type="float" office:value="1000001" calcext:value-type="float">
            <text:p>1000001</text:p>
          </table:table-cell>
          <table:table-cell table:formula="of:=IF([.$A61]&lt;[.Z$2];&quot;&quot;;IF([.$A61]=[.Z$2];1;MIN([.$B$1]+1;[.Y60]+[.Z60])))" office:value-type="float" office:value="1000001" calcext:value-type="float">
            <text:p>1000001</text:p>
          </table:table-cell>
          <table:table-cell table:formula="of:=IF([.$A61]&lt;[.AA$2];&quot;&quot;;IF([.$A61]=[.AA$2];1;MIN([.$B$1]+1;[.Z60]+[.AA60])))" office:value-type="float" office:value="1000001" calcext:value-type="float">
            <text:p>1000001</text:p>
          </table:table-cell>
          <table:table-cell table:formula="of:=IF([.$A61]&lt;[.AB$2];&quot;&quot;;IF([.$A61]=[.AB$2];1;MIN([.$B$1]+1;[.AA60]+[.AB60])))" office:value-type="float" office:value="1000001" calcext:value-type="float">
            <text:p>1000001</text:p>
          </table:table-cell>
          <table:table-cell table:formula="of:=IF([.$A61]&lt;[.AC$2];&quot;&quot;;IF([.$A61]=[.AC$2];1;MIN([.$B$1]+1;[.AB60]+[.AC60])))" office:value-type="float" office:value="1000001" calcext:value-type="float">
            <text:p>1000001</text:p>
          </table:table-cell>
          <table:table-cell table:formula="of:=IF([.$A61]&lt;[.AD$2];&quot;&quot;;IF([.$A61]=[.AD$2];1;MIN([.$B$1]+1;[.AC60]+[.AD60])))" office:value-type="float" office:value="1000001" calcext:value-type="float">
            <text:p>1000001</text:p>
          </table:table-cell>
          <table:table-cell table:formula="of:=IF([.$A61]&lt;[.AE$2];&quot;&quot;;IF([.$A61]=[.AE$2];1;MIN([.$B$1]+1;[.AD60]+[.AE60])))" office:value-type="float" office:value="1000001" calcext:value-type="float">
            <text:p>1000001</text:p>
          </table:table-cell>
          <table:table-cell table:formula="of:=IF([.$A61]&lt;[.AF$2];&quot;&quot;;IF([.$A61]=[.AF$2];1;MIN([.$B$1]+1;[.AE60]+[.AF60])))" office:value-type="float" office:value="1000001" calcext:value-type="float">
            <text:p>1000001</text:p>
          </table:table-cell>
          <table:table-cell table:formula="of:=IF([.$A61]&lt;[.AG$2];&quot;&quot;;IF([.$A61]=[.AG$2];1;MIN([.$B$1]+1;[.AF60]+[.AG60])))" office:value-type="float" office:value="1000001" calcext:value-type="float">
            <text:p>1000001</text:p>
          </table:table-cell>
          <table:table-cell table:formula="of:=IF([.$A61]&lt;[.AH$2];&quot;&quot;;IF([.$A61]=[.AH$2];1;MIN([.$B$1]+1;[.AG60]+[.AH60])))" office:value-type="float" office:value="1000001" calcext:value-type="float">
            <text:p>1000001</text:p>
          </table:table-cell>
          <table:table-cell table:formula="of:=IF([.$A61]&lt;[.AI$2];&quot;&quot;;IF([.$A61]=[.AI$2];1;MIN([.$B$1]+1;[.AH60]+[.AI60])))" office:value-type="float" office:value="1000001" calcext:value-type="float">
            <text:p>1000001</text:p>
          </table:table-cell>
          <table:table-cell table:formula="of:=IF([.$A61]&lt;[.AJ$2];&quot;&quot;;IF([.$A61]=[.AJ$2];1;MIN([.$B$1]+1;[.AI60]+[.AJ60])))" office:value-type="float" office:value="1000001" calcext:value-type="float">
            <text:p>1000001</text:p>
          </table:table-cell>
          <table:table-cell table:formula="of:=IF([.$A61]&lt;[.AK$2];&quot;&quot;;IF([.$A61]=[.AK$2];1;MIN([.$B$1]+1;[.AJ60]+[.AK60])))" office:value-type="float" office:value="1000001" calcext:value-type="float">
            <text:p>1000001</text:p>
          </table:table-cell>
          <table:table-cell table:formula="of:=IF([.$A61]&lt;[.AL$2];&quot;&quot;;IF([.$A61]=[.AL$2];1;MIN([.$B$1]+1;[.AK60]+[.AL60])))" office:value-type="float" office:value="1000001" calcext:value-type="float">
            <text:p>1000001</text:p>
          </table:table-cell>
          <table:table-cell table:formula="of:=IF([.$A61]&lt;[.AM$2];&quot;&quot;;IF([.$A61]=[.AM$2];1;MIN([.$B$1]+1;[.AL60]+[.AM60])))" office:value-type="float" office:value="1000001" calcext:value-type="float">
            <text:p>1000001</text:p>
          </table:table-cell>
          <table:table-cell table:formula="of:=IF([.$A61]&lt;[.AN$2];&quot;&quot;;IF([.$A61]=[.AN$2];1;MIN([.$B$1]+1;[.AM60]+[.AN60])))" office:value-type="float" office:value="1000001" calcext:value-type="float">
            <text:p>1000001</text:p>
          </table:table-cell>
          <table:table-cell table:formula="of:=IF([.$A61]&lt;[.AO$2];&quot;&quot;;IF([.$A61]=[.AO$2];1;MIN([.$B$1]+1;[.AN60]+[.AO60])))" office:value-type="float" office:value="1000001" calcext:value-type="float">
            <text:p>1000001</text:p>
          </table:table-cell>
          <table:table-cell table:formula="of:=IF([.$A61]&lt;[.AP$2];&quot;&quot;;IF([.$A61]=[.AP$2];1;MIN([.$B$1]+1;[.AO60]+[.AP60])))" office:value-type="float" office:value="1000001" calcext:value-type="float">
            <text:p>1000001</text:p>
          </table:table-cell>
          <table:table-cell table:formula="of:=IF([.$A61]&lt;[.AQ$2];&quot;&quot;;IF([.$A61]=[.AQ$2];1;MIN([.$B$1]+1;[.AP60]+[.AQ60])))" office:value-type="float" office:value="1000001" calcext:value-type="float">
            <text:p>1000001</text:p>
          </table:table-cell>
          <table:table-cell table:formula="of:=IF([.$A61]&lt;[.AR$2];&quot;&quot;;IF([.$A61]=[.AR$2];1;MIN([.$B$1]+1;[.AQ60]+[.AR60])))" office:value-type="float" office:value="1000001" calcext:value-type="float">
            <text:p>1000001</text:p>
          </table:table-cell>
          <table:table-cell table:formula="of:=IF([.$A61]&lt;[.AS$2];&quot;&quot;;IF([.$A61]=[.AS$2];1;MIN([.$B$1]+1;[.AR60]+[.AS60])))" office:value-type="float" office:value="1000001" calcext:value-type="float">
            <text:p>1000001</text:p>
          </table:table-cell>
          <table:table-cell table:formula="of:=IF([.$A61]&lt;[.AT$2];&quot;&quot;;IF([.$A61]=[.AT$2];1;MIN([.$B$1]+1;[.AS60]+[.AT60])))" office:value-type="float" office:value="1000001" calcext:value-type="float">
            <text:p>1000001</text:p>
          </table:table-cell>
          <table:table-cell table:formula="of:=IF([.$A61]&lt;[.AU$2];&quot;&quot;;IF([.$A61]=[.AU$2];1;MIN([.$B$1]+1;[.AT60]+[.AU60])))" office:value-type="float" office:value="1000001" calcext:value-type="float">
            <text:p>1000001</text:p>
          </table:table-cell>
          <table:table-cell table:formula="of:=IF([.$A61]&lt;[.AV$2];&quot;&quot;;IF([.$A61]=[.AV$2];1;MIN([.$B$1]+1;[.AU60]+[.AV60])))" office:value-type="float" office:value="1000001" calcext:value-type="float">
            <text:p>1000001</text:p>
          </table:table-cell>
          <table:table-cell table:formula="of:=IF([.$A61]&lt;[.AW$2];&quot;&quot;;IF([.$A61]=[.AW$2];1;MIN([.$B$1]+1;[.AV60]+[.AW60])))" office:value-type="float" office:value="1000001" calcext:value-type="float">
            <text:p>1000001</text:p>
          </table:table-cell>
          <table:table-cell table:formula="of:=IF([.$A61]&lt;[.AX$2];&quot;&quot;;IF([.$A61]=[.AX$2];1;MIN([.$B$1]+1;[.AW60]+[.AX60])))" office:value-type="float" office:value="1000001" calcext:value-type="float">
            <text:p>1000001</text:p>
          </table:table-cell>
          <table:table-cell table:formula="of:=IF([.$A61]&lt;[.AY$2];&quot;&quot;;IF([.$A61]=[.AY$2];1;MIN([.$B$1]+1;[.AX60]+[.AY60])))" office:value-type="float" office:value="1000001" calcext:value-type="float">
            <text:p>1000001</text:p>
          </table:table-cell>
          <table:table-cell table:formula="of:=IF([.$A61]&lt;[.AZ$2];&quot;&quot;;IF([.$A61]=[.AZ$2];1;MIN([.$B$1]+1;[.AY60]+[.AZ60])))" office:value-type="float" office:value="1000001" calcext:value-type="float">
            <text:p>1000001</text:p>
          </table:table-cell>
          <table:table-cell table:formula="of:=IF([.$A61]&lt;[.BA$2];&quot;&quot;;IF([.$A61]=[.BA$2];1;MIN([.$B$1]+1;[.AZ60]+[.BA60])))" office:value-type="float" office:value="1000001" calcext:value-type="float">
            <text:p>1000001</text:p>
          </table:table-cell>
          <table:table-cell table:formula="of:=IF([.$A61]&lt;[.BB$2];&quot;&quot;;IF([.$A61]=[.BB$2];1;MIN([.$B$1]+1;[.BA60]+[.BB60])))" office:value-type="float" office:value="1000001" calcext:value-type="float">
            <text:p>1000001</text:p>
          </table:table-cell>
          <table:table-cell table:formula="of:=IF([.$A61]&lt;[.BC$2];&quot;&quot;;IF([.$A61]=[.BC$2];1;MIN([.$B$1]+1;[.BB60]+[.BC60])))" office:value-type="float" office:value="1000001" calcext:value-type="float">
            <text:p>1000001</text:p>
          </table:table-cell>
          <table:table-cell table:formula="of:=IF([.$A61]&lt;[.BD$2];&quot;&quot;;IF([.$A61]=[.BD$2];1;MIN([.$B$1]+1;[.BC60]+[.BD60])))" office:value-type="float" office:value="424270" calcext:value-type="float">
            <text:p>424270</text:p>
          </table:table-cell>
          <table:table-cell table:formula="of:=IF([.$A61]&lt;[.BE$2];&quot;&quot;;IF([.$A61]=[.BE$2];1;MIN([.$B$1]+1;[.BD60]+[.BE60])))" office:value-type="float" office:value="30856" calcext:value-type="float">
            <text:p>30856</text:p>
          </table:table-cell>
          <table:table-cell table:formula="of:=IF([.$A61]&lt;[.BF$2];&quot;&quot;;IF([.$A61]=[.BF$2];1;MIN([.$B$1]+1;[.BE60]+[.BF60])))" office:value-type="float" office:value="1653" calcext:value-type="float">
            <text:p>1653</text:p>
          </table:table-cell>
          <table:table-cell table:formula="of:=IF([.$A61]&lt;[.BG$2];&quot;&quot;;IF([.$A61]=[.BG$2];1;MIN([.$B$1]+1;[.BF60]+[.BG60])))" office:value-type="float" office:value="58" calcext:value-type="float">
            <text:p>58</text:p>
          </table:table-cell>
          <table:table-cell table:formula="of:=IF([.$A61]&lt;[.BH$2];&quot;&quot;;IF([.$A61]=[.BH$2];1;MIN([.$B$1]+1;[.BG60]+[.BH60])))" office:value-type="float" office:value="1" calcext:value-type="float">
            <text:p>1</text:p>
          </table:table-cell>
          <table:table-cell table:formula="of:=IF([.$A61]&lt;[.BI$2];&quot;&quot;;IF([.$A61]=[.BI$2];1;MIN([.$B$1]+1;[.BH60]+[.BI60])))">
            <text:p/>
          </table:table-cell>
          <table:table-cell table:formula="of:=IF([.$A61]&lt;[.BJ$2];&quot;&quot;;IF([.$A61]=[.BJ$2];1;MIN([.$B$1]+1;[.BI60]+[.BJ60])))">
            <text:p/>
          </table:table-cell>
          <table:table-cell table:formula="of:=IF([.$A61]&lt;[.BK$2];&quot;&quot;;IF([.$A61]=[.BK$2];1;MIN([.$B$1]+1;[.BJ60]+[.BK60])))">
            <text:p/>
          </table:table-cell>
          <table:table-cell table:formula="of:=IF([.$A61]&lt;[.BL$2];&quot;&quot;;IF([.$A61]=[.BL$2];1;MIN([.$B$1]+1;[.BK60]+[.BL60])))">
            <text:p/>
          </table:table-cell>
          <table:table-cell table:formula="of:=IF([.$A61]&lt;[.BM$2];&quot;&quot;;IF([.$A61]=[.BM$2];1;MIN([.$B$1]+1;[.BL60]+[.BM60])))">
            <text:p/>
          </table:table-cell>
          <table:table-cell table:formula="of:=IF([.$A61]&lt;[.BN$2];&quot;&quot;;IF([.$A61]=[.BN$2];1;MIN([.$B$1]+1;[.BM60]+[.BN60])))">
            <text:p/>
          </table:table-cell>
          <table:table-cell table:formula="of:=IF([.$A61]&lt;[.BO$2];&quot;&quot;;IF([.$A61]=[.BO$2];1;MIN([.$B$1]+1;[.BN60]+[.BO60])))">
            <text:p/>
          </table:table-cell>
          <table:table-cell table:formula="of:=IF([.$A61]&lt;[.BP$2];&quot;&quot;;IF([.$A61]=[.BP$2];1;MIN([.$B$1]+1;[.BO60]+[.BP60])))">
            <text:p/>
          </table:table-cell>
          <table:table-cell table:formula="of:=IF([.$A61]&lt;[.BQ$2];&quot;&quot;;IF([.$A61]=[.BQ$2];1;MIN([.$B$1]+1;[.BP60]+[.BQ60])))">
            <text:p/>
          </table:table-cell>
          <table:table-cell table:formula="of:=IF([.$A61]&lt;[.BR$2];&quot;&quot;;IF([.$A61]=[.BR$2];1;MIN([.$B$1]+1;[.BQ60]+[.BR60])))">
            <text:p/>
          </table:table-cell>
          <table:table-cell table:formula="of:=IF([.$A61]&lt;[.BS$2];&quot;&quot;;IF([.$A61]=[.BS$2];1;MIN([.$B$1]+1;[.BR60]+[.BS60])))">
            <text:p/>
          </table:table-cell>
          <table:table-cell table:formula="of:=IF([.$A61]&lt;[.BT$2];&quot;&quot;;IF([.$A61]=[.BT$2];1;MIN([.$B$1]+1;[.BS60]+[.BT60])))">
            <text:p/>
          </table:table-cell>
          <table:table-cell table:formula="of:=IF([.$A61]&lt;[.BU$2];&quot;&quot;;IF([.$A61]=[.BU$2];1;MIN([.$B$1]+1;[.BT60]+[.BU60])))">
            <text:p/>
          </table:table-cell>
          <table:table-cell table:formula="of:=IF([.$A61]&lt;[.BV$2];&quot;&quot;;IF([.$A61]=[.BV$2];1;MIN([.$B$1]+1;[.BU60]+[.BV60])))">
            <text:p/>
          </table:table-cell>
          <table:table-cell table:formula="of:=IF([.$A61]&lt;[.BW$2];&quot;&quot;;IF([.$A61]=[.BW$2];1;MIN([.$B$1]+1;[.BV60]+[.BW60])))">
            <text:p/>
          </table:table-cell>
          <table:table-cell table:formula="of:=IF([.$A61]&lt;[.BX$2];&quot;&quot;;IF([.$A61]=[.BX$2];1;MIN([.$B$1]+1;[.BW60]+[.BX60])))">
            <text:p/>
          </table:table-cell>
          <table:table-cell table:formula="of:=IF([.$A61]&lt;[.BY$2];&quot;&quot;;IF([.$A61]=[.BY$2];1;MIN([.$B$1]+1;[.BX60]+[.BY60])))">
            <text:p/>
          </table:table-cell>
          <table:table-cell table:formula="of:=IF([.$A61]&lt;[.BZ$2];&quot;&quot;;IF([.$A61]=[.BZ$2];1;MIN([.$B$1]+1;[.BY60]+[.BZ60])))">
            <text:p/>
          </table:table-cell>
          <table:table-cell table:formula="of:=IF([.$A61]&lt;[.CA$2];&quot;&quot;;IF([.$A61]=[.CA$2];1;MIN([.$B$1]+1;[.BZ60]+[.CA60])))">
            <text:p/>
          </table:table-cell>
          <table:table-cell table:formula="of:=IF([.$A61]&lt;[.CB$2];&quot;&quot;;IF([.$A61]=[.CB$2];1;MIN([.$B$1]+1;[.CA60]+[.CB60])))">
            <text:p/>
          </table:table-cell>
          <table:table-cell table:formula="of:=IF([.$A61]&lt;[.CC$2];&quot;&quot;;IF([.$A61]=[.CC$2];1;MIN([.$B$1]+1;[.CB60]+[.CC60])))">
            <text:p/>
          </table:table-cell>
          <table:table-cell table:formula="of:=IF([.$A61]&lt;[.CD$2];&quot;&quot;;IF([.$A61]=[.CD$2];1;MIN([.$B$1]+1;[.CC60]+[.CD60])))">
            <text:p/>
          </table:table-cell>
          <table:table-cell table:formula="of:=IF([.$A61]&lt;[.CE$2];&quot;&quot;;IF([.$A61]=[.CE$2];1;MIN([.$B$1]+1;[.CD60]+[.CE60])))">
            <text:p/>
          </table:table-cell>
          <table:table-cell table:formula="of:=IF([.$A61]&lt;[.CF$2];&quot;&quot;;IF([.$A61]=[.CF$2];1;MIN([.$B$1]+1;[.CE60]+[.CF60])))">
            <text:p/>
          </table:table-cell>
          <table:table-cell table:formula="of:=IF([.$A61]&lt;[.CG$2];&quot;&quot;;IF([.$A61]=[.CG$2];1;MIN([.$B$1]+1;[.CF60]+[.CG60])))">
            <text:p/>
          </table:table-cell>
          <table:table-cell table:formula="of:=IF([.$A61]&lt;[.CH$2];&quot;&quot;;IF([.$A61]=[.CH$2];1;MIN([.$B$1]+1;[.CG60]+[.CH60])))">
            <text:p/>
          </table:table-cell>
          <table:table-cell table:formula="of:=IF([.$A61]&lt;[.CI$2];&quot;&quot;;IF([.$A61]=[.CI$2];1;MIN([.$B$1]+1;[.CH60]+[.CI60])))">
            <text:p/>
          </table:table-cell>
          <table:table-cell table:formula="of:=IF([.$A61]&lt;[.CJ$2];&quot;&quot;;IF([.$A61]=[.CJ$2];1;MIN([.$B$1]+1;[.CI60]+[.CJ60])))">
            <text:p/>
          </table:table-cell>
          <table:table-cell table:formula="of:=IF([.$A61]&lt;[.CK$2];&quot;&quot;;IF([.$A61]=[.CK$2];1;MIN([.$B$1]+1;[.CJ60]+[.CK60])))">
            <text:p/>
          </table:table-cell>
          <table:table-cell table:formula="of:=IF([.$A61]&lt;[.CL$2];&quot;&quot;;IF([.$A61]=[.CL$2];1;MIN([.$B$1]+1;[.CK60]+[.CL60])))">
            <text:p/>
          </table:table-cell>
          <table:table-cell table:formula="of:=IF([.$A61]&lt;[.CM$2];&quot;&quot;;IF([.$A61]=[.CM$2];1;MIN([.$B$1]+1;[.CL60]+[.CM60])))">
            <text:p/>
          </table:table-cell>
          <table:table-cell table:formula="of:=IF([.$A61]&lt;[.CN$2];&quot;&quot;;IF([.$A61]=[.CN$2];1;MIN([.$B$1]+1;[.CM60]+[.CN60])))">
            <text:p/>
          </table:table-cell>
          <table:table-cell table:formula="of:=IF([.$A61]&lt;[.CO$2];&quot;&quot;;IF([.$A61]=[.CO$2];1;MIN([.$B$1]+1;[.CN60]+[.CO60])))">
            <text:p/>
          </table:table-cell>
          <table:table-cell table:formula="of:=IF([.$A61]&lt;[.CP$2];&quot;&quot;;IF([.$A61]=[.CP$2];1;MIN([.$B$1]+1;[.CO60]+[.CP60])))">
            <text:p/>
          </table:table-cell>
          <table:table-cell table:formula="of:=IF([.$A61]&lt;[.CQ$2];&quot;&quot;;IF([.$A61]=[.CQ$2];1;MIN([.$B$1]+1;[.CP60]+[.CQ60])))">
            <text:p/>
          </table:table-cell>
          <table:table-cell table:formula="of:=IF([.$A61]&lt;[.CR$2];&quot;&quot;;IF([.$A61]=[.CR$2];1;MIN([.$B$1]+1;[.CQ60]+[.CR60])))">
            <text:p/>
          </table:table-cell>
          <table:table-cell table:formula="of:=IF([.$A61]&lt;[.CS$2];&quot;&quot;;IF([.$A61]=[.CS$2];1;MIN([.$B$1]+1;[.CR60]+[.CS60])))">
            <text:p/>
          </table:table-cell>
          <table:table-cell table:formula="of:=IF([.$A61]&lt;[.CT$2];&quot;&quot;;IF([.$A61]=[.CT$2];1;MIN([.$B$1]+1;[.CS60]+[.CT60])))">
            <text:p/>
          </table:table-cell>
          <table:table-cell table:formula="of:=IF([.$A61]&lt;[.CU$2];&quot;&quot;;IF([.$A61]=[.CU$2];1;MIN([.$B$1]+1;[.CT60]+[.CU60])))">
            <text:p/>
          </table:table-cell>
          <table:table-cell table:formula="of:=IF([.$A61]&lt;[.CV$2];&quot;&quot;;IF([.$A61]=[.CV$2];1;MIN([.$B$1]+1;[.CU60]+[.CV60])))">
            <text:p/>
          </table:table-cell>
          <table:table-cell table:formula="of:=IF([.$A61]&lt;[.CW$2];&quot;&quot;;IF([.$A61]=[.CW$2];1;MIN([.$B$1]+1;[.CV60]+[.CW60])))">
            <text:p/>
          </table:table-cell>
          <table:table-cell table:formula="of:=IF([.$A61]&lt;[.CX$2];&quot;&quot;;IF([.$A61]=[.CX$2];1;MIN([.$B$1]+1;[.CW60]+[.CX60])))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[.$A62]&lt;[.C$2];&quot;&quot;;IF([.$A62]=[.C$2];1;MIN([.$B$1]+1;[.B61]+[.C61])))" office:value-type="float" office:value="59" calcext:value-type="float">
            <text:p>59</text:p>
          </table:table-cell>
          <table:table-cell table:formula="of:=IF([.$A62]&lt;[.D$2];&quot;&quot;;IF([.$A62]=[.D$2];1;MIN([.$B$1]+1;[.C61]+[.D61])))" office:value-type="float" office:value="1711" calcext:value-type="float">
            <text:p>1711</text:p>
          </table:table-cell>
          <table:table-cell table:formula="of:=IF([.$A62]&lt;[.E$2];&quot;&quot;;IF([.$A62]=[.E$2];1;MIN([.$B$1]+1;[.D61]+[.E61])))" office:value-type="float" office:value="32509" calcext:value-type="float">
            <text:p>32509</text:p>
          </table:table-cell>
          <table:table-cell table:formula="of:=IF([.$A62]&lt;[.F$2];&quot;&quot;;IF([.$A62]=[.F$2];1;MIN([.$B$1]+1;[.E61]+[.F61])))" office:value-type="float" office:value="455126" calcext:value-type="float">
            <text:p>455126</text:p>
          </table:table-cell>
          <table:table-cell table:formula="of:=IF([.$A62]&lt;[.G$2];&quot;&quot;;IF([.$A62]=[.G$2];1;MIN([.$B$1]+1;[.F61]+[.G61])))" office:value-type="float" office:value="1000001" calcext:value-type="float">
            <text:p>1000001</text:p>
          </table:table-cell>
          <table:table-cell table:formula="of:=IF([.$A62]&lt;[.H$2];&quot;&quot;;IF([.$A62]=[.H$2];1;MIN([.$B$1]+1;[.G61]+[.H61])))" office:value-type="float" office:value="1000001" calcext:value-type="float">
            <text:p>1000001</text:p>
          </table:table-cell>
          <table:table-cell table:formula="of:=IF([.$A62]&lt;[.I$2];&quot;&quot;;IF([.$A62]=[.I$2];1;MIN([.$B$1]+1;[.H61]+[.I61])))" office:value-type="float" office:value="1000001" calcext:value-type="float">
            <text:p>1000001</text:p>
          </table:table-cell>
          <table:table-cell table:formula="of:=IF([.$A62]&lt;[.J$2];&quot;&quot;;IF([.$A62]=[.J$2];1;MIN([.$B$1]+1;[.I61]+[.J61])))" office:value-type="float" office:value="1000001" calcext:value-type="float">
            <text:p>1000001</text:p>
          </table:table-cell>
          <table:table-cell table:formula="of:=IF([.$A62]&lt;[.K$2];&quot;&quot;;IF([.$A62]=[.K$2];1;MIN([.$B$1]+1;[.J61]+[.K61])))" office:value-type="float" office:value="1000001" calcext:value-type="float">
            <text:p>1000001</text:p>
          </table:table-cell>
          <table:table-cell table:formula="of:=IF([.$A62]&lt;[.L$2];&quot;&quot;;IF([.$A62]=[.L$2];1;MIN([.$B$1]+1;[.K61]+[.L61])))" office:value-type="float" office:value="1000001" calcext:value-type="float">
            <text:p>1000001</text:p>
          </table:table-cell>
          <table:table-cell table:formula="of:=IF([.$A62]&lt;[.M$2];&quot;&quot;;IF([.$A62]=[.M$2];1;MIN([.$B$1]+1;[.L61]+[.M61])))" office:value-type="float" office:value="1000001" calcext:value-type="float">
            <text:p>1000001</text:p>
          </table:table-cell>
          <table:table-cell table:formula="of:=IF([.$A62]&lt;[.N$2];&quot;&quot;;IF([.$A62]=[.N$2];1;MIN([.$B$1]+1;[.M61]+[.N61])))" office:value-type="float" office:value="1000001" calcext:value-type="float">
            <text:p>1000001</text:p>
          </table:table-cell>
          <table:table-cell table:formula="of:=IF([.$A62]&lt;[.O$2];&quot;&quot;;IF([.$A62]=[.O$2];1;MIN([.$B$1]+1;[.N61]+[.O61])))" office:value-type="float" office:value="1000001" calcext:value-type="float">
            <text:p>1000001</text:p>
          </table:table-cell>
          <table:table-cell table:formula="of:=IF([.$A62]&lt;[.P$2];&quot;&quot;;IF([.$A62]=[.P$2];1;MIN([.$B$1]+1;[.O61]+[.P61])))" office:value-type="float" office:value="1000001" calcext:value-type="float">
            <text:p>1000001</text:p>
          </table:table-cell>
          <table:table-cell table:formula="of:=IF([.$A62]&lt;[.Q$2];&quot;&quot;;IF([.$A62]=[.Q$2];1;MIN([.$B$1]+1;[.P61]+[.Q61])))" office:value-type="float" office:value="1000001" calcext:value-type="float">
            <text:p>1000001</text:p>
          </table:table-cell>
          <table:table-cell table:formula="of:=IF([.$A62]&lt;[.R$2];&quot;&quot;;IF([.$A62]=[.R$2];1;MIN([.$B$1]+1;[.Q61]+[.R61])))" office:value-type="float" office:value="1000001" calcext:value-type="float">
            <text:p>1000001</text:p>
          </table:table-cell>
          <table:table-cell table:formula="of:=IF([.$A62]&lt;[.S$2];&quot;&quot;;IF([.$A62]=[.S$2];1;MIN([.$B$1]+1;[.R61]+[.S61])))" office:value-type="float" office:value="1000001" calcext:value-type="float">
            <text:p>1000001</text:p>
          </table:table-cell>
          <table:table-cell table:formula="of:=IF([.$A62]&lt;[.T$2];&quot;&quot;;IF([.$A62]=[.T$2];1;MIN([.$B$1]+1;[.S61]+[.T61])))" office:value-type="float" office:value="1000001" calcext:value-type="float">
            <text:p>1000001</text:p>
          </table:table-cell>
          <table:table-cell table:formula="of:=IF([.$A62]&lt;[.U$2];&quot;&quot;;IF([.$A62]=[.U$2];1;MIN([.$B$1]+1;[.T61]+[.U61])))" office:value-type="float" office:value="1000001" calcext:value-type="float">
            <text:p>1000001</text:p>
          </table:table-cell>
          <table:table-cell table:formula="of:=IF([.$A62]&lt;[.V$2];&quot;&quot;;IF([.$A62]=[.V$2];1;MIN([.$B$1]+1;[.U61]+[.V61])))" office:value-type="float" office:value="1000001" calcext:value-type="float">
            <text:p>1000001</text:p>
          </table:table-cell>
          <table:table-cell table:formula="of:=IF([.$A62]&lt;[.W$2];&quot;&quot;;IF([.$A62]=[.W$2];1;MIN([.$B$1]+1;[.V61]+[.W61])))" office:value-type="float" office:value="1000001" calcext:value-type="float">
            <text:p>1000001</text:p>
          </table:table-cell>
          <table:table-cell table:formula="of:=IF([.$A62]&lt;[.X$2];&quot;&quot;;IF([.$A62]=[.X$2];1;MIN([.$B$1]+1;[.W61]+[.X61])))" office:value-type="float" office:value="1000001" calcext:value-type="float">
            <text:p>1000001</text:p>
          </table:table-cell>
          <table:table-cell table:formula="of:=IF([.$A62]&lt;[.Y$2];&quot;&quot;;IF([.$A62]=[.Y$2];1;MIN([.$B$1]+1;[.X61]+[.Y61])))" office:value-type="float" office:value="1000001" calcext:value-type="float">
            <text:p>1000001</text:p>
          </table:table-cell>
          <table:table-cell table:formula="of:=IF([.$A62]&lt;[.Z$2];&quot;&quot;;IF([.$A62]=[.Z$2];1;MIN([.$B$1]+1;[.Y61]+[.Z61])))" office:value-type="float" office:value="1000001" calcext:value-type="float">
            <text:p>1000001</text:p>
          </table:table-cell>
          <table:table-cell table:formula="of:=IF([.$A62]&lt;[.AA$2];&quot;&quot;;IF([.$A62]=[.AA$2];1;MIN([.$B$1]+1;[.Z61]+[.AA61])))" office:value-type="float" office:value="1000001" calcext:value-type="float">
            <text:p>1000001</text:p>
          </table:table-cell>
          <table:table-cell table:formula="of:=IF([.$A62]&lt;[.AB$2];&quot;&quot;;IF([.$A62]=[.AB$2];1;MIN([.$B$1]+1;[.AA61]+[.AB61])))" office:value-type="float" office:value="1000001" calcext:value-type="float">
            <text:p>1000001</text:p>
          </table:table-cell>
          <table:table-cell table:formula="of:=IF([.$A62]&lt;[.AC$2];&quot;&quot;;IF([.$A62]=[.AC$2];1;MIN([.$B$1]+1;[.AB61]+[.AC61])))" office:value-type="float" office:value="1000001" calcext:value-type="float">
            <text:p>1000001</text:p>
          </table:table-cell>
          <table:table-cell table:formula="of:=IF([.$A62]&lt;[.AD$2];&quot;&quot;;IF([.$A62]=[.AD$2];1;MIN([.$B$1]+1;[.AC61]+[.AD61])))" office:value-type="float" office:value="1000001" calcext:value-type="float">
            <text:p>1000001</text:p>
          </table:table-cell>
          <table:table-cell table:formula="of:=IF([.$A62]&lt;[.AE$2];&quot;&quot;;IF([.$A62]=[.AE$2];1;MIN([.$B$1]+1;[.AD61]+[.AE61])))" office:value-type="float" office:value="1000001" calcext:value-type="float">
            <text:p>1000001</text:p>
          </table:table-cell>
          <table:table-cell table:formula="of:=IF([.$A62]&lt;[.AF$2];&quot;&quot;;IF([.$A62]=[.AF$2];1;MIN([.$B$1]+1;[.AE61]+[.AF61])))" office:value-type="float" office:value="1000001" calcext:value-type="float">
            <text:p>1000001</text:p>
          </table:table-cell>
          <table:table-cell table:formula="of:=IF([.$A62]&lt;[.AG$2];&quot;&quot;;IF([.$A62]=[.AG$2];1;MIN([.$B$1]+1;[.AF61]+[.AG61])))" office:value-type="float" office:value="1000001" calcext:value-type="float">
            <text:p>1000001</text:p>
          </table:table-cell>
          <table:table-cell table:formula="of:=IF([.$A62]&lt;[.AH$2];&quot;&quot;;IF([.$A62]=[.AH$2];1;MIN([.$B$1]+1;[.AG61]+[.AH61])))" office:value-type="float" office:value="1000001" calcext:value-type="float">
            <text:p>1000001</text:p>
          </table:table-cell>
          <table:table-cell table:formula="of:=IF([.$A62]&lt;[.AI$2];&quot;&quot;;IF([.$A62]=[.AI$2];1;MIN([.$B$1]+1;[.AH61]+[.AI61])))" office:value-type="float" office:value="1000001" calcext:value-type="float">
            <text:p>1000001</text:p>
          </table:table-cell>
          <table:table-cell table:formula="of:=IF([.$A62]&lt;[.AJ$2];&quot;&quot;;IF([.$A62]=[.AJ$2];1;MIN([.$B$1]+1;[.AI61]+[.AJ61])))" office:value-type="float" office:value="1000001" calcext:value-type="float">
            <text:p>1000001</text:p>
          </table:table-cell>
          <table:table-cell table:formula="of:=IF([.$A62]&lt;[.AK$2];&quot;&quot;;IF([.$A62]=[.AK$2];1;MIN([.$B$1]+1;[.AJ61]+[.AK61])))" office:value-type="float" office:value="1000001" calcext:value-type="float">
            <text:p>1000001</text:p>
          </table:table-cell>
          <table:table-cell table:formula="of:=IF([.$A62]&lt;[.AL$2];&quot;&quot;;IF([.$A62]=[.AL$2];1;MIN([.$B$1]+1;[.AK61]+[.AL61])))" office:value-type="float" office:value="1000001" calcext:value-type="float">
            <text:p>1000001</text:p>
          </table:table-cell>
          <table:table-cell table:formula="of:=IF([.$A62]&lt;[.AM$2];&quot;&quot;;IF([.$A62]=[.AM$2];1;MIN([.$B$1]+1;[.AL61]+[.AM61])))" office:value-type="float" office:value="1000001" calcext:value-type="float">
            <text:p>1000001</text:p>
          </table:table-cell>
          <table:table-cell table:formula="of:=IF([.$A62]&lt;[.AN$2];&quot;&quot;;IF([.$A62]=[.AN$2];1;MIN([.$B$1]+1;[.AM61]+[.AN61])))" office:value-type="float" office:value="1000001" calcext:value-type="float">
            <text:p>1000001</text:p>
          </table:table-cell>
          <table:table-cell table:formula="of:=IF([.$A62]&lt;[.AO$2];&quot;&quot;;IF([.$A62]=[.AO$2];1;MIN([.$B$1]+1;[.AN61]+[.AO61])))" office:value-type="float" office:value="1000001" calcext:value-type="float">
            <text:p>1000001</text:p>
          </table:table-cell>
          <table:table-cell table:formula="of:=IF([.$A62]&lt;[.AP$2];&quot;&quot;;IF([.$A62]=[.AP$2];1;MIN([.$B$1]+1;[.AO61]+[.AP61])))" office:value-type="float" office:value="1000001" calcext:value-type="float">
            <text:p>1000001</text:p>
          </table:table-cell>
          <table:table-cell table:formula="of:=IF([.$A62]&lt;[.AQ$2];&quot;&quot;;IF([.$A62]=[.AQ$2];1;MIN([.$B$1]+1;[.AP61]+[.AQ61])))" office:value-type="float" office:value="1000001" calcext:value-type="float">
            <text:p>1000001</text:p>
          </table:table-cell>
          <table:table-cell table:formula="of:=IF([.$A62]&lt;[.AR$2];&quot;&quot;;IF([.$A62]=[.AR$2];1;MIN([.$B$1]+1;[.AQ61]+[.AR61])))" office:value-type="float" office:value="1000001" calcext:value-type="float">
            <text:p>1000001</text:p>
          </table:table-cell>
          <table:table-cell table:formula="of:=IF([.$A62]&lt;[.AS$2];&quot;&quot;;IF([.$A62]=[.AS$2];1;MIN([.$B$1]+1;[.AR61]+[.AS61])))" office:value-type="float" office:value="1000001" calcext:value-type="float">
            <text:p>1000001</text:p>
          </table:table-cell>
          <table:table-cell table:formula="of:=IF([.$A62]&lt;[.AT$2];&quot;&quot;;IF([.$A62]=[.AT$2];1;MIN([.$B$1]+1;[.AS61]+[.AT61])))" office:value-type="float" office:value="1000001" calcext:value-type="float">
            <text:p>1000001</text:p>
          </table:table-cell>
          <table:table-cell table:formula="of:=IF([.$A62]&lt;[.AU$2];&quot;&quot;;IF([.$A62]=[.AU$2];1;MIN([.$B$1]+1;[.AT61]+[.AU61])))" office:value-type="float" office:value="1000001" calcext:value-type="float">
            <text:p>1000001</text:p>
          </table:table-cell>
          <table:table-cell table:formula="of:=IF([.$A62]&lt;[.AV$2];&quot;&quot;;IF([.$A62]=[.AV$2];1;MIN([.$B$1]+1;[.AU61]+[.AV61])))" office:value-type="float" office:value="1000001" calcext:value-type="float">
            <text:p>1000001</text:p>
          </table:table-cell>
          <table:table-cell table:formula="of:=IF([.$A62]&lt;[.AW$2];&quot;&quot;;IF([.$A62]=[.AW$2];1;MIN([.$B$1]+1;[.AV61]+[.AW61])))" office:value-type="float" office:value="1000001" calcext:value-type="float">
            <text:p>1000001</text:p>
          </table:table-cell>
          <table:table-cell table:formula="of:=IF([.$A62]&lt;[.AX$2];&quot;&quot;;IF([.$A62]=[.AX$2];1;MIN([.$B$1]+1;[.AW61]+[.AX61])))" office:value-type="float" office:value="1000001" calcext:value-type="float">
            <text:p>1000001</text:p>
          </table:table-cell>
          <table:table-cell table:formula="of:=IF([.$A62]&lt;[.AY$2];&quot;&quot;;IF([.$A62]=[.AY$2];1;MIN([.$B$1]+1;[.AX61]+[.AY61])))" office:value-type="float" office:value="1000001" calcext:value-type="float">
            <text:p>1000001</text:p>
          </table:table-cell>
          <table:table-cell table:formula="of:=IF([.$A62]&lt;[.AZ$2];&quot;&quot;;IF([.$A62]=[.AZ$2];1;MIN([.$B$1]+1;[.AY61]+[.AZ61])))" office:value-type="float" office:value="1000001" calcext:value-type="float">
            <text:p>1000001</text:p>
          </table:table-cell>
          <table:table-cell table:formula="of:=IF([.$A62]&lt;[.BA$2];&quot;&quot;;IF([.$A62]=[.BA$2];1;MIN([.$B$1]+1;[.AZ61]+[.BA61])))" office:value-type="float" office:value="1000001" calcext:value-type="float">
            <text:p>1000001</text:p>
          </table:table-cell>
          <table:table-cell table:formula="of:=IF([.$A62]&lt;[.BB$2];&quot;&quot;;IF([.$A62]=[.BB$2];1;MIN([.$B$1]+1;[.BA61]+[.BB61])))" office:value-type="float" office:value="1000001" calcext:value-type="float">
            <text:p>1000001</text:p>
          </table:table-cell>
          <table:table-cell table:formula="of:=IF([.$A62]&lt;[.BC$2];&quot;&quot;;IF([.$A62]=[.BC$2];1;MIN([.$B$1]+1;[.BB61]+[.BC61])))" office:value-type="float" office:value="1000001" calcext:value-type="float">
            <text:p>1000001</text:p>
          </table:table-cell>
          <table:table-cell table:formula="of:=IF([.$A62]&lt;[.BD$2];&quot;&quot;;IF([.$A62]=[.BD$2];1;MIN([.$B$1]+1;[.BC61]+[.BD61])))" office:value-type="float" office:value="1000001" calcext:value-type="float">
            <text:p>1000001</text:p>
          </table:table-cell>
          <table:table-cell table:formula="of:=IF([.$A62]&lt;[.BE$2];&quot;&quot;;IF([.$A62]=[.BE$2];1;MIN([.$B$1]+1;[.BD61]+[.BE61])))" office:value-type="float" office:value="455126" calcext:value-type="float">
            <text:p>455126</text:p>
          </table:table-cell>
          <table:table-cell table:formula="of:=IF([.$A62]&lt;[.BF$2];&quot;&quot;;IF([.$A62]=[.BF$2];1;MIN([.$B$1]+1;[.BE61]+[.BF61])))" office:value-type="float" office:value="32509" calcext:value-type="float">
            <text:p>32509</text:p>
          </table:table-cell>
          <table:table-cell table:formula="of:=IF([.$A62]&lt;[.BG$2];&quot;&quot;;IF([.$A62]=[.BG$2];1;MIN([.$B$1]+1;[.BF61]+[.BG61])))" office:value-type="float" office:value="1711" calcext:value-type="float">
            <text:p>1711</text:p>
          </table:table-cell>
          <table:table-cell table:formula="of:=IF([.$A62]&lt;[.BH$2];&quot;&quot;;IF([.$A62]=[.BH$2];1;MIN([.$B$1]+1;[.BG61]+[.BH61])))" office:value-type="float" office:value="59" calcext:value-type="float">
            <text:p>59</text:p>
          </table:table-cell>
          <table:table-cell table:formula="of:=IF([.$A62]&lt;[.BI$2];&quot;&quot;;IF([.$A62]=[.BI$2];1;MIN([.$B$1]+1;[.BH61]+[.BI61])))" office:value-type="float" office:value="1" calcext:value-type="float">
            <text:p>1</text:p>
          </table:table-cell>
          <table:table-cell table:formula="of:=IF([.$A62]&lt;[.BJ$2];&quot;&quot;;IF([.$A62]=[.BJ$2];1;MIN([.$B$1]+1;[.BI61]+[.BJ61])))">
            <text:p/>
          </table:table-cell>
          <table:table-cell table:formula="of:=IF([.$A62]&lt;[.BK$2];&quot;&quot;;IF([.$A62]=[.BK$2];1;MIN([.$B$1]+1;[.BJ61]+[.BK61])))">
            <text:p/>
          </table:table-cell>
          <table:table-cell table:formula="of:=IF([.$A62]&lt;[.BL$2];&quot;&quot;;IF([.$A62]=[.BL$2];1;MIN([.$B$1]+1;[.BK61]+[.BL61])))">
            <text:p/>
          </table:table-cell>
          <table:table-cell table:formula="of:=IF([.$A62]&lt;[.BM$2];&quot;&quot;;IF([.$A62]=[.BM$2];1;MIN([.$B$1]+1;[.BL61]+[.BM61])))">
            <text:p/>
          </table:table-cell>
          <table:table-cell table:formula="of:=IF([.$A62]&lt;[.BN$2];&quot;&quot;;IF([.$A62]=[.BN$2];1;MIN([.$B$1]+1;[.BM61]+[.BN61])))">
            <text:p/>
          </table:table-cell>
          <table:table-cell table:formula="of:=IF([.$A62]&lt;[.BO$2];&quot;&quot;;IF([.$A62]=[.BO$2];1;MIN([.$B$1]+1;[.BN61]+[.BO61])))">
            <text:p/>
          </table:table-cell>
          <table:table-cell table:formula="of:=IF([.$A62]&lt;[.BP$2];&quot;&quot;;IF([.$A62]=[.BP$2];1;MIN([.$B$1]+1;[.BO61]+[.BP61])))">
            <text:p/>
          </table:table-cell>
          <table:table-cell table:formula="of:=IF([.$A62]&lt;[.BQ$2];&quot;&quot;;IF([.$A62]=[.BQ$2];1;MIN([.$B$1]+1;[.BP61]+[.BQ61])))">
            <text:p/>
          </table:table-cell>
          <table:table-cell table:formula="of:=IF([.$A62]&lt;[.BR$2];&quot;&quot;;IF([.$A62]=[.BR$2];1;MIN([.$B$1]+1;[.BQ61]+[.BR61])))">
            <text:p/>
          </table:table-cell>
          <table:table-cell table:formula="of:=IF([.$A62]&lt;[.BS$2];&quot;&quot;;IF([.$A62]=[.BS$2];1;MIN([.$B$1]+1;[.BR61]+[.BS61])))">
            <text:p/>
          </table:table-cell>
          <table:table-cell table:formula="of:=IF([.$A62]&lt;[.BT$2];&quot;&quot;;IF([.$A62]=[.BT$2];1;MIN([.$B$1]+1;[.BS61]+[.BT61])))">
            <text:p/>
          </table:table-cell>
          <table:table-cell table:formula="of:=IF([.$A62]&lt;[.BU$2];&quot;&quot;;IF([.$A62]=[.BU$2];1;MIN([.$B$1]+1;[.BT61]+[.BU61])))">
            <text:p/>
          </table:table-cell>
          <table:table-cell table:formula="of:=IF([.$A62]&lt;[.BV$2];&quot;&quot;;IF([.$A62]=[.BV$2];1;MIN([.$B$1]+1;[.BU61]+[.BV61])))">
            <text:p/>
          </table:table-cell>
          <table:table-cell table:formula="of:=IF([.$A62]&lt;[.BW$2];&quot;&quot;;IF([.$A62]=[.BW$2];1;MIN([.$B$1]+1;[.BV61]+[.BW61])))">
            <text:p/>
          </table:table-cell>
          <table:table-cell table:formula="of:=IF([.$A62]&lt;[.BX$2];&quot;&quot;;IF([.$A62]=[.BX$2];1;MIN([.$B$1]+1;[.BW61]+[.BX61])))">
            <text:p/>
          </table:table-cell>
          <table:table-cell table:formula="of:=IF([.$A62]&lt;[.BY$2];&quot;&quot;;IF([.$A62]=[.BY$2];1;MIN([.$B$1]+1;[.BX61]+[.BY61])))">
            <text:p/>
          </table:table-cell>
          <table:table-cell table:formula="of:=IF([.$A62]&lt;[.BZ$2];&quot;&quot;;IF([.$A62]=[.BZ$2];1;MIN([.$B$1]+1;[.BY61]+[.BZ61])))">
            <text:p/>
          </table:table-cell>
          <table:table-cell table:formula="of:=IF([.$A62]&lt;[.CA$2];&quot;&quot;;IF([.$A62]=[.CA$2];1;MIN([.$B$1]+1;[.BZ61]+[.CA61])))">
            <text:p/>
          </table:table-cell>
          <table:table-cell table:formula="of:=IF([.$A62]&lt;[.CB$2];&quot;&quot;;IF([.$A62]=[.CB$2];1;MIN([.$B$1]+1;[.CA61]+[.CB61])))">
            <text:p/>
          </table:table-cell>
          <table:table-cell table:formula="of:=IF([.$A62]&lt;[.CC$2];&quot;&quot;;IF([.$A62]=[.CC$2];1;MIN([.$B$1]+1;[.CB61]+[.CC61])))">
            <text:p/>
          </table:table-cell>
          <table:table-cell table:formula="of:=IF([.$A62]&lt;[.CD$2];&quot;&quot;;IF([.$A62]=[.CD$2];1;MIN([.$B$1]+1;[.CC61]+[.CD61])))">
            <text:p/>
          </table:table-cell>
          <table:table-cell table:formula="of:=IF([.$A62]&lt;[.CE$2];&quot;&quot;;IF([.$A62]=[.CE$2];1;MIN([.$B$1]+1;[.CD61]+[.CE61])))">
            <text:p/>
          </table:table-cell>
          <table:table-cell table:formula="of:=IF([.$A62]&lt;[.CF$2];&quot;&quot;;IF([.$A62]=[.CF$2];1;MIN([.$B$1]+1;[.CE61]+[.CF61])))">
            <text:p/>
          </table:table-cell>
          <table:table-cell table:formula="of:=IF([.$A62]&lt;[.CG$2];&quot;&quot;;IF([.$A62]=[.CG$2];1;MIN([.$B$1]+1;[.CF61]+[.CG61])))">
            <text:p/>
          </table:table-cell>
          <table:table-cell table:formula="of:=IF([.$A62]&lt;[.CH$2];&quot;&quot;;IF([.$A62]=[.CH$2];1;MIN([.$B$1]+1;[.CG61]+[.CH61])))">
            <text:p/>
          </table:table-cell>
          <table:table-cell table:formula="of:=IF([.$A62]&lt;[.CI$2];&quot;&quot;;IF([.$A62]=[.CI$2];1;MIN([.$B$1]+1;[.CH61]+[.CI61])))">
            <text:p/>
          </table:table-cell>
          <table:table-cell table:formula="of:=IF([.$A62]&lt;[.CJ$2];&quot;&quot;;IF([.$A62]=[.CJ$2];1;MIN([.$B$1]+1;[.CI61]+[.CJ61])))">
            <text:p/>
          </table:table-cell>
          <table:table-cell table:formula="of:=IF([.$A62]&lt;[.CK$2];&quot;&quot;;IF([.$A62]=[.CK$2];1;MIN([.$B$1]+1;[.CJ61]+[.CK61])))">
            <text:p/>
          </table:table-cell>
          <table:table-cell table:formula="of:=IF([.$A62]&lt;[.CL$2];&quot;&quot;;IF([.$A62]=[.CL$2];1;MIN([.$B$1]+1;[.CK61]+[.CL61])))">
            <text:p/>
          </table:table-cell>
          <table:table-cell table:formula="of:=IF([.$A62]&lt;[.CM$2];&quot;&quot;;IF([.$A62]=[.CM$2];1;MIN([.$B$1]+1;[.CL61]+[.CM61])))">
            <text:p/>
          </table:table-cell>
          <table:table-cell table:formula="of:=IF([.$A62]&lt;[.CN$2];&quot;&quot;;IF([.$A62]=[.CN$2];1;MIN([.$B$1]+1;[.CM61]+[.CN61])))">
            <text:p/>
          </table:table-cell>
          <table:table-cell table:formula="of:=IF([.$A62]&lt;[.CO$2];&quot;&quot;;IF([.$A62]=[.CO$2];1;MIN([.$B$1]+1;[.CN61]+[.CO61])))">
            <text:p/>
          </table:table-cell>
          <table:table-cell table:formula="of:=IF([.$A62]&lt;[.CP$2];&quot;&quot;;IF([.$A62]=[.CP$2];1;MIN([.$B$1]+1;[.CO61]+[.CP61])))">
            <text:p/>
          </table:table-cell>
          <table:table-cell table:formula="of:=IF([.$A62]&lt;[.CQ$2];&quot;&quot;;IF([.$A62]=[.CQ$2];1;MIN([.$B$1]+1;[.CP61]+[.CQ61])))">
            <text:p/>
          </table:table-cell>
          <table:table-cell table:formula="of:=IF([.$A62]&lt;[.CR$2];&quot;&quot;;IF([.$A62]=[.CR$2];1;MIN([.$B$1]+1;[.CQ61]+[.CR61])))">
            <text:p/>
          </table:table-cell>
          <table:table-cell table:formula="of:=IF([.$A62]&lt;[.CS$2];&quot;&quot;;IF([.$A62]=[.CS$2];1;MIN([.$B$1]+1;[.CR61]+[.CS61])))">
            <text:p/>
          </table:table-cell>
          <table:table-cell table:formula="of:=IF([.$A62]&lt;[.CT$2];&quot;&quot;;IF([.$A62]=[.CT$2];1;MIN([.$B$1]+1;[.CS61]+[.CT61])))">
            <text:p/>
          </table:table-cell>
          <table:table-cell table:formula="of:=IF([.$A62]&lt;[.CU$2];&quot;&quot;;IF([.$A62]=[.CU$2];1;MIN([.$B$1]+1;[.CT61]+[.CU61])))">
            <text:p/>
          </table:table-cell>
          <table:table-cell table:formula="of:=IF([.$A62]&lt;[.CV$2];&quot;&quot;;IF([.$A62]=[.CV$2];1;MIN([.$B$1]+1;[.CU61]+[.CV61])))">
            <text:p/>
          </table:table-cell>
          <table:table-cell table:formula="of:=IF([.$A62]&lt;[.CW$2];&quot;&quot;;IF([.$A62]=[.CW$2];1;MIN([.$B$1]+1;[.CV61]+[.CW61])))">
            <text:p/>
          </table:table-cell>
          <table:table-cell table:formula="of:=IF([.$A62]&lt;[.CX$2];&quot;&quot;;IF([.$A62]=[.CX$2];1;MIN([.$B$1]+1;[.CW61]+[.CX61])))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IF([.$A63]&lt;[.C$2];&quot;&quot;;IF([.$A63]=[.C$2];1;MIN([.$B$1]+1;[.B62]+[.C62])))" office:value-type="float" office:value="60" calcext:value-type="float">
            <text:p>60</text:p>
          </table:table-cell>
          <table:table-cell table:formula="of:=IF([.$A63]&lt;[.D$2];&quot;&quot;;IF([.$A63]=[.D$2];1;MIN([.$B$1]+1;[.C62]+[.D62])))" office:value-type="float" office:value="1770" calcext:value-type="float">
            <text:p>1770</text:p>
          </table:table-cell>
          <table:table-cell table:formula="of:=IF([.$A63]&lt;[.E$2];&quot;&quot;;IF([.$A63]=[.E$2];1;MIN([.$B$1]+1;[.D62]+[.E62])))" office:value-type="float" office:value="34220" calcext:value-type="float">
            <text:p>34220</text:p>
          </table:table-cell>
          <table:table-cell table:formula="of:=IF([.$A63]&lt;[.F$2];&quot;&quot;;IF([.$A63]=[.F$2];1;MIN([.$B$1]+1;[.E62]+[.F62])))" office:value-type="float" office:value="487635" calcext:value-type="float">
            <text:p>487635</text:p>
          </table:table-cell>
          <table:table-cell table:formula="of:=IF([.$A63]&lt;[.G$2];&quot;&quot;;IF([.$A63]=[.G$2];1;MIN([.$B$1]+1;[.F62]+[.G62])))" office:value-type="float" office:value="1000001" calcext:value-type="float">
            <text:p>1000001</text:p>
          </table:table-cell>
          <table:table-cell table:formula="of:=IF([.$A63]&lt;[.H$2];&quot;&quot;;IF([.$A63]=[.H$2];1;MIN([.$B$1]+1;[.G62]+[.H62])))" office:value-type="float" office:value="1000001" calcext:value-type="float">
            <text:p>1000001</text:p>
          </table:table-cell>
          <table:table-cell table:formula="of:=IF([.$A63]&lt;[.I$2];&quot;&quot;;IF([.$A63]=[.I$2];1;MIN([.$B$1]+1;[.H62]+[.I62])))" office:value-type="float" office:value="1000001" calcext:value-type="float">
            <text:p>1000001</text:p>
          </table:table-cell>
          <table:table-cell table:formula="of:=IF([.$A63]&lt;[.J$2];&quot;&quot;;IF([.$A63]=[.J$2];1;MIN([.$B$1]+1;[.I62]+[.J62])))" office:value-type="float" office:value="1000001" calcext:value-type="float">
            <text:p>1000001</text:p>
          </table:table-cell>
          <table:table-cell table:formula="of:=IF([.$A63]&lt;[.K$2];&quot;&quot;;IF([.$A63]=[.K$2];1;MIN([.$B$1]+1;[.J62]+[.K62])))" office:value-type="float" office:value="1000001" calcext:value-type="float">
            <text:p>1000001</text:p>
          </table:table-cell>
          <table:table-cell table:formula="of:=IF([.$A63]&lt;[.L$2];&quot;&quot;;IF([.$A63]=[.L$2];1;MIN([.$B$1]+1;[.K62]+[.L62])))" office:value-type="float" office:value="1000001" calcext:value-type="float">
            <text:p>1000001</text:p>
          </table:table-cell>
          <table:table-cell table:formula="of:=IF([.$A63]&lt;[.M$2];&quot;&quot;;IF([.$A63]=[.M$2];1;MIN([.$B$1]+1;[.L62]+[.M62])))" office:value-type="float" office:value="1000001" calcext:value-type="float">
            <text:p>1000001</text:p>
          </table:table-cell>
          <table:table-cell table:formula="of:=IF([.$A63]&lt;[.N$2];&quot;&quot;;IF([.$A63]=[.N$2];1;MIN([.$B$1]+1;[.M62]+[.N62])))" office:value-type="float" office:value="1000001" calcext:value-type="float">
            <text:p>1000001</text:p>
          </table:table-cell>
          <table:table-cell table:formula="of:=IF([.$A63]&lt;[.O$2];&quot;&quot;;IF([.$A63]=[.O$2];1;MIN([.$B$1]+1;[.N62]+[.O62])))" office:value-type="float" office:value="1000001" calcext:value-type="float">
            <text:p>1000001</text:p>
          </table:table-cell>
          <table:table-cell table:formula="of:=IF([.$A63]&lt;[.P$2];&quot;&quot;;IF([.$A63]=[.P$2];1;MIN([.$B$1]+1;[.O62]+[.P62])))" office:value-type="float" office:value="1000001" calcext:value-type="float">
            <text:p>1000001</text:p>
          </table:table-cell>
          <table:table-cell table:formula="of:=IF([.$A63]&lt;[.Q$2];&quot;&quot;;IF([.$A63]=[.Q$2];1;MIN([.$B$1]+1;[.P62]+[.Q62])))" office:value-type="float" office:value="1000001" calcext:value-type="float">
            <text:p>1000001</text:p>
          </table:table-cell>
          <table:table-cell table:formula="of:=IF([.$A63]&lt;[.R$2];&quot;&quot;;IF([.$A63]=[.R$2];1;MIN([.$B$1]+1;[.Q62]+[.R62])))" office:value-type="float" office:value="1000001" calcext:value-type="float">
            <text:p>1000001</text:p>
          </table:table-cell>
          <table:table-cell table:formula="of:=IF([.$A63]&lt;[.S$2];&quot;&quot;;IF([.$A63]=[.S$2];1;MIN([.$B$1]+1;[.R62]+[.S62])))" office:value-type="float" office:value="1000001" calcext:value-type="float">
            <text:p>1000001</text:p>
          </table:table-cell>
          <table:table-cell table:formula="of:=IF([.$A63]&lt;[.T$2];&quot;&quot;;IF([.$A63]=[.T$2];1;MIN([.$B$1]+1;[.S62]+[.T62])))" office:value-type="float" office:value="1000001" calcext:value-type="float">
            <text:p>1000001</text:p>
          </table:table-cell>
          <table:table-cell table:formula="of:=IF([.$A63]&lt;[.U$2];&quot;&quot;;IF([.$A63]=[.U$2];1;MIN([.$B$1]+1;[.T62]+[.U62])))" office:value-type="float" office:value="1000001" calcext:value-type="float">
            <text:p>1000001</text:p>
          </table:table-cell>
          <table:table-cell table:formula="of:=IF([.$A63]&lt;[.V$2];&quot;&quot;;IF([.$A63]=[.V$2];1;MIN([.$B$1]+1;[.U62]+[.V62])))" office:value-type="float" office:value="1000001" calcext:value-type="float">
            <text:p>1000001</text:p>
          </table:table-cell>
          <table:table-cell table:formula="of:=IF([.$A63]&lt;[.W$2];&quot;&quot;;IF([.$A63]=[.W$2];1;MIN([.$B$1]+1;[.V62]+[.W62])))" office:value-type="float" office:value="1000001" calcext:value-type="float">
            <text:p>1000001</text:p>
          </table:table-cell>
          <table:table-cell table:formula="of:=IF([.$A63]&lt;[.X$2];&quot;&quot;;IF([.$A63]=[.X$2];1;MIN([.$B$1]+1;[.W62]+[.X62])))" office:value-type="float" office:value="1000001" calcext:value-type="float">
            <text:p>1000001</text:p>
          </table:table-cell>
          <table:table-cell table:formula="of:=IF([.$A63]&lt;[.Y$2];&quot;&quot;;IF([.$A63]=[.Y$2];1;MIN([.$B$1]+1;[.X62]+[.Y62])))" office:value-type="float" office:value="1000001" calcext:value-type="float">
            <text:p>1000001</text:p>
          </table:table-cell>
          <table:table-cell table:formula="of:=IF([.$A63]&lt;[.Z$2];&quot;&quot;;IF([.$A63]=[.Z$2];1;MIN([.$B$1]+1;[.Y62]+[.Z62])))" office:value-type="float" office:value="1000001" calcext:value-type="float">
            <text:p>1000001</text:p>
          </table:table-cell>
          <table:table-cell table:formula="of:=IF([.$A63]&lt;[.AA$2];&quot;&quot;;IF([.$A63]=[.AA$2];1;MIN([.$B$1]+1;[.Z62]+[.AA62])))" office:value-type="float" office:value="1000001" calcext:value-type="float">
            <text:p>1000001</text:p>
          </table:table-cell>
          <table:table-cell table:formula="of:=IF([.$A63]&lt;[.AB$2];&quot;&quot;;IF([.$A63]=[.AB$2];1;MIN([.$B$1]+1;[.AA62]+[.AB62])))" office:value-type="float" office:value="1000001" calcext:value-type="float">
            <text:p>1000001</text:p>
          </table:table-cell>
          <table:table-cell table:formula="of:=IF([.$A63]&lt;[.AC$2];&quot;&quot;;IF([.$A63]=[.AC$2];1;MIN([.$B$1]+1;[.AB62]+[.AC62])))" office:value-type="float" office:value="1000001" calcext:value-type="float">
            <text:p>1000001</text:p>
          </table:table-cell>
          <table:table-cell table:formula="of:=IF([.$A63]&lt;[.AD$2];&quot;&quot;;IF([.$A63]=[.AD$2];1;MIN([.$B$1]+1;[.AC62]+[.AD62])))" office:value-type="float" office:value="1000001" calcext:value-type="float">
            <text:p>1000001</text:p>
          </table:table-cell>
          <table:table-cell table:formula="of:=IF([.$A63]&lt;[.AE$2];&quot;&quot;;IF([.$A63]=[.AE$2];1;MIN([.$B$1]+1;[.AD62]+[.AE62])))" office:value-type="float" office:value="1000001" calcext:value-type="float">
            <text:p>1000001</text:p>
          </table:table-cell>
          <table:table-cell table:formula="of:=IF([.$A63]&lt;[.AF$2];&quot;&quot;;IF([.$A63]=[.AF$2];1;MIN([.$B$1]+1;[.AE62]+[.AF62])))" office:value-type="float" office:value="1000001" calcext:value-type="float">
            <text:p>1000001</text:p>
          </table:table-cell>
          <table:table-cell table:formula="of:=IF([.$A63]&lt;[.AG$2];&quot;&quot;;IF([.$A63]=[.AG$2];1;MIN([.$B$1]+1;[.AF62]+[.AG62])))" office:value-type="float" office:value="1000001" calcext:value-type="float">
            <text:p>1000001</text:p>
          </table:table-cell>
          <table:table-cell table:formula="of:=IF([.$A63]&lt;[.AH$2];&quot;&quot;;IF([.$A63]=[.AH$2];1;MIN([.$B$1]+1;[.AG62]+[.AH62])))" office:value-type="float" office:value="1000001" calcext:value-type="float">
            <text:p>1000001</text:p>
          </table:table-cell>
          <table:table-cell table:formula="of:=IF([.$A63]&lt;[.AI$2];&quot;&quot;;IF([.$A63]=[.AI$2];1;MIN([.$B$1]+1;[.AH62]+[.AI62])))" office:value-type="float" office:value="1000001" calcext:value-type="float">
            <text:p>1000001</text:p>
          </table:table-cell>
          <table:table-cell table:formula="of:=IF([.$A63]&lt;[.AJ$2];&quot;&quot;;IF([.$A63]=[.AJ$2];1;MIN([.$B$1]+1;[.AI62]+[.AJ62])))" office:value-type="float" office:value="1000001" calcext:value-type="float">
            <text:p>1000001</text:p>
          </table:table-cell>
          <table:table-cell table:formula="of:=IF([.$A63]&lt;[.AK$2];&quot;&quot;;IF([.$A63]=[.AK$2];1;MIN([.$B$1]+1;[.AJ62]+[.AK62])))" office:value-type="float" office:value="1000001" calcext:value-type="float">
            <text:p>1000001</text:p>
          </table:table-cell>
          <table:table-cell table:formula="of:=IF([.$A63]&lt;[.AL$2];&quot;&quot;;IF([.$A63]=[.AL$2];1;MIN([.$B$1]+1;[.AK62]+[.AL62])))" office:value-type="float" office:value="1000001" calcext:value-type="float">
            <text:p>1000001</text:p>
          </table:table-cell>
          <table:table-cell table:formula="of:=IF([.$A63]&lt;[.AM$2];&quot;&quot;;IF([.$A63]=[.AM$2];1;MIN([.$B$1]+1;[.AL62]+[.AM62])))" office:value-type="float" office:value="1000001" calcext:value-type="float">
            <text:p>1000001</text:p>
          </table:table-cell>
          <table:table-cell table:formula="of:=IF([.$A63]&lt;[.AN$2];&quot;&quot;;IF([.$A63]=[.AN$2];1;MIN([.$B$1]+1;[.AM62]+[.AN62])))" office:value-type="float" office:value="1000001" calcext:value-type="float">
            <text:p>1000001</text:p>
          </table:table-cell>
          <table:table-cell table:formula="of:=IF([.$A63]&lt;[.AO$2];&quot;&quot;;IF([.$A63]=[.AO$2];1;MIN([.$B$1]+1;[.AN62]+[.AO62])))" office:value-type="float" office:value="1000001" calcext:value-type="float">
            <text:p>1000001</text:p>
          </table:table-cell>
          <table:table-cell table:formula="of:=IF([.$A63]&lt;[.AP$2];&quot;&quot;;IF([.$A63]=[.AP$2];1;MIN([.$B$1]+1;[.AO62]+[.AP62])))" office:value-type="float" office:value="1000001" calcext:value-type="float">
            <text:p>1000001</text:p>
          </table:table-cell>
          <table:table-cell table:formula="of:=IF([.$A63]&lt;[.AQ$2];&quot;&quot;;IF([.$A63]=[.AQ$2];1;MIN([.$B$1]+1;[.AP62]+[.AQ62])))" office:value-type="float" office:value="1000001" calcext:value-type="float">
            <text:p>1000001</text:p>
          </table:table-cell>
          <table:table-cell table:formula="of:=IF([.$A63]&lt;[.AR$2];&quot;&quot;;IF([.$A63]=[.AR$2];1;MIN([.$B$1]+1;[.AQ62]+[.AR62])))" office:value-type="float" office:value="1000001" calcext:value-type="float">
            <text:p>1000001</text:p>
          </table:table-cell>
          <table:table-cell table:formula="of:=IF([.$A63]&lt;[.AS$2];&quot;&quot;;IF([.$A63]=[.AS$2];1;MIN([.$B$1]+1;[.AR62]+[.AS62])))" office:value-type="float" office:value="1000001" calcext:value-type="float">
            <text:p>1000001</text:p>
          </table:table-cell>
          <table:table-cell table:formula="of:=IF([.$A63]&lt;[.AT$2];&quot;&quot;;IF([.$A63]=[.AT$2];1;MIN([.$B$1]+1;[.AS62]+[.AT62])))" office:value-type="float" office:value="1000001" calcext:value-type="float">
            <text:p>1000001</text:p>
          </table:table-cell>
          <table:table-cell table:formula="of:=IF([.$A63]&lt;[.AU$2];&quot;&quot;;IF([.$A63]=[.AU$2];1;MIN([.$B$1]+1;[.AT62]+[.AU62])))" office:value-type="float" office:value="1000001" calcext:value-type="float">
            <text:p>1000001</text:p>
          </table:table-cell>
          <table:table-cell table:formula="of:=IF([.$A63]&lt;[.AV$2];&quot;&quot;;IF([.$A63]=[.AV$2];1;MIN([.$B$1]+1;[.AU62]+[.AV62])))" office:value-type="float" office:value="1000001" calcext:value-type="float">
            <text:p>1000001</text:p>
          </table:table-cell>
          <table:table-cell table:formula="of:=IF([.$A63]&lt;[.AW$2];&quot;&quot;;IF([.$A63]=[.AW$2];1;MIN([.$B$1]+1;[.AV62]+[.AW62])))" office:value-type="float" office:value="1000001" calcext:value-type="float">
            <text:p>1000001</text:p>
          </table:table-cell>
          <table:table-cell table:formula="of:=IF([.$A63]&lt;[.AX$2];&quot;&quot;;IF([.$A63]=[.AX$2];1;MIN([.$B$1]+1;[.AW62]+[.AX62])))" office:value-type="float" office:value="1000001" calcext:value-type="float">
            <text:p>1000001</text:p>
          </table:table-cell>
          <table:table-cell table:formula="of:=IF([.$A63]&lt;[.AY$2];&quot;&quot;;IF([.$A63]=[.AY$2];1;MIN([.$B$1]+1;[.AX62]+[.AY62])))" office:value-type="float" office:value="1000001" calcext:value-type="float">
            <text:p>1000001</text:p>
          </table:table-cell>
          <table:table-cell table:formula="of:=IF([.$A63]&lt;[.AZ$2];&quot;&quot;;IF([.$A63]=[.AZ$2];1;MIN([.$B$1]+1;[.AY62]+[.AZ62])))" office:value-type="float" office:value="1000001" calcext:value-type="float">
            <text:p>1000001</text:p>
          </table:table-cell>
          <table:table-cell table:formula="of:=IF([.$A63]&lt;[.BA$2];&quot;&quot;;IF([.$A63]=[.BA$2];1;MIN([.$B$1]+1;[.AZ62]+[.BA62])))" office:value-type="float" office:value="1000001" calcext:value-type="float">
            <text:p>1000001</text:p>
          </table:table-cell>
          <table:table-cell table:formula="of:=IF([.$A63]&lt;[.BB$2];&quot;&quot;;IF([.$A63]=[.BB$2];1;MIN([.$B$1]+1;[.BA62]+[.BB62])))" office:value-type="float" office:value="1000001" calcext:value-type="float">
            <text:p>1000001</text:p>
          </table:table-cell>
          <table:table-cell table:formula="of:=IF([.$A63]&lt;[.BC$2];&quot;&quot;;IF([.$A63]=[.BC$2];1;MIN([.$B$1]+1;[.BB62]+[.BC62])))" office:value-type="float" office:value="1000001" calcext:value-type="float">
            <text:p>1000001</text:p>
          </table:table-cell>
          <table:table-cell table:formula="of:=IF([.$A63]&lt;[.BD$2];&quot;&quot;;IF([.$A63]=[.BD$2];1;MIN([.$B$1]+1;[.BC62]+[.BD62])))" office:value-type="float" office:value="1000001" calcext:value-type="float">
            <text:p>1000001</text:p>
          </table:table-cell>
          <table:table-cell table:formula="of:=IF([.$A63]&lt;[.BE$2];&quot;&quot;;IF([.$A63]=[.BE$2];1;MIN([.$B$1]+1;[.BD62]+[.BE62])))" office:value-type="float" office:value="1000001" calcext:value-type="float">
            <text:p>1000001</text:p>
          </table:table-cell>
          <table:table-cell table:formula="of:=IF([.$A63]&lt;[.BF$2];&quot;&quot;;IF([.$A63]=[.BF$2];1;MIN([.$B$1]+1;[.BE62]+[.BF62])))" office:value-type="float" office:value="487635" calcext:value-type="float">
            <text:p>487635</text:p>
          </table:table-cell>
          <table:table-cell table:formula="of:=IF([.$A63]&lt;[.BG$2];&quot;&quot;;IF([.$A63]=[.BG$2];1;MIN([.$B$1]+1;[.BF62]+[.BG62])))" office:value-type="float" office:value="34220" calcext:value-type="float">
            <text:p>34220</text:p>
          </table:table-cell>
          <table:table-cell table:formula="of:=IF([.$A63]&lt;[.BH$2];&quot;&quot;;IF([.$A63]=[.BH$2];1;MIN([.$B$1]+1;[.BG62]+[.BH62])))" office:value-type="float" office:value="1770" calcext:value-type="float">
            <text:p>1770</text:p>
          </table:table-cell>
          <table:table-cell table:formula="of:=IF([.$A63]&lt;[.BI$2];&quot;&quot;;IF([.$A63]=[.BI$2];1;MIN([.$B$1]+1;[.BH62]+[.BI62])))" office:value-type="float" office:value="60" calcext:value-type="float">
            <text:p>60</text:p>
          </table:table-cell>
          <table:table-cell table:formula="of:=IF([.$A63]&lt;[.BJ$2];&quot;&quot;;IF([.$A63]=[.BJ$2];1;MIN([.$B$1]+1;[.BI62]+[.BJ62])))" office:value-type="float" office:value="1" calcext:value-type="float">
            <text:p>1</text:p>
          </table:table-cell>
          <table:table-cell table:formula="of:=IF([.$A63]&lt;[.BK$2];&quot;&quot;;IF([.$A63]=[.BK$2];1;MIN([.$B$1]+1;[.BJ62]+[.BK62])))">
            <text:p/>
          </table:table-cell>
          <table:table-cell table:formula="of:=IF([.$A63]&lt;[.BL$2];&quot;&quot;;IF([.$A63]=[.BL$2];1;MIN([.$B$1]+1;[.BK62]+[.BL62])))">
            <text:p/>
          </table:table-cell>
          <table:table-cell table:formula="of:=IF([.$A63]&lt;[.BM$2];&quot;&quot;;IF([.$A63]=[.BM$2];1;MIN([.$B$1]+1;[.BL62]+[.BM62])))">
            <text:p/>
          </table:table-cell>
          <table:table-cell table:formula="of:=IF([.$A63]&lt;[.BN$2];&quot;&quot;;IF([.$A63]=[.BN$2];1;MIN([.$B$1]+1;[.BM62]+[.BN62])))">
            <text:p/>
          </table:table-cell>
          <table:table-cell table:formula="of:=IF([.$A63]&lt;[.BO$2];&quot;&quot;;IF([.$A63]=[.BO$2];1;MIN([.$B$1]+1;[.BN62]+[.BO62])))">
            <text:p/>
          </table:table-cell>
          <table:table-cell table:formula="of:=IF([.$A63]&lt;[.BP$2];&quot;&quot;;IF([.$A63]=[.BP$2];1;MIN([.$B$1]+1;[.BO62]+[.BP62])))">
            <text:p/>
          </table:table-cell>
          <table:table-cell table:formula="of:=IF([.$A63]&lt;[.BQ$2];&quot;&quot;;IF([.$A63]=[.BQ$2];1;MIN([.$B$1]+1;[.BP62]+[.BQ62])))">
            <text:p/>
          </table:table-cell>
          <table:table-cell table:formula="of:=IF([.$A63]&lt;[.BR$2];&quot;&quot;;IF([.$A63]=[.BR$2];1;MIN([.$B$1]+1;[.BQ62]+[.BR62])))">
            <text:p/>
          </table:table-cell>
          <table:table-cell table:formula="of:=IF([.$A63]&lt;[.BS$2];&quot;&quot;;IF([.$A63]=[.BS$2];1;MIN([.$B$1]+1;[.BR62]+[.BS62])))">
            <text:p/>
          </table:table-cell>
          <table:table-cell table:formula="of:=IF([.$A63]&lt;[.BT$2];&quot;&quot;;IF([.$A63]=[.BT$2];1;MIN([.$B$1]+1;[.BS62]+[.BT62])))">
            <text:p/>
          </table:table-cell>
          <table:table-cell table:formula="of:=IF([.$A63]&lt;[.BU$2];&quot;&quot;;IF([.$A63]=[.BU$2];1;MIN([.$B$1]+1;[.BT62]+[.BU62])))">
            <text:p/>
          </table:table-cell>
          <table:table-cell table:formula="of:=IF([.$A63]&lt;[.BV$2];&quot;&quot;;IF([.$A63]=[.BV$2];1;MIN([.$B$1]+1;[.BU62]+[.BV62])))">
            <text:p/>
          </table:table-cell>
          <table:table-cell table:formula="of:=IF([.$A63]&lt;[.BW$2];&quot;&quot;;IF([.$A63]=[.BW$2];1;MIN([.$B$1]+1;[.BV62]+[.BW62])))">
            <text:p/>
          </table:table-cell>
          <table:table-cell table:formula="of:=IF([.$A63]&lt;[.BX$2];&quot;&quot;;IF([.$A63]=[.BX$2];1;MIN([.$B$1]+1;[.BW62]+[.BX62])))">
            <text:p/>
          </table:table-cell>
          <table:table-cell table:formula="of:=IF([.$A63]&lt;[.BY$2];&quot;&quot;;IF([.$A63]=[.BY$2];1;MIN([.$B$1]+1;[.BX62]+[.BY62])))">
            <text:p/>
          </table:table-cell>
          <table:table-cell table:formula="of:=IF([.$A63]&lt;[.BZ$2];&quot;&quot;;IF([.$A63]=[.BZ$2];1;MIN([.$B$1]+1;[.BY62]+[.BZ62])))">
            <text:p/>
          </table:table-cell>
          <table:table-cell table:formula="of:=IF([.$A63]&lt;[.CA$2];&quot;&quot;;IF([.$A63]=[.CA$2];1;MIN([.$B$1]+1;[.BZ62]+[.CA62])))">
            <text:p/>
          </table:table-cell>
          <table:table-cell table:formula="of:=IF([.$A63]&lt;[.CB$2];&quot;&quot;;IF([.$A63]=[.CB$2];1;MIN([.$B$1]+1;[.CA62]+[.CB62])))">
            <text:p/>
          </table:table-cell>
          <table:table-cell table:formula="of:=IF([.$A63]&lt;[.CC$2];&quot;&quot;;IF([.$A63]=[.CC$2];1;MIN([.$B$1]+1;[.CB62]+[.CC62])))">
            <text:p/>
          </table:table-cell>
          <table:table-cell table:formula="of:=IF([.$A63]&lt;[.CD$2];&quot;&quot;;IF([.$A63]=[.CD$2];1;MIN([.$B$1]+1;[.CC62]+[.CD62])))">
            <text:p/>
          </table:table-cell>
          <table:table-cell table:formula="of:=IF([.$A63]&lt;[.CE$2];&quot;&quot;;IF([.$A63]=[.CE$2];1;MIN([.$B$1]+1;[.CD62]+[.CE62])))">
            <text:p/>
          </table:table-cell>
          <table:table-cell table:formula="of:=IF([.$A63]&lt;[.CF$2];&quot;&quot;;IF([.$A63]=[.CF$2];1;MIN([.$B$1]+1;[.CE62]+[.CF62])))">
            <text:p/>
          </table:table-cell>
          <table:table-cell table:formula="of:=IF([.$A63]&lt;[.CG$2];&quot;&quot;;IF([.$A63]=[.CG$2];1;MIN([.$B$1]+1;[.CF62]+[.CG62])))">
            <text:p/>
          </table:table-cell>
          <table:table-cell table:formula="of:=IF([.$A63]&lt;[.CH$2];&quot;&quot;;IF([.$A63]=[.CH$2];1;MIN([.$B$1]+1;[.CG62]+[.CH62])))">
            <text:p/>
          </table:table-cell>
          <table:table-cell table:formula="of:=IF([.$A63]&lt;[.CI$2];&quot;&quot;;IF([.$A63]=[.CI$2];1;MIN([.$B$1]+1;[.CH62]+[.CI62])))">
            <text:p/>
          </table:table-cell>
          <table:table-cell table:formula="of:=IF([.$A63]&lt;[.CJ$2];&quot;&quot;;IF([.$A63]=[.CJ$2];1;MIN([.$B$1]+1;[.CI62]+[.CJ62])))">
            <text:p/>
          </table:table-cell>
          <table:table-cell table:formula="of:=IF([.$A63]&lt;[.CK$2];&quot;&quot;;IF([.$A63]=[.CK$2];1;MIN([.$B$1]+1;[.CJ62]+[.CK62])))">
            <text:p/>
          </table:table-cell>
          <table:table-cell table:formula="of:=IF([.$A63]&lt;[.CL$2];&quot;&quot;;IF([.$A63]=[.CL$2];1;MIN([.$B$1]+1;[.CK62]+[.CL62])))">
            <text:p/>
          </table:table-cell>
          <table:table-cell table:formula="of:=IF([.$A63]&lt;[.CM$2];&quot;&quot;;IF([.$A63]=[.CM$2];1;MIN([.$B$1]+1;[.CL62]+[.CM62])))">
            <text:p/>
          </table:table-cell>
          <table:table-cell table:formula="of:=IF([.$A63]&lt;[.CN$2];&quot;&quot;;IF([.$A63]=[.CN$2];1;MIN([.$B$1]+1;[.CM62]+[.CN62])))">
            <text:p/>
          </table:table-cell>
          <table:table-cell table:formula="of:=IF([.$A63]&lt;[.CO$2];&quot;&quot;;IF([.$A63]=[.CO$2];1;MIN([.$B$1]+1;[.CN62]+[.CO62])))">
            <text:p/>
          </table:table-cell>
          <table:table-cell table:formula="of:=IF([.$A63]&lt;[.CP$2];&quot;&quot;;IF([.$A63]=[.CP$2];1;MIN([.$B$1]+1;[.CO62]+[.CP62])))">
            <text:p/>
          </table:table-cell>
          <table:table-cell table:formula="of:=IF([.$A63]&lt;[.CQ$2];&quot;&quot;;IF([.$A63]=[.CQ$2];1;MIN([.$B$1]+1;[.CP62]+[.CQ62])))">
            <text:p/>
          </table:table-cell>
          <table:table-cell table:formula="of:=IF([.$A63]&lt;[.CR$2];&quot;&quot;;IF([.$A63]=[.CR$2];1;MIN([.$B$1]+1;[.CQ62]+[.CR62])))">
            <text:p/>
          </table:table-cell>
          <table:table-cell table:formula="of:=IF([.$A63]&lt;[.CS$2];&quot;&quot;;IF([.$A63]=[.CS$2];1;MIN([.$B$1]+1;[.CR62]+[.CS62])))">
            <text:p/>
          </table:table-cell>
          <table:table-cell table:formula="of:=IF([.$A63]&lt;[.CT$2];&quot;&quot;;IF([.$A63]=[.CT$2];1;MIN([.$B$1]+1;[.CS62]+[.CT62])))">
            <text:p/>
          </table:table-cell>
          <table:table-cell table:formula="of:=IF([.$A63]&lt;[.CU$2];&quot;&quot;;IF([.$A63]=[.CU$2];1;MIN([.$B$1]+1;[.CT62]+[.CU62])))">
            <text:p/>
          </table:table-cell>
          <table:table-cell table:formula="of:=IF([.$A63]&lt;[.CV$2];&quot;&quot;;IF([.$A63]=[.CV$2];1;MIN([.$B$1]+1;[.CU62]+[.CV62])))">
            <text:p/>
          </table:table-cell>
          <table:table-cell table:formula="of:=IF([.$A63]&lt;[.CW$2];&quot;&quot;;IF([.$A63]=[.CW$2];1;MIN([.$B$1]+1;[.CV62]+[.CW62])))">
            <text:p/>
          </table:table-cell>
          <table:table-cell table:formula="of:=IF([.$A63]&lt;[.CX$2];&quot;&quot;;IF([.$A63]=[.CX$2];1;MIN([.$B$1]+1;[.CW62]+[.CX62])))">
            <text:p/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[.$A64]&lt;[.C$2];&quot;&quot;;IF([.$A64]=[.C$2];1;MIN([.$B$1]+1;[.B63]+[.C63])))" office:value-type="float" office:value="61" calcext:value-type="float">
            <text:p>61</text:p>
          </table:table-cell>
          <table:table-cell table:formula="of:=IF([.$A64]&lt;[.D$2];&quot;&quot;;IF([.$A64]=[.D$2];1;MIN([.$B$1]+1;[.C63]+[.D63])))" office:value-type="float" office:value="1830" calcext:value-type="float">
            <text:p>1830</text:p>
          </table:table-cell>
          <table:table-cell table:formula="of:=IF([.$A64]&lt;[.E$2];&quot;&quot;;IF([.$A64]=[.E$2];1;MIN([.$B$1]+1;[.D63]+[.E63])))" office:value-type="float" office:value="35990" calcext:value-type="float">
            <text:p>35990</text:p>
          </table:table-cell>
          <table:table-cell table:formula="of:=IF([.$A64]&lt;[.F$2];&quot;&quot;;IF([.$A64]=[.F$2];1;MIN([.$B$1]+1;[.E63]+[.F63])))" office:value-type="float" office:value="521855" calcext:value-type="float">
            <text:p>521855</text:p>
          </table:table-cell>
          <table:table-cell table:formula="of:=IF([.$A64]&lt;[.G$2];&quot;&quot;;IF([.$A64]=[.G$2];1;MIN([.$B$1]+1;[.F63]+[.G63])))" office:value-type="float" office:value="1000001" calcext:value-type="float">
            <text:p>1000001</text:p>
          </table:table-cell>
          <table:table-cell table:formula="of:=IF([.$A64]&lt;[.H$2];&quot;&quot;;IF([.$A64]=[.H$2];1;MIN([.$B$1]+1;[.G63]+[.H63])))" office:value-type="float" office:value="1000001" calcext:value-type="float">
            <text:p>1000001</text:p>
          </table:table-cell>
          <table:table-cell table:formula="of:=IF([.$A64]&lt;[.I$2];&quot;&quot;;IF([.$A64]=[.I$2];1;MIN([.$B$1]+1;[.H63]+[.I63])))" office:value-type="float" office:value="1000001" calcext:value-type="float">
            <text:p>1000001</text:p>
          </table:table-cell>
          <table:table-cell table:formula="of:=IF([.$A64]&lt;[.J$2];&quot;&quot;;IF([.$A64]=[.J$2];1;MIN([.$B$1]+1;[.I63]+[.J63])))" office:value-type="float" office:value="1000001" calcext:value-type="float">
            <text:p>1000001</text:p>
          </table:table-cell>
          <table:table-cell table:formula="of:=IF([.$A64]&lt;[.K$2];&quot;&quot;;IF([.$A64]=[.K$2];1;MIN([.$B$1]+1;[.J63]+[.K63])))" office:value-type="float" office:value="1000001" calcext:value-type="float">
            <text:p>1000001</text:p>
          </table:table-cell>
          <table:table-cell table:formula="of:=IF([.$A64]&lt;[.L$2];&quot;&quot;;IF([.$A64]=[.L$2];1;MIN([.$B$1]+1;[.K63]+[.L63])))" office:value-type="float" office:value="1000001" calcext:value-type="float">
            <text:p>1000001</text:p>
          </table:table-cell>
          <table:table-cell table:formula="of:=IF([.$A64]&lt;[.M$2];&quot;&quot;;IF([.$A64]=[.M$2];1;MIN([.$B$1]+1;[.L63]+[.M63])))" office:value-type="float" office:value="1000001" calcext:value-type="float">
            <text:p>1000001</text:p>
          </table:table-cell>
          <table:table-cell table:formula="of:=IF([.$A64]&lt;[.N$2];&quot;&quot;;IF([.$A64]=[.N$2];1;MIN([.$B$1]+1;[.M63]+[.N63])))" office:value-type="float" office:value="1000001" calcext:value-type="float">
            <text:p>1000001</text:p>
          </table:table-cell>
          <table:table-cell table:formula="of:=IF([.$A64]&lt;[.O$2];&quot;&quot;;IF([.$A64]=[.O$2];1;MIN([.$B$1]+1;[.N63]+[.O63])))" office:value-type="float" office:value="1000001" calcext:value-type="float">
            <text:p>1000001</text:p>
          </table:table-cell>
          <table:table-cell table:formula="of:=IF([.$A64]&lt;[.P$2];&quot;&quot;;IF([.$A64]=[.P$2];1;MIN([.$B$1]+1;[.O63]+[.P63])))" office:value-type="float" office:value="1000001" calcext:value-type="float">
            <text:p>1000001</text:p>
          </table:table-cell>
          <table:table-cell table:formula="of:=IF([.$A64]&lt;[.Q$2];&quot;&quot;;IF([.$A64]=[.Q$2];1;MIN([.$B$1]+1;[.P63]+[.Q63])))" office:value-type="float" office:value="1000001" calcext:value-type="float">
            <text:p>1000001</text:p>
          </table:table-cell>
          <table:table-cell table:formula="of:=IF([.$A64]&lt;[.R$2];&quot;&quot;;IF([.$A64]=[.R$2];1;MIN([.$B$1]+1;[.Q63]+[.R63])))" office:value-type="float" office:value="1000001" calcext:value-type="float">
            <text:p>1000001</text:p>
          </table:table-cell>
          <table:table-cell table:formula="of:=IF([.$A64]&lt;[.S$2];&quot;&quot;;IF([.$A64]=[.S$2];1;MIN([.$B$1]+1;[.R63]+[.S63])))" office:value-type="float" office:value="1000001" calcext:value-type="float">
            <text:p>1000001</text:p>
          </table:table-cell>
          <table:table-cell table:formula="of:=IF([.$A64]&lt;[.T$2];&quot;&quot;;IF([.$A64]=[.T$2];1;MIN([.$B$1]+1;[.S63]+[.T63])))" office:value-type="float" office:value="1000001" calcext:value-type="float">
            <text:p>1000001</text:p>
          </table:table-cell>
          <table:table-cell table:formula="of:=IF([.$A64]&lt;[.U$2];&quot;&quot;;IF([.$A64]=[.U$2];1;MIN([.$B$1]+1;[.T63]+[.U63])))" office:value-type="float" office:value="1000001" calcext:value-type="float">
            <text:p>1000001</text:p>
          </table:table-cell>
          <table:table-cell table:formula="of:=IF([.$A64]&lt;[.V$2];&quot;&quot;;IF([.$A64]=[.V$2];1;MIN([.$B$1]+1;[.U63]+[.V63])))" office:value-type="float" office:value="1000001" calcext:value-type="float">
            <text:p>1000001</text:p>
          </table:table-cell>
          <table:table-cell table:formula="of:=IF([.$A64]&lt;[.W$2];&quot;&quot;;IF([.$A64]=[.W$2];1;MIN([.$B$1]+1;[.V63]+[.W63])))" office:value-type="float" office:value="1000001" calcext:value-type="float">
            <text:p>1000001</text:p>
          </table:table-cell>
          <table:table-cell table:formula="of:=IF([.$A64]&lt;[.X$2];&quot;&quot;;IF([.$A64]=[.X$2];1;MIN([.$B$1]+1;[.W63]+[.X63])))" office:value-type="float" office:value="1000001" calcext:value-type="float">
            <text:p>1000001</text:p>
          </table:table-cell>
          <table:table-cell table:formula="of:=IF([.$A64]&lt;[.Y$2];&quot;&quot;;IF([.$A64]=[.Y$2];1;MIN([.$B$1]+1;[.X63]+[.Y63])))" office:value-type="float" office:value="1000001" calcext:value-type="float">
            <text:p>1000001</text:p>
          </table:table-cell>
          <table:table-cell table:formula="of:=IF([.$A64]&lt;[.Z$2];&quot;&quot;;IF([.$A64]=[.Z$2];1;MIN([.$B$1]+1;[.Y63]+[.Z63])))" office:value-type="float" office:value="1000001" calcext:value-type="float">
            <text:p>1000001</text:p>
          </table:table-cell>
          <table:table-cell table:formula="of:=IF([.$A64]&lt;[.AA$2];&quot;&quot;;IF([.$A64]=[.AA$2];1;MIN([.$B$1]+1;[.Z63]+[.AA63])))" office:value-type="float" office:value="1000001" calcext:value-type="float">
            <text:p>1000001</text:p>
          </table:table-cell>
          <table:table-cell table:formula="of:=IF([.$A64]&lt;[.AB$2];&quot;&quot;;IF([.$A64]=[.AB$2];1;MIN([.$B$1]+1;[.AA63]+[.AB63])))" office:value-type="float" office:value="1000001" calcext:value-type="float">
            <text:p>1000001</text:p>
          </table:table-cell>
          <table:table-cell table:formula="of:=IF([.$A64]&lt;[.AC$2];&quot;&quot;;IF([.$A64]=[.AC$2];1;MIN([.$B$1]+1;[.AB63]+[.AC63])))" office:value-type="float" office:value="1000001" calcext:value-type="float">
            <text:p>1000001</text:p>
          </table:table-cell>
          <table:table-cell table:formula="of:=IF([.$A64]&lt;[.AD$2];&quot;&quot;;IF([.$A64]=[.AD$2];1;MIN([.$B$1]+1;[.AC63]+[.AD63])))" office:value-type="float" office:value="1000001" calcext:value-type="float">
            <text:p>1000001</text:p>
          </table:table-cell>
          <table:table-cell table:formula="of:=IF([.$A64]&lt;[.AE$2];&quot;&quot;;IF([.$A64]=[.AE$2];1;MIN([.$B$1]+1;[.AD63]+[.AE63])))" office:value-type="float" office:value="1000001" calcext:value-type="float">
            <text:p>1000001</text:p>
          </table:table-cell>
          <table:table-cell table:formula="of:=IF([.$A64]&lt;[.AF$2];&quot;&quot;;IF([.$A64]=[.AF$2];1;MIN([.$B$1]+1;[.AE63]+[.AF63])))" office:value-type="float" office:value="1000001" calcext:value-type="float">
            <text:p>1000001</text:p>
          </table:table-cell>
          <table:table-cell table:formula="of:=IF([.$A64]&lt;[.AG$2];&quot;&quot;;IF([.$A64]=[.AG$2];1;MIN([.$B$1]+1;[.AF63]+[.AG63])))" office:value-type="float" office:value="1000001" calcext:value-type="float">
            <text:p>1000001</text:p>
          </table:table-cell>
          <table:table-cell table:formula="of:=IF([.$A64]&lt;[.AH$2];&quot;&quot;;IF([.$A64]=[.AH$2];1;MIN([.$B$1]+1;[.AG63]+[.AH63])))" office:value-type="float" office:value="1000001" calcext:value-type="float">
            <text:p>1000001</text:p>
          </table:table-cell>
          <table:table-cell table:formula="of:=IF([.$A64]&lt;[.AI$2];&quot;&quot;;IF([.$A64]=[.AI$2];1;MIN([.$B$1]+1;[.AH63]+[.AI63])))" office:value-type="float" office:value="1000001" calcext:value-type="float">
            <text:p>1000001</text:p>
          </table:table-cell>
          <table:table-cell table:formula="of:=IF([.$A64]&lt;[.AJ$2];&quot;&quot;;IF([.$A64]=[.AJ$2];1;MIN([.$B$1]+1;[.AI63]+[.AJ63])))" office:value-type="float" office:value="1000001" calcext:value-type="float">
            <text:p>1000001</text:p>
          </table:table-cell>
          <table:table-cell table:formula="of:=IF([.$A64]&lt;[.AK$2];&quot;&quot;;IF([.$A64]=[.AK$2];1;MIN([.$B$1]+1;[.AJ63]+[.AK63])))" office:value-type="float" office:value="1000001" calcext:value-type="float">
            <text:p>1000001</text:p>
          </table:table-cell>
          <table:table-cell table:formula="of:=IF([.$A64]&lt;[.AL$2];&quot;&quot;;IF([.$A64]=[.AL$2];1;MIN([.$B$1]+1;[.AK63]+[.AL63])))" office:value-type="float" office:value="1000001" calcext:value-type="float">
            <text:p>1000001</text:p>
          </table:table-cell>
          <table:table-cell table:formula="of:=IF([.$A64]&lt;[.AM$2];&quot;&quot;;IF([.$A64]=[.AM$2];1;MIN([.$B$1]+1;[.AL63]+[.AM63])))" office:value-type="float" office:value="1000001" calcext:value-type="float">
            <text:p>1000001</text:p>
          </table:table-cell>
          <table:table-cell table:formula="of:=IF([.$A64]&lt;[.AN$2];&quot;&quot;;IF([.$A64]=[.AN$2];1;MIN([.$B$1]+1;[.AM63]+[.AN63])))" office:value-type="float" office:value="1000001" calcext:value-type="float">
            <text:p>1000001</text:p>
          </table:table-cell>
          <table:table-cell table:formula="of:=IF([.$A64]&lt;[.AO$2];&quot;&quot;;IF([.$A64]=[.AO$2];1;MIN([.$B$1]+1;[.AN63]+[.AO63])))" office:value-type="float" office:value="1000001" calcext:value-type="float">
            <text:p>1000001</text:p>
          </table:table-cell>
          <table:table-cell table:formula="of:=IF([.$A64]&lt;[.AP$2];&quot;&quot;;IF([.$A64]=[.AP$2];1;MIN([.$B$1]+1;[.AO63]+[.AP63])))" office:value-type="float" office:value="1000001" calcext:value-type="float">
            <text:p>1000001</text:p>
          </table:table-cell>
          <table:table-cell table:formula="of:=IF([.$A64]&lt;[.AQ$2];&quot;&quot;;IF([.$A64]=[.AQ$2];1;MIN([.$B$1]+1;[.AP63]+[.AQ63])))" office:value-type="float" office:value="1000001" calcext:value-type="float">
            <text:p>1000001</text:p>
          </table:table-cell>
          <table:table-cell table:formula="of:=IF([.$A64]&lt;[.AR$2];&quot;&quot;;IF([.$A64]=[.AR$2];1;MIN([.$B$1]+1;[.AQ63]+[.AR63])))" office:value-type="float" office:value="1000001" calcext:value-type="float">
            <text:p>1000001</text:p>
          </table:table-cell>
          <table:table-cell table:formula="of:=IF([.$A64]&lt;[.AS$2];&quot;&quot;;IF([.$A64]=[.AS$2];1;MIN([.$B$1]+1;[.AR63]+[.AS63])))" office:value-type="float" office:value="1000001" calcext:value-type="float">
            <text:p>1000001</text:p>
          </table:table-cell>
          <table:table-cell table:formula="of:=IF([.$A64]&lt;[.AT$2];&quot;&quot;;IF([.$A64]=[.AT$2];1;MIN([.$B$1]+1;[.AS63]+[.AT63])))" office:value-type="float" office:value="1000001" calcext:value-type="float">
            <text:p>1000001</text:p>
          </table:table-cell>
          <table:table-cell table:formula="of:=IF([.$A64]&lt;[.AU$2];&quot;&quot;;IF([.$A64]=[.AU$2];1;MIN([.$B$1]+1;[.AT63]+[.AU63])))" office:value-type="float" office:value="1000001" calcext:value-type="float">
            <text:p>1000001</text:p>
          </table:table-cell>
          <table:table-cell table:formula="of:=IF([.$A64]&lt;[.AV$2];&quot;&quot;;IF([.$A64]=[.AV$2];1;MIN([.$B$1]+1;[.AU63]+[.AV63])))" office:value-type="float" office:value="1000001" calcext:value-type="float">
            <text:p>1000001</text:p>
          </table:table-cell>
          <table:table-cell table:formula="of:=IF([.$A64]&lt;[.AW$2];&quot;&quot;;IF([.$A64]=[.AW$2];1;MIN([.$B$1]+1;[.AV63]+[.AW63])))" office:value-type="float" office:value="1000001" calcext:value-type="float">
            <text:p>1000001</text:p>
          </table:table-cell>
          <table:table-cell table:formula="of:=IF([.$A64]&lt;[.AX$2];&quot;&quot;;IF([.$A64]=[.AX$2];1;MIN([.$B$1]+1;[.AW63]+[.AX63])))" office:value-type="float" office:value="1000001" calcext:value-type="float">
            <text:p>1000001</text:p>
          </table:table-cell>
          <table:table-cell table:formula="of:=IF([.$A64]&lt;[.AY$2];&quot;&quot;;IF([.$A64]=[.AY$2];1;MIN([.$B$1]+1;[.AX63]+[.AY63])))" office:value-type="float" office:value="1000001" calcext:value-type="float">
            <text:p>1000001</text:p>
          </table:table-cell>
          <table:table-cell table:formula="of:=IF([.$A64]&lt;[.AZ$2];&quot;&quot;;IF([.$A64]=[.AZ$2];1;MIN([.$B$1]+1;[.AY63]+[.AZ63])))" office:value-type="float" office:value="1000001" calcext:value-type="float">
            <text:p>1000001</text:p>
          </table:table-cell>
          <table:table-cell table:formula="of:=IF([.$A64]&lt;[.BA$2];&quot;&quot;;IF([.$A64]=[.BA$2];1;MIN([.$B$1]+1;[.AZ63]+[.BA63])))" office:value-type="float" office:value="1000001" calcext:value-type="float">
            <text:p>1000001</text:p>
          </table:table-cell>
          <table:table-cell table:formula="of:=IF([.$A64]&lt;[.BB$2];&quot;&quot;;IF([.$A64]=[.BB$2];1;MIN([.$B$1]+1;[.BA63]+[.BB63])))" office:value-type="float" office:value="1000001" calcext:value-type="float">
            <text:p>1000001</text:p>
          </table:table-cell>
          <table:table-cell table:formula="of:=IF([.$A64]&lt;[.BC$2];&quot;&quot;;IF([.$A64]=[.BC$2];1;MIN([.$B$1]+1;[.BB63]+[.BC63])))" office:value-type="float" office:value="1000001" calcext:value-type="float">
            <text:p>1000001</text:p>
          </table:table-cell>
          <table:table-cell table:formula="of:=IF([.$A64]&lt;[.BD$2];&quot;&quot;;IF([.$A64]=[.BD$2];1;MIN([.$B$1]+1;[.BC63]+[.BD63])))" office:value-type="float" office:value="1000001" calcext:value-type="float">
            <text:p>1000001</text:p>
          </table:table-cell>
          <table:table-cell table:formula="of:=IF([.$A64]&lt;[.BE$2];&quot;&quot;;IF([.$A64]=[.BE$2];1;MIN([.$B$1]+1;[.BD63]+[.BE63])))" office:value-type="float" office:value="1000001" calcext:value-type="float">
            <text:p>1000001</text:p>
          </table:table-cell>
          <table:table-cell table:formula="of:=IF([.$A64]&lt;[.BF$2];&quot;&quot;;IF([.$A64]=[.BF$2];1;MIN([.$B$1]+1;[.BE63]+[.BF63])))" office:value-type="float" office:value="1000001" calcext:value-type="float">
            <text:p>1000001</text:p>
          </table:table-cell>
          <table:table-cell table:formula="of:=IF([.$A64]&lt;[.BG$2];&quot;&quot;;IF([.$A64]=[.BG$2];1;MIN([.$B$1]+1;[.BF63]+[.BG63])))" office:value-type="float" office:value="521855" calcext:value-type="float">
            <text:p>521855</text:p>
          </table:table-cell>
          <table:table-cell table:formula="of:=IF([.$A64]&lt;[.BH$2];&quot;&quot;;IF([.$A64]=[.BH$2];1;MIN([.$B$1]+1;[.BG63]+[.BH63])))" office:value-type="float" office:value="35990" calcext:value-type="float">
            <text:p>35990</text:p>
          </table:table-cell>
          <table:table-cell table:formula="of:=IF([.$A64]&lt;[.BI$2];&quot;&quot;;IF([.$A64]=[.BI$2];1;MIN([.$B$1]+1;[.BH63]+[.BI63])))" office:value-type="float" office:value="1830" calcext:value-type="float">
            <text:p>1830</text:p>
          </table:table-cell>
          <table:table-cell table:formula="of:=IF([.$A64]&lt;[.BJ$2];&quot;&quot;;IF([.$A64]=[.BJ$2];1;MIN([.$B$1]+1;[.BI63]+[.BJ63])))" office:value-type="float" office:value="61" calcext:value-type="float">
            <text:p>61</text:p>
          </table:table-cell>
          <table:table-cell table:formula="of:=IF([.$A64]&lt;[.BK$2];&quot;&quot;;IF([.$A64]=[.BK$2];1;MIN([.$B$1]+1;[.BJ63]+[.BK63])))" office:value-type="float" office:value="1" calcext:value-type="float">
            <text:p>1</text:p>
          </table:table-cell>
          <table:table-cell table:formula="of:=IF([.$A64]&lt;[.BL$2];&quot;&quot;;IF([.$A64]=[.BL$2];1;MIN([.$B$1]+1;[.BK63]+[.BL63])))">
            <text:p/>
          </table:table-cell>
          <table:table-cell table:formula="of:=IF([.$A64]&lt;[.BM$2];&quot;&quot;;IF([.$A64]=[.BM$2];1;MIN([.$B$1]+1;[.BL63]+[.BM63])))">
            <text:p/>
          </table:table-cell>
          <table:table-cell table:formula="of:=IF([.$A64]&lt;[.BN$2];&quot;&quot;;IF([.$A64]=[.BN$2];1;MIN([.$B$1]+1;[.BM63]+[.BN63])))">
            <text:p/>
          </table:table-cell>
          <table:table-cell table:formula="of:=IF([.$A64]&lt;[.BO$2];&quot;&quot;;IF([.$A64]=[.BO$2];1;MIN([.$B$1]+1;[.BN63]+[.BO63])))">
            <text:p/>
          </table:table-cell>
          <table:table-cell table:formula="of:=IF([.$A64]&lt;[.BP$2];&quot;&quot;;IF([.$A64]=[.BP$2];1;MIN([.$B$1]+1;[.BO63]+[.BP63])))">
            <text:p/>
          </table:table-cell>
          <table:table-cell table:formula="of:=IF([.$A64]&lt;[.BQ$2];&quot;&quot;;IF([.$A64]=[.BQ$2];1;MIN([.$B$1]+1;[.BP63]+[.BQ63])))">
            <text:p/>
          </table:table-cell>
          <table:table-cell table:formula="of:=IF([.$A64]&lt;[.BR$2];&quot;&quot;;IF([.$A64]=[.BR$2];1;MIN([.$B$1]+1;[.BQ63]+[.BR63])))">
            <text:p/>
          </table:table-cell>
          <table:table-cell table:formula="of:=IF([.$A64]&lt;[.BS$2];&quot;&quot;;IF([.$A64]=[.BS$2];1;MIN([.$B$1]+1;[.BR63]+[.BS63])))">
            <text:p/>
          </table:table-cell>
          <table:table-cell table:formula="of:=IF([.$A64]&lt;[.BT$2];&quot;&quot;;IF([.$A64]=[.BT$2];1;MIN([.$B$1]+1;[.BS63]+[.BT63])))">
            <text:p/>
          </table:table-cell>
          <table:table-cell table:formula="of:=IF([.$A64]&lt;[.BU$2];&quot;&quot;;IF([.$A64]=[.BU$2];1;MIN([.$B$1]+1;[.BT63]+[.BU63])))">
            <text:p/>
          </table:table-cell>
          <table:table-cell table:formula="of:=IF([.$A64]&lt;[.BV$2];&quot;&quot;;IF([.$A64]=[.BV$2];1;MIN([.$B$1]+1;[.BU63]+[.BV63])))">
            <text:p/>
          </table:table-cell>
          <table:table-cell table:formula="of:=IF([.$A64]&lt;[.BW$2];&quot;&quot;;IF([.$A64]=[.BW$2];1;MIN([.$B$1]+1;[.BV63]+[.BW63])))">
            <text:p/>
          </table:table-cell>
          <table:table-cell table:formula="of:=IF([.$A64]&lt;[.BX$2];&quot;&quot;;IF([.$A64]=[.BX$2];1;MIN([.$B$1]+1;[.BW63]+[.BX63])))">
            <text:p/>
          </table:table-cell>
          <table:table-cell table:formula="of:=IF([.$A64]&lt;[.BY$2];&quot;&quot;;IF([.$A64]=[.BY$2];1;MIN([.$B$1]+1;[.BX63]+[.BY63])))">
            <text:p/>
          </table:table-cell>
          <table:table-cell table:formula="of:=IF([.$A64]&lt;[.BZ$2];&quot;&quot;;IF([.$A64]=[.BZ$2];1;MIN([.$B$1]+1;[.BY63]+[.BZ63])))">
            <text:p/>
          </table:table-cell>
          <table:table-cell table:formula="of:=IF([.$A64]&lt;[.CA$2];&quot;&quot;;IF([.$A64]=[.CA$2];1;MIN([.$B$1]+1;[.BZ63]+[.CA63])))">
            <text:p/>
          </table:table-cell>
          <table:table-cell table:formula="of:=IF([.$A64]&lt;[.CB$2];&quot;&quot;;IF([.$A64]=[.CB$2];1;MIN([.$B$1]+1;[.CA63]+[.CB63])))">
            <text:p/>
          </table:table-cell>
          <table:table-cell table:formula="of:=IF([.$A64]&lt;[.CC$2];&quot;&quot;;IF([.$A64]=[.CC$2];1;MIN([.$B$1]+1;[.CB63]+[.CC63])))">
            <text:p/>
          </table:table-cell>
          <table:table-cell table:formula="of:=IF([.$A64]&lt;[.CD$2];&quot;&quot;;IF([.$A64]=[.CD$2];1;MIN([.$B$1]+1;[.CC63]+[.CD63])))">
            <text:p/>
          </table:table-cell>
          <table:table-cell table:formula="of:=IF([.$A64]&lt;[.CE$2];&quot;&quot;;IF([.$A64]=[.CE$2];1;MIN([.$B$1]+1;[.CD63]+[.CE63])))">
            <text:p/>
          </table:table-cell>
          <table:table-cell table:formula="of:=IF([.$A64]&lt;[.CF$2];&quot;&quot;;IF([.$A64]=[.CF$2];1;MIN([.$B$1]+1;[.CE63]+[.CF63])))">
            <text:p/>
          </table:table-cell>
          <table:table-cell table:formula="of:=IF([.$A64]&lt;[.CG$2];&quot;&quot;;IF([.$A64]=[.CG$2];1;MIN([.$B$1]+1;[.CF63]+[.CG63])))">
            <text:p/>
          </table:table-cell>
          <table:table-cell table:formula="of:=IF([.$A64]&lt;[.CH$2];&quot;&quot;;IF([.$A64]=[.CH$2];1;MIN([.$B$1]+1;[.CG63]+[.CH63])))">
            <text:p/>
          </table:table-cell>
          <table:table-cell table:formula="of:=IF([.$A64]&lt;[.CI$2];&quot;&quot;;IF([.$A64]=[.CI$2];1;MIN([.$B$1]+1;[.CH63]+[.CI63])))">
            <text:p/>
          </table:table-cell>
          <table:table-cell table:formula="of:=IF([.$A64]&lt;[.CJ$2];&quot;&quot;;IF([.$A64]=[.CJ$2];1;MIN([.$B$1]+1;[.CI63]+[.CJ63])))">
            <text:p/>
          </table:table-cell>
          <table:table-cell table:formula="of:=IF([.$A64]&lt;[.CK$2];&quot;&quot;;IF([.$A64]=[.CK$2];1;MIN([.$B$1]+1;[.CJ63]+[.CK63])))">
            <text:p/>
          </table:table-cell>
          <table:table-cell table:formula="of:=IF([.$A64]&lt;[.CL$2];&quot;&quot;;IF([.$A64]=[.CL$2];1;MIN([.$B$1]+1;[.CK63]+[.CL63])))">
            <text:p/>
          </table:table-cell>
          <table:table-cell table:formula="of:=IF([.$A64]&lt;[.CM$2];&quot;&quot;;IF([.$A64]=[.CM$2];1;MIN([.$B$1]+1;[.CL63]+[.CM63])))">
            <text:p/>
          </table:table-cell>
          <table:table-cell table:formula="of:=IF([.$A64]&lt;[.CN$2];&quot;&quot;;IF([.$A64]=[.CN$2];1;MIN([.$B$1]+1;[.CM63]+[.CN63])))">
            <text:p/>
          </table:table-cell>
          <table:table-cell table:formula="of:=IF([.$A64]&lt;[.CO$2];&quot;&quot;;IF([.$A64]=[.CO$2];1;MIN([.$B$1]+1;[.CN63]+[.CO63])))">
            <text:p/>
          </table:table-cell>
          <table:table-cell table:formula="of:=IF([.$A64]&lt;[.CP$2];&quot;&quot;;IF([.$A64]=[.CP$2];1;MIN([.$B$1]+1;[.CO63]+[.CP63])))">
            <text:p/>
          </table:table-cell>
          <table:table-cell table:formula="of:=IF([.$A64]&lt;[.CQ$2];&quot;&quot;;IF([.$A64]=[.CQ$2];1;MIN([.$B$1]+1;[.CP63]+[.CQ63])))">
            <text:p/>
          </table:table-cell>
          <table:table-cell table:formula="of:=IF([.$A64]&lt;[.CR$2];&quot;&quot;;IF([.$A64]=[.CR$2];1;MIN([.$B$1]+1;[.CQ63]+[.CR63])))">
            <text:p/>
          </table:table-cell>
          <table:table-cell table:formula="of:=IF([.$A64]&lt;[.CS$2];&quot;&quot;;IF([.$A64]=[.CS$2];1;MIN([.$B$1]+1;[.CR63]+[.CS63])))">
            <text:p/>
          </table:table-cell>
          <table:table-cell table:formula="of:=IF([.$A64]&lt;[.CT$2];&quot;&quot;;IF([.$A64]=[.CT$2];1;MIN([.$B$1]+1;[.CS63]+[.CT63])))">
            <text:p/>
          </table:table-cell>
          <table:table-cell table:formula="of:=IF([.$A64]&lt;[.CU$2];&quot;&quot;;IF([.$A64]=[.CU$2];1;MIN([.$B$1]+1;[.CT63]+[.CU63])))">
            <text:p/>
          </table:table-cell>
          <table:table-cell table:formula="of:=IF([.$A64]&lt;[.CV$2];&quot;&quot;;IF([.$A64]=[.CV$2];1;MIN([.$B$1]+1;[.CU63]+[.CV63])))">
            <text:p/>
          </table:table-cell>
          <table:table-cell table:formula="of:=IF([.$A64]&lt;[.CW$2];&quot;&quot;;IF([.$A64]=[.CW$2];1;MIN([.$B$1]+1;[.CV63]+[.CW63])))">
            <text:p/>
          </table:table-cell>
          <table:table-cell table:formula="of:=IF([.$A64]&lt;[.CX$2];&quot;&quot;;IF([.$A64]=[.CX$2];1;MIN([.$B$1]+1;[.CW63]+[.CX63]))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([.$A65]&lt;[.C$2];&quot;&quot;;IF([.$A65]=[.C$2];1;MIN([.$B$1]+1;[.B64]+[.C64])))" office:value-type="float" office:value="62" calcext:value-type="float">
            <text:p>62</text:p>
          </table:table-cell>
          <table:table-cell table:formula="of:=IF([.$A65]&lt;[.D$2];&quot;&quot;;IF([.$A65]=[.D$2];1;MIN([.$B$1]+1;[.C64]+[.D64])))" office:value-type="float" office:value="1891" calcext:value-type="float">
            <text:p>1891</text:p>
          </table:table-cell>
          <table:table-cell table:formula="of:=IF([.$A65]&lt;[.E$2];&quot;&quot;;IF([.$A65]=[.E$2];1;MIN([.$B$1]+1;[.D64]+[.E64])))" office:value-type="float" office:value="37820" calcext:value-type="float">
            <text:p>37820</text:p>
          </table:table-cell>
          <table:table-cell table:formula="of:=IF([.$A65]&lt;[.F$2];&quot;&quot;;IF([.$A65]=[.F$2];1;MIN([.$B$1]+1;[.E64]+[.F64])))" office:value-type="float" office:value="557845" calcext:value-type="float">
            <text:p>557845</text:p>
          </table:table-cell>
          <table:table-cell table:formula="of:=IF([.$A65]&lt;[.G$2];&quot;&quot;;IF([.$A65]=[.G$2];1;MIN([.$B$1]+1;[.F64]+[.G64])))" office:value-type="float" office:value="1000001" calcext:value-type="float">
            <text:p>1000001</text:p>
          </table:table-cell>
          <table:table-cell table:formula="of:=IF([.$A65]&lt;[.H$2];&quot;&quot;;IF([.$A65]=[.H$2];1;MIN([.$B$1]+1;[.G64]+[.H64])))" office:value-type="float" office:value="1000001" calcext:value-type="float">
            <text:p>1000001</text:p>
          </table:table-cell>
          <table:table-cell table:formula="of:=IF([.$A65]&lt;[.I$2];&quot;&quot;;IF([.$A65]=[.I$2];1;MIN([.$B$1]+1;[.H64]+[.I64])))" office:value-type="float" office:value="1000001" calcext:value-type="float">
            <text:p>1000001</text:p>
          </table:table-cell>
          <table:table-cell table:formula="of:=IF([.$A65]&lt;[.J$2];&quot;&quot;;IF([.$A65]=[.J$2];1;MIN([.$B$1]+1;[.I64]+[.J64])))" office:value-type="float" office:value="1000001" calcext:value-type="float">
            <text:p>1000001</text:p>
          </table:table-cell>
          <table:table-cell table:formula="of:=IF([.$A65]&lt;[.K$2];&quot;&quot;;IF([.$A65]=[.K$2];1;MIN([.$B$1]+1;[.J64]+[.K64])))" office:value-type="float" office:value="1000001" calcext:value-type="float">
            <text:p>1000001</text:p>
          </table:table-cell>
          <table:table-cell table:formula="of:=IF([.$A65]&lt;[.L$2];&quot;&quot;;IF([.$A65]=[.L$2];1;MIN([.$B$1]+1;[.K64]+[.L64])))" office:value-type="float" office:value="1000001" calcext:value-type="float">
            <text:p>1000001</text:p>
          </table:table-cell>
          <table:table-cell table:formula="of:=IF([.$A65]&lt;[.M$2];&quot;&quot;;IF([.$A65]=[.M$2];1;MIN([.$B$1]+1;[.L64]+[.M64])))" office:value-type="float" office:value="1000001" calcext:value-type="float">
            <text:p>1000001</text:p>
          </table:table-cell>
          <table:table-cell table:formula="of:=IF([.$A65]&lt;[.N$2];&quot;&quot;;IF([.$A65]=[.N$2];1;MIN([.$B$1]+1;[.M64]+[.N64])))" office:value-type="float" office:value="1000001" calcext:value-type="float">
            <text:p>1000001</text:p>
          </table:table-cell>
          <table:table-cell table:formula="of:=IF([.$A65]&lt;[.O$2];&quot;&quot;;IF([.$A65]=[.O$2];1;MIN([.$B$1]+1;[.N64]+[.O64])))" office:value-type="float" office:value="1000001" calcext:value-type="float">
            <text:p>1000001</text:p>
          </table:table-cell>
          <table:table-cell table:formula="of:=IF([.$A65]&lt;[.P$2];&quot;&quot;;IF([.$A65]=[.P$2];1;MIN([.$B$1]+1;[.O64]+[.P64])))" office:value-type="float" office:value="1000001" calcext:value-type="float">
            <text:p>1000001</text:p>
          </table:table-cell>
          <table:table-cell table:formula="of:=IF([.$A65]&lt;[.Q$2];&quot;&quot;;IF([.$A65]=[.Q$2];1;MIN([.$B$1]+1;[.P64]+[.Q64])))" office:value-type="float" office:value="1000001" calcext:value-type="float">
            <text:p>1000001</text:p>
          </table:table-cell>
          <table:table-cell table:formula="of:=IF([.$A65]&lt;[.R$2];&quot;&quot;;IF([.$A65]=[.R$2];1;MIN([.$B$1]+1;[.Q64]+[.R64])))" office:value-type="float" office:value="1000001" calcext:value-type="float">
            <text:p>1000001</text:p>
          </table:table-cell>
          <table:table-cell table:formula="of:=IF([.$A65]&lt;[.S$2];&quot;&quot;;IF([.$A65]=[.S$2];1;MIN([.$B$1]+1;[.R64]+[.S64])))" office:value-type="float" office:value="1000001" calcext:value-type="float">
            <text:p>1000001</text:p>
          </table:table-cell>
          <table:table-cell table:formula="of:=IF([.$A65]&lt;[.T$2];&quot;&quot;;IF([.$A65]=[.T$2];1;MIN([.$B$1]+1;[.S64]+[.T64])))" office:value-type="float" office:value="1000001" calcext:value-type="float">
            <text:p>1000001</text:p>
          </table:table-cell>
          <table:table-cell table:formula="of:=IF([.$A65]&lt;[.U$2];&quot;&quot;;IF([.$A65]=[.U$2];1;MIN([.$B$1]+1;[.T64]+[.U64])))" office:value-type="float" office:value="1000001" calcext:value-type="float">
            <text:p>1000001</text:p>
          </table:table-cell>
          <table:table-cell table:formula="of:=IF([.$A65]&lt;[.V$2];&quot;&quot;;IF([.$A65]=[.V$2];1;MIN([.$B$1]+1;[.U64]+[.V64])))" office:value-type="float" office:value="1000001" calcext:value-type="float">
            <text:p>1000001</text:p>
          </table:table-cell>
          <table:table-cell table:formula="of:=IF([.$A65]&lt;[.W$2];&quot;&quot;;IF([.$A65]=[.W$2];1;MIN([.$B$1]+1;[.V64]+[.W64])))" office:value-type="float" office:value="1000001" calcext:value-type="float">
            <text:p>1000001</text:p>
          </table:table-cell>
          <table:table-cell table:formula="of:=IF([.$A65]&lt;[.X$2];&quot;&quot;;IF([.$A65]=[.X$2];1;MIN([.$B$1]+1;[.W64]+[.X64])))" office:value-type="float" office:value="1000001" calcext:value-type="float">
            <text:p>1000001</text:p>
          </table:table-cell>
          <table:table-cell table:formula="of:=IF([.$A65]&lt;[.Y$2];&quot;&quot;;IF([.$A65]=[.Y$2];1;MIN([.$B$1]+1;[.X64]+[.Y64])))" office:value-type="float" office:value="1000001" calcext:value-type="float">
            <text:p>1000001</text:p>
          </table:table-cell>
          <table:table-cell table:formula="of:=IF([.$A65]&lt;[.Z$2];&quot;&quot;;IF([.$A65]=[.Z$2];1;MIN([.$B$1]+1;[.Y64]+[.Z64])))" office:value-type="float" office:value="1000001" calcext:value-type="float">
            <text:p>1000001</text:p>
          </table:table-cell>
          <table:table-cell table:formula="of:=IF([.$A65]&lt;[.AA$2];&quot;&quot;;IF([.$A65]=[.AA$2];1;MIN([.$B$1]+1;[.Z64]+[.AA64])))" office:value-type="float" office:value="1000001" calcext:value-type="float">
            <text:p>1000001</text:p>
          </table:table-cell>
          <table:table-cell table:formula="of:=IF([.$A65]&lt;[.AB$2];&quot;&quot;;IF([.$A65]=[.AB$2];1;MIN([.$B$1]+1;[.AA64]+[.AB64])))" office:value-type="float" office:value="1000001" calcext:value-type="float">
            <text:p>1000001</text:p>
          </table:table-cell>
          <table:table-cell table:formula="of:=IF([.$A65]&lt;[.AC$2];&quot;&quot;;IF([.$A65]=[.AC$2];1;MIN([.$B$1]+1;[.AB64]+[.AC64])))" office:value-type="float" office:value="1000001" calcext:value-type="float">
            <text:p>1000001</text:p>
          </table:table-cell>
          <table:table-cell table:formula="of:=IF([.$A65]&lt;[.AD$2];&quot;&quot;;IF([.$A65]=[.AD$2];1;MIN([.$B$1]+1;[.AC64]+[.AD64])))" office:value-type="float" office:value="1000001" calcext:value-type="float">
            <text:p>1000001</text:p>
          </table:table-cell>
          <table:table-cell table:formula="of:=IF([.$A65]&lt;[.AE$2];&quot;&quot;;IF([.$A65]=[.AE$2];1;MIN([.$B$1]+1;[.AD64]+[.AE64])))" office:value-type="float" office:value="1000001" calcext:value-type="float">
            <text:p>1000001</text:p>
          </table:table-cell>
          <table:table-cell table:formula="of:=IF([.$A65]&lt;[.AF$2];&quot;&quot;;IF([.$A65]=[.AF$2];1;MIN([.$B$1]+1;[.AE64]+[.AF64])))" office:value-type="float" office:value="1000001" calcext:value-type="float">
            <text:p>1000001</text:p>
          </table:table-cell>
          <table:table-cell table:formula="of:=IF([.$A65]&lt;[.AG$2];&quot;&quot;;IF([.$A65]=[.AG$2];1;MIN([.$B$1]+1;[.AF64]+[.AG64])))" office:value-type="float" office:value="1000001" calcext:value-type="float">
            <text:p>1000001</text:p>
          </table:table-cell>
          <table:table-cell table:formula="of:=IF([.$A65]&lt;[.AH$2];&quot;&quot;;IF([.$A65]=[.AH$2];1;MIN([.$B$1]+1;[.AG64]+[.AH64])))" office:value-type="float" office:value="1000001" calcext:value-type="float">
            <text:p>1000001</text:p>
          </table:table-cell>
          <table:table-cell table:formula="of:=IF([.$A65]&lt;[.AI$2];&quot;&quot;;IF([.$A65]=[.AI$2];1;MIN([.$B$1]+1;[.AH64]+[.AI64])))" office:value-type="float" office:value="1000001" calcext:value-type="float">
            <text:p>1000001</text:p>
          </table:table-cell>
          <table:table-cell table:formula="of:=IF([.$A65]&lt;[.AJ$2];&quot;&quot;;IF([.$A65]=[.AJ$2];1;MIN([.$B$1]+1;[.AI64]+[.AJ64])))" office:value-type="float" office:value="1000001" calcext:value-type="float">
            <text:p>1000001</text:p>
          </table:table-cell>
          <table:table-cell table:formula="of:=IF([.$A65]&lt;[.AK$2];&quot;&quot;;IF([.$A65]=[.AK$2];1;MIN([.$B$1]+1;[.AJ64]+[.AK64])))" office:value-type="float" office:value="1000001" calcext:value-type="float">
            <text:p>1000001</text:p>
          </table:table-cell>
          <table:table-cell table:formula="of:=IF([.$A65]&lt;[.AL$2];&quot;&quot;;IF([.$A65]=[.AL$2];1;MIN([.$B$1]+1;[.AK64]+[.AL64])))" office:value-type="float" office:value="1000001" calcext:value-type="float">
            <text:p>1000001</text:p>
          </table:table-cell>
          <table:table-cell table:formula="of:=IF([.$A65]&lt;[.AM$2];&quot;&quot;;IF([.$A65]=[.AM$2];1;MIN([.$B$1]+1;[.AL64]+[.AM64])))" office:value-type="float" office:value="1000001" calcext:value-type="float">
            <text:p>1000001</text:p>
          </table:table-cell>
          <table:table-cell table:formula="of:=IF([.$A65]&lt;[.AN$2];&quot;&quot;;IF([.$A65]=[.AN$2];1;MIN([.$B$1]+1;[.AM64]+[.AN64])))" office:value-type="float" office:value="1000001" calcext:value-type="float">
            <text:p>1000001</text:p>
          </table:table-cell>
          <table:table-cell table:formula="of:=IF([.$A65]&lt;[.AO$2];&quot;&quot;;IF([.$A65]=[.AO$2];1;MIN([.$B$1]+1;[.AN64]+[.AO64])))" office:value-type="float" office:value="1000001" calcext:value-type="float">
            <text:p>1000001</text:p>
          </table:table-cell>
          <table:table-cell table:formula="of:=IF([.$A65]&lt;[.AP$2];&quot;&quot;;IF([.$A65]=[.AP$2];1;MIN([.$B$1]+1;[.AO64]+[.AP64])))" office:value-type="float" office:value="1000001" calcext:value-type="float">
            <text:p>1000001</text:p>
          </table:table-cell>
          <table:table-cell table:formula="of:=IF([.$A65]&lt;[.AQ$2];&quot;&quot;;IF([.$A65]=[.AQ$2];1;MIN([.$B$1]+1;[.AP64]+[.AQ64])))" office:value-type="float" office:value="1000001" calcext:value-type="float">
            <text:p>1000001</text:p>
          </table:table-cell>
          <table:table-cell table:formula="of:=IF([.$A65]&lt;[.AR$2];&quot;&quot;;IF([.$A65]=[.AR$2];1;MIN([.$B$1]+1;[.AQ64]+[.AR64])))" office:value-type="float" office:value="1000001" calcext:value-type="float">
            <text:p>1000001</text:p>
          </table:table-cell>
          <table:table-cell table:formula="of:=IF([.$A65]&lt;[.AS$2];&quot;&quot;;IF([.$A65]=[.AS$2];1;MIN([.$B$1]+1;[.AR64]+[.AS64])))" office:value-type="float" office:value="1000001" calcext:value-type="float">
            <text:p>1000001</text:p>
          </table:table-cell>
          <table:table-cell table:formula="of:=IF([.$A65]&lt;[.AT$2];&quot;&quot;;IF([.$A65]=[.AT$2];1;MIN([.$B$1]+1;[.AS64]+[.AT64])))" office:value-type="float" office:value="1000001" calcext:value-type="float">
            <text:p>1000001</text:p>
          </table:table-cell>
          <table:table-cell table:formula="of:=IF([.$A65]&lt;[.AU$2];&quot;&quot;;IF([.$A65]=[.AU$2];1;MIN([.$B$1]+1;[.AT64]+[.AU64])))" office:value-type="float" office:value="1000001" calcext:value-type="float">
            <text:p>1000001</text:p>
          </table:table-cell>
          <table:table-cell table:formula="of:=IF([.$A65]&lt;[.AV$2];&quot;&quot;;IF([.$A65]=[.AV$2];1;MIN([.$B$1]+1;[.AU64]+[.AV64])))" office:value-type="float" office:value="1000001" calcext:value-type="float">
            <text:p>1000001</text:p>
          </table:table-cell>
          <table:table-cell table:formula="of:=IF([.$A65]&lt;[.AW$2];&quot;&quot;;IF([.$A65]=[.AW$2];1;MIN([.$B$1]+1;[.AV64]+[.AW64])))" office:value-type="float" office:value="1000001" calcext:value-type="float">
            <text:p>1000001</text:p>
          </table:table-cell>
          <table:table-cell table:formula="of:=IF([.$A65]&lt;[.AX$2];&quot;&quot;;IF([.$A65]=[.AX$2];1;MIN([.$B$1]+1;[.AW64]+[.AX64])))" office:value-type="float" office:value="1000001" calcext:value-type="float">
            <text:p>1000001</text:p>
          </table:table-cell>
          <table:table-cell table:formula="of:=IF([.$A65]&lt;[.AY$2];&quot;&quot;;IF([.$A65]=[.AY$2];1;MIN([.$B$1]+1;[.AX64]+[.AY64])))" office:value-type="float" office:value="1000001" calcext:value-type="float">
            <text:p>1000001</text:p>
          </table:table-cell>
          <table:table-cell table:formula="of:=IF([.$A65]&lt;[.AZ$2];&quot;&quot;;IF([.$A65]=[.AZ$2];1;MIN([.$B$1]+1;[.AY64]+[.AZ64])))" office:value-type="float" office:value="1000001" calcext:value-type="float">
            <text:p>1000001</text:p>
          </table:table-cell>
          <table:table-cell table:formula="of:=IF([.$A65]&lt;[.BA$2];&quot;&quot;;IF([.$A65]=[.BA$2];1;MIN([.$B$1]+1;[.AZ64]+[.BA64])))" office:value-type="float" office:value="1000001" calcext:value-type="float">
            <text:p>1000001</text:p>
          </table:table-cell>
          <table:table-cell table:formula="of:=IF([.$A65]&lt;[.BB$2];&quot;&quot;;IF([.$A65]=[.BB$2];1;MIN([.$B$1]+1;[.BA64]+[.BB64])))" office:value-type="float" office:value="1000001" calcext:value-type="float">
            <text:p>1000001</text:p>
          </table:table-cell>
          <table:table-cell table:formula="of:=IF([.$A65]&lt;[.BC$2];&quot;&quot;;IF([.$A65]=[.BC$2];1;MIN([.$B$1]+1;[.BB64]+[.BC64])))" office:value-type="float" office:value="1000001" calcext:value-type="float">
            <text:p>1000001</text:p>
          </table:table-cell>
          <table:table-cell table:formula="of:=IF([.$A65]&lt;[.BD$2];&quot;&quot;;IF([.$A65]=[.BD$2];1;MIN([.$B$1]+1;[.BC64]+[.BD64])))" office:value-type="float" office:value="1000001" calcext:value-type="float">
            <text:p>1000001</text:p>
          </table:table-cell>
          <table:table-cell table:formula="of:=IF([.$A65]&lt;[.BE$2];&quot;&quot;;IF([.$A65]=[.BE$2];1;MIN([.$B$1]+1;[.BD64]+[.BE64])))" office:value-type="float" office:value="1000001" calcext:value-type="float">
            <text:p>1000001</text:p>
          </table:table-cell>
          <table:table-cell table:formula="of:=IF([.$A65]&lt;[.BF$2];&quot;&quot;;IF([.$A65]=[.BF$2];1;MIN([.$B$1]+1;[.BE64]+[.BF64])))" office:value-type="float" office:value="1000001" calcext:value-type="float">
            <text:p>1000001</text:p>
          </table:table-cell>
          <table:table-cell table:formula="of:=IF([.$A65]&lt;[.BG$2];&quot;&quot;;IF([.$A65]=[.BG$2];1;MIN([.$B$1]+1;[.BF64]+[.BG64])))" office:value-type="float" office:value="1000001" calcext:value-type="float">
            <text:p>1000001</text:p>
          </table:table-cell>
          <table:table-cell table:formula="of:=IF([.$A65]&lt;[.BH$2];&quot;&quot;;IF([.$A65]=[.BH$2];1;MIN([.$B$1]+1;[.BG64]+[.BH64])))" office:value-type="float" office:value="557845" calcext:value-type="float">
            <text:p>557845</text:p>
          </table:table-cell>
          <table:table-cell table:formula="of:=IF([.$A65]&lt;[.BI$2];&quot;&quot;;IF([.$A65]=[.BI$2];1;MIN([.$B$1]+1;[.BH64]+[.BI64])))" office:value-type="float" office:value="37820" calcext:value-type="float">
            <text:p>37820</text:p>
          </table:table-cell>
          <table:table-cell table:formula="of:=IF([.$A65]&lt;[.BJ$2];&quot;&quot;;IF([.$A65]=[.BJ$2];1;MIN([.$B$1]+1;[.BI64]+[.BJ64])))" office:value-type="float" office:value="1891" calcext:value-type="float">
            <text:p>1891</text:p>
          </table:table-cell>
          <table:table-cell table:formula="of:=IF([.$A65]&lt;[.BK$2];&quot;&quot;;IF([.$A65]=[.BK$2];1;MIN([.$B$1]+1;[.BJ64]+[.BK64])))" office:value-type="float" office:value="62" calcext:value-type="float">
            <text:p>62</text:p>
          </table:table-cell>
          <table:table-cell table:formula="of:=IF([.$A65]&lt;[.BL$2];&quot;&quot;;IF([.$A65]=[.BL$2];1;MIN([.$B$1]+1;[.BK64]+[.BL64])))" office:value-type="float" office:value="1" calcext:value-type="float">
            <text:p>1</text:p>
          </table:table-cell>
          <table:table-cell table:formula="of:=IF([.$A65]&lt;[.BM$2];&quot;&quot;;IF([.$A65]=[.BM$2];1;MIN([.$B$1]+1;[.BL64]+[.BM64])))">
            <text:p/>
          </table:table-cell>
          <table:table-cell table:formula="of:=IF([.$A65]&lt;[.BN$2];&quot;&quot;;IF([.$A65]=[.BN$2];1;MIN([.$B$1]+1;[.BM64]+[.BN64])))">
            <text:p/>
          </table:table-cell>
          <table:table-cell table:formula="of:=IF([.$A65]&lt;[.BO$2];&quot;&quot;;IF([.$A65]=[.BO$2];1;MIN([.$B$1]+1;[.BN64]+[.BO64])))">
            <text:p/>
          </table:table-cell>
          <table:table-cell table:formula="of:=IF([.$A65]&lt;[.BP$2];&quot;&quot;;IF([.$A65]=[.BP$2];1;MIN([.$B$1]+1;[.BO64]+[.BP64])))">
            <text:p/>
          </table:table-cell>
          <table:table-cell table:formula="of:=IF([.$A65]&lt;[.BQ$2];&quot;&quot;;IF([.$A65]=[.BQ$2];1;MIN([.$B$1]+1;[.BP64]+[.BQ64])))">
            <text:p/>
          </table:table-cell>
          <table:table-cell table:formula="of:=IF([.$A65]&lt;[.BR$2];&quot;&quot;;IF([.$A65]=[.BR$2];1;MIN([.$B$1]+1;[.BQ64]+[.BR64])))">
            <text:p/>
          </table:table-cell>
          <table:table-cell table:formula="of:=IF([.$A65]&lt;[.BS$2];&quot;&quot;;IF([.$A65]=[.BS$2];1;MIN([.$B$1]+1;[.BR64]+[.BS64])))">
            <text:p/>
          </table:table-cell>
          <table:table-cell table:formula="of:=IF([.$A65]&lt;[.BT$2];&quot;&quot;;IF([.$A65]=[.BT$2];1;MIN([.$B$1]+1;[.BS64]+[.BT64])))">
            <text:p/>
          </table:table-cell>
          <table:table-cell table:formula="of:=IF([.$A65]&lt;[.BU$2];&quot;&quot;;IF([.$A65]=[.BU$2];1;MIN([.$B$1]+1;[.BT64]+[.BU64])))">
            <text:p/>
          </table:table-cell>
          <table:table-cell table:formula="of:=IF([.$A65]&lt;[.BV$2];&quot;&quot;;IF([.$A65]=[.BV$2];1;MIN([.$B$1]+1;[.BU64]+[.BV64])))">
            <text:p/>
          </table:table-cell>
          <table:table-cell table:formula="of:=IF([.$A65]&lt;[.BW$2];&quot;&quot;;IF([.$A65]=[.BW$2];1;MIN([.$B$1]+1;[.BV64]+[.BW64])))">
            <text:p/>
          </table:table-cell>
          <table:table-cell table:formula="of:=IF([.$A65]&lt;[.BX$2];&quot;&quot;;IF([.$A65]=[.BX$2];1;MIN([.$B$1]+1;[.BW64]+[.BX64])))">
            <text:p/>
          </table:table-cell>
          <table:table-cell table:formula="of:=IF([.$A65]&lt;[.BY$2];&quot;&quot;;IF([.$A65]=[.BY$2];1;MIN([.$B$1]+1;[.BX64]+[.BY64])))">
            <text:p/>
          </table:table-cell>
          <table:table-cell table:formula="of:=IF([.$A65]&lt;[.BZ$2];&quot;&quot;;IF([.$A65]=[.BZ$2];1;MIN([.$B$1]+1;[.BY64]+[.BZ64])))">
            <text:p/>
          </table:table-cell>
          <table:table-cell table:formula="of:=IF([.$A65]&lt;[.CA$2];&quot;&quot;;IF([.$A65]=[.CA$2];1;MIN([.$B$1]+1;[.BZ64]+[.CA64])))">
            <text:p/>
          </table:table-cell>
          <table:table-cell table:formula="of:=IF([.$A65]&lt;[.CB$2];&quot;&quot;;IF([.$A65]=[.CB$2];1;MIN([.$B$1]+1;[.CA64]+[.CB64])))">
            <text:p/>
          </table:table-cell>
          <table:table-cell table:formula="of:=IF([.$A65]&lt;[.CC$2];&quot;&quot;;IF([.$A65]=[.CC$2];1;MIN([.$B$1]+1;[.CB64]+[.CC64])))">
            <text:p/>
          </table:table-cell>
          <table:table-cell table:formula="of:=IF([.$A65]&lt;[.CD$2];&quot;&quot;;IF([.$A65]=[.CD$2];1;MIN([.$B$1]+1;[.CC64]+[.CD64])))">
            <text:p/>
          </table:table-cell>
          <table:table-cell table:formula="of:=IF([.$A65]&lt;[.CE$2];&quot;&quot;;IF([.$A65]=[.CE$2];1;MIN([.$B$1]+1;[.CD64]+[.CE64])))">
            <text:p/>
          </table:table-cell>
          <table:table-cell table:formula="of:=IF([.$A65]&lt;[.CF$2];&quot;&quot;;IF([.$A65]=[.CF$2];1;MIN([.$B$1]+1;[.CE64]+[.CF64])))">
            <text:p/>
          </table:table-cell>
          <table:table-cell table:formula="of:=IF([.$A65]&lt;[.CG$2];&quot;&quot;;IF([.$A65]=[.CG$2];1;MIN([.$B$1]+1;[.CF64]+[.CG64])))">
            <text:p/>
          </table:table-cell>
          <table:table-cell table:formula="of:=IF([.$A65]&lt;[.CH$2];&quot;&quot;;IF([.$A65]=[.CH$2];1;MIN([.$B$1]+1;[.CG64]+[.CH64])))">
            <text:p/>
          </table:table-cell>
          <table:table-cell table:formula="of:=IF([.$A65]&lt;[.CI$2];&quot;&quot;;IF([.$A65]=[.CI$2];1;MIN([.$B$1]+1;[.CH64]+[.CI64])))">
            <text:p/>
          </table:table-cell>
          <table:table-cell table:formula="of:=IF([.$A65]&lt;[.CJ$2];&quot;&quot;;IF([.$A65]=[.CJ$2];1;MIN([.$B$1]+1;[.CI64]+[.CJ64])))">
            <text:p/>
          </table:table-cell>
          <table:table-cell table:formula="of:=IF([.$A65]&lt;[.CK$2];&quot;&quot;;IF([.$A65]=[.CK$2];1;MIN([.$B$1]+1;[.CJ64]+[.CK64])))">
            <text:p/>
          </table:table-cell>
          <table:table-cell table:formula="of:=IF([.$A65]&lt;[.CL$2];&quot;&quot;;IF([.$A65]=[.CL$2];1;MIN([.$B$1]+1;[.CK64]+[.CL64])))">
            <text:p/>
          </table:table-cell>
          <table:table-cell table:formula="of:=IF([.$A65]&lt;[.CM$2];&quot;&quot;;IF([.$A65]=[.CM$2];1;MIN([.$B$1]+1;[.CL64]+[.CM64])))">
            <text:p/>
          </table:table-cell>
          <table:table-cell table:formula="of:=IF([.$A65]&lt;[.CN$2];&quot;&quot;;IF([.$A65]=[.CN$2];1;MIN([.$B$1]+1;[.CM64]+[.CN64])))">
            <text:p/>
          </table:table-cell>
          <table:table-cell table:formula="of:=IF([.$A65]&lt;[.CO$2];&quot;&quot;;IF([.$A65]=[.CO$2];1;MIN([.$B$1]+1;[.CN64]+[.CO64])))">
            <text:p/>
          </table:table-cell>
          <table:table-cell table:formula="of:=IF([.$A65]&lt;[.CP$2];&quot;&quot;;IF([.$A65]=[.CP$2];1;MIN([.$B$1]+1;[.CO64]+[.CP64])))">
            <text:p/>
          </table:table-cell>
          <table:table-cell table:formula="of:=IF([.$A65]&lt;[.CQ$2];&quot;&quot;;IF([.$A65]=[.CQ$2];1;MIN([.$B$1]+1;[.CP64]+[.CQ64])))">
            <text:p/>
          </table:table-cell>
          <table:table-cell table:formula="of:=IF([.$A65]&lt;[.CR$2];&quot;&quot;;IF([.$A65]=[.CR$2];1;MIN([.$B$1]+1;[.CQ64]+[.CR64])))">
            <text:p/>
          </table:table-cell>
          <table:table-cell table:formula="of:=IF([.$A65]&lt;[.CS$2];&quot;&quot;;IF([.$A65]=[.CS$2];1;MIN([.$B$1]+1;[.CR64]+[.CS64])))">
            <text:p/>
          </table:table-cell>
          <table:table-cell table:formula="of:=IF([.$A65]&lt;[.CT$2];&quot;&quot;;IF([.$A65]=[.CT$2];1;MIN([.$B$1]+1;[.CS64]+[.CT64])))">
            <text:p/>
          </table:table-cell>
          <table:table-cell table:formula="of:=IF([.$A65]&lt;[.CU$2];&quot;&quot;;IF([.$A65]=[.CU$2];1;MIN([.$B$1]+1;[.CT64]+[.CU64])))">
            <text:p/>
          </table:table-cell>
          <table:table-cell table:formula="of:=IF([.$A65]&lt;[.CV$2];&quot;&quot;;IF([.$A65]=[.CV$2];1;MIN([.$B$1]+1;[.CU64]+[.CV64])))">
            <text:p/>
          </table:table-cell>
          <table:table-cell table:formula="of:=IF([.$A65]&lt;[.CW$2];&quot;&quot;;IF([.$A65]=[.CW$2];1;MIN([.$B$1]+1;[.CV64]+[.CW64])))">
            <text:p/>
          </table:table-cell>
          <table:table-cell table:formula="of:=IF([.$A65]&lt;[.CX$2];&quot;&quot;;IF([.$A65]=[.CX$2];1;MIN([.$B$1]+1;[.CW64]+[.CX64])))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IF([.$A66]&lt;[.C$2];&quot;&quot;;IF([.$A66]=[.C$2];1;MIN([.$B$1]+1;[.B65]+[.C65])))" office:value-type="float" office:value="63" calcext:value-type="float">
            <text:p>63</text:p>
          </table:table-cell>
          <table:table-cell table:formula="of:=IF([.$A66]&lt;[.D$2];&quot;&quot;;IF([.$A66]=[.D$2];1;MIN([.$B$1]+1;[.C65]+[.D65])))" office:value-type="float" office:value="1953" calcext:value-type="float">
            <text:p>1953</text:p>
          </table:table-cell>
          <table:table-cell table:formula="of:=IF([.$A66]&lt;[.E$2];&quot;&quot;;IF([.$A66]=[.E$2];1;MIN([.$B$1]+1;[.D65]+[.E65])))" office:value-type="float" office:value="39711" calcext:value-type="float">
            <text:p>39711</text:p>
          </table:table-cell>
          <table:table-cell table:formula="of:=IF([.$A66]&lt;[.F$2];&quot;&quot;;IF([.$A66]=[.F$2];1;MIN([.$B$1]+1;[.E65]+[.F65])))" office:value-type="float" office:value="595665" calcext:value-type="float">
            <text:p>595665</text:p>
          </table:table-cell>
          <table:table-cell table:formula="of:=IF([.$A66]&lt;[.G$2];&quot;&quot;;IF([.$A66]=[.G$2];1;MIN([.$B$1]+1;[.F65]+[.G65])))" office:value-type="float" office:value="1000001" calcext:value-type="float">
            <text:p>1000001</text:p>
          </table:table-cell>
          <table:table-cell table:formula="of:=IF([.$A66]&lt;[.H$2];&quot;&quot;;IF([.$A66]=[.H$2];1;MIN([.$B$1]+1;[.G65]+[.H65])))" office:value-type="float" office:value="1000001" calcext:value-type="float">
            <text:p>1000001</text:p>
          </table:table-cell>
          <table:table-cell table:formula="of:=IF([.$A66]&lt;[.I$2];&quot;&quot;;IF([.$A66]=[.I$2];1;MIN([.$B$1]+1;[.H65]+[.I65])))" office:value-type="float" office:value="1000001" calcext:value-type="float">
            <text:p>1000001</text:p>
          </table:table-cell>
          <table:table-cell table:formula="of:=IF([.$A66]&lt;[.J$2];&quot;&quot;;IF([.$A66]=[.J$2];1;MIN([.$B$1]+1;[.I65]+[.J65])))" office:value-type="float" office:value="1000001" calcext:value-type="float">
            <text:p>1000001</text:p>
          </table:table-cell>
          <table:table-cell table:formula="of:=IF([.$A66]&lt;[.K$2];&quot;&quot;;IF([.$A66]=[.K$2];1;MIN([.$B$1]+1;[.J65]+[.K65])))" office:value-type="float" office:value="1000001" calcext:value-type="float">
            <text:p>1000001</text:p>
          </table:table-cell>
          <table:table-cell table:formula="of:=IF([.$A66]&lt;[.L$2];&quot;&quot;;IF([.$A66]=[.L$2];1;MIN([.$B$1]+1;[.K65]+[.L65])))" office:value-type="float" office:value="1000001" calcext:value-type="float">
            <text:p>1000001</text:p>
          </table:table-cell>
          <table:table-cell table:formula="of:=IF([.$A66]&lt;[.M$2];&quot;&quot;;IF([.$A66]=[.M$2];1;MIN([.$B$1]+1;[.L65]+[.M65])))" office:value-type="float" office:value="1000001" calcext:value-type="float">
            <text:p>1000001</text:p>
          </table:table-cell>
          <table:table-cell table:formula="of:=IF([.$A66]&lt;[.N$2];&quot;&quot;;IF([.$A66]=[.N$2];1;MIN([.$B$1]+1;[.M65]+[.N65])))" office:value-type="float" office:value="1000001" calcext:value-type="float">
            <text:p>1000001</text:p>
          </table:table-cell>
          <table:table-cell table:formula="of:=IF([.$A66]&lt;[.O$2];&quot;&quot;;IF([.$A66]=[.O$2];1;MIN([.$B$1]+1;[.N65]+[.O65])))" office:value-type="float" office:value="1000001" calcext:value-type="float">
            <text:p>1000001</text:p>
          </table:table-cell>
          <table:table-cell table:formula="of:=IF([.$A66]&lt;[.P$2];&quot;&quot;;IF([.$A66]=[.P$2];1;MIN([.$B$1]+1;[.O65]+[.P65])))" office:value-type="float" office:value="1000001" calcext:value-type="float">
            <text:p>1000001</text:p>
          </table:table-cell>
          <table:table-cell table:formula="of:=IF([.$A66]&lt;[.Q$2];&quot;&quot;;IF([.$A66]=[.Q$2];1;MIN([.$B$1]+1;[.P65]+[.Q65])))" office:value-type="float" office:value="1000001" calcext:value-type="float">
            <text:p>1000001</text:p>
          </table:table-cell>
          <table:table-cell table:formula="of:=IF([.$A66]&lt;[.R$2];&quot;&quot;;IF([.$A66]=[.R$2];1;MIN([.$B$1]+1;[.Q65]+[.R65])))" office:value-type="float" office:value="1000001" calcext:value-type="float">
            <text:p>1000001</text:p>
          </table:table-cell>
          <table:table-cell table:formula="of:=IF([.$A66]&lt;[.S$2];&quot;&quot;;IF([.$A66]=[.S$2];1;MIN([.$B$1]+1;[.R65]+[.S65])))" office:value-type="float" office:value="1000001" calcext:value-type="float">
            <text:p>1000001</text:p>
          </table:table-cell>
          <table:table-cell table:formula="of:=IF([.$A66]&lt;[.T$2];&quot;&quot;;IF([.$A66]=[.T$2];1;MIN([.$B$1]+1;[.S65]+[.T65])))" office:value-type="float" office:value="1000001" calcext:value-type="float">
            <text:p>1000001</text:p>
          </table:table-cell>
          <table:table-cell table:formula="of:=IF([.$A66]&lt;[.U$2];&quot;&quot;;IF([.$A66]=[.U$2];1;MIN([.$B$1]+1;[.T65]+[.U65])))" office:value-type="float" office:value="1000001" calcext:value-type="float">
            <text:p>1000001</text:p>
          </table:table-cell>
          <table:table-cell table:formula="of:=IF([.$A66]&lt;[.V$2];&quot;&quot;;IF([.$A66]=[.V$2];1;MIN([.$B$1]+1;[.U65]+[.V65])))" office:value-type="float" office:value="1000001" calcext:value-type="float">
            <text:p>1000001</text:p>
          </table:table-cell>
          <table:table-cell table:formula="of:=IF([.$A66]&lt;[.W$2];&quot;&quot;;IF([.$A66]=[.W$2];1;MIN([.$B$1]+1;[.V65]+[.W65])))" office:value-type="float" office:value="1000001" calcext:value-type="float">
            <text:p>1000001</text:p>
          </table:table-cell>
          <table:table-cell table:formula="of:=IF([.$A66]&lt;[.X$2];&quot;&quot;;IF([.$A66]=[.X$2];1;MIN([.$B$1]+1;[.W65]+[.X65])))" office:value-type="float" office:value="1000001" calcext:value-type="float">
            <text:p>1000001</text:p>
          </table:table-cell>
          <table:table-cell table:formula="of:=IF([.$A66]&lt;[.Y$2];&quot;&quot;;IF([.$A66]=[.Y$2];1;MIN([.$B$1]+1;[.X65]+[.Y65])))" office:value-type="float" office:value="1000001" calcext:value-type="float">
            <text:p>1000001</text:p>
          </table:table-cell>
          <table:table-cell table:formula="of:=IF([.$A66]&lt;[.Z$2];&quot;&quot;;IF([.$A66]=[.Z$2];1;MIN([.$B$1]+1;[.Y65]+[.Z65])))" office:value-type="float" office:value="1000001" calcext:value-type="float">
            <text:p>1000001</text:p>
          </table:table-cell>
          <table:table-cell table:formula="of:=IF([.$A66]&lt;[.AA$2];&quot;&quot;;IF([.$A66]=[.AA$2];1;MIN([.$B$1]+1;[.Z65]+[.AA65])))" office:value-type="float" office:value="1000001" calcext:value-type="float">
            <text:p>1000001</text:p>
          </table:table-cell>
          <table:table-cell table:formula="of:=IF([.$A66]&lt;[.AB$2];&quot;&quot;;IF([.$A66]=[.AB$2];1;MIN([.$B$1]+1;[.AA65]+[.AB65])))" office:value-type="float" office:value="1000001" calcext:value-type="float">
            <text:p>1000001</text:p>
          </table:table-cell>
          <table:table-cell table:formula="of:=IF([.$A66]&lt;[.AC$2];&quot;&quot;;IF([.$A66]=[.AC$2];1;MIN([.$B$1]+1;[.AB65]+[.AC65])))" office:value-type="float" office:value="1000001" calcext:value-type="float">
            <text:p>1000001</text:p>
          </table:table-cell>
          <table:table-cell table:formula="of:=IF([.$A66]&lt;[.AD$2];&quot;&quot;;IF([.$A66]=[.AD$2];1;MIN([.$B$1]+1;[.AC65]+[.AD65])))" office:value-type="float" office:value="1000001" calcext:value-type="float">
            <text:p>1000001</text:p>
          </table:table-cell>
          <table:table-cell table:formula="of:=IF([.$A66]&lt;[.AE$2];&quot;&quot;;IF([.$A66]=[.AE$2];1;MIN([.$B$1]+1;[.AD65]+[.AE65])))" office:value-type="float" office:value="1000001" calcext:value-type="float">
            <text:p>1000001</text:p>
          </table:table-cell>
          <table:table-cell table:formula="of:=IF([.$A66]&lt;[.AF$2];&quot;&quot;;IF([.$A66]=[.AF$2];1;MIN([.$B$1]+1;[.AE65]+[.AF65])))" office:value-type="float" office:value="1000001" calcext:value-type="float">
            <text:p>1000001</text:p>
          </table:table-cell>
          <table:table-cell table:formula="of:=IF([.$A66]&lt;[.AG$2];&quot;&quot;;IF([.$A66]=[.AG$2];1;MIN([.$B$1]+1;[.AF65]+[.AG65])))" office:value-type="float" office:value="1000001" calcext:value-type="float">
            <text:p>1000001</text:p>
          </table:table-cell>
          <table:table-cell table:formula="of:=IF([.$A66]&lt;[.AH$2];&quot;&quot;;IF([.$A66]=[.AH$2];1;MIN([.$B$1]+1;[.AG65]+[.AH65])))" office:value-type="float" office:value="1000001" calcext:value-type="float">
            <text:p>1000001</text:p>
          </table:table-cell>
          <table:table-cell table:formula="of:=IF([.$A66]&lt;[.AI$2];&quot;&quot;;IF([.$A66]=[.AI$2];1;MIN([.$B$1]+1;[.AH65]+[.AI65])))" office:value-type="float" office:value="1000001" calcext:value-type="float">
            <text:p>1000001</text:p>
          </table:table-cell>
          <table:table-cell table:formula="of:=IF([.$A66]&lt;[.AJ$2];&quot;&quot;;IF([.$A66]=[.AJ$2];1;MIN([.$B$1]+1;[.AI65]+[.AJ65])))" office:value-type="float" office:value="1000001" calcext:value-type="float">
            <text:p>1000001</text:p>
          </table:table-cell>
          <table:table-cell table:formula="of:=IF([.$A66]&lt;[.AK$2];&quot;&quot;;IF([.$A66]=[.AK$2];1;MIN([.$B$1]+1;[.AJ65]+[.AK65])))" office:value-type="float" office:value="1000001" calcext:value-type="float">
            <text:p>1000001</text:p>
          </table:table-cell>
          <table:table-cell table:formula="of:=IF([.$A66]&lt;[.AL$2];&quot;&quot;;IF([.$A66]=[.AL$2];1;MIN([.$B$1]+1;[.AK65]+[.AL65])))" office:value-type="float" office:value="1000001" calcext:value-type="float">
            <text:p>1000001</text:p>
          </table:table-cell>
          <table:table-cell table:formula="of:=IF([.$A66]&lt;[.AM$2];&quot;&quot;;IF([.$A66]=[.AM$2];1;MIN([.$B$1]+1;[.AL65]+[.AM65])))" office:value-type="float" office:value="1000001" calcext:value-type="float">
            <text:p>1000001</text:p>
          </table:table-cell>
          <table:table-cell table:formula="of:=IF([.$A66]&lt;[.AN$2];&quot;&quot;;IF([.$A66]=[.AN$2];1;MIN([.$B$1]+1;[.AM65]+[.AN65])))" office:value-type="float" office:value="1000001" calcext:value-type="float">
            <text:p>1000001</text:p>
          </table:table-cell>
          <table:table-cell table:formula="of:=IF([.$A66]&lt;[.AO$2];&quot;&quot;;IF([.$A66]=[.AO$2];1;MIN([.$B$1]+1;[.AN65]+[.AO65])))" office:value-type="float" office:value="1000001" calcext:value-type="float">
            <text:p>1000001</text:p>
          </table:table-cell>
          <table:table-cell table:formula="of:=IF([.$A66]&lt;[.AP$2];&quot;&quot;;IF([.$A66]=[.AP$2];1;MIN([.$B$1]+1;[.AO65]+[.AP65])))" office:value-type="float" office:value="1000001" calcext:value-type="float">
            <text:p>1000001</text:p>
          </table:table-cell>
          <table:table-cell table:formula="of:=IF([.$A66]&lt;[.AQ$2];&quot;&quot;;IF([.$A66]=[.AQ$2];1;MIN([.$B$1]+1;[.AP65]+[.AQ65])))" office:value-type="float" office:value="1000001" calcext:value-type="float">
            <text:p>1000001</text:p>
          </table:table-cell>
          <table:table-cell table:formula="of:=IF([.$A66]&lt;[.AR$2];&quot;&quot;;IF([.$A66]=[.AR$2];1;MIN([.$B$1]+1;[.AQ65]+[.AR65])))" office:value-type="float" office:value="1000001" calcext:value-type="float">
            <text:p>1000001</text:p>
          </table:table-cell>
          <table:table-cell table:formula="of:=IF([.$A66]&lt;[.AS$2];&quot;&quot;;IF([.$A66]=[.AS$2];1;MIN([.$B$1]+1;[.AR65]+[.AS65])))" office:value-type="float" office:value="1000001" calcext:value-type="float">
            <text:p>1000001</text:p>
          </table:table-cell>
          <table:table-cell table:formula="of:=IF([.$A66]&lt;[.AT$2];&quot;&quot;;IF([.$A66]=[.AT$2];1;MIN([.$B$1]+1;[.AS65]+[.AT65])))" office:value-type="float" office:value="1000001" calcext:value-type="float">
            <text:p>1000001</text:p>
          </table:table-cell>
          <table:table-cell table:formula="of:=IF([.$A66]&lt;[.AU$2];&quot;&quot;;IF([.$A66]=[.AU$2];1;MIN([.$B$1]+1;[.AT65]+[.AU65])))" office:value-type="float" office:value="1000001" calcext:value-type="float">
            <text:p>1000001</text:p>
          </table:table-cell>
          <table:table-cell table:formula="of:=IF([.$A66]&lt;[.AV$2];&quot;&quot;;IF([.$A66]=[.AV$2];1;MIN([.$B$1]+1;[.AU65]+[.AV65])))" office:value-type="float" office:value="1000001" calcext:value-type="float">
            <text:p>1000001</text:p>
          </table:table-cell>
          <table:table-cell table:formula="of:=IF([.$A66]&lt;[.AW$2];&quot;&quot;;IF([.$A66]=[.AW$2];1;MIN([.$B$1]+1;[.AV65]+[.AW65])))" office:value-type="float" office:value="1000001" calcext:value-type="float">
            <text:p>1000001</text:p>
          </table:table-cell>
          <table:table-cell table:formula="of:=IF([.$A66]&lt;[.AX$2];&quot;&quot;;IF([.$A66]=[.AX$2];1;MIN([.$B$1]+1;[.AW65]+[.AX65])))" office:value-type="float" office:value="1000001" calcext:value-type="float">
            <text:p>1000001</text:p>
          </table:table-cell>
          <table:table-cell table:formula="of:=IF([.$A66]&lt;[.AY$2];&quot;&quot;;IF([.$A66]=[.AY$2];1;MIN([.$B$1]+1;[.AX65]+[.AY65])))" office:value-type="float" office:value="1000001" calcext:value-type="float">
            <text:p>1000001</text:p>
          </table:table-cell>
          <table:table-cell table:formula="of:=IF([.$A66]&lt;[.AZ$2];&quot;&quot;;IF([.$A66]=[.AZ$2];1;MIN([.$B$1]+1;[.AY65]+[.AZ65])))" office:value-type="float" office:value="1000001" calcext:value-type="float">
            <text:p>1000001</text:p>
          </table:table-cell>
          <table:table-cell table:formula="of:=IF([.$A66]&lt;[.BA$2];&quot;&quot;;IF([.$A66]=[.BA$2];1;MIN([.$B$1]+1;[.AZ65]+[.BA65])))" office:value-type="float" office:value="1000001" calcext:value-type="float">
            <text:p>1000001</text:p>
          </table:table-cell>
          <table:table-cell table:formula="of:=IF([.$A66]&lt;[.BB$2];&quot;&quot;;IF([.$A66]=[.BB$2];1;MIN([.$B$1]+1;[.BA65]+[.BB65])))" office:value-type="float" office:value="1000001" calcext:value-type="float">
            <text:p>1000001</text:p>
          </table:table-cell>
          <table:table-cell table:formula="of:=IF([.$A66]&lt;[.BC$2];&quot;&quot;;IF([.$A66]=[.BC$2];1;MIN([.$B$1]+1;[.BB65]+[.BC65])))" office:value-type="float" office:value="1000001" calcext:value-type="float">
            <text:p>1000001</text:p>
          </table:table-cell>
          <table:table-cell table:formula="of:=IF([.$A66]&lt;[.BD$2];&quot;&quot;;IF([.$A66]=[.BD$2];1;MIN([.$B$1]+1;[.BC65]+[.BD65])))" office:value-type="float" office:value="1000001" calcext:value-type="float">
            <text:p>1000001</text:p>
          </table:table-cell>
          <table:table-cell table:formula="of:=IF([.$A66]&lt;[.BE$2];&quot;&quot;;IF([.$A66]=[.BE$2];1;MIN([.$B$1]+1;[.BD65]+[.BE65])))" office:value-type="float" office:value="1000001" calcext:value-type="float">
            <text:p>1000001</text:p>
          </table:table-cell>
          <table:table-cell table:formula="of:=IF([.$A66]&lt;[.BF$2];&quot;&quot;;IF([.$A66]=[.BF$2];1;MIN([.$B$1]+1;[.BE65]+[.BF65])))" office:value-type="float" office:value="1000001" calcext:value-type="float">
            <text:p>1000001</text:p>
          </table:table-cell>
          <table:table-cell table:formula="of:=IF([.$A66]&lt;[.BG$2];&quot;&quot;;IF([.$A66]=[.BG$2];1;MIN([.$B$1]+1;[.BF65]+[.BG65])))" office:value-type="float" office:value="1000001" calcext:value-type="float">
            <text:p>1000001</text:p>
          </table:table-cell>
          <table:table-cell table:formula="of:=IF([.$A66]&lt;[.BH$2];&quot;&quot;;IF([.$A66]=[.BH$2];1;MIN([.$B$1]+1;[.BG65]+[.BH65])))" office:value-type="float" office:value="1000001" calcext:value-type="float">
            <text:p>1000001</text:p>
          </table:table-cell>
          <table:table-cell table:formula="of:=IF([.$A66]&lt;[.BI$2];&quot;&quot;;IF([.$A66]=[.BI$2];1;MIN([.$B$1]+1;[.BH65]+[.BI65])))" office:value-type="float" office:value="595665" calcext:value-type="float">
            <text:p>595665</text:p>
          </table:table-cell>
          <table:table-cell table:formula="of:=IF([.$A66]&lt;[.BJ$2];&quot;&quot;;IF([.$A66]=[.BJ$2];1;MIN([.$B$1]+1;[.BI65]+[.BJ65])))" office:value-type="float" office:value="39711" calcext:value-type="float">
            <text:p>39711</text:p>
          </table:table-cell>
          <table:table-cell table:formula="of:=IF([.$A66]&lt;[.BK$2];&quot;&quot;;IF([.$A66]=[.BK$2];1;MIN([.$B$1]+1;[.BJ65]+[.BK65])))" office:value-type="float" office:value="1953" calcext:value-type="float">
            <text:p>1953</text:p>
          </table:table-cell>
          <table:table-cell table:formula="of:=IF([.$A66]&lt;[.BL$2];&quot;&quot;;IF([.$A66]=[.BL$2];1;MIN([.$B$1]+1;[.BK65]+[.BL65])))" office:value-type="float" office:value="63" calcext:value-type="float">
            <text:p>63</text:p>
          </table:table-cell>
          <table:table-cell table:formula="of:=IF([.$A66]&lt;[.BM$2];&quot;&quot;;IF([.$A66]=[.BM$2];1;MIN([.$B$1]+1;[.BL65]+[.BM65])))" office:value-type="float" office:value="1" calcext:value-type="float">
            <text:p>1</text:p>
          </table:table-cell>
          <table:table-cell table:formula="of:=IF([.$A66]&lt;[.BN$2];&quot;&quot;;IF([.$A66]=[.BN$2];1;MIN([.$B$1]+1;[.BM65]+[.BN65])))">
            <text:p/>
          </table:table-cell>
          <table:table-cell table:formula="of:=IF([.$A66]&lt;[.BO$2];&quot;&quot;;IF([.$A66]=[.BO$2];1;MIN([.$B$1]+1;[.BN65]+[.BO65])))">
            <text:p/>
          </table:table-cell>
          <table:table-cell table:formula="of:=IF([.$A66]&lt;[.BP$2];&quot;&quot;;IF([.$A66]=[.BP$2];1;MIN([.$B$1]+1;[.BO65]+[.BP65])))">
            <text:p/>
          </table:table-cell>
          <table:table-cell table:formula="of:=IF([.$A66]&lt;[.BQ$2];&quot;&quot;;IF([.$A66]=[.BQ$2];1;MIN([.$B$1]+1;[.BP65]+[.BQ65])))">
            <text:p/>
          </table:table-cell>
          <table:table-cell table:formula="of:=IF([.$A66]&lt;[.BR$2];&quot;&quot;;IF([.$A66]=[.BR$2];1;MIN([.$B$1]+1;[.BQ65]+[.BR65])))">
            <text:p/>
          </table:table-cell>
          <table:table-cell table:formula="of:=IF([.$A66]&lt;[.BS$2];&quot;&quot;;IF([.$A66]=[.BS$2];1;MIN([.$B$1]+1;[.BR65]+[.BS65])))">
            <text:p/>
          </table:table-cell>
          <table:table-cell table:formula="of:=IF([.$A66]&lt;[.BT$2];&quot;&quot;;IF([.$A66]=[.BT$2];1;MIN([.$B$1]+1;[.BS65]+[.BT65])))">
            <text:p/>
          </table:table-cell>
          <table:table-cell table:formula="of:=IF([.$A66]&lt;[.BU$2];&quot;&quot;;IF([.$A66]=[.BU$2];1;MIN([.$B$1]+1;[.BT65]+[.BU65])))">
            <text:p/>
          </table:table-cell>
          <table:table-cell table:formula="of:=IF([.$A66]&lt;[.BV$2];&quot;&quot;;IF([.$A66]=[.BV$2];1;MIN([.$B$1]+1;[.BU65]+[.BV65])))">
            <text:p/>
          </table:table-cell>
          <table:table-cell table:formula="of:=IF([.$A66]&lt;[.BW$2];&quot;&quot;;IF([.$A66]=[.BW$2];1;MIN([.$B$1]+1;[.BV65]+[.BW65])))">
            <text:p/>
          </table:table-cell>
          <table:table-cell table:formula="of:=IF([.$A66]&lt;[.BX$2];&quot;&quot;;IF([.$A66]=[.BX$2];1;MIN([.$B$1]+1;[.BW65]+[.BX65])))">
            <text:p/>
          </table:table-cell>
          <table:table-cell table:formula="of:=IF([.$A66]&lt;[.BY$2];&quot;&quot;;IF([.$A66]=[.BY$2];1;MIN([.$B$1]+1;[.BX65]+[.BY65])))">
            <text:p/>
          </table:table-cell>
          <table:table-cell table:formula="of:=IF([.$A66]&lt;[.BZ$2];&quot;&quot;;IF([.$A66]=[.BZ$2];1;MIN([.$B$1]+1;[.BY65]+[.BZ65])))">
            <text:p/>
          </table:table-cell>
          <table:table-cell table:formula="of:=IF([.$A66]&lt;[.CA$2];&quot;&quot;;IF([.$A66]=[.CA$2];1;MIN([.$B$1]+1;[.BZ65]+[.CA65])))">
            <text:p/>
          </table:table-cell>
          <table:table-cell table:formula="of:=IF([.$A66]&lt;[.CB$2];&quot;&quot;;IF([.$A66]=[.CB$2];1;MIN([.$B$1]+1;[.CA65]+[.CB65])))">
            <text:p/>
          </table:table-cell>
          <table:table-cell table:formula="of:=IF([.$A66]&lt;[.CC$2];&quot;&quot;;IF([.$A66]=[.CC$2];1;MIN([.$B$1]+1;[.CB65]+[.CC65])))">
            <text:p/>
          </table:table-cell>
          <table:table-cell table:formula="of:=IF([.$A66]&lt;[.CD$2];&quot;&quot;;IF([.$A66]=[.CD$2];1;MIN([.$B$1]+1;[.CC65]+[.CD65])))">
            <text:p/>
          </table:table-cell>
          <table:table-cell table:formula="of:=IF([.$A66]&lt;[.CE$2];&quot;&quot;;IF([.$A66]=[.CE$2];1;MIN([.$B$1]+1;[.CD65]+[.CE65])))">
            <text:p/>
          </table:table-cell>
          <table:table-cell table:formula="of:=IF([.$A66]&lt;[.CF$2];&quot;&quot;;IF([.$A66]=[.CF$2];1;MIN([.$B$1]+1;[.CE65]+[.CF65])))">
            <text:p/>
          </table:table-cell>
          <table:table-cell table:formula="of:=IF([.$A66]&lt;[.CG$2];&quot;&quot;;IF([.$A66]=[.CG$2];1;MIN([.$B$1]+1;[.CF65]+[.CG65])))">
            <text:p/>
          </table:table-cell>
          <table:table-cell table:formula="of:=IF([.$A66]&lt;[.CH$2];&quot;&quot;;IF([.$A66]=[.CH$2];1;MIN([.$B$1]+1;[.CG65]+[.CH65])))">
            <text:p/>
          </table:table-cell>
          <table:table-cell table:formula="of:=IF([.$A66]&lt;[.CI$2];&quot;&quot;;IF([.$A66]=[.CI$2];1;MIN([.$B$1]+1;[.CH65]+[.CI65])))">
            <text:p/>
          </table:table-cell>
          <table:table-cell table:formula="of:=IF([.$A66]&lt;[.CJ$2];&quot;&quot;;IF([.$A66]=[.CJ$2];1;MIN([.$B$1]+1;[.CI65]+[.CJ65])))">
            <text:p/>
          </table:table-cell>
          <table:table-cell table:formula="of:=IF([.$A66]&lt;[.CK$2];&quot;&quot;;IF([.$A66]=[.CK$2];1;MIN([.$B$1]+1;[.CJ65]+[.CK65])))">
            <text:p/>
          </table:table-cell>
          <table:table-cell table:formula="of:=IF([.$A66]&lt;[.CL$2];&quot;&quot;;IF([.$A66]=[.CL$2];1;MIN([.$B$1]+1;[.CK65]+[.CL65])))">
            <text:p/>
          </table:table-cell>
          <table:table-cell table:formula="of:=IF([.$A66]&lt;[.CM$2];&quot;&quot;;IF([.$A66]=[.CM$2];1;MIN([.$B$1]+1;[.CL65]+[.CM65])))">
            <text:p/>
          </table:table-cell>
          <table:table-cell table:formula="of:=IF([.$A66]&lt;[.CN$2];&quot;&quot;;IF([.$A66]=[.CN$2];1;MIN([.$B$1]+1;[.CM65]+[.CN65])))">
            <text:p/>
          </table:table-cell>
          <table:table-cell table:formula="of:=IF([.$A66]&lt;[.CO$2];&quot;&quot;;IF([.$A66]=[.CO$2];1;MIN([.$B$1]+1;[.CN65]+[.CO65])))">
            <text:p/>
          </table:table-cell>
          <table:table-cell table:formula="of:=IF([.$A66]&lt;[.CP$2];&quot;&quot;;IF([.$A66]=[.CP$2];1;MIN([.$B$1]+1;[.CO65]+[.CP65])))">
            <text:p/>
          </table:table-cell>
          <table:table-cell table:formula="of:=IF([.$A66]&lt;[.CQ$2];&quot;&quot;;IF([.$A66]=[.CQ$2];1;MIN([.$B$1]+1;[.CP65]+[.CQ65])))">
            <text:p/>
          </table:table-cell>
          <table:table-cell table:formula="of:=IF([.$A66]&lt;[.CR$2];&quot;&quot;;IF([.$A66]=[.CR$2];1;MIN([.$B$1]+1;[.CQ65]+[.CR65])))">
            <text:p/>
          </table:table-cell>
          <table:table-cell table:formula="of:=IF([.$A66]&lt;[.CS$2];&quot;&quot;;IF([.$A66]=[.CS$2];1;MIN([.$B$1]+1;[.CR65]+[.CS65])))">
            <text:p/>
          </table:table-cell>
          <table:table-cell table:formula="of:=IF([.$A66]&lt;[.CT$2];&quot;&quot;;IF([.$A66]=[.CT$2];1;MIN([.$B$1]+1;[.CS65]+[.CT65])))">
            <text:p/>
          </table:table-cell>
          <table:table-cell table:formula="of:=IF([.$A66]&lt;[.CU$2];&quot;&quot;;IF([.$A66]=[.CU$2];1;MIN([.$B$1]+1;[.CT65]+[.CU65])))">
            <text:p/>
          </table:table-cell>
          <table:table-cell table:formula="of:=IF([.$A66]&lt;[.CV$2];&quot;&quot;;IF([.$A66]=[.CV$2];1;MIN([.$B$1]+1;[.CU65]+[.CV65])))">
            <text:p/>
          </table:table-cell>
          <table:table-cell table:formula="of:=IF([.$A66]&lt;[.CW$2];&quot;&quot;;IF([.$A66]=[.CW$2];1;MIN([.$B$1]+1;[.CV65]+[.CW65])))">
            <text:p/>
          </table:table-cell>
          <table:table-cell table:formula="of:=IF([.$A66]&lt;[.CX$2];&quot;&quot;;IF([.$A66]=[.CX$2];1;MIN([.$B$1]+1;[.CW65]+[.CX65])))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[.$A67]&lt;[.C$2];&quot;&quot;;IF([.$A67]=[.C$2];1;MIN([.$B$1]+1;[.B66]+[.C66])))" office:value-type="float" office:value="64" calcext:value-type="float">
            <text:p>64</text:p>
          </table:table-cell>
          <table:table-cell table:formula="of:=IF([.$A67]&lt;[.D$2];&quot;&quot;;IF([.$A67]=[.D$2];1;MIN([.$B$1]+1;[.C66]+[.D66])))" office:value-type="float" office:value="2016" calcext:value-type="float">
            <text:p>2016</text:p>
          </table:table-cell>
          <table:table-cell table:formula="of:=IF([.$A67]&lt;[.E$2];&quot;&quot;;IF([.$A67]=[.E$2];1;MIN([.$B$1]+1;[.D66]+[.E66])))" office:value-type="float" office:value="41664" calcext:value-type="float">
            <text:p>41664</text:p>
          </table:table-cell>
          <table:table-cell table:formula="of:=IF([.$A67]&lt;[.F$2];&quot;&quot;;IF([.$A67]=[.F$2];1;MIN([.$B$1]+1;[.E66]+[.F66])))" office:value-type="float" office:value="635376" calcext:value-type="float">
            <text:p>635376</text:p>
          </table:table-cell>
          <table:table-cell table:formula="of:=IF([.$A67]&lt;[.G$2];&quot;&quot;;IF([.$A67]=[.G$2];1;MIN([.$B$1]+1;[.F66]+[.G66])))" office:value-type="float" office:value="1000001" calcext:value-type="float">
            <text:p>1000001</text:p>
          </table:table-cell>
          <table:table-cell table:formula="of:=IF([.$A67]&lt;[.H$2];&quot;&quot;;IF([.$A67]=[.H$2];1;MIN([.$B$1]+1;[.G66]+[.H66])))" office:value-type="float" office:value="1000001" calcext:value-type="float">
            <text:p>1000001</text:p>
          </table:table-cell>
          <table:table-cell table:formula="of:=IF([.$A67]&lt;[.I$2];&quot;&quot;;IF([.$A67]=[.I$2];1;MIN([.$B$1]+1;[.H66]+[.I66])))" office:value-type="float" office:value="1000001" calcext:value-type="float">
            <text:p>1000001</text:p>
          </table:table-cell>
          <table:table-cell table:formula="of:=IF([.$A67]&lt;[.J$2];&quot;&quot;;IF([.$A67]=[.J$2];1;MIN([.$B$1]+1;[.I66]+[.J66])))" office:value-type="float" office:value="1000001" calcext:value-type="float">
            <text:p>1000001</text:p>
          </table:table-cell>
          <table:table-cell table:formula="of:=IF([.$A67]&lt;[.K$2];&quot;&quot;;IF([.$A67]=[.K$2];1;MIN([.$B$1]+1;[.J66]+[.K66])))" office:value-type="float" office:value="1000001" calcext:value-type="float">
            <text:p>1000001</text:p>
          </table:table-cell>
          <table:table-cell table:formula="of:=IF([.$A67]&lt;[.L$2];&quot;&quot;;IF([.$A67]=[.L$2];1;MIN([.$B$1]+1;[.K66]+[.L66])))" office:value-type="float" office:value="1000001" calcext:value-type="float">
            <text:p>1000001</text:p>
          </table:table-cell>
          <table:table-cell table:formula="of:=IF([.$A67]&lt;[.M$2];&quot;&quot;;IF([.$A67]=[.M$2];1;MIN([.$B$1]+1;[.L66]+[.M66])))" office:value-type="float" office:value="1000001" calcext:value-type="float">
            <text:p>1000001</text:p>
          </table:table-cell>
          <table:table-cell table:formula="of:=IF([.$A67]&lt;[.N$2];&quot;&quot;;IF([.$A67]=[.N$2];1;MIN([.$B$1]+1;[.M66]+[.N66])))" office:value-type="float" office:value="1000001" calcext:value-type="float">
            <text:p>1000001</text:p>
          </table:table-cell>
          <table:table-cell table:formula="of:=IF([.$A67]&lt;[.O$2];&quot;&quot;;IF([.$A67]=[.O$2];1;MIN([.$B$1]+1;[.N66]+[.O66])))" office:value-type="float" office:value="1000001" calcext:value-type="float">
            <text:p>1000001</text:p>
          </table:table-cell>
          <table:table-cell table:formula="of:=IF([.$A67]&lt;[.P$2];&quot;&quot;;IF([.$A67]=[.P$2];1;MIN([.$B$1]+1;[.O66]+[.P66])))" office:value-type="float" office:value="1000001" calcext:value-type="float">
            <text:p>1000001</text:p>
          </table:table-cell>
          <table:table-cell table:formula="of:=IF([.$A67]&lt;[.Q$2];&quot;&quot;;IF([.$A67]=[.Q$2];1;MIN([.$B$1]+1;[.P66]+[.Q66])))" office:value-type="float" office:value="1000001" calcext:value-type="float">
            <text:p>1000001</text:p>
          </table:table-cell>
          <table:table-cell table:formula="of:=IF([.$A67]&lt;[.R$2];&quot;&quot;;IF([.$A67]=[.R$2];1;MIN([.$B$1]+1;[.Q66]+[.R66])))" office:value-type="float" office:value="1000001" calcext:value-type="float">
            <text:p>1000001</text:p>
          </table:table-cell>
          <table:table-cell table:formula="of:=IF([.$A67]&lt;[.S$2];&quot;&quot;;IF([.$A67]=[.S$2];1;MIN([.$B$1]+1;[.R66]+[.S66])))" office:value-type="float" office:value="1000001" calcext:value-type="float">
            <text:p>1000001</text:p>
          </table:table-cell>
          <table:table-cell table:formula="of:=IF([.$A67]&lt;[.T$2];&quot;&quot;;IF([.$A67]=[.T$2];1;MIN([.$B$1]+1;[.S66]+[.T66])))" office:value-type="float" office:value="1000001" calcext:value-type="float">
            <text:p>1000001</text:p>
          </table:table-cell>
          <table:table-cell table:formula="of:=IF([.$A67]&lt;[.U$2];&quot;&quot;;IF([.$A67]=[.U$2];1;MIN([.$B$1]+1;[.T66]+[.U66])))" office:value-type="float" office:value="1000001" calcext:value-type="float">
            <text:p>1000001</text:p>
          </table:table-cell>
          <table:table-cell table:formula="of:=IF([.$A67]&lt;[.V$2];&quot;&quot;;IF([.$A67]=[.V$2];1;MIN([.$B$1]+1;[.U66]+[.V66])))" office:value-type="float" office:value="1000001" calcext:value-type="float">
            <text:p>1000001</text:p>
          </table:table-cell>
          <table:table-cell table:formula="of:=IF([.$A67]&lt;[.W$2];&quot;&quot;;IF([.$A67]=[.W$2];1;MIN([.$B$1]+1;[.V66]+[.W66])))" office:value-type="float" office:value="1000001" calcext:value-type="float">
            <text:p>1000001</text:p>
          </table:table-cell>
          <table:table-cell table:formula="of:=IF([.$A67]&lt;[.X$2];&quot;&quot;;IF([.$A67]=[.X$2];1;MIN([.$B$1]+1;[.W66]+[.X66])))" office:value-type="float" office:value="1000001" calcext:value-type="float">
            <text:p>1000001</text:p>
          </table:table-cell>
          <table:table-cell table:formula="of:=IF([.$A67]&lt;[.Y$2];&quot;&quot;;IF([.$A67]=[.Y$2];1;MIN([.$B$1]+1;[.X66]+[.Y66])))" office:value-type="float" office:value="1000001" calcext:value-type="float">
            <text:p>1000001</text:p>
          </table:table-cell>
          <table:table-cell table:formula="of:=IF([.$A67]&lt;[.Z$2];&quot;&quot;;IF([.$A67]=[.Z$2];1;MIN([.$B$1]+1;[.Y66]+[.Z66])))" office:value-type="float" office:value="1000001" calcext:value-type="float">
            <text:p>1000001</text:p>
          </table:table-cell>
          <table:table-cell table:formula="of:=IF([.$A67]&lt;[.AA$2];&quot;&quot;;IF([.$A67]=[.AA$2];1;MIN([.$B$1]+1;[.Z66]+[.AA66])))" office:value-type="float" office:value="1000001" calcext:value-type="float">
            <text:p>1000001</text:p>
          </table:table-cell>
          <table:table-cell table:formula="of:=IF([.$A67]&lt;[.AB$2];&quot;&quot;;IF([.$A67]=[.AB$2];1;MIN([.$B$1]+1;[.AA66]+[.AB66])))" office:value-type="float" office:value="1000001" calcext:value-type="float">
            <text:p>1000001</text:p>
          </table:table-cell>
          <table:table-cell table:formula="of:=IF([.$A67]&lt;[.AC$2];&quot;&quot;;IF([.$A67]=[.AC$2];1;MIN([.$B$1]+1;[.AB66]+[.AC66])))" office:value-type="float" office:value="1000001" calcext:value-type="float">
            <text:p>1000001</text:p>
          </table:table-cell>
          <table:table-cell table:formula="of:=IF([.$A67]&lt;[.AD$2];&quot;&quot;;IF([.$A67]=[.AD$2];1;MIN([.$B$1]+1;[.AC66]+[.AD66])))" office:value-type="float" office:value="1000001" calcext:value-type="float">
            <text:p>1000001</text:p>
          </table:table-cell>
          <table:table-cell table:formula="of:=IF([.$A67]&lt;[.AE$2];&quot;&quot;;IF([.$A67]=[.AE$2];1;MIN([.$B$1]+1;[.AD66]+[.AE66])))" office:value-type="float" office:value="1000001" calcext:value-type="float">
            <text:p>1000001</text:p>
          </table:table-cell>
          <table:table-cell table:formula="of:=IF([.$A67]&lt;[.AF$2];&quot;&quot;;IF([.$A67]=[.AF$2];1;MIN([.$B$1]+1;[.AE66]+[.AF66])))" office:value-type="float" office:value="1000001" calcext:value-type="float">
            <text:p>1000001</text:p>
          </table:table-cell>
          <table:table-cell table:formula="of:=IF([.$A67]&lt;[.AG$2];&quot;&quot;;IF([.$A67]=[.AG$2];1;MIN([.$B$1]+1;[.AF66]+[.AG66])))" office:value-type="float" office:value="1000001" calcext:value-type="float">
            <text:p>1000001</text:p>
          </table:table-cell>
          <table:table-cell table:formula="of:=IF([.$A67]&lt;[.AH$2];&quot;&quot;;IF([.$A67]=[.AH$2];1;MIN([.$B$1]+1;[.AG66]+[.AH66])))" office:value-type="float" office:value="1000001" calcext:value-type="float">
            <text:p>1000001</text:p>
          </table:table-cell>
          <table:table-cell table:formula="of:=IF([.$A67]&lt;[.AI$2];&quot;&quot;;IF([.$A67]=[.AI$2];1;MIN([.$B$1]+1;[.AH66]+[.AI66])))" office:value-type="float" office:value="1000001" calcext:value-type="float">
            <text:p>1000001</text:p>
          </table:table-cell>
          <table:table-cell table:formula="of:=IF([.$A67]&lt;[.AJ$2];&quot;&quot;;IF([.$A67]=[.AJ$2];1;MIN([.$B$1]+1;[.AI66]+[.AJ66])))" office:value-type="float" office:value="1000001" calcext:value-type="float">
            <text:p>1000001</text:p>
          </table:table-cell>
          <table:table-cell table:formula="of:=IF([.$A67]&lt;[.AK$2];&quot;&quot;;IF([.$A67]=[.AK$2];1;MIN([.$B$1]+1;[.AJ66]+[.AK66])))" office:value-type="float" office:value="1000001" calcext:value-type="float">
            <text:p>1000001</text:p>
          </table:table-cell>
          <table:table-cell table:formula="of:=IF([.$A67]&lt;[.AL$2];&quot;&quot;;IF([.$A67]=[.AL$2];1;MIN([.$B$1]+1;[.AK66]+[.AL66])))" office:value-type="float" office:value="1000001" calcext:value-type="float">
            <text:p>1000001</text:p>
          </table:table-cell>
          <table:table-cell table:formula="of:=IF([.$A67]&lt;[.AM$2];&quot;&quot;;IF([.$A67]=[.AM$2];1;MIN([.$B$1]+1;[.AL66]+[.AM66])))" office:value-type="float" office:value="1000001" calcext:value-type="float">
            <text:p>1000001</text:p>
          </table:table-cell>
          <table:table-cell table:formula="of:=IF([.$A67]&lt;[.AN$2];&quot;&quot;;IF([.$A67]=[.AN$2];1;MIN([.$B$1]+1;[.AM66]+[.AN66])))" office:value-type="float" office:value="1000001" calcext:value-type="float">
            <text:p>1000001</text:p>
          </table:table-cell>
          <table:table-cell table:formula="of:=IF([.$A67]&lt;[.AO$2];&quot;&quot;;IF([.$A67]=[.AO$2];1;MIN([.$B$1]+1;[.AN66]+[.AO66])))" office:value-type="float" office:value="1000001" calcext:value-type="float">
            <text:p>1000001</text:p>
          </table:table-cell>
          <table:table-cell table:formula="of:=IF([.$A67]&lt;[.AP$2];&quot;&quot;;IF([.$A67]=[.AP$2];1;MIN([.$B$1]+1;[.AO66]+[.AP66])))" office:value-type="float" office:value="1000001" calcext:value-type="float">
            <text:p>1000001</text:p>
          </table:table-cell>
          <table:table-cell table:formula="of:=IF([.$A67]&lt;[.AQ$2];&quot;&quot;;IF([.$A67]=[.AQ$2];1;MIN([.$B$1]+1;[.AP66]+[.AQ66])))" office:value-type="float" office:value="1000001" calcext:value-type="float">
            <text:p>1000001</text:p>
          </table:table-cell>
          <table:table-cell table:formula="of:=IF([.$A67]&lt;[.AR$2];&quot;&quot;;IF([.$A67]=[.AR$2];1;MIN([.$B$1]+1;[.AQ66]+[.AR66])))" office:value-type="float" office:value="1000001" calcext:value-type="float">
            <text:p>1000001</text:p>
          </table:table-cell>
          <table:table-cell table:formula="of:=IF([.$A67]&lt;[.AS$2];&quot;&quot;;IF([.$A67]=[.AS$2];1;MIN([.$B$1]+1;[.AR66]+[.AS66])))" office:value-type="float" office:value="1000001" calcext:value-type="float">
            <text:p>1000001</text:p>
          </table:table-cell>
          <table:table-cell table:formula="of:=IF([.$A67]&lt;[.AT$2];&quot;&quot;;IF([.$A67]=[.AT$2];1;MIN([.$B$1]+1;[.AS66]+[.AT66])))" office:value-type="float" office:value="1000001" calcext:value-type="float">
            <text:p>1000001</text:p>
          </table:table-cell>
          <table:table-cell table:formula="of:=IF([.$A67]&lt;[.AU$2];&quot;&quot;;IF([.$A67]=[.AU$2];1;MIN([.$B$1]+1;[.AT66]+[.AU66])))" office:value-type="float" office:value="1000001" calcext:value-type="float">
            <text:p>1000001</text:p>
          </table:table-cell>
          <table:table-cell table:formula="of:=IF([.$A67]&lt;[.AV$2];&quot;&quot;;IF([.$A67]=[.AV$2];1;MIN([.$B$1]+1;[.AU66]+[.AV66])))" office:value-type="float" office:value="1000001" calcext:value-type="float">
            <text:p>1000001</text:p>
          </table:table-cell>
          <table:table-cell table:formula="of:=IF([.$A67]&lt;[.AW$2];&quot;&quot;;IF([.$A67]=[.AW$2];1;MIN([.$B$1]+1;[.AV66]+[.AW66])))" office:value-type="float" office:value="1000001" calcext:value-type="float">
            <text:p>1000001</text:p>
          </table:table-cell>
          <table:table-cell table:formula="of:=IF([.$A67]&lt;[.AX$2];&quot;&quot;;IF([.$A67]=[.AX$2];1;MIN([.$B$1]+1;[.AW66]+[.AX66])))" office:value-type="float" office:value="1000001" calcext:value-type="float">
            <text:p>1000001</text:p>
          </table:table-cell>
          <table:table-cell table:formula="of:=IF([.$A67]&lt;[.AY$2];&quot;&quot;;IF([.$A67]=[.AY$2];1;MIN([.$B$1]+1;[.AX66]+[.AY66])))" office:value-type="float" office:value="1000001" calcext:value-type="float">
            <text:p>1000001</text:p>
          </table:table-cell>
          <table:table-cell table:formula="of:=IF([.$A67]&lt;[.AZ$2];&quot;&quot;;IF([.$A67]=[.AZ$2];1;MIN([.$B$1]+1;[.AY66]+[.AZ66])))" office:value-type="float" office:value="1000001" calcext:value-type="float">
            <text:p>1000001</text:p>
          </table:table-cell>
          <table:table-cell table:formula="of:=IF([.$A67]&lt;[.BA$2];&quot;&quot;;IF([.$A67]=[.BA$2];1;MIN([.$B$1]+1;[.AZ66]+[.BA66])))" office:value-type="float" office:value="1000001" calcext:value-type="float">
            <text:p>1000001</text:p>
          </table:table-cell>
          <table:table-cell table:formula="of:=IF([.$A67]&lt;[.BB$2];&quot;&quot;;IF([.$A67]=[.BB$2];1;MIN([.$B$1]+1;[.BA66]+[.BB66])))" office:value-type="float" office:value="1000001" calcext:value-type="float">
            <text:p>1000001</text:p>
          </table:table-cell>
          <table:table-cell table:formula="of:=IF([.$A67]&lt;[.BC$2];&quot;&quot;;IF([.$A67]=[.BC$2];1;MIN([.$B$1]+1;[.BB66]+[.BC66])))" office:value-type="float" office:value="1000001" calcext:value-type="float">
            <text:p>1000001</text:p>
          </table:table-cell>
          <table:table-cell table:formula="of:=IF([.$A67]&lt;[.BD$2];&quot;&quot;;IF([.$A67]=[.BD$2];1;MIN([.$B$1]+1;[.BC66]+[.BD66])))" office:value-type="float" office:value="1000001" calcext:value-type="float">
            <text:p>1000001</text:p>
          </table:table-cell>
          <table:table-cell table:formula="of:=IF([.$A67]&lt;[.BE$2];&quot;&quot;;IF([.$A67]=[.BE$2];1;MIN([.$B$1]+1;[.BD66]+[.BE66])))" office:value-type="float" office:value="1000001" calcext:value-type="float">
            <text:p>1000001</text:p>
          </table:table-cell>
          <table:table-cell table:formula="of:=IF([.$A67]&lt;[.BF$2];&quot;&quot;;IF([.$A67]=[.BF$2];1;MIN([.$B$1]+1;[.BE66]+[.BF66])))" office:value-type="float" office:value="1000001" calcext:value-type="float">
            <text:p>1000001</text:p>
          </table:table-cell>
          <table:table-cell table:formula="of:=IF([.$A67]&lt;[.BG$2];&quot;&quot;;IF([.$A67]=[.BG$2];1;MIN([.$B$1]+1;[.BF66]+[.BG66])))" office:value-type="float" office:value="1000001" calcext:value-type="float">
            <text:p>1000001</text:p>
          </table:table-cell>
          <table:table-cell table:formula="of:=IF([.$A67]&lt;[.BH$2];&quot;&quot;;IF([.$A67]=[.BH$2];1;MIN([.$B$1]+1;[.BG66]+[.BH66])))" office:value-type="float" office:value="1000001" calcext:value-type="float">
            <text:p>1000001</text:p>
          </table:table-cell>
          <table:table-cell table:formula="of:=IF([.$A67]&lt;[.BI$2];&quot;&quot;;IF([.$A67]=[.BI$2];1;MIN([.$B$1]+1;[.BH66]+[.BI66])))" office:value-type="float" office:value="1000001" calcext:value-type="float">
            <text:p>1000001</text:p>
          </table:table-cell>
          <table:table-cell table:formula="of:=IF([.$A67]&lt;[.BJ$2];&quot;&quot;;IF([.$A67]=[.BJ$2];1;MIN([.$B$1]+1;[.BI66]+[.BJ66])))" office:value-type="float" office:value="635376" calcext:value-type="float">
            <text:p>635376</text:p>
          </table:table-cell>
          <table:table-cell table:formula="of:=IF([.$A67]&lt;[.BK$2];&quot;&quot;;IF([.$A67]=[.BK$2];1;MIN([.$B$1]+1;[.BJ66]+[.BK66])))" office:value-type="float" office:value="41664" calcext:value-type="float">
            <text:p>41664</text:p>
          </table:table-cell>
          <table:table-cell table:formula="of:=IF([.$A67]&lt;[.BL$2];&quot;&quot;;IF([.$A67]=[.BL$2];1;MIN([.$B$1]+1;[.BK66]+[.BL66])))" office:value-type="float" office:value="2016" calcext:value-type="float">
            <text:p>2016</text:p>
          </table:table-cell>
          <table:table-cell table:formula="of:=IF([.$A67]&lt;[.BM$2];&quot;&quot;;IF([.$A67]=[.BM$2];1;MIN([.$B$1]+1;[.BL66]+[.BM66])))" office:value-type="float" office:value="64" calcext:value-type="float">
            <text:p>64</text:p>
          </table:table-cell>
          <table:table-cell table:formula="of:=IF([.$A67]&lt;[.BN$2];&quot;&quot;;IF([.$A67]=[.BN$2];1;MIN([.$B$1]+1;[.BM66]+[.BN66])))" office:value-type="float" office:value="1" calcext:value-type="float">
            <text:p>1</text:p>
          </table:table-cell>
          <table:table-cell table:formula="of:=IF([.$A67]&lt;[.BO$2];&quot;&quot;;IF([.$A67]=[.BO$2];1;MIN([.$B$1]+1;[.BN66]+[.BO66])))">
            <text:p/>
          </table:table-cell>
          <table:table-cell table:formula="of:=IF([.$A67]&lt;[.BP$2];&quot;&quot;;IF([.$A67]=[.BP$2];1;MIN([.$B$1]+1;[.BO66]+[.BP66])))">
            <text:p/>
          </table:table-cell>
          <table:table-cell table:formula="of:=IF([.$A67]&lt;[.BQ$2];&quot;&quot;;IF([.$A67]=[.BQ$2];1;MIN([.$B$1]+1;[.BP66]+[.BQ66])))">
            <text:p/>
          </table:table-cell>
          <table:table-cell table:formula="of:=IF([.$A67]&lt;[.BR$2];&quot;&quot;;IF([.$A67]=[.BR$2];1;MIN([.$B$1]+1;[.BQ66]+[.BR66])))">
            <text:p/>
          </table:table-cell>
          <table:table-cell table:formula="of:=IF([.$A67]&lt;[.BS$2];&quot;&quot;;IF([.$A67]=[.BS$2];1;MIN([.$B$1]+1;[.BR66]+[.BS66])))">
            <text:p/>
          </table:table-cell>
          <table:table-cell table:formula="of:=IF([.$A67]&lt;[.BT$2];&quot;&quot;;IF([.$A67]=[.BT$2];1;MIN([.$B$1]+1;[.BS66]+[.BT66])))">
            <text:p/>
          </table:table-cell>
          <table:table-cell table:formula="of:=IF([.$A67]&lt;[.BU$2];&quot;&quot;;IF([.$A67]=[.BU$2];1;MIN([.$B$1]+1;[.BT66]+[.BU66])))">
            <text:p/>
          </table:table-cell>
          <table:table-cell table:formula="of:=IF([.$A67]&lt;[.BV$2];&quot;&quot;;IF([.$A67]=[.BV$2];1;MIN([.$B$1]+1;[.BU66]+[.BV66])))">
            <text:p/>
          </table:table-cell>
          <table:table-cell table:formula="of:=IF([.$A67]&lt;[.BW$2];&quot;&quot;;IF([.$A67]=[.BW$2];1;MIN([.$B$1]+1;[.BV66]+[.BW66])))">
            <text:p/>
          </table:table-cell>
          <table:table-cell table:formula="of:=IF([.$A67]&lt;[.BX$2];&quot;&quot;;IF([.$A67]=[.BX$2];1;MIN([.$B$1]+1;[.BW66]+[.BX66])))">
            <text:p/>
          </table:table-cell>
          <table:table-cell table:formula="of:=IF([.$A67]&lt;[.BY$2];&quot;&quot;;IF([.$A67]=[.BY$2];1;MIN([.$B$1]+1;[.BX66]+[.BY66])))">
            <text:p/>
          </table:table-cell>
          <table:table-cell table:formula="of:=IF([.$A67]&lt;[.BZ$2];&quot;&quot;;IF([.$A67]=[.BZ$2];1;MIN([.$B$1]+1;[.BY66]+[.BZ66])))">
            <text:p/>
          </table:table-cell>
          <table:table-cell table:formula="of:=IF([.$A67]&lt;[.CA$2];&quot;&quot;;IF([.$A67]=[.CA$2];1;MIN([.$B$1]+1;[.BZ66]+[.CA66])))">
            <text:p/>
          </table:table-cell>
          <table:table-cell table:formula="of:=IF([.$A67]&lt;[.CB$2];&quot;&quot;;IF([.$A67]=[.CB$2];1;MIN([.$B$1]+1;[.CA66]+[.CB66])))">
            <text:p/>
          </table:table-cell>
          <table:table-cell table:formula="of:=IF([.$A67]&lt;[.CC$2];&quot;&quot;;IF([.$A67]=[.CC$2];1;MIN([.$B$1]+1;[.CB66]+[.CC66])))">
            <text:p/>
          </table:table-cell>
          <table:table-cell table:formula="of:=IF([.$A67]&lt;[.CD$2];&quot;&quot;;IF([.$A67]=[.CD$2];1;MIN([.$B$1]+1;[.CC66]+[.CD66])))">
            <text:p/>
          </table:table-cell>
          <table:table-cell table:formula="of:=IF([.$A67]&lt;[.CE$2];&quot;&quot;;IF([.$A67]=[.CE$2];1;MIN([.$B$1]+1;[.CD66]+[.CE66])))">
            <text:p/>
          </table:table-cell>
          <table:table-cell table:formula="of:=IF([.$A67]&lt;[.CF$2];&quot;&quot;;IF([.$A67]=[.CF$2];1;MIN([.$B$1]+1;[.CE66]+[.CF66])))">
            <text:p/>
          </table:table-cell>
          <table:table-cell table:formula="of:=IF([.$A67]&lt;[.CG$2];&quot;&quot;;IF([.$A67]=[.CG$2];1;MIN([.$B$1]+1;[.CF66]+[.CG66])))">
            <text:p/>
          </table:table-cell>
          <table:table-cell table:formula="of:=IF([.$A67]&lt;[.CH$2];&quot;&quot;;IF([.$A67]=[.CH$2];1;MIN([.$B$1]+1;[.CG66]+[.CH66])))">
            <text:p/>
          </table:table-cell>
          <table:table-cell table:formula="of:=IF([.$A67]&lt;[.CI$2];&quot;&quot;;IF([.$A67]=[.CI$2];1;MIN([.$B$1]+1;[.CH66]+[.CI66])))">
            <text:p/>
          </table:table-cell>
          <table:table-cell table:formula="of:=IF([.$A67]&lt;[.CJ$2];&quot;&quot;;IF([.$A67]=[.CJ$2];1;MIN([.$B$1]+1;[.CI66]+[.CJ66])))">
            <text:p/>
          </table:table-cell>
          <table:table-cell table:formula="of:=IF([.$A67]&lt;[.CK$2];&quot;&quot;;IF([.$A67]=[.CK$2];1;MIN([.$B$1]+1;[.CJ66]+[.CK66])))">
            <text:p/>
          </table:table-cell>
          <table:table-cell table:formula="of:=IF([.$A67]&lt;[.CL$2];&quot;&quot;;IF([.$A67]=[.CL$2];1;MIN([.$B$1]+1;[.CK66]+[.CL66])))">
            <text:p/>
          </table:table-cell>
          <table:table-cell table:formula="of:=IF([.$A67]&lt;[.CM$2];&quot;&quot;;IF([.$A67]=[.CM$2];1;MIN([.$B$1]+1;[.CL66]+[.CM66])))">
            <text:p/>
          </table:table-cell>
          <table:table-cell table:formula="of:=IF([.$A67]&lt;[.CN$2];&quot;&quot;;IF([.$A67]=[.CN$2];1;MIN([.$B$1]+1;[.CM66]+[.CN66])))">
            <text:p/>
          </table:table-cell>
          <table:table-cell table:formula="of:=IF([.$A67]&lt;[.CO$2];&quot;&quot;;IF([.$A67]=[.CO$2];1;MIN([.$B$1]+1;[.CN66]+[.CO66])))">
            <text:p/>
          </table:table-cell>
          <table:table-cell table:formula="of:=IF([.$A67]&lt;[.CP$2];&quot;&quot;;IF([.$A67]=[.CP$2];1;MIN([.$B$1]+1;[.CO66]+[.CP66])))">
            <text:p/>
          </table:table-cell>
          <table:table-cell table:formula="of:=IF([.$A67]&lt;[.CQ$2];&quot;&quot;;IF([.$A67]=[.CQ$2];1;MIN([.$B$1]+1;[.CP66]+[.CQ66])))">
            <text:p/>
          </table:table-cell>
          <table:table-cell table:formula="of:=IF([.$A67]&lt;[.CR$2];&quot;&quot;;IF([.$A67]=[.CR$2];1;MIN([.$B$1]+1;[.CQ66]+[.CR66])))">
            <text:p/>
          </table:table-cell>
          <table:table-cell table:formula="of:=IF([.$A67]&lt;[.CS$2];&quot;&quot;;IF([.$A67]=[.CS$2];1;MIN([.$B$1]+1;[.CR66]+[.CS66])))">
            <text:p/>
          </table:table-cell>
          <table:table-cell table:formula="of:=IF([.$A67]&lt;[.CT$2];&quot;&quot;;IF([.$A67]=[.CT$2];1;MIN([.$B$1]+1;[.CS66]+[.CT66])))">
            <text:p/>
          </table:table-cell>
          <table:table-cell table:formula="of:=IF([.$A67]&lt;[.CU$2];&quot;&quot;;IF([.$A67]=[.CU$2];1;MIN([.$B$1]+1;[.CT66]+[.CU66])))">
            <text:p/>
          </table:table-cell>
          <table:table-cell table:formula="of:=IF([.$A67]&lt;[.CV$2];&quot;&quot;;IF([.$A67]=[.CV$2];1;MIN([.$B$1]+1;[.CU66]+[.CV66])))">
            <text:p/>
          </table:table-cell>
          <table:table-cell table:formula="of:=IF([.$A67]&lt;[.CW$2];&quot;&quot;;IF([.$A67]=[.CW$2];1;MIN([.$B$1]+1;[.CV66]+[.CW66])))">
            <text:p/>
          </table:table-cell>
          <table:table-cell table:formula="of:=IF([.$A67]&lt;[.CX$2];&quot;&quot;;IF([.$A67]=[.CX$2];1;MIN([.$B$1]+1;[.CW66]+[.CX66])))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IF([.$A68]&lt;[.C$2];&quot;&quot;;IF([.$A68]=[.C$2];1;MIN([.$B$1]+1;[.B67]+[.C67])))" office:value-type="float" office:value="65" calcext:value-type="float">
            <text:p>65</text:p>
          </table:table-cell>
          <table:table-cell table:formula="of:=IF([.$A68]&lt;[.D$2];&quot;&quot;;IF([.$A68]=[.D$2];1;MIN([.$B$1]+1;[.C67]+[.D67])))" office:value-type="float" office:value="2080" calcext:value-type="float">
            <text:p>2080</text:p>
          </table:table-cell>
          <table:table-cell table:formula="of:=IF([.$A68]&lt;[.E$2];&quot;&quot;;IF([.$A68]=[.E$2];1;MIN([.$B$1]+1;[.D67]+[.E67])))" office:value-type="float" office:value="43680" calcext:value-type="float">
            <text:p>43680</text:p>
          </table:table-cell>
          <table:table-cell table:formula="of:=IF([.$A68]&lt;[.F$2];&quot;&quot;;IF([.$A68]=[.F$2];1;MIN([.$B$1]+1;[.E67]+[.F67])))" office:value-type="float" office:value="677040" calcext:value-type="float">
            <text:p>677040</text:p>
          </table:table-cell>
          <table:table-cell table:formula="of:=IF([.$A68]&lt;[.G$2];&quot;&quot;;IF([.$A68]=[.G$2];1;MIN([.$B$1]+1;[.F67]+[.G67])))" office:value-type="float" office:value="1000001" calcext:value-type="float">
            <text:p>1000001</text:p>
          </table:table-cell>
          <table:table-cell table:formula="of:=IF([.$A68]&lt;[.H$2];&quot;&quot;;IF([.$A68]=[.H$2];1;MIN([.$B$1]+1;[.G67]+[.H67])))" office:value-type="float" office:value="1000001" calcext:value-type="float">
            <text:p>1000001</text:p>
          </table:table-cell>
          <table:table-cell table:formula="of:=IF([.$A68]&lt;[.I$2];&quot;&quot;;IF([.$A68]=[.I$2];1;MIN([.$B$1]+1;[.H67]+[.I67])))" office:value-type="float" office:value="1000001" calcext:value-type="float">
            <text:p>1000001</text:p>
          </table:table-cell>
          <table:table-cell table:formula="of:=IF([.$A68]&lt;[.J$2];&quot;&quot;;IF([.$A68]=[.J$2];1;MIN([.$B$1]+1;[.I67]+[.J67])))" office:value-type="float" office:value="1000001" calcext:value-type="float">
            <text:p>1000001</text:p>
          </table:table-cell>
          <table:table-cell table:formula="of:=IF([.$A68]&lt;[.K$2];&quot;&quot;;IF([.$A68]=[.K$2];1;MIN([.$B$1]+1;[.J67]+[.K67])))" office:value-type="float" office:value="1000001" calcext:value-type="float">
            <text:p>1000001</text:p>
          </table:table-cell>
          <table:table-cell table:formula="of:=IF([.$A68]&lt;[.L$2];&quot;&quot;;IF([.$A68]=[.L$2];1;MIN([.$B$1]+1;[.K67]+[.L67])))" office:value-type="float" office:value="1000001" calcext:value-type="float">
            <text:p>1000001</text:p>
          </table:table-cell>
          <table:table-cell table:formula="of:=IF([.$A68]&lt;[.M$2];&quot;&quot;;IF([.$A68]=[.M$2];1;MIN([.$B$1]+1;[.L67]+[.M67])))" office:value-type="float" office:value="1000001" calcext:value-type="float">
            <text:p>1000001</text:p>
          </table:table-cell>
          <table:table-cell table:formula="of:=IF([.$A68]&lt;[.N$2];&quot;&quot;;IF([.$A68]=[.N$2];1;MIN([.$B$1]+1;[.M67]+[.N67])))" office:value-type="float" office:value="1000001" calcext:value-type="float">
            <text:p>1000001</text:p>
          </table:table-cell>
          <table:table-cell table:formula="of:=IF([.$A68]&lt;[.O$2];&quot;&quot;;IF([.$A68]=[.O$2];1;MIN([.$B$1]+1;[.N67]+[.O67])))" office:value-type="float" office:value="1000001" calcext:value-type="float">
            <text:p>1000001</text:p>
          </table:table-cell>
          <table:table-cell table:formula="of:=IF([.$A68]&lt;[.P$2];&quot;&quot;;IF([.$A68]=[.P$2];1;MIN([.$B$1]+1;[.O67]+[.P67])))" office:value-type="float" office:value="1000001" calcext:value-type="float">
            <text:p>1000001</text:p>
          </table:table-cell>
          <table:table-cell table:formula="of:=IF([.$A68]&lt;[.Q$2];&quot;&quot;;IF([.$A68]=[.Q$2];1;MIN([.$B$1]+1;[.P67]+[.Q67])))" office:value-type="float" office:value="1000001" calcext:value-type="float">
            <text:p>1000001</text:p>
          </table:table-cell>
          <table:table-cell table:formula="of:=IF([.$A68]&lt;[.R$2];&quot;&quot;;IF([.$A68]=[.R$2];1;MIN([.$B$1]+1;[.Q67]+[.R67])))" office:value-type="float" office:value="1000001" calcext:value-type="float">
            <text:p>1000001</text:p>
          </table:table-cell>
          <table:table-cell table:formula="of:=IF([.$A68]&lt;[.S$2];&quot;&quot;;IF([.$A68]=[.S$2];1;MIN([.$B$1]+1;[.R67]+[.S67])))" office:value-type="float" office:value="1000001" calcext:value-type="float">
            <text:p>1000001</text:p>
          </table:table-cell>
          <table:table-cell table:formula="of:=IF([.$A68]&lt;[.T$2];&quot;&quot;;IF([.$A68]=[.T$2];1;MIN([.$B$1]+1;[.S67]+[.T67])))" office:value-type="float" office:value="1000001" calcext:value-type="float">
            <text:p>1000001</text:p>
          </table:table-cell>
          <table:table-cell table:formula="of:=IF([.$A68]&lt;[.U$2];&quot;&quot;;IF([.$A68]=[.U$2];1;MIN([.$B$1]+1;[.T67]+[.U67])))" office:value-type="float" office:value="1000001" calcext:value-type="float">
            <text:p>1000001</text:p>
          </table:table-cell>
          <table:table-cell table:formula="of:=IF([.$A68]&lt;[.V$2];&quot;&quot;;IF([.$A68]=[.V$2];1;MIN([.$B$1]+1;[.U67]+[.V67])))" office:value-type="float" office:value="1000001" calcext:value-type="float">
            <text:p>1000001</text:p>
          </table:table-cell>
          <table:table-cell table:formula="of:=IF([.$A68]&lt;[.W$2];&quot;&quot;;IF([.$A68]=[.W$2];1;MIN([.$B$1]+1;[.V67]+[.W67])))" office:value-type="float" office:value="1000001" calcext:value-type="float">
            <text:p>1000001</text:p>
          </table:table-cell>
          <table:table-cell table:formula="of:=IF([.$A68]&lt;[.X$2];&quot;&quot;;IF([.$A68]=[.X$2];1;MIN([.$B$1]+1;[.W67]+[.X67])))" office:value-type="float" office:value="1000001" calcext:value-type="float">
            <text:p>1000001</text:p>
          </table:table-cell>
          <table:table-cell table:formula="of:=IF([.$A68]&lt;[.Y$2];&quot;&quot;;IF([.$A68]=[.Y$2];1;MIN([.$B$1]+1;[.X67]+[.Y67])))" office:value-type="float" office:value="1000001" calcext:value-type="float">
            <text:p>1000001</text:p>
          </table:table-cell>
          <table:table-cell table:formula="of:=IF([.$A68]&lt;[.Z$2];&quot;&quot;;IF([.$A68]=[.Z$2];1;MIN([.$B$1]+1;[.Y67]+[.Z67])))" office:value-type="float" office:value="1000001" calcext:value-type="float">
            <text:p>1000001</text:p>
          </table:table-cell>
          <table:table-cell table:formula="of:=IF([.$A68]&lt;[.AA$2];&quot;&quot;;IF([.$A68]=[.AA$2];1;MIN([.$B$1]+1;[.Z67]+[.AA67])))" office:value-type="float" office:value="1000001" calcext:value-type="float">
            <text:p>1000001</text:p>
          </table:table-cell>
          <table:table-cell table:formula="of:=IF([.$A68]&lt;[.AB$2];&quot;&quot;;IF([.$A68]=[.AB$2];1;MIN([.$B$1]+1;[.AA67]+[.AB67])))" office:value-type="float" office:value="1000001" calcext:value-type="float">
            <text:p>1000001</text:p>
          </table:table-cell>
          <table:table-cell table:formula="of:=IF([.$A68]&lt;[.AC$2];&quot;&quot;;IF([.$A68]=[.AC$2];1;MIN([.$B$1]+1;[.AB67]+[.AC67])))" office:value-type="float" office:value="1000001" calcext:value-type="float">
            <text:p>1000001</text:p>
          </table:table-cell>
          <table:table-cell table:formula="of:=IF([.$A68]&lt;[.AD$2];&quot;&quot;;IF([.$A68]=[.AD$2];1;MIN([.$B$1]+1;[.AC67]+[.AD67])))" office:value-type="float" office:value="1000001" calcext:value-type="float">
            <text:p>1000001</text:p>
          </table:table-cell>
          <table:table-cell table:formula="of:=IF([.$A68]&lt;[.AE$2];&quot;&quot;;IF([.$A68]=[.AE$2];1;MIN([.$B$1]+1;[.AD67]+[.AE67])))" office:value-type="float" office:value="1000001" calcext:value-type="float">
            <text:p>1000001</text:p>
          </table:table-cell>
          <table:table-cell table:formula="of:=IF([.$A68]&lt;[.AF$2];&quot;&quot;;IF([.$A68]=[.AF$2];1;MIN([.$B$1]+1;[.AE67]+[.AF67])))" office:value-type="float" office:value="1000001" calcext:value-type="float">
            <text:p>1000001</text:p>
          </table:table-cell>
          <table:table-cell table:formula="of:=IF([.$A68]&lt;[.AG$2];&quot;&quot;;IF([.$A68]=[.AG$2];1;MIN([.$B$1]+1;[.AF67]+[.AG67])))" office:value-type="float" office:value="1000001" calcext:value-type="float">
            <text:p>1000001</text:p>
          </table:table-cell>
          <table:table-cell table:formula="of:=IF([.$A68]&lt;[.AH$2];&quot;&quot;;IF([.$A68]=[.AH$2];1;MIN([.$B$1]+1;[.AG67]+[.AH67])))" office:value-type="float" office:value="1000001" calcext:value-type="float">
            <text:p>1000001</text:p>
          </table:table-cell>
          <table:table-cell table:formula="of:=IF([.$A68]&lt;[.AI$2];&quot;&quot;;IF([.$A68]=[.AI$2];1;MIN([.$B$1]+1;[.AH67]+[.AI67])))" office:value-type="float" office:value="1000001" calcext:value-type="float">
            <text:p>1000001</text:p>
          </table:table-cell>
          <table:table-cell table:formula="of:=IF([.$A68]&lt;[.AJ$2];&quot;&quot;;IF([.$A68]=[.AJ$2];1;MIN([.$B$1]+1;[.AI67]+[.AJ67])))" office:value-type="float" office:value="1000001" calcext:value-type="float">
            <text:p>1000001</text:p>
          </table:table-cell>
          <table:table-cell table:formula="of:=IF([.$A68]&lt;[.AK$2];&quot;&quot;;IF([.$A68]=[.AK$2];1;MIN([.$B$1]+1;[.AJ67]+[.AK67])))" office:value-type="float" office:value="1000001" calcext:value-type="float">
            <text:p>1000001</text:p>
          </table:table-cell>
          <table:table-cell table:formula="of:=IF([.$A68]&lt;[.AL$2];&quot;&quot;;IF([.$A68]=[.AL$2];1;MIN([.$B$1]+1;[.AK67]+[.AL67])))" office:value-type="float" office:value="1000001" calcext:value-type="float">
            <text:p>1000001</text:p>
          </table:table-cell>
          <table:table-cell table:formula="of:=IF([.$A68]&lt;[.AM$2];&quot;&quot;;IF([.$A68]=[.AM$2];1;MIN([.$B$1]+1;[.AL67]+[.AM67])))" office:value-type="float" office:value="1000001" calcext:value-type="float">
            <text:p>1000001</text:p>
          </table:table-cell>
          <table:table-cell table:formula="of:=IF([.$A68]&lt;[.AN$2];&quot;&quot;;IF([.$A68]=[.AN$2];1;MIN([.$B$1]+1;[.AM67]+[.AN67])))" office:value-type="float" office:value="1000001" calcext:value-type="float">
            <text:p>1000001</text:p>
          </table:table-cell>
          <table:table-cell table:formula="of:=IF([.$A68]&lt;[.AO$2];&quot;&quot;;IF([.$A68]=[.AO$2];1;MIN([.$B$1]+1;[.AN67]+[.AO67])))" office:value-type="float" office:value="1000001" calcext:value-type="float">
            <text:p>1000001</text:p>
          </table:table-cell>
          <table:table-cell table:formula="of:=IF([.$A68]&lt;[.AP$2];&quot;&quot;;IF([.$A68]=[.AP$2];1;MIN([.$B$1]+1;[.AO67]+[.AP67])))" office:value-type="float" office:value="1000001" calcext:value-type="float">
            <text:p>1000001</text:p>
          </table:table-cell>
          <table:table-cell table:formula="of:=IF([.$A68]&lt;[.AQ$2];&quot;&quot;;IF([.$A68]=[.AQ$2];1;MIN([.$B$1]+1;[.AP67]+[.AQ67])))" office:value-type="float" office:value="1000001" calcext:value-type="float">
            <text:p>1000001</text:p>
          </table:table-cell>
          <table:table-cell table:formula="of:=IF([.$A68]&lt;[.AR$2];&quot;&quot;;IF([.$A68]=[.AR$2];1;MIN([.$B$1]+1;[.AQ67]+[.AR67])))" office:value-type="float" office:value="1000001" calcext:value-type="float">
            <text:p>1000001</text:p>
          </table:table-cell>
          <table:table-cell table:formula="of:=IF([.$A68]&lt;[.AS$2];&quot;&quot;;IF([.$A68]=[.AS$2];1;MIN([.$B$1]+1;[.AR67]+[.AS67])))" office:value-type="float" office:value="1000001" calcext:value-type="float">
            <text:p>1000001</text:p>
          </table:table-cell>
          <table:table-cell table:formula="of:=IF([.$A68]&lt;[.AT$2];&quot;&quot;;IF([.$A68]=[.AT$2];1;MIN([.$B$1]+1;[.AS67]+[.AT67])))" office:value-type="float" office:value="1000001" calcext:value-type="float">
            <text:p>1000001</text:p>
          </table:table-cell>
          <table:table-cell table:formula="of:=IF([.$A68]&lt;[.AU$2];&quot;&quot;;IF([.$A68]=[.AU$2];1;MIN([.$B$1]+1;[.AT67]+[.AU67])))" office:value-type="float" office:value="1000001" calcext:value-type="float">
            <text:p>1000001</text:p>
          </table:table-cell>
          <table:table-cell table:formula="of:=IF([.$A68]&lt;[.AV$2];&quot;&quot;;IF([.$A68]=[.AV$2];1;MIN([.$B$1]+1;[.AU67]+[.AV67])))" office:value-type="float" office:value="1000001" calcext:value-type="float">
            <text:p>1000001</text:p>
          </table:table-cell>
          <table:table-cell table:formula="of:=IF([.$A68]&lt;[.AW$2];&quot;&quot;;IF([.$A68]=[.AW$2];1;MIN([.$B$1]+1;[.AV67]+[.AW67])))" office:value-type="float" office:value="1000001" calcext:value-type="float">
            <text:p>1000001</text:p>
          </table:table-cell>
          <table:table-cell table:formula="of:=IF([.$A68]&lt;[.AX$2];&quot;&quot;;IF([.$A68]=[.AX$2];1;MIN([.$B$1]+1;[.AW67]+[.AX67])))" office:value-type="float" office:value="1000001" calcext:value-type="float">
            <text:p>1000001</text:p>
          </table:table-cell>
          <table:table-cell table:formula="of:=IF([.$A68]&lt;[.AY$2];&quot;&quot;;IF([.$A68]=[.AY$2];1;MIN([.$B$1]+1;[.AX67]+[.AY67])))" office:value-type="float" office:value="1000001" calcext:value-type="float">
            <text:p>1000001</text:p>
          </table:table-cell>
          <table:table-cell table:formula="of:=IF([.$A68]&lt;[.AZ$2];&quot;&quot;;IF([.$A68]=[.AZ$2];1;MIN([.$B$1]+1;[.AY67]+[.AZ67])))" office:value-type="float" office:value="1000001" calcext:value-type="float">
            <text:p>1000001</text:p>
          </table:table-cell>
          <table:table-cell table:formula="of:=IF([.$A68]&lt;[.BA$2];&quot;&quot;;IF([.$A68]=[.BA$2];1;MIN([.$B$1]+1;[.AZ67]+[.BA67])))" office:value-type="float" office:value="1000001" calcext:value-type="float">
            <text:p>1000001</text:p>
          </table:table-cell>
          <table:table-cell table:formula="of:=IF([.$A68]&lt;[.BB$2];&quot;&quot;;IF([.$A68]=[.BB$2];1;MIN([.$B$1]+1;[.BA67]+[.BB67])))" office:value-type="float" office:value="1000001" calcext:value-type="float">
            <text:p>1000001</text:p>
          </table:table-cell>
          <table:table-cell table:formula="of:=IF([.$A68]&lt;[.BC$2];&quot;&quot;;IF([.$A68]=[.BC$2];1;MIN([.$B$1]+1;[.BB67]+[.BC67])))" office:value-type="float" office:value="1000001" calcext:value-type="float">
            <text:p>1000001</text:p>
          </table:table-cell>
          <table:table-cell table:formula="of:=IF([.$A68]&lt;[.BD$2];&quot;&quot;;IF([.$A68]=[.BD$2];1;MIN([.$B$1]+1;[.BC67]+[.BD67])))" office:value-type="float" office:value="1000001" calcext:value-type="float">
            <text:p>1000001</text:p>
          </table:table-cell>
          <table:table-cell table:formula="of:=IF([.$A68]&lt;[.BE$2];&quot;&quot;;IF([.$A68]=[.BE$2];1;MIN([.$B$1]+1;[.BD67]+[.BE67])))" office:value-type="float" office:value="1000001" calcext:value-type="float">
            <text:p>1000001</text:p>
          </table:table-cell>
          <table:table-cell table:formula="of:=IF([.$A68]&lt;[.BF$2];&quot;&quot;;IF([.$A68]=[.BF$2];1;MIN([.$B$1]+1;[.BE67]+[.BF67])))" office:value-type="float" office:value="1000001" calcext:value-type="float">
            <text:p>1000001</text:p>
          </table:table-cell>
          <table:table-cell table:formula="of:=IF([.$A68]&lt;[.BG$2];&quot;&quot;;IF([.$A68]=[.BG$2];1;MIN([.$B$1]+1;[.BF67]+[.BG67])))" office:value-type="float" office:value="1000001" calcext:value-type="float">
            <text:p>1000001</text:p>
          </table:table-cell>
          <table:table-cell table:formula="of:=IF([.$A68]&lt;[.BH$2];&quot;&quot;;IF([.$A68]=[.BH$2];1;MIN([.$B$1]+1;[.BG67]+[.BH67])))" office:value-type="float" office:value="1000001" calcext:value-type="float">
            <text:p>1000001</text:p>
          </table:table-cell>
          <table:table-cell table:formula="of:=IF([.$A68]&lt;[.BI$2];&quot;&quot;;IF([.$A68]=[.BI$2];1;MIN([.$B$1]+1;[.BH67]+[.BI67])))" office:value-type="float" office:value="1000001" calcext:value-type="float">
            <text:p>1000001</text:p>
          </table:table-cell>
          <table:table-cell table:formula="of:=IF([.$A68]&lt;[.BJ$2];&quot;&quot;;IF([.$A68]=[.BJ$2];1;MIN([.$B$1]+1;[.BI67]+[.BJ67])))" office:value-type="float" office:value="1000001" calcext:value-type="float">
            <text:p>1000001</text:p>
          </table:table-cell>
          <table:table-cell table:formula="of:=IF([.$A68]&lt;[.BK$2];&quot;&quot;;IF([.$A68]=[.BK$2];1;MIN([.$B$1]+1;[.BJ67]+[.BK67])))" office:value-type="float" office:value="677040" calcext:value-type="float">
            <text:p>677040</text:p>
          </table:table-cell>
          <table:table-cell table:formula="of:=IF([.$A68]&lt;[.BL$2];&quot;&quot;;IF([.$A68]=[.BL$2];1;MIN([.$B$1]+1;[.BK67]+[.BL67])))" office:value-type="float" office:value="43680" calcext:value-type="float">
            <text:p>43680</text:p>
          </table:table-cell>
          <table:table-cell table:formula="of:=IF([.$A68]&lt;[.BM$2];&quot;&quot;;IF([.$A68]=[.BM$2];1;MIN([.$B$1]+1;[.BL67]+[.BM67])))" office:value-type="float" office:value="2080" calcext:value-type="float">
            <text:p>2080</text:p>
          </table:table-cell>
          <table:table-cell table:formula="of:=IF([.$A68]&lt;[.BN$2];&quot;&quot;;IF([.$A68]=[.BN$2];1;MIN([.$B$1]+1;[.BM67]+[.BN67])))" office:value-type="float" office:value="65" calcext:value-type="float">
            <text:p>65</text:p>
          </table:table-cell>
          <table:table-cell table:formula="of:=IF([.$A68]&lt;[.BO$2];&quot;&quot;;IF([.$A68]=[.BO$2];1;MIN([.$B$1]+1;[.BN67]+[.BO67])))" office:value-type="float" office:value="1" calcext:value-type="float">
            <text:p>1</text:p>
          </table:table-cell>
          <table:table-cell table:formula="of:=IF([.$A68]&lt;[.BP$2];&quot;&quot;;IF([.$A68]=[.BP$2];1;MIN([.$B$1]+1;[.BO67]+[.BP67])))">
            <text:p/>
          </table:table-cell>
          <table:table-cell table:formula="of:=IF([.$A68]&lt;[.BQ$2];&quot;&quot;;IF([.$A68]=[.BQ$2];1;MIN([.$B$1]+1;[.BP67]+[.BQ67])))">
            <text:p/>
          </table:table-cell>
          <table:table-cell table:formula="of:=IF([.$A68]&lt;[.BR$2];&quot;&quot;;IF([.$A68]=[.BR$2];1;MIN([.$B$1]+1;[.BQ67]+[.BR67])))">
            <text:p/>
          </table:table-cell>
          <table:table-cell table:formula="of:=IF([.$A68]&lt;[.BS$2];&quot;&quot;;IF([.$A68]=[.BS$2];1;MIN([.$B$1]+1;[.BR67]+[.BS67])))">
            <text:p/>
          </table:table-cell>
          <table:table-cell table:formula="of:=IF([.$A68]&lt;[.BT$2];&quot;&quot;;IF([.$A68]=[.BT$2];1;MIN([.$B$1]+1;[.BS67]+[.BT67])))">
            <text:p/>
          </table:table-cell>
          <table:table-cell table:formula="of:=IF([.$A68]&lt;[.BU$2];&quot;&quot;;IF([.$A68]=[.BU$2];1;MIN([.$B$1]+1;[.BT67]+[.BU67])))">
            <text:p/>
          </table:table-cell>
          <table:table-cell table:formula="of:=IF([.$A68]&lt;[.BV$2];&quot;&quot;;IF([.$A68]=[.BV$2];1;MIN([.$B$1]+1;[.BU67]+[.BV67])))">
            <text:p/>
          </table:table-cell>
          <table:table-cell table:formula="of:=IF([.$A68]&lt;[.BW$2];&quot;&quot;;IF([.$A68]=[.BW$2];1;MIN([.$B$1]+1;[.BV67]+[.BW67])))">
            <text:p/>
          </table:table-cell>
          <table:table-cell table:formula="of:=IF([.$A68]&lt;[.BX$2];&quot;&quot;;IF([.$A68]=[.BX$2];1;MIN([.$B$1]+1;[.BW67]+[.BX67])))">
            <text:p/>
          </table:table-cell>
          <table:table-cell table:formula="of:=IF([.$A68]&lt;[.BY$2];&quot;&quot;;IF([.$A68]=[.BY$2];1;MIN([.$B$1]+1;[.BX67]+[.BY67])))">
            <text:p/>
          </table:table-cell>
          <table:table-cell table:formula="of:=IF([.$A68]&lt;[.BZ$2];&quot;&quot;;IF([.$A68]=[.BZ$2];1;MIN([.$B$1]+1;[.BY67]+[.BZ67])))">
            <text:p/>
          </table:table-cell>
          <table:table-cell table:formula="of:=IF([.$A68]&lt;[.CA$2];&quot;&quot;;IF([.$A68]=[.CA$2];1;MIN([.$B$1]+1;[.BZ67]+[.CA67])))">
            <text:p/>
          </table:table-cell>
          <table:table-cell table:formula="of:=IF([.$A68]&lt;[.CB$2];&quot;&quot;;IF([.$A68]=[.CB$2];1;MIN([.$B$1]+1;[.CA67]+[.CB67])))">
            <text:p/>
          </table:table-cell>
          <table:table-cell table:formula="of:=IF([.$A68]&lt;[.CC$2];&quot;&quot;;IF([.$A68]=[.CC$2];1;MIN([.$B$1]+1;[.CB67]+[.CC67])))">
            <text:p/>
          </table:table-cell>
          <table:table-cell table:formula="of:=IF([.$A68]&lt;[.CD$2];&quot;&quot;;IF([.$A68]=[.CD$2];1;MIN([.$B$1]+1;[.CC67]+[.CD67])))">
            <text:p/>
          </table:table-cell>
          <table:table-cell table:formula="of:=IF([.$A68]&lt;[.CE$2];&quot;&quot;;IF([.$A68]=[.CE$2];1;MIN([.$B$1]+1;[.CD67]+[.CE67])))">
            <text:p/>
          </table:table-cell>
          <table:table-cell table:formula="of:=IF([.$A68]&lt;[.CF$2];&quot;&quot;;IF([.$A68]=[.CF$2];1;MIN([.$B$1]+1;[.CE67]+[.CF67])))">
            <text:p/>
          </table:table-cell>
          <table:table-cell table:formula="of:=IF([.$A68]&lt;[.CG$2];&quot;&quot;;IF([.$A68]=[.CG$2];1;MIN([.$B$1]+1;[.CF67]+[.CG67])))">
            <text:p/>
          </table:table-cell>
          <table:table-cell table:formula="of:=IF([.$A68]&lt;[.CH$2];&quot;&quot;;IF([.$A68]=[.CH$2];1;MIN([.$B$1]+1;[.CG67]+[.CH67])))">
            <text:p/>
          </table:table-cell>
          <table:table-cell table:formula="of:=IF([.$A68]&lt;[.CI$2];&quot;&quot;;IF([.$A68]=[.CI$2];1;MIN([.$B$1]+1;[.CH67]+[.CI67])))">
            <text:p/>
          </table:table-cell>
          <table:table-cell table:formula="of:=IF([.$A68]&lt;[.CJ$2];&quot;&quot;;IF([.$A68]=[.CJ$2];1;MIN([.$B$1]+1;[.CI67]+[.CJ67])))">
            <text:p/>
          </table:table-cell>
          <table:table-cell table:formula="of:=IF([.$A68]&lt;[.CK$2];&quot;&quot;;IF([.$A68]=[.CK$2];1;MIN([.$B$1]+1;[.CJ67]+[.CK67])))">
            <text:p/>
          </table:table-cell>
          <table:table-cell table:formula="of:=IF([.$A68]&lt;[.CL$2];&quot;&quot;;IF([.$A68]=[.CL$2];1;MIN([.$B$1]+1;[.CK67]+[.CL67])))">
            <text:p/>
          </table:table-cell>
          <table:table-cell table:formula="of:=IF([.$A68]&lt;[.CM$2];&quot;&quot;;IF([.$A68]=[.CM$2];1;MIN([.$B$1]+1;[.CL67]+[.CM67])))">
            <text:p/>
          </table:table-cell>
          <table:table-cell table:formula="of:=IF([.$A68]&lt;[.CN$2];&quot;&quot;;IF([.$A68]=[.CN$2];1;MIN([.$B$1]+1;[.CM67]+[.CN67])))">
            <text:p/>
          </table:table-cell>
          <table:table-cell table:formula="of:=IF([.$A68]&lt;[.CO$2];&quot;&quot;;IF([.$A68]=[.CO$2];1;MIN([.$B$1]+1;[.CN67]+[.CO67])))">
            <text:p/>
          </table:table-cell>
          <table:table-cell table:formula="of:=IF([.$A68]&lt;[.CP$2];&quot;&quot;;IF([.$A68]=[.CP$2];1;MIN([.$B$1]+1;[.CO67]+[.CP67])))">
            <text:p/>
          </table:table-cell>
          <table:table-cell table:formula="of:=IF([.$A68]&lt;[.CQ$2];&quot;&quot;;IF([.$A68]=[.CQ$2];1;MIN([.$B$1]+1;[.CP67]+[.CQ67])))">
            <text:p/>
          </table:table-cell>
          <table:table-cell table:formula="of:=IF([.$A68]&lt;[.CR$2];&quot;&quot;;IF([.$A68]=[.CR$2];1;MIN([.$B$1]+1;[.CQ67]+[.CR67])))">
            <text:p/>
          </table:table-cell>
          <table:table-cell table:formula="of:=IF([.$A68]&lt;[.CS$2];&quot;&quot;;IF([.$A68]=[.CS$2];1;MIN([.$B$1]+1;[.CR67]+[.CS67])))">
            <text:p/>
          </table:table-cell>
          <table:table-cell table:formula="of:=IF([.$A68]&lt;[.CT$2];&quot;&quot;;IF([.$A68]=[.CT$2];1;MIN([.$B$1]+1;[.CS67]+[.CT67])))">
            <text:p/>
          </table:table-cell>
          <table:table-cell table:formula="of:=IF([.$A68]&lt;[.CU$2];&quot;&quot;;IF([.$A68]=[.CU$2];1;MIN([.$B$1]+1;[.CT67]+[.CU67])))">
            <text:p/>
          </table:table-cell>
          <table:table-cell table:formula="of:=IF([.$A68]&lt;[.CV$2];&quot;&quot;;IF([.$A68]=[.CV$2];1;MIN([.$B$1]+1;[.CU67]+[.CV67])))">
            <text:p/>
          </table:table-cell>
          <table:table-cell table:formula="of:=IF([.$A68]&lt;[.CW$2];&quot;&quot;;IF([.$A68]=[.CW$2];1;MIN([.$B$1]+1;[.CV67]+[.CW67])))">
            <text:p/>
          </table:table-cell>
          <table:table-cell table:formula="of:=IF([.$A68]&lt;[.CX$2];&quot;&quot;;IF([.$A68]=[.CX$2];1;MIN([.$B$1]+1;[.CW67]+[.CX67])))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IF([.$A69]&lt;[.C$2];&quot;&quot;;IF([.$A69]=[.C$2];1;MIN([.$B$1]+1;[.B68]+[.C68])))" office:value-type="float" office:value="66" calcext:value-type="float">
            <text:p>66</text:p>
          </table:table-cell>
          <table:table-cell table:formula="of:=IF([.$A69]&lt;[.D$2];&quot;&quot;;IF([.$A69]=[.D$2];1;MIN([.$B$1]+1;[.C68]+[.D68])))" office:value-type="float" office:value="2145" calcext:value-type="float">
            <text:p>2145</text:p>
          </table:table-cell>
          <table:table-cell table:formula="of:=IF([.$A69]&lt;[.E$2];&quot;&quot;;IF([.$A69]=[.E$2];1;MIN([.$B$1]+1;[.D68]+[.E68])))" office:value-type="float" office:value="45760" calcext:value-type="float">
            <text:p>45760</text:p>
          </table:table-cell>
          <table:table-cell table:formula="of:=IF([.$A69]&lt;[.F$2];&quot;&quot;;IF([.$A69]=[.F$2];1;MIN([.$B$1]+1;[.E68]+[.F68])))" office:value-type="float" office:value="720720" calcext:value-type="float">
            <text:p>720720</text:p>
          </table:table-cell>
          <table:table-cell table:formula="of:=IF([.$A69]&lt;[.G$2];&quot;&quot;;IF([.$A69]=[.G$2];1;MIN([.$B$1]+1;[.F68]+[.G68])))" office:value-type="float" office:value="1000001" calcext:value-type="float">
            <text:p>1000001</text:p>
          </table:table-cell>
          <table:table-cell table:formula="of:=IF([.$A69]&lt;[.H$2];&quot;&quot;;IF([.$A69]=[.H$2];1;MIN([.$B$1]+1;[.G68]+[.H68])))" office:value-type="float" office:value="1000001" calcext:value-type="float">
            <text:p>1000001</text:p>
          </table:table-cell>
          <table:table-cell table:formula="of:=IF([.$A69]&lt;[.I$2];&quot;&quot;;IF([.$A69]=[.I$2];1;MIN([.$B$1]+1;[.H68]+[.I68])))" office:value-type="float" office:value="1000001" calcext:value-type="float">
            <text:p>1000001</text:p>
          </table:table-cell>
          <table:table-cell table:formula="of:=IF([.$A69]&lt;[.J$2];&quot;&quot;;IF([.$A69]=[.J$2];1;MIN([.$B$1]+1;[.I68]+[.J68])))" office:value-type="float" office:value="1000001" calcext:value-type="float">
            <text:p>1000001</text:p>
          </table:table-cell>
          <table:table-cell table:formula="of:=IF([.$A69]&lt;[.K$2];&quot;&quot;;IF([.$A69]=[.K$2];1;MIN([.$B$1]+1;[.J68]+[.K68])))" office:value-type="float" office:value="1000001" calcext:value-type="float">
            <text:p>1000001</text:p>
          </table:table-cell>
          <table:table-cell table:formula="of:=IF([.$A69]&lt;[.L$2];&quot;&quot;;IF([.$A69]=[.L$2];1;MIN([.$B$1]+1;[.K68]+[.L68])))" office:value-type="float" office:value="1000001" calcext:value-type="float">
            <text:p>1000001</text:p>
          </table:table-cell>
          <table:table-cell table:formula="of:=IF([.$A69]&lt;[.M$2];&quot;&quot;;IF([.$A69]=[.M$2];1;MIN([.$B$1]+1;[.L68]+[.M68])))" office:value-type="float" office:value="1000001" calcext:value-type="float">
            <text:p>1000001</text:p>
          </table:table-cell>
          <table:table-cell table:formula="of:=IF([.$A69]&lt;[.N$2];&quot;&quot;;IF([.$A69]=[.N$2];1;MIN([.$B$1]+1;[.M68]+[.N68])))" office:value-type="float" office:value="1000001" calcext:value-type="float">
            <text:p>1000001</text:p>
          </table:table-cell>
          <table:table-cell table:formula="of:=IF([.$A69]&lt;[.O$2];&quot;&quot;;IF([.$A69]=[.O$2];1;MIN([.$B$1]+1;[.N68]+[.O68])))" office:value-type="float" office:value="1000001" calcext:value-type="float">
            <text:p>1000001</text:p>
          </table:table-cell>
          <table:table-cell table:formula="of:=IF([.$A69]&lt;[.P$2];&quot;&quot;;IF([.$A69]=[.P$2];1;MIN([.$B$1]+1;[.O68]+[.P68])))" office:value-type="float" office:value="1000001" calcext:value-type="float">
            <text:p>1000001</text:p>
          </table:table-cell>
          <table:table-cell table:formula="of:=IF([.$A69]&lt;[.Q$2];&quot;&quot;;IF([.$A69]=[.Q$2];1;MIN([.$B$1]+1;[.P68]+[.Q68])))" office:value-type="float" office:value="1000001" calcext:value-type="float">
            <text:p>1000001</text:p>
          </table:table-cell>
          <table:table-cell table:formula="of:=IF([.$A69]&lt;[.R$2];&quot;&quot;;IF([.$A69]=[.R$2];1;MIN([.$B$1]+1;[.Q68]+[.R68])))" office:value-type="float" office:value="1000001" calcext:value-type="float">
            <text:p>1000001</text:p>
          </table:table-cell>
          <table:table-cell table:formula="of:=IF([.$A69]&lt;[.S$2];&quot;&quot;;IF([.$A69]=[.S$2];1;MIN([.$B$1]+1;[.R68]+[.S68])))" office:value-type="float" office:value="1000001" calcext:value-type="float">
            <text:p>1000001</text:p>
          </table:table-cell>
          <table:table-cell table:formula="of:=IF([.$A69]&lt;[.T$2];&quot;&quot;;IF([.$A69]=[.T$2];1;MIN([.$B$1]+1;[.S68]+[.T68])))" office:value-type="float" office:value="1000001" calcext:value-type="float">
            <text:p>1000001</text:p>
          </table:table-cell>
          <table:table-cell table:formula="of:=IF([.$A69]&lt;[.U$2];&quot;&quot;;IF([.$A69]=[.U$2];1;MIN([.$B$1]+1;[.T68]+[.U68])))" office:value-type="float" office:value="1000001" calcext:value-type="float">
            <text:p>1000001</text:p>
          </table:table-cell>
          <table:table-cell table:formula="of:=IF([.$A69]&lt;[.V$2];&quot;&quot;;IF([.$A69]=[.V$2];1;MIN([.$B$1]+1;[.U68]+[.V68])))" office:value-type="float" office:value="1000001" calcext:value-type="float">
            <text:p>1000001</text:p>
          </table:table-cell>
          <table:table-cell table:formula="of:=IF([.$A69]&lt;[.W$2];&quot;&quot;;IF([.$A69]=[.W$2];1;MIN([.$B$1]+1;[.V68]+[.W68])))" office:value-type="float" office:value="1000001" calcext:value-type="float">
            <text:p>1000001</text:p>
          </table:table-cell>
          <table:table-cell table:formula="of:=IF([.$A69]&lt;[.X$2];&quot;&quot;;IF([.$A69]=[.X$2];1;MIN([.$B$1]+1;[.W68]+[.X68])))" office:value-type="float" office:value="1000001" calcext:value-type="float">
            <text:p>1000001</text:p>
          </table:table-cell>
          <table:table-cell table:formula="of:=IF([.$A69]&lt;[.Y$2];&quot;&quot;;IF([.$A69]=[.Y$2];1;MIN([.$B$1]+1;[.X68]+[.Y68])))" office:value-type="float" office:value="1000001" calcext:value-type="float">
            <text:p>1000001</text:p>
          </table:table-cell>
          <table:table-cell table:formula="of:=IF([.$A69]&lt;[.Z$2];&quot;&quot;;IF([.$A69]=[.Z$2];1;MIN([.$B$1]+1;[.Y68]+[.Z68])))" office:value-type="float" office:value="1000001" calcext:value-type="float">
            <text:p>1000001</text:p>
          </table:table-cell>
          <table:table-cell table:formula="of:=IF([.$A69]&lt;[.AA$2];&quot;&quot;;IF([.$A69]=[.AA$2];1;MIN([.$B$1]+1;[.Z68]+[.AA68])))" office:value-type="float" office:value="1000001" calcext:value-type="float">
            <text:p>1000001</text:p>
          </table:table-cell>
          <table:table-cell table:formula="of:=IF([.$A69]&lt;[.AB$2];&quot;&quot;;IF([.$A69]=[.AB$2];1;MIN([.$B$1]+1;[.AA68]+[.AB68])))" office:value-type="float" office:value="1000001" calcext:value-type="float">
            <text:p>1000001</text:p>
          </table:table-cell>
          <table:table-cell table:formula="of:=IF([.$A69]&lt;[.AC$2];&quot;&quot;;IF([.$A69]=[.AC$2];1;MIN([.$B$1]+1;[.AB68]+[.AC68])))" office:value-type="float" office:value="1000001" calcext:value-type="float">
            <text:p>1000001</text:p>
          </table:table-cell>
          <table:table-cell table:formula="of:=IF([.$A69]&lt;[.AD$2];&quot;&quot;;IF([.$A69]=[.AD$2];1;MIN([.$B$1]+1;[.AC68]+[.AD68])))" office:value-type="float" office:value="1000001" calcext:value-type="float">
            <text:p>1000001</text:p>
          </table:table-cell>
          <table:table-cell table:formula="of:=IF([.$A69]&lt;[.AE$2];&quot;&quot;;IF([.$A69]=[.AE$2];1;MIN([.$B$1]+1;[.AD68]+[.AE68])))" office:value-type="float" office:value="1000001" calcext:value-type="float">
            <text:p>1000001</text:p>
          </table:table-cell>
          <table:table-cell table:formula="of:=IF([.$A69]&lt;[.AF$2];&quot;&quot;;IF([.$A69]=[.AF$2];1;MIN([.$B$1]+1;[.AE68]+[.AF68])))" office:value-type="float" office:value="1000001" calcext:value-type="float">
            <text:p>1000001</text:p>
          </table:table-cell>
          <table:table-cell table:formula="of:=IF([.$A69]&lt;[.AG$2];&quot;&quot;;IF([.$A69]=[.AG$2];1;MIN([.$B$1]+1;[.AF68]+[.AG68])))" office:value-type="float" office:value="1000001" calcext:value-type="float">
            <text:p>1000001</text:p>
          </table:table-cell>
          <table:table-cell table:formula="of:=IF([.$A69]&lt;[.AH$2];&quot;&quot;;IF([.$A69]=[.AH$2];1;MIN([.$B$1]+1;[.AG68]+[.AH68])))" office:value-type="float" office:value="1000001" calcext:value-type="float">
            <text:p>1000001</text:p>
          </table:table-cell>
          <table:table-cell table:formula="of:=IF([.$A69]&lt;[.AI$2];&quot;&quot;;IF([.$A69]=[.AI$2];1;MIN([.$B$1]+1;[.AH68]+[.AI68])))" office:value-type="float" office:value="1000001" calcext:value-type="float">
            <text:p>1000001</text:p>
          </table:table-cell>
          <table:table-cell table:formula="of:=IF([.$A69]&lt;[.AJ$2];&quot;&quot;;IF([.$A69]=[.AJ$2];1;MIN([.$B$1]+1;[.AI68]+[.AJ68])))" office:value-type="float" office:value="1000001" calcext:value-type="float">
            <text:p>1000001</text:p>
          </table:table-cell>
          <table:table-cell table:formula="of:=IF([.$A69]&lt;[.AK$2];&quot;&quot;;IF([.$A69]=[.AK$2];1;MIN([.$B$1]+1;[.AJ68]+[.AK68])))" office:value-type="float" office:value="1000001" calcext:value-type="float">
            <text:p>1000001</text:p>
          </table:table-cell>
          <table:table-cell table:formula="of:=IF([.$A69]&lt;[.AL$2];&quot;&quot;;IF([.$A69]=[.AL$2];1;MIN([.$B$1]+1;[.AK68]+[.AL68])))" office:value-type="float" office:value="1000001" calcext:value-type="float">
            <text:p>1000001</text:p>
          </table:table-cell>
          <table:table-cell table:formula="of:=IF([.$A69]&lt;[.AM$2];&quot;&quot;;IF([.$A69]=[.AM$2];1;MIN([.$B$1]+1;[.AL68]+[.AM68])))" office:value-type="float" office:value="1000001" calcext:value-type="float">
            <text:p>1000001</text:p>
          </table:table-cell>
          <table:table-cell table:formula="of:=IF([.$A69]&lt;[.AN$2];&quot;&quot;;IF([.$A69]=[.AN$2];1;MIN([.$B$1]+1;[.AM68]+[.AN68])))" office:value-type="float" office:value="1000001" calcext:value-type="float">
            <text:p>1000001</text:p>
          </table:table-cell>
          <table:table-cell table:formula="of:=IF([.$A69]&lt;[.AO$2];&quot;&quot;;IF([.$A69]=[.AO$2];1;MIN([.$B$1]+1;[.AN68]+[.AO68])))" office:value-type="float" office:value="1000001" calcext:value-type="float">
            <text:p>1000001</text:p>
          </table:table-cell>
          <table:table-cell table:formula="of:=IF([.$A69]&lt;[.AP$2];&quot;&quot;;IF([.$A69]=[.AP$2];1;MIN([.$B$1]+1;[.AO68]+[.AP68])))" office:value-type="float" office:value="1000001" calcext:value-type="float">
            <text:p>1000001</text:p>
          </table:table-cell>
          <table:table-cell table:formula="of:=IF([.$A69]&lt;[.AQ$2];&quot;&quot;;IF([.$A69]=[.AQ$2];1;MIN([.$B$1]+1;[.AP68]+[.AQ68])))" office:value-type="float" office:value="1000001" calcext:value-type="float">
            <text:p>1000001</text:p>
          </table:table-cell>
          <table:table-cell table:formula="of:=IF([.$A69]&lt;[.AR$2];&quot;&quot;;IF([.$A69]=[.AR$2];1;MIN([.$B$1]+1;[.AQ68]+[.AR68])))" office:value-type="float" office:value="1000001" calcext:value-type="float">
            <text:p>1000001</text:p>
          </table:table-cell>
          <table:table-cell table:formula="of:=IF([.$A69]&lt;[.AS$2];&quot;&quot;;IF([.$A69]=[.AS$2];1;MIN([.$B$1]+1;[.AR68]+[.AS68])))" office:value-type="float" office:value="1000001" calcext:value-type="float">
            <text:p>1000001</text:p>
          </table:table-cell>
          <table:table-cell table:formula="of:=IF([.$A69]&lt;[.AT$2];&quot;&quot;;IF([.$A69]=[.AT$2];1;MIN([.$B$1]+1;[.AS68]+[.AT68])))" office:value-type="float" office:value="1000001" calcext:value-type="float">
            <text:p>1000001</text:p>
          </table:table-cell>
          <table:table-cell table:formula="of:=IF([.$A69]&lt;[.AU$2];&quot;&quot;;IF([.$A69]=[.AU$2];1;MIN([.$B$1]+1;[.AT68]+[.AU68])))" office:value-type="float" office:value="1000001" calcext:value-type="float">
            <text:p>1000001</text:p>
          </table:table-cell>
          <table:table-cell table:formula="of:=IF([.$A69]&lt;[.AV$2];&quot;&quot;;IF([.$A69]=[.AV$2];1;MIN([.$B$1]+1;[.AU68]+[.AV68])))" office:value-type="float" office:value="1000001" calcext:value-type="float">
            <text:p>1000001</text:p>
          </table:table-cell>
          <table:table-cell table:formula="of:=IF([.$A69]&lt;[.AW$2];&quot;&quot;;IF([.$A69]=[.AW$2];1;MIN([.$B$1]+1;[.AV68]+[.AW68])))" office:value-type="float" office:value="1000001" calcext:value-type="float">
            <text:p>1000001</text:p>
          </table:table-cell>
          <table:table-cell table:formula="of:=IF([.$A69]&lt;[.AX$2];&quot;&quot;;IF([.$A69]=[.AX$2];1;MIN([.$B$1]+1;[.AW68]+[.AX68])))" office:value-type="float" office:value="1000001" calcext:value-type="float">
            <text:p>1000001</text:p>
          </table:table-cell>
          <table:table-cell table:formula="of:=IF([.$A69]&lt;[.AY$2];&quot;&quot;;IF([.$A69]=[.AY$2];1;MIN([.$B$1]+1;[.AX68]+[.AY68])))" office:value-type="float" office:value="1000001" calcext:value-type="float">
            <text:p>1000001</text:p>
          </table:table-cell>
          <table:table-cell table:formula="of:=IF([.$A69]&lt;[.AZ$2];&quot;&quot;;IF([.$A69]=[.AZ$2];1;MIN([.$B$1]+1;[.AY68]+[.AZ68])))" office:value-type="float" office:value="1000001" calcext:value-type="float">
            <text:p>1000001</text:p>
          </table:table-cell>
          <table:table-cell table:formula="of:=IF([.$A69]&lt;[.BA$2];&quot;&quot;;IF([.$A69]=[.BA$2];1;MIN([.$B$1]+1;[.AZ68]+[.BA68])))" office:value-type="float" office:value="1000001" calcext:value-type="float">
            <text:p>1000001</text:p>
          </table:table-cell>
          <table:table-cell table:formula="of:=IF([.$A69]&lt;[.BB$2];&quot;&quot;;IF([.$A69]=[.BB$2];1;MIN([.$B$1]+1;[.BA68]+[.BB68])))" office:value-type="float" office:value="1000001" calcext:value-type="float">
            <text:p>1000001</text:p>
          </table:table-cell>
          <table:table-cell table:formula="of:=IF([.$A69]&lt;[.BC$2];&quot;&quot;;IF([.$A69]=[.BC$2];1;MIN([.$B$1]+1;[.BB68]+[.BC68])))" office:value-type="float" office:value="1000001" calcext:value-type="float">
            <text:p>1000001</text:p>
          </table:table-cell>
          <table:table-cell table:formula="of:=IF([.$A69]&lt;[.BD$2];&quot;&quot;;IF([.$A69]=[.BD$2];1;MIN([.$B$1]+1;[.BC68]+[.BD68])))" office:value-type="float" office:value="1000001" calcext:value-type="float">
            <text:p>1000001</text:p>
          </table:table-cell>
          <table:table-cell table:formula="of:=IF([.$A69]&lt;[.BE$2];&quot;&quot;;IF([.$A69]=[.BE$2];1;MIN([.$B$1]+1;[.BD68]+[.BE68])))" office:value-type="float" office:value="1000001" calcext:value-type="float">
            <text:p>1000001</text:p>
          </table:table-cell>
          <table:table-cell table:formula="of:=IF([.$A69]&lt;[.BF$2];&quot;&quot;;IF([.$A69]=[.BF$2];1;MIN([.$B$1]+1;[.BE68]+[.BF68])))" office:value-type="float" office:value="1000001" calcext:value-type="float">
            <text:p>1000001</text:p>
          </table:table-cell>
          <table:table-cell table:formula="of:=IF([.$A69]&lt;[.BG$2];&quot;&quot;;IF([.$A69]=[.BG$2];1;MIN([.$B$1]+1;[.BF68]+[.BG68])))" office:value-type="float" office:value="1000001" calcext:value-type="float">
            <text:p>1000001</text:p>
          </table:table-cell>
          <table:table-cell table:formula="of:=IF([.$A69]&lt;[.BH$2];&quot;&quot;;IF([.$A69]=[.BH$2];1;MIN([.$B$1]+1;[.BG68]+[.BH68])))" office:value-type="float" office:value="1000001" calcext:value-type="float">
            <text:p>1000001</text:p>
          </table:table-cell>
          <table:table-cell table:formula="of:=IF([.$A69]&lt;[.BI$2];&quot;&quot;;IF([.$A69]=[.BI$2];1;MIN([.$B$1]+1;[.BH68]+[.BI68])))" office:value-type="float" office:value="1000001" calcext:value-type="float">
            <text:p>1000001</text:p>
          </table:table-cell>
          <table:table-cell table:formula="of:=IF([.$A69]&lt;[.BJ$2];&quot;&quot;;IF([.$A69]=[.BJ$2];1;MIN([.$B$1]+1;[.BI68]+[.BJ68])))" office:value-type="float" office:value="1000001" calcext:value-type="float">
            <text:p>1000001</text:p>
          </table:table-cell>
          <table:table-cell table:formula="of:=IF([.$A69]&lt;[.BK$2];&quot;&quot;;IF([.$A69]=[.BK$2];1;MIN([.$B$1]+1;[.BJ68]+[.BK68])))" office:value-type="float" office:value="1000001" calcext:value-type="float">
            <text:p>1000001</text:p>
          </table:table-cell>
          <table:table-cell table:formula="of:=IF([.$A69]&lt;[.BL$2];&quot;&quot;;IF([.$A69]=[.BL$2];1;MIN([.$B$1]+1;[.BK68]+[.BL68])))" office:value-type="float" office:value="720720" calcext:value-type="float">
            <text:p>720720</text:p>
          </table:table-cell>
          <table:table-cell table:formula="of:=IF([.$A69]&lt;[.BM$2];&quot;&quot;;IF([.$A69]=[.BM$2];1;MIN([.$B$1]+1;[.BL68]+[.BM68])))" office:value-type="float" office:value="45760" calcext:value-type="float">
            <text:p>45760</text:p>
          </table:table-cell>
          <table:table-cell table:formula="of:=IF([.$A69]&lt;[.BN$2];&quot;&quot;;IF([.$A69]=[.BN$2];1;MIN([.$B$1]+1;[.BM68]+[.BN68])))" office:value-type="float" office:value="2145" calcext:value-type="float">
            <text:p>2145</text:p>
          </table:table-cell>
          <table:table-cell table:formula="of:=IF([.$A69]&lt;[.BO$2];&quot;&quot;;IF([.$A69]=[.BO$2];1;MIN([.$B$1]+1;[.BN68]+[.BO68])))" office:value-type="float" office:value="66" calcext:value-type="float">
            <text:p>66</text:p>
          </table:table-cell>
          <table:table-cell table:formula="of:=IF([.$A69]&lt;[.BP$2];&quot;&quot;;IF([.$A69]=[.BP$2];1;MIN([.$B$1]+1;[.BO68]+[.BP68])))" office:value-type="float" office:value="1" calcext:value-type="float">
            <text:p>1</text:p>
          </table:table-cell>
          <table:table-cell table:formula="of:=IF([.$A69]&lt;[.BQ$2];&quot;&quot;;IF([.$A69]=[.BQ$2];1;MIN([.$B$1]+1;[.BP68]+[.BQ68])))">
            <text:p/>
          </table:table-cell>
          <table:table-cell table:formula="of:=IF([.$A69]&lt;[.BR$2];&quot;&quot;;IF([.$A69]=[.BR$2];1;MIN([.$B$1]+1;[.BQ68]+[.BR68])))">
            <text:p/>
          </table:table-cell>
          <table:table-cell table:formula="of:=IF([.$A69]&lt;[.BS$2];&quot;&quot;;IF([.$A69]=[.BS$2];1;MIN([.$B$1]+1;[.BR68]+[.BS68])))">
            <text:p/>
          </table:table-cell>
          <table:table-cell table:formula="of:=IF([.$A69]&lt;[.BT$2];&quot;&quot;;IF([.$A69]=[.BT$2];1;MIN([.$B$1]+1;[.BS68]+[.BT68])))">
            <text:p/>
          </table:table-cell>
          <table:table-cell table:formula="of:=IF([.$A69]&lt;[.BU$2];&quot;&quot;;IF([.$A69]=[.BU$2];1;MIN([.$B$1]+1;[.BT68]+[.BU68])))">
            <text:p/>
          </table:table-cell>
          <table:table-cell table:formula="of:=IF([.$A69]&lt;[.BV$2];&quot;&quot;;IF([.$A69]=[.BV$2];1;MIN([.$B$1]+1;[.BU68]+[.BV68])))">
            <text:p/>
          </table:table-cell>
          <table:table-cell table:formula="of:=IF([.$A69]&lt;[.BW$2];&quot;&quot;;IF([.$A69]=[.BW$2];1;MIN([.$B$1]+1;[.BV68]+[.BW68])))">
            <text:p/>
          </table:table-cell>
          <table:table-cell table:formula="of:=IF([.$A69]&lt;[.BX$2];&quot;&quot;;IF([.$A69]=[.BX$2];1;MIN([.$B$1]+1;[.BW68]+[.BX68])))">
            <text:p/>
          </table:table-cell>
          <table:table-cell table:formula="of:=IF([.$A69]&lt;[.BY$2];&quot;&quot;;IF([.$A69]=[.BY$2];1;MIN([.$B$1]+1;[.BX68]+[.BY68])))">
            <text:p/>
          </table:table-cell>
          <table:table-cell table:formula="of:=IF([.$A69]&lt;[.BZ$2];&quot;&quot;;IF([.$A69]=[.BZ$2];1;MIN([.$B$1]+1;[.BY68]+[.BZ68])))">
            <text:p/>
          </table:table-cell>
          <table:table-cell table:formula="of:=IF([.$A69]&lt;[.CA$2];&quot;&quot;;IF([.$A69]=[.CA$2];1;MIN([.$B$1]+1;[.BZ68]+[.CA68])))">
            <text:p/>
          </table:table-cell>
          <table:table-cell table:formula="of:=IF([.$A69]&lt;[.CB$2];&quot;&quot;;IF([.$A69]=[.CB$2];1;MIN([.$B$1]+1;[.CA68]+[.CB68])))">
            <text:p/>
          </table:table-cell>
          <table:table-cell table:formula="of:=IF([.$A69]&lt;[.CC$2];&quot;&quot;;IF([.$A69]=[.CC$2];1;MIN([.$B$1]+1;[.CB68]+[.CC68])))">
            <text:p/>
          </table:table-cell>
          <table:table-cell table:formula="of:=IF([.$A69]&lt;[.CD$2];&quot;&quot;;IF([.$A69]=[.CD$2];1;MIN([.$B$1]+1;[.CC68]+[.CD68])))">
            <text:p/>
          </table:table-cell>
          <table:table-cell table:formula="of:=IF([.$A69]&lt;[.CE$2];&quot;&quot;;IF([.$A69]=[.CE$2];1;MIN([.$B$1]+1;[.CD68]+[.CE68])))">
            <text:p/>
          </table:table-cell>
          <table:table-cell table:formula="of:=IF([.$A69]&lt;[.CF$2];&quot;&quot;;IF([.$A69]=[.CF$2];1;MIN([.$B$1]+1;[.CE68]+[.CF68])))">
            <text:p/>
          </table:table-cell>
          <table:table-cell table:formula="of:=IF([.$A69]&lt;[.CG$2];&quot;&quot;;IF([.$A69]=[.CG$2];1;MIN([.$B$1]+1;[.CF68]+[.CG68])))">
            <text:p/>
          </table:table-cell>
          <table:table-cell table:formula="of:=IF([.$A69]&lt;[.CH$2];&quot;&quot;;IF([.$A69]=[.CH$2];1;MIN([.$B$1]+1;[.CG68]+[.CH68])))">
            <text:p/>
          </table:table-cell>
          <table:table-cell table:formula="of:=IF([.$A69]&lt;[.CI$2];&quot;&quot;;IF([.$A69]=[.CI$2];1;MIN([.$B$1]+1;[.CH68]+[.CI68])))">
            <text:p/>
          </table:table-cell>
          <table:table-cell table:formula="of:=IF([.$A69]&lt;[.CJ$2];&quot;&quot;;IF([.$A69]=[.CJ$2];1;MIN([.$B$1]+1;[.CI68]+[.CJ68])))">
            <text:p/>
          </table:table-cell>
          <table:table-cell table:formula="of:=IF([.$A69]&lt;[.CK$2];&quot;&quot;;IF([.$A69]=[.CK$2];1;MIN([.$B$1]+1;[.CJ68]+[.CK68])))">
            <text:p/>
          </table:table-cell>
          <table:table-cell table:formula="of:=IF([.$A69]&lt;[.CL$2];&quot;&quot;;IF([.$A69]=[.CL$2];1;MIN([.$B$1]+1;[.CK68]+[.CL68])))">
            <text:p/>
          </table:table-cell>
          <table:table-cell table:formula="of:=IF([.$A69]&lt;[.CM$2];&quot;&quot;;IF([.$A69]=[.CM$2];1;MIN([.$B$1]+1;[.CL68]+[.CM68])))">
            <text:p/>
          </table:table-cell>
          <table:table-cell table:formula="of:=IF([.$A69]&lt;[.CN$2];&quot;&quot;;IF([.$A69]=[.CN$2];1;MIN([.$B$1]+1;[.CM68]+[.CN68])))">
            <text:p/>
          </table:table-cell>
          <table:table-cell table:formula="of:=IF([.$A69]&lt;[.CO$2];&quot;&quot;;IF([.$A69]=[.CO$2];1;MIN([.$B$1]+1;[.CN68]+[.CO68])))">
            <text:p/>
          </table:table-cell>
          <table:table-cell table:formula="of:=IF([.$A69]&lt;[.CP$2];&quot;&quot;;IF([.$A69]=[.CP$2];1;MIN([.$B$1]+1;[.CO68]+[.CP68])))">
            <text:p/>
          </table:table-cell>
          <table:table-cell table:formula="of:=IF([.$A69]&lt;[.CQ$2];&quot;&quot;;IF([.$A69]=[.CQ$2];1;MIN([.$B$1]+1;[.CP68]+[.CQ68])))">
            <text:p/>
          </table:table-cell>
          <table:table-cell table:formula="of:=IF([.$A69]&lt;[.CR$2];&quot;&quot;;IF([.$A69]=[.CR$2];1;MIN([.$B$1]+1;[.CQ68]+[.CR68])))">
            <text:p/>
          </table:table-cell>
          <table:table-cell table:formula="of:=IF([.$A69]&lt;[.CS$2];&quot;&quot;;IF([.$A69]=[.CS$2];1;MIN([.$B$1]+1;[.CR68]+[.CS68])))">
            <text:p/>
          </table:table-cell>
          <table:table-cell table:formula="of:=IF([.$A69]&lt;[.CT$2];&quot;&quot;;IF([.$A69]=[.CT$2];1;MIN([.$B$1]+1;[.CS68]+[.CT68])))">
            <text:p/>
          </table:table-cell>
          <table:table-cell table:formula="of:=IF([.$A69]&lt;[.CU$2];&quot;&quot;;IF([.$A69]=[.CU$2];1;MIN([.$B$1]+1;[.CT68]+[.CU68])))">
            <text:p/>
          </table:table-cell>
          <table:table-cell table:formula="of:=IF([.$A69]&lt;[.CV$2];&quot;&quot;;IF([.$A69]=[.CV$2];1;MIN([.$B$1]+1;[.CU68]+[.CV68])))">
            <text:p/>
          </table:table-cell>
          <table:table-cell table:formula="of:=IF([.$A69]&lt;[.CW$2];&quot;&quot;;IF([.$A69]=[.CW$2];1;MIN([.$B$1]+1;[.CV68]+[.CW68])))">
            <text:p/>
          </table:table-cell>
          <table:table-cell table:formula="of:=IF([.$A69]&lt;[.CX$2];&quot;&quot;;IF([.$A69]=[.CX$2];1;MIN([.$B$1]+1;[.CW68]+[.CX68])))">
            <text:p/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IF([.$A70]&lt;[.C$2];&quot;&quot;;IF([.$A70]=[.C$2];1;MIN([.$B$1]+1;[.B69]+[.C69])))" office:value-type="float" office:value="67" calcext:value-type="float">
            <text:p>67</text:p>
          </table:table-cell>
          <table:table-cell table:formula="of:=IF([.$A70]&lt;[.D$2];&quot;&quot;;IF([.$A70]=[.D$2];1;MIN([.$B$1]+1;[.C69]+[.D69])))" office:value-type="float" office:value="2211" calcext:value-type="float">
            <text:p>2211</text:p>
          </table:table-cell>
          <table:table-cell table:formula="of:=IF([.$A70]&lt;[.E$2];&quot;&quot;;IF([.$A70]=[.E$2];1;MIN([.$B$1]+1;[.D69]+[.E69])))" office:value-type="float" office:value="47905" calcext:value-type="float">
            <text:p>47905</text:p>
          </table:table-cell>
          <table:table-cell table:formula="of:=IF([.$A70]&lt;[.F$2];&quot;&quot;;IF([.$A70]=[.F$2];1;MIN([.$B$1]+1;[.E69]+[.F69])))" office:value-type="float" office:value="766480" calcext:value-type="float">
            <text:p>766480</text:p>
          </table:table-cell>
          <table:table-cell table:formula="of:=IF([.$A70]&lt;[.G$2];&quot;&quot;;IF([.$A70]=[.G$2];1;MIN([.$B$1]+1;[.F69]+[.G69])))" office:value-type="float" office:value="1000001" calcext:value-type="float">
            <text:p>1000001</text:p>
          </table:table-cell>
          <table:table-cell table:formula="of:=IF([.$A70]&lt;[.H$2];&quot;&quot;;IF([.$A70]=[.H$2];1;MIN([.$B$1]+1;[.G69]+[.H69])))" office:value-type="float" office:value="1000001" calcext:value-type="float">
            <text:p>1000001</text:p>
          </table:table-cell>
          <table:table-cell table:formula="of:=IF([.$A70]&lt;[.I$2];&quot;&quot;;IF([.$A70]=[.I$2];1;MIN([.$B$1]+1;[.H69]+[.I69])))" office:value-type="float" office:value="1000001" calcext:value-type="float">
            <text:p>1000001</text:p>
          </table:table-cell>
          <table:table-cell table:formula="of:=IF([.$A70]&lt;[.J$2];&quot;&quot;;IF([.$A70]=[.J$2];1;MIN([.$B$1]+1;[.I69]+[.J69])))" office:value-type="float" office:value="1000001" calcext:value-type="float">
            <text:p>1000001</text:p>
          </table:table-cell>
          <table:table-cell table:formula="of:=IF([.$A70]&lt;[.K$2];&quot;&quot;;IF([.$A70]=[.K$2];1;MIN([.$B$1]+1;[.J69]+[.K69])))" office:value-type="float" office:value="1000001" calcext:value-type="float">
            <text:p>1000001</text:p>
          </table:table-cell>
          <table:table-cell table:formula="of:=IF([.$A70]&lt;[.L$2];&quot;&quot;;IF([.$A70]=[.L$2];1;MIN([.$B$1]+1;[.K69]+[.L69])))" office:value-type="float" office:value="1000001" calcext:value-type="float">
            <text:p>1000001</text:p>
          </table:table-cell>
          <table:table-cell table:formula="of:=IF([.$A70]&lt;[.M$2];&quot;&quot;;IF([.$A70]=[.M$2];1;MIN([.$B$1]+1;[.L69]+[.M69])))" office:value-type="float" office:value="1000001" calcext:value-type="float">
            <text:p>1000001</text:p>
          </table:table-cell>
          <table:table-cell table:formula="of:=IF([.$A70]&lt;[.N$2];&quot;&quot;;IF([.$A70]=[.N$2];1;MIN([.$B$1]+1;[.M69]+[.N69])))" office:value-type="float" office:value="1000001" calcext:value-type="float">
            <text:p>1000001</text:p>
          </table:table-cell>
          <table:table-cell table:formula="of:=IF([.$A70]&lt;[.O$2];&quot;&quot;;IF([.$A70]=[.O$2];1;MIN([.$B$1]+1;[.N69]+[.O69])))" office:value-type="float" office:value="1000001" calcext:value-type="float">
            <text:p>1000001</text:p>
          </table:table-cell>
          <table:table-cell table:formula="of:=IF([.$A70]&lt;[.P$2];&quot;&quot;;IF([.$A70]=[.P$2];1;MIN([.$B$1]+1;[.O69]+[.P69])))" office:value-type="float" office:value="1000001" calcext:value-type="float">
            <text:p>1000001</text:p>
          </table:table-cell>
          <table:table-cell table:formula="of:=IF([.$A70]&lt;[.Q$2];&quot;&quot;;IF([.$A70]=[.Q$2];1;MIN([.$B$1]+1;[.P69]+[.Q69])))" office:value-type="float" office:value="1000001" calcext:value-type="float">
            <text:p>1000001</text:p>
          </table:table-cell>
          <table:table-cell table:formula="of:=IF([.$A70]&lt;[.R$2];&quot;&quot;;IF([.$A70]=[.R$2];1;MIN([.$B$1]+1;[.Q69]+[.R69])))" office:value-type="float" office:value="1000001" calcext:value-type="float">
            <text:p>1000001</text:p>
          </table:table-cell>
          <table:table-cell table:formula="of:=IF([.$A70]&lt;[.S$2];&quot;&quot;;IF([.$A70]=[.S$2];1;MIN([.$B$1]+1;[.R69]+[.S69])))" office:value-type="float" office:value="1000001" calcext:value-type="float">
            <text:p>1000001</text:p>
          </table:table-cell>
          <table:table-cell table:formula="of:=IF([.$A70]&lt;[.T$2];&quot;&quot;;IF([.$A70]=[.T$2];1;MIN([.$B$1]+1;[.S69]+[.T69])))" office:value-type="float" office:value="1000001" calcext:value-type="float">
            <text:p>1000001</text:p>
          </table:table-cell>
          <table:table-cell table:formula="of:=IF([.$A70]&lt;[.U$2];&quot;&quot;;IF([.$A70]=[.U$2];1;MIN([.$B$1]+1;[.T69]+[.U69])))" office:value-type="float" office:value="1000001" calcext:value-type="float">
            <text:p>1000001</text:p>
          </table:table-cell>
          <table:table-cell table:formula="of:=IF([.$A70]&lt;[.V$2];&quot;&quot;;IF([.$A70]=[.V$2];1;MIN([.$B$1]+1;[.U69]+[.V69])))" office:value-type="float" office:value="1000001" calcext:value-type="float">
            <text:p>1000001</text:p>
          </table:table-cell>
          <table:table-cell table:formula="of:=IF([.$A70]&lt;[.W$2];&quot;&quot;;IF([.$A70]=[.W$2];1;MIN([.$B$1]+1;[.V69]+[.W69])))" office:value-type="float" office:value="1000001" calcext:value-type="float">
            <text:p>1000001</text:p>
          </table:table-cell>
          <table:table-cell table:formula="of:=IF([.$A70]&lt;[.X$2];&quot;&quot;;IF([.$A70]=[.X$2];1;MIN([.$B$1]+1;[.W69]+[.X69])))" office:value-type="float" office:value="1000001" calcext:value-type="float">
            <text:p>1000001</text:p>
          </table:table-cell>
          <table:table-cell table:formula="of:=IF([.$A70]&lt;[.Y$2];&quot;&quot;;IF([.$A70]=[.Y$2];1;MIN([.$B$1]+1;[.X69]+[.Y69])))" office:value-type="float" office:value="1000001" calcext:value-type="float">
            <text:p>1000001</text:p>
          </table:table-cell>
          <table:table-cell table:formula="of:=IF([.$A70]&lt;[.Z$2];&quot;&quot;;IF([.$A70]=[.Z$2];1;MIN([.$B$1]+1;[.Y69]+[.Z69])))" office:value-type="float" office:value="1000001" calcext:value-type="float">
            <text:p>1000001</text:p>
          </table:table-cell>
          <table:table-cell table:formula="of:=IF([.$A70]&lt;[.AA$2];&quot;&quot;;IF([.$A70]=[.AA$2];1;MIN([.$B$1]+1;[.Z69]+[.AA69])))" office:value-type="float" office:value="1000001" calcext:value-type="float">
            <text:p>1000001</text:p>
          </table:table-cell>
          <table:table-cell table:formula="of:=IF([.$A70]&lt;[.AB$2];&quot;&quot;;IF([.$A70]=[.AB$2];1;MIN([.$B$1]+1;[.AA69]+[.AB69])))" office:value-type="float" office:value="1000001" calcext:value-type="float">
            <text:p>1000001</text:p>
          </table:table-cell>
          <table:table-cell table:formula="of:=IF([.$A70]&lt;[.AC$2];&quot;&quot;;IF([.$A70]=[.AC$2];1;MIN([.$B$1]+1;[.AB69]+[.AC69])))" office:value-type="float" office:value="1000001" calcext:value-type="float">
            <text:p>1000001</text:p>
          </table:table-cell>
          <table:table-cell table:formula="of:=IF([.$A70]&lt;[.AD$2];&quot;&quot;;IF([.$A70]=[.AD$2];1;MIN([.$B$1]+1;[.AC69]+[.AD69])))" office:value-type="float" office:value="1000001" calcext:value-type="float">
            <text:p>1000001</text:p>
          </table:table-cell>
          <table:table-cell table:formula="of:=IF([.$A70]&lt;[.AE$2];&quot;&quot;;IF([.$A70]=[.AE$2];1;MIN([.$B$1]+1;[.AD69]+[.AE69])))" office:value-type="float" office:value="1000001" calcext:value-type="float">
            <text:p>1000001</text:p>
          </table:table-cell>
          <table:table-cell table:formula="of:=IF([.$A70]&lt;[.AF$2];&quot;&quot;;IF([.$A70]=[.AF$2];1;MIN([.$B$1]+1;[.AE69]+[.AF69])))" office:value-type="float" office:value="1000001" calcext:value-type="float">
            <text:p>1000001</text:p>
          </table:table-cell>
          <table:table-cell table:formula="of:=IF([.$A70]&lt;[.AG$2];&quot;&quot;;IF([.$A70]=[.AG$2];1;MIN([.$B$1]+1;[.AF69]+[.AG69])))" office:value-type="float" office:value="1000001" calcext:value-type="float">
            <text:p>1000001</text:p>
          </table:table-cell>
          <table:table-cell table:formula="of:=IF([.$A70]&lt;[.AH$2];&quot;&quot;;IF([.$A70]=[.AH$2];1;MIN([.$B$1]+1;[.AG69]+[.AH69])))" office:value-type="float" office:value="1000001" calcext:value-type="float">
            <text:p>1000001</text:p>
          </table:table-cell>
          <table:table-cell table:formula="of:=IF([.$A70]&lt;[.AI$2];&quot;&quot;;IF([.$A70]=[.AI$2];1;MIN([.$B$1]+1;[.AH69]+[.AI69])))" office:value-type="float" office:value="1000001" calcext:value-type="float">
            <text:p>1000001</text:p>
          </table:table-cell>
          <table:table-cell table:formula="of:=IF([.$A70]&lt;[.AJ$2];&quot;&quot;;IF([.$A70]=[.AJ$2];1;MIN([.$B$1]+1;[.AI69]+[.AJ69])))" office:value-type="float" office:value="1000001" calcext:value-type="float">
            <text:p>1000001</text:p>
          </table:table-cell>
          <table:table-cell table:formula="of:=IF([.$A70]&lt;[.AK$2];&quot;&quot;;IF([.$A70]=[.AK$2];1;MIN([.$B$1]+1;[.AJ69]+[.AK69])))" office:value-type="float" office:value="1000001" calcext:value-type="float">
            <text:p>1000001</text:p>
          </table:table-cell>
          <table:table-cell table:formula="of:=IF([.$A70]&lt;[.AL$2];&quot;&quot;;IF([.$A70]=[.AL$2];1;MIN([.$B$1]+1;[.AK69]+[.AL69])))" office:value-type="float" office:value="1000001" calcext:value-type="float">
            <text:p>1000001</text:p>
          </table:table-cell>
          <table:table-cell table:formula="of:=IF([.$A70]&lt;[.AM$2];&quot;&quot;;IF([.$A70]=[.AM$2];1;MIN([.$B$1]+1;[.AL69]+[.AM69])))" office:value-type="float" office:value="1000001" calcext:value-type="float">
            <text:p>1000001</text:p>
          </table:table-cell>
          <table:table-cell table:formula="of:=IF([.$A70]&lt;[.AN$2];&quot;&quot;;IF([.$A70]=[.AN$2];1;MIN([.$B$1]+1;[.AM69]+[.AN69])))" office:value-type="float" office:value="1000001" calcext:value-type="float">
            <text:p>1000001</text:p>
          </table:table-cell>
          <table:table-cell table:formula="of:=IF([.$A70]&lt;[.AO$2];&quot;&quot;;IF([.$A70]=[.AO$2];1;MIN([.$B$1]+1;[.AN69]+[.AO69])))" office:value-type="float" office:value="1000001" calcext:value-type="float">
            <text:p>1000001</text:p>
          </table:table-cell>
          <table:table-cell table:formula="of:=IF([.$A70]&lt;[.AP$2];&quot;&quot;;IF([.$A70]=[.AP$2];1;MIN([.$B$1]+1;[.AO69]+[.AP69])))" office:value-type="float" office:value="1000001" calcext:value-type="float">
            <text:p>1000001</text:p>
          </table:table-cell>
          <table:table-cell table:formula="of:=IF([.$A70]&lt;[.AQ$2];&quot;&quot;;IF([.$A70]=[.AQ$2];1;MIN([.$B$1]+1;[.AP69]+[.AQ69])))" office:value-type="float" office:value="1000001" calcext:value-type="float">
            <text:p>1000001</text:p>
          </table:table-cell>
          <table:table-cell table:formula="of:=IF([.$A70]&lt;[.AR$2];&quot;&quot;;IF([.$A70]=[.AR$2];1;MIN([.$B$1]+1;[.AQ69]+[.AR69])))" office:value-type="float" office:value="1000001" calcext:value-type="float">
            <text:p>1000001</text:p>
          </table:table-cell>
          <table:table-cell table:formula="of:=IF([.$A70]&lt;[.AS$2];&quot;&quot;;IF([.$A70]=[.AS$2];1;MIN([.$B$1]+1;[.AR69]+[.AS69])))" office:value-type="float" office:value="1000001" calcext:value-type="float">
            <text:p>1000001</text:p>
          </table:table-cell>
          <table:table-cell table:formula="of:=IF([.$A70]&lt;[.AT$2];&quot;&quot;;IF([.$A70]=[.AT$2];1;MIN([.$B$1]+1;[.AS69]+[.AT69])))" office:value-type="float" office:value="1000001" calcext:value-type="float">
            <text:p>1000001</text:p>
          </table:table-cell>
          <table:table-cell table:formula="of:=IF([.$A70]&lt;[.AU$2];&quot;&quot;;IF([.$A70]=[.AU$2];1;MIN([.$B$1]+1;[.AT69]+[.AU69])))" office:value-type="float" office:value="1000001" calcext:value-type="float">
            <text:p>1000001</text:p>
          </table:table-cell>
          <table:table-cell table:formula="of:=IF([.$A70]&lt;[.AV$2];&quot;&quot;;IF([.$A70]=[.AV$2];1;MIN([.$B$1]+1;[.AU69]+[.AV69])))" office:value-type="float" office:value="1000001" calcext:value-type="float">
            <text:p>1000001</text:p>
          </table:table-cell>
          <table:table-cell table:formula="of:=IF([.$A70]&lt;[.AW$2];&quot;&quot;;IF([.$A70]=[.AW$2];1;MIN([.$B$1]+1;[.AV69]+[.AW69])))" office:value-type="float" office:value="1000001" calcext:value-type="float">
            <text:p>1000001</text:p>
          </table:table-cell>
          <table:table-cell table:formula="of:=IF([.$A70]&lt;[.AX$2];&quot;&quot;;IF([.$A70]=[.AX$2];1;MIN([.$B$1]+1;[.AW69]+[.AX69])))" office:value-type="float" office:value="1000001" calcext:value-type="float">
            <text:p>1000001</text:p>
          </table:table-cell>
          <table:table-cell table:formula="of:=IF([.$A70]&lt;[.AY$2];&quot;&quot;;IF([.$A70]=[.AY$2];1;MIN([.$B$1]+1;[.AX69]+[.AY69])))" office:value-type="float" office:value="1000001" calcext:value-type="float">
            <text:p>1000001</text:p>
          </table:table-cell>
          <table:table-cell table:formula="of:=IF([.$A70]&lt;[.AZ$2];&quot;&quot;;IF([.$A70]=[.AZ$2];1;MIN([.$B$1]+1;[.AY69]+[.AZ69])))" office:value-type="float" office:value="1000001" calcext:value-type="float">
            <text:p>1000001</text:p>
          </table:table-cell>
          <table:table-cell table:formula="of:=IF([.$A70]&lt;[.BA$2];&quot;&quot;;IF([.$A70]=[.BA$2];1;MIN([.$B$1]+1;[.AZ69]+[.BA69])))" office:value-type="float" office:value="1000001" calcext:value-type="float">
            <text:p>1000001</text:p>
          </table:table-cell>
          <table:table-cell table:formula="of:=IF([.$A70]&lt;[.BB$2];&quot;&quot;;IF([.$A70]=[.BB$2];1;MIN([.$B$1]+1;[.BA69]+[.BB69])))" office:value-type="float" office:value="1000001" calcext:value-type="float">
            <text:p>1000001</text:p>
          </table:table-cell>
          <table:table-cell table:formula="of:=IF([.$A70]&lt;[.BC$2];&quot;&quot;;IF([.$A70]=[.BC$2];1;MIN([.$B$1]+1;[.BB69]+[.BC69])))" office:value-type="float" office:value="1000001" calcext:value-type="float">
            <text:p>1000001</text:p>
          </table:table-cell>
          <table:table-cell table:formula="of:=IF([.$A70]&lt;[.BD$2];&quot;&quot;;IF([.$A70]=[.BD$2];1;MIN([.$B$1]+1;[.BC69]+[.BD69])))" office:value-type="float" office:value="1000001" calcext:value-type="float">
            <text:p>1000001</text:p>
          </table:table-cell>
          <table:table-cell table:formula="of:=IF([.$A70]&lt;[.BE$2];&quot;&quot;;IF([.$A70]=[.BE$2];1;MIN([.$B$1]+1;[.BD69]+[.BE69])))" office:value-type="float" office:value="1000001" calcext:value-type="float">
            <text:p>1000001</text:p>
          </table:table-cell>
          <table:table-cell table:formula="of:=IF([.$A70]&lt;[.BF$2];&quot;&quot;;IF([.$A70]=[.BF$2];1;MIN([.$B$1]+1;[.BE69]+[.BF69])))" office:value-type="float" office:value="1000001" calcext:value-type="float">
            <text:p>1000001</text:p>
          </table:table-cell>
          <table:table-cell table:formula="of:=IF([.$A70]&lt;[.BG$2];&quot;&quot;;IF([.$A70]=[.BG$2];1;MIN([.$B$1]+1;[.BF69]+[.BG69])))" office:value-type="float" office:value="1000001" calcext:value-type="float">
            <text:p>1000001</text:p>
          </table:table-cell>
          <table:table-cell table:formula="of:=IF([.$A70]&lt;[.BH$2];&quot;&quot;;IF([.$A70]=[.BH$2];1;MIN([.$B$1]+1;[.BG69]+[.BH69])))" office:value-type="float" office:value="1000001" calcext:value-type="float">
            <text:p>1000001</text:p>
          </table:table-cell>
          <table:table-cell table:formula="of:=IF([.$A70]&lt;[.BI$2];&quot;&quot;;IF([.$A70]=[.BI$2];1;MIN([.$B$1]+1;[.BH69]+[.BI69])))" office:value-type="float" office:value="1000001" calcext:value-type="float">
            <text:p>1000001</text:p>
          </table:table-cell>
          <table:table-cell table:formula="of:=IF([.$A70]&lt;[.BJ$2];&quot;&quot;;IF([.$A70]=[.BJ$2];1;MIN([.$B$1]+1;[.BI69]+[.BJ69])))" office:value-type="float" office:value="1000001" calcext:value-type="float">
            <text:p>1000001</text:p>
          </table:table-cell>
          <table:table-cell table:formula="of:=IF([.$A70]&lt;[.BK$2];&quot;&quot;;IF([.$A70]=[.BK$2];1;MIN([.$B$1]+1;[.BJ69]+[.BK69])))" office:value-type="float" office:value="1000001" calcext:value-type="float">
            <text:p>1000001</text:p>
          </table:table-cell>
          <table:table-cell table:formula="of:=IF([.$A70]&lt;[.BL$2];&quot;&quot;;IF([.$A70]=[.BL$2];1;MIN([.$B$1]+1;[.BK69]+[.BL69])))" office:value-type="float" office:value="1000001" calcext:value-type="float">
            <text:p>1000001</text:p>
          </table:table-cell>
          <table:table-cell table:formula="of:=IF([.$A70]&lt;[.BM$2];&quot;&quot;;IF([.$A70]=[.BM$2];1;MIN([.$B$1]+1;[.BL69]+[.BM69])))" office:value-type="float" office:value="766480" calcext:value-type="float">
            <text:p>766480</text:p>
          </table:table-cell>
          <table:table-cell table:formula="of:=IF([.$A70]&lt;[.BN$2];&quot;&quot;;IF([.$A70]=[.BN$2];1;MIN([.$B$1]+1;[.BM69]+[.BN69])))" office:value-type="float" office:value="47905" calcext:value-type="float">
            <text:p>47905</text:p>
          </table:table-cell>
          <table:table-cell table:formula="of:=IF([.$A70]&lt;[.BO$2];&quot;&quot;;IF([.$A70]=[.BO$2];1;MIN([.$B$1]+1;[.BN69]+[.BO69])))" office:value-type="float" office:value="2211" calcext:value-type="float">
            <text:p>2211</text:p>
          </table:table-cell>
          <table:table-cell table:formula="of:=IF([.$A70]&lt;[.BP$2];&quot;&quot;;IF([.$A70]=[.BP$2];1;MIN([.$B$1]+1;[.BO69]+[.BP69])))" office:value-type="float" office:value="67" calcext:value-type="float">
            <text:p>67</text:p>
          </table:table-cell>
          <table:table-cell table:formula="of:=IF([.$A70]&lt;[.BQ$2];&quot;&quot;;IF([.$A70]=[.BQ$2];1;MIN([.$B$1]+1;[.BP69]+[.BQ69])))" office:value-type="float" office:value="1" calcext:value-type="float">
            <text:p>1</text:p>
          </table:table-cell>
          <table:table-cell table:formula="of:=IF([.$A70]&lt;[.BR$2];&quot;&quot;;IF([.$A70]=[.BR$2];1;MIN([.$B$1]+1;[.BQ69]+[.BR69])))">
            <text:p/>
          </table:table-cell>
          <table:table-cell table:formula="of:=IF([.$A70]&lt;[.BS$2];&quot;&quot;;IF([.$A70]=[.BS$2];1;MIN([.$B$1]+1;[.BR69]+[.BS69])))">
            <text:p/>
          </table:table-cell>
          <table:table-cell table:formula="of:=IF([.$A70]&lt;[.BT$2];&quot;&quot;;IF([.$A70]=[.BT$2];1;MIN([.$B$1]+1;[.BS69]+[.BT69])))">
            <text:p/>
          </table:table-cell>
          <table:table-cell table:formula="of:=IF([.$A70]&lt;[.BU$2];&quot;&quot;;IF([.$A70]=[.BU$2];1;MIN([.$B$1]+1;[.BT69]+[.BU69])))">
            <text:p/>
          </table:table-cell>
          <table:table-cell table:formula="of:=IF([.$A70]&lt;[.BV$2];&quot;&quot;;IF([.$A70]=[.BV$2];1;MIN([.$B$1]+1;[.BU69]+[.BV69])))">
            <text:p/>
          </table:table-cell>
          <table:table-cell table:formula="of:=IF([.$A70]&lt;[.BW$2];&quot;&quot;;IF([.$A70]=[.BW$2];1;MIN([.$B$1]+1;[.BV69]+[.BW69])))">
            <text:p/>
          </table:table-cell>
          <table:table-cell table:formula="of:=IF([.$A70]&lt;[.BX$2];&quot;&quot;;IF([.$A70]=[.BX$2];1;MIN([.$B$1]+1;[.BW69]+[.BX69])))">
            <text:p/>
          </table:table-cell>
          <table:table-cell table:formula="of:=IF([.$A70]&lt;[.BY$2];&quot;&quot;;IF([.$A70]=[.BY$2];1;MIN([.$B$1]+1;[.BX69]+[.BY69])))">
            <text:p/>
          </table:table-cell>
          <table:table-cell table:formula="of:=IF([.$A70]&lt;[.BZ$2];&quot;&quot;;IF([.$A70]=[.BZ$2];1;MIN([.$B$1]+1;[.BY69]+[.BZ69])))">
            <text:p/>
          </table:table-cell>
          <table:table-cell table:formula="of:=IF([.$A70]&lt;[.CA$2];&quot;&quot;;IF([.$A70]=[.CA$2];1;MIN([.$B$1]+1;[.BZ69]+[.CA69])))">
            <text:p/>
          </table:table-cell>
          <table:table-cell table:formula="of:=IF([.$A70]&lt;[.CB$2];&quot;&quot;;IF([.$A70]=[.CB$2];1;MIN([.$B$1]+1;[.CA69]+[.CB69])))">
            <text:p/>
          </table:table-cell>
          <table:table-cell table:formula="of:=IF([.$A70]&lt;[.CC$2];&quot;&quot;;IF([.$A70]=[.CC$2];1;MIN([.$B$1]+1;[.CB69]+[.CC69])))">
            <text:p/>
          </table:table-cell>
          <table:table-cell table:formula="of:=IF([.$A70]&lt;[.CD$2];&quot;&quot;;IF([.$A70]=[.CD$2];1;MIN([.$B$1]+1;[.CC69]+[.CD69])))">
            <text:p/>
          </table:table-cell>
          <table:table-cell table:formula="of:=IF([.$A70]&lt;[.CE$2];&quot;&quot;;IF([.$A70]=[.CE$2];1;MIN([.$B$1]+1;[.CD69]+[.CE69])))">
            <text:p/>
          </table:table-cell>
          <table:table-cell table:formula="of:=IF([.$A70]&lt;[.CF$2];&quot;&quot;;IF([.$A70]=[.CF$2];1;MIN([.$B$1]+1;[.CE69]+[.CF69])))">
            <text:p/>
          </table:table-cell>
          <table:table-cell table:formula="of:=IF([.$A70]&lt;[.CG$2];&quot;&quot;;IF([.$A70]=[.CG$2];1;MIN([.$B$1]+1;[.CF69]+[.CG69])))">
            <text:p/>
          </table:table-cell>
          <table:table-cell table:formula="of:=IF([.$A70]&lt;[.CH$2];&quot;&quot;;IF([.$A70]=[.CH$2];1;MIN([.$B$1]+1;[.CG69]+[.CH69])))">
            <text:p/>
          </table:table-cell>
          <table:table-cell table:formula="of:=IF([.$A70]&lt;[.CI$2];&quot;&quot;;IF([.$A70]=[.CI$2];1;MIN([.$B$1]+1;[.CH69]+[.CI69])))">
            <text:p/>
          </table:table-cell>
          <table:table-cell table:formula="of:=IF([.$A70]&lt;[.CJ$2];&quot;&quot;;IF([.$A70]=[.CJ$2];1;MIN([.$B$1]+1;[.CI69]+[.CJ69])))">
            <text:p/>
          </table:table-cell>
          <table:table-cell table:formula="of:=IF([.$A70]&lt;[.CK$2];&quot;&quot;;IF([.$A70]=[.CK$2];1;MIN([.$B$1]+1;[.CJ69]+[.CK69])))">
            <text:p/>
          </table:table-cell>
          <table:table-cell table:formula="of:=IF([.$A70]&lt;[.CL$2];&quot;&quot;;IF([.$A70]=[.CL$2];1;MIN([.$B$1]+1;[.CK69]+[.CL69])))">
            <text:p/>
          </table:table-cell>
          <table:table-cell table:formula="of:=IF([.$A70]&lt;[.CM$2];&quot;&quot;;IF([.$A70]=[.CM$2];1;MIN([.$B$1]+1;[.CL69]+[.CM69])))">
            <text:p/>
          </table:table-cell>
          <table:table-cell table:formula="of:=IF([.$A70]&lt;[.CN$2];&quot;&quot;;IF([.$A70]=[.CN$2];1;MIN([.$B$1]+1;[.CM69]+[.CN69])))">
            <text:p/>
          </table:table-cell>
          <table:table-cell table:formula="of:=IF([.$A70]&lt;[.CO$2];&quot;&quot;;IF([.$A70]=[.CO$2];1;MIN([.$B$1]+1;[.CN69]+[.CO69])))">
            <text:p/>
          </table:table-cell>
          <table:table-cell table:formula="of:=IF([.$A70]&lt;[.CP$2];&quot;&quot;;IF([.$A70]=[.CP$2];1;MIN([.$B$1]+1;[.CO69]+[.CP69])))">
            <text:p/>
          </table:table-cell>
          <table:table-cell table:formula="of:=IF([.$A70]&lt;[.CQ$2];&quot;&quot;;IF([.$A70]=[.CQ$2];1;MIN([.$B$1]+1;[.CP69]+[.CQ69])))">
            <text:p/>
          </table:table-cell>
          <table:table-cell table:formula="of:=IF([.$A70]&lt;[.CR$2];&quot;&quot;;IF([.$A70]=[.CR$2];1;MIN([.$B$1]+1;[.CQ69]+[.CR69])))">
            <text:p/>
          </table:table-cell>
          <table:table-cell table:formula="of:=IF([.$A70]&lt;[.CS$2];&quot;&quot;;IF([.$A70]=[.CS$2];1;MIN([.$B$1]+1;[.CR69]+[.CS69])))">
            <text:p/>
          </table:table-cell>
          <table:table-cell table:formula="of:=IF([.$A70]&lt;[.CT$2];&quot;&quot;;IF([.$A70]=[.CT$2];1;MIN([.$B$1]+1;[.CS69]+[.CT69])))">
            <text:p/>
          </table:table-cell>
          <table:table-cell table:formula="of:=IF([.$A70]&lt;[.CU$2];&quot;&quot;;IF([.$A70]=[.CU$2];1;MIN([.$B$1]+1;[.CT69]+[.CU69])))">
            <text:p/>
          </table:table-cell>
          <table:table-cell table:formula="of:=IF([.$A70]&lt;[.CV$2];&quot;&quot;;IF([.$A70]=[.CV$2];1;MIN([.$B$1]+1;[.CU69]+[.CV69])))">
            <text:p/>
          </table:table-cell>
          <table:table-cell table:formula="of:=IF([.$A70]&lt;[.CW$2];&quot;&quot;;IF([.$A70]=[.CW$2];1;MIN([.$B$1]+1;[.CV69]+[.CW69])))">
            <text:p/>
          </table:table-cell>
          <table:table-cell table:formula="of:=IF([.$A70]&lt;[.CX$2];&quot;&quot;;IF([.$A70]=[.CX$2];1;MIN([.$B$1]+1;[.CW69]+[.CX69])))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IF([.$A71]&lt;[.C$2];&quot;&quot;;IF([.$A71]=[.C$2];1;MIN([.$B$1]+1;[.B70]+[.C70])))" office:value-type="float" office:value="68" calcext:value-type="float">
            <text:p>68</text:p>
          </table:table-cell>
          <table:table-cell table:formula="of:=IF([.$A71]&lt;[.D$2];&quot;&quot;;IF([.$A71]=[.D$2];1;MIN([.$B$1]+1;[.C70]+[.D70])))" office:value-type="float" office:value="2278" calcext:value-type="float">
            <text:p>2278</text:p>
          </table:table-cell>
          <table:table-cell table:formula="of:=IF([.$A71]&lt;[.E$2];&quot;&quot;;IF([.$A71]=[.E$2];1;MIN([.$B$1]+1;[.D70]+[.E70])))" office:value-type="float" office:value="50116" calcext:value-type="float">
            <text:p>50116</text:p>
          </table:table-cell>
          <table:table-cell table:formula="of:=IF([.$A71]&lt;[.F$2];&quot;&quot;;IF([.$A71]=[.F$2];1;MIN([.$B$1]+1;[.E70]+[.F70])))" office:value-type="float" office:value="814385" calcext:value-type="float">
            <text:p>814385</text:p>
          </table:table-cell>
          <table:table-cell table:formula="of:=IF([.$A71]&lt;[.G$2];&quot;&quot;;IF([.$A71]=[.G$2];1;MIN([.$B$1]+1;[.F70]+[.G70])))" office:value-type="float" office:value="1000001" calcext:value-type="float">
            <text:p>1000001</text:p>
          </table:table-cell>
          <table:table-cell table:formula="of:=IF([.$A71]&lt;[.H$2];&quot;&quot;;IF([.$A71]=[.H$2];1;MIN([.$B$1]+1;[.G70]+[.H70])))" office:value-type="float" office:value="1000001" calcext:value-type="float">
            <text:p>1000001</text:p>
          </table:table-cell>
          <table:table-cell table:formula="of:=IF([.$A71]&lt;[.I$2];&quot;&quot;;IF([.$A71]=[.I$2];1;MIN([.$B$1]+1;[.H70]+[.I70])))" office:value-type="float" office:value="1000001" calcext:value-type="float">
            <text:p>1000001</text:p>
          </table:table-cell>
          <table:table-cell table:formula="of:=IF([.$A71]&lt;[.J$2];&quot;&quot;;IF([.$A71]=[.J$2];1;MIN([.$B$1]+1;[.I70]+[.J70])))" office:value-type="float" office:value="1000001" calcext:value-type="float">
            <text:p>1000001</text:p>
          </table:table-cell>
          <table:table-cell table:formula="of:=IF([.$A71]&lt;[.K$2];&quot;&quot;;IF([.$A71]=[.K$2];1;MIN([.$B$1]+1;[.J70]+[.K70])))" office:value-type="float" office:value="1000001" calcext:value-type="float">
            <text:p>1000001</text:p>
          </table:table-cell>
          <table:table-cell table:formula="of:=IF([.$A71]&lt;[.L$2];&quot;&quot;;IF([.$A71]=[.L$2];1;MIN([.$B$1]+1;[.K70]+[.L70])))" office:value-type="float" office:value="1000001" calcext:value-type="float">
            <text:p>1000001</text:p>
          </table:table-cell>
          <table:table-cell table:formula="of:=IF([.$A71]&lt;[.M$2];&quot;&quot;;IF([.$A71]=[.M$2];1;MIN([.$B$1]+1;[.L70]+[.M70])))" office:value-type="float" office:value="1000001" calcext:value-type="float">
            <text:p>1000001</text:p>
          </table:table-cell>
          <table:table-cell table:formula="of:=IF([.$A71]&lt;[.N$2];&quot;&quot;;IF([.$A71]=[.N$2];1;MIN([.$B$1]+1;[.M70]+[.N70])))" office:value-type="float" office:value="1000001" calcext:value-type="float">
            <text:p>1000001</text:p>
          </table:table-cell>
          <table:table-cell table:formula="of:=IF([.$A71]&lt;[.O$2];&quot;&quot;;IF([.$A71]=[.O$2];1;MIN([.$B$1]+1;[.N70]+[.O70])))" office:value-type="float" office:value="1000001" calcext:value-type="float">
            <text:p>1000001</text:p>
          </table:table-cell>
          <table:table-cell table:formula="of:=IF([.$A71]&lt;[.P$2];&quot;&quot;;IF([.$A71]=[.P$2];1;MIN([.$B$1]+1;[.O70]+[.P70])))" office:value-type="float" office:value="1000001" calcext:value-type="float">
            <text:p>1000001</text:p>
          </table:table-cell>
          <table:table-cell table:formula="of:=IF([.$A71]&lt;[.Q$2];&quot;&quot;;IF([.$A71]=[.Q$2];1;MIN([.$B$1]+1;[.P70]+[.Q70])))" office:value-type="float" office:value="1000001" calcext:value-type="float">
            <text:p>1000001</text:p>
          </table:table-cell>
          <table:table-cell table:formula="of:=IF([.$A71]&lt;[.R$2];&quot;&quot;;IF([.$A71]=[.R$2];1;MIN([.$B$1]+1;[.Q70]+[.R70])))" office:value-type="float" office:value="1000001" calcext:value-type="float">
            <text:p>1000001</text:p>
          </table:table-cell>
          <table:table-cell table:formula="of:=IF([.$A71]&lt;[.S$2];&quot;&quot;;IF([.$A71]=[.S$2];1;MIN([.$B$1]+1;[.R70]+[.S70])))" office:value-type="float" office:value="1000001" calcext:value-type="float">
            <text:p>1000001</text:p>
          </table:table-cell>
          <table:table-cell table:formula="of:=IF([.$A71]&lt;[.T$2];&quot;&quot;;IF([.$A71]=[.T$2];1;MIN([.$B$1]+1;[.S70]+[.T70])))" office:value-type="float" office:value="1000001" calcext:value-type="float">
            <text:p>1000001</text:p>
          </table:table-cell>
          <table:table-cell table:formula="of:=IF([.$A71]&lt;[.U$2];&quot;&quot;;IF([.$A71]=[.U$2];1;MIN([.$B$1]+1;[.T70]+[.U70])))" office:value-type="float" office:value="1000001" calcext:value-type="float">
            <text:p>1000001</text:p>
          </table:table-cell>
          <table:table-cell table:formula="of:=IF([.$A71]&lt;[.V$2];&quot;&quot;;IF([.$A71]=[.V$2];1;MIN([.$B$1]+1;[.U70]+[.V70])))" office:value-type="float" office:value="1000001" calcext:value-type="float">
            <text:p>1000001</text:p>
          </table:table-cell>
          <table:table-cell table:formula="of:=IF([.$A71]&lt;[.W$2];&quot;&quot;;IF([.$A71]=[.W$2];1;MIN([.$B$1]+1;[.V70]+[.W70])))" office:value-type="float" office:value="1000001" calcext:value-type="float">
            <text:p>1000001</text:p>
          </table:table-cell>
          <table:table-cell table:formula="of:=IF([.$A71]&lt;[.X$2];&quot;&quot;;IF([.$A71]=[.X$2];1;MIN([.$B$1]+1;[.W70]+[.X70])))" office:value-type="float" office:value="1000001" calcext:value-type="float">
            <text:p>1000001</text:p>
          </table:table-cell>
          <table:table-cell table:formula="of:=IF([.$A71]&lt;[.Y$2];&quot;&quot;;IF([.$A71]=[.Y$2];1;MIN([.$B$1]+1;[.X70]+[.Y70])))" office:value-type="float" office:value="1000001" calcext:value-type="float">
            <text:p>1000001</text:p>
          </table:table-cell>
          <table:table-cell table:formula="of:=IF([.$A71]&lt;[.Z$2];&quot;&quot;;IF([.$A71]=[.Z$2];1;MIN([.$B$1]+1;[.Y70]+[.Z70])))" office:value-type="float" office:value="1000001" calcext:value-type="float">
            <text:p>1000001</text:p>
          </table:table-cell>
          <table:table-cell table:formula="of:=IF([.$A71]&lt;[.AA$2];&quot;&quot;;IF([.$A71]=[.AA$2];1;MIN([.$B$1]+1;[.Z70]+[.AA70])))" office:value-type="float" office:value="1000001" calcext:value-type="float">
            <text:p>1000001</text:p>
          </table:table-cell>
          <table:table-cell table:formula="of:=IF([.$A71]&lt;[.AB$2];&quot;&quot;;IF([.$A71]=[.AB$2];1;MIN([.$B$1]+1;[.AA70]+[.AB70])))" office:value-type="float" office:value="1000001" calcext:value-type="float">
            <text:p>1000001</text:p>
          </table:table-cell>
          <table:table-cell table:formula="of:=IF([.$A71]&lt;[.AC$2];&quot;&quot;;IF([.$A71]=[.AC$2];1;MIN([.$B$1]+1;[.AB70]+[.AC70])))" office:value-type="float" office:value="1000001" calcext:value-type="float">
            <text:p>1000001</text:p>
          </table:table-cell>
          <table:table-cell table:formula="of:=IF([.$A71]&lt;[.AD$2];&quot;&quot;;IF([.$A71]=[.AD$2];1;MIN([.$B$1]+1;[.AC70]+[.AD70])))" office:value-type="float" office:value="1000001" calcext:value-type="float">
            <text:p>1000001</text:p>
          </table:table-cell>
          <table:table-cell table:formula="of:=IF([.$A71]&lt;[.AE$2];&quot;&quot;;IF([.$A71]=[.AE$2];1;MIN([.$B$1]+1;[.AD70]+[.AE70])))" office:value-type="float" office:value="1000001" calcext:value-type="float">
            <text:p>1000001</text:p>
          </table:table-cell>
          <table:table-cell table:formula="of:=IF([.$A71]&lt;[.AF$2];&quot;&quot;;IF([.$A71]=[.AF$2];1;MIN([.$B$1]+1;[.AE70]+[.AF70])))" office:value-type="float" office:value="1000001" calcext:value-type="float">
            <text:p>1000001</text:p>
          </table:table-cell>
          <table:table-cell table:formula="of:=IF([.$A71]&lt;[.AG$2];&quot;&quot;;IF([.$A71]=[.AG$2];1;MIN([.$B$1]+1;[.AF70]+[.AG70])))" office:value-type="float" office:value="1000001" calcext:value-type="float">
            <text:p>1000001</text:p>
          </table:table-cell>
          <table:table-cell table:formula="of:=IF([.$A71]&lt;[.AH$2];&quot;&quot;;IF([.$A71]=[.AH$2];1;MIN([.$B$1]+1;[.AG70]+[.AH70])))" office:value-type="float" office:value="1000001" calcext:value-type="float">
            <text:p>1000001</text:p>
          </table:table-cell>
          <table:table-cell table:formula="of:=IF([.$A71]&lt;[.AI$2];&quot;&quot;;IF([.$A71]=[.AI$2];1;MIN([.$B$1]+1;[.AH70]+[.AI70])))" office:value-type="float" office:value="1000001" calcext:value-type="float">
            <text:p>1000001</text:p>
          </table:table-cell>
          <table:table-cell table:formula="of:=IF([.$A71]&lt;[.AJ$2];&quot;&quot;;IF([.$A71]=[.AJ$2];1;MIN([.$B$1]+1;[.AI70]+[.AJ70])))" office:value-type="float" office:value="1000001" calcext:value-type="float">
            <text:p>1000001</text:p>
          </table:table-cell>
          <table:table-cell table:formula="of:=IF([.$A71]&lt;[.AK$2];&quot;&quot;;IF([.$A71]=[.AK$2];1;MIN([.$B$1]+1;[.AJ70]+[.AK70])))" office:value-type="float" office:value="1000001" calcext:value-type="float">
            <text:p>1000001</text:p>
          </table:table-cell>
          <table:table-cell table:formula="of:=IF([.$A71]&lt;[.AL$2];&quot;&quot;;IF([.$A71]=[.AL$2];1;MIN([.$B$1]+1;[.AK70]+[.AL70])))" office:value-type="float" office:value="1000001" calcext:value-type="float">
            <text:p>1000001</text:p>
          </table:table-cell>
          <table:table-cell table:formula="of:=IF([.$A71]&lt;[.AM$2];&quot;&quot;;IF([.$A71]=[.AM$2];1;MIN([.$B$1]+1;[.AL70]+[.AM70])))" office:value-type="float" office:value="1000001" calcext:value-type="float">
            <text:p>1000001</text:p>
          </table:table-cell>
          <table:table-cell table:formula="of:=IF([.$A71]&lt;[.AN$2];&quot;&quot;;IF([.$A71]=[.AN$2];1;MIN([.$B$1]+1;[.AM70]+[.AN70])))" office:value-type="float" office:value="1000001" calcext:value-type="float">
            <text:p>1000001</text:p>
          </table:table-cell>
          <table:table-cell table:formula="of:=IF([.$A71]&lt;[.AO$2];&quot;&quot;;IF([.$A71]=[.AO$2];1;MIN([.$B$1]+1;[.AN70]+[.AO70])))" office:value-type="float" office:value="1000001" calcext:value-type="float">
            <text:p>1000001</text:p>
          </table:table-cell>
          <table:table-cell table:formula="of:=IF([.$A71]&lt;[.AP$2];&quot;&quot;;IF([.$A71]=[.AP$2];1;MIN([.$B$1]+1;[.AO70]+[.AP70])))" office:value-type="float" office:value="1000001" calcext:value-type="float">
            <text:p>1000001</text:p>
          </table:table-cell>
          <table:table-cell table:formula="of:=IF([.$A71]&lt;[.AQ$2];&quot;&quot;;IF([.$A71]=[.AQ$2];1;MIN([.$B$1]+1;[.AP70]+[.AQ70])))" office:value-type="float" office:value="1000001" calcext:value-type="float">
            <text:p>1000001</text:p>
          </table:table-cell>
          <table:table-cell table:formula="of:=IF([.$A71]&lt;[.AR$2];&quot;&quot;;IF([.$A71]=[.AR$2];1;MIN([.$B$1]+1;[.AQ70]+[.AR70])))" office:value-type="float" office:value="1000001" calcext:value-type="float">
            <text:p>1000001</text:p>
          </table:table-cell>
          <table:table-cell table:formula="of:=IF([.$A71]&lt;[.AS$2];&quot;&quot;;IF([.$A71]=[.AS$2];1;MIN([.$B$1]+1;[.AR70]+[.AS70])))" office:value-type="float" office:value="1000001" calcext:value-type="float">
            <text:p>1000001</text:p>
          </table:table-cell>
          <table:table-cell table:formula="of:=IF([.$A71]&lt;[.AT$2];&quot;&quot;;IF([.$A71]=[.AT$2];1;MIN([.$B$1]+1;[.AS70]+[.AT70])))" office:value-type="float" office:value="1000001" calcext:value-type="float">
            <text:p>1000001</text:p>
          </table:table-cell>
          <table:table-cell table:formula="of:=IF([.$A71]&lt;[.AU$2];&quot;&quot;;IF([.$A71]=[.AU$2];1;MIN([.$B$1]+1;[.AT70]+[.AU70])))" office:value-type="float" office:value="1000001" calcext:value-type="float">
            <text:p>1000001</text:p>
          </table:table-cell>
          <table:table-cell table:formula="of:=IF([.$A71]&lt;[.AV$2];&quot;&quot;;IF([.$A71]=[.AV$2];1;MIN([.$B$1]+1;[.AU70]+[.AV70])))" office:value-type="float" office:value="1000001" calcext:value-type="float">
            <text:p>1000001</text:p>
          </table:table-cell>
          <table:table-cell table:formula="of:=IF([.$A71]&lt;[.AW$2];&quot;&quot;;IF([.$A71]=[.AW$2];1;MIN([.$B$1]+1;[.AV70]+[.AW70])))" office:value-type="float" office:value="1000001" calcext:value-type="float">
            <text:p>1000001</text:p>
          </table:table-cell>
          <table:table-cell table:formula="of:=IF([.$A71]&lt;[.AX$2];&quot;&quot;;IF([.$A71]=[.AX$2];1;MIN([.$B$1]+1;[.AW70]+[.AX70])))" office:value-type="float" office:value="1000001" calcext:value-type="float">
            <text:p>1000001</text:p>
          </table:table-cell>
          <table:table-cell table:formula="of:=IF([.$A71]&lt;[.AY$2];&quot;&quot;;IF([.$A71]=[.AY$2];1;MIN([.$B$1]+1;[.AX70]+[.AY70])))" office:value-type="float" office:value="1000001" calcext:value-type="float">
            <text:p>1000001</text:p>
          </table:table-cell>
          <table:table-cell table:formula="of:=IF([.$A71]&lt;[.AZ$2];&quot;&quot;;IF([.$A71]=[.AZ$2];1;MIN([.$B$1]+1;[.AY70]+[.AZ70])))" office:value-type="float" office:value="1000001" calcext:value-type="float">
            <text:p>1000001</text:p>
          </table:table-cell>
          <table:table-cell table:formula="of:=IF([.$A71]&lt;[.BA$2];&quot;&quot;;IF([.$A71]=[.BA$2];1;MIN([.$B$1]+1;[.AZ70]+[.BA70])))" office:value-type="float" office:value="1000001" calcext:value-type="float">
            <text:p>1000001</text:p>
          </table:table-cell>
          <table:table-cell table:formula="of:=IF([.$A71]&lt;[.BB$2];&quot;&quot;;IF([.$A71]=[.BB$2];1;MIN([.$B$1]+1;[.BA70]+[.BB70])))" office:value-type="float" office:value="1000001" calcext:value-type="float">
            <text:p>1000001</text:p>
          </table:table-cell>
          <table:table-cell table:formula="of:=IF([.$A71]&lt;[.BC$2];&quot;&quot;;IF([.$A71]=[.BC$2];1;MIN([.$B$1]+1;[.BB70]+[.BC70])))" office:value-type="float" office:value="1000001" calcext:value-type="float">
            <text:p>1000001</text:p>
          </table:table-cell>
          <table:table-cell table:formula="of:=IF([.$A71]&lt;[.BD$2];&quot;&quot;;IF([.$A71]=[.BD$2];1;MIN([.$B$1]+1;[.BC70]+[.BD70])))" office:value-type="float" office:value="1000001" calcext:value-type="float">
            <text:p>1000001</text:p>
          </table:table-cell>
          <table:table-cell table:formula="of:=IF([.$A71]&lt;[.BE$2];&quot;&quot;;IF([.$A71]=[.BE$2];1;MIN([.$B$1]+1;[.BD70]+[.BE70])))" office:value-type="float" office:value="1000001" calcext:value-type="float">
            <text:p>1000001</text:p>
          </table:table-cell>
          <table:table-cell table:formula="of:=IF([.$A71]&lt;[.BF$2];&quot;&quot;;IF([.$A71]=[.BF$2];1;MIN([.$B$1]+1;[.BE70]+[.BF70])))" office:value-type="float" office:value="1000001" calcext:value-type="float">
            <text:p>1000001</text:p>
          </table:table-cell>
          <table:table-cell table:formula="of:=IF([.$A71]&lt;[.BG$2];&quot;&quot;;IF([.$A71]=[.BG$2];1;MIN([.$B$1]+1;[.BF70]+[.BG70])))" office:value-type="float" office:value="1000001" calcext:value-type="float">
            <text:p>1000001</text:p>
          </table:table-cell>
          <table:table-cell table:formula="of:=IF([.$A71]&lt;[.BH$2];&quot;&quot;;IF([.$A71]=[.BH$2];1;MIN([.$B$1]+1;[.BG70]+[.BH70])))" office:value-type="float" office:value="1000001" calcext:value-type="float">
            <text:p>1000001</text:p>
          </table:table-cell>
          <table:table-cell table:formula="of:=IF([.$A71]&lt;[.BI$2];&quot;&quot;;IF([.$A71]=[.BI$2];1;MIN([.$B$1]+1;[.BH70]+[.BI70])))" office:value-type="float" office:value="1000001" calcext:value-type="float">
            <text:p>1000001</text:p>
          </table:table-cell>
          <table:table-cell table:formula="of:=IF([.$A71]&lt;[.BJ$2];&quot;&quot;;IF([.$A71]=[.BJ$2];1;MIN([.$B$1]+1;[.BI70]+[.BJ70])))" office:value-type="float" office:value="1000001" calcext:value-type="float">
            <text:p>1000001</text:p>
          </table:table-cell>
          <table:table-cell table:formula="of:=IF([.$A71]&lt;[.BK$2];&quot;&quot;;IF([.$A71]=[.BK$2];1;MIN([.$B$1]+1;[.BJ70]+[.BK70])))" office:value-type="float" office:value="1000001" calcext:value-type="float">
            <text:p>1000001</text:p>
          </table:table-cell>
          <table:table-cell table:formula="of:=IF([.$A71]&lt;[.BL$2];&quot;&quot;;IF([.$A71]=[.BL$2];1;MIN([.$B$1]+1;[.BK70]+[.BL70])))" office:value-type="float" office:value="1000001" calcext:value-type="float">
            <text:p>1000001</text:p>
          </table:table-cell>
          <table:table-cell table:formula="of:=IF([.$A71]&lt;[.BM$2];&quot;&quot;;IF([.$A71]=[.BM$2];1;MIN([.$B$1]+1;[.BL70]+[.BM70])))" office:value-type="float" office:value="1000001" calcext:value-type="float">
            <text:p>1000001</text:p>
          </table:table-cell>
          <table:table-cell table:formula="of:=IF([.$A71]&lt;[.BN$2];&quot;&quot;;IF([.$A71]=[.BN$2];1;MIN([.$B$1]+1;[.BM70]+[.BN70])))" office:value-type="float" office:value="814385" calcext:value-type="float">
            <text:p>814385</text:p>
          </table:table-cell>
          <table:table-cell table:formula="of:=IF([.$A71]&lt;[.BO$2];&quot;&quot;;IF([.$A71]=[.BO$2];1;MIN([.$B$1]+1;[.BN70]+[.BO70])))" office:value-type="float" office:value="50116" calcext:value-type="float">
            <text:p>50116</text:p>
          </table:table-cell>
          <table:table-cell table:formula="of:=IF([.$A71]&lt;[.BP$2];&quot;&quot;;IF([.$A71]=[.BP$2];1;MIN([.$B$1]+1;[.BO70]+[.BP70])))" office:value-type="float" office:value="2278" calcext:value-type="float">
            <text:p>2278</text:p>
          </table:table-cell>
          <table:table-cell table:formula="of:=IF([.$A71]&lt;[.BQ$2];&quot;&quot;;IF([.$A71]=[.BQ$2];1;MIN([.$B$1]+1;[.BP70]+[.BQ70])))" office:value-type="float" office:value="68" calcext:value-type="float">
            <text:p>68</text:p>
          </table:table-cell>
          <table:table-cell table:formula="of:=IF([.$A71]&lt;[.BR$2];&quot;&quot;;IF([.$A71]=[.BR$2];1;MIN([.$B$1]+1;[.BQ70]+[.BR70])))" office:value-type="float" office:value="1" calcext:value-type="float">
            <text:p>1</text:p>
          </table:table-cell>
          <table:table-cell table:formula="of:=IF([.$A71]&lt;[.BS$2];&quot;&quot;;IF([.$A71]=[.BS$2];1;MIN([.$B$1]+1;[.BR70]+[.BS70])))">
            <text:p/>
          </table:table-cell>
          <table:table-cell table:formula="of:=IF([.$A71]&lt;[.BT$2];&quot;&quot;;IF([.$A71]=[.BT$2];1;MIN([.$B$1]+1;[.BS70]+[.BT70])))">
            <text:p/>
          </table:table-cell>
          <table:table-cell table:formula="of:=IF([.$A71]&lt;[.BU$2];&quot;&quot;;IF([.$A71]=[.BU$2];1;MIN([.$B$1]+1;[.BT70]+[.BU70])))">
            <text:p/>
          </table:table-cell>
          <table:table-cell table:formula="of:=IF([.$A71]&lt;[.BV$2];&quot;&quot;;IF([.$A71]=[.BV$2];1;MIN([.$B$1]+1;[.BU70]+[.BV70])))">
            <text:p/>
          </table:table-cell>
          <table:table-cell table:formula="of:=IF([.$A71]&lt;[.BW$2];&quot;&quot;;IF([.$A71]=[.BW$2];1;MIN([.$B$1]+1;[.BV70]+[.BW70])))">
            <text:p/>
          </table:table-cell>
          <table:table-cell table:formula="of:=IF([.$A71]&lt;[.BX$2];&quot;&quot;;IF([.$A71]=[.BX$2];1;MIN([.$B$1]+1;[.BW70]+[.BX70])))">
            <text:p/>
          </table:table-cell>
          <table:table-cell table:formula="of:=IF([.$A71]&lt;[.BY$2];&quot;&quot;;IF([.$A71]=[.BY$2];1;MIN([.$B$1]+1;[.BX70]+[.BY70])))">
            <text:p/>
          </table:table-cell>
          <table:table-cell table:formula="of:=IF([.$A71]&lt;[.BZ$2];&quot;&quot;;IF([.$A71]=[.BZ$2];1;MIN([.$B$1]+1;[.BY70]+[.BZ70])))">
            <text:p/>
          </table:table-cell>
          <table:table-cell table:formula="of:=IF([.$A71]&lt;[.CA$2];&quot;&quot;;IF([.$A71]=[.CA$2];1;MIN([.$B$1]+1;[.BZ70]+[.CA70])))">
            <text:p/>
          </table:table-cell>
          <table:table-cell table:formula="of:=IF([.$A71]&lt;[.CB$2];&quot;&quot;;IF([.$A71]=[.CB$2];1;MIN([.$B$1]+1;[.CA70]+[.CB70])))">
            <text:p/>
          </table:table-cell>
          <table:table-cell table:formula="of:=IF([.$A71]&lt;[.CC$2];&quot;&quot;;IF([.$A71]=[.CC$2];1;MIN([.$B$1]+1;[.CB70]+[.CC70])))">
            <text:p/>
          </table:table-cell>
          <table:table-cell table:formula="of:=IF([.$A71]&lt;[.CD$2];&quot;&quot;;IF([.$A71]=[.CD$2];1;MIN([.$B$1]+1;[.CC70]+[.CD70])))">
            <text:p/>
          </table:table-cell>
          <table:table-cell table:formula="of:=IF([.$A71]&lt;[.CE$2];&quot;&quot;;IF([.$A71]=[.CE$2];1;MIN([.$B$1]+1;[.CD70]+[.CE70])))">
            <text:p/>
          </table:table-cell>
          <table:table-cell table:formula="of:=IF([.$A71]&lt;[.CF$2];&quot;&quot;;IF([.$A71]=[.CF$2];1;MIN([.$B$1]+1;[.CE70]+[.CF70])))">
            <text:p/>
          </table:table-cell>
          <table:table-cell table:formula="of:=IF([.$A71]&lt;[.CG$2];&quot;&quot;;IF([.$A71]=[.CG$2];1;MIN([.$B$1]+1;[.CF70]+[.CG70])))">
            <text:p/>
          </table:table-cell>
          <table:table-cell table:formula="of:=IF([.$A71]&lt;[.CH$2];&quot;&quot;;IF([.$A71]=[.CH$2];1;MIN([.$B$1]+1;[.CG70]+[.CH70])))">
            <text:p/>
          </table:table-cell>
          <table:table-cell table:formula="of:=IF([.$A71]&lt;[.CI$2];&quot;&quot;;IF([.$A71]=[.CI$2];1;MIN([.$B$1]+1;[.CH70]+[.CI70])))">
            <text:p/>
          </table:table-cell>
          <table:table-cell table:formula="of:=IF([.$A71]&lt;[.CJ$2];&quot;&quot;;IF([.$A71]=[.CJ$2];1;MIN([.$B$1]+1;[.CI70]+[.CJ70])))">
            <text:p/>
          </table:table-cell>
          <table:table-cell table:formula="of:=IF([.$A71]&lt;[.CK$2];&quot;&quot;;IF([.$A71]=[.CK$2];1;MIN([.$B$1]+1;[.CJ70]+[.CK70])))">
            <text:p/>
          </table:table-cell>
          <table:table-cell table:formula="of:=IF([.$A71]&lt;[.CL$2];&quot;&quot;;IF([.$A71]=[.CL$2];1;MIN([.$B$1]+1;[.CK70]+[.CL70])))">
            <text:p/>
          </table:table-cell>
          <table:table-cell table:formula="of:=IF([.$A71]&lt;[.CM$2];&quot;&quot;;IF([.$A71]=[.CM$2];1;MIN([.$B$1]+1;[.CL70]+[.CM70])))">
            <text:p/>
          </table:table-cell>
          <table:table-cell table:formula="of:=IF([.$A71]&lt;[.CN$2];&quot;&quot;;IF([.$A71]=[.CN$2];1;MIN([.$B$1]+1;[.CM70]+[.CN70])))">
            <text:p/>
          </table:table-cell>
          <table:table-cell table:formula="of:=IF([.$A71]&lt;[.CO$2];&quot;&quot;;IF([.$A71]=[.CO$2];1;MIN([.$B$1]+1;[.CN70]+[.CO70])))">
            <text:p/>
          </table:table-cell>
          <table:table-cell table:formula="of:=IF([.$A71]&lt;[.CP$2];&quot;&quot;;IF([.$A71]=[.CP$2];1;MIN([.$B$1]+1;[.CO70]+[.CP70])))">
            <text:p/>
          </table:table-cell>
          <table:table-cell table:formula="of:=IF([.$A71]&lt;[.CQ$2];&quot;&quot;;IF([.$A71]=[.CQ$2];1;MIN([.$B$1]+1;[.CP70]+[.CQ70])))">
            <text:p/>
          </table:table-cell>
          <table:table-cell table:formula="of:=IF([.$A71]&lt;[.CR$2];&quot;&quot;;IF([.$A71]=[.CR$2];1;MIN([.$B$1]+1;[.CQ70]+[.CR70])))">
            <text:p/>
          </table:table-cell>
          <table:table-cell table:formula="of:=IF([.$A71]&lt;[.CS$2];&quot;&quot;;IF([.$A71]=[.CS$2];1;MIN([.$B$1]+1;[.CR70]+[.CS70])))">
            <text:p/>
          </table:table-cell>
          <table:table-cell table:formula="of:=IF([.$A71]&lt;[.CT$2];&quot;&quot;;IF([.$A71]=[.CT$2];1;MIN([.$B$1]+1;[.CS70]+[.CT70])))">
            <text:p/>
          </table:table-cell>
          <table:table-cell table:formula="of:=IF([.$A71]&lt;[.CU$2];&quot;&quot;;IF([.$A71]=[.CU$2];1;MIN([.$B$1]+1;[.CT70]+[.CU70])))">
            <text:p/>
          </table:table-cell>
          <table:table-cell table:formula="of:=IF([.$A71]&lt;[.CV$2];&quot;&quot;;IF([.$A71]=[.CV$2];1;MIN([.$B$1]+1;[.CU70]+[.CV70])))">
            <text:p/>
          </table:table-cell>
          <table:table-cell table:formula="of:=IF([.$A71]&lt;[.CW$2];&quot;&quot;;IF([.$A71]=[.CW$2];1;MIN([.$B$1]+1;[.CV70]+[.CW70])))">
            <text:p/>
          </table:table-cell>
          <table:table-cell table:formula="of:=IF([.$A71]&lt;[.CX$2];&quot;&quot;;IF([.$A71]=[.CX$2];1;MIN([.$B$1]+1;[.CW70]+[.CX70])))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IF([.$A72]&lt;[.C$2];&quot;&quot;;IF([.$A72]=[.C$2];1;MIN([.$B$1]+1;[.B71]+[.C71])))" office:value-type="float" office:value="69" calcext:value-type="float">
            <text:p>69</text:p>
          </table:table-cell>
          <table:table-cell table:formula="of:=IF([.$A72]&lt;[.D$2];&quot;&quot;;IF([.$A72]=[.D$2];1;MIN([.$B$1]+1;[.C71]+[.D71])))" office:value-type="float" office:value="2346" calcext:value-type="float">
            <text:p>2346</text:p>
          </table:table-cell>
          <table:table-cell table:formula="of:=IF([.$A72]&lt;[.E$2];&quot;&quot;;IF([.$A72]=[.E$2];1;MIN([.$B$1]+1;[.D71]+[.E71])))" office:value-type="float" office:value="52394" calcext:value-type="float">
            <text:p>52394</text:p>
          </table:table-cell>
          <table:table-cell table:formula="of:=IF([.$A72]&lt;[.F$2];&quot;&quot;;IF([.$A72]=[.F$2];1;MIN([.$B$1]+1;[.E71]+[.F71])))" office:value-type="float" office:value="864501" calcext:value-type="float">
            <text:p>864501</text:p>
          </table:table-cell>
          <table:table-cell table:formula="of:=IF([.$A72]&lt;[.G$2];&quot;&quot;;IF([.$A72]=[.G$2];1;MIN([.$B$1]+1;[.F71]+[.G71])))" office:value-type="float" office:value="1000001" calcext:value-type="float">
            <text:p>1000001</text:p>
          </table:table-cell>
          <table:table-cell table:formula="of:=IF([.$A72]&lt;[.H$2];&quot;&quot;;IF([.$A72]=[.H$2];1;MIN([.$B$1]+1;[.G71]+[.H71])))" office:value-type="float" office:value="1000001" calcext:value-type="float">
            <text:p>1000001</text:p>
          </table:table-cell>
          <table:table-cell table:formula="of:=IF([.$A72]&lt;[.I$2];&quot;&quot;;IF([.$A72]=[.I$2];1;MIN([.$B$1]+1;[.H71]+[.I71])))" office:value-type="float" office:value="1000001" calcext:value-type="float">
            <text:p>1000001</text:p>
          </table:table-cell>
          <table:table-cell table:formula="of:=IF([.$A72]&lt;[.J$2];&quot;&quot;;IF([.$A72]=[.J$2];1;MIN([.$B$1]+1;[.I71]+[.J71])))" office:value-type="float" office:value="1000001" calcext:value-type="float">
            <text:p>1000001</text:p>
          </table:table-cell>
          <table:table-cell table:formula="of:=IF([.$A72]&lt;[.K$2];&quot;&quot;;IF([.$A72]=[.K$2];1;MIN([.$B$1]+1;[.J71]+[.K71])))" office:value-type="float" office:value="1000001" calcext:value-type="float">
            <text:p>1000001</text:p>
          </table:table-cell>
          <table:table-cell table:formula="of:=IF([.$A72]&lt;[.L$2];&quot;&quot;;IF([.$A72]=[.L$2];1;MIN([.$B$1]+1;[.K71]+[.L71])))" office:value-type="float" office:value="1000001" calcext:value-type="float">
            <text:p>1000001</text:p>
          </table:table-cell>
          <table:table-cell table:formula="of:=IF([.$A72]&lt;[.M$2];&quot;&quot;;IF([.$A72]=[.M$2];1;MIN([.$B$1]+1;[.L71]+[.M71])))" office:value-type="float" office:value="1000001" calcext:value-type="float">
            <text:p>1000001</text:p>
          </table:table-cell>
          <table:table-cell table:formula="of:=IF([.$A72]&lt;[.N$2];&quot;&quot;;IF([.$A72]=[.N$2];1;MIN([.$B$1]+1;[.M71]+[.N71])))" office:value-type="float" office:value="1000001" calcext:value-type="float">
            <text:p>1000001</text:p>
          </table:table-cell>
          <table:table-cell table:formula="of:=IF([.$A72]&lt;[.O$2];&quot;&quot;;IF([.$A72]=[.O$2];1;MIN([.$B$1]+1;[.N71]+[.O71])))" office:value-type="float" office:value="1000001" calcext:value-type="float">
            <text:p>1000001</text:p>
          </table:table-cell>
          <table:table-cell table:formula="of:=IF([.$A72]&lt;[.P$2];&quot;&quot;;IF([.$A72]=[.P$2];1;MIN([.$B$1]+1;[.O71]+[.P71])))" office:value-type="float" office:value="1000001" calcext:value-type="float">
            <text:p>1000001</text:p>
          </table:table-cell>
          <table:table-cell table:formula="of:=IF([.$A72]&lt;[.Q$2];&quot;&quot;;IF([.$A72]=[.Q$2];1;MIN([.$B$1]+1;[.P71]+[.Q71])))" office:value-type="float" office:value="1000001" calcext:value-type="float">
            <text:p>1000001</text:p>
          </table:table-cell>
          <table:table-cell table:formula="of:=IF([.$A72]&lt;[.R$2];&quot;&quot;;IF([.$A72]=[.R$2];1;MIN([.$B$1]+1;[.Q71]+[.R71])))" office:value-type="float" office:value="1000001" calcext:value-type="float">
            <text:p>1000001</text:p>
          </table:table-cell>
          <table:table-cell table:formula="of:=IF([.$A72]&lt;[.S$2];&quot;&quot;;IF([.$A72]=[.S$2];1;MIN([.$B$1]+1;[.R71]+[.S71])))" office:value-type="float" office:value="1000001" calcext:value-type="float">
            <text:p>1000001</text:p>
          </table:table-cell>
          <table:table-cell table:formula="of:=IF([.$A72]&lt;[.T$2];&quot;&quot;;IF([.$A72]=[.T$2];1;MIN([.$B$1]+1;[.S71]+[.T71])))" office:value-type="float" office:value="1000001" calcext:value-type="float">
            <text:p>1000001</text:p>
          </table:table-cell>
          <table:table-cell table:formula="of:=IF([.$A72]&lt;[.U$2];&quot;&quot;;IF([.$A72]=[.U$2];1;MIN([.$B$1]+1;[.T71]+[.U71])))" office:value-type="float" office:value="1000001" calcext:value-type="float">
            <text:p>1000001</text:p>
          </table:table-cell>
          <table:table-cell table:formula="of:=IF([.$A72]&lt;[.V$2];&quot;&quot;;IF([.$A72]=[.V$2];1;MIN([.$B$1]+1;[.U71]+[.V71])))" office:value-type="float" office:value="1000001" calcext:value-type="float">
            <text:p>1000001</text:p>
          </table:table-cell>
          <table:table-cell table:formula="of:=IF([.$A72]&lt;[.W$2];&quot;&quot;;IF([.$A72]=[.W$2];1;MIN([.$B$1]+1;[.V71]+[.W71])))" office:value-type="float" office:value="1000001" calcext:value-type="float">
            <text:p>1000001</text:p>
          </table:table-cell>
          <table:table-cell table:formula="of:=IF([.$A72]&lt;[.X$2];&quot;&quot;;IF([.$A72]=[.X$2];1;MIN([.$B$1]+1;[.W71]+[.X71])))" office:value-type="float" office:value="1000001" calcext:value-type="float">
            <text:p>1000001</text:p>
          </table:table-cell>
          <table:table-cell table:formula="of:=IF([.$A72]&lt;[.Y$2];&quot;&quot;;IF([.$A72]=[.Y$2];1;MIN([.$B$1]+1;[.X71]+[.Y71])))" office:value-type="float" office:value="1000001" calcext:value-type="float">
            <text:p>1000001</text:p>
          </table:table-cell>
          <table:table-cell table:formula="of:=IF([.$A72]&lt;[.Z$2];&quot;&quot;;IF([.$A72]=[.Z$2];1;MIN([.$B$1]+1;[.Y71]+[.Z71])))" office:value-type="float" office:value="1000001" calcext:value-type="float">
            <text:p>1000001</text:p>
          </table:table-cell>
          <table:table-cell table:formula="of:=IF([.$A72]&lt;[.AA$2];&quot;&quot;;IF([.$A72]=[.AA$2];1;MIN([.$B$1]+1;[.Z71]+[.AA71])))" office:value-type="float" office:value="1000001" calcext:value-type="float">
            <text:p>1000001</text:p>
          </table:table-cell>
          <table:table-cell table:formula="of:=IF([.$A72]&lt;[.AB$2];&quot;&quot;;IF([.$A72]=[.AB$2];1;MIN([.$B$1]+1;[.AA71]+[.AB71])))" office:value-type="float" office:value="1000001" calcext:value-type="float">
            <text:p>1000001</text:p>
          </table:table-cell>
          <table:table-cell table:formula="of:=IF([.$A72]&lt;[.AC$2];&quot;&quot;;IF([.$A72]=[.AC$2];1;MIN([.$B$1]+1;[.AB71]+[.AC71])))" office:value-type="float" office:value="1000001" calcext:value-type="float">
            <text:p>1000001</text:p>
          </table:table-cell>
          <table:table-cell table:formula="of:=IF([.$A72]&lt;[.AD$2];&quot;&quot;;IF([.$A72]=[.AD$2];1;MIN([.$B$1]+1;[.AC71]+[.AD71])))" office:value-type="float" office:value="1000001" calcext:value-type="float">
            <text:p>1000001</text:p>
          </table:table-cell>
          <table:table-cell table:formula="of:=IF([.$A72]&lt;[.AE$2];&quot;&quot;;IF([.$A72]=[.AE$2];1;MIN([.$B$1]+1;[.AD71]+[.AE71])))" office:value-type="float" office:value="1000001" calcext:value-type="float">
            <text:p>1000001</text:p>
          </table:table-cell>
          <table:table-cell table:formula="of:=IF([.$A72]&lt;[.AF$2];&quot;&quot;;IF([.$A72]=[.AF$2];1;MIN([.$B$1]+1;[.AE71]+[.AF71])))" office:value-type="float" office:value="1000001" calcext:value-type="float">
            <text:p>1000001</text:p>
          </table:table-cell>
          <table:table-cell table:formula="of:=IF([.$A72]&lt;[.AG$2];&quot;&quot;;IF([.$A72]=[.AG$2];1;MIN([.$B$1]+1;[.AF71]+[.AG71])))" office:value-type="float" office:value="1000001" calcext:value-type="float">
            <text:p>1000001</text:p>
          </table:table-cell>
          <table:table-cell table:formula="of:=IF([.$A72]&lt;[.AH$2];&quot;&quot;;IF([.$A72]=[.AH$2];1;MIN([.$B$1]+1;[.AG71]+[.AH71])))" office:value-type="float" office:value="1000001" calcext:value-type="float">
            <text:p>1000001</text:p>
          </table:table-cell>
          <table:table-cell table:formula="of:=IF([.$A72]&lt;[.AI$2];&quot;&quot;;IF([.$A72]=[.AI$2];1;MIN([.$B$1]+1;[.AH71]+[.AI71])))" office:value-type="float" office:value="1000001" calcext:value-type="float">
            <text:p>1000001</text:p>
          </table:table-cell>
          <table:table-cell table:formula="of:=IF([.$A72]&lt;[.AJ$2];&quot;&quot;;IF([.$A72]=[.AJ$2];1;MIN([.$B$1]+1;[.AI71]+[.AJ71])))" office:value-type="float" office:value="1000001" calcext:value-type="float">
            <text:p>1000001</text:p>
          </table:table-cell>
          <table:table-cell table:formula="of:=IF([.$A72]&lt;[.AK$2];&quot;&quot;;IF([.$A72]=[.AK$2];1;MIN([.$B$1]+1;[.AJ71]+[.AK71])))" office:value-type="float" office:value="1000001" calcext:value-type="float">
            <text:p>1000001</text:p>
          </table:table-cell>
          <table:table-cell table:formula="of:=IF([.$A72]&lt;[.AL$2];&quot;&quot;;IF([.$A72]=[.AL$2];1;MIN([.$B$1]+1;[.AK71]+[.AL71])))" office:value-type="float" office:value="1000001" calcext:value-type="float">
            <text:p>1000001</text:p>
          </table:table-cell>
          <table:table-cell table:formula="of:=IF([.$A72]&lt;[.AM$2];&quot;&quot;;IF([.$A72]=[.AM$2];1;MIN([.$B$1]+1;[.AL71]+[.AM71])))" office:value-type="float" office:value="1000001" calcext:value-type="float">
            <text:p>1000001</text:p>
          </table:table-cell>
          <table:table-cell table:formula="of:=IF([.$A72]&lt;[.AN$2];&quot;&quot;;IF([.$A72]=[.AN$2];1;MIN([.$B$1]+1;[.AM71]+[.AN71])))" office:value-type="float" office:value="1000001" calcext:value-type="float">
            <text:p>1000001</text:p>
          </table:table-cell>
          <table:table-cell table:formula="of:=IF([.$A72]&lt;[.AO$2];&quot;&quot;;IF([.$A72]=[.AO$2];1;MIN([.$B$1]+1;[.AN71]+[.AO71])))" office:value-type="float" office:value="1000001" calcext:value-type="float">
            <text:p>1000001</text:p>
          </table:table-cell>
          <table:table-cell table:formula="of:=IF([.$A72]&lt;[.AP$2];&quot;&quot;;IF([.$A72]=[.AP$2];1;MIN([.$B$1]+1;[.AO71]+[.AP71])))" office:value-type="float" office:value="1000001" calcext:value-type="float">
            <text:p>1000001</text:p>
          </table:table-cell>
          <table:table-cell table:formula="of:=IF([.$A72]&lt;[.AQ$2];&quot;&quot;;IF([.$A72]=[.AQ$2];1;MIN([.$B$1]+1;[.AP71]+[.AQ71])))" office:value-type="float" office:value="1000001" calcext:value-type="float">
            <text:p>1000001</text:p>
          </table:table-cell>
          <table:table-cell table:formula="of:=IF([.$A72]&lt;[.AR$2];&quot;&quot;;IF([.$A72]=[.AR$2];1;MIN([.$B$1]+1;[.AQ71]+[.AR71])))" office:value-type="float" office:value="1000001" calcext:value-type="float">
            <text:p>1000001</text:p>
          </table:table-cell>
          <table:table-cell table:formula="of:=IF([.$A72]&lt;[.AS$2];&quot;&quot;;IF([.$A72]=[.AS$2];1;MIN([.$B$1]+1;[.AR71]+[.AS71])))" office:value-type="float" office:value="1000001" calcext:value-type="float">
            <text:p>1000001</text:p>
          </table:table-cell>
          <table:table-cell table:formula="of:=IF([.$A72]&lt;[.AT$2];&quot;&quot;;IF([.$A72]=[.AT$2];1;MIN([.$B$1]+1;[.AS71]+[.AT71])))" office:value-type="float" office:value="1000001" calcext:value-type="float">
            <text:p>1000001</text:p>
          </table:table-cell>
          <table:table-cell table:formula="of:=IF([.$A72]&lt;[.AU$2];&quot;&quot;;IF([.$A72]=[.AU$2];1;MIN([.$B$1]+1;[.AT71]+[.AU71])))" office:value-type="float" office:value="1000001" calcext:value-type="float">
            <text:p>1000001</text:p>
          </table:table-cell>
          <table:table-cell table:formula="of:=IF([.$A72]&lt;[.AV$2];&quot;&quot;;IF([.$A72]=[.AV$2];1;MIN([.$B$1]+1;[.AU71]+[.AV71])))" office:value-type="float" office:value="1000001" calcext:value-type="float">
            <text:p>1000001</text:p>
          </table:table-cell>
          <table:table-cell table:formula="of:=IF([.$A72]&lt;[.AW$2];&quot;&quot;;IF([.$A72]=[.AW$2];1;MIN([.$B$1]+1;[.AV71]+[.AW71])))" office:value-type="float" office:value="1000001" calcext:value-type="float">
            <text:p>1000001</text:p>
          </table:table-cell>
          <table:table-cell table:formula="of:=IF([.$A72]&lt;[.AX$2];&quot;&quot;;IF([.$A72]=[.AX$2];1;MIN([.$B$1]+1;[.AW71]+[.AX71])))" office:value-type="float" office:value="1000001" calcext:value-type="float">
            <text:p>1000001</text:p>
          </table:table-cell>
          <table:table-cell table:formula="of:=IF([.$A72]&lt;[.AY$2];&quot;&quot;;IF([.$A72]=[.AY$2];1;MIN([.$B$1]+1;[.AX71]+[.AY71])))" office:value-type="float" office:value="1000001" calcext:value-type="float">
            <text:p>1000001</text:p>
          </table:table-cell>
          <table:table-cell table:formula="of:=IF([.$A72]&lt;[.AZ$2];&quot;&quot;;IF([.$A72]=[.AZ$2];1;MIN([.$B$1]+1;[.AY71]+[.AZ71])))" office:value-type="float" office:value="1000001" calcext:value-type="float">
            <text:p>1000001</text:p>
          </table:table-cell>
          <table:table-cell table:formula="of:=IF([.$A72]&lt;[.BA$2];&quot;&quot;;IF([.$A72]=[.BA$2];1;MIN([.$B$1]+1;[.AZ71]+[.BA71])))" office:value-type="float" office:value="1000001" calcext:value-type="float">
            <text:p>1000001</text:p>
          </table:table-cell>
          <table:table-cell table:formula="of:=IF([.$A72]&lt;[.BB$2];&quot;&quot;;IF([.$A72]=[.BB$2];1;MIN([.$B$1]+1;[.BA71]+[.BB71])))" office:value-type="float" office:value="1000001" calcext:value-type="float">
            <text:p>1000001</text:p>
          </table:table-cell>
          <table:table-cell table:formula="of:=IF([.$A72]&lt;[.BC$2];&quot;&quot;;IF([.$A72]=[.BC$2];1;MIN([.$B$1]+1;[.BB71]+[.BC71])))" office:value-type="float" office:value="1000001" calcext:value-type="float">
            <text:p>1000001</text:p>
          </table:table-cell>
          <table:table-cell table:formula="of:=IF([.$A72]&lt;[.BD$2];&quot;&quot;;IF([.$A72]=[.BD$2];1;MIN([.$B$1]+1;[.BC71]+[.BD71])))" office:value-type="float" office:value="1000001" calcext:value-type="float">
            <text:p>1000001</text:p>
          </table:table-cell>
          <table:table-cell table:formula="of:=IF([.$A72]&lt;[.BE$2];&quot;&quot;;IF([.$A72]=[.BE$2];1;MIN([.$B$1]+1;[.BD71]+[.BE71])))" office:value-type="float" office:value="1000001" calcext:value-type="float">
            <text:p>1000001</text:p>
          </table:table-cell>
          <table:table-cell table:formula="of:=IF([.$A72]&lt;[.BF$2];&quot;&quot;;IF([.$A72]=[.BF$2];1;MIN([.$B$1]+1;[.BE71]+[.BF71])))" office:value-type="float" office:value="1000001" calcext:value-type="float">
            <text:p>1000001</text:p>
          </table:table-cell>
          <table:table-cell table:formula="of:=IF([.$A72]&lt;[.BG$2];&quot;&quot;;IF([.$A72]=[.BG$2];1;MIN([.$B$1]+1;[.BF71]+[.BG71])))" office:value-type="float" office:value="1000001" calcext:value-type="float">
            <text:p>1000001</text:p>
          </table:table-cell>
          <table:table-cell table:formula="of:=IF([.$A72]&lt;[.BH$2];&quot;&quot;;IF([.$A72]=[.BH$2];1;MIN([.$B$1]+1;[.BG71]+[.BH71])))" office:value-type="float" office:value="1000001" calcext:value-type="float">
            <text:p>1000001</text:p>
          </table:table-cell>
          <table:table-cell table:formula="of:=IF([.$A72]&lt;[.BI$2];&quot;&quot;;IF([.$A72]=[.BI$2];1;MIN([.$B$1]+1;[.BH71]+[.BI71])))" office:value-type="float" office:value="1000001" calcext:value-type="float">
            <text:p>1000001</text:p>
          </table:table-cell>
          <table:table-cell table:formula="of:=IF([.$A72]&lt;[.BJ$2];&quot;&quot;;IF([.$A72]=[.BJ$2];1;MIN([.$B$1]+1;[.BI71]+[.BJ71])))" office:value-type="float" office:value="1000001" calcext:value-type="float">
            <text:p>1000001</text:p>
          </table:table-cell>
          <table:table-cell table:formula="of:=IF([.$A72]&lt;[.BK$2];&quot;&quot;;IF([.$A72]=[.BK$2];1;MIN([.$B$1]+1;[.BJ71]+[.BK71])))" office:value-type="float" office:value="1000001" calcext:value-type="float">
            <text:p>1000001</text:p>
          </table:table-cell>
          <table:table-cell table:formula="of:=IF([.$A72]&lt;[.BL$2];&quot;&quot;;IF([.$A72]=[.BL$2];1;MIN([.$B$1]+1;[.BK71]+[.BL71])))" office:value-type="float" office:value="1000001" calcext:value-type="float">
            <text:p>1000001</text:p>
          </table:table-cell>
          <table:table-cell table:formula="of:=IF([.$A72]&lt;[.BM$2];&quot;&quot;;IF([.$A72]=[.BM$2];1;MIN([.$B$1]+1;[.BL71]+[.BM71])))" office:value-type="float" office:value="1000001" calcext:value-type="float">
            <text:p>1000001</text:p>
          </table:table-cell>
          <table:table-cell table:formula="of:=IF([.$A72]&lt;[.BN$2];&quot;&quot;;IF([.$A72]=[.BN$2];1;MIN([.$B$1]+1;[.BM71]+[.BN71])))" office:value-type="float" office:value="1000001" calcext:value-type="float">
            <text:p>1000001</text:p>
          </table:table-cell>
          <table:table-cell table:formula="of:=IF([.$A72]&lt;[.BO$2];&quot;&quot;;IF([.$A72]=[.BO$2];1;MIN([.$B$1]+1;[.BN71]+[.BO71])))" office:value-type="float" office:value="864501" calcext:value-type="float">
            <text:p>864501</text:p>
          </table:table-cell>
          <table:table-cell table:formula="of:=IF([.$A72]&lt;[.BP$2];&quot;&quot;;IF([.$A72]=[.BP$2];1;MIN([.$B$1]+1;[.BO71]+[.BP71])))" office:value-type="float" office:value="52394" calcext:value-type="float">
            <text:p>52394</text:p>
          </table:table-cell>
          <table:table-cell table:formula="of:=IF([.$A72]&lt;[.BQ$2];&quot;&quot;;IF([.$A72]=[.BQ$2];1;MIN([.$B$1]+1;[.BP71]+[.BQ71])))" office:value-type="float" office:value="2346" calcext:value-type="float">
            <text:p>2346</text:p>
          </table:table-cell>
          <table:table-cell table:formula="of:=IF([.$A72]&lt;[.BR$2];&quot;&quot;;IF([.$A72]=[.BR$2];1;MIN([.$B$1]+1;[.BQ71]+[.BR71])))" office:value-type="float" office:value="69" calcext:value-type="float">
            <text:p>69</text:p>
          </table:table-cell>
          <table:table-cell table:formula="of:=IF([.$A72]&lt;[.BS$2];&quot;&quot;;IF([.$A72]=[.BS$2];1;MIN([.$B$1]+1;[.BR71]+[.BS71])))" office:value-type="float" office:value="1" calcext:value-type="float">
            <text:p>1</text:p>
          </table:table-cell>
          <table:table-cell table:formula="of:=IF([.$A72]&lt;[.BT$2];&quot;&quot;;IF([.$A72]=[.BT$2];1;MIN([.$B$1]+1;[.BS71]+[.BT71])))">
            <text:p/>
          </table:table-cell>
          <table:table-cell table:formula="of:=IF([.$A72]&lt;[.BU$2];&quot;&quot;;IF([.$A72]=[.BU$2];1;MIN([.$B$1]+1;[.BT71]+[.BU71])))">
            <text:p/>
          </table:table-cell>
          <table:table-cell table:formula="of:=IF([.$A72]&lt;[.BV$2];&quot;&quot;;IF([.$A72]=[.BV$2];1;MIN([.$B$1]+1;[.BU71]+[.BV71])))">
            <text:p/>
          </table:table-cell>
          <table:table-cell table:formula="of:=IF([.$A72]&lt;[.BW$2];&quot;&quot;;IF([.$A72]=[.BW$2];1;MIN([.$B$1]+1;[.BV71]+[.BW71])))">
            <text:p/>
          </table:table-cell>
          <table:table-cell table:formula="of:=IF([.$A72]&lt;[.BX$2];&quot;&quot;;IF([.$A72]=[.BX$2];1;MIN([.$B$1]+1;[.BW71]+[.BX71])))">
            <text:p/>
          </table:table-cell>
          <table:table-cell table:formula="of:=IF([.$A72]&lt;[.BY$2];&quot;&quot;;IF([.$A72]=[.BY$2];1;MIN([.$B$1]+1;[.BX71]+[.BY71])))">
            <text:p/>
          </table:table-cell>
          <table:table-cell table:formula="of:=IF([.$A72]&lt;[.BZ$2];&quot;&quot;;IF([.$A72]=[.BZ$2];1;MIN([.$B$1]+1;[.BY71]+[.BZ71])))">
            <text:p/>
          </table:table-cell>
          <table:table-cell table:formula="of:=IF([.$A72]&lt;[.CA$2];&quot;&quot;;IF([.$A72]=[.CA$2];1;MIN([.$B$1]+1;[.BZ71]+[.CA71])))">
            <text:p/>
          </table:table-cell>
          <table:table-cell table:formula="of:=IF([.$A72]&lt;[.CB$2];&quot;&quot;;IF([.$A72]=[.CB$2];1;MIN([.$B$1]+1;[.CA71]+[.CB71])))">
            <text:p/>
          </table:table-cell>
          <table:table-cell table:formula="of:=IF([.$A72]&lt;[.CC$2];&quot;&quot;;IF([.$A72]=[.CC$2];1;MIN([.$B$1]+1;[.CB71]+[.CC71])))">
            <text:p/>
          </table:table-cell>
          <table:table-cell table:formula="of:=IF([.$A72]&lt;[.CD$2];&quot;&quot;;IF([.$A72]=[.CD$2];1;MIN([.$B$1]+1;[.CC71]+[.CD71])))">
            <text:p/>
          </table:table-cell>
          <table:table-cell table:formula="of:=IF([.$A72]&lt;[.CE$2];&quot;&quot;;IF([.$A72]=[.CE$2];1;MIN([.$B$1]+1;[.CD71]+[.CE71])))">
            <text:p/>
          </table:table-cell>
          <table:table-cell table:formula="of:=IF([.$A72]&lt;[.CF$2];&quot;&quot;;IF([.$A72]=[.CF$2];1;MIN([.$B$1]+1;[.CE71]+[.CF71])))">
            <text:p/>
          </table:table-cell>
          <table:table-cell table:formula="of:=IF([.$A72]&lt;[.CG$2];&quot;&quot;;IF([.$A72]=[.CG$2];1;MIN([.$B$1]+1;[.CF71]+[.CG71])))">
            <text:p/>
          </table:table-cell>
          <table:table-cell table:formula="of:=IF([.$A72]&lt;[.CH$2];&quot;&quot;;IF([.$A72]=[.CH$2];1;MIN([.$B$1]+1;[.CG71]+[.CH71])))">
            <text:p/>
          </table:table-cell>
          <table:table-cell table:formula="of:=IF([.$A72]&lt;[.CI$2];&quot;&quot;;IF([.$A72]=[.CI$2];1;MIN([.$B$1]+1;[.CH71]+[.CI71])))">
            <text:p/>
          </table:table-cell>
          <table:table-cell table:formula="of:=IF([.$A72]&lt;[.CJ$2];&quot;&quot;;IF([.$A72]=[.CJ$2];1;MIN([.$B$1]+1;[.CI71]+[.CJ71])))">
            <text:p/>
          </table:table-cell>
          <table:table-cell table:formula="of:=IF([.$A72]&lt;[.CK$2];&quot;&quot;;IF([.$A72]=[.CK$2];1;MIN([.$B$1]+1;[.CJ71]+[.CK71])))">
            <text:p/>
          </table:table-cell>
          <table:table-cell table:formula="of:=IF([.$A72]&lt;[.CL$2];&quot;&quot;;IF([.$A72]=[.CL$2];1;MIN([.$B$1]+1;[.CK71]+[.CL71])))">
            <text:p/>
          </table:table-cell>
          <table:table-cell table:formula="of:=IF([.$A72]&lt;[.CM$2];&quot;&quot;;IF([.$A72]=[.CM$2];1;MIN([.$B$1]+1;[.CL71]+[.CM71])))">
            <text:p/>
          </table:table-cell>
          <table:table-cell table:formula="of:=IF([.$A72]&lt;[.CN$2];&quot;&quot;;IF([.$A72]=[.CN$2];1;MIN([.$B$1]+1;[.CM71]+[.CN71])))">
            <text:p/>
          </table:table-cell>
          <table:table-cell table:formula="of:=IF([.$A72]&lt;[.CO$2];&quot;&quot;;IF([.$A72]=[.CO$2];1;MIN([.$B$1]+1;[.CN71]+[.CO71])))">
            <text:p/>
          </table:table-cell>
          <table:table-cell table:formula="of:=IF([.$A72]&lt;[.CP$2];&quot;&quot;;IF([.$A72]=[.CP$2];1;MIN([.$B$1]+1;[.CO71]+[.CP71])))">
            <text:p/>
          </table:table-cell>
          <table:table-cell table:formula="of:=IF([.$A72]&lt;[.CQ$2];&quot;&quot;;IF([.$A72]=[.CQ$2];1;MIN([.$B$1]+1;[.CP71]+[.CQ71])))">
            <text:p/>
          </table:table-cell>
          <table:table-cell table:formula="of:=IF([.$A72]&lt;[.CR$2];&quot;&quot;;IF([.$A72]=[.CR$2];1;MIN([.$B$1]+1;[.CQ71]+[.CR71])))">
            <text:p/>
          </table:table-cell>
          <table:table-cell table:formula="of:=IF([.$A72]&lt;[.CS$2];&quot;&quot;;IF([.$A72]=[.CS$2];1;MIN([.$B$1]+1;[.CR71]+[.CS71])))">
            <text:p/>
          </table:table-cell>
          <table:table-cell table:formula="of:=IF([.$A72]&lt;[.CT$2];&quot;&quot;;IF([.$A72]=[.CT$2];1;MIN([.$B$1]+1;[.CS71]+[.CT71])))">
            <text:p/>
          </table:table-cell>
          <table:table-cell table:formula="of:=IF([.$A72]&lt;[.CU$2];&quot;&quot;;IF([.$A72]=[.CU$2];1;MIN([.$B$1]+1;[.CT71]+[.CU71])))">
            <text:p/>
          </table:table-cell>
          <table:table-cell table:formula="of:=IF([.$A72]&lt;[.CV$2];&quot;&quot;;IF([.$A72]=[.CV$2];1;MIN([.$B$1]+1;[.CU71]+[.CV71])))">
            <text:p/>
          </table:table-cell>
          <table:table-cell table:formula="of:=IF([.$A72]&lt;[.CW$2];&quot;&quot;;IF([.$A72]=[.CW$2];1;MIN([.$B$1]+1;[.CV71]+[.CW71])))">
            <text:p/>
          </table:table-cell>
          <table:table-cell table:formula="of:=IF([.$A72]&lt;[.CX$2];&quot;&quot;;IF([.$A72]=[.CX$2];1;MIN([.$B$1]+1;[.CW71]+[.CX71])))">
            <text:p/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$A73]&lt;[.C$2];&quot;&quot;;IF([.$A73]=[.C$2];1;MIN([.$B$1]+1;[.B72]+[.C72])))" office:value-type="float" office:value="70" calcext:value-type="float">
            <text:p>70</text:p>
          </table:table-cell>
          <table:table-cell table:formula="of:=IF([.$A73]&lt;[.D$2];&quot;&quot;;IF([.$A73]=[.D$2];1;MIN([.$B$1]+1;[.C72]+[.D72])))" office:value-type="float" office:value="2415" calcext:value-type="float">
            <text:p>2415</text:p>
          </table:table-cell>
          <table:table-cell table:formula="of:=IF([.$A73]&lt;[.E$2];&quot;&quot;;IF([.$A73]=[.E$2];1;MIN([.$B$1]+1;[.D72]+[.E72])))" office:value-type="float" office:value="54740" calcext:value-type="float">
            <text:p>54740</text:p>
          </table:table-cell>
          <table:table-cell table:formula="of:=IF([.$A73]&lt;[.F$2];&quot;&quot;;IF([.$A73]=[.F$2];1;MIN([.$B$1]+1;[.E72]+[.F72])))" office:value-type="float" office:value="916895" calcext:value-type="float">
            <text:p>916895</text:p>
          </table:table-cell>
          <table:table-cell table:formula="of:=IF([.$A73]&lt;[.G$2];&quot;&quot;;IF([.$A73]=[.G$2];1;MIN([.$B$1]+1;[.F72]+[.G72])))" office:value-type="float" office:value="1000001" calcext:value-type="float">
            <text:p>1000001</text:p>
          </table:table-cell>
          <table:table-cell table:formula="of:=IF([.$A73]&lt;[.H$2];&quot;&quot;;IF([.$A73]=[.H$2];1;MIN([.$B$1]+1;[.G72]+[.H72])))" office:value-type="float" office:value="1000001" calcext:value-type="float">
            <text:p>1000001</text:p>
          </table:table-cell>
          <table:table-cell table:formula="of:=IF([.$A73]&lt;[.I$2];&quot;&quot;;IF([.$A73]=[.I$2];1;MIN([.$B$1]+1;[.H72]+[.I72])))" office:value-type="float" office:value="1000001" calcext:value-type="float">
            <text:p>1000001</text:p>
          </table:table-cell>
          <table:table-cell table:formula="of:=IF([.$A73]&lt;[.J$2];&quot;&quot;;IF([.$A73]=[.J$2];1;MIN([.$B$1]+1;[.I72]+[.J72])))" office:value-type="float" office:value="1000001" calcext:value-type="float">
            <text:p>1000001</text:p>
          </table:table-cell>
          <table:table-cell table:formula="of:=IF([.$A73]&lt;[.K$2];&quot;&quot;;IF([.$A73]=[.K$2];1;MIN([.$B$1]+1;[.J72]+[.K72])))" office:value-type="float" office:value="1000001" calcext:value-type="float">
            <text:p>1000001</text:p>
          </table:table-cell>
          <table:table-cell table:formula="of:=IF([.$A73]&lt;[.L$2];&quot;&quot;;IF([.$A73]=[.L$2];1;MIN([.$B$1]+1;[.K72]+[.L72])))" office:value-type="float" office:value="1000001" calcext:value-type="float">
            <text:p>1000001</text:p>
          </table:table-cell>
          <table:table-cell table:formula="of:=IF([.$A73]&lt;[.M$2];&quot;&quot;;IF([.$A73]=[.M$2];1;MIN([.$B$1]+1;[.L72]+[.M72])))" office:value-type="float" office:value="1000001" calcext:value-type="float">
            <text:p>1000001</text:p>
          </table:table-cell>
          <table:table-cell table:formula="of:=IF([.$A73]&lt;[.N$2];&quot;&quot;;IF([.$A73]=[.N$2];1;MIN([.$B$1]+1;[.M72]+[.N72])))" office:value-type="float" office:value="1000001" calcext:value-type="float">
            <text:p>1000001</text:p>
          </table:table-cell>
          <table:table-cell table:formula="of:=IF([.$A73]&lt;[.O$2];&quot;&quot;;IF([.$A73]=[.O$2];1;MIN([.$B$1]+1;[.N72]+[.O72])))" office:value-type="float" office:value="1000001" calcext:value-type="float">
            <text:p>1000001</text:p>
          </table:table-cell>
          <table:table-cell table:formula="of:=IF([.$A73]&lt;[.P$2];&quot;&quot;;IF([.$A73]=[.P$2];1;MIN([.$B$1]+1;[.O72]+[.P72])))" office:value-type="float" office:value="1000001" calcext:value-type="float">
            <text:p>1000001</text:p>
          </table:table-cell>
          <table:table-cell table:formula="of:=IF([.$A73]&lt;[.Q$2];&quot;&quot;;IF([.$A73]=[.Q$2];1;MIN([.$B$1]+1;[.P72]+[.Q72])))" office:value-type="float" office:value="1000001" calcext:value-type="float">
            <text:p>1000001</text:p>
          </table:table-cell>
          <table:table-cell table:formula="of:=IF([.$A73]&lt;[.R$2];&quot;&quot;;IF([.$A73]=[.R$2];1;MIN([.$B$1]+1;[.Q72]+[.R72])))" office:value-type="float" office:value="1000001" calcext:value-type="float">
            <text:p>1000001</text:p>
          </table:table-cell>
          <table:table-cell table:formula="of:=IF([.$A73]&lt;[.S$2];&quot;&quot;;IF([.$A73]=[.S$2];1;MIN([.$B$1]+1;[.R72]+[.S72])))" office:value-type="float" office:value="1000001" calcext:value-type="float">
            <text:p>1000001</text:p>
          </table:table-cell>
          <table:table-cell table:formula="of:=IF([.$A73]&lt;[.T$2];&quot;&quot;;IF([.$A73]=[.T$2];1;MIN([.$B$1]+1;[.S72]+[.T72])))" office:value-type="float" office:value="1000001" calcext:value-type="float">
            <text:p>1000001</text:p>
          </table:table-cell>
          <table:table-cell table:formula="of:=IF([.$A73]&lt;[.U$2];&quot;&quot;;IF([.$A73]=[.U$2];1;MIN([.$B$1]+1;[.T72]+[.U72])))" office:value-type="float" office:value="1000001" calcext:value-type="float">
            <text:p>1000001</text:p>
          </table:table-cell>
          <table:table-cell table:formula="of:=IF([.$A73]&lt;[.V$2];&quot;&quot;;IF([.$A73]=[.V$2];1;MIN([.$B$1]+1;[.U72]+[.V72])))" office:value-type="float" office:value="1000001" calcext:value-type="float">
            <text:p>1000001</text:p>
          </table:table-cell>
          <table:table-cell table:formula="of:=IF([.$A73]&lt;[.W$2];&quot;&quot;;IF([.$A73]=[.W$2];1;MIN([.$B$1]+1;[.V72]+[.W72])))" office:value-type="float" office:value="1000001" calcext:value-type="float">
            <text:p>1000001</text:p>
          </table:table-cell>
          <table:table-cell table:formula="of:=IF([.$A73]&lt;[.X$2];&quot;&quot;;IF([.$A73]=[.X$2];1;MIN([.$B$1]+1;[.W72]+[.X72])))" office:value-type="float" office:value="1000001" calcext:value-type="float">
            <text:p>1000001</text:p>
          </table:table-cell>
          <table:table-cell table:formula="of:=IF([.$A73]&lt;[.Y$2];&quot;&quot;;IF([.$A73]=[.Y$2];1;MIN([.$B$1]+1;[.X72]+[.Y72])))" office:value-type="float" office:value="1000001" calcext:value-type="float">
            <text:p>1000001</text:p>
          </table:table-cell>
          <table:table-cell table:formula="of:=IF([.$A73]&lt;[.Z$2];&quot;&quot;;IF([.$A73]=[.Z$2];1;MIN([.$B$1]+1;[.Y72]+[.Z72])))" office:value-type="float" office:value="1000001" calcext:value-type="float">
            <text:p>1000001</text:p>
          </table:table-cell>
          <table:table-cell table:formula="of:=IF([.$A73]&lt;[.AA$2];&quot;&quot;;IF([.$A73]=[.AA$2];1;MIN([.$B$1]+1;[.Z72]+[.AA72])))" office:value-type="float" office:value="1000001" calcext:value-type="float">
            <text:p>1000001</text:p>
          </table:table-cell>
          <table:table-cell table:formula="of:=IF([.$A73]&lt;[.AB$2];&quot;&quot;;IF([.$A73]=[.AB$2];1;MIN([.$B$1]+1;[.AA72]+[.AB72])))" office:value-type="float" office:value="1000001" calcext:value-type="float">
            <text:p>1000001</text:p>
          </table:table-cell>
          <table:table-cell table:formula="of:=IF([.$A73]&lt;[.AC$2];&quot;&quot;;IF([.$A73]=[.AC$2];1;MIN([.$B$1]+1;[.AB72]+[.AC72])))" office:value-type="float" office:value="1000001" calcext:value-type="float">
            <text:p>1000001</text:p>
          </table:table-cell>
          <table:table-cell table:formula="of:=IF([.$A73]&lt;[.AD$2];&quot;&quot;;IF([.$A73]=[.AD$2];1;MIN([.$B$1]+1;[.AC72]+[.AD72])))" office:value-type="float" office:value="1000001" calcext:value-type="float">
            <text:p>1000001</text:p>
          </table:table-cell>
          <table:table-cell table:formula="of:=IF([.$A73]&lt;[.AE$2];&quot;&quot;;IF([.$A73]=[.AE$2];1;MIN([.$B$1]+1;[.AD72]+[.AE72])))" office:value-type="float" office:value="1000001" calcext:value-type="float">
            <text:p>1000001</text:p>
          </table:table-cell>
          <table:table-cell table:formula="of:=IF([.$A73]&lt;[.AF$2];&quot;&quot;;IF([.$A73]=[.AF$2];1;MIN([.$B$1]+1;[.AE72]+[.AF72])))" office:value-type="float" office:value="1000001" calcext:value-type="float">
            <text:p>1000001</text:p>
          </table:table-cell>
          <table:table-cell table:formula="of:=IF([.$A73]&lt;[.AG$2];&quot;&quot;;IF([.$A73]=[.AG$2];1;MIN([.$B$1]+1;[.AF72]+[.AG72])))" office:value-type="float" office:value="1000001" calcext:value-type="float">
            <text:p>1000001</text:p>
          </table:table-cell>
          <table:table-cell table:formula="of:=IF([.$A73]&lt;[.AH$2];&quot;&quot;;IF([.$A73]=[.AH$2];1;MIN([.$B$1]+1;[.AG72]+[.AH72])))" office:value-type="float" office:value="1000001" calcext:value-type="float">
            <text:p>1000001</text:p>
          </table:table-cell>
          <table:table-cell table:formula="of:=IF([.$A73]&lt;[.AI$2];&quot;&quot;;IF([.$A73]=[.AI$2];1;MIN([.$B$1]+1;[.AH72]+[.AI72])))" office:value-type="float" office:value="1000001" calcext:value-type="float">
            <text:p>1000001</text:p>
          </table:table-cell>
          <table:table-cell table:formula="of:=IF([.$A73]&lt;[.AJ$2];&quot;&quot;;IF([.$A73]=[.AJ$2];1;MIN([.$B$1]+1;[.AI72]+[.AJ72])))" office:value-type="float" office:value="1000001" calcext:value-type="float">
            <text:p>1000001</text:p>
          </table:table-cell>
          <table:table-cell table:formula="of:=IF([.$A73]&lt;[.AK$2];&quot;&quot;;IF([.$A73]=[.AK$2];1;MIN([.$B$1]+1;[.AJ72]+[.AK72])))" office:value-type="float" office:value="1000001" calcext:value-type="float">
            <text:p>1000001</text:p>
          </table:table-cell>
          <table:table-cell table:formula="of:=IF([.$A73]&lt;[.AL$2];&quot;&quot;;IF([.$A73]=[.AL$2];1;MIN([.$B$1]+1;[.AK72]+[.AL72])))" office:value-type="float" office:value="1000001" calcext:value-type="float">
            <text:p>1000001</text:p>
          </table:table-cell>
          <table:table-cell table:formula="of:=IF([.$A73]&lt;[.AM$2];&quot;&quot;;IF([.$A73]=[.AM$2];1;MIN([.$B$1]+1;[.AL72]+[.AM72])))" office:value-type="float" office:value="1000001" calcext:value-type="float">
            <text:p>1000001</text:p>
          </table:table-cell>
          <table:table-cell table:formula="of:=IF([.$A73]&lt;[.AN$2];&quot;&quot;;IF([.$A73]=[.AN$2];1;MIN([.$B$1]+1;[.AM72]+[.AN72])))" office:value-type="float" office:value="1000001" calcext:value-type="float">
            <text:p>1000001</text:p>
          </table:table-cell>
          <table:table-cell table:formula="of:=IF([.$A73]&lt;[.AO$2];&quot;&quot;;IF([.$A73]=[.AO$2];1;MIN([.$B$1]+1;[.AN72]+[.AO72])))" office:value-type="float" office:value="1000001" calcext:value-type="float">
            <text:p>1000001</text:p>
          </table:table-cell>
          <table:table-cell table:formula="of:=IF([.$A73]&lt;[.AP$2];&quot;&quot;;IF([.$A73]=[.AP$2];1;MIN([.$B$1]+1;[.AO72]+[.AP72])))" office:value-type="float" office:value="1000001" calcext:value-type="float">
            <text:p>1000001</text:p>
          </table:table-cell>
          <table:table-cell table:formula="of:=IF([.$A73]&lt;[.AQ$2];&quot;&quot;;IF([.$A73]=[.AQ$2];1;MIN([.$B$1]+1;[.AP72]+[.AQ72])))" office:value-type="float" office:value="1000001" calcext:value-type="float">
            <text:p>1000001</text:p>
          </table:table-cell>
          <table:table-cell table:formula="of:=IF([.$A73]&lt;[.AR$2];&quot;&quot;;IF([.$A73]=[.AR$2];1;MIN([.$B$1]+1;[.AQ72]+[.AR72])))" office:value-type="float" office:value="1000001" calcext:value-type="float">
            <text:p>1000001</text:p>
          </table:table-cell>
          <table:table-cell table:formula="of:=IF([.$A73]&lt;[.AS$2];&quot;&quot;;IF([.$A73]=[.AS$2];1;MIN([.$B$1]+1;[.AR72]+[.AS72])))" office:value-type="float" office:value="1000001" calcext:value-type="float">
            <text:p>1000001</text:p>
          </table:table-cell>
          <table:table-cell table:formula="of:=IF([.$A73]&lt;[.AT$2];&quot;&quot;;IF([.$A73]=[.AT$2];1;MIN([.$B$1]+1;[.AS72]+[.AT72])))" office:value-type="float" office:value="1000001" calcext:value-type="float">
            <text:p>1000001</text:p>
          </table:table-cell>
          <table:table-cell table:formula="of:=IF([.$A73]&lt;[.AU$2];&quot;&quot;;IF([.$A73]=[.AU$2];1;MIN([.$B$1]+1;[.AT72]+[.AU72])))" office:value-type="float" office:value="1000001" calcext:value-type="float">
            <text:p>1000001</text:p>
          </table:table-cell>
          <table:table-cell table:formula="of:=IF([.$A73]&lt;[.AV$2];&quot;&quot;;IF([.$A73]=[.AV$2];1;MIN([.$B$1]+1;[.AU72]+[.AV72])))" office:value-type="float" office:value="1000001" calcext:value-type="float">
            <text:p>1000001</text:p>
          </table:table-cell>
          <table:table-cell table:formula="of:=IF([.$A73]&lt;[.AW$2];&quot;&quot;;IF([.$A73]=[.AW$2];1;MIN([.$B$1]+1;[.AV72]+[.AW72])))" office:value-type="float" office:value="1000001" calcext:value-type="float">
            <text:p>1000001</text:p>
          </table:table-cell>
          <table:table-cell table:formula="of:=IF([.$A73]&lt;[.AX$2];&quot;&quot;;IF([.$A73]=[.AX$2];1;MIN([.$B$1]+1;[.AW72]+[.AX72])))" office:value-type="float" office:value="1000001" calcext:value-type="float">
            <text:p>1000001</text:p>
          </table:table-cell>
          <table:table-cell table:formula="of:=IF([.$A73]&lt;[.AY$2];&quot;&quot;;IF([.$A73]=[.AY$2];1;MIN([.$B$1]+1;[.AX72]+[.AY72])))" office:value-type="float" office:value="1000001" calcext:value-type="float">
            <text:p>1000001</text:p>
          </table:table-cell>
          <table:table-cell table:formula="of:=IF([.$A73]&lt;[.AZ$2];&quot;&quot;;IF([.$A73]=[.AZ$2];1;MIN([.$B$1]+1;[.AY72]+[.AZ72])))" office:value-type="float" office:value="1000001" calcext:value-type="float">
            <text:p>1000001</text:p>
          </table:table-cell>
          <table:table-cell table:formula="of:=IF([.$A73]&lt;[.BA$2];&quot;&quot;;IF([.$A73]=[.BA$2];1;MIN([.$B$1]+1;[.AZ72]+[.BA72])))" office:value-type="float" office:value="1000001" calcext:value-type="float">
            <text:p>1000001</text:p>
          </table:table-cell>
          <table:table-cell table:formula="of:=IF([.$A73]&lt;[.BB$2];&quot;&quot;;IF([.$A73]=[.BB$2];1;MIN([.$B$1]+1;[.BA72]+[.BB72])))" office:value-type="float" office:value="1000001" calcext:value-type="float">
            <text:p>1000001</text:p>
          </table:table-cell>
          <table:table-cell table:formula="of:=IF([.$A73]&lt;[.BC$2];&quot;&quot;;IF([.$A73]=[.BC$2];1;MIN([.$B$1]+1;[.BB72]+[.BC72])))" office:value-type="float" office:value="1000001" calcext:value-type="float">
            <text:p>1000001</text:p>
          </table:table-cell>
          <table:table-cell table:formula="of:=IF([.$A73]&lt;[.BD$2];&quot;&quot;;IF([.$A73]=[.BD$2];1;MIN([.$B$1]+1;[.BC72]+[.BD72])))" office:value-type="float" office:value="1000001" calcext:value-type="float">
            <text:p>1000001</text:p>
          </table:table-cell>
          <table:table-cell table:formula="of:=IF([.$A73]&lt;[.BE$2];&quot;&quot;;IF([.$A73]=[.BE$2];1;MIN([.$B$1]+1;[.BD72]+[.BE72])))" office:value-type="float" office:value="1000001" calcext:value-type="float">
            <text:p>1000001</text:p>
          </table:table-cell>
          <table:table-cell table:formula="of:=IF([.$A73]&lt;[.BF$2];&quot;&quot;;IF([.$A73]=[.BF$2];1;MIN([.$B$1]+1;[.BE72]+[.BF72])))" office:value-type="float" office:value="1000001" calcext:value-type="float">
            <text:p>1000001</text:p>
          </table:table-cell>
          <table:table-cell table:formula="of:=IF([.$A73]&lt;[.BG$2];&quot;&quot;;IF([.$A73]=[.BG$2];1;MIN([.$B$1]+1;[.BF72]+[.BG72])))" office:value-type="float" office:value="1000001" calcext:value-type="float">
            <text:p>1000001</text:p>
          </table:table-cell>
          <table:table-cell table:formula="of:=IF([.$A73]&lt;[.BH$2];&quot;&quot;;IF([.$A73]=[.BH$2];1;MIN([.$B$1]+1;[.BG72]+[.BH72])))" office:value-type="float" office:value="1000001" calcext:value-type="float">
            <text:p>1000001</text:p>
          </table:table-cell>
          <table:table-cell table:formula="of:=IF([.$A73]&lt;[.BI$2];&quot;&quot;;IF([.$A73]=[.BI$2];1;MIN([.$B$1]+1;[.BH72]+[.BI72])))" office:value-type="float" office:value="1000001" calcext:value-type="float">
            <text:p>1000001</text:p>
          </table:table-cell>
          <table:table-cell table:formula="of:=IF([.$A73]&lt;[.BJ$2];&quot;&quot;;IF([.$A73]=[.BJ$2];1;MIN([.$B$1]+1;[.BI72]+[.BJ72])))" office:value-type="float" office:value="1000001" calcext:value-type="float">
            <text:p>1000001</text:p>
          </table:table-cell>
          <table:table-cell table:formula="of:=IF([.$A73]&lt;[.BK$2];&quot;&quot;;IF([.$A73]=[.BK$2];1;MIN([.$B$1]+1;[.BJ72]+[.BK72])))" office:value-type="float" office:value="1000001" calcext:value-type="float">
            <text:p>1000001</text:p>
          </table:table-cell>
          <table:table-cell table:formula="of:=IF([.$A73]&lt;[.BL$2];&quot;&quot;;IF([.$A73]=[.BL$2];1;MIN([.$B$1]+1;[.BK72]+[.BL72])))" office:value-type="float" office:value="1000001" calcext:value-type="float">
            <text:p>1000001</text:p>
          </table:table-cell>
          <table:table-cell table:formula="of:=IF([.$A73]&lt;[.BM$2];&quot;&quot;;IF([.$A73]=[.BM$2];1;MIN([.$B$1]+1;[.BL72]+[.BM72])))" office:value-type="float" office:value="1000001" calcext:value-type="float">
            <text:p>1000001</text:p>
          </table:table-cell>
          <table:table-cell table:formula="of:=IF([.$A73]&lt;[.BN$2];&quot;&quot;;IF([.$A73]=[.BN$2];1;MIN([.$B$1]+1;[.BM72]+[.BN72])))" office:value-type="float" office:value="1000001" calcext:value-type="float">
            <text:p>1000001</text:p>
          </table:table-cell>
          <table:table-cell table:formula="of:=IF([.$A73]&lt;[.BO$2];&quot;&quot;;IF([.$A73]=[.BO$2];1;MIN([.$B$1]+1;[.BN72]+[.BO72])))" office:value-type="float" office:value="1000001" calcext:value-type="float">
            <text:p>1000001</text:p>
          </table:table-cell>
          <table:table-cell table:formula="of:=IF([.$A73]&lt;[.BP$2];&quot;&quot;;IF([.$A73]=[.BP$2];1;MIN([.$B$1]+1;[.BO72]+[.BP72])))" office:value-type="float" office:value="916895" calcext:value-type="float">
            <text:p>916895</text:p>
          </table:table-cell>
          <table:table-cell table:formula="of:=IF([.$A73]&lt;[.BQ$2];&quot;&quot;;IF([.$A73]=[.BQ$2];1;MIN([.$B$1]+1;[.BP72]+[.BQ72])))" office:value-type="float" office:value="54740" calcext:value-type="float">
            <text:p>54740</text:p>
          </table:table-cell>
          <table:table-cell table:formula="of:=IF([.$A73]&lt;[.BR$2];&quot;&quot;;IF([.$A73]=[.BR$2];1;MIN([.$B$1]+1;[.BQ72]+[.BR72])))" office:value-type="float" office:value="2415" calcext:value-type="float">
            <text:p>2415</text:p>
          </table:table-cell>
          <table:table-cell table:formula="of:=IF([.$A73]&lt;[.BS$2];&quot;&quot;;IF([.$A73]=[.BS$2];1;MIN([.$B$1]+1;[.BR72]+[.BS72])))" office:value-type="float" office:value="70" calcext:value-type="float">
            <text:p>70</text:p>
          </table:table-cell>
          <table:table-cell table:formula="of:=IF([.$A73]&lt;[.BT$2];&quot;&quot;;IF([.$A73]=[.BT$2];1;MIN([.$B$1]+1;[.BS72]+[.BT72])))" office:value-type="float" office:value="1" calcext:value-type="float">
            <text:p>1</text:p>
          </table:table-cell>
          <table:table-cell table:formula="of:=IF([.$A73]&lt;[.BU$2];&quot;&quot;;IF([.$A73]=[.BU$2];1;MIN([.$B$1]+1;[.BT72]+[.BU72])))">
            <text:p/>
          </table:table-cell>
          <table:table-cell table:formula="of:=IF([.$A73]&lt;[.BV$2];&quot;&quot;;IF([.$A73]=[.BV$2];1;MIN([.$B$1]+1;[.BU72]+[.BV72])))">
            <text:p/>
          </table:table-cell>
          <table:table-cell table:formula="of:=IF([.$A73]&lt;[.BW$2];&quot;&quot;;IF([.$A73]=[.BW$2];1;MIN([.$B$1]+1;[.BV72]+[.BW72])))">
            <text:p/>
          </table:table-cell>
          <table:table-cell table:formula="of:=IF([.$A73]&lt;[.BX$2];&quot;&quot;;IF([.$A73]=[.BX$2];1;MIN([.$B$1]+1;[.BW72]+[.BX72])))">
            <text:p/>
          </table:table-cell>
          <table:table-cell table:formula="of:=IF([.$A73]&lt;[.BY$2];&quot;&quot;;IF([.$A73]=[.BY$2];1;MIN([.$B$1]+1;[.BX72]+[.BY72])))">
            <text:p/>
          </table:table-cell>
          <table:table-cell table:formula="of:=IF([.$A73]&lt;[.BZ$2];&quot;&quot;;IF([.$A73]=[.BZ$2];1;MIN([.$B$1]+1;[.BY72]+[.BZ72])))">
            <text:p/>
          </table:table-cell>
          <table:table-cell table:formula="of:=IF([.$A73]&lt;[.CA$2];&quot;&quot;;IF([.$A73]=[.CA$2];1;MIN([.$B$1]+1;[.BZ72]+[.CA72])))">
            <text:p/>
          </table:table-cell>
          <table:table-cell table:formula="of:=IF([.$A73]&lt;[.CB$2];&quot;&quot;;IF([.$A73]=[.CB$2];1;MIN([.$B$1]+1;[.CA72]+[.CB72])))">
            <text:p/>
          </table:table-cell>
          <table:table-cell table:formula="of:=IF([.$A73]&lt;[.CC$2];&quot;&quot;;IF([.$A73]=[.CC$2];1;MIN([.$B$1]+1;[.CB72]+[.CC72])))">
            <text:p/>
          </table:table-cell>
          <table:table-cell table:formula="of:=IF([.$A73]&lt;[.CD$2];&quot;&quot;;IF([.$A73]=[.CD$2];1;MIN([.$B$1]+1;[.CC72]+[.CD72])))">
            <text:p/>
          </table:table-cell>
          <table:table-cell table:formula="of:=IF([.$A73]&lt;[.CE$2];&quot;&quot;;IF([.$A73]=[.CE$2];1;MIN([.$B$1]+1;[.CD72]+[.CE72])))">
            <text:p/>
          </table:table-cell>
          <table:table-cell table:formula="of:=IF([.$A73]&lt;[.CF$2];&quot;&quot;;IF([.$A73]=[.CF$2];1;MIN([.$B$1]+1;[.CE72]+[.CF72])))">
            <text:p/>
          </table:table-cell>
          <table:table-cell table:formula="of:=IF([.$A73]&lt;[.CG$2];&quot;&quot;;IF([.$A73]=[.CG$2];1;MIN([.$B$1]+1;[.CF72]+[.CG72])))">
            <text:p/>
          </table:table-cell>
          <table:table-cell table:formula="of:=IF([.$A73]&lt;[.CH$2];&quot;&quot;;IF([.$A73]=[.CH$2];1;MIN([.$B$1]+1;[.CG72]+[.CH72])))">
            <text:p/>
          </table:table-cell>
          <table:table-cell table:formula="of:=IF([.$A73]&lt;[.CI$2];&quot;&quot;;IF([.$A73]=[.CI$2];1;MIN([.$B$1]+1;[.CH72]+[.CI72])))">
            <text:p/>
          </table:table-cell>
          <table:table-cell table:formula="of:=IF([.$A73]&lt;[.CJ$2];&quot;&quot;;IF([.$A73]=[.CJ$2];1;MIN([.$B$1]+1;[.CI72]+[.CJ72])))">
            <text:p/>
          </table:table-cell>
          <table:table-cell table:formula="of:=IF([.$A73]&lt;[.CK$2];&quot;&quot;;IF([.$A73]=[.CK$2];1;MIN([.$B$1]+1;[.CJ72]+[.CK72])))">
            <text:p/>
          </table:table-cell>
          <table:table-cell table:formula="of:=IF([.$A73]&lt;[.CL$2];&quot;&quot;;IF([.$A73]=[.CL$2];1;MIN([.$B$1]+1;[.CK72]+[.CL72])))">
            <text:p/>
          </table:table-cell>
          <table:table-cell table:formula="of:=IF([.$A73]&lt;[.CM$2];&quot;&quot;;IF([.$A73]=[.CM$2];1;MIN([.$B$1]+1;[.CL72]+[.CM72])))">
            <text:p/>
          </table:table-cell>
          <table:table-cell table:formula="of:=IF([.$A73]&lt;[.CN$2];&quot;&quot;;IF([.$A73]=[.CN$2];1;MIN([.$B$1]+1;[.CM72]+[.CN72])))">
            <text:p/>
          </table:table-cell>
          <table:table-cell table:formula="of:=IF([.$A73]&lt;[.CO$2];&quot;&quot;;IF([.$A73]=[.CO$2];1;MIN([.$B$1]+1;[.CN72]+[.CO72])))">
            <text:p/>
          </table:table-cell>
          <table:table-cell table:formula="of:=IF([.$A73]&lt;[.CP$2];&quot;&quot;;IF([.$A73]=[.CP$2];1;MIN([.$B$1]+1;[.CO72]+[.CP72])))">
            <text:p/>
          </table:table-cell>
          <table:table-cell table:formula="of:=IF([.$A73]&lt;[.CQ$2];&quot;&quot;;IF([.$A73]=[.CQ$2];1;MIN([.$B$1]+1;[.CP72]+[.CQ72])))">
            <text:p/>
          </table:table-cell>
          <table:table-cell table:formula="of:=IF([.$A73]&lt;[.CR$2];&quot;&quot;;IF([.$A73]=[.CR$2];1;MIN([.$B$1]+1;[.CQ72]+[.CR72])))">
            <text:p/>
          </table:table-cell>
          <table:table-cell table:formula="of:=IF([.$A73]&lt;[.CS$2];&quot;&quot;;IF([.$A73]=[.CS$2];1;MIN([.$B$1]+1;[.CR72]+[.CS72])))">
            <text:p/>
          </table:table-cell>
          <table:table-cell table:formula="of:=IF([.$A73]&lt;[.CT$2];&quot;&quot;;IF([.$A73]=[.CT$2];1;MIN([.$B$1]+1;[.CS72]+[.CT72])))">
            <text:p/>
          </table:table-cell>
          <table:table-cell table:formula="of:=IF([.$A73]&lt;[.CU$2];&quot;&quot;;IF([.$A73]=[.CU$2];1;MIN([.$B$1]+1;[.CT72]+[.CU72])))">
            <text:p/>
          </table:table-cell>
          <table:table-cell table:formula="of:=IF([.$A73]&lt;[.CV$2];&quot;&quot;;IF([.$A73]=[.CV$2];1;MIN([.$B$1]+1;[.CU72]+[.CV72])))">
            <text:p/>
          </table:table-cell>
          <table:table-cell table:formula="of:=IF([.$A73]&lt;[.CW$2];&quot;&quot;;IF([.$A73]=[.CW$2];1;MIN([.$B$1]+1;[.CV72]+[.CW72])))">
            <text:p/>
          </table:table-cell>
          <table:table-cell table:formula="of:=IF([.$A73]&lt;[.CX$2];&quot;&quot;;IF([.$A73]=[.CX$2];1;MIN([.$B$1]+1;[.CW72]+[.CX72])))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$A74]&lt;[.C$2];&quot;&quot;;IF([.$A74]=[.C$2];1;MIN([.$B$1]+1;[.B73]+[.C73])))" office:value-type="float" office:value="71" calcext:value-type="float">
            <text:p>71</text:p>
          </table:table-cell>
          <table:table-cell table:formula="of:=IF([.$A74]&lt;[.D$2];&quot;&quot;;IF([.$A74]=[.D$2];1;MIN([.$B$1]+1;[.C73]+[.D73])))" office:value-type="float" office:value="2485" calcext:value-type="float">
            <text:p>2485</text:p>
          </table:table-cell>
          <table:table-cell table:formula="of:=IF([.$A74]&lt;[.E$2];&quot;&quot;;IF([.$A74]=[.E$2];1;MIN([.$B$1]+1;[.D73]+[.E73])))" office:value-type="float" office:value="57155" calcext:value-type="float">
            <text:p>57155</text:p>
          </table:table-cell>
          <table:table-cell table:formula="of:=IF([.$A74]&lt;[.F$2];&quot;&quot;;IF([.$A74]=[.F$2];1;MIN([.$B$1]+1;[.E73]+[.F73])))" office:value-type="float" office:value="971635" calcext:value-type="float">
            <text:p>971635</text:p>
          </table:table-cell>
          <table:table-cell table:formula="of:=IF([.$A74]&lt;[.G$2];&quot;&quot;;IF([.$A74]=[.G$2];1;MIN([.$B$1]+1;[.F73]+[.G73])))" office:value-type="float" office:value="1000001" calcext:value-type="float">
            <text:p>1000001</text:p>
          </table:table-cell>
          <table:table-cell table:formula="of:=IF([.$A74]&lt;[.H$2];&quot;&quot;;IF([.$A74]=[.H$2];1;MIN([.$B$1]+1;[.G73]+[.H73])))" office:value-type="float" office:value="1000001" calcext:value-type="float">
            <text:p>1000001</text:p>
          </table:table-cell>
          <table:table-cell table:formula="of:=IF([.$A74]&lt;[.I$2];&quot;&quot;;IF([.$A74]=[.I$2];1;MIN([.$B$1]+1;[.H73]+[.I73])))" office:value-type="float" office:value="1000001" calcext:value-type="float">
            <text:p>1000001</text:p>
          </table:table-cell>
          <table:table-cell table:formula="of:=IF([.$A74]&lt;[.J$2];&quot;&quot;;IF([.$A74]=[.J$2];1;MIN([.$B$1]+1;[.I73]+[.J73])))" office:value-type="float" office:value="1000001" calcext:value-type="float">
            <text:p>1000001</text:p>
          </table:table-cell>
          <table:table-cell table:formula="of:=IF([.$A74]&lt;[.K$2];&quot;&quot;;IF([.$A74]=[.K$2];1;MIN([.$B$1]+1;[.J73]+[.K73])))" office:value-type="float" office:value="1000001" calcext:value-type="float">
            <text:p>1000001</text:p>
          </table:table-cell>
          <table:table-cell table:formula="of:=IF([.$A74]&lt;[.L$2];&quot;&quot;;IF([.$A74]=[.L$2];1;MIN([.$B$1]+1;[.K73]+[.L73])))" office:value-type="float" office:value="1000001" calcext:value-type="float">
            <text:p>1000001</text:p>
          </table:table-cell>
          <table:table-cell table:formula="of:=IF([.$A74]&lt;[.M$2];&quot;&quot;;IF([.$A74]=[.M$2];1;MIN([.$B$1]+1;[.L73]+[.M73])))" office:value-type="float" office:value="1000001" calcext:value-type="float">
            <text:p>1000001</text:p>
          </table:table-cell>
          <table:table-cell table:formula="of:=IF([.$A74]&lt;[.N$2];&quot;&quot;;IF([.$A74]=[.N$2];1;MIN([.$B$1]+1;[.M73]+[.N73])))" office:value-type="float" office:value="1000001" calcext:value-type="float">
            <text:p>1000001</text:p>
          </table:table-cell>
          <table:table-cell table:formula="of:=IF([.$A74]&lt;[.O$2];&quot;&quot;;IF([.$A74]=[.O$2];1;MIN([.$B$1]+1;[.N73]+[.O73])))" office:value-type="float" office:value="1000001" calcext:value-type="float">
            <text:p>1000001</text:p>
          </table:table-cell>
          <table:table-cell table:formula="of:=IF([.$A74]&lt;[.P$2];&quot;&quot;;IF([.$A74]=[.P$2];1;MIN([.$B$1]+1;[.O73]+[.P73])))" office:value-type="float" office:value="1000001" calcext:value-type="float">
            <text:p>1000001</text:p>
          </table:table-cell>
          <table:table-cell table:formula="of:=IF([.$A74]&lt;[.Q$2];&quot;&quot;;IF([.$A74]=[.Q$2];1;MIN([.$B$1]+1;[.P73]+[.Q73])))" office:value-type="float" office:value="1000001" calcext:value-type="float">
            <text:p>1000001</text:p>
          </table:table-cell>
          <table:table-cell table:formula="of:=IF([.$A74]&lt;[.R$2];&quot;&quot;;IF([.$A74]=[.R$2];1;MIN([.$B$1]+1;[.Q73]+[.R73])))" office:value-type="float" office:value="1000001" calcext:value-type="float">
            <text:p>1000001</text:p>
          </table:table-cell>
          <table:table-cell table:formula="of:=IF([.$A74]&lt;[.S$2];&quot;&quot;;IF([.$A74]=[.S$2];1;MIN([.$B$1]+1;[.R73]+[.S73])))" office:value-type="float" office:value="1000001" calcext:value-type="float">
            <text:p>1000001</text:p>
          </table:table-cell>
          <table:table-cell table:formula="of:=IF([.$A74]&lt;[.T$2];&quot;&quot;;IF([.$A74]=[.T$2];1;MIN([.$B$1]+1;[.S73]+[.T73])))" office:value-type="float" office:value="1000001" calcext:value-type="float">
            <text:p>1000001</text:p>
          </table:table-cell>
          <table:table-cell table:formula="of:=IF([.$A74]&lt;[.U$2];&quot;&quot;;IF([.$A74]=[.U$2];1;MIN([.$B$1]+1;[.T73]+[.U73])))" office:value-type="float" office:value="1000001" calcext:value-type="float">
            <text:p>1000001</text:p>
          </table:table-cell>
          <table:table-cell table:formula="of:=IF([.$A74]&lt;[.V$2];&quot;&quot;;IF([.$A74]=[.V$2];1;MIN([.$B$1]+1;[.U73]+[.V73])))" office:value-type="float" office:value="1000001" calcext:value-type="float">
            <text:p>1000001</text:p>
          </table:table-cell>
          <table:table-cell table:formula="of:=IF([.$A74]&lt;[.W$2];&quot;&quot;;IF([.$A74]=[.W$2];1;MIN([.$B$1]+1;[.V73]+[.W73])))" office:value-type="float" office:value="1000001" calcext:value-type="float">
            <text:p>1000001</text:p>
          </table:table-cell>
          <table:table-cell table:formula="of:=IF([.$A74]&lt;[.X$2];&quot;&quot;;IF([.$A74]=[.X$2];1;MIN([.$B$1]+1;[.W73]+[.X73])))" office:value-type="float" office:value="1000001" calcext:value-type="float">
            <text:p>1000001</text:p>
          </table:table-cell>
          <table:table-cell table:formula="of:=IF([.$A74]&lt;[.Y$2];&quot;&quot;;IF([.$A74]=[.Y$2];1;MIN([.$B$1]+1;[.X73]+[.Y73])))" office:value-type="float" office:value="1000001" calcext:value-type="float">
            <text:p>1000001</text:p>
          </table:table-cell>
          <table:table-cell table:formula="of:=IF([.$A74]&lt;[.Z$2];&quot;&quot;;IF([.$A74]=[.Z$2];1;MIN([.$B$1]+1;[.Y73]+[.Z73])))" office:value-type="float" office:value="1000001" calcext:value-type="float">
            <text:p>1000001</text:p>
          </table:table-cell>
          <table:table-cell table:formula="of:=IF([.$A74]&lt;[.AA$2];&quot;&quot;;IF([.$A74]=[.AA$2];1;MIN([.$B$1]+1;[.Z73]+[.AA73])))" office:value-type="float" office:value="1000001" calcext:value-type="float">
            <text:p>1000001</text:p>
          </table:table-cell>
          <table:table-cell table:formula="of:=IF([.$A74]&lt;[.AB$2];&quot;&quot;;IF([.$A74]=[.AB$2];1;MIN([.$B$1]+1;[.AA73]+[.AB73])))" office:value-type="float" office:value="1000001" calcext:value-type="float">
            <text:p>1000001</text:p>
          </table:table-cell>
          <table:table-cell table:formula="of:=IF([.$A74]&lt;[.AC$2];&quot;&quot;;IF([.$A74]=[.AC$2];1;MIN([.$B$1]+1;[.AB73]+[.AC73])))" office:value-type="float" office:value="1000001" calcext:value-type="float">
            <text:p>1000001</text:p>
          </table:table-cell>
          <table:table-cell table:formula="of:=IF([.$A74]&lt;[.AD$2];&quot;&quot;;IF([.$A74]=[.AD$2];1;MIN([.$B$1]+1;[.AC73]+[.AD73])))" office:value-type="float" office:value="1000001" calcext:value-type="float">
            <text:p>1000001</text:p>
          </table:table-cell>
          <table:table-cell table:formula="of:=IF([.$A74]&lt;[.AE$2];&quot;&quot;;IF([.$A74]=[.AE$2];1;MIN([.$B$1]+1;[.AD73]+[.AE73])))" office:value-type="float" office:value="1000001" calcext:value-type="float">
            <text:p>1000001</text:p>
          </table:table-cell>
          <table:table-cell table:formula="of:=IF([.$A74]&lt;[.AF$2];&quot;&quot;;IF([.$A74]=[.AF$2];1;MIN([.$B$1]+1;[.AE73]+[.AF73])))" office:value-type="float" office:value="1000001" calcext:value-type="float">
            <text:p>1000001</text:p>
          </table:table-cell>
          <table:table-cell table:formula="of:=IF([.$A74]&lt;[.AG$2];&quot;&quot;;IF([.$A74]=[.AG$2];1;MIN([.$B$1]+1;[.AF73]+[.AG73])))" office:value-type="float" office:value="1000001" calcext:value-type="float">
            <text:p>1000001</text:p>
          </table:table-cell>
          <table:table-cell table:formula="of:=IF([.$A74]&lt;[.AH$2];&quot;&quot;;IF([.$A74]=[.AH$2];1;MIN([.$B$1]+1;[.AG73]+[.AH73])))" office:value-type="float" office:value="1000001" calcext:value-type="float">
            <text:p>1000001</text:p>
          </table:table-cell>
          <table:table-cell table:formula="of:=IF([.$A74]&lt;[.AI$2];&quot;&quot;;IF([.$A74]=[.AI$2];1;MIN([.$B$1]+1;[.AH73]+[.AI73])))" office:value-type="float" office:value="1000001" calcext:value-type="float">
            <text:p>1000001</text:p>
          </table:table-cell>
          <table:table-cell table:formula="of:=IF([.$A74]&lt;[.AJ$2];&quot;&quot;;IF([.$A74]=[.AJ$2];1;MIN([.$B$1]+1;[.AI73]+[.AJ73])))" office:value-type="float" office:value="1000001" calcext:value-type="float">
            <text:p>1000001</text:p>
          </table:table-cell>
          <table:table-cell table:formula="of:=IF([.$A74]&lt;[.AK$2];&quot;&quot;;IF([.$A74]=[.AK$2];1;MIN([.$B$1]+1;[.AJ73]+[.AK73])))" office:value-type="float" office:value="1000001" calcext:value-type="float">
            <text:p>1000001</text:p>
          </table:table-cell>
          <table:table-cell table:formula="of:=IF([.$A74]&lt;[.AL$2];&quot;&quot;;IF([.$A74]=[.AL$2];1;MIN([.$B$1]+1;[.AK73]+[.AL73])))" office:value-type="float" office:value="1000001" calcext:value-type="float">
            <text:p>1000001</text:p>
          </table:table-cell>
          <table:table-cell table:formula="of:=IF([.$A74]&lt;[.AM$2];&quot;&quot;;IF([.$A74]=[.AM$2];1;MIN([.$B$1]+1;[.AL73]+[.AM73])))" office:value-type="float" office:value="1000001" calcext:value-type="float">
            <text:p>1000001</text:p>
          </table:table-cell>
          <table:table-cell table:formula="of:=IF([.$A74]&lt;[.AN$2];&quot;&quot;;IF([.$A74]=[.AN$2];1;MIN([.$B$1]+1;[.AM73]+[.AN73])))" office:value-type="float" office:value="1000001" calcext:value-type="float">
            <text:p>1000001</text:p>
          </table:table-cell>
          <table:table-cell table:formula="of:=IF([.$A74]&lt;[.AO$2];&quot;&quot;;IF([.$A74]=[.AO$2];1;MIN([.$B$1]+1;[.AN73]+[.AO73])))" office:value-type="float" office:value="1000001" calcext:value-type="float">
            <text:p>1000001</text:p>
          </table:table-cell>
          <table:table-cell table:formula="of:=IF([.$A74]&lt;[.AP$2];&quot;&quot;;IF([.$A74]=[.AP$2];1;MIN([.$B$1]+1;[.AO73]+[.AP73])))" office:value-type="float" office:value="1000001" calcext:value-type="float">
            <text:p>1000001</text:p>
          </table:table-cell>
          <table:table-cell table:formula="of:=IF([.$A74]&lt;[.AQ$2];&quot;&quot;;IF([.$A74]=[.AQ$2];1;MIN([.$B$1]+1;[.AP73]+[.AQ73])))" office:value-type="float" office:value="1000001" calcext:value-type="float">
            <text:p>1000001</text:p>
          </table:table-cell>
          <table:table-cell table:formula="of:=IF([.$A74]&lt;[.AR$2];&quot;&quot;;IF([.$A74]=[.AR$2];1;MIN([.$B$1]+1;[.AQ73]+[.AR73])))" office:value-type="float" office:value="1000001" calcext:value-type="float">
            <text:p>1000001</text:p>
          </table:table-cell>
          <table:table-cell table:formula="of:=IF([.$A74]&lt;[.AS$2];&quot;&quot;;IF([.$A74]=[.AS$2];1;MIN([.$B$1]+1;[.AR73]+[.AS73])))" office:value-type="float" office:value="1000001" calcext:value-type="float">
            <text:p>1000001</text:p>
          </table:table-cell>
          <table:table-cell table:formula="of:=IF([.$A74]&lt;[.AT$2];&quot;&quot;;IF([.$A74]=[.AT$2];1;MIN([.$B$1]+1;[.AS73]+[.AT73])))" office:value-type="float" office:value="1000001" calcext:value-type="float">
            <text:p>1000001</text:p>
          </table:table-cell>
          <table:table-cell table:formula="of:=IF([.$A74]&lt;[.AU$2];&quot;&quot;;IF([.$A74]=[.AU$2];1;MIN([.$B$1]+1;[.AT73]+[.AU73])))" office:value-type="float" office:value="1000001" calcext:value-type="float">
            <text:p>1000001</text:p>
          </table:table-cell>
          <table:table-cell table:formula="of:=IF([.$A74]&lt;[.AV$2];&quot;&quot;;IF([.$A74]=[.AV$2];1;MIN([.$B$1]+1;[.AU73]+[.AV73])))" office:value-type="float" office:value="1000001" calcext:value-type="float">
            <text:p>1000001</text:p>
          </table:table-cell>
          <table:table-cell table:formula="of:=IF([.$A74]&lt;[.AW$2];&quot;&quot;;IF([.$A74]=[.AW$2];1;MIN([.$B$1]+1;[.AV73]+[.AW73])))" office:value-type="float" office:value="1000001" calcext:value-type="float">
            <text:p>1000001</text:p>
          </table:table-cell>
          <table:table-cell table:formula="of:=IF([.$A74]&lt;[.AX$2];&quot;&quot;;IF([.$A74]=[.AX$2];1;MIN([.$B$1]+1;[.AW73]+[.AX73])))" office:value-type="float" office:value="1000001" calcext:value-type="float">
            <text:p>1000001</text:p>
          </table:table-cell>
          <table:table-cell table:formula="of:=IF([.$A74]&lt;[.AY$2];&quot;&quot;;IF([.$A74]=[.AY$2];1;MIN([.$B$1]+1;[.AX73]+[.AY73])))" office:value-type="float" office:value="1000001" calcext:value-type="float">
            <text:p>1000001</text:p>
          </table:table-cell>
          <table:table-cell table:formula="of:=IF([.$A74]&lt;[.AZ$2];&quot;&quot;;IF([.$A74]=[.AZ$2];1;MIN([.$B$1]+1;[.AY73]+[.AZ73])))" office:value-type="float" office:value="1000001" calcext:value-type="float">
            <text:p>1000001</text:p>
          </table:table-cell>
          <table:table-cell table:formula="of:=IF([.$A74]&lt;[.BA$2];&quot;&quot;;IF([.$A74]=[.BA$2];1;MIN([.$B$1]+1;[.AZ73]+[.BA73])))" office:value-type="float" office:value="1000001" calcext:value-type="float">
            <text:p>1000001</text:p>
          </table:table-cell>
          <table:table-cell table:formula="of:=IF([.$A74]&lt;[.BB$2];&quot;&quot;;IF([.$A74]=[.BB$2];1;MIN([.$B$1]+1;[.BA73]+[.BB73])))" office:value-type="float" office:value="1000001" calcext:value-type="float">
            <text:p>1000001</text:p>
          </table:table-cell>
          <table:table-cell table:formula="of:=IF([.$A74]&lt;[.BC$2];&quot;&quot;;IF([.$A74]=[.BC$2];1;MIN([.$B$1]+1;[.BB73]+[.BC73])))" office:value-type="float" office:value="1000001" calcext:value-type="float">
            <text:p>1000001</text:p>
          </table:table-cell>
          <table:table-cell table:formula="of:=IF([.$A74]&lt;[.BD$2];&quot;&quot;;IF([.$A74]=[.BD$2];1;MIN([.$B$1]+1;[.BC73]+[.BD73])))" office:value-type="float" office:value="1000001" calcext:value-type="float">
            <text:p>1000001</text:p>
          </table:table-cell>
          <table:table-cell table:formula="of:=IF([.$A74]&lt;[.BE$2];&quot;&quot;;IF([.$A74]=[.BE$2];1;MIN([.$B$1]+1;[.BD73]+[.BE73])))" office:value-type="float" office:value="1000001" calcext:value-type="float">
            <text:p>1000001</text:p>
          </table:table-cell>
          <table:table-cell table:formula="of:=IF([.$A74]&lt;[.BF$2];&quot;&quot;;IF([.$A74]=[.BF$2];1;MIN([.$B$1]+1;[.BE73]+[.BF73])))" office:value-type="float" office:value="1000001" calcext:value-type="float">
            <text:p>1000001</text:p>
          </table:table-cell>
          <table:table-cell table:formula="of:=IF([.$A74]&lt;[.BG$2];&quot;&quot;;IF([.$A74]=[.BG$2];1;MIN([.$B$1]+1;[.BF73]+[.BG73])))" office:value-type="float" office:value="1000001" calcext:value-type="float">
            <text:p>1000001</text:p>
          </table:table-cell>
          <table:table-cell table:formula="of:=IF([.$A74]&lt;[.BH$2];&quot;&quot;;IF([.$A74]=[.BH$2];1;MIN([.$B$1]+1;[.BG73]+[.BH73])))" office:value-type="float" office:value="1000001" calcext:value-type="float">
            <text:p>1000001</text:p>
          </table:table-cell>
          <table:table-cell table:formula="of:=IF([.$A74]&lt;[.BI$2];&quot;&quot;;IF([.$A74]=[.BI$2];1;MIN([.$B$1]+1;[.BH73]+[.BI73])))" office:value-type="float" office:value="1000001" calcext:value-type="float">
            <text:p>1000001</text:p>
          </table:table-cell>
          <table:table-cell table:formula="of:=IF([.$A74]&lt;[.BJ$2];&quot;&quot;;IF([.$A74]=[.BJ$2];1;MIN([.$B$1]+1;[.BI73]+[.BJ73])))" office:value-type="float" office:value="1000001" calcext:value-type="float">
            <text:p>1000001</text:p>
          </table:table-cell>
          <table:table-cell table:formula="of:=IF([.$A74]&lt;[.BK$2];&quot;&quot;;IF([.$A74]=[.BK$2];1;MIN([.$B$1]+1;[.BJ73]+[.BK73])))" office:value-type="float" office:value="1000001" calcext:value-type="float">
            <text:p>1000001</text:p>
          </table:table-cell>
          <table:table-cell table:formula="of:=IF([.$A74]&lt;[.BL$2];&quot;&quot;;IF([.$A74]=[.BL$2];1;MIN([.$B$1]+1;[.BK73]+[.BL73])))" office:value-type="float" office:value="1000001" calcext:value-type="float">
            <text:p>1000001</text:p>
          </table:table-cell>
          <table:table-cell table:formula="of:=IF([.$A74]&lt;[.BM$2];&quot;&quot;;IF([.$A74]=[.BM$2];1;MIN([.$B$1]+1;[.BL73]+[.BM73])))" office:value-type="float" office:value="1000001" calcext:value-type="float">
            <text:p>1000001</text:p>
          </table:table-cell>
          <table:table-cell table:formula="of:=IF([.$A74]&lt;[.BN$2];&quot;&quot;;IF([.$A74]=[.BN$2];1;MIN([.$B$1]+1;[.BM73]+[.BN73])))" office:value-type="float" office:value="1000001" calcext:value-type="float">
            <text:p>1000001</text:p>
          </table:table-cell>
          <table:table-cell table:formula="of:=IF([.$A74]&lt;[.BO$2];&quot;&quot;;IF([.$A74]=[.BO$2];1;MIN([.$B$1]+1;[.BN73]+[.BO73])))" office:value-type="float" office:value="1000001" calcext:value-type="float">
            <text:p>1000001</text:p>
          </table:table-cell>
          <table:table-cell table:formula="of:=IF([.$A74]&lt;[.BP$2];&quot;&quot;;IF([.$A74]=[.BP$2];1;MIN([.$B$1]+1;[.BO73]+[.BP73])))" office:value-type="float" office:value="1000001" calcext:value-type="float">
            <text:p>1000001</text:p>
          </table:table-cell>
          <table:table-cell table:formula="of:=IF([.$A74]&lt;[.BQ$2];&quot;&quot;;IF([.$A74]=[.BQ$2];1;MIN([.$B$1]+1;[.BP73]+[.BQ73])))" office:value-type="float" office:value="971635" calcext:value-type="float">
            <text:p>971635</text:p>
          </table:table-cell>
          <table:table-cell table:formula="of:=IF([.$A74]&lt;[.BR$2];&quot;&quot;;IF([.$A74]=[.BR$2];1;MIN([.$B$1]+1;[.BQ73]+[.BR73])))" office:value-type="float" office:value="57155" calcext:value-type="float">
            <text:p>57155</text:p>
          </table:table-cell>
          <table:table-cell table:formula="of:=IF([.$A74]&lt;[.BS$2];&quot;&quot;;IF([.$A74]=[.BS$2];1;MIN([.$B$1]+1;[.BR73]+[.BS73])))" office:value-type="float" office:value="2485" calcext:value-type="float">
            <text:p>2485</text:p>
          </table:table-cell>
          <table:table-cell table:formula="of:=IF([.$A74]&lt;[.BT$2];&quot;&quot;;IF([.$A74]=[.BT$2];1;MIN([.$B$1]+1;[.BS73]+[.BT73])))" office:value-type="float" office:value="71" calcext:value-type="float">
            <text:p>71</text:p>
          </table:table-cell>
          <table:table-cell table:formula="of:=IF([.$A74]&lt;[.BU$2];&quot;&quot;;IF([.$A74]=[.BU$2];1;MIN([.$B$1]+1;[.BT73]+[.BU73])))" office:value-type="float" office:value="1" calcext:value-type="float">
            <text:p>1</text:p>
          </table:table-cell>
          <table:table-cell table:formula="of:=IF([.$A74]&lt;[.BV$2];&quot;&quot;;IF([.$A74]=[.BV$2];1;MIN([.$B$1]+1;[.BU73]+[.BV73])))">
            <text:p/>
          </table:table-cell>
          <table:table-cell table:formula="of:=IF([.$A74]&lt;[.BW$2];&quot;&quot;;IF([.$A74]=[.BW$2];1;MIN([.$B$1]+1;[.BV73]+[.BW73])))">
            <text:p/>
          </table:table-cell>
          <table:table-cell table:formula="of:=IF([.$A74]&lt;[.BX$2];&quot;&quot;;IF([.$A74]=[.BX$2];1;MIN([.$B$1]+1;[.BW73]+[.BX73])))">
            <text:p/>
          </table:table-cell>
          <table:table-cell table:formula="of:=IF([.$A74]&lt;[.BY$2];&quot;&quot;;IF([.$A74]=[.BY$2];1;MIN([.$B$1]+1;[.BX73]+[.BY73])))">
            <text:p/>
          </table:table-cell>
          <table:table-cell table:formula="of:=IF([.$A74]&lt;[.BZ$2];&quot;&quot;;IF([.$A74]=[.BZ$2];1;MIN([.$B$1]+1;[.BY73]+[.BZ73])))">
            <text:p/>
          </table:table-cell>
          <table:table-cell table:formula="of:=IF([.$A74]&lt;[.CA$2];&quot;&quot;;IF([.$A74]=[.CA$2];1;MIN([.$B$1]+1;[.BZ73]+[.CA73])))">
            <text:p/>
          </table:table-cell>
          <table:table-cell table:formula="of:=IF([.$A74]&lt;[.CB$2];&quot;&quot;;IF([.$A74]=[.CB$2];1;MIN([.$B$1]+1;[.CA73]+[.CB73])))">
            <text:p/>
          </table:table-cell>
          <table:table-cell table:formula="of:=IF([.$A74]&lt;[.CC$2];&quot;&quot;;IF([.$A74]=[.CC$2];1;MIN([.$B$1]+1;[.CB73]+[.CC73])))">
            <text:p/>
          </table:table-cell>
          <table:table-cell table:formula="of:=IF([.$A74]&lt;[.CD$2];&quot;&quot;;IF([.$A74]=[.CD$2];1;MIN([.$B$1]+1;[.CC73]+[.CD73])))">
            <text:p/>
          </table:table-cell>
          <table:table-cell table:formula="of:=IF([.$A74]&lt;[.CE$2];&quot;&quot;;IF([.$A74]=[.CE$2];1;MIN([.$B$1]+1;[.CD73]+[.CE73])))">
            <text:p/>
          </table:table-cell>
          <table:table-cell table:formula="of:=IF([.$A74]&lt;[.CF$2];&quot;&quot;;IF([.$A74]=[.CF$2];1;MIN([.$B$1]+1;[.CE73]+[.CF73])))">
            <text:p/>
          </table:table-cell>
          <table:table-cell table:formula="of:=IF([.$A74]&lt;[.CG$2];&quot;&quot;;IF([.$A74]=[.CG$2];1;MIN([.$B$1]+1;[.CF73]+[.CG73])))">
            <text:p/>
          </table:table-cell>
          <table:table-cell table:formula="of:=IF([.$A74]&lt;[.CH$2];&quot;&quot;;IF([.$A74]=[.CH$2];1;MIN([.$B$1]+1;[.CG73]+[.CH73])))">
            <text:p/>
          </table:table-cell>
          <table:table-cell table:formula="of:=IF([.$A74]&lt;[.CI$2];&quot;&quot;;IF([.$A74]=[.CI$2];1;MIN([.$B$1]+1;[.CH73]+[.CI73])))">
            <text:p/>
          </table:table-cell>
          <table:table-cell table:formula="of:=IF([.$A74]&lt;[.CJ$2];&quot;&quot;;IF([.$A74]=[.CJ$2];1;MIN([.$B$1]+1;[.CI73]+[.CJ73])))">
            <text:p/>
          </table:table-cell>
          <table:table-cell table:formula="of:=IF([.$A74]&lt;[.CK$2];&quot;&quot;;IF([.$A74]=[.CK$2];1;MIN([.$B$1]+1;[.CJ73]+[.CK73])))">
            <text:p/>
          </table:table-cell>
          <table:table-cell table:formula="of:=IF([.$A74]&lt;[.CL$2];&quot;&quot;;IF([.$A74]=[.CL$2];1;MIN([.$B$1]+1;[.CK73]+[.CL73])))">
            <text:p/>
          </table:table-cell>
          <table:table-cell table:formula="of:=IF([.$A74]&lt;[.CM$2];&quot;&quot;;IF([.$A74]=[.CM$2];1;MIN([.$B$1]+1;[.CL73]+[.CM73])))">
            <text:p/>
          </table:table-cell>
          <table:table-cell table:formula="of:=IF([.$A74]&lt;[.CN$2];&quot;&quot;;IF([.$A74]=[.CN$2];1;MIN([.$B$1]+1;[.CM73]+[.CN73])))">
            <text:p/>
          </table:table-cell>
          <table:table-cell table:formula="of:=IF([.$A74]&lt;[.CO$2];&quot;&quot;;IF([.$A74]=[.CO$2];1;MIN([.$B$1]+1;[.CN73]+[.CO73])))">
            <text:p/>
          </table:table-cell>
          <table:table-cell table:formula="of:=IF([.$A74]&lt;[.CP$2];&quot;&quot;;IF([.$A74]=[.CP$2];1;MIN([.$B$1]+1;[.CO73]+[.CP73])))">
            <text:p/>
          </table:table-cell>
          <table:table-cell table:formula="of:=IF([.$A74]&lt;[.CQ$2];&quot;&quot;;IF([.$A74]=[.CQ$2];1;MIN([.$B$1]+1;[.CP73]+[.CQ73])))">
            <text:p/>
          </table:table-cell>
          <table:table-cell table:formula="of:=IF([.$A74]&lt;[.CR$2];&quot;&quot;;IF([.$A74]=[.CR$2];1;MIN([.$B$1]+1;[.CQ73]+[.CR73])))">
            <text:p/>
          </table:table-cell>
          <table:table-cell table:formula="of:=IF([.$A74]&lt;[.CS$2];&quot;&quot;;IF([.$A74]=[.CS$2];1;MIN([.$B$1]+1;[.CR73]+[.CS73])))">
            <text:p/>
          </table:table-cell>
          <table:table-cell table:formula="of:=IF([.$A74]&lt;[.CT$2];&quot;&quot;;IF([.$A74]=[.CT$2];1;MIN([.$B$1]+1;[.CS73]+[.CT73])))">
            <text:p/>
          </table:table-cell>
          <table:table-cell table:formula="of:=IF([.$A74]&lt;[.CU$2];&quot;&quot;;IF([.$A74]=[.CU$2];1;MIN([.$B$1]+1;[.CT73]+[.CU73])))">
            <text:p/>
          </table:table-cell>
          <table:table-cell table:formula="of:=IF([.$A74]&lt;[.CV$2];&quot;&quot;;IF([.$A74]=[.CV$2];1;MIN([.$B$1]+1;[.CU73]+[.CV73])))">
            <text:p/>
          </table:table-cell>
          <table:table-cell table:formula="of:=IF([.$A74]&lt;[.CW$2];&quot;&quot;;IF([.$A74]=[.CW$2];1;MIN([.$B$1]+1;[.CV73]+[.CW73])))">
            <text:p/>
          </table:table-cell>
          <table:table-cell table:formula="of:=IF([.$A74]&lt;[.CX$2];&quot;&quot;;IF([.$A74]=[.CX$2];1;MIN([.$B$1]+1;[.CW73]+[.CX73])))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$A75]&lt;[.C$2];&quot;&quot;;IF([.$A75]=[.C$2];1;MIN([.$B$1]+1;[.B74]+[.C74])))" office:value-type="float" office:value="72" calcext:value-type="float">
            <text:p>72</text:p>
          </table:table-cell>
          <table:table-cell table:formula="of:=IF([.$A75]&lt;[.D$2];&quot;&quot;;IF([.$A75]=[.D$2];1;MIN([.$B$1]+1;[.C74]+[.D74])))" office:value-type="float" office:value="2556" calcext:value-type="float">
            <text:p>2556</text:p>
          </table:table-cell>
          <table:table-cell table:formula="of:=IF([.$A75]&lt;[.E$2];&quot;&quot;;IF([.$A75]=[.E$2];1;MIN([.$B$1]+1;[.D74]+[.E74])))" office:value-type="float" office:value="59640" calcext:value-type="float">
            <text:p>59640</text:p>
          </table:table-cell>
          <table:table-cell table:formula="of:=IF([.$A75]&lt;[.F$2];&quot;&quot;;IF([.$A75]=[.F$2];1;MIN([.$B$1]+1;[.E74]+[.F74])))" office:value-type="float" office:value="1000001" calcext:value-type="float">
            <text:p>1000001</text:p>
          </table:table-cell>
          <table:table-cell table:formula="of:=IF([.$A75]&lt;[.G$2];&quot;&quot;;IF([.$A75]=[.G$2];1;MIN([.$B$1]+1;[.F74]+[.G74])))" office:value-type="float" office:value="1000001" calcext:value-type="float">
            <text:p>1000001</text:p>
          </table:table-cell>
          <table:table-cell table:formula="of:=IF([.$A75]&lt;[.H$2];&quot;&quot;;IF([.$A75]=[.H$2];1;MIN([.$B$1]+1;[.G74]+[.H74])))" office:value-type="float" office:value="1000001" calcext:value-type="float">
            <text:p>1000001</text:p>
          </table:table-cell>
          <table:table-cell table:formula="of:=IF([.$A75]&lt;[.I$2];&quot;&quot;;IF([.$A75]=[.I$2];1;MIN([.$B$1]+1;[.H74]+[.I74])))" office:value-type="float" office:value="1000001" calcext:value-type="float">
            <text:p>1000001</text:p>
          </table:table-cell>
          <table:table-cell table:formula="of:=IF([.$A75]&lt;[.J$2];&quot;&quot;;IF([.$A75]=[.J$2];1;MIN([.$B$1]+1;[.I74]+[.J74])))" office:value-type="float" office:value="1000001" calcext:value-type="float">
            <text:p>1000001</text:p>
          </table:table-cell>
          <table:table-cell table:formula="of:=IF([.$A75]&lt;[.K$2];&quot;&quot;;IF([.$A75]=[.K$2];1;MIN([.$B$1]+1;[.J74]+[.K74])))" office:value-type="float" office:value="1000001" calcext:value-type="float">
            <text:p>1000001</text:p>
          </table:table-cell>
          <table:table-cell table:formula="of:=IF([.$A75]&lt;[.L$2];&quot;&quot;;IF([.$A75]=[.L$2];1;MIN([.$B$1]+1;[.K74]+[.L74])))" office:value-type="float" office:value="1000001" calcext:value-type="float">
            <text:p>1000001</text:p>
          </table:table-cell>
          <table:table-cell table:formula="of:=IF([.$A75]&lt;[.M$2];&quot;&quot;;IF([.$A75]=[.M$2];1;MIN([.$B$1]+1;[.L74]+[.M74])))" office:value-type="float" office:value="1000001" calcext:value-type="float">
            <text:p>1000001</text:p>
          </table:table-cell>
          <table:table-cell table:formula="of:=IF([.$A75]&lt;[.N$2];&quot;&quot;;IF([.$A75]=[.N$2];1;MIN([.$B$1]+1;[.M74]+[.N74])))" office:value-type="float" office:value="1000001" calcext:value-type="float">
            <text:p>1000001</text:p>
          </table:table-cell>
          <table:table-cell table:formula="of:=IF([.$A75]&lt;[.O$2];&quot;&quot;;IF([.$A75]=[.O$2];1;MIN([.$B$1]+1;[.N74]+[.O74])))" office:value-type="float" office:value="1000001" calcext:value-type="float">
            <text:p>1000001</text:p>
          </table:table-cell>
          <table:table-cell table:formula="of:=IF([.$A75]&lt;[.P$2];&quot;&quot;;IF([.$A75]=[.P$2];1;MIN([.$B$1]+1;[.O74]+[.P74])))" office:value-type="float" office:value="1000001" calcext:value-type="float">
            <text:p>1000001</text:p>
          </table:table-cell>
          <table:table-cell table:formula="of:=IF([.$A75]&lt;[.Q$2];&quot;&quot;;IF([.$A75]=[.Q$2];1;MIN([.$B$1]+1;[.P74]+[.Q74])))" office:value-type="float" office:value="1000001" calcext:value-type="float">
            <text:p>1000001</text:p>
          </table:table-cell>
          <table:table-cell table:formula="of:=IF([.$A75]&lt;[.R$2];&quot;&quot;;IF([.$A75]=[.R$2];1;MIN([.$B$1]+1;[.Q74]+[.R74])))" office:value-type="float" office:value="1000001" calcext:value-type="float">
            <text:p>1000001</text:p>
          </table:table-cell>
          <table:table-cell table:formula="of:=IF([.$A75]&lt;[.S$2];&quot;&quot;;IF([.$A75]=[.S$2];1;MIN([.$B$1]+1;[.R74]+[.S74])))" office:value-type="float" office:value="1000001" calcext:value-type="float">
            <text:p>1000001</text:p>
          </table:table-cell>
          <table:table-cell table:formula="of:=IF([.$A75]&lt;[.T$2];&quot;&quot;;IF([.$A75]=[.T$2];1;MIN([.$B$1]+1;[.S74]+[.T74])))" office:value-type="float" office:value="1000001" calcext:value-type="float">
            <text:p>1000001</text:p>
          </table:table-cell>
          <table:table-cell table:formula="of:=IF([.$A75]&lt;[.U$2];&quot;&quot;;IF([.$A75]=[.U$2];1;MIN([.$B$1]+1;[.T74]+[.U74])))" office:value-type="float" office:value="1000001" calcext:value-type="float">
            <text:p>1000001</text:p>
          </table:table-cell>
          <table:table-cell table:formula="of:=IF([.$A75]&lt;[.V$2];&quot;&quot;;IF([.$A75]=[.V$2];1;MIN([.$B$1]+1;[.U74]+[.V74])))" office:value-type="float" office:value="1000001" calcext:value-type="float">
            <text:p>1000001</text:p>
          </table:table-cell>
          <table:table-cell table:formula="of:=IF([.$A75]&lt;[.W$2];&quot;&quot;;IF([.$A75]=[.W$2];1;MIN([.$B$1]+1;[.V74]+[.W74])))" office:value-type="float" office:value="1000001" calcext:value-type="float">
            <text:p>1000001</text:p>
          </table:table-cell>
          <table:table-cell table:formula="of:=IF([.$A75]&lt;[.X$2];&quot;&quot;;IF([.$A75]=[.X$2];1;MIN([.$B$1]+1;[.W74]+[.X74])))" office:value-type="float" office:value="1000001" calcext:value-type="float">
            <text:p>1000001</text:p>
          </table:table-cell>
          <table:table-cell table:formula="of:=IF([.$A75]&lt;[.Y$2];&quot;&quot;;IF([.$A75]=[.Y$2];1;MIN([.$B$1]+1;[.X74]+[.Y74])))" office:value-type="float" office:value="1000001" calcext:value-type="float">
            <text:p>1000001</text:p>
          </table:table-cell>
          <table:table-cell table:formula="of:=IF([.$A75]&lt;[.Z$2];&quot;&quot;;IF([.$A75]=[.Z$2];1;MIN([.$B$1]+1;[.Y74]+[.Z74])))" office:value-type="float" office:value="1000001" calcext:value-type="float">
            <text:p>1000001</text:p>
          </table:table-cell>
          <table:table-cell table:formula="of:=IF([.$A75]&lt;[.AA$2];&quot;&quot;;IF([.$A75]=[.AA$2];1;MIN([.$B$1]+1;[.Z74]+[.AA74])))" office:value-type="float" office:value="1000001" calcext:value-type="float">
            <text:p>1000001</text:p>
          </table:table-cell>
          <table:table-cell table:formula="of:=IF([.$A75]&lt;[.AB$2];&quot;&quot;;IF([.$A75]=[.AB$2];1;MIN([.$B$1]+1;[.AA74]+[.AB74])))" office:value-type="float" office:value="1000001" calcext:value-type="float">
            <text:p>1000001</text:p>
          </table:table-cell>
          <table:table-cell table:formula="of:=IF([.$A75]&lt;[.AC$2];&quot;&quot;;IF([.$A75]=[.AC$2];1;MIN([.$B$1]+1;[.AB74]+[.AC74])))" office:value-type="float" office:value="1000001" calcext:value-type="float">
            <text:p>1000001</text:p>
          </table:table-cell>
          <table:table-cell table:formula="of:=IF([.$A75]&lt;[.AD$2];&quot;&quot;;IF([.$A75]=[.AD$2];1;MIN([.$B$1]+1;[.AC74]+[.AD74])))" office:value-type="float" office:value="1000001" calcext:value-type="float">
            <text:p>1000001</text:p>
          </table:table-cell>
          <table:table-cell table:formula="of:=IF([.$A75]&lt;[.AE$2];&quot;&quot;;IF([.$A75]=[.AE$2];1;MIN([.$B$1]+1;[.AD74]+[.AE74])))" office:value-type="float" office:value="1000001" calcext:value-type="float">
            <text:p>1000001</text:p>
          </table:table-cell>
          <table:table-cell table:formula="of:=IF([.$A75]&lt;[.AF$2];&quot;&quot;;IF([.$A75]=[.AF$2];1;MIN([.$B$1]+1;[.AE74]+[.AF74])))" office:value-type="float" office:value="1000001" calcext:value-type="float">
            <text:p>1000001</text:p>
          </table:table-cell>
          <table:table-cell table:formula="of:=IF([.$A75]&lt;[.AG$2];&quot;&quot;;IF([.$A75]=[.AG$2];1;MIN([.$B$1]+1;[.AF74]+[.AG74])))" office:value-type="float" office:value="1000001" calcext:value-type="float">
            <text:p>1000001</text:p>
          </table:table-cell>
          <table:table-cell table:formula="of:=IF([.$A75]&lt;[.AH$2];&quot;&quot;;IF([.$A75]=[.AH$2];1;MIN([.$B$1]+1;[.AG74]+[.AH74])))" office:value-type="float" office:value="1000001" calcext:value-type="float">
            <text:p>1000001</text:p>
          </table:table-cell>
          <table:table-cell table:formula="of:=IF([.$A75]&lt;[.AI$2];&quot;&quot;;IF([.$A75]=[.AI$2];1;MIN([.$B$1]+1;[.AH74]+[.AI74])))" office:value-type="float" office:value="1000001" calcext:value-type="float">
            <text:p>1000001</text:p>
          </table:table-cell>
          <table:table-cell table:formula="of:=IF([.$A75]&lt;[.AJ$2];&quot;&quot;;IF([.$A75]=[.AJ$2];1;MIN([.$B$1]+1;[.AI74]+[.AJ74])))" office:value-type="float" office:value="1000001" calcext:value-type="float">
            <text:p>1000001</text:p>
          </table:table-cell>
          <table:table-cell table:formula="of:=IF([.$A75]&lt;[.AK$2];&quot;&quot;;IF([.$A75]=[.AK$2];1;MIN([.$B$1]+1;[.AJ74]+[.AK74])))" office:value-type="float" office:value="1000001" calcext:value-type="float">
            <text:p>1000001</text:p>
          </table:table-cell>
          <table:table-cell table:formula="of:=IF([.$A75]&lt;[.AL$2];&quot;&quot;;IF([.$A75]=[.AL$2];1;MIN([.$B$1]+1;[.AK74]+[.AL74])))" office:value-type="float" office:value="1000001" calcext:value-type="float">
            <text:p>1000001</text:p>
          </table:table-cell>
          <table:table-cell table:formula="of:=IF([.$A75]&lt;[.AM$2];&quot;&quot;;IF([.$A75]=[.AM$2];1;MIN([.$B$1]+1;[.AL74]+[.AM74])))" office:value-type="float" office:value="1000001" calcext:value-type="float">
            <text:p>1000001</text:p>
          </table:table-cell>
          <table:table-cell table:formula="of:=IF([.$A75]&lt;[.AN$2];&quot;&quot;;IF([.$A75]=[.AN$2];1;MIN([.$B$1]+1;[.AM74]+[.AN74])))" office:value-type="float" office:value="1000001" calcext:value-type="float">
            <text:p>1000001</text:p>
          </table:table-cell>
          <table:table-cell table:formula="of:=IF([.$A75]&lt;[.AO$2];&quot;&quot;;IF([.$A75]=[.AO$2];1;MIN([.$B$1]+1;[.AN74]+[.AO74])))" office:value-type="float" office:value="1000001" calcext:value-type="float">
            <text:p>1000001</text:p>
          </table:table-cell>
          <table:table-cell table:formula="of:=IF([.$A75]&lt;[.AP$2];&quot;&quot;;IF([.$A75]=[.AP$2];1;MIN([.$B$1]+1;[.AO74]+[.AP74])))" office:value-type="float" office:value="1000001" calcext:value-type="float">
            <text:p>1000001</text:p>
          </table:table-cell>
          <table:table-cell table:formula="of:=IF([.$A75]&lt;[.AQ$2];&quot;&quot;;IF([.$A75]=[.AQ$2];1;MIN([.$B$1]+1;[.AP74]+[.AQ74])))" office:value-type="float" office:value="1000001" calcext:value-type="float">
            <text:p>1000001</text:p>
          </table:table-cell>
          <table:table-cell table:formula="of:=IF([.$A75]&lt;[.AR$2];&quot;&quot;;IF([.$A75]=[.AR$2];1;MIN([.$B$1]+1;[.AQ74]+[.AR74])))" office:value-type="float" office:value="1000001" calcext:value-type="float">
            <text:p>1000001</text:p>
          </table:table-cell>
          <table:table-cell table:formula="of:=IF([.$A75]&lt;[.AS$2];&quot;&quot;;IF([.$A75]=[.AS$2];1;MIN([.$B$1]+1;[.AR74]+[.AS74])))" office:value-type="float" office:value="1000001" calcext:value-type="float">
            <text:p>1000001</text:p>
          </table:table-cell>
          <table:table-cell table:formula="of:=IF([.$A75]&lt;[.AT$2];&quot;&quot;;IF([.$A75]=[.AT$2];1;MIN([.$B$1]+1;[.AS74]+[.AT74])))" office:value-type="float" office:value="1000001" calcext:value-type="float">
            <text:p>1000001</text:p>
          </table:table-cell>
          <table:table-cell table:formula="of:=IF([.$A75]&lt;[.AU$2];&quot;&quot;;IF([.$A75]=[.AU$2];1;MIN([.$B$1]+1;[.AT74]+[.AU74])))" office:value-type="float" office:value="1000001" calcext:value-type="float">
            <text:p>1000001</text:p>
          </table:table-cell>
          <table:table-cell table:formula="of:=IF([.$A75]&lt;[.AV$2];&quot;&quot;;IF([.$A75]=[.AV$2];1;MIN([.$B$1]+1;[.AU74]+[.AV74])))" office:value-type="float" office:value="1000001" calcext:value-type="float">
            <text:p>1000001</text:p>
          </table:table-cell>
          <table:table-cell table:formula="of:=IF([.$A75]&lt;[.AW$2];&quot;&quot;;IF([.$A75]=[.AW$2];1;MIN([.$B$1]+1;[.AV74]+[.AW74])))" office:value-type="float" office:value="1000001" calcext:value-type="float">
            <text:p>1000001</text:p>
          </table:table-cell>
          <table:table-cell table:formula="of:=IF([.$A75]&lt;[.AX$2];&quot;&quot;;IF([.$A75]=[.AX$2];1;MIN([.$B$1]+1;[.AW74]+[.AX74])))" office:value-type="float" office:value="1000001" calcext:value-type="float">
            <text:p>1000001</text:p>
          </table:table-cell>
          <table:table-cell table:formula="of:=IF([.$A75]&lt;[.AY$2];&quot;&quot;;IF([.$A75]=[.AY$2];1;MIN([.$B$1]+1;[.AX74]+[.AY74])))" office:value-type="float" office:value="1000001" calcext:value-type="float">
            <text:p>1000001</text:p>
          </table:table-cell>
          <table:table-cell table:formula="of:=IF([.$A75]&lt;[.AZ$2];&quot;&quot;;IF([.$A75]=[.AZ$2];1;MIN([.$B$1]+1;[.AY74]+[.AZ74])))" office:value-type="float" office:value="1000001" calcext:value-type="float">
            <text:p>1000001</text:p>
          </table:table-cell>
          <table:table-cell table:formula="of:=IF([.$A75]&lt;[.BA$2];&quot;&quot;;IF([.$A75]=[.BA$2];1;MIN([.$B$1]+1;[.AZ74]+[.BA74])))" office:value-type="float" office:value="1000001" calcext:value-type="float">
            <text:p>1000001</text:p>
          </table:table-cell>
          <table:table-cell table:formula="of:=IF([.$A75]&lt;[.BB$2];&quot;&quot;;IF([.$A75]=[.BB$2];1;MIN([.$B$1]+1;[.BA74]+[.BB74])))" office:value-type="float" office:value="1000001" calcext:value-type="float">
            <text:p>1000001</text:p>
          </table:table-cell>
          <table:table-cell table:formula="of:=IF([.$A75]&lt;[.BC$2];&quot;&quot;;IF([.$A75]=[.BC$2];1;MIN([.$B$1]+1;[.BB74]+[.BC74])))" office:value-type="float" office:value="1000001" calcext:value-type="float">
            <text:p>1000001</text:p>
          </table:table-cell>
          <table:table-cell table:formula="of:=IF([.$A75]&lt;[.BD$2];&quot;&quot;;IF([.$A75]=[.BD$2];1;MIN([.$B$1]+1;[.BC74]+[.BD74])))" office:value-type="float" office:value="1000001" calcext:value-type="float">
            <text:p>1000001</text:p>
          </table:table-cell>
          <table:table-cell table:formula="of:=IF([.$A75]&lt;[.BE$2];&quot;&quot;;IF([.$A75]=[.BE$2];1;MIN([.$B$1]+1;[.BD74]+[.BE74])))" office:value-type="float" office:value="1000001" calcext:value-type="float">
            <text:p>1000001</text:p>
          </table:table-cell>
          <table:table-cell table:formula="of:=IF([.$A75]&lt;[.BF$2];&quot;&quot;;IF([.$A75]=[.BF$2];1;MIN([.$B$1]+1;[.BE74]+[.BF74])))" office:value-type="float" office:value="1000001" calcext:value-type="float">
            <text:p>1000001</text:p>
          </table:table-cell>
          <table:table-cell table:formula="of:=IF([.$A75]&lt;[.BG$2];&quot;&quot;;IF([.$A75]=[.BG$2];1;MIN([.$B$1]+1;[.BF74]+[.BG74])))" office:value-type="float" office:value="1000001" calcext:value-type="float">
            <text:p>1000001</text:p>
          </table:table-cell>
          <table:table-cell table:formula="of:=IF([.$A75]&lt;[.BH$2];&quot;&quot;;IF([.$A75]=[.BH$2];1;MIN([.$B$1]+1;[.BG74]+[.BH74])))" office:value-type="float" office:value="1000001" calcext:value-type="float">
            <text:p>1000001</text:p>
          </table:table-cell>
          <table:table-cell table:formula="of:=IF([.$A75]&lt;[.BI$2];&quot;&quot;;IF([.$A75]=[.BI$2];1;MIN([.$B$1]+1;[.BH74]+[.BI74])))" office:value-type="float" office:value="1000001" calcext:value-type="float">
            <text:p>1000001</text:p>
          </table:table-cell>
          <table:table-cell table:formula="of:=IF([.$A75]&lt;[.BJ$2];&quot;&quot;;IF([.$A75]=[.BJ$2];1;MIN([.$B$1]+1;[.BI74]+[.BJ74])))" office:value-type="float" office:value="1000001" calcext:value-type="float">
            <text:p>1000001</text:p>
          </table:table-cell>
          <table:table-cell table:formula="of:=IF([.$A75]&lt;[.BK$2];&quot;&quot;;IF([.$A75]=[.BK$2];1;MIN([.$B$1]+1;[.BJ74]+[.BK74])))" office:value-type="float" office:value="1000001" calcext:value-type="float">
            <text:p>1000001</text:p>
          </table:table-cell>
          <table:table-cell table:formula="of:=IF([.$A75]&lt;[.BL$2];&quot;&quot;;IF([.$A75]=[.BL$2];1;MIN([.$B$1]+1;[.BK74]+[.BL74])))" office:value-type="float" office:value="1000001" calcext:value-type="float">
            <text:p>1000001</text:p>
          </table:table-cell>
          <table:table-cell table:formula="of:=IF([.$A75]&lt;[.BM$2];&quot;&quot;;IF([.$A75]=[.BM$2];1;MIN([.$B$1]+1;[.BL74]+[.BM74])))" office:value-type="float" office:value="1000001" calcext:value-type="float">
            <text:p>1000001</text:p>
          </table:table-cell>
          <table:table-cell table:formula="of:=IF([.$A75]&lt;[.BN$2];&quot;&quot;;IF([.$A75]=[.BN$2];1;MIN([.$B$1]+1;[.BM74]+[.BN74])))" office:value-type="float" office:value="1000001" calcext:value-type="float">
            <text:p>1000001</text:p>
          </table:table-cell>
          <table:table-cell table:formula="of:=IF([.$A75]&lt;[.BO$2];&quot;&quot;;IF([.$A75]=[.BO$2];1;MIN([.$B$1]+1;[.BN74]+[.BO74])))" office:value-type="float" office:value="1000001" calcext:value-type="float">
            <text:p>1000001</text:p>
          </table:table-cell>
          <table:table-cell table:formula="of:=IF([.$A75]&lt;[.BP$2];&quot;&quot;;IF([.$A75]=[.BP$2];1;MIN([.$B$1]+1;[.BO74]+[.BP74])))" office:value-type="float" office:value="1000001" calcext:value-type="float">
            <text:p>1000001</text:p>
          </table:table-cell>
          <table:table-cell table:formula="of:=IF([.$A75]&lt;[.BQ$2];&quot;&quot;;IF([.$A75]=[.BQ$2];1;MIN([.$B$1]+1;[.BP74]+[.BQ74])))" office:value-type="float" office:value="1000001" calcext:value-type="float">
            <text:p>1000001</text:p>
          </table:table-cell>
          <table:table-cell table:formula="of:=IF([.$A75]&lt;[.BR$2];&quot;&quot;;IF([.$A75]=[.BR$2];1;MIN([.$B$1]+1;[.BQ74]+[.BR74])))" office:value-type="float" office:value="1000001" calcext:value-type="float">
            <text:p>1000001</text:p>
          </table:table-cell>
          <table:table-cell table:formula="of:=IF([.$A75]&lt;[.BS$2];&quot;&quot;;IF([.$A75]=[.BS$2];1;MIN([.$B$1]+1;[.BR74]+[.BS74])))" office:value-type="float" office:value="59640" calcext:value-type="float">
            <text:p>59640</text:p>
          </table:table-cell>
          <table:table-cell table:formula="of:=IF([.$A75]&lt;[.BT$2];&quot;&quot;;IF([.$A75]=[.BT$2];1;MIN([.$B$1]+1;[.BS74]+[.BT74])))" office:value-type="float" office:value="2556" calcext:value-type="float">
            <text:p>2556</text:p>
          </table:table-cell>
          <table:table-cell table:formula="of:=IF([.$A75]&lt;[.BU$2];&quot;&quot;;IF([.$A75]=[.BU$2];1;MIN([.$B$1]+1;[.BT74]+[.BU74])))" office:value-type="float" office:value="72" calcext:value-type="float">
            <text:p>72</text:p>
          </table:table-cell>
          <table:table-cell table:formula="of:=IF([.$A75]&lt;[.BV$2];&quot;&quot;;IF([.$A75]=[.BV$2];1;MIN([.$B$1]+1;[.BU74]+[.BV74])))" office:value-type="float" office:value="1" calcext:value-type="float">
            <text:p>1</text:p>
          </table:table-cell>
          <table:table-cell table:formula="of:=IF([.$A75]&lt;[.BW$2];&quot;&quot;;IF([.$A75]=[.BW$2];1;MIN([.$B$1]+1;[.BV74]+[.BW74])))">
            <text:p/>
          </table:table-cell>
          <table:table-cell table:formula="of:=IF([.$A75]&lt;[.BX$2];&quot;&quot;;IF([.$A75]=[.BX$2];1;MIN([.$B$1]+1;[.BW74]+[.BX74])))">
            <text:p/>
          </table:table-cell>
          <table:table-cell table:formula="of:=IF([.$A75]&lt;[.BY$2];&quot;&quot;;IF([.$A75]=[.BY$2];1;MIN([.$B$1]+1;[.BX74]+[.BY74])))">
            <text:p/>
          </table:table-cell>
          <table:table-cell table:formula="of:=IF([.$A75]&lt;[.BZ$2];&quot;&quot;;IF([.$A75]=[.BZ$2];1;MIN([.$B$1]+1;[.BY74]+[.BZ74])))">
            <text:p/>
          </table:table-cell>
          <table:table-cell table:formula="of:=IF([.$A75]&lt;[.CA$2];&quot;&quot;;IF([.$A75]=[.CA$2];1;MIN([.$B$1]+1;[.BZ74]+[.CA74])))">
            <text:p/>
          </table:table-cell>
          <table:table-cell table:formula="of:=IF([.$A75]&lt;[.CB$2];&quot;&quot;;IF([.$A75]=[.CB$2];1;MIN([.$B$1]+1;[.CA74]+[.CB74])))">
            <text:p/>
          </table:table-cell>
          <table:table-cell table:formula="of:=IF([.$A75]&lt;[.CC$2];&quot;&quot;;IF([.$A75]=[.CC$2];1;MIN([.$B$1]+1;[.CB74]+[.CC74])))">
            <text:p/>
          </table:table-cell>
          <table:table-cell table:formula="of:=IF([.$A75]&lt;[.CD$2];&quot;&quot;;IF([.$A75]=[.CD$2];1;MIN([.$B$1]+1;[.CC74]+[.CD74])))">
            <text:p/>
          </table:table-cell>
          <table:table-cell table:formula="of:=IF([.$A75]&lt;[.CE$2];&quot;&quot;;IF([.$A75]=[.CE$2];1;MIN([.$B$1]+1;[.CD74]+[.CE74])))">
            <text:p/>
          </table:table-cell>
          <table:table-cell table:formula="of:=IF([.$A75]&lt;[.CF$2];&quot;&quot;;IF([.$A75]=[.CF$2];1;MIN([.$B$1]+1;[.CE74]+[.CF74])))">
            <text:p/>
          </table:table-cell>
          <table:table-cell table:formula="of:=IF([.$A75]&lt;[.CG$2];&quot;&quot;;IF([.$A75]=[.CG$2];1;MIN([.$B$1]+1;[.CF74]+[.CG74])))">
            <text:p/>
          </table:table-cell>
          <table:table-cell table:formula="of:=IF([.$A75]&lt;[.CH$2];&quot;&quot;;IF([.$A75]=[.CH$2];1;MIN([.$B$1]+1;[.CG74]+[.CH74])))">
            <text:p/>
          </table:table-cell>
          <table:table-cell table:formula="of:=IF([.$A75]&lt;[.CI$2];&quot;&quot;;IF([.$A75]=[.CI$2];1;MIN([.$B$1]+1;[.CH74]+[.CI74])))">
            <text:p/>
          </table:table-cell>
          <table:table-cell table:formula="of:=IF([.$A75]&lt;[.CJ$2];&quot;&quot;;IF([.$A75]=[.CJ$2];1;MIN([.$B$1]+1;[.CI74]+[.CJ74])))">
            <text:p/>
          </table:table-cell>
          <table:table-cell table:formula="of:=IF([.$A75]&lt;[.CK$2];&quot;&quot;;IF([.$A75]=[.CK$2];1;MIN([.$B$1]+1;[.CJ74]+[.CK74])))">
            <text:p/>
          </table:table-cell>
          <table:table-cell table:formula="of:=IF([.$A75]&lt;[.CL$2];&quot;&quot;;IF([.$A75]=[.CL$2];1;MIN([.$B$1]+1;[.CK74]+[.CL74])))">
            <text:p/>
          </table:table-cell>
          <table:table-cell table:formula="of:=IF([.$A75]&lt;[.CM$2];&quot;&quot;;IF([.$A75]=[.CM$2];1;MIN([.$B$1]+1;[.CL74]+[.CM74])))">
            <text:p/>
          </table:table-cell>
          <table:table-cell table:formula="of:=IF([.$A75]&lt;[.CN$2];&quot;&quot;;IF([.$A75]=[.CN$2];1;MIN([.$B$1]+1;[.CM74]+[.CN74])))">
            <text:p/>
          </table:table-cell>
          <table:table-cell table:formula="of:=IF([.$A75]&lt;[.CO$2];&quot;&quot;;IF([.$A75]=[.CO$2];1;MIN([.$B$1]+1;[.CN74]+[.CO74])))">
            <text:p/>
          </table:table-cell>
          <table:table-cell table:formula="of:=IF([.$A75]&lt;[.CP$2];&quot;&quot;;IF([.$A75]=[.CP$2];1;MIN([.$B$1]+1;[.CO74]+[.CP74])))">
            <text:p/>
          </table:table-cell>
          <table:table-cell table:formula="of:=IF([.$A75]&lt;[.CQ$2];&quot;&quot;;IF([.$A75]=[.CQ$2];1;MIN([.$B$1]+1;[.CP74]+[.CQ74])))">
            <text:p/>
          </table:table-cell>
          <table:table-cell table:formula="of:=IF([.$A75]&lt;[.CR$2];&quot;&quot;;IF([.$A75]=[.CR$2];1;MIN([.$B$1]+1;[.CQ74]+[.CR74])))">
            <text:p/>
          </table:table-cell>
          <table:table-cell table:formula="of:=IF([.$A75]&lt;[.CS$2];&quot;&quot;;IF([.$A75]=[.CS$2];1;MIN([.$B$1]+1;[.CR74]+[.CS74])))">
            <text:p/>
          </table:table-cell>
          <table:table-cell table:formula="of:=IF([.$A75]&lt;[.CT$2];&quot;&quot;;IF([.$A75]=[.CT$2];1;MIN([.$B$1]+1;[.CS74]+[.CT74])))">
            <text:p/>
          </table:table-cell>
          <table:table-cell table:formula="of:=IF([.$A75]&lt;[.CU$2];&quot;&quot;;IF([.$A75]=[.CU$2];1;MIN([.$B$1]+1;[.CT74]+[.CU74])))">
            <text:p/>
          </table:table-cell>
          <table:table-cell table:formula="of:=IF([.$A75]&lt;[.CV$2];&quot;&quot;;IF([.$A75]=[.CV$2];1;MIN([.$B$1]+1;[.CU74]+[.CV74])))">
            <text:p/>
          </table:table-cell>
          <table:table-cell table:formula="of:=IF([.$A75]&lt;[.CW$2];&quot;&quot;;IF([.$A75]=[.CW$2];1;MIN([.$B$1]+1;[.CV74]+[.CW74])))">
            <text:p/>
          </table:table-cell>
          <table:table-cell table:formula="of:=IF([.$A75]&lt;[.CX$2];&quot;&quot;;IF([.$A75]=[.CX$2];1;MIN([.$B$1]+1;[.CW74]+[.CX74])))">
            <text:p/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$A76]&lt;[.C$2];&quot;&quot;;IF([.$A76]=[.C$2];1;MIN([.$B$1]+1;[.B75]+[.C75])))" office:value-type="float" office:value="73" calcext:value-type="float">
            <text:p>73</text:p>
          </table:table-cell>
          <table:table-cell table:formula="of:=IF([.$A76]&lt;[.D$2];&quot;&quot;;IF([.$A76]=[.D$2];1;MIN([.$B$1]+1;[.C75]+[.D75])))" office:value-type="float" office:value="2628" calcext:value-type="float">
            <text:p>2628</text:p>
          </table:table-cell>
          <table:table-cell table:formula="of:=IF([.$A76]&lt;[.E$2];&quot;&quot;;IF([.$A76]=[.E$2];1;MIN([.$B$1]+1;[.D75]+[.E75])))" office:value-type="float" office:value="62196" calcext:value-type="float">
            <text:p>62196</text:p>
          </table:table-cell>
          <table:table-cell table:formula="of:=IF([.$A76]&lt;[.F$2];&quot;&quot;;IF([.$A76]=[.F$2];1;MIN([.$B$1]+1;[.E75]+[.F75])))" office:value-type="float" office:value="1000001" calcext:value-type="float">
            <text:p>1000001</text:p>
          </table:table-cell>
          <table:table-cell table:formula="of:=IF([.$A76]&lt;[.G$2];&quot;&quot;;IF([.$A76]=[.G$2];1;MIN([.$B$1]+1;[.F75]+[.G75])))" office:value-type="float" office:value="1000001" calcext:value-type="float">
            <text:p>1000001</text:p>
          </table:table-cell>
          <table:table-cell table:formula="of:=IF([.$A76]&lt;[.H$2];&quot;&quot;;IF([.$A76]=[.H$2];1;MIN([.$B$1]+1;[.G75]+[.H75])))" office:value-type="float" office:value="1000001" calcext:value-type="float">
            <text:p>1000001</text:p>
          </table:table-cell>
          <table:table-cell table:formula="of:=IF([.$A76]&lt;[.I$2];&quot;&quot;;IF([.$A76]=[.I$2];1;MIN([.$B$1]+1;[.H75]+[.I75])))" office:value-type="float" office:value="1000001" calcext:value-type="float">
            <text:p>1000001</text:p>
          </table:table-cell>
          <table:table-cell table:formula="of:=IF([.$A76]&lt;[.J$2];&quot;&quot;;IF([.$A76]=[.J$2];1;MIN([.$B$1]+1;[.I75]+[.J75])))" office:value-type="float" office:value="1000001" calcext:value-type="float">
            <text:p>1000001</text:p>
          </table:table-cell>
          <table:table-cell table:formula="of:=IF([.$A76]&lt;[.K$2];&quot;&quot;;IF([.$A76]=[.K$2];1;MIN([.$B$1]+1;[.J75]+[.K75])))" office:value-type="float" office:value="1000001" calcext:value-type="float">
            <text:p>1000001</text:p>
          </table:table-cell>
          <table:table-cell table:formula="of:=IF([.$A76]&lt;[.L$2];&quot;&quot;;IF([.$A76]=[.L$2];1;MIN([.$B$1]+1;[.K75]+[.L75])))" office:value-type="float" office:value="1000001" calcext:value-type="float">
            <text:p>1000001</text:p>
          </table:table-cell>
          <table:table-cell table:formula="of:=IF([.$A76]&lt;[.M$2];&quot;&quot;;IF([.$A76]=[.M$2];1;MIN([.$B$1]+1;[.L75]+[.M75])))" office:value-type="float" office:value="1000001" calcext:value-type="float">
            <text:p>1000001</text:p>
          </table:table-cell>
          <table:table-cell table:formula="of:=IF([.$A76]&lt;[.N$2];&quot;&quot;;IF([.$A76]=[.N$2];1;MIN([.$B$1]+1;[.M75]+[.N75])))" office:value-type="float" office:value="1000001" calcext:value-type="float">
            <text:p>1000001</text:p>
          </table:table-cell>
          <table:table-cell table:formula="of:=IF([.$A76]&lt;[.O$2];&quot;&quot;;IF([.$A76]=[.O$2];1;MIN([.$B$1]+1;[.N75]+[.O75])))" office:value-type="float" office:value="1000001" calcext:value-type="float">
            <text:p>1000001</text:p>
          </table:table-cell>
          <table:table-cell table:formula="of:=IF([.$A76]&lt;[.P$2];&quot;&quot;;IF([.$A76]=[.P$2];1;MIN([.$B$1]+1;[.O75]+[.P75])))" office:value-type="float" office:value="1000001" calcext:value-type="float">
            <text:p>1000001</text:p>
          </table:table-cell>
          <table:table-cell table:formula="of:=IF([.$A76]&lt;[.Q$2];&quot;&quot;;IF([.$A76]=[.Q$2];1;MIN([.$B$1]+1;[.P75]+[.Q75])))" office:value-type="float" office:value="1000001" calcext:value-type="float">
            <text:p>1000001</text:p>
          </table:table-cell>
          <table:table-cell table:formula="of:=IF([.$A76]&lt;[.R$2];&quot;&quot;;IF([.$A76]=[.R$2];1;MIN([.$B$1]+1;[.Q75]+[.R75])))" office:value-type="float" office:value="1000001" calcext:value-type="float">
            <text:p>1000001</text:p>
          </table:table-cell>
          <table:table-cell table:formula="of:=IF([.$A76]&lt;[.S$2];&quot;&quot;;IF([.$A76]=[.S$2];1;MIN([.$B$1]+1;[.R75]+[.S75])))" office:value-type="float" office:value="1000001" calcext:value-type="float">
            <text:p>1000001</text:p>
          </table:table-cell>
          <table:table-cell table:formula="of:=IF([.$A76]&lt;[.T$2];&quot;&quot;;IF([.$A76]=[.T$2];1;MIN([.$B$1]+1;[.S75]+[.T75])))" office:value-type="float" office:value="1000001" calcext:value-type="float">
            <text:p>1000001</text:p>
          </table:table-cell>
          <table:table-cell table:formula="of:=IF([.$A76]&lt;[.U$2];&quot;&quot;;IF([.$A76]=[.U$2];1;MIN([.$B$1]+1;[.T75]+[.U75])))" office:value-type="float" office:value="1000001" calcext:value-type="float">
            <text:p>1000001</text:p>
          </table:table-cell>
          <table:table-cell table:formula="of:=IF([.$A76]&lt;[.V$2];&quot;&quot;;IF([.$A76]=[.V$2];1;MIN([.$B$1]+1;[.U75]+[.V75])))" office:value-type="float" office:value="1000001" calcext:value-type="float">
            <text:p>1000001</text:p>
          </table:table-cell>
          <table:table-cell table:formula="of:=IF([.$A76]&lt;[.W$2];&quot;&quot;;IF([.$A76]=[.W$2];1;MIN([.$B$1]+1;[.V75]+[.W75])))" office:value-type="float" office:value="1000001" calcext:value-type="float">
            <text:p>1000001</text:p>
          </table:table-cell>
          <table:table-cell table:formula="of:=IF([.$A76]&lt;[.X$2];&quot;&quot;;IF([.$A76]=[.X$2];1;MIN([.$B$1]+1;[.W75]+[.X75])))" office:value-type="float" office:value="1000001" calcext:value-type="float">
            <text:p>1000001</text:p>
          </table:table-cell>
          <table:table-cell table:formula="of:=IF([.$A76]&lt;[.Y$2];&quot;&quot;;IF([.$A76]=[.Y$2];1;MIN([.$B$1]+1;[.X75]+[.Y75])))" office:value-type="float" office:value="1000001" calcext:value-type="float">
            <text:p>1000001</text:p>
          </table:table-cell>
          <table:table-cell table:formula="of:=IF([.$A76]&lt;[.Z$2];&quot;&quot;;IF([.$A76]=[.Z$2];1;MIN([.$B$1]+1;[.Y75]+[.Z75])))" office:value-type="float" office:value="1000001" calcext:value-type="float">
            <text:p>1000001</text:p>
          </table:table-cell>
          <table:table-cell table:formula="of:=IF([.$A76]&lt;[.AA$2];&quot;&quot;;IF([.$A76]=[.AA$2];1;MIN([.$B$1]+1;[.Z75]+[.AA75])))" office:value-type="float" office:value="1000001" calcext:value-type="float">
            <text:p>1000001</text:p>
          </table:table-cell>
          <table:table-cell table:formula="of:=IF([.$A76]&lt;[.AB$2];&quot;&quot;;IF([.$A76]=[.AB$2];1;MIN([.$B$1]+1;[.AA75]+[.AB75])))" office:value-type="float" office:value="1000001" calcext:value-type="float">
            <text:p>1000001</text:p>
          </table:table-cell>
          <table:table-cell table:formula="of:=IF([.$A76]&lt;[.AC$2];&quot;&quot;;IF([.$A76]=[.AC$2];1;MIN([.$B$1]+1;[.AB75]+[.AC75])))" office:value-type="float" office:value="1000001" calcext:value-type="float">
            <text:p>1000001</text:p>
          </table:table-cell>
          <table:table-cell table:formula="of:=IF([.$A76]&lt;[.AD$2];&quot;&quot;;IF([.$A76]=[.AD$2];1;MIN([.$B$1]+1;[.AC75]+[.AD75])))" office:value-type="float" office:value="1000001" calcext:value-type="float">
            <text:p>1000001</text:p>
          </table:table-cell>
          <table:table-cell table:formula="of:=IF([.$A76]&lt;[.AE$2];&quot;&quot;;IF([.$A76]=[.AE$2];1;MIN([.$B$1]+1;[.AD75]+[.AE75])))" office:value-type="float" office:value="1000001" calcext:value-type="float">
            <text:p>1000001</text:p>
          </table:table-cell>
          <table:table-cell table:formula="of:=IF([.$A76]&lt;[.AF$2];&quot;&quot;;IF([.$A76]=[.AF$2];1;MIN([.$B$1]+1;[.AE75]+[.AF75])))" office:value-type="float" office:value="1000001" calcext:value-type="float">
            <text:p>1000001</text:p>
          </table:table-cell>
          <table:table-cell table:formula="of:=IF([.$A76]&lt;[.AG$2];&quot;&quot;;IF([.$A76]=[.AG$2];1;MIN([.$B$1]+1;[.AF75]+[.AG75])))" office:value-type="float" office:value="1000001" calcext:value-type="float">
            <text:p>1000001</text:p>
          </table:table-cell>
          <table:table-cell table:formula="of:=IF([.$A76]&lt;[.AH$2];&quot;&quot;;IF([.$A76]=[.AH$2];1;MIN([.$B$1]+1;[.AG75]+[.AH75])))" office:value-type="float" office:value="1000001" calcext:value-type="float">
            <text:p>1000001</text:p>
          </table:table-cell>
          <table:table-cell table:formula="of:=IF([.$A76]&lt;[.AI$2];&quot;&quot;;IF([.$A76]=[.AI$2];1;MIN([.$B$1]+1;[.AH75]+[.AI75])))" office:value-type="float" office:value="1000001" calcext:value-type="float">
            <text:p>1000001</text:p>
          </table:table-cell>
          <table:table-cell table:formula="of:=IF([.$A76]&lt;[.AJ$2];&quot;&quot;;IF([.$A76]=[.AJ$2];1;MIN([.$B$1]+1;[.AI75]+[.AJ75])))" office:value-type="float" office:value="1000001" calcext:value-type="float">
            <text:p>1000001</text:p>
          </table:table-cell>
          <table:table-cell table:formula="of:=IF([.$A76]&lt;[.AK$2];&quot;&quot;;IF([.$A76]=[.AK$2];1;MIN([.$B$1]+1;[.AJ75]+[.AK75])))" office:value-type="float" office:value="1000001" calcext:value-type="float">
            <text:p>1000001</text:p>
          </table:table-cell>
          <table:table-cell table:formula="of:=IF([.$A76]&lt;[.AL$2];&quot;&quot;;IF([.$A76]=[.AL$2];1;MIN([.$B$1]+1;[.AK75]+[.AL75])))" office:value-type="float" office:value="1000001" calcext:value-type="float">
            <text:p>1000001</text:p>
          </table:table-cell>
          <table:table-cell table:formula="of:=IF([.$A76]&lt;[.AM$2];&quot;&quot;;IF([.$A76]=[.AM$2];1;MIN([.$B$1]+1;[.AL75]+[.AM75])))" office:value-type="float" office:value="1000001" calcext:value-type="float">
            <text:p>1000001</text:p>
          </table:table-cell>
          <table:table-cell table:formula="of:=IF([.$A76]&lt;[.AN$2];&quot;&quot;;IF([.$A76]=[.AN$2];1;MIN([.$B$1]+1;[.AM75]+[.AN75])))" office:value-type="float" office:value="1000001" calcext:value-type="float">
            <text:p>1000001</text:p>
          </table:table-cell>
          <table:table-cell table:formula="of:=IF([.$A76]&lt;[.AO$2];&quot;&quot;;IF([.$A76]=[.AO$2];1;MIN([.$B$1]+1;[.AN75]+[.AO75])))" office:value-type="float" office:value="1000001" calcext:value-type="float">
            <text:p>1000001</text:p>
          </table:table-cell>
          <table:table-cell table:formula="of:=IF([.$A76]&lt;[.AP$2];&quot;&quot;;IF([.$A76]=[.AP$2];1;MIN([.$B$1]+1;[.AO75]+[.AP75])))" office:value-type="float" office:value="1000001" calcext:value-type="float">
            <text:p>1000001</text:p>
          </table:table-cell>
          <table:table-cell table:formula="of:=IF([.$A76]&lt;[.AQ$2];&quot;&quot;;IF([.$A76]=[.AQ$2];1;MIN([.$B$1]+1;[.AP75]+[.AQ75])))" office:value-type="float" office:value="1000001" calcext:value-type="float">
            <text:p>1000001</text:p>
          </table:table-cell>
          <table:table-cell table:formula="of:=IF([.$A76]&lt;[.AR$2];&quot;&quot;;IF([.$A76]=[.AR$2];1;MIN([.$B$1]+1;[.AQ75]+[.AR75])))" office:value-type="float" office:value="1000001" calcext:value-type="float">
            <text:p>1000001</text:p>
          </table:table-cell>
          <table:table-cell table:formula="of:=IF([.$A76]&lt;[.AS$2];&quot;&quot;;IF([.$A76]=[.AS$2];1;MIN([.$B$1]+1;[.AR75]+[.AS75])))" office:value-type="float" office:value="1000001" calcext:value-type="float">
            <text:p>1000001</text:p>
          </table:table-cell>
          <table:table-cell table:formula="of:=IF([.$A76]&lt;[.AT$2];&quot;&quot;;IF([.$A76]=[.AT$2];1;MIN([.$B$1]+1;[.AS75]+[.AT75])))" office:value-type="float" office:value="1000001" calcext:value-type="float">
            <text:p>1000001</text:p>
          </table:table-cell>
          <table:table-cell table:formula="of:=IF([.$A76]&lt;[.AU$2];&quot;&quot;;IF([.$A76]=[.AU$2];1;MIN([.$B$1]+1;[.AT75]+[.AU75])))" office:value-type="float" office:value="1000001" calcext:value-type="float">
            <text:p>1000001</text:p>
          </table:table-cell>
          <table:table-cell table:formula="of:=IF([.$A76]&lt;[.AV$2];&quot;&quot;;IF([.$A76]=[.AV$2];1;MIN([.$B$1]+1;[.AU75]+[.AV75])))" office:value-type="float" office:value="1000001" calcext:value-type="float">
            <text:p>1000001</text:p>
          </table:table-cell>
          <table:table-cell table:formula="of:=IF([.$A76]&lt;[.AW$2];&quot;&quot;;IF([.$A76]=[.AW$2];1;MIN([.$B$1]+1;[.AV75]+[.AW75])))" office:value-type="float" office:value="1000001" calcext:value-type="float">
            <text:p>1000001</text:p>
          </table:table-cell>
          <table:table-cell table:formula="of:=IF([.$A76]&lt;[.AX$2];&quot;&quot;;IF([.$A76]=[.AX$2];1;MIN([.$B$1]+1;[.AW75]+[.AX75])))" office:value-type="float" office:value="1000001" calcext:value-type="float">
            <text:p>1000001</text:p>
          </table:table-cell>
          <table:table-cell table:formula="of:=IF([.$A76]&lt;[.AY$2];&quot;&quot;;IF([.$A76]=[.AY$2];1;MIN([.$B$1]+1;[.AX75]+[.AY75])))" office:value-type="float" office:value="1000001" calcext:value-type="float">
            <text:p>1000001</text:p>
          </table:table-cell>
          <table:table-cell table:formula="of:=IF([.$A76]&lt;[.AZ$2];&quot;&quot;;IF([.$A76]=[.AZ$2];1;MIN([.$B$1]+1;[.AY75]+[.AZ75])))" office:value-type="float" office:value="1000001" calcext:value-type="float">
            <text:p>1000001</text:p>
          </table:table-cell>
          <table:table-cell table:formula="of:=IF([.$A76]&lt;[.BA$2];&quot;&quot;;IF([.$A76]=[.BA$2];1;MIN([.$B$1]+1;[.AZ75]+[.BA75])))" office:value-type="float" office:value="1000001" calcext:value-type="float">
            <text:p>1000001</text:p>
          </table:table-cell>
          <table:table-cell table:formula="of:=IF([.$A76]&lt;[.BB$2];&quot;&quot;;IF([.$A76]=[.BB$2];1;MIN([.$B$1]+1;[.BA75]+[.BB75])))" office:value-type="float" office:value="1000001" calcext:value-type="float">
            <text:p>1000001</text:p>
          </table:table-cell>
          <table:table-cell table:formula="of:=IF([.$A76]&lt;[.BC$2];&quot;&quot;;IF([.$A76]=[.BC$2];1;MIN([.$B$1]+1;[.BB75]+[.BC75])))" office:value-type="float" office:value="1000001" calcext:value-type="float">
            <text:p>1000001</text:p>
          </table:table-cell>
          <table:table-cell table:formula="of:=IF([.$A76]&lt;[.BD$2];&quot;&quot;;IF([.$A76]=[.BD$2];1;MIN([.$B$1]+1;[.BC75]+[.BD75])))" office:value-type="float" office:value="1000001" calcext:value-type="float">
            <text:p>1000001</text:p>
          </table:table-cell>
          <table:table-cell table:formula="of:=IF([.$A76]&lt;[.BE$2];&quot;&quot;;IF([.$A76]=[.BE$2];1;MIN([.$B$1]+1;[.BD75]+[.BE75])))" office:value-type="float" office:value="1000001" calcext:value-type="float">
            <text:p>1000001</text:p>
          </table:table-cell>
          <table:table-cell table:formula="of:=IF([.$A76]&lt;[.BF$2];&quot;&quot;;IF([.$A76]=[.BF$2];1;MIN([.$B$1]+1;[.BE75]+[.BF75])))" office:value-type="float" office:value="1000001" calcext:value-type="float">
            <text:p>1000001</text:p>
          </table:table-cell>
          <table:table-cell table:formula="of:=IF([.$A76]&lt;[.BG$2];&quot;&quot;;IF([.$A76]=[.BG$2];1;MIN([.$B$1]+1;[.BF75]+[.BG75])))" office:value-type="float" office:value="1000001" calcext:value-type="float">
            <text:p>1000001</text:p>
          </table:table-cell>
          <table:table-cell table:formula="of:=IF([.$A76]&lt;[.BH$2];&quot;&quot;;IF([.$A76]=[.BH$2];1;MIN([.$B$1]+1;[.BG75]+[.BH75])))" office:value-type="float" office:value="1000001" calcext:value-type="float">
            <text:p>1000001</text:p>
          </table:table-cell>
          <table:table-cell table:formula="of:=IF([.$A76]&lt;[.BI$2];&quot;&quot;;IF([.$A76]=[.BI$2];1;MIN([.$B$1]+1;[.BH75]+[.BI75])))" office:value-type="float" office:value="1000001" calcext:value-type="float">
            <text:p>1000001</text:p>
          </table:table-cell>
          <table:table-cell table:formula="of:=IF([.$A76]&lt;[.BJ$2];&quot;&quot;;IF([.$A76]=[.BJ$2];1;MIN([.$B$1]+1;[.BI75]+[.BJ75])))" office:value-type="float" office:value="1000001" calcext:value-type="float">
            <text:p>1000001</text:p>
          </table:table-cell>
          <table:table-cell table:formula="of:=IF([.$A76]&lt;[.BK$2];&quot;&quot;;IF([.$A76]=[.BK$2];1;MIN([.$B$1]+1;[.BJ75]+[.BK75])))" office:value-type="float" office:value="1000001" calcext:value-type="float">
            <text:p>1000001</text:p>
          </table:table-cell>
          <table:table-cell table:formula="of:=IF([.$A76]&lt;[.BL$2];&quot;&quot;;IF([.$A76]=[.BL$2];1;MIN([.$B$1]+1;[.BK75]+[.BL75])))" office:value-type="float" office:value="1000001" calcext:value-type="float">
            <text:p>1000001</text:p>
          </table:table-cell>
          <table:table-cell table:formula="of:=IF([.$A76]&lt;[.BM$2];&quot;&quot;;IF([.$A76]=[.BM$2];1;MIN([.$B$1]+1;[.BL75]+[.BM75])))" office:value-type="float" office:value="1000001" calcext:value-type="float">
            <text:p>1000001</text:p>
          </table:table-cell>
          <table:table-cell table:formula="of:=IF([.$A76]&lt;[.BN$2];&quot;&quot;;IF([.$A76]=[.BN$2];1;MIN([.$B$1]+1;[.BM75]+[.BN75])))" office:value-type="float" office:value="1000001" calcext:value-type="float">
            <text:p>1000001</text:p>
          </table:table-cell>
          <table:table-cell table:formula="of:=IF([.$A76]&lt;[.BO$2];&quot;&quot;;IF([.$A76]=[.BO$2];1;MIN([.$B$1]+1;[.BN75]+[.BO75])))" office:value-type="float" office:value="1000001" calcext:value-type="float">
            <text:p>1000001</text:p>
          </table:table-cell>
          <table:table-cell table:formula="of:=IF([.$A76]&lt;[.BP$2];&quot;&quot;;IF([.$A76]=[.BP$2];1;MIN([.$B$1]+1;[.BO75]+[.BP75])))" office:value-type="float" office:value="1000001" calcext:value-type="float">
            <text:p>1000001</text:p>
          </table:table-cell>
          <table:table-cell table:formula="of:=IF([.$A76]&lt;[.BQ$2];&quot;&quot;;IF([.$A76]=[.BQ$2];1;MIN([.$B$1]+1;[.BP75]+[.BQ75])))" office:value-type="float" office:value="1000001" calcext:value-type="float">
            <text:p>1000001</text:p>
          </table:table-cell>
          <table:table-cell table:formula="of:=IF([.$A76]&lt;[.BR$2];&quot;&quot;;IF([.$A76]=[.BR$2];1;MIN([.$B$1]+1;[.BQ75]+[.BR75])))" office:value-type="float" office:value="1000001" calcext:value-type="float">
            <text:p>1000001</text:p>
          </table:table-cell>
          <table:table-cell table:formula="of:=IF([.$A76]&lt;[.BS$2];&quot;&quot;;IF([.$A76]=[.BS$2];1;MIN([.$B$1]+1;[.BR75]+[.BS75])))" office:value-type="float" office:value="1000001" calcext:value-type="float">
            <text:p>1000001</text:p>
          </table:table-cell>
          <table:table-cell table:formula="of:=IF([.$A76]&lt;[.BT$2];&quot;&quot;;IF([.$A76]=[.BT$2];1;MIN([.$B$1]+1;[.BS75]+[.BT75])))" office:value-type="float" office:value="62196" calcext:value-type="float">
            <text:p>62196</text:p>
          </table:table-cell>
          <table:table-cell table:formula="of:=IF([.$A76]&lt;[.BU$2];&quot;&quot;;IF([.$A76]=[.BU$2];1;MIN([.$B$1]+1;[.BT75]+[.BU75])))" office:value-type="float" office:value="2628" calcext:value-type="float">
            <text:p>2628</text:p>
          </table:table-cell>
          <table:table-cell table:formula="of:=IF([.$A76]&lt;[.BV$2];&quot;&quot;;IF([.$A76]=[.BV$2];1;MIN([.$B$1]+1;[.BU75]+[.BV75])))" office:value-type="float" office:value="73" calcext:value-type="float">
            <text:p>73</text:p>
          </table:table-cell>
          <table:table-cell table:formula="of:=IF([.$A76]&lt;[.BW$2];&quot;&quot;;IF([.$A76]=[.BW$2];1;MIN([.$B$1]+1;[.BV75]+[.BW75])))" office:value-type="float" office:value="1" calcext:value-type="float">
            <text:p>1</text:p>
          </table:table-cell>
          <table:table-cell table:formula="of:=IF([.$A76]&lt;[.BX$2];&quot;&quot;;IF([.$A76]=[.BX$2];1;MIN([.$B$1]+1;[.BW75]+[.BX75])))">
            <text:p/>
          </table:table-cell>
          <table:table-cell table:formula="of:=IF([.$A76]&lt;[.BY$2];&quot;&quot;;IF([.$A76]=[.BY$2];1;MIN([.$B$1]+1;[.BX75]+[.BY75])))">
            <text:p/>
          </table:table-cell>
          <table:table-cell table:formula="of:=IF([.$A76]&lt;[.BZ$2];&quot;&quot;;IF([.$A76]=[.BZ$2];1;MIN([.$B$1]+1;[.BY75]+[.BZ75])))">
            <text:p/>
          </table:table-cell>
          <table:table-cell table:formula="of:=IF([.$A76]&lt;[.CA$2];&quot;&quot;;IF([.$A76]=[.CA$2];1;MIN([.$B$1]+1;[.BZ75]+[.CA75])))">
            <text:p/>
          </table:table-cell>
          <table:table-cell table:formula="of:=IF([.$A76]&lt;[.CB$2];&quot;&quot;;IF([.$A76]=[.CB$2];1;MIN([.$B$1]+1;[.CA75]+[.CB75])))">
            <text:p/>
          </table:table-cell>
          <table:table-cell table:formula="of:=IF([.$A76]&lt;[.CC$2];&quot;&quot;;IF([.$A76]=[.CC$2];1;MIN([.$B$1]+1;[.CB75]+[.CC75])))">
            <text:p/>
          </table:table-cell>
          <table:table-cell table:formula="of:=IF([.$A76]&lt;[.CD$2];&quot;&quot;;IF([.$A76]=[.CD$2];1;MIN([.$B$1]+1;[.CC75]+[.CD75])))">
            <text:p/>
          </table:table-cell>
          <table:table-cell table:formula="of:=IF([.$A76]&lt;[.CE$2];&quot;&quot;;IF([.$A76]=[.CE$2];1;MIN([.$B$1]+1;[.CD75]+[.CE75])))">
            <text:p/>
          </table:table-cell>
          <table:table-cell table:formula="of:=IF([.$A76]&lt;[.CF$2];&quot;&quot;;IF([.$A76]=[.CF$2];1;MIN([.$B$1]+1;[.CE75]+[.CF75])))">
            <text:p/>
          </table:table-cell>
          <table:table-cell table:formula="of:=IF([.$A76]&lt;[.CG$2];&quot;&quot;;IF([.$A76]=[.CG$2];1;MIN([.$B$1]+1;[.CF75]+[.CG75])))">
            <text:p/>
          </table:table-cell>
          <table:table-cell table:formula="of:=IF([.$A76]&lt;[.CH$2];&quot;&quot;;IF([.$A76]=[.CH$2];1;MIN([.$B$1]+1;[.CG75]+[.CH75])))">
            <text:p/>
          </table:table-cell>
          <table:table-cell table:formula="of:=IF([.$A76]&lt;[.CI$2];&quot;&quot;;IF([.$A76]=[.CI$2];1;MIN([.$B$1]+1;[.CH75]+[.CI75])))">
            <text:p/>
          </table:table-cell>
          <table:table-cell table:formula="of:=IF([.$A76]&lt;[.CJ$2];&quot;&quot;;IF([.$A76]=[.CJ$2];1;MIN([.$B$1]+1;[.CI75]+[.CJ75])))">
            <text:p/>
          </table:table-cell>
          <table:table-cell table:formula="of:=IF([.$A76]&lt;[.CK$2];&quot;&quot;;IF([.$A76]=[.CK$2];1;MIN([.$B$1]+1;[.CJ75]+[.CK75])))">
            <text:p/>
          </table:table-cell>
          <table:table-cell table:formula="of:=IF([.$A76]&lt;[.CL$2];&quot;&quot;;IF([.$A76]=[.CL$2];1;MIN([.$B$1]+1;[.CK75]+[.CL75])))">
            <text:p/>
          </table:table-cell>
          <table:table-cell table:formula="of:=IF([.$A76]&lt;[.CM$2];&quot;&quot;;IF([.$A76]=[.CM$2];1;MIN([.$B$1]+1;[.CL75]+[.CM75])))">
            <text:p/>
          </table:table-cell>
          <table:table-cell table:formula="of:=IF([.$A76]&lt;[.CN$2];&quot;&quot;;IF([.$A76]=[.CN$2];1;MIN([.$B$1]+1;[.CM75]+[.CN75])))">
            <text:p/>
          </table:table-cell>
          <table:table-cell table:formula="of:=IF([.$A76]&lt;[.CO$2];&quot;&quot;;IF([.$A76]=[.CO$2];1;MIN([.$B$1]+1;[.CN75]+[.CO75])))">
            <text:p/>
          </table:table-cell>
          <table:table-cell table:formula="of:=IF([.$A76]&lt;[.CP$2];&quot;&quot;;IF([.$A76]=[.CP$2];1;MIN([.$B$1]+1;[.CO75]+[.CP75])))">
            <text:p/>
          </table:table-cell>
          <table:table-cell table:formula="of:=IF([.$A76]&lt;[.CQ$2];&quot;&quot;;IF([.$A76]=[.CQ$2];1;MIN([.$B$1]+1;[.CP75]+[.CQ75])))">
            <text:p/>
          </table:table-cell>
          <table:table-cell table:formula="of:=IF([.$A76]&lt;[.CR$2];&quot;&quot;;IF([.$A76]=[.CR$2];1;MIN([.$B$1]+1;[.CQ75]+[.CR75])))">
            <text:p/>
          </table:table-cell>
          <table:table-cell table:formula="of:=IF([.$A76]&lt;[.CS$2];&quot;&quot;;IF([.$A76]=[.CS$2];1;MIN([.$B$1]+1;[.CR75]+[.CS75])))">
            <text:p/>
          </table:table-cell>
          <table:table-cell table:formula="of:=IF([.$A76]&lt;[.CT$2];&quot;&quot;;IF([.$A76]=[.CT$2];1;MIN([.$B$1]+1;[.CS75]+[.CT75])))">
            <text:p/>
          </table:table-cell>
          <table:table-cell table:formula="of:=IF([.$A76]&lt;[.CU$2];&quot;&quot;;IF([.$A76]=[.CU$2];1;MIN([.$B$1]+1;[.CT75]+[.CU75])))">
            <text:p/>
          </table:table-cell>
          <table:table-cell table:formula="of:=IF([.$A76]&lt;[.CV$2];&quot;&quot;;IF([.$A76]=[.CV$2];1;MIN([.$B$1]+1;[.CU75]+[.CV75])))">
            <text:p/>
          </table:table-cell>
          <table:table-cell table:formula="of:=IF([.$A76]&lt;[.CW$2];&quot;&quot;;IF([.$A76]=[.CW$2];1;MIN([.$B$1]+1;[.CV75]+[.CW75])))">
            <text:p/>
          </table:table-cell>
          <table:table-cell table:formula="of:=IF([.$A76]&lt;[.CX$2];&quot;&quot;;IF([.$A76]=[.CX$2];1;MIN([.$B$1]+1;[.CW75]+[.CX75])))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$A77]&lt;[.C$2];&quot;&quot;;IF([.$A77]=[.C$2];1;MIN([.$B$1]+1;[.B76]+[.C76])))" office:value-type="float" office:value="74" calcext:value-type="float">
            <text:p>74</text:p>
          </table:table-cell>
          <table:table-cell table:formula="of:=IF([.$A77]&lt;[.D$2];&quot;&quot;;IF([.$A77]=[.D$2];1;MIN([.$B$1]+1;[.C76]+[.D76])))" office:value-type="float" office:value="2701" calcext:value-type="float">
            <text:p>2701</text:p>
          </table:table-cell>
          <table:table-cell table:formula="of:=IF([.$A77]&lt;[.E$2];&quot;&quot;;IF([.$A77]=[.E$2];1;MIN([.$B$1]+1;[.D76]+[.E76])))" office:value-type="float" office:value="64824" calcext:value-type="float">
            <text:p>64824</text:p>
          </table:table-cell>
          <table:table-cell table:formula="of:=IF([.$A77]&lt;[.F$2];&quot;&quot;;IF([.$A77]=[.F$2];1;MIN([.$B$1]+1;[.E76]+[.F76])))" office:value-type="float" office:value="1000001" calcext:value-type="float">
            <text:p>1000001</text:p>
          </table:table-cell>
          <table:table-cell table:formula="of:=IF([.$A77]&lt;[.G$2];&quot;&quot;;IF([.$A77]=[.G$2];1;MIN([.$B$1]+1;[.F76]+[.G76])))" office:value-type="float" office:value="1000001" calcext:value-type="float">
            <text:p>1000001</text:p>
          </table:table-cell>
          <table:table-cell table:formula="of:=IF([.$A77]&lt;[.H$2];&quot;&quot;;IF([.$A77]=[.H$2];1;MIN([.$B$1]+1;[.G76]+[.H76])))" office:value-type="float" office:value="1000001" calcext:value-type="float">
            <text:p>1000001</text:p>
          </table:table-cell>
          <table:table-cell table:formula="of:=IF([.$A77]&lt;[.I$2];&quot;&quot;;IF([.$A77]=[.I$2];1;MIN([.$B$1]+1;[.H76]+[.I76])))" office:value-type="float" office:value="1000001" calcext:value-type="float">
            <text:p>1000001</text:p>
          </table:table-cell>
          <table:table-cell table:formula="of:=IF([.$A77]&lt;[.J$2];&quot;&quot;;IF([.$A77]=[.J$2];1;MIN([.$B$1]+1;[.I76]+[.J76])))" office:value-type="float" office:value="1000001" calcext:value-type="float">
            <text:p>1000001</text:p>
          </table:table-cell>
          <table:table-cell table:formula="of:=IF([.$A77]&lt;[.K$2];&quot;&quot;;IF([.$A77]=[.K$2];1;MIN([.$B$1]+1;[.J76]+[.K76])))" office:value-type="float" office:value="1000001" calcext:value-type="float">
            <text:p>1000001</text:p>
          </table:table-cell>
          <table:table-cell table:formula="of:=IF([.$A77]&lt;[.L$2];&quot;&quot;;IF([.$A77]=[.L$2];1;MIN([.$B$1]+1;[.K76]+[.L76])))" office:value-type="float" office:value="1000001" calcext:value-type="float">
            <text:p>1000001</text:p>
          </table:table-cell>
          <table:table-cell table:formula="of:=IF([.$A77]&lt;[.M$2];&quot;&quot;;IF([.$A77]=[.M$2];1;MIN([.$B$1]+1;[.L76]+[.M76])))" office:value-type="float" office:value="1000001" calcext:value-type="float">
            <text:p>1000001</text:p>
          </table:table-cell>
          <table:table-cell table:formula="of:=IF([.$A77]&lt;[.N$2];&quot;&quot;;IF([.$A77]=[.N$2];1;MIN([.$B$1]+1;[.M76]+[.N76])))" office:value-type="float" office:value="1000001" calcext:value-type="float">
            <text:p>1000001</text:p>
          </table:table-cell>
          <table:table-cell table:formula="of:=IF([.$A77]&lt;[.O$2];&quot;&quot;;IF([.$A77]=[.O$2];1;MIN([.$B$1]+1;[.N76]+[.O76])))" office:value-type="float" office:value="1000001" calcext:value-type="float">
            <text:p>1000001</text:p>
          </table:table-cell>
          <table:table-cell table:formula="of:=IF([.$A77]&lt;[.P$2];&quot;&quot;;IF([.$A77]=[.P$2];1;MIN([.$B$1]+1;[.O76]+[.P76])))" office:value-type="float" office:value="1000001" calcext:value-type="float">
            <text:p>1000001</text:p>
          </table:table-cell>
          <table:table-cell table:formula="of:=IF([.$A77]&lt;[.Q$2];&quot;&quot;;IF([.$A77]=[.Q$2];1;MIN([.$B$1]+1;[.P76]+[.Q76])))" office:value-type="float" office:value="1000001" calcext:value-type="float">
            <text:p>1000001</text:p>
          </table:table-cell>
          <table:table-cell table:formula="of:=IF([.$A77]&lt;[.R$2];&quot;&quot;;IF([.$A77]=[.R$2];1;MIN([.$B$1]+1;[.Q76]+[.R76])))" office:value-type="float" office:value="1000001" calcext:value-type="float">
            <text:p>1000001</text:p>
          </table:table-cell>
          <table:table-cell table:formula="of:=IF([.$A77]&lt;[.S$2];&quot;&quot;;IF([.$A77]=[.S$2];1;MIN([.$B$1]+1;[.R76]+[.S76])))" office:value-type="float" office:value="1000001" calcext:value-type="float">
            <text:p>1000001</text:p>
          </table:table-cell>
          <table:table-cell table:formula="of:=IF([.$A77]&lt;[.T$2];&quot;&quot;;IF([.$A77]=[.T$2];1;MIN([.$B$1]+1;[.S76]+[.T76])))" office:value-type="float" office:value="1000001" calcext:value-type="float">
            <text:p>1000001</text:p>
          </table:table-cell>
          <table:table-cell table:formula="of:=IF([.$A77]&lt;[.U$2];&quot;&quot;;IF([.$A77]=[.U$2];1;MIN([.$B$1]+1;[.T76]+[.U76])))" office:value-type="float" office:value="1000001" calcext:value-type="float">
            <text:p>1000001</text:p>
          </table:table-cell>
          <table:table-cell table:formula="of:=IF([.$A77]&lt;[.V$2];&quot;&quot;;IF([.$A77]=[.V$2];1;MIN([.$B$1]+1;[.U76]+[.V76])))" office:value-type="float" office:value="1000001" calcext:value-type="float">
            <text:p>1000001</text:p>
          </table:table-cell>
          <table:table-cell table:formula="of:=IF([.$A77]&lt;[.W$2];&quot;&quot;;IF([.$A77]=[.W$2];1;MIN([.$B$1]+1;[.V76]+[.W76])))" office:value-type="float" office:value="1000001" calcext:value-type="float">
            <text:p>1000001</text:p>
          </table:table-cell>
          <table:table-cell table:formula="of:=IF([.$A77]&lt;[.X$2];&quot;&quot;;IF([.$A77]=[.X$2];1;MIN([.$B$1]+1;[.W76]+[.X76])))" office:value-type="float" office:value="1000001" calcext:value-type="float">
            <text:p>1000001</text:p>
          </table:table-cell>
          <table:table-cell table:formula="of:=IF([.$A77]&lt;[.Y$2];&quot;&quot;;IF([.$A77]=[.Y$2];1;MIN([.$B$1]+1;[.X76]+[.Y76])))" office:value-type="float" office:value="1000001" calcext:value-type="float">
            <text:p>1000001</text:p>
          </table:table-cell>
          <table:table-cell table:formula="of:=IF([.$A77]&lt;[.Z$2];&quot;&quot;;IF([.$A77]=[.Z$2];1;MIN([.$B$1]+1;[.Y76]+[.Z76])))" office:value-type="float" office:value="1000001" calcext:value-type="float">
            <text:p>1000001</text:p>
          </table:table-cell>
          <table:table-cell table:formula="of:=IF([.$A77]&lt;[.AA$2];&quot;&quot;;IF([.$A77]=[.AA$2];1;MIN([.$B$1]+1;[.Z76]+[.AA76])))" office:value-type="float" office:value="1000001" calcext:value-type="float">
            <text:p>1000001</text:p>
          </table:table-cell>
          <table:table-cell table:formula="of:=IF([.$A77]&lt;[.AB$2];&quot;&quot;;IF([.$A77]=[.AB$2];1;MIN([.$B$1]+1;[.AA76]+[.AB76])))" office:value-type="float" office:value="1000001" calcext:value-type="float">
            <text:p>1000001</text:p>
          </table:table-cell>
          <table:table-cell table:formula="of:=IF([.$A77]&lt;[.AC$2];&quot;&quot;;IF([.$A77]=[.AC$2];1;MIN([.$B$1]+1;[.AB76]+[.AC76])))" office:value-type="float" office:value="1000001" calcext:value-type="float">
            <text:p>1000001</text:p>
          </table:table-cell>
          <table:table-cell table:formula="of:=IF([.$A77]&lt;[.AD$2];&quot;&quot;;IF([.$A77]=[.AD$2];1;MIN([.$B$1]+1;[.AC76]+[.AD76])))" office:value-type="float" office:value="1000001" calcext:value-type="float">
            <text:p>1000001</text:p>
          </table:table-cell>
          <table:table-cell table:formula="of:=IF([.$A77]&lt;[.AE$2];&quot;&quot;;IF([.$A77]=[.AE$2];1;MIN([.$B$1]+1;[.AD76]+[.AE76])))" office:value-type="float" office:value="1000001" calcext:value-type="float">
            <text:p>1000001</text:p>
          </table:table-cell>
          <table:table-cell table:formula="of:=IF([.$A77]&lt;[.AF$2];&quot;&quot;;IF([.$A77]=[.AF$2];1;MIN([.$B$1]+1;[.AE76]+[.AF76])))" office:value-type="float" office:value="1000001" calcext:value-type="float">
            <text:p>1000001</text:p>
          </table:table-cell>
          <table:table-cell table:formula="of:=IF([.$A77]&lt;[.AG$2];&quot;&quot;;IF([.$A77]=[.AG$2];1;MIN([.$B$1]+1;[.AF76]+[.AG76])))" office:value-type="float" office:value="1000001" calcext:value-type="float">
            <text:p>1000001</text:p>
          </table:table-cell>
          <table:table-cell table:formula="of:=IF([.$A77]&lt;[.AH$2];&quot;&quot;;IF([.$A77]=[.AH$2];1;MIN([.$B$1]+1;[.AG76]+[.AH76])))" office:value-type="float" office:value="1000001" calcext:value-type="float">
            <text:p>1000001</text:p>
          </table:table-cell>
          <table:table-cell table:formula="of:=IF([.$A77]&lt;[.AI$2];&quot;&quot;;IF([.$A77]=[.AI$2];1;MIN([.$B$1]+1;[.AH76]+[.AI76])))" office:value-type="float" office:value="1000001" calcext:value-type="float">
            <text:p>1000001</text:p>
          </table:table-cell>
          <table:table-cell table:formula="of:=IF([.$A77]&lt;[.AJ$2];&quot;&quot;;IF([.$A77]=[.AJ$2];1;MIN([.$B$1]+1;[.AI76]+[.AJ76])))" office:value-type="float" office:value="1000001" calcext:value-type="float">
            <text:p>1000001</text:p>
          </table:table-cell>
          <table:table-cell table:formula="of:=IF([.$A77]&lt;[.AK$2];&quot;&quot;;IF([.$A77]=[.AK$2];1;MIN([.$B$1]+1;[.AJ76]+[.AK76])))" office:value-type="float" office:value="1000001" calcext:value-type="float">
            <text:p>1000001</text:p>
          </table:table-cell>
          <table:table-cell table:formula="of:=IF([.$A77]&lt;[.AL$2];&quot;&quot;;IF([.$A77]=[.AL$2];1;MIN([.$B$1]+1;[.AK76]+[.AL76])))" office:value-type="float" office:value="1000001" calcext:value-type="float">
            <text:p>1000001</text:p>
          </table:table-cell>
          <table:table-cell table:formula="of:=IF([.$A77]&lt;[.AM$2];&quot;&quot;;IF([.$A77]=[.AM$2];1;MIN([.$B$1]+1;[.AL76]+[.AM76])))" office:value-type="float" office:value="1000001" calcext:value-type="float">
            <text:p>1000001</text:p>
          </table:table-cell>
          <table:table-cell table:formula="of:=IF([.$A77]&lt;[.AN$2];&quot;&quot;;IF([.$A77]=[.AN$2];1;MIN([.$B$1]+1;[.AM76]+[.AN76])))" office:value-type="float" office:value="1000001" calcext:value-type="float">
            <text:p>1000001</text:p>
          </table:table-cell>
          <table:table-cell table:formula="of:=IF([.$A77]&lt;[.AO$2];&quot;&quot;;IF([.$A77]=[.AO$2];1;MIN([.$B$1]+1;[.AN76]+[.AO76])))" office:value-type="float" office:value="1000001" calcext:value-type="float">
            <text:p>1000001</text:p>
          </table:table-cell>
          <table:table-cell table:formula="of:=IF([.$A77]&lt;[.AP$2];&quot;&quot;;IF([.$A77]=[.AP$2];1;MIN([.$B$1]+1;[.AO76]+[.AP76])))" office:value-type="float" office:value="1000001" calcext:value-type="float">
            <text:p>1000001</text:p>
          </table:table-cell>
          <table:table-cell table:formula="of:=IF([.$A77]&lt;[.AQ$2];&quot;&quot;;IF([.$A77]=[.AQ$2];1;MIN([.$B$1]+1;[.AP76]+[.AQ76])))" office:value-type="float" office:value="1000001" calcext:value-type="float">
            <text:p>1000001</text:p>
          </table:table-cell>
          <table:table-cell table:formula="of:=IF([.$A77]&lt;[.AR$2];&quot;&quot;;IF([.$A77]=[.AR$2];1;MIN([.$B$1]+1;[.AQ76]+[.AR76])))" office:value-type="float" office:value="1000001" calcext:value-type="float">
            <text:p>1000001</text:p>
          </table:table-cell>
          <table:table-cell table:formula="of:=IF([.$A77]&lt;[.AS$2];&quot;&quot;;IF([.$A77]=[.AS$2];1;MIN([.$B$1]+1;[.AR76]+[.AS76])))" office:value-type="float" office:value="1000001" calcext:value-type="float">
            <text:p>1000001</text:p>
          </table:table-cell>
          <table:table-cell table:formula="of:=IF([.$A77]&lt;[.AT$2];&quot;&quot;;IF([.$A77]=[.AT$2];1;MIN([.$B$1]+1;[.AS76]+[.AT76])))" office:value-type="float" office:value="1000001" calcext:value-type="float">
            <text:p>1000001</text:p>
          </table:table-cell>
          <table:table-cell table:formula="of:=IF([.$A77]&lt;[.AU$2];&quot;&quot;;IF([.$A77]=[.AU$2];1;MIN([.$B$1]+1;[.AT76]+[.AU76])))" office:value-type="float" office:value="1000001" calcext:value-type="float">
            <text:p>1000001</text:p>
          </table:table-cell>
          <table:table-cell table:formula="of:=IF([.$A77]&lt;[.AV$2];&quot;&quot;;IF([.$A77]=[.AV$2];1;MIN([.$B$1]+1;[.AU76]+[.AV76])))" office:value-type="float" office:value="1000001" calcext:value-type="float">
            <text:p>1000001</text:p>
          </table:table-cell>
          <table:table-cell table:formula="of:=IF([.$A77]&lt;[.AW$2];&quot;&quot;;IF([.$A77]=[.AW$2];1;MIN([.$B$1]+1;[.AV76]+[.AW76])))" office:value-type="float" office:value="1000001" calcext:value-type="float">
            <text:p>1000001</text:p>
          </table:table-cell>
          <table:table-cell table:formula="of:=IF([.$A77]&lt;[.AX$2];&quot;&quot;;IF([.$A77]=[.AX$2];1;MIN([.$B$1]+1;[.AW76]+[.AX76])))" office:value-type="float" office:value="1000001" calcext:value-type="float">
            <text:p>1000001</text:p>
          </table:table-cell>
          <table:table-cell table:formula="of:=IF([.$A77]&lt;[.AY$2];&quot;&quot;;IF([.$A77]=[.AY$2];1;MIN([.$B$1]+1;[.AX76]+[.AY76])))" office:value-type="float" office:value="1000001" calcext:value-type="float">
            <text:p>1000001</text:p>
          </table:table-cell>
          <table:table-cell table:formula="of:=IF([.$A77]&lt;[.AZ$2];&quot;&quot;;IF([.$A77]=[.AZ$2];1;MIN([.$B$1]+1;[.AY76]+[.AZ76])))" office:value-type="float" office:value="1000001" calcext:value-type="float">
            <text:p>1000001</text:p>
          </table:table-cell>
          <table:table-cell table:formula="of:=IF([.$A77]&lt;[.BA$2];&quot;&quot;;IF([.$A77]=[.BA$2];1;MIN([.$B$1]+1;[.AZ76]+[.BA76])))" office:value-type="float" office:value="1000001" calcext:value-type="float">
            <text:p>1000001</text:p>
          </table:table-cell>
          <table:table-cell table:formula="of:=IF([.$A77]&lt;[.BB$2];&quot;&quot;;IF([.$A77]=[.BB$2];1;MIN([.$B$1]+1;[.BA76]+[.BB76])))" office:value-type="float" office:value="1000001" calcext:value-type="float">
            <text:p>1000001</text:p>
          </table:table-cell>
          <table:table-cell table:formula="of:=IF([.$A77]&lt;[.BC$2];&quot;&quot;;IF([.$A77]=[.BC$2];1;MIN([.$B$1]+1;[.BB76]+[.BC76])))" office:value-type="float" office:value="1000001" calcext:value-type="float">
            <text:p>1000001</text:p>
          </table:table-cell>
          <table:table-cell table:formula="of:=IF([.$A77]&lt;[.BD$2];&quot;&quot;;IF([.$A77]=[.BD$2];1;MIN([.$B$1]+1;[.BC76]+[.BD76])))" office:value-type="float" office:value="1000001" calcext:value-type="float">
            <text:p>1000001</text:p>
          </table:table-cell>
          <table:table-cell table:formula="of:=IF([.$A77]&lt;[.BE$2];&quot;&quot;;IF([.$A77]=[.BE$2];1;MIN([.$B$1]+1;[.BD76]+[.BE76])))" office:value-type="float" office:value="1000001" calcext:value-type="float">
            <text:p>1000001</text:p>
          </table:table-cell>
          <table:table-cell table:formula="of:=IF([.$A77]&lt;[.BF$2];&quot;&quot;;IF([.$A77]=[.BF$2];1;MIN([.$B$1]+1;[.BE76]+[.BF76])))" office:value-type="float" office:value="1000001" calcext:value-type="float">
            <text:p>1000001</text:p>
          </table:table-cell>
          <table:table-cell table:formula="of:=IF([.$A77]&lt;[.BG$2];&quot;&quot;;IF([.$A77]=[.BG$2];1;MIN([.$B$1]+1;[.BF76]+[.BG76])))" office:value-type="float" office:value="1000001" calcext:value-type="float">
            <text:p>1000001</text:p>
          </table:table-cell>
          <table:table-cell table:formula="of:=IF([.$A77]&lt;[.BH$2];&quot;&quot;;IF([.$A77]=[.BH$2];1;MIN([.$B$1]+1;[.BG76]+[.BH76])))" office:value-type="float" office:value="1000001" calcext:value-type="float">
            <text:p>1000001</text:p>
          </table:table-cell>
          <table:table-cell table:formula="of:=IF([.$A77]&lt;[.BI$2];&quot;&quot;;IF([.$A77]=[.BI$2];1;MIN([.$B$1]+1;[.BH76]+[.BI76])))" office:value-type="float" office:value="1000001" calcext:value-type="float">
            <text:p>1000001</text:p>
          </table:table-cell>
          <table:table-cell table:formula="of:=IF([.$A77]&lt;[.BJ$2];&quot;&quot;;IF([.$A77]=[.BJ$2];1;MIN([.$B$1]+1;[.BI76]+[.BJ76])))" office:value-type="float" office:value="1000001" calcext:value-type="float">
            <text:p>1000001</text:p>
          </table:table-cell>
          <table:table-cell table:formula="of:=IF([.$A77]&lt;[.BK$2];&quot;&quot;;IF([.$A77]=[.BK$2];1;MIN([.$B$1]+1;[.BJ76]+[.BK76])))" office:value-type="float" office:value="1000001" calcext:value-type="float">
            <text:p>1000001</text:p>
          </table:table-cell>
          <table:table-cell table:formula="of:=IF([.$A77]&lt;[.BL$2];&quot;&quot;;IF([.$A77]=[.BL$2];1;MIN([.$B$1]+1;[.BK76]+[.BL76])))" office:value-type="float" office:value="1000001" calcext:value-type="float">
            <text:p>1000001</text:p>
          </table:table-cell>
          <table:table-cell table:formula="of:=IF([.$A77]&lt;[.BM$2];&quot;&quot;;IF([.$A77]=[.BM$2];1;MIN([.$B$1]+1;[.BL76]+[.BM76])))" office:value-type="float" office:value="1000001" calcext:value-type="float">
            <text:p>1000001</text:p>
          </table:table-cell>
          <table:table-cell table:formula="of:=IF([.$A77]&lt;[.BN$2];&quot;&quot;;IF([.$A77]=[.BN$2];1;MIN([.$B$1]+1;[.BM76]+[.BN76])))" office:value-type="float" office:value="1000001" calcext:value-type="float">
            <text:p>1000001</text:p>
          </table:table-cell>
          <table:table-cell table:formula="of:=IF([.$A77]&lt;[.BO$2];&quot;&quot;;IF([.$A77]=[.BO$2];1;MIN([.$B$1]+1;[.BN76]+[.BO76])))" office:value-type="float" office:value="1000001" calcext:value-type="float">
            <text:p>1000001</text:p>
          </table:table-cell>
          <table:table-cell table:formula="of:=IF([.$A77]&lt;[.BP$2];&quot;&quot;;IF([.$A77]=[.BP$2];1;MIN([.$B$1]+1;[.BO76]+[.BP76])))" office:value-type="float" office:value="1000001" calcext:value-type="float">
            <text:p>1000001</text:p>
          </table:table-cell>
          <table:table-cell table:formula="of:=IF([.$A77]&lt;[.BQ$2];&quot;&quot;;IF([.$A77]=[.BQ$2];1;MIN([.$B$1]+1;[.BP76]+[.BQ76])))" office:value-type="float" office:value="1000001" calcext:value-type="float">
            <text:p>1000001</text:p>
          </table:table-cell>
          <table:table-cell table:formula="of:=IF([.$A77]&lt;[.BR$2];&quot;&quot;;IF([.$A77]=[.BR$2];1;MIN([.$B$1]+1;[.BQ76]+[.BR76])))" office:value-type="float" office:value="1000001" calcext:value-type="float">
            <text:p>1000001</text:p>
          </table:table-cell>
          <table:table-cell table:formula="of:=IF([.$A77]&lt;[.BS$2];&quot;&quot;;IF([.$A77]=[.BS$2];1;MIN([.$B$1]+1;[.BR76]+[.BS76])))" office:value-type="float" office:value="1000001" calcext:value-type="float">
            <text:p>1000001</text:p>
          </table:table-cell>
          <table:table-cell table:formula="of:=IF([.$A77]&lt;[.BT$2];&quot;&quot;;IF([.$A77]=[.BT$2];1;MIN([.$B$1]+1;[.BS76]+[.BT76])))" office:value-type="float" office:value="1000001" calcext:value-type="float">
            <text:p>1000001</text:p>
          </table:table-cell>
          <table:table-cell table:formula="of:=IF([.$A77]&lt;[.BU$2];&quot;&quot;;IF([.$A77]=[.BU$2];1;MIN([.$B$1]+1;[.BT76]+[.BU76])))" office:value-type="float" office:value="64824" calcext:value-type="float">
            <text:p>64824</text:p>
          </table:table-cell>
          <table:table-cell table:formula="of:=IF([.$A77]&lt;[.BV$2];&quot;&quot;;IF([.$A77]=[.BV$2];1;MIN([.$B$1]+1;[.BU76]+[.BV76])))" office:value-type="float" office:value="2701" calcext:value-type="float">
            <text:p>2701</text:p>
          </table:table-cell>
          <table:table-cell table:formula="of:=IF([.$A77]&lt;[.BW$2];&quot;&quot;;IF([.$A77]=[.BW$2];1;MIN([.$B$1]+1;[.BV76]+[.BW76])))" office:value-type="float" office:value="74" calcext:value-type="float">
            <text:p>74</text:p>
          </table:table-cell>
          <table:table-cell table:formula="of:=IF([.$A77]&lt;[.BX$2];&quot;&quot;;IF([.$A77]=[.BX$2];1;MIN([.$B$1]+1;[.BW76]+[.BX76])))" office:value-type="float" office:value="1" calcext:value-type="float">
            <text:p>1</text:p>
          </table:table-cell>
          <table:table-cell table:formula="of:=IF([.$A77]&lt;[.BY$2];&quot;&quot;;IF([.$A77]=[.BY$2];1;MIN([.$B$1]+1;[.BX76]+[.BY76])))">
            <text:p/>
          </table:table-cell>
          <table:table-cell table:formula="of:=IF([.$A77]&lt;[.BZ$2];&quot;&quot;;IF([.$A77]=[.BZ$2];1;MIN([.$B$1]+1;[.BY76]+[.BZ76])))">
            <text:p/>
          </table:table-cell>
          <table:table-cell table:formula="of:=IF([.$A77]&lt;[.CA$2];&quot;&quot;;IF([.$A77]=[.CA$2];1;MIN([.$B$1]+1;[.BZ76]+[.CA76])))">
            <text:p/>
          </table:table-cell>
          <table:table-cell table:formula="of:=IF([.$A77]&lt;[.CB$2];&quot;&quot;;IF([.$A77]=[.CB$2];1;MIN([.$B$1]+1;[.CA76]+[.CB76])))">
            <text:p/>
          </table:table-cell>
          <table:table-cell table:formula="of:=IF([.$A77]&lt;[.CC$2];&quot;&quot;;IF([.$A77]=[.CC$2];1;MIN([.$B$1]+1;[.CB76]+[.CC76])))">
            <text:p/>
          </table:table-cell>
          <table:table-cell table:formula="of:=IF([.$A77]&lt;[.CD$2];&quot;&quot;;IF([.$A77]=[.CD$2];1;MIN([.$B$1]+1;[.CC76]+[.CD76])))">
            <text:p/>
          </table:table-cell>
          <table:table-cell table:formula="of:=IF([.$A77]&lt;[.CE$2];&quot;&quot;;IF([.$A77]=[.CE$2];1;MIN([.$B$1]+1;[.CD76]+[.CE76])))">
            <text:p/>
          </table:table-cell>
          <table:table-cell table:formula="of:=IF([.$A77]&lt;[.CF$2];&quot;&quot;;IF([.$A77]=[.CF$2];1;MIN([.$B$1]+1;[.CE76]+[.CF76])))">
            <text:p/>
          </table:table-cell>
          <table:table-cell table:formula="of:=IF([.$A77]&lt;[.CG$2];&quot;&quot;;IF([.$A77]=[.CG$2];1;MIN([.$B$1]+1;[.CF76]+[.CG76])))">
            <text:p/>
          </table:table-cell>
          <table:table-cell table:formula="of:=IF([.$A77]&lt;[.CH$2];&quot;&quot;;IF([.$A77]=[.CH$2];1;MIN([.$B$1]+1;[.CG76]+[.CH76])))">
            <text:p/>
          </table:table-cell>
          <table:table-cell table:formula="of:=IF([.$A77]&lt;[.CI$2];&quot;&quot;;IF([.$A77]=[.CI$2];1;MIN([.$B$1]+1;[.CH76]+[.CI76])))">
            <text:p/>
          </table:table-cell>
          <table:table-cell table:formula="of:=IF([.$A77]&lt;[.CJ$2];&quot;&quot;;IF([.$A77]=[.CJ$2];1;MIN([.$B$1]+1;[.CI76]+[.CJ76])))">
            <text:p/>
          </table:table-cell>
          <table:table-cell table:formula="of:=IF([.$A77]&lt;[.CK$2];&quot;&quot;;IF([.$A77]=[.CK$2];1;MIN([.$B$1]+1;[.CJ76]+[.CK76])))">
            <text:p/>
          </table:table-cell>
          <table:table-cell table:formula="of:=IF([.$A77]&lt;[.CL$2];&quot;&quot;;IF([.$A77]=[.CL$2];1;MIN([.$B$1]+1;[.CK76]+[.CL76])))">
            <text:p/>
          </table:table-cell>
          <table:table-cell table:formula="of:=IF([.$A77]&lt;[.CM$2];&quot;&quot;;IF([.$A77]=[.CM$2];1;MIN([.$B$1]+1;[.CL76]+[.CM76])))">
            <text:p/>
          </table:table-cell>
          <table:table-cell table:formula="of:=IF([.$A77]&lt;[.CN$2];&quot;&quot;;IF([.$A77]=[.CN$2];1;MIN([.$B$1]+1;[.CM76]+[.CN76])))">
            <text:p/>
          </table:table-cell>
          <table:table-cell table:formula="of:=IF([.$A77]&lt;[.CO$2];&quot;&quot;;IF([.$A77]=[.CO$2];1;MIN([.$B$1]+1;[.CN76]+[.CO76])))">
            <text:p/>
          </table:table-cell>
          <table:table-cell table:formula="of:=IF([.$A77]&lt;[.CP$2];&quot;&quot;;IF([.$A77]=[.CP$2];1;MIN([.$B$1]+1;[.CO76]+[.CP76])))">
            <text:p/>
          </table:table-cell>
          <table:table-cell table:formula="of:=IF([.$A77]&lt;[.CQ$2];&quot;&quot;;IF([.$A77]=[.CQ$2];1;MIN([.$B$1]+1;[.CP76]+[.CQ76])))">
            <text:p/>
          </table:table-cell>
          <table:table-cell table:formula="of:=IF([.$A77]&lt;[.CR$2];&quot;&quot;;IF([.$A77]=[.CR$2];1;MIN([.$B$1]+1;[.CQ76]+[.CR76])))">
            <text:p/>
          </table:table-cell>
          <table:table-cell table:formula="of:=IF([.$A77]&lt;[.CS$2];&quot;&quot;;IF([.$A77]=[.CS$2];1;MIN([.$B$1]+1;[.CR76]+[.CS76])))">
            <text:p/>
          </table:table-cell>
          <table:table-cell table:formula="of:=IF([.$A77]&lt;[.CT$2];&quot;&quot;;IF([.$A77]=[.CT$2];1;MIN([.$B$1]+1;[.CS76]+[.CT76])))">
            <text:p/>
          </table:table-cell>
          <table:table-cell table:formula="of:=IF([.$A77]&lt;[.CU$2];&quot;&quot;;IF([.$A77]=[.CU$2];1;MIN([.$B$1]+1;[.CT76]+[.CU76])))">
            <text:p/>
          </table:table-cell>
          <table:table-cell table:formula="of:=IF([.$A77]&lt;[.CV$2];&quot;&quot;;IF([.$A77]=[.CV$2];1;MIN([.$B$1]+1;[.CU76]+[.CV76])))">
            <text:p/>
          </table:table-cell>
          <table:table-cell table:formula="of:=IF([.$A77]&lt;[.CW$2];&quot;&quot;;IF([.$A77]=[.CW$2];1;MIN([.$B$1]+1;[.CV76]+[.CW76])))">
            <text:p/>
          </table:table-cell>
          <table:table-cell table:formula="of:=IF([.$A77]&lt;[.CX$2];&quot;&quot;;IF([.$A77]=[.CX$2];1;MIN([.$B$1]+1;[.CW76]+[.CX76])))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$A78]&lt;[.C$2];&quot;&quot;;IF([.$A78]=[.C$2];1;MIN([.$B$1]+1;[.B77]+[.C77])))" office:value-type="float" office:value="75" calcext:value-type="float">
            <text:p>75</text:p>
          </table:table-cell>
          <table:table-cell table:formula="of:=IF([.$A78]&lt;[.D$2];&quot;&quot;;IF([.$A78]=[.D$2];1;MIN([.$B$1]+1;[.C77]+[.D77])))" office:value-type="float" office:value="2775" calcext:value-type="float">
            <text:p>2775</text:p>
          </table:table-cell>
          <table:table-cell table:formula="of:=IF([.$A78]&lt;[.E$2];&quot;&quot;;IF([.$A78]=[.E$2];1;MIN([.$B$1]+1;[.D77]+[.E77])))" office:value-type="float" office:value="67525" calcext:value-type="float">
            <text:p>67525</text:p>
          </table:table-cell>
          <table:table-cell table:formula="of:=IF([.$A78]&lt;[.F$2];&quot;&quot;;IF([.$A78]=[.F$2];1;MIN([.$B$1]+1;[.E77]+[.F77])))" office:value-type="float" office:value="1000001" calcext:value-type="float">
            <text:p>1000001</text:p>
          </table:table-cell>
          <table:table-cell table:formula="of:=IF([.$A78]&lt;[.G$2];&quot;&quot;;IF([.$A78]=[.G$2];1;MIN([.$B$1]+1;[.F77]+[.G77])))" office:value-type="float" office:value="1000001" calcext:value-type="float">
            <text:p>1000001</text:p>
          </table:table-cell>
          <table:table-cell table:formula="of:=IF([.$A78]&lt;[.H$2];&quot;&quot;;IF([.$A78]=[.H$2];1;MIN([.$B$1]+1;[.G77]+[.H77])))" office:value-type="float" office:value="1000001" calcext:value-type="float">
            <text:p>1000001</text:p>
          </table:table-cell>
          <table:table-cell table:formula="of:=IF([.$A78]&lt;[.I$2];&quot;&quot;;IF([.$A78]=[.I$2];1;MIN([.$B$1]+1;[.H77]+[.I77])))" office:value-type="float" office:value="1000001" calcext:value-type="float">
            <text:p>1000001</text:p>
          </table:table-cell>
          <table:table-cell table:formula="of:=IF([.$A78]&lt;[.J$2];&quot;&quot;;IF([.$A78]=[.J$2];1;MIN([.$B$1]+1;[.I77]+[.J77])))" office:value-type="float" office:value="1000001" calcext:value-type="float">
            <text:p>1000001</text:p>
          </table:table-cell>
          <table:table-cell table:formula="of:=IF([.$A78]&lt;[.K$2];&quot;&quot;;IF([.$A78]=[.K$2];1;MIN([.$B$1]+1;[.J77]+[.K77])))" office:value-type="float" office:value="1000001" calcext:value-type="float">
            <text:p>1000001</text:p>
          </table:table-cell>
          <table:table-cell table:formula="of:=IF([.$A78]&lt;[.L$2];&quot;&quot;;IF([.$A78]=[.L$2];1;MIN([.$B$1]+1;[.K77]+[.L77])))" office:value-type="float" office:value="1000001" calcext:value-type="float">
            <text:p>1000001</text:p>
          </table:table-cell>
          <table:table-cell table:formula="of:=IF([.$A78]&lt;[.M$2];&quot;&quot;;IF([.$A78]=[.M$2];1;MIN([.$B$1]+1;[.L77]+[.M77])))" office:value-type="float" office:value="1000001" calcext:value-type="float">
            <text:p>1000001</text:p>
          </table:table-cell>
          <table:table-cell table:formula="of:=IF([.$A78]&lt;[.N$2];&quot;&quot;;IF([.$A78]=[.N$2];1;MIN([.$B$1]+1;[.M77]+[.N77])))" office:value-type="float" office:value="1000001" calcext:value-type="float">
            <text:p>1000001</text:p>
          </table:table-cell>
          <table:table-cell table:formula="of:=IF([.$A78]&lt;[.O$2];&quot;&quot;;IF([.$A78]=[.O$2];1;MIN([.$B$1]+1;[.N77]+[.O77])))" office:value-type="float" office:value="1000001" calcext:value-type="float">
            <text:p>1000001</text:p>
          </table:table-cell>
          <table:table-cell table:formula="of:=IF([.$A78]&lt;[.P$2];&quot;&quot;;IF([.$A78]=[.P$2];1;MIN([.$B$1]+1;[.O77]+[.P77])))" office:value-type="float" office:value="1000001" calcext:value-type="float">
            <text:p>1000001</text:p>
          </table:table-cell>
          <table:table-cell table:formula="of:=IF([.$A78]&lt;[.Q$2];&quot;&quot;;IF([.$A78]=[.Q$2];1;MIN([.$B$1]+1;[.P77]+[.Q77])))" office:value-type="float" office:value="1000001" calcext:value-type="float">
            <text:p>1000001</text:p>
          </table:table-cell>
          <table:table-cell table:formula="of:=IF([.$A78]&lt;[.R$2];&quot;&quot;;IF([.$A78]=[.R$2];1;MIN([.$B$1]+1;[.Q77]+[.R77])))" office:value-type="float" office:value="1000001" calcext:value-type="float">
            <text:p>1000001</text:p>
          </table:table-cell>
          <table:table-cell table:formula="of:=IF([.$A78]&lt;[.S$2];&quot;&quot;;IF([.$A78]=[.S$2];1;MIN([.$B$1]+1;[.R77]+[.S77])))" office:value-type="float" office:value="1000001" calcext:value-type="float">
            <text:p>1000001</text:p>
          </table:table-cell>
          <table:table-cell table:formula="of:=IF([.$A78]&lt;[.T$2];&quot;&quot;;IF([.$A78]=[.T$2];1;MIN([.$B$1]+1;[.S77]+[.T77])))" office:value-type="float" office:value="1000001" calcext:value-type="float">
            <text:p>1000001</text:p>
          </table:table-cell>
          <table:table-cell table:formula="of:=IF([.$A78]&lt;[.U$2];&quot;&quot;;IF([.$A78]=[.U$2];1;MIN([.$B$1]+1;[.T77]+[.U77])))" office:value-type="float" office:value="1000001" calcext:value-type="float">
            <text:p>1000001</text:p>
          </table:table-cell>
          <table:table-cell table:formula="of:=IF([.$A78]&lt;[.V$2];&quot;&quot;;IF([.$A78]=[.V$2];1;MIN([.$B$1]+1;[.U77]+[.V77])))" office:value-type="float" office:value="1000001" calcext:value-type="float">
            <text:p>1000001</text:p>
          </table:table-cell>
          <table:table-cell table:formula="of:=IF([.$A78]&lt;[.W$2];&quot;&quot;;IF([.$A78]=[.W$2];1;MIN([.$B$1]+1;[.V77]+[.W77])))" office:value-type="float" office:value="1000001" calcext:value-type="float">
            <text:p>1000001</text:p>
          </table:table-cell>
          <table:table-cell table:formula="of:=IF([.$A78]&lt;[.X$2];&quot;&quot;;IF([.$A78]=[.X$2];1;MIN([.$B$1]+1;[.W77]+[.X77])))" office:value-type="float" office:value="1000001" calcext:value-type="float">
            <text:p>1000001</text:p>
          </table:table-cell>
          <table:table-cell table:formula="of:=IF([.$A78]&lt;[.Y$2];&quot;&quot;;IF([.$A78]=[.Y$2];1;MIN([.$B$1]+1;[.X77]+[.Y77])))" office:value-type="float" office:value="1000001" calcext:value-type="float">
            <text:p>1000001</text:p>
          </table:table-cell>
          <table:table-cell table:formula="of:=IF([.$A78]&lt;[.Z$2];&quot;&quot;;IF([.$A78]=[.Z$2];1;MIN([.$B$1]+1;[.Y77]+[.Z77])))" office:value-type="float" office:value="1000001" calcext:value-type="float">
            <text:p>1000001</text:p>
          </table:table-cell>
          <table:table-cell table:formula="of:=IF([.$A78]&lt;[.AA$2];&quot;&quot;;IF([.$A78]=[.AA$2];1;MIN([.$B$1]+1;[.Z77]+[.AA77])))" office:value-type="float" office:value="1000001" calcext:value-type="float">
            <text:p>1000001</text:p>
          </table:table-cell>
          <table:table-cell table:formula="of:=IF([.$A78]&lt;[.AB$2];&quot;&quot;;IF([.$A78]=[.AB$2];1;MIN([.$B$1]+1;[.AA77]+[.AB77])))" office:value-type="float" office:value="1000001" calcext:value-type="float">
            <text:p>1000001</text:p>
          </table:table-cell>
          <table:table-cell table:formula="of:=IF([.$A78]&lt;[.AC$2];&quot;&quot;;IF([.$A78]=[.AC$2];1;MIN([.$B$1]+1;[.AB77]+[.AC77])))" office:value-type="float" office:value="1000001" calcext:value-type="float">
            <text:p>1000001</text:p>
          </table:table-cell>
          <table:table-cell table:formula="of:=IF([.$A78]&lt;[.AD$2];&quot;&quot;;IF([.$A78]=[.AD$2];1;MIN([.$B$1]+1;[.AC77]+[.AD77])))" office:value-type="float" office:value="1000001" calcext:value-type="float">
            <text:p>1000001</text:p>
          </table:table-cell>
          <table:table-cell table:formula="of:=IF([.$A78]&lt;[.AE$2];&quot;&quot;;IF([.$A78]=[.AE$2];1;MIN([.$B$1]+1;[.AD77]+[.AE77])))" office:value-type="float" office:value="1000001" calcext:value-type="float">
            <text:p>1000001</text:p>
          </table:table-cell>
          <table:table-cell table:formula="of:=IF([.$A78]&lt;[.AF$2];&quot;&quot;;IF([.$A78]=[.AF$2];1;MIN([.$B$1]+1;[.AE77]+[.AF77])))" office:value-type="float" office:value="1000001" calcext:value-type="float">
            <text:p>1000001</text:p>
          </table:table-cell>
          <table:table-cell table:formula="of:=IF([.$A78]&lt;[.AG$2];&quot;&quot;;IF([.$A78]=[.AG$2];1;MIN([.$B$1]+1;[.AF77]+[.AG77])))" office:value-type="float" office:value="1000001" calcext:value-type="float">
            <text:p>1000001</text:p>
          </table:table-cell>
          <table:table-cell table:formula="of:=IF([.$A78]&lt;[.AH$2];&quot;&quot;;IF([.$A78]=[.AH$2];1;MIN([.$B$1]+1;[.AG77]+[.AH77])))" office:value-type="float" office:value="1000001" calcext:value-type="float">
            <text:p>1000001</text:p>
          </table:table-cell>
          <table:table-cell table:formula="of:=IF([.$A78]&lt;[.AI$2];&quot;&quot;;IF([.$A78]=[.AI$2];1;MIN([.$B$1]+1;[.AH77]+[.AI77])))" office:value-type="float" office:value="1000001" calcext:value-type="float">
            <text:p>1000001</text:p>
          </table:table-cell>
          <table:table-cell table:formula="of:=IF([.$A78]&lt;[.AJ$2];&quot;&quot;;IF([.$A78]=[.AJ$2];1;MIN([.$B$1]+1;[.AI77]+[.AJ77])))" office:value-type="float" office:value="1000001" calcext:value-type="float">
            <text:p>1000001</text:p>
          </table:table-cell>
          <table:table-cell table:formula="of:=IF([.$A78]&lt;[.AK$2];&quot;&quot;;IF([.$A78]=[.AK$2];1;MIN([.$B$1]+1;[.AJ77]+[.AK77])))" office:value-type="float" office:value="1000001" calcext:value-type="float">
            <text:p>1000001</text:p>
          </table:table-cell>
          <table:table-cell table:formula="of:=IF([.$A78]&lt;[.AL$2];&quot;&quot;;IF([.$A78]=[.AL$2];1;MIN([.$B$1]+1;[.AK77]+[.AL77])))" office:value-type="float" office:value="1000001" calcext:value-type="float">
            <text:p>1000001</text:p>
          </table:table-cell>
          <table:table-cell table:formula="of:=IF([.$A78]&lt;[.AM$2];&quot;&quot;;IF([.$A78]=[.AM$2];1;MIN([.$B$1]+1;[.AL77]+[.AM77])))" office:value-type="float" office:value="1000001" calcext:value-type="float">
            <text:p>1000001</text:p>
          </table:table-cell>
          <table:table-cell table:formula="of:=IF([.$A78]&lt;[.AN$2];&quot;&quot;;IF([.$A78]=[.AN$2];1;MIN([.$B$1]+1;[.AM77]+[.AN77])))" office:value-type="float" office:value="1000001" calcext:value-type="float">
            <text:p>1000001</text:p>
          </table:table-cell>
          <table:table-cell table:formula="of:=IF([.$A78]&lt;[.AO$2];&quot;&quot;;IF([.$A78]=[.AO$2];1;MIN([.$B$1]+1;[.AN77]+[.AO77])))" office:value-type="float" office:value="1000001" calcext:value-type="float">
            <text:p>1000001</text:p>
          </table:table-cell>
          <table:table-cell table:formula="of:=IF([.$A78]&lt;[.AP$2];&quot;&quot;;IF([.$A78]=[.AP$2];1;MIN([.$B$1]+1;[.AO77]+[.AP77])))" office:value-type="float" office:value="1000001" calcext:value-type="float">
            <text:p>1000001</text:p>
          </table:table-cell>
          <table:table-cell table:formula="of:=IF([.$A78]&lt;[.AQ$2];&quot;&quot;;IF([.$A78]=[.AQ$2];1;MIN([.$B$1]+1;[.AP77]+[.AQ77])))" office:value-type="float" office:value="1000001" calcext:value-type="float">
            <text:p>1000001</text:p>
          </table:table-cell>
          <table:table-cell table:formula="of:=IF([.$A78]&lt;[.AR$2];&quot;&quot;;IF([.$A78]=[.AR$2];1;MIN([.$B$1]+1;[.AQ77]+[.AR77])))" office:value-type="float" office:value="1000001" calcext:value-type="float">
            <text:p>1000001</text:p>
          </table:table-cell>
          <table:table-cell table:formula="of:=IF([.$A78]&lt;[.AS$2];&quot;&quot;;IF([.$A78]=[.AS$2];1;MIN([.$B$1]+1;[.AR77]+[.AS77])))" office:value-type="float" office:value="1000001" calcext:value-type="float">
            <text:p>1000001</text:p>
          </table:table-cell>
          <table:table-cell table:formula="of:=IF([.$A78]&lt;[.AT$2];&quot;&quot;;IF([.$A78]=[.AT$2];1;MIN([.$B$1]+1;[.AS77]+[.AT77])))" office:value-type="float" office:value="1000001" calcext:value-type="float">
            <text:p>1000001</text:p>
          </table:table-cell>
          <table:table-cell table:formula="of:=IF([.$A78]&lt;[.AU$2];&quot;&quot;;IF([.$A78]=[.AU$2];1;MIN([.$B$1]+1;[.AT77]+[.AU77])))" office:value-type="float" office:value="1000001" calcext:value-type="float">
            <text:p>1000001</text:p>
          </table:table-cell>
          <table:table-cell table:formula="of:=IF([.$A78]&lt;[.AV$2];&quot;&quot;;IF([.$A78]=[.AV$2];1;MIN([.$B$1]+1;[.AU77]+[.AV77])))" office:value-type="float" office:value="1000001" calcext:value-type="float">
            <text:p>1000001</text:p>
          </table:table-cell>
          <table:table-cell table:formula="of:=IF([.$A78]&lt;[.AW$2];&quot;&quot;;IF([.$A78]=[.AW$2];1;MIN([.$B$1]+1;[.AV77]+[.AW77])))" office:value-type="float" office:value="1000001" calcext:value-type="float">
            <text:p>1000001</text:p>
          </table:table-cell>
          <table:table-cell table:formula="of:=IF([.$A78]&lt;[.AX$2];&quot;&quot;;IF([.$A78]=[.AX$2];1;MIN([.$B$1]+1;[.AW77]+[.AX77])))" office:value-type="float" office:value="1000001" calcext:value-type="float">
            <text:p>1000001</text:p>
          </table:table-cell>
          <table:table-cell table:formula="of:=IF([.$A78]&lt;[.AY$2];&quot;&quot;;IF([.$A78]=[.AY$2];1;MIN([.$B$1]+1;[.AX77]+[.AY77])))" office:value-type="float" office:value="1000001" calcext:value-type="float">
            <text:p>1000001</text:p>
          </table:table-cell>
          <table:table-cell table:formula="of:=IF([.$A78]&lt;[.AZ$2];&quot;&quot;;IF([.$A78]=[.AZ$2];1;MIN([.$B$1]+1;[.AY77]+[.AZ77])))" office:value-type="float" office:value="1000001" calcext:value-type="float">
            <text:p>1000001</text:p>
          </table:table-cell>
          <table:table-cell table:formula="of:=IF([.$A78]&lt;[.BA$2];&quot;&quot;;IF([.$A78]=[.BA$2];1;MIN([.$B$1]+1;[.AZ77]+[.BA77])))" office:value-type="float" office:value="1000001" calcext:value-type="float">
            <text:p>1000001</text:p>
          </table:table-cell>
          <table:table-cell table:formula="of:=IF([.$A78]&lt;[.BB$2];&quot;&quot;;IF([.$A78]=[.BB$2];1;MIN([.$B$1]+1;[.BA77]+[.BB77])))" office:value-type="float" office:value="1000001" calcext:value-type="float">
            <text:p>1000001</text:p>
          </table:table-cell>
          <table:table-cell table:formula="of:=IF([.$A78]&lt;[.BC$2];&quot;&quot;;IF([.$A78]=[.BC$2];1;MIN([.$B$1]+1;[.BB77]+[.BC77])))" office:value-type="float" office:value="1000001" calcext:value-type="float">
            <text:p>1000001</text:p>
          </table:table-cell>
          <table:table-cell table:formula="of:=IF([.$A78]&lt;[.BD$2];&quot;&quot;;IF([.$A78]=[.BD$2];1;MIN([.$B$1]+1;[.BC77]+[.BD77])))" office:value-type="float" office:value="1000001" calcext:value-type="float">
            <text:p>1000001</text:p>
          </table:table-cell>
          <table:table-cell table:formula="of:=IF([.$A78]&lt;[.BE$2];&quot;&quot;;IF([.$A78]=[.BE$2];1;MIN([.$B$1]+1;[.BD77]+[.BE77])))" office:value-type="float" office:value="1000001" calcext:value-type="float">
            <text:p>1000001</text:p>
          </table:table-cell>
          <table:table-cell table:formula="of:=IF([.$A78]&lt;[.BF$2];&quot;&quot;;IF([.$A78]=[.BF$2];1;MIN([.$B$1]+1;[.BE77]+[.BF77])))" office:value-type="float" office:value="1000001" calcext:value-type="float">
            <text:p>1000001</text:p>
          </table:table-cell>
          <table:table-cell table:formula="of:=IF([.$A78]&lt;[.BG$2];&quot;&quot;;IF([.$A78]=[.BG$2];1;MIN([.$B$1]+1;[.BF77]+[.BG77])))" office:value-type="float" office:value="1000001" calcext:value-type="float">
            <text:p>1000001</text:p>
          </table:table-cell>
          <table:table-cell table:formula="of:=IF([.$A78]&lt;[.BH$2];&quot;&quot;;IF([.$A78]=[.BH$2];1;MIN([.$B$1]+1;[.BG77]+[.BH77])))" office:value-type="float" office:value="1000001" calcext:value-type="float">
            <text:p>1000001</text:p>
          </table:table-cell>
          <table:table-cell table:formula="of:=IF([.$A78]&lt;[.BI$2];&quot;&quot;;IF([.$A78]=[.BI$2];1;MIN([.$B$1]+1;[.BH77]+[.BI77])))" office:value-type="float" office:value="1000001" calcext:value-type="float">
            <text:p>1000001</text:p>
          </table:table-cell>
          <table:table-cell table:formula="of:=IF([.$A78]&lt;[.BJ$2];&quot;&quot;;IF([.$A78]=[.BJ$2];1;MIN([.$B$1]+1;[.BI77]+[.BJ77])))" office:value-type="float" office:value="1000001" calcext:value-type="float">
            <text:p>1000001</text:p>
          </table:table-cell>
          <table:table-cell table:formula="of:=IF([.$A78]&lt;[.BK$2];&quot;&quot;;IF([.$A78]=[.BK$2];1;MIN([.$B$1]+1;[.BJ77]+[.BK77])))" office:value-type="float" office:value="1000001" calcext:value-type="float">
            <text:p>1000001</text:p>
          </table:table-cell>
          <table:table-cell table:formula="of:=IF([.$A78]&lt;[.BL$2];&quot;&quot;;IF([.$A78]=[.BL$2];1;MIN([.$B$1]+1;[.BK77]+[.BL77])))" office:value-type="float" office:value="1000001" calcext:value-type="float">
            <text:p>1000001</text:p>
          </table:table-cell>
          <table:table-cell table:formula="of:=IF([.$A78]&lt;[.BM$2];&quot;&quot;;IF([.$A78]=[.BM$2];1;MIN([.$B$1]+1;[.BL77]+[.BM77])))" office:value-type="float" office:value="1000001" calcext:value-type="float">
            <text:p>1000001</text:p>
          </table:table-cell>
          <table:table-cell table:formula="of:=IF([.$A78]&lt;[.BN$2];&quot;&quot;;IF([.$A78]=[.BN$2];1;MIN([.$B$1]+1;[.BM77]+[.BN77])))" office:value-type="float" office:value="1000001" calcext:value-type="float">
            <text:p>1000001</text:p>
          </table:table-cell>
          <table:table-cell table:formula="of:=IF([.$A78]&lt;[.BO$2];&quot;&quot;;IF([.$A78]=[.BO$2];1;MIN([.$B$1]+1;[.BN77]+[.BO77])))" office:value-type="float" office:value="1000001" calcext:value-type="float">
            <text:p>1000001</text:p>
          </table:table-cell>
          <table:table-cell table:formula="of:=IF([.$A78]&lt;[.BP$2];&quot;&quot;;IF([.$A78]=[.BP$2];1;MIN([.$B$1]+1;[.BO77]+[.BP77])))" office:value-type="float" office:value="1000001" calcext:value-type="float">
            <text:p>1000001</text:p>
          </table:table-cell>
          <table:table-cell table:formula="of:=IF([.$A78]&lt;[.BQ$2];&quot;&quot;;IF([.$A78]=[.BQ$2];1;MIN([.$B$1]+1;[.BP77]+[.BQ77])))" office:value-type="float" office:value="1000001" calcext:value-type="float">
            <text:p>1000001</text:p>
          </table:table-cell>
          <table:table-cell table:formula="of:=IF([.$A78]&lt;[.BR$2];&quot;&quot;;IF([.$A78]=[.BR$2];1;MIN([.$B$1]+1;[.BQ77]+[.BR77])))" office:value-type="float" office:value="1000001" calcext:value-type="float">
            <text:p>1000001</text:p>
          </table:table-cell>
          <table:table-cell table:formula="of:=IF([.$A78]&lt;[.BS$2];&quot;&quot;;IF([.$A78]=[.BS$2];1;MIN([.$B$1]+1;[.BR77]+[.BS77])))" office:value-type="float" office:value="1000001" calcext:value-type="float">
            <text:p>1000001</text:p>
          </table:table-cell>
          <table:table-cell table:formula="of:=IF([.$A78]&lt;[.BT$2];&quot;&quot;;IF([.$A78]=[.BT$2];1;MIN([.$B$1]+1;[.BS77]+[.BT77])))" office:value-type="float" office:value="1000001" calcext:value-type="float">
            <text:p>1000001</text:p>
          </table:table-cell>
          <table:table-cell table:formula="of:=IF([.$A78]&lt;[.BU$2];&quot;&quot;;IF([.$A78]=[.BU$2];1;MIN([.$B$1]+1;[.BT77]+[.BU77])))" office:value-type="float" office:value="1000001" calcext:value-type="float">
            <text:p>1000001</text:p>
          </table:table-cell>
          <table:table-cell table:formula="of:=IF([.$A78]&lt;[.BV$2];&quot;&quot;;IF([.$A78]=[.BV$2];1;MIN([.$B$1]+1;[.BU77]+[.BV77])))" office:value-type="float" office:value="67525" calcext:value-type="float">
            <text:p>67525</text:p>
          </table:table-cell>
          <table:table-cell table:formula="of:=IF([.$A78]&lt;[.BW$2];&quot;&quot;;IF([.$A78]=[.BW$2];1;MIN([.$B$1]+1;[.BV77]+[.BW77])))" office:value-type="float" office:value="2775" calcext:value-type="float">
            <text:p>2775</text:p>
          </table:table-cell>
          <table:table-cell table:formula="of:=IF([.$A78]&lt;[.BX$2];&quot;&quot;;IF([.$A78]=[.BX$2];1;MIN([.$B$1]+1;[.BW77]+[.BX77])))" office:value-type="float" office:value="75" calcext:value-type="float">
            <text:p>75</text:p>
          </table:table-cell>
          <table:table-cell table:formula="of:=IF([.$A78]&lt;[.BY$2];&quot;&quot;;IF([.$A78]=[.BY$2];1;MIN([.$B$1]+1;[.BX77]+[.BY77])))" office:value-type="float" office:value="1" calcext:value-type="float">
            <text:p>1</text:p>
          </table:table-cell>
          <table:table-cell table:formula="of:=IF([.$A78]&lt;[.BZ$2];&quot;&quot;;IF([.$A78]=[.BZ$2];1;MIN([.$B$1]+1;[.BY77]+[.BZ77])))">
            <text:p/>
          </table:table-cell>
          <table:table-cell table:formula="of:=IF([.$A78]&lt;[.CA$2];&quot;&quot;;IF([.$A78]=[.CA$2];1;MIN([.$B$1]+1;[.BZ77]+[.CA77])))">
            <text:p/>
          </table:table-cell>
          <table:table-cell table:formula="of:=IF([.$A78]&lt;[.CB$2];&quot;&quot;;IF([.$A78]=[.CB$2];1;MIN([.$B$1]+1;[.CA77]+[.CB77])))">
            <text:p/>
          </table:table-cell>
          <table:table-cell table:formula="of:=IF([.$A78]&lt;[.CC$2];&quot;&quot;;IF([.$A78]=[.CC$2];1;MIN([.$B$1]+1;[.CB77]+[.CC77])))">
            <text:p/>
          </table:table-cell>
          <table:table-cell table:formula="of:=IF([.$A78]&lt;[.CD$2];&quot;&quot;;IF([.$A78]=[.CD$2];1;MIN([.$B$1]+1;[.CC77]+[.CD77])))">
            <text:p/>
          </table:table-cell>
          <table:table-cell table:formula="of:=IF([.$A78]&lt;[.CE$2];&quot;&quot;;IF([.$A78]=[.CE$2];1;MIN([.$B$1]+1;[.CD77]+[.CE77])))">
            <text:p/>
          </table:table-cell>
          <table:table-cell table:formula="of:=IF([.$A78]&lt;[.CF$2];&quot;&quot;;IF([.$A78]=[.CF$2];1;MIN([.$B$1]+1;[.CE77]+[.CF77])))">
            <text:p/>
          </table:table-cell>
          <table:table-cell table:formula="of:=IF([.$A78]&lt;[.CG$2];&quot;&quot;;IF([.$A78]=[.CG$2];1;MIN([.$B$1]+1;[.CF77]+[.CG77])))">
            <text:p/>
          </table:table-cell>
          <table:table-cell table:formula="of:=IF([.$A78]&lt;[.CH$2];&quot;&quot;;IF([.$A78]=[.CH$2];1;MIN([.$B$1]+1;[.CG77]+[.CH77])))">
            <text:p/>
          </table:table-cell>
          <table:table-cell table:formula="of:=IF([.$A78]&lt;[.CI$2];&quot;&quot;;IF([.$A78]=[.CI$2];1;MIN([.$B$1]+1;[.CH77]+[.CI77])))">
            <text:p/>
          </table:table-cell>
          <table:table-cell table:formula="of:=IF([.$A78]&lt;[.CJ$2];&quot;&quot;;IF([.$A78]=[.CJ$2];1;MIN([.$B$1]+1;[.CI77]+[.CJ77])))">
            <text:p/>
          </table:table-cell>
          <table:table-cell table:formula="of:=IF([.$A78]&lt;[.CK$2];&quot;&quot;;IF([.$A78]=[.CK$2];1;MIN([.$B$1]+1;[.CJ77]+[.CK77])))">
            <text:p/>
          </table:table-cell>
          <table:table-cell table:formula="of:=IF([.$A78]&lt;[.CL$2];&quot;&quot;;IF([.$A78]=[.CL$2];1;MIN([.$B$1]+1;[.CK77]+[.CL77])))">
            <text:p/>
          </table:table-cell>
          <table:table-cell table:formula="of:=IF([.$A78]&lt;[.CM$2];&quot;&quot;;IF([.$A78]=[.CM$2];1;MIN([.$B$1]+1;[.CL77]+[.CM77])))">
            <text:p/>
          </table:table-cell>
          <table:table-cell table:formula="of:=IF([.$A78]&lt;[.CN$2];&quot;&quot;;IF([.$A78]=[.CN$2];1;MIN([.$B$1]+1;[.CM77]+[.CN77])))">
            <text:p/>
          </table:table-cell>
          <table:table-cell table:formula="of:=IF([.$A78]&lt;[.CO$2];&quot;&quot;;IF([.$A78]=[.CO$2];1;MIN([.$B$1]+1;[.CN77]+[.CO77])))">
            <text:p/>
          </table:table-cell>
          <table:table-cell table:formula="of:=IF([.$A78]&lt;[.CP$2];&quot;&quot;;IF([.$A78]=[.CP$2];1;MIN([.$B$1]+1;[.CO77]+[.CP77])))">
            <text:p/>
          </table:table-cell>
          <table:table-cell table:formula="of:=IF([.$A78]&lt;[.CQ$2];&quot;&quot;;IF([.$A78]=[.CQ$2];1;MIN([.$B$1]+1;[.CP77]+[.CQ77])))">
            <text:p/>
          </table:table-cell>
          <table:table-cell table:formula="of:=IF([.$A78]&lt;[.CR$2];&quot;&quot;;IF([.$A78]=[.CR$2];1;MIN([.$B$1]+1;[.CQ77]+[.CR77])))">
            <text:p/>
          </table:table-cell>
          <table:table-cell table:formula="of:=IF([.$A78]&lt;[.CS$2];&quot;&quot;;IF([.$A78]=[.CS$2];1;MIN([.$B$1]+1;[.CR77]+[.CS77])))">
            <text:p/>
          </table:table-cell>
          <table:table-cell table:formula="of:=IF([.$A78]&lt;[.CT$2];&quot;&quot;;IF([.$A78]=[.CT$2];1;MIN([.$B$1]+1;[.CS77]+[.CT77])))">
            <text:p/>
          </table:table-cell>
          <table:table-cell table:formula="of:=IF([.$A78]&lt;[.CU$2];&quot;&quot;;IF([.$A78]=[.CU$2];1;MIN([.$B$1]+1;[.CT77]+[.CU77])))">
            <text:p/>
          </table:table-cell>
          <table:table-cell table:formula="of:=IF([.$A78]&lt;[.CV$2];&quot;&quot;;IF([.$A78]=[.CV$2];1;MIN([.$B$1]+1;[.CU77]+[.CV77])))">
            <text:p/>
          </table:table-cell>
          <table:table-cell table:formula="of:=IF([.$A78]&lt;[.CW$2];&quot;&quot;;IF([.$A78]=[.CW$2];1;MIN([.$B$1]+1;[.CV77]+[.CW77])))">
            <text:p/>
          </table:table-cell>
          <table:table-cell table:formula="of:=IF([.$A78]&lt;[.CX$2];&quot;&quot;;IF([.$A78]=[.CX$2];1;MIN([.$B$1]+1;[.CW77]+[.CX77])))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$A79]&lt;[.C$2];&quot;&quot;;IF([.$A79]=[.C$2];1;MIN([.$B$1]+1;[.B78]+[.C78])))" office:value-type="float" office:value="76" calcext:value-type="float">
            <text:p>76</text:p>
          </table:table-cell>
          <table:table-cell table:formula="of:=IF([.$A79]&lt;[.D$2];&quot;&quot;;IF([.$A79]=[.D$2];1;MIN([.$B$1]+1;[.C78]+[.D78])))" office:value-type="float" office:value="2850" calcext:value-type="float">
            <text:p>2850</text:p>
          </table:table-cell>
          <table:table-cell table:formula="of:=IF([.$A79]&lt;[.E$2];&quot;&quot;;IF([.$A79]=[.E$2];1;MIN([.$B$1]+1;[.D78]+[.E78])))" office:value-type="float" office:value="70300" calcext:value-type="float">
            <text:p>70300</text:p>
          </table:table-cell>
          <table:table-cell table:formula="of:=IF([.$A79]&lt;[.F$2];&quot;&quot;;IF([.$A79]=[.F$2];1;MIN([.$B$1]+1;[.E78]+[.F78])))" office:value-type="float" office:value="1000001" calcext:value-type="float">
            <text:p>1000001</text:p>
          </table:table-cell>
          <table:table-cell table:formula="of:=IF([.$A79]&lt;[.G$2];&quot;&quot;;IF([.$A79]=[.G$2];1;MIN([.$B$1]+1;[.F78]+[.G78])))" office:value-type="float" office:value="1000001" calcext:value-type="float">
            <text:p>1000001</text:p>
          </table:table-cell>
          <table:table-cell table:formula="of:=IF([.$A79]&lt;[.H$2];&quot;&quot;;IF([.$A79]=[.H$2];1;MIN([.$B$1]+1;[.G78]+[.H78])))" office:value-type="float" office:value="1000001" calcext:value-type="float">
            <text:p>1000001</text:p>
          </table:table-cell>
          <table:table-cell table:formula="of:=IF([.$A79]&lt;[.I$2];&quot;&quot;;IF([.$A79]=[.I$2];1;MIN([.$B$1]+1;[.H78]+[.I78])))" office:value-type="float" office:value="1000001" calcext:value-type="float">
            <text:p>1000001</text:p>
          </table:table-cell>
          <table:table-cell table:formula="of:=IF([.$A79]&lt;[.J$2];&quot;&quot;;IF([.$A79]=[.J$2];1;MIN([.$B$1]+1;[.I78]+[.J78])))" office:value-type="float" office:value="1000001" calcext:value-type="float">
            <text:p>1000001</text:p>
          </table:table-cell>
          <table:table-cell table:formula="of:=IF([.$A79]&lt;[.K$2];&quot;&quot;;IF([.$A79]=[.K$2];1;MIN([.$B$1]+1;[.J78]+[.K78])))" office:value-type="float" office:value="1000001" calcext:value-type="float">
            <text:p>1000001</text:p>
          </table:table-cell>
          <table:table-cell table:formula="of:=IF([.$A79]&lt;[.L$2];&quot;&quot;;IF([.$A79]=[.L$2];1;MIN([.$B$1]+1;[.K78]+[.L78])))" office:value-type="float" office:value="1000001" calcext:value-type="float">
            <text:p>1000001</text:p>
          </table:table-cell>
          <table:table-cell table:formula="of:=IF([.$A79]&lt;[.M$2];&quot;&quot;;IF([.$A79]=[.M$2];1;MIN([.$B$1]+1;[.L78]+[.M78])))" office:value-type="float" office:value="1000001" calcext:value-type="float">
            <text:p>1000001</text:p>
          </table:table-cell>
          <table:table-cell table:formula="of:=IF([.$A79]&lt;[.N$2];&quot;&quot;;IF([.$A79]=[.N$2];1;MIN([.$B$1]+1;[.M78]+[.N78])))" office:value-type="float" office:value="1000001" calcext:value-type="float">
            <text:p>1000001</text:p>
          </table:table-cell>
          <table:table-cell table:formula="of:=IF([.$A79]&lt;[.O$2];&quot;&quot;;IF([.$A79]=[.O$2];1;MIN([.$B$1]+1;[.N78]+[.O78])))" office:value-type="float" office:value="1000001" calcext:value-type="float">
            <text:p>1000001</text:p>
          </table:table-cell>
          <table:table-cell table:formula="of:=IF([.$A79]&lt;[.P$2];&quot;&quot;;IF([.$A79]=[.P$2];1;MIN([.$B$1]+1;[.O78]+[.P78])))" office:value-type="float" office:value="1000001" calcext:value-type="float">
            <text:p>1000001</text:p>
          </table:table-cell>
          <table:table-cell table:formula="of:=IF([.$A79]&lt;[.Q$2];&quot;&quot;;IF([.$A79]=[.Q$2];1;MIN([.$B$1]+1;[.P78]+[.Q78])))" office:value-type="float" office:value="1000001" calcext:value-type="float">
            <text:p>1000001</text:p>
          </table:table-cell>
          <table:table-cell table:formula="of:=IF([.$A79]&lt;[.R$2];&quot;&quot;;IF([.$A79]=[.R$2];1;MIN([.$B$1]+1;[.Q78]+[.R78])))" office:value-type="float" office:value="1000001" calcext:value-type="float">
            <text:p>1000001</text:p>
          </table:table-cell>
          <table:table-cell table:formula="of:=IF([.$A79]&lt;[.S$2];&quot;&quot;;IF([.$A79]=[.S$2];1;MIN([.$B$1]+1;[.R78]+[.S78])))" office:value-type="float" office:value="1000001" calcext:value-type="float">
            <text:p>1000001</text:p>
          </table:table-cell>
          <table:table-cell table:formula="of:=IF([.$A79]&lt;[.T$2];&quot;&quot;;IF([.$A79]=[.T$2];1;MIN([.$B$1]+1;[.S78]+[.T78])))" office:value-type="float" office:value="1000001" calcext:value-type="float">
            <text:p>1000001</text:p>
          </table:table-cell>
          <table:table-cell table:formula="of:=IF([.$A79]&lt;[.U$2];&quot;&quot;;IF([.$A79]=[.U$2];1;MIN([.$B$1]+1;[.T78]+[.U78])))" office:value-type="float" office:value="1000001" calcext:value-type="float">
            <text:p>1000001</text:p>
          </table:table-cell>
          <table:table-cell table:formula="of:=IF([.$A79]&lt;[.V$2];&quot;&quot;;IF([.$A79]=[.V$2];1;MIN([.$B$1]+1;[.U78]+[.V78])))" office:value-type="float" office:value="1000001" calcext:value-type="float">
            <text:p>1000001</text:p>
          </table:table-cell>
          <table:table-cell table:formula="of:=IF([.$A79]&lt;[.W$2];&quot;&quot;;IF([.$A79]=[.W$2];1;MIN([.$B$1]+1;[.V78]+[.W78])))" office:value-type="float" office:value="1000001" calcext:value-type="float">
            <text:p>1000001</text:p>
          </table:table-cell>
          <table:table-cell table:formula="of:=IF([.$A79]&lt;[.X$2];&quot;&quot;;IF([.$A79]=[.X$2];1;MIN([.$B$1]+1;[.W78]+[.X78])))" office:value-type="float" office:value="1000001" calcext:value-type="float">
            <text:p>1000001</text:p>
          </table:table-cell>
          <table:table-cell table:formula="of:=IF([.$A79]&lt;[.Y$2];&quot;&quot;;IF([.$A79]=[.Y$2];1;MIN([.$B$1]+1;[.X78]+[.Y78])))" office:value-type="float" office:value="1000001" calcext:value-type="float">
            <text:p>1000001</text:p>
          </table:table-cell>
          <table:table-cell table:formula="of:=IF([.$A79]&lt;[.Z$2];&quot;&quot;;IF([.$A79]=[.Z$2];1;MIN([.$B$1]+1;[.Y78]+[.Z78])))" office:value-type="float" office:value="1000001" calcext:value-type="float">
            <text:p>1000001</text:p>
          </table:table-cell>
          <table:table-cell table:formula="of:=IF([.$A79]&lt;[.AA$2];&quot;&quot;;IF([.$A79]=[.AA$2];1;MIN([.$B$1]+1;[.Z78]+[.AA78])))" office:value-type="float" office:value="1000001" calcext:value-type="float">
            <text:p>1000001</text:p>
          </table:table-cell>
          <table:table-cell table:formula="of:=IF([.$A79]&lt;[.AB$2];&quot;&quot;;IF([.$A79]=[.AB$2];1;MIN([.$B$1]+1;[.AA78]+[.AB78])))" office:value-type="float" office:value="1000001" calcext:value-type="float">
            <text:p>1000001</text:p>
          </table:table-cell>
          <table:table-cell table:formula="of:=IF([.$A79]&lt;[.AC$2];&quot;&quot;;IF([.$A79]=[.AC$2];1;MIN([.$B$1]+1;[.AB78]+[.AC78])))" office:value-type="float" office:value="1000001" calcext:value-type="float">
            <text:p>1000001</text:p>
          </table:table-cell>
          <table:table-cell table:formula="of:=IF([.$A79]&lt;[.AD$2];&quot;&quot;;IF([.$A79]=[.AD$2];1;MIN([.$B$1]+1;[.AC78]+[.AD78])))" office:value-type="float" office:value="1000001" calcext:value-type="float">
            <text:p>1000001</text:p>
          </table:table-cell>
          <table:table-cell table:formula="of:=IF([.$A79]&lt;[.AE$2];&quot;&quot;;IF([.$A79]=[.AE$2];1;MIN([.$B$1]+1;[.AD78]+[.AE78])))" office:value-type="float" office:value="1000001" calcext:value-type="float">
            <text:p>1000001</text:p>
          </table:table-cell>
          <table:table-cell table:formula="of:=IF([.$A79]&lt;[.AF$2];&quot;&quot;;IF([.$A79]=[.AF$2];1;MIN([.$B$1]+1;[.AE78]+[.AF78])))" office:value-type="float" office:value="1000001" calcext:value-type="float">
            <text:p>1000001</text:p>
          </table:table-cell>
          <table:table-cell table:formula="of:=IF([.$A79]&lt;[.AG$2];&quot;&quot;;IF([.$A79]=[.AG$2];1;MIN([.$B$1]+1;[.AF78]+[.AG78])))" office:value-type="float" office:value="1000001" calcext:value-type="float">
            <text:p>1000001</text:p>
          </table:table-cell>
          <table:table-cell table:formula="of:=IF([.$A79]&lt;[.AH$2];&quot;&quot;;IF([.$A79]=[.AH$2];1;MIN([.$B$1]+1;[.AG78]+[.AH78])))" office:value-type="float" office:value="1000001" calcext:value-type="float">
            <text:p>1000001</text:p>
          </table:table-cell>
          <table:table-cell table:formula="of:=IF([.$A79]&lt;[.AI$2];&quot;&quot;;IF([.$A79]=[.AI$2];1;MIN([.$B$1]+1;[.AH78]+[.AI78])))" office:value-type="float" office:value="1000001" calcext:value-type="float">
            <text:p>1000001</text:p>
          </table:table-cell>
          <table:table-cell table:formula="of:=IF([.$A79]&lt;[.AJ$2];&quot;&quot;;IF([.$A79]=[.AJ$2];1;MIN([.$B$1]+1;[.AI78]+[.AJ78])))" office:value-type="float" office:value="1000001" calcext:value-type="float">
            <text:p>1000001</text:p>
          </table:table-cell>
          <table:table-cell table:formula="of:=IF([.$A79]&lt;[.AK$2];&quot;&quot;;IF([.$A79]=[.AK$2];1;MIN([.$B$1]+1;[.AJ78]+[.AK78])))" office:value-type="float" office:value="1000001" calcext:value-type="float">
            <text:p>1000001</text:p>
          </table:table-cell>
          <table:table-cell table:formula="of:=IF([.$A79]&lt;[.AL$2];&quot;&quot;;IF([.$A79]=[.AL$2];1;MIN([.$B$1]+1;[.AK78]+[.AL78])))" office:value-type="float" office:value="1000001" calcext:value-type="float">
            <text:p>1000001</text:p>
          </table:table-cell>
          <table:table-cell table:formula="of:=IF([.$A79]&lt;[.AM$2];&quot;&quot;;IF([.$A79]=[.AM$2];1;MIN([.$B$1]+1;[.AL78]+[.AM78])))" office:value-type="float" office:value="1000001" calcext:value-type="float">
            <text:p>1000001</text:p>
          </table:table-cell>
          <table:table-cell table:formula="of:=IF([.$A79]&lt;[.AN$2];&quot;&quot;;IF([.$A79]=[.AN$2];1;MIN([.$B$1]+1;[.AM78]+[.AN78])))" office:value-type="float" office:value="1000001" calcext:value-type="float">
            <text:p>1000001</text:p>
          </table:table-cell>
          <table:table-cell table:formula="of:=IF([.$A79]&lt;[.AO$2];&quot;&quot;;IF([.$A79]=[.AO$2];1;MIN([.$B$1]+1;[.AN78]+[.AO78])))" office:value-type="float" office:value="1000001" calcext:value-type="float">
            <text:p>1000001</text:p>
          </table:table-cell>
          <table:table-cell table:formula="of:=IF([.$A79]&lt;[.AP$2];&quot;&quot;;IF([.$A79]=[.AP$2];1;MIN([.$B$1]+1;[.AO78]+[.AP78])))" office:value-type="float" office:value="1000001" calcext:value-type="float">
            <text:p>1000001</text:p>
          </table:table-cell>
          <table:table-cell table:formula="of:=IF([.$A79]&lt;[.AQ$2];&quot;&quot;;IF([.$A79]=[.AQ$2];1;MIN([.$B$1]+1;[.AP78]+[.AQ78])))" office:value-type="float" office:value="1000001" calcext:value-type="float">
            <text:p>1000001</text:p>
          </table:table-cell>
          <table:table-cell table:formula="of:=IF([.$A79]&lt;[.AR$2];&quot;&quot;;IF([.$A79]=[.AR$2];1;MIN([.$B$1]+1;[.AQ78]+[.AR78])))" office:value-type="float" office:value="1000001" calcext:value-type="float">
            <text:p>1000001</text:p>
          </table:table-cell>
          <table:table-cell table:formula="of:=IF([.$A79]&lt;[.AS$2];&quot;&quot;;IF([.$A79]=[.AS$2];1;MIN([.$B$1]+1;[.AR78]+[.AS78])))" office:value-type="float" office:value="1000001" calcext:value-type="float">
            <text:p>1000001</text:p>
          </table:table-cell>
          <table:table-cell table:formula="of:=IF([.$A79]&lt;[.AT$2];&quot;&quot;;IF([.$A79]=[.AT$2];1;MIN([.$B$1]+1;[.AS78]+[.AT78])))" office:value-type="float" office:value="1000001" calcext:value-type="float">
            <text:p>1000001</text:p>
          </table:table-cell>
          <table:table-cell table:formula="of:=IF([.$A79]&lt;[.AU$2];&quot;&quot;;IF([.$A79]=[.AU$2];1;MIN([.$B$1]+1;[.AT78]+[.AU78])))" office:value-type="float" office:value="1000001" calcext:value-type="float">
            <text:p>1000001</text:p>
          </table:table-cell>
          <table:table-cell table:formula="of:=IF([.$A79]&lt;[.AV$2];&quot;&quot;;IF([.$A79]=[.AV$2];1;MIN([.$B$1]+1;[.AU78]+[.AV78])))" office:value-type="float" office:value="1000001" calcext:value-type="float">
            <text:p>1000001</text:p>
          </table:table-cell>
          <table:table-cell table:formula="of:=IF([.$A79]&lt;[.AW$2];&quot;&quot;;IF([.$A79]=[.AW$2];1;MIN([.$B$1]+1;[.AV78]+[.AW78])))" office:value-type="float" office:value="1000001" calcext:value-type="float">
            <text:p>1000001</text:p>
          </table:table-cell>
          <table:table-cell table:formula="of:=IF([.$A79]&lt;[.AX$2];&quot;&quot;;IF([.$A79]=[.AX$2];1;MIN([.$B$1]+1;[.AW78]+[.AX78])))" office:value-type="float" office:value="1000001" calcext:value-type="float">
            <text:p>1000001</text:p>
          </table:table-cell>
          <table:table-cell table:formula="of:=IF([.$A79]&lt;[.AY$2];&quot;&quot;;IF([.$A79]=[.AY$2];1;MIN([.$B$1]+1;[.AX78]+[.AY78])))" office:value-type="float" office:value="1000001" calcext:value-type="float">
            <text:p>1000001</text:p>
          </table:table-cell>
          <table:table-cell table:formula="of:=IF([.$A79]&lt;[.AZ$2];&quot;&quot;;IF([.$A79]=[.AZ$2];1;MIN([.$B$1]+1;[.AY78]+[.AZ78])))" office:value-type="float" office:value="1000001" calcext:value-type="float">
            <text:p>1000001</text:p>
          </table:table-cell>
          <table:table-cell table:formula="of:=IF([.$A79]&lt;[.BA$2];&quot;&quot;;IF([.$A79]=[.BA$2];1;MIN([.$B$1]+1;[.AZ78]+[.BA78])))" office:value-type="float" office:value="1000001" calcext:value-type="float">
            <text:p>1000001</text:p>
          </table:table-cell>
          <table:table-cell table:formula="of:=IF([.$A79]&lt;[.BB$2];&quot;&quot;;IF([.$A79]=[.BB$2];1;MIN([.$B$1]+1;[.BA78]+[.BB78])))" office:value-type="float" office:value="1000001" calcext:value-type="float">
            <text:p>1000001</text:p>
          </table:table-cell>
          <table:table-cell table:formula="of:=IF([.$A79]&lt;[.BC$2];&quot;&quot;;IF([.$A79]=[.BC$2];1;MIN([.$B$1]+1;[.BB78]+[.BC78])))" office:value-type="float" office:value="1000001" calcext:value-type="float">
            <text:p>1000001</text:p>
          </table:table-cell>
          <table:table-cell table:formula="of:=IF([.$A79]&lt;[.BD$2];&quot;&quot;;IF([.$A79]=[.BD$2];1;MIN([.$B$1]+1;[.BC78]+[.BD78])))" office:value-type="float" office:value="1000001" calcext:value-type="float">
            <text:p>1000001</text:p>
          </table:table-cell>
          <table:table-cell table:formula="of:=IF([.$A79]&lt;[.BE$2];&quot;&quot;;IF([.$A79]=[.BE$2];1;MIN([.$B$1]+1;[.BD78]+[.BE78])))" office:value-type="float" office:value="1000001" calcext:value-type="float">
            <text:p>1000001</text:p>
          </table:table-cell>
          <table:table-cell table:formula="of:=IF([.$A79]&lt;[.BF$2];&quot;&quot;;IF([.$A79]=[.BF$2];1;MIN([.$B$1]+1;[.BE78]+[.BF78])))" office:value-type="float" office:value="1000001" calcext:value-type="float">
            <text:p>1000001</text:p>
          </table:table-cell>
          <table:table-cell table:formula="of:=IF([.$A79]&lt;[.BG$2];&quot;&quot;;IF([.$A79]=[.BG$2];1;MIN([.$B$1]+1;[.BF78]+[.BG78])))" office:value-type="float" office:value="1000001" calcext:value-type="float">
            <text:p>1000001</text:p>
          </table:table-cell>
          <table:table-cell table:formula="of:=IF([.$A79]&lt;[.BH$2];&quot;&quot;;IF([.$A79]=[.BH$2];1;MIN([.$B$1]+1;[.BG78]+[.BH78])))" office:value-type="float" office:value="1000001" calcext:value-type="float">
            <text:p>1000001</text:p>
          </table:table-cell>
          <table:table-cell table:formula="of:=IF([.$A79]&lt;[.BI$2];&quot;&quot;;IF([.$A79]=[.BI$2];1;MIN([.$B$1]+1;[.BH78]+[.BI78])))" office:value-type="float" office:value="1000001" calcext:value-type="float">
            <text:p>1000001</text:p>
          </table:table-cell>
          <table:table-cell table:formula="of:=IF([.$A79]&lt;[.BJ$2];&quot;&quot;;IF([.$A79]=[.BJ$2];1;MIN([.$B$1]+1;[.BI78]+[.BJ78])))" office:value-type="float" office:value="1000001" calcext:value-type="float">
            <text:p>1000001</text:p>
          </table:table-cell>
          <table:table-cell table:formula="of:=IF([.$A79]&lt;[.BK$2];&quot;&quot;;IF([.$A79]=[.BK$2];1;MIN([.$B$1]+1;[.BJ78]+[.BK78])))" office:value-type="float" office:value="1000001" calcext:value-type="float">
            <text:p>1000001</text:p>
          </table:table-cell>
          <table:table-cell table:formula="of:=IF([.$A79]&lt;[.BL$2];&quot;&quot;;IF([.$A79]=[.BL$2];1;MIN([.$B$1]+1;[.BK78]+[.BL78])))" office:value-type="float" office:value="1000001" calcext:value-type="float">
            <text:p>1000001</text:p>
          </table:table-cell>
          <table:table-cell table:formula="of:=IF([.$A79]&lt;[.BM$2];&quot;&quot;;IF([.$A79]=[.BM$2];1;MIN([.$B$1]+1;[.BL78]+[.BM78])))" office:value-type="float" office:value="1000001" calcext:value-type="float">
            <text:p>1000001</text:p>
          </table:table-cell>
          <table:table-cell table:formula="of:=IF([.$A79]&lt;[.BN$2];&quot;&quot;;IF([.$A79]=[.BN$2];1;MIN([.$B$1]+1;[.BM78]+[.BN78])))" office:value-type="float" office:value="1000001" calcext:value-type="float">
            <text:p>1000001</text:p>
          </table:table-cell>
          <table:table-cell table:formula="of:=IF([.$A79]&lt;[.BO$2];&quot;&quot;;IF([.$A79]=[.BO$2];1;MIN([.$B$1]+1;[.BN78]+[.BO78])))" office:value-type="float" office:value="1000001" calcext:value-type="float">
            <text:p>1000001</text:p>
          </table:table-cell>
          <table:table-cell table:formula="of:=IF([.$A79]&lt;[.BP$2];&quot;&quot;;IF([.$A79]=[.BP$2];1;MIN([.$B$1]+1;[.BO78]+[.BP78])))" office:value-type="float" office:value="1000001" calcext:value-type="float">
            <text:p>1000001</text:p>
          </table:table-cell>
          <table:table-cell table:formula="of:=IF([.$A79]&lt;[.BQ$2];&quot;&quot;;IF([.$A79]=[.BQ$2];1;MIN([.$B$1]+1;[.BP78]+[.BQ78])))" office:value-type="float" office:value="1000001" calcext:value-type="float">
            <text:p>1000001</text:p>
          </table:table-cell>
          <table:table-cell table:formula="of:=IF([.$A79]&lt;[.BR$2];&quot;&quot;;IF([.$A79]=[.BR$2];1;MIN([.$B$1]+1;[.BQ78]+[.BR78])))" office:value-type="float" office:value="1000001" calcext:value-type="float">
            <text:p>1000001</text:p>
          </table:table-cell>
          <table:table-cell table:formula="of:=IF([.$A79]&lt;[.BS$2];&quot;&quot;;IF([.$A79]=[.BS$2];1;MIN([.$B$1]+1;[.BR78]+[.BS78])))" office:value-type="float" office:value="1000001" calcext:value-type="float">
            <text:p>1000001</text:p>
          </table:table-cell>
          <table:table-cell table:formula="of:=IF([.$A79]&lt;[.BT$2];&quot;&quot;;IF([.$A79]=[.BT$2];1;MIN([.$B$1]+1;[.BS78]+[.BT78])))" office:value-type="float" office:value="1000001" calcext:value-type="float">
            <text:p>1000001</text:p>
          </table:table-cell>
          <table:table-cell table:formula="of:=IF([.$A79]&lt;[.BU$2];&quot;&quot;;IF([.$A79]=[.BU$2];1;MIN([.$B$1]+1;[.BT78]+[.BU78])))" office:value-type="float" office:value="1000001" calcext:value-type="float">
            <text:p>1000001</text:p>
          </table:table-cell>
          <table:table-cell table:formula="of:=IF([.$A79]&lt;[.BV$2];&quot;&quot;;IF([.$A79]=[.BV$2];1;MIN([.$B$1]+1;[.BU78]+[.BV78])))" office:value-type="float" office:value="1000001" calcext:value-type="float">
            <text:p>1000001</text:p>
          </table:table-cell>
          <table:table-cell table:formula="of:=IF([.$A79]&lt;[.BW$2];&quot;&quot;;IF([.$A79]=[.BW$2];1;MIN([.$B$1]+1;[.BV78]+[.BW78])))" office:value-type="float" office:value="70300" calcext:value-type="float">
            <text:p>70300</text:p>
          </table:table-cell>
          <table:table-cell table:formula="of:=IF([.$A79]&lt;[.BX$2];&quot;&quot;;IF([.$A79]=[.BX$2];1;MIN([.$B$1]+1;[.BW78]+[.BX78])))" office:value-type="float" office:value="2850" calcext:value-type="float">
            <text:p>2850</text:p>
          </table:table-cell>
          <table:table-cell table:formula="of:=IF([.$A79]&lt;[.BY$2];&quot;&quot;;IF([.$A79]=[.BY$2];1;MIN([.$B$1]+1;[.BX78]+[.BY78])))" office:value-type="float" office:value="76" calcext:value-type="float">
            <text:p>76</text:p>
          </table:table-cell>
          <table:table-cell table:formula="of:=IF([.$A79]&lt;[.BZ$2];&quot;&quot;;IF([.$A79]=[.BZ$2];1;MIN([.$B$1]+1;[.BY78]+[.BZ78])))" office:value-type="float" office:value="1" calcext:value-type="float">
            <text:p>1</text:p>
          </table:table-cell>
          <table:table-cell table:formula="of:=IF([.$A79]&lt;[.CA$2];&quot;&quot;;IF([.$A79]=[.CA$2];1;MIN([.$B$1]+1;[.BZ78]+[.CA78])))">
            <text:p/>
          </table:table-cell>
          <table:table-cell table:formula="of:=IF([.$A79]&lt;[.CB$2];&quot;&quot;;IF([.$A79]=[.CB$2];1;MIN([.$B$1]+1;[.CA78]+[.CB78])))">
            <text:p/>
          </table:table-cell>
          <table:table-cell table:formula="of:=IF([.$A79]&lt;[.CC$2];&quot;&quot;;IF([.$A79]=[.CC$2];1;MIN([.$B$1]+1;[.CB78]+[.CC78])))">
            <text:p/>
          </table:table-cell>
          <table:table-cell table:formula="of:=IF([.$A79]&lt;[.CD$2];&quot;&quot;;IF([.$A79]=[.CD$2];1;MIN([.$B$1]+1;[.CC78]+[.CD78])))">
            <text:p/>
          </table:table-cell>
          <table:table-cell table:formula="of:=IF([.$A79]&lt;[.CE$2];&quot;&quot;;IF([.$A79]=[.CE$2];1;MIN([.$B$1]+1;[.CD78]+[.CE78])))">
            <text:p/>
          </table:table-cell>
          <table:table-cell table:formula="of:=IF([.$A79]&lt;[.CF$2];&quot;&quot;;IF([.$A79]=[.CF$2];1;MIN([.$B$1]+1;[.CE78]+[.CF78])))">
            <text:p/>
          </table:table-cell>
          <table:table-cell table:formula="of:=IF([.$A79]&lt;[.CG$2];&quot;&quot;;IF([.$A79]=[.CG$2];1;MIN([.$B$1]+1;[.CF78]+[.CG78])))">
            <text:p/>
          </table:table-cell>
          <table:table-cell table:formula="of:=IF([.$A79]&lt;[.CH$2];&quot;&quot;;IF([.$A79]=[.CH$2];1;MIN([.$B$1]+1;[.CG78]+[.CH78])))">
            <text:p/>
          </table:table-cell>
          <table:table-cell table:formula="of:=IF([.$A79]&lt;[.CI$2];&quot;&quot;;IF([.$A79]=[.CI$2];1;MIN([.$B$1]+1;[.CH78]+[.CI78])))">
            <text:p/>
          </table:table-cell>
          <table:table-cell table:formula="of:=IF([.$A79]&lt;[.CJ$2];&quot;&quot;;IF([.$A79]=[.CJ$2];1;MIN([.$B$1]+1;[.CI78]+[.CJ78])))">
            <text:p/>
          </table:table-cell>
          <table:table-cell table:formula="of:=IF([.$A79]&lt;[.CK$2];&quot;&quot;;IF([.$A79]=[.CK$2];1;MIN([.$B$1]+1;[.CJ78]+[.CK78])))">
            <text:p/>
          </table:table-cell>
          <table:table-cell table:formula="of:=IF([.$A79]&lt;[.CL$2];&quot;&quot;;IF([.$A79]=[.CL$2];1;MIN([.$B$1]+1;[.CK78]+[.CL78])))">
            <text:p/>
          </table:table-cell>
          <table:table-cell table:formula="of:=IF([.$A79]&lt;[.CM$2];&quot;&quot;;IF([.$A79]=[.CM$2];1;MIN([.$B$1]+1;[.CL78]+[.CM78])))">
            <text:p/>
          </table:table-cell>
          <table:table-cell table:formula="of:=IF([.$A79]&lt;[.CN$2];&quot;&quot;;IF([.$A79]=[.CN$2];1;MIN([.$B$1]+1;[.CM78]+[.CN78])))">
            <text:p/>
          </table:table-cell>
          <table:table-cell table:formula="of:=IF([.$A79]&lt;[.CO$2];&quot;&quot;;IF([.$A79]=[.CO$2];1;MIN([.$B$1]+1;[.CN78]+[.CO78])))">
            <text:p/>
          </table:table-cell>
          <table:table-cell table:formula="of:=IF([.$A79]&lt;[.CP$2];&quot;&quot;;IF([.$A79]=[.CP$2];1;MIN([.$B$1]+1;[.CO78]+[.CP78])))">
            <text:p/>
          </table:table-cell>
          <table:table-cell table:formula="of:=IF([.$A79]&lt;[.CQ$2];&quot;&quot;;IF([.$A79]=[.CQ$2];1;MIN([.$B$1]+1;[.CP78]+[.CQ78])))">
            <text:p/>
          </table:table-cell>
          <table:table-cell table:formula="of:=IF([.$A79]&lt;[.CR$2];&quot;&quot;;IF([.$A79]=[.CR$2];1;MIN([.$B$1]+1;[.CQ78]+[.CR78])))">
            <text:p/>
          </table:table-cell>
          <table:table-cell table:formula="of:=IF([.$A79]&lt;[.CS$2];&quot;&quot;;IF([.$A79]=[.CS$2];1;MIN([.$B$1]+1;[.CR78]+[.CS78])))">
            <text:p/>
          </table:table-cell>
          <table:table-cell table:formula="of:=IF([.$A79]&lt;[.CT$2];&quot;&quot;;IF([.$A79]=[.CT$2];1;MIN([.$B$1]+1;[.CS78]+[.CT78])))">
            <text:p/>
          </table:table-cell>
          <table:table-cell table:formula="of:=IF([.$A79]&lt;[.CU$2];&quot;&quot;;IF([.$A79]=[.CU$2];1;MIN([.$B$1]+1;[.CT78]+[.CU78])))">
            <text:p/>
          </table:table-cell>
          <table:table-cell table:formula="of:=IF([.$A79]&lt;[.CV$2];&quot;&quot;;IF([.$A79]=[.CV$2];1;MIN([.$B$1]+1;[.CU78]+[.CV78])))">
            <text:p/>
          </table:table-cell>
          <table:table-cell table:formula="of:=IF([.$A79]&lt;[.CW$2];&quot;&quot;;IF([.$A79]=[.CW$2];1;MIN([.$B$1]+1;[.CV78]+[.CW78])))">
            <text:p/>
          </table:table-cell>
          <table:table-cell table:formula="of:=IF([.$A79]&lt;[.CX$2];&quot;&quot;;IF([.$A79]=[.CX$2];1;MIN([.$B$1]+1;[.CW78]+[.CX78])))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$A80]&lt;[.C$2];&quot;&quot;;IF([.$A80]=[.C$2];1;MIN([.$B$1]+1;[.B79]+[.C79])))" office:value-type="float" office:value="77" calcext:value-type="float">
            <text:p>77</text:p>
          </table:table-cell>
          <table:table-cell table:formula="of:=IF([.$A80]&lt;[.D$2];&quot;&quot;;IF([.$A80]=[.D$2];1;MIN([.$B$1]+1;[.C79]+[.D79])))" office:value-type="float" office:value="2926" calcext:value-type="float">
            <text:p>2926</text:p>
          </table:table-cell>
          <table:table-cell table:formula="of:=IF([.$A80]&lt;[.E$2];&quot;&quot;;IF([.$A80]=[.E$2];1;MIN([.$B$1]+1;[.D79]+[.E79])))" office:value-type="float" office:value="73150" calcext:value-type="float">
            <text:p>73150</text:p>
          </table:table-cell>
          <table:table-cell table:formula="of:=IF([.$A80]&lt;[.F$2];&quot;&quot;;IF([.$A80]=[.F$2];1;MIN([.$B$1]+1;[.E79]+[.F79])))" office:value-type="float" office:value="1000001" calcext:value-type="float">
            <text:p>1000001</text:p>
          </table:table-cell>
          <table:table-cell table:formula="of:=IF([.$A80]&lt;[.G$2];&quot;&quot;;IF([.$A80]=[.G$2];1;MIN([.$B$1]+1;[.F79]+[.G79])))" office:value-type="float" office:value="1000001" calcext:value-type="float">
            <text:p>1000001</text:p>
          </table:table-cell>
          <table:table-cell table:formula="of:=IF([.$A80]&lt;[.H$2];&quot;&quot;;IF([.$A80]=[.H$2];1;MIN([.$B$1]+1;[.G79]+[.H79])))" office:value-type="float" office:value="1000001" calcext:value-type="float">
            <text:p>1000001</text:p>
          </table:table-cell>
          <table:table-cell table:formula="of:=IF([.$A80]&lt;[.I$2];&quot;&quot;;IF([.$A80]=[.I$2];1;MIN([.$B$1]+1;[.H79]+[.I79])))" office:value-type="float" office:value="1000001" calcext:value-type="float">
            <text:p>1000001</text:p>
          </table:table-cell>
          <table:table-cell table:formula="of:=IF([.$A80]&lt;[.J$2];&quot;&quot;;IF([.$A80]=[.J$2];1;MIN([.$B$1]+1;[.I79]+[.J79])))" office:value-type="float" office:value="1000001" calcext:value-type="float">
            <text:p>1000001</text:p>
          </table:table-cell>
          <table:table-cell table:formula="of:=IF([.$A80]&lt;[.K$2];&quot;&quot;;IF([.$A80]=[.K$2];1;MIN([.$B$1]+1;[.J79]+[.K79])))" office:value-type="float" office:value="1000001" calcext:value-type="float">
            <text:p>1000001</text:p>
          </table:table-cell>
          <table:table-cell table:formula="of:=IF([.$A80]&lt;[.L$2];&quot;&quot;;IF([.$A80]=[.L$2];1;MIN([.$B$1]+1;[.K79]+[.L79])))" office:value-type="float" office:value="1000001" calcext:value-type="float">
            <text:p>1000001</text:p>
          </table:table-cell>
          <table:table-cell table:formula="of:=IF([.$A80]&lt;[.M$2];&quot;&quot;;IF([.$A80]=[.M$2];1;MIN([.$B$1]+1;[.L79]+[.M79])))" office:value-type="float" office:value="1000001" calcext:value-type="float">
            <text:p>1000001</text:p>
          </table:table-cell>
          <table:table-cell table:formula="of:=IF([.$A80]&lt;[.N$2];&quot;&quot;;IF([.$A80]=[.N$2];1;MIN([.$B$1]+1;[.M79]+[.N79])))" office:value-type="float" office:value="1000001" calcext:value-type="float">
            <text:p>1000001</text:p>
          </table:table-cell>
          <table:table-cell table:formula="of:=IF([.$A80]&lt;[.O$2];&quot;&quot;;IF([.$A80]=[.O$2];1;MIN([.$B$1]+1;[.N79]+[.O79])))" office:value-type="float" office:value="1000001" calcext:value-type="float">
            <text:p>1000001</text:p>
          </table:table-cell>
          <table:table-cell table:formula="of:=IF([.$A80]&lt;[.P$2];&quot;&quot;;IF([.$A80]=[.P$2];1;MIN([.$B$1]+1;[.O79]+[.P79])))" office:value-type="float" office:value="1000001" calcext:value-type="float">
            <text:p>1000001</text:p>
          </table:table-cell>
          <table:table-cell table:formula="of:=IF([.$A80]&lt;[.Q$2];&quot;&quot;;IF([.$A80]=[.Q$2];1;MIN([.$B$1]+1;[.P79]+[.Q79])))" office:value-type="float" office:value="1000001" calcext:value-type="float">
            <text:p>1000001</text:p>
          </table:table-cell>
          <table:table-cell table:formula="of:=IF([.$A80]&lt;[.R$2];&quot;&quot;;IF([.$A80]=[.R$2];1;MIN([.$B$1]+1;[.Q79]+[.R79])))" office:value-type="float" office:value="1000001" calcext:value-type="float">
            <text:p>1000001</text:p>
          </table:table-cell>
          <table:table-cell table:formula="of:=IF([.$A80]&lt;[.S$2];&quot;&quot;;IF([.$A80]=[.S$2];1;MIN([.$B$1]+1;[.R79]+[.S79])))" office:value-type="float" office:value="1000001" calcext:value-type="float">
            <text:p>1000001</text:p>
          </table:table-cell>
          <table:table-cell table:formula="of:=IF([.$A80]&lt;[.T$2];&quot;&quot;;IF([.$A80]=[.T$2];1;MIN([.$B$1]+1;[.S79]+[.T79])))" office:value-type="float" office:value="1000001" calcext:value-type="float">
            <text:p>1000001</text:p>
          </table:table-cell>
          <table:table-cell table:formula="of:=IF([.$A80]&lt;[.U$2];&quot;&quot;;IF([.$A80]=[.U$2];1;MIN([.$B$1]+1;[.T79]+[.U79])))" office:value-type="float" office:value="1000001" calcext:value-type="float">
            <text:p>1000001</text:p>
          </table:table-cell>
          <table:table-cell table:formula="of:=IF([.$A80]&lt;[.V$2];&quot;&quot;;IF([.$A80]=[.V$2];1;MIN([.$B$1]+1;[.U79]+[.V79])))" office:value-type="float" office:value="1000001" calcext:value-type="float">
            <text:p>1000001</text:p>
          </table:table-cell>
          <table:table-cell table:formula="of:=IF([.$A80]&lt;[.W$2];&quot;&quot;;IF([.$A80]=[.W$2];1;MIN([.$B$1]+1;[.V79]+[.W79])))" office:value-type="float" office:value="1000001" calcext:value-type="float">
            <text:p>1000001</text:p>
          </table:table-cell>
          <table:table-cell table:formula="of:=IF([.$A80]&lt;[.X$2];&quot;&quot;;IF([.$A80]=[.X$2];1;MIN([.$B$1]+1;[.W79]+[.X79])))" office:value-type="float" office:value="1000001" calcext:value-type="float">
            <text:p>1000001</text:p>
          </table:table-cell>
          <table:table-cell table:formula="of:=IF([.$A80]&lt;[.Y$2];&quot;&quot;;IF([.$A80]=[.Y$2];1;MIN([.$B$1]+1;[.X79]+[.Y79])))" office:value-type="float" office:value="1000001" calcext:value-type="float">
            <text:p>1000001</text:p>
          </table:table-cell>
          <table:table-cell table:formula="of:=IF([.$A80]&lt;[.Z$2];&quot;&quot;;IF([.$A80]=[.Z$2];1;MIN([.$B$1]+1;[.Y79]+[.Z79])))" office:value-type="float" office:value="1000001" calcext:value-type="float">
            <text:p>1000001</text:p>
          </table:table-cell>
          <table:table-cell table:formula="of:=IF([.$A80]&lt;[.AA$2];&quot;&quot;;IF([.$A80]=[.AA$2];1;MIN([.$B$1]+1;[.Z79]+[.AA79])))" office:value-type="float" office:value="1000001" calcext:value-type="float">
            <text:p>1000001</text:p>
          </table:table-cell>
          <table:table-cell table:formula="of:=IF([.$A80]&lt;[.AB$2];&quot;&quot;;IF([.$A80]=[.AB$2];1;MIN([.$B$1]+1;[.AA79]+[.AB79])))" office:value-type="float" office:value="1000001" calcext:value-type="float">
            <text:p>1000001</text:p>
          </table:table-cell>
          <table:table-cell table:formula="of:=IF([.$A80]&lt;[.AC$2];&quot;&quot;;IF([.$A80]=[.AC$2];1;MIN([.$B$1]+1;[.AB79]+[.AC79])))" office:value-type="float" office:value="1000001" calcext:value-type="float">
            <text:p>1000001</text:p>
          </table:table-cell>
          <table:table-cell table:formula="of:=IF([.$A80]&lt;[.AD$2];&quot;&quot;;IF([.$A80]=[.AD$2];1;MIN([.$B$1]+1;[.AC79]+[.AD79])))" office:value-type="float" office:value="1000001" calcext:value-type="float">
            <text:p>1000001</text:p>
          </table:table-cell>
          <table:table-cell table:formula="of:=IF([.$A80]&lt;[.AE$2];&quot;&quot;;IF([.$A80]=[.AE$2];1;MIN([.$B$1]+1;[.AD79]+[.AE79])))" office:value-type="float" office:value="1000001" calcext:value-type="float">
            <text:p>1000001</text:p>
          </table:table-cell>
          <table:table-cell table:formula="of:=IF([.$A80]&lt;[.AF$2];&quot;&quot;;IF([.$A80]=[.AF$2];1;MIN([.$B$1]+1;[.AE79]+[.AF79])))" office:value-type="float" office:value="1000001" calcext:value-type="float">
            <text:p>1000001</text:p>
          </table:table-cell>
          <table:table-cell table:formula="of:=IF([.$A80]&lt;[.AG$2];&quot;&quot;;IF([.$A80]=[.AG$2];1;MIN([.$B$1]+1;[.AF79]+[.AG79])))" office:value-type="float" office:value="1000001" calcext:value-type="float">
            <text:p>1000001</text:p>
          </table:table-cell>
          <table:table-cell table:formula="of:=IF([.$A80]&lt;[.AH$2];&quot;&quot;;IF([.$A80]=[.AH$2];1;MIN([.$B$1]+1;[.AG79]+[.AH79])))" office:value-type="float" office:value="1000001" calcext:value-type="float">
            <text:p>1000001</text:p>
          </table:table-cell>
          <table:table-cell table:formula="of:=IF([.$A80]&lt;[.AI$2];&quot;&quot;;IF([.$A80]=[.AI$2];1;MIN([.$B$1]+1;[.AH79]+[.AI79])))" office:value-type="float" office:value="1000001" calcext:value-type="float">
            <text:p>1000001</text:p>
          </table:table-cell>
          <table:table-cell table:formula="of:=IF([.$A80]&lt;[.AJ$2];&quot;&quot;;IF([.$A80]=[.AJ$2];1;MIN([.$B$1]+1;[.AI79]+[.AJ79])))" office:value-type="float" office:value="1000001" calcext:value-type="float">
            <text:p>1000001</text:p>
          </table:table-cell>
          <table:table-cell table:formula="of:=IF([.$A80]&lt;[.AK$2];&quot;&quot;;IF([.$A80]=[.AK$2];1;MIN([.$B$1]+1;[.AJ79]+[.AK79])))" office:value-type="float" office:value="1000001" calcext:value-type="float">
            <text:p>1000001</text:p>
          </table:table-cell>
          <table:table-cell table:formula="of:=IF([.$A80]&lt;[.AL$2];&quot;&quot;;IF([.$A80]=[.AL$2];1;MIN([.$B$1]+1;[.AK79]+[.AL79])))" office:value-type="float" office:value="1000001" calcext:value-type="float">
            <text:p>1000001</text:p>
          </table:table-cell>
          <table:table-cell table:formula="of:=IF([.$A80]&lt;[.AM$2];&quot;&quot;;IF([.$A80]=[.AM$2];1;MIN([.$B$1]+1;[.AL79]+[.AM79])))" office:value-type="float" office:value="1000001" calcext:value-type="float">
            <text:p>1000001</text:p>
          </table:table-cell>
          <table:table-cell table:formula="of:=IF([.$A80]&lt;[.AN$2];&quot;&quot;;IF([.$A80]=[.AN$2];1;MIN([.$B$1]+1;[.AM79]+[.AN79])))" office:value-type="float" office:value="1000001" calcext:value-type="float">
            <text:p>1000001</text:p>
          </table:table-cell>
          <table:table-cell table:formula="of:=IF([.$A80]&lt;[.AO$2];&quot;&quot;;IF([.$A80]=[.AO$2];1;MIN([.$B$1]+1;[.AN79]+[.AO79])))" office:value-type="float" office:value="1000001" calcext:value-type="float">
            <text:p>1000001</text:p>
          </table:table-cell>
          <table:table-cell table:formula="of:=IF([.$A80]&lt;[.AP$2];&quot;&quot;;IF([.$A80]=[.AP$2];1;MIN([.$B$1]+1;[.AO79]+[.AP79])))" office:value-type="float" office:value="1000001" calcext:value-type="float">
            <text:p>1000001</text:p>
          </table:table-cell>
          <table:table-cell table:formula="of:=IF([.$A80]&lt;[.AQ$2];&quot;&quot;;IF([.$A80]=[.AQ$2];1;MIN([.$B$1]+1;[.AP79]+[.AQ79])))" office:value-type="float" office:value="1000001" calcext:value-type="float">
            <text:p>1000001</text:p>
          </table:table-cell>
          <table:table-cell table:formula="of:=IF([.$A80]&lt;[.AR$2];&quot;&quot;;IF([.$A80]=[.AR$2];1;MIN([.$B$1]+1;[.AQ79]+[.AR79])))" office:value-type="float" office:value="1000001" calcext:value-type="float">
            <text:p>1000001</text:p>
          </table:table-cell>
          <table:table-cell table:formula="of:=IF([.$A80]&lt;[.AS$2];&quot;&quot;;IF([.$A80]=[.AS$2];1;MIN([.$B$1]+1;[.AR79]+[.AS79])))" office:value-type="float" office:value="1000001" calcext:value-type="float">
            <text:p>1000001</text:p>
          </table:table-cell>
          <table:table-cell table:formula="of:=IF([.$A80]&lt;[.AT$2];&quot;&quot;;IF([.$A80]=[.AT$2];1;MIN([.$B$1]+1;[.AS79]+[.AT79])))" office:value-type="float" office:value="1000001" calcext:value-type="float">
            <text:p>1000001</text:p>
          </table:table-cell>
          <table:table-cell table:formula="of:=IF([.$A80]&lt;[.AU$2];&quot;&quot;;IF([.$A80]=[.AU$2];1;MIN([.$B$1]+1;[.AT79]+[.AU79])))" office:value-type="float" office:value="1000001" calcext:value-type="float">
            <text:p>1000001</text:p>
          </table:table-cell>
          <table:table-cell table:formula="of:=IF([.$A80]&lt;[.AV$2];&quot;&quot;;IF([.$A80]=[.AV$2];1;MIN([.$B$1]+1;[.AU79]+[.AV79])))" office:value-type="float" office:value="1000001" calcext:value-type="float">
            <text:p>1000001</text:p>
          </table:table-cell>
          <table:table-cell table:formula="of:=IF([.$A80]&lt;[.AW$2];&quot;&quot;;IF([.$A80]=[.AW$2];1;MIN([.$B$1]+1;[.AV79]+[.AW79])))" office:value-type="float" office:value="1000001" calcext:value-type="float">
            <text:p>1000001</text:p>
          </table:table-cell>
          <table:table-cell table:formula="of:=IF([.$A80]&lt;[.AX$2];&quot;&quot;;IF([.$A80]=[.AX$2];1;MIN([.$B$1]+1;[.AW79]+[.AX79])))" office:value-type="float" office:value="1000001" calcext:value-type="float">
            <text:p>1000001</text:p>
          </table:table-cell>
          <table:table-cell table:formula="of:=IF([.$A80]&lt;[.AY$2];&quot;&quot;;IF([.$A80]=[.AY$2];1;MIN([.$B$1]+1;[.AX79]+[.AY79])))" office:value-type="float" office:value="1000001" calcext:value-type="float">
            <text:p>1000001</text:p>
          </table:table-cell>
          <table:table-cell table:formula="of:=IF([.$A80]&lt;[.AZ$2];&quot;&quot;;IF([.$A80]=[.AZ$2];1;MIN([.$B$1]+1;[.AY79]+[.AZ79])))" office:value-type="float" office:value="1000001" calcext:value-type="float">
            <text:p>1000001</text:p>
          </table:table-cell>
          <table:table-cell table:formula="of:=IF([.$A80]&lt;[.BA$2];&quot;&quot;;IF([.$A80]=[.BA$2];1;MIN([.$B$1]+1;[.AZ79]+[.BA79])))" office:value-type="float" office:value="1000001" calcext:value-type="float">
            <text:p>1000001</text:p>
          </table:table-cell>
          <table:table-cell table:formula="of:=IF([.$A80]&lt;[.BB$2];&quot;&quot;;IF([.$A80]=[.BB$2];1;MIN([.$B$1]+1;[.BA79]+[.BB79])))" office:value-type="float" office:value="1000001" calcext:value-type="float">
            <text:p>1000001</text:p>
          </table:table-cell>
          <table:table-cell table:formula="of:=IF([.$A80]&lt;[.BC$2];&quot;&quot;;IF([.$A80]=[.BC$2];1;MIN([.$B$1]+1;[.BB79]+[.BC79])))" office:value-type="float" office:value="1000001" calcext:value-type="float">
            <text:p>1000001</text:p>
          </table:table-cell>
          <table:table-cell table:formula="of:=IF([.$A80]&lt;[.BD$2];&quot;&quot;;IF([.$A80]=[.BD$2];1;MIN([.$B$1]+1;[.BC79]+[.BD79])))" office:value-type="float" office:value="1000001" calcext:value-type="float">
            <text:p>1000001</text:p>
          </table:table-cell>
          <table:table-cell table:formula="of:=IF([.$A80]&lt;[.BE$2];&quot;&quot;;IF([.$A80]=[.BE$2];1;MIN([.$B$1]+1;[.BD79]+[.BE79])))" office:value-type="float" office:value="1000001" calcext:value-type="float">
            <text:p>1000001</text:p>
          </table:table-cell>
          <table:table-cell table:formula="of:=IF([.$A80]&lt;[.BF$2];&quot;&quot;;IF([.$A80]=[.BF$2];1;MIN([.$B$1]+1;[.BE79]+[.BF79])))" office:value-type="float" office:value="1000001" calcext:value-type="float">
            <text:p>1000001</text:p>
          </table:table-cell>
          <table:table-cell table:formula="of:=IF([.$A80]&lt;[.BG$2];&quot;&quot;;IF([.$A80]=[.BG$2];1;MIN([.$B$1]+1;[.BF79]+[.BG79])))" office:value-type="float" office:value="1000001" calcext:value-type="float">
            <text:p>1000001</text:p>
          </table:table-cell>
          <table:table-cell table:formula="of:=IF([.$A80]&lt;[.BH$2];&quot;&quot;;IF([.$A80]=[.BH$2];1;MIN([.$B$1]+1;[.BG79]+[.BH79])))" office:value-type="float" office:value="1000001" calcext:value-type="float">
            <text:p>1000001</text:p>
          </table:table-cell>
          <table:table-cell table:formula="of:=IF([.$A80]&lt;[.BI$2];&quot;&quot;;IF([.$A80]=[.BI$2];1;MIN([.$B$1]+1;[.BH79]+[.BI79])))" office:value-type="float" office:value="1000001" calcext:value-type="float">
            <text:p>1000001</text:p>
          </table:table-cell>
          <table:table-cell table:formula="of:=IF([.$A80]&lt;[.BJ$2];&quot;&quot;;IF([.$A80]=[.BJ$2];1;MIN([.$B$1]+1;[.BI79]+[.BJ79])))" office:value-type="float" office:value="1000001" calcext:value-type="float">
            <text:p>1000001</text:p>
          </table:table-cell>
          <table:table-cell table:formula="of:=IF([.$A80]&lt;[.BK$2];&quot;&quot;;IF([.$A80]=[.BK$2];1;MIN([.$B$1]+1;[.BJ79]+[.BK79])))" office:value-type="float" office:value="1000001" calcext:value-type="float">
            <text:p>1000001</text:p>
          </table:table-cell>
          <table:table-cell table:formula="of:=IF([.$A80]&lt;[.BL$2];&quot;&quot;;IF([.$A80]=[.BL$2];1;MIN([.$B$1]+1;[.BK79]+[.BL79])))" office:value-type="float" office:value="1000001" calcext:value-type="float">
            <text:p>1000001</text:p>
          </table:table-cell>
          <table:table-cell table:formula="of:=IF([.$A80]&lt;[.BM$2];&quot;&quot;;IF([.$A80]=[.BM$2];1;MIN([.$B$1]+1;[.BL79]+[.BM79])))" office:value-type="float" office:value="1000001" calcext:value-type="float">
            <text:p>1000001</text:p>
          </table:table-cell>
          <table:table-cell table:formula="of:=IF([.$A80]&lt;[.BN$2];&quot;&quot;;IF([.$A80]=[.BN$2];1;MIN([.$B$1]+1;[.BM79]+[.BN79])))" office:value-type="float" office:value="1000001" calcext:value-type="float">
            <text:p>1000001</text:p>
          </table:table-cell>
          <table:table-cell table:formula="of:=IF([.$A80]&lt;[.BO$2];&quot;&quot;;IF([.$A80]=[.BO$2];1;MIN([.$B$1]+1;[.BN79]+[.BO79])))" office:value-type="float" office:value="1000001" calcext:value-type="float">
            <text:p>1000001</text:p>
          </table:table-cell>
          <table:table-cell table:formula="of:=IF([.$A80]&lt;[.BP$2];&quot;&quot;;IF([.$A80]=[.BP$2];1;MIN([.$B$1]+1;[.BO79]+[.BP79])))" office:value-type="float" office:value="1000001" calcext:value-type="float">
            <text:p>1000001</text:p>
          </table:table-cell>
          <table:table-cell table:formula="of:=IF([.$A80]&lt;[.BQ$2];&quot;&quot;;IF([.$A80]=[.BQ$2];1;MIN([.$B$1]+1;[.BP79]+[.BQ79])))" office:value-type="float" office:value="1000001" calcext:value-type="float">
            <text:p>1000001</text:p>
          </table:table-cell>
          <table:table-cell table:formula="of:=IF([.$A80]&lt;[.BR$2];&quot;&quot;;IF([.$A80]=[.BR$2];1;MIN([.$B$1]+1;[.BQ79]+[.BR79])))" office:value-type="float" office:value="1000001" calcext:value-type="float">
            <text:p>1000001</text:p>
          </table:table-cell>
          <table:table-cell table:formula="of:=IF([.$A80]&lt;[.BS$2];&quot;&quot;;IF([.$A80]=[.BS$2];1;MIN([.$B$1]+1;[.BR79]+[.BS79])))" office:value-type="float" office:value="1000001" calcext:value-type="float">
            <text:p>1000001</text:p>
          </table:table-cell>
          <table:table-cell table:formula="of:=IF([.$A80]&lt;[.BT$2];&quot;&quot;;IF([.$A80]=[.BT$2];1;MIN([.$B$1]+1;[.BS79]+[.BT79])))" office:value-type="float" office:value="1000001" calcext:value-type="float">
            <text:p>1000001</text:p>
          </table:table-cell>
          <table:table-cell table:formula="of:=IF([.$A80]&lt;[.BU$2];&quot;&quot;;IF([.$A80]=[.BU$2];1;MIN([.$B$1]+1;[.BT79]+[.BU79])))" office:value-type="float" office:value="1000001" calcext:value-type="float">
            <text:p>1000001</text:p>
          </table:table-cell>
          <table:table-cell table:formula="of:=IF([.$A80]&lt;[.BV$2];&quot;&quot;;IF([.$A80]=[.BV$2];1;MIN([.$B$1]+1;[.BU79]+[.BV79])))" office:value-type="float" office:value="1000001" calcext:value-type="float">
            <text:p>1000001</text:p>
          </table:table-cell>
          <table:table-cell table:formula="of:=IF([.$A80]&lt;[.BW$2];&quot;&quot;;IF([.$A80]=[.BW$2];1;MIN([.$B$1]+1;[.BV79]+[.BW79])))" office:value-type="float" office:value="1000001" calcext:value-type="float">
            <text:p>1000001</text:p>
          </table:table-cell>
          <table:table-cell table:formula="of:=IF([.$A80]&lt;[.BX$2];&quot;&quot;;IF([.$A80]=[.BX$2];1;MIN([.$B$1]+1;[.BW79]+[.BX79])))" office:value-type="float" office:value="73150" calcext:value-type="float">
            <text:p>73150</text:p>
          </table:table-cell>
          <table:table-cell table:formula="of:=IF([.$A80]&lt;[.BY$2];&quot;&quot;;IF([.$A80]=[.BY$2];1;MIN([.$B$1]+1;[.BX79]+[.BY79])))" office:value-type="float" office:value="2926" calcext:value-type="float">
            <text:p>2926</text:p>
          </table:table-cell>
          <table:table-cell table:formula="of:=IF([.$A80]&lt;[.BZ$2];&quot;&quot;;IF([.$A80]=[.BZ$2];1;MIN([.$B$1]+1;[.BY79]+[.BZ79])))" office:value-type="float" office:value="77" calcext:value-type="float">
            <text:p>77</text:p>
          </table:table-cell>
          <table:table-cell table:formula="of:=IF([.$A80]&lt;[.CA$2];&quot;&quot;;IF([.$A80]=[.CA$2];1;MIN([.$B$1]+1;[.BZ79]+[.CA79])))" office:value-type="float" office:value="1" calcext:value-type="float">
            <text:p>1</text:p>
          </table:table-cell>
          <table:table-cell table:formula="of:=IF([.$A80]&lt;[.CB$2];&quot;&quot;;IF([.$A80]=[.CB$2];1;MIN([.$B$1]+1;[.CA79]+[.CB79])))">
            <text:p/>
          </table:table-cell>
          <table:table-cell table:formula="of:=IF([.$A80]&lt;[.CC$2];&quot;&quot;;IF([.$A80]=[.CC$2];1;MIN([.$B$1]+1;[.CB79]+[.CC79])))">
            <text:p/>
          </table:table-cell>
          <table:table-cell table:formula="of:=IF([.$A80]&lt;[.CD$2];&quot;&quot;;IF([.$A80]=[.CD$2];1;MIN([.$B$1]+1;[.CC79]+[.CD79])))">
            <text:p/>
          </table:table-cell>
          <table:table-cell table:formula="of:=IF([.$A80]&lt;[.CE$2];&quot;&quot;;IF([.$A80]=[.CE$2];1;MIN([.$B$1]+1;[.CD79]+[.CE79])))">
            <text:p/>
          </table:table-cell>
          <table:table-cell table:formula="of:=IF([.$A80]&lt;[.CF$2];&quot;&quot;;IF([.$A80]=[.CF$2];1;MIN([.$B$1]+1;[.CE79]+[.CF79])))">
            <text:p/>
          </table:table-cell>
          <table:table-cell table:formula="of:=IF([.$A80]&lt;[.CG$2];&quot;&quot;;IF([.$A80]=[.CG$2];1;MIN([.$B$1]+1;[.CF79]+[.CG79])))">
            <text:p/>
          </table:table-cell>
          <table:table-cell table:formula="of:=IF([.$A80]&lt;[.CH$2];&quot;&quot;;IF([.$A80]=[.CH$2];1;MIN([.$B$1]+1;[.CG79]+[.CH79])))">
            <text:p/>
          </table:table-cell>
          <table:table-cell table:formula="of:=IF([.$A80]&lt;[.CI$2];&quot;&quot;;IF([.$A80]=[.CI$2];1;MIN([.$B$1]+1;[.CH79]+[.CI79])))">
            <text:p/>
          </table:table-cell>
          <table:table-cell table:formula="of:=IF([.$A80]&lt;[.CJ$2];&quot;&quot;;IF([.$A80]=[.CJ$2];1;MIN([.$B$1]+1;[.CI79]+[.CJ79])))">
            <text:p/>
          </table:table-cell>
          <table:table-cell table:formula="of:=IF([.$A80]&lt;[.CK$2];&quot;&quot;;IF([.$A80]=[.CK$2];1;MIN([.$B$1]+1;[.CJ79]+[.CK79])))">
            <text:p/>
          </table:table-cell>
          <table:table-cell table:formula="of:=IF([.$A80]&lt;[.CL$2];&quot;&quot;;IF([.$A80]=[.CL$2];1;MIN([.$B$1]+1;[.CK79]+[.CL79])))">
            <text:p/>
          </table:table-cell>
          <table:table-cell table:formula="of:=IF([.$A80]&lt;[.CM$2];&quot;&quot;;IF([.$A80]=[.CM$2];1;MIN([.$B$1]+1;[.CL79]+[.CM79])))">
            <text:p/>
          </table:table-cell>
          <table:table-cell table:formula="of:=IF([.$A80]&lt;[.CN$2];&quot;&quot;;IF([.$A80]=[.CN$2];1;MIN([.$B$1]+1;[.CM79]+[.CN79])))">
            <text:p/>
          </table:table-cell>
          <table:table-cell table:formula="of:=IF([.$A80]&lt;[.CO$2];&quot;&quot;;IF([.$A80]=[.CO$2];1;MIN([.$B$1]+1;[.CN79]+[.CO79])))">
            <text:p/>
          </table:table-cell>
          <table:table-cell table:formula="of:=IF([.$A80]&lt;[.CP$2];&quot;&quot;;IF([.$A80]=[.CP$2];1;MIN([.$B$1]+1;[.CO79]+[.CP79])))">
            <text:p/>
          </table:table-cell>
          <table:table-cell table:formula="of:=IF([.$A80]&lt;[.CQ$2];&quot;&quot;;IF([.$A80]=[.CQ$2];1;MIN([.$B$1]+1;[.CP79]+[.CQ79])))">
            <text:p/>
          </table:table-cell>
          <table:table-cell table:formula="of:=IF([.$A80]&lt;[.CR$2];&quot;&quot;;IF([.$A80]=[.CR$2];1;MIN([.$B$1]+1;[.CQ79]+[.CR79])))">
            <text:p/>
          </table:table-cell>
          <table:table-cell table:formula="of:=IF([.$A80]&lt;[.CS$2];&quot;&quot;;IF([.$A80]=[.CS$2];1;MIN([.$B$1]+1;[.CR79]+[.CS79])))">
            <text:p/>
          </table:table-cell>
          <table:table-cell table:formula="of:=IF([.$A80]&lt;[.CT$2];&quot;&quot;;IF([.$A80]=[.CT$2];1;MIN([.$B$1]+1;[.CS79]+[.CT79])))">
            <text:p/>
          </table:table-cell>
          <table:table-cell table:formula="of:=IF([.$A80]&lt;[.CU$2];&quot;&quot;;IF([.$A80]=[.CU$2];1;MIN([.$B$1]+1;[.CT79]+[.CU79])))">
            <text:p/>
          </table:table-cell>
          <table:table-cell table:formula="of:=IF([.$A80]&lt;[.CV$2];&quot;&quot;;IF([.$A80]=[.CV$2];1;MIN([.$B$1]+1;[.CU79]+[.CV79])))">
            <text:p/>
          </table:table-cell>
          <table:table-cell table:formula="of:=IF([.$A80]&lt;[.CW$2];&quot;&quot;;IF([.$A80]=[.CW$2];1;MIN([.$B$1]+1;[.CV79]+[.CW79])))">
            <text:p/>
          </table:table-cell>
          <table:table-cell table:formula="of:=IF([.$A80]&lt;[.CX$2];&quot;&quot;;IF([.$A80]=[.CX$2];1;MIN([.$B$1]+1;[.CW79]+[.CX79])))">
            <text:p/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$A81]&lt;[.C$2];&quot;&quot;;IF([.$A81]=[.C$2];1;MIN([.$B$1]+1;[.B80]+[.C80])))" office:value-type="float" office:value="78" calcext:value-type="float">
            <text:p>78</text:p>
          </table:table-cell>
          <table:table-cell table:formula="of:=IF([.$A81]&lt;[.D$2];&quot;&quot;;IF([.$A81]=[.D$2];1;MIN([.$B$1]+1;[.C80]+[.D80])))" office:value-type="float" office:value="3003" calcext:value-type="float">
            <text:p>3003</text:p>
          </table:table-cell>
          <table:table-cell table:formula="of:=IF([.$A81]&lt;[.E$2];&quot;&quot;;IF([.$A81]=[.E$2];1;MIN([.$B$1]+1;[.D80]+[.E80])))" office:value-type="float" office:value="76076" calcext:value-type="float">
            <text:p>76076</text:p>
          </table:table-cell>
          <table:table-cell table:formula="of:=IF([.$A81]&lt;[.F$2];&quot;&quot;;IF([.$A81]=[.F$2];1;MIN([.$B$1]+1;[.E80]+[.F80])))" office:value-type="float" office:value="1000001" calcext:value-type="float">
            <text:p>1000001</text:p>
          </table:table-cell>
          <table:table-cell table:formula="of:=IF([.$A81]&lt;[.G$2];&quot;&quot;;IF([.$A81]=[.G$2];1;MIN([.$B$1]+1;[.F80]+[.G80])))" office:value-type="float" office:value="1000001" calcext:value-type="float">
            <text:p>1000001</text:p>
          </table:table-cell>
          <table:table-cell table:formula="of:=IF([.$A81]&lt;[.H$2];&quot;&quot;;IF([.$A81]=[.H$2];1;MIN([.$B$1]+1;[.G80]+[.H80])))" office:value-type="float" office:value="1000001" calcext:value-type="float">
            <text:p>1000001</text:p>
          </table:table-cell>
          <table:table-cell table:formula="of:=IF([.$A81]&lt;[.I$2];&quot;&quot;;IF([.$A81]=[.I$2];1;MIN([.$B$1]+1;[.H80]+[.I80])))" office:value-type="float" office:value="1000001" calcext:value-type="float">
            <text:p>1000001</text:p>
          </table:table-cell>
          <table:table-cell table:formula="of:=IF([.$A81]&lt;[.J$2];&quot;&quot;;IF([.$A81]=[.J$2];1;MIN([.$B$1]+1;[.I80]+[.J80])))" office:value-type="float" office:value="1000001" calcext:value-type="float">
            <text:p>1000001</text:p>
          </table:table-cell>
          <table:table-cell table:formula="of:=IF([.$A81]&lt;[.K$2];&quot;&quot;;IF([.$A81]=[.K$2];1;MIN([.$B$1]+1;[.J80]+[.K80])))" office:value-type="float" office:value="1000001" calcext:value-type="float">
            <text:p>1000001</text:p>
          </table:table-cell>
          <table:table-cell table:formula="of:=IF([.$A81]&lt;[.L$2];&quot;&quot;;IF([.$A81]=[.L$2];1;MIN([.$B$1]+1;[.K80]+[.L80])))" office:value-type="float" office:value="1000001" calcext:value-type="float">
            <text:p>1000001</text:p>
          </table:table-cell>
          <table:table-cell table:formula="of:=IF([.$A81]&lt;[.M$2];&quot;&quot;;IF([.$A81]=[.M$2];1;MIN([.$B$1]+1;[.L80]+[.M80])))" office:value-type="float" office:value="1000001" calcext:value-type="float">
            <text:p>1000001</text:p>
          </table:table-cell>
          <table:table-cell table:formula="of:=IF([.$A81]&lt;[.N$2];&quot;&quot;;IF([.$A81]=[.N$2];1;MIN([.$B$1]+1;[.M80]+[.N80])))" office:value-type="float" office:value="1000001" calcext:value-type="float">
            <text:p>1000001</text:p>
          </table:table-cell>
          <table:table-cell table:formula="of:=IF([.$A81]&lt;[.O$2];&quot;&quot;;IF([.$A81]=[.O$2];1;MIN([.$B$1]+1;[.N80]+[.O80])))" office:value-type="float" office:value="1000001" calcext:value-type="float">
            <text:p>1000001</text:p>
          </table:table-cell>
          <table:table-cell table:formula="of:=IF([.$A81]&lt;[.P$2];&quot;&quot;;IF([.$A81]=[.P$2];1;MIN([.$B$1]+1;[.O80]+[.P80])))" office:value-type="float" office:value="1000001" calcext:value-type="float">
            <text:p>1000001</text:p>
          </table:table-cell>
          <table:table-cell table:formula="of:=IF([.$A81]&lt;[.Q$2];&quot;&quot;;IF([.$A81]=[.Q$2];1;MIN([.$B$1]+1;[.P80]+[.Q80])))" office:value-type="float" office:value="1000001" calcext:value-type="float">
            <text:p>1000001</text:p>
          </table:table-cell>
          <table:table-cell table:formula="of:=IF([.$A81]&lt;[.R$2];&quot;&quot;;IF([.$A81]=[.R$2];1;MIN([.$B$1]+1;[.Q80]+[.R80])))" office:value-type="float" office:value="1000001" calcext:value-type="float">
            <text:p>1000001</text:p>
          </table:table-cell>
          <table:table-cell table:formula="of:=IF([.$A81]&lt;[.S$2];&quot;&quot;;IF([.$A81]=[.S$2];1;MIN([.$B$1]+1;[.R80]+[.S80])))" office:value-type="float" office:value="1000001" calcext:value-type="float">
            <text:p>1000001</text:p>
          </table:table-cell>
          <table:table-cell table:formula="of:=IF([.$A81]&lt;[.T$2];&quot;&quot;;IF([.$A81]=[.T$2];1;MIN([.$B$1]+1;[.S80]+[.T80])))" office:value-type="float" office:value="1000001" calcext:value-type="float">
            <text:p>1000001</text:p>
          </table:table-cell>
          <table:table-cell table:formula="of:=IF([.$A81]&lt;[.U$2];&quot;&quot;;IF([.$A81]=[.U$2];1;MIN([.$B$1]+1;[.T80]+[.U80])))" office:value-type="float" office:value="1000001" calcext:value-type="float">
            <text:p>1000001</text:p>
          </table:table-cell>
          <table:table-cell table:formula="of:=IF([.$A81]&lt;[.V$2];&quot;&quot;;IF([.$A81]=[.V$2];1;MIN([.$B$1]+1;[.U80]+[.V80])))" office:value-type="float" office:value="1000001" calcext:value-type="float">
            <text:p>1000001</text:p>
          </table:table-cell>
          <table:table-cell table:formula="of:=IF([.$A81]&lt;[.W$2];&quot;&quot;;IF([.$A81]=[.W$2];1;MIN([.$B$1]+1;[.V80]+[.W80])))" office:value-type="float" office:value="1000001" calcext:value-type="float">
            <text:p>1000001</text:p>
          </table:table-cell>
          <table:table-cell table:formula="of:=IF([.$A81]&lt;[.X$2];&quot;&quot;;IF([.$A81]=[.X$2];1;MIN([.$B$1]+1;[.W80]+[.X80])))" office:value-type="float" office:value="1000001" calcext:value-type="float">
            <text:p>1000001</text:p>
          </table:table-cell>
          <table:table-cell table:formula="of:=IF([.$A81]&lt;[.Y$2];&quot;&quot;;IF([.$A81]=[.Y$2];1;MIN([.$B$1]+1;[.X80]+[.Y80])))" office:value-type="float" office:value="1000001" calcext:value-type="float">
            <text:p>1000001</text:p>
          </table:table-cell>
          <table:table-cell table:formula="of:=IF([.$A81]&lt;[.Z$2];&quot;&quot;;IF([.$A81]=[.Z$2];1;MIN([.$B$1]+1;[.Y80]+[.Z80])))" office:value-type="float" office:value="1000001" calcext:value-type="float">
            <text:p>1000001</text:p>
          </table:table-cell>
          <table:table-cell table:formula="of:=IF([.$A81]&lt;[.AA$2];&quot;&quot;;IF([.$A81]=[.AA$2];1;MIN([.$B$1]+1;[.Z80]+[.AA80])))" office:value-type="float" office:value="1000001" calcext:value-type="float">
            <text:p>1000001</text:p>
          </table:table-cell>
          <table:table-cell table:formula="of:=IF([.$A81]&lt;[.AB$2];&quot;&quot;;IF([.$A81]=[.AB$2];1;MIN([.$B$1]+1;[.AA80]+[.AB80])))" office:value-type="float" office:value="1000001" calcext:value-type="float">
            <text:p>1000001</text:p>
          </table:table-cell>
          <table:table-cell table:formula="of:=IF([.$A81]&lt;[.AC$2];&quot;&quot;;IF([.$A81]=[.AC$2];1;MIN([.$B$1]+1;[.AB80]+[.AC80])))" office:value-type="float" office:value="1000001" calcext:value-type="float">
            <text:p>1000001</text:p>
          </table:table-cell>
          <table:table-cell table:formula="of:=IF([.$A81]&lt;[.AD$2];&quot;&quot;;IF([.$A81]=[.AD$2];1;MIN([.$B$1]+1;[.AC80]+[.AD80])))" office:value-type="float" office:value="1000001" calcext:value-type="float">
            <text:p>1000001</text:p>
          </table:table-cell>
          <table:table-cell table:formula="of:=IF([.$A81]&lt;[.AE$2];&quot;&quot;;IF([.$A81]=[.AE$2];1;MIN([.$B$1]+1;[.AD80]+[.AE80])))" office:value-type="float" office:value="1000001" calcext:value-type="float">
            <text:p>1000001</text:p>
          </table:table-cell>
          <table:table-cell table:formula="of:=IF([.$A81]&lt;[.AF$2];&quot;&quot;;IF([.$A81]=[.AF$2];1;MIN([.$B$1]+1;[.AE80]+[.AF80])))" office:value-type="float" office:value="1000001" calcext:value-type="float">
            <text:p>1000001</text:p>
          </table:table-cell>
          <table:table-cell table:formula="of:=IF([.$A81]&lt;[.AG$2];&quot;&quot;;IF([.$A81]=[.AG$2];1;MIN([.$B$1]+1;[.AF80]+[.AG80])))" office:value-type="float" office:value="1000001" calcext:value-type="float">
            <text:p>1000001</text:p>
          </table:table-cell>
          <table:table-cell table:formula="of:=IF([.$A81]&lt;[.AH$2];&quot;&quot;;IF([.$A81]=[.AH$2];1;MIN([.$B$1]+1;[.AG80]+[.AH80])))" office:value-type="float" office:value="1000001" calcext:value-type="float">
            <text:p>1000001</text:p>
          </table:table-cell>
          <table:table-cell table:formula="of:=IF([.$A81]&lt;[.AI$2];&quot;&quot;;IF([.$A81]=[.AI$2];1;MIN([.$B$1]+1;[.AH80]+[.AI80])))" office:value-type="float" office:value="1000001" calcext:value-type="float">
            <text:p>1000001</text:p>
          </table:table-cell>
          <table:table-cell table:formula="of:=IF([.$A81]&lt;[.AJ$2];&quot;&quot;;IF([.$A81]=[.AJ$2];1;MIN([.$B$1]+1;[.AI80]+[.AJ80])))" office:value-type="float" office:value="1000001" calcext:value-type="float">
            <text:p>1000001</text:p>
          </table:table-cell>
          <table:table-cell table:formula="of:=IF([.$A81]&lt;[.AK$2];&quot;&quot;;IF([.$A81]=[.AK$2];1;MIN([.$B$1]+1;[.AJ80]+[.AK80])))" office:value-type="float" office:value="1000001" calcext:value-type="float">
            <text:p>1000001</text:p>
          </table:table-cell>
          <table:table-cell table:formula="of:=IF([.$A81]&lt;[.AL$2];&quot;&quot;;IF([.$A81]=[.AL$2];1;MIN([.$B$1]+1;[.AK80]+[.AL80])))" office:value-type="float" office:value="1000001" calcext:value-type="float">
            <text:p>1000001</text:p>
          </table:table-cell>
          <table:table-cell table:formula="of:=IF([.$A81]&lt;[.AM$2];&quot;&quot;;IF([.$A81]=[.AM$2];1;MIN([.$B$1]+1;[.AL80]+[.AM80])))" office:value-type="float" office:value="1000001" calcext:value-type="float">
            <text:p>1000001</text:p>
          </table:table-cell>
          <table:table-cell table:formula="of:=IF([.$A81]&lt;[.AN$2];&quot;&quot;;IF([.$A81]=[.AN$2];1;MIN([.$B$1]+1;[.AM80]+[.AN80])))" office:value-type="float" office:value="1000001" calcext:value-type="float">
            <text:p>1000001</text:p>
          </table:table-cell>
          <table:table-cell table:formula="of:=IF([.$A81]&lt;[.AO$2];&quot;&quot;;IF([.$A81]=[.AO$2];1;MIN([.$B$1]+1;[.AN80]+[.AO80])))" office:value-type="float" office:value="1000001" calcext:value-type="float">
            <text:p>1000001</text:p>
          </table:table-cell>
          <table:table-cell table:formula="of:=IF([.$A81]&lt;[.AP$2];&quot;&quot;;IF([.$A81]=[.AP$2];1;MIN([.$B$1]+1;[.AO80]+[.AP80])))" office:value-type="float" office:value="1000001" calcext:value-type="float">
            <text:p>1000001</text:p>
          </table:table-cell>
          <table:table-cell table:formula="of:=IF([.$A81]&lt;[.AQ$2];&quot;&quot;;IF([.$A81]=[.AQ$2];1;MIN([.$B$1]+1;[.AP80]+[.AQ80])))" office:value-type="float" office:value="1000001" calcext:value-type="float">
            <text:p>1000001</text:p>
          </table:table-cell>
          <table:table-cell table:formula="of:=IF([.$A81]&lt;[.AR$2];&quot;&quot;;IF([.$A81]=[.AR$2];1;MIN([.$B$1]+1;[.AQ80]+[.AR80])))" office:value-type="float" office:value="1000001" calcext:value-type="float">
            <text:p>1000001</text:p>
          </table:table-cell>
          <table:table-cell table:formula="of:=IF([.$A81]&lt;[.AS$2];&quot;&quot;;IF([.$A81]=[.AS$2];1;MIN([.$B$1]+1;[.AR80]+[.AS80])))" office:value-type="float" office:value="1000001" calcext:value-type="float">
            <text:p>1000001</text:p>
          </table:table-cell>
          <table:table-cell table:formula="of:=IF([.$A81]&lt;[.AT$2];&quot;&quot;;IF([.$A81]=[.AT$2];1;MIN([.$B$1]+1;[.AS80]+[.AT80])))" office:value-type="float" office:value="1000001" calcext:value-type="float">
            <text:p>1000001</text:p>
          </table:table-cell>
          <table:table-cell table:formula="of:=IF([.$A81]&lt;[.AU$2];&quot;&quot;;IF([.$A81]=[.AU$2];1;MIN([.$B$1]+1;[.AT80]+[.AU80])))" office:value-type="float" office:value="1000001" calcext:value-type="float">
            <text:p>1000001</text:p>
          </table:table-cell>
          <table:table-cell table:formula="of:=IF([.$A81]&lt;[.AV$2];&quot;&quot;;IF([.$A81]=[.AV$2];1;MIN([.$B$1]+1;[.AU80]+[.AV80])))" office:value-type="float" office:value="1000001" calcext:value-type="float">
            <text:p>1000001</text:p>
          </table:table-cell>
          <table:table-cell table:formula="of:=IF([.$A81]&lt;[.AW$2];&quot;&quot;;IF([.$A81]=[.AW$2];1;MIN([.$B$1]+1;[.AV80]+[.AW80])))" office:value-type="float" office:value="1000001" calcext:value-type="float">
            <text:p>1000001</text:p>
          </table:table-cell>
          <table:table-cell table:formula="of:=IF([.$A81]&lt;[.AX$2];&quot;&quot;;IF([.$A81]=[.AX$2];1;MIN([.$B$1]+1;[.AW80]+[.AX80])))" office:value-type="float" office:value="1000001" calcext:value-type="float">
            <text:p>1000001</text:p>
          </table:table-cell>
          <table:table-cell table:formula="of:=IF([.$A81]&lt;[.AY$2];&quot;&quot;;IF([.$A81]=[.AY$2];1;MIN([.$B$1]+1;[.AX80]+[.AY80])))" office:value-type="float" office:value="1000001" calcext:value-type="float">
            <text:p>1000001</text:p>
          </table:table-cell>
          <table:table-cell table:formula="of:=IF([.$A81]&lt;[.AZ$2];&quot;&quot;;IF([.$A81]=[.AZ$2];1;MIN([.$B$1]+1;[.AY80]+[.AZ80])))" office:value-type="float" office:value="1000001" calcext:value-type="float">
            <text:p>1000001</text:p>
          </table:table-cell>
          <table:table-cell table:formula="of:=IF([.$A81]&lt;[.BA$2];&quot;&quot;;IF([.$A81]=[.BA$2];1;MIN([.$B$1]+1;[.AZ80]+[.BA80])))" office:value-type="float" office:value="1000001" calcext:value-type="float">
            <text:p>1000001</text:p>
          </table:table-cell>
          <table:table-cell table:formula="of:=IF([.$A81]&lt;[.BB$2];&quot;&quot;;IF([.$A81]=[.BB$2];1;MIN([.$B$1]+1;[.BA80]+[.BB80])))" office:value-type="float" office:value="1000001" calcext:value-type="float">
            <text:p>1000001</text:p>
          </table:table-cell>
          <table:table-cell table:formula="of:=IF([.$A81]&lt;[.BC$2];&quot;&quot;;IF([.$A81]=[.BC$2];1;MIN([.$B$1]+1;[.BB80]+[.BC80])))" office:value-type="float" office:value="1000001" calcext:value-type="float">
            <text:p>1000001</text:p>
          </table:table-cell>
          <table:table-cell table:formula="of:=IF([.$A81]&lt;[.BD$2];&quot;&quot;;IF([.$A81]=[.BD$2];1;MIN([.$B$1]+1;[.BC80]+[.BD80])))" office:value-type="float" office:value="1000001" calcext:value-type="float">
            <text:p>1000001</text:p>
          </table:table-cell>
          <table:table-cell table:formula="of:=IF([.$A81]&lt;[.BE$2];&quot;&quot;;IF([.$A81]=[.BE$2];1;MIN([.$B$1]+1;[.BD80]+[.BE80])))" office:value-type="float" office:value="1000001" calcext:value-type="float">
            <text:p>1000001</text:p>
          </table:table-cell>
          <table:table-cell table:formula="of:=IF([.$A81]&lt;[.BF$2];&quot;&quot;;IF([.$A81]=[.BF$2];1;MIN([.$B$1]+1;[.BE80]+[.BF80])))" office:value-type="float" office:value="1000001" calcext:value-type="float">
            <text:p>1000001</text:p>
          </table:table-cell>
          <table:table-cell table:formula="of:=IF([.$A81]&lt;[.BG$2];&quot;&quot;;IF([.$A81]=[.BG$2];1;MIN([.$B$1]+1;[.BF80]+[.BG80])))" office:value-type="float" office:value="1000001" calcext:value-type="float">
            <text:p>1000001</text:p>
          </table:table-cell>
          <table:table-cell table:formula="of:=IF([.$A81]&lt;[.BH$2];&quot;&quot;;IF([.$A81]=[.BH$2];1;MIN([.$B$1]+1;[.BG80]+[.BH80])))" office:value-type="float" office:value="1000001" calcext:value-type="float">
            <text:p>1000001</text:p>
          </table:table-cell>
          <table:table-cell table:formula="of:=IF([.$A81]&lt;[.BI$2];&quot;&quot;;IF([.$A81]=[.BI$2];1;MIN([.$B$1]+1;[.BH80]+[.BI80])))" office:value-type="float" office:value="1000001" calcext:value-type="float">
            <text:p>1000001</text:p>
          </table:table-cell>
          <table:table-cell table:formula="of:=IF([.$A81]&lt;[.BJ$2];&quot;&quot;;IF([.$A81]=[.BJ$2];1;MIN([.$B$1]+1;[.BI80]+[.BJ80])))" office:value-type="float" office:value="1000001" calcext:value-type="float">
            <text:p>1000001</text:p>
          </table:table-cell>
          <table:table-cell table:formula="of:=IF([.$A81]&lt;[.BK$2];&quot;&quot;;IF([.$A81]=[.BK$2];1;MIN([.$B$1]+1;[.BJ80]+[.BK80])))" office:value-type="float" office:value="1000001" calcext:value-type="float">
            <text:p>1000001</text:p>
          </table:table-cell>
          <table:table-cell table:formula="of:=IF([.$A81]&lt;[.BL$2];&quot;&quot;;IF([.$A81]=[.BL$2];1;MIN([.$B$1]+1;[.BK80]+[.BL80])))" office:value-type="float" office:value="1000001" calcext:value-type="float">
            <text:p>1000001</text:p>
          </table:table-cell>
          <table:table-cell table:formula="of:=IF([.$A81]&lt;[.BM$2];&quot;&quot;;IF([.$A81]=[.BM$2];1;MIN([.$B$1]+1;[.BL80]+[.BM80])))" office:value-type="float" office:value="1000001" calcext:value-type="float">
            <text:p>1000001</text:p>
          </table:table-cell>
          <table:table-cell table:formula="of:=IF([.$A81]&lt;[.BN$2];&quot;&quot;;IF([.$A81]=[.BN$2];1;MIN([.$B$1]+1;[.BM80]+[.BN80])))" office:value-type="float" office:value="1000001" calcext:value-type="float">
            <text:p>1000001</text:p>
          </table:table-cell>
          <table:table-cell table:formula="of:=IF([.$A81]&lt;[.BO$2];&quot;&quot;;IF([.$A81]=[.BO$2];1;MIN([.$B$1]+1;[.BN80]+[.BO80])))" office:value-type="float" office:value="1000001" calcext:value-type="float">
            <text:p>1000001</text:p>
          </table:table-cell>
          <table:table-cell table:formula="of:=IF([.$A81]&lt;[.BP$2];&quot;&quot;;IF([.$A81]=[.BP$2];1;MIN([.$B$1]+1;[.BO80]+[.BP80])))" office:value-type="float" office:value="1000001" calcext:value-type="float">
            <text:p>1000001</text:p>
          </table:table-cell>
          <table:table-cell table:formula="of:=IF([.$A81]&lt;[.BQ$2];&quot;&quot;;IF([.$A81]=[.BQ$2];1;MIN([.$B$1]+1;[.BP80]+[.BQ80])))" office:value-type="float" office:value="1000001" calcext:value-type="float">
            <text:p>1000001</text:p>
          </table:table-cell>
          <table:table-cell table:formula="of:=IF([.$A81]&lt;[.BR$2];&quot;&quot;;IF([.$A81]=[.BR$2];1;MIN([.$B$1]+1;[.BQ80]+[.BR80])))" office:value-type="float" office:value="1000001" calcext:value-type="float">
            <text:p>1000001</text:p>
          </table:table-cell>
          <table:table-cell table:formula="of:=IF([.$A81]&lt;[.BS$2];&quot;&quot;;IF([.$A81]=[.BS$2];1;MIN([.$B$1]+1;[.BR80]+[.BS80])))" office:value-type="float" office:value="1000001" calcext:value-type="float">
            <text:p>1000001</text:p>
          </table:table-cell>
          <table:table-cell table:formula="of:=IF([.$A81]&lt;[.BT$2];&quot;&quot;;IF([.$A81]=[.BT$2];1;MIN([.$B$1]+1;[.BS80]+[.BT80])))" office:value-type="float" office:value="1000001" calcext:value-type="float">
            <text:p>1000001</text:p>
          </table:table-cell>
          <table:table-cell table:formula="of:=IF([.$A81]&lt;[.BU$2];&quot;&quot;;IF([.$A81]=[.BU$2];1;MIN([.$B$1]+1;[.BT80]+[.BU80])))" office:value-type="float" office:value="1000001" calcext:value-type="float">
            <text:p>1000001</text:p>
          </table:table-cell>
          <table:table-cell table:formula="of:=IF([.$A81]&lt;[.BV$2];&quot;&quot;;IF([.$A81]=[.BV$2];1;MIN([.$B$1]+1;[.BU80]+[.BV80])))" office:value-type="float" office:value="1000001" calcext:value-type="float">
            <text:p>1000001</text:p>
          </table:table-cell>
          <table:table-cell table:formula="of:=IF([.$A81]&lt;[.BW$2];&quot;&quot;;IF([.$A81]=[.BW$2];1;MIN([.$B$1]+1;[.BV80]+[.BW80])))" office:value-type="float" office:value="1000001" calcext:value-type="float">
            <text:p>1000001</text:p>
          </table:table-cell>
          <table:table-cell table:formula="of:=IF([.$A81]&lt;[.BX$2];&quot;&quot;;IF([.$A81]=[.BX$2];1;MIN([.$B$1]+1;[.BW80]+[.BX80])))" office:value-type="float" office:value="1000001" calcext:value-type="float">
            <text:p>1000001</text:p>
          </table:table-cell>
          <table:table-cell table:formula="of:=IF([.$A81]&lt;[.BY$2];&quot;&quot;;IF([.$A81]=[.BY$2];1;MIN([.$B$1]+1;[.BX80]+[.BY80])))" office:value-type="float" office:value="76076" calcext:value-type="float">
            <text:p>76076</text:p>
          </table:table-cell>
          <table:table-cell table:formula="of:=IF([.$A81]&lt;[.BZ$2];&quot;&quot;;IF([.$A81]=[.BZ$2];1;MIN([.$B$1]+1;[.BY80]+[.BZ80])))" office:value-type="float" office:value="3003" calcext:value-type="float">
            <text:p>3003</text:p>
          </table:table-cell>
          <table:table-cell table:formula="of:=IF([.$A81]&lt;[.CA$2];&quot;&quot;;IF([.$A81]=[.CA$2];1;MIN([.$B$1]+1;[.BZ80]+[.CA80])))" office:value-type="float" office:value="78" calcext:value-type="float">
            <text:p>78</text:p>
          </table:table-cell>
          <table:table-cell table:formula="of:=IF([.$A81]&lt;[.CB$2];&quot;&quot;;IF([.$A81]=[.CB$2];1;MIN([.$B$1]+1;[.CA80]+[.CB80])))" office:value-type="float" office:value="1" calcext:value-type="float">
            <text:p>1</text:p>
          </table:table-cell>
          <table:table-cell table:formula="of:=IF([.$A81]&lt;[.CC$2];&quot;&quot;;IF([.$A81]=[.CC$2];1;MIN([.$B$1]+1;[.CB80]+[.CC80])))">
            <text:p/>
          </table:table-cell>
          <table:table-cell table:formula="of:=IF([.$A81]&lt;[.CD$2];&quot;&quot;;IF([.$A81]=[.CD$2];1;MIN([.$B$1]+1;[.CC80]+[.CD80])))">
            <text:p/>
          </table:table-cell>
          <table:table-cell table:formula="of:=IF([.$A81]&lt;[.CE$2];&quot;&quot;;IF([.$A81]=[.CE$2];1;MIN([.$B$1]+1;[.CD80]+[.CE80])))">
            <text:p/>
          </table:table-cell>
          <table:table-cell table:formula="of:=IF([.$A81]&lt;[.CF$2];&quot;&quot;;IF([.$A81]=[.CF$2];1;MIN([.$B$1]+1;[.CE80]+[.CF80])))">
            <text:p/>
          </table:table-cell>
          <table:table-cell table:formula="of:=IF([.$A81]&lt;[.CG$2];&quot;&quot;;IF([.$A81]=[.CG$2];1;MIN([.$B$1]+1;[.CF80]+[.CG80])))">
            <text:p/>
          </table:table-cell>
          <table:table-cell table:formula="of:=IF([.$A81]&lt;[.CH$2];&quot;&quot;;IF([.$A81]=[.CH$2];1;MIN([.$B$1]+1;[.CG80]+[.CH80])))">
            <text:p/>
          </table:table-cell>
          <table:table-cell table:formula="of:=IF([.$A81]&lt;[.CI$2];&quot;&quot;;IF([.$A81]=[.CI$2];1;MIN([.$B$1]+1;[.CH80]+[.CI80])))">
            <text:p/>
          </table:table-cell>
          <table:table-cell table:formula="of:=IF([.$A81]&lt;[.CJ$2];&quot;&quot;;IF([.$A81]=[.CJ$2];1;MIN([.$B$1]+1;[.CI80]+[.CJ80])))">
            <text:p/>
          </table:table-cell>
          <table:table-cell table:formula="of:=IF([.$A81]&lt;[.CK$2];&quot;&quot;;IF([.$A81]=[.CK$2];1;MIN([.$B$1]+1;[.CJ80]+[.CK80])))">
            <text:p/>
          </table:table-cell>
          <table:table-cell table:formula="of:=IF([.$A81]&lt;[.CL$2];&quot;&quot;;IF([.$A81]=[.CL$2];1;MIN([.$B$1]+1;[.CK80]+[.CL80])))">
            <text:p/>
          </table:table-cell>
          <table:table-cell table:formula="of:=IF([.$A81]&lt;[.CM$2];&quot;&quot;;IF([.$A81]=[.CM$2];1;MIN([.$B$1]+1;[.CL80]+[.CM80])))">
            <text:p/>
          </table:table-cell>
          <table:table-cell table:formula="of:=IF([.$A81]&lt;[.CN$2];&quot;&quot;;IF([.$A81]=[.CN$2];1;MIN([.$B$1]+1;[.CM80]+[.CN80])))">
            <text:p/>
          </table:table-cell>
          <table:table-cell table:formula="of:=IF([.$A81]&lt;[.CO$2];&quot;&quot;;IF([.$A81]=[.CO$2];1;MIN([.$B$1]+1;[.CN80]+[.CO80])))">
            <text:p/>
          </table:table-cell>
          <table:table-cell table:formula="of:=IF([.$A81]&lt;[.CP$2];&quot;&quot;;IF([.$A81]=[.CP$2];1;MIN([.$B$1]+1;[.CO80]+[.CP80])))">
            <text:p/>
          </table:table-cell>
          <table:table-cell table:formula="of:=IF([.$A81]&lt;[.CQ$2];&quot;&quot;;IF([.$A81]=[.CQ$2];1;MIN([.$B$1]+1;[.CP80]+[.CQ80])))">
            <text:p/>
          </table:table-cell>
          <table:table-cell table:formula="of:=IF([.$A81]&lt;[.CR$2];&quot;&quot;;IF([.$A81]=[.CR$2];1;MIN([.$B$1]+1;[.CQ80]+[.CR80])))">
            <text:p/>
          </table:table-cell>
          <table:table-cell table:formula="of:=IF([.$A81]&lt;[.CS$2];&quot;&quot;;IF([.$A81]=[.CS$2];1;MIN([.$B$1]+1;[.CR80]+[.CS80])))">
            <text:p/>
          </table:table-cell>
          <table:table-cell table:formula="of:=IF([.$A81]&lt;[.CT$2];&quot;&quot;;IF([.$A81]=[.CT$2];1;MIN([.$B$1]+1;[.CS80]+[.CT80])))">
            <text:p/>
          </table:table-cell>
          <table:table-cell table:formula="of:=IF([.$A81]&lt;[.CU$2];&quot;&quot;;IF([.$A81]=[.CU$2];1;MIN([.$B$1]+1;[.CT80]+[.CU80])))">
            <text:p/>
          </table:table-cell>
          <table:table-cell table:formula="of:=IF([.$A81]&lt;[.CV$2];&quot;&quot;;IF([.$A81]=[.CV$2];1;MIN([.$B$1]+1;[.CU80]+[.CV80])))">
            <text:p/>
          </table:table-cell>
          <table:table-cell table:formula="of:=IF([.$A81]&lt;[.CW$2];&quot;&quot;;IF([.$A81]=[.CW$2];1;MIN([.$B$1]+1;[.CV80]+[.CW80])))">
            <text:p/>
          </table:table-cell>
          <table:table-cell table:formula="of:=IF([.$A81]&lt;[.CX$2];&quot;&quot;;IF([.$A81]=[.CX$2];1;MIN([.$B$1]+1;[.CW80]+[.CX80])))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$A82]&lt;[.C$2];&quot;&quot;;IF([.$A82]=[.C$2];1;MIN([.$B$1]+1;[.B81]+[.C81])))" office:value-type="float" office:value="79" calcext:value-type="float">
            <text:p>79</text:p>
          </table:table-cell>
          <table:table-cell table:formula="of:=IF([.$A82]&lt;[.D$2];&quot;&quot;;IF([.$A82]=[.D$2];1;MIN([.$B$1]+1;[.C81]+[.D81])))" office:value-type="float" office:value="3081" calcext:value-type="float">
            <text:p>3081</text:p>
          </table:table-cell>
          <table:table-cell table:formula="of:=IF([.$A82]&lt;[.E$2];&quot;&quot;;IF([.$A82]=[.E$2];1;MIN([.$B$1]+1;[.D81]+[.E81])))" office:value-type="float" office:value="79079" calcext:value-type="float">
            <text:p>79079</text:p>
          </table:table-cell>
          <table:table-cell table:formula="of:=IF([.$A82]&lt;[.F$2];&quot;&quot;;IF([.$A82]=[.F$2];1;MIN([.$B$1]+1;[.E81]+[.F81])))" office:value-type="float" office:value="1000001" calcext:value-type="float">
            <text:p>1000001</text:p>
          </table:table-cell>
          <table:table-cell table:formula="of:=IF([.$A82]&lt;[.G$2];&quot;&quot;;IF([.$A82]=[.G$2];1;MIN([.$B$1]+1;[.F81]+[.G81])))" office:value-type="float" office:value="1000001" calcext:value-type="float">
            <text:p>1000001</text:p>
          </table:table-cell>
          <table:table-cell table:formula="of:=IF([.$A82]&lt;[.H$2];&quot;&quot;;IF([.$A82]=[.H$2];1;MIN([.$B$1]+1;[.G81]+[.H81])))" office:value-type="float" office:value="1000001" calcext:value-type="float">
            <text:p>1000001</text:p>
          </table:table-cell>
          <table:table-cell table:formula="of:=IF([.$A82]&lt;[.I$2];&quot;&quot;;IF([.$A82]=[.I$2];1;MIN([.$B$1]+1;[.H81]+[.I81])))" office:value-type="float" office:value="1000001" calcext:value-type="float">
            <text:p>1000001</text:p>
          </table:table-cell>
          <table:table-cell table:formula="of:=IF([.$A82]&lt;[.J$2];&quot;&quot;;IF([.$A82]=[.J$2];1;MIN([.$B$1]+1;[.I81]+[.J81])))" office:value-type="float" office:value="1000001" calcext:value-type="float">
            <text:p>1000001</text:p>
          </table:table-cell>
          <table:table-cell table:formula="of:=IF([.$A82]&lt;[.K$2];&quot;&quot;;IF([.$A82]=[.K$2];1;MIN([.$B$1]+1;[.J81]+[.K81])))" office:value-type="float" office:value="1000001" calcext:value-type="float">
            <text:p>1000001</text:p>
          </table:table-cell>
          <table:table-cell table:formula="of:=IF([.$A82]&lt;[.L$2];&quot;&quot;;IF([.$A82]=[.L$2];1;MIN([.$B$1]+1;[.K81]+[.L81])))" office:value-type="float" office:value="1000001" calcext:value-type="float">
            <text:p>1000001</text:p>
          </table:table-cell>
          <table:table-cell table:formula="of:=IF([.$A82]&lt;[.M$2];&quot;&quot;;IF([.$A82]=[.M$2];1;MIN([.$B$1]+1;[.L81]+[.M81])))" office:value-type="float" office:value="1000001" calcext:value-type="float">
            <text:p>1000001</text:p>
          </table:table-cell>
          <table:table-cell table:formula="of:=IF([.$A82]&lt;[.N$2];&quot;&quot;;IF([.$A82]=[.N$2];1;MIN([.$B$1]+1;[.M81]+[.N81])))" office:value-type="float" office:value="1000001" calcext:value-type="float">
            <text:p>1000001</text:p>
          </table:table-cell>
          <table:table-cell table:formula="of:=IF([.$A82]&lt;[.O$2];&quot;&quot;;IF([.$A82]=[.O$2];1;MIN([.$B$1]+1;[.N81]+[.O81])))" office:value-type="float" office:value="1000001" calcext:value-type="float">
            <text:p>1000001</text:p>
          </table:table-cell>
          <table:table-cell table:formula="of:=IF([.$A82]&lt;[.P$2];&quot;&quot;;IF([.$A82]=[.P$2];1;MIN([.$B$1]+1;[.O81]+[.P81])))" office:value-type="float" office:value="1000001" calcext:value-type="float">
            <text:p>1000001</text:p>
          </table:table-cell>
          <table:table-cell table:formula="of:=IF([.$A82]&lt;[.Q$2];&quot;&quot;;IF([.$A82]=[.Q$2];1;MIN([.$B$1]+1;[.P81]+[.Q81])))" office:value-type="float" office:value="1000001" calcext:value-type="float">
            <text:p>1000001</text:p>
          </table:table-cell>
          <table:table-cell table:formula="of:=IF([.$A82]&lt;[.R$2];&quot;&quot;;IF([.$A82]=[.R$2];1;MIN([.$B$1]+1;[.Q81]+[.R81])))" office:value-type="float" office:value="1000001" calcext:value-type="float">
            <text:p>1000001</text:p>
          </table:table-cell>
          <table:table-cell table:formula="of:=IF([.$A82]&lt;[.S$2];&quot;&quot;;IF([.$A82]=[.S$2];1;MIN([.$B$1]+1;[.R81]+[.S81])))" office:value-type="float" office:value="1000001" calcext:value-type="float">
            <text:p>1000001</text:p>
          </table:table-cell>
          <table:table-cell table:formula="of:=IF([.$A82]&lt;[.T$2];&quot;&quot;;IF([.$A82]=[.T$2];1;MIN([.$B$1]+1;[.S81]+[.T81])))" office:value-type="float" office:value="1000001" calcext:value-type="float">
            <text:p>1000001</text:p>
          </table:table-cell>
          <table:table-cell table:formula="of:=IF([.$A82]&lt;[.U$2];&quot;&quot;;IF([.$A82]=[.U$2];1;MIN([.$B$1]+1;[.T81]+[.U81])))" office:value-type="float" office:value="1000001" calcext:value-type="float">
            <text:p>1000001</text:p>
          </table:table-cell>
          <table:table-cell table:formula="of:=IF([.$A82]&lt;[.V$2];&quot;&quot;;IF([.$A82]=[.V$2];1;MIN([.$B$1]+1;[.U81]+[.V81])))" office:value-type="float" office:value="1000001" calcext:value-type="float">
            <text:p>1000001</text:p>
          </table:table-cell>
          <table:table-cell table:formula="of:=IF([.$A82]&lt;[.W$2];&quot;&quot;;IF([.$A82]=[.W$2];1;MIN([.$B$1]+1;[.V81]+[.W81])))" office:value-type="float" office:value="1000001" calcext:value-type="float">
            <text:p>1000001</text:p>
          </table:table-cell>
          <table:table-cell table:formula="of:=IF([.$A82]&lt;[.X$2];&quot;&quot;;IF([.$A82]=[.X$2];1;MIN([.$B$1]+1;[.W81]+[.X81])))" office:value-type="float" office:value="1000001" calcext:value-type="float">
            <text:p>1000001</text:p>
          </table:table-cell>
          <table:table-cell table:formula="of:=IF([.$A82]&lt;[.Y$2];&quot;&quot;;IF([.$A82]=[.Y$2];1;MIN([.$B$1]+1;[.X81]+[.Y81])))" office:value-type="float" office:value="1000001" calcext:value-type="float">
            <text:p>1000001</text:p>
          </table:table-cell>
          <table:table-cell table:formula="of:=IF([.$A82]&lt;[.Z$2];&quot;&quot;;IF([.$A82]=[.Z$2];1;MIN([.$B$1]+1;[.Y81]+[.Z81])))" office:value-type="float" office:value="1000001" calcext:value-type="float">
            <text:p>1000001</text:p>
          </table:table-cell>
          <table:table-cell table:formula="of:=IF([.$A82]&lt;[.AA$2];&quot;&quot;;IF([.$A82]=[.AA$2];1;MIN([.$B$1]+1;[.Z81]+[.AA81])))" office:value-type="float" office:value="1000001" calcext:value-type="float">
            <text:p>1000001</text:p>
          </table:table-cell>
          <table:table-cell table:formula="of:=IF([.$A82]&lt;[.AB$2];&quot;&quot;;IF([.$A82]=[.AB$2];1;MIN([.$B$1]+1;[.AA81]+[.AB81])))" office:value-type="float" office:value="1000001" calcext:value-type="float">
            <text:p>1000001</text:p>
          </table:table-cell>
          <table:table-cell table:formula="of:=IF([.$A82]&lt;[.AC$2];&quot;&quot;;IF([.$A82]=[.AC$2];1;MIN([.$B$1]+1;[.AB81]+[.AC81])))" office:value-type="float" office:value="1000001" calcext:value-type="float">
            <text:p>1000001</text:p>
          </table:table-cell>
          <table:table-cell table:formula="of:=IF([.$A82]&lt;[.AD$2];&quot;&quot;;IF([.$A82]=[.AD$2];1;MIN([.$B$1]+1;[.AC81]+[.AD81])))" office:value-type="float" office:value="1000001" calcext:value-type="float">
            <text:p>1000001</text:p>
          </table:table-cell>
          <table:table-cell table:formula="of:=IF([.$A82]&lt;[.AE$2];&quot;&quot;;IF([.$A82]=[.AE$2];1;MIN([.$B$1]+1;[.AD81]+[.AE81])))" office:value-type="float" office:value="1000001" calcext:value-type="float">
            <text:p>1000001</text:p>
          </table:table-cell>
          <table:table-cell table:formula="of:=IF([.$A82]&lt;[.AF$2];&quot;&quot;;IF([.$A82]=[.AF$2];1;MIN([.$B$1]+1;[.AE81]+[.AF81])))" office:value-type="float" office:value="1000001" calcext:value-type="float">
            <text:p>1000001</text:p>
          </table:table-cell>
          <table:table-cell table:formula="of:=IF([.$A82]&lt;[.AG$2];&quot;&quot;;IF([.$A82]=[.AG$2];1;MIN([.$B$1]+1;[.AF81]+[.AG81])))" office:value-type="float" office:value="1000001" calcext:value-type="float">
            <text:p>1000001</text:p>
          </table:table-cell>
          <table:table-cell table:formula="of:=IF([.$A82]&lt;[.AH$2];&quot;&quot;;IF([.$A82]=[.AH$2];1;MIN([.$B$1]+1;[.AG81]+[.AH81])))" office:value-type="float" office:value="1000001" calcext:value-type="float">
            <text:p>1000001</text:p>
          </table:table-cell>
          <table:table-cell table:formula="of:=IF([.$A82]&lt;[.AI$2];&quot;&quot;;IF([.$A82]=[.AI$2];1;MIN([.$B$1]+1;[.AH81]+[.AI81])))" office:value-type="float" office:value="1000001" calcext:value-type="float">
            <text:p>1000001</text:p>
          </table:table-cell>
          <table:table-cell table:formula="of:=IF([.$A82]&lt;[.AJ$2];&quot;&quot;;IF([.$A82]=[.AJ$2];1;MIN([.$B$1]+1;[.AI81]+[.AJ81])))" office:value-type="float" office:value="1000001" calcext:value-type="float">
            <text:p>1000001</text:p>
          </table:table-cell>
          <table:table-cell table:formula="of:=IF([.$A82]&lt;[.AK$2];&quot;&quot;;IF([.$A82]=[.AK$2];1;MIN([.$B$1]+1;[.AJ81]+[.AK81])))" office:value-type="float" office:value="1000001" calcext:value-type="float">
            <text:p>1000001</text:p>
          </table:table-cell>
          <table:table-cell table:formula="of:=IF([.$A82]&lt;[.AL$2];&quot;&quot;;IF([.$A82]=[.AL$2];1;MIN([.$B$1]+1;[.AK81]+[.AL81])))" office:value-type="float" office:value="1000001" calcext:value-type="float">
            <text:p>1000001</text:p>
          </table:table-cell>
          <table:table-cell table:formula="of:=IF([.$A82]&lt;[.AM$2];&quot;&quot;;IF([.$A82]=[.AM$2];1;MIN([.$B$1]+1;[.AL81]+[.AM81])))" office:value-type="float" office:value="1000001" calcext:value-type="float">
            <text:p>1000001</text:p>
          </table:table-cell>
          <table:table-cell table:formula="of:=IF([.$A82]&lt;[.AN$2];&quot;&quot;;IF([.$A82]=[.AN$2];1;MIN([.$B$1]+1;[.AM81]+[.AN81])))" office:value-type="float" office:value="1000001" calcext:value-type="float">
            <text:p>1000001</text:p>
          </table:table-cell>
          <table:table-cell table:formula="of:=IF([.$A82]&lt;[.AO$2];&quot;&quot;;IF([.$A82]=[.AO$2];1;MIN([.$B$1]+1;[.AN81]+[.AO81])))" office:value-type="float" office:value="1000001" calcext:value-type="float">
            <text:p>1000001</text:p>
          </table:table-cell>
          <table:table-cell table:formula="of:=IF([.$A82]&lt;[.AP$2];&quot;&quot;;IF([.$A82]=[.AP$2];1;MIN([.$B$1]+1;[.AO81]+[.AP81])))" office:value-type="float" office:value="1000001" calcext:value-type="float">
            <text:p>1000001</text:p>
          </table:table-cell>
          <table:table-cell table:formula="of:=IF([.$A82]&lt;[.AQ$2];&quot;&quot;;IF([.$A82]=[.AQ$2];1;MIN([.$B$1]+1;[.AP81]+[.AQ81])))" office:value-type="float" office:value="1000001" calcext:value-type="float">
            <text:p>1000001</text:p>
          </table:table-cell>
          <table:table-cell table:formula="of:=IF([.$A82]&lt;[.AR$2];&quot;&quot;;IF([.$A82]=[.AR$2];1;MIN([.$B$1]+1;[.AQ81]+[.AR81])))" office:value-type="float" office:value="1000001" calcext:value-type="float">
            <text:p>1000001</text:p>
          </table:table-cell>
          <table:table-cell table:formula="of:=IF([.$A82]&lt;[.AS$2];&quot;&quot;;IF([.$A82]=[.AS$2];1;MIN([.$B$1]+1;[.AR81]+[.AS81])))" office:value-type="float" office:value="1000001" calcext:value-type="float">
            <text:p>1000001</text:p>
          </table:table-cell>
          <table:table-cell table:formula="of:=IF([.$A82]&lt;[.AT$2];&quot;&quot;;IF([.$A82]=[.AT$2];1;MIN([.$B$1]+1;[.AS81]+[.AT81])))" office:value-type="float" office:value="1000001" calcext:value-type="float">
            <text:p>1000001</text:p>
          </table:table-cell>
          <table:table-cell table:formula="of:=IF([.$A82]&lt;[.AU$2];&quot;&quot;;IF([.$A82]=[.AU$2];1;MIN([.$B$1]+1;[.AT81]+[.AU81])))" office:value-type="float" office:value="1000001" calcext:value-type="float">
            <text:p>1000001</text:p>
          </table:table-cell>
          <table:table-cell table:formula="of:=IF([.$A82]&lt;[.AV$2];&quot;&quot;;IF([.$A82]=[.AV$2];1;MIN([.$B$1]+1;[.AU81]+[.AV81])))" office:value-type="float" office:value="1000001" calcext:value-type="float">
            <text:p>1000001</text:p>
          </table:table-cell>
          <table:table-cell table:formula="of:=IF([.$A82]&lt;[.AW$2];&quot;&quot;;IF([.$A82]=[.AW$2];1;MIN([.$B$1]+1;[.AV81]+[.AW81])))" office:value-type="float" office:value="1000001" calcext:value-type="float">
            <text:p>1000001</text:p>
          </table:table-cell>
          <table:table-cell table:formula="of:=IF([.$A82]&lt;[.AX$2];&quot;&quot;;IF([.$A82]=[.AX$2];1;MIN([.$B$1]+1;[.AW81]+[.AX81])))" office:value-type="float" office:value="1000001" calcext:value-type="float">
            <text:p>1000001</text:p>
          </table:table-cell>
          <table:table-cell table:formula="of:=IF([.$A82]&lt;[.AY$2];&quot;&quot;;IF([.$A82]=[.AY$2];1;MIN([.$B$1]+1;[.AX81]+[.AY81])))" office:value-type="float" office:value="1000001" calcext:value-type="float">
            <text:p>1000001</text:p>
          </table:table-cell>
          <table:table-cell table:formula="of:=IF([.$A82]&lt;[.AZ$2];&quot;&quot;;IF([.$A82]=[.AZ$2];1;MIN([.$B$1]+1;[.AY81]+[.AZ81])))" office:value-type="float" office:value="1000001" calcext:value-type="float">
            <text:p>1000001</text:p>
          </table:table-cell>
          <table:table-cell table:formula="of:=IF([.$A82]&lt;[.BA$2];&quot;&quot;;IF([.$A82]=[.BA$2];1;MIN([.$B$1]+1;[.AZ81]+[.BA81])))" office:value-type="float" office:value="1000001" calcext:value-type="float">
            <text:p>1000001</text:p>
          </table:table-cell>
          <table:table-cell table:formula="of:=IF([.$A82]&lt;[.BB$2];&quot;&quot;;IF([.$A82]=[.BB$2];1;MIN([.$B$1]+1;[.BA81]+[.BB81])))" office:value-type="float" office:value="1000001" calcext:value-type="float">
            <text:p>1000001</text:p>
          </table:table-cell>
          <table:table-cell table:formula="of:=IF([.$A82]&lt;[.BC$2];&quot;&quot;;IF([.$A82]=[.BC$2];1;MIN([.$B$1]+1;[.BB81]+[.BC81])))" office:value-type="float" office:value="1000001" calcext:value-type="float">
            <text:p>1000001</text:p>
          </table:table-cell>
          <table:table-cell table:formula="of:=IF([.$A82]&lt;[.BD$2];&quot;&quot;;IF([.$A82]=[.BD$2];1;MIN([.$B$1]+1;[.BC81]+[.BD81])))" office:value-type="float" office:value="1000001" calcext:value-type="float">
            <text:p>1000001</text:p>
          </table:table-cell>
          <table:table-cell table:formula="of:=IF([.$A82]&lt;[.BE$2];&quot;&quot;;IF([.$A82]=[.BE$2];1;MIN([.$B$1]+1;[.BD81]+[.BE81])))" office:value-type="float" office:value="1000001" calcext:value-type="float">
            <text:p>1000001</text:p>
          </table:table-cell>
          <table:table-cell table:formula="of:=IF([.$A82]&lt;[.BF$2];&quot;&quot;;IF([.$A82]=[.BF$2];1;MIN([.$B$1]+1;[.BE81]+[.BF81])))" office:value-type="float" office:value="1000001" calcext:value-type="float">
            <text:p>1000001</text:p>
          </table:table-cell>
          <table:table-cell table:formula="of:=IF([.$A82]&lt;[.BG$2];&quot;&quot;;IF([.$A82]=[.BG$2];1;MIN([.$B$1]+1;[.BF81]+[.BG81])))" office:value-type="float" office:value="1000001" calcext:value-type="float">
            <text:p>1000001</text:p>
          </table:table-cell>
          <table:table-cell table:formula="of:=IF([.$A82]&lt;[.BH$2];&quot;&quot;;IF([.$A82]=[.BH$2];1;MIN([.$B$1]+1;[.BG81]+[.BH81])))" office:value-type="float" office:value="1000001" calcext:value-type="float">
            <text:p>1000001</text:p>
          </table:table-cell>
          <table:table-cell table:formula="of:=IF([.$A82]&lt;[.BI$2];&quot;&quot;;IF([.$A82]=[.BI$2];1;MIN([.$B$1]+1;[.BH81]+[.BI81])))" office:value-type="float" office:value="1000001" calcext:value-type="float">
            <text:p>1000001</text:p>
          </table:table-cell>
          <table:table-cell table:formula="of:=IF([.$A82]&lt;[.BJ$2];&quot;&quot;;IF([.$A82]=[.BJ$2];1;MIN([.$B$1]+1;[.BI81]+[.BJ81])))" office:value-type="float" office:value="1000001" calcext:value-type="float">
            <text:p>1000001</text:p>
          </table:table-cell>
          <table:table-cell table:formula="of:=IF([.$A82]&lt;[.BK$2];&quot;&quot;;IF([.$A82]=[.BK$2];1;MIN([.$B$1]+1;[.BJ81]+[.BK81])))" office:value-type="float" office:value="1000001" calcext:value-type="float">
            <text:p>1000001</text:p>
          </table:table-cell>
          <table:table-cell table:formula="of:=IF([.$A82]&lt;[.BL$2];&quot;&quot;;IF([.$A82]=[.BL$2];1;MIN([.$B$1]+1;[.BK81]+[.BL81])))" office:value-type="float" office:value="1000001" calcext:value-type="float">
            <text:p>1000001</text:p>
          </table:table-cell>
          <table:table-cell table:formula="of:=IF([.$A82]&lt;[.BM$2];&quot;&quot;;IF([.$A82]=[.BM$2];1;MIN([.$B$1]+1;[.BL81]+[.BM81])))" office:value-type="float" office:value="1000001" calcext:value-type="float">
            <text:p>1000001</text:p>
          </table:table-cell>
          <table:table-cell table:formula="of:=IF([.$A82]&lt;[.BN$2];&quot;&quot;;IF([.$A82]=[.BN$2];1;MIN([.$B$1]+1;[.BM81]+[.BN81])))" office:value-type="float" office:value="1000001" calcext:value-type="float">
            <text:p>1000001</text:p>
          </table:table-cell>
          <table:table-cell table:formula="of:=IF([.$A82]&lt;[.BO$2];&quot;&quot;;IF([.$A82]=[.BO$2];1;MIN([.$B$1]+1;[.BN81]+[.BO81])))" office:value-type="float" office:value="1000001" calcext:value-type="float">
            <text:p>1000001</text:p>
          </table:table-cell>
          <table:table-cell table:formula="of:=IF([.$A82]&lt;[.BP$2];&quot;&quot;;IF([.$A82]=[.BP$2];1;MIN([.$B$1]+1;[.BO81]+[.BP81])))" office:value-type="float" office:value="1000001" calcext:value-type="float">
            <text:p>1000001</text:p>
          </table:table-cell>
          <table:table-cell table:formula="of:=IF([.$A82]&lt;[.BQ$2];&quot;&quot;;IF([.$A82]=[.BQ$2];1;MIN([.$B$1]+1;[.BP81]+[.BQ81])))" office:value-type="float" office:value="1000001" calcext:value-type="float">
            <text:p>1000001</text:p>
          </table:table-cell>
          <table:table-cell table:formula="of:=IF([.$A82]&lt;[.BR$2];&quot;&quot;;IF([.$A82]=[.BR$2];1;MIN([.$B$1]+1;[.BQ81]+[.BR81])))" office:value-type="float" office:value="1000001" calcext:value-type="float">
            <text:p>1000001</text:p>
          </table:table-cell>
          <table:table-cell table:formula="of:=IF([.$A82]&lt;[.BS$2];&quot;&quot;;IF([.$A82]=[.BS$2];1;MIN([.$B$1]+1;[.BR81]+[.BS81])))" office:value-type="float" office:value="1000001" calcext:value-type="float">
            <text:p>1000001</text:p>
          </table:table-cell>
          <table:table-cell table:formula="of:=IF([.$A82]&lt;[.BT$2];&quot;&quot;;IF([.$A82]=[.BT$2];1;MIN([.$B$1]+1;[.BS81]+[.BT81])))" office:value-type="float" office:value="1000001" calcext:value-type="float">
            <text:p>1000001</text:p>
          </table:table-cell>
          <table:table-cell table:formula="of:=IF([.$A82]&lt;[.BU$2];&quot;&quot;;IF([.$A82]=[.BU$2];1;MIN([.$B$1]+1;[.BT81]+[.BU81])))" office:value-type="float" office:value="1000001" calcext:value-type="float">
            <text:p>1000001</text:p>
          </table:table-cell>
          <table:table-cell table:formula="of:=IF([.$A82]&lt;[.BV$2];&quot;&quot;;IF([.$A82]=[.BV$2];1;MIN([.$B$1]+1;[.BU81]+[.BV81])))" office:value-type="float" office:value="1000001" calcext:value-type="float">
            <text:p>1000001</text:p>
          </table:table-cell>
          <table:table-cell table:formula="of:=IF([.$A82]&lt;[.BW$2];&quot;&quot;;IF([.$A82]=[.BW$2];1;MIN([.$B$1]+1;[.BV81]+[.BW81])))" office:value-type="float" office:value="1000001" calcext:value-type="float">
            <text:p>1000001</text:p>
          </table:table-cell>
          <table:table-cell table:formula="of:=IF([.$A82]&lt;[.BX$2];&quot;&quot;;IF([.$A82]=[.BX$2];1;MIN([.$B$1]+1;[.BW81]+[.BX81])))" office:value-type="float" office:value="1000001" calcext:value-type="float">
            <text:p>1000001</text:p>
          </table:table-cell>
          <table:table-cell table:formula="of:=IF([.$A82]&lt;[.BY$2];&quot;&quot;;IF([.$A82]=[.BY$2];1;MIN([.$B$1]+1;[.BX81]+[.BY81])))" office:value-type="float" office:value="1000001" calcext:value-type="float">
            <text:p>1000001</text:p>
          </table:table-cell>
          <table:table-cell table:formula="of:=IF([.$A82]&lt;[.BZ$2];&quot;&quot;;IF([.$A82]=[.BZ$2];1;MIN([.$B$1]+1;[.BY81]+[.BZ81])))" office:value-type="float" office:value="79079" calcext:value-type="float">
            <text:p>79079</text:p>
          </table:table-cell>
          <table:table-cell table:formula="of:=IF([.$A82]&lt;[.CA$2];&quot;&quot;;IF([.$A82]=[.CA$2];1;MIN([.$B$1]+1;[.BZ81]+[.CA81])))" office:value-type="float" office:value="3081" calcext:value-type="float">
            <text:p>3081</text:p>
          </table:table-cell>
          <table:table-cell table:formula="of:=IF([.$A82]&lt;[.CB$2];&quot;&quot;;IF([.$A82]=[.CB$2];1;MIN([.$B$1]+1;[.CA81]+[.CB81])))" office:value-type="float" office:value="79" calcext:value-type="float">
            <text:p>79</text:p>
          </table:table-cell>
          <table:table-cell table:formula="of:=IF([.$A82]&lt;[.CC$2];&quot;&quot;;IF([.$A82]=[.CC$2];1;MIN([.$B$1]+1;[.CB81]+[.CC81])))" office:value-type="float" office:value="1" calcext:value-type="float">
            <text:p>1</text:p>
          </table:table-cell>
          <table:table-cell table:formula="of:=IF([.$A82]&lt;[.CD$2];&quot;&quot;;IF([.$A82]=[.CD$2];1;MIN([.$B$1]+1;[.CC81]+[.CD81])))">
            <text:p/>
          </table:table-cell>
          <table:table-cell table:formula="of:=IF([.$A82]&lt;[.CE$2];&quot;&quot;;IF([.$A82]=[.CE$2];1;MIN([.$B$1]+1;[.CD81]+[.CE81])))">
            <text:p/>
          </table:table-cell>
          <table:table-cell table:formula="of:=IF([.$A82]&lt;[.CF$2];&quot;&quot;;IF([.$A82]=[.CF$2];1;MIN([.$B$1]+1;[.CE81]+[.CF81])))">
            <text:p/>
          </table:table-cell>
          <table:table-cell table:formula="of:=IF([.$A82]&lt;[.CG$2];&quot;&quot;;IF([.$A82]=[.CG$2];1;MIN([.$B$1]+1;[.CF81]+[.CG81])))">
            <text:p/>
          </table:table-cell>
          <table:table-cell table:formula="of:=IF([.$A82]&lt;[.CH$2];&quot;&quot;;IF([.$A82]=[.CH$2];1;MIN([.$B$1]+1;[.CG81]+[.CH81])))">
            <text:p/>
          </table:table-cell>
          <table:table-cell table:formula="of:=IF([.$A82]&lt;[.CI$2];&quot;&quot;;IF([.$A82]=[.CI$2];1;MIN([.$B$1]+1;[.CH81]+[.CI81])))">
            <text:p/>
          </table:table-cell>
          <table:table-cell table:formula="of:=IF([.$A82]&lt;[.CJ$2];&quot;&quot;;IF([.$A82]=[.CJ$2];1;MIN([.$B$1]+1;[.CI81]+[.CJ81])))">
            <text:p/>
          </table:table-cell>
          <table:table-cell table:formula="of:=IF([.$A82]&lt;[.CK$2];&quot;&quot;;IF([.$A82]=[.CK$2];1;MIN([.$B$1]+1;[.CJ81]+[.CK81])))">
            <text:p/>
          </table:table-cell>
          <table:table-cell table:formula="of:=IF([.$A82]&lt;[.CL$2];&quot;&quot;;IF([.$A82]=[.CL$2];1;MIN([.$B$1]+1;[.CK81]+[.CL81])))">
            <text:p/>
          </table:table-cell>
          <table:table-cell table:formula="of:=IF([.$A82]&lt;[.CM$2];&quot;&quot;;IF([.$A82]=[.CM$2];1;MIN([.$B$1]+1;[.CL81]+[.CM81])))">
            <text:p/>
          </table:table-cell>
          <table:table-cell table:formula="of:=IF([.$A82]&lt;[.CN$2];&quot;&quot;;IF([.$A82]=[.CN$2];1;MIN([.$B$1]+1;[.CM81]+[.CN81])))">
            <text:p/>
          </table:table-cell>
          <table:table-cell table:formula="of:=IF([.$A82]&lt;[.CO$2];&quot;&quot;;IF([.$A82]=[.CO$2];1;MIN([.$B$1]+1;[.CN81]+[.CO81])))">
            <text:p/>
          </table:table-cell>
          <table:table-cell table:formula="of:=IF([.$A82]&lt;[.CP$2];&quot;&quot;;IF([.$A82]=[.CP$2];1;MIN([.$B$1]+1;[.CO81]+[.CP81])))">
            <text:p/>
          </table:table-cell>
          <table:table-cell table:formula="of:=IF([.$A82]&lt;[.CQ$2];&quot;&quot;;IF([.$A82]=[.CQ$2];1;MIN([.$B$1]+1;[.CP81]+[.CQ81])))">
            <text:p/>
          </table:table-cell>
          <table:table-cell table:formula="of:=IF([.$A82]&lt;[.CR$2];&quot;&quot;;IF([.$A82]=[.CR$2];1;MIN([.$B$1]+1;[.CQ81]+[.CR81])))">
            <text:p/>
          </table:table-cell>
          <table:table-cell table:formula="of:=IF([.$A82]&lt;[.CS$2];&quot;&quot;;IF([.$A82]=[.CS$2];1;MIN([.$B$1]+1;[.CR81]+[.CS81])))">
            <text:p/>
          </table:table-cell>
          <table:table-cell table:formula="of:=IF([.$A82]&lt;[.CT$2];&quot;&quot;;IF([.$A82]=[.CT$2];1;MIN([.$B$1]+1;[.CS81]+[.CT81])))">
            <text:p/>
          </table:table-cell>
          <table:table-cell table:formula="of:=IF([.$A82]&lt;[.CU$2];&quot;&quot;;IF([.$A82]=[.CU$2];1;MIN([.$B$1]+1;[.CT81]+[.CU81])))">
            <text:p/>
          </table:table-cell>
          <table:table-cell table:formula="of:=IF([.$A82]&lt;[.CV$2];&quot;&quot;;IF([.$A82]=[.CV$2];1;MIN([.$B$1]+1;[.CU81]+[.CV81])))">
            <text:p/>
          </table:table-cell>
          <table:table-cell table:formula="of:=IF([.$A82]&lt;[.CW$2];&quot;&quot;;IF([.$A82]=[.CW$2];1;MIN([.$B$1]+1;[.CV81]+[.CW81])))">
            <text:p/>
          </table:table-cell>
          <table:table-cell table:formula="of:=IF([.$A82]&lt;[.CX$2];&quot;&quot;;IF([.$A82]=[.CX$2];1;MIN([.$B$1]+1;[.CW81]+[.CX81])))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$A83]&lt;[.C$2];&quot;&quot;;IF([.$A83]=[.C$2];1;MIN([.$B$1]+1;[.B82]+[.C82])))" office:value-type="float" office:value="80" calcext:value-type="float">
            <text:p>80</text:p>
          </table:table-cell>
          <table:table-cell table:formula="of:=IF([.$A83]&lt;[.D$2];&quot;&quot;;IF([.$A83]=[.D$2];1;MIN([.$B$1]+1;[.C82]+[.D82])))" office:value-type="float" office:value="3160" calcext:value-type="float">
            <text:p>3160</text:p>
          </table:table-cell>
          <table:table-cell table:formula="of:=IF([.$A83]&lt;[.E$2];&quot;&quot;;IF([.$A83]=[.E$2];1;MIN([.$B$1]+1;[.D82]+[.E82])))" office:value-type="float" office:value="82160" calcext:value-type="float">
            <text:p>82160</text:p>
          </table:table-cell>
          <table:table-cell table:formula="of:=IF([.$A83]&lt;[.F$2];&quot;&quot;;IF([.$A83]=[.F$2];1;MIN([.$B$1]+1;[.E82]+[.F82])))" office:value-type="float" office:value="1000001" calcext:value-type="float">
            <text:p>1000001</text:p>
          </table:table-cell>
          <table:table-cell table:formula="of:=IF([.$A83]&lt;[.G$2];&quot;&quot;;IF([.$A83]=[.G$2];1;MIN([.$B$1]+1;[.F82]+[.G82])))" office:value-type="float" office:value="1000001" calcext:value-type="float">
            <text:p>1000001</text:p>
          </table:table-cell>
          <table:table-cell table:formula="of:=IF([.$A83]&lt;[.H$2];&quot;&quot;;IF([.$A83]=[.H$2];1;MIN([.$B$1]+1;[.G82]+[.H82])))" office:value-type="float" office:value="1000001" calcext:value-type="float">
            <text:p>1000001</text:p>
          </table:table-cell>
          <table:table-cell table:formula="of:=IF([.$A83]&lt;[.I$2];&quot;&quot;;IF([.$A83]=[.I$2];1;MIN([.$B$1]+1;[.H82]+[.I82])))" office:value-type="float" office:value="1000001" calcext:value-type="float">
            <text:p>1000001</text:p>
          </table:table-cell>
          <table:table-cell table:formula="of:=IF([.$A83]&lt;[.J$2];&quot;&quot;;IF([.$A83]=[.J$2];1;MIN([.$B$1]+1;[.I82]+[.J82])))" office:value-type="float" office:value="1000001" calcext:value-type="float">
            <text:p>1000001</text:p>
          </table:table-cell>
          <table:table-cell table:formula="of:=IF([.$A83]&lt;[.K$2];&quot;&quot;;IF([.$A83]=[.K$2];1;MIN([.$B$1]+1;[.J82]+[.K82])))" office:value-type="float" office:value="1000001" calcext:value-type="float">
            <text:p>1000001</text:p>
          </table:table-cell>
          <table:table-cell table:formula="of:=IF([.$A83]&lt;[.L$2];&quot;&quot;;IF([.$A83]=[.L$2];1;MIN([.$B$1]+1;[.K82]+[.L82])))" office:value-type="float" office:value="1000001" calcext:value-type="float">
            <text:p>1000001</text:p>
          </table:table-cell>
          <table:table-cell table:formula="of:=IF([.$A83]&lt;[.M$2];&quot;&quot;;IF([.$A83]=[.M$2];1;MIN([.$B$1]+1;[.L82]+[.M82])))" office:value-type="float" office:value="1000001" calcext:value-type="float">
            <text:p>1000001</text:p>
          </table:table-cell>
          <table:table-cell table:formula="of:=IF([.$A83]&lt;[.N$2];&quot;&quot;;IF([.$A83]=[.N$2];1;MIN([.$B$1]+1;[.M82]+[.N82])))" office:value-type="float" office:value="1000001" calcext:value-type="float">
            <text:p>1000001</text:p>
          </table:table-cell>
          <table:table-cell table:formula="of:=IF([.$A83]&lt;[.O$2];&quot;&quot;;IF([.$A83]=[.O$2];1;MIN([.$B$1]+1;[.N82]+[.O82])))" office:value-type="float" office:value="1000001" calcext:value-type="float">
            <text:p>1000001</text:p>
          </table:table-cell>
          <table:table-cell table:formula="of:=IF([.$A83]&lt;[.P$2];&quot;&quot;;IF([.$A83]=[.P$2];1;MIN([.$B$1]+1;[.O82]+[.P82])))" office:value-type="float" office:value="1000001" calcext:value-type="float">
            <text:p>1000001</text:p>
          </table:table-cell>
          <table:table-cell table:formula="of:=IF([.$A83]&lt;[.Q$2];&quot;&quot;;IF([.$A83]=[.Q$2];1;MIN([.$B$1]+1;[.P82]+[.Q82])))" office:value-type="float" office:value="1000001" calcext:value-type="float">
            <text:p>1000001</text:p>
          </table:table-cell>
          <table:table-cell table:formula="of:=IF([.$A83]&lt;[.R$2];&quot;&quot;;IF([.$A83]=[.R$2];1;MIN([.$B$1]+1;[.Q82]+[.R82])))" office:value-type="float" office:value="1000001" calcext:value-type="float">
            <text:p>1000001</text:p>
          </table:table-cell>
          <table:table-cell table:formula="of:=IF([.$A83]&lt;[.S$2];&quot;&quot;;IF([.$A83]=[.S$2];1;MIN([.$B$1]+1;[.R82]+[.S82])))" office:value-type="float" office:value="1000001" calcext:value-type="float">
            <text:p>1000001</text:p>
          </table:table-cell>
          <table:table-cell table:formula="of:=IF([.$A83]&lt;[.T$2];&quot;&quot;;IF([.$A83]=[.T$2];1;MIN([.$B$1]+1;[.S82]+[.T82])))" office:value-type="float" office:value="1000001" calcext:value-type="float">
            <text:p>1000001</text:p>
          </table:table-cell>
          <table:table-cell table:formula="of:=IF([.$A83]&lt;[.U$2];&quot;&quot;;IF([.$A83]=[.U$2];1;MIN([.$B$1]+1;[.T82]+[.U82])))" office:value-type="float" office:value="1000001" calcext:value-type="float">
            <text:p>1000001</text:p>
          </table:table-cell>
          <table:table-cell table:formula="of:=IF([.$A83]&lt;[.V$2];&quot;&quot;;IF([.$A83]=[.V$2];1;MIN([.$B$1]+1;[.U82]+[.V82])))" office:value-type="float" office:value="1000001" calcext:value-type="float">
            <text:p>1000001</text:p>
          </table:table-cell>
          <table:table-cell table:formula="of:=IF([.$A83]&lt;[.W$2];&quot;&quot;;IF([.$A83]=[.W$2];1;MIN([.$B$1]+1;[.V82]+[.W82])))" office:value-type="float" office:value="1000001" calcext:value-type="float">
            <text:p>1000001</text:p>
          </table:table-cell>
          <table:table-cell table:formula="of:=IF([.$A83]&lt;[.X$2];&quot;&quot;;IF([.$A83]=[.X$2];1;MIN([.$B$1]+1;[.W82]+[.X82])))" office:value-type="float" office:value="1000001" calcext:value-type="float">
            <text:p>1000001</text:p>
          </table:table-cell>
          <table:table-cell table:formula="of:=IF([.$A83]&lt;[.Y$2];&quot;&quot;;IF([.$A83]=[.Y$2];1;MIN([.$B$1]+1;[.X82]+[.Y82])))" office:value-type="float" office:value="1000001" calcext:value-type="float">
            <text:p>1000001</text:p>
          </table:table-cell>
          <table:table-cell table:formula="of:=IF([.$A83]&lt;[.Z$2];&quot;&quot;;IF([.$A83]=[.Z$2];1;MIN([.$B$1]+1;[.Y82]+[.Z82])))" office:value-type="float" office:value="1000001" calcext:value-type="float">
            <text:p>1000001</text:p>
          </table:table-cell>
          <table:table-cell table:formula="of:=IF([.$A83]&lt;[.AA$2];&quot;&quot;;IF([.$A83]=[.AA$2];1;MIN([.$B$1]+1;[.Z82]+[.AA82])))" office:value-type="float" office:value="1000001" calcext:value-type="float">
            <text:p>1000001</text:p>
          </table:table-cell>
          <table:table-cell table:formula="of:=IF([.$A83]&lt;[.AB$2];&quot;&quot;;IF([.$A83]=[.AB$2];1;MIN([.$B$1]+1;[.AA82]+[.AB82])))" office:value-type="float" office:value="1000001" calcext:value-type="float">
            <text:p>1000001</text:p>
          </table:table-cell>
          <table:table-cell table:formula="of:=IF([.$A83]&lt;[.AC$2];&quot;&quot;;IF([.$A83]=[.AC$2];1;MIN([.$B$1]+1;[.AB82]+[.AC82])))" office:value-type="float" office:value="1000001" calcext:value-type="float">
            <text:p>1000001</text:p>
          </table:table-cell>
          <table:table-cell table:formula="of:=IF([.$A83]&lt;[.AD$2];&quot;&quot;;IF([.$A83]=[.AD$2];1;MIN([.$B$1]+1;[.AC82]+[.AD82])))" office:value-type="float" office:value="1000001" calcext:value-type="float">
            <text:p>1000001</text:p>
          </table:table-cell>
          <table:table-cell table:formula="of:=IF([.$A83]&lt;[.AE$2];&quot;&quot;;IF([.$A83]=[.AE$2];1;MIN([.$B$1]+1;[.AD82]+[.AE82])))" office:value-type="float" office:value="1000001" calcext:value-type="float">
            <text:p>1000001</text:p>
          </table:table-cell>
          <table:table-cell table:formula="of:=IF([.$A83]&lt;[.AF$2];&quot;&quot;;IF([.$A83]=[.AF$2];1;MIN([.$B$1]+1;[.AE82]+[.AF82])))" office:value-type="float" office:value="1000001" calcext:value-type="float">
            <text:p>1000001</text:p>
          </table:table-cell>
          <table:table-cell table:formula="of:=IF([.$A83]&lt;[.AG$2];&quot;&quot;;IF([.$A83]=[.AG$2];1;MIN([.$B$1]+1;[.AF82]+[.AG82])))" office:value-type="float" office:value="1000001" calcext:value-type="float">
            <text:p>1000001</text:p>
          </table:table-cell>
          <table:table-cell table:formula="of:=IF([.$A83]&lt;[.AH$2];&quot;&quot;;IF([.$A83]=[.AH$2];1;MIN([.$B$1]+1;[.AG82]+[.AH82])))" office:value-type="float" office:value="1000001" calcext:value-type="float">
            <text:p>1000001</text:p>
          </table:table-cell>
          <table:table-cell table:formula="of:=IF([.$A83]&lt;[.AI$2];&quot;&quot;;IF([.$A83]=[.AI$2];1;MIN([.$B$1]+1;[.AH82]+[.AI82])))" office:value-type="float" office:value="1000001" calcext:value-type="float">
            <text:p>1000001</text:p>
          </table:table-cell>
          <table:table-cell table:formula="of:=IF([.$A83]&lt;[.AJ$2];&quot;&quot;;IF([.$A83]=[.AJ$2];1;MIN([.$B$1]+1;[.AI82]+[.AJ82])))" office:value-type="float" office:value="1000001" calcext:value-type="float">
            <text:p>1000001</text:p>
          </table:table-cell>
          <table:table-cell table:formula="of:=IF([.$A83]&lt;[.AK$2];&quot;&quot;;IF([.$A83]=[.AK$2];1;MIN([.$B$1]+1;[.AJ82]+[.AK82])))" office:value-type="float" office:value="1000001" calcext:value-type="float">
            <text:p>1000001</text:p>
          </table:table-cell>
          <table:table-cell table:formula="of:=IF([.$A83]&lt;[.AL$2];&quot;&quot;;IF([.$A83]=[.AL$2];1;MIN([.$B$1]+1;[.AK82]+[.AL82])))" office:value-type="float" office:value="1000001" calcext:value-type="float">
            <text:p>1000001</text:p>
          </table:table-cell>
          <table:table-cell table:formula="of:=IF([.$A83]&lt;[.AM$2];&quot;&quot;;IF([.$A83]=[.AM$2];1;MIN([.$B$1]+1;[.AL82]+[.AM82])))" office:value-type="float" office:value="1000001" calcext:value-type="float">
            <text:p>1000001</text:p>
          </table:table-cell>
          <table:table-cell table:formula="of:=IF([.$A83]&lt;[.AN$2];&quot;&quot;;IF([.$A83]=[.AN$2];1;MIN([.$B$1]+1;[.AM82]+[.AN82])))" office:value-type="float" office:value="1000001" calcext:value-type="float">
            <text:p>1000001</text:p>
          </table:table-cell>
          <table:table-cell table:formula="of:=IF([.$A83]&lt;[.AO$2];&quot;&quot;;IF([.$A83]=[.AO$2];1;MIN([.$B$1]+1;[.AN82]+[.AO82])))" office:value-type="float" office:value="1000001" calcext:value-type="float">
            <text:p>1000001</text:p>
          </table:table-cell>
          <table:table-cell table:formula="of:=IF([.$A83]&lt;[.AP$2];&quot;&quot;;IF([.$A83]=[.AP$2];1;MIN([.$B$1]+1;[.AO82]+[.AP82])))" office:value-type="float" office:value="1000001" calcext:value-type="float">
            <text:p>1000001</text:p>
          </table:table-cell>
          <table:table-cell table:formula="of:=IF([.$A83]&lt;[.AQ$2];&quot;&quot;;IF([.$A83]=[.AQ$2];1;MIN([.$B$1]+1;[.AP82]+[.AQ82])))" office:value-type="float" office:value="1000001" calcext:value-type="float">
            <text:p>1000001</text:p>
          </table:table-cell>
          <table:table-cell table:formula="of:=IF([.$A83]&lt;[.AR$2];&quot;&quot;;IF([.$A83]=[.AR$2];1;MIN([.$B$1]+1;[.AQ82]+[.AR82])))" office:value-type="float" office:value="1000001" calcext:value-type="float">
            <text:p>1000001</text:p>
          </table:table-cell>
          <table:table-cell table:formula="of:=IF([.$A83]&lt;[.AS$2];&quot;&quot;;IF([.$A83]=[.AS$2];1;MIN([.$B$1]+1;[.AR82]+[.AS82])))" office:value-type="float" office:value="1000001" calcext:value-type="float">
            <text:p>1000001</text:p>
          </table:table-cell>
          <table:table-cell table:formula="of:=IF([.$A83]&lt;[.AT$2];&quot;&quot;;IF([.$A83]=[.AT$2];1;MIN([.$B$1]+1;[.AS82]+[.AT82])))" office:value-type="float" office:value="1000001" calcext:value-type="float">
            <text:p>1000001</text:p>
          </table:table-cell>
          <table:table-cell table:formula="of:=IF([.$A83]&lt;[.AU$2];&quot;&quot;;IF([.$A83]=[.AU$2];1;MIN([.$B$1]+1;[.AT82]+[.AU82])))" office:value-type="float" office:value="1000001" calcext:value-type="float">
            <text:p>1000001</text:p>
          </table:table-cell>
          <table:table-cell table:formula="of:=IF([.$A83]&lt;[.AV$2];&quot;&quot;;IF([.$A83]=[.AV$2];1;MIN([.$B$1]+1;[.AU82]+[.AV82])))" office:value-type="float" office:value="1000001" calcext:value-type="float">
            <text:p>1000001</text:p>
          </table:table-cell>
          <table:table-cell table:formula="of:=IF([.$A83]&lt;[.AW$2];&quot;&quot;;IF([.$A83]=[.AW$2];1;MIN([.$B$1]+1;[.AV82]+[.AW82])))" office:value-type="float" office:value="1000001" calcext:value-type="float">
            <text:p>1000001</text:p>
          </table:table-cell>
          <table:table-cell table:formula="of:=IF([.$A83]&lt;[.AX$2];&quot;&quot;;IF([.$A83]=[.AX$2];1;MIN([.$B$1]+1;[.AW82]+[.AX82])))" office:value-type="float" office:value="1000001" calcext:value-type="float">
            <text:p>1000001</text:p>
          </table:table-cell>
          <table:table-cell table:formula="of:=IF([.$A83]&lt;[.AY$2];&quot;&quot;;IF([.$A83]=[.AY$2];1;MIN([.$B$1]+1;[.AX82]+[.AY82])))" office:value-type="float" office:value="1000001" calcext:value-type="float">
            <text:p>1000001</text:p>
          </table:table-cell>
          <table:table-cell table:formula="of:=IF([.$A83]&lt;[.AZ$2];&quot;&quot;;IF([.$A83]=[.AZ$2];1;MIN([.$B$1]+1;[.AY82]+[.AZ82])))" office:value-type="float" office:value="1000001" calcext:value-type="float">
            <text:p>1000001</text:p>
          </table:table-cell>
          <table:table-cell table:formula="of:=IF([.$A83]&lt;[.BA$2];&quot;&quot;;IF([.$A83]=[.BA$2];1;MIN([.$B$1]+1;[.AZ82]+[.BA82])))" office:value-type="float" office:value="1000001" calcext:value-type="float">
            <text:p>1000001</text:p>
          </table:table-cell>
          <table:table-cell table:formula="of:=IF([.$A83]&lt;[.BB$2];&quot;&quot;;IF([.$A83]=[.BB$2];1;MIN([.$B$1]+1;[.BA82]+[.BB82])))" office:value-type="float" office:value="1000001" calcext:value-type="float">
            <text:p>1000001</text:p>
          </table:table-cell>
          <table:table-cell table:formula="of:=IF([.$A83]&lt;[.BC$2];&quot;&quot;;IF([.$A83]=[.BC$2];1;MIN([.$B$1]+1;[.BB82]+[.BC82])))" office:value-type="float" office:value="1000001" calcext:value-type="float">
            <text:p>1000001</text:p>
          </table:table-cell>
          <table:table-cell table:formula="of:=IF([.$A83]&lt;[.BD$2];&quot;&quot;;IF([.$A83]=[.BD$2];1;MIN([.$B$1]+1;[.BC82]+[.BD82])))" office:value-type="float" office:value="1000001" calcext:value-type="float">
            <text:p>1000001</text:p>
          </table:table-cell>
          <table:table-cell table:formula="of:=IF([.$A83]&lt;[.BE$2];&quot;&quot;;IF([.$A83]=[.BE$2];1;MIN([.$B$1]+1;[.BD82]+[.BE82])))" office:value-type="float" office:value="1000001" calcext:value-type="float">
            <text:p>1000001</text:p>
          </table:table-cell>
          <table:table-cell table:formula="of:=IF([.$A83]&lt;[.BF$2];&quot;&quot;;IF([.$A83]=[.BF$2];1;MIN([.$B$1]+1;[.BE82]+[.BF82])))" office:value-type="float" office:value="1000001" calcext:value-type="float">
            <text:p>1000001</text:p>
          </table:table-cell>
          <table:table-cell table:formula="of:=IF([.$A83]&lt;[.BG$2];&quot;&quot;;IF([.$A83]=[.BG$2];1;MIN([.$B$1]+1;[.BF82]+[.BG82])))" office:value-type="float" office:value="1000001" calcext:value-type="float">
            <text:p>1000001</text:p>
          </table:table-cell>
          <table:table-cell table:formula="of:=IF([.$A83]&lt;[.BH$2];&quot;&quot;;IF([.$A83]=[.BH$2];1;MIN([.$B$1]+1;[.BG82]+[.BH82])))" office:value-type="float" office:value="1000001" calcext:value-type="float">
            <text:p>1000001</text:p>
          </table:table-cell>
          <table:table-cell table:formula="of:=IF([.$A83]&lt;[.BI$2];&quot;&quot;;IF([.$A83]=[.BI$2];1;MIN([.$B$1]+1;[.BH82]+[.BI82])))" office:value-type="float" office:value="1000001" calcext:value-type="float">
            <text:p>1000001</text:p>
          </table:table-cell>
          <table:table-cell table:formula="of:=IF([.$A83]&lt;[.BJ$2];&quot;&quot;;IF([.$A83]=[.BJ$2];1;MIN([.$B$1]+1;[.BI82]+[.BJ82])))" office:value-type="float" office:value="1000001" calcext:value-type="float">
            <text:p>1000001</text:p>
          </table:table-cell>
          <table:table-cell table:formula="of:=IF([.$A83]&lt;[.BK$2];&quot;&quot;;IF([.$A83]=[.BK$2];1;MIN([.$B$1]+1;[.BJ82]+[.BK82])))" office:value-type="float" office:value="1000001" calcext:value-type="float">
            <text:p>1000001</text:p>
          </table:table-cell>
          <table:table-cell table:formula="of:=IF([.$A83]&lt;[.BL$2];&quot;&quot;;IF([.$A83]=[.BL$2];1;MIN([.$B$1]+1;[.BK82]+[.BL82])))" office:value-type="float" office:value="1000001" calcext:value-type="float">
            <text:p>1000001</text:p>
          </table:table-cell>
          <table:table-cell table:formula="of:=IF([.$A83]&lt;[.BM$2];&quot;&quot;;IF([.$A83]=[.BM$2];1;MIN([.$B$1]+1;[.BL82]+[.BM82])))" office:value-type="float" office:value="1000001" calcext:value-type="float">
            <text:p>1000001</text:p>
          </table:table-cell>
          <table:table-cell table:formula="of:=IF([.$A83]&lt;[.BN$2];&quot;&quot;;IF([.$A83]=[.BN$2];1;MIN([.$B$1]+1;[.BM82]+[.BN82])))" office:value-type="float" office:value="1000001" calcext:value-type="float">
            <text:p>1000001</text:p>
          </table:table-cell>
          <table:table-cell table:formula="of:=IF([.$A83]&lt;[.BO$2];&quot;&quot;;IF([.$A83]=[.BO$2];1;MIN([.$B$1]+1;[.BN82]+[.BO82])))" office:value-type="float" office:value="1000001" calcext:value-type="float">
            <text:p>1000001</text:p>
          </table:table-cell>
          <table:table-cell table:formula="of:=IF([.$A83]&lt;[.BP$2];&quot;&quot;;IF([.$A83]=[.BP$2];1;MIN([.$B$1]+1;[.BO82]+[.BP82])))" office:value-type="float" office:value="1000001" calcext:value-type="float">
            <text:p>1000001</text:p>
          </table:table-cell>
          <table:table-cell table:formula="of:=IF([.$A83]&lt;[.BQ$2];&quot;&quot;;IF([.$A83]=[.BQ$2];1;MIN([.$B$1]+1;[.BP82]+[.BQ82])))" office:value-type="float" office:value="1000001" calcext:value-type="float">
            <text:p>1000001</text:p>
          </table:table-cell>
          <table:table-cell table:formula="of:=IF([.$A83]&lt;[.BR$2];&quot;&quot;;IF([.$A83]=[.BR$2];1;MIN([.$B$1]+1;[.BQ82]+[.BR82])))" office:value-type="float" office:value="1000001" calcext:value-type="float">
            <text:p>1000001</text:p>
          </table:table-cell>
          <table:table-cell table:formula="of:=IF([.$A83]&lt;[.BS$2];&quot;&quot;;IF([.$A83]=[.BS$2];1;MIN([.$B$1]+1;[.BR82]+[.BS82])))" office:value-type="float" office:value="1000001" calcext:value-type="float">
            <text:p>1000001</text:p>
          </table:table-cell>
          <table:table-cell table:formula="of:=IF([.$A83]&lt;[.BT$2];&quot;&quot;;IF([.$A83]=[.BT$2];1;MIN([.$B$1]+1;[.BS82]+[.BT82])))" office:value-type="float" office:value="1000001" calcext:value-type="float">
            <text:p>1000001</text:p>
          </table:table-cell>
          <table:table-cell table:formula="of:=IF([.$A83]&lt;[.BU$2];&quot;&quot;;IF([.$A83]=[.BU$2];1;MIN([.$B$1]+1;[.BT82]+[.BU82])))" office:value-type="float" office:value="1000001" calcext:value-type="float">
            <text:p>1000001</text:p>
          </table:table-cell>
          <table:table-cell table:formula="of:=IF([.$A83]&lt;[.BV$2];&quot;&quot;;IF([.$A83]=[.BV$2];1;MIN([.$B$1]+1;[.BU82]+[.BV82])))" office:value-type="float" office:value="1000001" calcext:value-type="float">
            <text:p>1000001</text:p>
          </table:table-cell>
          <table:table-cell table:formula="of:=IF([.$A83]&lt;[.BW$2];&quot;&quot;;IF([.$A83]=[.BW$2];1;MIN([.$B$1]+1;[.BV82]+[.BW82])))" office:value-type="float" office:value="1000001" calcext:value-type="float">
            <text:p>1000001</text:p>
          </table:table-cell>
          <table:table-cell table:formula="of:=IF([.$A83]&lt;[.BX$2];&quot;&quot;;IF([.$A83]=[.BX$2];1;MIN([.$B$1]+1;[.BW82]+[.BX82])))" office:value-type="float" office:value="1000001" calcext:value-type="float">
            <text:p>1000001</text:p>
          </table:table-cell>
          <table:table-cell table:formula="of:=IF([.$A83]&lt;[.BY$2];&quot;&quot;;IF([.$A83]=[.BY$2];1;MIN([.$B$1]+1;[.BX82]+[.BY82])))" office:value-type="float" office:value="1000001" calcext:value-type="float">
            <text:p>1000001</text:p>
          </table:table-cell>
          <table:table-cell table:formula="of:=IF([.$A83]&lt;[.BZ$2];&quot;&quot;;IF([.$A83]=[.BZ$2];1;MIN([.$B$1]+1;[.BY82]+[.BZ82])))" office:value-type="float" office:value="1000001" calcext:value-type="float">
            <text:p>1000001</text:p>
          </table:table-cell>
          <table:table-cell table:formula="of:=IF([.$A83]&lt;[.CA$2];&quot;&quot;;IF([.$A83]=[.CA$2];1;MIN([.$B$1]+1;[.BZ82]+[.CA82])))" office:value-type="float" office:value="82160" calcext:value-type="float">
            <text:p>82160</text:p>
          </table:table-cell>
          <table:table-cell table:formula="of:=IF([.$A83]&lt;[.CB$2];&quot;&quot;;IF([.$A83]=[.CB$2];1;MIN([.$B$1]+1;[.CA82]+[.CB82])))" office:value-type="float" office:value="3160" calcext:value-type="float">
            <text:p>3160</text:p>
          </table:table-cell>
          <table:table-cell table:formula="of:=IF([.$A83]&lt;[.CC$2];&quot;&quot;;IF([.$A83]=[.CC$2];1;MIN([.$B$1]+1;[.CB82]+[.CC82])))" office:value-type="float" office:value="80" calcext:value-type="float">
            <text:p>80</text:p>
          </table:table-cell>
          <table:table-cell table:formula="of:=IF([.$A83]&lt;[.CD$2];&quot;&quot;;IF([.$A83]=[.CD$2];1;MIN([.$B$1]+1;[.CC82]+[.CD82])))" office:value-type="float" office:value="1" calcext:value-type="float">
            <text:p>1</text:p>
          </table:table-cell>
          <table:table-cell table:formula="of:=IF([.$A83]&lt;[.CE$2];&quot;&quot;;IF([.$A83]=[.CE$2];1;MIN([.$B$1]+1;[.CD82]+[.CE82])))">
            <text:p/>
          </table:table-cell>
          <table:table-cell table:formula="of:=IF([.$A83]&lt;[.CF$2];&quot;&quot;;IF([.$A83]=[.CF$2];1;MIN([.$B$1]+1;[.CE82]+[.CF82])))">
            <text:p/>
          </table:table-cell>
          <table:table-cell table:formula="of:=IF([.$A83]&lt;[.CG$2];&quot;&quot;;IF([.$A83]=[.CG$2];1;MIN([.$B$1]+1;[.CF82]+[.CG82])))">
            <text:p/>
          </table:table-cell>
          <table:table-cell table:formula="of:=IF([.$A83]&lt;[.CH$2];&quot;&quot;;IF([.$A83]=[.CH$2];1;MIN([.$B$1]+1;[.CG82]+[.CH82])))">
            <text:p/>
          </table:table-cell>
          <table:table-cell table:formula="of:=IF([.$A83]&lt;[.CI$2];&quot;&quot;;IF([.$A83]=[.CI$2];1;MIN([.$B$1]+1;[.CH82]+[.CI82])))">
            <text:p/>
          </table:table-cell>
          <table:table-cell table:formula="of:=IF([.$A83]&lt;[.CJ$2];&quot;&quot;;IF([.$A83]=[.CJ$2];1;MIN([.$B$1]+1;[.CI82]+[.CJ82])))">
            <text:p/>
          </table:table-cell>
          <table:table-cell table:formula="of:=IF([.$A83]&lt;[.CK$2];&quot;&quot;;IF([.$A83]=[.CK$2];1;MIN([.$B$1]+1;[.CJ82]+[.CK82])))">
            <text:p/>
          </table:table-cell>
          <table:table-cell table:formula="of:=IF([.$A83]&lt;[.CL$2];&quot;&quot;;IF([.$A83]=[.CL$2];1;MIN([.$B$1]+1;[.CK82]+[.CL82])))">
            <text:p/>
          </table:table-cell>
          <table:table-cell table:formula="of:=IF([.$A83]&lt;[.CM$2];&quot;&quot;;IF([.$A83]=[.CM$2];1;MIN([.$B$1]+1;[.CL82]+[.CM82])))">
            <text:p/>
          </table:table-cell>
          <table:table-cell table:formula="of:=IF([.$A83]&lt;[.CN$2];&quot;&quot;;IF([.$A83]=[.CN$2];1;MIN([.$B$1]+1;[.CM82]+[.CN82])))">
            <text:p/>
          </table:table-cell>
          <table:table-cell table:formula="of:=IF([.$A83]&lt;[.CO$2];&quot;&quot;;IF([.$A83]=[.CO$2];1;MIN([.$B$1]+1;[.CN82]+[.CO82])))">
            <text:p/>
          </table:table-cell>
          <table:table-cell table:formula="of:=IF([.$A83]&lt;[.CP$2];&quot;&quot;;IF([.$A83]=[.CP$2];1;MIN([.$B$1]+1;[.CO82]+[.CP82])))">
            <text:p/>
          </table:table-cell>
          <table:table-cell table:formula="of:=IF([.$A83]&lt;[.CQ$2];&quot;&quot;;IF([.$A83]=[.CQ$2];1;MIN([.$B$1]+1;[.CP82]+[.CQ82])))">
            <text:p/>
          </table:table-cell>
          <table:table-cell table:formula="of:=IF([.$A83]&lt;[.CR$2];&quot;&quot;;IF([.$A83]=[.CR$2];1;MIN([.$B$1]+1;[.CQ82]+[.CR82])))">
            <text:p/>
          </table:table-cell>
          <table:table-cell table:formula="of:=IF([.$A83]&lt;[.CS$2];&quot;&quot;;IF([.$A83]=[.CS$2];1;MIN([.$B$1]+1;[.CR82]+[.CS82])))">
            <text:p/>
          </table:table-cell>
          <table:table-cell table:formula="of:=IF([.$A83]&lt;[.CT$2];&quot;&quot;;IF([.$A83]=[.CT$2];1;MIN([.$B$1]+1;[.CS82]+[.CT82])))">
            <text:p/>
          </table:table-cell>
          <table:table-cell table:formula="of:=IF([.$A83]&lt;[.CU$2];&quot;&quot;;IF([.$A83]=[.CU$2];1;MIN([.$B$1]+1;[.CT82]+[.CU82])))">
            <text:p/>
          </table:table-cell>
          <table:table-cell table:formula="of:=IF([.$A83]&lt;[.CV$2];&quot;&quot;;IF([.$A83]=[.CV$2];1;MIN([.$B$1]+1;[.CU82]+[.CV82])))">
            <text:p/>
          </table:table-cell>
          <table:table-cell table:formula="of:=IF([.$A83]&lt;[.CW$2];&quot;&quot;;IF([.$A83]=[.CW$2];1;MIN([.$B$1]+1;[.CV82]+[.CW82])))">
            <text:p/>
          </table:table-cell>
          <table:table-cell table:formula="of:=IF([.$A83]&lt;[.CX$2];&quot;&quot;;IF([.$A83]=[.CX$2];1;MIN([.$B$1]+1;[.CW82]+[.CX82])))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$A84]&lt;[.C$2];&quot;&quot;;IF([.$A84]=[.C$2];1;MIN([.$B$1]+1;[.B83]+[.C83])))" office:value-type="float" office:value="81" calcext:value-type="float">
            <text:p>81</text:p>
          </table:table-cell>
          <table:table-cell table:formula="of:=IF([.$A84]&lt;[.D$2];&quot;&quot;;IF([.$A84]=[.D$2];1;MIN([.$B$1]+1;[.C83]+[.D83])))" office:value-type="float" office:value="3240" calcext:value-type="float">
            <text:p>3240</text:p>
          </table:table-cell>
          <table:table-cell table:formula="of:=IF([.$A84]&lt;[.E$2];&quot;&quot;;IF([.$A84]=[.E$2];1;MIN([.$B$1]+1;[.D83]+[.E83])))" office:value-type="float" office:value="85320" calcext:value-type="float">
            <text:p>85320</text:p>
          </table:table-cell>
          <table:table-cell table:formula="of:=IF([.$A84]&lt;[.F$2];&quot;&quot;;IF([.$A84]=[.F$2];1;MIN([.$B$1]+1;[.E83]+[.F83])))" office:value-type="float" office:value="1000001" calcext:value-type="float">
            <text:p>1000001</text:p>
          </table:table-cell>
          <table:table-cell table:formula="of:=IF([.$A84]&lt;[.G$2];&quot;&quot;;IF([.$A84]=[.G$2];1;MIN([.$B$1]+1;[.F83]+[.G83])))" office:value-type="float" office:value="1000001" calcext:value-type="float">
            <text:p>1000001</text:p>
          </table:table-cell>
          <table:table-cell table:formula="of:=IF([.$A84]&lt;[.H$2];&quot;&quot;;IF([.$A84]=[.H$2];1;MIN([.$B$1]+1;[.G83]+[.H83])))" office:value-type="float" office:value="1000001" calcext:value-type="float">
            <text:p>1000001</text:p>
          </table:table-cell>
          <table:table-cell table:formula="of:=IF([.$A84]&lt;[.I$2];&quot;&quot;;IF([.$A84]=[.I$2];1;MIN([.$B$1]+1;[.H83]+[.I83])))" office:value-type="float" office:value="1000001" calcext:value-type="float">
            <text:p>1000001</text:p>
          </table:table-cell>
          <table:table-cell table:formula="of:=IF([.$A84]&lt;[.J$2];&quot;&quot;;IF([.$A84]=[.J$2];1;MIN([.$B$1]+1;[.I83]+[.J83])))" office:value-type="float" office:value="1000001" calcext:value-type="float">
            <text:p>1000001</text:p>
          </table:table-cell>
          <table:table-cell table:formula="of:=IF([.$A84]&lt;[.K$2];&quot;&quot;;IF([.$A84]=[.K$2];1;MIN([.$B$1]+1;[.J83]+[.K83])))" office:value-type="float" office:value="1000001" calcext:value-type="float">
            <text:p>1000001</text:p>
          </table:table-cell>
          <table:table-cell table:formula="of:=IF([.$A84]&lt;[.L$2];&quot;&quot;;IF([.$A84]=[.L$2];1;MIN([.$B$1]+1;[.K83]+[.L83])))" office:value-type="float" office:value="1000001" calcext:value-type="float">
            <text:p>1000001</text:p>
          </table:table-cell>
          <table:table-cell table:formula="of:=IF([.$A84]&lt;[.M$2];&quot;&quot;;IF([.$A84]=[.M$2];1;MIN([.$B$1]+1;[.L83]+[.M83])))" office:value-type="float" office:value="1000001" calcext:value-type="float">
            <text:p>1000001</text:p>
          </table:table-cell>
          <table:table-cell table:formula="of:=IF([.$A84]&lt;[.N$2];&quot;&quot;;IF([.$A84]=[.N$2];1;MIN([.$B$1]+1;[.M83]+[.N83])))" office:value-type="float" office:value="1000001" calcext:value-type="float">
            <text:p>1000001</text:p>
          </table:table-cell>
          <table:table-cell table:formula="of:=IF([.$A84]&lt;[.O$2];&quot;&quot;;IF([.$A84]=[.O$2];1;MIN([.$B$1]+1;[.N83]+[.O83])))" office:value-type="float" office:value="1000001" calcext:value-type="float">
            <text:p>1000001</text:p>
          </table:table-cell>
          <table:table-cell table:formula="of:=IF([.$A84]&lt;[.P$2];&quot;&quot;;IF([.$A84]=[.P$2];1;MIN([.$B$1]+1;[.O83]+[.P83])))" office:value-type="float" office:value="1000001" calcext:value-type="float">
            <text:p>1000001</text:p>
          </table:table-cell>
          <table:table-cell table:formula="of:=IF([.$A84]&lt;[.Q$2];&quot;&quot;;IF([.$A84]=[.Q$2];1;MIN([.$B$1]+1;[.P83]+[.Q83])))" office:value-type="float" office:value="1000001" calcext:value-type="float">
            <text:p>1000001</text:p>
          </table:table-cell>
          <table:table-cell table:formula="of:=IF([.$A84]&lt;[.R$2];&quot;&quot;;IF([.$A84]=[.R$2];1;MIN([.$B$1]+1;[.Q83]+[.R83])))" office:value-type="float" office:value="1000001" calcext:value-type="float">
            <text:p>1000001</text:p>
          </table:table-cell>
          <table:table-cell table:formula="of:=IF([.$A84]&lt;[.S$2];&quot;&quot;;IF([.$A84]=[.S$2];1;MIN([.$B$1]+1;[.R83]+[.S83])))" office:value-type="float" office:value="1000001" calcext:value-type="float">
            <text:p>1000001</text:p>
          </table:table-cell>
          <table:table-cell table:formula="of:=IF([.$A84]&lt;[.T$2];&quot;&quot;;IF([.$A84]=[.T$2];1;MIN([.$B$1]+1;[.S83]+[.T83])))" office:value-type="float" office:value="1000001" calcext:value-type="float">
            <text:p>1000001</text:p>
          </table:table-cell>
          <table:table-cell table:formula="of:=IF([.$A84]&lt;[.U$2];&quot;&quot;;IF([.$A84]=[.U$2];1;MIN([.$B$1]+1;[.T83]+[.U83])))" office:value-type="float" office:value="1000001" calcext:value-type="float">
            <text:p>1000001</text:p>
          </table:table-cell>
          <table:table-cell table:formula="of:=IF([.$A84]&lt;[.V$2];&quot;&quot;;IF([.$A84]=[.V$2];1;MIN([.$B$1]+1;[.U83]+[.V83])))" office:value-type="float" office:value="1000001" calcext:value-type="float">
            <text:p>1000001</text:p>
          </table:table-cell>
          <table:table-cell table:formula="of:=IF([.$A84]&lt;[.W$2];&quot;&quot;;IF([.$A84]=[.W$2];1;MIN([.$B$1]+1;[.V83]+[.W83])))" office:value-type="float" office:value="1000001" calcext:value-type="float">
            <text:p>1000001</text:p>
          </table:table-cell>
          <table:table-cell table:formula="of:=IF([.$A84]&lt;[.X$2];&quot;&quot;;IF([.$A84]=[.X$2];1;MIN([.$B$1]+1;[.W83]+[.X83])))" office:value-type="float" office:value="1000001" calcext:value-type="float">
            <text:p>1000001</text:p>
          </table:table-cell>
          <table:table-cell table:formula="of:=IF([.$A84]&lt;[.Y$2];&quot;&quot;;IF([.$A84]=[.Y$2];1;MIN([.$B$1]+1;[.X83]+[.Y83])))" office:value-type="float" office:value="1000001" calcext:value-type="float">
            <text:p>1000001</text:p>
          </table:table-cell>
          <table:table-cell table:formula="of:=IF([.$A84]&lt;[.Z$2];&quot;&quot;;IF([.$A84]=[.Z$2];1;MIN([.$B$1]+1;[.Y83]+[.Z83])))" office:value-type="float" office:value="1000001" calcext:value-type="float">
            <text:p>1000001</text:p>
          </table:table-cell>
          <table:table-cell table:formula="of:=IF([.$A84]&lt;[.AA$2];&quot;&quot;;IF([.$A84]=[.AA$2];1;MIN([.$B$1]+1;[.Z83]+[.AA83])))" office:value-type="float" office:value="1000001" calcext:value-type="float">
            <text:p>1000001</text:p>
          </table:table-cell>
          <table:table-cell table:formula="of:=IF([.$A84]&lt;[.AB$2];&quot;&quot;;IF([.$A84]=[.AB$2];1;MIN([.$B$1]+1;[.AA83]+[.AB83])))" office:value-type="float" office:value="1000001" calcext:value-type="float">
            <text:p>1000001</text:p>
          </table:table-cell>
          <table:table-cell table:formula="of:=IF([.$A84]&lt;[.AC$2];&quot;&quot;;IF([.$A84]=[.AC$2];1;MIN([.$B$1]+1;[.AB83]+[.AC83])))" office:value-type="float" office:value="1000001" calcext:value-type="float">
            <text:p>1000001</text:p>
          </table:table-cell>
          <table:table-cell table:formula="of:=IF([.$A84]&lt;[.AD$2];&quot;&quot;;IF([.$A84]=[.AD$2];1;MIN([.$B$1]+1;[.AC83]+[.AD83])))" office:value-type="float" office:value="1000001" calcext:value-type="float">
            <text:p>1000001</text:p>
          </table:table-cell>
          <table:table-cell table:formula="of:=IF([.$A84]&lt;[.AE$2];&quot;&quot;;IF([.$A84]=[.AE$2];1;MIN([.$B$1]+1;[.AD83]+[.AE83])))" office:value-type="float" office:value="1000001" calcext:value-type="float">
            <text:p>1000001</text:p>
          </table:table-cell>
          <table:table-cell table:formula="of:=IF([.$A84]&lt;[.AF$2];&quot;&quot;;IF([.$A84]=[.AF$2];1;MIN([.$B$1]+1;[.AE83]+[.AF83])))" office:value-type="float" office:value="1000001" calcext:value-type="float">
            <text:p>1000001</text:p>
          </table:table-cell>
          <table:table-cell table:formula="of:=IF([.$A84]&lt;[.AG$2];&quot;&quot;;IF([.$A84]=[.AG$2];1;MIN([.$B$1]+1;[.AF83]+[.AG83])))" office:value-type="float" office:value="1000001" calcext:value-type="float">
            <text:p>1000001</text:p>
          </table:table-cell>
          <table:table-cell table:formula="of:=IF([.$A84]&lt;[.AH$2];&quot;&quot;;IF([.$A84]=[.AH$2];1;MIN([.$B$1]+1;[.AG83]+[.AH83])))" office:value-type="float" office:value="1000001" calcext:value-type="float">
            <text:p>1000001</text:p>
          </table:table-cell>
          <table:table-cell table:formula="of:=IF([.$A84]&lt;[.AI$2];&quot;&quot;;IF([.$A84]=[.AI$2];1;MIN([.$B$1]+1;[.AH83]+[.AI83])))" office:value-type="float" office:value="1000001" calcext:value-type="float">
            <text:p>1000001</text:p>
          </table:table-cell>
          <table:table-cell table:formula="of:=IF([.$A84]&lt;[.AJ$2];&quot;&quot;;IF([.$A84]=[.AJ$2];1;MIN([.$B$1]+1;[.AI83]+[.AJ83])))" office:value-type="float" office:value="1000001" calcext:value-type="float">
            <text:p>1000001</text:p>
          </table:table-cell>
          <table:table-cell table:formula="of:=IF([.$A84]&lt;[.AK$2];&quot;&quot;;IF([.$A84]=[.AK$2];1;MIN([.$B$1]+1;[.AJ83]+[.AK83])))" office:value-type="float" office:value="1000001" calcext:value-type="float">
            <text:p>1000001</text:p>
          </table:table-cell>
          <table:table-cell table:formula="of:=IF([.$A84]&lt;[.AL$2];&quot;&quot;;IF([.$A84]=[.AL$2];1;MIN([.$B$1]+1;[.AK83]+[.AL83])))" office:value-type="float" office:value="1000001" calcext:value-type="float">
            <text:p>1000001</text:p>
          </table:table-cell>
          <table:table-cell table:formula="of:=IF([.$A84]&lt;[.AM$2];&quot;&quot;;IF([.$A84]=[.AM$2];1;MIN([.$B$1]+1;[.AL83]+[.AM83])))" office:value-type="float" office:value="1000001" calcext:value-type="float">
            <text:p>1000001</text:p>
          </table:table-cell>
          <table:table-cell table:formula="of:=IF([.$A84]&lt;[.AN$2];&quot;&quot;;IF([.$A84]=[.AN$2];1;MIN([.$B$1]+1;[.AM83]+[.AN83])))" office:value-type="float" office:value="1000001" calcext:value-type="float">
            <text:p>1000001</text:p>
          </table:table-cell>
          <table:table-cell table:formula="of:=IF([.$A84]&lt;[.AO$2];&quot;&quot;;IF([.$A84]=[.AO$2];1;MIN([.$B$1]+1;[.AN83]+[.AO83])))" office:value-type="float" office:value="1000001" calcext:value-type="float">
            <text:p>1000001</text:p>
          </table:table-cell>
          <table:table-cell table:formula="of:=IF([.$A84]&lt;[.AP$2];&quot;&quot;;IF([.$A84]=[.AP$2];1;MIN([.$B$1]+1;[.AO83]+[.AP83])))" office:value-type="float" office:value="1000001" calcext:value-type="float">
            <text:p>1000001</text:p>
          </table:table-cell>
          <table:table-cell table:formula="of:=IF([.$A84]&lt;[.AQ$2];&quot;&quot;;IF([.$A84]=[.AQ$2];1;MIN([.$B$1]+1;[.AP83]+[.AQ83])))" office:value-type="float" office:value="1000001" calcext:value-type="float">
            <text:p>1000001</text:p>
          </table:table-cell>
          <table:table-cell table:formula="of:=IF([.$A84]&lt;[.AR$2];&quot;&quot;;IF([.$A84]=[.AR$2];1;MIN([.$B$1]+1;[.AQ83]+[.AR83])))" office:value-type="float" office:value="1000001" calcext:value-type="float">
            <text:p>1000001</text:p>
          </table:table-cell>
          <table:table-cell table:formula="of:=IF([.$A84]&lt;[.AS$2];&quot;&quot;;IF([.$A84]=[.AS$2];1;MIN([.$B$1]+1;[.AR83]+[.AS83])))" office:value-type="float" office:value="1000001" calcext:value-type="float">
            <text:p>1000001</text:p>
          </table:table-cell>
          <table:table-cell table:formula="of:=IF([.$A84]&lt;[.AT$2];&quot;&quot;;IF([.$A84]=[.AT$2];1;MIN([.$B$1]+1;[.AS83]+[.AT83])))" office:value-type="float" office:value="1000001" calcext:value-type="float">
            <text:p>1000001</text:p>
          </table:table-cell>
          <table:table-cell table:formula="of:=IF([.$A84]&lt;[.AU$2];&quot;&quot;;IF([.$A84]=[.AU$2];1;MIN([.$B$1]+1;[.AT83]+[.AU83])))" office:value-type="float" office:value="1000001" calcext:value-type="float">
            <text:p>1000001</text:p>
          </table:table-cell>
          <table:table-cell table:formula="of:=IF([.$A84]&lt;[.AV$2];&quot;&quot;;IF([.$A84]=[.AV$2];1;MIN([.$B$1]+1;[.AU83]+[.AV83])))" office:value-type="float" office:value="1000001" calcext:value-type="float">
            <text:p>1000001</text:p>
          </table:table-cell>
          <table:table-cell table:formula="of:=IF([.$A84]&lt;[.AW$2];&quot;&quot;;IF([.$A84]=[.AW$2];1;MIN([.$B$1]+1;[.AV83]+[.AW83])))" office:value-type="float" office:value="1000001" calcext:value-type="float">
            <text:p>1000001</text:p>
          </table:table-cell>
          <table:table-cell table:formula="of:=IF([.$A84]&lt;[.AX$2];&quot;&quot;;IF([.$A84]=[.AX$2];1;MIN([.$B$1]+1;[.AW83]+[.AX83])))" office:value-type="float" office:value="1000001" calcext:value-type="float">
            <text:p>1000001</text:p>
          </table:table-cell>
          <table:table-cell table:formula="of:=IF([.$A84]&lt;[.AY$2];&quot;&quot;;IF([.$A84]=[.AY$2];1;MIN([.$B$1]+1;[.AX83]+[.AY83])))" office:value-type="float" office:value="1000001" calcext:value-type="float">
            <text:p>1000001</text:p>
          </table:table-cell>
          <table:table-cell table:formula="of:=IF([.$A84]&lt;[.AZ$2];&quot;&quot;;IF([.$A84]=[.AZ$2];1;MIN([.$B$1]+1;[.AY83]+[.AZ83])))" office:value-type="float" office:value="1000001" calcext:value-type="float">
            <text:p>1000001</text:p>
          </table:table-cell>
          <table:table-cell table:formula="of:=IF([.$A84]&lt;[.BA$2];&quot;&quot;;IF([.$A84]=[.BA$2];1;MIN([.$B$1]+1;[.AZ83]+[.BA83])))" office:value-type="float" office:value="1000001" calcext:value-type="float">
            <text:p>1000001</text:p>
          </table:table-cell>
          <table:table-cell table:formula="of:=IF([.$A84]&lt;[.BB$2];&quot;&quot;;IF([.$A84]=[.BB$2];1;MIN([.$B$1]+1;[.BA83]+[.BB83])))" office:value-type="float" office:value="1000001" calcext:value-type="float">
            <text:p>1000001</text:p>
          </table:table-cell>
          <table:table-cell table:formula="of:=IF([.$A84]&lt;[.BC$2];&quot;&quot;;IF([.$A84]=[.BC$2];1;MIN([.$B$1]+1;[.BB83]+[.BC83])))" office:value-type="float" office:value="1000001" calcext:value-type="float">
            <text:p>1000001</text:p>
          </table:table-cell>
          <table:table-cell table:formula="of:=IF([.$A84]&lt;[.BD$2];&quot;&quot;;IF([.$A84]=[.BD$2];1;MIN([.$B$1]+1;[.BC83]+[.BD83])))" office:value-type="float" office:value="1000001" calcext:value-type="float">
            <text:p>1000001</text:p>
          </table:table-cell>
          <table:table-cell table:formula="of:=IF([.$A84]&lt;[.BE$2];&quot;&quot;;IF([.$A84]=[.BE$2];1;MIN([.$B$1]+1;[.BD83]+[.BE83])))" office:value-type="float" office:value="1000001" calcext:value-type="float">
            <text:p>1000001</text:p>
          </table:table-cell>
          <table:table-cell table:formula="of:=IF([.$A84]&lt;[.BF$2];&quot;&quot;;IF([.$A84]=[.BF$2];1;MIN([.$B$1]+1;[.BE83]+[.BF83])))" office:value-type="float" office:value="1000001" calcext:value-type="float">
            <text:p>1000001</text:p>
          </table:table-cell>
          <table:table-cell table:formula="of:=IF([.$A84]&lt;[.BG$2];&quot;&quot;;IF([.$A84]=[.BG$2];1;MIN([.$B$1]+1;[.BF83]+[.BG83])))" office:value-type="float" office:value="1000001" calcext:value-type="float">
            <text:p>1000001</text:p>
          </table:table-cell>
          <table:table-cell table:formula="of:=IF([.$A84]&lt;[.BH$2];&quot;&quot;;IF([.$A84]=[.BH$2];1;MIN([.$B$1]+1;[.BG83]+[.BH83])))" office:value-type="float" office:value="1000001" calcext:value-type="float">
            <text:p>1000001</text:p>
          </table:table-cell>
          <table:table-cell table:formula="of:=IF([.$A84]&lt;[.BI$2];&quot;&quot;;IF([.$A84]=[.BI$2];1;MIN([.$B$1]+1;[.BH83]+[.BI83])))" office:value-type="float" office:value="1000001" calcext:value-type="float">
            <text:p>1000001</text:p>
          </table:table-cell>
          <table:table-cell table:formula="of:=IF([.$A84]&lt;[.BJ$2];&quot;&quot;;IF([.$A84]=[.BJ$2];1;MIN([.$B$1]+1;[.BI83]+[.BJ83])))" office:value-type="float" office:value="1000001" calcext:value-type="float">
            <text:p>1000001</text:p>
          </table:table-cell>
          <table:table-cell table:formula="of:=IF([.$A84]&lt;[.BK$2];&quot;&quot;;IF([.$A84]=[.BK$2];1;MIN([.$B$1]+1;[.BJ83]+[.BK83])))" office:value-type="float" office:value="1000001" calcext:value-type="float">
            <text:p>1000001</text:p>
          </table:table-cell>
          <table:table-cell table:formula="of:=IF([.$A84]&lt;[.BL$2];&quot;&quot;;IF([.$A84]=[.BL$2];1;MIN([.$B$1]+1;[.BK83]+[.BL83])))" office:value-type="float" office:value="1000001" calcext:value-type="float">
            <text:p>1000001</text:p>
          </table:table-cell>
          <table:table-cell table:formula="of:=IF([.$A84]&lt;[.BM$2];&quot;&quot;;IF([.$A84]=[.BM$2];1;MIN([.$B$1]+1;[.BL83]+[.BM83])))" office:value-type="float" office:value="1000001" calcext:value-type="float">
            <text:p>1000001</text:p>
          </table:table-cell>
          <table:table-cell table:formula="of:=IF([.$A84]&lt;[.BN$2];&quot;&quot;;IF([.$A84]=[.BN$2];1;MIN([.$B$1]+1;[.BM83]+[.BN83])))" office:value-type="float" office:value="1000001" calcext:value-type="float">
            <text:p>1000001</text:p>
          </table:table-cell>
          <table:table-cell table:formula="of:=IF([.$A84]&lt;[.BO$2];&quot;&quot;;IF([.$A84]=[.BO$2];1;MIN([.$B$1]+1;[.BN83]+[.BO83])))" office:value-type="float" office:value="1000001" calcext:value-type="float">
            <text:p>1000001</text:p>
          </table:table-cell>
          <table:table-cell table:formula="of:=IF([.$A84]&lt;[.BP$2];&quot;&quot;;IF([.$A84]=[.BP$2];1;MIN([.$B$1]+1;[.BO83]+[.BP83])))" office:value-type="float" office:value="1000001" calcext:value-type="float">
            <text:p>1000001</text:p>
          </table:table-cell>
          <table:table-cell table:formula="of:=IF([.$A84]&lt;[.BQ$2];&quot;&quot;;IF([.$A84]=[.BQ$2];1;MIN([.$B$1]+1;[.BP83]+[.BQ83])))" office:value-type="float" office:value="1000001" calcext:value-type="float">
            <text:p>1000001</text:p>
          </table:table-cell>
          <table:table-cell table:formula="of:=IF([.$A84]&lt;[.BR$2];&quot;&quot;;IF([.$A84]=[.BR$2];1;MIN([.$B$1]+1;[.BQ83]+[.BR83])))" office:value-type="float" office:value="1000001" calcext:value-type="float">
            <text:p>1000001</text:p>
          </table:table-cell>
          <table:table-cell table:formula="of:=IF([.$A84]&lt;[.BS$2];&quot;&quot;;IF([.$A84]=[.BS$2];1;MIN([.$B$1]+1;[.BR83]+[.BS83])))" office:value-type="float" office:value="1000001" calcext:value-type="float">
            <text:p>1000001</text:p>
          </table:table-cell>
          <table:table-cell table:formula="of:=IF([.$A84]&lt;[.BT$2];&quot;&quot;;IF([.$A84]=[.BT$2];1;MIN([.$B$1]+1;[.BS83]+[.BT83])))" office:value-type="float" office:value="1000001" calcext:value-type="float">
            <text:p>1000001</text:p>
          </table:table-cell>
          <table:table-cell table:formula="of:=IF([.$A84]&lt;[.BU$2];&quot;&quot;;IF([.$A84]=[.BU$2];1;MIN([.$B$1]+1;[.BT83]+[.BU83])))" office:value-type="float" office:value="1000001" calcext:value-type="float">
            <text:p>1000001</text:p>
          </table:table-cell>
          <table:table-cell table:formula="of:=IF([.$A84]&lt;[.BV$2];&quot;&quot;;IF([.$A84]=[.BV$2];1;MIN([.$B$1]+1;[.BU83]+[.BV83])))" office:value-type="float" office:value="1000001" calcext:value-type="float">
            <text:p>1000001</text:p>
          </table:table-cell>
          <table:table-cell table:formula="of:=IF([.$A84]&lt;[.BW$2];&quot;&quot;;IF([.$A84]=[.BW$2];1;MIN([.$B$1]+1;[.BV83]+[.BW83])))" office:value-type="float" office:value="1000001" calcext:value-type="float">
            <text:p>1000001</text:p>
          </table:table-cell>
          <table:table-cell table:formula="of:=IF([.$A84]&lt;[.BX$2];&quot;&quot;;IF([.$A84]=[.BX$2];1;MIN([.$B$1]+1;[.BW83]+[.BX83])))" office:value-type="float" office:value="1000001" calcext:value-type="float">
            <text:p>1000001</text:p>
          </table:table-cell>
          <table:table-cell table:formula="of:=IF([.$A84]&lt;[.BY$2];&quot;&quot;;IF([.$A84]=[.BY$2];1;MIN([.$B$1]+1;[.BX83]+[.BY83])))" office:value-type="float" office:value="1000001" calcext:value-type="float">
            <text:p>1000001</text:p>
          </table:table-cell>
          <table:table-cell table:formula="of:=IF([.$A84]&lt;[.BZ$2];&quot;&quot;;IF([.$A84]=[.BZ$2];1;MIN([.$B$1]+1;[.BY83]+[.BZ83])))" office:value-type="float" office:value="1000001" calcext:value-type="float">
            <text:p>1000001</text:p>
          </table:table-cell>
          <table:table-cell table:formula="of:=IF([.$A84]&lt;[.CA$2];&quot;&quot;;IF([.$A84]=[.CA$2];1;MIN([.$B$1]+1;[.BZ83]+[.CA83])))" office:value-type="float" office:value="1000001" calcext:value-type="float">
            <text:p>1000001</text:p>
          </table:table-cell>
          <table:table-cell table:formula="of:=IF([.$A84]&lt;[.CB$2];&quot;&quot;;IF([.$A84]=[.CB$2];1;MIN([.$B$1]+1;[.CA83]+[.CB83])))" office:value-type="float" office:value="85320" calcext:value-type="float">
            <text:p>85320</text:p>
          </table:table-cell>
          <table:table-cell table:formula="of:=IF([.$A84]&lt;[.CC$2];&quot;&quot;;IF([.$A84]=[.CC$2];1;MIN([.$B$1]+1;[.CB83]+[.CC83])))" office:value-type="float" office:value="3240" calcext:value-type="float">
            <text:p>3240</text:p>
          </table:table-cell>
          <table:table-cell table:formula="of:=IF([.$A84]&lt;[.CD$2];&quot;&quot;;IF([.$A84]=[.CD$2];1;MIN([.$B$1]+1;[.CC83]+[.CD83])))" office:value-type="float" office:value="81" calcext:value-type="float">
            <text:p>81</text:p>
          </table:table-cell>
          <table:table-cell table:formula="of:=IF([.$A84]&lt;[.CE$2];&quot;&quot;;IF([.$A84]=[.CE$2];1;MIN([.$B$1]+1;[.CD83]+[.CE83])))" office:value-type="float" office:value="1" calcext:value-type="float">
            <text:p>1</text:p>
          </table:table-cell>
          <table:table-cell table:formula="of:=IF([.$A84]&lt;[.CF$2];&quot;&quot;;IF([.$A84]=[.CF$2];1;MIN([.$B$1]+1;[.CE83]+[.CF83])))">
            <text:p/>
          </table:table-cell>
          <table:table-cell table:formula="of:=IF([.$A84]&lt;[.CG$2];&quot;&quot;;IF([.$A84]=[.CG$2];1;MIN([.$B$1]+1;[.CF83]+[.CG83])))">
            <text:p/>
          </table:table-cell>
          <table:table-cell table:formula="of:=IF([.$A84]&lt;[.CH$2];&quot;&quot;;IF([.$A84]=[.CH$2];1;MIN([.$B$1]+1;[.CG83]+[.CH83])))">
            <text:p/>
          </table:table-cell>
          <table:table-cell table:formula="of:=IF([.$A84]&lt;[.CI$2];&quot;&quot;;IF([.$A84]=[.CI$2];1;MIN([.$B$1]+1;[.CH83]+[.CI83])))">
            <text:p/>
          </table:table-cell>
          <table:table-cell table:formula="of:=IF([.$A84]&lt;[.CJ$2];&quot;&quot;;IF([.$A84]=[.CJ$2];1;MIN([.$B$1]+1;[.CI83]+[.CJ83])))">
            <text:p/>
          </table:table-cell>
          <table:table-cell table:formula="of:=IF([.$A84]&lt;[.CK$2];&quot;&quot;;IF([.$A84]=[.CK$2];1;MIN([.$B$1]+1;[.CJ83]+[.CK83])))">
            <text:p/>
          </table:table-cell>
          <table:table-cell table:formula="of:=IF([.$A84]&lt;[.CL$2];&quot;&quot;;IF([.$A84]=[.CL$2];1;MIN([.$B$1]+1;[.CK83]+[.CL83])))">
            <text:p/>
          </table:table-cell>
          <table:table-cell table:formula="of:=IF([.$A84]&lt;[.CM$2];&quot;&quot;;IF([.$A84]=[.CM$2];1;MIN([.$B$1]+1;[.CL83]+[.CM83])))">
            <text:p/>
          </table:table-cell>
          <table:table-cell table:formula="of:=IF([.$A84]&lt;[.CN$2];&quot;&quot;;IF([.$A84]=[.CN$2];1;MIN([.$B$1]+1;[.CM83]+[.CN83])))">
            <text:p/>
          </table:table-cell>
          <table:table-cell table:formula="of:=IF([.$A84]&lt;[.CO$2];&quot;&quot;;IF([.$A84]=[.CO$2];1;MIN([.$B$1]+1;[.CN83]+[.CO83])))">
            <text:p/>
          </table:table-cell>
          <table:table-cell table:formula="of:=IF([.$A84]&lt;[.CP$2];&quot;&quot;;IF([.$A84]=[.CP$2];1;MIN([.$B$1]+1;[.CO83]+[.CP83])))">
            <text:p/>
          </table:table-cell>
          <table:table-cell table:formula="of:=IF([.$A84]&lt;[.CQ$2];&quot;&quot;;IF([.$A84]=[.CQ$2];1;MIN([.$B$1]+1;[.CP83]+[.CQ83])))">
            <text:p/>
          </table:table-cell>
          <table:table-cell table:formula="of:=IF([.$A84]&lt;[.CR$2];&quot;&quot;;IF([.$A84]=[.CR$2];1;MIN([.$B$1]+1;[.CQ83]+[.CR83])))">
            <text:p/>
          </table:table-cell>
          <table:table-cell table:formula="of:=IF([.$A84]&lt;[.CS$2];&quot;&quot;;IF([.$A84]=[.CS$2];1;MIN([.$B$1]+1;[.CR83]+[.CS83])))">
            <text:p/>
          </table:table-cell>
          <table:table-cell table:formula="of:=IF([.$A84]&lt;[.CT$2];&quot;&quot;;IF([.$A84]=[.CT$2];1;MIN([.$B$1]+1;[.CS83]+[.CT83])))">
            <text:p/>
          </table:table-cell>
          <table:table-cell table:formula="of:=IF([.$A84]&lt;[.CU$2];&quot;&quot;;IF([.$A84]=[.CU$2];1;MIN([.$B$1]+1;[.CT83]+[.CU83])))">
            <text:p/>
          </table:table-cell>
          <table:table-cell table:formula="of:=IF([.$A84]&lt;[.CV$2];&quot;&quot;;IF([.$A84]=[.CV$2];1;MIN([.$B$1]+1;[.CU83]+[.CV83])))">
            <text:p/>
          </table:table-cell>
          <table:table-cell table:formula="of:=IF([.$A84]&lt;[.CW$2];&quot;&quot;;IF([.$A84]=[.CW$2];1;MIN([.$B$1]+1;[.CV83]+[.CW83])))">
            <text:p/>
          </table:table-cell>
          <table:table-cell table:formula="of:=IF([.$A84]&lt;[.CX$2];&quot;&quot;;IF([.$A84]=[.CX$2];1;MIN([.$B$1]+1;[.CW83]+[.CX83])))">
            <text:p/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$A85]&lt;[.C$2];&quot;&quot;;IF([.$A85]=[.C$2];1;MIN([.$B$1]+1;[.B84]+[.C84])))" office:value-type="float" office:value="82" calcext:value-type="float">
            <text:p>82</text:p>
          </table:table-cell>
          <table:table-cell table:formula="of:=IF([.$A85]&lt;[.D$2];&quot;&quot;;IF([.$A85]=[.D$2];1;MIN([.$B$1]+1;[.C84]+[.D84])))" office:value-type="float" office:value="3321" calcext:value-type="float">
            <text:p>3321</text:p>
          </table:table-cell>
          <table:table-cell table:formula="of:=IF([.$A85]&lt;[.E$2];&quot;&quot;;IF([.$A85]=[.E$2];1;MIN([.$B$1]+1;[.D84]+[.E84])))" office:value-type="float" office:value="88560" calcext:value-type="float">
            <text:p>88560</text:p>
          </table:table-cell>
          <table:table-cell table:formula="of:=IF([.$A85]&lt;[.F$2];&quot;&quot;;IF([.$A85]=[.F$2];1;MIN([.$B$1]+1;[.E84]+[.F84])))" office:value-type="float" office:value="1000001" calcext:value-type="float">
            <text:p>1000001</text:p>
          </table:table-cell>
          <table:table-cell table:formula="of:=IF([.$A85]&lt;[.G$2];&quot;&quot;;IF([.$A85]=[.G$2];1;MIN([.$B$1]+1;[.F84]+[.G84])))" office:value-type="float" office:value="1000001" calcext:value-type="float">
            <text:p>1000001</text:p>
          </table:table-cell>
          <table:table-cell table:formula="of:=IF([.$A85]&lt;[.H$2];&quot;&quot;;IF([.$A85]=[.H$2];1;MIN([.$B$1]+1;[.G84]+[.H84])))" office:value-type="float" office:value="1000001" calcext:value-type="float">
            <text:p>1000001</text:p>
          </table:table-cell>
          <table:table-cell table:formula="of:=IF([.$A85]&lt;[.I$2];&quot;&quot;;IF([.$A85]=[.I$2];1;MIN([.$B$1]+1;[.H84]+[.I84])))" office:value-type="float" office:value="1000001" calcext:value-type="float">
            <text:p>1000001</text:p>
          </table:table-cell>
          <table:table-cell table:formula="of:=IF([.$A85]&lt;[.J$2];&quot;&quot;;IF([.$A85]=[.J$2];1;MIN([.$B$1]+1;[.I84]+[.J84])))" office:value-type="float" office:value="1000001" calcext:value-type="float">
            <text:p>1000001</text:p>
          </table:table-cell>
          <table:table-cell table:formula="of:=IF([.$A85]&lt;[.K$2];&quot;&quot;;IF([.$A85]=[.K$2];1;MIN([.$B$1]+1;[.J84]+[.K84])))" office:value-type="float" office:value="1000001" calcext:value-type="float">
            <text:p>1000001</text:p>
          </table:table-cell>
          <table:table-cell table:formula="of:=IF([.$A85]&lt;[.L$2];&quot;&quot;;IF([.$A85]=[.L$2];1;MIN([.$B$1]+1;[.K84]+[.L84])))" office:value-type="float" office:value="1000001" calcext:value-type="float">
            <text:p>1000001</text:p>
          </table:table-cell>
          <table:table-cell table:formula="of:=IF([.$A85]&lt;[.M$2];&quot;&quot;;IF([.$A85]=[.M$2];1;MIN([.$B$1]+1;[.L84]+[.M84])))" office:value-type="float" office:value="1000001" calcext:value-type="float">
            <text:p>1000001</text:p>
          </table:table-cell>
          <table:table-cell table:formula="of:=IF([.$A85]&lt;[.N$2];&quot;&quot;;IF([.$A85]=[.N$2];1;MIN([.$B$1]+1;[.M84]+[.N84])))" office:value-type="float" office:value="1000001" calcext:value-type="float">
            <text:p>1000001</text:p>
          </table:table-cell>
          <table:table-cell table:formula="of:=IF([.$A85]&lt;[.O$2];&quot;&quot;;IF([.$A85]=[.O$2];1;MIN([.$B$1]+1;[.N84]+[.O84])))" office:value-type="float" office:value="1000001" calcext:value-type="float">
            <text:p>1000001</text:p>
          </table:table-cell>
          <table:table-cell table:formula="of:=IF([.$A85]&lt;[.P$2];&quot;&quot;;IF([.$A85]=[.P$2];1;MIN([.$B$1]+1;[.O84]+[.P84])))" office:value-type="float" office:value="1000001" calcext:value-type="float">
            <text:p>1000001</text:p>
          </table:table-cell>
          <table:table-cell table:formula="of:=IF([.$A85]&lt;[.Q$2];&quot;&quot;;IF([.$A85]=[.Q$2];1;MIN([.$B$1]+1;[.P84]+[.Q84])))" office:value-type="float" office:value="1000001" calcext:value-type="float">
            <text:p>1000001</text:p>
          </table:table-cell>
          <table:table-cell table:formula="of:=IF([.$A85]&lt;[.R$2];&quot;&quot;;IF([.$A85]=[.R$2];1;MIN([.$B$1]+1;[.Q84]+[.R84])))" office:value-type="float" office:value="1000001" calcext:value-type="float">
            <text:p>1000001</text:p>
          </table:table-cell>
          <table:table-cell table:formula="of:=IF([.$A85]&lt;[.S$2];&quot;&quot;;IF([.$A85]=[.S$2];1;MIN([.$B$1]+1;[.R84]+[.S84])))" office:value-type="float" office:value="1000001" calcext:value-type="float">
            <text:p>1000001</text:p>
          </table:table-cell>
          <table:table-cell table:formula="of:=IF([.$A85]&lt;[.T$2];&quot;&quot;;IF([.$A85]=[.T$2];1;MIN([.$B$1]+1;[.S84]+[.T84])))" office:value-type="float" office:value="1000001" calcext:value-type="float">
            <text:p>1000001</text:p>
          </table:table-cell>
          <table:table-cell table:formula="of:=IF([.$A85]&lt;[.U$2];&quot;&quot;;IF([.$A85]=[.U$2];1;MIN([.$B$1]+1;[.T84]+[.U84])))" office:value-type="float" office:value="1000001" calcext:value-type="float">
            <text:p>1000001</text:p>
          </table:table-cell>
          <table:table-cell table:formula="of:=IF([.$A85]&lt;[.V$2];&quot;&quot;;IF([.$A85]=[.V$2];1;MIN([.$B$1]+1;[.U84]+[.V84])))" office:value-type="float" office:value="1000001" calcext:value-type="float">
            <text:p>1000001</text:p>
          </table:table-cell>
          <table:table-cell table:formula="of:=IF([.$A85]&lt;[.W$2];&quot;&quot;;IF([.$A85]=[.W$2];1;MIN([.$B$1]+1;[.V84]+[.W84])))" office:value-type="float" office:value="1000001" calcext:value-type="float">
            <text:p>1000001</text:p>
          </table:table-cell>
          <table:table-cell table:formula="of:=IF([.$A85]&lt;[.X$2];&quot;&quot;;IF([.$A85]=[.X$2];1;MIN([.$B$1]+1;[.W84]+[.X84])))" office:value-type="float" office:value="1000001" calcext:value-type="float">
            <text:p>1000001</text:p>
          </table:table-cell>
          <table:table-cell table:formula="of:=IF([.$A85]&lt;[.Y$2];&quot;&quot;;IF([.$A85]=[.Y$2];1;MIN([.$B$1]+1;[.X84]+[.Y84])))" office:value-type="float" office:value="1000001" calcext:value-type="float">
            <text:p>1000001</text:p>
          </table:table-cell>
          <table:table-cell table:formula="of:=IF([.$A85]&lt;[.Z$2];&quot;&quot;;IF([.$A85]=[.Z$2];1;MIN([.$B$1]+1;[.Y84]+[.Z84])))" office:value-type="float" office:value="1000001" calcext:value-type="float">
            <text:p>1000001</text:p>
          </table:table-cell>
          <table:table-cell table:formula="of:=IF([.$A85]&lt;[.AA$2];&quot;&quot;;IF([.$A85]=[.AA$2];1;MIN([.$B$1]+1;[.Z84]+[.AA84])))" office:value-type="float" office:value="1000001" calcext:value-type="float">
            <text:p>1000001</text:p>
          </table:table-cell>
          <table:table-cell table:formula="of:=IF([.$A85]&lt;[.AB$2];&quot;&quot;;IF([.$A85]=[.AB$2];1;MIN([.$B$1]+1;[.AA84]+[.AB84])))" office:value-type="float" office:value="1000001" calcext:value-type="float">
            <text:p>1000001</text:p>
          </table:table-cell>
          <table:table-cell table:formula="of:=IF([.$A85]&lt;[.AC$2];&quot;&quot;;IF([.$A85]=[.AC$2];1;MIN([.$B$1]+1;[.AB84]+[.AC84])))" office:value-type="float" office:value="1000001" calcext:value-type="float">
            <text:p>1000001</text:p>
          </table:table-cell>
          <table:table-cell table:formula="of:=IF([.$A85]&lt;[.AD$2];&quot;&quot;;IF([.$A85]=[.AD$2];1;MIN([.$B$1]+1;[.AC84]+[.AD84])))" office:value-type="float" office:value="1000001" calcext:value-type="float">
            <text:p>1000001</text:p>
          </table:table-cell>
          <table:table-cell table:formula="of:=IF([.$A85]&lt;[.AE$2];&quot;&quot;;IF([.$A85]=[.AE$2];1;MIN([.$B$1]+1;[.AD84]+[.AE84])))" office:value-type="float" office:value="1000001" calcext:value-type="float">
            <text:p>1000001</text:p>
          </table:table-cell>
          <table:table-cell table:formula="of:=IF([.$A85]&lt;[.AF$2];&quot;&quot;;IF([.$A85]=[.AF$2];1;MIN([.$B$1]+1;[.AE84]+[.AF84])))" office:value-type="float" office:value="1000001" calcext:value-type="float">
            <text:p>1000001</text:p>
          </table:table-cell>
          <table:table-cell table:formula="of:=IF([.$A85]&lt;[.AG$2];&quot;&quot;;IF([.$A85]=[.AG$2];1;MIN([.$B$1]+1;[.AF84]+[.AG84])))" office:value-type="float" office:value="1000001" calcext:value-type="float">
            <text:p>1000001</text:p>
          </table:table-cell>
          <table:table-cell table:formula="of:=IF([.$A85]&lt;[.AH$2];&quot;&quot;;IF([.$A85]=[.AH$2];1;MIN([.$B$1]+1;[.AG84]+[.AH84])))" office:value-type="float" office:value="1000001" calcext:value-type="float">
            <text:p>1000001</text:p>
          </table:table-cell>
          <table:table-cell table:formula="of:=IF([.$A85]&lt;[.AI$2];&quot;&quot;;IF([.$A85]=[.AI$2];1;MIN([.$B$1]+1;[.AH84]+[.AI84])))" office:value-type="float" office:value="1000001" calcext:value-type="float">
            <text:p>1000001</text:p>
          </table:table-cell>
          <table:table-cell table:formula="of:=IF([.$A85]&lt;[.AJ$2];&quot;&quot;;IF([.$A85]=[.AJ$2];1;MIN([.$B$1]+1;[.AI84]+[.AJ84])))" office:value-type="float" office:value="1000001" calcext:value-type="float">
            <text:p>1000001</text:p>
          </table:table-cell>
          <table:table-cell table:formula="of:=IF([.$A85]&lt;[.AK$2];&quot;&quot;;IF([.$A85]=[.AK$2];1;MIN([.$B$1]+1;[.AJ84]+[.AK84])))" office:value-type="float" office:value="1000001" calcext:value-type="float">
            <text:p>1000001</text:p>
          </table:table-cell>
          <table:table-cell table:formula="of:=IF([.$A85]&lt;[.AL$2];&quot;&quot;;IF([.$A85]=[.AL$2];1;MIN([.$B$1]+1;[.AK84]+[.AL84])))" office:value-type="float" office:value="1000001" calcext:value-type="float">
            <text:p>1000001</text:p>
          </table:table-cell>
          <table:table-cell table:formula="of:=IF([.$A85]&lt;[.AM$2];&quot;&quot;;IF([.$A85]=[.AM$2];1;MIN([.$B$1]+1;[.AL84]+[.AM84])))" office:value-type="float" office:value="1000001" calcext:value-type="float">
            <text:p>1000001</text:p>
          </table:table-cell>
          <table:table-cell table:formula="of:=IF([.$A85]&lt;[.AN$2];&quot;&quot;;IF([.$A85]=[.AN$2];1;MIN([.$B$1]+1;[.AM84]+[.AN84])))" office:value-type="float" office:value="1000001" calcext:value-type="float">
            <text:p>1000001</text:p>
          </table:table-cell>
          <table:table-cell table:formula="of:=IF([.$A85]&lt;[.AO$2];&quot;&quot;;IF([.$A85]=[.AO$2];1;MIN([.$B$1]+1;[.AN84]+[.AO84])))" office:value-type="float" office:value="1000001" calcext:value-type="float">
            <text:p>1000001</text:p>
          </table:table-cell>
          <table:table-cell table:formula="of:=IF([.$A85]&lt;[.AP$2];&quot;&quot;;IF([.$A85]=[.AP$2];1;MIN([.$B$1]+1;[.AO84]+[.AP84])))" office:value-type="float" office:value="1000001" calcext:value-type="float">
            <text:p>1000001</text:p>
          </table:table-cell>
          <table:table-cell table:formula="of:=IF([.$A85]&lt;[.AQ$2];&quot;&quot;;IF([.$A85]=[.AQ$2];1;MIN([.$B$1]+1;[.AP84]+[.AQ84])))" office:value-type="float" office:value="1000001" calcext:value-type="float">
            <text:p>1000001</text:p>
          </table:table-cell>
          <table:table-cell table:formula="of:=IF([.$A85]&lt;[.AR$2];&quot;&quot;;IF([.$A85]=[.AR$2];1;MIN([.$B$1]+1;[.AQ84]+[.AR84])))" office:value-type="float" office:value="1000001" calcext:value-type="float">
            <text:p>1000001</text:p>
          </table:table-cell>
          <table:table-cell table:formula="of:=IF([.$A85]&lt;[.AS$2];&quot;&quot;;IF([.$A85]=[.AS$2];1;MIN([.$B$1]+1;[.AR84]+[.AS84])))" office:value-type="float" office:value="1000001" calcext:value-type="float">
            <text:p>1000001</text:p>
          </table:table-cell>
          <table:table-cell table:formula="of:=IF([.$A85]&lt;[.AT$2];&quot;&quot;;IF([.$A85]=[.AT$2];1;MIN([.$B$1]+1;[.AS84]+[.AT84])))" office:value-type="float" office:value="1000001" calcext:value-type="float">
            <text:p>1000001</text:p>
          </table:table-cell>
          <table:table-cell table:formula="of:=IF([.$A85]&lt;[.AU$2];&quot;&quot;;IF([.$A85]=[.AU$2];1;MIN([.$B$1]+1;[.AT84]+[.AU84])))" office:value-type="float" office:value="1000001" calcext:value-type="float">
            <text:p>1000001</text:p>
          </table:table-cell>
          <table:table-cell table:formula="of:=IF([.$A85]&lt;[.AV$2];&quot;&quot;;IF([.$A85]=[.AV$2];1;MIN([.$B$1]+1;[.AU84]+[.AV84])))" office:value-type="float" office:value="1000001" calcext:value-type="float">
            <text:p>1000001</text:p>
          </table:table-cell>
          <table:table-cell table:formula="of:=IF([.$A85]&lt;[.AW$2];&quot;&quot;;IF([.$A85]=[.AW$2];1;MIN([.$B$1]+1;[.AV84]+[.AW84])))" office:value-type="float" office:value="1000001" calcext:value-type="float">
            <text:p>1000001</text:p>
          </table:table-cell>
          <table:table-cell table:formula="of:=IF([.$A85]&lt;[.AX$2];&quot;&quot;;IF([.$A85]=[.AX$2];1;MIN([.$B$1]+1;[.AW84]+[.AX84])))" office:value-type="float" office:value="1000001" calcext:value-type="float">
            <text:p>1000001</text:p>
          </table:table-cell>
          <table:table-cell table:formula="of:=IF([.$A85]&lt;[.AY$2];&quot;&quot;;IF([.$A85]=[.AY$2];1;MIN([.$B$1]+1;[.AX84]+[.AY84])))" office:value-type="float" office:value="1000001" calcext:value-type="float">
            <text:p>1000001</text:p>
          </table:table-cell>
          <table:table-cell table:formula="of:=IF([.$A85]&lt;[.AZ$2];&quot;&quot;;IF([.$A85]=[.AZ$2];1;MIN([.$B$1]+1;[.AY84]+[.AZ84])))" office:value-type="float" office:value="1000001" calcext:value-type="float">
            <text:p>1000001</text:p>
          </table:table-cell>
          <table:table-cell table:formula="of:=IF([.$A85]&lt;[.BA$2];&quot;&quot;;IF([.$A85]=[.BA$2];1;MIN([.$B$1]+1;[.AZ84]+[.BA84])))" office:value-type="float" office:value="1000001" calcext:value-type="float">
            <text:p>1000001</text:p>
          </table:table-cell>
          <table:table-cell table:formula="of:=IF([.$A85]&lt;[.BB$2];&quot;&quot;;IF([.$A85]=[.BB$2];1;MIN([.$B$1]+1;[.BA84]+[.BB84])))" office:value-type="float" office:value="1000001" calcext:value-type="float">
            <text:p>1000001</text:p>
          </table:table-cell>
          <table:table-cell table:formula="of:=IF([.$A85]&lt;[.BC$2];&quot;&quot;;IF([.$A85]=[.BC$2];1;MIN([.$B$1]+1;[.BB84]+[.BC84])))" office:value-type="float" office:value="1000001" calcext:value-type="float">
            <text:p>1000001</text:p>
          </table:table-cell>
          <table:table-cell table:formula="of:=IF([.$A85]&lt;[.BD$2];&quot;&quot;;IF([.$A85]=[.BD$2];1;MIN([.$B$1]+1;[.BC84]+[.BD84])))" office:value-type="float" office:value="1000001" calcext:value-type="float">
            <text:p>1000001</text:p>
          </table:table-cell>
          <table:table-cell table:formula="of:=IF([.$A85]&lt;[.BE$2];&quot;&quot;;IF([.$A85]=[.BE$2];1;MIN([.$B$1]+1;[.BD84]+[.BE84])))" office:value-type="float" office:value="1000001" calcext:value-type="float">
            <text:p>1000001</text:p>
          </table:table-cell>
          <table:table-cell table:formula="of:=IF([.$A85]&lt;[.BF$2];&quot;&quot;;IF([.$A85]=[.BF$2];1;MIN([.$B$1]+1;[.BE84]+[.BF84])))" office:value-type="float" office:value="1000001" calcext:value-type="float">
            <text:p>1000001</text:p>
          </table:table-cell>
          <table:table-cell table:formula="of:=IF([.$A85]&lt;[.BG$2];&quot;&quot;;IF([.$A85]=[.BG$2];1;MIN([.$B$1]+1;[.BF84]+[.BG84])))" office:value-type="float" office:value="1000001" calcext:value-type="float">
            <text:p>1000001</text:p>
          </table:table-cell>
          <table:table-cell table:formula="of:=IF([.$A85]&lt;[.BH$2];&quot;&quot;;IF([.$A85]=[.BH$2];1;MIN([.$B$1]+1;[.BG84]+[.BH84])))" office:value-type="float" office:value="1000001" calcext:value-type="float">
            <text:p>1000001</text:p>
          </table:table-cell>
          <table:table-cell table:formula="of:=IF([.$A85]&lt;[.BI$2];&quot;&quot;;IF([.$A85]=[.BI$2];1;MIN([.$B$1]+1;[.BH84]+[.BI84])))" office:value-type="float" office:value="1000001" calcext:value-type="float">
            <text:p>1000001</text:p>
          </table:table-cell>
          <table:table-cell table:formula="of:=IF([.$A85]&lt;[.BJ$2];&quot;&quot;;IF([.$A85]=[.BJ$2];1;MIN([.$B$1]+1;[.BI84]+[.BJ84])))" office:value-type="float" office:value="1000001" calcext:value-type="float">
            <text:p>1000001</text:p>
          </table:table-cell>
          <table:table-cell table:formula="of:=IF([.$A85]&lt;[.BK$2];&quot;&quot;;IF([.$A85]=[.BK$2];1;MIN([.$B$1]+1;[.BJ84]+[.BK84])))" office:value-type="float" office:value="1000001" calcext:value-type="float">
            <text:p>1000001</text:p>
          </table:table-cell>
          <table:table-cell table:formula="of:=IF([.$A85]&lt;[.BL$2];&quot;&quot;;IF([.$A85]=[.BL$2];1;MIN([.$B$1]+1;[.BK84]+[.BL84])))" office:value-type="float" office:value="1000001" calcext:value-type="float">
            <text:p>1000001</text:p>
          </table:table-cell>
          <table:table-cell table:formula="of:=IF([.$A85]&lt;[.BM$2];&quot;&quot;;IF([.$A85]=[.BM$2];1;MIN([.$B$1]+1;[.BL84]+[.BM84])))" office:value-type="float" office:value="1000001" calcext:value-type="float">
            <text:p>1000001</text:p>
          </table:table-cell>
          <table:table-cell table:formula="of:=IF([.$A85]&lt;[.BN$2];&quot;&quot;;IF([.$A85]=[.BN$2];1;MIN([.$B$1]+1;[.BM84]+[.BN84])))" office:value-type="float" office:value="1000001" calcext:value-type="float">
            <text:p>1000001</text:p>
          </table:table-cell>
          <table:table-cell table:formula="of:=IF([.$A85]&lt;[.BO$2];&quot;&quot;;IF([.$A85]=[.BO$2];1;MIN([.$B$1]+1;[.BN84]+[.BO84])))" office:value-type="float" office:value="1000001" calcext:value-type="float">
            <text:p>1000001</text:p>
          </table:table-cell>
          <table:table-cell table:formula="of:=IF([.$A85]&lt;[.BP$2];&quot;&quot;;IF([.$A85]=[.BP$2];1;MIN([.$B$1]+1;[.BO84]+[.BP84])))" office:value-type="float" office:value="1000001" calcext:value-type="float">
            <text:p>1000001</text:p>
          </table:table-cell>
          <table:table-cell table:formula="of:=IF([.$A85]&lt;[.BQ$2];&quot;&quot;;IF([.$A85]=[.BQ$2];1;MIN([.$B$1]+1;[.BP84]+[.BQ84])))" office:value-type="float" office:value="1000001" calcext:value-type="float">
            <text:p>1000001</text:p>
          </table:table-cell>
          <table:table-cell table:formula="of:=IF([.$A85]&lt;[.BR$2];&quot;&quot;;IF([.$A85]=[.BR$2];1;MIN([.$B$1]+1;[.BQ84]+[.BR84])))" office:value-type="float" office:value="1000001" calcext:value-type="float">
            <text:p>1000001</text:p>
          </table:table-cell>
          <table:table-cell table:formula="of:=IF([.$A85]&lt;[.BS$2];&quot;&quot;;IF([.$A85]=[.BS$2];1;MIN([.$B$1]+1;[.BR84]+[.BS84])))" office:value-type="float" office:value="1000001" calcext:value-type="float">
            <text:p>1000001</text:p>
          </table:table-cell>
          <table:table-cell table:formula="of:=IF([.$A85]&lt;[.BT$2];&quot;&quot;;IF([.$A85]=[.BT$2];1;MIN([.$B$1]+1;[.BS84]+[.BT84])))" office:value-type="float" office:value="1000001" calcext:value-type="float">
            <text:p>1000001</text:p>
          </table:table-cell>
          <table:table-cell table:formula="of:=IF([.$A85]&lt;[.BU$2];&quot;&quot;;IF([.$A85]=[.BU$2];1;MIN([.$B$1]+1;[.BT84]+[.BU84])))" office:value-type="float" office:value="1000001" calcext:value-type="float">
            <text:p>1000001</text:p>
          </table:table-cell>
          <table:table-cell table:formula="of:=IF([.$A85]&lt;[.BV$2];&quot;&quot;;IF([.$A85]=[.BV$2];1;MIN([.$B$1]+1;[.BU84]+[.BV84])))" office:value-type="float" office:value="1000001" calcext:value-type="float">
            <text:p>1000001</text:p>
          </table:table-cell>
          <table:table-cell table:formula="of:=IF([.$A85]&lt;[.BW$2];&quot;&quot;;IF([.$A85]=[.BW$2];1;MIN([.$B$1]+1;[.BV84]+[.BW84])))" office:value-type="float" office:value="1000001" calcext:value-type="float">
            <text:p>1000001</text:p>
          </table:table-cell>
          <table:table-cell table:formula="of:=IF([.$A85]&lt;[.BX$2];&quot;&quot;;IF([.$A85]=[.BX$2];1;MIN([.$B$1]+1;[.BW84]+[.BX84])))" office:value-type="float" office:value="1000001" calcext:value-type="float">
            <text:p>1000001</text:p>
          </table:table-cell>
          <table:table-cell table:formula="of:=IF([.$A85]&lt;[.BY$2];&quot;&quot;;IF([.$A85]=[.BY$2];1;MIN([.$B$1]+1;[.BX84]+[.BY84])))" office:value-type="float" office:value="1000001" calcext:value-type="float">
            <text:p>1000001</text:p>
          </table:table-cell>
          <table:table-cell table:formula="of:=IF([.$A85]&lt;[.BZ$2];&quot;&quot;;IF([.$A85]=[.BZ$2];1;MIN([.$B$1]+1;[.BY84]+[.BZ84])))" office:value-type="float" office:value="1000001" calcext:value-type="float">
            <text:p>1000001</text:p>
          </table:table-cell>
          <table:table-cell table:formula="of:=IF([.$A85]&lt;[.CA$2];&quot;&quot;;IF([.$A85]=[.CA$2];1;MIN([.$B$1]+1;[.BZ84]+[.CA84])))" office:value-type="float" office:value="1000001" calcext:value-type="float">
            <text:p>1000001</text:p>
          </table:table-cell>
          <table:table-cell table:formula="of:=IF([.$A85]&lt;[.CB$2];&quot;&quot;;IF([.$A85]=[.CB$2];1;MIN([.$B$1]+1;[.CA84]+[.CB84])))" office:value-type="float" office:value="1000001" calcext:value-type="float">
            <text:p>1000001</text:p>
          </table:table-cell>
          <table:table-cell table:formula="of:=IF([.$A85]&lt;[.CC$2];&quot;&quot;;IF([.$A85]=[.CC$2];1;MIN([.$B$1]+1;[.CB84]+[.CC84])))" office:value-type="float" office:value="88560" calcext:value-type="float">
            <text:p>88560</text:p>
          </table:table-cell>
          <table:table-cell table:formula="of:=IF([.$A85]&lt;[.CD$2];&quot;&quot;;IF([.$A85]=[.CD$2];1;MIN([.$B$1]+1;[.CC84]+[.CD84])))" office:value-type="float" office:value="3321" calcext:value-type="float">
            <text:p>3321</text:p>
          </table:table-cell>
          <table:table-cell table:formula="of:=IF([.$A85]&lt;[.CE$2];&quot;&quot;;IF([.$A85]=[.CE$2];1;MIN([.$B$1]+1;[.CD84]+[.CE84])))" office:value-type="float" office:value="82" calcext:value-type="float">
            <text:p>82</text:p>
          </table:table-cell>
          <table:table-cell table:formula="of:=IF([.$A85]&lt;[.CF$2];&quot;&quot;;IF([.$A85]=[.CF$2];1;MIN([.$B$1]+1;[.CE84]+[.CF84])))" office:value-type="float" office:value="1" calcext:value-type="float">
            <text:p>1</text:p>
          </table:table-cell>
          <table:table-cell table:formula="of:=IF([.$A85]&lt;[.CG$2];&quot;&quot;;IF([.$A85]=[.CG$2];1;MIN([.$B$1]+1;[.CF84]+[.CG84])))">
            <text:p/>
          </table:table-cell>
          <table:table-cell table:formula="of:=IF([.$A85]&lt;[.CH$2];&quot;&quot;;IF([.$A85]=[.CH$2];1;MIN([.$B$1]+1;[.CG84]+[.CH84])))">
            <text:p/>
          </table:table-cell>
          <table:table-cell table:formula="of:=IF([.$A85]&lt;[.CI$2];&quot;&quot;;IF([.$A85]=[.CI$2];1;MIN([.$B$1]+1;[.CH84]+[.CI84])))">
            <text:p/>
          </table:table-cell>
          <table:table-cell table:formula="of:=IF([.$A85]&lt;[.CJ$2];&quot;&quot;;IF([.$A85]=[.CJ$2];1;MIN([.$B$1]+1;[.CI84]+[.CJ84])))">
            <text:p/>
          </table:table-cell>
          <table:table-cell table:formula="of:=IF([.$A85]&lt;[.CK$2];&quot;&quot;;IF([.$A85]=[.CK$2];1;MIN([.$B$1]+1;[.CJ84]+[.CK84])))">
            <text:p/>
          </table:table-cell>
          <table:table-cell table:formula="of:=IF([.$A85]&lt;[.CL$2];&quot;&quot;;IF([.$A85]=[.CL$2];1;MIN([.$B$1]+1;[.CK84]+[.CL84])))">
            <text:p/>
          </table:table-cell>
          <table:table-cell table:formula="of:=IF([.$A85]&lt;[.CM$2];&quot;&quot;;IF([.$A85]=[.CM$2];1;MIN([.$B$1]+1;[.CL84]+[.CM84])))">
            <text:p/>
          </table:table-cell>
          <table:table-cell table:formula="of:=IF([.$A85]&lt;[.CN$2];&quot;&quot;;IF([.$A85]=[.CN$2];1;MIN([.$B$1]+1;[.CM84]+[.CN84])))">
            <text:p/>
          </table:table-cell>
          <table:table-cell table:formula="of:=IF([.$A85]&lt;[.CO$2];&quot;&quot;;IF([.$A85]=[.CO$2];1;MIN([.$B$1]+1;[.CN84]+[.CO84])))">
            <text:p/>
          </table:table-cell>
          <table:table-cell table:formula="of:=IF([.$A85]&lt;[.CP$2];&quot;&quot;;IF([.$A85]=[.CP$2];1;MIN([.$B$1]+1;[.CO84]+[.CP84])))">
            <text:p/>
          </table:table-cell>
          <table:table-cell table:formula="of:=IF([.$A85]&lt;[.CQ$2];&quot;&quot;;IF([.$A85]=[.CQ$2];1;MIN([.$B$1]+1;[.CP84]+[.CQ84])))">
            <text:p/>
          </table:table-cell>
          <table:table-cell table:formula="of:=IF([.$A85]&lt;[.CR$2];&quot;&quot;;IF([.$A85]=[.CR$2];1;MIN([.$B$1]+1;[.CQ84]+[.CR84])))">
            <text:p/>
          </table:table-cell>
          <table:table-cell table:formula="of:=IF([.$A85]&lt;[.CS$2];&quot;&quot;;IF([.$A85]=[.CS$2];1;MIN([.$B$1]+1;[.CR84]+[.CS84])))">
            <text:p/>
          </table:table-cell>
          <table:table-cell table:formula="of:=IF([.$A85]&lt;[.CT$2];&quot;&quot;;IF([.$A85]=[.CT$2];1;MIN([.$B$1]+1;[.CS84]+[.CT84])))">
            <text:p/>
          </table:table-cell>
          <table:table-cell table:formula="of:=IF([.$A85]&lt;[.CU$2];&quot;&quot;;IF([.$A85]=[.CU$2];1;MIN([.$B$1]+1;[.CT84]+[.CU84])))">
            <text:p/>
          </table:table-cell>
          <table:table-cell table:formula="of:=IF([.$A85]&lt;[.CV$2];&quot;&quot;;IF([.$A85]=[.CV$2];1;MIN([.$B$1]+1;[.CU84]+[.CV84])))">
            <text:p/>
          </table:table-cell>
          <table:table-cell table:formula="of:=IF([.$A85]&lt;[.CW$2];&quot;&quot;;IF([.$A85]=[.CW$2];1;MIN([.$B$1]+1;[.CV84]+[.CW84])))">
            <text:p/>
          </table:table-cell>
          <table:table-cell table:formula="of:=IF([.$A85]&lt;[.CX$2];&quot;&quot;;IF([.$A85]=[.CX$2];1;MIN([.$B$1]+1;[.CW84]+[.CX84])))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IF([.$A86]&lt;[.C$2];&quot;&quot;;IF([.$A86]=[.C$2];1;MIN([.$B$1]+1;[.B85]+[.C85])))" office:value-type="float" office:value="83" calcext:value-type="float">
            <text:p>83</text:p>
          </table:table-cell>
          <table:table-cell table:formula="of:=IF([.$A86]&lt;[.D$2];&quot;&quot;;IF([.$A86]=[.D$2];1;MIN([.$B$1]+1;[.C85]+[.D85])))" office:value-type="float" office:value="3403" calcext:value-type="float">
            <text:p>3403</text:p>
          </table:table-cell>
          <table:table-cell table:formula="of:=IF([.$A86]&lt;[.E$2];&quot;&quot;;IF([.$A86]=[.E$2];1;MIN([.$B$1]+1;[.D85]+[.E85])))" office:value-type="float" office:value="91881" calcext:value-type="float">
            <text:p>91881</text:p>
          </table:table-cell>
          <table:table-cell table:formula="of:=IF([.$A86]&lt;[.F$2];&quot;&quot;;IF([.$A86]=[.F$2];1;MIN([.$B$1]+1;[.E85]+[.F85])))" office:value-type="float" office:value="1000001" calcext:value-type="float">
            <text:p>1000001</text:p>
          </table:table-cell>
          <table:table-cell table:formula="of:=IF([.$A86]&lt;[.G$2];&quot;&quot;;IF([.$A86]=[.G$2];1;MIN([.$B$1]+1;[.F85]+[.G85])))" office:value-type="float" office:value="1000001" calcext:value-type="float">
            <text:p>1000001</text:p>
          </table:table-cell>
          <table:table-cell table:formula="of:=IF([.$A86]&lt;[.H$2];&quot;&quot;;IF([.$A86]=[.H$2];1;MIN([.$B$1]+1;[.G85]+[.H85])))" office:value-type="float" office:value="1000001" calcext:value-type="float">
            <text:p>1000001</text:p>
          </table:table-cell>
          <table:table-cell table:formula="of:=IF([.$A86]&lt;[.I$2];&quot;&quot;;IF([.$A86]=[.I$2];1;MIN([.$B$1]+1;[.H85]+[.I85])))" office:value-type="float" office:value="1000001" calcext:value-type="float">
            <text:p>1000001</text:p>
          </table:table-cell>
          <table:table-cell table:formula="of:=IF([.$A86]&lt;[.J$2];&quot;&quot;;IF([.$A86]=[.J$2];1;MIN([.$B$1]+1;[.I85]+[.J85])))" office:value-type="float" office:value="1000001" calcext:value-type="float">
            <text:p>1000001</text:p>
          </table:table-cell>
          <table:table-cell table:formula="of:=IF([.$A86]&lt;[.K$2];&quot;&quot;;IF([.$A86]=[.K$2];1;MIN([.$B$1]+1;[.J85]+[.K85])))" office:value-type="float" office:value="1000001" calcext:value-type="float">
            <text:p>1000001</text:p>
          </table:table-cell>
          <table:table-cell table:formula="of:=IF([.$A86]&lt;[.L$2];&quot;&quot;;IF([.$A86]=[.L$2];1;MIN([.$B$1]+1;[.K85]+[.L85])))" office:value-type="float" office:value="1000001" calcext:value-type="float">
            <text:p>1000001</text:p>
          </table:table-cell>
          <table:table-cell table:formula="of:=IF([.$A86]&lt;[.M$2];&quot;&quot;;IF([.$A86]=[.M$2];1;MIN([.$B$1]+1;[.L85]+[.M85])))" office:value-type="float" office:value="1000001" calcext:value-type="float">
            <text:p>1000001</text:p>
          </table:table-cell>
          <table:table-cell table:formula="of:=IF([.$A86]&lt;[.N$2];&quot;&quot;;IF([.$A86]=[.N$2];1;MIN([.$B$1]+1;[.M85]+[.N85])))" office:value-type="float" office:value="1000001" calcext:value-type="float">
            <text:p>1000001</text:p>
          </table:table-cell>
          <table:table-cell table:formula="of:=IF([.$A86]&lt;[.O$2];&quot;&quot;;IF([.$A86]=[.O$2];1;MIN([.$B$1]+1;[.N85]+[.O85])))" office:value-type="float" office:value="1000001" calcext:value-type="float">
            <text:p>1000001</text:p>
          </table:table-cell>
          <table:table-cell table:formula="of:=IF([.$A86]&lt;[.P$2];&quot;&quot;;IF([.$A86]=[.P$2];1;MIN([.$B$1]+1;[.O85]+[.P85])))" office:value-type="float" office:value="1000001" calcext:value-type="float">
            <text:p>1000001</text:p>
          </table:table-cell>
          <table:table-cell table:formula="of:=IF([.$A86]&lt;[.Q$2];&quot;&quot;;IF([.$A86]=[.Q$2];1;MIN([.$B$1]+1;[.P85]+[.Q85])))" office:value-type="float" office:value="1000001" calcext:value-type="float">
            <text:p>1000001</text:p>
          </table:table-cell>
          <table:table-cell table:formula="of:=IF([.$A86]&lt;[.R$2];&quot;&quot;;IF([.$A86]=[.R$2];1;MIN([.$B$1]+1;[.Q85]+[.R85])))" office:value-type="float" office:value="1000001" calcext:value-type="float">
            <text:p>1000001</text:p>
          </table:table-cell>
          <table:table-cell table:formula="of:=IF([.$A86]&lt;[.S$2];&quot;&quot;;IF([.$A86]=[.S$2];1;MIN([.$B$1]+1;[.R85]+[.S85])))" office:value-type="float" office:value="1000001" calcext:value-type="float">
            <text:p>1000001</text:p>
          </table:table-cell>
          <table:table-cell table:formula="of:=IF([.$A86]&lt;[.T$2];&quot;&quot;;IF([.$A86]=[.T$2];1;MIN([.$B$1]+1;[.S85]+[.T85])))" office:value-type="float" office:value="1000001" calcext:value-type="float">
            <text:p>1000001</text:p>
          </table:table-cell>
          <table:table-cell table:formula="of:=IF([.$A86]&lt;[.U$2];&quot;&quot;;IF([.$A86]=[.U$2];1;MIN([.$B$1]+1;[.T85]+[.U85])))" office:value-type="float" office:value="1000001" calcext:value-type="float">
            <text:p>1000001</text:p>
          </table:table-cell>
          <table:table-cell table:formula="of:=IF([.$A86]&lt;[.V$2];&quot;&quot;;IF([.$A86]=[.V$2];1;MIN([.$B$1]+1;[.U85]+[.V85])))" office:value-type="float" office:value="1000001" calcext:value-type="float">
            <text:p>1000001</text:p>
          </table:table-cell>
          <table:table-cell table:formula="of:=IF([.$A86]&lt;[.W$2];&quot;&quot;;IF([.$A86]=[.W$2];1;MIN([.$B$1]+1;[.V85]+[.W85])))" office:value-type="float" office:value="1000001" calcext:value-type="float">
            <text:p>1000001</text:p>
          </table:table-cell>
          <table:table-cell table:formula="of:=IF([.$A86]&lt;[.X$2];&quot;&quot;;IF([.$A86]=[.X$2];1;MIN([.$B$1]+1;[.W85]+[.X85])))" office:value-type="float" office:value="1000001" calcext:value-type="float">
            <text:p>1000001</text:p>
          </table:table-cell>
          <table:table-cell table:formula="of:=IF([.$A86]&lt;[.Y$2];&quot;&quot;;IF([.$A86]=[.Y$2];1;MIN([.$B$1]+1;[.X85]+[.Y85])))" office:value-type="float" office:value="1000001" calcext:value-type="float">
            <text:p>1000001</text:p>
          </table:table-cell>
          <table:table-cell table:formula="of:=IF([.$A86]&lt;[.Z$2];&quot;&quot;;IF([.$A86]=[.Z$2];1;MIN([.$B$1]+1;[.Y85]+[.Z85])))" office:value-type="float" office:value="1000001" calcext:value-type="float">
            <text:p>1000001</text:p>
          </table:table-cell>
          <table:table-cell table:formula="of:=IF([.$A86]&lt;[.AA$2];&quot;&quot;;IF([.$A86]=[.AA$2];1;MIN([.$B$1]+1;[.Z85]+[.AA85])))" office:value-type="float" office:value="1000001" calcext:value-type="float">
            <text:p>1000001</text:p>
          </table:table-cell>
          <table:table-cell table:formula="of:=IF([.$A86]&lt;[.AB$2];&quot;&quot;;IF([.$A86]=[.AB$2];1;MIN([.$B$1]+1;[.AA85]+[.AB85])))" office:value-type="float" office:value="1000001" calcext:value-type="float">
            <text:p>1000001</text:p>
          </table:table-cell>
          <table:table-cell table:formula="of:=IF([.$A86]&lt;[.AC$2];&quot;&quot;;IF([.$A86]=[.AC$2];1;MIN([.$B$1]+1;[.AB85]+[.AC85])))" office:value-type="float" office:value="1000001" calcext:value-type="float">
            <text:p>1000001</text:p>
          </table:table-cell>
          <table:table-cell table:formula="of:=IF([.$A86]&lt;[.AD$2];&quot;&quot;;IF([.$A86]=[.AD$2];1;MIN([.$B$1]+1;[.AC85]+[.AD85])))" office:value-type="float" office:value="1000001" calcext:value-type="float">
            <text:p>1000001</text:p>
          </table:table-cell>
          <table:table-cell table:formula="of:=IF([.$A86]&lt;[.AE$2];&quot;&quot;;IF([.$A86]=[.AE$2];1;MIN([.$B$1]+1;[.AD85]+[.AE85])))" office:value-type="float" office:value="1000001" calcext:value-type="float">
            <text:p>1000001</text:p>
          </table:table-cell>
          <table:table-cell table:formula="of:=IF([.$A86]&lt;[.AF$2];&quot;&quot;;IF([.$A86]=[.AF$2];1;MIN([.$B$1]+1;[.AE85]+[.AF85])))" office:value-type="float" office:value="1000001" calcext:value-type="float">
            <text:p>1000001</text:p>
          </table:table-cell>
          <table:table-cell table:formula="of:=IF([.$A86]&lt;[.AG$2];&quot;&quot;;IF([.$A86]=[.AG$2];1;MIN([.$B$1]+1;[.AF85]+[.AG85])))" office:value-type="float" office:value="1000001" calcext:value-type="float">
            <text:p>1000001</text:p>
          </table:table-cell>
          <table:table-cell table:formula="of:=IF([.$A86]&lt;[.AH$2];&quot;&quot;;IF([.$A86]=[.AH$2];1;MIN([.$B$1]+1;[.AG85]+[.AH85])))" office:value-type="float" office:value="1000001" calcext:value-type="float">
            <text:p>1000001</text:p>
          </table:table-cell>
          <table:table-cell table:formula="of:=IF([.$A86]&lt;[.AI$2];&quot;&quot;;IF([.$A86]=[.AI$2];1;MIN([.$B$1]+1;[.AH85]+[.AI85])))" office:value-type="float" office:value="1000001" calcext:value-type="float">
            <text:p>1000001</text:p>
          </table:table-cell>
          <table:table-cell table:formula="of:=IF([.$A86]&lt;[.AJ$2];&quot;&quot;;IF([.$A86]=[.AJ$2];1;MIN([.$B$1]+1;[.AI85]+[.AJ85])))" office:value-type="float" office:value="1000001" calcext:value-type="float">
            <text:p>1000001</text:p>
          </table:table-cell>
          <table:table-cell table:formula="of:=IF([.$A86]&lt;[.AK$2];&quot;&quot;;IF([.$A86]=[.AK$2];1;MIN([.$B$1]+1;[.AJ85]+[.AK85])))" office:value-type="float" office:value="1000001" calcext:value-type="float">
            <text:p>1000001</text:p>
          </table:table-cell>
          <table:table-cell table:formula="of:=IF([.$A86]&lt;[.AL$2];&quot;&quot;;IF([.$A86]=[.AL$2];1;MIN([.$B$1]+1;[.AK85]+[.AL85])))" office:value-type="float" office:value="1000001" calcext:value-type="float">
            <text:p>1000001</text:p>
          </table:table-cell>
          <table:table-cell table:formula="of:=IF([.$A86]&lt;[.AM$2];&quot;&quot;;IF([.$A86]=[.AM$2];1;MIN([.$B$1]+1;[.AL85]+[.AM85])))" office:value-type="float" office:value="1000001" calcext:value-type="float">
            <text:p>1000001</text:p>
          </table:table-cell>
          <table:table-cell table:formula="of:=IF([.$A86]&lt;[.AN$2];&quot;&quot;;IF([.$A86]=[.AN$2];1;MIN([.$B$1]+1;[.AM85]+[.AN85])))" office:value-type="float" office:value="1000001" calcext:value-type="float">
            <text:p>1000001</text:p>
          </table:table-cell>
          <table:table-cell table:formula="of:=IF([.$A86]&lt;[.AO$2];&quot;&quot;;IF([.$A86]=[.AO$2];1;MIN([.$B$1]+1;[.AN85]+[.AO85])))" office:value-type="float" office:value="1000001" calcext:value-type="float">
            <text:p>1000001</text:p>
          </table:table-cell>
          <table:table-cell table:formula="of:=IF([.$A86]&lt;[.AP$2];&quot;&quot;;IF([.$A86]=[.AP$2];1;MIN([.$B$1]+1;[.AO85]+[.AP85])))" office:value-type="float" office:value="1000001" calcext:value-type="float">
            <text:p>1000001</text:p>
          </table:table-cell>
          <table:table-cell table:formula="of:=IF([.$A86]&lt;[.AQ$2];&quot;&quot;;IF([.$A86]=[.AQ$2];1;MIN([.$B$1]+1;[.AP85]+[.AQ85])))" office:value-type="float" office:value="1000001" calcext:value-type="float">
            <text:p>1000001</text:p>
          </table:table-cell>
          <table:table-cell table:formula="of:=IF([.$A86]&lt;[.AR$2];&quot;&quot;;IF([.$A86]=[.AR$2];1;MIN([.$B$1]+1;[.AQ85]+[.AR85])))" office:value-type="float" office:value="1000001" calcext:value-type="float">
            <text:p>1000001</text:p>
          </table:table-cell>
          <table:table-cell table:formula="of:=IF([.$A86]&lt;[.AS$2];&quot;&quot;;IF([.$A86]=[.AS$2];1;MIN([.$B$1]+1;[.AR85]+[.AS85])))" office:value-type="float" office:value="1000001" calcext:value-type="float">
            <text:p>1000001</text:p>
          </table:table-cell>
          <table:table-cell table:formula="of:=IF([.$A86]&lt;[.AT$2];&quot;&quot;;IF([.$A86]=[.AT$2];1;MIN([.$B$1]+1;[.AS85]+[.AT85])))" office:value-type="float" office:value="1000001" calcext:value-type="float">
            <text:p>1000001</text:p>
          </table:table-cell>
          <table:table-cell table:formula="of:=IF([.$A86]&lt;[.AU$2];&quot;&quot;;IF([.$A86]=[.AU$2];1;MIN([.$B$1]+1;[.AT85]+[.AU85])))" office:value-type="float" office:value="1000001" calcext:value-type="float">
            <text:p>1000001</text:p>
          </table:table-cell>
          <table:table-cell table:formula="of:=IF([.$A86]&lt;[.AV$2];&quot;&quot;;IF([.$A86]=[.AV$2];1;MIN([.$B$1]+1;[.AU85]+[.AV85])))" office:value-type="float" office:value="1000001" calcext:value-type="float">
            <text:p>1000001</text:p>
          </table:table-cell>
          <table:table-cell table:formula="of:=IF([.$A86]&lt;[.AW$2];&quot;&quot;;IF([.$A86]=[.AW$2];1;MIN([.$B$1]+1;[.AV85]+[.AW85])))" office:value-type="float" office:value="1000001" calcext:value-type="float">
            <text:p>1000001</text:p>
          </table:table-cell>
          <table:table-cell table:formula="of:=IF([.$A86]&lt;[.AX$2];&quot;&quot;;IF([.$A86]=[.AX$2];1;MIN([.$B$1]+1;[.AW85]+[.AX85])))" office:value-type="float" office:value="1000001" calcext:value-type="float">
            <text:p>1000001</text:p>
          </table:table-cell>
          <table:table-cell table:formula="of:=IF([.$A86]&lt;[.AY$2];&quot;&quot;;IF([.$A86]=[.AY$2];1;MIN([.$B$1]+1;[.AX85]+[.AY85])))" office:value-type="float" office:value="1000001" calcext:value-type="float">
            <text:p>1000001</text:p>
          </table:table-cell>
          <table:table-cell table:formula="of:=IF([.$A86]&lt;[.AZ$2];&quot;&quot;;IF([.$A86]=[.AZ$2];1;MIN([.$B$1]+1;[.AY85]+[.AZ85])))" office:value-type="float" office:value="1000001" calcext:value-type="float">
            <text:p>1000001</text:p>
          </table:table-cell>
          <table:table-cell table:formula="of:=IF([.$A86]&lt;[.BA$2];&quot;&quot;;IF([.$A86]=[.BA$2];1;MIN([.$B$1]+1;[.AZ85]+[.BA85])))" office:value-type="float" office:value="1000001" calcext:value-type="float">
            <text:p>1000001</text:p>
          </table:table-cell>
          <table:table-cell table:formula="of:=IF([.$A86]&lt;[.BB$2];&quot;&quot;;IF([.$A86]=[.BB$2];1;MIN([.$B$1]+1;[.BA85]+[.BB85])))" office:value-type="float" office:value="1000001" calcext:value-type="float">
            <text:p>1000001</text:p>
          </table:table-cell>
          <table:table-cell table:formula="of:=IF([.$A86]&lt;[.BC$2];&quot;&quot;;IF([.$A86]=[.BC$2];1;MIN([.$B$1]+1;[.BB85]+[.BC85])))" office:value-type="float" office:value="1000001" calcext:value-type="float">
            <text:p>1000001</text:p>
          </table:table-cell>
          <table:table-cell table:formula="of:=IF([.$A86]&lt;[.BD$2];&quot;&quot;;IF([.$A86]=[.BD$2];1;MIN([.$B$1]+1;[.BC85]+[.BD85])))" office:value-type="float" office:value="1000001" calcext:value-type="float">
            <text:p>1000001</text:p>
          </table:table-cell>
          <table:table-cell table:formula="of:=IF([.$A86]&lt;[.BE$2];&quot;&quot;;IF([.$A86]=[.BE$2];1;MIN([.$B$1]+1;[.BD85]+[.BE85])))" office:value-type="float" office:value="1000001" calcext:value-type="float">
            <text:p>1000001</text:p>
          </table:table-cell>
          <table:table-cell table:formula="of:=IF([.$A86]&lt;[.BF$2];&quot;&quot;;IF([.$A86]=[.BF$2];1;MIN([.$B$1]+1;[.BE85]+[.BF85])))" office:value-type="float" office:value="1000001" calcext:value-type="float">
            <text:p>1000001</text:p>
          </table:table-cell>
          <table:table-cell table:formula="of:=IF([.$A86]&lt;[.BG$2];&quot;&quot;;IF([.$A86]=[.BG$2];1;MIN([.$B$1]+1;[.BF85]+[.BG85])))" office:value-type="float" office:value="1000001" calcext:value-type="float">
            <text:p>1000001</text:p>
          </table:table-cell>
          <table:table-cell table:formula="of:=IF([.$A86]&lt;[.BH$2];&quot;&quot;;IF([.$A86]=[.BH$2];1;MIN([.$B$1]+1;[.BG85]+[.BH85])))" office:value-type="float" office:value="1000001" calcext:value-type="float">
            <text:p>1000001</text:p>
          </table:table-cell>
          <table:table-cell table:formula="of:=IF([.$A86]&lt;[.BI$2];&quot;&quot;;IF([.$A86]=[.BI$2];1;MIN([.$B$1]+1;[.BH85]+[.BI85])))" office:value-type="float" office:value="1000001" calcext:value-type="float">
            <text:p>1000001</text:p>
          </table:table-cell>
          <table:table-cell table:formula="of:=IF([.$A86]&lt;[.BJ$2];&quot;&quot;;IF([.$A86]=[.BJ$2];1;MIN([.$B$1]+1;[.BI85]+[.BJ85])))" office:value-type="float" office:value="1000001" calcext:value-type="float">
            <text:p>1000001</text:p>
          </table:table-cell>
          <table:table-cell table:formula="of:=IF([.$A86]&lt;[.BK$2];&quot;&quot;;IF([.$A86]=[.BK$2];1;MIN([.$B$1]+1;[.BJ85]+[.BK85])))" office:value-type="float" office:value="1000001" calcext:value-type="float">
            <text:p>1000001</text:p>
          </table:table-cell>
          <table:table-cell table:formula="of:=IF([.$A86]&lt;[.BL$2];&quot;&quot;;IF([.$A86]=[.BL$2];1;MIN([.$B$1]+1;[.BK85]+[.BL85])))" office:value-type="float" office:value="1000001" calcext:value-type="float">
            <text:p>1000001</text:p>
          </table:table-cell>
          <table:table-cell table:formula="of:=IF([.$A86]&lt;[.BM$2];&quot;&quot;;IF([.$A86]=[.BM$2];1;MIN([.$B$1]+1;[.BL85]+[.BM85])))" office:value-type="float" office:value="1000001" calcext:value-type="float">
            <text:p>1000001</text:p>
          </table:table-cell>
          <table:table-cell table:formula="of:=IF([.$A86]&lt;[.BN$2];&quot;&quot;;IF([.$A86]=[.BN$2];1;MIN([.$B$1]+1;[.BM85]+[.BN85])))" office:value-type="float" office:value="1000001" calcext:value-type="float">
            <text:p>1000001</text:p>
          </table:table-cell>
          <table:table-cell table:formula="of:=IF([.$A86]&lt;[.BO$2];&quot;&quot;;IF([.$A86]=[.BO$2];1;MIN([.$B$1]+1;[.BN85]+[.BO85])))" office:value-type="float" office:value="1000001" calcext:value-type="float">
            <text:p>1000001</text:p>
          </table:table-cell>
          <table:table-cell table:formula="of:=IF([.$A86]&lt;[.BP$2];&quot;&quot;;IF([.$A86]=[.BP$2];1;MIN([.$B$1]+1;[.BO85]+[.BP85])))" office:value-type="float" office:value="1000001" calcext:value-type="float">
            <text:p>1000001</text:p>
          </table:table-cell>
          <table:table-cell table:formula="of:=IF([.$A86]&lt;[.BQ$2];&quot;&quot;;IF([.$A86]=[.BQ$2];1;MIN([.$B$1]+1;[.BP85]+[.BQ85])))" office:value-type="float" office:value="1000001" calcext:value-type="float">
            <text:p>1000001</text:p>
          </table:table-cell>
          <table:table-cell table:formula="of:=IF([.$A86]&lt;[.BR$2];&quot;&quot;;IF([.$A86]=[.BR$2];1;MIN([.$B$1]+1;[.BQ85]+[.BR85])))" office:value-type="float" office:value="1000001" calcext:value-type="float">
            <text:p>1000001</text:p>
          </table:table-cell>
          <table:table-cell table:formula="of:=IF([.$A86]&lt;[.BS$2];&quot;&quot;;IF([.$A86]=[.BS$2];1;MIN([.$B$1]+1;[.BR85]+[.BS85])))" office:value-type="float" office:value="1000001" calcext:value-type="float">
            <text:p>1000001</text:p>
          </table:table-cell>
          <table:table-cell table:formula="of:=IF([.$A86]&lt;[.BT$2];&quot;&quot;;IF([.$A86]=[.BT$2];1;MIN([.$B$1]+1;[.BS85]+[.BT85])))" office:value-type="float" office:value="1000001" calcext:value-type="float">
            <text:p>1000001</text:p>
          </table:table-cell>
          <table:table-cell table:formula="of:=IF([.$A86]&lt;[.BU$2];&quot;&quot;;IF([.$A86]=[.BU$2];1;MIN([.$B$1]+1;[.BT85]+[.BU85])))" office:value-type="float" office:value="1000001" calcext:value-type="float">
            <text:p>1000001</text:p>
          </table:table-cell>
          <table:table-cell table:formula="of:=IF([.$A86]&lt;[.BV$2];&quot;&quot;;IF([.$A86]=[.BV$2];1;MIN([.$B$1]+1;[.BU85]+[.BV85])))" office:value-type="float" office:value="1000001" calcext:value-type="float">
            <text:p>1000001</text:p>
          </table:table-cell>
          <table:table-cell table:formula="of:=IF([.$A86]&lt;[.BW$2];&quot;&quot;;IF([.$A86]=[.BW$2];1;MIN([.$B$1]+1;[.BV85]+[.BW85])))" office:value-type="float" office:value="1000001" calcext:value-type="float">
            <text:p>1000001</text:p>
          </table:table-cell>
          <table:table-cell table:formula="of:=IF([.$A86]&lt;[.BX$2];&quot;&quot;;IF([.$A86]=[.BX$2];1;MIN([.$B$1]+1;[.BW85]+[.BX85])))" office:value-type="float" office:value="1000001" calcext:value-type="float">
            <text:p>1000001</text:p>
          </table:table-cell>
          <table:table-cell table:formula="of:=IF([.$A86]&lt;[.BY$2];&quot;&quot;;IF([.$A86]=[.BY$2];1;MIN([.$B$1]+1;[.BX85]+[.BY85])))" office:value-type="float" office:value="1000001" calcext:value-type="float">
            <text:p>1000001</text:p>
          </table:table-cell>
          <table:table-cell table:formula="of:=IF([.$A86]&lt;[.BZ$2];&quot;&quot;;IF([.$A86]=[.BZ$2];1;MIN([.$B$1]+1;[.BY85]+[.BZ85])))" office:value-type="float" office:value="1000001" calcext:value-type="float">
            <text:p>1000001</text:p>
          </table:table-cell>
          <table:table-cell table:formula="of:=IF([.$A86]&lt;[.CA$2];&quot;&quot;;IF([.$A86]=[.CA$2];1;MIN([.$B$1]+1;[.BZ85]+[.CA85])))" office:value-type="float" office:value="1000001" calcext:value-type="float">
            <text:p>1000001</text:p>
          </table:table-cell>
          <table:table-cell table:formula="of:=IF([.$A86]&lt;[.CB$2];&quot;&quot;;IF([.$A86]=[.CB$2];1;MIN([.$B$1]+1;[.CA85]+[.CB85])))" office:value-type="float" office:value="1000001" calcext:value-type="float">
            <text:p>1000001</text:p>
          </table:table-cell>
          <table:table-cell table:formula="of:=IF([.$A86]&lt;[.CC$2];&quot;&quot;;IF([.$A86]=[.CC$2];1;MIN([.$B$1]+1;[.CB85]+[.CC85])))" office:value-type="float" office:value="1000001" calcext:value-type="float">
            <text:p>1000001</text:p>
          </table:table-cell>
          <table:table-cell table:formula="of:=IF([.$A86]&lt;[.CD$2];&quot;&quot;;IF([.$A86]=[.CD$2];1;MIN([.$B$1]+1;[.CC85]+[.CD85])))" office:value-type="float" office:value="91881" calcext:value-type="float">
            <text:p>91881</text:p>
          </table:table-cell>
          <table:table-cell table:formula="of:=IF([.$A86]&lt;[.CE$2];&quot;&quot;;IF([.$A86]=[.CE$2];1;MIN([.$B$1]+1;[.CD85]+[.CE85])))" office:value-type="float" office:value="3403" calcext:value-type="float">
            <text:p>3403</text:p>
          </table:table-cell>
          <table:table-cell table:formula="of:=IF([.$A86]&lt;[.CF$2];&quot;&quot;;IF([.$A86]=[.CF$2];1;MIN([.$B$1]+1;[.CE85]+[.CF85])))" office:value-type="float" office:value="83" calcext:value-type="float">
            <text:p>83</text:p>
          </table:table-cell>
          <table:table-cell table:formula="of:=IF([.$A86]&lt;[.CG$2];&quot;&quot;;IF([.$A86]=[.CG$2];1;MIN([.$B$1]+1;[.CF85]+[.CG85])))" office:value-type="float" office:value="1" calcext:value-type="float">
            <text:p>1</text:p>
          </table:table-cell>
          <table:table-cell table:formula="of:=IF([.$A86]&lt;[.CH$2];&quot;&quot;;IF([.$A86]=[.CH$2];1;MIN([.$B$1]+1;[.CG85]+[.CH85])))">
            <text:p/>
          </table:table-cell>
          <table:table-cell table:formula="of:=IF([.$A86]&lt;[.CI$2];&quot;&quot;;IF([.$A86]=[.CI$2];1;MIN([.$B$1]+1;[.CH85]+[.CI85])))">
            <text:p/>
          </table:table-cell>
          <table:table-cell table:formula="of:=IF([.$A86]&lt;[.CJ$2];&quot;&quot;;IF([.$A86]=[.CJ$2];1;MIN([.$B$1]+1;[.CI85]+[.CJ85])))">
            <text:p/>
          </table:table-cell>
          <table:table-cell table:formula="of:=IF([.$A86]&lt;[.CK$2];&quot;&quot;;IF([.$A86]=[.CK$2];1;MIN([.$B$1]+1;[.CJ85]+[.CK85])))">
            <text:p/>
          </table:table-cell>
          <table:table-cell table:formula="of:=IF([.$A86]&lt;[.CL$2];&quot;&quot;;IF([.$A86]=[.CL$2];1;MIN([.$B$1]+1;[.CK85]+[.CL85])))">
            <text:p/>
          </table:table-cell>
          <table:table-cell table:formula="of:=IF([.$A86]&lt;[.CM$2];&quot;&quot;;IF([.$A86]=[.CM$2];1;MIN([.$B$1]+1;[.CL85]+[.CM85])))">
            <text:p/>
          </table:table-cell>
          <table:table-cell table:formula="of:=IF([.$A86]&lt;[.CN$2];&quot;&quot;;IF([.$A86]=[.CN$2];1;MIN([.$B$1]+1;[.CM85]+[.CN85])))">
            <text:p/>
          </table:table-cell>
          <table:table-cell table:formula="of:=IF([.$A86]&lt;[.CO$2];&quot;&quot;;IF([.$A86]=[.CO$2];1;MIN([.$B$1]+1;[.CN85]+[.CO85])))">
            <text:p/>
          </table:table-cell>
          <table:table-cell table:formula="of:=IF([.$A86]&lt;[.CP$2];&quot;&quot;;IF([.$A86]=[.CP$2];1;MIN([.$B$1]+1;[.CO85]+[.CP85])))">
            <text:p/>
          </table:table-cell>
          <table:table-cell table:formula="of:=IF([.$A86]&lt;[.CQ$2];&quot;&quot;;IF([.$A86]=[.CQ$2];1;MIN([.$B$1]+1;[.CP85]+[.CQ85])))">
            <text:p/>
          </table:table-cell>
          <table:table-cell table:formula="of:=IF([.$A86]&lt;[.CR$2];&quot;&quot;;IF([.$A86]=[.CR$2];1;MIN([.$B$1]+1;[.CQ85]+[.CR85])))">
            <text:p/>
          </table:table-cell>
          <table:table-cell table:formula="of:=IF([.$A86]&lt;[.CS$2];&quot;&quot;;IF([.$A86]=[.CS$2];1;MIN([.$B$1]+1;[.CR85]+[.CS85])))">
            <text:p/>
          </table:table-cell>
          <table:table-cell table:formula="of:=IF([.$A86]&lt;[.CT$2];&quot;&quot;;IF([.$A86]=[.CT$2];1;MIN([.$B$1]+1;[.CS85]+[.CT85])))">
            <text:p/>
          </table:table-cell>
          <table:table-cell table:formula="of:=IF([.$A86]&lt;[.CU$2];&quot;&quot;;IF([.$A86]=[.CU$2];1;MIN([.$B$1]+1;[.CT85]+[.CU85])))">
            <text:p/>
          </table:table-cell>
          <table:table-cell table:formula="of:=IF([.$A86]&lt;[.CV$2];&quot;&quot;;IF([.$A86]=[.CV$2];1;MIN([.$B$1]+1;[.CU85]+[.CV85])))">
            <text:p/>
          </table:table-cell>
          <table:table-cell table:formula="of:=IF([.$A86]&lt;[.CW$2];&quot;&quot;;IF([.$A86]=[.CW$2];1;MIN([.$B$1]+1;[.CV85]+[.CW85])))">
            <text:p/>
          </table:table-cell>
          <table:table-cell table:formula="of:=IF([.$A86]&lt;[.CX$2];&quot;&quot;;IF([.$A86]=[.CX$2];1;MIN([.$B$1]+1;[.CW85]+[.CX85])))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IF([.$A87]&lt;[.C$2];&quot;&quot;;IF([.$A87]=[.C$2];1;MIN([.$B$1]+1;[.B86]+[.C86])))" office:value-type="float" office:value="84" calcext:value-type="float">
            <text:p>84</text:p>
          </table:table-cell>
          <table:table-cell table:formula="of:=IF([.$A87]&lt;[.D$2];&quot;&quot;;IF([.$A87]=[.D$2];1;MIN([.$B$1]+1;[.C86]+[.D86])))" office:value-type="float" office:value="3486" calcext:value-type="float">
            <text:p>3486</text:p>
          </table:table-cell>
          <table:table-cell table:formula="of:=IF([.$A87]&lt;[.E$2];&quot;&quot;;IF([.$A87]=[.E$2];1;MIN([.$B$1]+1;[.D86]+[.E86])))" office:value-type="float" office:value="95284" calcext:value-type="float">
            <text:p>95284</text:p>
          </table:table-cell>
          <table:table-cell table:formula="of:=IF([.$A87]&lt;[.F$2];&quot;&quot;;IF([.$A87]=[.F$2];1;MIN([.$B$1]+1;[.E86]+[.F86])))" office:value-type="float" office:value="1000001" calcext:value-type="float">
            <text:p>1000001</text:p>
          </table:table-cell>
          <table:table-cell table:formula="of:=IF([.$A87]&lt;[.G$2];&quot;&quot;;IF([.$A87]=[.G$2];1;MIN([.$B$1]+1;[.F86]+[.G86])))" office:value-type="float" office:value="1000001" calcext:value-type="float">
            <text:p>1000001</text:p>
          </table:table-cell>
          <table:table-cell table:formula="of:=IF([.$A87]&lt;[.H$2];&quot;&quot;;IF([.$A87]=[.H$2];1;MIN([.$B$1]+1;[.G86]+[.H86])))" office:value-type="float" office:value="1000001" calcext:value-type="float">
            <text:p>1000001</text:p>
          </table:table-cell>
          <table:table-cell table:formula="of:=IF([.$A87]&lt;[.I$2];&quot;&quot;;IF([.$A87]=[.I$2];1;MIN([.$B$1]+1;[.H86]+[.I86])))" office:value-type="float" office:value="1000001" calcext:value-type="float">
            <text:p>1000001</text:p>
          </table:table-cell>
          <table:table-cell table:formula="of:=IF([.$A87]&lt;[.J$2];&quot;&quot;;IF([.$A87]=[.J$2];1;MIN([.$B$1]+1;[.I86]+[.J86])))" office:value-type="float" office:value="1000001" calcext:value-type="float">
            <text:p>1000001</text:p>
          </table:table-cell>
          <table:table-cell table:formula="of:=IF([.$A87]&lt;[.K$2];&quot;&quot;;IF([.$A87]=[.K$2];1;MIN([.$B$1]+1;[.J86]+[.K86])))" office:value-type="float" office:value="1000001" calcext:value-type="float">
            <text:p>1000001</text:p>
          </table:table-cell>
          <table:table-cell table:formula="of:=IF([.$A87]&lt;[.L$2];&quot;&quot;;IF([.$A87]=[.L$2];1;MIN([.$B$1]+1;[.K86]+[.L86])))" office:value-type="float" office:value="1000001" calcext:value-type="float">
            <text:p>1000001</text:p>
          </table:table-cell>
          <table:table-cell table:formula="of:=IF([.$A87]&lt;[.M$2];&quot;&quot;;IF([.$A87]=[.M$2];1;MIN([.$B$1]+1;[.L86]+[.M86])))" office:value-type="float" office:value="1000001" calcext:value-type="float">
            <text:p>1000001</text:p>
          </table:table-cell>
          <table:table-cell table:formula="of:=IF([.$A87]&lt;[.N$2];&quot;&quot;;IF([.$A87]=[.N$2];1;MIN([.$B$1]+1;[.M86]+[.N86])))" office:value-type="float" office:value="1000001" calcext:value-type="float">
            <text:p>1000001</text:p>
          </table:table-cell>
          <table:table-cell table:formula="of:=IF([.$A87]&lt;[.O$2];&quot;&quot;;IF([.$A87]=[.O$2];1;MIN([.$B$1]+1;[.N86]+[.O86])))" office:value-type="float" office:value="1000001" calcext:value-type="float">
            <text:p>1000001</text:p>
          </table:table-cell>
          <table:table-cell table:formula="of:=IF([.$A87]&lt;[.P$2];&quot;&quot;;IF([.$A87]=[.P$2];1;MIN([.$B$1]+1;[.O86]+[.P86])))" office:value-type="float" office:value="1000001" calcext:value-type="float">
            <text:p>1000001</text:p>
          </table:table-cell>
          <table:table-cell table:formula="of:=IF([.$A87]&lt;[.Q$2];&quot;&quot;;IF([.$A87]=[.Q$2];1;MIN([.$B$1]+1;[.P86]+[.Q86])))" office:value-type="float" office:value="1000001" calcext:value-type="float">
            <text:p>1000001</text:p>
          </table:table-cell>
          <table:table-cell table:formula="of:=IF([.$A87]&lt;[.R$2];&quot;&quot;;IF([.$A87]=[.R$2];1;MIN([.$B$1]+1;[.Q86]+[.R86])))" office:value-type="float" office:value="1000001" calcext:value-type="float">
            <text:p>1000001</text:p>
          </table:table-cell>
          <table:table-cell table:formula="of:=IF([.$A87]&lt;[.S$2];&quot;&quot;;IF([.$A87]=[.S$2];1;MIN([.$B$1]+1;[.R86]+[.S86])))" office:value-type="float" office:value="1000001" calcext:value-type="float">
            <text:p>1000001</text:p>
          </table:table-cell>
          <table:table-cell table:formula="of:=IF([.$A87]&lt;[.T$2];&quot;&quot;;IF([.$A87]=[.T$2];1;MIN([.$B$1]+1;[.S86]+[.T86])))" office:value-type="float" office:value="1000001" calcext:value-type="float">
            <text:p>1000001</text:p>
          </table:table-cell>
          <table:table-cell table:formula="of:=IF([.$A87]&lt;[.U$2];&quot;&quot;;IF([.$A87]=[.U$2];1;MIN([.$B$1]+1;[.T86]+[.U86])))" office:value-type="float" office:value="1000001" calcext:value-type="float">
            <text:p>1000001</text:p>
          </table:table-cell>
          <table:table-cell table:formula="of:=IF([.$A87]&lt;[.V$2];&quot;&quot;;IF([.$A87]=[.V$2];1;MIN([.$B$1]+1;[.U86]+[.V86])))" office:value-type="float" office:value="1000001" calcext:value-type="float">
            <text:p>1000001</text:p>
          </table:table-cell>
          <table:table-cell table:formula="of:=IF([.$A87]&lt;[.W$2];&quot;&quot;;IF([.$A87]=[.W$2];1;MIN([.$B$1]+1;[.V86]+[.W86])))" office:value-type="float" office:value="1000001" calcext:value-type="float">
            <text:p>1000001</text:p>
          </table:table-cell>
          <table:table-cell table:formula="of:=IF([.$A87]&lt;[.X$2];&quot;&quot;;IF([.$A87]=[.X$2];1;MIN([.$B$1]+1;[.W86]+[.X86])))" office:value-type="float" office:value="1000001" calcext:value-type="float">
            <text:p>1000001</text:p>
          </table:table-cell>
          <table:table-cell table:formula="of:=IF([.$A87]&lt;[.Y$2];&quot;&quot;;IF([.$A87]=[.Y$2];1;MIN([.$B$1]+1;[.X86]+[.Y86])))" office:value-type="float" office:value="1000001" calcext:value-type="float">
            <text:p>1000001</text:p>
          </table:table-cell>
          <table:table-cell table:formula="of:=IF([.$A87]&lt;[.Z$2];&quot;&quot;;IF([.$A87]=[.Z$2];1;MIN([.$B$1]+1;[.Y86]+[.Z86])))" office:value-type="float" office:value="1000001" calcext:value-type="float">
            <text:p>1000001</text:p>
          </table:table-cell>
          <table:table-cell table:formula="of:=IF([.$A87]&lt;[.AA$2];&quot;&quot;;IF([.$A87]=[.AA$2];1;MIN([.$B$1]+1;[.Z86]+[.AA86])))" office:value-type="float" office:value="1000001" calcext:value-type="float">
            <text:p>1000001</text:p>
          </table:table-cell>
          <table:table-cell table:formula="of:=IF([.$A87]&lt;[.AB$2];&quot;&quot;;IF([.$A87]=[.AB$2];1;MIN([.$B$1]+1;[.AA86]+[.AB86])))" office:value-type="float" office:value="1000001" calcext:value-type="float">
            <text:p>1000001</text:p>
          </table:table-cell>
          <table:table-cell table:formula="of:=IF([.$A87]&lt;[.AC$2];&quot;&quot;;IF([.$A87]=[.AC$2];1;MIN([.$B$1]+1;[.AB86]+[.AC86])))" office:value-type="float" office:value="1000001" calcext:value-type="float">
            <text:p>1000001</text:p>
          </table:table-cell>
          <table:table-cell table:formula="of:=IF([.$A87]&lt;[.AD$2];&quot;&quot;;IF([.$A87]=[.AD$2];1;MIN([.$B$1]+1;[.AC86]+[.AD86])))" office:value-type="float" office:value="1000001" calcext:value-type="float">
            <text:p>1000001</text:p>
          </table:table-cell>
          <table:table-cell table:formula="of:=IF([.$A87]&lt;[.AE$2];&quot;&quot;;IF([.$A87]=[.AE$2];1;MIN([.$B$1]+1;[.AD86]+[.AE86])))" office:value-type="float" office:value="1000001" calcext:value-type="float">
            <text:p>1000001</text:p>
          </table:table-cell>
          <table:table-cell table:formula="of:=IF([.$A87]&lt;[.AF$2];&quot;&quot;;IF([.$A87]=[.AF$2];1;MIN([.$B$1]+1;[.AE86]+[.AF86])))" office:value-type="float" office:value="1000001" calcext:value-type="float">
            <text:p>1000001</text:p>
          </table:table-cell>
          <table:table-cell table:formula="of:=IF([.$A87]&lt;[.AG$2];&quot;&quot;;IF([.$A87]=[.AG$2];1;MIN([.$B$1]+1;[.AF86]+[.AG86])))" office:value-type="float" office:value="1000001" calcext:value-type="float">
            <text:p>1000001</text:p>
          </table:table-cell>
          <table:table-cell table:formula="of:=IF([.$A87]&lt;[.AH$2];&quot;&quot;;IF([.$A87]=[.AH$2];1;MIN([.$B$1]+1;[.AG86]+[.AH86])))" office:value-type="float" office:value="1000001" calcext:value-type="float">
            <text:p>1000001</text:p>
          </table:table-cell>
          <table:table-cell table:formula="of:=IF([.$A87]&lt;[.AI$2];&quot;&quot;;IF([.$A87]=[.AI$2];1;MIN([.$B$1]+1;[.AH86]+[.AI86])))" office:value-type="float" office:value="1000001" calcext:value-type="float">
            <text:p>1000001</text:p>
          </table:table-cell>
          <table:table-cell table:formula="of:=IF([.$A87]&lt;[.AJ$2];&quot;&quot;;IF([.$A87]=[.AJ$2];1;MIN([.$B$1]+1;[.AI86]+[.AJ86])))" office:value-type="float" office:value="1000001" calcext:value-type="float">
            <text:p>1000001</text:p>
          </table:table-cell>
          <table:table-cell table:formula="of:=IF([.$A87]&lt;[.AK$2];&quot;&quot;;IF([.$A87]=[.AK$2];1;MIN([.$B$1]+1;[.AJ86]+[.AK86])))" office:value-type="float" office:value="1000001" calcext:value-type="float">
            <text:p>1000001</text:p>
          </table:table-cell>
          <table:table-cell table:formula="of:=IF([.$A87]&lt;[.AL$2];&quot;&quot;;IF([.$A87]=[.AL$2];1;MIN([.$B$1]+1;[.AK86]+[.AL86])))" office:value-type="float" office:value="1000001" calcext:value-type="float">
            <text:p>1000001</text:p>
          </table:table-cell>
          <table:table-cell table:formula="of:=IF([.$A87]&lt;[.AM$2];&quot;&quot;;IF([.$A87]=[.AM$2];1;MIN([.$B$1]+1;[.AL86]+[.AM86])))" office:value-type="float" office:value="1000001" calcext:value-type="float">
            <text:p>1000001</text:p>
          </table:table-cell>
          <table:table-cell table:formula="of:=IF([.$A87]&lt;[.AN$2];&quot;&quot;;IF([.$A87]=[.AN$2];1;MIN([.$B$1]+1;[.AM86]+[.AN86])))" office:value-type="float" office:value="1000001" calcext:value-type="float">
            <text:p>1000001</text:p>
          </table:table-cell>
          <table:table-cell table:formula="of:=IF([.$A87]&lt;[.AO$2];&quot;&quot;;IF([.$A87]=[.AO$2];1;MIN([.$B$1]+1;[.AN86]+[.AO86])))" office:value-type="float" office:value="1000001" calcext:value-type="float">
            <text:p>1000001</text:p>
          </table:table-cell>
          <table:table-cell table:formula="of:=IF([.$A87]&lt;[.AP$2];&quot;&quot;;IF([.$A87]=[.AP$2];1;MIN([.$B$1]+1;[.AO86]+[.AP86])))" office:value-type="float" office:value="1000001" calcext:value-type="float">
            <text:p>1000001</text:p>
          </table:table-cell>
          <table:table-cell table:formula="of:=IF([.$A87]&lt;[.AQ$2];&quot;&quot;;IF([.$A87]=[.AQ$2];1;MIN([.$B$1]+1;[.AP86]+[.AQ86])))" office:value-type="float" office:value="1000001" calcext:value-type="float">
            <text:p>1000001</text:p>
          </table:table-cell>
          <table:table-cell table:formula="of:=IF([.$A87]&lt;[.AR$2];&quot;&quot;;IF([.$A87]=[.AR$2];1;MIN([.$B$1]+1;[.AQ86]+[.AR86])))" office:value-type="float" office:value="1000001" calcext:value-type="float">
            <text:p>1000001</text:p>
          </table:table-cell>
          <table:table-cell table:formula="of:=IF([.$A87]&lt;[.AS$2];&quot;&quot;;IF([.$A87]=[.AS$2];1;MIN([.$B$1]+1;[.AR86]+[.AS86])))" office:value-type="float" office:value="1000001" calcext:value-type="float">
            <text:p>1000001</text:p>
          </table:table-cell>
          <table:table-cell table:formula="of:=IF([.$A87]&lt;[.AT$2];&quot;&quot;;IF([.$A87]=[.AT$2];1;MIN([.$B$1]+1;[.AS86]+[.AT86])))" office:value-type="float" office:value="1000001" calcext:value-type="float">
            <text:p>1000001</text:p>
          </table:table-cell>
          <table:table-cell table:formula="of:=IF([.$A87]&lt;[.AU$2];&quot;&quot;;IF([.$A87]=[.AU$2];1;MIN([.$B$1]+1;[.AT86]+[.AU86])))" office:value-type="float" office:value="1000001" calcext:value-type="float">
            <text:p>1000001</text:p>
          </table:table-cell>
          <table:table-cell table:formula="of:=IF([.$A87]&lt;[.AV$2];&quot;&quot;;IF([.$A87]=[.AV$2];1;MIN([.$B$1]+1;[.AU86]+[.AV86])))" office:value-type="float" office:value="1000001" calcext:value-type="float">
            <text:p>1000001</text:p>
          </table:table-cell>
          <table:table-cell table:formula="of:=IF([.$A87]&lt;[.AW$2];&quot;&quot;;IF([.$A87]=[.AW$2];1;MIN([.$B$1]+1;[.AV86]+[.AW86])))" office:value-type="float" office:value="1000001" calcext:value-type="float">
            <text:p>1000001</text:p>
          </table:table-cell>
          <table:table-cell table:formula="of:=IF([.$A87]&lt;[.AX$2];&quot;&quot;;IF([.$A87]=[.AX$2];1;MIN([.$B$1]+1;[.AW86]+[.AX86])))" office:value-type="float" office:value="1000001" calcext:value-type="float">
            <text:p>1000001</text:p>
          </table:table-cell>
          <table:table-cell table:formula="of:=IF([.$A87]&lt;[.AY$2];&quot;&quot;;IF([.$A87]=[.AY$2];1;MIN([.$B$1]+1;[.AX86]+[.AY86])))" office:value-type="float" office:value="1000001" calcext:value-type="float">
            <text:p>1000001</text:p>
          </table:table-cell>
          <table:table-cell table:formula="of:=IF([.$A87]&lt;[.AZ$2];&quot;&quot;;IF([.$A87]=[.AZ$2];1;MIN([.$B$1]+1;[.AY86]+[.AZ86])))" office:value-type="float" office:value="1000001" calcext:value-type="float">
            <text:p>1000001</text:p>
          </table:table-cell>
          <table:table-cell table:formula="of:=IF([.$A87]&lt;[.BA$2];&quot;&quot;;IF([.$A87]=[.BA$2];1;MIN([.$B$1]+1;[.AZ86]+[.BA86])))" office:value-type="float" office:value="1000001" calcext:value-type="float">
            <text:p>1000001</text:p>
          </table:table-cell>
          <table:table-cell table:formula="of:=IF([.$A87]&lt;[.BB$2];&quot;&quot;;IF([.$A87]=[.BB$2];1;MIN([.$B$1]+1;[.BA86]+[.BB86])))" office:value-type="float" office:value="1000001" calcext:value-type="float">
            <text:p>1000001</text:p>
          </table:table-cell>
          <table:table-cell table:formula="of:=IF([.$A87]&lt;[.BC$2];&quot;&quot;;IF([.$A87]=[.BC$2];1;MIN([.$B$1]+1;[.BB86]+[.BC86])))" office:value-type="float" office:value="1000001" calcext:value-type="float">
            <text:p>1000001</text:p>
          </table:table-cell>
          <table:table-cell table:formula="of:=IF([.$A87]&lt;[.BD$2];&quot;&quot;;IF([.$A87]=[.BD$2];1;MIN([.$B$1]+1;[.BC86]+[.BD86])))" office:value-type="float" office:value="1000001" calcext:value-type="float">
            <text:p>1000001</text:p>
          </table:table-cell>
          <table:table-cell table:formula="of:=IF([.$A87]&lt;[.BE$2];&quot;&quot;;IF([.$A87]=[.BE$2];1;MIN([.$B$1]+1;[.BD86]+[.BE86])))" office:value-type="float" office:value="1000001" calcext:value-type="float">
            <text:p>1000001</text:p>
          </table:table-cell>
          <table:table-cell table:formula="of:=IF([.$A87]&lt;[.BF$2];&quot;&quot;;IF([.$A87]=[.BF$2];1;MIN([.$B$1]+1;[.BE86]+[.BF86])))" office:value-type="float" office:value="1000001" calcext:value-type="float">
            <text:p>1000001</text:p>
          </table:table-cell>
          <table:table-cell table:formula="of:=IF([.$A87]&lt;[.BG$2];&quot;&quot;;IF([.$A87]=[.BG$2];1;MIN([.$B$1]+1;[.BF86]+[.BG86])))" office:value-type="float" office:value="1000001" calcext:value-type="float">
            <text:p>1000001</text:p>
          </table:table-cell>
          <table:table-cell table:formula="of:=IF([.$A87]&lt;[.BH$2];&quot;&quot;;IF([.$A87]=[.BH$2];1;MIN([.$B$1]+1;[.BG86]+[.BH86])))" office:value-type="float" office:value="1000001" calcext:value-type="float">
            <text:p>1000001</text:p>
          </table:table-cell>
          <table:table-cell table:formula="of:=IF([.$A87]&lt;[.BI$2];&quot;&quot;;IF([.$A87]=[.BI$2];1;MIN([.$B$1]+1;[.BH86]+[.BI86])))" office:value-type="float" office:value="1000001" calcext:value-type="float">
            <text:p>1000001</text:p>
          </table:table-cell>
          <table:table-cell table:formula="of:=IF([.$A87]&lt;[.BJ$2];&quot;&quot;;IF([.$A87]=[.BJ$2];1;MIN([.$B$1]+1;[.BI86]+[.BJ86])))" office:value-type="float" office:value="1000001" calcext:value-type="float">
            <text:p>1000001</text:p>
          </table:table-cell>
          <table:table-cell table:formula="of:=IF([.$A87]&lt;[.BK$2];&quot;&quot;;IF([.$A87]=[.BK$2];1;MIN([.$B$1]+1;[.BJ86]+[.BK86])))" office:value-type="float" office:value="1000001" calcext:value-type="float">
            <text:p>1000001</text:p>
          </table:table-cell>
          <table:table-cell table:formula="of:=IF([.$A87]&lt;[.BL$2];&quot;&quot;;IF([.$A87]=[.BL$2];1;MIN([.$B$1]+1;[.BK86]+[.BL86])))" office:value-type="float" office:value="1000001" calcext:value-type="float">
            <text:p>1000001</text:p>
          </table:table-cell>
          <table:table-cell table:formula="of:=IF([.$A87]&lt;[.BM$2];&quot;&quot;;IF([.$A87]=[.BM$2];1;MIN([.$B$1]+1;[.BL86]+[.BM86])))" office:value-type="float" office:value="1000001" calcext:value-type="float">
            <text:p>1000001</text:p>
          </table:table-cell>
          <table:table-cell table:formula="of:=IF([.$A87]&lt;[.BN$2];&quot;&quot;;IF([.$A87]=[.BN$2];1;MIN([.$B$1]+1;[.BM86]+[.BN86])))" office:value-type="float" office:value="1000001" calcext:value-type="float">
            <text:p>1000001</text:p>
          </table:table-cell>
          <table:table-cell table:formula="of:=IF([.$A87]&lt;[.BO$2];&quot;&quot;;IF([.$A87]=[.BO$2];1;MIN([.$B$1]+1;[.BN86]+[.BO86])))" office:value-type="float" office:value="1000001" calcext:value-type="float">
            <text:p>1000001</text:p>
          </table:table-cell>
          <table:table-cell table:formula="of:=IF([.$A87]&lt;[.BP$2];&quot;&quot;;IF([.$A87]=[.BP$2];1;MIN([.$B$1]+1;[.BO86]+[.BP86])))" office:value-type="float" office:value="1000001" calcext:value-type="float">
            <text:p>1000001</text:p>
          </table:table-cell>
          <table:table-cell table:formula="of:=IF([.$A87]&lt;[.BQ$2];&quot;&quot;;IF([.$A87]=[.BQ$2];1;MIN([.$B$1]+1;[.BP86]+[.BQ86])))" office:value-type="float" office:value="1000001" calcext:value-type="float">
            <text:p>1000001</text:p>
          </table:table-cell>
          <table:table-cell table:formula="of:=IF([.$A87]&lt;[.BR$2];&quot;&quot;;IF([.$A87]=[.BR$2];1;MIN([.$B$1]+1;[.BQ86]+[.BR86])))" office:value-type="float" office:value="1000001" calcext:value-type="float">
            <text:p>1000001</text:p>
          </table:table-cell>
          <table:table-cell table:formula="of:=IF([.$A87]&lt;[.BS$2];&quot;&quot;;IF([.$A87]=[.BS$2];1;MIN([.$B$1]+1;[.BR86]+[.BS86])))" office:value-type="float" office:value="1000001" calcext:value-type="float">
            <text:p>1000001</text:p>
          </table:table-cell>
          <table:table-cell table:formula="of:=IF([.$A87]&lt;[.BT$2];&quot;&quot;;IF([.$A87]=[.BT$2];1;MIN([.$B$1]+1;[.BS86]+[.BT86])))" office:value-type="float" office:value="1000001" calcext:value-type="float">
            <text:p>1000001</text:p>
          </table:table-cell>
          <table:table-cell table:formula="of:=IF([.$A87]&lt;[.BU$2];&quot;&quot;;IF([.$A87]=[.BU$2];1;MIN([.$B$1]+1;[.BT86]+[.BU86])))" office:value-type="float" office:value="1000001" calcext:value-type="float">
            <text:p>1000001</text:p>
          </table:table-cell>
          <table:table-cell table:formula="of:=IF([.$A87]&lt;[.BV$2];&quot;&quot;;IF([.$A87]=[.BV$2];1;MIN([.$B$1]+1;[.BU86]+[.BV86])))" office:value-type="float" office:value="1000001" calcext:value-type="float">
            <text:p>1000001</text:p>
          </table:table-cell>
          <table:table-cell table:formula="of:=IF([.$A87]&lt;[.BW$2];&quot;&quot;;IF([.$A87]=[.BW$2];1;MIN([.$B$1]+1;[.BV86]+[.BW86])))" office:value-type="float" office:value="1000001" calcext:value-type="float">
            <text:p>1000001</text:p>
          </table:table-cell>
          <table:table-cell table:formula="of:=IF([.$A87]&lt;[.BX$2];&quot;&quot;;IF([.$A87]=[.BX$2];1;MIN([.$B$1]+1;[.BW86]+[.BX86])))" office:value-type="float" office:value="1000001" calcext:value-type="float">
            <text:p>1000001</text:p>
          </table:table-cell>
          <table:table-cell table:formula="of:=IF([.$A87]&lt;[.BY$2];&quot;&quot;;IF([.$A87]=[.BY$2];1;MIN([.$B$1]+1;[.BX86]+[.BY86])))" office:value-type="float" office:value="1000001" calcext:value-type="float">
            <text:p>1000001</text:p>
          </table:table-cell>
          <table:table-cell table:formula="of:=IF([.$A87]&lt;[.BZ$2];&quot;&quot;;IF([.$A87]=[.BZ$2];1;MIN([.$B$1]+1;[.BY86]+[.BZ86])))" office:value-type="float" office:value="1000001" calcext:value-type="float">
            <text:p>1000001</text:p>
          </table:table-cell>
          <table:table-cell table:formula="of:=IF([.$A87]&lt;[.CA$2];&quot;&quot;;IF([.$A87]=[.CA$2];1;MIN([.$B$1]+1;[.BZ86]+[.CA86])))" office:value-type="float" office:value="1000001" calcext:value-type="float">
            <text:p>1000001</text:p>
          </table:table-cell>
          <table:table-cell table:formula="of:=IF([.$A87]&lt;[.CB$2];&quot;&quot;;IF([.$A87]=[.CB$2];1;MIN([.$B$1]+1;[.CA86]+[.CB86])))" office:value-type="float" office:value="1000001" calcext:value-type="float">
            <text:p>1000001</text:p>
          </table:table-cell>
          <table:table-cell table:formula="of:=IF([.$A87]&lt;[.CC$2];&quot;&quot;;IF([.$A87]=[.CC$2];1;MIN([.$B$1]+1;[.CB86]+[.CC86])))" office:value-type="float" office:value="1000001" calcext:value-type="float">
            <text:p>1000001</text:p>
          </table:table-cell>
          <table:table-cell table:formula="of:=IF([.$A87]&lt;[.CD$2];&quot;&quot;;IF([.$A87]=[.CD$2];1;MIN([.$B$1]+1;[.CC86]+[.CD86])))" office:value-type="float" office:value="1000001" calcext:value-type="float">
            <text:p>1000001</text:p>
          </table:table-cell>
          <table:table-cell table:formula="of:=IF([.$A87]&lt;[.CE$2];&quot;&quot;;IF([.$A87]=[.CE$2];1;MIN([.$B$1]+1;[.CD86]+[.CE86])))" office:value-type="float" office:value="95284" calcext:value-type="float">
            <text:p>95284</text:p>
          </table:table-cell>
          <table:table-cell table:formula="of:=IF([.$A87]&lt;[.CF$2];&quot;&quot;;IF([.$A87]=[.CF$2];1;MIN([.$B$1]+1;[.CE86]+[.CF86])))" office:value-type="float" office:value="3486" calcext:value-type="float">
            <text:p>3486</text:p>
          </table:table-cell>
          <table:table-cell table:formula="of:=IF([.$A87]&lt;[.CG$2];&quot;&quot;;IF([.$A87]=[.CG$2];1;MIN([.$B$1]+1;[.CF86]+[.CG86])))" office:value-type="float" office:value="84" calcext:value-type="float">
            <text:p>84</text:p>
          </table:table-cell>
          <table:table-cell table:formula="of:=IF([.$A87]&lt;[.CH$2];&quot;&quot;;IF([.$A87]=[.CH$2];1;MIN([.$B$1]+1;[.CG86]+[.CH86])))" office:value-type="float" office:value="1" calcext:value-type="float">
            <text:p>1</text:p>
          </table:table-cell>
          <table:table-cell table:formula="of:=IF([.$A87]&lt;[.CI$2];&quot;&quot;;IF([.$A87]=[.CI$2];1;MIN([.$B$1]+1;[.CH86]+[.CI86])))">
            <text:p/>
          </table:table-cell>
          <table:table-cell table:formula="of:=IF([.$A87]&lt;[.CJ$2];&quot;&quot;;IF([.$A87]=[.CJ$2];1;MIN([.$B$1]+1;[.CI86]+[.CJ86])))">
            <text:p/>
          </table:table-cell>
          <table:table-cell table:formula="of:=IF([.$A87]&lt;[.CK$2];&quot;&quot;;IF([.$A87]=[.CK$2];1;MIN([.$B$1]+1;[.CJ86]+[.CK86])))">
            <text:p/>
          </table:table-cell>
          <table:table-cell table:formula="of:=IF([.$A87]&lt;[.CL$2];&quot;&quot;;IF([.$A87]=[.CL$2];1;MIN([.$B$1]+1;[.CK86]+[.CL86])))">
            <text:p/>
          </table:table-cell>
          <table:table-cell table:formula="of:=IF([.$A87]&lt;[.CM$2];&quot;&quot;;IF([.$A87]=[.CM$2];1;MIN([.$B$1]+1;[.CL86]+[.CM86])))">
            <text:p/>
          </table:table-cell>
          <table:table-cell table:formula="of:=IF([.$A87]&lt;[.CN$2];&quot;&quot;;IF([.$A87]=[.CN$2];1;MIN([.$B$1]+1;[.CM86]+[.CN86])))">
            <text:p/>
          </table:table-cell>
          <table:table-cell table:formula="of:=IF([.$A87]&lt;[.CO$2];&quot;&quot;;IF([.$A87]=[.CO$2];1;MIN([.$B$1]+1;[.CN86]+[.CO86])))">
            <text:p/>
          </table:table-cell>
          <table:table-cell table:formula="of:=IF([.$A87]&lt;[.CP$2];&quot;&quot;;IF([.$A87]=[.CP$2];1;MIN([.$B$1]+1;[.CO86]+[.CP86])))">
            <text:p/>
          </table:table-cell>
          <table:table-cell table:formula="of:=IF([.$A87]&lt;[.CQ$2];&quot;&quot;;IF([.$A87]=[.CQ$2];1;MIN([.$B$1]+1;[.CP86]+[.CQ86])))">
            <text:p/>
          </table:table-cell>
          <table:table-cell table:formula="of:=IF([.$A87]&lt;[.CR$2];&quot;&quot;;IF([.$A87]=[.CR$2];1;MIN([.$B$1]+1;[.CQ86]+[.CR86])))">
            <text:p/>
          </table:table-cell>
          <table:table-cell table:formula="of:=IF([.$A87]&lt;[.CS$2];&quot;&quot;;IF([.$A87]=[.CS$2];1;MIN([.$B$1]+1;[.CR86]+[.CS86])))">
            <text:p/>
          </table:table-cell>
          <table:table-cell table:formula="of:=IF([.$A87]&lt;[.CT$2];&quot;&quot;;IF([.$A87]=[.CT$2];1;MIN([.$B$1]+1;[.CS86]+[.CT86])))">
            <text:p/>
          </table:table-cell>
          <table:table-cell table:formula="of:=IF([.$A87]&lt;[.CU$2];&quot;&quot;;IF([.$A87]=[.CU$2];1;MIN([.$B$1]+1;[.CT86]+[.CU86])))">
            <text:p/>
          </table:table-cell>
          <table:table-cell table:formula="of:=IF([.$A87]&lt;[.CV$2];&quot;&quot;;IF([.$A87]=[.CV$2];1;MIN([.$B$1]+1;[.CU86]+[.CV86])))">
            <text:p/>
          </table:table-cell>
          <table:table-cell table:formula="of:=IF([.$A87]&lt;[.CW$2];&quot;&quot;;IF([.$A87]=[.CW$2];1;MIN([.$B$1]+1;[.CV86]+[.CW86])))">
            <text:p/>
          </table:table-cell>
          <table:table-cell table:formula="of:=IF([.$A87]&lt;[.CX$2];&quot;&quot;;IF([.$A87]=[.CX$2];1;MIN([.$B$1]+1;[.CW86]+[.CX86])))">
            <text:p/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IF([.$A88]&lt;[.C$2];&quot;&quot;;IF([.$A88]=[.C$2];1;MIN([.$B$1]+1;[.B87]+[.C87])))" office:value-type="float" office:value="85" calcext:value-type="float">
            <text:p>85</text:p>
          </table:table-cell>
          <table:table-cell table:formula="of:=IF([.$A88]&lt;[.D$2];&quot;&quot;;IF([.$A88]=[.D$2];1;MIN([.$B$1]+1;[.C87]+[.D87])))" office:value-type="float" office:value="3570" calcext:value-type="float">
            <text:p>3570</text:p>
          </table:table-cell>
          <table:table-cell table:formula="of:=IF([.$A88]&lt;[.E$2];&quot;&quot;;IF([.$A88]=[.E$2];1;MIN([.$B$1]+1;[.D87]+[.E87])))" office:value-type="float" office:value="98770" calcext:value-type="float">
            <text:p>98770</text:p>
          </table:table-cell>
          <table:table-cell table:formula="of:=IF([.$A88]&lt;[.F$2];&quot;&quot;;IF([.$A88]=[.F$2];1;MIN([.$B$1]+1;[.E87]+[.F87])))" office:value-type="float" office:value="1000001" calcext:value-type="float">
            <text:p>1000001</text:p>
          </table:table-cell>
          <table:table-cell table:formula="of:=IF([.$A88]&lt;[.G$2];&quot;&quot;;IF([.$A88]=[.G$2];1;MIN([.$B$1]+1;[.F87]+[.G87])))" office:value-type="float" office:value="1000001" calcext:value-type="float">
            <text:p>1000001</text:p>
          </table:table-cell>
          <table:table-cell table:formula="of:=IF([.$A88]&lt;[.H$2];&quot;&quot;;IF([.$A88]=[.H$2];1;MIN([.$B$1]+1;[.G87]+[.H87])))" office:value-type="float" office:value="1000001" calcext:value-type="float">
            <text:p>1000001</text:p>
          </table:table-cell>
          <table:table-cell table:formula="of:=IF([.$A88]&lt;[.I$2];&quot;&quot;;IF([.$A88]=[.I$2];1;MIN([.$B$1]+1;[.H87]+[.I87])))" office:value-type="float" office:value="1000001" calcext:value-type="float">
            <text:p>1000001</text:p>
          </table:table-cell>
          <table:table-cell table:formula="of:=IF([.$A88]&lt;[.J$2];&quot;&quot;;IF([.$A88]=[.J$2];1;MIN([.$B$1]+1;[.I87]+[.J87])))" office:value-type="float" office:value="1000001" calcext:value-type="float">
            <text:p>1000001</text:p>
          </table:table-cell>
          <table:table-cell table:formula="of:=IF([.$A88]&lt;[.K$2];&quot;&quot;;IF([.$A88]=[.K$2];1;MIN([.$B$1]+1;[.J87]+[.K87])))" office:value-type="float" office:value="1000001" calcext:value-type="float">
            <text:p>1000001</text:p>
          </table:table-cell>
          <table:table-cell table:formula="of:=IF([.$A88]&lt;[.L$2];&quot;&quot;;IF([.$A88]=[.L$2];1;MIN([.$B$1]+1;[.K87]+[.L87])))" office:value-type="float" office:value="1000001" calcext:value-type="float">
            <text:p>1000001</text:p>
          </table:table-cell>
          <table:table-cell table:formula="of:=IF([.$A88]&lt;[.M$2];&quot;&quot;;IF([.$A88]=[.M$2];1;MIN([.$B$1]+1;[.L87]+[.M87])))" office:value-type="float" office:value="1000001" calcext:value-type="float">
            <text:p>1000001</text:p>
          </table:table-cell>
          <table:table-cell table:formula="of:=IF([.$A88]&lt;[.N$2];&quot;&quot;;IF([.$A88]=[.N$2];1;MIN([.$B$1]+1;[.M87]+[.N87])))" office:value-type="float" office:value="1000001" calcext:value-type="float">
            <text:p>1000001</text:p>
          </table:table-cell>
          <table:table-cell table:formula="of:=IF([.$A88]&lt;[.O$2];&quot;&quot;;IF([.$A88]=[.O$2];1;MIN([.$B$1]+1;[.N87]+[.O87])))" office:value-type="float" office:value="1000001" calcext:value-type="float">
            <text:p>1000001</text:p>
          </table:table-cell>
          <table:table-cell table:formula="of:=IF([.$A88]&lt;[.P$2];&quot;&quot;;IF([.$A88]=[.P$2];1;MIN([.$B$1]+1;[.O87]+[.P87])))" office:value-type="float" office:value="1000001" calcext:value-type="float">
            <text:p>1000001</text:p>
          </table:table-cell>
          <table:table-cell table:formula="of:=IF([.$A88]&lt;[.Q$2];&quot;&quot;;IF([.$A88]=[.Q$2];1;MIN([.$B$1]+1;[.P87]+[.Q87])))" office:value-type="float" office:value="1000001" calcext:value-type="float">
            <text:p>1000001</text:p>
          </table:table-cell>
          <table:table-cell table:formula="of:=IF([.$A88]&lt;[.R$2];&quot;&quot;;IF([.$A88]=[.R$2];1;MIN([.$B$1]+1;[.Q87]+[.R87])))" office:value-type="float" office:value="1000001" calcext:value-type="float">
            <text:p>1000001</text:p>
          </table:table-cell>
          <table:table-cell table:formula="of:=IF([.$A88]&lt;[.S$2];&quot;&quot;;IF([.$A88]=[.S$2];1;MIN([.$B$1]+1;[.R87]+[.S87])))" office:value-type="float" office:value="1000001" calcext:value-type="float">
            <text:p>1000001</text:p>
          </table:table-cell>
          <table:table-cell table:formula="of:=IF([.$A88]&lt;[.T$2];&quot;&quot;;IF([.$A88]=[.T$2];1;MIN([.$B$1]+1;[.S87]+[.T87])))" office:value-type="float" office:value="1000001" calcext:value-type="float">
            <text:p>1000001</text:p>
          </table:table-cell>
          <table:table-cell table:formula="of:=IF([.$A88]&lt;[.U$2];&quot;&quot;;IF([.$A88]=[.U$2];1;MIN([.$B$1]+1;[.T87]+[.U87])))" office:value-type="float" office:value="1000001" calcext:value-type="float">
            <text:p>1000001</text:p>
          </table:table-cell>
          <table:table-cell table:formula="of:=IF([.$A88]&lt;[.V$2];&quot;&quot;;IF([.$A88]=[.V$2];1;MIN([.$B$1]+1;[.U87]+[.V87])))" office:value-type="float" office:value="1000001" calcext:value-type="float">
            <text:p>1000001</text:p>
          </table:table-cell>
          <table:table-cell table:formula="of:=IF([.$A88]&lt;[.W$2];&quot;&quot;;IF([.$A88]=[.W$2];1;MIN([.$B$1]+1;[.V87]+[.W87])))" office:value-type="float" office:value="1000001" calcext:value-type="float">
            <text:p>1000001</text:p>
          </table:table-cell>
          <table:table-cell table:formula="of:=IF([.$A88]&lt;[.X$2];&quot;&quot;;IF([.$A88]=[.X$2];1;MIN([.$B$1]+1;[.W87]+[.X87])))" office:value-type="float" office:value="1000001" calcext:value-type="float">
            <text:p>1000001</text:p>
          </table:table-cell>
          <table:table-cell table:formula="of:=IF([.$A88]&lt;[.Y$2];&quot;&quot;;IF([.$A88]=[.Y$2];1;MIN([.$B$1]+1;[.X87]+[.Y87])))" office:value-type="float" office:value="1000001" calcext:value-type="float">
            <text:p>1000001</text:p>
          </table:table-cell>
          <table:table-cell table:formula="of:=IF([.$A88]&lt;[.Z$2];&quot;&quot;;IF([.$A88]=[.Z$2];1;MIN([.$B$1]+1;[.Y87]+[.Z87])))" office:value-type="float" office:value="1000001" calcext:value-type="float">
            <text:p>1000001</text:p>
          </table:table-cell>
          <table:table-cell table:formula="of:=IF([.$A88]&lt;[.AA$2];&quot;&quot;;IF([.$A88]=[.AA$2];1;MIN([.$B$1]+1;[.Z87]+[.AA87])))" office:value-type="float" office:value="1000001" calcext:value-type="float">
            <text:p>1000001</text:p>
          </table:table-cell>
          <table:table-cell table:formula="of:=IF([.$A88]&lt;[.AB$2];&quot;&quot;;IF([.$A88]=[.AB$2];1;MIN([.$B$1]+1;[.AA87]+[.AB87])))" office:value-type="float" office:value="1000001" calcext:value-type="float">
            <text:p>1000001</text:p>
          </table:table-cell>
          <table:table-cell table:formula="of:=IF([.$A88]&lt;[.AC$2];&quot;&quot;;IF([.$A88]=[.AC$2];1;MIN([.$B$1]+1;[.AB87]+[.AC87])))" office:value-type="float" office:value="1000001" calcext:value-type="float">
            <text:p>1000001</text:p>
          </table:table-cell>
          <table:table-cell table:formula="of:=IF([.$A88]&lt;[.AD$2];&quot;&quot;;IF([.$A88]=[.AD$2];1;MIN([.$B$1]+1;[.AC87]+[.AD87])))" office:value-type="float" office:value="1000001" calcext:value-type="float">
            <text:p>1000001</text:p>
          </table:table-cell>
          <table:table-cell table:formula="of:=IF([.$A88]&lt;[.AE$2];&quot;&quot;;IF([.$A88]=[.AE$2];1;MIN([.$B$1]+1;[.AD87]+[.AE87])))" office:value-type="float" office:value="1000001" calcext:value-type="float">
            <text:p>1000001</text:p>
          </table:table-cell>
          <table:table-cell table:formula="of:=IF([.$A88]&lt;[.AF$2];&quot;&quot;;IF([.$A88]=[.AF$2];1;MIN([.$B$1]+1;[.AE87]+[.AF87])))" office:value-type="float" office:value="1000001" calcext:value-type="float">
            <text:p>1000001</text:p>
          </table:table-cell>
          <table:table-cell table:formula="of:=IF([.$A88]&lt;[.AG$2];&quot;&quot;;IF([.$A88]=[.AG$2];1;MIN([.$B$1]+1;[.AF87]+[.AG87])))" office:value-type="float" office:value="1000001" calcext:value-type="float">
            <text:p>1000001</text:p>
          </table:table-cell>
          <table:table-cell table:formula="of:=IF([.$A88]&lt;[.AH$2];&quot;&quot;;IF([.$A88]=[.AH$2];1;MIN([.$B$1]+1;[.AG87]+[.AH87])))" office:value-type="float" office:value="1000001" calcext:value-type="float">
            <text:p>1000001</text:p>
          </table:table-cell>
          <table:table-cell table:formula="of:=IF([.$A88]&lt;[.AI$2];&quot;&quot;;IF([.$A88]=[.AI$2];1;MIN([.$B$1]+1;[.AH87]+[.AI87])))" office:value-type="float" office:value="1000001" calcext:value-type="float">
            <text:p>1000001</text:p>
          </table:table-cell>
          <table:table-cell table:formula="of:=IF([.$A88]&lt;[.AJ$2];&quot;&quot;;IF([.$A88]=[.AJ$2];1;MIN([.$B$1]+1;[.AI87]+[.AJ87])))" office:value-type="float" office:value="1000001" calcext:value-type="float">
            <text:p>1000001</text:p>
          </table:table-cell>
          <table:table-cell table:formula="of:=IF([.$A88]&lt;[.AK$2];&quot;&quot;;IF([.$A88]=[.AK$2];1;MIN([.$B$1]+1;[.AJ87]+[.AK87])))" office:value-type="float" office:value="1000001" calcext:value-type="float">
            <text:p>1000001</text:p>
          </table:table-cell>
          <table:table-cell table:formula="of:=IF([.$A88]&lt;[.AL$2];&quot;&quot;;IF([.$A88]=[.AL$2];1;MIN([.$B$1]+1;[.AK87]+[.AL87])))" office:value-type="float" office:value="1000001" calcext:value-type="float">
            <text:p>1000001</text:p>
          </table:table-cell>
          <table:table-cell table:formula="of:=IF([.$A88]&lt;[.AM$2];&quot;&quot;;IF([.$A88]=[.AM$2];1;MIN([.$B$1]+1;[.AL87]+[.AM87])))" office:value-type="float" office:value="1000001" calcext:value-type="float">
            <text:p>1000001</text:p>
          </table:table-cell>
          <table:table-cell table:formula="of:=IF([.$A88]&lt;[.AN$2];&quot;&quot;;IF([.$A88]=[.AN$2];1;MIN([.$B$1]+1;[.AM87]+[.AN87])))" office:value-type="float" office:value="1000001" calcext:value-type="float">
            <text:p>1000001</text:p>
          </table:table-cell>
          <table:table-cell table:formula="of:=IF([.$A88]&lt;[.AO$2];&quot;&quot;;IF([.$A88]=[.AO$2];1;MIN([.$B$1]+1;[.AN87]+[.AO87])))" office:value-type="float" office:value="1000001" calcext:value-type="float">
            <text:p>1000001</text:p>
          </table:table-cell>
          <table:table-cell table:formula="of:=IF([.$A88]&lt;[.AP$2];&quot;&quot;;IF([.$A88]=[.AP$2];1;MIN([.$B$1]+1;[.AO87]+[.AP87])))" office:value-type="float" office:value="1000001" calcext:value-type="float">
            <text:p>1000001</text:p>
          </table:table-cell>
          <table:table-cell table:formula="of:=IF([.$A88]&lt;[.AQ$2];&quot;&quot;;IF([.$A88]=[.AQ$2];1;MIN([.$B$1]+1;[.AP87]+[.AQ87])))" office:value-type="float" office:value="1000001" calcext:value-type="float">
            <text:p>1000001</text:p>
          </table:table-cell>
          <table:table-cell table:formula="of:=IF([.$A88]&lt;[.AR$2];&quot;&quot;;IF([.$A88]=[.AR$2];1;MIN([.$B$1]+1;[.AQ87]+[.AR87])))" office:value-type="float" office:value="1000001" calcext:value-type="float">
            <text:p>1000001</text:p>
          </table:table-cell>
          <table:table-cell table:formula="of:=IF([.$A88]&lt;[.AS$2];&quot;&quot;;IF([.$A88]=[.AS$2];1;MIN([.$B$1]+1;[.AR87]+[.AS87])))" office:value-type="float" office:value="1000001" calcext:value-type="float">
            <text:p>1000001</text:p>
          </table:table-cell>
          <table:table-cell table:formula="of:=IF([.$A88]&lt;[.AT$2];&quot;&quot;;IF([.$A88]=[.AT$2];1;MIN([.$B$1]+1;[.AS87]+[.AT87])))" office:value-type="float" office:value="1000001" calcext:value-type="float">
            <text:p>1000001</text:p>
          </table:table-cell>
          <table:table-cell table:formula="of:=IF([.$A88]&lt;[.AU$2];&quot;&quot;;IF([.$A88]=[.AU$2];1;MIN([.$B$1]+1;[.AT87]+[.AU87])))" office:value-type="float" office:value="1000001" calcext:value-type="float">
            <text:p>1000001</text:p>
          </table:table-cell>
          <table:table-cell table:formula="of:=IF([.$A88]&lt;[.AV$2];&quot;&quot;;IF([.$A88]=[.AV$2];1;MIN([.$B$1]+1;[.AU87]+[.AV87])))" office:value-type="float" office:value="1000001" calcext:value-type="float">
            <text:p>1000001</text:p>
          </table:table-cell>
          <table:table-cell table:formula="of:=IF([.$A88]&lt;[.AW$2];&quot;&quot;;IF([.$A88]=[.AW$2];1;MIN([.$B$1]+1;[.AV87]+[.AW87])))" office:value-type="float" office:value="1000001" calcext:value-type="float">
            <text:p>1000001</text:p>
          </table:table-cell>
          <table:table-cell table:formula="of:=IF([.$A88]&lt;[.AX$2];&quot;&quot;;IF([.$A88]=[.AX$2];1;MIN([.$B$1]+1;[.AW87]+[.AX87])))" office:value-type="float" office:value="1000001" calcext:value-type="float">
            <text:p>1000001</text:p>
          </table:table-cell>
          <table:table-cell table:formula="of:=IF([.$A88]&lt;[.AY$2];&quot;&quot;;IF([.$A88]=[.AY$2];1;MIN([.$B$1]+1;[.AX87]+[.AY87])))" office:value-type="float" office:value="1000001" calcext:value-type="float">
            <text:p>1000001</text:p>
          </table:table-cell>
          <table:table-cell table:formula="of:=IF([.$A88]&lt;[.AZ$2];&quot;&quot;;IF([.$A88]=[.AZ$2];1;MIN([.$B$1]+1;[.AY87]+[.AZ87])))" office:value-type="float" office:value="1000001" calcext:value-type="float">
            <text:p>1000001</text:p>
          </table:table-cell>
          <table:table-cell table:formula="of:=IF([.$A88]&lt;[.BA$2];&quot;&quot;;IF([.$A88]=[.BA$2];1;MIN([.$B$1]+1;[.AZ87]+[.BA87])))" office:value-type="float" office:value="1000001" calcext:value-type="float">
            <text:p>1000001</text:p>
          </table:table-cell>
          <table:table-cell table:formula="of:=IF([.$A88]&lt;[.BB$2];&quot;&quot;;IF([.$A88]=[.BB$2];1;MIN([.$B$1]+1;[.BA87]+[.BB87])))" office:value-type="float" office:value="1000001" calcext:value-type="float">
            <text:p>1000001</text:p>
          </table:table-cell>
          <table:table-cell table:formula="of:=IF([.$A88]&lt;[.BC$2];&quot;&quot;;IF([.$A88]=[.BC$2];1;MIN([.$B$1]+1;[.BB87]+[.BC87])))" office:value-type="float" office:value="1000001" calcext:value-type="float">
            <text:p>1000001</text:p>
          </table:table-cell>
          <table:table-cell table:formula="of:=IF([.$A88]&lt;[.BD$2];&quot;&quot;;IF([.$A88]=[.BD$2];1;MIN([.$B$1]+1;[.BC87]+[.BD87])))" office:value-type="float" office:value="1000001" calcext:value-type="float">
            <text:p>1000001</text:p>
          </table:table-cell>
          <table:table-cell table:formula="of:=IF([.$A88]&lt;[.BE$2];&quot;&quot;;IF([.$A88]=[.BE$2];1;MIN([.$B$1]+1;[.BD87]+[.BE87])))" office:value-type="float" office:value="1000001" calcext:value-type="float">
            <text:p>1000001</text:p>
          </table:table-cell>
          <table:table-cell table:formula="of:=IF([.$A88]&lt;[.BF$2];&quot;&quot;;IF([.$A88]=[.BF$2];1;MIN([.$B$1]+1;[.BE87]+[.BF87])))" office:value-type="float" office:value="1000001" calcext:value-type="float">
            <text:p>1000001</text:p>
          </table:table-cell>
          <table:table-cell table:formula="of:=IF([.$A88]&lt;[.BG$2];&quot;&quot;;IF([.$A88]=[.BG$2];1;MIN([.$B$1]+1;[.BF87]+[.BG87])))" office:value-type="float" office:value="1000001" calcext:value-type="float">
            <text:p>1000001</text:p>
          </table:table-cell>
          <table:table-cell table:formula="of:=IF([.$A88]&lt;[.BH$2];&quot;&quot;;IF([.$A88]=[.BH$2];1;MIN([.$B$1]+1;[.BG87]+[.BH87])))" office:value-type="float" office:value="1000001" calcext:value-type="float">
            <text:p>1000001</text:p>
          </table:table-cell>
          <table:table-cell table:formula="of:=IF([.$A88]&lt;[.BI$2];&quot;&quot;;IF([.$A88]=[.BI$2];1;MIN([.$B$1]+1;[.BH87]+[.BI87])))" office:value-type="float" office:value="1000001" calcext:value-type="float">
            <text:p>1000001</text:p>
          </table:table-cell>
          <table:table-cell table:formula="of:=IF([.$A88]&lt;[.BJ$2];&quot;&quot;;IF([.$A88]=[.BJ$2];1;MIN([.$B$1]+1;[.BI87]+[.BJ87])))" office:value-type="float" office:value="1000001" calcext:value-type="float">
            <text:p>1000001</text:p>
          </table:table-cell>
          <table:table-cell table:formula="of:=IF([.$A88]&lt;[.BK$2];&quot;&quot;;IF([.$A88]=[.BK$2];1;MIN([.$B$1]+1;[.BJ87]+[.BK87])))" office:value-type="float" office:value="1000001" calcext:value-type="float">
            <text:p>1000001</text:p>
          </table:table-cell>
          <table:table-cell table:formula="of:=IF([.$A88]&lt;[.BL$2];&quot;&quot;;IF([.$A88]=[.BL$2];1;MIN([.$B$1]+1;[.BK87]+[.BL87])))" office:value-type="float" office:value="1000001" calcext:value-type="float">
            <text:p>1000001</text:p>
          </table:table-cell>
          <table:table-cell table:formula="of:=IF([.$A88]&lt;[.BM$2];&quot;&quot;;IF([.$A88]=[.BM$2];1;MIN([.$B$1]+1;[.BL87]+[.BM87])))" office:value-type="float" office:value="1000001" calcext:value-type="float">
            <text:p>1000001</text:p>
          </table:table-cell>
          <table:table-cell table:formula="of:=IF([.$A88]&lt;[.BN$2];&quot;&quot;;IF([.$A88]=[.BN$2];1;MIN([.$B$1]+1;[.BM87]+[.BN87])))" office:value-type="float" office:value="1000001" calcext:value-type="float">
            <text:p>1000001</text:p>
          </table:table-cell>
          <table:table-cell table:formula="of:=IF([.$A88]&lt;[.BO$2];&quot;&quot;;IF([.$A88]=[.BO$2];1;MIN([.$B$1]+1;[.BN87]+[.BO87])))" office:value-type="float" office:value="1000001" calcext:value-type="float">
            <text:p>1000001</text:p>
          </table:table-cell>
          <table:table-cell table:formula="of:=IF([.$A88]&lt;[.BP$2];&quot;&quot;;IF([.$A88]=[.BP$2];1;MIN([.$B$1]+1;[.BO87]+[.BP87])))" office:value-type="float" office:value="1000001" calcext:value-type="float">
            <text:p>1000001</text:p>
          </table:table-cell>
          <table:table-cell table:formula="of:=IF([.$A88]&lt;[.BQ$2];&quot;&quot;;IF([.$A88]=[.BQ$2];1;MIN([.$B$1]+1;[.BP87]+[.BQ87])))" office:value-type="float" office:value="1000001" calcext:value-type="float">
            <text:p>1000001</text:p>
          </table:table-cell>
          <table:table-cell table:formula="of:=IF([.$A88]&lt;[.BR$2];&quot;&quot;;IF([.$A88]=[.BR$2];1;MIN([.$B$1]+1;[.BQ87]+[.BR87])))" office:value-type="float" office:value="1000001" calcext:value-type="float">
            <text:p>1000001</text:p>
          </table:table-cell>
          <table:table-cell table:formula="of:=IF([.$A88]&lt;[.BS$2];&quot;&quot;;IF([.$A88]=[.BS$2];1;MIN([.$B$1]+1;[.BR87]+[.BS87])))" office:value-type="float" office:value="1000001" calcext:value-type="float">
            <text:p>1000001</text:p>
          </table:table-cell>
          <table:table-cell table:formula="of:=IF([.$A88]&lt;[.BT$2];&quot;&quot;;IF([.$A88]=[.BT$2];1;MIN([.$B$1]+1;[.BS87]+[.BT87])))" office:value-type="float" office:value="1000001" calcext:value-type="float">
            <text:p>1000001</text:p>
          </table:table-cell>
          <table:table-cell table:formula="of:=IF([.$A88]&lt;[.BU$2];&quot;&quot;;IF([.$A88]=[.BU$2];1;MIN([.$B$1]+1;[.BT87]+[.BU87])))" office:value-type="float" office:value="1000001" calcext:value-type="float">
            <text:p>1000001</text:p>
          </table:table-cell>
          <table:table-cell table:formula="of:=IF([.$A88]&lt;[.BV$2];&quot;&quot;;IF([.$A88]=[.BV$2];1;MIN([.$B$1]+1;[.BU87]+[.BV87])))" office:value-type="float" office:value="1000001" calcext:value-type="float">
            <text:p>1000001</text:p>
          </table:table-cell>
          <table:table-cell table:formula="of:=IF([.$A88]&lt;[.BW$2];&quot;&quot;;IF([.$A88]=[.BW$2];1;MIN([.$B$1]+1;[.BV87]+[.BW87])))" office:value-type="float" office:value="1000001" calcext:value-type="float">
            <text:p>1000001</text:p>
          </table:table-cell>
          <table:table-cell table:formula="of:=IF([.$A88]&lt;[.BX$2];&quot;&quot;;IF([.$A88]=[.BX$2];1;MIN([.$B$1]+1;[.BW87]+[.BX87])))" office:value-type="float" office:value="1000001" calcext:value-type="float">
            <text:p>1000001</text:p>
          </table:table-cell>
          <table:table-cell table:formula="of:=IF([.$A88]&lt;[.BY$2];&quot;&quot;;IF([.$A88]=[.BY$2];1;MIN([.$B$1]+1;[.BX87]+[.BY87])))" office:value-type="float" office:value="1000001" calcext:value-type="float">
            <text:p>1000001</text:p>
          </table:table-cell>
          <table:table-cell table:formula="of:=IF([.$A88]&lt;[.BZ$2];&quot;&quot;;IF([.$A88]=[.BZ$2];1;MIN([.$B$1]+1;[.BY87]+[.BZ87])))" office:value-type="float" office:value="1000001" calcext:value-type="float">
            <text:p>1000001</text:p>
          </table:table-cell>
          <table:table-cell table:formula="of:=IF([.$A88]&lt;[.CA$2];&quot;&quot;;IF([.$A88]=[.CA$2];1;MIN([.$B$1]+1;[.BZ87]+[.CA87])))" office:value-type="float" office:value="1000001" calcext:value-type="float">
            <text:p>1000001</text:p>
          </table:table-cell>
          <table:table-cell table:formula="of:=IF([.$A88]&lt;[.CB$2];&quot;&quot;;IF([.$A88]=[.CB$2];1;MIN([.$B$1]+1;[.CA87]+[.CB87])))" office:value-type="float" office:value="1000001" calcext:value-type="float">
            <text:p>1000001</text:p>
          </table:table-cell>
          <table:table-cell table:formula="of:=IF([.$A88]&lt;[.CC$2];&quot;&quot;;IF([.$A88]=[.CC$2];1;MIN([.$B$1]+1;[.CB87]+[.CC87])))" office:value-type="float" office:value="1000001" calcext:value-type="float">
            <text:p>1000001</text:p>
          </table:table-cell>
          <table:table-cell table:formula="of:=IF([.$A88]&lt;[.CD$2];&quot;&quot;;IF([.$A88]=[.CD$2];1;MIN([.$B$1]+1;[.CC87]+[.CD87])))" office:value-type="float" office:value="1000001" calcext:value-type="float">
            <text:p>1000001</text:p>
          </table:table-cell>
          <table:table-cell table:formula="of:=IF([.$A88]&lt;[.CE$2];&quot;&quot;;IF([.$A88]=[.CE$2];1;MIN([.$B$1]+1;[.CD87]+[.CE87])))" office:value-type="float" office:value="1000001" calcext:value-type="float">
            <text:p>1000001</text:p>
          </table:table-cell>
          <table:table-cell table:formula="of:=IF([.$A88]&lt;[.CF$2];&quot;&quot;;IF([.$A88]=[.CF$2];1;MIN([.$B$1]+1;[.CE87]+[.CF87])))" office:value-type="float" office:value="98770" calcext:value-type="float">
            <text:p>98770</text:p>
          </table:table-cell>
          <table:table-cell table:formula="of:=IF([.$A88]&lt;[.CG$2];&quot;&quot;;IF([.$A88]=[.CG$2];1;MIN([.$B$1]+1;[.CF87]+[.CG87])))" office:value-type="float" office:value="3570" calcext:value-type="float">
            <text:p>3570</text:p>
          </table:table-cell>
          <table:table-cell table:formula="of:=IF([.$A88]&lt;[.CH$2];&quot;&quot;;IF([.$A88]=[.CH$2];1;MIN([.$B$1]+1;[.CG87]+[.CH87])))" office:value-type="float" office:value="85" calcext:value-type="float">
            <text:p>85</text:p>
          </table:table-cell>
          <table:table-cell table:formula="of:=IF([.$A88]&lt;[.CI$2];&quot;&quot;;IF([.$A88]=[.CI$2];1;MIN([.$B$1]+1;[.CH87]+[.CI87])))" office:value-type="float" office:value="1" calcext:value-type="float">
            <text:p>1</text:p>
          </table:table-cell>
          <table:table-cell table:formula="of:=IF([.$A88]&lt;[.CJ$2];&quot;&quot;;IF([.$A88]=[.CJ$2];1;MIN([.$B$1]+1;[.CI87]+[.CJ87])))">
            <text:p/>
          </table:table-cell>
          <table:table-cell table:formula="of:=IF([.$A88]&lt;[.CK$2];&quot;&quot;;IF([.$A88]=[.CK$2];1;MIN([.$B$1]+1;[.CJ87]+[.CK87])))">
            <text:p/>
          </table:table-cell>
          <table:table-cell table:formula="of:=IF([.$A88]&lt;[.CL$2];&quot;&quot;;IF([.$A88]=[.CL$2];1;MIN([.$B$1]+1;[.CK87]+[.CL87])))">
            <text:p/>
          </table:table-cell>
          <table:table-cell table:formula="of:=IF([.$A88]&lt;[.CM$2];&quot;&quot;;IF([.$A88]=[.CM$2];1;MIN([.$B$1]+1;[.CL87]+[.CM87])))">
            <text:p/>
          </table:table-cell>
          <table:table-cell table:formula="of:=IF([.$A88]&lt;[.CN$2];&quot;&quot;;IF([.$A88]=[.CN$2];1;MIN([.$B$1]+1;[.CM87]+[.CN87])))">
            <text:p/>
          </table:table-cell>
          <table:table-cell table:formula="of:=IF([.$A88]&lt;[.CO$2];&quot;&quot;;IF([.$A88]=[.CO$2];1;MIN([.$B$1]+1;[.CN87]+[.CO87])))">
            <text:p/>
          </table:table-cell>
          <table:table-cell table:formula="of:=IF([.$A88]&lt;[.CP$2];&quot;&quot;;IF([.$A88]=[.CP$2];1;MIN([.$B$1]+1;[.CO87]+[.CP87])))">
            <text:p/>
          </table:table-cell>
          <table:table-cell table:formula="of:=IF([.$A88]&lt;[.CQ$2];&quot;&quot;;IF([.$A88]=[.CQ$2];1;MIN([.$B$1]+1;[.CP87]+[.CQ87])))">
            <text:p/>
          </table:table-cell>
          <table:table-cell table:formula="of:=IF([.$A88]&lt;[.CR$2];&quot;&quot;;IF([.$A88]=[.CR$2];1;MIN([.$B$1]+1;[.CQ87]+[.CR87])))">
            <text:p/>
          </table:table-cell>
          <table:table-cell table:formula="of:=IF([.$A88]&lt;[.CS$2];&quot;&quot;;IF([.$A88]=[.CS$2];1;MIN([.$B$1]+1;[.CR87]+[.CS87])))">
            <text:p/>
          </table:table-cell>
          <table:table-cell table:formula="of:=IF([.$A88]&lt;[.CT$2];&quot;&quot;;IF([.$A88]=[.CT$2];1;MIN([.$B$1]+1;[.CS87]+[.CT87])))">
            <text:p/>
          </table:table-cell>
          <table:table-cell table:formula="of:=IF([.$A88]&lt;[.CU$2];&quot;&quot;;IF([.$A88]=[.CU$2];1;MIN([.$B$1]+1;[.CT87]+[.CU87])))">
            <text:p/>
          </table:table-cell>
          <table:table-cell table:formula="of:=IF([.$A88]&lt;[.CV$2];&quot;&quot;;IF([.$A88]=[.CV$2];1;MIN([.$B$1]+1;[.CU87]+[.CV87])))">
            <text:p/>
          </table:table-cell>
          <table:table-cell table:formula="of:=IF([.$A88]&lt;[.CW$2];&quot;&quot;;IF([.$A88]=[.CW$2];1;MIN([.$B$1]+1;[.CV87]+[.CW87])))">
            <text:p/>
          </table:table-cell>
          <table:table-cell table:formula="of:=IF([.$A88]&lt;[.CX$2];&quot;&quot;;IF([.$A88]=[.CX$2];1;MIN([.$B$1]+1;[.CW87]+[.CX87])))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IF([.$A89]&lt;[.C$2];&quot;&quot;;IF([.$A89]=[.C$2];1;MIN([.$B$1]+1;[.B88]+[.C88])))" office:value-type="float" office:value="86" calcext:value-type="float">
            <text:p>86</text:p>
          </table:table-cell>
          <table:table-cell table:formula="of:=IF([.$A89]&lt;[.D$2];&quot;&quot;;IF([.$A89]=[.D$2];1;MIN([.$B$1]+1;[.C88]+[.D88])))" office:value-type="float" office:value="3655" calcext:value-type="float">
            <text:p>3655</text:p>
          </table:table-cell>
          <table:table-cell table:formula="of:=IF([.$A89]&lt;[.E$2];&quot;&quot;;IF([.$A89]=[.E$2];1;MIN([.$B$1]+1;[.D88]+[.E88])))" office:value-type="float" office:value="102340" calcext:value-type="float">
            <text:p>102340</text:p>
          </table:table-cell>
          <table:table-cell table:formula="of:=IF([.$A89]&lt;[.F$2];&quot;&quot;;IF([.$A89]=[.F$2];1;MIN([.$B$1]+1;[.E88]+[.F88])))" office:value-type="float" office:value="1000001" calcext:value-type="float">
            <text:p>1000001</text:p>
          </table:table-cell>
          <table:table-cell table:formula="of:=IF([.$A89]&lt;[.G$2];&quot;&quot;;IF([.$A89]=[.G$2];1;MIN([.$B$1]+1;[.F88]+[.G88])))" office:value-type="float" office:value="1000001" calcext:value-type="float">
            <text:p>1000001</text:p>
          </table:table-cell>
          <table:table-cell table:formula="of:=IF([.$A89]&lt;[.H$2];&quot;&quot;;IF([.$A89]=[.H$2];1;MIN([.$B$1]+1;[.G88]+[.H88])))" office:value-type="float" office:value="1000001" calcext:value-type="float">
            <text:p>1000001</text:p>
          </table:table-cell>
          <table:table-cell table:formula="of:=IF([.$A89]&lt;[.I$2];&quot;&quot;;IF([.$A89]=[.I$2];1;MIN([.$B$1]+1;[.H88]+[.I88])))" office:value-type="float" office:value="1000001" calcext:value-type="float">
            <text:p>1000001</text:p>
          </table:table-cell>
          <table:table-cell table:formula="of:=IF([.$A89]&lt;[.J$2];&quot;&quot;;IF([.$A89]=[.J$2];1;MIN([.$B$1]+1;[.I88]+[.J88])))" office:value-type="float" office:value="1000001" calcext:value-type="float">
            <text:p>1000001</text:p>
          </table:table-cell>
          <table:table-cell table:formula="of:=IF([.$A89]&lt;[.K$2];&quot;&quot;;IF([.$A89]=[.K$2];1;MIN([.$B$1]+1;[.J88]+[.K88])))" office:value-type="float" office:value="1000001" calcext:value-type="float">
            <text:p>1000001</text:p>
          </table:table-cell>
          <table:table-cell table:formula="of:=IF([.$A89]&lt;[.L$2];&quot;&quot;;IF([.$A89]=[.L$2];1;MIN([.$B$1]+1;[.K88]+[.L88])))" office:value-type="float" office:value="1000001" calcext:value-type="float">
            <text:p>1000001</text:p>
          </table:table-cell>
          <table:table-cell table:formula="of:=IF([.$A89]&lt;[.M$2];&quot;&quot;;IF([.$A89]=[.M$2];1;MIN([.$B$1]+1;[.L88]+[.M88])))" office:value-type="float" office:value="1000001" calcext:value-type="float">
            <text:p>1000001</text:p>
          </table:table-cell>
          <table:table-cell table:formula="of:=IF([.$A89]&lt;[.N$2];&quot;&quot;;IF([.$A89]=[.N$2];1;MIN([.$B$1]+1;[.M88]+[.N88])))" office:value-type="float" office:value="1000001" calcext:value-type="float">
            <text:p>1000001</text:p>
          </table:table-cell>
          <table:table-cell table:formula="of:=IF([.$A89]&lt;[.O$2];&quot;&quot;;IF([.$A89]=[.O$2];1;MIN([.$B$1]+1;[.N88]+[.O88])))" office:value-type="float" office:value="1000001" calcext:value-type="float">
            <text:p>1000001</text:p>
          </table:table-cell>
          <table:table-cell table:formula="of:=IF([.$A89]&lt;[.P$2];&quot;&quot;;IF([.$A89]=[.P$2];1;MIN([.$B$1]+1;[.O88]+[.P88])))" office:value-type="float" office:value="1000001" calcext:value-type="float">
            <text:p>1000001</text:p>
          </table:table-cell>
          <table:table-cell table:formula="of:=IF([.$A89]&lt;[.Q$2];&quot;&quot;;IF([.$A89]=[.Q$2];1;MIN([.$B$1]+1;[.P88]+[.Q88])))" office:value-type="float" office:value="1000001" calcext:value-type="float">
            <text:p>1000001</text:p>
          </table:table-cell>
          <table:table-cell table:formula="of:=IF([.$A89]&lt;[.R$2];&quot;&quot;;IF([.$A89]=[.R$2];1;MIN([.$B$1]+1;[.Q88]+[.R88])))" office:value-type="float" office:value="1000001" calcext:value-type="float">
            <text:p>1000001</text:p>
          </table:table-cell>
          <table:table-cell table:formula="of:=IF([.$A89]&lt;[.S$2];&quot;&quot;;IF([.$A89]=[.S$2];1;MIN([.$B$1]+1;[.R88]+[.S88])))" office:value-type="float" office:value="1000001" calcext:value-type="float">
            <text:p>1000001</text:p>
          </table:table-cell>
          <table:table-cell table:formula="of:=IF([.$A89]&lt;[.T$2];&quot;&quot;;IF([.$A89]=[.T$2];1;MIN([.$B$1]+1;[.S88]+[.T88])))" office:value-type="float" office:value="1000001" calcext:value-type="float">
            <text:p>1000001</text:p>
          </table:table-cell>
          <table:table-cell table:formula="of:=IF([.$A89]&lt;[.U$2];&quot;&quot;;IF([.$A89]=[.U$2];1;MIN([.$B$1]+1;[.T88]+[.U88])))" office:value-type="float" office:value="1000001" calcext:value-type="float">
            <text:p>1000001</text:p>
          </table:table-cell>
          <table:table-cell table:formula="of:=IF([.$A89]&lt;[.V$2];&quot;&quot;;IF([.$A89]=[.V$2];1;MIN([.$B$1]+1;[.U88]+[.V88])))" office:value-type="float" office:value="1000001" calcext:value-type="float">
            <text:p>1000001</text:p>
          </table:table-cell>
          <table:table-cell table:formula="of:=IF([.$A89]&lt;[.W$2];&quot;&quot;;IF([.$A89]=[.W$2];1;MIN([.$B$1]+1;[.V88]+[.W88])))" office:value-type="float" office:value="1000001" calcext:value-type="float">
            <text:p>1000001</text:p>
          </table:table-cell>
          <table:table-cell table:formula="of:=IF([.$A89]&lt;[.X$2];&quot;&quot;;IF([.$A89]=[.X$2];1;MIN([.$B$1]+1;[.W88]+[.X88])))" office:value-type="float" office:value="1000001" calcext:value-type="float">
            <text:p>1000001</text:p>
          </table:table-cell>
          <table:table-cell table:formula="of:=IF([.$A89]&lt;[.Y$2];&quot;&quot;;IF([.$A89]=[.Y$2];1;MIN([.$B$1]+1;[.X88]+[.Y88])))" office:value-type="float" office:value="1000001" calcext:value-type="float">
            <text:p>1000001</text:p>
          </table:table-cell>
          <table:table-cell table:formula="of:=IF([.$A89]&lt;[.Z$2];&quot;&quot;;IF([.$A89]=[.Z$2];1;MIN([.$B$1]+1;[.Y88]+[.Z88])))" office:value-type="float" office:value="1000001" calcext:value-type="float">
            <text:p>1000001</text:p>
          </table:table-cell>
          <table:table-cell table:formula="of:=IF([.$A89]&lt;[.AA$2];&quot;&quot;;IF([.$A89]=[.AA$2];1;MIN([.$B$1]+1;[.Z88]+[.AA88])))" office:value-type="float" office:value="1000001" calcext:value-type="float">
            <text:p>1000001</text:p>
          </table:table-cell>
          <table:table-cell table:formula="of:=IF([.$A89]&lt;[.AB$2];&quot;&quot;;IF([.$A89]=[.AB$2];1;MIN([.$B$1]+1;[.AA88]+[.AB88])))" office:value-type="float" office:value="1000001" calcext:value-type="float">
            <text:p>1000001</text:p>
          </table:table-cell>
          <table:table-cell table:formula="of:=IF([.$A89]&lt;[.AC$2];&quot;&quot;;IF([.$A89]=[.AC$2];1;MIN([.$B$1]+1;[.AB88]+[.AC88])))" office:value-type="float" office:value="1000001" calcext:value-type="float">
            <text:p>1000001</text:p>
          </table:table-cell>
          <table:table-cell table:formula="of:=IF([.$A89]&lt;[.AD$2];&quot;&quot;;IF([.$A89]=[.AD$2];1;MIN([.$B$1]+1;[.AC88]+[.AD88])))" office:value-type="float" office:value="1000001" calcext:value-type="float">
            <text:p>1000001</text:p>
          </table:table-cell>
          <table:table-cell table:formula="of:=IF([.$A89]&lt;[.AE$2];&quot;&quot;;IF([.$A89]=[.AE$2];1;MIN([.$B$1]+1;[.AD88]+[.AE88])))" office:value-type="float" office:value="1000001" calcext:value-type="float">
            <text:p>1000001</text:p>
          </table:table-cell>
          <table:table-cell table:formula="of:=IF([.$A89]&lt;[.AF$2];&quot;&quot;;IF([.$A89]=[.AF$2];1;MIN([.$B$1]+1;[.AE88]+[.AF88])))" office:value-type="float" office:value="1000001" calcext:value-type="float">
            <text:p>1000001</text:p>
          </table:table-cell>
          <table:table-cell table:formula="of:=IF([.$A89]&lt;[.AG$2];&quot;&quot;;IF([.$A89]=[.AG$2];1;MIN([.$B$1]+1;[.AF88]+[.AG88])))" office:value-type="float" office:value="1000001" calcext:value-type="float">
            <text:p>1000001</text:p>
          </table:table-cell>
          <table:table-cell table:formula="of:=IF([.$A89]&lt;[.AH$2];&quot;&quot;;IF([.$A89]=[.AH$2];1;MIN([.$B$1]+1;[.AG88]+[.AH88])))" office:value-type="float" office:value="1000001" calcext:value-type="float">
            <text:p>1000001</text:p>
          </table:table-cell>
          <table:table-cell table:formula="of:=IF([.$A89]&lt;[.AI$2];&quot;&quot;;IF([.$A89]=[.AI$2];1;MIN([.$B$1]+1;[.AH88]+[.AI88])))" office:value-type="float" office:value="1000001" calcext:value-type="float">
            <text:p>1000001</text:p>
          </table:table-cell>
          <table:table-cell table:formula="of:=IF([.$A89]&lt;[.AJ$2];&quot;&quot;;IF([.$A89]=[.AJ$2];1;MIN([.$B$1]+1;[.AI88]+[.AJ88])))" office:value-type="float" office:value="1000001" calcext:value-type="float">
            <text:p>1000001</text:p>
          </table:table-cell>
          <table:table-cell table:formula="of:=IF([.$A89]&lt;[.AK$2];&quot;&quot;;IF([.$A89]=[.AK$2];1;MIN([.$B$1]+1;[.AJ88]+[.AK88])))" office:value-type="float" office:value="1000001" calcext:value-type="float">
            <text:p>1000001</text:p>
          </table:table-cell>
          <table:table-cell table:formula="of:=IF([.$A89]&lt;[.AL$2];&quot;&quot;;IF([.$A89]=[.AL$2];1;MIN([.$B$1]+1;[.AK88]+[.AL88])))" office:value-type="float" office:value="1000001" calcext:value-type="float">
            <text:p>1000001</text:p>
          </table:table-cell>
          <table:table-cell table:formula="of:=IF([.$A89]&lt;[.AM$2];&quot;&quot;;IF([.$A89]=[.AM$2];1;MIN([.$B$1]+1;[.AL88]+[.AM88])))" office:value-type="float" office:value="1000001" calcext:value-type="float">
            <text:p>1000001</text:p>
          </table:table-cell>
          <table:table-cell table:formula="of:=IF([.$A89]&lt;[.AN$2];&quot;&quot;;IF([.$A89]=[.AN$2];1;MIN([.$B$1]+1;[.AM88]+[.AN88])))" office:value-type="float" office:value="1000001" calcext:value-type="float">
            <text:p>1000001</text:p>
          </table:table-cell>
          <table:table-cell table:formula="of:=IF([.$A89]&lt;[.AO$2];&quot;&quot;;IF([.$A89]=[.AO$2];1;MIN([.$B$1]+1;[.AN88]+[.AO88])))" office:value-type="float" office:value="1000001" calcext:value-type="float">
            <text:p>1000001</text:p>
          </table:table-cell>
          <table:table-cell table:formula="of:=IF([.$A89]&lt;[.AP$2];&quot;&quot;;IF([.$A89]=[.AP$2];1;MIN([.$B$1]+1;[.AO88]+[.AP88])))" office:value-type="float" office:value="1000001" calcext:value-type="float">
            <text:p>1000001</text:p>
          </table:table-cell>
          <table:table-cell table:formula="of:=IF([.$A89]&lt;[.AQ$2];&quot;&quot;;IF([.$A89]=[.AQ$2];1;MIN([.$B$1]+1;[.AP88]+[.AQ88])))" office:value-type="float" office:value="1000001" calcext:value-type="float">
            <text:p>1000001</text:p>
          </table:table-cell>
          <table:table-cell table:formula="of:=IF([.$A89]&lt;[.AR$2];&quot;&quot;;IF([.$A89]=[.AR$2];1;MIN([.$B$1]+1;[.AQ88]+[.AR88])))" office:value-type="float" office:value="1000001" calcext:value-type="float">
            <text:p>1000001</text:p>
          </table:table-cell>
          <table:table-cell table:formula="of:=IF([.$A89]&lt;[.AS$2];&quot;&quot;;IF([.$A89]=[.AS$2];1;MIN([.$B$1]+1;[.AR88]+[.AS88])))" office:value-type="float" office:value="1000001" calcext:value-type="float">
            <text:p>1000001</text:p>
          </table:table-cell>
          <table:table-cell table:formula="of:=IF([.$A89]&lt;[.AT$2];&quot;&quot;;IF([.$A89]=[.AT$2];1;MIN([.$B$1]+1;[.AS88]+[.AT88])))" office:value-type="float" office:value="1000001" calcext:value-type="float">
            <text:p>1000001</text:p>
          </table:table-cell>
          <table:table-cell table:formula="of:=IF([.$A89]&lt;[.AU$2];&quot;&quot;;IF([.$A89]=[.AU$2];1;MIN([.$B$1]+1;[.AT88]+[.AU88])))" office:value-type="float" office:value="1000001" calcext:value-type="float">
            <text:p>1000001</text:p>
          </table:table-cell>
          <table:table-cell table:formula="of:=IF([.$A89]&lt;[.AV$2];&quot;&quot;;IF([.$A89]=[.AV$2];1;MIN([.$B$1]+1;[.AU88]+[.AV88])))" office:value-type="float" office:value="1000001" calcext:value-type="float">
            <text:p>1000001</text:p>
          </table:table-cell>
          <table:table-cell table:formula="of:=IF([.$A89]&lt;[.AW$2];&quot;&quot;;IF([.$A89]=[.AW$2];1;MIN([.$B$1]+1;[.AV88]+[.AW88])))" office:value-type="float" office:value="1000001" calcext:value-type="float">
            <text:p>1000001</text:p>
          </table:table-cell>
          <table:table-cell table:formula="of:=IF([.$A89]&lt;[.AX$2];&quot;&quot;;IF([.$A89]=[.AX$2];1;MIN([.$B$1]+1;[.AW88]+[.AX88])))" office:value-type="float" office:value="1000001" calcext:value-type="float">
            <text:p>1000001</text:p>
          </table:table-cell>
          <table:table-cell table:formula="of:=IF([.$A89]&lt;[.AY$2];&quot;&quot;;IF([.$A89]=[.AY$2];1;MIN([.$B$1]+1;[.AX88]+[.AY88])))" office:value-type="float" office:value="1000001" calcext:value-type="float">
            <text:p>1000001</text:p>
          </table:table-cell>
          <table:table-cell table:formula="of:=IF([.$A89]&lt;[.AZ$2];&quot;&quot;;IF([.$A89]=[.AZ$2];1;MIN([.$B$1]+1;[.AY88]+[.AZ88])))" office:value-type="float" office:value="1000001" calcext:value-type="float">
            <text:p>1000001</text:p>
          </table:table-cell>
          <table:table-cell table:formula="of:=IF([.$A89]&lt;[.BA$2];&quot;&quot;;IF([.$A89]=[.BA$2];1;MIN([.$B$1]+1;[.AZ88]+[.BA88])))" office:value-type="float" office:value="1000001" calcext:value-type="float">
            <text:p>1000001</text:p>
          </table:table-cell>
          <table:table-cell table:formula="of:=IF([.$A89]&lt;[.BB$2];&quot;&quot;;IF([.$A89]=[.BB$2];1;MIN([.$B$1]+1;[.BA88]+[.BB88])))" office:value-type="float" office:value="1000001" calcext:value-type="float">
            <text:p>1000001</text:p>
          </table:table-cell>
          <table:table-cell table:formula="of:=IF([.$A89]&lt;[.BC$2];&quot;&quot;;IF([.$A89]=[.BC$2];1;MIN([.$B$1]+1;[.BB88]+[.BC88])))" office:value-type="float" office:value="1000001" calcext:value-type="float">
            <text:p>1000001</text:p>
          </table:table-cell>
          <table:table-cell table:formula="of:=IF([.$A89]&lt;[.BD$2];&quot;&quot;;IF([.$A89]=[.BD$2];1;MIN([.$B$1]+1;[.BC88]+[.BD88])))" office:value-type="float" office:value="1000001" calcext:value-type="float">
            <text:p>1000001</text:p>
          </table:table-cell>
          <table:table-cell table:formula="of:=IF([.$A89]&lt;[.BE$2];&quot;&quot;;IF([.$A89]=[.BE$2];1;MIN([.$B$1]+1;[.BD88]+[.BE88])))" office:value-type="float" office:value="1000001" calcext:value-type="float">
            <text:p>1000001</text:p>
          </table:table-cell>
          <table:table-cell table:formula="of:=IF([.$A89]&lt;[.BF$2];&quot;&quot;;IF([.$A89]=[.BF$2];1;MIN([.$B$1]+1;[.BE88]+[.BF88])))" office:value-type="float" office:value="1000001" calcext:value-type="float">
            <text:p>1000001</text:p>
          </table:table-cell>
          <table:table-cell table:formula="of:=IF([.$A89]&lt;[.BG$2];&quot;&quot;;IF([.$A89]=[.BG$2];1;MIN([.$B$1]+1;[.BF88]+[.BG88])))" office:value-type="float" office:value="1000001" calcext:value-type="float">
            <text:p>1000001</text:p>
          </table:table-cell>
          <table:table-cell table:formula="of:=IF([.$A89]&lt;[.BH$2];&quot;&quot;;IF([.$A89]=[.BH$2];1;MIN([.$B$1]+1;[.BG88]+[.BH88])))" office:value-type="float" office:value="1000001" calcext:value-type="float">
            <text:p>1000001</text:p>
          </table:table-cell>
          <table:table-cell table:formula="of:=IF([.$A89]&lt;[.BI$2];&quot;&quot;;IF([.$A89]=[.BI$2];1;MIN([.$B$1]+1;[.BH88]+[.BI88])))" office:value-type="float" office:value="1000001" calcext:value-type="float">
            <text:p>1000001</text:p>
          </table:table-cell>
          <table:table-cell table:formula="of:=IF([.$A89]&lt;[.BJ$2];&quot;&quot;;IF([.$A89]=[.BJ$2];1;MIN([.$B$1]+1;[.BI88]+[.BJ88])))" office:value-type="float" office:value="1000001" calcext:value-type="float">
            <text:p>1000001</text:p>
          </table:table-cell>
          <table:table-cell table:formula="of:=IF([.$A89]&lt;[.BK$2];&quot;&quot;;IF([.$A89]=[.BK$2];1;MIN([.$B$1]+1;[.BJ88]+[.BK88])))" office:value-type="float" office:value="1000001" calcext:value-type="float">
            <text:p>1000001</text:p>
          </table:table-cell>
          <table:table-cell table:formula="of:=IF([.$A89]&lt;[.BL$2];&quot;&quot;;IF([.$A89]=[.BL$2];1;MIN([.$B$1]+1;[.BK88]+[.BL88])))" office:value-type="float" office:value="1000001" calcext:value-type="float">
            <text:p>1000001</text:p>
          </table:table-cell>
          <table:table-cell table:formula="of:=IF([.$A89]&lt;[.BM$2];&quot;&quot;;IF([.$A89]=[.BM$2];1;MIN([.$B$1]+1;[.BL88]+[.BM88])))" office:value-type="float" office:value="1000001" calcext:value-type="float">
            <text:p>1000001</text:p>
          </table:table-cell>
          <table:table-cell table:formula="of:=IF([.$A89]&lt;[.BN$2];&quot;&quot;;IF([.$A89]=[.BN$2];1;MIN([.$B$1]+1;[.BM88]+[.BN88])))" office:value-type="float" office:value="1000001" calcext:value-type="float">
            <text:p>1000001</text:p>
          </table:table-cell>
          <table:table-cell table:formula="of:=IF([.$A89]&lt;[.BO$2];&quot;&quot;;IF([.$A89]=[.BO$2];1;MIN([.$B$1]+1;[.BN88]+[.BO88])))" office:value-type="float" office:value="1000001" calcext:value-type="float">
            <text:p>1000001</text:p>
          </table:table-cell>
          <table:table-cell table:formula="of:=IF([.$A89]&lt;[.BP$2];&quot;&quot;;IF([.$A89]=[.BP$2];1;MIN([.$B$1]+1;[.BO88]+[.BP88])))" office:value-type="float" office:value="1000001" calcext:value-type="float">
            <text:p>1000001</text:p>
          </table:table-cell>
          <table:table-cell table:formula="of:=IF([.$A89]&lt;[.BQ$2];&quot;&quot;;IF([.$A89]=[.BQ$2];1;MIN([.$B$1]+1;[.BP88]+[.BQ88])))" office:value-type="float" office:value="1000001" calcext:value-type="float">
            <text:p>1000001</text:p>
          </table:table-cell>
          <table:table-cell table:formula="of:=IF([.$A89]&lt;[.BR$2];&quot;&quot;;IF([.$A89]=[.BR$2];1;MIN([.$B$1]+1;[.BQ88]+[.BR88])))" office:value-type="float" office:value="1000001" calcext:value-type="float">
            <text:p>1000001</text:p>
          </table:table-cell>
          <table:table-cell table:formula="of:=IF([.$A89]&lt;[.BS$2];&quot;&quot;;IF([.$A89]=[.BS$2];1;MIN([.$B$1]+1;[.BR88]+[.BS88])))" office:value-type="float" office:value="1000001" calcext:value-type="float">
            <text:p>1000001</text:p>
          </table:table-cell>
          <table:table-cell table:formula="of:=IF([.$A89]&lt;[.BT$2];&quot;&quot;;IF([.$A89]=[.BT$2];1;MIN([.$B$1]+1;[.BS88]+[.BT88])))" office:value-type="float" office:value="1000001" calcext:value-type="float">
            <text:p>1000001</text:p>
          </table:table-cell>
          <table:table-cell table:formula="of:=IF([.$A89]&lt;[.BU$2];&quot;&quot;;IF([.$A89]=[.BU$2];1;MIN([.$B$1]+1;[.BT88]+[.BU88])))" office:value-type="float" office:value="1000001" calcext:value-type="float">
            <text:p>1000001</text:p>
          </table:table-cell>
          <table:table-cell table:formula="of:=IF([.$A89]&lt;[.BV$2];&quot;&quot;;IF([.$A89]=[.BV$2];1;MIN([.$B$1]+1;[.BU88]+[.BV88])))" office:value-type="float" office:value="1000001" calcext:value-type="float">
            <text:p>1000001</text:p>
          </table:table-cell>
          <table:table-cell table:formula="of:=IF([.$A89]&lt;[.BW$2];&quot;&quot;;IF([.$A89]=[.BW$2];1;MIN([.$B$1]+1;[.BV88]+[.BW88])))" office:value-type="float" office:value="1000001" calcext:value-type="float">
            <text:p>1000001</text:p>
          </table:table-cell>
          <table:table-cell table:formula="of:=IF([.$A89]&lt;[.BX$2];&quot;&quot;;IF([.$A89]=[.BX$2];1;MIN([.$B$1]+1;[.BW88]+[.BX88])))" office:value-type="float" office:value="1000001" calcext:value-type="float">
            <text:p>1000001</text:p>
          </table:table-cell>
          <table:table-cell table:formula="of:=IF([.$A89]&lt;[.BY$2];&quot;&quot;;IF([.$A89]=[.BY$2];1;MIN([.$B$1]+1;[.BX88]+[.BY88])))" office:value-type="float" office:value="1000001" calcext:value-type="float">
            <text:p>1000001</text:p>
          </table:table-cell>
          <table:table-cell table:formula="of:=IF([.$A89]&lt;[.BZ$2];&quot;&quot;;IF([.$A89]=[.BZ$2];1;MIN([.$B$1]+1;[.BY88]+[.BZ88])))" office:value-type="float" office:value="1000001" calcext:value-type="float">
            <text:p>1000001</text:p>
          </table:table-cell>
          <table:table-cell table:formula="of:=IF([.$A89]&lt;[.CA$2];&quot;&quot;;IF([.$A89]=[.CA$2];1;MIN([.$B$1]+1;[.BZ88]+[.CA88])))" office:value-type="float" office:value="1000001" calcext:value-type="float">
            <text:p>1000001</text:p>
          </table:table-cell>
          <table:table-cell table:formula="of:=IF([.$A89]&lt;[.CB$2];&quot;&quot;;IF([.$A89]=[.CB$2];1;MIN([.$B$1]+1;[.CA88]+[.CB88])))" office:value-type="float" office:value="1000001" calcext:value-type="float">
            <text:p>1000001</text:p>
          </table:table-cell>
          <table:table-cell table:formula="of:=IF([.$A89]&lt;[.CC$2];&quot;&quot;;IF([.$A89]=[.CC$2];1;MIN([.$B$1]+1;[.CB88]+[.CC88])))" office:value-type="float" office:value="1000001" calcext:value-type="float">
            <text:p>1000001</text:p>
          </table:table-cell>
          <table:table-cell table:formula="of:=IF([.$A89]&lt;[.CD$2];&quot;&quot;;IF([.$A89]=[.CD$2];1;MIN([.$B$1]+1;[.CC88]+[.CD88])))" office:value-type="float" office:value="1000001" calcext:value-type="float">
            <text:p>1000001</text:p>
          </table:table-cell>
          <table:table-cell table:formula="of:=IF([.$A89]&lt;[.CE$2];&quot;&quot;;IF([.$A89]=[.CE$2];1;MIN([.$B$1]+1;[.CD88]+[.CE88])))" office:value-type="float" office:value="1000001" calcext:value-type="float">
            <text:p>1000001</text:p>
          </table:table-cell>
          <table:table-cell table:formula="of:=IF([.$A89]&lt;[.CF$2];&quot;&quot;;IF([.$A89]=[.CF$2];1;MIN([.$B$1]+1;[.CE88]+[.CF88])))" office:value-type="float" office:value="1000001" calcext:value-type="float">
            <text:p>1000001</text:p>
          </table:table-cell>
          <table:table-cell table:formula="of:=IF([.$A89]&lt;[.CG$2];&quot;&quot;;IF([.$A89]=[.CG$2];1;MIN([.$B$1]+1;[.CF88]+[.CG88])))" office:value-type="float" office:value="102340" calcext:value-type="float">
            <text:p>102340</text:p>
          </table:table-cell>
          <table:table-cell table:formula="of:=IF([.$A89]&lt;[.CH$2];&quot;&quot;;IF([.$A89]=[.CH$2];1;MIN([.$B$1]+1;[.CG88]+[.CH88])))" office:value-type="float" office:value="3655" calcext:value-type="float">
            <text:p>3655</text:p>
          </table:table-cell>
          <table:table-cell table:formula="of:=IF([.$A89]&lt;[.CI$2];&quot;&quot;;IF([.$A89]=[.CI$2];1;MIN([.$B$1]+1;[.CH88]+[.CI88])))" office:value-type="float" office:value="86" calcext:value-type="float">
            <text:p>86</text:p>
          </table:table-cell>
          <table:table-cell table:formula="of:=IF([.$A89]&lt;[.CJ$2];&quot;&quot;;IF([.$A89]=[.CJ$2];1;MIN([.$B$1]+1;[.CI88]+[.CJ88])))" office:value-type="float" office:value="1" calcext:value-type="float">
            <text:p>1</text:p>
          </table:table-cell>
          <table:table-cell table:formula="of:=IF([.$A89]&lt;[.CK$2];&quot;&quot;;IF([.$A89]=[.CK$2];1;MIN([.$B$1]+1;[.CJ88]+[.CK88])))">
            <text:p/>
          </table:table-cell>
          <table:table-cell table:formula="of:=IF([.$A89]&lt;[.CL$2];&quot;&quot;;IF([.$A89]=[.CL$2];1;MIN([.$B$1]+1;[.CK88]+[.CL88])))">
            <text:p/>
          </table:table-cell>
          <table:table-cell table:formula="of:=IF([.$A89]&lt;[.CM$2];&quot;&quot;;IF([.$A89]=[.CM$2];1;MIN([.$B$1]+1;[.CL88]+[.CM88])))">
            <text:p/>
          </table:table-cell>
          <table:table-cell table:formula="of:=IF([.$A89]&lt;[.CN$2];&quot;&quot;;IF([.$A89]=[.CN$2];1;MIN([.$B$1]+1;[.CM88]+[.CN88])))">
            <text:p/>
          </table:table-cell>
          <table:table-cell table:formula="of:=IF([.$A89]&lt;[.CO$2];&quot;&quot;;IF([.$A89]=[.CO$2];1;MIN([.$B$1]+1;[.CN88]+[.CO88])))">
            <text:p/>
          </table:table-cell>
          <table:table-cell table:formula="of:=IF([.$A89]&lt;[.CP$2];&quot;&quot;;IF([.$A89]=[.CP$2];1;MIN([.$B$1]+1;[.CO88]+[.CP88])))">
            <text:p/>
          </table:table-cell>
          <table:table-cell table:formula="of:=IF([.$A89]&lt;[.CQ$2];&quot;&quot;;IF([.$A89]=[.CQ$2];1;MIN([.$B$1]+1;[.CP88]+[.CQ88])))">
            <text:p/>
          </table:table-cell>
          <table:table-cell table:formula="of:=IF([.$A89]&lt;[.CR$2];&quot;&quot;;IF([.$A89]=[.CR$2];1;MIN([.$B$1]+1;[.CQ88]+[.CR88])))">
            <text:p/>
          </table:table-cell>
          <table:table-cell table:formula="of:=IF([.$A89]&lt;[.CS$2];&quot;&quot;;IF([.$A89]=[.CS$2];1;MIN([.$B$1]+1;[.CR88]+[.CS88])))">
            <text:p/>
          </table:table-cell>
          <table:table-cell table:formula="of:=IF([.$A89]&lt;[.CT$2];&quot;&quot;;IF([.$A89]=[.CT$2];1;MIN([.$B$1]+1;[.CS88]+[.CT88])))">
            <text:p/>
          </table:table-cell>
          <table:table-cell table:formula="of:=IF([.$A89]&lt;[.CU$2];&quot;&quot;;IF([.$A89]=[.CU$2];1;MIN([.$B$1]+1;[.CT88]+[.CU88])))">
            <text:p/>
          </table:table-cell>
          <table:table-cell table:formula="of:=IF([.$A89]&lt;[.CV$2];&quot;&quot;;IF([.$A89]=[.CV$2];1;MIN([.$B$1]+1;[.CU88]+[.CV88])))">
            <text:p/>
          </table:table-cell>
          <table:table-cell table:formula="of:=IF([.$A89]&lt;[.CW$2];&quot;&quot;;IF([.$A89]=[.CW$2];1;MIN([.$B$1]+1;[.CV88]+[.CW88])))">
            <text:p/>
          </table:table-cell>
          <table:table-cell table:formula="of:=IF([.$A89]&lt;[.CX$2];&quot;&quot;;IF([.$A89]=[.CX$2];1;MIN([.$B$1]+1;[.CW88]+[.CX88])))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IF([.$A90]&lt;[.C$2];&quot;&quot;;IF([.$A90]=[.C$2];1;MIN([.$B$1]+1;[.B89]+[.C89])))" office:value-type="float" office:value="87" calcext:value-type="float">
            <text:p>87</text:p>
          </table:table-cell>
          <table:table-cell table:formula="of:=IF([.$A90]&lt;[.D$2];&quot;&quot;;IF([.$A90]=[.D$2];1;MIN([.$B$1]+1;[.C89]+[.D89])))" office:value-type="float" office:value="3741" calcext:value-type="float">
            <text:p>3741</text:p>
          </table:table-cell>
          <table:table-cell table:formula="of:=IF([.$A90]&lt;[.E$2];&quot;&quot;;IF([.$A90]=[.E$2];1;MIN([.$B$1]+1;[.D89]+[.E89])))" office:value-type="float" office:value="105995" calcext:value-type="float">
            <text:p>105995</text:p>
          </table:table-cell>
          <table:table-cell table:formula="of:=IF([.$A90]&lt;[.F$2];&quot;&quot;;IF([.$A90]=[.F$2];1;MIN([.$B$1]+1;[.E89]+[.F89])))" office:value-type="float" office:value="1000001" calcext:value-type="float">
            <text:p>1000001</text:p>
          </table:table-cell>
          <table:table-cell table:formula="of:=IF([.$A90]&lt;[.G$2];&quot;&quot;;IF([.$A90]=[.G$2];1;MIN([.$B$1]+1;[.F89]+[.G89])))" office:value-type="float" office:value="1000001" calcext:value-type="float">
            <text:p>1000001</text:p>
          </table:table-cell>
          <table:table-cell table:formula="of:=IF([.$A90]&lt;[.H$2];&quot;&quot;;IF([.$A90]=[.H$2];1;MIN([.$B$1]+1;[.G89]+[.H89])))" office:value-type="float" office:value="1000001" calcext:value-type="float">
            <text:p>1000001</text:p>
          </table:table-cell>
          <table:table-cell table:formula="of:=IF([.$A90]&lt;[.I$2];&quot;&quot;;IF([.$A90]=[.I$2];1;MIN([.$B$1]+1;[.H89]+[.I89])))" office:value-type="float" office:value="1000001" calcext:value-type="float">
            <text:p>1000001</text:p>
          </table:table-cell>
          <table:table-cell table:formula="of:=IF([.$A90]&lt;[.J$2];&quot;&quot;;IF([.$A90]=[.J$2];1;MIN([.$B$1]+1;[.I89]+[.J89])))" office:value-type="float" office:value="1000001" calcext:value-type="float">
            <text:p>1000001</text:p>
          </table:table-cell>
          <table:table-cell table:formula="of:=IF([.$A90]&lt;[.K$2];&quot;&quot;;IF([.$A90]=[.K$2];1;MIN([.$B$1]+1;[.J89]+[.K89])))" office:value-type="float" office:value="1000001" calcext:value-type="float">
            <text:p>1000001</text:p>
          </table:table-cell>
          <table:table-cell table:formula="of:=IF([.$A90]&lt;[.L$2];&quot;&quot;;IF([.$A90]=[.L$2];1;MIN([.$B$1]+1;[.K89]+[.L89])))" office:value-type="float" office:value="1000001" calcext:value-type="float">
            <text:p>1000001</text:p>
          </table:table-cell>
          <table:table-cell table:formula="of:=IF([.$A90]&lt;[.M$2];&quot;&quot;;IF([.$A90]=[.M$2];1;MIN([.$B$1]+1;[.L89]+[.M89])))" office:value-type="float" office:value="1000001" calcext:value-type="float">
            <text:p>1000001</text:p>
          </table:table-cell>
          <table:table-cell table:formula="of:=IF([.$A90]&lt;[.N$2];&quot;&quot;;IF([.$A90]=[.N$2];1;MIN([.$B$1]+1;[.M89]+[.N89])))" office:value-type="float" office:value="1000001" calcext:value-type="float">
            <text:p>1000001</text:p>
          </table:table-cell>
          <table:table-cell table:formula="of:=IF([.$A90]&lt;[.O$2];&quot;&quot;;IF([.$A90]=[.O$2];1;MIN([.$B$1]+1;[.N89]+[.O89])))" office:value-type="float" office:value="1000001" calcext:value-type="float">
            <text:p>1000001</text:p>
          </table:table-cell>
          <table:table-cell table:formula="of:=IF([.$A90]&lt;[.P$2];&quot;&quot;;IF([.$A90]=[.P$2];1;MIN([.$B$1]+1;[.O89]+[.P89])))" office:value-type="float" office:value="1000001" calcext:value-type="float">
            <text:p>1000001</text:p>
          </table:table-cell>
          <table:table-cell table:formula="of:=IF([.$A90]&lt;[.Q$2];&quot;&quot;;IF([.$A90]=[.Q$2];1;MIN([.$B$1]+1;[.P89]+[.Q89])))" office:value-type="float" office:value="1000001" calcext:value-type="float">
            <text:p>1000001</text:p>
          </table:table-cell>
          <table:table-cell table:formula="of:=IF([.$A90]&lt;[.R$2];&quot;&quot;;IF([.$A90]=[.R$2];1;MIN([.$B$1]+1;[.Q89]+[.R89])))" office:value-type="float" office:value="1000001" calcext:value-type="float">
            <text:p>1000001</text:p>
          </table:table-cell>
          <table:table-cell table:formula="of:=IF([.$A90]&lt;[.S$2];&quot;&quot;;IF([.$A90]=[.S$2];1;MIN([.$B$1]+1;[.R89]+[.S89])))" office:value-type="float" office:value="1000001" calcext:value-type="float">
            <text:p>1000001</text:p>
          </table:table-cell>
          <table:table-cell table:formula="of:=IF([.$A90]&lt;[.T$2];&quot;&quot;;IF([.$A90]=[.T$2];1;MIN([.$B$1]+1;[.S89]+[.T89])))" office:value-type="float" office:value="1000001" calcext:value-type="float">
            <text:p>1000001</text:p>
          </table:table-cell>
          <table:table-cell table:formula="of:=IF([.$A90]&lt;[.U$2];&quot;&quot;;IF([.$A90]=[.U$2];1;MIN([.$B$1]+1;[.T89]+[.U89])))" office:value-type="float" office:value="1000001" calcext:value-type="float">
            <text:p>1000001</text:p>
          </table:table-cell>
          <table:table-cell table:formula="of:=IF([.$A90]&lt;[.V$2];&quot;&quot;;IF([.$A90]=[.V$2];1;MIN([.$B$1]+1;[.U89]+[.V89])))" office:value-type="float" office:value="1000001" calcext:value-type="float">
            <text:p>1000001</text:p>
          </table:table-cell>
          <table:table-cell table:formula="of:=IF([.$A90]&lt;[.W$2];&quot;&quot;;IF([.$A90]=[.W$2];1;MIN([.$B$1]+1;[.V89]+[.W89])))" office:value-type="float" office:value="1000001" calcext:value-type="float">
            <text:p>1000001</text:p>
          </table:table-cell>
          <table:table-cell table:formula="of:=IF([.$A90]&lt;[.X$2];&quot;&quot;;IF([.$A90]=[.X$2];1;MIN([.$B$1]+1;[.W89]+[.X89])))" office:value-type="float" office:value="1000001" calcext:value-type="float">
            <text:p>1000001</text:p>
          </table:table-cell>
          <table:table-cell table:formula="of:=IF([.$A90]&lt;[.Y$2];&quot;&quot;;IF([.$A90]=[.Y$2];1;MIN([.$B$1]+1;[.X89]+[.Y89])))" office:value-type="float" office:value="1000001" calcext:value-type="float">
            <text:p>1000001</text:p>
          </table:table-cell>
          <table:table-cell table:formula="of:=IF([.$A90]&lt;[.Z$2];&quot;&quot;;IF([.$A90]=[.Z$2];1;MIN([.$B$1]+1;[.Y89]+[.Z89])))" office:value-type="float" office:value="1000001" calcext:value-type="float">
            <text:p>1000001</text:p>
          </table:table-cell>
          <table:table-cell table:formula="of:=IF([.$A90]&lt;[.AA$2];&quot;&quot;;IF([.$A90]=[.AA$2];1;MIN([.$B$1]+1;[.Z89]+[.AA89])))" office:value-type="float" office:value="1000001" calcext:value-type="float">
            <text:p>1000001</text:p>
          </table:table-cell>
          <table:table-cell table:formula="of:=IF([.$A90]&lt;[.AB$2];&quot;&quot;;IF([.$A90]=[.AB$2];1;MIN([.$B$1]+1;[.AA89]+[.AB89])))" office:value-type="float" office:value="1000001" calcext:value-type="float">
            <text:p>1000001</text:p>
          </table:table-cell>
          <table:table-cell table:formula="of:=IF([.$A90]&lt;[.AC$2];&quot;&quot;;IF([.$A90]=[.AC$2];1;MIN([.$B$1]+1;[.AB89]+[.AC89])))" office:value-type="float" office:value="1000001" calcext:value-type="float">
            <text:p>1000001</text:p>
          </table:table-cell>
          <table:table-cell table:formula="of:=IF([.$A90]&lt;[.AD$2];&quot;&quot;;IF([.$A90]=[.AD$2];1;MIN([.$B$1]+1;[.AC89]+[.AD89])))" office:value-type="float" office:value="1000001" calcext:value-type="float">
            <text:p>1000001</text:p>
          </table:table-cell>
          <table:table-cell table:formula="of:=IF([.$A90]&lt;[.AE$2];&quot;&quot;;IF([.$A90]=[.AE$2];1;MIN([.$B$1]+1;[.AD89]+[.AE89])))" office:value-type="float" office:value="1000001" calcext:value-type="float">
            <text:p>1000001</text:p>
          </table:table-cell>
          <table:table-cell table:formula="of:=IF([.$A90]&lt;[.AF$2];&quot;&quot;;IF([.$A90]=[.AF$2];1;MIN([.$B$1]+1;[.AE89]+[.AF89])))" office:value-type="float" office:value="1000001" calcext:value-type="float">
            <text:p>1000001</text:p>
          </table:table-cell>
          <table:table-cell table:formula="of:=IF([.$A90]&lt;[.AG$2];&quot;&quot;;IF([.$A90]=[.AG$2];1;MIN([.$B$1]+1;[.AF89]+[.AG89])))" office:value-type="float" office:value="1000001" calcext:value-type="float">
            <text:p>1000001</text:p>
          </table:table-cell>
          <table:table-cell table:formula="of:=IF([.$A90]&lt;[.AH$2];&quot;&quot;;IF([.$A90]=[.AH$2];1;MIN([.$B$1]+1;[.AG89]+[.AH89])))" office:value-type="float" office:value="1000001" calcext:value-type="float">
            <text:p>1000001</text:p>
          </table:table-cell>
          <table:table-cell table:formula="of:=IF([.$A90]&lt;[.AI$2];&quot;&quot;;IF([.$A90]=[.AI$2];1;MIN([.$B$1]+1;[.AH89]+[.AI89])))" office:value-type="float" office:value="1000001" calcext:value-type="float">
            <text:p>1000001</text:p>
          </table:table-cell>
          <table:table-cell table:formula="of:=IF([.$A90]&lt;[.AJ$2];&quot;&quot;;IF([.$A90]=[.AJ$2];1;MIN([.$B$1]+1;[.AI89]+[.AJ89])))" office:value-type="float" office:value="1000001" calcext:value-type="float">
            <text:p>1000001</text:p>
          </table:table-cell>
          <table:table-cell table:formula="of:=IF([.$A90]&lt;[.AK$2];&quot;&quot;;IF([.$A90]=[.AK$2];1;MIN([.$B$1]+1;[.AJ89]+[.AK89])))" office:value-type="float" office:value="1000001" calcext:value-type="float">
            <text:p>1000001</text:p>
          </table:table-cell>
          <table:table-cell table:formula="of:=IF([.$A90]&lt;[.AL$2];&quot;&quot;;IF([.$A90]=[.AL$2];1;MIN([.$B$1]+1;[.AK89]+[.AL89])))" office:value-type="float" office:value="1000001" calcext:value-type="float">
            <text:p>1000001</text:p>
          </table:table-cell>
          <table:table-cell table:formula="of:=IF([.$A90]&lt;[.AM$2];&quot;&quot;;IF([.$A90]=[.AM$2];1;MIN([.$B$1]+1;[.AL89]+[.AM89])))" office:value-type="float" office:value="1000001" calcext:value-type="float">
            <text:p>1000001</text:p>
          </table:table-cell>
          <table:table-cell table:formula="of:=IF([.$A90]&lt;[.AN$2];&quot;&quot;;IF([.$A90]=[.AN$2];1;MIN([.$B$1]+1;[.AM89]+[.AN89])))" office:value-type="float" office:value="1000001" calcext:value-type="float">
            <text:p>1000001</text:p>
          </table:table-cell>
          <table:table-cell table:formula="of:=IF([.$A90]&lt;[.AO$2];&quot;&quot;;IF([.$A90]=[.AO$2];1;MIN([.$B$1]+1;[.AN89]+[.AO89])))" office:value-type="float" office:value="1000001" calcext:value-type="float">
            <text:p>1000001</text:p>
          </table:table-cell>
          <table:table-cell table:formula="of:=IF([.$A90]&lt;[.AP$2];&quot;&quot;;IF([.$A90]=[.AP$2];1;MIN([.$B$1]+1;[.AO89]+[.AP89])))" office:value-type="float" office:value="1000001" calcext:value-type="float">
            <text:p>1000001</text:p>
          </table:table-cell>
          <table:table-cell table:formula="of:=IF([.$A90]&lt;[.AQ$2];&quot;&quot;;IF([.$A90]=[.AQ$2];1;MIN([.$B$1]+1;[.AP89]+[.AQ89])))" office:value-type="float" office:value="1000001" calcext:value-type="float">
            <text:p>1000001</text:p>
          </table:table-cell>
          <table:table-cell table:formula="of:=IF([.$A90]&lt;[.AR$2];&quot;&quot;;IF([.$A90]=[.AR$2];1;MIN([.$B$1]+1;[.AQ89]+[.AR89])))" office:value-type="float" office:value="1000001" calcext:value-type="float">
            <text:p>1000001</text:p>
          </table:table-cell>
          <table:table-cell table:formula="of:=IF([.$A90]&lt;[.AS$2];&quot;&quot;;IF([.$A90]=[.AS$2];1;MIN([.$B$1]+1;[.AR89]+[.AS89])))" office:value-type="float" office:value="1000001" calcext:value-type="float">
            <text:p>1000001</text:p>
          </table:table-cell>
          <table:table-cell table:formula="of:=IF([.$A90]&lt;[.AT$2];&quot;&quot;;IF([.$A90]=[.AT$2];1;MIN([.$B$1]+1;[.AS89]+[.AT89])))" office:value-type="float" office:value="1000001" calcext:value-type="float">
            <text:p>1000001</text:p>
          </table:table-cell>
          <table:table-cell table:formula="of:=IF([.$A90]&lt;[.AU$2];&quot;&quot;;IF([.$A90]=[.AU$2];1;MIN([.$B$1]+1;[.AT89]+[.AU89])))" office:value-type="float" office:value="1000001" calcext:value-type="float">
            <text:p>1000001</text:p>
          </table:table-cell>
          <table:table-cell table:formula="of:=IF([.$A90]&lt;[.AV$2];&quot;&quot;;IF([.$A90]=[.AV$2];1;MIN([.$B$1]+1;[.AU89]+[.AV89])))" office:value-type="float" office:value="1000001" calcext:value-type="float">
            <text:p>1000001</text:p>
          </table:table-cell>
          <table:table-cell table:formula="of:=IF([.$A90]&lt;[.AW$2];&quot;&quot;;IF([.$A90]=[.AW$2];1;MIN([.$B$1]+1;[.AV89]+[.AW89])))" office:value-type="float" office:value="1000001" calcext:value-type="float">
            <text:p>1000001</text:p>
          </table:table-cell>
          <table:table-cell table:formula="of:=IF([.$A90]&lt;[.AX$2];&quot;&quot;;IF([.$A90]=[.AX$2];1;MIN([.$B$1]+1;[.AW89]+[.AX89])))" office:value-type="float" office:value="1000001" calcext:value-type="float">
            <text:p>1000001</text:p>
          </table:table-cell>
          <table:table-cell table:formula="of:=IF([.$A90]&lt;[.AY$2];&quot;&quot;;IF([.$A90]=[.AY$2];1;MIN([.$B$1]+1;[.AX89]+[.AY89])))" office:value-type="float" office:value="1000001" calcext:value-type="float">
            <text:p>1000001</text:p>
          </table:table-cell>
          <table:table-cell table:formula="of:=IF([.$A90]&lt;[.AZ$2];&quot;&quot;;IF([.$A90]=[.AZ$2];1;MIN([.$B$1]+1;[.AY89]+[.AZ89])))" office:value-type="float" office:value="1000001" calcext:value-type="float">
            <text:p>1000001</text:p>
          </table:table-cell>
          <table:table-cell table:formula="of:=IF([.$A90]&lt;[.BA$2];&quot;&quot;;IF([.$A90]=[.BA$2];1;MIN([.$B$1]+1;[.AZ89]+[.BA89])))" office:value-type="float" office:value="1000001" calcext:value-type="float">
            <text:p>1000001</text:p>
          </table:table-cell>
          <table:table-cell table:formula="of:=IF([.$A90]&lt;[.BB$2];&quot;&quot;;IF([.$A90]=[.BB$2];1;MIN([.$B$1]+1;[.BA89]+[.BB89])))" office:value-type="float" office:value="1000001" calcext:value-type="float">
            <text:p>1000001</text:p>
          </table:table-cell>
          <table:table-cell table:formula="of:=IF([.$A90]&lt;[.BC$2];&quot;&quot;;IF([.$A90]=[.BC$2];1;MIN([.$B$1]+1;[.BB89]+[.BC89])))" office:value-type="float" office:value="1000001" calcext:value-type="float">
            <text:p>1000001</text:p>
          </table:table-cell>
          <table:table-cell table:formula="of:=IF([.$A90]&lt;[.BD$2];&quot;&quot;;IF([.$A90]=[.BD$2];1;MIN([.$B$1]+1;[.BC89]+[.BD89])))" office:value-type="float" office:value="1000001" calcext:value-type="float">
            <text:p>1000001</text:p>
          </table:table-cell>
          <table:table-cell table:formula="of:=IF([.$A90]&lt;[.BE$2];&quot;&quot;;IF([.$A90]=[.BE$2];1;MIN([.$B$1]+1;[.BD89]+[.BE89])))" office:value-type="float" office:value="1000001" calcext:value-type="float">
            <text:p>1000001</text:p>
          </table:table-cell>
          <table:table-cell table:formula="of:=IF([.$A90]&lt;[.BF$2];&quot;&quot;;IF([.$A90]=[.BF$2];1;MIN([.$B$1]+1;[.BE89]+[.BF89])))" office:value-type="float" office:value="1000001" calcext:value-type="float">
            <text:p>1000001</text:p>
          </table:table-cell>
          <table:table-cell table:formula="of:=IF([.$A90]&lt;[.BG$2];&quot;&quot;;IF([.$A90]=[.BG$2];1;MIN([.$B$1]+1;[.BF89]+[.BG89])))" office:value-type="float" office:value="1000001" calcext:value-type="float">
            <text:p>1000001</text:p>
          </table:table-cell>
          <table:table-cell table:formula="of:=IF([.$A90]&lt;[.BH$2];&quot;&quot;;IF([.$A90]=[.BH$2];1;MIN([.$B$1]+1;[.BG89]+[.BH89])))" office:value-type="float" office:value="1000001" calcext:value-type="float">
            <text:p>1000001</text:p>
          </table:table-cell>
          <table:table-cell table:formula="of:=IF([.$A90]&lt;[.BI$2];&quot;&quot;;IF([.$A90]=[.BI$2];1;MIN([.$B$1]+1;[.BH89]+[.BI89])))" office:value-type="float" office:value="1000001" calcext:value-type="float">
            <text:p>1000001</text:p>
          </table:table-cell>
          <table:table-cell table:formula="of:=IF([.$A90]&lt;[.BJ$2];&quot;&quot;;IF([.$A90]=[.BJ$2];1;MIN([.$B$1]+1;[.BI89]+[.BJ89])))" office:value-type="float" office:value="1000001" calcext:value-type="float">
            <text:p>1000001</text:p>
          </table:table-cell>
          <table:table-cell table:formula="of:=IF([.$A90]&lt;[.BK$2];&quot;&quot;;IF([.$A90]=[.BK$2];1;MIN([.$B$1]+1;[.BJ89]+[.BK89])))" office:value-type="float" office:value="1000001" calcext:value-type="float">
            <text:p>1000001</text:p>
          </table:table-cell>
          <table:table-cell table:formula="of:=IF([.$A90]&lt;[.BL$2];&quot;&quot;;IF([.$A90]=[.BL$2];1;MIN([.$B$1]+1;[.BK89]+[.BL89])))" office:value-type="float" office:value="1000001" calcext:value-type="float">
            <text:p>1000001</text:p>
          </table:table-cell>
          <table:table-cell table:formula="of:=IF([.$A90]&lt;[.BM$2];&quot;&quot;;IF([.$A90]=[.BM$2];1;MIN([.$B$1]+1;[.BL89]+[.BM89])))" office:value-type="float" office:value="1000001" calcext:value-type="float">
            <text:p>1000001</text:p>
          </table:table-cell>
          <table:table-cell table:formula="of:=IF([.$A90]&lt;[.BN$2];&quot;&quot;;IF([.$A90]=[.BN$2];1;MIN([.$B$1]+1;[.BM89]+[.BN89])))" office:value-type="float" office:value="1000001" calcext:value-type="float">
            <text:p>1000001</text:p>
          </table:table-cell>
          <table:table-cell table:formula="of:=IF([.$A90]&lt;[.BO$2];&quot;&quot;;IF([.$A90]=[.BO$2];1;MIN([.$B$1]+1;[.BN89]+[.BO89])))" office:value-type="float" office:value="1000001" calcext:value-type="float">
            <text:p>1000001</text:p>
          </table:table-cell>
          <table:table-cell table:formula="of:=IF([.$A90]&lt;[.BP$2];&quot;&quot;;IF([.$A90]=[.BP$2];1;MIN([.$B$1]+1;[.BO89]+[.BP89])))" office:value-type="float" office:value="1000001" calcext:value-type="float">
            <text:p>1000001</text:p>
          </table:table-cell>
          <table:table-cell table:formula="of:=IF([.$A90]&lt;[.BQ$2];&quot;&quot;;IF([.$A90]=[.BQ$2];1;MIN([.$B$1]+1;[.BP89]+[.BQ89])))" office:value-type="float" office:value="1000001" calcext:value-type="float">
            <text:p>1000001</text:p>
          </table:table-cell>
          <table:table-cell table:formula="of:=IF([.$A90]&lt;[.BR$2];&quot;&quot;;IF([.$A90]=[.BR$2];1;MIN([.$B$1]+1;[.BQ89]+[.BR89])))" office:value-type="float" office:value="1000001" calcext:value-type="float">
            <text:p>1000001</text:p>
          </table:table-cell>
          <table:table-cell table:formula="of:=IF([.$A90]&lt;[.BS$2];&quot;&quot;;IF([.$A90]=[.BS$2];1;MIN([.$B$1]+1;[.BR89]+[.BS89])))" office:value-type="float" office:value="1000001" calcext:value-type="float">
            <text:p>1000001</text:p>
          </table:table-cell>
          <table:table-cell table:formula="of:=IF([.$A90]&lt;[.BT$2];&quot;&quot;;IF([.$A90]=[.BT$2];1;MIN([.$B$1]+1;[.BS89]+[.BT89])))" office:value-type="float" office:value="1000001" calcext:value-type="float">
            <text:p>1000001</text:p>
          </table:table-cell>
          <table:table-cell table:formula="of:=IF([.$A90]&lt;[.BU$2];&quot;&quot;;IF([.$A90]=[.BU$2];1;MIN([.$B$1]+1;[.BT89]+[.BU89])))" office:value-type="float" office:value="1000001" calcext:value-type="float">
            <text:p>1000001</text:p>
          </table:table-cell>
          <table:table-cell table:formula="of:=IF([.$A90]&lt;[.BV$2];&quot;&quot;;IF([.$A90]=[.BV$2];1;MIN([.$B$1]+1;[.BU89]+[.BV89])))" office:value-type="float" office:value="1000001" calcext:value-type="float">
            <text:p>1000001</text:p>
          </table:table-cell>
          <table:table-cell table:formula="of:=IF([.$A90]&lt;[.BW$2];&quot;&quot;;IF([.$A90]=[.BW$2];1;MIN([.$B$1]+1;[.BV89]+[.BW89])))" office:value-type="float" office:value="1000001" calcext:value-type="float">
            <text:p>1000001</text:p>
          </table:table-cell>
          <table:table-cell table:formula="of:=IF([.$A90]&lt;[.BX$2];&quot;&quot;;IF([.$A90]=[.BX$2];1;MIN([.$B$1]+1;[.BW89]+[.BX89])))" office:value-type="float" office:value="1000001" calcext:value-type="float">
            <text:p>1000001</text:p>
          </table:table-cell>
          <table:table-cell table:formula="of:=IF([.$A90]&lt;[.BY$2];&quot;&quot;;IF([.$A90]=[.BY$2];1;MIN([.$B$1]+1;[.BX89]+[.BY89])))" office:value-type="float" office:value="1000001" calcext:value-type="float">
            <text:p>1000001</text:p>
          </table:table-cell>
          <table:table-cell table:formula="of:=IF([.$A90]&lt;[.BZ$2];&quot;&quot;;IF([.$A90]=[.BZ$2];1;MIN([.$B$1]+1;[.BY89]+[.BZ89])))" office:value-type="float" office:value="1000001" calcext:value-type="float">
            <text:p>1000001</text:p>
          </table:table-cell>
          <table:table-cell table:formula="of:=IF([.$A90]&lt;[.CA$2];&quot;&quot;;IF([.$A90]=[.CA$2];1;MIN([.$B$1]+1;[.BZ89]+[.CA89])))" office:value-type="float" office:value="1000001" calcext:value-type="float">
            <text:p>1000001</text:p>
          </table:table-cell>
          <table:table-cell table:formula="of:=IF([.$A90]&lt;[.CB$2];&quot;&quot;;IF([.$A90]=[.CB$2];1;MIN([.$B$1]+1;[.CA89]+[.CB89])))" office:value-type="float" office:value="1000001" calcext:value-type="float">
            <text:p>1000001</text:p>
          </table:table-cell>
          <table:table-cell table:formula="of:=IF([.$A90]&lt;[.CC$2];&quot;&quot;;IF([.$A90]=[.CC$2];1;MIN([.$B$1]+1;[.CB89]+[.CC89])))" office:value-type="float" office:value="1000001" calcext:value-type="float">
            <text:p>1000001</text:p>
          </table:table-cell>
          <table:table-cell table:formula="of:=IF([.$A90]&lt;[.CD$2];&quot;&quot;;IF([.$A90]=[.CD$2];1;MIN([.$B$1]+1;[.CC89]+[.CD89])))" office:value-type="float" office:value="1000001" calcext:value-type="float">
            <text:p>1000001</text:p>
          </table:table-cell>
          <table:table-cell table:formula="of:=IF([.$A90]&lt;[.CE$2];&quot;&quot;;IF([.$A90]=[.CE$2];1;MIN([.$B$1]+1;[.CD89]+[.CE89])))" office:value-type="float" office:value="1000001" calcext:value-type="float">
            <text:p>1000001</text:p>
          </table:table-cell>
          <table:table-cell table:formula="of:=IF([.$A90]&lt;[.CF$2];&quot;&quot;;IF([.$A90]=[.CF$2];1;MIN([.$B$1]+1;[.CE89]+[.CF89])))" office:value-type="float" office:value="1000001" calcext:value-type="float">
            <text:p>1000001</text:p>
          </table:table-cell>
          <table:table-cell table:formula="of:=IF([.$A90]&lt;[.CG$2];&quot;&quot;;IF([.$A90]=[.CG$2];1;MIN([.$B$1]+1;[.CF89]+[.CG89])))" office:value-type="float" office:value="1000001" calcext:value-type="float">
            <text:p>1000001</text:p>
          </table:table-cell>
          <table:table-cell table:formula="of:=IF([.$A90]&lt;[.CH$2];&quot;&quot;;IF([.$A90]=[.CH$2];1;MIN([.$B$1]+1;[.CG89]+[.CH89])))" office:value-type="float" office:value="105995" calcext:value-type="float">
            <text:p>105995</text:p>
          </table:table-cell>
          <table:table-cell table:formula="of:=IF([.$A90]&lt;[.CI$2];&quot;&quot;;IF([.$A90]=[.CI$2];1;MIN([.$B$1]+1;[.CH89]+[.CI89])))" office:value-type="float" office:value="3741" calcext:value-type="float">
            <text:p>3741</text:p>
          </table:table-cell>
          <table:table-cell table:formula="of:=IF([.$A90]&lt;[.CJ$2];&quot;&quot;;IF([.$A90]=[.CJ$2];1;MIN([.$B$1]+1;[.CI89]+[.CJ89])))" office:value-type="float" office:value="87" calcext:value-type="float">
            <text:p>87</text:p>
          </table:table-cell>
          <table:table-cell table:formula="of:=IF([.$A90]&lt;[.CK$2];&quot;&quot;;IF([.$A90]=[.CK$2];1;MIN([.$B$1]+1;[.CJ89]+[.CK89])))" office:value-type="float" office:value="1" calcext:value-type="float">
            <text:p>1</text:p>
          </table:table-cell>
          <table:table-cell table:formula="of:=IF([.$A90]&lt;[.CL$2];&quot;&quot;;IF([.$A90]=[.CL$2];1;MIN([.$B$1]+1;[.CK89]+[.CL89])))">
            <text:p/>
          </table:table-cell>
          <table:table-cell table:formula="of:=IF([.$A90]&lt;[.CM$2];&quot;&quot;;IF([.$A90]=[.CM$2];1;MIN([.$B$1]+1;[.CL89]+[.CM89])))">
            <text:p/>
          </table:table-cell>
          <table:table-cell table:formula="of:=IF([.$A90]&lt;[.CN$2];&quot;&quot;;IF([.$A90]=[.CN$2];1;MIN([.$B$1]+1;[.CM89]+[.CN89])))">
            <text:p/>
          </table:table-cell>
          <table:table-cell table:formula="of:=IF([.$A90]&lt;[.CO$2];&quot;&quot;;IF([.$A90]=[.CO$2];1;MIN([.$B$1]+1;[.CN89]+[.CO89])))">
            <text:p/>
          </table:table-cell>
          <table:table-cell table:formula="of:=IF([.$A90]&lt;[.CP$2];&quot;&quot;;IF([.$A90]=[.CP$2];1;MIN([.$B$1]+1;[.CO89]+[.CP89])))">
            <text:p/>
          </table:table-cell>
          <table:table-cell table:formula="of:=IF([.$A90]&lt;[.CQ$2];&quot;&quot;;IF([.$A90]=[.CQ$2];1;MIN([.$B$1]+1;[.CP89]+[.CQ89])))">
            <text:p/>
          </table:table-cell>
          <table:table-cell table:formula="of:=IF([.$A90]&lt;[.CR$2];&quot;&quot;;IF([.$A90]=[.CR$2];1;MIN([.$B$1]+1;[.CQ89]+[.CR89])))">
            <text:p/>
          </table:table-cell>
          <table:table-cell table:formula="of:=IF([.$A90]&lt;[.CS$2];&quot;&quot;;IF([.$A90]=[.CS$2];1;MIN([.$B$1]+1;[.CR89]+[.CS89])))">
            <text:p/>
          </table:table-cell>
          <table:table-cell table:formula="of:=IF([.$A90]&lt;[.CT$2];&quot;&quot;;IF([.$A90]=[.CT$2];1;MIN([.$B$1]+1;[.CS89]+[.CT89])))">
            <text:p/>
          </table:table-cell>
          <table:table-cell table:formula="of:=IF([.$A90]&lt;[.CU$2];&quot;&quot;;IF([.$A90]=[.CU$2];1;MIN([.$B$1]+1;[.CT89]+[.CU89])))">
            <text:p/>
          </table:table-cell>
          <table:table-cell table:formula="of:=IF([.$A90]&lt;[.CV$2];&quot;&quot;;IF([.$A90]=[.CV$2];1;MIN([.$B$1]+1;[.CU89]+[.CV89])))">
            <text:p/>
          </table:table-cell>
          <table:table-cell table:formula="of:=IF([.$A90]&lt;[.CW$2];&quot;&quot;;IF([.$A90]=[.CW$2];1;MIN([.$B$1]+1;[.CV89]+[.CW89])))">
            <text:p/>
          </table:table-cell>
          <table:table-cell table:formula="of:=IF([.$A90]&lt;[.CX$2];&quot;&quot;;IF([.$A90]=[.CX$2];1;MIN([.$B$1]+1;[.CW89]+[.CX89])))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IF([.$A91]&lt;[.C$2];&quot;&quot;;IF([.$A91]=[.C$2];1;MIN([.$B$1]+1;[.B90]+[.C90])))" office:value-type="float" office:value="88" calcext:value-type="float">
            <text:p>88</text:p>
          </table:table-cell>
          <table:table-cell table:formula="of:=IF([.$A91]&lt;[.D$2];&quot;&quot;;IF([.$A91]=[.D$2];1;MIN([.$B$1]+1;[.C90]+[.D90])))" office:value-type="float" office:value="3828" calcext:value-type="float">
            <text:p>3828</text:p>
          </table:table-cell>
          <table:table-cell table:formula="of:=IF([.$A91]&lt;[.E$2];&quot;&quot;;IF([.$A91]=[.E$2];1;MIN([.$B$1]+1;[.D90]+[.E90])))" office:value-type="float" office:value="109736" calcext:value-type="float">
            <text:p>109736</text:p>
          </table:table-cell>
          <table:table-cell table:formula="of:=IF([.$A91]&lt;[.F$2];&quot;&quot;;IF([.$A91]=[.F$2];1;MIN([.$B$1]+1;[.E90]+[.F90])))" office:value-type="float" office:value="1000001" calcext:value-type="float">
            <text:p>1000001</text:p>
          </table:table-cell>
          <table:table-cell table:formula="of:=IF([.$A91]&lt;[.G$2];&quot;&quot;;IF([.$A91]=[.G$2];1;MIN([.$B$1]+1;[.F90]+[.G90])))" office:value-type="float" office:value="1000001" calcext:value-type="float">
            <text:p>1000001</text:p>
          </table:table-cell>
          <table:table-cell table:formula="of:=IF([.$A91]&lt;[.H$2];&quot;&quot;;IF([.$A91]=[.H$2];1;MIN([.$B$1]+1;[.G90]+[.H90])))" office:value-type="float" office:value="1000001" calcext:value-type="float">
            <text:p>1000001</text:p>
          </table:table-cell>
          <table:table-cell table:formula="of:=IF([.$A91]&lt;[.I$2];&quot;&quot;;IF([.$A91]=[.I$2];1;MIN([.$B$1]+1;[.H90]+[.I90])))" office:value-type="float" office:value="1000001" calcext:value-type="float">
            <text:p>1000001</text:p>
          </table:table-cell>
          <table:table-cell table:formula="of:=IF([.$A91]&lt;[.J$2];&quot;&quot;;IF([.$A91]=[.J$2];1;MIN([.$B$1]+1;[.I90]+[.J90])))" office:value-type="float" office:value="1000001" calcext:value-type="float">
            <text:p>1000001</text:p>
          </table:table-cell>
          <table:table-cell table:formula="of:=IF([.$A91]&lt;[.K$2];&quot;&quot;;IF([.$A91]=[.K$2];1;MIN([.$B$1]+1;[.J90]+[.K90])))" office:value-type="float" office:value="1000001" calcext:value-type="float">
            <text:p>1000001</text:p>
          </table:table-cell>
          <table:table-cell table:formula="of:=IF([.$A91]&lt;[.L$2];&quot;&quot;;IF([.$A91]=[.L$2];1;MIN([.$B$1]+1;[.K90]+[.L90])))" office:value-type="float" office:value="1000001" calcext:value-type="float">
            <text:p>1000001</text:p>
          </table:table-cell>
          <table:table-cell table:formula="of:=IF([.$A91]&lt;[.M$2];&quot;&quot;;IF([.$A91]=[.M$2];1;MIN([.$B$1]+1;[.L90]+[.M90])))" office:value-type="float" office:value="1000001" calcext:value-type="float">
            <text:p>1000001</text:p>
          </table:table-cell>
          <table:table-cell table:formula="of:=IF([.$A91]&lt;[.N$2];&quot;&quot;;IF([.$A91]=[.N$2];1;MIN([.$B$1]+1;[.M90]+[.N90])))" office:value-type="float" office:value="1000001" calcext:value-type="float">
            <text:p>1000001</text:p>
          </table:table-cell>
          <table:table-cell table:formula="of:=IF([.$A91]&lt;[.O$2];&quot;&quot;;IF([.$A91]=[.O$2];1;MIN([.$B$1]+1;[.N90]+[.O90])))" office:value-type="float" office:value="1000001" calcext:value-type="float">
            <text:p>1000001</text:p>
          </table:table-cell>
          <table:table-cell table:formula="of:=IF([.$A91]&lt;[.P$2];&quot;&quot;;IF([.$A91]=[.P$2];1;MIN([.$B$1]+1;[.O90]+[.P90])))" office:value-type="float" office:value="1000001" calcext:value-type="float">
            <text:p>1000001</text:p>
          </table:table-cell>
          <table:table-cell table:formula="of:=IF([.$A91]&lt;[.Q$2];&quot;&quot;;IF([.$A91]=[.Q$2];1;MIN([.$B$1]+1;[.P90]+[.Q90])))" office:value-type="float" office:value="1000001" calcext:value-type="float">
            <text:p>1000001</text:p>
          </table:table-cell>
          <table:table-cell table:formula="of:=IF([.$A91]&lt;[.R$2];&quot;&quot;;IF([.$A91]=[.R$2];1;MIN([.$B$1]+1;[.Q90]+[.R90])))" office:value-type="float" office:value="1000001" calcext:value-type="float">
            <text:p>1000001</text:p>
          </table:table-cell>
          <table:table-cell table:formula="of:=IF([.$A91]&lt;[.S$2];&quot;&quot;;IF([.$A91]=[.S$2];1;MIN([.$B$1]+1;[.R90]+[.S90])))" office:value-type="float" office:value="1000001" calcext:value-type="float">
            <text:p>1000001</text:p>
          </table:table-cell>
          <table:table-cell table:formula="of:=IF([.$A91]&lt;[.T$2];&quot;&quot;;IF([.$A91]=[.T$2];1;MIN([.$B$1]+1;[.S90]+[.T90])))" office:value-type="float" office:value="1000001" calcext:value-type="float">
            <text:p>1000001</text:p>
          </table:table-cell>
          <table:table-cell table:formula="of:=IF([.$A91]&lt;[.U$2];&quot;&quot;;IF([.$A91]=[.U$2];1;MIN([.$B$1]+1;[.T90]+[.U90])))" office:value-type="float" office:value="1000001" calcext:value-type="float">
            <text:p>1000001</text:p>
          </table:table-cell>
          <table:table-cell table:formula="of:=IF([.$A91]&lt;[.V$2];&quot;&quot;;IF([.$A91]=[.V$2];1;MIN([.$B$1]+1;[.U90]+[.V90])))" office:value-type="float" office:value="1000001" calcext:value-type="float">
            <text:p>1000001</text:p>
          </table:table-cell>
          <table:table-cell table:formula="of:=IF([.$A91]&lt;[.W$2];&quot;&quot;;IF([.$A91]=[.W$2];1;MIN([.$B$1]+1;[.V90]+[.W90])))" office:value-type="float" office:value="1000001" calcext:value-type="float">
            <text:p>1000001</text:p>
          </table:table-cell>
          <table:table-cell table:formula="of:=IF([.$A91]&lt;[.X$2];&quot;&quot;;IF([.$A91]=[.X$2];1;MIN([.$B$1]+1;[.W90]+[.X90])))" office:value-type="float" office:value="1000001" calcext:value-type="float">
            <text:p>1000001</text:p>
          </table:table-cell>
          <table:table-cell table:formula="of:=IF([.$A91]&lt;[.Y$2];&quot;&quot;;IF([.$A91]=[.Y$2];1;MIN([.$B$1]+1;[.X90]+[.Y90])))" office:value-type="float" office:value="1000001" calcext:value-type="float">
            <text:p>1000001</text:p>
          </table:table-cell>
          <table:table-cell table:formula="of:=IF([.$A91]&lt;[.Z$2];&quot;&quot;;IF([.$A91]=[.Z$2];1;MIN([.$B$1]+1;[.Y90]+[.Z90])))" office:value-type="float" office:value="1000001" calcext:value-type="float">
            <text:p>1000001</text:p>
          </table:table-cell>
          <table:table-cell table:formula="of:=IF([.$A91]&lt;[.AA$2];&quot;&quot;;IF([.$A91]=[.AA$2];1;MIN([.$B$1]+1;[.Z90]+[.AA90])))" office:value-type="float" office:value="1000001" calcext:value-type="float">
            <text:p>1000001</text:p>
          </table:table-cell>
          <table:table-cell table:formula="of:=IF([.$A91]&lt;[.AB$2];&quot;&quot;;IF([.$A91]=[.AB$2];1;MIN([.$B$1]+1;[.AA90]+[.AB90])))" office:value-type="float" office:value="1000001" calcext:value-type="float">
            <text:p>1000001</text:p>
          </table:table-cell>
          <table:table-cell table:formula="of:=IF([.$A91]&lt;[.AC$2];&quot;&quot;;IF([.$A91]=[.AC$2];1;MIN([.$B$1]+1;[.AB90]+[.AC90])))" office:value-type="float" office:value="1000001" calcext:value-type="float">
            <text:p>1000001</text:p>
          </table:table-cell>
          <table:table-cell table:formula="of:=IF([.$A91]&lt;[.AD$2];&quot;&quot;;IF([.$A91]=[.AD$2];1;MIN([.$B$1]+1;[.AC90]+[.AD90])))" office:value-type="float" office:value="1000001" calcext:value-type="float">
            <text:p>1000001</text:p>
          </table:table-cell>
          <table:table-cell table:formula="of:=IF([.$A91]&lt;[.AE$2];&quot;&quot;;IF([.$A91]=[.AE$2];1;MIN([.$B$1]+1;[.AD90]+[.AE90])))" office:value-type="float" office:value="1000001" calcext:value-type="float">
            <text:p>1000001</text:p>
          </table:table-cell>
          <table:table-cell table:formula="of:=IF([.$A91]&lt;[.AF$2];&quot;&quot;;IF([.$A91]=[.AF$2];1;MIN([.$B$1]+1;[.AE90]+[.AF90])))" office:value-type="float" office:value="1000001" calcext:value-type="float">
            <text:p>1000001</text:p>
          </table:table-cell>
          <table:table-cell table:formula="of:=IF([.$A91]&lt;[.AG$2];&quot;&quot;;IF([.$A91]=[.AG$2];1;MIN([.$B$1]+1;[.AF90]+[.AG90])))" office:value-type="float" office:value="1000001" calcext:value-type="float">
            <text:p>1000001</text:p>
          </table:table-cell>
          <table:table-cell table:formula="of:=IF([.$A91]&lt;[.AH$2];&quot;&quot;;IF([.$A91]=[.AH$2];1;MIN([.$B$1]+1;[.AG90]+[.AH90])))" office:value-type="float" office:value="1000001" calcext:value-type="float">
            <text:p>1000001</text:p>
          </table:table-cell>
          <table:table-cell table:formula="of:=IF([.$A91]&lt;[.AI$2];&quot;&quot;;IF([.$A91]=[.AI$2];1;MIN([.$B$1]+1;[.AH90]+[.AI90])))" office:value-type="float" office:value="1000001" calcext:value-type="float">
            <text:p>1000001</text:p>
          </table:table-cell>
          <table:table-cell table:formula="of:=IF([.$A91]&lt;[.AJ$2];&quot;&quot;;IF([.$A91]=[.AJ$2];1;MIN([.$B$1]+1;[.AI90]+[.AJ90])))" office:value-type="float" office:value="1000001" calcext:value-type="float">
            <text:p>1000001</text:p>
          </table:table-cell>
          <table:table-cell table:formula="of:=IF([.$A91]&lt;[.AK$2];&quot;&quot;;IF([.$A91]=[.AK$2];1;MIN([.$B$1]+1;[.AJ90]+[.AK90])))" office:value-type="float" office:value="1000001" calcext:value-type="float">
            <text:p>1000001</text:p>
          </table:table-cell>
          <table:table-cell table:formula="of:=IF([.$A91]&lt;[.AL$2];&quot;&quot;;IF([.$A91]=[.AL$2];1;MIN([.$B$1]+1;[.AK90]+[.AL90])))" office:value-type="float" office:value="1000001" calcext:value-type="float">
            <text:p>1000001</text:p>
          </table:table-cell>
          <table:table-cell table:formula="of:=IF([.$A91]&lt;[.AM$2];&quot;&quot;;IF([.$A91]=[.AM$2];1;MIN([.$B$1]+1;[.AL90]+[.AM90])))" office:value-type="float" office:value="1000001" calcext:value-type="float">
            <text:p>1000001</text:p>
          </table:table-cell>
          <table:table-cell table:formula="of:=IF([.$A91]&lt;[.AN$2];&quot;&quot;;IF([.$A91]=[.AN$2];1;MIN([.$B$1]+1;[.AM90]+[.AN90])))" office:value-type="float" office:value="1000001" calcext:value-type="float">
            <text:p>1000001</text:p>
          </table:table-cell>
          <table:table-cell table:formula="of:=IF([.$A91]&lt;[.AO$2];&quot;&quot;;IF([.$A91]=[.AO$2];1;MIN([.$B$1]+1;[.AN90]+[.AO90])))" office:value-type="float" office:value="1000001" calcext:value-type="float">
            <text:p>1000001</text:p>
          </table:table-cell>
          <table:table-cell table:formula="of:=IF([.$A91]&lt;[.AP$2];&quot;&quot;;IF([.$A91]=[.AP$2];1;MIN([.$B$1]+1;[.AO90]+[.AP90])))" office:value-type="float" office:value="1000001" calcext:value-type="float">
            <text:p>1000001</text:p>
          </table:table-cell>
          <table:table-cell table:formula="of:=IF([.$A91]&lt;[.AQ$2];&quot;&quot;;IF([.$A91]=[.AQ$2];1;MIN([.$B$1]+1;[.AP90]+[.AQ90])))" office:value-type="float" office:value="1000001" calcext:value-type="float">
            <text:p>1000001</text:p>
          </table:table-cell>
          <table:table-cell table:formula="of:=IF([.$A91]&lt;[.AR$2];&quot;&quot;;IF([.$A91]=[.AR$2];1;MIN([.$B$1]+1;[.AQ90]+[.AR90])))" office:value-type="float" office:value="1000001" calcext:value-type="float">
            <text:p>1000001</text:p>
          </table:table-cell>
          <table:table-cell table:formula="of:=IF([.$A91]&lt;[.AS$2];&quot;&quot;;IF([.$A91]=[.AS$2];1;MIN([.$B$1]+1;[.AR90]+[.AS90])))" office:value-type="float" office:value="1000001" calcext:value-type="float">
            <text:p>1000001</text:p>
          </table:table-cell>
          <table:table-cell table:formula="of:=IF([.$A91]&lt;[.AT$2];&quot;&quot;;IF([.$A91]=[.AT$2];1;MIN([.$B$1]+1;[.AS90]+[.AT90])))" office:value-type="float" office:value="1000001" calcext:value-type="float">
            <text:p>1000001</text:p>
          </table:table-cell>
          <table:table-cell table:formula="of:=IF([.$A91]&lt;[.AU$2];&quot;&quot;;IF([.$A91]=[.AU$2];1;MIN([.$B$1]+1;[.AT90]+[.AU90])))" office:value-type="float" office:value="1000001" calcext:value-type="float">
            <text:p>1000001</text:p>
          </table:table-cell>
          <table:table-cell table:formula="of:=IF([.$A91]&lt;[.AV$2];&quot;&quot;;IF([.$A91]=[.AV$2];1;MIN([.$B$1]+1;[.AU90]+[.AV90])))" office:value-type="float" office:value="1000001" calcext:value-type="float">
            <text:p>1000001</text:p>
          </table:table-cell>
          <table:table-cell table:formula="of:=IF([.$A91]&lt;[.AW$2];&quot;&quot;;IF([.$A91]=[.AW$2];1;MIN([.$B$1]+1;[.AV90]+[.AW90])))" office:value-type="float" office:value="1000001" calcext:value-type="float">
            <text:p>1000001</text:p>
          </table:table-cell>
          <table:table-cell table:formula="of:=IF([.$A91]&lt;[.AX$2];&quot;&quot;;IF([.$A91]=[.AX$2];1;MIN([.$B$1]+1;[.AW90]+[.AX90])))" office:value-type="float" office:value="1000001" calcext:value-type="float">
            <text:p>1000001</text:p>
          </table:table-cell>
          <table:table-cell table:formula="of:=IF([.$A91]&lt;[.AY$2];&quot;&quot;;IF([.$A91]=[.AY$2];1;MIN([.$B$1]+1;[.AX90]+[.AY90])))" office:value-type="float" office:value="1000001" calcext:value-type="float">
            <text:p>1000001</text:p>
          </table:table-cell>
          <table:table-cell table:formula="of:=IF([.$A91]&lt;[.AZ$2];&quot;&quot;;IF([.$A91]=[.AZ$2];1;MIN([.$B$1]+1;[.AY90]+[.AZ90])))" office:value-type="float" office:value="1000001" calcext:value-type="float">
            <text:p>1000001</text:p>
          </table:table-cell>
          <table:table-cell table:formula="of:=IF([.$A91]&lt;[.BA$2];&quot;&quot;;IF([.$A91]=[.BA$2];1;MIN([.$B$1]+1;[.AZ90]+[.BA90])))" office:value-type="float" office:value="1000001" calcext:value-type="float">
            <text:p>1000001</text:p>
          </table:table-cell>
          <table:table-cell table:formula="of:=IF([.$A91]&lt;[.BB$2];&quot;&quot;;IF([.$A91]=[.BB$2];1;MIN([.$B$1]+1;[.BA90]+[.BB90])))" office:value-type="float" office:value="1000001" calcext:value-type="float">
            <text:p>1000001</text:p>
          </table:table-cell>
          <table:table-cell table:formula="of:=IF([.$A91]&lt;[.BC$2];&quot;&quot;;IF([.$A91]=[.BC$2];1;MIN([.$B$1]+1;[.BB90]+[.BC90])))" office:value-type="float" office:value="1000001" calcext:value-type="float">
            <text:p>1000001</text:p>
          </table:table-cell>
          <table:table-cell table:formula="of:=IF([.$A91]&lt;[.BD$2];&quot;&quot;;IF([.$A91]=[.BD$2];1;MIN([.$B$1]+1;[.BC90]+[.BD90])))" office:value-type="float" office:value="1000001" calcext:value-type="float">
            <text:p>1000001</text:p>
          </table:table-cell>
          <table:table-cell table:formula="of:=IF([.$A91]&lt;[.BE$2];&quot;&quot;;IF([.$A91]=[.BE$2];1;MIN([.$B$1]+1;[.BD90]+[.BE90])))" office:value-type="float" office:value="1000001" calcext:value-type="float">
            <text:p>1000001</text:p>
          </table:table-cell>
          <table:table-cell table:formula="of:=IF([.$A91]&lt;[.BF$2];&quot;&quot;;IF([.$A91]=[.BF$2];1;MIN([.$B$1]+1;[.BE90]+[.BF90])))" office:value-type="float" office:value="1000001" calcext:value-type="float">
            <text:p>1000001</text:p>
          </table:table-cell>
          <table:table-cell table:formula="of:=IF([.$A91]&lt;[.BG$2];&quot;&quot;;IF([.$A91]=[.BG$2];1;MIN([.$B$1]+1;[.BF90]+[.BG90])))" office:value-type="float" office:value="1000001" calcext:value-type="float">
            <text:p>1000001</text:p>
          </table:table-cell>
          <table:table-cell table:formula="of:=IF([.$A91]&lt;[.BH$2];&quot;&quot;;IF([.$A91]=[.BH$2];1;MIN([.$B$1]+1;[.BG90]+[.BH90])))" office:value-type="float" office:value="1000001" calcext:value-type="float">
            <text:p>1000001</text:p>
          </table:table-cell>
          <table:table-cell table:formula="of:=IF([.$A91]&lt;[.BI$2];&quot;&quot;;IF([.$A91]=[.BI$2];1;MIN([.$B$1]+1;[.BH90]+[.BI90])))" office:value-type="float" office:value="1000001" calcext:value-type="float">
            <text:p>1000001</text:p>
          </table:table-cell>
          <table:table-cell table:formula="of:=IF([.$A91]&lt;[.BJ$2];&quot;&quot;;IF([.$A91]=[.BJ$2];1;MIN([.$B$1]+1;[.BI90]+[.BJ90])))" office:value-type="float" office:value="1000001" calcext:value-type="float">
            <text:p>1000001</text:p>
          </table:table-cell>
          <table:table-cell table:formula="of:=IF([.$A91]&lt;[.BK$2];&quot;&quot;;IF([.$A91]=[.BK$2];1;MIN([.$B$1]+1;[.BJ90]+[.BK90])))" office:value-type="float" office:value="1000001" calcext:value-type="float">
            <text:p>1000001</text:p>
          </table:table-cell>
          <table:table-cell table:formula="of:=IF([.$A91]&lt;[.BL$2];&quot;&quot;;IF([.$A91]=[.BL$2];1;MIN([.$B$1]+1;[.BK90]+[.BL90])))" office:value-type="float" office:value="1000001" calcext:value-type="float">
            <text:p>1000001</text:p>
          </table:table-cell>
          <table:table-cell table:formula="of:=IF([.$A91]&lt;[.BM$2];&quot;&quot;;IF([.$A91]=[.BM$2];1;MIN([.$B$1]+1;[.BL90]+[.BM90])))" office:value-type="float" office:value="1000001" calcext:value-type="float">
            <text:p>1000001</text:p>
          </table:table-cell>
          <table:table-cell table:formula="of:=IF([.$A91]&lt;[.BN$2];&quot;&quot;;IF([.$A91]=[.BN$2];1;MIN([.$B$1]+1;[.BM90]+[.BN90])))" office:value-type="float" office:value="1000001" calcext:value-type="float">
            <text:p>1000001</text:p>
          </table:table-cell>
          <table:table-cell table:formula="of:=IF([.$A91]&lt;[.BO$2];&quot;&quot;;IF([.$A91]=[.BO$2];1;MIN([.$B$1]+1;[.BN90]+[.BO90])))" office:value-type="float" office:value="1000001" calcext:value-type="float">
            <text:p>1000001</text:p>
          </table:table-cell>
          <table:table-cell table:formula="of:=IF([.$A91]&lt;[.BP$2];&quot;&quot;;IF([.$A91]=[.BP$2];1;MIN([.$B$1]+1;[.BO90]+[.BP90])))" office:value-type="float" office:value="1000001" calcext:value-type="float">
            <text:p>1000001</text:p>
          </table:table-cell>
          <table:table-cell table:formula="of:=IF([.$A91]&lt;[.BQ$2];&quot;&quot;;IF([.$A91]=[.BQ$2];1;MIN([.$B$1]+1;[.BP90]+[.BQ90])))" office:value-type="float" office:value="1000001" calcext:value-type="float">
            <text:p>1000001</text:p>
          </table:table-cell>
          <table:table-cell table:formula="of:=IF([.$A91]&lt;[.BR$2];&quot;&quot;;IF([.$A91]=[.BR$2];1;MIN([.$B$1]+1;[.BQ90]+[.BR90])))" office:value-type="float" office:value="1000001" calcext:value-type="float">
            <text:p>1000001</text:p>
          </table:table-cell>
          <table:table-cell table:formula="of:=IF([.$A91]&lt;[.BS$2];&quot;&quot;;IF([.$A91]=[.BS$2];1;MIN([.$B$1]+1;[.BR90]+[.BS90])))" office:value-type="float" office:value="1000001" calcext:value-type="float">
            <text:p>1000001</text:p>
          </table:table-cell>
          <table:table-cell table:formula="of:=IF([.$A91]&lt;[.BT$2];&quot;&quot;;IF([.$A91]=[.BT$2];1;MIN([.$B$1]+1;[.BS90]+[.BT90])))" office:value-type="float" office:value="1000001" calcext:value-type="float">
            <text:p>1000001</text:p>
          </table:table-cell>
          <table:table-cell table:formula="of:=IF([.$A91]&lt;[.BU$2];&quot;&quot;;IF([.$A91]=[.BU$2];1;MIN([.$B$1]+1;[.BT90]+[.BU90])))" office:value-type="float" office:value="1000001" calcext:value-type="float">
            <text:p>1000001</text:p>
          </table:table-cell>
          <table:table-cell table:formula="of:=IF([.$A91]&lt;[.BV$2];&quot;&quot;;IF([.$A91]=[.BV$2];1;MIN([.$B$1]+1;[.BU90]+[.BV90])))" office:value-type="float" office:value="1000001" calcext:value-type="float">
            <text:p>1000001</text:p>
          </table:table-cell>
          <table:table-cell table:formula="of:=IF([.$A91]&lt;[.BW$2];&quot;&quot;;IF([.$A91]=[.BW$2];1;MIN([.$B$1]+1;[.BV90]+[.BW90])))" office:value-type="float" office:value="1000001" calcext:value-type="float">
            <text:p>1000001</text:p>
          </table:table-cell>
          <table:table-cell table:formula="of:=IF([.$A91]&lt;[.BX$2];&quot;&quot;;IF([.$A91]=[.BX$2];1;MIN([.$B$1]+1;[.BW90]+[.BX90])))" office:value-type="float" office:value="1000001" calcext:value-type="float">
            <text:p>1000001</text:p>
          </table:table-cell>
          <table:table-cell table:formula="of:=IF([.$A91]&lt;[.BY$2];&quot;&quot;;IF([.$A91]=[.BY$2];1;MIN([.$B$1]+1;[.BX90]+[.BY90])))" office:value-type="float" office:value="1000001" calcext:value-type="float">
            <text:p>1000001</text:p>
          </table:table-cell>
          <table:table-cell table:formula="of:=IF([.$A91]&lt;[.BZ$2];&quot;&quot;;IF([.$A91]=[.BZ$2];1;MIN([.$B$1]+1;[.BY90]+[.BZ90])))" office:value-type="float" office:value="1000001" calcext:value-type="float">
            <text:p>1000001</text:p>
          </table:table-cell>
          <table:table-cell table:formula="of:=IF([.$A91]&lt;[.CA$2];&quot;&quot;;IF([.$A91]=[.CA$2];1;MIN([.$B$1]+1;[.BZ90]+[.CA90])))" office:value-type="float" office:value="1000001" calcext:value-type="float">
            <text:p>1000001</text:p>
          </table:table-cell>
          <table:table-cell table:formula="of:=IF([.$A91]&lt;[.CB$2];&quot;&quot;;IF([.$A91]=[.CB$2];1;MIN([.$B$1]+1;[.CA90]+[.CB90])))" office:value-type="float" office:value="1000001" calcext:value-type="float">
            <text:p>1000001</text:p>
          </table:table-cell>
          <table:table-cell table:formula="of:=IF([.$A91]&lt;[.CC$2];&quot;&quot;;IF([.$A91]=[.CC$2];1;MIN([.$B$1]+1;[.CB90]+[.CC90])))" office:value-type="float" office:value="1000001" calcext:value-type="float">
            <text:p>1000001</text:p>
          </table:table-cell>
          <table:table-cell table:formula="of:=IF([.$A91]&lt;[.CD$2];&quot;&quot;;IF([.$A91]=[.CD$2];1;MIN([.$B$1]+1;[.CC90]+[.CD90])))" office:value-type="float" office:value="1000001" calcext:value-type="float">
            <text:p>1000001</text:p>
          </table:table-cell>
          <table:table-cell table:formula="of:=IF([.$A91]&lt;[.CE$2];&quot;&quot;;IF([.$A91]=[.CE$2];1;MIN([.$B$1]+1;[.CD90]+[.CE90])))" office:value-type="float" office:value="1000001" calcext:value-type="float">
            <text:p>1000001</text:p>
          </table:table-cell>
          <table:table-cell table:formula="of:=IF([.$A91]&lt;[.CF$2];&quot;&quot;;IF([.$A91]=[.CF$2];1;MIN([.$B$1]+1;[.CE90]+[.CF90])))" office:value-type="float" office:value="1000001" calcext:value-type="float">
            <text:p>1000001</text:p>
          </table:table-cell>
          <table:table-cell table:formula="of:=IF([.$A91]&lt;[.CG$2];&quot;&quot;;IF([.$A91]=[.CG$2];1;MIN([.$B$1]+1;[.CF90]+[.CG90])))" office:value-type="float" office:value="1000001" calcext:value-type="float">
            <text:p>1000001</text:p>
          </table:table-cell>
          <table:table-cell table:formula="of:=IF([.$A91]&lt;[.CH$2];&quot;&quot;;IF([.$A91]=[.CH$2];1;MIN([.$B$1]+1;[.CG90]+[.CH90])))" office:value-type="float" office:value="1000001" calcext:value-type="float">
            <text:p>1000001</text:p>
          </table:table-cell>
          <table:table-cell table:formula="of:=IF([.$A91]&lt;[.CI$2];&quot;&quot;;IF([.$A91]=[.CI$2];1;MIN([.$B$1]+1;[.CH90]+[.CI90])))" office:value-type="float" office:value="109736" calcext:value-type="float">
            <text:p>109736</text:p>
          </table:table-cell>
          <table:table-cell table:formula="of:=IF([.$A91]&lt;[.CJ$2];&quot;&quot;;IF([.$A91]=[.CJ$2];1;MIN([.$B$1]+1;[.CI90]+[.CJ90])))" office:value-type="float" office:value="3828" calcext:value-type="float">
            <text:p>3828</text:p>
          </table:table-cell>
          <table:table-cell table:formula="of:=IF([.$A91]&lt;[.CK$2];&quot;&quot;;IF([.$A91]=[.CK$2];1;MIN([.$B$1]+1;[.CJ90]+[.CK90])))" office:value-type="float" office:value="88" calcext:value-type="float">
            <text:p>88</text:p>
          </table:table-cell>
          <table:table-cell table:formula="of:=IF([.$A91]&lt;[.CL$2];&quot;&quot;;IF([.$A91]=[.CL$2];1;MIN([.$B$1]+1;[.CK90]+[.CL90])))" office:value-type="float" office:value="1" calcext:value-type="float">
            <text:p>1</text:p>
          </table:table-cell>
          <table:table-cell table:formula="of:=IF([.$A91]&lt;[.CM$2];&quot;&quot;;IF([.$A91]=[.CM$2];1;MIN([.$B$1]+1;[.CL90]+[.CM90])))">
            <text:p/>
          </table:table-cell>
          <table:table-cell table:formula="of:=IF([.$A91]&lt;[.CN$2];&quot;&quot;;IF([.$A91]=[.CN$2];1;MIN([.$B$1]+1;[.CM90]+[.CN90])))">
            <text:p/>
          </table:table-cell>
          <table:table-cell table:formula="of:=IF([.$A91]&lt;[.CO$2];&quot;&quot;;IF([.$A91]=[.CO$2];1;MIN([.$B$1]+1;[.CN90]+[.CO90])))">
            <text:p/>
          </table:table-cell>
          <table:table-cell table:formula="of:=IF([.$A91]&lt;[.CP$2];&quot;&quot;;IF([.$A91]=[.CP$2];1;MIN([.$B$1]+1;[.CO90]+[.CP90])))">
            <text:p/>
          </table:table-cell>
          <table:table-cell table:formula="of:=IF([.$A91]&lt;[.CQ$2];&quot;&quot;;IF([.$A91]=[.CQ$2];1;MIN([.$B$1]+1;[.CP90]+[.CQ90])))">
            <text:p/>
          </table:table-cell>
          <table:table-cell table:formula="of:=IF([.$A91]&lt;[.CR$2];&quot;&quot;;IF([.$A91]=[.CR$2];1;MIN([.$B$1]+1;[.CQ90]+[.CR90])))">
            <text:p/>
          </table:table-cell>
          <table:table-cell table:formula="of:=IF([.$A91]&lt;[.CS$2];&quot;&quot;;IF([.$A91]=[.CS$2];1;MIN([.$B$1]+1;[.CR90]+[.CS90])))">
            <text:p/>
          </table:table-cell>
          <table:table-cell table:formula="of:=IF([.$A91]&lt;[.CT$2];&quot;&quot;;IF([.$A91]=[.CT$2];1;MIN([.$B$1]+1;[.CS90]+[.CT90])))">
            <text:p/>
          </table:table-cell>
          <table:table-cell table:formula="of:=IF([.$A91]&lt;[.CU$2];&quot;&quot;;IF([.$A91]=[.CU$2];1;MIN([.$B$1]+1;[.CT90]+[.CU90])))">
            <text:p/>
          </table:table-cell>
          <table:table-cell table:formula="of:=IF([.$A91]&lt;[.CV$2];&quot;&quot;;IF([.$A91]=[.CV$2];1;MIN([.$B$1]+1;[.CU90]+[.CV90])))">
            <text:p/>
          </table:table-cell>
          <table:table-cell table:formula="of:=IF([.$A91]&lt;[.CW$2];&quot;&quot;;IF([.$A91]=[.CW$2];1;MIN([.$B$1]+1;[.CV90]+[.CW90])))">
            <text:p/>
          </table:table-cell>
          <table:table-cell table:formula="of:=IF([.$A91]&lt;[.CX$2];&quot;&quot;;IF([.$A91]=[.CX$2];1;MIN([.$B$1]+1;[.CW90]+[.CX90])))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IF([.$A92]&lt;[.C$2];&quot;&quot;;IF([.$A92]=[.C$2];1;MIN([.$B$1]+1;[.B91]+[.C91])))" office:value-type="float" office:value="89" calcext:value-type="float">
            <text:p>89</text:p>
          </table:table-cell>
          <table:table-cell table:formula="of:=IF([.$A92]&lt;[.D$2];&quot;&quot;;IF([.$A92]=[.D$2];1;MIN([.$B$1]+1;[.C91]+[.D91])))" office:value-type="float" office:value="3916" calcext:value-type="float">
            <text:p>3916</text:p>
          </table:table-cell>
          <table:table-cell table:formula="of:=IF([.$A92]&lt;[.E$2];&quot;&quot;;IF([.$A92]=[.E$2];1;MIN([.$B$1]+1;[.D91]+[.E91])))" office:value-type="float" office:value="113564" calcext:value-type="float">
            <text:p>113564</text:p>
          </table:table-cell>
          <table:table-cell table:formula="of:=IF([.$A92]&lt;[.F$2];&quot;&quot;;IF([.$A92]=[.F$2];1;MIN([.$B$1]+1;[.E91]+[.F91])))" office:value-type="float" office:value="1000001" calcext:value-type="float">
            <text:p>1000001</text:p>
          </table:table-cell>
          <table:table-cell table:formula="of:=IF([.$A92]&lt;[.G$2];&quot;&quot;;IF([.$A92]=[.G$2];1;MIN([.$B$1]+1;[.F91]+[.G91])))" office:value-type="float" office:value="1000001" calcext:value-type="float">
            <text:p>1000001</text:p>
          </table:table-cell>
          <table:table-cell table:formula="of:=IF([.$A92]&lt;[.H$2];&quot;&quot;;IF([.$A92]=[.H$2];1;MIN([.$B$1]+1;[.G91]+[.H91])))" office:value-type="float" office:value="1000001" calcext:value-type="float">
            <text:p>1000001</text:p>
          </table:table-cell>
          <table:table-cell table:formula="of:=IF([.$A92]&lt;[.I$2];&quot;&quot;;IF([.$A92]=[.I$2];1;MIN([.$B$1]+1;[.H91]+[.I91])))" office:value-type="float" office:value="1000001" calcext:value-type="float">
            <text:p>1000001</text:p>
          </table:table-cell>
          <table:table-cell table:formula="of:=IF([.$A92]&lt;[.J$2];&quot;&quot;;IF([.$A92]=[.J$2];1;MIN([.$B$1]+1;[.I91]+[.J91])))" office:value-type="float" office:value="1000001" calcext:value-type="float">
            <text:p>1000001</text:p>
          </table:table-cell>
          <table:table-cell table:formula="of:=IF([.$A92]&lt;[.K$2];&quot;&quot;;IF([.$A92]=[.K$2];1;MIN([.$B$1]+1;[.J91]+[.K91])))" office:value-type="float" office:value="1000001" calcext:value-type="float">
            <text:p>1000001</text:p>
          </table:table-cell>
          <table:table-cell table:formula="of:=IF([.$A92]&lt;[.L$2];&quot;&quot;;IF([.$A92]=[.L$2];1;MIN([.$B$1]+1;[.K91]+[.L91])))" office:value-type="float" office:value="1000001" calcext:value-type="float">
            <text:p>1000001</text:p>
          </table:table-cell>
          <table:table-cell table:formula="of:=IF([.$A92]&lt;[.M$2];&quot;&quot;;IF([.$A92]=[.M$2];1;MIN([.$B$1]+1;[.L91]+[.M91])))" office:value-type="float" office:value="1000001" calcext:value-type="float">
            <text:p>1000001</text:p>
          </table:table-cell>
          <table:table-cell table:formula="of:=IF([.$A92]&lt;[.N$2];&quot;&quot;;IF([.$A92]=[.N$2];1;MIN([.$B$1]+1;[.M91]+[.N91])))" office:value-type="float" office:value="1000001" calcext:value-type="float">
            <text:p>1000001</text:p>
          </table:table-cell>
          <table:table-cell table:formula="of:=IF([.$A92]&lt;[.O$2];&quot;&quot;;IF([.$A92]=[.O$2];1;MIN([.$B$1]+1;[.N91]+[.O91])))" office:value-type="float" office:value="1000001" calcext:value-type="float">
            <text:p>1000001</text:p>
          </table:table-cell>
          <table:table-cell table:formula="of:=IF([.$A92]&lt;[.P$2];&quot;&quot;;IF([.$A92]=[.P$2];1;MIN([.$B$1]+1;[.O91]+[.P91])))" office:value-type="float" office:value="1000001" calcext:value-type="float">
            <text:p>1000001</text:p>
          </table:table-cell>
          <table:table-cell table:formula="of:=IF([.$A92]&lt;[.Q$2];&quot;&quot;;IF([.$A92]=[.Q$2];1;MIN([.$B$1]+1;[.P91]+[.Q91])))" office:value-type="float" office:value="1000001" calcext:value-type="float">
            <text:p>1000001</text:p>
          </table:table-cell>
          <table:table-cell table:formula="of:=IF([.$A92]&lt;[.R$2];&quot;&quot;;IF([.$A92]=[.R$2];1;MIN([.$B$1]+1;[.Q91]+[.R91])))" office:value-type="float" office:value="1000001" calcext:value-type="float">
            <text:p>1000001</text:p>
          </table:table-cell>
          <table:table-cell table:formula="of:=IF([.$A92]&lt;[.S$2];&quot;&quot;;IF([.$A92]=[.S$2];1;MIN([.$B$1]+1;[.R91]+[.S91])))" office:value-type="float" office:value="1000001" calcext:value-type="float">
            <text:p>1000001</text:p>
          </table:table-cell>
          <table:table-cell table:formula="of:=IF([.$A92]&lt;[.T$2];&quot;&quot;;IF([.$A92]=[.T$2];1;MIN([.$B$1]+1;[.S91]+[.T91])))" office:value-type="float" office:value="1000001" calcext:value-type="float">
            <text:p>1000001</text:p>
          </table:table-cell>
          <table:table-cell table:formula="of:=IF([.$A92]&lt;[.U$2];&quot;&quot;;IF([.$A92]=[.U$2];1;MIN([.$B$1]+1;[.T91]+[.U91])))" office:value-type="float" office:value="1000001" calcext:value-type="float">
            <text:p>1000001</text:p>
          </table:table-cell>
          <table:table-cell table:formula="of:=IF([.$A92]&lt;[.V$2];&quot;&quot;;IF([.$A92]=[.V$2];1;MIN([.$B$1]+1;[.U91]+[.V91])))" office:value-type="float" office:value="1000001" calcext:value-type="float">
            <text:p>1000001</text:p>
          </table:table-cell>
          <table:table-cell table:formula="of:=IF([.$A92]&lt;[.W$2];&quot;&quot;;IF([.$A92]=[.W$2];1;MIN([.$B$1]+1;[.V91]+[.W91])))" office:value-type="float" office:value="1000001" calcext:value-type="float">
            <text:p>1000001</text:p>
          </table:table-cell>
          <table:table-cell table:formula="of:=IF([.$A92]&lt;[.X$2];&quot;&quot;;IF([.$A92]=[.X$2];1;MIN([.$B$1]+1;[.W91]+[.X91])))" office:value-type="float" office:value="1000001" calcext:value-type="float">
            <text:p>1000001</text:p>
          </table:table-cell>
          <table:table-cell table:formula="of:=IF([.$A92]&lt;[.Y$2];&quot;&quot;;IF([.$A92]=[.Y$2];1;MIN([.$B$1]+1;[.X91]+[.Y91])))" office:value-type="float" office:value="1000001" calcext:value-type="float">
            <text:p>1000001</text:p>
          </table:table-cell>
          <table:table-cell table:formula="of:=IF([.$A92]&lt;[.Z$2];&quot;&quot;;IF([.$A92]=[.Z$2];1;MIN([.$B$1]+1;[.Y91]+[.Z91])))" office:value-type="float" office:value="1000001" calcext:value-type="float">
            <text:p>1000001</text:p>
          </table:table-cell>
          <table:table-cell table:formula="of:=IF([.$A92]&lt;[.AA$2];&quot;&quot;;IF([.$A92]=[.AA$2];1;MIN([.$B$1]+1;[.Z91]+[.AA91])))" office:value-type="float" office:value="1000001" calcext:value-type="float">
            <text:p>1000001</text:p>
          </table:table-cell>
          <table:table-cell table:formula="of:=IF([.$A92]&lt;[.AB$2];&quot;&quot;;IF([.$A92]=[.AB$2];1;MIN([.$B$1]+1;[.AA91]+[.AB91])))" office:value-type="float" office:value="1000001" calcext:value-type="float">
            <text:p>1000001</text:p>
          </table:table-cell>
          <table:table-cell table:formula="of:=IF([.$A92]&lt;[.AC$2];&quot;&quot;;IF([.$A92]=[.AC$2];1;MIN([.$B$1]+1;[.AB91]+[.AC91])))" office:value-type="float" office:value="1000001" calcext:value-type="float">
            <text:p>1000001</text:p>
          </table:table-cell>
          <table:table-cell table:formula="of:=IF([.$A92]&lt;[.AD$2];&quot;&quot;;IF([.$A92]=[.AD$2];1;MIN([.$B$1]+1;[.AC91]+[.AD91])))" office:value-type="float" office:value="1000001" calcext:value-type="float">
            <text:p>1000001</text:p>
          </table:table-cell>
          <table:table-cell table:formula="of:=IF([.$A92]&lt;[.AE$2];&quot;&quot;;IF([.$A92]=[.AE$2];1;MIN([.$B$1]+1;[.AD91]+[.AE91])))" office:value-type="float" office:value="1000001" calcext:value-type="float">
            <text:p>1000001</text:p>
          </table:table-cell>
          <table:table-cell table:formula="of:=IF([.$A92]&lt;[.AF$2];&quot;&quot;;IF([.$A92]=[.AF$2];1;MIN([.$B$1]+1;[.AE91]+[.AF91])))" office:value-type="float" office:value="1000001" calcext:value-type="float">
            <text:p>1000001</text:p>
          </table:table-cell>
          <table:table-cell table:formula="of:=IF([.$A92]&lt;[.AG$2];&quot;&quot;;IF([.$A92]=[.AG$2];1;MIN([.$B$1]+1;[.AF91]+[.AG91])))" office:value-type="float" office:value="1000001" calcext:value-type="float">
            <text:p>1000001</text:p>
          </table:table-cell>
          <table:table-cell table:formula="of:=IF([.$A92]&lt;[.AH$2];&quot;&quot;;IF([.$A92]=[.AH$2];1;MIN([.$B$1]+1;[.AG91]+[.AH91])))" office:value-type="float" office:value="1000001" calcext:value-type="float">
            <text:p>1000001</text:p>
          </table:table-cell>
          <table:table-cell table:formula="of:=IF([.$A92]&lt;[.AI$2];&quot;&quot;;IF([.$A92]=[.AI$2];1;MIN([.$B$1]+1;[.AH91]+[.AI91])))" office:value-type="float" office:value="1000001" calcext:value-type="float">
            <text:p>1000001</text:p>
          </table:table-cell>
          <table:table-cell table:formula="of:=IF([.$A92]&lt;[.AJ$2];&quot;&quot;;IF([.$A92]=[.AJ$2];1;MIN([.$B$1]+1;[.AI91]+[.AJ91])))" office:value-type="float" office:value="1000001" calcext:value-type="float">
            <text:p>1000001</text:p>
          </table:table-cell>
          <table:table-cell table:formula="of:=IF([.$A92]&lt;[.AK$2];&quot;&quot;;IF([.$A92]=[.AK$2];1;MIN([.$B$1]+1;[.AJ91]+[.AK91])))" office:value-type="float" office:value="1000001" calcext:value-type="float">
            <text:p>1000001</text:p>
          </table:table-cell>
          <table:table-cell table:formula="of:=IF([.$A92]&lt;[.AL$2];&quot;&quot;;IF([.$A92]=[.AL$2];1;MIN([.$B$1]+1;[.AK91]+[.AL91])))" office:value-type="float" office:value="1000001" calcext:value-type="float">
            <text:p>1000001</text:p>
          </table:table-cell>
          <table:table-cell table:formula="of:=IF([.$A92]&lt;[.AM$2];&quot;&quot;;IF([.$A92]=[.AM$2];1;MIN([.$B$1]+1;[.AL91]+[.AM91])))" office:value-type="float" office:value="1000001" calcext:value-type="float">
            <text:p>1000001</text:p>
          </table:table-cell>
          <table:table-cell table:formula="of:=IF([.$A92]&lt;[.AN$2];&quot;&quot;;IF([.$A92]=[.AN$2];1;MIN([.$B$1]+1;[.AM91]+[.AN91])))" office:value-type="float" office:value="1000001" calcext:value-type="float">
            <text:p>1000001</text:p>
          </table:table-cell>
          <table:table-cell table:formula="of:=IF([.$A92]&lt;[.AO$2];&quot;&quot;;IF([.$A92]=[.AO$2];1;MIN([.$B$1]+1;[.AN91]+[.AO91])))" office:value-type="float" office:value="1000001" calcext:value-type="float">
            <text:p>1000001</text:p>
          </table:table-cell>
          <table:table-cell table:formula="of:=IF([.$A92]&lt;[.AP$2];&quot;&quot;;IF([.$A92]=[.AP$2];1;MIN([.$B$1]+1;[.AO91]+[.AP91])))" office:value-type="float" office:value="1000001" calcext:value-type="float">
            <text:p>1000001</text:p>
          </table:table-cell>
          <table:table-cell table:formula="of:=IF([.$A92]&lt;[.AQ$2];&quot;&quot;;IF([.$A92]=[.AQ$2];1;MIN([.$B$1]+1;[.AP91]+[.AQ91])))" office:value-type="float" office:value="1000001" calcext:value-type="float">
            <text:p>1000001</text:p>
          </table:table-cell>
          <table:table-cell table:formula="of:=IF([.$A92]&lt;[.AR$2];&quot;&quot;;IF([.$A92]=[.AR$2];1;MIN([.$B$1]+1;[.AQ91]+[.AR91])))" office:value-type="float" office:value="1000001" calcext:value-type="float">
            <text:p>1000001</text:p>
          </table:table-cell>
          <table:table-cell table:formula="of:=IF([.$A92]&lt;[.AS$2];&quot;&quot;;IF([.$A92]=[.AS$2];1;MIN([.$B$1]+1;[.AR91]+[.AS91])))" office:value-type="float" office:value="1000001" calcext:value-type="float">
            <text:p>1000001</text:p>
          </table:table-cell>
          <table:table-cell table:formula="of:=IF([.$A92]&lt;[.AT$2];&quot;&quot;;IF([.$A92]=[.AT$2];1;MIN([.$B$1]+1;[.AS91]+[.AT91])))" office:value-type="float" office:value="1000001" calcext:value-type="float">
            <text:p>1000001</text:p>
          </table:table-cell>
          <table:table-cell table:formula="of:=IF([.$A92]&lt;[.AU$2];&quot;&quot;;IF([.$A92]=[.AU$2];1;MIN([.$B$1]+1;[.AT91]+[.AU91])))" office:value-type="float" office:value="1000001" calcext:value-type="float">
            <text:p>1000001</text:p>
          </table:table-cell>
          <table:table-cell table:formula="of:=IF([.$A92]&lt;[.AV$2];&quot;&quot;;IF([.$A92]=[.AV$2];1;MIN([.$B$1]+1;[.AU91]+[.AV91])))" office:value-type="float" office:value="1000001" calcext:value-type="float">
            <text:p>1000001</text:p>
          </table:table-cell>
          <table:table-cell table:formula="of:=IF([.$A92]&lt;[.AW$2];&quot;&quot;;IF([.$A92]=[.AW$2];1;MIN([.$B$1]+1;[.AV91]+[.AW91])))" office:value-type="float" office:value="1000001" calcext:value-type="float">
            <text:p>1000001</text:p>
          </table:table-cell>
          <table:table-cell table:formula="of:=IF([.$A92]&lt;[.AX$2];&quot;&quot;;IF([.$A92]=[.AX$2];1;MIN([.$B$1]+1;[.AW91]+[.AX91])))" office:value-type="float" office:value="1000001" calcext:value-type="float">
            <text:p>1000001</text:p>
          </table:table-cell>
          <table:table-cell table:formula="of:=IF([.$A92]&lt;[.AY$2];&quot;&quot;;IF([.$A92]=[.AY$2];1;MIN([.$B$1]+1;[.AX91]+[.AY91])))" office:value-type="float" office:value="1000001" calcext:value-type="float">
            <text:p>1000001</text:p>
          </table:table-cell>
          <table:table-cell table:formula="of:=IF([.$A92]&lt;[.AZ$2];&quot;&quot;;IF([.$A92]=[.AZ$2];1;MIN([.$B$1]+1;[.AY91]+[.AZ91])))" office:value-type="float" office:value="1000001" calcext:value-type="float">
            <text:p>1000001</text:p>
          </table:table-cell>
          <table:table-cell table:formula="of:=IF([.$A92]&lt;[.BA$2];&quot;&quot;;IF([.$A92]=[.BA$2];1;MIN([.$B$1]+1;[.AZ91]+[.BA91])))" office:value-type="float" office:value="1000001" calcext:value-type="float">
            <text:p>1000001</text:p>
          </table:table-cell>
          <table:table-cell table:formula="of:=IF([.$A92]&lt;[.BB$2];&quot;&quot;;IF([.$A92]=[.BB$2];1;MIN([.$B$1]+1;[.BA91]+[.BB91])))" office:value-type="float" office:value="1000001" calcext:value-type="float">
            <text:p>1000001</text:p>
          </table:table-cell>
          <table:table-cell table:formula="of:=IF([.$A92]&lt;[.BC$2];&quot;&quot;;IF([.$A92]=[.BC$2];1;MIN([.$B$1]+1;[.BB91]+[.BC91])))" office:value-type="float" office:value="1000001" calcext:value-type="float">
            <text:p>1000001</text:p>
          </table:table-cell>
          <table:table-cell table:formula="of:=IF([.$A92]&lt;[.BD$2];&quot;&quot;;IF([.$A92]=[.BD$2];1;MIN([.$B$1]+1;[.BC91]+[.BD91])))" office:value-type="float" office:value="1000001" calcext:value-type="float">
            <text:p>1000001</text:p>
          </table:table-cell>
          <table:table-cell table:formula="of:=IF([.$A92]&lt;[.BE$2];&quot;&quot;;IF([.$A92]=[.BE$2];1;MIN([.$B$1]+1;[.BD91]+[.BE91])))" office:value-type="float" office:value="1000001" calcext:value-type="float">
            <text:p>1000001</text:p>
          </table:table-cell>
          <table:table-cell table:formula="of:=IF([.$A92]&lt;[.BF$2];&quot;&quot;;IF([.$A92]=[.BF$2];1;MIN([.$B$1]+1;[.BE91]+[.BF91])))" office:value-type="float" office:value="1000001" calcext:value-type="float">
            <text:p>1000001</text:p>
          </table:table-cell>
          <table:table-cell table:formula="of:=IF([.$A92]&lt;[.BG$2];&quot;&quot;;IF([.$A92]=[.BG$2];1;MIN([.$B$1]+1;[.BF91]+[.BG91])))" office:value-type="float" office:value="1000001" calcext:value-type="float">
            <text:p>1000001</text:p>
          </table:table-cell>
          <table:table-cell table:formula="of:=IF([.$A92]&lt;[.BH$2];&quot;&quot;;IF([.$A92]=[.BH$2];1;MIN([.$B$1]+1;[.BG91]+[.BH91])))" office:value-type="float" office:value="1000001" calcext:value-type="float">
            <text:p>1000001</text:p>
          </table:table-cell>
          <table:table-cell table:formula="of:=IF([.$A92]&lt;[.BI$2];&quot;&quot;;IF([.$A92]=[.BI$2];1;MIN([.$B$1]+1;[.BH91]+[.BI91])))" office:value-type="float" office:value="1000001" calcext:value-type="float">
            <text:p>1000001</text:p>
          </table:table-cell>
          <table:table-cell table:formula="of:=IF([.$A92]&lt;[.BJ$2];&quot;&quot;;IF([.$A92]=[.BJ$2];1;MIN([.$B$1]+1;[.BI91]+[.BJ91])))" office:value-type="float" office:value="1000001" calcext:value-type="float">
            <text:p>1000001</text:p>
          </table:table-cell>
          <table:table-cell table:formula="of:=IF([.$A92]&lt;[.BK$2];&quot;&quot;;IF([.$A92]=[.BK$2];1;MIN([.$B$1]+1;[.BJ91]+[.BK91])))" office:value-type="float" office:value="1000001" calcext:value-type="float">
            <text:p>1000001</text:p>
          </table:table-cell>
          <table:table-cell table:formula="of:=IF([.$A92]&lt;[.BL$2];&quot;&quot;;IF([.$A92]=[.BL$2];1;MIN([.$B$1]+1;[.BK91]+[.BL91])))" office:value-type="float" office:value="1000001" calcext:value-type="float">
            <text:p>1000001</text:p>
          </table:table-cell>
          <table:table-cell table:formula="of:=IF([.$A92]&lt;[.BM$2];&quot;&quot;;IF([.$A92]=[.BM$2];1;MIN([.$B$1]+1;[.BL91]+[.BM91])))" office:value-type="float" office:value="1000001" calcext:value-type="float">
            <text:p>1000001</text:p>
          </table:table-cell>
          <table:table-cell table:formula="of:=IF([.$A92]&lt;[.BN$2];&quot;&quot;;IF([.$A92]=[.BN$2];1;MIN([.$B$1]+1;[.BM91]+[.BN91])))" office:value-type="float" office:value="1000001" calcext:value-type="float">
            <text:p>1000001</text:p>
          </table:table-cell>
          <table:table-cell table:formula="of:=IF([.$A92]&lt;[.BO$2];&quot;&quot;;IF([.$A92]=[.BO$2];1;MIN([.$B$1]+1;[.BN91]+[.BO91])))" office:value-type="float" office:value="1000001" calcext:value-type="float">
            <text:p>1000001</text:p>
          </table:table-cell>
          <table:table-cell table:formula="of:=IF([.$A92]&lt;[.BP$2];&quot;&quot;;IF([.$A92]=[.BP$2];1;MIN([.$B$1]+1;[.BO91]+[.BP91])))" office:value-type="float" office:value="1000001" calcext:value-type="float">
            <text:p>1000001</text:p>
          </table:table-cell>
          <table:table-cell table:formula="of:=IF([.$A92]&lt;[.BQ$2];&quot;&quot;;IF([.$A92]=[.BQ$2];1;MIN([.$B$1]+1;[.BP91]+[.BQ91])))" office:value-type="float" office:value="1000001" calcext:value-type="float">
            <text:p>1000001</text:p>
          </table:table-cell>
          <table:table-cell table:formula="of:=IF([.$A92]&lt;[.BR$2];&quot;&quot;;IF([.$A92]=[.BR$2];1;MIN([.$B$1]+1;[.BQ91]+[.BR91])))" office:value-type="float" office:value="1000001" calcext:value-type="float">
            <text:p>1000001</text:p>
          </table:table-cell>
          <table:table-cell table:formula="of:=IF([.$A92]&lt;[.BS$2];&quot;&quot;;IF([.$A92]=[.BS$2];1;MIN([.$B$1]+1;[.BR91]+[.BS91])))" office:value-type="float" office:value="1000001" calcext:value-type="float">
            <text:p>1000001</text:p>
          </table:table-cell>
          <table:table-cell table:formula="of:=IF([.$A92]&lt;[.BT$2];&quot;&quot;;IF([.$A92]=[.BT$2];1;MIN([.$B$1]+1;[.BS91]+[.BT91])))" office:value-type="float" office:value="1000001" calcext:value-type="float">
            <text:p>1000001</text:p>
          </table:table-cell>
          <table:table-cell table:formula="of:=IF([.$A92]&lt;[.BU$2];&quot;&quot;;IF([.$A92]=[.BU$2];1;MIN([.$B$1]+1;[.BT91]+[.BU91])))" office:value-type="float" office:value="1000001" calcext:value-type="float">
            <text:p>1000001</text:p>
          </table:table-cell>
          <table:table-cell table:formula="of:=IF([.$A92]&lt;[.BV$2];&quot;&quot;;IF([.$A92]=[.BV$2];1;MIN([.$B$1]+1;[.BU91]+[.BV91])))" office:value-type="float" office:value="1000001" calcext:value-type="float">
            <text:p>1000001</text:p>
          </table:table-cell>
          <table:table-cell table:formula="of:=IF([.$A92]&lt;[.BW$2];&quot;&quot;;IF([.$A92]=[.BW$2];1;MIN([.$B$1]+1;[.BV91]+[.BW91])))" office:value-type="float" office:value="1000001" calcext:value-type="float">
            <text:p>1000001</text:p>
          </table:table-cell>
          <table:table-cell table:formula="of:=IF([.$A92]&lt;[.BX$2];&quot;&quot;;IF([.$A92]=[.BX$2];1;MIN([.$B$1]+1;[.BW91]+[.BX91])))" office:value-type="float" office:value="1000001" calcext:value-type="float">
            <text:p>1000001</text:p>
          </table:table-cell>
          <table:table-cell table:formula="of:=IF([.$A92]&lt;[.BY$2];&quot;&quot;;IF([.$A92]=[.BY$2];1;MIN([.$B$1]+1;[.BX91]+[.BY91])))" office:value-type="float" office:value="1000001" calcext:value-type="float">
            <text:p>1000001</text:p>
          </table:table-cell>
          <table:table-cell table:formula="of:=IF([.$A92]&lt;[.BZ$2];&quot;&quot;;IF([.$A92]=[.BZ$2];1;MIN([.$B$1]+1;[.BY91]+[.BZ91])))" office:value-type="float" office:value="1000001" calcext:value-type="float">
            <text:p>1000001</text:p>
          </table:table-cell>
          <table:table-cell table:formula="of:=IF([.$A92]&lt;[.CA$2];&quot;&quot;;IF([.$A92]=[.CA$2];1;MIN([.$B$1]+1;[.BZ91]+[.CA91])))" office:value-type="float" office:value="1000001" calcext:value-type="float">
            <text:p>1000001</text:p>
          </table:table-cell>
          <table:table-cell table:formula="of:=IF([.$A92]&lt;[.CB$2];&quot;&quot;;IF([.$A92]=[.CB$2];1;MIN([.$B$1]+1;[.CA91]+[.CB91])))" office:value-type="float" office:value="1000001" calcext:value-type="float">
            <text:p>1000001</text:p>
          </table:table-cell>
          <table:table-cell table:formula="of:=IF([.$A92]&lt;[.CC$2];&quot;&quot;;IF([.$A92]=[.CC$2];1;MIN([.$B$1]+1;[.CB91]+[.CC91])))" office:value-type="float" office:value="1000001" calcext:value-type="float">
            <text:p>1000001</text:p>
          </table:table-cell>
          <table:table-cell table:formula="of:=IF([.$A92]&lt;[.CD$2];&quot;&quot;;IF([.$A92]=[.CD$2];1;MIN([.$B$1]+1;[.CC91]+[.CD91])))" office:value-type="float" office:value="1000001" calcext:value-type="float">
            <text:p>1000001</text:p>
          </table:table-cell>
          <table:table-cell table:formula="of:=IF([.$A92]&lt;[.CE$2];&quot;&quot;;IF([.$A92]=[.CE$2];1;MIN([.$B$1]+1;[.CD91]+[.CE91])))" office:value-type="float" office:value="1000001" calcext:value-type="float">
            <text:p>1000001</text:p>
          </table:table-cell>
          <table:table-cell table:formula="of:=IF([.$A92]&lt;[.CF$2];&quot;&quot;;IF([.$A92]=[.CF$2];1;MIN([.$B$1]+1;[.CE91]+[.CF91])))" office:value-type="float" office:value="1000001" calcext:value-type="float">
            <text:p>1000001</text:p>
          </table:table-cell>
          <table:table-cell table:formula="of:=IF([.$A92]&lt;[.CG$2];&quot;&quot;;IF([.$A92]=[.CG$2];1;MIN([.$B$1]+1;[.CF91]+[.CG91])))" office:value-type="float" office:value="1000001" calcext:value-type="float">
            <text:p>1000001</text:p>
          </table:table-cell>
          <table:table-cell table:formula="of:=IF([.$A92]&lt;[.CH$2];&quot;&quot;;IF([.$A92]=[.CH$2];1;MIN([.$B$1]+1;[.CG91]+[.CH91])))" office:value-type="float" office:value="1000001" calcext:value-type="float">
            <text:p>1000001</text:p>
          </table:table-cell>
          <table:table-cell table:formula="of:=IF([.$A92]&lt;[.CI$2];&quot;&quot;;IF([.$A92]=[.CI$2];1;MIN([.$B$1]+1;[.CH91]+[.CI91])))" office:value-type="float" office:value="1000001" calcext:value-type="float">
            <text:p>1000001</text:p>
          </table:table-cell>
          <table:table-cell table:formula="of:=IF([.$A92]&lt;[.CJ$2];&quot;&quot;;IF([.$A92]=[.CJ$2];1;MIN([.$B$1]+1;[.CI91]+[.CJ91])))" office:value-type="float" office:value="113564" calcext:value-type="float">
            <text:p>113564</text:p>
          </table:table-cell>
          <table:table-cell table:formula="of:=IF([.$A92]&lt;[.CK$2];&quot;&quot;;IF([.$A92]=[.CK$2];1;MIN([.$B$1]+1;[.CJ91]+[.CK91])))" office:value-type="float" office:value="3916" calcext:value-type="float">
            <text:p>3916</text:p>
          </table:table-cell>
          <table:table-cell table:formula="of:=IF([.$A92]&lt;[.CL$2];&quot;&quot;;IF([.$A92]=[.CL$2];1;MIN([.$B$1]+1;[.CK91]+[.CL91])))" office:value-type="float" office:value="89" calcext:value-type="float">
            <text:p>89</text:p>
          </table:table-cell>
          <table:table-cell table:formula="of:=IF([.$A92]&lt;[.CM$2];&quot;&quot;;IF([.$A92]=[.CM$2];1;MIN([.$B$1]+1;[.CL91]+[.CM91])))" office:value-type="float" office:value="1" calcext:value-type="float">
            <text:p>1</text:p>
          </table:table-cell>
          <table:table-cell table:formula="of:=IF([.$A92]&lt;[.CN$2];&quot;&quot;;IF([.$A92]=[.CN$2];1;MIN([.$B$1]+1;[.CM91]+[.CN91])))">
            <text:p/>
          </table:table-cell>
          <table:table-cell table:formula="of:=IF([.$A92]&lt;[.CO$2];&quot;&quot;;IF([.$A92]=[.CO$2];1;MIN([.$B$1]+1;[.CN91]+[.CO91])))">
            <text:p/>
          </table:table-cell>
          <table:table-cell table:formula="of:=IF([.$A92]&lt;[.CP$2];&quot;&quot;;IF([.$A92]=[.CP$2];1;MIN([.$B$1]+1;[.CO91]+[.CP91])))">
            <text:p/>
          </table:table-cell>
          <table:table-cell table:formula="of:=IF([.$A92]&lt;[.CQ$2];&quot;&quot;;IF([.$A92]=[.CQ$2];1;MIN([.$B$1]+1;[.CP91]+[.CQ91])))">
            <text:p/>
          </table:table-cell>
          <table:table-cell table:formula="of:=IF([.$A92]&lt;[.CR$2];&quot;&quot;;IF([.$A92]=[.CR$2];1;MIN([.$B$1]+1;[.CQ91]+[.CR91])))">
            <text:p/>
          </table:table-cell>
          <table:table-cell table:formula="of:=IF([.$A92]&lt;[.CS$2];&quot;&quot;;IF([.$A92]=[.CS$2];1;MIN([.$B$1]+1;[.CR91]+[.CS91])))">
            <text:p/>
          </table:table-cell>
          <table:table-cell table:formula="of:=IF([.$A92]&lt;[.CT$2];&quot;&quot;;IF([.$A92]=[.CT$2];1;MIN([.$B$1]+1;[.CS91]+[.CT91])))">
            <text:p/>
          </table:table-cell>
          <table:table-cell table:formula="of:=IF([.$A92]&lt;[.CU$2];&quot;&quot;;IF([.$A92]=[.CU$2];1;MIN([.$B$1]+1;[.CT91]+[.CU91])))">
            <text:p/>
          </table:table-cell>
          <table:table-cell table:formula="of:=IF([.$A92]&lt;[.CV$2];&quot;&quot;;IF([.$A92]=[.CV$2];1;MIN([.$B$1]+1;[.CU91]+[.CV91])))">
            <text:p/>
          </table:table-cell>
          <table:table-cell table:formula="of:=IF([.$A92]&lt;[.CW$2];&quot;&quot;;IF([.$A92]=[.CW$2];1;MIN([.$B$1]+1;[.CV91]+[.CW91])))">
            <text:p/>
          </table:table-cell>
          <table:table-cell table:formula="of:=IF([.$A92]&lt;[.CX$2];&quot;&quot;;IF([.$A92]=[.CX$2];1;MIN([.$B$1]+1;[.CW91]+[.CX91])))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IF([.$A93]&lt;[.C$2];&quot;&quot;;IF([.$A93]=[.C$2];1;MIN([.$B$1]+1;[.B92]+[.C92])))" office:value-type="float" office:value="90" calcext:value-type="float">
            <text:p>90</text:p>
          </table:table-cell>
          <table:table-cell table:formula="of:=IF([.$A93]&lt;[.D$2];&quot;&quot;;IF([.$A93]=[.D$2];1;MIN([.$B$1]+1;[.C92]+[.D92])))" office:value-type="float" office:value="4005" calcext:value-type="float">
            <text:p>4005</text:p>
          </table:table-cell>
          <table:table-cell table:formula="of:=IF([.$A93]&lt;[.E$2];&quot;&quot;;IF([.$A93]=[.E$2];1;MIN([.$B$1]+1;[.D92]+[.E92])))" office:value-type="float" office:value="117480" calcext:value-type="float">
            <text:p>117480</text:p>
          </table:table-cell>
          <table:table-cell table:formula="of:=IF([.$A93]&lt;[.F$2];&quot;&quot;;IF([.$A93]=[.F$2];1;MIN([.$B$1]+1;[.E92]+[.F92])))" office:value-type="float" office:value="1000001" calcext:value-type="float">
            <text:p>1000001</text:p>
          </table:table-cell>
          <table:table-cell table:formula="of:=IF([.$A93]&lt;[.G$2];&quot;&quot;;IF([.$A93]=[.G$2];1;MIN([.$B$1]+1;[.F92]+[.G92])))" office:value-type="float" office:value="1000001" calcext:value-type="float">
            <text:p>1000001</text:p>
          </table:table-cell>
          <table:table-cell table:formula="of:=IF([.$A93]&lt;[.H$2];&quot;&quot;;IF([.$A93]=[.H$2];1;MIN([.$B$1]+1;[.G92]+[.H92])))" office:value-type="float" office:value="1000001" calcext:value-type="float">
            <text:p>1000001</text:p>
          </table:table-cell>
          <table:table-cell table:formula="of:=IF([.$A93]&lt;[.I$2];&quot;&quot;;IF([.$A93]=[.I$2];1;MIN([.$B$1]+1;[.H92]+[.I92])))" office:value-type="float" office:value="1000001" calcext:value-type="float">
            <text:p>1000001</text:p>
          </table:table-cell>
          <table:table-cell table:formula="of:=IF([.$A93]&lt;[.J$2];&quot;&quot;;IF([.$A93]=[.J$2];1;MIN([.$B$1]+1;[.I92]+[.J92])))" office:value-type="float" office:value="1000001" calcext:value-type="float">
            <text:p>1000001</text:p>
          </table:table-cell>
          <table:table-cell table:formula="of:=IF([.$A93]&lt;[.K$2];&quot;&quot;;IF([.$A93]=[.K$2];1;MIN([.$B$1]+1;[.J92]+[.K92])))" office:value-type="float" office:value="1000001" calcext:value-type="float">
            <text:p>1000001</text:p>
          </table:table-cell>
          <table:table-cell table:formula="of:=IF([.$A93]&lt;[.L$2];&quot;&quot;;IF([.$A93]=[.L$2];1;MIN([.$B$1]+1;[.K92]+[.L92])))" office:value-type="float" office:value="1000001" calcext:value-type="float">
            <text:p>1000001</text:p>
          </table:table-cell>
          <table:table-cell table:formula="of:=IF([.$A93]&lt;[.M$2];&quot;&quot;;IF([.$A93]=[.M$2];1;MIN([.$B$1]+1;[.L92]+[.M92])))" office:value-type="float" office:value="1000001" calcext:value-type="float">
            <text:p>1000001</text:p>
          </table:table-cell>
          <table:table-cell table:formula="of:=IF([.$A93]&lt;[.N$2];&quot;&quot;;IF([.$A93]=[.N$2];1;MIN([.$B$1]+1;[.M92]+[.N92])))" office:value-type="float" office:value="1000001" calcext:value-type="float">
            <text:p>1000001</text:p>
          </table:table-cell>
          <table:table-cell table:formula="of:=IF([.$A93]&lt;[.O$2];&quot;&quot;;IF([.$A93]=[.O$2];1;MIN([.$B$1]+1;[.N92]+[.O92])))" office:value-type="float" office:value="1000001" calcext:value-type="float">
            <text:p>1000001</text:p>
          </table:table-cell>
          <table:table-cell table:formula="of:=IF([.$A93]&lt;[.P$2];&quot;&quot;;IF([.$A93]=[.P$2];1;MIN([.$B$1]+1;[.O92]+[.P92])))" office:value-type="float" office:value="1000001" calcext:value-type="float">
            <text:p>1000001</text:p>
          </table:table-cell>
          <table:table-cell table:formula="of:=IF([.$A93]&lt;[.Q$2];&quot;&quot;;IF([.$A93]=[.Q$2];1;MIN([.$B$1]+1;[.P92]+[.Q92])))" office:value-type="float" office:value="1000001" calcext:value-type="float">
            <text:p>1000001</text:p>
          </table:table-cell>
          <table:table-cell table:formula="of:=IF([.$A93]&lt;[.R$2];&quot;&quot;;IF([.$A93]=[.R$2];1;MIN([.$B$1]+1;[.Q92]+[.R92])))" office:value-type="float" office:value="1000001" calcext:value-type="float">
            <text:p>1000001</text:p>
          </table:table-cell>
          <table:table-cell table:formula="of:=IF([.$A93]&lt;[.S$2];&quot;&quot;;IF([.$A93]=[.S$2];1;MIN([.$B$1]+1;[.R92]+[.S92])))" office:value-type="float" office:value="1000001" calcext:value-type="float">
            <text:p>1000001</text:p>
          </table:table-cell>
          <table:table-cell table:formula="of:=IF([.$A93]&lt;[.T$2];&quot;&quot;;IF([.$A93]=[.T$2];1;MIN([.$B$1]+1;[.S92]+[.T92])))" office:value-type="float" office:value="1000001" calcext:value-type="float">
            <text:p>1000001</text:p>
          </table:table-cell>
          <table:table-cell table:formula="of:=IF([.$A93]&lt;[.U$2];&quot;&quot;;IF([.$A93]=[.U$2];1;MIN([.$B$1]+1;[.T92]+[.U92])))" office:value-type="float" office:value="1000001" calcext:value-type="float">
            <text:p>1000001</text:p>
          </table:table-cell>
          <table:table-cell table:formula="of:=IF([.$A93]&lt;[.V$2];&quot;&quot;;IF([.$A93]=[.V$2];1;MIN([.$B$1]+1;[.U92]+[.V92])))" office:value-type="float" office:value="1000001" calcext:value-type="float">
            <text:p>1000001</text:p>
          </table:table-cell>
          <table:table-cell table:formula="of:=IF([.$A93]&lt;[.W$2];&quot;&quot;;IF([.$A93]=[.W$2];1;MIN([.$B$1]+1;[.V92]+[.W92])))" office:value-type="float" office:value="1000001" calcext:value-type="float">
            <text:p>1000001</text:p>
          </table:table-cell>
          <table:table-cell table:formula="of:=IF([.$A93]&lt;[.X$2];&quot;&quot;;IF([.$A93]=[.X$2];1;MIN([.$B$1]+1;[.W92]+[.X92])))" office:value-type="float" office:value="1000001" calcext:value-type="float">
            <text:p>1000001</text:p>
          </table:table-cell>
          <table:table-cell table:formula="of:=IF([.$A93]&lt;[.Y$2];&quot;&quot;;IF([.$A93]=[.Y$2];1;MIN([.$B$1]+1;[.X92]+[.Y92])))" office:value-type="float" office:value="1000001" calcext:value-type="float">
            <text:p>1000001</text:p>
          </table:table-cell>
          <table:table-cell table:formula="of:=IF([.$A93]&lt;[.Z$2];&quot;&quot;;IF([.$A93]=[.Z$2];1;MIN([.$B$1]+1;[.Y92]+[.Z92])))" office:value-type="float" office:value="1000001" calcext:value-type="float">
            <text:p>1000001</text:p>
          </table:table-cell>
          <table:table-cell table:formula="of:=IF([.$A93]&lt;[.AA$2];&quot;&quot;;IF([.$A93]=[.AA$2];1;MIN([.$B$1]+1;[.Z92]+[.AA92])))" office:value-type="float" office:value="1000001" calcext:value-type="float">
            <text:p>1000001</text:p>
          </table:table-cell>
          <table:table-cell table:formula="of:=IF([.$A93]&lt;[.AB$2];&quot;&quot;;IF([.$A93]=[.AB$2];1;MIN([.$B$1]+1;[.AA92]+[.AB92])))" office:value-type="float" office:value="1000001" calcext:value-type="float">
            <text:p>1000001</text:p>
          </table:table-cell>
          <table:table-cell table:formula="of:=IF([.$A93]&lt;[.AC$2];&quot;&quot;;IF([.$A93]=[.AC$2];1;MIN([.$B$1]+1;[.AB92]+[.AC92])))" office:value-type="float" office:value="1000001" calcext:value-type="float">
            <text:p>1000001</text:p>
          </table:table-cell>
          <table:table-cell table:formula="of:=IF([.$A93]&lt;[.AD$2];&quot;&quot;;IF([.$A93]=[.AD$2];1;MIN([.$B$1]+1;[.AC92]+[.AD92])))" office:value-type="float" office:value="1000001" calcext:value-type="float">
            <text:p>1000001</text:p>
          </table:table-cell>
          <table:table-cell table:formula="of:=IF([.$A93]&lt;[.AE$2];&quot;&quot;;IF([.$A93]=[.AE$2];1;MIN([.$B$1]+1;[.AD92]+[.AE92])))" office:value-type="float" office:value="1000001" calcext:value-type="float">
            <text:p>1000001</text:p>
          </table:table-cell>
          <table:table-cell table:formula="of:=IF([.$A93]&lt;[.AF$2];&quot;&quot;;IF([.$A93]=[.AF$2];1;MIN([.$B$1]+1;[.AE92]+[.AF92])))" office:value-type="float" office:value="1000001" calcext:value-type="float">
            <text:p>1000001</text:p>
          </table:table-cell>
          <table:table-cell table:formula="of:=IF([.$A93]&lt;[.AG$2];&quot;&quot;;IF([.$A93]=[.AG$2];1;MIN([.$B$1]+1;[.AF92]+[.AG92])))" office:value-type="float" office:value="1000001" calcext:value-type="float">
            <text:p>1000001</text:p>
          </table:table-cell>
          <table:table-cell table:formula="of:=IF([.$A93]&lt;[.AH$2];&quot;&quot;;IF([.$A93]=[.AH$2];1;MIN([.$B$1]+1;[.AG92]+[.AH92])))" office:value-type="float" office:value="1000001" calcext:value-type="float">
            <text:p>1000001</text:p>
          </table:table-cell>
          <table:table-cell table:formula="of:=IF([.$A93]&lt;[.AI$2];&quot;&quot;;IF([.$A93]=[.AI$2];1;MIN([.$B$1]+1;[.AH92]+[.AI92])))" office:value-type="float" office:value="1000001" calcext:value-type="float">
            <text:p>1000001</text:p>
          </table:table-cell>
          <table:table-cell table:formula="of:=IF([.$A93]&lt;[.AJ$2];&quot;&quot;;IF([.$A93]=[.AJ$2];1;MIN([.$B$1]+1;[.AI92]+[.AJ92])))" office:value-type="float" office:value="1000001" calcext:value-type="float">
            <text:p>1000001</text:p>
          </table:table-cell>
          <table:table-cell table:formula="of:=IF([.$A93]&lt;[.AK$2];&quot;&quot;;IF([.$A93]=[.AK$2];1;MIN([.$B$1]+1;[.AJ92]+[.AK92])))" office:value-type="float" office:value="1000001" calcext:value-type="float">
            <text:p>1000001</text:p>
          </table:table-cell>
          <table:table-cell table:formula="of:=IF([.$A93]&lt;[.AL$2];&quot;&quot;;IF([.$A93]=[.AL$2];1;MIN([.$B$1]+1;[.AK92]+[.AL92])))" office:value-type="float" office:value="1000001" calcext:value-type="float">
            <text:p>1000001</text:p>
          </table:table-cell>
          <table:table-cell table:formula="of:=IF([.$A93]&lt;[.AM$2];&quot;&quot;;IF([.$A93]=[.AM$2];1;MIN([.$B$1]+1;[.AL92]+[.AM92])))" office:value-type="float" office:value="1000001" calcext:value-type="float">
            <text:p>1000001</text:p>
          </table:table-cell>
          <table:table-cell table:formula="of:=IF([.$A93]&lt;[.AN$2];&quot;&quot;;IF([.$A93]=[.AN$2];1;MIN([.$B$1]+1;[.AM92]+[.AN92])))" office:value-type="float" office:value="1000001" calcext:value-type="float">
            <text:p>1000001</text:p>
          </table:table-cell>
          <table:table-cell table:formula="of:=IF([.$A93]&lt;[.AO$2];&quot;&quot;;IF([.$A93]=[.AO$2];1;MIN([.$B$1]+1;[.AN92]+[.AO92])))" office:value-type="float" office:value="1000001" calcext:value-type="float">
            <text:p>1000001</text:p>
          </table:table-cell>
          <table:table-cell table:formula="of:=IF([.$A93]&lt;[.AP$2];&quot;&quot;;IF([.$A93]=[.AP$2];1;MIN([.$B$1]+1;[.AO92]+[.AP92])))" office:value-type="float" office:value="1000001" calcext:value-type="float">
            <text:p>1000001</text:p>
          </table:table-cell>
          <table:table-cell table:formula="of:=IF([.$A93]&lt;[.AQ$2];&quot;&quot;;IF([.$A93]=[.AQ$2];1;MIN([.$B$1]+1;[.AP92]+[.AQ92])))" office:value-type="float" office:value="1000001" calcext:value-type="float">
            <text:p>1000001</text:p>
          </table:table-cell>
          <table:table-cell table:formula="of:=IF([.$A93]&lt;[.AR$2];&quot;&quot;;IF([.$A93]=[.AR$2];1;MIN([.$B$1]+1;[.AQ92]+[.AR92])))" office:value-type="float" office:value="1000001" calcext:value-type="float">
            <text:p>1000001</text:p>
          </table:table-cell>
          <table:table-cell table:formula="of:=IF([.$A93]&lt;[.AS$2];&quot;&quot;;IF([.$A93]=[.AS$2];1;MIN([.$B$1]+1;[.AR92]+[.AS92])))" office:value-type="float" office:value="1000001" calcext:value-type="float">
            <text:p>1000001</text:p>
          </table:table-cell>
          <table:table-cell table:formula="of:=IF([.$A93]&lt;[.AT$2];&quot;&quot;;IF([.$A93]=[.AT$2];1;MIN([.$B$1]+1;[.AS92]+[.AT92])))" office:value-type="float" office:value="1000001" calcext:value-type="float">
            <text:p>1000001</text:p>
          </table:table-cell>
          <table:table-cell table:formula="of:=IF([.$A93]&lt;[.AU$2];&quot;&quot;;IF([.$A93]=[.AU$2];1;MIN([.$B$1]+1;[.AT92]+[.AU92])))" office:value-type="float" office:value="1000001" calcext:value-type="float">
            <text:p>1000001</text:p>
          </table:table-cell>
          <table:table-cell table:formula="of:=IF([.$A93]&lt;[.AV$2];&quot;&quot;;IF([.$A93]=[.AV$2];1;MIN([.$B$1]+1;[.AU92]+[.AV92])))" office:value-type="float" office:value="1000001" calcext:value-type="float">
            <text:p>1000001</text:p>
          </table:table-cell>
          <table:table-cell table:formula="of:=IF([.$A93]&lt;[.AW$2];&quot;&quot;;IF([.$A93]=[.AW$2];1;MIN([.$B$1]+1;[.AV92]+[.AW92])))" office:value-type="float" office:value="1000001" calcext:value-type="float">
            <text:p>1000001</text:p>
          </table:table-cell>
          <table:table-cell table:formula="of:=IF([.$A93]&lt;[.AX$2];&quot;&quot;;IF([.$A93]=[.AX$2];1;MIN([.$B$1]+1;[.AW92]+[.AX92])))" office:value-type="float" office:value="1000001" calcext:value-type="float">
            <text:p>1000001</text:p>
          </table:table-cell>
          <table:table-cell table:formula="of:=IF([.$A93]&lt;[.AY$2];&quot;&quot;;IF([.$A93]=[.AY$2];1;MIN([.$B$1]+1;[.AX92]+[.AY92])))" office:value-type="float" office:value="1000001" calcext:value-type="float">
            <text:p>1000001</text:p>
          </table:table-cell>
          <table:table-cell table:formula="of:=IF([.$A93]&lt;[.AZ$2];&quot;&quot;;IF([.$A93]=[.AZ$2];1;MIN([.$B$1]+1;[.AY92]+[.AZ92])))" office:value-type="float" office:value="1000001" calcext:value-type="float">
            <text:p>1000001</text:p>
          </table:table-cell>
          <table:table-cell table:formula="of:=IF([.$A93]&lt;[.BA$2];&quot;&quot;;IF([.$A93]=[.BA$2];1;MIN([.$B$1]+1;[.AZ92]+[.BA92])))" office:value-type="float" office:value="1000001" calcext:value-type="float">
            <text:p>1000001</text:p>
          </table:table-cell>
          <table:table-cell table:formula="of:=IF([.$A93]&lt;[.BB$2];&quot;&quot;;IF([.$A93]=[.BB$2];1;MIN([.$B$1]+1;[.BA92]+[.BB92])))" office:value-type="float" office:value="1000001" calcext:value-type="float">
            <text:p>1000001</text:p>
          </table:table-cell>
          <table:table-cell table:formula="of:=IF([.$A93]&lt;[.BC$2];&quot;&quot;;IF([.$A93]=[.BC$2];1;MIN([.$B$1]+1;[.BB92]+[.BC92])))" office:value-type="float" office:value="1000001" calcext:value-type="float">
            <text:p>1000001</text:p>
          </table:table-cell>
          <table:table-cell table:formula="of:=IF([.$A93]&lt;[.BD$2];&quot;&quot;;IF([.$A93]=[.BD$2];1;MIN([.$B$1]+1;[.BC92]+[.BD92])))" office:value-type="float" office:value="1000001" calcext:value-type="float">
            <text:p>1000001</text:p>
          </table:table-cell>
          <table:table-cell table:formula="of:=IF([.$A93]&lt;[.BE$2];&quot;&quot;;IF([.$A93]=[.BE$2];1;MIN([.$B$1]+1;[.BD92]+[.BE92])))" office:value-type="float" office:value="1000001" calcext:value-type="float">
            <text:p>1000001</text:p>
          </table:table-cell>
          <table:table-cell table:formula="of:=IF([.$A93]&lt;[.BF$2];&quot;&quot;;IF([.$A93]=[.BF$2];1;MIN([.$B$1]+1;[.BE92]+[.BF92])))" office:value-type="float" office:value="1000001" calcext:value-type="float">
            <text:p>1000001</text:p>
          </table:table-cell>
          <table:table-cell table:formula="of:=IF([.$A93]&lt;[.BG$2];&quot;&quot;;IF([.$A93]=[.BG$2];1;MIN([.$B$1]+1;[.BF92]+[.BG92])))" office:value-type="float" office:value="1000001" calcext:value-type="float">
            <text:p>1000001</text:p>
          </table:table-cell>
          <table:table-cell table:formula="of:=IF([.$A93]&lt;[.BH$2];&quot;&quot;;IF([.$A93]=[.BH$2];1;MIN([.$B$1]+1;[.BG92]+[.BH92])))" office:value-type="float" office:value="1000001" calcext:value-type="float">
            <text:p>1000001</text:p>
          </table:table-cell>
          <table:table-cell table:formula="of:=IF([.$A93]&lt;[.BI$2];&quot;&quot;;IF([.$A93]=[.BI$2];1;MIN([.$B$1]+1;[.BH92]+[.BI92])))" office:value-type="float" office:value="1000001" calcext:value-type="float">
            <text:p>1000001</text:p>
          </table:table-cell>
          <table:table-cell table:formula="of:=IF([.$A93]&lt;[.BJ$2];&quot;&quot;;IF([.$A93]=[.BJ$2];1;MIN([.$B$1]+1;[.BI92]+[.BJ92])))" office:value-type="float" office:value="1000001" calcext:value-type="float">
            <text:p>1000001</text:p>
          </table:table-cell>
          <table:table-cell table:formula="of:=IF([.$A93]&lt;[.BK$2];&quot;&quot;;IF([.$A93]=[.BK$2];1;MIN([.$B$1]+1;[.BJ92]+[.BK92])))" office:value-type="float" office:value="1000001" calcext:value-type="float">
            <text:p>1000001</text:p>
          </table:table-cell>
          <table:table-cell table:formula="of:=IF([.$A93]&lt;[.BL$2];&quot;&quot;;IF([.$A93]=[.BL$2];1;MIN([.$B$1]+1;[.BK92]+[.BL92])))" office:value-type="float" office:value="1000001" calcext:value-type="float">
            <text:p>1000001</text:p>
          </table:table-cell>
          <table:table-cell table:formula="of:=IF([.$A93]&lt;[.BM$2];&quot;&quot;;IF([.$A93]=[.BM$2];1;MIN([.$B$1]+1;[.BL92]+[.BM92])))" office:value-type="float" office:value="1000001" calcext:value-type="float">
            <text:p>1000001</text:p>
          </table:table-cell>
          <table:table-cell table:formula="of:=IF([.$A93]&lt;[.BN$2];&quot;&quot;;IF([.$A93]=[.BN$2];1;MIN([.$B$1]+1;[.BM92]+[.BN92])))" office:value-type="float" office:value="1000001" calcext:value-type="float">
            <text:p>1000001</text:p>
          </table:table-cell>
          <table:table-cell table:formula="of:=IF([.$A93]&lt;[.BO$2];&quot;&quot;;IF([.$A93]=[.BO$2];1;MIN([.$B$1]+1;[.BN92]+[.BO92])))" office:value-type="float" office:value="1000001" calcext:value-type="float">
            <text:p>1000001</text:p>
          </table:table-cell>
          <table:table-cell table:formula="of:=IF([.$A93]&lt;[.BP$2];&quot;&quot;;IF([.$A93]=[.BP$2];1;MIN([.$B$1]+1;[.BO92]+[.BP92])))" office:value-type="float" office:value="1000001" calcext:value-type="float">
            <text:p>1000001</text:p>
          </table:table-cell>
          <table:table-cell table:formula="of:=IF([.$A93]&lt;[.BQ$2];&quot;&quot;;IF([.$A93]=[.BQ$2];1;MIN([.$B$1]+1;[.BP92]+[.BQ92])))" office:value-type="float" office:value="1000001" calcext:value-type="float">
            <text:p>1000001</text:p>
          </table:table-cell>
          <table:table-cell table:formula="of:=IF([.$A93]&lt;[.BR$2];&quot;&quot;;IF([.$A93]=[.BR$2];1;MIN([.$B$1]+1;[.BQ92]+[.BR92])))" office:value-type="float" office:value="1000001" calcext:value-type="float">
            <text:p>1000001</text:p>
          </table:table-cell>
          <table:table-cell table:formula="of:=IF([.$A93]&lt;[.BS$2];&quot;&quot;;IF([.$A93]=[.BS$2];1;MIN([.$B$1]+1;[.BR92]+[.BS92])))" office:value-type="float" office:value="1000001" calcext:value-type="float">
            <text:p>1000001</text:p>
          </table:table-cell>
          <table:table-cell table:formula="of:=IF([.$A93]&lt;[.BT$2];&quot;&quot;;IF([.$A93]=[.BT$2];1;MIN([.$B$1]+1;[.BS92]+[.BT92])))" office:value-type="float" office:value="1000001" calcext:value-type="float">
            <text:p>1000001</text:p>
          </table:table-cell>
          <table:table-cell table:formula="of:=IF([.$A93]&lt;[.BU$2];&quot;&quot;;IF([.$A93]=[.BU$2];1;MIN([.$B$1]+1;[.BT92]+[.BU92])))" office:value-type="float" office:value="1000001" calcext:value-type="float">
            <text:p>1000001</text:p>
          </table:table-cell>
          <table:table-cell table:formula="of:=IF([.$A93]&lt;[.BV$2];&quot;&quot;;IF([.$A93]=[.BV$2];1;MIN([.$B$1]+1;[.BU92]+[.BV92])))" office:value-type="float" office:value="1000001" calcext:value-type="float">
            <text:p>1000001</text:p>
          </table:table-cell>
          <table:table-cell table:formula="of:=IF([.$A93]&lt;[.BW$2];&quot;&quot;;IF([.$A93]=[.BW$2];1;MIN([.$B$1]+1;[.BV92]+[.BW92])))" office:value-type="float" office:value="1000001" calcext:value-type="float">
            <text:p>1000001</text:p>
          </table:table-cell>
          <table:table-cell table:formula="of:=IF([.$A93]&lt;[.BX$2];&quot;&quot;;IF([.$A93]=[.BX$2];1;MIN([.$B$1]+1;[.BW92]+[.BX92])))" office:value-type="float" office:value="1000001" calcext:value-type="float">
            <text:p>1000001</text:p>
          </table:table-cell>
          <table:table-cell table:formula="of:=IF([.$A93]&lt;[.BY$2];&quot;&quot;;IF([.$A93]=[.BY$2];1;MIN([.$B$1]+1;[.BX92]+[.BY92])))" office:value-type="float" office:value="1000001" calcext:value-type="float">
            <text:p>1000001</text:p>
          </table:table-cell>
          <table:table-cell table:formula="of:=IF([.$A93]&lt;[.BZ$2];&quot;&quot;;IF([.$A93]=[.BZ$2];1;MIN([.$B$1]+1;[.BY92]+[.BZ92])))" office:value-type="float" office:value="1000001" calcext:value-type="float">
            <text:p>1000001</text:p>
          </table:table-cell>
          <table:table-cell table:formula="of:=IF([.$A93]&lt;[.CA$2];&quot;&quot;;IF([.$A93]=[.CA$2];1;MIN([.$B$1]+1;[.BZ92]+[.CA92])))" office:value-type="float" office:value="1000001" calcext:value-type="float">
            <text:p>1000001</text:p>
          </table:table-cell>
          <table:table-cell table:formula="of:=IF([.$A93]&lt;[.CB$2];&quot;&quot;;IF([.$A93]=[.CB$2];1;MIN([.$B$1]+1;[.CA92]+[.CB92])))" office:value-type="float" office:value="1000001" calcext:value-type="float">
            <text:p>1000001</text:p>
          </table:table-cell>
          <table:table-cell table:formula="of:=IF([.$A93]&lt;[.CC$2];&quot;&quot;;IF([.$A93]=[.CC$2];1;MIN([.$B$1]+1;[.CB92]+[.CC92])))" office:value-type="float" office:value="1000001" calcext:value-type="float">
            <text:p>1000001</text:p>
          </table:table-cell>
          <table:table-cell table:formula="of:=IF([.$A93]&lt;[.CD$2];&quot;&quot;;IF([.$A93]=[.CD$2];1;MIN([.$B$1]+1;[.CC92]+[.CD92])))" office:value-type="float" office:value="1000001" calcext:value-type="float">
            <text:p>1000001</text:p>
          </table:table-cell>
          <table:table-cell table:formula="of:=IF([.$A93]&lt;[.CE$2];&quot;&quot;;IF([.$A93]=[.CE$2];1;MIN([.$B$1]+1;[.CD92]+[.CE92])))" office:value-type="float" office:value="1000001" calcext:value-type="float">
            <text:p>1000001</text:p>
          </table:table-cell>
          <table:table-cell table:formula="of:=IF([.$A93]&lt;[.CF$2];&quot;&quot;;IF([.$A93]=[.CF$2];1;MIN([.$B$1]+1;[.CE92]+[.CF92])))" office:value-type="float" office:value="1000001" calcext:value-type="float">
            <text:p>1000001</text:p>
          </table:table-cell>
          <table:table-cell table:formula="of:=IF([.$A93]&lt;[.CG$2];&quot;&quot;;IF([.$A93]=[.CG$2];1;MIN([.$B$1]+1;[.CF92]+[.CG92])))" office:value-type="float" office:value="1000001" calcext:value-type="float">
            <text:p>1000001</text:p>
          </table:table-cell>
          <table:table-cell table:formula="of:=IF([.$A93]&lt;[.CH$2];&quot;&quot;;IF([.$A93]=[.CH$2];1;MIN([.$B$1]+1;[.CG92]+[.CH92])))" office:value-type="float" office:value="1000001" calcext:value-type="float">
            <text:p>1000001</text:p>
          </table:table-cell>
          <table:table-cell table:formula="of:=IF([.$A93]&lt;[.CI$2];&quot;&quot;;IF([.$A93]=[.CI$2];1;MIN([.$B$1]+1;[.CH92]+[.CI92])))" office:value-type="float" office:value="1000001" calcext:value-type="float">
            <text:p>1000001</text:p>
          </table:table-cell>
          <table:table-cell table:formula="of:=IF([.$A93]&lt;[.CJ$2];&quot;&quot;;IF([.$A93]=[.CJ$2];1;MIN([.$B$1]+1;[.CI92]+[.CJ92])))" office:value-type="float" office:value="1000001" calcext:value-type="float">
            <text:p>1000001</text:p>
          </table:table-cell>
          <table:table-cell table:formula="of:=IF([.$A93]&lt;[.CK$2];&quot;&quot;;IF([.$A93]=[.CK$2];1;MIN([.$B$1]+1;[.CJ92]+[.CK92])))" office:value-type="float" office:value="117480" calcext:value-type="float">
            <text:p>117480</text:p>
          </table:table-cell>
          <table:table-cell table:formula="of:=IF([.$A93]&lt;[.CL$2];&quot;&quot;;IF([.$A93]=[.CL$2];1;MIN([.$B$1]+1;[.CK92]+[.CL92])))" office:value-type="float" office:value="4005" calcext:value-type="float">
            <text:p>4005</text:p>
          </table:table-cell>
          <table:table-cell table:formula="of:=IF([.$A93]&lt;[.CM$2];&quot;&quot;;IF([.$A93]=[.CM$2];1;MIN([.$B$1]+1;[.CL92]+[.CM92])))" office:value-type="float" office:value="90" calcext:value-type="float">
            <text:p>90</text:p>
          </table:table-cell>
          <table:table-cell table:formula="of:=IF([.$A93]&lt;[.CN$2];&quot;&quot;;IF([.$A93]=[.CN$2];1;MIN([.$B$1]+1;[.CM92]+[.CN92])))" office:value-type="float" office:value="1" calcext:value-type="float">
            <text:p>1</text:p>
          </table:table-cell>
          <table:table-cell table:formula="of:=IF([.$A93]&lt;[.CO$2];&quot;&quot;;IF([.$A93]=[.CO$2];1;MIN([.$B$1]+1;[.CN92]+[.CO92])))">
            <text:p/>
          </table:table-cell>
          <table:table-cell table:formula="of:=IF([.$A93]&lt;[.CP$2];&quot;&quot;;IF([.$A93]=[.CP$2];1;MIN([.$B$1]+1;[.CO92]+[.CP92])))">
            <text:p/>
          </table:table-cell>
          <table:table-cell table:formula="of:=IF([.$A93]&lt;[.CQ$2];&quot;&quot;;IF([.$A93]=[.CQ$2];1;MIN([.$B$1]+1;[.CP92]+[.CQ92])))">
            <text:p/>
          </table:table-cell>
          <table:table-cell table:formula="of:=IF([.$A93]&lt;[.CR$2];&quot;&quot;;IF([.$A93]=[.CR$2];1;MIN([.$B$1]+1;[.CQ92]+[.CR92])))">
            <text:p/>
          </table:table-cell>
          <table:table-cell table:formula="of:=IF([.$A93]&lt;[.CS$2];&quot;&quot;;IF([.$A93]=[.CS$2];1;MIN([.$B$1]+1;[.CR92]+[.CS92])))">
            <text:p/>
          </table:table-cell>
          <table:table-cell table:formula="of:=IF([.$A93]&lt;[.CT$2];&quot;&quot;;IF([.$A93]=[.CT$2];1;MIN([.$B$1]+1;[.CS92]+[.CT92])))">
            <text:p/>
          </table:table-cell>
          <table:table-cell table:formula="of:=IF([.$A93]&lt;[.CU$2];&quot;&quot;;IF([.$A93]=[.CU$2];1;MIN([.$B$1]+1;[.CT92]+[.CU92])))">
            <text:p/>
          </table:table-cell>
          <table:table-cell table:formula="of:=IF([.$A93]&lt;[.CV$2];&quot;&quot;;IF([.$A93]=[.CV$2];1;MIN([.$B$1]+1;[.CU92]+[.CV92])))">
            <text:p/>
          </table:table-cell>
          <table:table-cell table:formula="of:=IF([.$A93]&lt;[.CW$2];&quot;&quot;;IF([.$A93]=[.CW$2];1;MIN([.$B$1]+1;[.CV92]+[.CW92])))">
            <text:p/>
          </table:table-cell>
          <table:table-cell table:formula="of:=IF([.$A93]&lt;[.CX$2];&quot;&quot;;IF([.$A93]=[.CX$2];1;MIN([.$B$1]+1;[.CW92]+[.CX92])))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IF([.$A94]&lt;[.C$2];&quot;&quot;;IF([.$A94]=[.C$2];1;MIN([.$B$1]+1;[.B93]+[.C93])))" office:value-type="float" office:value="91" calcext:value-type="float">
            <text:p>91</text:p>
          </table:table-cell>
          <table:table-cell table:formula="of:=IF([.$A94]&lt;[.D$2];&quot;&quot;;IF([.$A94]=[.D$2];1;MIN([.$B$1]+1;[.C93]+[.D93])))" office:value-type="float" office:value="4095" calcext:value-type="float">
            <text:p>4095</text:p>
          </table:table-cell>
          <table:table-cell table:formula="of:=IF([.$A94]&lt;[.E$2];&quot;&quot;;IF([.$A94]=[.E$2];1;MIN([.$B$1]+1;[.D93]+[.E93])))" office:value-type="float" office:value="121485" calcext:value-type="float">
            <text:p>121485</text:p>
          </table:table-cell>
          <table:table-cell table:formula="of:=IF([.$A94]&lt;[.F$2];&quot;&quot;;IF([.$A94]=[.F$2];1;MIN([.$B$1]+1;[.E93]+[.F93])))" office:value-type="float" office:value="1000001" calcext:value-type="float">
            <text:p>1000001</text:p>
          </table:table-cell>
          <table:table-cell table:formula="of:=IF([.$A94]&lt;[.G$2];&quot;&quot;;IF([.$A94]=[.G$2];1;MIN([.$B$1]+1;[.F93]+[.G93])))" office:value-type="float" office:value="1000001" calcext:value-type="float">
            <text:p>1000001</text:p>
          </table:table-cell>
          <table:table-cell table:formula="of:=IF([.$A94]&lt;[.H$2];&quot;&quot;;IF([.$A94]=[.H$2];1;MIN([.$B$1]+1;[.G93]+[.H93])))" office:value-type="float" office:value="1000001" calcext:value-type="float">
            <text:p>1000001</text:p>
          </table:table-cell>
          <table:table-cell table:formula="of:=IF([.$A94]&lt;[.I$2];&quot;&quot;;IF([.$A94]=[.I$2];1;MIN([.$B$1]+1;[.H93]+[.I93])))" office:value-type="float" office:value="1000001" calcext:value-type="float">
            <text:p>1000001</text:p>
          </table:table-cell>
          <table:table-cell table:formula="of:=IF([.$A94]&lt;[.J$2];&quot;&quot;;IF([.$A94]=[.J$2];1;MIN([.$B$1]+1;[.I93]+[.J93])))" office:value-type="float" office:value="1000001" calcext:value-type="float">
            <text:p>1000001</text:p>
          </table:table-cell>
          <table:table-cell table:formula="of:=IF([.$A94]&lt;[.K$2];&quot;&quot;;IF([.$A94]=[.K$2];1;MIN([.$B$1]+1;[.J93]+[.K93])))" office:value-type="float" office:value="1000001" calcext:value-type="float">
            <text:p>1000001</text:p>
          </table:table-cell>
          <table:table-cell table:formula="of:=IF([.$A94]&lt;[.L$2];&quot;&quot;;IF([.$A94]=[.L$2];1;MIN([.$B$1]+1;[.K93]+[.L93])))" office:value-type="float" office:value="1000001" calcext:value-type="float">
            <text:p>1000001</text:p>
          </table:table-cell>
          <table:table-cell table:formula="of:=IF([.$A94]&lt;[.M$2];&quot;&quot;;IF([.$A94]=[.M$2];1;MIN([.$B$1]+1;[.L93]+[.M93])))" office:value-type="float" office:value="1000001" calcext:value-type="float">
            <text:p>1000001</text:p>
          </table:table-cell>
          <table:table-cell table:formula="of:=IF([.$A94]&lt;[.N$2];&quot;&quot;;IF([.$A94]=[.N$2];1;MIN([.$B$1]+1;[.M93]+[.N93])))" office:value-type="float" office:value="1000001" calcext:value-type="float">
            <text:p>1000001</text:p>
          </table:table-cell>
          <table:table-cell table:formula="of:=IF([.$A94]&lt;[.O$2];&quot;&quot;;IF([.$A94]=[.O$2];1;MIN([.$B$1]+1;[.N93]+[.O93])))" office:value-type="float" office:value="1000001" calcext:value-type="float">
            <text:p>1000001</text:p>
          </table:table-cell>
          <table:table-cell table:formula="of:=IF([.$A94]&lt;[.P$2];&quot;&quot;;IF([.$A94]=[.P$2];1;MIN([.$B$1]+1;[.O93]+[.P93])))" office:value-type="float" office:value="1000001" calcext:value-type="float">
            <text:p>1000001</text:p>
          </table:table-cell>
          <table:table-cell table:formula="of:=IF([.$A94]&lt;[.Q$2];&quot;&quot;;IF([.$A94]=[.Q$2];1;MIN([.$B$1]+1;[.P93]+[.Q93])))" office:value-type="float" office:value="1000001" calcext:value-type="float">
            <text:p>1000001</text:p>
          </table:table-cell>
          <table:table-cell table:formula="of:=IF([.$A94]&lt;[.R$2];&quot;&quot;;IF([.$A94]=[.R$2];1;MIN([.$B$1]+1;[.Q93]+[.R93])))" office:value-type="float" office:value="1000001" calcext:value-type="float">
            <text:p>1000001</text:p>
          </table:table-cell>
          <table:table-cell table:formula="of:=IF([.$A94]&lt;[.S$2];&quot;&quot;;IF([.$A94]=[.S$2];1;MIN([.$B$1]+1;[.R93]+[.S93])))" office:value-type="float" office:value="1000001" calcext:value-type="float">
            <text:p>1000001</text:p>
          </table:table-cell>
          <table:table-cell table:formula="of:=IF([.$A94]&lt;[.T$2];&quot;&quot;;IF([.$A94]=[.T$2];1;MIN([.$B$1]+1;[.S93]+[.T93])))" office:value-type="float" office:value="1000001" calcext:value-type="float">
            <text:p>1000001</text:p>
          </table:table-cell>
          <table:table-cell table:formula="of:=IF([.$A94]&lt;[.U$2];&quot;&quot;;IF([.$A94]=[.U$2];1;MIN([.$B$1]+1;[.T93]+[.U93])))" office:value-type="float" office:value="1000001" calcext:value-type="float">
            <text:p>1000001</text:p>
          </table:table-cell>
          <table:table-cell table:formula="of:=IF([.$A94]&lt;[.V$2];&quot;&quot;;IF([.$A94]=[.V$2];1;MIN([.$B$1]+1;[.U93]+[.V93])))" office:value-type="float" office:value="1000001" calcext:value-type="float">
            <text:p>1000001</text:p>
          </table:table-cell>
          <table:table-cell table:formula="of:=IF([.$A94]&lt;[.W$2];&quot;&quot;;IF([.$A94]=[.W$2];1;MIN([.$B$1]+1;[.V93]+[.W93])))" office:value-type="float" office:value="1000001" calcext:value-type="float">
            <text:p>1000001</text:p>
          </table:table-cell>
          <table:table-cell table:formula="of:=IF([.$A94]&lt;[.X$2];&quot;&quot;;IF([.$A94]=[.X$2];1;MIN([.$B$1]+1;[.W93]+[.X93])))" office:value-type="float" office:value="1000001" calcext:value-type="float">
            <text:p>1000001</text:p>
          </table:table-cell>
          <table:table-cell table:formula="of:=IF([.$A94]&lt;[.Y$2];&quot;&quot;;IF([.$A94]=[.Y$2];1;MIN([.$B$1]+1;[.X93]+[.Y93])))" office:value-type="float" office:value="1000001" calcext:value-type="float">
            <text:p>1000001</text:p>
          </table:table-cell>
          <table:table-cell table:formula="of:=IF([.$A94]&lt;[.Z$2];&quot;&quot;;IF([.$A94]=[.Z$2];1;MIN([.$B$1]+1;[.Y93]+[.Z93])))" office:value-type="float" office:value="1000001" calcext:value-type="float">
            <text:p>1000001</text:p>
          </table:table-cell>
          <table:table-cell table:formula="of:=IF([.$A94]&lt;[.AA$2];&quot;&quot;;IF([.$A94]=[.AA$2];1;MIN([.$B$1]+1;[.Z93]+[.AA93])))" office:value-type="float" office:value="1000001" calcext:value-type="float">
            <text:p>1000001</text:p>
          </table:table-cell>
          <table:table-cell table:formula="of:=IF([.$A94]&lt;[.AB$2];&quot;&quot;;IF([.$A94]=[.AB$2];1;MIN([.$B$1]+1;[.AA93]+[.AB93])))" office:value-type="float" office:value="1000001" calcext:value-type="float">
            <text:p>1000001</text:p>
          </table:table-cell>
          <table:table-cell table:formula="of:=IF([.$A94]&lt;[.AC$2];&quot;&quot;;IF([.$A94]=[.AC$2];1;MIN([.$B$1]+1;[.AB93]+[.AC93])))" office:value-type="float" office:value="1000001" calcext:value-type="float">
            <text:p>1000001</text:p>
          </table:table-cell>
          <table:table-cell table:formula="of:=IF([.$A94]&lt;[.AD$2];&quot;&quot;;IF([.$A94]=[.AD$2];1;MIN([.$B$1]+1;[.AC93]+[.AD93])))" office:value-type="float" office:value="1000001" calcext:value-type="float">
            <text:p>1000001</text:p>
          </table:table-cell>
          <table:table-cell table:formula="of:=IF([.$A94]&lt;[.AE$2];&quot;&quot;;IF([.$A94]=[.AE$2];1;MIN([.$B$1]+1;[.AD93]+[.AE93])))" office:value-type="float" office:value="1000001" calcext:value-type="float">
            <text:p>1000001</text:p>
          </table:table-cell>
          <table:table-cell table:formula="of:=IF([.$A94]&lt;[.AF$2];&quot;&quot;;IF([.$A94]=[.AF$2];1;MIN([.$B$1]+1;[.AE93]+[.AF93])))" office:value-type="float" office:value="1000001" calcext:value-type="float">
            <text:p>1000001</text:p>
          </table:table-cell>
          <table:table-cell table:formula="of:=IF([.$A94]&lt;[.AG$2];&quot;&quot;;IF([.$A94]=[.AG$2];1;MIN([.$B$1]+1;[.AF93]+[.AG93])))" office:value-type="float" office:value="1000001" calcext:value-type="float">
            <text:p>1000001</text:p>
          </table:table-cell>
          <table:table-cell table:formula="of:=IF([.$A94]&lt;[.AH$2];&quot;&quot;;IF([.$A94]=[.AH$2];1;MIN([.$B$1]+1;[.AG93]+[.AH93])))" office:value-type="float" office:value="1000001" calcext:value-type="float">
            <text:p>1000001</text:p>
          </table:table-cell>
          <table:table-cell table:formula="of:=IF([.$A94]&lt;[.AI$2];&quot;&quot;;IF([.$A94]=[.AI$2];1;MIN([.$B$1]+1;[.AH93]+[.AI93])))" office:value-type="float" office:value="1000001" calcext:value-type="float">
            <text:p>1000001</text:p>
          </table:table-cell>
          <table:table-cell table:formula="of:=IF([.$A94]&lt;[.AJ$2];&quot;&quot;;IF([.$A94]=[.AJ$2];1;MIN([.$B$1]+1;[.AI93]+[.AJ93])))" office:value-type="float" office:value="1000001" calcext:value-type="float">
            <text:p>1000001</text:p>
          </table:table-cell>
          <table:table-cell table:formula="of:=IF([.$A94]&lt;[.AK$2];&quot;&quot;;IF([.$A94]=[.AK$2];1;MIN([.$B$1]+1;[.AJ93]+[.AK93])))" office:value-type="float" office:value="1000001" calcext:value-type="float">
            <text:p>1000001</text:p>
          </table:table-cell>
          <table:table-cell table:formula="of:=IF([.$A94]&lt;[.AL$2];&quot;&quot;;IF([.$A94]=[.AL$2];1;MIN([.$B$1]+1;[.AK93]+[.AL93])))" office:value-type="float" office:value="1000001" calcext:value-type="float">
            <text:p>1000001</text:p>
          </table:table-cell>
          <table:table-cell table:formula="of:=IF([.$A94]&lt;[.AM$2];&quot;&quot;;IF([.$A94]=[.AM$2];1;MIN([.$B$1]+1;[.AL93]+[.AM93])))" office:value-type="float" office:value="1000001" calcext:value-type="float">
            <text:p>1000001</text:p>
          </table:table-cell>
          <table:table-cell table:formula="of:=IF([.$A94]&lt;[.AN$2];&quot;&quot;;IF([.$A94]=[.AN$2];1;MIN([.$B$1]+1;[.AM93]+[.AN93])))" office:value-type="float" office:value="1000001" calcext:value-type="float">
            <text:p>1000001</text:p>
          </table:table-cell>
          <table:table-cell table:formula="of:=IF([.$A94]&lt;[.AO$2];&quot;&quot;;IF([.$A94]=[.AO$2];1;MIN([.$B$1]+1;[.AN93]+[.AO93])))" office:value-type="float" office:value="1000001" calcext:value-type="float">
            <text:p>1000001</text:p>
          </table:table-cell>
          <table:table-cell table:formula="of:=IF([.$A94]&lt;[.AP$2];&quot;&quot;;IF([.$A94]=[.AP$2];1;MIN([.$B$1]+1;[.AO93]+[.AP93])))" office:value-type="float" office:value="1000001" calcext:value-type="float">
            <text:p>1000001</text:p>
          </table:table-cell>
          <table:table-cell table:formula="of:=IF([.$A94]&lt;[.AQ$2];&quot;&quot;;IF([.$A94]=[.AQ$2];1;MIN([.$B$1]+1;[.AP93]+[.AQ93])))" office:value-type="float" office:value="1000001" calcext:value-type="float">
            <text:p>1000001</text:p>
          </table:table-cell>
          <table:table-cell table:formula="of:=IF([.$A94]&lt;[.AR$2];&quot;&quot;;IF([.$A94]=[.AR$2];1;MIN([.$B$1]+1;[.AQ93]+[.AR93])))" office:value-type="float" office:value="1000001" calcext:value-type="float">
            <text:p>1000001</text:p>
          </table:table-cell>
          <table:table-cell table:formula="of:=IF([.$A94]&lt;[.AS$2];&quot;&quot;;IF([.$A94]=[.AS$2];1;MIN([.$B$1]+1;[.AR93]+[.AS93])))" office:value-type="float" office:value="1000001" calcext:value-type="float">
            <text:p>1000001</text:p>
          </table:table-cell>
          <table:table-cell table:formula="of:=IF([.$A94]&lt;[.AT$2];&quot;&quot;;IF([.$A94]=[.AT$2];1;MIN([.$B$1]+1;[.AS93]+[.AT93])))" office:value-type="float" office:value="1000001" calcext:value-type="float">
            <text:p>1000001</text:p>
          </table:table-cell>
          <table:table-cell table:formula="of:=IF([.$A94]&lt;[.AU$2];&quot;&quot;;IF([.$A94]=[.AU$2];1;MIN([.$B$1]+1;[.AT93]+[.AU93])))" office:value-type="float" office:value="1000001" calcext:value-type="float">
            <text:p>1000001</text:p>
          </table:table-cell>
          <table:table-cell table:formula="of:=IF([.$A94]&lt;[.AV$2];&quot;&quot;;IF([.$A94]=[.AV$2];1;MIN([.$B$1]+1;[.AU93]+[.AV93])))" office:value-type="float" office:value="1000001" calcext:value-type="float">
            <text:p>1000001</text:p>
          </table:table-cell>
          <table:table-cell table:formula="of:=IF([.$A94]&lt;[.AW$2];&quot;&quot;;IF([.$A94]=[.AW$2];1;MIN([.$B$1]+1;[.AV93]+[.AW93])))" office:value-type="float" office:value="1000001" calcext:value-type="float">
            <text:p>1000001</text:p>
          </table:table-cell>
          <table:table-cell table:formula="of:=IF([.$A94]&lt;[.AX$2];&quot;&quot;;IF([.$A94]=[.AX$2];1;MIN([.$B$1]+1;[.AW93]+[.AX93])))" office:value-type="float" office:value="1000001" calcext:value-type="float">
            <text:p>1000001</text:p>
          </table:table-cell>
          <table:table-cell table:formula="of:=IF([.$A94]&lt;[.AY$2];&quot;&quot;;IF([.$A94]=[.AY$2];1;MIN([.$B$1]+1;[.AX93]+[.AY93])))" office:value-type="float" office:value="1000001" calcext:value-type="float">
            <text:p>1000001</text:p>
          </table:table-cell>
          <table:table-cell table:formula="of:=IF([.$A94]&lt;[.AZ$2];&quot;&quot;;IF([.$A94]=[.AZ$2];1;MIN([.$B$1]+1;[.AY93]+[.AZ93])))" office:value-type="float" office:value="1000001" calcext:value-type="float">
            <text:p>1000001</text:p>
          </table:table-cell>
          <table:table-cell table:formula="of:=IF([.$A94]&lt;[.BA$2];&quot;&quot;;IF([.$A94]=[.BA$2];1;MIN([.$B$1]+1;[.AZ93]+[.BA93])))" office:value-type="float" office:value="1000001" calcext:value-type="float">
            <text:p>1000001</text:p>
          </table:table-cell>
          <table:table-cell table:formula="of:=IF([.$A94]&lt;[.BB$2];&quot;&quot;;IF([.$A94]=[.BB$2];1;MIN([.$B$1]+1;[.BA93]+[.BB93])))" office:value-type="float" office:value="1000001" calcext:value-type="float">
            <text:p>1000001</text:p>
          </table:table-cell>
          <table:table-cell table:formula="of:=IF([.$A94]&lt;[.BC$2];&quot;&quot;;IF([.$A94]=[.BC$2];1;MIN([.$B$1]+1;[.BB93]+[.BC93])))" office:value-type="float" office:value="1000001" calcext:value-type="float">
            <text:p>1000001</text:p>
          </table:table-cell>
          <table:table-cell table:formula="of:=IF([.$A94]&lt;[.BD$2];&quot;&quot;;IF([.$A94]=[.BD$2];1;MIN([.$B$1]+1;[.BC93]+[.BD93])))" office:value-type="float" office:value="1000001" calcext:value-type="float">
            <text:p>1000001</text:p>
          </table:table-cell>
          <table:table-cell table:formula="of:=IF([.$A94]&lt;[.BE$2];&quot;&quot;;IF([.$A94]=[.BE$2];1;MIN([.$B$1]+1;[.BD93]+[.BE93])))" office:value-type="float" office:value="1000001" calcext:value-type="float">
            <text:p>1000001</text:p>
          </table:table-cell>
          <table:table-cell table:formula="of:=IF([.$A94]&lt;[.BF$2];&quot;&quot;;IF([.$A94]=[.BF$2];1;MIN([.$B$1]+1;[.BE93]+[.BF93])))" office:value-type="float" office:value="1000001" calcext:value-type="float">
            <text:p>1000001</text:p>
          </table:table-cell>
          <table:table-cell table:formula="of:=IF([.$A94]&lt;[.BG$2];&quot;&quot;;IF([.$A94]=[.BG$2];1;MIN([.$B$1]+1;[.BF93]+[.BG93])))" office:value-type="float" office:value="1000001" calcext:value-type="float">
            <text:p>1000001</text:p>
          </table:table-cell>
          <table:table-cell table:formula="of:=IF([.$A94]&lt;[.BH$2];&quot;&quot;;IF([.$A94]=[.BH$2];1;MIN([.$B$1]+1;[.BG93]+[.BH93])))" office:value-type="float" office:value="1000001" calcext:value-type="float">
            <text:p>1000001</text:p>
          </table:table-cell>
          <table:table-cell table:formula="of:=IF([.$A94]&lt;[.BI$2];&quot;&quot;;IF([.$A94]=[.BI$2];1;MIN([.$B$1]+1;[.BH93]+[.BI93])))" office:value-type="float" office:value="1000001" calcext:value-type="float">
            <text:p>1000001</text:p>
          </table:table-cell>
          <table:table-cell table:formula="of:=IF([.$A94]&lt;[.BJ$2];&quot;&quot;;IF([.$A94]=[.BJ$2];1;MIN([.$B$1]+1;[.BI93]+[.BJ93])))" office:value-type="float" office:value="1000001" calcext:value-type="float">
            <text:p>1000001</text:p>
          </table:table-cell>
          <table:table-cell table:formula="of:=IF([.$A94]&lt;[.BK$2];&quot;&quot;;IF([.$A94]=[.BK$2];1;MIN([.$B$1]+1;[.BJ93]+[.BK93])))" office:value-type="float" office:value="1000001" calcext:value-type="float">
            <text:p>1000001</text:p>
          </table:table-cell>
          <table:table-cell table:formula="of:=IF([.$A94]&lt;[.BL$2];&quot;&quot;;IF([.$A94]=[.BL$2];1;MIN([.$B$1]+1;[.BK93]+[.BL93])))" office:value-type="float" office:value="1000001" calcext:value-type="float">
            <text:p>1000001</text:p>
          </table:table-cell>
          <table:table-cell table:formula="of:=IF([.$A94]&lt;[.BM$2];&quot;&quot;;IF([.$A94]=[.BM$2];1;MIN([.$B$1]+1;[.BL93]+[.BM93])))" office:value-type="float" office:value="1000001" calcext:value-type="float">
            <text:p>1000001</text:p>
          </table:table-cell>
          <table:table-cell table:formula="of:=IF([.$A94]&lt;[.BN$2];&quot;&quot;;IF([.$A94]=[.BN$2];1;MIN([.$B$1]+1;[.BM93]+[.BN93])))" office:value-type="float" office:value="1000001" calcext:value-type="float">
            <text:p>1000001</text:p>
          </table:table-cell>
          <table:table-cell table:formula="of:=IF([.$A94]&lt;[.BO$2];&quot;&quot;;IF([.$A94]=[.BO$2];1;MIN([.$B$1]+1;[.BN93]+[.BO93])))" office:value-type="float" office:value="1000001" calcext:value-type="float">
            <text:p>1000001</text:p>
          </table:table-cell>
          <table:table-cell table:formula="of:=IF([.$A94]&lt;[.BP$2];&quot;&quot;;IF([.$A94]=[.BP$2];1;MIN([.$B$1]+1;[.BO93]+[.BP93])))" office:value-type="float" office:value="1000001" calcext:value-type="float">
            <text:p>1000001</text:p>
          </table:table-cell>
          <table:table-cell table:formula="of:=IF([.$A94]&lt;[.BQ$2];&quot;&quot;;IF([.$A94]=[.BQ$2];1;MIN([.$B$1]+1;[.BP93]+[.BQ93])))" office:value-type="float" office:value="1000001" calcext:value-type="float">
            <text:p>1000001</text:p>
          </table:table-cell>
          <table:table-cell table:formula="of:=IF([.$A94]&lt;[.BR$2];&quot;&quot;;IF([.$A94]=[.BR$2];1;MIN([.$B$1]+1;[.BQ93]+[.BR93])))" office:value-type="float" office:value="1000001" calcext:value-type="float">
            <text:p>1000001</text:p>
          </table:table-cell>
          <table:table-cell table:formula="of:=IF([.$A94]&lt;[.BS$2];&quot;&quot;;IF([.$A94]=[.BS$2];1;MIN([.$B$1]+1;[.BR93]+[.BS93])))" office:value-type="float" office:value="1000001" calcext:value-type="float">
            <text:p>1000001</text:p>
          </table:table-cell>
          <table:table-cell table:formula="of:=IF([.$A94]&lt;[.BT$2];&quot;&quot;;IF([.$A94]=[.BT$2];1;MIN([.$B$1]+1;[.BS93]+[.BT93])))" office:value-type="float" office:value="1000001" calcext:value-type="float">
            <text:p>1000001</text:p>
          </table:table-cell>
          <table:table-cell table:formula="of:=IF([.$A94]&lt;[.BU$2];&quot;&quot;;IF([.$A94]=[.BU$2];1;MIN([.$B$1]+1;[.BT93]+[.BU93])))" office:value-type="float" office:value="1000001" calcext:value-type="float">
            <text:p>1000001</text:p>
          </table:table-cell>
          <table:table-cell table:formula="of:=IF([.$A94]&lt;[.BV$2];&quot;&quot;;IF([.$A94]=[.BV$2];1;MIN([.$B$1]+1;[.BU93]+[.BV93])))" office:value-type="float" office:value="1000001" calcext:value-type="float">
            <text:p>1000001</text:p>
          </table:table-cell>
          <table:table-cell table:formula="of:=IF([.$A94]&lt;[.BW$2];&quot;&quot;;IF([.$A94]=[.BW$2];1;MIN([.$B$1]+1;[.BV93]+[.BW93])))" office:value-type="float" office:value="1000001" calcext:value-type="float">
            <text:p>1000001</text:p>
          </table:table-cell>
          <table:table-cell table:formula="of:=IF([.$A94]&lt;[.BX$2];&quot;&quot;;IF([.$A94]=[.BX$2];1;MIN([.$B$1]+1;[.BW93]+[.BX93])))" office:value-type="float" office:value="1000001" calcext:value-type="float">
            <text:p>1000001</text:p>
          </table:table-cell>
          <table:table-cell table:formula="of:=IF([.$A94]&lt;[.BY$2];&quot;&quot;;IF([.$A94]=[.BY$2];1;MIN([.$B$1]+1;[.BX93]+[.BY93])))" office:value-type="float" office:value="1000001" calcext:value-type="float">
            <text:p>1000001</text:p>
          </table:table-cell>
          <table:table-cell table:formula="of:=IF([.$A94]&lt;[.BZ$2];&quot;&quot;;IF([.$A94]=[.BZ$2];1;MIN([.$B$1]+1;[.BY93]+[.BZ93])))" office:value-type="float" office:value="1000001" calcext:value-type="float">
            <text:p>1000001</text:p>
          </table:table-cell>
          <table:table-cell table:formula="of:=IF([.$A94]&lt;[.CA$2];&quot;&quot;;IF([.$A94]=[.CA$2];1;MIN([.$B$1]+1;[.BZ93]+[.CA93])))" office:value-type="float" office:value="1000001" calcext:value-type="float">
            <text:p>1000001</text:p>
          </table:table-cell>
          <table:table-cell table:formula="of:=IF([.$A94]&lt;[.CB$2];&quot;&quot;;IF([.$A94]=[.CB$2];1;MIN([.$B$1]+1;[.CA93]+[.CB93])))" office:value-type="float" office:value="1000001" calcext:value-type="float">
            <text:p>1000001</text:p>
          </table:table-cell>
          <table:table-cell table:formula="of:=IF([.$A94]&lt;[.CC$2];&quot;&quot;;IF([.$A94]=[.CC$2];1;MIN([.$B$1]+1;[.CB93]+[.CC93])))" office:value-type="float" office:value="1000001" calcext:value-type="float">
            <text:p>1000001</text:p>
          </table:table-cell>
          <table:table-cell table:formula="of:=IF([.$A94]&lt;[.CD$2];&quot;&quot;;IF([.$A94]=[.CD$2];1;MIN([.$B$1]+1;[.CC93]+[.CD93])))" office:value-type="float" office:value="1000001" calcext:value-type="float">
            <text:p>1000001</text:p>
          </table:table-cell>
          <table:table-cell table:formula="of:=IF([.$A94]&lt;[.CE$2];&quot;&quot;;IF([.$A94]=[.CE$2];1;MIN([.$B$1]+1;[.CD93]+[.CE93])))" office:value-type="float" office:value="1000001" calcext:value-type="float">
            <text:p>1000001</text:p>
          </table:table-cell>
          <table:table-cell table:formula="of:=IF([.$A94]&lt;[.CF$2];&quot;&quot;;IF([.$A94]=[.CF$2];1;MIN([.$B$1]+1;[.CE93]+[.CF93])))" office:value-type="float" office:value="1000001" calcext:value-type="float">
            <text:p>1000001</text:p>
          </table:table-cell>
          <table:table-cell table:formula="of:=IF([.$A94]&lt;[.CG$2];&quot;&quot;;IF([.$A94]=[.CG$2];1;MIN([.$B$1]+1;[.CF93]+[.CG93])))" office:value-type="float" office:value="1000001" calcext:value-type="float">
            <text:p>1000001</text:p>
          </table:table-cell>
          <table:table-cell table:formula="of:=IF([.$A94]&lt;[.CH$2];&quot;&quot;;IF([.$A94]=[.CH$2];1;MIN([.$B$1]+1;[.CG93]+[.CH93])))" office:value-type="float" office:value="1000001" calcext:value-type="float">
            <text:p>1000001</text:p>
          </table:table-cell>
          <table:table-cell table:formula="of:=IF([.$A94]&lt;[.CI$2];&quot;&quot;;IF([.$A94]=[.CI$2];1;MIN([.$B$1]+1;[.CH93]+[.CI93])))" office:value-type="float" office:value="1000001" calcext:value-type="float">
            <text:p>1000001</text:p>
          </table:table-cell>
          <table:table-cell table:formula="of:=IF([.$A94]&lt;[.CJ$2];&quot;&quot;;IF([.$A94]=[.CJ$2];1;MIN([.$B$1]+1;[.CI93]+[.CJ93])))" office:value-type="float" office:value="1000001" calcext:value-type="float">
            <text:p>1000001</text:p>
          </table:table-cell>
          <table:table-cell table:formula="of:=IF([.$A94]&lt;[.CK$2];&quot;&quot;;IF([.$A94]=[.CK$2];1;MIN([.$B$1]+1;[.CJ93]+[.CK93])))" office:value-type="float" office:value="1000001" calcext:value-type="float">
            <text:p>1000001</text:p>
          </table:table-cell>
          <table:table-cell table:formula="of:=IF([.$A94]&lt;[.CL$2];&quot;&quot;;IF([.$A94]=[.CL$2];1;MIN([.$B$1]+1;[.CK93]+[.CL93])))" office:value-type="float" office:value="121485" calcext:value-type="float">
            <text:p>121485</text:p>
          </table:table-cell>
          <table:table-cell table:formula="of:=IF([.$A94]&lt;[.CM$2];&quot;&quot;;IF([.$A94]=[.CM$2];1;MIN([.$B$1]+1;[.CL93]+[.CM93])))" office:value-type="float" office:value="4095" calcext:value-type="float">
            <text:p>4095</text:p>
          </table:table-cell>
          <table:table-cell table:formula="of:=IF([.$A94]&lt;[.CN$2];&quot;&quot;;IF([.$A94]=[.CN$2];1;MIN([.$B$1]+1;[.CM93]+[.CN93])))" office:value-type="float" office:value="91" calcext:value-type="float">
            <text:p>91</text:p>
          </table:table-cell>
          <table:table-cell table:formula="of:=IF([.$A94]&lt;[.CO$2];&quot;&quot;;IF([.$A94]=[.CO$2];1;MIN([.$B$1]+1;[.CN93]+[.CO93])))" office:value-type="float" office:value="1" calcext:value-type="float">
            <text:p>1</text:p>
          </table:table-cell>
          <table:table-cell table:formula="of:=IF([.$A94]&lt;[.CP$2];&quot;&quot;;IF([.$A94]=[.CP$2];1;MIN([.$B$1]+1;[.CO93]+[.CP93])))">
            <text:p/>
          </table:table-cell>
          <table:table-cell table:formula="of:=IF([.$A94]&lt;[.CQ$2];&quot;&quot;;IF([.$A94]=[.CQ$2];1;MIN([.$B$1]+1;[.CP93]+[.CQ93])))">
            <text:p/>
          </table:table-cell>
          <table:table-cell table:formula="of:=IF([.$A94]&lt;[.CR$2];&quot;&quot;;IF([.$A94]=[.CR$2];1;MIN([.$B$1]+1;[.CQ93]+[.CR93])))">
            <text:p/>
          </table:table-cell>
          <table:table-cell table:formula="of:=IF([.$A94]&lt;[.CS$2];&quot;&quot;;IF([.$A94]=[.CS$2];1;MIN([.$B$1]+1;[.CR93]+[.CS93])))">
            <text:p/>
          </table:table-cell>
          <table:table-cell table:formula="of:=IF([.$A94]&lt;[.CT$2];&quot;&quot;;IF([.$A94]=[.CT$2];1;MIN([.$B$1]+1;[.CS93]+[.CT93])))">
            <text:p/>
          </table:table-cell>
          <table:table-cell table:formula="of:=IF([.$A94]&lt;[.CU$2];&quot;&quot;;IF([.$A94]=[.CU$2];1;MIN([.$B$1]+1;[.CT93]+[.CU93])))">
            <text:p/>
          </table:table-cell>
          <table:table-cell table:formula="of:=IF([.$A94]&lt;[.CV$2];&quot;&quot;;IF([.$A94]=[.CV$2];1;MIN([.$B$1]+1;[.CU93]+[.CV93])))">
            <text:p/>
          </table:table-cell>
          <table:table-cell table:formula="of:=IF([.$A94]&lt;[.CW$2];&quot;&quot;;IF([.$A94]=[.CW$2];1;MIN([.$B$1]+1;[.CV93]+[.CW93])))">
            <text:p/>
          </table:table-cell>
          <table:table-cell table:formula="of:=IF([.$A94]&lt;[.CX$2];&quot;&quot;;IF([.$A94]=[.CX$2];1;MIN([.$B$1]+1;[.CW93]+[.CX93])))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IF([.$A95]&lt;[.C$2];&quot;&quot;;IF([.$A95]=[.C$2];1;MIN([.$B$1]+1;[.B94]+[.C94])))" office:value-type="float" office:value="92" calcext:value-type="float">
            <text:p>92</text:p>
          </table:table-cell>
          <table:table-cell table:formula="of:=IF([.$A95]&lt;[.D$2];&quot;&quot;;IF([.$A95]=[.D$2];1;MIN([.$B$1]+1;[.C94]+[.D94])))" office:value-type="float" office:value="4186" calcext:value-type="float">
            <text:p>4186</text:p>
          </table:table-cell>
          <table:table-cell table:formula="of:=IF([.$A95]&lt;[.E$2];&quot;&quot;;IF([.$A95]=[.E$2];1;MIN([.$B$1]+1;[.D94]+[.E94])))" office:value-type="float" office:value="125580" calcext:value-type="float">
            <text:p>125580</text:p>
          </table:table-cell>
          <table:table-cell table:formula="of:=IF([.$A95]&lt;[.F$2];&quot;&quot;;IF([.$A95]=[.F$2];1;MIN([.$B$1]+1;[.E94]+[.F94])))" office:value-type="float" office:value="1000001" calcext:value-type="float">
            <text:p>1000001</text:p>
          </table:table-cell>
          <table:table-cell table:formula="of:=IF([.$A95]&lt;[.G$2];&quot;&quot;;IF([.$A95]=[.G$2];1;MIN([.$B$1]+1;[.F94]+[.G94])))" office:value-type="float" office:value="1000001" calcext:value-type="float">
            <text:p>1000001</text:p>
          </table:table-cell>
          <table:table-cell table:formula="of:=IF([.$A95]&lt;[.H$2];&quot;&quot;;IF([.$A95]=[.H$2];1;MIN([.$B$1]+1;[.G94]+[.H94])))" office:value-type="float" office:value="1000001" calcext:value-type="float">
            <text:p>1000001</text:p>
          </table:table-cell>
          <table:table-cell table:formula="of:=IF([.$A95]&lt;[.I$2];&quot;&quot;;IF([.$A95]=[.I$2];1;MIN([.$B$1]+1;[.H94]+[.I94])))" office:value-type="float" office:value="1000001" calcext:value-type="float">
            <text:p>1000001</text:p>
          </table:table-cell>
          <table:table-cell table:formula="of:=IF([.$A95]&lt;[.J$2];&quot;&quot;;IF([.$A95]=[.J$2];1;MIN([.$B$1]+1;[.I94]+[.J94])))" office:value-type="float" office:value="1000001" calcext:value-type="float">
            <text:p>1000001</text:p>
          </table:table-cell>
          <table:table-cell table:formula="of:=IF([.$A95]&lt;[.K$2];&quot;&quot;;IF([.$A95]=[.K$2];1;MIN([.$B$1]+1;[.J94]+[.K94])))" office:value-type="float" office:value="1000001" calcext:value-type="float">
            <text:p>1000001</text:p>
          </table:table-cell>
          <table:table-cell table:formula="of:=IF([.$A95]&lt;[.L$2];&quot;&quot;;IF([.$A95]=[.L$2];1;MIN([.$B$1]+1;[.K94]+[.L94])))" office:value-type="float" office:value="1000001" calcext:value-type="float">
            <text:p>1000001</text:p>
          </table:table-cell>
          <table:table-cell table:formula="of:=IF([.$A95]&lt;[.M$2];&quot;&quot;;IF([.$A95]=[.M$2];1;MIN([.$B$1]+1;[.L94]+[.M94])))" office:value-type="float" office:value="1000001" calcext:value-type="float">
            <text:p>1000001</text:p>
          </table:table-cell>
          <table:table-cell table:formula="of:=IF([.$A95]&lt;[.N$2];&quot;&quot;;IF([.$A95]=[.N$2];1;MIN([.$B$1]+1;[.M94]+[.N94])))" office:value-type="float" office:value="1000001" calcext:value-type="float">
            <text:p>1000001</text:p>
          </table:table-cell>
          <table:table-cell table:formula="of:=IF([.$A95]&lt;[.O$2];&quot;&quot;;IF([.$A95]=[.O$2];1;MIN([.$B$1]+1;[.N94]+[.O94])))" office:value-type="float" office:value="1000001" calcext:value-type="float">
            <text:p>1000001</text:p>
          </table:table-cell>
          <table:table-cell table:formula="of:=IF([.$A95]&lt;[.P$2];&quot;&quot;;IF([.$A95]=[.P$2];1;MIN([.$B$1]+1;[.O94]+[.P94])))" office:value-type="float" office:value="1000001" calcext:value-type="float">
            <text:p>1000001</text:p>
          </table:table-cell>
          <table:table-cell table:formula="of:=IF([.$A95]&lt;[.Q$2];&quot;&quot;;IF([.$A95]=[.Q$2];1;MIN([.$B$1]+1;[.P94]+[.Q94])))" office:value-type="float" office:value="1000001" calcext:value-type="float">
            <text:p>1000001</text:p>
          </table:table-cell>
          <table:table-cell table:formula="of:=IF([.$A95]&lt;[.R$2];&quot;&quot;;IF([.$A95]=[.R$2];1;MIN([.$B$1]+1;[.Q94]+[.R94])))" office:value-type="float" office:value="1000001" calcext:value-type="float">
            <text:p>1000001</text:p>
          </table:table-cell>
          <table:table-cell table:formula="of:=IF([.$A95]&lt;[.S$2];&quot;&quot;;IF([.$A95]=[.S$2];1;MIN([.$B$1]+1;[.R94]+[.S94])))" office:value-type="float" office:value="1000001" calcext:value-type="float">
            <text:p>1000001</text:p>
          </table:table-cell>
          <table:table-cell table:formula="of:=IF([.$A95]&lt;[.T$2];&quot;&quot;;IF([.$A95]=[.T$2];1;MIN([.$B$1]+1;[.S94]+[.T94])))" office:value-type="float" office:value="1000001" calcext:value-type="float">
            <text:p>1000001</text:p>
          </table:table-cell>
          <table:table-cell table:formula="of:=IF([.$A95]&lt;[.U$2];&quot;&quot;;IF([.$A95]=[.U$2];1;MIN([.$B$1]+1;[.T94]+[.U94])))" office:value-type="float" office:value="1000001" calcext:value-type="float">
            <text:p>1000001</text:p>
          </table:table-cell>
          <table:table-cell table:formula="of:=IF([.$A95]&lt;[.V$2];&quot;&quot;;IF([.$A95]=[.V$2];1;MIN([.$B$1]+1;[.U94]+[.V94])))" office:value-type="float" office:value="1000001" calcext:value-type="float">
            <text:p>1000001</text:p>
          </table:table-cell>
          <table:table-cell table:formula="of:=IF([.$A95]&lt;[.W$2];&quot;&quot;;IF([.$A95]=[.W$2];1;MIN([.$B$1]+1;[.V94]+[.W94])))" office:value-type="float" office:value="1000001" calcext:value-type="float">
            <text:p>1000001</text:p>
          </table:table-cell>
          <table:table-cell table:formula="of:=IF([.$A95]&lt;[.X$2];&quot;&quot;;IF([.$A95]=[.X$2];1;MIN([.$B$1]+1;[.W94]+[.X94])))" office:value-type="float" office:value="1000001" calcext:value-type="float">
            <text:p>1000001</text:p>
          </table:table-cell>
          <table:table-cell table:formula="of:=IF([.$A95]&lt;[.Y$2];&quot;&quot;;IF([.$A95]=[.Y$2];1;MIN([.$B$1]+1;[.X94]+[.Y94])))" office:value-type="float" office:value="1000001" calcext:value-type="float">
            <text:p>1000001</text:p>
          </table:table-cell>
          <table:table-cell table:formula="of:=IF([.$A95]&lt;[.Z$2];&quot;&quot;;IF([.$A95]=[.Z$2];1;MIN([.$B$1]+1;[.Y94]+[.Z94])))" office:value-type="float" office:value="1000001" calcext:value-type="float">
            <text:p>1000001</text:p>
          </table:table-cell>
          <table:table-cell table:formula="of:=IF([.$A95]&lt;[.AA$2];&quot;&quot;;IF([.$A95]=[.AA$2];1;MIN([.$B$1]+1;[.Z94]+[.AA94])))" office:value-type="float" office:value="1000001" calcext:value-type="float">
            <text:p>1000001</text:p>
          </table:table-cell>
          <table:table-cell table:formula="of:=IF([.$A95]&lt;[.AB$2];&quot;&quot;;IF([.$A95]=[.AB$2];1;MIN([.$B$1]+1;[.AA94]+[.AB94])))" office:value-type="float" office:value="1000001" calcext:value-type="float">
            <text:p>1000001</text:p>
          </table:table-cell>
          <table:table-cell table:formula="of:=IF([.$A95]&lt;[.AC$2];&quot;&quot;;IF([.$A95]=[.AC$2];1;MIN([.$B$1]+1;[.AB94]+[.AC94])))" office:value-type="float" office:value="1000001" calcext:value-type="float">
            <text:p>1000001</text:p>
          </table:table-cell>
          <table:table-cell table:formula="of:=IF([.$A95]&lt;[.AD$2];&quot;&quot;;IF([.$A95]=[.AD$2];1;MIN([.$B$1]+1;[.AC94]+[.AD94])))" office:value-type="float" office:value="1000001" calcext:value-type="float">
            <text:p>1000001</text:p>
          </table:table-cell>
          <table:table-cell table:formula="of:=IF([.$A95]&lt;[.AE$2];&quot;&quot;;IF([.$A95]=[.AE$2];1;MIN([.$B$1]+1;[.AD94]+[.AE94])))" office:value-type="float" office:value="1000001" calcext:value-type="float">
            <text:p>1000001</text:p>
          </table:table-cell>
          <table:table-cell table:formula="of:=IF([.$A95]&lt;[.AF$2];&quot;&quot;;IF([.$A95]=[.AF$2];1;MIN([.$B$1]+1;[.AE94]+[.AF94])))" office:value-type="float" office:value="1000001" calcext:value-type="float">
            <text:p>1000001</text:p>
          </table:table-cell>
          <table:table-cell table:formula="of:=IF([.$A95]&lt;[.AG$2];&quot;&quot;;IF([.$A95]=[.AG$2];1;MIN([.$B$1]+1;[.AF94]+[.AG94])))" office:value-type="float" office:value="1000001" calcext:value-type="float">
            <text:p>1000001</text:p>
          </table:table-cell>
          <table:table-cell table:formula="of:=IF([.$A95]&lt;[.AH$2];&quot;&quot;;IF([.$A95]=[.AH$2];1;MIN([.$B$1]+1;[.AG94]+[.AH94])))" office:value-type="float" office:value="1000001" calcext:value-type="float">
            <text:p>1000001</text:p>
          </table:table-cell>
          <table:table-cell table:formula="of:=IF([.$A95]&lt;[.AI$2];&quot;&quot;;IF([.$A95]=[.AI$2];1;MIN([.$B$1]+1;[.AH94]+[.AI94])))" office:value-type="float" office:value="1000001" calcext:value-type="float">
            <text:p>1000001</text:p>
          </table:table-cell>
          <table:table-cell table:formula="of:=IF([.$A95]&lt;[.AJ$2];&quot;&quot;;IF([.$A95]=[.AJ$2];1;MIN([.$B$1]+1;[.AI94]+[.AJ94])))" office:value-type="float" office:value="1000001" calcext:value-type="float">
            <text:p>1000001</text:p>
          </table:table-cell>
          <table:table-cell table:formula="of:=IF([.$A95]&lt;[.AK$2];&quot;&quot;;IF([.$A95]=[.AK$2];1;MIN([.$B$1]+1;[.AJ94]+[.AK94])))" office:value-type="float" office:value="1000001" calcext:value-type="float">
            <text:p>1000001</text:p>
          </table:table-cell>
          <table:table-cell table:formula="of:=IF([.$A95]&lt;[.AL$2];&quot;&quot;;IF([.$A95]=[.AL$2];1;MIN([.$B$1]+1;[.AK94]+[.AL94])))" office:value-type="float" office:value="1000001" calcext:value-type="float">
            <text:p>1000001</text:p>
          </table:table-cell>
          <table:table-cell table:formula="of:=IF([.$A95]&lt;[.AM$2];&quot;&quot;;IF([.$A95]=[.AM$2];1;MIN([.$B$1]+1;[.AL94]+[.AM94])))" office:value-type="float" office:value="1000001" calcext:value-type="float">
            <text:p>1000001</text:p>
          </table:table-cell>
          <table:table-cell table:formula="of:=IF([.$A95]&lt;[.AN$2];&quot;&quot;;IF([.$A95]=[.AN$2];1;MIN([.$B$1]+1;[.AM94]+[.AN94])))" office:value-type="float" office:value="1000001" calcext:value-type="float">
            <text:p>1000001</text:p>
          </table:table-cell>
          <table:table-cell table:formula="of:=IF([.$A95]&lt;[.AO$2];&quot;&quot;;IF([.$A95]=[.AO$2];1;MIN([.$B$1]+1;[.AN94]+[.AO94])))" office:value-type="float" office:value="1000001" calcext:value-type="float">
            <text:p>1000001</text:p>
          </table:table-cell>
          <table:table-cell table:formula="of:=IF([.$A95]&lt;[.AP$2];&quot;&quot;;IF([.$A95]=[.AP$2];1;MIN([.$B$1]+1;[.AO94]+[.AP94])))" office:value-type="float" office:value="1000001" calcext:value-type="float">
            <text:p>1000001</text:p>
          </table:table-cell>
          <table:table-cell table:formula="of:=IF([.$A95]&lt;[.AQ$2];&quot;&quot;;IF([.$A95]=[.AQ$2];1;MIN([.$B$1]+1;[.AP94]+[.AQ94])))" office:value-type="float" office:value="1000001" calcext:value-type="float">
            <text:p>1000001</text:p>
          </table:table-cell>
          <table:table-cell table:formula="of:=IF([.$A95]&lt;[.AR$2];&quot;&quot;;IF([.$A95]=[.AR$2];1;MIN([.$B$1]+1;[.AQ94]+[.AR94])))" office:value-type="float" office:value="1000001" calcext:value-type="float">
            <text:p>1000001</text:p>
          </table:table-cell>
          <table:table-cell table:formula="of:=IF([.$A95]&lt;[.AS$2];&quot;&quot;;IF([.$A95]=[.AS$2];1;MIN([.$B$1]+1;[.AR94]+[.AS94])))" office:value-type="float" office:value="1000001" calcext:value-type="float">
            <text:p>1000001</text:p>
          </table:table-cell>
          <table:table-cell table:formula="of:=IF([.$A95]&lt;[.AT$2];&quot;&quot;;IF([.$A95]=[.AT$2];1;MIN([.$B$1]+1;[.AS94]+[.AT94])))" office:value-type="float" office:value="1000001" calcext:value-type="float">
            <text:p>1000001</text:p>
          </table:table-cell>
          <table:table-cell table:formula="of:=IF([.$A95]&lt;[.AU$2];&quot;&quot;;IF([.$A95]=[.AU$2];1;MIN([.$B$1]+1;[.AT94]+[.AU94])))" office:value-type="float" office:value="1000001" calcext:value-type="float">
            <text:p>1000001</text:p>
          </table:table-cell>
          <table:table-cell table:formula="of:=IF([.$A95]&lt;[.AV$2];&quot;&quot;;IF([.$A95]=[.AV$2];1;MIN([.$B$1]+1;[.AU94]+[.AV94])))" office:value-type="float" office:value="1000001" calcext:value-type="float">
            <text:p>1000001</text:p>
          </table:table-cell>
          <table:table-cell table:formula="of:=IF([.$A95]&lt;[.AW$2];&quot;&quot;;IF([.$A95]=[.AW$2];1;MIN([.$B$1]+1;[.AV94]+[.AW94])))" office:value-type="float" office:value="1000001" calcext:value-type="float">
            <text:p>1000001</text:p>
          </table:table-cell>
          <table:table-cell table:formula="of:=IF([.$A95]&lt;[.AX$2];&quot;&quot;;IF([.$A95]=[.AX$2];1;MIN([.$B$1]+1;[.AW94]+[.AX94])))" office:value-type="float" office:value="1000001" calcext:value-type="float">
            <text:p>1000001</text:p>
          </table:table-cell>
          <table:table-cell table:formula="of:=IF([.$A95]&lt;[.AY$2];&quot;&quot;;IF([.$A95]=[.AY$2];1;MIN([.$B$1]+1;[.AX94]+[.AY94])))" office:value-type="float" office:value="1000001" calcext:value-type="float">
            <text:p>1000001</text:p>
          </table:table-cell>
          <table:table-cell table:formula="of:=IF([.$A95]&lt;[.AZ$2];&quot;&quot;;IF([.$A95]=[.AZ$2];1;MIN([.$B$1]+1;[.AY94]+[.AZ94])))" office:value-type="float" office:value="1000001" calcext:value-type="float">
            <text:p>1000001</text:p>
          </table:table-cell>
          <table:table-cell table:formula="of:=IF([.$A95]&lt;[.BA$2];&quot;&quot;;IF([.$A95]=[.BA$2];1;MIN([.$B$1]+1;[.AZ94]+[.BA94])))" office:value-type="float" office:value="1000001" calcext:value-type="float">
            <text:p>1000001</text:p>
          </table:table-cell>
          <table:table-cell table:formula="of:=IF([.$A95]&lt;[.BB$2];&quot;&quot;;IF([.$A95]=[.BB$2];1;MIN([.$B$1]+1;[.BA94]+[.BB94])))" office:value-type="float" office:value="1000001" calcext:value-type="float">
            <text:p>1000001</text:p>
          </table:table-cell>
          <table:table-cell table:formula="of:=IF([.$A95]&lt;[.BC$2];&quot;&quot;;IF([.$A95]=[.BC$2];1;MIN([.$B$1]+1;[.BB94]+[.BC94])))" office:value-type="float" office:value="1000001" calcext:value-type="float">
            <text:p>1000001</text:p>
          </table:table-cell>
          <table:table-cell table:formula="of:=IF([.$A95]&lt;[.BD$2];&quot;&quot;;IF([.$A95]=[.BD$2];1;MIN([.$B$1]+1;[.BC94]+[.BD94])))" office:value-type="float" office:value="1000001" calcext:value-type="float">
            <text:p>1000001</text:p>
          </table:table-cell>
          <table:table-cell table:formula="of:=IF([.$A95]&lt;[.BE$2];&quot;&quot;;IF([.$A95]=[.BE$2];1;MIN([.$B$1]+1;[.BD94]+[.BE94])))" office:value-type="float" office:value="1000001" calcext:value-type="float">
            <text:p>1000001</text:p>
          </table:table-cell>
          <table:table-cell table:formula="of:=IF([.$A95]&lt;[.BF$2];&quot;&quot;;IF([.$A95]=[.BF$2];1;MIN([.$B$1]+1;[.BE94]+[.BF94])))" office:value-type="float" office:value="1000001" calcext:value-type="float">
            <text:p>1000001</text:p>
          </table:table-cell>
          <table:table-cell table:formula="of:=IF([.$A95]&lt;[.BG$2];&quot;&quot;;IF([.$A95]=[.BG$2];1;MIN([.$B$1]+1;[.BF94]+[.BG94])))" office:value-type="float" office:value="1000001" calcext:value-type="float">
            <text:p>1000001</text:p>
          </table:table-cell>
          <table:table-cell table:formula="of:=IF([.$A95]&lt;[.BH$2];&quot;&quot;;IF([.$A95]=[.BH$2];1;MIN([.$B$1]+1;[.BG94]+[.BH94])))" office:value-type="float" office:value="1000001" calcext:value-type="float">
            <text:p>1000001</text:p>
          </table:table-cell>
          <table:table-cell table:formula="of:=IF([.$A95]&lt;[.BI$2];&quot;&quot;;IF([.$A95]=[.BI$2];1;MIN([.$B$1]+1;[.BH94]+[.BI94])))" office:value-type="float" office:value="1000001" calcext:value-type="float">
            <text:p>1000001</text:p>
          </table:table-cell>
          <table:table-cell table:formula="of:=IF([.$A95]&lt;[.BJ$2];&quot;&quot;;IF([.$A95]=[.BJ$2];1;MIN([.$B$1]+1;[.BI94]+[.BJ94])))" office:value-type="float" office:value="1000001" calcext:value-type="float">
            <text:p>1000001</text:p>
          </table:table-cell>
          <table:table-cell table:formula="of:=IF([.$A95]&lt;[.BK$2];&quot;&quot;;IF([.$A95]=[.BK$2];1;MIN([.$B$1]+1;[.BJ94]+[.BK94])))" office:value-type="float" office:value="1000001" calcext:value-type="float">
            <text:p>1000001</text:p>
          </table:table-cell>
          <table:table-cell table:formula="of:=IF([.$A95]&lt;[.BL$2];&quot;&quot;;IF([.$A95]=[.BL$2];1;MIN([.$B$1]+1;[.BK94]+[.BL94])))" office:value-type="float" office:value="1000001" calcext:value-type="float">
            <text:p>1000001</text:p>
          </table:table-cell>
          <table:table-cell table:formula="of:=IF([.$A95]&lt;[.BM$2];&quot;&quot;;IF([.$A95]=[.BM$2];1;MIN([.$B$1]+1;[.BL94]+[.BM94])))" office:value-type="float" office:value="1000001" calcext:value-type="float">
            <text:p>1000001</text:p>
          </table:table-cell>
          <table:table-cell table:formula="of:=IF([.$A95]&lt;[.BN$2];&quot;&quot;;IF([.$A95]=[.BN$2];1;MIN([.$B$1]+1;[.BM94]+[.BN94])))" office:value-type="float" office:value="1000001" calcext:value-type="float">
            <text:p>1000001</text:p>
          </table:table-cell>
          <table:table-cell table:formula="of:=IF([.$A95]&lt;[.BO$2];&quot;&quot;;IF([.$A95]=[.BO$2];1;MIN([.$B$1]+1;[.BN94]+[.BO94])))" office:value-type="float" office:value="1000001" calcext:value-type="float">
            <text:p>1000001</text:p>
          </table:table-cell>
          <table:table-cell table:formula="of:=IF([.$A95]&lt;[.BP$2];&quot;&quot;;IF([.$A95]=[.BP$2];1;MIN([.$B$1]+1;[.BO94]+[.BP94])))" office:value-type="float" office:value="1000001" calcext:value-type="float">
            <text:p>1000001</text:p>
          </table:table-cell>
          <table:table-cell table:formula="of:=IF([.$A95]&lt;[.BQ$2];&quot;&quot;;IF([.$A95]=[.BQ$2];1;MIN([.$B$1]+1;[.BP94]+[.BQ94])))" office:value-type="float" office:value="1000001" calcext:value-type="float">
            <text:p>1000001</text:p>
          </table:table-cell>
          <table:table-cell table:formula="of:=IF([.$A95]&lt;[.BR$2];&quot;&quot;;IF([.$A95]=[.BR$2];1;MIN([.$B$1]+1;[.BQ94]+[.BR94])))" office:value-type="float" office:value="1000001" calcext:value-type="float">
            <text:p>1000001</text:p>
          </table:table-cell>
          <table:table-cell table:formula="of:=IF([.$A95]&lt;[.BS$2];&quot;&quot;;IF([.$A95]=[.BS$2];1;MIN([.$B$1]+1;[.BR94]+[.BS94])))" office:value-type="float" office:value="1000001" calcext:value-type="float">
            <text:p>1000001</text:p>
          </table:table-cell>
          <table:table-cell table:formula="of:=IF([.$A95]&lt;[.BT$2];&quot;&quot;;IF([.$A95]=[.BT$2];1;MIN([.$B$1]+1;[.BS94]+[.BT94])))" office:value-type="float" office:value="1000001" calcext:value-type="float">
            <text:p>1000001</text:p>
          </table:table-cell>
          <table:table-cell table:formula="of:=IF([.$A95]&lt;[.BU$2];&quot;&quot;;IF([.$A95]=[.BU$2];1;MIN([.$B$1]+1;[.BT94]+[.BU94])))" office:value-type="float" office:value="1000001" calcext:value-type="float">
            <text:p>1000001</text:p>
          </table:table-cell>
          <table:table-cell table:formula="of:=IF([.$A95]&lt;[.BV$2];&quot;&quot;;IF([.$A95]=[.BV$2];1;MIN([.$B$1]+1;[.BU94]+[.BV94])))" office:value-type="float" office:value="1000001" calcext:value-type="float">
            <text:p>1000001</text:p>
          </table:table-cell>
          <table:table-cell table:formula="of:=IF([.$A95]&lt;[.BW$2];&quot;&quot;;IF([.$A95]=[.BW$2];1;MIN([.$B$1]+1;[.BV94]+[.BW94])))" office:value-type="float" office:value="1000001" calcext:value-type="float">
            <text:p>1000001</text:p>
          </table:table-cell>
          <table:table-cell table:formula="of:=IF([.$A95]&lt;[.BX$2];&quot;&quot;;IF([.$A95]=[.BX$2];1;MIN([.$B$1]+1;[.BW94]+[.BX94])))" office:value-type="float" office:value="1000001" calcext:value-type="float">
            <text:p>1000001</text:p>
          </table:table-cell>
          <table:table-cell table:formula="of:=IF([.$A95]&lt;[.BY$2];&quot;&quot;;IF([.$A95]=[.BY$2];1;MIN([.$B$1]+1;[.BX94]+[.BY94])))" office:value-type="float" office:value="1000001" calcext:value-type="float">
            <text:p>1000001</text:p>
          </table:table-cell>
          <table:table-cell table:formula="of:=IF([.$A95]&lt;[.BZ$2];&quot;&quot;;IF([.$A95]=[.BZ$2];1;MIN([.$B$1]+1;[.BY94]+[.BZ94])))" office:value-type="float" office:value="1000001" calcext:value-type="float">
            <text:p>1000001</text:p>
          </table:table-cell>
          <table:table-cell table:formula="of:=IF([.$A95]&lt;[.CA$2];&quot;&quot;;IF([.$A95]=[.CA$2];1;MIN([.$B$1]+1;[.BZ94]+[.CA94])))" office:value-type="float" office:value="1000001" calcext:value-type="float">
            <text:p>1000001</text:p>
          </table:table-cell>
          <table:table-cell table:formula="of:=IF([.$A95]&lt;[.CB$2];&quot;&quot;;IF([.$A95]=[.CB$2];1;MIN([.$B$1]+1;[.CA94]+[.CB94])))" office:value-type="float" office:value="1000001" calcext:value-type="float">
            <text:p>1000001</text:p>
          </table:table-cell>
          <table:table-cell table:formula="of:=IF([.$A95]&lt;[.CC$2];&quot;&quot;;IF([.$A95]=[.CC$2];1;MIN([.$B$1]+1;[.CB94]+[.CC94])))" office:value-type="float" office:value="1000001" calcext:value-type="float">
            <text:p>1000001</text:p>
          </table:table-cell>
          <table:table-cell table:formula="of:=IF([.$A95]&lt;[.CD$2];&quot;&quot;;IF([.$A95]=[.CD$2];1;MIN([.$B$1]+1;[.CC94]+[.CD94])))" office:value-type="float" office:value="1000001" calcext:value-type="float">
            <text:p>1000001</text:p>
          </table:table-cell>
          <table:table-cell table:formula="of:=IF([.$A95]&lt;[.CE$2];&quot;&quot;;IF([.$A95]=[.CE$2];1;MIN([.$B$1]+1;[.CD94]+[.CE94])))" office:value-type="float" office:value="1000001" calcext:value-type="float">
            <text:p>1000001</text:p>
          </table:table-cell>
          <table:table-cell table:formula="of:=IF([.$A95]&lt;[.CF$2];&quot;&quot;;IF([.$A95]=[.CF$2];1;MIN([.$B$1]+1;[.CE94]+[.CF94])))" office:value-type="float" office:value="1000001" calcext:value-type="float">
            <text:p>1000001</text:p>
          </table:table-cell>
          <table:table-cell table:formula="of:=IF([.$A95]&lt;[.CG$2];&quot;&quot;;IF([.$A95]=[.CG$2];1;MIN([.$B$1]+1;[.CF94]+[.CG94])))" office:value-type="float" office:value="1000001" calcext:value-type="float">
            <text:p>1000001</text:p>
          </table:table-cell>
          <table:table-cell table:formula="of:=IF([.$A95]&lt;[.CH$2];&quot;&quot;;IF([.$A95]=[.CH$2];1;MIN([.$B$1]+1;[.CG94]+[.CH94])))" office:value-type="float" office:value="1000001" calcext:value-type="float">
            <text:p>1000001</text:p>
          </table:table-cell>
          <table:table-cell table:formula="of:=IF([.$A95]&lt;[.CI$2];&quot;&quot;;IF([.$A95]=[.CI$2];1;MIN([.$B$1]+1;[.CH94]+[.CI94])))" office:value-type="float" office:value="1000001" calcext:value-type="float">
            <text:p>1000001</text:p>
          </table:table-cell>
          <table:table-cell table:formula="of:=IF([.$A95]&lt;[.CJ$2];&quot;&quot;;IF([.$A95]=[.CJ$2];1;MIN([.$B$1]+1;[.CI94]+[.CJ94])))" office:value-type="float" office:value="1000001" calcext:value-type="float">
            <text:p>1000001</text:p>
          </table:table-cell>
          <table:table-cell table:formula="of:=IF([.$A95]&lt;[.CK$2];&quot;&quot;;IF([.$A95]=[.CK$2];1;MIN([.$B$1]+1;[.CJ94]+[.CK94])))" office:value-type="float" office:value="1000001" calcext:value-type="float">
            <text:p>1000001</text:p>
          </table:table-cell>
          <table:table-cell table:formula="of:=IF([.$A95]&lt;[.CL$2];&quot;&quot;;IF([.$A95]=[.CL$2];1;MIN([.$B$1]+1;[.CK94]+[.CL94])))" office:value-type="float" office:value="1000001" calcext:value-type="float">
            <text:p>1000001</text:p>
          </table:table-cell>
          <table:table-cell table:formula="of:=IF([.$A95]&lt;[.CM$2];&quot;&quot;;IF([.$A95]=[.CM$2];1;MIN([.$B$1]+1;[.CL94]+[.CM94])))" office:value-type="float" office:value="125580" calcext:value-type="float">
            <text:p>125580</text:p>
          </table:table-cell>
          <table:table-cell table:formula="of:=IF([.$A95]&lt;[.CN$2];&quot;&quot;;IF([.$A95]=[.CN$2];1;MIN([.$B$1]+1;[.CM94]+[.CN94])))" office:value-type="float" office:value="4186" calcext:value-type="float">
            <text:p>4186</text:p>
          </table:table-cell>
          <table:table-cell table:formula="of:=IF([.$A95]&lt;[.CO$2];&quot;&quot;;IF([.$A95]=[.CO$2];1;MIN([.$B$1]+1;[.CN94]+[.CO94])))" office:value-type="float" office:value="92" calcext:value-type="float">
            <text:p>92</text:p>
          </table:table-cell>
          <table:table-cell table:formula="of:=IF([.$A95]&lt;[.CP$2];&quot;&quot;;IF([.$A95]=[.CP$2];1;MIN([.$B$1]+1;[.CO94]+[.CP94])))" office:value-type="float" office:value="1" calcext:value-type="float">
            <text:p>1</text:p>
          </table:table-cell>
          <table:table-cell table:formula="of:=IF([.$A95]&lt;[.CQ$2];&quot;&quot;;IF([.$A95]=[.CQ$2];1;MIN([.$B$1]+1;[.CP94]+[.CQ94])))">
            <text:p/>
          </table:table-cell>
          <table:table-cell table:formula="of:=IF([.$A95]&lt;[.CR$2];&quot;&quot;;IF([.$A95]=[.CR$2];1;MIN([.$B$1]+1;[.CQ94]+[.CR94])))">
            <text:p/>
          </table:table-cell>
          <table:table-cell table:formula="of:=IF([.$A95]&lt;[.CS$2];&quot;&quot;;IF([.$A95]=[.CS$2];1;MIN([.$B$1]+1;[.CR94]+[.CS94])))">
            <text:p/>
          </table:table-cell>
          <table:table-cell table:formula="of:=IF([.$A95]&lt;[.CT$2];&quot;&quot;;IF([.$A95]=[.CT$2];1;MIN([.$B$1]+1;[.CS94]+[.CT94])))">
            <text:p/>
          </table:table-cell>
          <table:table-cell table:formula="of:=IF([.$A95]&lt;[.CU$2];&quot;&quot;;IF([.$A95]=[.CU$2];1;MIN([.$B$1]+1;[.CT94]+[.CU94])))">
            <text:p/>
          </table:table-cell>
          <table:table-cell table:formula="of:=IF([.$A95]&lt;[.CV$2];&quot;&quot;;IF([.$A95]=[.CV$2];1;MIN([.$B$1]+1;[.CU94]+[.CV94])))">
            <text:p/>
          </table:table-cell>
          <table:table-cell table:formula="of:=IF([.$A95]&lt;[.CW$2];&quot;&quot;;IF([.$A95]=[.CW$2];1;MIN([.$B$1]+1;[.CV94]+[.CW94])))">
            <text:p/>
          </table:table-cell>
          <table:table-cell table:formula="of:=IF([.$A95]&lt;[.CX$2];&quot;&quot;;IF([.$A95]=[.CX$2];1;MIN([.$B$1]+1;[.CW94]+[.CX94])))">
            <text:p/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IF([.$A96]&lt;[.C$2];&quot;&quot;;IF([.$A96]=[.C$2];1;MIN([.$B$1]+1;[.B95]+[.C95])))" office:value-type="float" office:value="93" calcext:value-type="float">
            <text:p>93</text:p>
          </table:table-cell>
          <table:table-cell table:formula="of:=IF([.$A96]&lt;[.D$2];&quot;&quot;;IF([.$A96]=[.D$2];1;MIN([.$B$1]+1;[.C95]+[.D95])))" office:value-type="float" office:value="4278" calcext:value-type="float">
            <text:p>4278</text:p>
          </table:table-cell>
          <table:table-cell table:formula="of:=IF([.$A96]&lt;[.E$2];&quot;&quot;;IF([.$A96]=[.E$2];1;MIN([.$B$1]+1;[.D95]+[.E95])))" office:value-type="float" office:value="129766" calcext:value-type="float">
            <text:p>129766</text:p>
          </table:table-cell>
          <table:table-cell table:formula="of:=IF([.$A96]&lt;[.F$2];&quot;&quot;;IF([.$A96]=[.F$2];1;MIN([.$B$1]+1;[.E95]+[.F95])))" office:value-type="float" office:value="1000001" calcext:value-type="float">
            <text:p>1000001</text:p>
          </table:table-cell>
          <table:table-cell table:formula="of:=IF([.$A96]&lt;[.G$2];&quot;&quot;;IF([.$A96]=[.G$2];1;MIN([.$B$1]+1;[.F95]+[.G95])))" office:value-type="float" office:value="1000001" calcext:value-type="float">
            <text:p>1000001</text:p>
          </table:table-cell>
          <table:table-cell table:formula="of:=IF([.$A96]&lt;[.H$2];&quot;&quot;;IF([.$A96]=[.H$2];1;MIN([.$B$1]+1;[.G95]+[.H95])))" office:value-type="float" office:value="1000001" calcext:value-type="float">
            <text:p>1000001</text:p>
          </table:table-cell>
          <table:table-cell table:formula="of:=IF([.$A96]&lt;[.I$2];&quot;&quot;;IF([.$A96]=[.I$2];1;MIN([.$B$1]+1;[.H95]+[.I95])))" office:value-type="float" office:value="1000001" calcext:value-type="float">
            <text:p>1000001</text:p>
          </table:table-cell>
          <table:table-cell table:formula="of:=IF([.$A96]&lt;[.J$2];&quot;&quot;;IF([.$A96]=[.J$2];1;MIN([.$B$1]+1;[.I95]+[.J95])))" office:value-type="float" office:value="1000001" calcext:value-type="float">
            <text:p>1000001</text:p>
          </table:table-cell>
          <table:table-cell table:formula="of:=IF([.$A96]&lt;[.K$2];&quot;&quot;;IF([.$A96]=[.K$2];1;MIN([.$B$1]+1;[.J95]+[.K95])))" office:value-type="float" office:value="1000001" calcext:value-type="float">
            <text:p>1000001</text:p>
          </table:table-cell>
          <table:table-cell table:formula="of:=IF([.$A96]&lt;[.L$2];&quot;&quot;;IF([.$A96]=[.L$2];1;MIN([.$B$1]+1;[.K95]+[.L95])))" office:value-type="float" office:value="1000001" calcext:value-type="float">
            <text:p>1000001</text:p>
          </table:table-cell>
          <table:table-cell table:formula="of:=IF([.$A96]&lt;[.M$2];&quot;&quot;;IF([.$A96]=[.M$2];1;MIN([.$B$1]+1;[.L95]+[.M95])))" office:value-type="float" office:value="1000001" calcext:value-type="float">
            <text:p>1000001</text:p>
          </table:table-cell>
          <table:table-cell table:formula="of:=IF([.$A96]&lt;[.N$2];&quot;&quot;;IF([.$A96]=[.N$2];1;MIN([.$B$1]+1;[.M95]+[.N95])))" office:value-type="float" office:value="1000001" calcext:value-type="float">
            <text:p>1000001</text:p>
          </table:table-cell>
          <table:table-cell table:formula="of:=IF([.$A96]&lt;[.O$2];&quot;&quot;;IF([.$A96]=[.O$2];1;MIN([.$B$1]+1;[.N95]+[.O95])))" office:value-type="float" office:value="1000001" calcext:value-type="float">
            <text:p>1000001</text:p>
          </table:table-cell>
          <table:table-cell table:formula="of:=IF([.$A96]&lt;[.P$2];&quot;&quot;;IF([.$A96]=[.P$2];1;MIN([.$B$1]+1;[.O95]+[.P95])))" office:value-type="float" office:value="1000001" calcext:value-type="float">
            <text:p>1000001</text:p>
          </table:table-cell>
          <table:table-cell table:formula="of:=IF([.$A96]&lt;[.Q$2];&quot;&quot;;IF([.$A96]=[.Q$2];1;MIN([.$B$1]+1;[.P95]+[.Q95])))" office:value-type="float" office:value="1000001" calcext:value-type="float">
            <text:p>1000001</text:p>
          </table:table-cell>
          <table:table-cell table:formula="of:=IF([.$A96]&lt;[.R$2];&quot;&quot;;IF([.$A96]=[.R$2];1;MIN([.$B$1]+1;[.Q95]+[.R95])))" office:value-type="float" office:value="1000001" calcext:value-type="float">
            <text:p>1000001</text:p>
          </table:table-cell>
          <table:table-cell table:formula="of:=IF([.$A96]&lt;[.S$2];&quot;&quot;;IF([.$A96]=[.S$2];1;MIN([.$B$1]+1;[.R95]+[.S95])))" office:value-type="float" office:value="1000001" calcext:value-type="float">
            <text:p>1000001</text:p>
          </table:table-cell>
          <table:table-cell table:formula="of:=IF([.$A96]&lt;[.T$2];&quot;&quot;;IF([.$A96]=[.T$2];1;MIN([.$B$1]+1;[.S95]+[.T95])))" office:value-type="float" office:value="1000001" calcext:value-type="float">
            <text:p>1000001</text:p>
          </table:table-cell>
          <table:table-cell table:formula="of:=IF([.$A96]&lt;[.U$2];&quot;&quot;;IF([.$A96]=[.U$2];1;MIN([.$B$1]+1;[.T95]+[.U95])))" office:value-type="float" office:value="1000001" calcext:value-type="float">
            <text:p>1000001</text:p>
          </table:table-cell>
          <table:table-cell table:formula="of:=IF([.$A96]&lt;[.V$2];&quot;&quot;;IF([.$A96]=[.V$2];1;MIN([.$B$1]+1;[.U95]+[.V95])))" office:value-type="float" office:value="1000001" calcext:value-type="float">
            <text:p>1000001</text:p>
          </table:table-cell>
          <table:table-cell table:formula="of:=IF([.$A96]&lt;[.W$2];&quot;&quot;;IF([.$A96]=[.W$2];1;MIN([.$B$1]+1;[.V95]+[.W95])))" office:value-type="float" office:value="1000001" calcext:value-type="float">
            <text:p>1000001</text:p>
          </table:table-cell>
          <table:table-cell table:formula="of:=IF([.$A96]&lt;[.X$2];&quot;&quot;;IF([.$A96]=[.X$2];1;MIN([.$B$1]+1;[.W95]+[.X95])))" office:value-type="float" office:value="1000001" calcext:value-type="float">
            <text:p>1000001</text:p>
          </table:table-cell>
          <table:table-cell table:formula="of:=IF([.$A96]&lt;[.Y$2];&quot;&quot;;IF([.$A96]=[.Y$2];1;MIN([.$B$1]+1;[.X95]+[.Y95])))" office:value-type="float" office:value="1000001" calcext:value-type="float">
            <text:p>1000001</text:p>
          </table:table-cell>
          <table:table-cell table:formula="of:=IF([.$A96]&lt;[.Z$2];&quot;&quot;;IF([.$A96]=[.Z$2];1;MIN([.$B$1]+1;[.Y95]+[.Z95])))" office:value-type="float" office:value="1000001" calcext:value-type="float">
            <text:p>1000001</text:p>
          </table:table-cell>
          <table:table-cell table:formula="of:=IF([.$A96]&lt;[.AA$2];&quot;&quot;;IF([.$A96]=[.AA$2];1;MIN([.$B$1]+1;[.Z95]+[.AA95])))" office:value-type="float" office:value="1000001" calcext:value-type="float">
            <text:p>1000001</text:p>
          </table:table-cell>
          <table:table-cell table:formula="of:=IF([.$A96]&lt;[.AB$2];&quot;&quot;;IF([.$A96]=[.AB$2];1;MIN([.$B$1]+1;[.AA95]+[.AB95])))" office:value-type="float" office:value="1000001" calcext:value-type="float">
            <text:p>1000001</text:p>
          </table:table-cell>
          <table:table-cell table:formula="of:=IF([.$A96]&lt;[.AC$2];&quot;&quot;;IF([.$A96]=[.AC$2];1;MIN([.$B$1]+1;[.AB95]+[.AC95])))" office:value-type="float" office:value="1000001" calcext:value-type="float">
            <text:p>1000001</text:p>
          </table:table-cell>
          <table:table-cell table:formula="of:=IF([.$A96]&lt;[.AD$2];&quot;&quot;;IF([.$A96]=[.AD$2];1;MIN([.$B$1]+1;[.AC95]+[.AD95])))" office:value-type="float" office:value="1000001" calcext:value-type="float">
            <text:p>1000001</text:p>
          </table:table-cell>
          <table:table-cell table:formula="of:=IF([.$A96]&lt;[.AE$2];&quot;&quot;;IF([.$A96]=[.AE$2];1;MIN([.$B$1]+1;[.AD95]+[.AE95])))" office:value-type="float" office:value="1000001" calcext:value-type="float">
            <text:p>1000001</text:p>
          </table:table-cell>
          <table:table-cell table:formula="of:=IF([.$A96]&lt;[.AF$2];&quot;&quot;;IF([.$A96]=[.AF$2];1;MIN([.$B$1]+1;[.AE95]+[.AF95])))" office:value-type="float" office:value="1000001" calcext:value-type="float">
            <text:p>1000001</text:p>
          </table:table-cell>
          <table:table-cell table:formula="of:=IF([.$A96]&lt;[.AG$2];&quot;&quot;;IF([.$A96]=[.AG$2];1;MIN([.$B$1]+1;[.AF95]+[.AG95])))" office:value-type="float" office:value="1000001" calcext:value-type="float">
            <text:p>1000001</text:p>
          </table:table-cell>
          <table:table-cell table:formula="of:=IF([.$A96]&lt;[.AH$2];&quot;&quot;;IF([.$A96]=[.AH$2];1;MIN([.$B$1]+1;[.AG95]+[.AH95])))" office:value-type="float" office:value="1000001" calcext:value-type="float">
            <text:p>1000001</text:p>
          </table:table-cell>
          <table:table-cell table:formula="of:=IF([.$A96]&lt;[.AI$2];&quot;&quot;;IF([.$A96]=[.AI$2];1;MIN([.$B$1]+1;[.AH95]+[.AI95])))" office:value-type="float" office:value="1000001" calcext:value-type="float">
            <text:p>1000001</text:p>
          </table:table-cell>
          <table:table-cell table:formula="of:=IF([.$A96]&lt;[.AJ$2];&quot;&quot;;IF([.$A96]=[.AJ$2];1;MIN([.$B$1]+1;[.AI95]+[.AJ95])))" office:value-type="float" office:value="1000001" calcext:value-type="float">
            <text:p>1000001</text:p>
          </table:table-cell>
          <table:table-cell table:formula="of:=IF([.$A96]&lt;[.AK$2];&quot;&quot;;IF([.$A96]=[.AK$2];1;MIN([.$B$1]+1;[.AJ95]+[.AK95])))" office:value-type="float" office:value="1000001" calcext:value-type="float">
            <text:p>1000001</text:p>
          </table:table-cell>
          <table:table-cell table:formula="of:=IF([.$A96]&lt;[.AL$2];&quot;&quot;;IF([.$A96]=[.AL$2];1;MIN([.$B$1]+1;[.AK95]+[.AL95])))" office:value-type="float" office:value="1000001" calcext:value-type="float">
            <text:p>1000001</text:p>
          </table:table-cell>
          <table:table-cell table:formula="of:=IF([.$A96]&lt;[.AM$2];&quot;&quot;;IF([.$A96]=[.AM$2];1;MIN([.$B$1]+1;[.AL95]+[.AM95])))" office:value-type="float" office:value="1000001" calcext:value-type="float">
            <text:p>1000001</text:p>
          </table:table-cell>
          <table:table-cell table:formula="of:=IF([.$A96]&lt;[.AN$2];&quot;&quot;;IF([.$A96]=[.AN$2];1;MIN([.$B$1]+1;[.AM95]+[.AN95])))" office:value-type="float" office:value="1000001" calcext:value-type="float">
            <text:p>1000001</text:p>
          </table:table-cell>
          <table:table-cell table:formula="of:=IF([.$A96]&lt;[.AO$2];&quot;&quot;;IF([.$A96]=[.AO$2];1;MIN([.$B$1]+1;[.AN95]+[.AO95])))" office:value-type="float" office:value="1000001" calcext:value-type="float">
            <text:p>1000001</text:p>
          </table:table-cell>
          <table:table-cell table:formula="of:=IF([.$A96]&lt;[.AP$2];&quot;&quot;;IF([.$A96]=[.AP$2];1;MIN([.$B$1]+1;[.AO95]+[.AP95])))" office:value-type="float" office:value="1000001" calcext:value-type="float">
            <text:p>1000001</text:p>
          </table:table-cell>
          <table:table-cell table:formula="of:=IF([.$A96]&lt;[.AQ$2];&quot;&quot;;IF([.$A96]=[.AQ$2];1;MIN([.$B$1]+1;[.AP95]+[.AQ95])))" office:value-type="float" office:value="1000001" calcext:value-type="float">
            <text:p>1000001</text:p>
          </table:table-cell>
          <table:table-cell table:formula="of:=IF([.$A96]&lt;[.AR$2];&quot;&quot;;IF([.$A96]=[.AR$2];1;MIN([.$B$1]+1;[.AQ95]+[.AR95])))" office:value-type="float" office:value="1000001" calcext:value-type="float">
            <text:p>1000001</text:p>
          </table:table-cell>
          <table:table-cell table:formula="of:=IF([.$A96]&lt;[.AS$2];&quot;&quot;;IF([.$A96]=[.AS$2];1;MIN([.$B$1]+1;[.AR95]+[.AS95])))" office:value-type="float" office:value="1000001" calcext:value-type="float">
            <text:p>1000001</text:p>
          </table:table-cell>
          <table:table-cell table:formula="of:=IF([.$A96]&lt;[.AT$2];&quot;&quot;;IF([.$A96]=[.AT$2];1;MIN([.$B$1]+1;[.AS95]+[.AT95])))" office:value-type="float" office:value="1000001" calcext:value-type="float">
            <text:p>1000001</text:p>
          </table:table-cell>
          <table:table-cell table:formula="of:=IF([.$A96]&lt;[.AU$2];&quot;&quot;;IF([.$A96]=[.AU$2];1;MIN([.$B$1]+1;[.AT95]+[.AU95])))" office:value-type="float" office:value="1000001" calcext:value-type="float">
            <text:p>1000001</text:p>
          </table:table-cell>
          <table:table-cell table:formula="of:=IF([.$A96]&lt;[.AV$2];&quot;&quot;;IF([.$A96]=[.AV$2];1;MIN([.$B$1]+1;[.AU95]+[.AV95])))" office:value-type="float" office:value="1000001" calcext:value-type="float">
            <text:p>1000001</text:p>
          </table:table-cell>
          <table:table-cell table:formula="of:=IF([.$A96]&lt;[.AW$2];&quot;&quot;;IF([.$A96]=[.AW$2];1;MIN([.$B$1]+1;[.AV95]+[.AW95])))" office:value-type="float" office:value="1000001" calcext:value-type="float">
            <text:p>1000001</text:p>
          </table:table-cell>
          <table:table-cell table:formula="of:=IF([.$A96]&lt;[.AX$2];&quot;&quot;;IF([.$A96]=[.AX$2];1;MIN([.$B$1]+1;[.AW95]+[.AX95])))" office:value-type="float" office:value="1000001" calcext:value-type="float">
            <text:p>1000001</text:p>
          </table:table-cell>
          <table:table-cell table:formula="of:=IF([.$A96]&lt;[.AY$2];&quot;&quot;;IF([.$A96]=[.AY$2];1;MIN([.$B$1]+1;[.AX95]+[.AY95])))" office:value-type="float" office:value="1000001" calcext:value-type="float">
            <text:p>1000001</text:p>
          </table:table-cell>
          <table:table-cell table:formula="of:=IF([.$A96]&lt;[.AZ$2];&quot;&quot;;IF([.$A96]=[.AZ$2];1;MIN([.$B$1]+1;[.AY95]+[.AZ95])))" office:value-type="float" office:value="1000001" calcext:value-type="float">
            <text:p>1000001</text:p>
          </table:table-cell>
          <table:table-cell table:formula="of:=IF([.$A96]&lt;[.BA$2];&quot;&quot;;IF([.$A96]=[.BA$2];1;MIN([.$B$1]+1;[.AZ95]+[.BA95])))" office:value-type="float" office:value="1000001" calcext:value-type="float">
            <text:p>1000001</text:p>
          </table:table-cell>
          <table:table-cell table:formula="of:=IF([.$A96]&lt;[.BB$2];&quot;&quot;;IF([.$A96]=[.BB$2];1;MIN([.$B$1]+1;[.BA95]+[.BB95])))" office:value-type="float" office:value="1000001" calcext:value-type="float">
            <text:p>1000001</text:p>
          </table:table-cell>
          <table:table-cell table:formula="of:=IF([.$A96]&lt;[.BC$2];&quot;&quot;;IF([.$A96]=[.BC$2];1;MIN([.$B$1]+1;[.BB95]+[.BC95])))" office:value-type="float" office:value="1000001" calcext:value-type="float">
            <text:p>1000001</text:p>
          </table:table-cell>
          <table:table-cell table:formula="of:=IF([.$A96]&lt;[.BD$2];&quot;&quot;;IF([.$A96]=[.BD$2];1;MIN([.$B$1]+1;[.BC95]+[.BD95])))" office:value-type="float" office:value="1000001" calcext:value-type="float">
            <text:p>1000001</text:p>
          </table:table-cell>
          <table:table-cell table:formula="of:=IF([.$A96]&lt;[.BE$2];&quot;&quot;;IF([.$A96]=[.BE$2];1;MIN([.$B$1]+1;[.BD95]+[.BE95])))" office:value-type="float" office:value="1000001" calcext:value-type="float">
            <text:p>1000001</text:p>
          </table:table-cell>
          <table:table-cell table:formula="of:=IF([.$A96]&lt;[.BF$2];&quot;&quot;;IF([.$A96]=[.BF$2];1;MIN([.$B$1]+1;[.BE95]+[.BF95])))" office:value-type="float" office:value="1000001" calcext:value-type="float">
            <text:p>1000001</text:p>
          </table:table-cell>
          <table:table-cell table:formula="of:=IF([.$A96]&lt;[.BG$2];&quot;&quot;;IF([.$A96]=[.BG$2];1;MIN([.$B$1]+1;[.BF95]+[.BG95])))" office:value-type="float" office:value="1000001" calcext:value-type="float">
            <text:p>1000001</text:p>
          </table:table-cell>
          <table:table-cell table:formula="of:=IF([.$A96]&lt;[.BH$2];&quot;&quot;;IF([.$A96]=[.BH$2];1;MIN([.$B$1]+1;[.BG95]+[.BH95])))" office:value-type="float" office:value="1000001" calcext:value-type="float">
            <text:p>1000001</text:p>
          </table:table-cell>
          <table:table-cell table:formula="of:=IF([.$A96]&lt;[.BI$2];&quot;&quot;;IF([.$A96]=[.BI$2];1;MIN([.$B$1]+1;[.BH95]+[.BI95])))" office:value-type="float" office:value="1000001" calcext:value-type="float">
            <text:p>1000001</text:p>
          </table:table-cell>
          <table:table-cell table:formula="of:=IF([.$A96]&lt;[.BJ$2];&quot;&quot;;IF([.$A96]=[.BJ$2];1;MIN([.$B$1]+1;[.BI95]+[.BJ95])))" office:value-type="float" office:value="1000001" calcext:value-type="float">
            <text:p>1000001</text:p>
          </table:table-cell>
          <table:table-cell table:formula="of:=IF([.$A96]&lt;[.BK$2];&quot;&quot;;IF([.$A96]=[.BK$2];1;MIN([.$B$1]+1;[.BJ95]+[.BK95])))" office:value-type="float" office:value="1000001" calcext:value-type="float">
            <text:p>1000001</text:p>
          </table:table-cell>
          <table:table-cell table:formula="of:=IF([.$A96]&lt;[.BL$2];&quot;&quot;;IF([.$A96]=[.BL$2];1;MIN([.$B$1]+1;[.BK95]+[.BL95])))" office:value-type="float" office:value="1000001" calcext:value-type="float">
            <text:p>1000001</text:p>
          </table:table-cell>
          <table:table-cell table:formula="of:=IF([.$A96]&lt;[.BM$2];&quot;&quot;;IF([.$A96]=[.BM$2];1;MIN([.$B$1]+1;[.BL95]+[.BM95])))" office:value-type="float" office:value="1000001" calcext:value-type="float">
            <text:p>1000001</text:p>
          </table:table-cell>
          <table:table-cell table:formula="of:=IF([.$A96]&lt;[.BN$2];&quot;&quot;;IF([.$A96]=[.BN$2];1;MIN([.$B$1]+1;[.BM95]+[.BN95])))" office:value-type="float" office:value="1000001" calcext:value-type="float">
            <text:p>1000001</text:p>
          </table:table-cell>
          <table:table-cell table:formula="of:=IF([.$A96]&lt;[.BO$2];&quot;&quot;;IF([.$A96]=[.BO$2];1;MIN([.$B$1]+1;[.BN95]+[.BO95])))" office:value-type="float" office:value="1000001" calcext:value-type="float">
            <text:p>1000001</text:p>
          </table:table-cell>
          <table:table-cell table:formula="of:=IF([.$A96]&lt;[.BP$2];&quot;&quot;;IF([.$A96]=[.BP$2];1;MIN([.$B$1]+1;[.BO95]+[.BP95])))" office:value-type="float" office:value="1000001" calcext:value-type="float">
            <text:p>1000001</text:p>
          </table:table-cell>
          <table:table-cell table:formula="of:=IF([.$A96]&lt;[.BQ$2];&quot;&quot;;IF([.$A96]=[.BQ$2];1;MIN([.$B$1]+1;[.BP95]+[.BQ95])))" office:value-type="float" office:value="1000001" calcext:value-type="float">
            <text:p>1000001</text:p>
          </table:table-cell>
          <table:table-cell table:formula="of:=IF([.$A96]&lt;[.BR$2];&quot;&quot;;IF([.$A96]=[.BR$2];1;MIN([.$B$1]+1;[.BQ95]+[.BR95])))" office:value-type="float" office:value="1000001" calcext:value-type="float">
            <text:p>1000001</text:p>
          </table:table-cell>
          <table:table-cell table:formula="of:=IF([.$A96]&lt;[.BS$2];&quot;&quot;;IF([.$A96]=[.BS$2];1;MIN([.$B$1]+1;[.BR95]+[.BS95])))" office:value-type="float" office:value="1000001" calcext:value-type="float">
            <text:p>1000001</text:p>
          </table:table-cell>
          <table:table-cell table:formula="of:=IF([.$A96]&lt;[.BT$2];&quot;&quot;;IF([.$A96]=[.BT$2];1;MIN([.$B$1]+1;[.BS95]+[.BT95])))" office:value-type="float" office:value="1000001" calcext:value-type="float">
            <text:p>1000001</text:p>
          </table:table-cell>
          <table:table-cell table:formula="of:=IF([.$A96]&lt;[.BU$2];&quot;&quot;;IF([.$A96]=[.BU$2];1;MIN([.$B$1]+1;[.BT95]+[.BU95])))" office:value-type="float" office:value="1000001" calcext:value-type="float">
            <text:p>1000001</text:p>
          </table:table-cell>
          <table:table-cell table:formula="of:=IF([.$A96]&lt;[.BV$2];&quot;&quot;;IF([.$A96]=[.BV$2];1;MIN([.$B$1]+1;[.BU95]+[.BV95])))" office:value-type="float" office:value="1000001" calcext:value-type="float">
            <text:p>1000001</text:p>
          </table:table-cell>
          <table:table-cell table:formula="of:=IF([.$A96]&lt;[.BW$2];&quot;&quot;;IF([.$A96]=[.BW$2];1;MIN([.$B$1]+1;[.BV95]+[.BW95])))" office:value-type="float" office:value="1000001" calcext:value-type="float">
            <text:p>1000001</text:p>
          </table:table-cell>
          <table:table-cell table:formula="of:=IF([.$A96]&lt;[.BX$2];&quot;&quot;;IF([.$A96]=[.BX$2];1;MIN([.$B$1]+1;[.BW95]+[.BX95])))" office:value-type="float" office:value="1000001" calcext:value-type="float">
            <text:p>1000001</text:p>
          </table:table-cell>
          <table:table-cell table:formula="of:=IF([.$A96]&lt;[.BY$2];&quot;&quot;;IF([.$A96]=[.BY$2];1;MIN([.$B$1]+1;[.BX95]+[.BY95])))" office:value-type="float" office:value="1000001" calcext:value-type="float">
            <text:p>1000001</text:p>
          </table:table-cell>
          <table:table-cell table:formula="of:=IF([.$A96]&lt;[.BZ$2];&quot;&quot;;IF([.$A96]=[.BZ$2];1;MIN([.$B$1]+1;[.BY95]+[.BZ95])))" office:value-type="float" office:value="1000001" calcext:value-type="float">
            <text:p>1000001</text:p>
          </table:table-cell>
          <table:table-cell table:formula="of:=IF([.$A96]&lt;[.CA$2];&quot;&quot;;IF([.$A96]=[.CA$2];1;MIN([.$B$1]+1;[.BZ95]+[.CA95])))" office:value-type="float" office:value="1000001" calcext:value-type="float">
            <text:p>1000001</text:p>
          </table:table-cell>
          <table:table-cell table:formula="of:=IF([.$A96]&lt;[.CB$2];&quot;&quot;;IF([.$A96]=[.CB$2];1;MIN([.$B$1]+1;[.CA95]+[.CB95])))" office:value-type="float" office:value="1000001" calcext:value-type="float">
            <text:p>1000001</text:p>
          </table:table-cell>
          <table:table-cell table:formula="of:=IF([.$A96]&lt;[.CC$2];&quot;&quot;;IF([.$A96]=[.CC$2];1;MIN([.$B$1]+1;[.CB95]+[.CC95])))" office:value-type="float" office:value="1000001" calcext:value-type="float">
            <text:p>1000001</text:p>
          </table:table-cell>
          <table:table-cell table:formula="of:=IF([.$A96]&lt;[.CD$2];&quot;&quot;;IF([.$A96]=[.CD$2];1;MIN([.$B$1]+1;[.CC95]+[.CD95])))" office:value-type="float" office:value="1000001" calcext:value-type="float">
            <text:p>1000001</text:p>
          </table:table-cell>
          <table:table-cell table:formula="of:=IF([.$A96]&lt;[.CE$2];&quot;&quot;;IF([.$A96]=[.CE$2];1;MIN([.$B$1]+1;[.CD95]+[.CE95])))" office:value-type="float" office:value="1000001" calcext:value-type="float">
            <text:p>1000001</text:p>
          </table:table-cell>
          <table:table-cell table:formula="of:=IF([.$A96]&lt;[.CF$2];&quot;&quot;;IF([.$A96]=[.CF$2];1;MIN([.$B$1]+1;[.CE95]+[.CF95])))" office:value-type="float" office:value="1000001" calcext:value-type="float">
            <text:p>1000001</text:p>
          </table:table-cell>
          <table:table-cell table:formula="of:=IF([.$A96]&lt;[.CG$2];&quot;&quot;;IF([.$A96]=[.CG$2];1;MIN([.$B$1]+1;[.CF95]+[.CG95])))" office:value-type="float" office:value="1000001" calcext:value-type="float">
            <text:p>1000001</text:p>
          </table:table-cell>
          <table:table-cell table:formula="of:=IF([.$A96]&lt;[.CH$2];&quot;&quot;;IF([.$A96]=[.CH$2];1;MIN([.$B$1]+1;[.CG95]+[.CH95])))" office:value-type="float" office:value="1000001" calcext:value-type="float">
            <text:p>1000001</text:p>
          </table:table-cell>
          <table:table-cell table:formula="of:=IF([.$A96]&lt;[.CI$2];&quot;&quot;;IF([.$A96]=[.CI$2];1;MIN([.$B$1]+1;[.CH95]+[.CI95])))" office:value-type="float" office:value="1000001" calcext:value-type="float">
            <text:p>1000001</text:p>
          </table:table-cell>
          <table:table-cell table:formula="of:=IF([.$A96]&lt;[.CJ$2];&quot;&quot;;IF([.$A96]=[.CJ$2];1;MIN([.$B$1]+1;[.CI95]+[.CJ95])))" office:value-type="float" office:value="1000001" calcext:value-type="float">
            <text:p>1000001</text:p>
          </table:table-cell>
          <table:table-cell table:formula="of:=IF([.$A96]&lt;[.CK$2];&quot;&quot;;IF([.$A96]=[.CK$2];1;MIN([.$B$1]+1;[.CJ95]+[.CK95])))" office:value-type="float" office:value="1000001" calcext:value-type="float">
            <text:p>1000001</text:p>
          </table:table-cell>
          <table:table-cell table:formula="of:=IF([.$A96]&lt;[.CL$2];&quot;&quot;;IF([.$A96]=[.CL$2];1;MIN([.$B$1]+1;[.CK95]+[.CL95])))" office:value-type="float" office:value="1000001" calcext:value-type="float">
            <text:p>1000001</text:p>
          </table:table-cell>
          <table:table-cell table:formula="of:=IF([.$A96]&lt;[.CM$2];&quot;&quot;;IF([.$A96]=[.CM$2];1;MIN([.$B$1]+1;[.CL95]+[.CM95])))" office:value-type="float" office:value="1000001" calcext:value-type="float">
            <text:p>1000001</text:p>
          </table:table-cell>
          <table:table-cell table:formula="of:=IF([.$A96]&lt;[.CN$2];&quot;&quot;;IF([.$A96]=[.CN$2];1;MIN([.$B$1]+1;[.CM95]+[.CN95])))" office:value-type="float" office:value="129766" calcext:value-type="float">
            <text:p>129766</text:p>
          </table:table-cell>
          <table:table-cell table:formula="of:=IF([.$A96]&lt;[.CO$2];&quot;&quot;;IF([.$A96]=[.CO$2];1;MIN([.$B$1]+1;[.CN95]+[.CO95])))" office:value-type="float" office:value="4278" calcext:value-type="float">
            <text:p>4278</text:p>
          </table:table-cell>
          <table:table-cell table:formula="of:=IF([.$A96]&lt;[.CP$2];&quot;&quot;;IF([.$A96]=[.CP$2];1;MIN([.$B$1]+1;[.CO95]+[.CP95])))" office:value-type="float" office:value="93" calcext:value-type="float">
            <text:p>93</text:p>
          </table:table-cell>
          <table:table-cell table:formula="of:=IF([.$A96]&lt;[.CQ$2];&quot;&quot;;IF([.$A96]=[.CQ$2];1;MIN([.$B$1]+1;[.CP95]+[.CQ95])))" office:value-type="float" office:value="1" calcext:value-type="float">
            <text:p>1</text:p>
          </table:table-cell>
          <table:table-cell table:formula="of:=IF([.$A96]&lt;[.CR$2];&quot;&quot;;IF([.$A96]=[.CR$2];1;MIN([.$B$1]+1;[.CQ95]+[.CR95])))">
            <text:p/>
          </table:table-cell>
          <table:table-cell table:formula="of:=IF([.$A96]&lt;[.CS$2];&quot;&quot;;IF([.$A96]=[.CS$2];1;MIN([.$B$1]+1;[.CR95]+[.CS95])))">
            <text:p/>
          </table:table-cell>
          <table:table-cell table:formula="of:=IF([.$A96]&lt;[.CT$2];&quot;&quot;;IF([.$A96]=[.CT$2];1;MIN([.$B$1]+1;[.CS95]+[.CT95])))">
            <text:p/>
          </table:table-cell>
          <table:table-cell table:formula="of:=IF([.$A96]&lt;[.CU$2];&quot;&quot;;IF([.$A96]=[.CU$2];1;MIN([.$B$1]+1;[.CT95]+[.CU95])))">
            <text:p/>
          </table:table-cell>
          <table:table-cell table:formula="of:=IF([.$A96]&lt;[.CV$2];&quot;&quot;;IF([.$A96]=[.CV$2];1;MIN([.$B$1]+1;[.CU95]+[.CV95])))">
            <text:p/>
          </table:table-cell>
          <table:table-cell table:formula="of:=IF([.$A96]&lt;[.CW$2];&quot;&quot;;IF([.$A96]=[.CW$2];1;MIN([.$B$1]+1;[.CV95]+[.CW95])))">
            <text:p/>
          </table:table-cell>
          <table:table-cell table:formula="of:=IF([.$A96]&lt;[.CX$2];&quot;&quot;;IF([.$A96]=[.CX$2];1;MIN([.$B$1]+1;[.CW95]+[.CX95])))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IF([.$A97]&lt;[.C$2];&quot;&quot;;IF([.$A97]=[.C$2];1;MIN([.$B$1]+1;[.B96]+[.C96])))" office:value-type="float" office:value="94" calcext:value-type="float">
            <text:p>94</text:p>
          </table:table-cell>
          <table:table-cell table:formula="of:=IF([.$A97]&lt;[.D$2];&quot;&quot;;IF([.$A97]=[.D$2];1;MIN([.$B$1]+1;[.C96]+[.D96])))" office:value-type="float" office:value="4371" calcext:value-type="float">
            <text:p>4371</text:p>
          </table:table-cell>
          <table:table-cell table:formula="of:=IF([.$A97]&lt;[.E$2];&quot;&quot;;IF([.$A97]=[.E$2];1;MIN([.$B$1]+1;[.D96]+[.E96])))" office:value-type="float" office:value="134044" calcext:value-type="float">
            <text:p>134044</text:p>
          </table:table-cell>
          <table:table-cell table:formula="of:=IF([.$A97]&lt;[.F$2];&quot;&quot;;IF([.$A97]=[.F$2];1;MIN([.$B$1]+1;[.E96]+[.F96])))" office:value-type="float" office:value="1000001" calcext:value-type="float">
            <text:p>1000001</text:p>
          </table:table-cell>
          <table:table-cell table:formula="of:=IF([.$A97]&lt;[.G$2];&quot;&quot;;IF([.$A97]=[.G$2];1;MIN([.$B$1]+1;[.F96]+[.G96])))" office:value-type="float" office:value="1000001" calcext:value-type="float">
            <text:p>1000001</text:p>
          </table:table-cell>
          <table:table-cell table:formula="of:=IF([.$A97]&lt;[.H$2];&quot;&quot;;IF([.$A97]=[.H$2];1;MIN([.$B$1]+1;[.G96]+[.H96])))" office:value-type="float" office:value="1000001" calcext:value-type="float">
            <text:p>1000001</text:p>
          </table:table-cell>
          <table:table-cell table:formula="of:=IF([.$A97]&lt;[.I$2];&quot;&quot;;IF([.$A97]=[.I$2];1;MIN([.$B$1]+1;[.H96]+[.I96])))" office:value-type="float" office:value="1000001" calcext:value-type="float">
            <text:p>1000001</text:p>
          </table:table-cell>
          <table:table-cell table:formula="of:=IF([.$A97]&lt;[.J$2];&quot;&quot;;IF([.$A97]=[.J$2];1;MIN([.$B$1]+1;[.I96]+[.J96])))" office:value-type="float" office:value="1000001" calcext:value-type="float">
            <text:p>1000001</text:p>
          </table:table-cell>
          <table:table-cell table:formula="of:=IF([.$A97]&lt;[.K$2];&quot;&quot;;IF([.$A97]=[.K$2];1;MIN([.$B$1]+1;[.J96]+[.K96])))" office:value-type="float" office:value="1000001" calcext:value-type="float">
            <text:p>1000001</text:p>
          </table:table-cell>
          <table:table-cell table:formula="of:=IF([.$A97]&lt;[.L$2];&quot;&quot;;IF([.$A97]=[.L$2];1;MIN([.$B$1]+1;[.K96]+[.L96])))" office:value-type="float" office:value="1000001" calcext:value-type="float">
            <text:p>1000001</text:p>
          </table:table-cell>
          <table:table-cell table:formula="of:=IF([.$A97]&lt;[.M$2];&quot;&quot;;IF([.$A97]=[.M$2];1;MIN([.$B$1]+1;[.L96]+[.M96])))" office:value-type="float" office:value="1000001" calcext:value-type="float">
            <text:p>1000001</text:p>
          </table:table-cell>
          <table:table-cell table:formula="of:=IF([.$A97]&lt;[.N$2];&quot;&quot;;IF([.$A97]=[.N$2];1;MIN([.$B$1]+1;[.M96]+[.N96])))" office:value-type="float" office:value="1000001" calcext:value-type="float">
            <text:p>1000001</text:p>
          </table:table-cell>
          <table:table-cell table:formula="of:=IF([.$A97]&lt;[.O$2];&quot;&quot;;IF([.$A97]=[.O$2];1;MIN([.$B$1]+1;[.N96]+[.O96])))" office:value-type="float" office:value="1000001" calcext:value-type="float">
            <text:p>1000001</text:p>
          </table:table-cell>
          <table:table-cell table:formula="of:=IF([.$A97]&lt;[.P$2];&quot;&quot;;IF([.$A97]=[.P$2];1;MIN([.$B$1]+1;[.O96]+[.P96])))" office:value-type="float" office:value="1000001" calcext:value-type="float">
            <text:p>1000001</text:p>
          </table:table-cell>
          <table:table-cell table:formula="of:=IF([.$A97]&lt;[.Q$2];&quot;&quot;;IF([.$A97]=[.Q$2];1;MIN([.$B$1]+1;[.P96]+[.Q96])))" office:value-type="float" office:value="1000001" calcext:value-type="float">
            <text:p>1000001</text:p>
          </table:table-cell>
          <table:table-cell table:formula="of:=IF([.$A97]&lt;[.R$2];&quot;&quot;;IF([.$A97]=[.R$2];1;MIN([.$B$1]+1;[.Q96]+[.R96])))" office:value-type="float" office:value="1000001" calcext:value-type="float">
            <text:p>1000001</text:p>
          </table:table-cell>
          <table:table-cell table:formula="of:=IF([.$A97]&lt;[.S$2];&quot;&quot;;IF([.$A97]=[.S$2];1;MIN([.$B$1]+1;[.R96]+[.S96])))" office:value-type="float" office:value="1000001" calcext:value-type="float">
            <text:p>1000001</text:p>
          </table:table-cell>
          <table:table-cell table:formula="of:=IF([.$A97]&lt;[.T$2];&quot;&quot;;IF([.$A97]=[.T$2];1;MIN([.$B$1]+1;[.S96]+[.T96])))" office:value-type="float" office:value="1000001" calcext:value-type="float">
            <text:p>1000001</text:p>
          </table:table-cell>
          <table:table-cell table:formula="of:=IF([.$A97]&lt;[.U$2];&quot;&quot;;IF([.$A97]=[.U$2];1;MIN([.$B$1]+1;[.T96]+[.U96])))" office:value-type="float" office:value="1000001" calcext:value-type="float">
            <text:p>1000001</text:p>
          </table:table-cell>
          <table:table-cell table:formula="of:=IF([.$A97]&lt;[.V$2];&quot;&quot;;IF([.$A97]=[.V$2];1;MIN([.$B$1]+1;[.U96]+[.V96])))" office:value-type="float" office:value="1000001" calcext:value-type="float">
            <text:p>1000001</text:p>
          </table:table-cell>
          <table:table-cell table:formula="of:=IF([.$A97]&lt;[.W$2];&quot;&quot;;IF([.$A97]=[.W$2];1;MIN([.$B$1]+1;[.V96]+[.W96])))" office:value-type="float" office:value="1000001" calcext:value-type="float">
            <text:p>1000001</text:p>
          </table:table-cell>
          <table:table-cell table:formula="of:=IF([.$A97]&lt;[.X$2];&quot;&quot;;IF([.$A97]=[.X$2];1;MIN([.$B$1]+1;[.W96]+[.X96])))" office:value-type="float" office:value="1000001" calcext:value-type="float">
            <text:p>1000001</text:p>
          </table:table-cell>
          <table:table-cell table:formula="of:=IF([.$A97]&lt;[.Y$2];&quot;&quot;;IF([.$A97]=[.Y$2];1;MIN([.$B$1]+1;[.X96]+[.Y96])))" office:value-type="float" office:value="1000001" calcext:value-type="float">
            <text:p>1000001</text:p>
          </table:table-cell>
          <table:table-cell table:formula="of:=IF([.$A97]&lt;[.Z$2];&quot;&quot;;IF([.$A97]=[.Z$2];1;MIN([.$B$1]+1;[.Y96]+[.Z96])))" office:value-type="float" office:value="1000001" calcext:value-type="float">
            <text:p>1000001</text:p>
          </table:table-cell>
          <table:table-cell table:formula="of:=IF([.$A97]&lt;[.AA$2];&quot;&quot;;IF([.$A97]=[.AA$2];1;MIN([.$B$1]+1;[.Z96]+[.AA96])))" office:value-type="float" office:value="1000001" calcext:value-type="float">
            <text:p>1000001</text:p>
          </table:table-cell>
          <table:table-cell table:formula="of:=IF([.$A97]&lt;[.AB$2];&quot;&quot;;IF([.$A97]=[.AB$2];1;MIN([.$B$1]+1;[.AA96]+[.AB96])))" office:value-type="float" office:value="1000001" calcext:value-type="float">
            <text:p>1000001</text:p>
          </table:table-cell>
          <table:table-cell table:formula="of:=IF([.$A97]&lt;[.AC$2];&quot;&quot;;IF([.$A97]=[.AC$2];1;MIN([.$B$1]+1;[.AB96]+[.AC96])))" office:value-type="float" office:value="1000001" calcext:value-type="float">
            <text:p>1000001</text:p>
          </table:table-cell>
          <table:table-cell table:formula="of:=IF([.$A97]&lt;[.AD$2];&quot;&quot;;IF([.$A97]=[.AD$2];1;MIN([.$B$1]+1;[.AC96]+[.AD96])))" office:value-type="float" office:value="1000001" calcext:value-type="float">
            <text:p>1000001</text:p>
          </table:table-cell>
          <table:table-cell table:formula="of:=IF([.$A97]&lt;[.AE$2];&quot;&quot;;IF([.$A97]=[.AE$2];1;MIN([.$B$1]+1;[.AD96]+[.AE96])))" office:value-type="float" office:value="1000001" calcext:value-type="float">
            <text:p>1000001</text:p>
          </table:table-cell>
          <table:table-cell table:formula="of:=IF([.$A97]&lt;[.AF$2];&quot;&quot;;IF([.$A97]=[.AF$2];1;MIN([.$B$1]+1;[.AE96]+[.AF96])))" office:value-type="float" office:value="1000001" calcext:value-type="float">
            <text:p>1000001</text:p>
          </table:table-cell>
          <table:table-cell table:formula="of:=IF([.$A97]&lt;[.AG$2];&quot;&quot;;IF([.$A97]=[.AG$2];1;MIN([.$B$1]+1;[.AF96]+[.AG96])))" office:value-type="float" office:value="1000001" calcext:value-type="float">
            <text:p>1000001</text:p>
          </table:table-cell>
          <table:table-cell table:formula="of:=IF([.$A97]&lt;[.AH$2];&quot;&quot;;IF([.$A97]=[.AH$2];1;MIN([.$B$1]+1;[.AG96]+[.AH96])))" office:value-type="float" office:value="1000001" calcext:value-type="float">
            <text:p>1000001</text:p>
          </table:table-cell>
          <table:table-cell table:formula="of:=IF([.$A97]&lt;[.AI$2];&quot;&quot;;IF([.$A97]=[.AI$2];1;MIN([.$B$1]+1;[.AH96]+[.AI96])))" office:value-type="float" office:value="1000001" calcext:value-type="float">
            <text:p>1000001</text:p>
          </table:table-cell>
          <table:table-cell table:formula="of:=IF([.$A97]&lt;[.AJ$2];&quot;&quot;;IF([.$A97]=[.AJ$2];1;MIN([.$B$1]+1;[.AI96]+[.AJ96])))" office:value-type="float" office:value="1000001" calcext:value-type="float">
            <text:p>1000001</text:p>
          </table:table-cell>
          <table:table-cell table:formula="of:=IF([.$A97]&lt;[.AK$2];&quot;&quot;;IF([.$A97]=[.AK$2];1;MIN([.$B$1]+1;[.AJ96]+[.AK96])))" office:value-type="float" office:value="1000001" calcext:value-type="float">
            <text:p>1000001</text:p>
          </table:table-cell>
          <table:table-cell table:formula="of:=IF([.$A97]&lt;[.AL$2];&quot;&quot;;IF([.$A97]=[.AL$2];1;MIN([.$B$1]+1;[.AK96]+[.AL96])))" office:value-type="float" office:value="1000001" calcext:value-type="float">
            <text:p>1000001</text:p>
          </table:table-cell>
          <table:table-cell table:formula="of:=IF([.$A97]&lt;[.AM$2];&quot;&quot;;IF([.$A97]=[.AM$2];1;MIN([.$B$1]+1;[.AL96]+[.AM96])))" office:value-type="float" office:value="1000001" calcext:value-type="float">
            <text:p>1000001</text:p>
          </table:table-cell>
          <table:table-cell table:formula="of:=IF([.$A97]&lt;[.AN$2];&quot;&quot;;IF([.$A97]=[.AN$2];1;MIN([.$B$1]+1;[.AM96]+[.AN96])))" office:value-type="float" office:value="1000001" calcext:value-type="float">
            <text:p>1000001</text:p>
          </table:table-cell>
          <table:table-cell table:formula="of:=IF([.$A97]&lt;[.AO$2];&quot;&quot;;IF([.$A97]=[.AO$2];1;MIN([.$B$1]+1;[.AN96]+[.AO96])))" office:value-type="float" office:value="1000001" calcext:value-type="float">
            <text:p>1000001</text:p>
          </table:table-cell>
          <table:table-cell table:formula="of:=IF([.$A97]&lt;[.AP$2];&quot;&quot;;IF([.$A97]=[.AP$2];1;MIN([.$B$1]+1;[.AO96]+[.AP96])))" office:value-type="float" office:value="1000001" calcext:value-type="float">
            <text:p>1000001</text:p>
          </table:table-cell>
          <table:table-cell table:formula="of:=IF([.$A97]&lt;[.AQ$2];&quot;&quot;;IF([.$A97]=[.AQ$2];1;MIN([.$B$1]+1;[.AP96]+[.AQ96])))" office:value-type="float" office:value="1000001" calcext:value-type="float">
            <text:p>1000001</text:p>
          </table:table-cell>
          <table:table-cell table:formula="of:=IF([.$A97]&lt;[.AR$2];&quot;&quot;;IF([.$A97]=[.AR$2];1;MIN([.$B$1]+1;[.AQ96]+[.AR96])))" office:value-type="float" office:value="1000001" calcext:value-type="float">
            <text:p>1000001</text:p>
          </table:table-cell>
          <table:table-cell table:formula="of:=IF([.$A97]&lt;[.AS$2];&quot;&quot;;IF([.$A97]=[.AS$2];1;MIN([.$B$1]+1;[.AR96]+[.AS96])))" office:value-type="float" office:value="1000001" calcext:value-type="float">
            <text:p>1000001</text:p>
          </table:table-cell>
          <table:table-cell table:formula="of:=IF([.$A97]&lt;[.AT$2];&quot;&quot;;IF([.$A97]=[.AT$2];1;MIN([.$B$1]+1;[.AS96]+[.AT96])))" office:value-type="float" office:value="1000001" calcext:value-type="float">
            <text:p>1000001</text:p>
          </table:table-cell>
          <table:table-cell table:formula="of:=IF([.$A97]&lt;[.AU$2];&quot;&quot;;IF([.$A97]=[.AU$2];1;MIN([.$B$1]+1;[.AT96]+[.AU96])))" office:value-type="float" office:value="1000001" calcext:value-type="float">
            <text:p>1000001</text:p>
          </table:table-cell>
          <table:table-cell table:formula="of:=IF([.$A97]&lt;[.AV$2];&quot;&quot;;IF([.$A97]=[.AV$2];1;MIN([.$B$1]+1;[.AU96]+[.AV96])))" office:value-type="float" office:value="1000001" calcext:value-type="float">
            <text:p>1000001</text:p>
          </table:table-cell>
          <table:table-cell table:formula="of:=IF([.$A97]&lt;[.AW$2];&quot;&quot;;IF([.$A97]=[.AW$2];1;MIN([.$B$1]+1;[.AV96]+[.AW96])))" office:value-type="float" office:value="1000001" calcext:value-type="float">
            <text:p>1000001</text:p>
          </table:table-cell>
          <table:table-cell table:formula="of:=IF([.$A97]&lt;[.AX$2];&quot;&quot;;IF([.$A97]=[.AX$2];1;MIN([.$B$1]+1;[.AW96]+[.AX96])))" office:value-type="float" office:value="1000001" calcext:value-type="float">
            <text:p>1000001</text:p>
          </table:table-cell>
          <table:table-cell table:formula="of:=IF([.$A97]&lt;[.AY$2];&quot;&quot;;IF([.$A97]=[.AY$2];1;MIN([.$B$1]+1;[.AX96]+[.AY96])))" office:value-type="float" office:value="1000001" calcext:value-type="float">
            <text:p>1000001</text:p>
          </table:table-cell>
          <table:table-cell table:formula="of:=IF([.$A97]&lt;[.AZ$2];&quot;&quot;;IF([.$A97]=[.AZ$2];1;MIN([.$B$1]+1;[.AY96]+[.AZ96])))" office:value-type="float" office:value="1000001" calcext:value-type="float">
            <text:p>1000001</text:p>
          </table:table-cell>
          <table:table-cell table:formula="of:=IF([.$A97]&lt;[.BA$2];&quot;&quot;;IF([.$A97]=[.BA$2];1;MIN([.$B$1]+1;[.AZ96]+[.BA96])))" office:value-type="float" office:value="1000001" calcext:value-type="float">
            <text:p>1000001</text:p>
          </table:table-cell>
          <table:table-cell table:formula="of:=IF([.$A97]&lt;[.BB$2];&quot;&quot;;IF([.$A97]=[.BB$2];1;MIN([.$B$1]+1;[.BA96]+[.BB96])))" office:value-type="float" office:value="1000001" calcext:value-type="float">
            <text:p>1000001</text:p>
          </table:table-cell>
          <table:table-cell table:formula="of:=IF([.$A97]&lt;[.BC$2];&quot;&quot;;IF([.$A97]=[.BC$2];1;MIN([.$B$1]+1;[.BB96]+[.BC96])))" office:value-type="float" office:value="1000001" calcext:value-type="float">
            <text:p>1000001</text:p>
          </table:table-cell>
          <table:table-cell table:formula="of:=IF([.$A97]&lt;[.BD$2];&quot;&quot;;IF([.$A97]=[.BD$2];1;MIN([.$B$1]+1;[.BC96]+[.BD96])))" office:value-type="float" office:value="1000001" calcext:value-type="float">
            <text:p>1000001</text:p>
          </table:table-cell>
          <table:table-cell table:formula="of:=IF([.$A97]&lt;[.BE$2];&quot;&quot;;IF([.$A97]=[.BE$2];1;MIN([.$B$1]+1;[.BD96]+[.BE96])))" office:value-type="float" office:value="1000001" calcext:value-type="float">
            <text:p>1000001</text:p>
          </table:table-cell>
          <table:table-cell table:formula="of:=IF([.$A97]&lt;[.BF$2];&quot;&quot;;IF([.$A97]=[.BF$2];1;MIN([.$B$1]+1;[.BE96]+[.BF96])))" office:value-type="float" office:value="1000001" calcext:value-type="float">
            <text:p>1000001</text:p>
          </table:table-cell>
          <table:table-cell table:formula="of:=IF([.$A97]&lt;[.BG$2];&quot;&quot;;IF([.$A97]=[.BG$2];1;MIN([.$B$1]+1;[.BF96]+[.BG96])))" office:value-type="float" office:value="1000001" calcext:value-type="float">
            <text:p>1000001</text:p>
          </table:table-cell>
          <table:table-cell table:formula="of:=IF([.$A97]&lt;[.BH$2];&quot;&quot;;IF([.$A97]=[.BH$2];1;MIN([.$B$1]+1;[.BG96]+[.BH96])))" office:value-type="float" office:value="1000001" calcext:value-type="float">
            <text:p>1000001</text:p>
          </table:table-cell>
          <table:table-cell table:formula="of:=IF([.$A97]&lt;[.BI$2];&quot;&quot;;IF([.$A97]=[.BI$2];1;MIN([.$B$1]+1;[.BH96]+[.BI96])))" office:value-type="float" office:value="1000001" calcext:value-type="float">
            <text:p>1000001</text:p>
          </table:table-cell>
          <table:table-cell table:formula="of:=IF([.$A97]&lt;[.BJ$2];&quot;&quot;;IF([.$A97]=[.BJ$2];1;MIN([.$B$1]+1;[.BI96]+[.BJ96])))" office:value-type="float" office:value="1000001" calcext:value-type="float">
            <text:p>1000001</text:p>
          </table:table-cell>
          <table:table-cell table:formula="of:=IF([.$A97]&lt;[.BK$2];&quot;&quot;;IF([.$A97]=[.BK$2];1;MIN([.$B$1]+1;[.BJ96]+[.BK96])))" office:value-type="float" office:value="1000001" calcext:value-type="float">
            <text:p>1000001</text:p>
          </table:table-cell>
          <table:table-cell table:formula="of:=IF([.$A97]&lt;[.BL$2];&quot;&quot;;IF([.$A97]=[.BL$2];1;MIN([.$B$1]+1;[.BK96]+[.BL96])))" office:value-type="float" office:value="1000001" calcext:value-type="float">
            <text:p>1000001</text:p>
          </table:table-cell>
          <table:table-cell table:formula="of:=IF([.$A97]&lt;[.BM$2];&quot;&quot;;IF([.$A97]=[.BM$2];1;MIN([.$B$1]+1;[.BL96]+[.BM96])))" office:value-type="float" office:value="1000001" calcext:value-type="float">
            <text:p>1000001</text:p>
          </table:table-cell>
          <table:table-cell table:formula="of:=IF([.$A97]&lt;[.BN$2];&quot;&quot;;IF([.$A97]=[.BN$2];1;MIN([.$B$1]+1;[.BM96]+[.BN96])))" office:value-type="float" office:value="1000001" calcext:value-type="float">
            <text:p>1000001</text:p>
          </table:table-cell>
          <table:table-cell table:formula="of:=IF([.$A97]&lt;[.BO$2];&quot;&quot;;IF([.$A97]=[.BO$2];1;MIN([.$B$1]+1;[.BN96]+[.BO96])))" office:value-type="float" office:value="1000001" calcext:value-type="float">
            <text:p>1000001</text:p>
          </table:table-cell>
          <table:table-cell table:formula="of:=IF([.$A97]&lt;[.BP$2];&quot;&quot;;IF([.$A97]=[.BP$2];1;MIN([.$B$1]+1;[.BO96]+[.BP96])))" office:value-type="float" office:value="1000001" calcext:value-type="float">
            <text:p>1000001</text:p>
          </table:table-cell>
          <table:table-cell table:formula="of:=IF([.$A97]&lt;[.BQ$2];&quot;&quot;;IF([.$A97]=[.BQ$2];1;MIN([.$B$1]+1;[.BP96]+[.BQ96])))" office:value-type="float" office:value="1000001" calcext:value-type="float">
            <text:p>1000001</text:p>
          </table:table-cell>
          <table:table-cell table:formula="of:=IF([.$A97]&lt;[.BR$2];&quot;&quot;;IF([.$A97]=[.BR$2];1;MIN([.$B$1]+1;[.BQ96]+[.BR96])))" office:value-type="float" office:value="1000001" calcext:value-type="float">
            <text:p>1000001</text:p>
          </table:table-cell>
          <table:table-cell table:formula="of:=IF([.$A97]&lt;[.BS$2];&quot;&quot;;IF([.$A97]=[.BS$2];1;MIN([.$B$1]+1;[.BR96]+[.BS96])))" office:value-type="float" office:value="1000001" calcext:value-type="float">
            <text:p>1000001</text:p>
          </table:table-cell>
          <table:table-cell table:formula="of:=IF([.$A97]&lt;[.BT$2];&quot;&quot;;IF([.$A97]=[.BT$2];1;MIN([.$B$1]+1;[.BS96]+[.BT96])))" office:value-type="float" office:value="1000001" calcext:value-type="float">
            <text:p>1000001</text:p>
          </table:table-cell>
          <table:table-cell table:formula="of:=IF([.$A97]&lt;[.BU$2];&quot;&quot;;IF([.$A97]=[.BU$2];1;MIN([.$B$1]+1;[.BT96]+[.BU96])))" office:value-type="float" office:value="1000001" calcext:value-type="float">
            <text:p>1000001</text:p>
          </table:table-cell>
          <table:table-cell table:formula="of:=IF([.$A97]&lt;[.BV$2];&quot;&quot;;IF([.$A97]=[.BV$2];1;MIN([.$B$1]+1;[.BU96]+[.BV96])))" office:value-type="float" office:value="1000001" calcext:value-type="float">
            <text:p>1000001</text:p>
          </table:table-cell>
          <table:table-cell table:formula="of:=IF([.$A97]&lt;[.BW$2];&quot;&quot;;IF([.$A97]=[.BW$2];1;MIN([.$B$1]+1;[.BV96]+[.BW96])))" office:value-type="float" office:value="1000001" calcext:value-type="float">
            <text:p>1000001</text:p>
          </table:table-cell>
          <table:table-cell table:formula="of:=IF([.$A97]&lt;[.BX$2];&quot;&quot;;IF([.$A97]=[.BX$2];1;MIN([.$B$1]+1;[.BW96]+[.BX96])))" office:value-type="float" office:value="1000001" calcext:value-type="float">
            <text:p>1000001</text:p>
          </table:table-cell>
          <table:table-cell table:formula="of:=IF([.$A97]&lt;[.BY$2];&quot;&quot;;IF([.$A97]=[.BY$2];1;MIN([.$B$1]+1;[.BX96]+[.BY96])))" office:value-type="float" office:value="1000001" calcext:value-type="float">
            <text:p>1000001</text:p>
          </table:table-cell>
          <table:table-cell table:formula="of:=IF([.$A97]&lt;[.BZ$2];&quot;&quot;;IF([.$A97]=[.BZ$2];1;MIN([.$B$1]+1;[.BY96]+[.BZ96])))" office:value-type="float" office:value="1000001" calcext:value-type="float">
            <text:p>1000001</text:p>
          </table:table-cell>
          <table:table-cell table:formula="of:=IF([.$A97]&lt;[.CA$2];&quot;&quot;;IF([.$A97]=[.CA$2];1;MIN([.$B$1]+1;[.BZ96]+[.CA96])))" office:value-type="float" office:value="1000001" calcext:value-type="float">
            <text:p>1000001</text:p>
          </table:table-cell>
          <table:table-cell table:formula="of:=IF([.$A97]&lt;[.CB$2];&quot;&quot;;IF([.$A97]=[.CB$2];1;MIN([.$B$1]+1;[.CA96]+[.CB96])))" office:value-type="float" office:value="1000001" calcext:value-type="float">
            <text:p>1000001</text:p>
          </table:table-cell>
          <table:table-cell table:formula="of:=IF([.$A97]&lt;[.CC$2];&quot;&quot;;IF([.$A97]=[.CC$2];1;MIN([.$B$1]+1;[.CB96]+[.CC96])))" office:value-type="float" office:value="1000001" calcext:value-type="float">
            <text:p>1000001</text:p>
          </table:table-cell>
          <table:table-cell table:formula="of:=IF([.$A97]&lt;[.CD$2];&quot;&quot;;IF([.$A97]=[.CD$2];1;MIN([.$B$1]+1;[.CC96]+[.CD96])))" office:value-type="float" office:value="1000001" calcext:value-type="float">
            <text:p>1000001</text:p>
          </table:table-cell>
          <table:table-cell table:formula="of:=IF([.$A97]&lt;[.CE$2];&quot;&quot;;IF([.$A97]=[.CE$2];1;MIN([.$B$1]+1;[.CD96]+[.CE96])))" office:value-type="float" office:value="1000001" calcext:value-type="float">
            <text:p>1000001</text:p>
          </table:table-cell>
          <table:table-cell table:formula="of:=IF([.$A97]&lt;[.CF$2];&quot;&quot;;IF([.$A97]=[.CF$2];1;MIN([.$B$1]+1;[.CE96]+[.CF96])))" office:value-type="float" office:value="1000001" calcext:value-type="float">
            <text:p>1000001</text:p>
          </table:table-cell>
          <table:table-cell table:formula="of:=IF([.$A97]&lt;[.CG$2];&quot;&quot;;IF([.$A97]=[.CG$2];1;MIN([.$B$1]+1;[.CF96]+[.CG96])))" office:value-type="float" office:value="1000001" calcext:value-type="float">
            <text:p>1000001</text:p>
          </table:table-cell>
          <table:table-cell table:formula="of:=IF([.$A97]&lt;[.CH$2];&quot;&quot;;IF([.$A97]=[.CH$2];1;MIN([.$B$1]+1;[.CG96]+[.CH96])))" office:value-type="float" office:value="1000001" calcext:value-type="float">
            <text:p>1000001</text:p>
          </table:table-cell>
          <table:table-cell table:formula="of:=IF([.$A97]&lt;[.CI$2];&quot;&quot;;IF([.$A97]=[.CI$2];1;MIN([.$B$1]+1;[.CH96]+[.CI96])))" office:value-type="float" office:value="1000001" calcext:value-type="float">
            <text:p>1000001</text:p>
          </table:table-cell>
          <table:table-cell table:formula="of:=IF([.$A97]&lt;[.CJ$2];&quot;&quot;;IF([.$A97]=[.CJ$2];1;MIN([.$B$1]+1;[.CI96]+[.CJ96])))" office:value-type="float" office:value="1000001" calcext:value-type="float">
            <text:p>1000001</text:p>
          </table:table-cell>
          <table:table-cell table:formula="of:=IF([.$A97]&lt;[.CK$2];&quot;&quot;;IF([.$A97]=[.CK$2];1;MIN([.$B$1]+1;[.CJ96]+[.CK96])))" office:value-type="float" office:value="1000001" calcext:value-type="float">
            <text:p>1000001</text:p>
          </table:table-cell>
          <table:table-cell table:formula="of:=IF([.$A97]&lt;[.CL$2];&quot;&quot;;IF([.$A97]=[.CL$2];1;MIN([.$B$1]+1;[.CK96]+[.CL96])))" office:value-type="float" office:value="1000001" calcext:value-type="float">
            <text:p>1000001</text:p>
          </table:table-cell>
          <table:table-cell table:formula="of:=IF([.$A97]&lt;[.CM$2];&quot;&quot;;IF([.$A97]=[.CM$2];1;MIN([.$B$1]+1;[.CL96]+[.CM96])))" office:value-type="float" office:value="1000001" calcext:value-type="float">
            <text:p>1000001</text:p>
          </table:table-cell>
          <table:table-cell table:formula="of:=IF([.$A97]&lt;[.CN$2];&quot;&quot;;IF([.$A97]=[.CN$2];1;MIN([.$B$1]+1;[.CM96]+[.CN96])))" office:value-type="float" office:value="1000001" calcext:value-type="float">
            <text:p>1000001</text:p>
          </table:table-cell>
          <table:table-cell table:formula="of:=IF([.$A97]&lt;[.CO$2];&quot;&quot;;IF([.$A97]=[.CO$2];1;MIN([.$B$1]+1;[.CN96]+[.CO96])))" office:value-type="float" office:value="134044" calcext:value-type="float">
            <text:p>134044</text:p>
          </table:table-cell>
          <table:table-cell table:formula="of:=IF([.$A97]&lt;[.CP$2];&quot;&quot;;IF([.$A97]=[.CP$2];1;MIN([.$B$1]+1;[.CO96]+[.CP96])))" office:value-type="float" office:value="4371" calcext:value-type="float">
            <text:p>4371</text:p>
          </table:table-cell>
          <table:table-cell table:formula="of:=IF([.$A97]&lt;[.CQ$2];&quot;&quot;;IF([.$A97]=[.CQ$2];1;MIN([.$B$1]+1;[.CP96]+[.CQ96])))" office:value-type="float" office:value="94" calcext:value-type="float">
            <text:p>94</text:p>
          </table:table-cell>
          <table:table-cell table:formula="of:=IF([.$A97]&lt;[.CR$2];&quot;&quot;;IF([.$A97]=[.CR$2];1;MIN([.$B$1]+1;[.CQ96]+[.CR96])))" office:value-type="float" office:value="1" calcext:value-type="float">
            <text:p>1</text:p>
          </table:table-cell>
          <table:table-cell table:formula="of:=IF([.$A97]&lt;[.CS$2];&quot;&quot;;IF([.$A97]=[.CS$2];1;MIN([.$B$1]+1;[.CR96]+[.CS96])))">
            <text:p/>
          </table:table-cell>
          <table:table-cell table:formula="of:=IF([.$A97]&lt;[.CT$2];&quot;&quot;;IF([.$A97]=[.CT$2];1;MIN([.$B$1]+1;[.CS96]+[.CT96])))">
            <text:p/>
          </table:table-cell>
          <table:table-cell table:formula="of:=IF([.$A97]&lt;[.CU$2];&quot;&quot;;IF([.$A97]=[.CU$2];1;MIN([.$B$1]+1;[.CT96]+[.CU96])))">
            <text:p/>
          </table:table-cell>
          <table:table-cell table:formula="of:=IF([.$A97]&lt;[.CV$2];&quot;&quot;;IF([.$A97]=[.CV$2];1;MIN([.$B$1]+1;[.CU96]+[.CV96])))">
            <text:p/>
          </table:table-cell>
          <table:table-cell table:formula="of:=IF([.$A97]&lt;[.CW$2];&quot;&quot;;IF([.$A97]=[.CW$2];1;MIN([.$B$1]+1;[.CV96]+[.CW96])))">
            <text:p/>
          </table:table-cell>
          <table:table-cell table:formula="of:=IF([.$A97]&lt;[.CX$2];&quot;&quot;;IF([.$A97]=[.CX$2];1;MIN([.$B$1]+1;[.CW96]+[.CX96])))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IF([.$A98]&lt;[.C$2];&quot;&quot;;IF([.$A98]=[.C$2];1;MIN([.$B$1]+1;[.B97]+[.C97])))" office:value-type="float" office:value="95" calcext:value-type="float">
            <text:p>95</text:p>
          </table:table-cell>
          <table:table-cell table:formula="of:=IF([.$A98]&lt;[.D$2];&quot;&quot;;IF([.$A98]=[.D$2];1;MIN([.$B$1]+1;[.C97]+[.D97])))" office:value-type="float" office:value="4465" calcext:value-type="float">
            <text:p>4465</text:p>
          </table:table-cell>
          <table:table-cell table:formula="of:=IF([.$A98]&lt;[.E$2];&quot;&quot;;IF([.$A98]=[.E$2];1;MIN([.$B$1]+1;[.D97]+[.E97])))" office:value-type="float" office:value="138415" calcext:value-type="float">
            <text:p>138415</text:p>
          </table:table-cell>
          <table:table-cell table:formula="of:=IF([.$A98]&lt;[.F$2];&quot;&quot;;IF([.$A98]=[.F$2];1;MIN([.$B$1]+1;[.E97]+[.F97])))" office:value-type="float" office:value="1000001" calcext:value-type="float">
            <text:p>1000001</text:p>
          </table:table-cell>
          <table:table-cell table:formula="of:=IF([.$A98]&lt;[.G$2];&quot;&quot;;IF([.$A98]=[.G$2];1;MIN([.$B$1]+1;[.F97]+[.G97])))" office:value-type="float" office:value="1000001" calcext:value-type="float">
            <text:p>1000001</text:p>
          </table:table-cell>
          <table:table-cell table:formula="of:=IF([.$A98]&lt;[.H$2];&quot;&quot;;IF([.$A98]=[.H$2];1;MIN([.$B$1]+1;[.G97]+[.H97])))" office:value-type="float" office:value="1000001" calcext:value-type="float">
            <text:p>1000001</text:p>
          </table:table-cell>
          <table:table-cell table:formula="of:=IF([.$A98]&lt;[.I$2];&quot;&quot;;IF([.$A98]=[.I$2];1;MIN([.$B$1]+1;[.H97]+[.I97])))" office:value-type="float" office:value="1000001" calcext:value-type="float">
            <text:p>1000001</text:p>
          </table:table-cell>
          <table:table-cell table:formula="of:=IF([.$A98]&lt;[.J$2];&quot;&quot;;IF([.$A98]=[.J$2];1;MIN([.$B$1]+1;[.I97]+[.J97])))" office:value-type="float" office:value="1000001" calcext:value-type="float">
            <text:p>1000001</text:p>
          </table:table-cell>
          <table:table-cell table:formula="of:=IF([.$A98]&lt;[.K$2];&quot;&quot;;IF([.$A98]=[.K$2];1;MIN([.$B$1]+1;[.J97]+[.K97])))" office:value-type="float" office:value="1000001" calcext:value-type="float">
            <text:p>1000001</text:p>
          </table:table-cell>
          <table:table-cell table:formula="of:=IF([.$A98]&lt;[.L$2];&quot;&quot;;IF([.$A98]=[.L$2];1;MIN([.$B$1]+1;[.K97]+[.L97])))" office:value-type="float" office:value="1000001" calcext:value-type="float">
            <text:p>1000001</text:p>
          </table:table-cell>
          <table:table-cell table:formula="of:=IF([.$A98]&lt;[.M$2];&quot;&quot;;IF([.$A98]=[.M$2];1;MIN([.$B$1]+1;[.L97]+[.M97])))" office:value-type="float" office:value="1000001" calcext:value-type="float">
            <text:p>1000001</text:p>
          </table:table-cell>
          <table:table-cell table:formula="of:=IF([.$A98]&lt;[.N$2];&quot;&quot;;IF([.$A98]=[.N$2];1;MIN([.$B$1]+1;[.M97]+[.N97])))" office:value-type="float" office:value="1000001" calcext:value-type="float">
            <text:p>1000001</text:p>
          </table:table-cell>
          <table:table-cell table:formula="of:=IF([.$A98]&lt;[.O$2];&quot;&quot;;IF([.$A98]=[.O$2];1;MIN([.$B$1]+1;[.N97]+[.O97])))" office:value-type="float" office:value="1000001" calcext:value-type="float">
            <text:p>1000001</text:p>
          </table:table-cell>
          <table:table-cell table:formula="of:=IF([.$A98]&lt;[.P$2];&quot;&quot;;IF([.$A98]=[.P$2];1;MIN([.$B$1]+1;[.O97]+[.P97])))" office:value-type="float" office:value="1000001" calcext:value-type="float">
            <text:p>1000001</text:p>
          </table:table-cell>
          <table:table-cell table:formula="of:=IF([.$A98]&lt;[.Q$2];&quot;&quot;;IF([.$A98]=[.Q$2];1;MIN([.$B$1]+1;[.P97]+[.Q97])))" office:value-type="float" office:value="1000001" calcext:value-type="float">
            <text:p>1000001</text:p>
          </table:table-cell>
          <table:table-cell table:formula="of:=IF([.$A98]&lt;[.R$2];&quot;&quot;;IF([.$A98]=[.R$2];1;MIN([.$B$1]+1;[.Q97]+[.R97])))" office:value-type="float" office:value="1000001" calcext:value-type="float">
            <text:p>1000001</text:p>
          </table:table-cell>
          <table:table-cell table:formula="of:=IF([.$A98]&lt;[.S$2];&quot;&quot;;IF([.$A98]=[.S$2];1;MIN([.$B$1]+1;[.R97]+[.S97])))" office:value-type="float" office:value="1000001" calcext:value-type="float">
            <text:p>1000001</text:p>
          </table:table-cell>
          <table:table-cell table:formula="of:=IF([.$A98]&lt;[.T$2];&quot;&quot;;IF([.$A98]=[.T$2];1;MIN([.$B$1]+1;[.S97]+[.T97])))" office:value-type="float" office:value="1000001" calcext:value-type="float">
            <text:p>1000001</text:p>
          </table:table-cell>
          <table:table-cell table:formula="of:=IF([.$A98]&lt;[.U$2];&quot;&quot;;IF([.$A98]=[.U$2];1;MIN([.$B$1]+1;[.T97]+[.U97])))" office:value-type="float" office:value="1000001" calcext:value-type="float">
            <text:p>1000001</text:p>
          </table:table-cell>
          <table:table-cell table:formula="of:=IF([.$A98]&lt;[.V$2];&quot;&quot;;IF([.$A98]=[.V$2];1;MIN([.$B$1]+1;[.U97]+[.V97])))" office:value-type="float" office:value="1000001" calcext:value-type="float">
            <text:p>1000001</text:p>
          </table:table-cell>
          <table:table-cell table:formula="of:=IF([.$A98]&lt;[.W$2];&quot;&quot;;IF([.$A98]=[.W$2];1;MIN([.$B$1]+1;[.V97]+[.W97])))" office:value-type="float" office:value="1000001" calcext:value-type="float">
            <text:p>1000001</text:p>
          </table:table-cell>
          <table:table-cell table:formula="of:=IF([.$A98]&lt;[.X$2];&quot;&quot;;IF([.$A98]=[.X$2];1;MIN([.$B$1]+1;[.W97]+[.X97])))" office:value-type="float" office:value="1000001" calcext:value-type="float">
            <text:p>1000001</text:p>
          </table:table-cell>
          <table:table-cell table:formula="of:=IF([.$A98]&lt;[.Y$2];&quot;&quot;;IF([.$A98]=[.Y$2];1;MIN([.$B$1]+1;[.X97]+[.Y97])))" office:value-type="float" office:value="1000001" calcext:value-type="float">
            <text:p>1000001</text:p>
          </table:table-cell>
          <table:table-cell table:formula="of:=IF([.$A98]&lt;[.Z$2];&quot;&quot;;IF([.$A98]=[.Z$2];1;MIN([.$B$1]+1;[.Y97]+[.Z97])))" office:value-type="float" office:value="1000001" calcext:value-type="float">
            <text:p>1000001</text:p>
          </table:table-cell>
          <table:table-cell table:formula="of:=IF([.$A98]&lt;[.AA$2];&quot;&quot;;IF([.$A98]=[.AA$2];1;MIN([.$B$1]+1;[.Z97]+[.AA97])))" office:value-type="float" office:value="1000001" calcext:value-type="float">
            <text:p>1000001</text:p>
          </table:table-cell>
          <table:table-cell table:formula="of:=IF([.$A98]&lt;[.AB$2];&quot;&quot;;IF([.$A98]=[.AB$2];1;MIN([.$B$1]+1;[.AA97]+[.AB97])))" office:value-type="float" office:value="1000001" calcext:value-type="float">
            <text:p>1000001</text:p>
          </table:table-cell>
          <table:table-cell table:formula="of:=IF([.$A98]&lt;[.AC$2];&quot;&quot;;IF([.$A98]=[.AC$2];1;MIN([.$B$1]+1;[.AB97]+[.AC97])))" office:value-type="float" office:value="1000001" calcext:value-type="float">
            <text:p>1000001</text:p>
          </table:table-cell>
          <table:table-cell table:formula="of:=IF([.$A98]&lt;[.AD$2];&quot;&quot;;IF([.$A98]=[.AD$2];1;MIN([.$B$1]+1;[.AC97]+[.AD97])))" office:value-type="float" office:value="1000001" calcext:value-type="float">
            <text:p>1000001</text:p>
          </table:table-cell>
          <table:table-cell table:formula="of:=IF([.$A98]&lt;[.AE$2];&quot;&quot;;IF([.$A98]=[.AE$2];1;MIN([.$B$1]+1;[.AD97]+[.AE97])))" office:value-type="float" office:value="1000001" calcext:value-type="float">
            <text:p>1000001</text:p>
          </table:table-cell>
          <table:table-cell table:formula="of:=IF([.$A98]&lt;[.AF$2];&quot;&quot;;IF([.$A98]=[.AF$2];1;MIN([.$B$1]+1;[.AE97]+[.AF97])))" office:value-type="float" office:value="1000001" calcext:value-type="float">
            <text:p>1000001</text:p>
          </table:table-cell>
          <table:table-cell table:formula="of:=IF([.$A98]&lt;[.AG$2];&quot;&quot;;IF([.$A98]=[.AG$2];1;MIN([.$B$1]+1;[.AF97]+[.AG97])))" office:value-type="float" office:value="1000001" calcext:value-type="float">
            <text:p>1000001</text:p>
          </table:table-cell>
          <table:table-cell table:formula="of:=IF([.$A98]&lt;[.AH$2];&quot;&quot;;IF([.$A98]=[.AH$2];1;MIN([.$B$1]+1;[.AG97]+[.AH97])))" office:value-type="float" office:value="1000001" calcext:value-type="float">
            <text:p>1000001</text:p>
          </table:table-cell>
          <table:table-cell table:formula="of:=IF([.$A98]&lt;[.AI$2];&quot;&quot;;IF([.$A98]=[.AI$2];1;MIN([.$B$1]+1;[.AH97]+[.AI97])))" office:value-type="float" office:value="1000001" calcext:value-type="float">
            <text:p>1000001</text:p>
          </table:table-cell>
          <table:table-cell table:formula="of:=IF([.$A98]&lt;[.AJ$2];&quot;&quot;;IF([.$A98]=[.AJ$2];1;MIN([.$B$1]+1;[.AI97]+[.AJ97])))" office:value-type="float" office:value="1000001" calcext:value-type="float">
            <text:p>1000001</text:p>
          </table:table-cell>
          <table:table-cell table:formula="of:=IF([.$A98]&lt;[.AK$2];&quot;&quot;;IF([.$A98]=[.AK$2];1;MIN([.$B$1]+1;[.AJ97]+[.AK97])))" office:value-type="float" office:value="1000001" calcext:value-type="float">
            <text:p>1000001</text:p>
          </table:table-cell>
          <table:table-cell table:formula="of:=IF([.$A98]&lt;[.AL$2];&quot;&quot;;IF([.$A98]=[.AL$2];1;MIN([.$B$1]+1;[.AK97]+[.AL97])))" office:value-type="float" office:value="1000001" calcext:value-type="float">
            <text:p>1000001</text:p>
          </table:table-cell>
          <table:table-cell table:formula="of:=IF([.$A98]&lt;[.AM$2];&quot;&quot;;IF([.$A98]=[.AM$2];1;MIN([.$B$1]+1;[.AL97]+[.AM97])))" office:value-type="float" office:value="1000001" calcext:value-type="float">
            <text:p>1000001</text:p>
          </table:table-cell>
          <table:table-cell table:formula="of:=IF([.$A98]&lt;[.AN$2];&quot;&quot;;IF([.$A98]=[.AN$2];1;MIN([.$B$1]+1;[.AM97]+[.AN97])))" office:value-type="float" office:value="1000001" calcext:value-type="float">
            <text:p>1000001</text:p>
          </table:table-cell>
          <table:table-cell table:formula="of:=IF([.$A98]&lt;[.AO$2];&quot;&quot;;IF([.$A98]=[.AO$2];1;MIN([.$B$1]+1;[.AN97]+[.AO97])))" office:value-type="float" office:value="1000001" calcext:value-type="float">
            <text:p>1000001</text:p>
          </table:table-cell>
          <table:table-cell table:formula="of:=IF([.$A98]&lt;[.AP$2];&quot;&quot;;IF([.$A98]=[.AP$2];1;MIN([.$B$1]+1;[.AO97]+[.AP97])))" office:value-type="float" office:value="1000001" calcext:value-type="float">
            <text:p>1000001</text:p>
          </table:table-cell>
          <table:table-cell table:formula="of:=IF([.$A98]&lt;[.AQ$2];&quot;&quot;;IF([.$A98]=[.AQ$2];1;MIN([.$B$1]+1;[.AP97]+[.AQ97])))" office:value-type="float" office:value="1000001" calcext:value-type="float">
            <text:p>1000001</text:p>
          </table:table-cell>
          <table:table-cell table:formula="of:=IF([.$A98]&lt;[.AR$2];&quot;&quot;;IF([.$A98]=[.AR$2];1;MIN([.$B$1]+1;[.AQ97]+[.AR97])))" office:value-type="float" office:value="1000001" calcext:value-type="float">
            <text:p>1000001</text:p>
          </table:table-cell>
          <table:table-cell table:formula="of:=IF([.$A98]&lt;[.AS$2];&quot;&quot;;IF([.$A98]=[.AS$2];1;MIN([.$B$1]+1;[.AR97]+[.AS97])))" office:value-type="float" office:value="1000001" calcext:value-type="float">
            <text:p>1000001</text:p>
          </table:table-cell>
          <table:table-cell table:formula="of:=IF([.$A98]&lt;[.AT$2];&quot;&quot;;IF([.$A98]=[.AT$2];1;MIN([.$B$1]+1;[.AS97]+[.AT97])))" office:value-type="float" office:value="1000001" calcext:value-type="float">
            <text:p>1000001</text:p>
          </table:table-cell>
          <table:table-cell table:formula="of:=IF([.$A98]&lt;[.AU$2];&quot;&quot;;IF([.$A98]=[.AU$2];1;MIN([.$B$1]+1;[.AT97]+[.AU97])))" office:value-type="float" office:value="1000001" calcext:value-type="float">
            <text:p>1000001</text:p>
          </table:table-cell>
          <table:table-cell table:formula="of:=IF([.$A98]&lt;[.AV$2];&quot;&quot;;IF([.$A98]=[.AV$2];1;MIN([.$B$1]+1;[.AU97]+[.AV97])))" office:value-type="float" office:value="1000001" calcext:value-type="float">
            <text:p>1000001</text:p>
          </table:table-cell>
          <table:table-cell table:formula="of:=IF([.$A98]&lt;[.AW$2];&quot;&quot;;IF([.$A98]=[.AW$2];1;MIN([.$B$1]+1;[.AV97]+[.AW97])))" office:value-type="float" office:value="1000001" calcext:value-type="float">
            <text:p>1000001</text:p>
          </table:table-cell>
          <table:table-cell table:formula="of:=IF([.$A98]&lt;[.AX$2];&quot;&quot;;IF([.$A98]=[.AX$2];1;MIN([.$B$1]+1;[.AW97]+[.AX97])))" office:value-type="float" office:value="1000001" calcext:value-type="float">
            <text:p>1000001</text:p>
          </table:table-cell>
          <table:table-cell table:formula="of:=IF([.$A98]&lt;[.AY$2];&quot;&quot;;IF([.$A98]=[.AY$2];1;MIN([.$B$1]+1;[.AX97]+[.AY97])))" office:value-type="float" office:value="1000001" calcext:value-type="float">
            <text:p>1000001</text:p>
          </table:table-cell>
          <table:table-cell table:formula="of:=IF([.$A98]&lt;[.AZ$2];&quot;&quot;;IF([.$A98]=[.AZ$2];1;MIN([.$B$1]+1;[.AY97]+[.AZ97])))" office:value-type="float" office:value="1000001" calcext:value-type="float">
            <text:p>1000001</text:p>
          </table:table-cell>
          <table:table-cell table:formula="of:=IF([.$A98]&lt;[.BA$2];&quot;&quot;;IF([.$A98]=[.BA$2];1;MIN([.$B$1]+1;[.AZ97]+[.BA97])))" office:value-type="float" office:value="1000001" calcext:value-type="float">
            <text:p>1000001</text:p>
          </table:table-cell>
          <table:table-cell table:formula="of:=IF([.$A98]&lt;[.BB$2];&quot;&quot;;IF([.$A98]=[.BB$2];1;MIN([.$B$1]+1;[.BA97]+[.BB97])))" office:value-type="float" office:value="1000001" calcext:value-type="float">
            <text:p>1000001</text:p>
          </table:table-cell>
          <table:table-cell table:formula="of:=IF([.$A98]&lt;[.BC$2];&quot;&quot;;IF([.$A98]=[.BC$2];1;MIN([.$B$1]+1;[.BB97]+[.BC97])))" office:value-type="float" office:value="1000001" calcext:value-type="float">
            <text:p>1000001</text:p>
          </table:table-cell>
          <table:table-cell table:formula="of:=IF([.$A98]&lt;[.BD$2];&quot;&quot;;IF([.$A98]=[.BD$2];1;MIN([.$B$1]+1;[.BC97]+[.BD97])))" office:value-type="float" office:value="1000001" calcext:value-type="float">
            <text:p>1000001</text:p>
          </table:table-cell>
          <table:table-cell table:formula="of:=IF([.$A98]&lt;[.BE$2];&quot;&quot;;IF([.$A98]=[.BE$2];1;MIN([.$B$1]+1;[.BD97]+[.BE97])))" office:value-type="float" office:value="1000001" calcext:value-type="float">
            <text:p>1000001</text:p>
          </table:table-cell>
          <table:table-cell table:formula="of:=IF([.$A98]&lt;[.BF$2];&quot;&quot;;IF([.$A98]=[.BF$2];1;MIN([.$B$1]+1;[.BE97]+[.BF97])))" office:value-type="float" office:value="1000001" calcext:value-type="float">
            <text:p>1000001</text:p>
          </table:table-cell>
          <table:table-cell table:formula="of:=IF([.$A98]&lt;[.BG$2];&quot;&quot;;IF([.$A98]=[.BG$2];1;MIN([.$B$1]+1;[.BF97]+[.BG97])))" office:value-type="float" office:value="1000001" calcext:value-type="float">
            <text:p>1000001</text:p>
          </table:table-cell>
          <table:table-cell table:formula="of:=IF([.$A98]&lt;[.BH$2];&quot;&quot;;IF([.$A98]=[.BH$2];1;MIN([.$B$1]+1;[.BG97]+[.BH97])))" office:value-type="float" office:value="1000001" calcext:value-type="float">
            <text:p>1000001</text:p>
          </table:table-cell>
          <table:table-cell table:formula="of:=IF([.$A98]&lt;[.BI$2];&quot;&quot;;IF([.$A98]=[.BI$2];1;MIN([.$B$1]+1;[.BH97]+[.BI97])))" office:value-type="float" office:value="1000001" calcext:value-type="float">
            <text:p>1000001</text:p>
          </table:table-cell>
          <table:table-cell table:formula="of:=IF([.$A98]&lt;[.BJ$2];&quot;&quot;;IF([.$A98]=[.BJ$2];1;MIN([.$B$1]+1;[.BI97]+[.BJ97])))" office:value-type="float" office:value="1000001" calcext:value-type="float">
            <text:p>1000001</text:p>
          </table:table-cell>
          <table:table-cell table:formula="of:=IF([.$A98]&lt;[.BK$2];&quot;&quot;;IF([.$A98]=[.BK$2];1;MIN([.$B$1]+1;[.BJ97]+[.BK97])))" office:value-type="float" office:value="1000001" calcext:value-type="float">
            <text:p>1000001</text:p>
          </table:table-cell>
          <table:table-cell table:formula="of:=IF([.$A98]&lt;[.BL$2];&quot;&quot;;IF([.$A98]=[.BL$2];1;MIN([.$B$1]+1;[.BK97]+[.BL97])))" office:value-type="float" office:value="1000001" calcext:value-type="float">
            <text:p>1000001</text:p>
          </table:table-cell>
          <table:table-cell table:formula="of:=IF([.$A98]&lt;[.BM$2];&quot;&quot;;IF([.$A98]=[.BM$2];1;MIN([.$B$1]+1;[.BL97]+[.BM97])))" office:value-type="float" office:value="1000001" calcext:value-type="float">
            <text:p>1000001</text:p>
          </table:table-cell>
          <table:table-cell table:formula="of:=IF([.$A98]&lt;[.BN$2];&quot;&quot;;IF([.$A98]=[.BN$2];1;MIN([.$B$1]+1;[.BM97]+[.BN97])))" office:value-type="float" office:value="1000001" calcext:value-type="float">
            <text:p>1000001</text:p>
          </table:table-cell>
          <table:table-cell table:formula="of:=IF([.$A98]&lt;[.BO$2];&quot;&quot;;IF([.$A98]=[.BO$2];1;MIN([.$B$1]+1;[.BN97]+[.BO97])))" office:value-type="float" office:value="1000001" calcext:value-type="float">
            <text:p>1000001</text:p>
          </table:table-cell>
          <table:table-cell table:formula="of:=IF([.$A98]&lt;[.BP$2];&quot;&quot;;IF([.$A98]=[.BP$2];1;MIN([.$B$1]+1;[.BO97]+[.BP97])))" office:value-type="float" office:value="1000001" calcext:value-type="float">
            <text:p>1000001</text:p>
          </table:table-cell>
          <table:table-cell table:formula="of:=IF([.$A98]&lt;[.BQ$2];&quot;&quot;;IF([.$A98]=[.BQ$2];1;MIN([.$B$1]+1;[.BP97]+[.BQ97])))" office:value-type="float" office:value="1000001" calcext:value-type="float">
            <text:p>1000001</text:p>
          </table:table-cell>
          <table:table-cell table:formula="of:=IF([.$A98]&lt;[.BR$2];&quot;&quot;;IF([.$A98]=[.BR$2];1;MIN([.$B$1]+1;[.BQ97]+[.BR97])))" office:value-type="float" office:value="1000001" calcext:value-type="float">
            <text:p>1000001</text:p>
          </table:table-cell>
          <table:table-cell table:formula="of:=IF([.$A98]&lt;[.BS$2];&quot;&quot;;IF([.$A98]=[.BS$2];1;MIN([.$B$1]+1;[.BR97]+[.BS97])))" office:value-type="float" office:value="1000001" calcext:value-type="float">
            <text:p>1000001</text:p>
          </table:table-cell>
          <table:table-cell table:formula="of:=IF([.$A98]&lt;[.BT$2];&quot;&quot;;IF([.$A98]=[.BT$2];1;MIN([.$B$1]+1;[.BS97]+[.BT97])))" office:value-type="float" office:value="1000001" calcext:value-type="float">
            <text:p>1000001</text:p>
          </table:table-cell>
          <table:table-cell table:formula="of:=IF([.$A98]&lt;[.BU$2];&quot;&quot;;IF([.$A98]=[.BU$2];1;MIN([.$B$1]+1;[.BT97]+[.BU97])))" office:value-type="float" office:value="1000001" calcext:value-type="float">
            <text:p>1000001</text:p>
          </table:table-cell>
          <table:table-cell table:formula="of:=IF([.$A98]&lt;[.BV$2];&quot;&quot;;IF([.$A98]=[.BV$2];1;MIN([.$B$1]+1;[.BU97]+[.BV97])))" office:value-type="float" office:value="1000001" calcext:value-type="float">
            <text:p>1000001</text:p>
          </table:table-cell>
          <table:table-cell table:formula="of:=IF([.$A98]&lt;[.BW$2];&quot;&quot;;IF([.$A98]=[.BW$2];1;MIN([.$B$1]+1;[.BV97]+[.BW97])))" office:value-type="float" office:value="1000001" calcext:value-type="float">
            <text:p>1000001</text:p>
          </table:table-cell>
          <table:table-cell table:formula="of:=IF([.$A98]&lt;[.BX$2];&quot;&quot;;IF([.$A98]=[.BX$2];1;MIN([.$B$1]+1;[.BW97]+[.BX97])))" office:value-type="float" office:value="1000001" calcext:value-type="float">
            <text:p>1000001</text:p>
          </table:table-cell>
          <table:table-cell table:formula="of:=IF([.$A98]&lt;[.BY$2];&quot;&quot;;IF([.$A98]=[.BY$2];1;MIN([.$B$1]+1;[.BX97]+[.BY97])))" office:value-type="float" office:value="1000001" calcext:value-type="float">
            <text:p>1000001</text:p>
          </table:table-cell>
          <table:table-cell table:formula="of:=IF([.$A98]&lt;[.BZ$2];&quot;&quot;;IF([.$A98]=[.BZ$2];1;MIN([.$B$1]+1;[.BY97]+[.BZ97])))" office:value-type="float" office:value="1000001" calcext:value-type="float">
            <text:p>1000001</text:p>
          </table:table-cell>
          <table:table-cell table:formula="of:=IF([.$A98]&lt;[.CA$2];&quot;&quot;;IF([.$A98]=[.CA$2];1;MIN([.$B$1]+1;[.BZ97]+[.CA97])))" office:value-type="float" office:value="1000001" calcext:value-type="float">
            <text:p>1000001</text:p>
          </table:table-cell>
          <table:table-cell table:formula="of:=IF([.$A98]&lt;[.CB$2];&quot;&quot;;IF([.$A98]=[.CB$2];1;MIN([.$B$1]+1;[.CA97]+[.CB97])))" office:value-type="float" office:value="1000001" calcext:value-type="float">
            <text:p>1000001</text:p>
          </table:table-cell>
          <table:table-cell table:formula="of:=IF([.$A98]&lt;[.CC$2];&quot;&quot;;IF([.$A98]=[.CC$2];1;MIN([.$B$1]+1;[.CB97]+[.CC97])))" office:value-type="float" office:value="1000001" calcext:value-type="float">
            <text:p>1000001</text:p>
          </table:table-cell>
          <table:table-cell table:formula="of:=IF([.$A98]&lt;[.CD$2];&quot;&quot;;IF([.$A98]=[.CD$2];1;MIN([.$B$1]+1;[.CC97]+[.CD97])))" office:value-type="float" office:value="1000001" calcext:value-type="float">
            <text:p>1000001</text:p>
          </table:table-cell>
          <table:table-cell table:formula="of:=IF([.$A98]&lt;[.CE$2];&quot;&quot;;IF([.$A98]=[.CE$2];1;MIN([.$B$1]+1;[.CD97]+[.CE97])))" office:value-type="float" office:value="1000001" calcext:value-type="float">
            <text:p>1000001</text:p>
          </table:table-cell>
          <table:table-cell table:formula="of:=IF([.$A98]&lt;[.CF$2];&quot;&quot;;IF([.$A98]=[.CF$2];1;MIN([.$B$1]+1;[.CE97]+[.CF97])))" office:value-type="float" office:value="1000001" calcext:value-type="float">
            <text:p>1000001</text:p>
          </table:table-cell>
          <table:table-cell table:formula="of:=IF([.$A98]&lt;[.CG$2];&quot;&quot;;IF([.$A98]=[.CG$2];1;MIN([.$B$1]+1;[.CF97]+[.CG97])))" office:value-type="float" office:value="1000001" calcext:value-type="float">
            <text:p>1000001</text:p>
          </table:table-cell>
          <table:table-cell table:formula="of:=IF([.$A98]&lt;[.CH$2];&quot;&quot;;IF([.$A98]=[.CH$2];1;MIN([.$B$1]+1;[.CG97]+[.CH97])))" office:value-type="float" office:value="1000001" calcext:value-type="float">
            <text:p>1000001</text:p>
          </table:table-cell>
          <table:table-cell table:formula="of:=IF([.$A98]&lt;[.CI$2];&quot;&quot;;IF([.$A98]=[.CI$2];1;MIN([.$B$1]+1;[.CH97]+[.CI97])))" office:value-type="float" office:value="1000001" calcext:value-type="float">
            <text:p>1000001</text:p>
          </table:table-cell>
          <table:table-cell table:formula="of:=IF([.$A98]&lt;[.CJ$2];&quot;&quot;;IF([.$A98]=[.CJ$2];1;MIN([.$B$1]+1;[.CI97]+[.CJ97])))" office:value-type="float" office:value="1000001" calcext:value-type="float">
            <text:p>1000001</text:p>
          </table:table-cell>
          <table:table-cell table:formula="of:=IF([.$A98]&lt;[.CK$2];&quot;&quot;;IF([.$A98]=[.CK$2];1;MIN([.$B$1]+1;[.CJ97]+[.CK97])))" office:value-type="float" office:value="1000001" calcext:value-type="float">
            <text:p>1000001</text:p>
          </table:table-cell>
          <table:table-cell table:formula="of:=IF([.$A98]&lt;[.CL$2];&quot;&quot;;IF([.$A98]=[.CL$2];1;MIN([.$B$1]+1;[.CK97]+[.CL97])))" office:value-type="float" office:value="1000001" calcext:value-type="float">
            <text:p>1000001</text:p>
          </table:table-cell>
          <table:table-cell table:formula="of:=IF([.$A98]&lt;[.CM$2];&quot;&quot;;IF([.$A98]=[.CM$2];1;MIN([.$B$1]+1;[.CL97]+[.CM97])))" office:value-type="float" office:value="1000001" calcext:value-type="float">
            <text:p>1000001</text:p>
          </table:table-cell>
          <table:table-cell table:formula="of:=IF([.$A98]&lt;[.CN$2];&quot;&quot;;IF([.$A98]=[.CN$2];1;MIN([.$B$1]+1;[.CM97]+[.CN97])))" office:value-type="float" office:value="1000001" calcext:value-type="float">
            <text:p>1000001</text:p>
          </table:table-cell>
          <table:table-cell table:formula="of:=IF([.$A98]&lt;[.CO$2];&quot;&quot;;IF([.$A98]=[.CO$2];1;MIN([.$B$1]+1;[.CN97]+[.CO97])))" office:value-type="float" office:value="1000001" calcext:value-type="float">
            <text:p>1000001</text:p>
          </table:table-cell>
          <table:table-cell table:formula="of:=IF([.$A98]&lt;[.CP$2];&quot;&quot;;IF([.$A98]=[.CP$2];1;MIN([.$B$1]+1;[.CO97]+[.CP97])))" office:value-type="float" office:value="138415" calcext:value-type="float">
            <text:p>138415</text:p>
          </table:table-cell>
          <table:table-cell table:formula="of:=IF([.$A98]&lt;[.CQ$2];&quot;&quot;;IF([.$A98]=[.CQ$2];1;MIN([.$B$1]+1;[.CP97]+[.CQ97])))" office:value-type="float" office:value="4465" calcext:value-type="float">
            <text:p>4465</text:p>
          </table:table-cell>
          <table:table-cell table:formula="of:=IF([.$A98]&lt;[.CR$2];&quot;&quot;;IF([.$A98]=[.CR$2];1;MIN([.$B$1]+1;[.CQ97]+[.CR97])))" office:value-type="float" office:value="95" calcext:value-type="float">
            <text:p>95</text:p>
          </table:table-cell>
          <table:table-cell table:formula="of:=IF([.$A98]&lt;[.CS$2];&quot;&quot;;IF([.$A98]=[.CS$2];1;MIN([.$B$1]+1;[.CR97]+[.CS97])))" office:value-type="float" office:value="1" calcext:value-type="float">
            <text:p>1</text:p>
          </table:table-cell>
          <table:table-cell table:formula="of:=IF([.$A98]&lt;[.CT$2];&quot;&quot;;IF([.$A98]=[.CT$2];1;MIN([.$B$1]+1;[.CS97]+[.CT97])))">
            <text:p/>
          </table:table-cell>
          <table:table-cell table:formula="of:=IF([.$A98]&lt;[.CU$2];&quot;&quot;;IF([.$A98]=[.CU$2];1;MIN([.$B$1]+1;[.CT97]+[.CU97])))">
            <text:p/>
          </table:table-cell>
          <table:table-cell table:formula="of:=IF([.$A98]&lt;[.CV$2];&quot;&quot;;IF([.$A98]=[.CV$2];1;MIN([.$B$1]+1;[.CU97]+[.CV97])))">
            <text:p/>
          </table:table-cell>
          <table:table-cell table:formula="of:=IF([.$A98]&lt;[.CW$2];&quot;&quot;;IF([.$A98]=[.CW$2];1;MIN([.$B$1]+1;[.CV97]+[.CW97])))">
            <text:p/>
          </table:table-cell>
          <table:table-cell table:formula="of:=IF([.$A98]&lt;[.CX$2];&quot;&quot;;IF([.$A98]=[.CX$2];1;MIN([.$B$1]+1;[.CW97]+[.CX97])))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IF([.$A99]&lt;[.C$2];&quot;&quot;;IF([.$A99]=[.C$2];1;MIN([.$B$1]+1;[.B98]+[.C98])))" office:value-type="float" office:value="96" calcext:value-type="float">
            <text:p>96</text:p>
          </table:table-cell>
          <table:table-cell table:formula="of:=IF([.$A99]&lt;[.D$2];&quot;&quot;;IF([.$A99]=[.D$2];1;MIN([.$B$1]+1;[.C98]+[.D98])))" office:value-type="float" office:value="4560" calcext:value-type="float">
            <text:p>4560</text:p>
          </table:table-cell>
          <table:table-cell table:formula="of:=IF([.$A99]&lt;[.E$2];&quot;&quot;;IF([.$A99]=[.E$2];1;MIN([.$B$1]+1;[.D98]+[.E98])))" office:value-type="float" office:value="142880" calcext:value-type="float">
            <text:p>142880</text:p>
          </table:table-cell>
          <table:table-cell table:formula="of:=IF([.$A99]&lt;[.F$2];&quot;&quot;;IF([.$A99]=[.F$2];1;MIN([.$B$1]+1;[.E98]+[.F98])))" office:value-type="float" office:value="1000001" calcext:value-type="float">
            <text:p>1000001</text:p>
          </table:table-cell>
          <table:table-cell table:formula="of:=IF([.$A99]&lt;[.G$2];&quot;&quot;;IF([.$A99]=[.G$2];1;MIN([.$B$1]+1;[.F98]+[.G98])))" office:value-type="float" office:value="1000001" calcext:value-type="float">
            <text:p>1000001</text:p>
          </table:table-cell>
          <table:table-cell table:formula="of:=IF([.$A99]&lt;[.H$2];&quot;&quot;;IF([.$A99]=[.H$2];1;MIN([.$B$1]+1;[.G98]+[.H98])))" office:value-type="float" office:value="1000001" calcext:value-type="float">
            <text:p>1000001</text:p>
          </table:table-cell>
          <table:table-cell table:formula="of:=IF([.$A99]&lt;[.I$2];&quot;&quot;;IF([.$A99]=[.I$2];1;MIN([.$B$1]+1;[.H98]+[.I98])))" office:value-type="float" office:value="1000001" calcext:value-type="float">
            <text:p>1000001</text:p>
          </table:table-cell>
          <table:table-cell table:formula="of:=IF([.$A99]&lt;[.J$2];&quot;&quot;;IF([.$A99]=[.J$2];1;MIN([.$B$1]+1;[.I98]+[.J98])))" office:value-type="float" office:value="1000001" calcext:value-type="float">
            <text:p>1000001</text:p>
          </table:table-cell>
          <table:table-cell table:formula="of:=IF([.$A99]&lt;[.K$2];&quot;&quot;;IF([.$A99]=[.K$2];1;MIN([.$B$1]+1;[.J98]+[.K98])))" office:value-type="float" office:value="1000001" calcext:value-type="float">
            <text:p>1000001</text:p>
          </table:table-cell>
          <table:table-cell table:formula="of:=IF([.$A99]&lt;[.L$2];&quot;&quot;;IF([.$A99]=[.L$2];1;MIN([.$B$1]+1;[.K98]+[.L98])))" office:value-type="float" office:value="1000001" calcext:value-type="float">
            <text:p>1000001</text:p>
          </table:table-cell>
          <table:table-cell table:formula="of:=IF([.$A99]&lt;[.M$2];&quot;&quot;;IF([.$A99]=[.M$2];1;MIN([.$B$1]+1;[.L98]+[.M98])))" office:value-type="float" office:value="1000001" calcext:value-type="float">
            <text:p>1000001</text:p>
          </table:table-cell>
          <table:table-cell table:formula="of:=IF([.$A99]&lt;[.N$2];&quot;&quot;;IF([.$A99]=[.N$2];1;MIN([.$B$1]+1;[.M98]+[.N98])))" office:value-type="float" office:value="1000001" calcext:value-type="float">
            <text:p>1000001</text:p>
          </table:table-cell>
          <table:table-cell table:formula="of:=IF([.$A99]&lt;[.O$2];&quot;&quot;;IF([.$A99]=[.O$2];1;MIN([.$B$1]+1;[.N98]+[.O98])))" office:value-type="float" office:value="1000001" calcext:value-type="float">
            <text:p>1000001</text:p>
          </table:table-cell>
          <table:table-cell table:formula="of:=IF([.$A99]&lt;[.P$2];&quot;&quot;;IF([.$A99]=[.P$2];1;MIN([.$B$1]+1;[.O98]+[.P98])))" office:value-type="float" office:value="1000001" calcext:value-type="float">
            <text:p>1000001</text:p>
          </table:table-cell>
          <table:table-cell table:formula="of:=IF([.$A99]&lt;[.Q$2];&quot;&quot;;IF([.$A99]=[.Q$2];1;MIN([.$B$1]+1;[.P98]+[.Q98])))" office:value-type="float" office:value="1000001" calcext:value-type="float">
            <text:p>1000001</text:p>
          </table:table-cell>
          <table:table-cell table:formula="of:=IF([.$A99]&lt;[.R$2];&quot;&quot;;IF([.$A99]=[.R$2];1;MIN([.$B$1]+1;[.Q98]+[.R98])))" office:value-type="float" office:value="1000001" calcext:value-type="float">
            <text:p>1000001</text:p>
          </table:table-cell>
          <table:table-cell table:formula="of:=IF([.$A99]&lt;[.S$2];&quot;&quot;;IF([.$A99]=[.S$2];1;MIN([.$B$1]+1;[.R98]+[.S98])))" office:value-type="float" office:value="1000001" calcext:value-type="float">
            <text:p>1000001</text:p>
          </table:table-cell>
          <table:table-cell table:formula="of:=IF([.$A99]&lt;[.T$2];&quot;&quot;;IF([.$A99]=[.T$2];1;MIN([.$B$1]+1;[.S98]+[.T98])))" office:value-type="float" office:value="1000001" calcext:value-type="float">
            <text:p>1000001</text:p>
          </table:table-cell>
          <table:table-cell table:formula="of:=IF([.$A99]&lt;[.U$2];&quot;&quot;;IF([.$A99]=[.U$2];1;MIN([.$B$1]+1;[.T98]+[.U98])))" office:value-type="float" office:value="1000001" calcext:value-type="float">
            <text:p>1000001</text:p>
          </table:table-cell>
          <table:table-cell table:formula="of:=IF([.$A99]&lt;[.V$2];&quot;&quot;;IF([.$A99]=[.V$2];1;MIN([.$B$1]+1;[.U98]+[.V98])))" office:value-type="float" office:value="1000001" calcext:value-type="float">
            <text:p>1000001</text:p>
          </table:table-cell>
          <table:table-cell table:formula="of:=IF([.$A99]&lt;[.W$2];&quot;&quot;;IF([.$A99]=[.W$2];1;MIN([.$B$1]+1;[.V98]+[.W98])))" office:value-type="float" office:value="1000001" calcext:value-type="float">
            <text:p>1000001</text:p>
          </table:table-cell>
          <table:table-cell table:formula="of:=IF([.$A99]&lt;[.X$2];&quot;&quot;;IF([.$A99]=[.X$2];1;MIN([.$B$1]+1;[.W98]+[.X98])))" office:value-type="float" office:value="1000001" calcext:value-type="float">
            <text:p>1000001</text:p>
          </table:table-cell>
          <table:table-cell table:formula="of:=IF([.$A99]&lt;[.Y$2];&quot;&quot;;IF([.$A99]=[.Y$2];1;MIN([.$B$1]+1;[.X98]+[.Y98])))" office:value-type="float" office:value="1000001" calcext:value-type="float">
            <text:p>1000001</text:p>
          </table:table-cell>
          <table:table-cell table:formula="of:=IF([.$A99]&lt;[.Z$2];&quot;&quot;;IF([.$A99]=[.Z$2];1;MIN([.$B$1]+1;[.Y98]+[.Z98])))" office:value-type="float" office:value="1000001" calcext:value-type="float">
            <text:p>1000001</text:p>
          </table:table-cell>
          <table:table-cell table:formula="of:=IF([.$A99]&lt;[.AA$2];&quot;&quot;;IF([.$A99]=[.AA$2];1;MIN([.$B$1]+1;[.Z98]+[.AA98])))" office:value-type="float" office:value="1000001" calcext:value-type="float">
            <text:p>1000001</text:p>
          </table:table-cell>
          <table:table-cell table:formula="of:=IF([.$A99]&lt;[.AB$2];&quot;&quot;;IF([.$A99]=[.AB$2];1;MIN([.$B$1]+1;[.AA98]+[.AB98])))" office:value-type="float" office:value="1000001" calcext:value-type="float">
            <text:p>1000001</text:p>
          </table:table-cell>
          <table:table-cell table:formula="of:=IF([.$A99]&lt;[.AC$2];&quot;&quot;;IF([.$A99]=[.AC$2];1;MIN([.$B$1]+1;[.AB98]+[.AC98])))" office:value-type="float" office:value="1000001" calcext:value-type="float">
            <text:p>1000001</text:p>
          </table:table-cell>
          <table:table-cell table:formula="of:=IF([.$A99]&lt;[.AD$2];&quot;&quot;;IF([.$A99]=[.AD$2];1;MIN([.$B$1]+1;[.AC98]+[.AD98])))" office:value-type="float" office:value="1000001" calcext:value-type="float">
            <text:p>1000001</text:p>
          </table:table-cell>
          <table:table-cell table:formula="of:=IF([.$A99]&lt;[.AE$2];&quot;&quot;;IF([.$A99]=[.AE$2];1;MIN([.$B$1]+1;[.AD98]+[.AE98])))" office:value-type="float" office:value="1000001" calcext:value-type="float">
            <text:p>1000001</text:p>
          </table:table-cell>
          <table:table-cell table:formula="of:=IF([.$A99]&lt;[.AF$2];&quot;&quot;;IF([.$A99]=[.AF$2];1;MIN([.$B$1]+1;[.AE98]+[.AF98])))" office:value-type="float" office:value="1000001" calcext:value-type="float">
            <text:p>1000001</text:p>
          </table:table-cell>
          <table:table-cell table:formula="of:=IF([.$A99]&lt;[.AG$2];&quot;&quot;;IF([.$A99]=[.AG$2];1;MIN([.$B$1]+1;[.AF98]+[.AG98])))" office:value-type="float" office:value="1000001" calcext:value-type="float">
            <text:p>1000001</text:p>
          </table:table-cell>
          <table:table-cell table:formula="of:=IF([.$A99]&lt;[.AH$2];&quot;&quot;;IF([.$A99]=[.AH$2];1;MIN([.$B$1]+1;[.AG98]+[.AH98])))" office:value-type="float" office:value="1000001" calcext:value-type="float">
            <text:p>1000001</text:p>
          </table:table-cell>
          <table:table-cell table:formula="of:=IF([.$A99]&lt;[.AI$2];&quot;&quot;;IF([.$A99]=[.AI$2];1;MIN([.$B$1]+1;[.AH98]+[.AI98])))" office:value-type="float" office:value="1000001" calcext:value-type="float">
            <text:p>1000001</text:p>
          </table:table-cell>
          <table:table-cell table:formula="of:=IF([.$A99]&lt;[.AJ$2];&quot;&quot;;IF([.$A99]=[.AJ$2];1;MIN([.$B$1]+1;[.AI98]+[.AJ98])))" office:value-type="float" office:value="1000001" calcext:value-type="float">
            <text:p>1000001</text:p>
          </table:table-cell>
          <table:table-cell table:formula="of:=IF([.$A99]&lt;[.AK$2];&quot;&quot;;IF([.$A99]=[.AK$2];1;MIN([.$B$1]+1;[.AJ98]+[.AK98])))" office:value-type="float" office:value="1000001" calcext:value-type="float">
            <text:p>1000001</text:p>
          </table:table-cell>
          <table:table-cell table:formula="of:=IF([.$A99]&lt;[.AL$2];&quot;&quot;;IF([.$A99]=[.AL$2];1;MIN([.$B$1]+1;[.AK98]+[.AL98])))" office:value-type="float" office:value="1000001" calcext:value-type="float">
            <text:p>1000001</text:p>
          </table:table-cell>
          <table:table-cell table:formula="of:=IF([.$A99]&lt;[.AM$2];&quot;&quot;;IF([.$A99]=[.AM$2];1;MIN([.$B$1]+1;[.AL98]+[.AM98])))" office:value-type="float" office:value="1000001" calcext:value-type="float">
            <text:p>1000001</text:p>
          </table:table-cell>
          <table:table-cell table:formula="of:=IF([.$A99]&lt;[.AN$2];&quot;&quot;;IF([.$A99]=[.AN$2];1;MIN([.$B$1]+1;[.AM98]+[.AN98])))" office:value-type="float" office:value="1000001" calcext:value-type="float">
            <text:p>1000001</text:p>
          </table:table-cell>
          <table:table-cell table:formula="of:=IF([.$A99]&lt;[.AO$2];&quot;&quot;;IF([.$A99]=[.AO$2];1;MIN([.$B$1]+1;[.AN98]+[.AO98])))" office:value-type="float" office:value="1000001" calcext:value-type="float">
            <text:p>1000001</text:p>
          </table:table-cell>
          <table:table-cell table:formula="of:=IF([.$A99]&lt;[.AP$2];&quot;&quot;;IF([.$A99]=[.AP$2];1;MIN([.$B$1]+1;[.AO98]+[.AP98])))" office:value-type="float" office:value="1000001" calcext:value-type="float">
            <text:p>1000001</text:p>
          </table:table-cell>
          <table:table-cell table:formula="of:=IF([.$A99]&lt;[.AQ$2];&quot;&quot;;IF([.$A99]=[.AQ$2];1;MIN([.$B$1]+1;[.AP98]+[.AQ98])))" office:value-type="float" office:value="1000001" calcext:value-type="float">
            <text:p>1000001</text:p>
          </table:table-cell>
          <table:table-cell table:formula="of:=IF([.$A99]&lt;[.AR$2];&quot;&quot;;IF([.$A99]=[.AR$2];1;MIN([.$B$1]+1;[.AQ98]+[.AR98])))" office:value-type="float" office:value="1000001" calcext:value-type="float">
            <text:p>1000001</text:p>
          </table:table-cell>
          <table:table-cell table:formula="of:=IF([.$A99]&lt;[.AS$2];&quot;&quot;;IF([.$A99]=[.AS$2];1;MIN([.$B$1]+1;[.AR98]+[.AS98])))" office:value-type="float" office:value="1000001" calcext:value-type="float">
            <text:p>1000001</text:p>
          </table:table-cell>
          <table:table-cell table:formula="of:=IF([.$A99]&lt;[.AT$2];&quot;&quot;;IF([.$A99]=[.AT$2];1;MIN([.$B$1]+1;[.AS98]+[.AT98])))" office:value-type="float" office:value="1000001" calcext:value-type="float">
            <text:p>1000001</text:p>
          </table:table-cell>
          <table:table-cell table:formula="of:=IF([.$A99]&lt;[.AU$2];&quot;&quot;;IF([.$A99]=[.AU$2];1;MIN([.$B$1]+1;[.AT98]+[.AU98])))" office:value-type="float" office:value="1000001" calcext:value-type="float">
            <text:p>1000001</text:p>
          </table:table-cell>
          <table:table-cell table:formula="of:=IF([.$A99]&lt;[.AV$2];&quot;&quot;;IF([.$A99]=[.AV$2];1;MIN([.$B$1]+1;[.AU98]+[.AV98])))" office:value-type="float" office:value="1000001" calcext:value-type="float">
            <text:p>1000001</text:p>
          </table:table-cell>
          <table:table-cell table:formula="of:=IF([.$A99]&lt;[.AW$2];&quot;&quot;;IF([.$A99]=[.AW$2];1;MIN([.$B$1]+1;[.AV98]+[.AW98])))" office:value-type="float" office:value="1000001" calcext:value-type="float">
            <text:p>1000001</text:p>
          </table:table-cell>
          <table:table-cell table:formula="of:=IF([.$A99]&lt;[.AX$2];&quot;&quot;;IF([.$A99]=[.AX$2];1;MIN([.$B$1]+1;[.AW98]+[.AX98])))" office:value-type="float" office:value="1000001" calcext:value-type="float">
            <text:p>1000001</text:p>
          </table:table-cell>
          <table:table-cell table:formula="of:=IF([.$A99]&lt;[.AY$2];&quot;&quot;;IF([.$A99]=[.AY$2];1;MIN([.$B$1]+1;[.AX98]+[.AY98])))" office:value-type="float" office:value="1000001" calcext:value-type="float">
            <text:p>1000001</text:p>
          </table:table-cell>
          <table:table-cell table:formula="of:=IF([.$A99]&lt;[.AZ$2];&quot;&quot;;IF([.$A99]=[.AZ$2];1;MIN([.$B$1]+1;[.AY98]+[.AZ98])))" office:value-type="float" office:value="1000001" calcext:value-type="float">
            <text:p>1000001</text:p>
          </table:table-cell>
          <table:table-cell table:formula="of:=IF([.$A99]&lt;[.BA$2];&quot;&quot;;IF([.$A99]=[.BA$2];1;MIN([.$B$1]+1;[.AZ98]+[.BA98])))" office:value-type="float" office:value="1000001" calcext:value-type="float">
            <text:p>1000001</text:p>
          </table:table-cell>
          <table:table-cell table:formula="of:=IF([.$A99]&lt;[.BB$2];&quot;&quot;;IF([.$A99]=[.BB$2];1;MIN([.$B$1]+1;[.BA98]+[.BB98])))" office:value-type="float" office:value="1000001" calcext:value-type="float">
            <text:p>1000001</text:p>
          </table:table-cell>
          <table:table-cell table:formula="of:=IF([.$A99]&lt;[.BC$2];&quot;&quot;;IF([.$A99]=[.BC$2];1;MIN([.$B$1]+1;[.BB98]+[.BC98])))" office:value-type="float" office:value="1000001" calcext:value-type="float">
            <text:p>1000001</text:p>
          </table:table-cell>
          <table:table-cell table:formula="of:=IF([.$A99]&lt;[.BD$2];&quot;&quot;;IF([.$A99]=[.BD$2];1;MIN([.$B$1]+1;[.BC98]+[.BD98])))" office:value-type="float" office:value="1000001" calcext:value-type="float">
            <text:p>1000001</text:p>
          </table:table-cell>
          <table:table-cell table:formula="of:=IF([.$A99]&lt;[.BE$2];&quot;&quot;;IF([.$A99]=[.BE$2];1;MIN([.$B$1]+1;[.BD98]+[.BE98])))" office:value-type="float" office:value="1000001" calcext:value-type="float">
            <text:p>1000001</text:p>
          </table:table-cell>
          <table:table-cell table:formula="of:=IF([.$A99]&lt;[.BF$2];&quot;&quot;;IF([.$A99]=[.BF$2];1;MIN([.$B$1]+1;[.BE98]+[.BF98])))" office:value-type="float" office:value="1000001" calcext:value-type="float">
            <text:p>1000001</text:p>
          </table:table-cell>
          <table:table-cell table:formula="of:=IF([.$A99]&lt;[.BG$2];&quot;&quot;;IF([.$A99]=[.BG$2];1;MIN([.$B$1]+1;[.BF98]+[.BG98])))" office:value-type="float" office:value="1000001" calcext:value-type="float">
            <text:p>1000001</text:p>
          </table:table-cell>
          <table:table-cell table:formula="of:=IF([.$A99]&lt;[.BH$2];&quot;&quot;;IF([.$A99]=[.BH$2];1;MIN([.$B$1]+1;[.BG98]+[.BH98])))" office:value-type="float" office:value="1000001" calcext:value-type="float">
            <text:p>1000001</text:p>
          </table:table-cell>
          <table:table-cell table:formula="of:=IF([.$A99]&lt;[.BI$2];&quot;&quot;;IF([.$A99]=[.BI$2];1;MIN([.$B$1]+1;[.BH98]+[.BI98])))" office:value-type="float" office:value="1000001" calcext:value-type="float">
            <text:p>1000001</text:p>
          </table:table-cell>
          <table:table-cell table:formula="of:=IF([.$A99]&lt;[.BJ$2];&quot;&quot;;IF([.$A99]=[.BJ$2];1;MIN([.$B$1]+1;[.BI98]+[.BJ98])))" office:value-type="float" office:value="1000001" calcext:value-type="float">
            <text:p>1000001</text:p>
          </table:table-cell>
          <table:table-cell table:formula="of:=IF([.$A99]&lt;[.BK$2];&quot;&quot;;IF([.$A99]=[.BK$2];1;MIN([.$B$1]+1;[.BJ98]+[.BK98])))" office:value-type="float" office:value="1000001" calcext:value-type="float">
            <text:p>1000001</text:p>
          </table:table-cell>
          <table:table-cell table:formula="of:=IF([.$A99]&lt;[.BL$2];&quot;&quot;;IF([.$A99]=[.BL$2];1;MIN([.$B$1]+1;[.BK98]+[.BL98])))" office:value-type="float" office:value="1000001" calcext:value-type="float">
            <text:p>1000001</text:p>
          </table:table-cell>
          <table:table-cell table:formula="of:=IF([.$A99]&lt;[.BM$2];&quot;&quot;;IF([.$A99]=[.BM$2];1;MIN([.$B$1]+1;[.BL98]+[.BM98])))" office:value-type="float" office:value="1000001" calcext:value-type="float">
            <text:p>1000001</text:p>
          </table:table-cell>
          <table:table-cell table:formula="of:=IF([.$A99]&lt;[.BN$2];&quot;&quot;;IF([.$A99]=[.BN$2];1;MIN([.$B$1]+1;[.BM98]+[.BN98])))" office:value-type="float" office:value="1000001" calcext:value-type="float">
            <text:p>1000001</text:p>
          </table:table-cell>
          <table:table-cell table:formula="of:=IF([.$A99]&lt;[.BO$2];&quot;&quot;;IF([.$A99]=[.BO$2];1;MIN([.$B$1]+1;[.BN98]+[.BO98])))" office:value-type="float" office:value="1000001" calcext:value-type="float">
            <text:p>1000001</text:p>
          </table:table-cell>
          <table:table-cell table:formula="of:=IF([.$A99]&lt;[.BP$2];&quot;&quot;;IF([.$A99]=[.BP$2];1;MIN([.$B$1]+1;[.BO98]+[.BP98])))" office:value-type="float" office:value="1000001" calcext:value-type="float">
            <text:p>1000001</text:p>
          </table:table-cell>
          <table:table-cell table:formula="of:=IF([.$A99]&lt;[.BQ$2];&quot;&quot;;IF([.$A99]=[.BQ$2];1;MIN([.$B$1]+1;[.BP98]+[.BQ98])))" office:value-type="float" office:value="1000001" calcext:value-type="float">
            <text:p>1000001</text:p>
          </table:table-cell>
          <table:table-cell table:formula="of:=IF([.$A99]&lt;[.BR$2];&quot;&quot;;IF([.$A99]=[.BR$2];1;MIN([.$B$1]+1;[.BQ98]+[.BR98])))" office:value-type="float" office:value="1000001" calcext:value-type="float">
            <text:p>1000001</text:p>
          </table:table-cell>
          <table:table-cell table:formula="of:=IF([.$A99]&lt;[.BS$2];&quot;&quot;;IF([.$A99]=[.BS$2];1;MIN([.$B$1]+1;[.BR98]+[.BS98])))" office:value-type="float" office:value="1000001" calcext:value-type="float">
            <text:p>1000001</text:p>
          </table:table-cell>
          <table:table-cell table:formula="of:=IF([.$A99]&lt;[.BT$2];&quot;&quot;;IF([.$A99]=[.BT$2];1;MIN([.$B$1]+1;[.BS98]+[.BT98])))" office:value-type="float" office:value="1000001" calcext:value-type="float">
            <text:p>1000001</text:p>
          </table:table-cell>
          <table:table-cell table:formula="of:=IF([.$A99]&lt;[.BU$2];&quot;&quot;;IF([.$A99]=[.BU$2];1;MIN([.$B$1]+1;[.BT98]+[.BU98])))" office:value-type="float" office:value="1000001" calcext:value-type="float">
            <text:p>1000001</text:p>
          </table:table-cell>
          <table:table-cell table:formula="of:=IF([.$A99]&lt;[.BV$2];&quot;&quot;;IF([.$A99]=[.BV$2];1;MIN([.$B$1]+1;[.BU98]+[.BV98])))" office:value-type="float" office:value="1000001" calcext:value-type="float">
            <text:p>1000001</text:p>
          </table:table-cell>
          <table:table-cell table:formula="of:=IF([.$A99]&lt;[.BW$2];&quot;&quot;;IF([.$A99]=[.BW$2];1;MIN([.$B$1]+1;[.BV98]+[.BW98])))" office:value-type="float" office:value="1000001" calcext:value-type="float">
            <text:p>1000001</text:p>
          </table:table-cell>
          <table:table-cell table:formula="of:=IF([.$A99]&lt;[.BX$2];&quot;&quot;;IF([.$A99]=[.BX$2];1;MIN([.$B$1]+1;[.BW98]+[.BX98])))" office:value-type="float" office:value="1000001" calcext:value-type="float">
            <text:p>1000001</text:p>
          </table:table-cell>
          <table:table-cell table:formula="of:=IF([.$A99]&lt;[.BY$2];&quot;&quot;;IF([.$A99]=[.BY$2];1;MIN([.$B$1]+1;[.BX98]+[.BY98])))" office:value-type="float" office:value="1000001" calcext:value-type="float">
            <text:p>1000001</text:p>
          </table:table-cell>
          <table:table-cell table:formula="of:=IF([.$A99]&lt;[.BZ$2];&quot;&quot;;IF([.$A99]=[.BZ$2];1;MIN([.$B$1]+1;[.BY98]+[.BZ98])))" office:value-type="float" office:value="1000001" calcext:value-type="float">
            <text:p>1000001</text:p>
          </table:table-cell>
          <table:table-cell table:formula="of:=IF([.$A99]&lt;[.CA$2];&quot;&quot;;IF([.$A99]=[.CA$2];1;MIN([.$B$1]+1;[.BZ98]+[.CA98])))" office:value-type="float" office:value="1000001" calcext:value-type="float">
            <text:p>1000001</text:p>
          </table:table-cell>
          <table:table-cell table:formula="of:=IF([.$A99]&lt;[.CB$2];&quot;&quot;;IF([.$A99]=[.CB$2];1;MIN([.$B$1]+1;[.CA98]+[.CB98])))" office:value-type="float" office:value="1000001" calcext:value-type="float">
            <text:p>1000001</text:p>
          </table:table-cell>
          <table:table-cell table:formula="of:=IF([.$A99]&lt;[.CC$2];&quot;&quot;;IF([.$A99]=[.CC$2];1;MIN([.$B$1]+1;[.CB98]+[.CC98])))" office:value-type="float" office:value="1000001" calcext:value-type="float">
            <text:p>1000001</text:p>
          </table:table-cell>
          <table:table-cell table:formula="of:=IF([.$A99]&lt;[.CD$2];&quot;&quot;;IF([.$A99]=[.CD$2];1;MIN([.$B$1]+1;[.CC98]+[.CD98])))" office:value-type="float" office:value="1000001" calcext:value-type="float">
            <text:p>1000001</text:p>
          </table:table-cell>
          <table:table-cell table:formula="of:=IF([.$A99]&lt;[.CE$2];&quot;&quot;;IF([.$A99]=[.CE$2];1;MIN([.$B$1]+1;[.CD98]+[.CE98])))" office:value-type="float" office:value="1000001" calcext:value-type="float">
            <text:p>1000001</text:p>
          </table:table-cell>
          <table:table-cell table:formula="of:=IF([.$A99]&lt;[.CF$2];&quot;&quot;;IF([.$A99]=[.CF$2];1;MIN([.$B$1]+1;[.CE98]+[.CF98])))" office:value-type="float" office:value="1000001" calcext:value-type="float">
            <text:p>1000001</text:p>
          </table:table-cell>
          <table:table-cell table:formula="of:=IF([.$A99]&lt;[.CG$2];&quot;&quot;;IF([.$A99]=[.CG$2];1;MIN([.$B$1]+1;[.CF98]+[.CG98])))" office:value-type="float" office:value="1000001" calcext:value-type="float">
            <text:p>1000001</text:p>
          </table:table-cell>
          <table:table-cell table:formula="of:=IF([.$A99]&lt;[.CH$2];&quot;&quot;;IF([.$A99]=[.CH$2];1;MIN([.$B$1]+1;[.CG98]+[.CH98])))" office:value-type="float" office:value="1000001" calcext:value-type="float">
            <text:p>1000001</text:p>
          </table:table-cell>
          <table:table-cell table:formula="of:=IF([.$A99]&lt;[.CI$2];&quot;&quot;;IF([.$A99]=[.CI$2];1;MIN([.$B$1]+1;[.CH98]+[.CI98])))" office:value-type="float" office:value="1000001" calcext:value-type="float">
            <text:p>1000001</text:p>
          </table:table-cell>
          <table:table-cell table:formula="of:=IF([.$A99]&lt;[.CJ$2];&quot;&quot;;IF([.$A99]=[.CJ$2];1;MIN([.$B$1]+1;[.CI98]+[.CJ98])))" office:value-type="float" office:value="1000001" calcext:value-type="float">
            <text:p>1000001</text:p>
          </table:table-cell>
          <table:table-cell table:formula="of:=IF([.$A99]&lt;[.CK$2];&quot;&quot;;IF([.$A99]=[.CK$2];1;MIN([.$B$1]+1;[.CJ98]+[.CK98])))" office:value-type="float" office:value="1000001" calcext:value-type="float">
            <text:p>1000001</text:p>
          </table:table-cell>
          <table:table-cell table:formula="of:=IF([.$A99]&lt;[.CL$2];&quot;&quot;;IF([.$A99]=[.CL$2];1;MIN([.$B$1]+1;[.CK98]+[.CL98])))" office:value-type="float" office:value="1000001" calcext:value-type="float">
            <text:p>1000001</text:p>
          </table:table-cell>
          <table:table-cell table:formula="of:=IF([.$A99]&lt;[.CM$2];&quot;&quot;;IF([.$A99]=[.CM$2];1;MIN([.$B$1]+1;[.CL98]+[.CM98])))" office:value-type="float" office:value="1000001" calcext:value-type="float">
            <text:p>1000001</text:p>
          </table:table-cell>
          <table:table-cell table:formula="of:=IF([.$A99]&lt;[.CN$2];&quot;&quot;;IF([.$A99]=[.CN$2];1;MIN([.$B$1]+1;[.CM98]+[.CN98])))" office:value-type="float" office:value="1000001" calcext:value-type="float">
            <text:p>1000001</text:p>
          </table:table-cell>
          <table:table-cell table:formula="of:=IF([.$A99]&lt;[.CO$2];&quot;&quot;;IF([.$A99]=[.CO$2];1;MIN([.$B$1]+1;[.CN98]+[.CO98])))" office:value-type="float" office:value="1000001" calcext:value-type="float">
            <text:p>1000001</text:p>
          </table:table-cell>
          <table:table-cell table:formula="of:=IF([.$A99]&lt;[.CP$2];&quot;&quot;;IF([.$A99]=[.CP$2];1;MIN([.$B$1]+1;[.CO98]+[.CP98])))" office:value-type="float" office:value="1000001" calcext:value-type="float">
            <text:p>1000001</text:p>
          </table:table-cell>
          <table:table-cell table:formula="of:=IF([.$A99]&lt;[.CQ$2];&quot;&quot;;IF([.$A99]=[.CQ$2];1;MIN([.$B$1]+1;[.CP98]+[.CQ98])))" office:value-type="float" office:value="142880" calcext:value-type="float">
            <text:p>142880</text:p>
          </table:table-cell>
          <table:table-cell table:formula="of:=IF([.$A99]&lt;[.CR$2];&quot;&quot;;IF([.$A99]=[.CR$2];1;MIN([.$B$1]+1;[.CQ98]+[.CR98])))" office:value-type="float" office:value="4560" calcext:value-type="float">
            <text:p>4560</text:p>
          </table:table-cell>
          <table:table-cell table:formula="of:=IF([.$A99]&lt;[.CS$2];&quot;&quot;;IF([.$A99]=[.CS$2];1;MIN([.$B$1]+1;[.CR98]+[.CS98])))" office:value-type="float" office:value="96" calcext:value-type="float">
            <text:p>96</text:p>
          </table:table-cell>
          <table:table-cell table:formula="of:=IF([.$A99]&lt;[.CT$2];&quot;&quot;;IF([.$A99]=[.CT$2];1;MIN([.$B$1]+1;[.CS98]+[.CT98])))" office:value-type="float" office:value="1" calcext:value-type="float">
            <text:p>1</text:p>
          </table:table-cell>
          <table:table-cell table:formula="of:=IF([.$A99]&lt;[.CU$2];&quot;&quot;;IF([.$A99]=[.CU$2];1;MIN([.$B$1]+1;[.CT98]+[.CU98])))">
            <text:p/>
          </table:table-cell>
          <table:table-cell table:formula="of:=IF([.$A99]&lt;[.CV$2];&quot;&quot;;IF([.$A99]=[.CV$2];1;MIN([.$B$1]+1;[.CU98]+[.CV98])))">
            <text:p/>
          </table:table-cell>
          <table:table-cell table:formula="of:=IF([.$A99]&lt;[.CW$2];&quot;&quot;;IF([.$A99]=[.CW$2];1;MIN([.$B$1]+1;[.CV98]+[.CW98])))">
            <text:p/>
          </table:table-cell>
          <table:table-cell table:formula="of:=IF([.$A99]&lt;[.CX$2];&quot;&quot;;IF([.$A99]=[.CX$2];1;MIN([.$B$1]+1;[.CW98]+[.CX98])))">
            <text:p/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IF([.$A100]&lt;[.C$2];&quot;&quot;;IF([.$A100]=[.C$2];1;MIN([.$B$1]+1;[.B99]+[.C99])))" office:value-type="float" office:value="97" calcext:value-type="float">
            <text:p>97</text:p>
          </table:table-cell>
          <table:table-cell table:formula="of:=IF([.$A100]&lt;[.D$2];&quot;&quot;;IF([.$A100]=[.D$2];1;MIN([.$B$1]+1;[.C99]+[.D99])))" office:value-type="float" office:value="4656" calcext:value-type="float">
            <text:p>4656</text:p>
          </table:table-cell>
          <table:table-cell table:formula="of:=IF([.$A100]&lt;[.E$2];&quot;&quot;;IF([.$A100]=[.E$2];1;MIN([.$B$1]+1;[.D99]+[.E99])))" office:value-type="float" office:value="147440" calcext:value-type="float">
            <text:p>147440</text:p>
          </table:table-cell>
          <table:table-cell table:formula="of:=IF([.$A100]&lt;[.F$2];&quot;&quot;;IF([.$A100]=[.F$2];1;MIN([.$B$1]+1;[.E99]+[.F99])))" office:value-type="float" office:value="1000001" calcext:value-type="float">
            <text:p>1000001</text:p>
          </table:table-cell>
          <table:table-cell table:formula="of:=IF([.$A100]&lt;[.G$2];&quot;&quot;;IF([.$A100]=[.G$2];1;MIN([.$B$1]+1;[.F99]+[.G99])))" office:value-type="float" office:value="1000001" calcext:value-type="float">
            <text:p>1000001</text:p>
          </table:table-cell>
          <table:table-cell table:formula="of:=IF([.$A100]&lt;[.H$2];&quot;&quot;;IF([.$A100]=[.H$2];1;MIN([.$B$1]+1;[.G99]+[.H99])))" office:value-type="float" office:value="1000001" calcext:value-type="float">
            <text:p>1000001</text:p>
          </table:table-cell>
          <table:table-cell table:formula="of:=IF([.$A100]&lt;[.I$2];&quot;&quot;;IF([.$A100]=[.I$2];1;MIN([.$B$1]+1;[.H99]+[.I99])))" office:value-type="float" office:value="1000001" calcext:value-type="float">
            <text:p>1000001</text:p>
          </table:table-cell>
          <table:table-cell table:formula="of:=IF([.$A100]&lt;[.J$2];&quot;&quot;;IF([.$A100]=[.J$2];1;MIN([.$B$1]+1;[.I99]+[.J99])))" office:value-type="float" office:value="1000001" calcext:value-type="float">
            <text:p>1000001</text:p>
          </table:table-cell>
          <table:table-cell table:formula="of:=IF([.$A100]&lt;[.K$2];&quot;&quot;;IF([.$A100]=[.K$2];1;MIN([.$B$1]+1;[.J99]+[.K99])))" office:value-type="float" office:value="1000001" calcext:value-type="float">
            <text:p>1000001</text:p>
          </table:table-cell>
          <table:table-cell table:formula="of:=IF([.$A100]&lt;[.L$2];&quot;&quot;;IF([.$A100]=[.L$2];1;MIN([.$B$1]+1;[.K99]+[.L99])))" office:value-type="float" office:value="1000001" calcext:value-type="float">
            <text:p>1000001</text:p>
          </table:table-cell>
          <table:table-cell table:formula="of:=IF([.$A100]&lt;[.M$2];&quot;&quot;;IF([.$A100]=[.M$2];1;MIN([.$B$1]+1;[.L99]+[.M99])))" office:value-type="float" office:value="1000001" calcext:value-type="float">
            <text:p>1000001</text:p>
          </table:table-cell>
          <table:table-cell table:formula="of:=IF([.$A100]&lt;[.N$2];&quot;&quot;;IF([.$A100]=[.N$2];1;MIN([.$B$1]+1;[.M99]+[.N99])))" office:value-type="float" office:value="1000001" calcext:value-type="float">
            <text:p>1000001</text:p>
          </table:table-cell>
          <table:table-cell table:formula="of:=IF([.$A100]&lt;[.O$2];&quot;&quot;;IF([.$A100]=[.O$2];1;MIN([.$B$1]+1;[.N99]+[.O99])))" office:value-type="float" office:value="1000001" calcext:value-type="float">
            <text:p>1000001</text:p>
          </table:table-cell>
          <table:table-cell table:formula="of:=IF([.$A100]&lt;[.P$2];&quot;&quot;;IF([.$A100]=[.P$2];1;MIN([.$B$1]+1;[.O99]+[.P99])))" office:value-type="float" office:value="1000001" calcext:value-type="float">
            <text:p>1000001</text:p>
          </table:table-cell>
          <table:table-cell table:formula="of:=IF([.$A100]&lt;[.Q$2];&quot;&quot;;IF([.$A100]=[.Q$2];1;MIN([.$B$1]+1;[.P99]+[.Q99])))" office:value-type="float" office:value="1000001" calcext:value-type="float">
            <text:p>1000001</text:p>
          </table:table-cell>
          <table:table-cell table:formula="of:=IF([.$A100]&lt;[.R$2];&quot;&quot;;IF([.$A100]=[.R$2];1;MIN([.$B$1]+1;[.Q99]+[.R99])))" office:value-type="float" office:value="1000001" calcext:value-type="float">
            <text:p>1000001</text:p>
          </table:table-cell>
          <table:table-cell table:formula="of:=IF([.$A100]&lt;[.S$2];&quot;&quot;;IF([.$A100]=[.S$2];1;MIN([.$B$1]+1;[.R99]+[.S99])))" office:value-type="float" office:value="1000001" calcext:value-type="float">
            <text:p>1000001</text:p>
          </table:table-cell>
          <table:table-cell table:formula="of:=IF([.$A100]&lt;[.T$2];&quot;&quot;;IF([.$A100]=[.T$2];1;MIN([.$B$1]+1;[.S99]+[.T99])))" office:value-type="float" office:value="1000001" calcext:value-type="float">
            <text:p>1000001</text:p>
          </table:table-cell>
          <table:table-cell table:formula="of:=IF([.$A100]&lt;[.U$2];&quot;&quot;;IF([.$A100]=[.U$2];1;MIN([.$B$1]+1;[.T99]+[.U99])))" office:value-type="float" office:value="1000001" calcext:value-type="float">
            <text:p>1000001</text:p>
          </table:table-cell>
          <table:table-cell table:formula="of:=IF([.$A100]&lt;[.V$2];&quot;&quot;;IF([.$A100]=[.V$2];1;MIN([.$B$1]+1;[.U99]+[.V99])))" office:value-type="float" office:value="1000001" calcext:value-type="float">
            <text:p>1000001</text:p>
          </table:table-cell>
          <table:table-cell table:formula="of:=IF([.$A100]&lt;[.W$2];&quot;&quot;;IF([.$A100]=[.W$2];1;MIN([.$B$1]+1;[.V99]+[.W99])))" office:value-type="float" office:value="1000001" calcext:value-type="float">
            <text:p>1000001</text:p>
          </table:table-cell>
          <table:table-cell table:formula="of:=IF([.$A100]&lt;[.X$2];&quot;&quot;;IF([.$A100]=[.X$2];1;MIN([.$B$1]+1;[.W99]+[.X99])))" office:value-type="float" office:value="1000001" calcext:value-type="float">
            <text:p>1000001</text:p>
          </table:table-cell>
          <table:table-cell table:formula="of:=IF([.$A100]&lt;[.Y$2];&quot;&quot;;IF([.$A100]=[.Y$2];1;MIN([.$B$1]+1;[.X99]+[.Y99])))" office:value-type="float" office:value="1000001" calcext:value-type="float">
            <text:p>1000001</text:p>
          </table:table-cell>
          <table:table-cell table:formula="of:=IF([.$A100]&lt;[.Z$2];&quot;&quot;;IF([.$A100]=[.Z$2];1;MIN([.$B$1]+1;[.Y99]+[.Z99])))" office:value-type="float" office:value="1000001" calcext:value-type="float">
            <text:p>1000001</text:p>
          </table:table-cell>
          <table:table-cell table:formula="of:=IF([.$A100]&lt;[.AA$2];&quot;&quot;;IF([.$A100]=[.AA$2];1;MIN([.$B$1]+1;[.Z99]+[.AA99])))" office:value-type="float" office:value="1000001" calcext:value-type="float">
            <text:p>1000001</text:p>
          </table:table-cell>
          <table:table-cell table:formula="of:=IF([.$A100]&lt;[.AB$2];&quot;&quot;;IF([.$A100]=[.AB$2];1;MIN([.$B$1]+1;[.AA99]+[.AB99])))" office:value-type="float" office:value="1000001" calcext:value-type="float">
            <text:p>1000001</text:p>
          </table:table-cell>
          <table:table-cell table:formula="of:=IF([.$A100]&lt;[.AC$2];&quot;&quot;;IF([.$A100]=[.AC$2];1;MIN([.$B$1]+1;[.AB99]+[.AC99])))" office:value-type="float" office:value="1000001" calcext:value-type="float">
            <text:p>1000001</text:p>
          </table:table-cell>
          <table:table-cell table:formula="of:=IF([.$A100]&lt;[.AD$2];&quot;&quot;;IF([.$A100]=[.AD$2];1;MIN([.$B$1]+1;[.AC99]+[.AD99])))" office:value-type="float" office:value="1000001" calcext:value-type="float">
            <text:p>1000001</text:p>
          </table:table-cell>
          <table:table-cell table:formula="of:=IF([.$A100]&lt;[.AE$2];&quot;&quot;;IF([.$A100]=[.AE$2];1;MIN([.$B$1]+1;[.AD99]+[.AE99])))" office:value-type="float" office:value="1000001" calcext:value-type="float">
            <text:p>1000001</text:p>
          </table:table-cell>
          <table:table-cell table:formula="of:=IF([.$A100]&lt;[.AF$2];&quot;&quot;;IF([.$A100]=[.AF$2];1;MIN([.$B$1]+1;[.AE99]+[.AF99])))" office:value-type="float" office:value="1000001" calcext:value-type="float">
            <text:p>1000001</text:p>
          </table:table-cell>
          <table:table-cell table:formula="of:=IF([.$A100]&lt;[.AG$2];&quot;&quot;;IF([.$A100]=[.AG$2];1;MIN([.$B$1]+1;[.AF99]+[.AG99])))" office:value-type="float" office:value="1000001" calcext:value-type="float">
            <text:p>1000001</text:p>
          </table:table-cell>
          <table:table-cell table:formula="of:=IF([.$A100]&lt;[.AH$2];&quot;&quot;;IF([.$A100]=[.AH$2];1;MIN([.$B$1]+1;[.AG99]+[.AH99])))" office:value-type="float" office:value="1000001" calcext:value-type="float">
            <text:p>1000001</text:p>
          </table:table-cell>
          <table:table-cell table:formula="of:=IF([.$A100]&lt;[.AI$2];&quot;&quot;;IF([.$A100]=[.AI$2];1;MIN([.$B$1]+1;[.AH99]+[.AI99])))" office:value-type="float" office:value="1000001" calcext:value-type="float">
            <text:p>1000001</text:p>
          </table:table-cell>
          <table:table-cell table:formula="of:=IF([.$A100]&lt;[.AJ$2];&quot;&quot;;IF([.$A100]=[.AJ$2];1;MIN([.$B$1]+1;[.AI99]+[.AJ99])))" office:value-type="float" office:value="1000001" calcext:value-type="float">
            <text:p>1000001</text:p>
          </table:table-cell>
          <table:table-cell table:formula="of:=IF([.$A100]&lt;[.AK$2];&quot;&quot;;IF([.$A100]=[.AK$2];1;MIN([.$B$1]+1;[.AJ99]+[.AK99])))" office:value-type="float" office:value="1000001" calcext:value-type="float">
            <text:p>1000001</text:p>
          </table:table-cell>
          <table:table-cell table:formula="of:=IF([.$A100]&lt;[.AL$2];&quot;&quot;;IF([.$A100]=[.AL$2];1;MIN([.$B$1]+1;[.AK99]+[.AL99])))" office:value-type="float" office:value="1000001" calcext:value-type="float">
            <text:p>1000001</text:p>
          </table:table-cell>
          <table:table-cell table:formula="of:=IF([.$A100]&lt;[.AM$2];&quot;&quot;;IF([.$A100]=[.AM$2];1;MIN([.$B$1]+1;[.AL99]+[.AM99])))" office:value-type="float" office:value="1000001" calcext:value-type="float">
            <text:p>1000001</text:p>
          </table:table-cell>
          <table:table-cell table:formula="of:=IF([.$A100]&lt;[.AN$2];&quot;&quot;;IF([.$A100]=[.AN$2];1;MIN([.$B$1]+1;[.AM99]+[.AN99])))" office:value-type="float" office:value="1000001" calcext:value-type="float">
            <text:p>1000001</text:p>
          </table:table-cell>
          <table:table-cell table:formula="of:=IF([.$A100]&lt;[.AO$2];&quot;&quot;;IF([.$A100]=[.AO$2];1;MIN([.$B$1]+1;[.AN99]+[.AO99])))" office:value-type="float" office:value="1000001" calcext:value-type="float">
            <text:p>1000001</text:p>
          </table:table-cell>
          <table:table-cell table:formula="of:=IF([.$A100]&lt;[.AP$2];&quot;&quot;;IF([.$A100]=[.AP$2];1;MIN([.$B$1]+1;[.AO99]+[.AP99])))" office:value-type="float" office:value="1000001" calcext:value-type="float">
            <text:p>1000001</text:p>
          </table:table-cell>
          <table:table-cell table:formula="of:=IF([.$A100]&lt;[.AQ$2];&quot;&quot;;IF([.$A100]=[.AQ$2];1;MIN([.$B$1]+1;[.AP99]+[.AQ99])))" office:value-type="float" office:value="1000001" calcext:value-type="float">
            <text:p>1000001</text:p>
          </table:table-cell>
          <table:table-cell table:formula="of:=IF([.$A100]&lt;[.AR$2];&quot;&quot;;IF([.$A100]=[.AR$2];1;MIN([.$B$1]+1;[.AQ99]+[.AR99])))" office:value-type="float" office:value="1000001" calcext:value-type="float">
            <text:p>1000001</text:p>
          </table:table-cell>
          <table:table-cell table:formula="of:=IF([.$A100]&lt;[.AS$2];&quot;&quot;;IF([.$A100]=[.AS$2];1;MIN([.$B$1]+1;[.AR99]+[.AS99])))" office:value-type="float" office:value="1000001" calcext:value-type="float">
            <text:p>1000001</text:p>
          </table:table-cell>
          <table:table-cell table:formula="of:=IF([.$A100]&lt;[.AT$2];&quot;&quot;;IF([.$A100]=[.AT$2];1;MIN([.$B$1]+1;[.AS99]+[.AT99])))" office:value-type="float" office:value="1000001" calcext:value-type="float">
            <text:p>1000001</text:p>
          </table:table-cell>
          <table:table-cell table:formula="of:=IF([.$A100]&lt;[.AU$2];&quot;&quot;;IF([.$A100]=[.AU$2];1;MIN([.$B$1]+1;[.AT99]+[.AU99])))" office:value-type="float" office:value="1000001" calcext:value-type="float">
            <text:p>1000001</text:p>
          </table:table-cell>
          <table:table-cell table:formula="of:=IF([.$A100]&lt;[.AV$2];&quot;&quot;;IF([.$A100]=[.AV$2];1;MIN([.$B$1]+1;[.AU99]+[.AV99])))" office:value-type="float" office:value="1000001" calcext:value-type="float">
            <text:p>1000001</text:p>
          </table:table-cell>
          <table:table-cell table:formula="of:=IF([.$A100]&lt;[.AW$2];&quot;&quot;;IF([.$A100]=[.AW$2];1;MIN([.$B$1]+1;[.AV99]+[.AW99])))" office:value-type="float" office:value="1000001" calcext:value-type="float">
            <text:p>1000001</text:p>
          </table:table-cell>
          <table:table-cell table:formula="of:=IF([.$A100]&lt;[.AX$2];&quot;&quot;;IF([.$A100]=[.AX$2];1;MIN([.$B$1]+1;[.AW99]+[.AX99])))" office:value-type="float" office:value="1000001" calcext:value-type="float">
            <text:p>1000001</text:p>
          </table:table-cell>
          <table:table-cell table:formula="of:=IF([.$A100]&lt;[.AY$2];&quot;&quot;;IF([.$A100]=[.AY$2];1;MIN([.$B$1]+1;[.AX99]+[.AY99])))" office:value-type="float" office:value="1000001" calcext:value-type="float">
            <text:p>1000001</text:p>
          </table:table-cell>
          <table:table-cell table:formula="of:=IF([.$A100]&lt;[.AZ$2];&quot;&quot;;IF([.$A100]=[.AZ$2];1;MIN([.$B$1]+1;[.AY99]+[.AZ99])))" office:value-type="float" office:value="1000001" calcext:value-type="float">
            <text:p>1000001</text:p>
          </table:table-cell>
          <table:table-cell table:formula="of:=IF([.$A100]&lt;[.BA$2];&quot;&quot;;IF([.$A100]=[.BA$2];1;MIN([.$B$1]+1;[.AZ99]+[.BA99])))" office:value-type="float" office:value="1000001" calcext:value-type="float">
            <text:p>1000001</text:p>
          </table:table-cell>
          <table:table-cell table:formula="of:=IF([.$A100]&lt;[.BB$2];&quot;&quot;;IF([.$A100]=[.BB$2];1;MIN([.$B$1]+1;[.BA99]+[.BB99])))" office:value-type="float" office:value="1000001" calcext:value-type="float">
            <text:p>1000001</text:p>
          </table:table-cell>
          <table:table-cell table:formula="of:=IF([.$A100]&lt;[.BC$2];&quot;&quot;;IF([.$A100]=[.BC$2];1;MIN([.$B$1]+1;[.BB99]+[.BC99])))" office:value-type="float" office:value="1000001" calcext:value-type="float">
            <text:p>1000001</text:p>
          </table:table-cell>
          <table:table-cell table:formula="of:=IF([.$A100]&lt;[.BD$2];&quot;&quot;;IF([.$A100]=[.BD$2];1;MIN([.$B$1]+1;[.BC99]+[.BD99])))" office:value-type="float" office:value="1000001" calcext:value-type="float">
            <text:p>1000001</text:p>
          </table:table-cell>
          <table:table-cell table:formula="of:=IF([.$A100]&lt;[.BE$2];&quot;&quot;;IF([.$A100]=[.BE$2];1;MIN([.$B$1]+1;[.BD99]+[.BE99])))" office:value-type="float" office:value="1000001" calcext:value-type="float">
            <text:p>1000001</text:p>
          </table:table-cell>
          <table:table-cell table:formula="of:=IF([.$A100]&lt;[.BF$2];&quot;&quot;;IF([.$A100]=[.BF$2];1;MIN([.$B$1]+1;[.BE99]+[.BF99])))" office:value-type="float" office:value="1000001" calcext:value-type="float">
            <text:p>1000001</text:p>
          </table:table-cell>
          <table:table-cell table:formula="of:=IF([.$A100]&lt;[.BG$2];&quot;&quot;;IF([.$A100]=[.BG$2];1;MIN([.$B$1]+1;[.BF99]+[.BG99])))" office:value-type="float" office:value="1000001" calcext:value-type="float">
            <text:p>1000001</text:p>
          </table:table-cell>
          <table:table-cell table:formula="of:=IF([.$A100]&lt;[.BH$2];&quot;&quot;;IF([.$A100]=[.BH$2];1;MIN([.$B$1]+1;[.BG99]+[.BH99])))" office:value-type="float" office:value="1000001" calcext:value-type="float">
            <text:p>1000001</text:p>
          </table:table-cell>
          <table:table-cell table:formula="of:=IF([.$A100]&lt;[.BI$2];&quot;&quot;;IF([.$A100]=[.BI$2];1;MIN([.$B$1]+1;[.BH99]+[.BI99])))" office:value-type="float" office:value="1000001" calcext:value-type="float">
            <text:p>1000001</text:p>
          </table:table-cell>
          <table:table-cell table:formula="of:=IF([.$A100]&lt;[.BJ$2];&quot;&quot;;IF([.$A100]=[.BJ$2];1;MIN([.$B$1]+1;[.BI99]+[.BJ99])))" office:value-type="float" office:value="1000001" calcext:value-type="float">
            <text:p>1000001</text:p>
          </table:table-cell>
          <table:table-cell table:formula="of:=IF([.$A100]&lt;[.BK$2];&quot;&quot;;IF([.$A100]=[.BK$2];1;MIN([.$B$1]+1;[.BJ99]+[.BK99])))" office:value-type="float" office:value="1000001" calcext:value-type="float">
            <text:p>1000001</text:p>
          </table:table-cell>
          <table:table-cell table:formula="of:=IF([.$A100]&lt;[.BL$2];&quot;&quot;;IF([.$A100]=[.BL$2];1;MIN([.$B$1]+1;[.BK99]+[.BL99])))" office:value-type="float" office:value="1000001" calcext:value-type="float">
            <text:p>1000001</text:p>
          </table:table-cell>
          <table:table-cell table:formula="of:=IF([.$A100]&lt;[.BM$2];&quot;&quot;;IF([.$A100]=[.BM$2];1;MIN([.$B$1]+1;[.BL99]+[.BM99])))" office:value-type="float" office:value="1000001" calcext:value-type="float">
            <text:p>1000001</text:p>
          </table:table-cell>
          <table:table-cell table:formula="of:=IF([.$A100]&lt;[.BN$2];&quot;&quot;;IF([.$A100]=[.BN$2];1;MIN([.$B$1]+1;[.BM99]+[.BN99])))" office:value-type="float" office:value="1000001" calcext:value-type="float">
            <text:p>1000001</text:p>
          </table:table-cell>
          <table:table-cell table:formula="of:=IF([.$A100]&lt;[.BO$2];&quot;&quot;;IF([.$A100]=[.BO$2];1;MIN([.$B$1]+1;[.BN99]+[.BO99])))" office:value-type="float" office:value="1000001" calcext:value-type="float">
            <text:p>1000001</text:p>
          </table:table-cell>
          <table:table-cell table:formula="of:=IF([.$A100]&lt;[.BP$2];&quot;&quot;;IF([.$A100]=[.BP$2];1;MIN([.$B$1]+1;[.BO99]+[.BP99])))" office:value-type="float" office:value="1000001" calcext:value-type="float">
            <text:p>1000001</text:p>
          </table:table-cell>
          <table:table-cell table:formula="of:=IF([.$A100]&lt;[.BQ$2];&quot;&quot;;IF([.$A100]=[.BQ$2];1;MIN([.$B$1]+1;[.BP99]+[.BQ99])))" office:value-type="float" office:value="1000001" calcext:value-type="float">
            <text:p>1000001</text:p>
          </table:table-cell>
          <table:table-cell table:formula="of:=IF([.$A100]&lt;[.BR$2];&quot;&quot;;IF([.$A100]=[.BR$2];1;MIN([.$B$1]+1;[.BQ99]+[.BR99])))" office:value-type="float" office:value="1000001" calcext:value-type="float">
            <text:p>1000001</text:p>
          </table:table-cell>
          <table:table-cell table:formula="of:=IF([.$A100]&lt;[.BS$2];&quot;&quot;;IF([.$A100]=[.BS$2];1;MIN([.$B$1]+1;[.BR99]+[.BS99])))" office:value-type="float" office:value="1000001" calcext:value-type="float">
            <text:p>1000001</text:p>
          </table:table-cell>
          <table:table-cell table:formula="of:=IF([.$A100]&lt;[.BT$2];&quot;&quot;;IF([.$A100]=[.BT$2];1;MIN([.$B$1]+1;[.BS99]+[.BT99])))" office:value-type="float" office:value="1000001" calcext:value-type="float">
            <text:p>1000001</text:p>
          </table:table-cell>
          <table:table-cell table:formula="of:=IF([.$A100]&lt;[.BU$2];&quot;&quot;;IF([.$A100]=[.BU$2];1;MIN([.$B$1]+1;[.BT99]+[.BU99])))" office:value-type="float" office:value="1000001" calcext:value-type="float">
            <text:p>1000001</text:p>
          </table:table-cell>
          <table:table-cell table:formula="of:=IF([.$A100]&lt;[.BV$2];&quot;&quot;;IF([.$A100]=[.BV$2];1;MIN([.$B$1]+1;[.BU99]+[.BV99])))" office:value-type="float" office:value="1000001" calcext:value-type="float">
            <text:p>1000001</text:p>
          </table:table-cell>
          <table:table-cell table:formula="of:=IF([.$A100]&lt;[.BW$2];&quot;&quot;;IF([.$A100]=[.BW$2];1;MIN([.$B$1]+1;[.BV99]+[.BW99])))" office:value-type="float" office:value="1000001" calcext:value-type="float">
            <text:p>1000001</text:p>
          </table:table-cell>
          <table:table-cell table:formula="of:=IF([.$A100]&lt;[.BX$2];&quot;&quot;;IF([.$A100]=[.BX$2];1;MIN([.$B$1]+1;[.BW99]+[.BX99])))" office:value-type="float" office:value="1000001" calcext:value-type="float">
            <text:p>1000001</text:p>
          </table:table-cell>
          <table:table-cell table:formula="of:=IF([.$A100]&lt;[.BY$2];&quot;&quot;;IF([.$A100]=[.BY$2];1;MIN([.$B$1]+1;[.BX99]+[.BY99])))" office:value-type="float" office:value="1000001" calcext:value-type="float">
            <text:p>1000001</text:p>
          </table:table-cell>
          <table:table-cell table:formula="of:=IF([.$A100]&lt;[.BZ$2];&quot;&quot;;IF([.$A100]=[.BZ$2];1;MIN([.$B$1]+1;[.BY99]+[.BZ99])))" office:value-type="float" office:value="1000001" calcext:value-type="float">
            <text:p>1000001</text:p>
          </table:table-cell>
          <table:table-cell table:formula="of:=IF([.$A100]&lt;[.CA$2];&quot;&quot;;IF([.$A100]=[.CA$2];1;MIN([.$B$1]+1;[.BZ99]+[.CA99])))" office:value-type="float" office:value="1000001" calcext:value-type="float">
            <text:p>1000001</text:p>
          </table:table-cell>
          <table:table-cell table:formula="of:=IF([.$A100]&lt;[.CB$2];&quot;&quot;;IF([.$A100]=[.CB$2];1;MIN([.$B$1]+1;[.CA99]+[.CB99])))" office:value-type="float" office:value="1000001" calcext:value-type="float">
            <text:p>1000001</text:p>
          </table:table-cell>
          <table:table-cell table:formula="of:=IF([.$A100]&lt;[.CC$2];&quot;&quot;;IF([.$A100]=[.CC$2];1;MIN([.$B$1]+1;[.CB99]+[.CC99])))" office:value-type="float" office:value="1000001" calcext:value-type="float">
            <text:p>1000001</text:p>
          </table:table-cell>
          <table:table-cell table:formula="of:=IF([.$A100]&lt;[.CD$2];&quot;&quot;;IF([.$A100]=[.CD$2];1;MIN([.$B$1]+1;[.CC99]+[.CD99])))" office:value-type="float" office:value="1000001" calcext:value-type="float">
            <text:p>1000001</text:p>
          </table:table-cell>
          <table:table-cell table:formula="of:=IF([.$A100]&lt;[.CE$2];&quot;&quot;;IF([.$A100]=[.CE$2];1;MIN([.$B$1]+1;[.CD99]+[.CE99])))" office:value-type="float" office:value="1000001" calcext:value-type="float">
            <text:p>1000001</text:p>
          </table:table-cell>
          <table:table-cell table:formula="of:=IF([.$A100]&lt;[.CF$2];&quot;&quot;;IF([.$A100]=[.CF$2];1;MIN([.$B$1]+1;[.CE99]+[.CF99])))" office:value-type="float" office:value="1000001" calcext:value-type="float">
            <text:p>1000001</text:p>
          </table:table-cell>
          <table:table-cell table:formula="of:=IF([.$A100]&lt;[.CG$2];&quot;&quot;;IF([.$A100]=[.CG$2];1;MIN([.$B$1]+1;[.CF99]+[.CG99])))" office:value-type="float" office:value="1000001" calcext:value-type="float">
            <text:p>1000001</text:p>
          </table:table-cell>
          <table:table-cell table:formula="of:=IF([.$A100]&lt;[.CH$2];&quot;&quot;;IF([.$A100]=[.CH$2];1;MIN([.$B$1]+1;[.CG99]+[.CH99])))" office:value-type="float" office:value="1000001" calcext:value-type="float">
            <text:p>1000001</text:p>
          </table:table-cell>
          <table:table-cell table:formula="of:=IF([.$A100]&lt;[.CI$2];&quot;&quot;;IF([.$A100]=[.CI$2];1;MIN([.$B$1]+1;[.CH99]+[.CI99])))" office:value-type="float" office:value="1000001" calcext:value-type="float">
            <text:p>1000001</text:p>
          </table:table-cell>
          <table:table-cell table:formula="of:=IF([.$A100]&lt;[.CJ$2];&quot;&quot;;IF([.$A100]=[.CJ$2];1;MIN([.$B$1]+1;[.CI99]+[.CJ99])))" office:value-type="float" office:value="1000001" calcext:value-type="float">
            <text:p>1000001</text:p>
          </table:table-cell>
          <table:table-cell table:formula="of:=IF([.$A100]&lt;[.CK$2];&quot;&quot;;IF([.$A100]=[.CK$2];1;MIN([.$B$1]+1;[.CJ99]+[.CK99])))" office:value-type="float" office:value="1000001" calcext:value-type="float">
            <text:p>1000001</text:p>
          </table:table-cell>
          <table:table-cell table:formula="of:=IF([.$A100]&lt;[.CL$2];&quot;&quot;;IF([.$A100]=[.CL$2];1;MIN([.$B$1]+1;[.CK99]+[.CL99])))" office:value-type="float" office:value="1000001" calcext:value-type="float">
            <text:p>1000001</text:p>
          </table:table-cell>
          <table:table-cell table:formula="of:=IF([.$A100]&lt;[.CM$2];&quot;&quot;;IF([.$A100]=[.CM$2];1;MIN([.$B$1]+1;[.CL99]+[.CM99])))" office:value-type="float" office:value="1000001" calcext:value-type="float">
            <text:p>1000001</text:p>
          </table:table-cell>
          <table:table-cell table:formula="of:=IF([.$A100]&lt;[.CN$2];&quot;&quot;;IF([.$A100]=[.CN$2];1;MIN([.$B$1]+1;[.CM99]+[.CN99])))" office:value-type="float" office:value="1000001" calcext:value-type="float">
            <text:p>1000001</text:p>
          </table:table-cell>
          <table:table-cell table:formula="of:=IF([.$A100]&lt;[.CO$2];&quot;&quot;;IF([.$A100]=[.CO$2];1;MIN([.$B$1]+1;[.CN99]+[.CO99])))" office:value-type="float" office:value="1000001" calcext:value-type="float">
            <text:p>1000001</text:p>
          </table:table-cell>
          <table:table-cell table:formula="of:=IF([.$A100]&lt;[.CP$2];&quot;&quot;;IF([.$A100]=[.CP$2];1;MIN([.$B$1]+1;[.CO99]+[.CP99])))" office:value-type="float" office:value="1000001" calcext:value-type="float">
            <text:p>1000001</text:p>
          </table:table-cell>
          <table:table-cell table:formula="of:=IF([.$A100]&lt;[.CQ$2];&quot;&quot;;IF([.$A100]=[.CQ$2];1;MIN([.$B$1]+1;[.CP99]+[.CQ99])))" office:value-type="float" office:value="1000001" calcext:value-type="float">
            <text:p>1000001</text:p>
          </table:table-cell>
          <table:table-cell table:formula="of:=IF([.$A100]&lt;[.CR$2];&quot;&quot;;IF([.$A100]=[.CR$2];1;MIN([.$B$1]+1;[.CQ99]+[.CR99])))" office:value-type="float" office:value="147440" calcext:value-type="float">
            <text:p>147440</text:p>
          </table:table-cell>
          <table:table-cell table:formula="of:=IF([.$A100]&lt;[.CS$2];&quot;&quot;;IF([.$A100]=[.CS$2];1;MIN([.$B$1]+1;[.CR99]+[.CS99])))" office:value-type="float" office:value="4656" calcext:value-type="float">
            <text:p>4656</text:p>
          </table:table-cell>
          <table:table-cell table:formula="of:=IF([.$A100]&lt;[.CT$2];&quot;&quot;;IF([.$A100]=[.CT$2];1;MIN([.$B$1]+1;[.CS99]+[.CT99])))" office:value-type="float" office:value="97" calcext:value-type="float">
            <text:p>97</text:p>
          </table:table-cell>
          <table:table-cell table:formula="of:=IF([.$A100]&lt;[.CU$2];&quot;&quot;;IF([.$A100]=[.CU$2];1;MIN([.$B$1]+1;[.CT99]+[.CU99])))" office:value-type="float" office:value="1" calcext:value-type="float">
            <text:p>1</text:p>
          </table:table-cell>
          <table:table-cell table:formula="of:=IF([.$A100]&lt;[.CV$2];&quot;&quot;;IF([.$A100]=[.CV$2];1;MIN([.$B$1]+1;[.CU99]+[.CV99])))">
            <text:p/>
          </table:table-cell>
          <table:table-cell table:formula="of:=IF([.$A100]&lt;[.CW$2];&quot;&quot;;IF([.$A100]=[.CW$2];1;MIN([.$B$1]+1;[.CV99]+[.CW99])))">
            <text:p/>
          </table:table-cell>
          <table:table-cell table:formula="of:=IF([.$A100]&lt;[.CX$2];&quot;&quot;;IF([.$A100]=[.CX$2];1;MIN([.$B$1]+1;[.CW99]+[.CX99])))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IF([.$A101]&lt;[.C$2];&quot;&quot;;IF([.$A101]=[.C$2];1;MIN([.$B$1]+1;[.B100]+[.C100])))" office:value-type="float" office:value="98" calcext:value-type="float">
            <text:p>98</text:p>
          </table:table-cell>
          <table:table-cell table:formula="of:=IF([.$A101]&lt;[.D$2];&quot;&quot;;IF([.$A101]=[.D$2];1;MIN([.$B$1]+1;[.C100]+[.D100])))" office:value-type="float" office:value="4753" calcext:value-type="float">
            <text:p>4753</text:p>
          </table:table-cell>
          <table:table-cell table:formula="of:=IF([.$A101]&lt;[.E$2];&quot;&quot;;IF([.$A101]=[.E$2];1;MIN([.$B$1]+1;[.D100]+[.E100])))" office:value-type="float" office:value="152096" calcext:value-type="float">
            <text:p>152096</text:p>
          </table:table-cell>
          <table:table-cell table:formula="of:=IF([.$A101]&lt;[.F$2];&quot;&quot;;IF([.$A101]=[.F$2];1;MIN([.$B$1]+1;[.E100]+[.F100])))" office:value-type="float" office:value="1000001" calcext:value-type="float">
            <text:p>1000001</text:p>
          </table:table-cell>
          <table:table-cell table:formula="of:=IF([.$A101]&lt;[.G$2];&quot;&quot;;IF([.$A101]=[.G$2];1;MIN([.$B$1]+1;[.F100]+[.G100])))" office:value-type="float" office:value="1000001" calcext:value-type="float">
            <text:p>1000001</text:p>
          </table:table-cell>
          <table:table-cell table:formula="of:=IF([.$A101]&lt;[.H$2];&quot;&quot;;IF([.$A101]=[.H$2];1;MIN([.$B$1]+1;[.G100]+[.H100])))" office:value-type="float" office:value="1000001" calcext:value-type="float">
            <text:p>1000001</text:p>
          </table:table-cell>
          <table:table-cell table:formula="of:=IF([.$A101]&lt;[.I$2];&quot;&quot;;IF([.$A101]=[.I$2];1;MIN([.$B$1]+1;[.H100]+[.I100])))" office:value-type="float" office:value="1000001" calcext:value-type="float">
            <text:p>1000001</text:p>
          </table:table-cell>
          <table:table-cell table:formula="of:=IF([.$A101]&lt;[.J$2];&quot;&quot;;IF([.$A101]=[.J$2];1;MIN([.$B$1]+1;[.I100]+[.J100])))" office:value-type="float" office:value="1000001" calcext:value-type="float">
            <text:p>1000001</text:p>
          </table:table-cell>
          <table:table-cell table:formula="of:=IF([.$A101]&lt;[.K$2];&quot;&quot;;IF([.$A101]=[.K$2];1;MIN([.$B$1]+1;[.J100]+[.K100])))" office:value-type="float" office:value="1000001" calcext:value-type="float">
            <text:p>1000001</text:p>
          </table:table-cell>
          <table:table-cell table:formula="of:=IF([.$A101]&lt;[.L$2];&quot;&quot;;IF([.$A101]=[.L$2];1;MIN([.$B$1]+1;[.K100]+[.L100])))" office:value-type="float" office:value="1000001" calcext:value-type="float">
            <text:p>1000001</text:p>
          </table:table-cell>
          <table:table-cell table:formula="of:=IF([.$A101]&lt;[.M$2];&quot;&quot;;IF([.$A101]=[.M$2];1;MIN([.$B$1]+1;[.L100]+[.M100])))" office:value-type="float" office:value="1000001" calcext:value-type="float">
            <text:p>1000001</text:p>
          </table:table-cell>
          <table:table-cell table:formula="of:=IF([.$A101]&lt;[.N$2];&quot;&quot;;IF([.$A101]=[.N$2];1;MIN([.$B$1]+1;[.M100]+[.N100])))" office:value-type="float" office:value="1000001" calcext:value-type="float">
            <text:p>1000001</text:p>
          </table:table-cell>
          <table:table-cell table:formula="of:=IF([.$A101]&lt;[.O$2];&quot;&quot;;IF([.$A101]=[.O$2];1;MIN([.$B$1]+1;[.N100]+[.O100])))" office:value-type="float" office:value="1000001" calcext:value-type="float">
            <text:p>1000001</text:p>
          </table:table-cell>
          <table:table-cell table:formula="of:=IF([.$A101]&lt;[.P$2];&quot;&quot;;IF([.$A101]=[.P$2];1;MIN([.$B$1]+1;[.O100]+[.P100])))" office:value-type="float" office:value="1000001" calcext:value-type="float">
            <text:p>1000001</text:p>
          </table:table-cell>
          <table:table-cell table:formula="of:=IF([.$A101]&lt;[.Q$2];&quot;&quot;;IF([.$A101]=[.Q$2];1;MIN([.$B$1]+1;[.P100]+[.Q100])))" office:value-type="float" office:value="1000001" calcext:value-type="float">
            <text:p>1000001</text:p>
          </table:table-cell>
          <table:table-cell table:formula="of:=IF([.$A101]&lt;[.R$2];&quot;&quot;;IF([.$A101]=[.R$2];1;MIN([.$B$1]+1;[.Q100]+[.R100])))" office:value-type="float" office:value="1000001" calcext:value-type="float">
            <text:p>1000001</text:p>
          </table:table-cell>
          <table:table-cell table:formula="of:=IF([.$A101]&lt;[.S$2];&quot;&quot;;IF([.$A101]=[.S$2];1;MIN([.$B$1]+1;[.R100]+[.S100])))" office:value-type="float" office:value="1000001" calcext:value-type="float">
            <text:p>1000001</text:p>
          </table:table-cell>
          <table:table-cell table:formula="of:=IF([.$A101]&lt;[.T$2];&quot;&quot;;IF([.$A101]=[.T$2];1;MIN([.$B$1]+1;[.S100]+[.T100])))" office:value-type="float" office:value="1000001" calcext:value-type="float">
            <text:p>1000001</text:p>
          </table:table-cell>
          <table:table-cell table:formula="of:=IF([.$A101]&lt;[.U$2];&quot;&quot;;IF([.$A101]=[.U$2];1;MIN([.$B$1]+1;[.T100]+[.U100])))" office:value-type="float" office:value="1000001" calcext:value-type="float">
            <text:p>1000001</text:p>
          </table:table-cell>
          <table:table-cell table:formula="of:=IF([.$A101]&lt;[.V$2];&quot;&quot;;IF([.$A101]=[.V$2];1;MIN([.$B$1]+1;[.U100]+[.V100])))" office:value-type="float" office:value="1000001" calcext:value-type="float">
            <text:p>1000001</text:p>
          </table:table-cell>
          <table:table-cell table:formula="of:=IF([.$A101]&lt;[.W$2];&quot;&quot;;IF([.$A101]=[.W$2];1;MIN([.$B$1]+1;[.V100]+[.W100])))" office:value-type="float" office:value="1000001" calcext:value-type="float">
            <text:p>1000001</text:p>
          </table:table-cell>
          <table:table-cell table:formula="of:=IF([.$A101]&lt;[.X$2];&quot;&quot;;IF([.$A101]=[.X$2];1;MIN([.$B$1]+1;[.W100]+[.X100])))" office:value-type="float" office:value="1000001" calcext:value-type="float">
            <text:p>1000001</text:p>
          </table:table-cell>
          <table:table-cell table:formula="of:=IF([.$A101]&lt;[.Y$2];&quot;&quot;;IF([.$A101]=[.Y$2];1;MIN([.$B$1]+1;[.X100]+[.Y100])))" office:value-type="float" office:value="1000001" calcext:value-type="float">
            <text:p>1000001</text:p>
          </table:table-cell>
          <table:table-cell table:formula="of:=IF([.$A101]&lt;[.Z$2];&quot;&quot;;IF([.$A101]=[.Z$2];1;MIN([.$B$1]+1;[.Y100]+[.Z100])))" office:value-type="float" office:value="1000001" calcext:value-type="float">
            <text:p>1000001</text:p>
          </table:table-cell>
          <table:table-cell table:formula="of:=IF([.$A101]&lt;[.AA$2];&quot;&quot;;IF([.$A101]=[.AA$2];1;MIN([.$B$1]+1;[.Z100]+[.AA100])))" office:value-type="float" office:value="1000001" calcext:value-type="float">
            <text:p>1000001</text:p>
          </table:table-cell>
          <table:table-cell table:formula="of:=IF([.$A101]&lt;[.AB$2];&quot;&quot;;IF([.$A101]=[.AB$2];1;MIN([.$B$1]+1;[.AA100]+[.AB100])))" office:value-type="float" office:value="1000001" calcext:value-type="float">
            <text:p>1000001</text:p>
          </table:table-cell>
          <table:table-cell table:formula="of:=IF([.$A101]&lt;[.AC$2];&quot;&quot;;IF([.$A101]=[.AC$2];1;MIN([.$B$1]+1;[.AB100]+[.AC100])))" office:value-type="float" office:value="1000001" calcext:value-type="float">
            <text:p>1000001</text:p>
          </table:table-cell>
          <table:table-cell table:formula="of:=IF([.$A101]&lt;[.AD$2];&quot;&quot;;IF([.$A101]=[.AD$2];1;MIN([.$B$1]+1;[.AC100]+[.AD100])))" office:value-type="float" office:value="1000001" calcext:value-type="float">
            <text:p>1000001</text:p>
          </table:table-cell>
          <table:table-cell table:formula="of:=IF([.$A101]&lt;[.AE$2];&quot;&quot;;IF([.$A101]=[.AE$2];1;MIN([.$B$1]+1;[.AD100]+[.AE100])))" office:value-type="float" office:value="1000001" calcext:value-type="float">
            <text:p>1000001</text:p>
          </table:table-cell>
          <table:table-cell table:formula="of:=IF([.$A101]&lt;[.AF$2];&quot;&quot;;IF([.$A101]=[.AF$2];1;MIN([.$B$1]+1;[.AE100]+[.AF100])))" office:value-type="float" office:value="1000001" calcext:value-type="float">
            <text:p>1000001</text:p>
          </table:table-cell>
          <table:table-cell table:formula="of:=IF([.$A101]&lt;[.AG$2];&quot;&quot;;IF([.$A101]=[.AG$2];1;MIN([.$B$1]+1;[.AF100]+[.AG100])))" office:value-type="float" office:value="1000001" calcext:value-type="float">
            <text:p>1000001</text:p>
          </table:table-cell>
          <table:table-cell table:formula="of:=IF([.$A101]&lt;[.AH$2];&quot;&quot;;IF([.$A101]=[.AH$2];1;MIN([.$B$1]+1;[.AG100]+[.AH100])))" office:value-type="float" office:value="1000001" calcext:value-type="float">
            <text:p>1000001</text:p>
          </table:table-cell>
          <table:table-cell table:formula="of:=IF([.$A101]&lt;[.AI$2];&quot;&quot;;IF([.$A101]=[.AI$2];1;MIN([.$B$1]+1;[.AH100]+[.AI100])))" office:value-type="float" office:value="1000001" calcext:value-type="float">
            <text:p>1000001</text:p>
          </table:table-cell>
          <table:table-cell table:formula="of:=IF([.$A101]&lt;[.AJ$2];&quot;&quot;;IF([.$A101]=[.AJ$2];1;MIN([.$B$1]+1;[.AI100]+[.AJ100])))" office:value-type="float" office:value="1000001" calcext:value-type="float">
            <text:p>1000001</text:p>
          </table:table-cell>
          <table:table-cell table:formula="of:=IF([.$A101]&lt;[.AK$2];&quot;&quot;;IF([.$A101]=[.AK$2];1;MIN([.$B$1]+1;[.AJ100]+[.AK100])))" office:value-type="float" office:value="1000001" calcext:value-type="float">
            <text:p>1000001</text:p>
          </table:table-cell>
          <table:table-cell table:formula="of:=IF([.$A101]&lt;[.AL$2];&quot;&quot;;IF([.$A101]=[.AL$2];1;MIN([.$B$1]+1;[.AK100]+[.AL100])))" office:value-type="float" office:value="1000001" calcext:value-type="float">
            <text:p>1000001</text:p>
          </table:table-cell>
          <table:table-cell table:formula="of:=IF([.$A101]&lt;[.AM$2];&quot;&quot;;IF([.$A101]=[.AM$2];1;MIN([.$B$1]+1;[.AL100]+[.AM100])))" office:value-type="float" office:value="1000001" calcext:value-type="float">
            <text:p>1000001</text:p>
          </table:table-cell>
          <table:table-cell table:formula="of:=IF([.$A101]&lt;[.AN$2];&quot;&quot;;IF([.$A101]=[.AN$2];1;MIN([.$B$1]+1;[.AM100]+[.AN100])))" office:value-type="float" office:value="1000001" calcext:value-type="float">
            <text:p>1000001</text:p>
          </table:table-cell>
          <table:table-cell table:formula="of:=IF([.$A101]&lt;[.AO$2];&quot;&quot;;IF([.$A101]=[.AO$2];1;MIN([.$B$1]+1;[.AN100]+[.AO100])))" office:value-type="float" office:value="1000001" calcext:value-type="float">
            <text:p>1000001</text:p>
          </table:table-cell>
          <table:table-cell table:formula="of:=IF([.$A101]&lt;[.AP$2];&quot;&quot;;IF([.$A101]=[.AP$2];1;MIN([.$B$1]+1;[.AO100]+[.AP100])))" office:value-type="float" office:value="1000001" calcext:value-type="float">
            <text:p>1000001</text:p>
          </table:table-cell>
          <table:table-cell table:formula="of:=IF([.$A101]&lt;[.AQ$2];&quot;&quot;;IF([.$A101]=[.AQ$2];1;MIN([.$B$1]+1;[.AP100]+[.AQ100])))" office:value-type="float" office:value="1000001" calcext:value-type="float">
            <text:p>1000001</text:p>
          </table:table-cell>
          <table:table-cell table:formula="of:=IF([.$A101]&lt;[.AR$2];&quot;&quot;;IF([.$A101]=[.AR$2];1;MIN([.$B$1]+1;[.AQ100]+[.AR100])))" office:value-type="float" office:value="1000001" calcext:value-type="float">
            <text:p>1000001</text:p>
          </table:table-cell>
          <table:table-cell table:formula="of:=IF([.$A101]&lt;[.AS$2];&quot;&quot;;IF([.$A101]=[.AS$2];1;MIN([.$B$1]+1;[.AR100]+[.AS100])))" office:value-type="float" office:value="1000001" calcext:value-type="float">
            <text:p>1000001</text:p>
          </table:table-cell>
          <table:table-cell table:formula="of:=IF([.$A101]&lt;[.AT$2];&quot;&quot;;IF([.$A101]=[.AT$2];1;MIN([.$B$1]+1;[.AS100]+[.AT100])))" office:value-type="float" office:value="1000001" calcext:value-type="float">
            <text:p>1000001</text:p>
          </table:table-cell>
          <table:table-cell table:formula="of:=IF([.$A101]&lt;[.AU$2];&quot;&quot;;IF([.$A101]=[.AU$2];1;MIN([.$B$1]+1;[.AT100]+[.AU100])))" office:value-type="float" office:value="1000001" calcext:value-type="float">
            <text:p>1000001</text:p>
          </table:table-cell>
          <table:table-cell table:formula="of:=IF([.$A101]&lt;[.AV$2];&quot;&quot;;IF([.$A101]=[.AV$2];1;MIN([.$B$1]+1;[.AU100]+[.AV100])))" office:value-type="float" office:value="1000001" calcext:value-type="float">
            <text:p>1000001</text:p>
          </table:table-cell>
          <table:table-cell table:formula="of:=IF([.$A101]&lt;[.AW$2];&quot;&quot;;IF([.$A101]=[.AW$2];1;MIN([.$B$1]+1;[.AV100]+[.AW100])))" office:value-type="float" office:value="1000001" calcext:value-type="float">
            <text:p>1000001</text:p>
          </table:table-cell>
          <table:table-cell table:formula="of:=IF([.$A101]&lt;[.AX$2];&quot;&quot;;IF([.$A101]=[.AX$2];1;MIN([.$B$1]+1;[.AW100]+[.AX100])))" office:value-type="float" office:value="1000001" calcext:value-type="float">
            <text:p>1000001</text:p>
          </table:table-cell>
          <table:table-cell table:formula="of:=IF([.$A101]&lt;[.AY$2];&quot;&quot;;IF([.$A101]=[.AY$2];1;MIN([.$B$1]+1;[.AX100]+[.AY100])))" office:value-type="float" office:value="1000001" calcext:value-type="float">
            <text:p>1000001</text:p>
          </table:table-cell>
          <table:table-cell table:formula="of:=IF([.$A101]&lt;[.AZ$2];&quot;&quot;;IF([.$A101]=[.AZ$2];1;MIN([.$B$1]+1;[.AY100]+[.AZ100])))" office:value-type="float" office:value="1000001" calcext:value-type="float">
            <text:p>1000001</text:p>
          </table:table-cell>
          <table:table-cell table:formula="of:=IF([.$A101]&lt;[.BA$2];&quot;&quot;;IF([.$A101]=[.BA$2];1;MIN([.$B$1]+1;[.AZ100]+[.BA100])))" office:value-type="float" office:value="1000001" calcext:value-type="float">
            <text:p>1000001</text:p>
          </table:table-cell>
          <table:table-cell table:formula="of:=IF([.$A101]&lt;[.BB$2];&quot;&quot;;IF([.$A101]=[.BB$2];1;MIN([.$B$1]+1;[.BA100]+[.BB100])))" office:value-type="float" office:value="1000001" calcext:value-type="float">
            <text:p>1000001</text:p>
          </table:table-cell>
          <table:table-cell table:formula="of:=IF([.$A101]&lt;[.BC$2];&quot;&quot;;IF([.$A101]=[.BC$2];1;MIN([.$B$1]+1;[.BB100]+[.BC100])))" office:value-type="float" office:value="1000001" calcext:value-type="float">
            <text:p>1000001</text:p>
          </table:table-cell>
          <table:table-cell table:formula="of:=IF([.$A101]&lt;[.BD$2];&quot;&quot;;IF([.$A101]=[.BD$2];1;MIN([.$B$1]+1;[.BC100]+[.BD100])))" office:value-type="float" office:value="1000001" calcext:value-type="float">
            <text:p>1000001</text:p>
          </table:table-cell>
          <table:table-cell table:formula="of:=IF([.$A101]&lt;[.BE$2];&quot;&quot;;IF([.$A101]=[.BE$2];1;MIN([.$B$1]+1;[.BD100]+[.BE100])))" office:value-type="float" office:value="1000001" calcext:value-type="float">
            <text:p>1000001</text:p>
          </table:table-cell>
          <table:table-cell table:formula="of:=IF([.$A101]&lt;[.BF$2];&quot;&quot;;IF([.$A101]=[.BF$2];1;MIN([.$B$1]+1;[.BE100]+[.BF100])))" office:value-type="float" office:value="1000001" calcext:value-type="float">
            <text:p>1000001</text:p>
          </table:table-cell>
          <table:table-cell table:formula="of:=IF([.$A101]&lt;[.BG$2];&quot;&quot;;IF([.$A101]=[.BG$2];1;MIN([.$B$1]+1;[.BF100]+[.BG100])))" office:value-type="float" office:value="1000001" calcext:value-type="float">
            <text:p>1000001</text:p>
          </table:table-cell>
          <table:table-cell table:formula="of:=IF([.$A101]&lt;[.BH$2];&quot;&quot;;IF([.$A101]=[.BH$2];1;MIN([.$B$1]+1;[.BG100]+[.BH100])))" office:value-type="float" office:value="1000001" calcext:value-type="float">
            <text:p>1000001</text:p>
          </table:table-cell>
          <table:table-cell table:formula="of:=IF([.$A101]&lt;[.BI$2];&quot;&quot;;IF([.$A101]=[.BI$2];1;MIN([.$B$1]+1;[.BH100]+[.BI100])))" office:value-type="float" office:value="1000001" calcext:value-type="float">
            <text:p>1000001</text:p>
          </table:table-cell>
          <table:table-cell table:formula="of:=IF([.$A101]&lt;[.BJ$2];&quot;&quot;;IF([.$A101]=[.BJ$2];1;MIN([.$B$1]+1;[.BI100]+[.BJ100])))" office:value-type="float" office:value="1000001" calcext:value-type="float">
            <text:p>1000001</text:p>
          </table:table-cell>
          <table:table-cell table:formula="of:=IF([.$A101]&lt;[.BK$2];&quot;&quot;;IF([.$A101]=[.BK$2];1;MIN([.$B$1]+1;[.BJ100]+[.BK100])))" office:value-type="float" office:value="1000001" calcext:value-type="float">
            <text:p>1000001</text:p>
          </table:table-cell>
          <table:table-cell table:formula="of:=IF([.$A101]&lt;[.BL$2];&quot;&quot;;IF([.$A101]=[.BL$2];1;MIN([.$B$1]+1;[.BK100]+[.BL100])))" office:value-type="float" office:value="1000001" calcext:value-type="float">
            <text:p>1000001</text:p>
          </table:table-cell>
          <table:table-cell table:formula="of:=IF([.$A101]&lt;[.BM$2];&quot;&quot;;IF([.$A101]=[.BM$2];1;MIN([.$B$1]+1;[.BL100]+[.BM100])))" office:value-type="float" office:value="1000001" calcext:value-type="float">
            <text:p>1000001</text:p>
          </table:table-cell>
          <table:table-cell table:formula="of:=IF([.$A101]&lt;[.BN$2];&quot;&quot;;IF([.$A101]=[.BN$2];1;MIN([.$B$1]+1;[.BM100]+[.BN100])))" office:value-type="float" office:value="1000001" calcext:value-type="float">
            <text:p>1000001</text:p>
          </table:table-cell>
          <table:table-cell table:formula="of:=IF([.$A101]&lt;[.BO$2];&quot;&quot;;IF([.$A101]=[.BO$2];1;MIN([.$B$1]+1;[.BN100]+[.BO100])))" office:value-type="float" office:value="1000001" calcext:value-type="float">
            <text:p>1000001</text:p>
          </table:table-cell>
          <table:table-cell table:formula="of:=IF([.$A101]&lt;[.BP$2];&quot;&quot;;IF([.$A101]=[.BP$2];1;MIN([.$B$1]+1;[.BO100]+[.BP100])))" office:value-type="float" office:value="1000001" calcext:value-type="float">
            <text:p>1000001</text:p>
          </table:table-cell>
          <table:table-cell table:formula="of:=IF([.$A101]&lt;[.BQ$2];&quot;&quot;;IF([.$A101]=[.BQ$2];1;MIN([.$B$1]+1;[.BP100]+[.BQ100])))" office:value-type="float" office:value="1000001" calcext:value-type="float">
            <text:p>1000001</text:p>
          </table:table-cell>
          <table:table-cell table:formula="of:=IF([.$A101]&lt;[.BR$2];&quot;&quot;;IF([.$A101]=[.BR$2];1;MIN([.$B$1]+1;[.BQ100]+[.BR100])))" office:value-type="float" office:value="1000001" calcext:value-type="float">
            <text:p>1000001</text:p>
          </table:table-cell>
          <table:table-cell table:formula="of:=IF([.$A101]&lt;[.BS$2];&quot;&quot;;IF([.$A101]=[.BS$2];1;MIN([.$B$1]+1;[.BR100]+[.BS100])))" office:value-type="float" office:value="1000001" calcext:value-type="float">
            <text:p>1000001</text:p>
          </table:table-cell>
          <table:table-cell table:formula="of:=IF([.$A101]&lt;[.BT$2];&quot;&quot;;IF([.$A101]=[.BT$2];1;MIN([.$B$1]+1;[.BS100]+[.BT100])))" office:value-type="float" office:value="1000001" calcext:value-type="float">
            <text:p>1000001</text:p>
          </table:table-cell>
          <table:table-cell table:formula="of:=IF([.$A101]&lt;[.BU$2];&quot;&quot;;IF([.$A101]=[.BU$2];1;MIN([.$B$1]+1;[.BT100]+[.BU100])))" office:value-type="float" office:value="1000001" calcext:value-type="float">
            <text:p>1000001</text:p>
          </table:table-cell>
          <table:table-cell table:formula="of:=IF([.$A101]&lt;[.BV$2];&quot;&quot;;IF([.$A101]=[.BV$2];1;MIN([.$B$1]+1;[.BU100]+[.BV100])))" office:value-type="float" office:value="1000001" calcext:value-type="float">
            <text:p>1000001</text:p>
          </table:table-cell>
          <table:table-cell table:formula="of:=IF([.$A101]&lt;[.BW$2];&quot;&quot;;IF([.$A101]=[.BW$2];1;MIN([.$B$1]+1;[.BV100]+[.BW100])))" office:value-type="float" office:value="1000001" calcext:value-type="float">
            <text:p>1000001</text:p>
          </table:table-cell>
          <table:table-cell table:formula="of:=IF([.$A101]&lt;[.BX$2];&quot;&quot;;IF([.$A101]=[.BX$2];1;MIN([.$B$1]+1;[.BW100]+[.BX100])))" office:value-type="float" office:value="1000001" calcext:value-type="float">
            <text:p>1000001</text:p>
          </table:table-cell>
          <table:table-cell table:formula="of:=IF([.$A101]&lt;[.BY$2];&quot;&quot;;IF([.$A101]=[.BY$2];1;MIN([.$B$1]+1;[.BX100]+[.BY100])))" office:value-type="float" office:value="1000001" calcext:value-type="float">
            <text:p>1000001</text:p>
          </table:table-cell>
          <table:table-cell table:formula="of:=IF([.$A101]&lt;[.BZ$2];&quot;&quot;;IF([.$A101]=[.BZ$2];1;MIN([.$B$1]+1;[.BY100]+[.BZ100])))" office:value-type="float" office:value="1000001" calcext:value-type="float">
            <text:p>1000001</text:p>
          </table:table-cell>
          <table:table-cell table:formula="of:=IF([.$A101]&lt;[.CA$2];&quot;&quot;;IF([.$A101]=[.CA$2];1;MIN([.$B$1]+1;[.BZ100]+[.CA100])))" office:value-type="float" office:value="1000001" calcext:value-type="float">
            <text:p>1000001</text:p>
          </table:table-cell>
          <table:table-cell table:formula="of:=IF([.$A101]&lt;[.CB$2];&quot;&quot;;IF([.$A101]=[.CB$2];1;MIN([.$B$1]+1;[.CA100]+[.CB100])))" office:value-type="float" office:value="1000001" calcext:value-type="float">
            <text:p>1000001</text:p>
          </table:table-cell>
          <table:table-cell table:formula="of:=IF([.$A101]&lt;[.CC$2];&quot;&quot;;IF([.$A101]=[.CC$2];1;MIN([.$B$1]+1;[.CB100]+[.CC100])))" office:value-type="float" office:value="1000001" calcext:value-type="float">
            <text:p>1000001</text:p>
          </table:table-cell>
          <table:table-cell table:formula="of:=IF([.$A101]&lt;[.CD$2];&quot;&quot;;IF([.$A101]=[.CD$2];1;MIN([.$B$1]+1;[.CC100]+[.CD100])))" office:value-type="float" office:value="1000001" calcext:value-type="float">
            <text:p>1000001</text:p>
          </table:table-cell>
          <table:table-cell table:formula="of:=IF([.$A101]&lt;[.CE$2];&quot;&quot;;IF([.$A101]=[.CE$2];1;MIN([.$B$1]+1;[.CD100]+[.CE100])))" office:value-type="float" office:value="1000001" calcext:value-type="float">
            <text:p>1000001</text:p>
          </table:table-cell>
          <table:table-cell table:formula="of:=IF([.$A101]&lt;[.CF$2];&quot;&quot;;IF([.$A101]=[.CF$2];1;MIN([.$B$1]+1;[.CE100]+[.CF100])))" office:value-type="float" office:value="1000001" calcext:value-type="float">
            <text:p>1000001</text:p>
          </table:table-cell>
          <table:table-cell table:formula="of:=IF([.$A101]&lt;[.CG$2];&quot;&quot;;IF([.$A101]=[.CG$2];1;MIN([.$B$1]+1;[.CF100]+[.CG100])))" office:value-type="float" office:value="1000001" calcext:value-type="float">
            <text:p>1000001</text:p>
          </table:table-cell>
          <table:table-cell table:formula="of:=IF([.$A101]&lt;[.CH$2];&quot;&quot;;IF([.$A101]=[.CH$2];1;MIN([.$B$1]+1;[.CG100]+[.CH100])))" office:value-type="float" office:value="1000001" calcext:value-type="float">
            <text:p>1000001</text:p>
          </table:table-cell>
          <table:table-cell table:formula="of:=IF([.$A101]&lt;[.CI$2];&quot;&quot;;IF([.$A101]=[.CI$2];1;MIN([.$B$1]+1;[.CH100]+[.CI100])))" office:value-type="float" office:value="1000001" calcext:value-type="float">
            <text:p>1000001</text:p>
          </table:table-cell>
          <table:table-cell table:formula="of:=IF([.$A101]&lt;[.CJ$2];&quot;&quot;;IF([.$A101]=[.CJ$2];1;MIN([.$B$1]+1;[.CI100]+[.CJ100])))" office:value-type="float" office:value="1000001" calcext:value-type="float">
            <text:p>1000001</text:p>
          </table:table-cell>
          <table:table-cell table:formula="of:=IF([.$A101]&lt;[.CK$2];&quot;&quot;;IF([.$A101]=[.CK$2];1;MIN([.$B$1]+1;[.CJ100]+[.CK100])))" office:value-type="float" office:value="1000001" calcext:value-type="float">
            <text:p>1000001</text:p>
          </table:table-cell>
          <table:table-cell table:formula="of:=IF([.$A101]&lt;[.CL$2];&quot;&quot;;IF([.$A101]=[.CL$2];1;MIN([.$B$1]+1;[.CK100]+[.CL100])))" office:value-type="float" office:value="1000001" calcext:value-type="float">
            <text:p>1000001</text:p>
          </table:table-cell>
          <table:table-cell table:formula="of:=IF([.$A101]&lt;[.CM$2];&quot;&quot;;IF([.$A101]=[.CM$2];1;MIN([.$B$1]+1;[.CL100]+[.CM100])))" office:value-type="float" office:value="1000001" calcext:value-type="float">
            <text:p>1000001</text:p>
          </table:table-cell>
          <table:table-cell table:formula="of:=IF([.$A101]&lt;[.CN$2];&quot;&quot;;IF([.$A101]=[.CN$2];1;MIN([.$B$1]+1;[.CM100]+[.CN100])))" office:value-type="float" office:value="1000001" calcext:value-type="float">
            <text:p>1000001</text:p>
          </table:table-cell>
          <table:table-cell table:formula="of:=IF([.$A101]&lt;[.CO$2];&quot;&quot;;IF([.$A101]=[.CO$2];1;MIN([.$B$1]+1;[.CN100]+[.CO100])))" office:value-type="float" office:value="1000001" calcext:value-type="float">
            <text:p>1000001</text:p>
          </table:table-cell>
          <table:table-cell table:formula="of:=IF([.$A101]&lt;[.CP$2];&quot;&quot;;IF([.$A101]=[.CP$2];1;MIN([.$B$1]+1;[.CO100]+[.CP100])))" office:value-type="float" office:value="1000001" calcext:value-type="float">
            <text:p>1000001</text:p>
          </table:table-cell>
          <table:table-cell table:formula="of:=IF([.$A101]&lt;[.CQ$2];&quot;&quot;;IF([.$A101]=[.CQ$2];1;MIN([.$B$1]+1;[.CP100]+[.CQ100])))" office:value-type="float" office:value="1000001" calcext:value-type="float">
            <text:p>1000001</text:p>
          </table:table-cell>
          <table:table-cell table:formula="of:=IF([.$A101]&lt;[.CR$2];&quot;&quot;;IF([.$A101]=[.CR$2];1;MIN([.$B$1]+1;[.CQ100]+[.CR100])))" office:value-type="float" office:value="1000001" calcext:value-type="float">
            <text:p>1000001</text:p>
          </table:table-cell>
          <table:table-cell table:formula="of:=IF([.$A101]&lt;[.CS$2];&quot;&quot;;IF([.$A101]=[.CS$2];1;MIN([.$B$1]+1;[.CR100]+[.CS100])))" office:value-type="float" office:value="152096" calcext:value-type="float">
            <text:p>152096</text:p>
          </table:table-cell>
          <table:table-cell table:formula="of:=IF([.$A101]&lt;[.CT$2];&quot;&quot;;IF([.$A101]=[.CT$2];1;MIN([.$B$1]+1;[.CS100]+[.CT100])))" office:value-type="float" office:value="4753" calcext:value-type="float">
            <text:p>4753</text:p>
          </table:table-cell>
          <table:table-cell table:formula="of:=IF([.$A101]&lt;[.CU$2];&quot;&quot;;IF([.$A101]=[.CU$2];1;MIN([.$B$1]+1;[.CT100]+[.CU100])))" office:value-type="float" office:value="98" calcext:value-type="float">
            <text:p>98</text:p>
          </table:table-cell>
          <table:table-cell table:formula="of:=IF([.$A101]&lt;[.CV$2];&quot;&quot;;IF([.$A101]=[.CV$2];1;MIN([.$B$1]+1;[.CU100]+[.CV100])))" office:value-type="float" office:value="1" calcext:value-type="float">
            <text:p>1</text:p>
          </table:table-cell>
          <table:table-cell table:formula="of:=IF([.$A101]&lt;[.CW$2];&quot;&quot;;IF([.$A101]=[.CW$2];1;MIN([.$B$1]+1;[.CV100]+[.CW100])))">
            <text:p/>
          </table:table-cell>
          <table:table-cell table:formula="of:=IF([.$A101]&lt;[.CX$2];&quot;&quot;;IF([.$A101]=[.CX$2];1;MIN([.$B$1]+1;[.CW100]+[.CX100])))">
            <text:p/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IF([.$A102]&lt;[.C$2];&quot;&quot;;IF([.$A102]=[.C$2];1;MIN([.$B$1]+1;[.B101]+[.C101])))" office:value-type="float" office:value="99" calcext:value-type="float">
            <text:p>99</text:p>
          </table:table-cell>
          <table:table-cell table:formula="of:=IF([.$A102]&lt;[.D$2];&quot;&quot;;IF([.$A102]=[.D$2];1;MIN([.$B$1]+1;[.C101]+[.D101])))" office:value-type="float" office:value="4851" calcext:value-type="float">
            <text:p>4851</text:p>
          </table:table-cell>
          <table:table-cell table:formula="of:=IF([.$A102]&lt;[.E$2];&quot;&quot;;IF([.$A102]=[.E$2];1;MIN([.$B$1]+1;[.D101]+[.E101])))" office:value-type="float" office:value="156849" calcext:value-type="float">
            <text:p>156849</text:p>
          </table:table-cell>
          <table:table-cell table:formula="of:=IF([.$A102]&lt;[.F$2];&quot;&quot;;IF([.$A102]=[.F$2];1;MIN([.$B$1]+1;[.E101]+[.F101])))" office:value-type="float" office:value="1000001" calcext:value-type="float">
            <text:p>1000001</text:p>
          </table:table-cell>
          <table:table-cell table:formula="of:=IF([.$A102]&lt;[.G$2];&quot;&quot;;IF([.$A102]=[.G$2];1;MIN([.$B$1]+1;[.F101]+[.G101])))" office:value-type="float" office:value="1000001" calcext:value-type="float">
            <text:p>1000001</text:p>
          </table:table-cell>
          <table:table-cell table:formula="of:=IF([.$A102]&lt;[.H$2];&quot;&quot;;IF([.$A102]=[.H$2];1;MIN([.$B$1]+1;[.G101]+[.H101])))" office:value-type="float" office:value="1000001" calcext:value-type="float">
            <text:p>1000001</text:p>
          </table:table-cell>
          <table:table-cell table:formula="of:=IF([.$A102]&lt;[.I$2];&quot;&quot;;IF([.$A102]=[.I$2];1;MIN([.$B$1]+1;[.H101]+[.I101])))" office:value-type="float" office:value="1000001" calcext:value-type="float">
            <text:p>1000001</text:p>
          </table:table-cell>
          <table:table-cell table:formula="of:=IF([.$A102]&lt;[.J$2];&quot;&quot;;IF([.$A102]=[.J$2];1;MIN([.$B$1]+1;[.I101]+[.J101])))" office:value-type="float" office:value="1000001" calcext:value-type="float">
            <text:p>1000001</text:p>
          </table:table-cell>
          <table:table-cell table:formula="of:=IF([.$A102]&lt;[.K$2];&quot;&quot;;IF([.$A102]=[.K$2];1;MIN([.$B$1]+1;[.J101]+[.K101])))" office:value-type="float" office:value="1000001" calcext:value-type="float">
            <text:p>1000001</text:p>
          </table:table-cell>
          <table:table-cell table:formula="of:=IF([.$A102]&lt;[.L$2];&quot;&quot;;IF([.$A102]=[.L$2];1;MIN([.$B$1]+1;[.K101]+[.L101])))" office:value-type="float" office:value="1000001" calcext:value-type="float">
            <text:p>1000001</text:p>
          </table:table-cell>
          <table:table-cell table:formula="of:=IF([.$A102]&lt;[.M$2];&quot;&quot;;IF([.$A102]=[.M$2];1;MIN([.$B$1]+1;[.L101]+[.M101])))" office:value-type="float" office:value="1000001" calcext:value-type="float">
            <text:p>1000001</text:p>
          </table:table-cell>
          <table:table-cell table:formula="of:=IF([.$A102]&lt;[.N$2];&quot;&quot;;IF([.$A102]=[.N$2];1;MIN([.$B$1]+1;[.M101]+[.N101])))" office:value-type="float" office:value="1000001" calcext:value-type="float">
            <text:p>1000001</text:p>
          </table:table-cell>
          <table:table-cell table:formula="of:=IF([.$A102]&lt;[.O$2];&quot;&quot;;IF([.$A102]=[.O$2];1;MIN([.$B$1]+1;[.N101]+[.O101])))" office:value-type="float" office:value="1000001" calcext:value-type="float">
            <text:p>1000001</text:p>
          </table:table-cell>
          <table:table-cell table:formula="of:=IF([.$A102]&lt;[.P$2];&quot;&quot;;IF([.$A102]=[.P$2];1;MIN([.$B$1]+1;[.O101]+[.P101])))" office:value-type="float" office:value="1000001" calcext:value-type="float">
            <text:p>1000001</text:p>
          </table:table-cell>
          <table:table-cell table:formula="of:=IF([.$A102]&lt;[.Q$2];&quot;&quot;;IF([.$A102]=[.Q$2];1;MIN([.$B$1]+1;[.P101]+[.Q101])))" office:value-type="float" office:value="1000001" calcext:value-type="float">
            <text:p>1000001</text:p>
          </table:table-cell>
          <table:table-cell table:formula="of:=IF([.$A102]&lt;[.R$2];&quot;&quot;;IF([.$A102]=[.R$2];1;MIN([.$B$1]+1;[.Q101]+[.R101])))" office:value-type="float" office:value="1000001" calcext:value-type="float">
            <text:p>1000001</text:p>
          </table:table-cell>
          <table:table-cell table:formula="of:=IF([.$A102]&lt;[.S$2];&quot;&quot;;IF([.$A102]=[.S$2];1;MIN([.$B$1]+1;[.R101]+[.S101])))" office:value-type="float" office:value="1000001" calcext:value-type="float">
            <text:p>1000001</text:p>
          </table:table-cell>
          <table:table-cell table:formula="of:=IF([.$A102]&lt;[.T$2];&quot;&quot;;IF([.$A102]=[.T$2];1;MIN([.$B$1]+1;[.S101]+[.T101])))" office:value-type="float" office:value="1000001" calcext:value-type="float">
            <text:p>1000001</text:p>
          </table:table-cell>
          <table:table-cell table:formula="of:=IF([.$A102]&lt;[.U$2];&quot;&quot;;IF([.$A102]=[.U$2];1;MIN([.$B$1]+1;[.T101]+[.U101])))" office:value-type="float" office:value="1000001" calcext:value-type="float">
            <text:p>1000001</text:p>
          </table:table-cell>
          <table:table-cell table:formula="of:=IF([.$A102]&lt;[.V$2];&quot;&quot;;IF([.$A102]=[.V$2];1;MIN([.$B$1]+1;[.U101]+[.V101])))" office:value-type="float" office:value="1000001" calcext:value-type="float">
            <text:p>1000001</text:p>
          </table:table-cell>
          <table:table-cell table:formula="of:=IF([.$A102]&lt;[.W$2];&quot;&quot;;IF([.$A102]=[.W$2];1;MIN([.$B$1]+1;[.V101]+[.W101])))" office:value-type="float" office:value="1000001" calcext:value-type="float">
            <text:p>1000001</text:p>
          </table:table-cell>
          <table:table-cell table:formula="of:=IF([.$A102]&lt;[.X$2];&quot;&quot;;IF([.$A102]=[.X$2];1;MIN([.$B$1]+1;[.W101]+[.X101])))" office:value-type="float" office:value="1000001" calcext:value-type="float">
            <text:p>1000001</text:p>
          </table:table-cell>
          <table:table-cell table:formula="of:=IF([.$A102]&lt;[.Y$2];&quot;&quot;;IF([.$A102]=[.Y$2];1;MIN([.$B$1]+1;[.X101]+[.Y101])))" office:value-type="float" office:value="1000001" calcext:value-type="float">
            <text:p>1000001</text:p>
          </table:table-cell>
          <table:table-cell table:formula="of:=IF([.$A102]&lt;[.Z$2];&quot;&quot;;IF([.$A102]=[.Z$2];1;MIN([.$B$1]+1;[.Y101]+[.Z101])))" office:value-type="float" office:value="1000001" calcext:value-type="float">
            <text:p>1000001</text:p>
          </table:table-cell>
          <table:table-cell table:formula="of:=IF([.$A102]&lt;[.AA$2];&quot;&quot;;IF([.$A102]=[.AA$2];1;MIN([.$B$1]+1;[.Z101]+[.AA101])))" office:value-type="float" office:value="1000001" calcext:value-type="float">
            <text:p>1000001</text:p>
          </table:table-cell>
          <table:table-cell table:formula="of:=IF([.$A102]&lt;[.AB$2];&quot;&quot;;IF([.$A102]=[.AB$2];1;MIN([.$B$1]+1;[.AA101]+[.AB101])))" office:value-type="float" office:value="1000001" calcext:value-type="float">
            <text:p>1000001</text:p>
          </table:table-cell>
          <table:table-cell table:formula="of:=IF([.$A102]&lt;[.AC$2];&quot;&quot;;IF([.$A102]=[.AC$2];1;MIN([.$B$1]+1;[.AB101]+[.AC101])))" office:value-type="float" office:value="1000001" calcext:value-type="float">
            <text:p>1000001</text:p>
          </table:table-cell>
          <table:table-cell table:formula="of:=IF([.$A102]&lt;[.AD$2];&quot;&quot;;IF([.$A102]=[.AD$2];1;MIN([.$B$1]+1;[.AC101]+[.AD101])))" office:value-type="float" office:value="1000001" calcext:value-type="float">
            <text:p>1000001</text:p>
          </table:table-cell>
          <table:table-cell table:formula="of:=IF([.$A102]&lt;[.AE$2];&quot;&quot;;IF([.$A102]=[.AE$2];1;MIN([.$B$1]+1;[.AD101]+[.AE101])))" office:value-type="float" office:value="1000001" calcext:value-type="float">
            <text:p>1000001</text:p>
          </table:table-cell>
          <table:table-cell table:formula="of:=IF([.$A102]&lt;[.AF$2];&quot;&quot;;IF([.$A102]=[.AF$2];1;MIN([.$B$1]+1;[.AE101]+[.AF101])))" office:value-type="float" office:value="1000001" calcext:value-type="float">
            <text:p>1000001</text:p>
          </table:table-cell>
          <table:table-cell table:formula="of:=IF([.$A102]&lt;[.AG$2];&quot;&quot;;IF([.$A102]=[.AG$2];1;MIN([.$B$1]+1;[.AF101]+[.AG101])))" office:value-type="float" office:value="1000001" calcext:value-type="float">
            <text:p>1000001</text:p>
          </table:table-cell>
          <table:table-cell table:formula="of:=IF([.$A102]&lt;[.AH$2];&quot;&quot;;IF([.$A102]=[.AH$2];1;MIN([.$B$1]+1;[.AG101]+[.AH101])))" office:value-type="float" office:value="1000001" calcext:value-type="float">
            <text:p>1000001</text:p>
          </table:table-cell>
          <table:table-cell table:formula="of:=IF([.$A102]&lt;[.AI$2];&quot;&quot;;IF([.$A102]=[.AI$2];1;MIN([.$B$1]+1;[.AH101]+[.AI101])))" office:value-type="float" office:value="1000001" calcext:value-type="float">
            <text:p>1000001</text:p>
          </table:table-cell>
          <table:table-cell table:formula="of:=IF([.$A102]&lt;[.AJ$2];&quot;&quot;;IF([.$A102]=[.AJ$2];1;MIN([.$B$1]+1;[.AI101]+[.AJ101])))" office:value-type="float" office:value="1000001" calcext:value-type="float">
            <text:p>1000001</text:p>
          </table:table-cell>
          <table:table-cell table:formula="of:=IF([.$A102]&lt;[.AK$2];&quot;&quot;;IF([.$A102]=[.AK$2];1;MIN([.$B$1]+1;[.AJ101]+[.AK101])))" office:value-type="float" office:value="1000001" calcext:value-type="float">
            <text:p>1000001</text:p>
          </table:table-cell>
          <table:table-cell table:formula="of:=IF([.$A102]&lt;[.AL$2];&quot;&quot;;IF([.$A102]=[.AL$2];1;MIN([.$B$1]+1;[.AK101]+[.AL101])))" office:value-type="float" office:value="1000001" calcext:value-type="float">
            <text:p>1000001</text:p>
          </table:table-cell>
          <table:table-cell table:formula="of:=IF([.$A102]&lt;[.AM$2];&quot;&quot;;IF([.$A102]=[.AM$2];1;MIN([.$B$1]+1;[.AL101]+[.AM101])))" office:value-type="float" office:value="1000001" calcext:value-type="float">
            <text:p>1000001</text:p>
          </table:table-cell>
          <table:table-cell table:formula="of:=IF([.$A102]&lt;[.AN$2];&quot;&quot;;IF([.$A102]=[.AN$2];1;MIN([.$B$1]+1;[.AM101]+[.AN101])))" office:value-type="float" office:value="1000001" calcext:value-type="float">
            <text:p>1000001</text:p>
          </table:table-cell>
          <table:table-cell table:formula="of:=IF([.$A102]&lt;[.AO$2];&quot;&quot;;IF([.$A102]=[.AO$2];1;MIN([.$B$1]+1;[.AN101]+[.AO101])))" office:value-type="float" office:value="1000001" calcext:value-type="float">
            <text:p>1000001</text:p>
          </table:table-cell>
          <table:table-cell table:formula="of:=IF([.$A102]&lt;[.AP$2];&quot;&quot;;IF([.$A102]=[.AP$2];1;MIN([.$B$1]+1;[.AO101]+[.AP101])))" office:value-type="float" office:value="1000001" calcext:value-type="float">
            <text:p>1000001</text:p>
          </table:table-cell>
          <table:table-cell table:formula="of:=IF([.$A102]&lt;[.AQ$2];&quot;&quot;;IF([.$A102]=[.AQ$2];1;MIN([.$B$1]+1;[.AP101]+[.AQ101])))" office:value-type="float" office:value="1000001" calcext:value-type="float">
            <text:p>1000001</text:p>
          </table:table-cell>
          <table:table-cell table:formula="of:=IF([.$A102]&lt;[.AR$2];&quot;&quot;;IF([.$A102]=[.AR$2];1;MIN([.$B$1]+1;[.AQ101]+[.AR101])))" office:value-type="float" office:value="1000001" calcext:value-type="float">
            <text:p>1000001</text:p>
          </table:table-cell>
          <table:table-cell table:formula="of:=IF([.$A102]&lt;[.AS$2];&quot;&quot;;IF([.$A102]=[.AS$2];1;MIN([.$B$1]+1;[.AR101]+[.AS101])))" office:value-type="float" office:value="1000001" calcext:value-type="float">
            <text:p>1000001</text:p>
          </table:table-cell>
          <table:table-cell table:formula="of:=IF([.$A102]&lt;[.AT$2];&quot;&quot;;IF([.$A102]=[.AT$2];1;MIN([.$B$1]+1;[.AS101]+[.AT101])))" office:value-type="float" office:value="1000001" calcext:value-type="float">
            <text:p>1000001</text:p>
          </table:table-cell>
          <table:table-cell table:formula="of:=IF([.$A102]&lt;[.AU$2];&quot;&quot;;IF([.$A102]=[.AU$2];1;MIN([.$B$1]+1;[.AT101]+[.AU101])))" office:value-type="float" office:value="1000001" calcext:value-type="float">
            <text:p>1000001</text:p>
          </table:table-cell>
          <table:table-cell table:formula="of:=IF([.$A102]&lt;[.AV$2];&quot;&quot;;IF([.$A102]=[.AV$2];1;MIN([.$B$1]+1;[.AU101]+[.AV101])))" office:value-type="float" office:value="1000001" calcext:value-type="float">
            <text:p>1000001</text:p>
          </table:table-cell>
          <table:table-cell table:formula="of:=IF([.$A102]&lt;[.AW$2];&quot;&quot;;IF([.$A102]=[.AW$2];1;MIN([.$B$1]+1;[.AV101]+[.AW101])))" office:value-type="float" office:value="1000001" calcext:value-type="float">
            <text:p>1000001</text:p>
          </table:table-cell>
          <table:table-cell table:formula="of:=IF([.$A102]&lt;[.AX$2];&quot;&quot;;IF([.$A102]=[.AX$2];1;MIN([.$B$1]+1;[.AW101]+[.AX101])))" office:value-type="float" office:value="1000001" calcext:value-type="float">
            <text:p>1000001</text:p>
          </table:table-cell>
          <table:table-cell table:formula="of:=IF([.$A102]&lt;[.AY$2];&quot;&quot;;IF([.$A102]=[.AY$2];1;MIN([.$B$1]+1;[.AX101]+[.AY101])))" office:value-type="float" office:value="1000001" calcext:value-type="float">
            <text:p>1000001</text:p>
          </table:table-cell>
          <table:table-cell table:formula="of:=IF([.$A102]&lt;[.AZ$2];&quot;&quot;;IF([.$A102]=[.AZ$2];1;MIN([.$B$1]+1;[.AY101]+[.AZ101])))" office:value-type="float" office:value="1000001" calcext:value-type="float">
            <text:p>1000001</text:p>
          </table:table-cell>
          <table:table-cell table:formula="of:=IF([.$A102]&lt;[.BA$2];&quot;&quot;;IF([.$A102]=[.BA$2];1;MIN([.$B$1]+1;[.AZ101]+[.BA101])))" office:value-type="float" office:value="1000001" calcext:value-type="float">
            <text:p>1000001</text:p>
          </table:table-cell>
          <table:table-cell table:formula="of:=IF([.$A102]&lt;[.BB$2];&quot;&quot;;IF([.$A102]=[.BB$2];1;MIN([.$B$1]+1;[.BA101]+[.BB101])))" office:value-type="float" office:value="1000001" calcext:value-type="float">
            <text:p>1000001</text:p>
          </table:table-cell>
          <table:table-cell table:formula="of:=IF([.$A102]&lt;[.BC$2];&quot;&quot;;IF([.$A102]=[.BC$2];1;MIN([.$B$1]+1;[.BB101]+[.BC101])))" office:value-type="float" office:value="1000001" calcext:value-type="float">
            <text:p>1000001</text:p>
          </table:table-cell>
          <table:table-cell table:formula="of:=IF([.$A102]&lt;[.BD$2];&quot;&quot;;IF([.$A102]=[.BD$2];1;MIN([.$B$1]+1;[.BC101]+[.BD101])))" office:value-type="float" office:value="1000001" calcext:value-type="float">
            <text:p>1000001</text:p>
          </table:table-cell>
          <table:table-cell table:formula="of:=IF([.$A102]&lt;[.BE$2];&quot;&quot;;IF([.$A102]=[.BE$2];1;MIN([.$B$1]+1;[.BD101]+[.BE101])))" office:value-type="float" office:value="1000001" calcext:value-type="float">
            <text:p>1000001</text:p>
          </table:table-cell>
          <table:table-cell table:formula="of:=IF([.$A102]&lt;[.BF$2];&quot;&quot;;IF([.$A102]=[.BF$2];1;MIN([.$B$1]+1;[.BE101]+[.BF101])))" office:value-type="float" office:value="1000001" calcext:value-type="float">
            <text:p>1000001</text:p>
          </table:table-cell>
          <table:table-cell table:formula="of:=IF([.$A102]&lt;[.BG$2];&quot;&quot;;IF([.$A102]=[.BG$2];1;MIN([.$B$1]+1;[.BF101]+[.BG101])))" office:value-type="float" office:value="1000001" calcext:value-type="float">
            <text:p>1000001</text:p>
          </table:table-cell>
          <table:table-cell table:formula="of:=IF([.$A102]&lt;[.BH$2];&quot;&quot;;IF([.$A102]=[.BH$2];1;MIN([.$B$1]+1;[.BG101]+[.BH101])))" office:value-type="float" office:value="1000001" calcext:value-type="float">
            <text:p>1000001</text:p>
          </table:table-cell>
          <table:table-cell table:formula="of:=IF([.$A102]&lt;[.BI$2];&quot;&quot;;IF([.$A102]=[.BI$2];1;MIN([.$B$1]+1;[.BH101]+[.BI101])))" office:value-type="float" office:value="1000001" calcext:value-type="float">
            <text:p>1000001</text:p>
          </table:table-cell>
          <table:table-cell table:formula="of:=IF([.$A102]&lt;[.BJ$2];&quot;&quot;;IF([.$A102]=[.BJ$2];1;MIN([.$B$1]+1;[.BI101]+[.BJ101])))" office:value-type="float" office:value="1000001" calcext:value-type="float">
            <text:p>1000001</text:p>
          </table:table-cell>
          <table:table-cell table:formula="of:=IF([.$A102]&lt;[.BK$2];&quot;&quot;;IF([.$A102]=[.BK$2];1;MIN([.$B$1]+1;[.BJ101]+[.BK101])))" office:value-type="float" office:value="1000001" calcext:value-type="float">
            <text:p>1000001</text:p>
          </table:table-cell>
          <table:table-cell table:formula="of:=IF([.$A102]&lt;[.BL$2];&quot;&quot;;IF([.$A102]=[.BL$2];1;MIN([.$B$1]+1;[.BK101]+[.BL101])))" office:value-type="float" office:value="1000001" calcext:value-type="float">
            <text:p>1000001</text:p>
          </table:table-cell>
          <table:table-cell table:formula="of:=IF([.$A102]&lt;[.BM$2];&quot;&quot;;IF([.$A102]=[.BM$2];1;MIN([.$B$1]+1;[.BL101]+[.BM101])))" office:value-type="float" office:value="1000001" calcext:value-type="float">
            <text:p>1000001</text:p>
          </table:table-cell>
          <table:table-cell table:formula="of:=IF([.$A102]&lt;[.BN$2];&quot;&quot;;IF([.$A102]=[.BN$2];1;MIN([.$B$1]+1;[.BM101]+[.BN101])))" office:value-type="float" office:value="1000001" calcext:value-type="float">
            <text:p>1000001</text:p>
          </table:table-cell>
          <table:table-cell table:formula="of:=IF([.$A102]&lt;[.BO$2];&quot;&quot;;IF([.$A102]=[.BO$2];1;MIN([.$B$1]+1;[.BN101]+[.BO101])))" office:value-type="float" office:value="1000001" calcext:value-type="float">
            <text:p>1000001</text:p>
          </table:table-cell>
          <table:table-cell table:formula="of:=IF([.$A102]&lt;[.BP$2];&quot;&quot;;IF([.$A102]=[.BP$2];1;MIN([.$B$1]+1;[.BO101]+[.BP101])))" office:value-type="float" office:value="1000001" calcext:value-type="float">
            <text:p>1000001</text:p>
          </table:table-cell>
          <table:table-cell table:formula="of:=IF([.$A102]&lt;[.BQ$2];&quot;&quot;;IF([.$A102]=[.BQ$2];1;MIN([.$B$1]+1;[.BP101]+[.BQ101])))" office:value-type="float" office:value="1000001" calcext:value-type="float">
            <text:p>1000001</text:p>
          </table:table-cell>
          <table:table-cell table:formula="of:=IF([.$A102]&lt;[.BR$2];&quot;&quot;;IF([.$A102]=[.BR$2];1;MIN([.$B$1]+1;[.BQ101]+[.BR101])))" office:value-type="float" office:value="1000001" calcext:value-type="float">
            <text:p>1000001</text:p>
          </table:table-cell>
          <table:table-cell table:formula="of:=IF([.$A102]&lt;[.BS$2];&quot;&quot;;IF([.$A102]=[.BS$2];1;MIN([.$B$1]+1;[.BR101]+[.BS101])))" office:value-type="float" office:value="1000001" calcext:value-type="float">
            <text:p>1000001</text:p>
          </table:table-cell>
          <table:table-cell table:formula="of:=IF([.$A102]&lt;[.BT$2];&quot;&quot;;IF([.$A102]=[.BT$2];1;MIN([.$B$1]+1;[.BS101]+[.BT101])))" office:value-type="float" office:value="1000001" calcext:value-type="float">
            <text:p>1000001</text:p>
          </table:table-cell>
          <table:table-cell table:formula="of:=IF([.$A102]&lt;[.BU$2];&quot;&quot;;IF([.$A102]=[.BU$2];1;MIN([.$B$1]+1;[.BT101]+[.BU101])))" office:value-type="float" office:value="1000001" calcext:value-type="float">
            <text:p>1000001</text:p>
          </table:table-cell>
          <table:table-cell table:formula="of:=IF([.$A102]&lt;[.BV$2];&quot;&quot;;IF([.$A102]=[.BV$2];1;MIN([.$B$1]+1;[.BU101]+[.BV101])))" office:value-type="float" office:value="1000001" calcext:value-type="float">
            <text:p>1000001</text:p>
          </table:table-cell>
          <table:table-cell table:formula="of:=IF([.$A102]&lt;[.BW$2];&quot;&quot;;IF([.$A102]=[.BW$2];1;MIN([.$B$1]+1;[.BV101]+[.BW101])))" office:value-type="float" office:value="1000001" calcext:value-type="float">
            <text:p>1000001</text:p>
          </table:table-cell>
          <table:table-cell table:formula="of:=IF([.$A102]&lt;[.BX$2];&quot;&quot;;IF([.$A102]=[.BX$2];1;MIN([.$B$1]+1;[.BW101]+[.BX101])))" office:value-type="float" office:value="1000001" calcext:value-type="float">
            <text:p>1000001</text:p>
          </table:table-cell>
          <table:table-cell table:formula="of:=IF([.$A102]&lt;[.BY$2];&quot;&quot;;IF([.$A102]=[.BY$2];1;MIN([.$B$1]+1;[.BX101]+[.BY101])))" office:value-type="float" office:value="1000001" calcext:value-type="float">
            <text:p>1000001</text:p>
          </table:table-cell>
          <table:table-cell table:formula="of:=IF([.$A102]&lt;[.BZ$2];&quot;&quot;;IF([.$A102]=[.BZ$2];1;MIN([.$B$1]+1;[.BY101]+[.BZ101])))" office:value-type="float" office:value="1000001" calcext:value-type="float">
            <text:p>1000001</text:p>
          </table:table-cell>
          <table:table-cell table:formula="of:=IF([.$A102]&lt;[.CA$2];&quot;&quot;;IF([.$A102]=[.CA$2];1;MIN([.$B$1]+1;[.BZ101]+[.CA101])))" office:value-type="float" office:value="1000001" calcext:value-type="float">
            <text:p>1000001</text:p>
          </table:table-cell>
          <table:table-cell table:formula="of:=IF([.$A102]&lt;[.CB$2];&quot;&quot;;IF([.$A102]=[.CB$2];1;MIN([.$B$1]+1;[.CA101]+[.CB101])))" office:value-type="float" office:value="1000001" calcext:value-type="float">
            <text:p>1000001</text:p>
          </table:table-cell>
          <table:table-cell table:formula="of:=IF([.$A102]&lt;[.CC$2];&quot;&quot;;IF([.$A102]=[.CC$2];1;MIN([.$B$1]+1;[.CB101]+[.CC101])))" office:value-type="float" office:value="1000001" calcext:value-type="float">
            <text:p>1000001</text:p>
          </table:table-cell>
          <table:table-cell table:formula="of:=IF([.$A102]&lt;[.CD$2];&quot;&quot;;IF([.$A102]=[.CD$2];1;MIN([.$B$1]+1;[.CC101]+[.CD101])))" office:value-type="float" office:value="1000001" calcext:value-type="float">
            <text:p>1000001</text:p>
          </table:table-cell>
          <table:table-cell table:formula="of:=IF([.$A102]&lt;[.CE$2];&quot;&quot;;IF([.$A102]=[.CE$2];1;MIN([.$B$1]+1;[.CD101]+[.CE101])))" office:value-type="float" office:value="1000001" calcext:value-type="float">
            <text:p>1000001</text:p>
          </table:table-cell>
          <table:table-cell table:formula="of:=IF([.$A102]&lt;[.CF$2];&quot;&quot;;IF([.$A102]=[.CF$2];1;MIN([.$B$1]+1;[.CE101]+[.CF101])))" office:value-type="float" office:value="1000001" calcext:value-type="float">
            <text:p>1000001</text:p>
          </table:table-cell>
          <table:table-cell table:formula="of:=IF([.$A102]&lt;[.CG$2];&quot;&quot;;IF([.$A102]=[.CG$2];1;MIN([.$B$1]+1;[.CF101]+[.CG101])))" office:value-type="float" office:value="1000001" calcext:value-type="float">
            <text:p>1000001</text:p>
          </table:table-cell>
          <table:table-cell table:formula="of:=IF([.$A102]&lt;[.CH$2];&quot;&quot;;IF([.$A102]=[.CH$2];1;MIN([.$B$1]+1;[.CG101]+[.CH101])))" office:value-type="float" office:value="1000001" calcext:value-type="float">
            <text:p>1000001</text:p>
          </table:table-cell>
          <table:table-cell table:formula="of:=IF([.$A102]&lt;[.CI$2];&quot;&quot;;IF([.$A102]=[.CI$2];1;MIN([.$B$1]+1;[.CH101]+[.CI101])))" office:value-type="float" office:value="1000001" calcext:value-type="float">
            <text:p>1000001</text:p>
          </table:table-cell>
          <table:table-cell table:formula="of:=IF([.$A102]&lt;[.CJ$2];&quot;&quot;;IF([.$A102]=[.CJ$2];1;MIN([.$B$1]+1;[.CI101]+[.CJ101])))" office:value-type="float" office:value="1000001" calcext:value-type="float">
            <text:p>1000001</text:p>
          </table:table-cell>
          <table:table-cell table:formula="of:=IF([.$A102]&lt;[.CK$2];&quot;&quot;;IF([.$A102]=[.CK$2];1;MIN([.$B$1]+1;[.CJ101]+[.CK101])))" office:value-type="float" office:value="1000001" calcext:value-type="float">
            <text:p>1000001</text:p>
          </table:table-cell>
          <table:table-cell table:formula="of:=IF([.$A102]&lt;[.CL$2];&quot;&quot;;IF([.$A102]=[.CL$2];1;MIN([.$B$1]+1;[.CK101]+[.CL101])))" office:value-type="float" office:value="1000001" calcext:value-type="float">
            <text:p>1000001</text:p>
          </table:table-cell>
          <table:table-cell table:formula="of:=IF([.$A102]&lt;[.CM$2];&quot;&quot;;IF([.$A102]=[.CM$2];1;MIN([.$B$1]+1;[.CL101]+[.CM101])))" office:value-type="float" office:value="1000001" calcext:value-type="float">
            <text:p>1000001</text:p>
          </table:table-cell>
          <table:table-cell table:formula="of:=IF([.$A102]&lt;[.CN$2];&quot;&quot;;IF([.$A102]=[.CN$2];1;MIN([.$B$1]+1;[.CM101]+[.CN101])))" office:value-type="float" office:value="1000001" calcext:value-type="float">
            <text:p>1000001</text:p>
          </table:table-cell>
          <table:table-cell table:formula="of:=IF([.$A102]&lt;[.CO$2];&quot;&quot;;IF([.$A102]=[.CO$2];1;MIN([.$B$1]+1;[.CN101]+[.CO101])))" office:value-type="float" office:value="1000001" calcext:value-type="float">
            <text:p>1000001</text:p>
          </table:table-cell>
          <table:table-cell table:formula="of:=IF([.$A102]&lt;[.CP$2];&quot;&quot;;IF([.$A102]=[.CP$2];1;MIN([.$B$1]+1;[.CO101]+[.CP101])))" office:value-type="float" office:value="1000001" calcext:value-type="float">
            <text:p>1000001</text:p>
          </table:table-cell>
          <table:table-cell table:formula="of:=IF([.$A102]&lt;[.CQ$2];&quot;&quot;;IF([.$A102]=[.CQ$2];1;MIN([.$B$1]+1;[.CP101]+[.CQ101])))" office:value-type="float" office:value="1000001" calcext:value-type="float">
            <text:p>1000001</text:p>
          </table:table-cell>
          <table:table-cell table:formula="of:=IF([.$A102]&lt;[.CR$2];&quot;&quot;;IF([.$A102]=[.CR$2];1;MIN([.$B$1]+1;[.CQ101]+[.CR101])))" office:value-type="float" office:value="1000001" calcext:value-type="float">
            <text:p>1000001</text:p>
          </table:table-cell>
          <table:table-cell table:formula="of:=IF([.$A102]&lt;[.CS$2];&quot;&quot;;IF([.$A102]=[.CS$2];1;MIN([.$B$1]+1;[.CR101]+[.CS101])))" office:value-type="float" office:value="1000001" calcext:value-type="float">
            <text:p>1000001</text:p>
          </table:table-cell>
          <table:table-cell table:formula="of:=IF([.$A102]&lt;[.CT$2];&quot;&quot;;IF([.$A102]=[.CT$2];1;MIN([.$B$1]+1;[.CS101]+[.CT101])))" office:value-type="float" office:value="156849" calcext:value-type="float">
            <text:p>156849</text:p>
          </table:table-cell>
          <table:table-cell table:formula="of:=IF([.$A102]&lt;[.CU$2];&quot;&quot;;IF([.$A102]=[.CU$2];1;MIN([.$B$1]+1;[.CT101]+[.CU101])))" office:value-type="float" office:value="4851" calcext:value-type="float">
            <text:p>4851</text:p>
          </table:table-cell>
          <table:table-cell table:formula="of:=IF([.$A102]&lt;[.CV$2];&quot;&quot;;IF([.$A102]=[.CV$2];1;MIN([.$B$1]+1;[.CU101]+[.CV101])))" office:value-type="float" office:value="99" calcext:value-type="float">
            <text:p>99</text:p>
          </table:table-cell>
          <table:table-cell table:formula="of:=IF([.$A102]&lt;[.CW$2];&quot;&quot;;IF([.$A102]=[.CW$2];1;MIN([.$B$1]+1;[.CV101]+[.CW101])))" office:value-type="float" office:value="1" calcext:value-type="float">
            <text:p>1</text:p>
          </table:table-cell>
          <table:table-cell table:formula="of:=IF([.$A102]&lt;[.CX$2];&quot;&quot;;IF([.$A102]=[.CX$2];1;MIN([.$B$1]+1;[.CW101]+[.CX101])))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IF([.$A103]&lt;[.C$2];&quot;&quot;;IF([.$A103]=[.C$2];1;MIN([.$B$1]+1;[.B102]+[.C102])))" office:value-type="float" office:value="100" calcext:value-type="float">
            <text:p>100</text:p>
          </table:table-cell>
          <table:table-cell table:style-name="ce7" table:formula="of:=IF([.$A103]&lt;[.D$2];&quot;&quot;;IF([.$A103]=[.D$2];1;MIN([.$B$1]+1;[.C102]+[.D102])))" office:value-type="float" office:value="4950" calcext:value-type="float">
            <text:p>4950</text:p>
          </table:table-cell>
          <table:table-cell table:style-name="ce7" table:formula="of:=IF([.$A103]&lt;[.E$2];&quot;&quot;;IF([.$A103]=[.E$2];1;MIN([.$B$1]+1;[.D102]+[.E102])))" office:value-type="float" office:value="161700" calcext:value-type="float">
            <text:p>161700</text:p>
          </table:table-cell>
          <table:table-cell table:style-name="ce7" table:formula="of:=IF([.$A103]&lt;[.F$2];&quot;&quot;;IF([.$A103]=[.F$2];1;MIN([.$B$1]+1;[.E102]+[.F102])))" office:value-type="float" office:value="1000001" calcext:value-type="float">
            <text:p>1000001</text:p>
          </table:table-cell>
          <table:table-cell table:style-name="ce7" table:formula="of:=IF([.$A103]&lt;[.G$2];&quot;&quot;;IF([.$A103]=[.G$2];1;MIN([.$B$1]+1;[.F102]+[.G102])))" office:value-type="float" office:value="1000001" calcext:value-type="float">
            <text:p>1000001</text:p>
          </table:table-cell>
          <table:table-cell table:style-name="ce7" table:formula="of:=IF([.$A103]&lt;[.H$2];&quot;&quot;;IF([.$A103]=[.H$2];1;MIN([.$B$1]+1;[.G102]+[.H102])))" office:value-type="float" office:value="1000001" calcext:value-type="float">
            <text:p>1000001</text:p>
          </table:table-cell>
          <table:table-cell table:style-name="ce7" table:formula="of:=IF([.$A103]&lt;[.I$2];&quot;&quot;;IF([.$A103]=[.I$2];1;MIN([.$B$1]+1;[.H102]+[.I102])))" office:value-type="float" office:value="1000001" calcext:value-type="float">
            <text:p>1000001</text:p>
          </table:table-cell>
          <table:table-cell table:style-name="ce7" table:formula="of:=IF([.$A103]&lt;[.J$2];&quot;&quot;;IF([.$A103]=[.J$2];1;MIN([.$B$1]+1;[.I102]+[.J102])))" office:value-type="float" office:value="1000001" calcext:value-type="float">
            <text:p>1000001</text:p>
          </table:table-cell>
          <table:table-cell table:style-name="ce7" table:formula="of:=IF([.$A103]&lt;[.K$2];&quot;&quot;;IF([.$A103]=[.K$2];1;MIN([.$B$1]+1;[.J102]+[.K102])))" office:value-type="float" office:value="1000001" calcext:value-type="float">
            <text:p>1000001</text:p>
          </table:table-cell>
          <table:table-cell table:style-name="ce7" table:formula="of:=IF([.$A103]&lt;[.L$2];&quot;&quot;;IF([.$A103]=[.L$2];1;MIN([.$B$1]+1;[.K102]+[.L102])))" office:value-type="float" office:value="1000001" calcext:value-type="float">
            <text:p>1000001</text:p>
          </table:table-cell>
          <table:table-cell table:style-name="ce7" table:formula="of:=IF([.$A103]&lt;[.M$2];&quot;&quot;;IF([.$A103]=[.M$2];1;MIN([.$B$1]+1;[.L102]+[.M102])))" office:value-type="float" office:value="1000001" calcext:value-type="float">
            <text:p>1000001</text:p>
          </table:table-cell>
          <table:table-cell table:style-name="ce7" table:formula="of:=IF([.$A103]&lt;[.N$2];&quot;&quot;;IF([.$A103]=[.N$2];1;MIN([.$B$1]+1;[.M102]+[.N102])))" office:value-type="float" office:value="1000001" calcext:value-type="float">
            <text:p>1000001</text:p>
          </table:table-cell>
          <table:table-cell table:style-name="ce7" table:formula="of:=IF([.$A103]&lt;[.O$2];&quot;&quot;;IF([.$A103]=[.O$2];1;MIN([.$B$1]+1;[.N102]+[.O102])))" office:value-type="float" office:value="1000001" calcext:value-type="float">
            <text:p>1000001</text:p>
          </table:table-cell>
          <table:table-cell table:style-name="ce7" table:formula="of:=IF([.$A103]&lt;[.P$2];&quot;&quot;;IF([.$A103]=[.P$2];1;MIN([.$B$1]+1;[.O102]+[.P102])))" office:value-type="float" office:value="1000001" calcext:value-type="float">
            <text:p>1000001</text:p>
          </table:table-cell>
          <table:table-cell table:style-name="ce7" table:formula="of:=IF([.$A103]&lt;[.Q$2];&quot;&quot;;IF([.$A103]=[.Q$2];1;MIN([.$B$1]+1;[.P102]+[.Q102])))" office:value-type="float" office:value="1000001" calcext:value-type="float">
            <text:p>1000001</text:p>
          </table:table-cell>
          <table:table-cell table:style-name="ce7" table:formula="of:=IF([.$A103]&lt;[.R$2];&quot;&quot;;IF([.$A103]=[.R$2];1;MIN([.$B$1]+1;[.Q102]+[.R102])))" office:value-type="float" office:value="1000001" calcext:value-type="float">
            <text:p>1000001</text:p>
          </table:table-cell>
          <table:table-cell table:style-name="ce7" table:formula="of:=IF([.$A103]&lt;[.S$2];&quot;&quot;;IF([.$A103]=[.S$2];1;MIN([.$B$1]+1;[.R102]+[.S102])))" office:value-type="float" office:value="1000001" calcext:value-type="float">
            <text:p>1000001</text:p>
          </table:table-cell>
          <table:table-cell table:style-name="ce7" table:formula="of:=IF([.$A103]&lt;[.T$2];&quot;&quot;;IF([.$A103]=[.T$2];1;MIN([.$B$1]+1;[.S102]+[.T102])))" office:value-type="float" office:value="1000001" calcext:value-type="float">
            <text:p>1000001</text:p>
          </table:table-cell>
          <table:table-cell table:style-name="ce7" table:formula="of:=IF([.$A103]&lt;[.U$2];&quot;&quot;;IF([.$A103]=[.U$2];1;MIN([.$B$1]+1;[.T102]+[.U102])))" office:value-type="float" office:value="1000001" calcext:value-type="float">
            <text:p>1000001</text:p>
          </table:table-cell>
          <table:table-cell table:style-name="ce7" table:formula="of:=IF([.$A103]&lt;[.V$2];&quot;&quot;;IF([.$A103]=[.V$2];1;MIN([.$B$1]+1;[.U102]+[.V102])))" office:value-type="float" office:value="1000001" calcext:value-type="float">
            <text:p>1000001</text:p>
          </table:table-cell>
          <table:table-cell table:style-name="ce7" table:formula="of:=IF([.$A103]&lt;[.W$2];&quot;&quot;;IF([.$A103]=[.W$2];1;MIN([.$B$1]+1;[.V102]+[.W102])))" office:value-type="float" office:value="1000001" calcext:value-type="float">
            <text:p>1000001</text:p>
          </table:table-cell>
          <table:table-cell table:style-name="ce7" table:formula="of:=IF([.$A103]&lt;[.X$2];&quot;&quot;;IF([.$A103]=[.X$2];1;MIN([.$B$1]+1;[.W102]+[.X102])))" office:value-type="float" office:value="1000001" calcext:value-type="float">
            <text:p>1000001</text:p>
          </table:table-cell>
          <table:table-cell table:style-name="ce7" table:formula="of:=IF([.$A103]&lt;[.Y$2];&quot;&quot;;IF([.$A103]=[.Y$2];1;MIN([.$B$1]+1;[.X102]+[.Y102])))" office:value-type="float" office:value="1000001" calcext:value-type="float">
            <text:p>1000001</text:p>
          </table:table-cell>
          <table:table-cell table:style-name="ce7" table:formula="of:=IF([.$A103]&lt;[.Z$2];&quot;&quot;;IF([.$A103]=[.Z$2];1;MIN([.$B$1]+1;[.Y102]+[.Z102])))" office:value-type="float" office:value="1000001" calcext:value-type="float">
            <text:p>1000001</text:p>
          </table:table-cell>
          <table:table-cell table:style-name="ce7" table:formula="of:=IF([.$A103]&lt;[.AA$2];&quot;&quot;;IF([.$A103]=[.AA$2];1;MIN([.$B$1]+1;[.Z102]+[.AA102])))" office:value-type="float" office:value="1000001" calcext:value-type="float">
            <text:p>1000001</text:p>
          </table:table-cell>
          <table:table-cell table:style-name="ce7" table:formula="of:=IF([.$A103]&lt;[.AB$2];&quot;&quot;;IF([.$A103]=[.AB$2];1;MIN([.$B$1]+1;[.AA102]+[.AB102])))" office:value-type="float" office:value="1000001" calcext:value-type="float">
            <text:p>1000001</text:p>
          </table:table-cell>
          <table:table-cell table:style-name="ce7" table:formula="of:=IF([.$A103]&lt;[.AC$2];&quot;&quot;;IF([.$A103]=[.AC$2];1;MIN([.$B$1]+1;[.AB102]+[.AC102])))" office:value-type="float" office:value="1000001" calcext:value-type="float">
            <text:p>1000001</text:p>
          </table:table-cell>
          <table:table-cell table:style-name="ce7" table:formula="of:=IF([.$A103]&lt;[.AD$2];&quot;&quot;;IF([.$A103]=[.AD$2];1;MIN([.$B$1]+1;[.AC102]+[.AD102])))" office:value-type="float" office:value="1000001" calcext:value-type="float">
            <text:p>1000001</text:p>
          </table:table-cell>
          <table:table-cell table:style-name="ce7" table:formula="of:=IF([.$A103]&lt;[.AE$2];&quot;&quot;;IF([.$A103]=[.AE$2];1;MIN([.$B$1]+1;[.AD102]+[.AE102])))" office:value-type="float" office:value="1000001" calcext:value-type="float">
            <text:p>1000001</text:p>
          </table:table-cell>
          <table:table-cell table:style-name="ce7" table:formula="of:=IF([.$A103]&lt;[.AF$2];&quot;&quot;;IF([.$A103]=[.AF$2];1;MIN([.$B$1]+1;[.AE102]+[.AF102])))" office:value-type="float" office:value="1000001" calcext:value-type="float">
            <text:p>1000001</text:p>
          </table:table-cell>
          <table:table-cell table:style-name="ce7" table:formula="of:=IF([.$A103]&lt;[.AG$2];&quot;&quot;;IF([.$A103]=[.AG$2];1;MIN([.$B$1]+1;[.AF102]+[.AG102])))" office:value-type="float" office:value="1000001" calcext:value-type="float">
            <text:p>1000001</text:p>
          </table:table-cell>
          <table:table-cell table:style-name="ce7" table:formula="of:=IF([.$A103]&lt;[.AH$2];&quot;&quot;;IF([.$A103]=[.AH$2];1;MIN([.$B$1]+1;[.AG102]+[.AH102])))" office:value-type="float" office:value="1000001" calcext:value-type="float">
            <text:p>1000001</text:p>
          </table:table-cell>
          <table:table-cell table:style-name="ce7" table:formula="of:=IF([.$A103]&lt;[.AI$2];&quot;&quot;;IF([.$A103]=[.AI$2];1;MIN([.$B$1]+1;[.AH102]+[.AI102])))" office:value-type="float" office:value="1000001" calcext:value-type="float">
            <text:p>1000001</text:p>
          </table:table-cell>
          <table:table-cell table:style-name="ce7" table:formula="of:=IF([.$A103]&lt;[.AJ$2];&quot;&quot;;IF([.$A103]=[.AJ$2];1;MIN([.$B$1]+1;[.AI102]+[.AJ102])))" office:value-type="float" office:value="1000001" calcext:value-type="float">
            <text:p>1000001</text:p>
          </table:table-cell>
          <table:table-cell table:style-name="ce7" table:formula="of:=IF([.$A103]&lt;[.AK$2];&quot;&quot;;IF([.$A103]=[.AK$2];1;MIN([.$B$1]+1;[.AJ102]+[.AK102])))" office:value-type="float" office:value="1000001" calcext:value-type="float">
            <text:p>1000001</text:p>
          </table:table-cell>
          <table:table-cell table:style-name="ce7" table:formula="of:=IF([.$A103]&lt;[.AL$2];&quot;&quot;;IF([.$A103]=[.AL$2];1;MIN([.$B$1]+1;[.AK102]+[.AL102])))" office:value-type="float" office:value="1000001" calcext:value-type="float">
            <text:p>1000001</text:p>
          </table:table-cell>
          <table:table-cell table:style-name="ce7" table:formula="of:=IF([.$A103]&lt;[.AM$2];&quot;&quot;;IF([.$A103]=[.AM$2];1;MIN([.$B$1]+1;[.AL102]+[.AM102])))" office:value-type="float" office:value="1000001" calcext:value-type="float">
            <text:p>1000001</text:p>
          </table:table-cell>
          <table:table-cell table:style-name="ce7" table:formula="of:=IF([.$A103]&lt;[.AN$2];&quot;&quot;;IF([.$A103]=[.AN$2];1;MIN([.$B$1]+1;[.AM102]+[.AN102])))" office:value-type="float" office:value="1000001" calcext:value-type="float">
            <text:p>1000001</text:p>
          </table:table-cell>
          <table:table-cell table:style-name="ce7" table:formula="of:=IF([.$A103]&lt;[.AO$2];&quot;&quot;;IF([.$A103]=[.AO$2];1;MIN([.$B$1]+1;[.AN102]+[.AO102])))" office:value-type="float" office:value="1000001" calcext:value-type="float">
            <text:p>1000001</text:p>
          </table:table-cell>
          <table:table-cell table:style-name="ce7" table:formula="of:=IF([.$A103]&lt;[.AP$2];&quot;&quot;;IF([.$A103]=[.AP$2];1;MIN([.$B$1]+1;[.AO102]+[.AP102])))" office:value-type="float" office:value="1000001" calcext:value-type="float">
            <text:p>1000001</text:p>
          </table:table-cell>
          <table:table-cell table:style-name="ce7" table:formula="of:=IF([.$A103]&lt;[.AQ$2];&quot;&quot;;IF([.$A103]=[.AQ$2];1;MIN([.$B$1]+1;[.AP102]+[.AQ102])))" office:value-type="float" office:value="1000001" calcext:value-type="float">
            <text:p>1000001</text:p>
          </table:table-cell>
          <table:table-cell table:style-name="ce7" table:formula="of:=IF([.$A103]&lt;[.AR$2];&quot;&quot;;IF([.$A103]=[.AR$2];1;MIN([.$B$1]+1;[.AQ102]+[.AR102])))" office:value-type="float" office:value="1000001" calcext:value-type="float">
            <text:p>1000001</text:p>
          </table:table-cell>
          <table:table-cell table:style-name="ce7" table:formula="of:=IF([.$A103]&lt;[.AS$2];&quot;&quot;;IF([.$A103]=[.AS$2];1;MIN([.$B$1]+1;[.AR102]+[.AS102])))" office:value-type="float" office:value="1000001" calcext:value-type="float">
            <text:p>1000001</text:p>
          </table:table-cell>
          <table:table-cell table:style-name="ce7" table:formula="of:=IF([.$A103]&lt;[.AT$2];&quot;&quot;;IF([.$A103]=[.AT$2];1;MIN([.$B$1]+1;[.AS102]+[.AT102])))" office:value-type="float" office:value="1000001" calcext:value-type="float">
            <text:p>1000001</text:p>
          </table:table-cell>
          <table:table-cell table:style-name="ce7" table:formula="of:=IF([.$A103]&lt;[.AU$2];&quot;&quot;;IF([.$A103]=[.AU$2];1;MIN([.$B$1]+1;[.AT102]+[.AU102])))" office:value-type="float" office:value="1000001" calcext:value-type="float">
            <text:p>1000001</text:p>
          </table:table-cell>
          <table:table-cell table:style-name="ce7" table:formula="of:=IF([.$A103]&lt;[.AV$2];&quot;&quot;;IF([.$A103]=[.AV$2];1;MIN([.$B$1]+1;[.AU102]+[.AV102])))" office:value-type="float" office:value="1000001" calcext:value-type="float">
            <text:p>1000001</text:p>
          </table:table-cell>
          <table:table-cell table:style-name="ce7" table:formula="of:=IF([.$A103]&lt;[.AW$2];&quot;&quot;;IF([.$A103]=[.AW$2];1;MIN([.$B$1]+1;[.AV102]+[.AW102])))" office:value-type="float" office:value="1000001" calcext:value-type="float">
            <text:p>1000001</text:p>
          </table:table-cell>
          <table:table-cell table:style-name="ce7" table:formula="of:=IF([.$A103]&lt;[.AX$2];&quot;&quot;;IF([.$A103]=[.AX$2];1;MIN([.$B$1]+1;[.AW102]+[.AX102])))" office:value-type="float" office:value="1000001" calcext:value-type="float">
            <text:p>1000001</text:p>
          </table:table-cell>
          <table:table-cell table:style-name="ce7" table:formula="of:=IF([.$A103]&lt;[.AY$2];&quot;&quot;;IF([.$A103]=[.AY$2];1;MIN([.$B$1]+1;[.AX102]+[.AY102])))" office:value-type="float" office:value="1000001" calcext:value-type="float">
            <text:p>1000001</text:p>
          </table:table-cell>
          <table:table-cell table:style-name="ce7" table:formula="of:=IF([.$A103]&lt;[.AZ$2];&quot;&quot;;IF([.$A103]=[.AZ$2];1;MIN([.$B$1]+1;[.AY102]+[.AZ102])))" office:value-type="float" office:value="1000001" calcext:value-type="float">
            <text:p>1000001</text:p>
          </table:table-cell>
          <table:table-cell table:style-name="ce7" table:formula="of:=IF([.$A103]&lt;[.BA$2];&quot;&quot;;IF([.$A103]=[.BA$2];1;MIN([.$B$1]+1;[.AZ102]+[.BA102])))" office:value-type="float" office:value="1000001" calcext:value-type="float">
            <text:p>1000001</text:p>
          </table:table-cell>
          <table:table-cell table:style-name="ce7" table:formula="of:=IF([.$A103]&lt;[.BB$2];&quot;&quot;;IF([.$A103]=[.BB$2];1;MIN([.$B$1]+1;[.BA102]+[.BB102])))" office:value-type="float" office:value="1000001" calcext:value-type="float">
            <text:p>1000001</text:p>
          </table:table-cell>
          <table:table-cell table:style-name="ce7" table:formula="of:=IF([.$A103]&lt;[.BC$2];&quot;&quot;;IF([.$A103]=[.BC$2];1;MIN([.$B$1]+1;[.BB102]+[.BC102])))" office:value-type="float" office:value="1000001" calcext:value-type="float">
            <text:p>1000001</text:p>
          </table:table-cell>
          <table:table-cell table:style-name="ce7" table:formula="of:=IF([.$A103]&lt;[.BD$2];&quot;&quot;;IF([.$A103]=[.BD$2];1;MIN([.$B$1]+1;[.BC102]+[.BD102])))" office:value-type="float" office:value="1000001" calcext:value-type="float">
            <text:p>1000001</text:p>
          </table:table-cell>
          <table:table-cell table:style-name="ce7" table:formula="of:=IF([.$A103]&lt;[.BE$2];&quot;&quot;;IF([.$A103]=[.BE$2];1;MIN([.$B$1]+1;[.BD102]+[.BE102])))" office:value-type="float" office:value="1000001" calcext:value-type="float">
            <text:p>1000001</text:p>
          </table:table-cell>
          <table:table-cell table:style-name="ce7" table:formula="of:=IF([.$A103]&lt;[.BF$2];&quot;&quot;;IF([.$A103]=[.BF$2];1;MIN([.$B$1]+1;[.BE102]+[.BF102])))" office:value-type="float" office:value="1000001" calcext:value-type="float">
            <text:p>1000001</text:p>
          </table:table-cell>
          <table:table-cell table:style-name="ce7" table:formula="of:=IF([.$A103]&lt;[.BG$2];&quot;&quot;;IF([.$A103]=[.BG$2];1;MIN([.$B$1]+1;[.BF102]+[.BG102])))" office:value-type="float" office:value="1000001" calcext:value-type="float">
            <text:p>1000001</text:p>
          </table:table-cell>
          <table:table-cell table:style-name="ce7" table:formula="of:=IF([.$A103]&lt;[.BH$2];&quot;&quot;;IF([.$A103]=[.BH$2];1;MIN([.$B$1]+1;[.BG102]+[.BH102])))" office:value-type="float" office:value="1000001" calcext:value-type="float">
            <text:p>1000001</text:p>
          </table:table-cell>
          <table:table-cell table:style-name="ce7" table:formula="of:=IF([.$A103]&lt;[.BI$2];&quot;&quot;;IF([.$A103]=[.BI$2];1;MIN([.$B$1]+1;[.BH102]+[.BI102])))" office:value-type="float" office:value="1000001" calcext:value-type="float">
            <text:p>1000001</text:p>
          </table:table-cell>
          <table:table-cell table:style-name="ce7" table:formula="of:=IF([.$A103]&lt;[.BJ$2];&quot;&quot;;IF([.$A103]=[.BJ$2];1;MIN([.$B$1]+1;[.BI102]+[.BJ102])))" office:value-type="float" office:value="1000001" calcext:value-type="float">
            <text:p>1000001</text:p>
          </table:table-cell>
          <table:table-cell table:style-name="ce7" table:formula="of:=IF([.$A103]&lt;[.BK$2];&quot;&quot;;IF([.$A103]=[.BK$2];1;MIN([.$B$1]+1;[.BJ102]+[.BK102])))" office:value-type="float" office:value="1000001" calcext:value-type="float">
            <text:p>1000001</text:p>
          </table:table-cell>
          <table:table-cell table:style-name="ce7" table:formula="of:=IF([.$A103]&lt;[.BL$2];&quot;&quot;;IF([.$A103]=[.BL$2];1;MIN([.$B$1]+1;[.BK102]+[.BL102])))" office:value-type="float" office:value="1000001" calcext:value-type="float">
            <text:p>1000001</text:p>
          </table:table-cell>
          <table:table-cell table:style-name="ce7" table:formula="of:=IF([.$A103]&lt;[.BM$2];&quot;&quot;;IF([.$A103]=[.BM$2];1;MIN([.$B$1]+1;[.BL102]+[.BM102])))" office:value-type="float" office:value="1000001" calcext:value-type="float">
            <text:p>1000001</text:p>
          </table:table-cell>
          <table:table-cell table:style-name="ce7" table:formula="of:=IF([.$A103]&lt;[.BN$2];&quot;&quot;;IF([.$A103]=[.BN$2];1;MIN([.$B$1]+1;[.BM102]+[.BN102])))" office:value-type="float" office:value="1000001" calcext:value-type="float">
            <text:p>1000001</text:p>
          </table:table-cell>
          <table:table-cell table:style-name="ce7" table:formula="of:=IF([.$A103]&lt;[.BO$2];&quot;&quot;;IF([.$A103]=[.BO$2];1;MIN([.$B$1]+1;[.BN102]+[.BO102])))" office:value-type="float" office:value="1000001" calcext:value-type="float">
            <text:p>1000001</text:p>
          </table:table-cell>
          <table:table-cell table:style-name="ce7" table:formula="of:=IF([.$A103]&lt;[.BP$2];&quot;&quot;;IF([.$A103]=[.BP$2];1;MIN([.$B$1]+1;[.BO102]+[.BP102])))" office:value-type="float" office:value="1000001" calcext:value-type="float">
            <text:p>1000001</text:p>
          </table:table-cell>
          <table:table-cell table:style-name="ce7" table:formula="of:=IF([.$A103]&lt;[.BQ$2];&quot;&quot;;IF([.$A103]=[.BQ$2];1;MIN([.$B$1]+1;[.BP102]+[.BQ102])))" office:value-type="float" office:value="1000001" calcext:value-type="float">
            <text:p>1000001</text:p>
          </table:table-cell>
          <table:table-cell table:style-name="ce7" table:formula="of:=IF([.$A103]&lt;[.BR$2];&quot;&quot;;IF([.$A103]=[.BR$2];1;MIN([.$B$1]+1;[.BQ102]+[.BR102])))" office:value-type="float" office:value="1000001" calcext:value-type="float">
            <text:p>1000001</text:p>
          </table:table-cell>
          <table:table-cell table:style-name="ce7" table:formula="of:=IF([.$A103]&lt;[.BS$2];&quot;&quot;;IF([.$A103]=[.BS$2];1;MIN([.$B$1]+1;[.BR102]+[.BS102])))" office:value-type="float" office:value="1000001" calcext:value-type="float">
            <text:p>1000001</text:p>
          </table:table-cell>
          <table:table-cell table:style-name="ce7" table:formula="of:=IF([.$A103]&lt;[.BT$2];&quot;&quot;;IF([.$A103]=[.BT$2];1;MIN([.$B$1]+1;[.BS102]+[.BT102])))" office:value-type="float" office:value="1000001" calcext:value-type="float">
            <text:p>1000001</text:p>
          </table:table-cell>
          <table:table-cell table:style-name="ce7" table:formula="of:=IF([.$A103]&lt;[.BU$2];&quot;&quot;;IF([.$A103]=[.BU$2];1;MIN([.$B$1]+1;[.BT102]+[.BU102])))" office:value-type="float" office:value="1000001" calcext:value-type="float">
            <text:p>1000001</text:p>
          </table:table-cell>
          <table:table-cell table:style-name="ce7" table:formula="of:=IF([.$A103]&lt;[.BV$2];&quot;&quot;;IF([.$A103]=[.BV$2];1;MIN([.$B$1]+1;[.BU102]+[.BV102])))" office:value-type="float" office:value="1000001" calcext:value-type="float">
            <text:p>1000001</text:p>
          </table:table-cell>
          <table:table-cell table:style-name="ce7" table:formula="of:=IF([.$A103]&lt;[.BW$2];&quot;&quot;;IF([.$A103]=[.BW$2];1;MIN([.$B$1]+1;[.BV102]+[.BW102])))" office:value-type="float" office:value="1000001" calcext:value-type="float">
            <text:p>1000001</text:p>
          </table:table-cell>
          <table:table-cell table:style-name="ce7" table:formula="of:=IF([.$A103]&lt;[.BX$2];&quot;&quot;;IF([.$A103]=[.BX$2];1;MIN([.$B$1]+1;[.BW102]+[.BX102])))" office:value-type="float" office:value="1000001" calcext:value-type="float">
            <text:p>1000001</text:p>
          </table:table-cell>
          <table:table-cell table:style-name="ce7" table:formula="of:=IF([.$A103]&lt;[.BY$2];&quot;&quot;;IF([.$A103]=[.BY$2];1;MIN([.$B$1]+1;[.BX102]+[.BY102])))" office:value-type="float" office:value="1000001" calcext:value-type="float">
            <text:p>1000001</text:p>
          </table:table-cell>
          <table:table-cell table:style-name="ce7" table:formula="of:=IF([.$A103]&lt;[.BZ$2];&quot;&quot;;IF([.$A103]=[.BZ$2];1;MIN([.$B$1]+1;[.BY102]+[.BZ102])))" office:value-type="float" office:value="1000001" calcext:value-type="float">
            <text:p>1000001</text:p>
          </table:table-cell>
          <table:table-cell table:style-name="ce7" table:formula="of:=IF([.$A103]&lt;[.CA$2];&quot;&quot;;IF([.$A103]=[.CA$2];1;MIN([.$B$1]+1;[.BZ102]+[.CA102])))" office:value-type="float" office:value="1000001" calcext:value-type="float">
            <text:p>1000001</text:p>
          </table:table-cell>
          <table:table-cell table:style-name="ce7" table:formula="of:=IF([.$A103]&lt;[.CB$2];&quot;&quot;;IF([.$A103]=[.CB$2];1;MIN([.$B$1]+1;[.CA102]+[.CB102])))" office:value-type="float" office:value="1000001" calcext:value-type="float">
            <text:p>1000001</text:p>
          </table:table-cell>
          <table:table-cell table:style-name="ce7" table:formula="of:=IF([.$A103]&lt;[.CC$2];&quot;&quot;;IF([.$A103]=[.CC$2];1;MIN([.$B$1]+1;[.CB102]+[.CC102])))" office:value-type="float" office:value="1000001" calcext:value-type="float">
            <text:p>1000001</text:p>
          </table:table-cell>
          <table:table-cell table:style-name="ce7" table:formula="of:=IF([.$A103]&lt;[.CD$2];&quot;&quot;;IF([.$A103]=[.CD$2];1;MIN([.$B$1]+1;[.CC102]+[.CD102])))" office:value-type="float" office:value="1000001" calcext:value-type="float">
            <text:p>1000001</text:p>
          </table:table-cell>
          <table:table-cell table:style-name="ce7" table:formula="of:=IF([.$A103]&lt;[.CE$2];&quot;&quot;;IF([.$A103]=[.CE$2];1;MIN([.$B$1]+1;[.CD102]+[.CE102])))" office:value-type="float" office:value="1000001" calcext:value-type="float">
            <text:p>1000001</text:p>
          </table:table-cell>
          <table:table-cell table:style-name="ce7" table:formula="of:=IF([.$A103]&lt;[.CF$2];&quot;&quot;;IF([.$A103]=[.CF$2];1;MIN([.$B$1]+1;[.CE102]+[.CF102])))" office:value-type="float" office:value="1000001" calcext:value-type="float">
            <text:p>1000001</text:p>
          </table:table-cell>
          <table:table-cell table:style-name="ce7" table:formula="of:=IF([.$A103]&lt;[.CG$2];&quot;&quot;;IF([.$A103]=[.CG$2];1;MIN([.$B$1]+1;[.CF102]+[.CG102])))" office:value-type="float" office:value="1000001" calcext:value-type="float">
            <text:p>1000001</text:p>
          </table:table-cell>
          <table:table-cell table:style-name="ce7" table:formula="of:=IF([.$A103]&lt;[.CH$2];&quot;&quot;;IF([.$A103]=[.CH$2];1;MIN([.$B$1]+1;[.CG102]+[.CH102])))" office:value-type="float" office:value="1000001" calcext:value-type="float">
            <text:p>1000001</text:p>
          </table:table-cell>
          <table:table-cell table:style-name="ce7" table:formula="of:=IF([.$A103]&lt;[.CI$2];&quot;&quot;;IF([.$A103]=[.CI$2];1;MIN([.$B$1]+1;[.CH102]+[.CI102])))" office:value-type="float" office:value="1000001" calcext:value-type="float">
            <text:p>1000001</text:p>
          </table:table-cell>
          <table:table-cell table:style-name="ce7" table:formula="of:=IF([.$A103]&lt;[.CJ$2];&quot;&quot;;IF([.$A103]=[.CJ$2];1;MIN([.$B$1]+1;[.CI102]+[.CJ102])))" office:value-type="float" office:value="1000001" calcext:value-type="float">
            <text:p>1000001</text:p>
          </table:table-cell>
          <table:table-cell table:style-name="ce7" table:formula="of:=IF([.$A103]&lt;[.CK$2];&quot;&quot;;IF([.$A103]=[.CK$2];1;MIN([.$B$1]+1;[.CJ102]+[.CK102])))" office:value-type="float" office:value="1000001" calcext:value-type="float">
            <text:p>1000001</text:p>
          </table:table-cell>
          <table:table-cell table:style-name="ce7" table:formula="of:=IF([.$A103]&lt;[.CL$2];&quot;&quot;;IF([.$A103]=[.CL$2];1;MIN([.$B$1]+1;[.CK102]+[.CL102])))" office:value-type="float" office:value="1000001" calcext:value-type="float">
            <text:p>1000001</text:p>
          </table:table-cell>
          <table:table-cell table:style-name="ce7" table:formula="of:=IF([.$A103]&lt;[.CM$2];&quot;&quot;;IF([.$A103]=[.CM$2];1;MIN([.$B$1]+1;[.CL102]+[.CM102])))" office:value-type="float" office:value="1000001" calcext:value-type="float">
            <text:p>1000001</text:p>
          </table:table-cell>
          <table:table-cell table:style-name="ce7" table:formula="of:=IF([.$A103]&lt;[.CN$2];&quot;&quot;;IF([.$A103]=[.CN$2];1;MIN([.$B$1]+1;[.CM102]+[.CN102])))" office:value-type="float" office:value="1000001" calcext:value-type="float">
            <text:p>1000001</text:p>
          </table:table-cell>
          <table:table-cell table:style-name="ce7" table:formula="of:=IF([.$A103]&lt;[.CO$2];&quot;&quot;;IF([.$A103]=[.CO$2];1;MIN([.$B$1]+1;[.CN102]+[.CO102])))" office:value-type="float" office:value="1000001" calcext:value-type="float">
            <text:p>1000001</text:p>
          </table:table-cell>
          <table:table-cell table:style-name="ce7" table:formula="of:=IF([.$A103]&lt;[.CP$2];&quot;&quot;;IF([.$A103]=[.CP$2];1;MIN([.$B$1]+1;[.CO102]+[.CP102])))" office:value-type="float" office:value="1000001" calcext:value-type="float">
            <text:p>1000001</text:p>
          </table:table-cell>
          <table:table-cell table:style-name="ce7" table:formula="of:=IF([.$A103]&lt;[.CQ$2];&quot;&quot;;IF([.$A103]=[.CQ$2];1;MIN([.$B$1]+1;[.CP102]+[.CQ102])))" office:value-type="float" office:value="1000001" calcext:value-type="float">
            <text:p>1000001</text:p>
          </table:table-cell>
          <table:table-cell table:style-name="ce7" table:formula="of:=IF([.$A103]&lt;[.CR$2];&quot;&quot;;IF([.$A103]=[.CR$2];1;MIN([.$B$1]+1;[.CQ102]+[.CR102])))" office:value-type="float" office:value="1000001" calcext:value-type="float">
            <text:p>1000001</text:p>
          </table:table-cell>
          <table:table-cell table:style-name="ce7" table:formula="of:=IF([.$A103]&lt;[.CS$2];&quot;&quot;;IF([.$A103]=[.CS$2];1;MIN([.$B$1]+1;[.CR102]+[.CS102])))" office:value-type="float" office:value="1000001" calcext:value-type="float">
            <text:p>1000001</text:p>
          </table:table-cell>
          <table:table-cell table:style-name="ce7" table:formula="of:=IF([.$A103]&lt;[.CT$2];&quot;&quot;;IF([.$A103]=[.CT$2];1;MIN([.$B$1]+1;[.CS102]+[.CT102])))" office:value-type="float" office:value="1000001" calcext:value-type="float">
            <text:p>1000001</text:p>
          </table:table-cell>
          <table:table-cell table:style-name="ce7" table:formula="of:=IF([.$A103]&lt;[.CU$2];&quot;&quot;;IF([.$A103]=[.CU$2];1;MIN([.$B$1]+1;[.CT102]+[.CU102])))" office:value-type="float" office:value="161700" calcext:value-type="float">
            <text:p>161700</text:p>
          </table:table-cell>
          <table:table-cell table:style-name="ce7" table:formula="of:=IF([.$A103]&lt;[.CV$2];&quot;&quot;;IF([.$A103]=[.CV$2];1;MIN([.$B$1]+1;[.CU102]+[.CV102])))" office:value-type="float" office:value="4950" calcext:value-type="float">
            <text:p>4950</text:p>
          </table:table-cell>
          <table:table-cell table:style-name="ce7" table:formula="of:=IF([.$A103]&lt;[.CW$2];&quot;&quot;;IF([.$A103]=[.CW$2];1;MIN([.$B$1]+1;[.CV102]+[.CW102])))" office:value-type="float" office:value="100" calcext:value-type="float">
            <text:p>100</text:p>
          </table:table-cell>
          <table:table-cell table:style-name="ce10" table:formula="of:=IF([.$A103]&lt;[.CX$2];&quot;&quot;;IF([.$A103]=[.CX$2];1;MIN([.$B$1]+1;[.CW102]+[.CX102]))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8T01:12:07.530609479</meta:creation-date>
    <dc:date>2024-04-29T00:47:24.703199358</dc:date>
    <meta:editing-duration>PT23H35M16S</meta:editing-duration>
    <meta:editing-cycles>3</meta:editing-cycles>
    <meta:generator>LibreOffice/7.3.7.2$Linux_X86_64 LibreOffice_project/30$Build-2</meta:generator>
    <meta:document-statistic meta:table-count="1" meta:cell-count="10408" meta:object-count="0"/>
  </office:meta>
</office:document-meta>
</file>